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94pt"/>
    </style:style>
    <style:style style:name="co6" style:family="table-column">
      <style:table-column-properties fo:break-before="auto" style:column-width="12.76pt"/>
    </style:style>
    <style:style style:name="co7" style:family="table-column">
      <style:table-column-properties fo:break-before="auto" style:column-width="52.36pt"/>
    </style:style>
    <style:style style:name="co8" style:family="table-column">
      <style:table-column-properties fo:break-before="auto" style:column-width="19.16pt"/>
    </style:style>
    <style:style style:name="co9" style:family="table-column">
      <style:table-column-properties fo:break-before="auto" style:column-width="18pt"/>
    </style:style>
    <style:style style:name="co10" style:family="table-column">
      <style:table-column-properties fo:break-before="auto" style:column-width="18.3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19.96pt"/>
    </style:style>
    <style:style style:name="co14" style:family="table-column">
      <style:table-column-properties fo:break-before="auto" style:column-width="21.6pt"/>
    </style:style>
    <style:style style:name="co15" style:family="table-column">
      <style:table-column-properties fo:break-before="auto" style:column-width="80.76pt"/>
    </style:style>
    <style:style style:name="co16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true"/>
    </style:style>
    <style:style style:name="ro3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weight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pt"/>
      <style:text-properties fo:font-size="6pt" fo:font-style="italic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order-bottom="none" fo:background-color="#00ff00" fo:border-left="2.49pt solid #000000" fo:border-right="none" fo:border-top="none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  <style:text-properties fo:font-style="italic"/>
    </style:style>
    <style:style style:name="ce20" style:family="table-cell" style:parent-style-name="Res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transparent"/>
      <style:text-properties fo:font-size="8pt" fo:font-style="italic"/>
    </style:style>
    <style:style style:name="ce22" style:family="table-cell" style:parent-style-name="Default">
      <style:table-cell-properties fo:background-color="#ffcc99"/>
      <style:text-properties fo:font-size="8pt" fo:font-style="italic"/>
    </style:style>
    <style:style style:name="ce23" style:family="table-cell" style:parent-style-name="Default">
      <style:text-properties style:font-name="DejaVu Sans" style:font-name-asian="DejaVu Sans1" style:font-name-complex="Tahoma"/>
    </style:style>
    <style:style style:name="ce24" style:family="table-cell" style:parent-style-name="Result">
      <style:text-properties fo:color="#000000"/>
    </style:style>
    <style:style style:name="ce25" style:family="table-cell" style:parent-style-name="Default">
      <style:text-properties fo:font-style="italic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color="#000000"/>
    </style:style>
    <style:style style:name="ce28" style:family="table-cell" style:parent-style-name="Result">
      <style:table-cell-properties fo:background-color="transparen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8.3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8.2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none" draw:fill="none" draw:ole-draw-aspect="1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69.9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false" draw:auto-grow-width="false" fo:min-height="47.7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false" draw:auto-grow-width="false" fo:min-height="134.7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D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5" table:default-cell-style-name="ce13"/>
        <table:table-column table:style-name="co10" table:default-cell-style-name="ce13"/>
        <table:table-column table:style-name="co9" table:number-columns-repeated="116" table:default-cell-style-name="ce13"/>
        <table:table-row table:style-name="ro1" table:number-rows-repeated="2">
          <table:table-cell table:style-name="ce1"/>
          <table:table-cell table:style-name="ce6" table:number-columns-repeated="4"/>
          <table:table-cell table:number-columns-repeated="3"/>
          <table:table-cell table:style-name="ce11" table:number-columns-repeated="123"/>
        </table:table-row>
        <table:table-row table:style-name="ro1">
          <table:table-cell table:style-name="ce2" office:value-type="string" calcext:value-type="string">
            <office:annotation draw:style-name="gr1" draw:text-style-name="P2" svg:width="158.31pt" svg:height="40.65pt" svg:x="225.84pt" svg:y="247.18pt" draw:caption-point-x="-194.17pt" draw:caption-point-y="-221.3pt">
              <dc:date>2008-04-10T00:00:00</dc:date>
              <text:p text:style-name="P1"><text:span text:style-name="T1">You can change the task parameters and see the simulation results on the right</text:span></text:p>
            </office:annotation>
            <text:p>Task</text:p>
          </table:table-cell>
          <table:table-cell table:style-name="ce7" office:value-type="string" calcext:value-type="string">
            <office:annotation draw:style-name="gr2" draw:text-style-name="P2" svg:width="82.12pt" svg:height="17.35pt" svg:x="71.09pt" svg:y="0.2pt" draw:caption-point-x="-17.09pt" draw:caption-point-y="25.68pt">
              <dc:date>2008-04-10T00:00:00</dc:date>
              <text:p text:style-name="P1"><text:span text:style-name="T1">task wcet</text:span></text:p>
            </office:annotation>
            <text:p>C</text:p>
          </table:table-cell>
          <table:table-cell table:style-name="ce7" office:value-type="string" calcext:value-type="string">
            <office:annotation draw:style-name="gr2" draw:text-style-name="P2" svg:width="82.12pt" svg:height="17.35pt" svg:x="94.17pt" svg:y="0.2pt" draw:caption-point-x="-17.01pt" draw:caption-point-y="25.68pt">
              <dc:date>2008-04-10T00:00:00</dc:date>
              <text:p text:style-name="P1"><text:span text:style-name="T1">task period</text:span></text:p>
            </office:annotation>
            <text:p>T</text:p>
          </table:table-cell>
          <table:table-cell table:style-name="ce7" office:value-type="string" calcext:value-type="string">
            <office:annotation draw:style-name="gr1" draw:text-style-name="P2" svg:width="82.12pt" svg:height="40.65pt" svg:x="117.21pt" svg:y="0.2pt" draw:caption-point-x="-16.92pt" draw:caption-point-y="25.68pt">
              <dc:date>2008-04-10T00:00:00</dc:date>
              <text:p text:style-name="P1"><text:span text:style-name="T1">relative deadline (D&lt;=T)</text:span></text:p>
            </office:annotation>
            <text:p>D</text:p>
          </table:table-cell>
          <table:table-cell table:style-name="ce7" office:value-type="string" calcext:value-type="string">
            <office:annotation draw:style-name="gr3" draw:text-style-name="P2" svg:width="82.18pt" svg:height="17.35pt" svg:x="142.5pt" svg:y="0pt" draw:caption-point-x="-17.29pt" draw:caption-point-y="25.88pt">
              <dc:creator>GL</dc:creator>
              <dc:date>2018-10-01T00:00:00</dc:date>
              <text:p text:style-name="P1">Offset</text:p>
            </office:annotation>
            <text:p>O</text:p>
          </table:table-cell>
          <table:table-cell table:style-name="ce10" office:value-type="string" calcext:value-type="string">
            <office:annotation draw:style-name="gr4" draw:text-style-name="P2" svg:width="82.12pt" svg:height="29pt" svg:x="177.93pt" svg:y="0.2pt" draw:caption-point-x="-16.78pt" draw:caption-point-y="25.68pt">
              <dc:date>2008-04-10T00:00:00</dc:date>
              <text:p text:style-name="P1"><text:span text:style-name="T1">utilization (C/T)</text:span></text:p>
            </office:annotation>
            <text:p>U</text:p>
          </table:table-cell>
          <table:table-cell table:number-columns-repeated="2"/>
          <table:table-cell table:style-name="ce11" table:number-columns-repeated="12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formula="of:=[.B4]/[.C4]" office:value-type="float" office:value="0.2" calcext:value-type="float">
            <text:p>0.2</text:p>
          </table:table-cell>
          <table:table-cell table:number-columns-repeated="2"/>
          <table:table-cell table:style-name="GreenBoxArrival" table:formula="of:=+ORG.OPENOFFICE.STYLE(IF([.I$14]=[.$A4];IF(MOD([.I$12]-[.$E4];[.$C4])=0;IF([.I34]&gt;[.$B4];&quot;RedBoxArrival&quot;;&quot;GreenBoxArrival&quot;);IF(OR([.I$12]&gt;=[.I25];[.I34]&gt;[.$B4]);&quot;RedBox&quot;;&quot;GreenBox&quot;));(IF([.I66]&gt;0;IF(MOD([.I$12]-[.$E4];[.$C4])=0;&quot;GreyBoxArrival&quot;;&quot;GreyBox&quot;);IF([.I$12]&lt;[.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4];IF(MOD([.J$12]-[.$E4];[.$C4])=0;IF([.J34]&gt;[.$B4];&quot;RedBoxArrival&quot;;&quot;GreenBoxArrival&quot;);IF(OR([.J$12]&gt;=[.J25];[.J34]&gt;[.$B4]);&quot;RedBox&quot;;&quot;GreenBox&quot;));(IF([.J66]&gt;0;IF(MOD([.J$12]-[.$E4];[.$C4])=0;&quot;GreyBoxArrival&quot;;&quot;GreyBox&quot;);IF([.J$12]&lt;[.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K$14]=[.$A4];IF(MOD([.K$12]-[.$E4];[.$C4])=0;IF([.K34]&gt;[.$B4];&quot;RedBoxArrival&quot;;&quot;GreenBoxArrival&quot;);IF(OR([.K$12]&gt;=[.K25];[.K34]&gt;[.$B4]);&quot;RedBox&quot;;&quot;GreenBox&quot;));(IF([.K66]&gt;0;IF(MOD([.K$12]-[.$E4];[.$C4])=0;&quot;GreyBoxArrival&quot;;&quot;GreyBox&quot;);IF([.K$12]&lt;[.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4];IF(MOD([.L$12]-[.$E4];[.$C4])=0;IF([.L34]&gt;[.$B4];&quot;RedBoxArrival&quot;;&quot;GreenBoxArrival&quot;);IF(OR([.L$12]&gt;=[.L25];[.L34]&gt;[.$B4]);&quot;RedBox&quot;;&quot;GreenBox&quot;));(IF([.L66]&gt;0;IF(MOD([.L$12]-[.$E4];[.$C4])=0;&quot;GreyBoxArrival&quot;;&quot;GreyBox&quot;);IF([.L$12]&lt;[.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4];IF(MOD([.M$12]-[.$E4];[.$C4])=0;IF([.M34]&gt;[.$B4];&quot;RedBoxArrival&quot;;&quot;GreenBoxArrival&quot;);IF(OR([.M$12]&gt;=[.M25];[.M34]&gt;[.$B4]);&quot;RedBox&quot;;&quot;GreenBox&quot;));(IF([.M66]&gt;0;IF(MOD([.M$12]-[.$E4];[.$C4])=0;&quot;GreyBoxArrival&quot;;&quot;GreyBox&quot;);IF([.M$12]&lt;[.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N$14]=[.$A4];IF(MOD([.N$12]-[.$E4];[.$C4])=0;IF([.N34]&gt;[.$B4];&quot;RedBoxArrival&quot;;&quot;GreenBoxArrival&quot;);IF(OR([.N$12]&gt;=[.N25];[.N34]&gt;[.$B4]);&quot;RedBox&quot;;&quot;GreenBox&quot;));(IF([.N66]&gt;0;IF(MOD([.N$12]-[.$E4];[.$C4])=0;&quot;GreyBoxArrival&quot;;&quot;GreyBox&quot;);IF([.N$12]&lt;[.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4];IF(MOD([.O$12]-[.$E4];[.$C4])=0;IF([.O34]&gt;[.$B4];&quot;RedBoxArrival&quot;;&quot;GreenBoxArrival&quot;);IF(OR([.O$12]&gt;=[.O25];[.O34]&gt;[.$B4]);&quot;RedBox&quot;;&quot;GreenBox&quot;));(IF([.O66]&gt;0;IF(MOD([.O$12]-[.$E4];[.$C4])=0;&quot;GreyBoxArrival&quot;;&quot;GreyBox&quot;);IF([.O$12]&lt;[.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4];IF(MOD([.P$12]-[.$E4];[.$C4])=0;IF([.P34]&gt;[.$B4];&quot;RedBoxArrival&quot;;&quot;GreenBoxArrival&quot;);IF(OR([.P$12]&gt;=[.P25];[.P34]&gt;[.$B4]);&quot;RedBox&quot;;&quot;GreenBox&quot;));(IF([.P66]&gt;0;IF(MOD([.P$12]-[.$E4];[.$C4])=0;&quot;GreyBoxArrival&quot;;&quot;GreyBox&quot;);IF([.P$12]&lt;[.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4];IF(MOD([.Q$12]-[.$E4];[.$C4])=0;IF([.Q34]&gt;[.$B4];&quot;RedBoxArrival&quot;;&quot;GreenBoxArrival&quot;);IF(OR([.Q$12]&gt;=[.Q25];[.Q34]&gt;[.$B4]);&quot;RedBox&quot;;&quot;GreenBox&quot;));(IF([.Q66]&gt;0;IF(MOD([.Q$12]-[.$E4];[.$C4])=0;&quot;GreyBoxArrival&quot;;&quot;GreyBox&quot;);IF([.Q$12]&lt;[.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4];IF(MOD([.R$12]-[.$E4];[.$C4])=0;IF([.R34]&gt;[.$B4];&quot;RedBoxArrival&quot;;&quot;GreenBoxArrival&quot;);IF(OR([.R$12]&gt;=[.R25];[.R34]&gt;[.$B4]);&quot;RedBox&quot;;&quot;GreenBox&quot;));(IF([.R66]&gt;0;IF(MOD([.R$12]-[.$E4];[.$C4])=0;&quot;GreyBoxArrival&quot;;&quot;GreyBox&quot;);IF([.R$12]&lt;[.R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S$14]=[.$A4];IF(MOD([.S$12]-[.$E4];[.$C4])=0;IF([.S34]&gt;[.$B4];&quot;RedBoxArrival&quot;;&quot;GreenBoxArrival&quot;);IF(OR([.S$12]&gt;=[.S25];[.S34]&gt;[.$B4]);&quot;RedBox&quot;;&quot;GreenBox&quot;));(IF([.S66]&gt;0;IF(MOD([.S$12]-[.$E4];[.$C4])=0;&quot;GreyBoxArrival&quot;;&quot;GreyBox&quot;);IF([.S$12]&lt;[.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T$14]=[.$A4];IF(MOD([.T$12]-[.$E4];[.$C4])=0;IF([.T34]&gt;[.$B4];&quot;RedBoxArrival&quot;;&quot;GreenBoxArrival&quot;);IF(OR([.T$12]&gt;=[.T25];[.T34]&gt;[.$B4]);&quot;RedBox&quot;;&quot;GreenBox&quot;));(IF([.T66]&gt;0;IF(MOD([.T$12]-[.$E4];[.$C4])=0;&quot;GreyBoxArrival&quot;;&quot;GreyBox&quot;);IF([.T$12]&lt;[.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U$14]=[.$A4];IF(MOD([.U$12]-[.$E4];[.$C4])=0;IF([.U34]&gt;[.$B4];&quot;RedBoxArrival&quot;;&quot;GreenBoxArrival&quot;);IF(OR([.U$12]&gt;=[.U25];[.U34]&gt;[.$B4]);&quot;RedBox&quot;;&quot;GreenBox&quot;));(IF([.U66]&gt;0;IF(MOD([.U$12]-[.$E4];[.$C4])=0;&quot;GreyBoxArrival&quot;;&quot;GreyBox&quot;);IF([.U$12]&lt;[.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V$14]=[.$A4];IF(MOD([.V$12]-[.$E4];[.$C4])=0;IF([.V34]&gt;[.$B4];&quot;RedBoxArrival&quot;;&quot;GreenBoxArrival&quot;);IF(OR([.V$12]&gt;=[.V25];[.V34]&gt;[.$B4]);&quot;RedBox&quot;;&quot;GreenBox&quot;));(IF([.V66]&gt;0;IF(MOD([.V$12]-[.$E4];[.$C4])=0;&quot;GreyBoxArrival&quot;;&quot;GreyBox&quot;);IF([.V$12]&lt;[.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W$14]=[.$A4];IF(MOD([.W$12]-[.$E4];[.$C4])=0;IF([.W34]&gt;[.$B4];&quot;RedBoxArrival&quot;;&quot;GreenBoxArrival&quot;);IF(OR([.W$12]&gt;=[.W25];[.W34]&gt;[.$B4]);&quot;RedBox&quot;;&quot;GreenBox&quot;));(IF([.W66]&gt;0;IF(MOD([.W$12]-[.$E4];[.$C4])=0;&quot;GreyBoxArrival&quot;;&quot;GreyBox&quot;);IF([.W$12]&lt;[.W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X$14]=[.$A4];IF(MOD([.X$12]-[.$E4];[.$C4])=0;IF([.X34]&gt;[.$B4];&quot;RedBoxArrival&quot;;&quot;GreenBoxArrival&quot;);IF(OR([.X$12]&gt;=[.X25];[.X34]&gt;[.$B4]);&quot;RedBox&quot;;&quot;GreenBox&quot;));(IF([.X66]&gt;0;IF(MOD([.X$12]-[.$E4];[.$C4])=0;&quot;GreyBoxArrival&quot;;&quot;GreyBox&quot;);IF([.X$12]&lt;[.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Y$14]=[.$A4];IF(MOD([.Y$12]-[.$E4];[.$C4])=0;IF([.Y34]&gt;[.$B4];&quot;RedBoxArrival&quot;;&quot;GreenBoxArrival&quot;);IF(OR([.Y$12]&gt;=[.Y25];[.Y34]&gt;[.$B4]);&quot;RedBox&quot;;&quot;GreenBox&quot;));(IF([.Y66]&gt;0;IF(MOD([.Y$12]-[.$E4];[.$C4])=0;&quot;GreyBoxArrival&quot;;&quot;GreyBox&quot;);IF([.Y$12]&lt;[.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Z$14]=[.$A4];IF(MOD([.Z$12]-[.$E4];[.$C4])=0;IF([.Z34]&gt;[.$B4];&quot;RedBoxArrival&quot;;&quot;GreenBoxArrival&quot;);IF(OR([.Z$12]&gt;=[.Z25];[.Z34]&gt;[.$B4]);&quot;RedBox&quot;;&quot;GreenBox&quot;));(IF([.Z66]&gt;0;IF(MOD([.Z$12]-[.$E4];[.$C4])=0;&quot;GreyBoxArrival&quot;;&quot;GreyBox&quot;);IF([.Z$12]&lt;[.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A$14]=[.$A4];IF(MOD([.AA$12]-[.$E4];[.$C4])=0;IF([.AA34]&gt;[.$B4];&quot;RedBoxArrival&quot;;&quot;GreenBoxArrival&quot;);IF(OR([.AA$12]&gt;=[.AA25];[.AA34]&gt;[.$B4]);&quot;RedBox&quot;;&quot;GreenBox&quot;));(IF([.AA66]&gt;0;IF(MOD([.AA$12]-[.$E4];[.$C4])=0;&quot;GreyBoxArrival&quot;;&quot;GreyBox&quot;);IF([.AA$12]&lt;[.A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4];IF(MOD([.AB$12]-[.$E4];[.$C4])=0;IF([.AB34]&gt;[.$B4];&quot;RedBoxArrival&quot;;&quot;GreenBoxArrival&quot;);IF(OR([.AB$12]&gt;=[.AB25];[.AB34]&gt;[.$B4]);&quot;RedBox&quot;;&quot;GreenBox&quot;));(IF([.AB66]&gt;0;IF(MOD([.AB$12]-[.$E4];[.$C4])=0;&quot;GreyBoxArrival&quot;;&quot;GreyBox&quot;);IF([.AB$12]&lt;[.AB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C$14]=[.$A4];IF(MOD([.AC$12]-[.$E4];[.$C4])=0;IF([.AC34]&gt;[.$B4];&quot;RedBoxArrival&quot;;&quot;GreenBoxArrival&quot;);IF(OR([.AC$12]&gt;=[.AC25];[.AC34]&gt;[.$B4]);&quot;RedBox&quot;;&quot;GreenBox&quot;));(IF([.AC66]&gt;0;IF(MOD([.AC$12]-[.$E4];[.$C4])=0;&quot;GreyBoxArrival&quot;;&quot;GreyBox&quot;);IF([.AC$12]&lt;[.A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D$14]=[.$A4];IF(MOD([.AD$12]-[.$E4];[.$C4])=0;IF([.AD34]&gt;[.$B4];&quot;RedBoxArrival&quot;;&quot;GreenBoxArrival&quot;);IF(OR([.AD$12]&gt;=[.AD25];[.AD34]&gt;[.$B4]);&quot;RedBox&quot;;&quot;GreenBox&quot;));(IF([.AD66]&gt;0;IF(MOD([.AD$12]-[.$E4];[.$C4])=0;&quot;GreyBoxArrival&quot;;&quot;GreyBox&quot;);IF([.AD$12]&lt;[.A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E$14]=[.$A4];IF(MOD([.AE$12]-[.$E4];[.$C4])=0;IF([.AE34]&gt;[.$B4];&quot;RedBoxArrival&quot;;&quot;GreenBoxArrival&quot;);IF(OR([.AE$12]&gt;=[.AE25];[.AE34]&gt;[.$B4]);&quot;RedBox&quot;;&quot;GreenBox&quot;));(IF([.AE66]&gt;0;IF(MOD([.AE$12]-[.$E4];[.$C4])=0;&quot;GreyBoxArrival&quot;;&quot;GreyBox&quot;);IF([.AE$12]&lt;[.A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F$14]=[.$A4];IF(MOD([.AF$12]-[.$E4];[.$C4])=0;IF([.AF34]&gt;[.$B4];&quot;RedBoxArrival&quot;;&quot;GreenBoxArrival&quot;);IF(OR([.AF$12]&gt;=[.AF25];[.AF34]&gt;[.$B4]);&quot;RedBox&quot;;&quot;GreenBox&quot;));(IF([.AF66]&gt;0;IF(MOD([.AF$12]-[.$E4];[.$C4])=0;&quot;GreyBoxArrival&quot;;&quot;GreyBox&quot;);IF([.AF$12]&lt;[.A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G$14]=[.$A4];IF(MOD([.AG$12]-[.$E4];[.$C4])=0;IF([.AG34]&gt;[.$B4];&quot;RedBoxArrival&quot;;&quot;GreenBoxArrival&quot;);IF(OR([.AG$12]&gt;=[.AG25];[.AG34]&gt;[.$B4]);&quot;RedBox&quot;;&quot;GreenBox&quot;));(IF([.AG66]&gt;0;IF(MOD([.AG$12]-[.$E4];[.$C4])=0;&quot;GreyBoxArrival&quot;;&quot;GreyBox&quot;);IF([.AG$12]&lt;[.AG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H$14]=[.$A4];IF(MOD([.AH$12]-[.$E4];[.$C4])=0;IF([.AH34]&gt;[.$B4];&quot;RedBoxArrival&quot;;&quot;GreenBoxArrival&quot;);IF(OR([.AH$12]&gt;=[.AH25];[.AH34]&gt;[.$B4]);&quot;RedBox&quot;;&quot;GreenBox&quot;));(IF([.AH66]&gt;0;IF(MOD([.AH$12]-[.$E4];[.$C4])=0;&quot;GreyBoxArrival&quot;;&quot;GreyBox&quot;);IF([.AH$12]&lt;[.A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I$14]=[.$A4];IF(MOD([.AI$12]-[.$E4];[.$C4])=0;IF([.AI34]&gt;[.$B4];&quot;RedBoxArrival&quot;;&quot;GreenBoxArrival&quot;);IF(OR([.AI$12]&gt;=[.AI25];[.AI34]&gt;[.$B4]);&quot;RedBox&quot;;&quot;GreenBox&quot;));(IF([.AI66]&gt;0;IF(MOD([.AI$12]-[.$E4];[.$C4])=0;&quot;GreyBoxArrival&quot;;&quot;GreyBox&quot;);IF([.AI$12]&lt;[.A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J$14]=[.$A4];IF(MOD([.AJ$12]-[.$E4];[.$C4])=0;IF([.AJ34]&gt;[.$B4];&quot;RedBoxArrival&quot;;&quot;GreenBoxArrival&quot;);IF(OR([.AJ$12]&gt;=[.AJ25];[.AJ34]&gt;[.$B4]);&quot;RedBox&quot;;&quot;GreenBox&quot;));(IF([.AJ66]&gt;0;IF(MOD([.AJ$12]-[.$E4];[.$C4])=0;&quot;GreyBoxArrival&quot;;&quot;GreyBox&quot;);IF([.AJ$12]&lt;[.A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4];IF(MOD([.AK$12]-[.$E4];[.$C4])=0;IF([.AK34]&gt;[.$B4];&quot;RedBoxArrival&quot;;&quot;GreenBoxArrival&quot;);IF(OR([.AK$12]&gt;=[.AK25];[.AK34]&gt;[.$B4]);&quot;RedBox&quot;;&quot;GreenBox&quot;));(IF([.AK66]&gt;0;IF(MOD([.AK$12]-[.$E4];[.$C4])=0;&quot;GreyBoxArrival&quot;;&quot;GreyBox&quot;);IF([.AK$12]&lt;[.A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4];IF(MOD([.AL$12]-[.$E4];[.$C4])=0;IF([.AL34]&gt;[.$B4];&quot;RedBoxArrival&quot;;&quot;GreenBoxArrival&quot;);IF(OR([.AL$12]&gt;=[.AL25];[.AL34]&gt;[.$B4]);&quot;RedBox&quot;;&quot;GreenBox&quot;));(IF([.AL66]&gt;0;IF(MOD([.AL$12]-[.$E4];[.$C4])=0;&quot;GreyBoxArrival&quot;;&quot;GreyBox&quot;);IF([.AL$12]&lt;[.AL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M$14]=[.$A4];IF(MOD([.AM$12]-[.$E4];[.$C4])=0;IF([.AM34]&gt;[.$B4];&quot;RedBoxArrival&quot;;&quot;GreenBoxArrival&quot;);IF(OR([.AM$12]&gt;=[.AM25];[.AM34]&gt;[.$B4]);&quot;RedBox&quot;;&quot;GreenBox&quot;));(IF([.AM66]&gt;0;IF(MOD([.AM$12]-[.$E4];[.$C4])=0;&quot;GreyBoxArrival&quot;;&quot;GreyBox&quot;);IF([.AM$12]&lt;[.A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4];IF(MOD([.AN$12]-[.$E4];[.$C4])=0;IF([.AN34]&gt;[.$B4];&quot;RedBoxArrival&quot;;&quot;GreenBoxArrival&quot;);IF(OR([.AN$12]&gt;=[.AN25];[.AN34]&gt;[.$B4]);&quot;RedBox&quot;;&quot;GreenBox&quot;));(IF([.AN66]&gt;0;IF(MOD([.AN$12]-[.$E4];[.$C4])=0;&quot;GreyBoxArrival&quot;;&quot;GreyBox&quot;);IF([.AN$12]&lt;[.A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O$14]=[.$A4];IF(MOD([.AO$12]-[.$E4];[.$C4])=0;IF([.AO34]&gt;[.$B4];&quot;RedBoxArrival&quot;;&quot;GreenBoxArrival&quot;);IF(OR([.AO$12]&gt;=[.AO25];[.AO34]&gt;[.$B4]);&quot;RedBox&quot;;&quot;GreenBox&quot;));(IF([.AO66]&gt;0;IF(MOD([.AO$12]-[.$E4];[.$C4])=0;&quot;GreyBoxArrival&quot;;&quot;GreyBox&quot;);IF([.AO$12]&lt;[.A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P$14]=[.$A4];IF(MOD([.AP$12]-[.$E4];[.$C4])=0;IF([.AP34]&gt;[.$B4];&quot;RedBoxArrival&quot;;&quot;GreenBoxArrival&quot;);IF(OR([.AP$12]&gt;=[.AP25];[.AP34]&gt;[.$B4]);&quot;RedBox&quot;;&quot;GreenBox&quot;));(IF([.AP66]&gt;0;IF(MOD([.AP$12]-[.$E4];[.$C4])=0;&quot;GreyBoxArrival&quot;;&quot;GreyBox&quot;);IF([.AP$12]&lt;[.A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Q$14]=[.$A4];IF(MOD([.AQ$12]-[.$E4];[.$C4])=0;IF([.AQ34]&gt;[.$B4];&quot;RedBoxArrival&quot;;&quot;GreenBoxArrival&quot;);IF(OR([.AQ$12]&gt;=[.AQ25];[.AQ34]&gt;[.$B4]);&quot;RedBox&quot;;&quot;GreenBox&quot;));(IF([.AQ66]&gt;0;IF(MOD([.AQ$12]-[.$E4];[.$C4])=0;&quot;GreyBoxArrival&quot;;&quot;GreyBox&quot;);IF([.AQ$12]&lt;[.A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R$14]=[.$A4];IF(MOD([.AR$12]-[.$E4];[.$C4])=0;IF([.AR34]&gt;[.$B4];&quot;RedBoxArrival&quot;;&quot;GreenBoxArrival&quot;);IF(OR([.AR$12]&gt;=[.AR25];[.AR34]&gt;[.$B4]);&quot;RedBox&quot;;&quot;GreenBox&quot;));(IF([.AR66]&gt;0;IF(MOD([.AR$12]-[.$E4];[.$C4])=0;&quot;GreyBoxArrival&quot;;&quot;GreyBox&quot;);IF([.AR$12]&lt;[.A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S$14]=[.$A4];IF(MOD([.AS$12]-[.$E4];[.$C4])=0;IF([.AS34]&gt;[.$B4];&quot;RedBoxArrival&quot;;&quot;GreenBoxArrival&quot;);IF(OR([.AS$12]&gt;=[.AS25];[.AS34]&gt;[.$B4]);&quot;RedBox&quot;;&quot;GreenBox&quot;));(IF([.AS66]&gt;0;IF(MOD([.AS$12]-[.$E4];[.$C4])=0;&quot;GreyBoxArrival&quot;;&quot;GreyBox&quot;);IF([.AS$12]&lt;[.A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T$14]=[.$A4];IF(MOD([.AT$12]-[.$E4];[.$C4])=0;IF([.AT34]&gt;[.$B4];&quot;RedBoxArrival&quot;;&quot;GreenBoxArrival&quot;);IF(OR([.AT$12]&gt;=[.AT25];[.AT34]&gt;[.$B4]);&quot;RedBox&quot;;&quot;GreenBox&quot;));(IF([.AT66]&gt;0;IF(MOD([.AT$12]-[.$E4];[.$C4])=0;&quot;GreyBoxArrival&quot;;&quot;GreyBox&quot;);IF([.AT$12]&lt;[.A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U$14]=[.$A4];IF(MOD([.AU$12]-[.$E4];[.$C4])=0;IF([.AU34]&gt;[.$B4];&quot;RedBoxArrival&quot;;&quot;GreenBoxArrival&quot;);IF(OR([.AU$12]&gt;=[.AU25];[.AU34]&gt;[.$B4]);&quot;RedBox&quot;;&quot;GreenBox&quot;));(IF([.AU66]&gt;0;IF(MOD([.AU$12]-[.$E4];[.$C4])=0;&quot;GreyBoxArrival&quot;;&quot;GreyBox&quot;);IF([.AU$12]&lt;[.A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V$14]=[.$A4];IF(MOD([.AV$12]-[.$E4];[.$C4])=0;IF([.AV34]&gt;[.$B4];&quot;RedBoxArrival&quot;;&quot;GreenBoxArrival&quot;);IF(OR([.AV$12]&gt;=[.AV25];[.AV34]&gt;[.$B4]);&quot;RedBox&quot;;&quot;GreenBox&quot;));(IF([.AV66]&gt;0;IF(MOD([.AV$12]-[.$E4];[.$C4])=0;&quot;GreyBoxArrival&quot;;&quot;GreyBox&quot;);IF([.AV$12]&lt;[.AV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W$14]=[.$A4];IF(MOD([.AW$12]-[.$E4];[.$C4])=0;IF([.AW34]&gt;[.$B4];&quot;RedBoxArrival&quot;;&quot;GreenBoxArrival&quot;);IF(OR([.AW$12]&gt;=[.AW25];[.AW34]&gt;[.$B4]);&quot;RedBox&quot;;&quot;GreenBox&quot;));(IF([.AW66]&gt;0;IF(MOD([.AW$12]-[.$E4];[.$C4])=0;&quot;GreyBoxArrival&quot;;&quot;GreyBox&quot;);IF([.AW$12]&lt;[.A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X$14]=[.$A4];IF(MOD([.AX$12]-[.$E4];[.$C4])=0;IF([.AX34]&gt;[.$B4];&quot;RedBoxArrival&quot;;&quot;GreenBoxArrival&quot;);IF(OR([.AX$12]&gt;=[.AX25];[.AX34]&gt;[.$B4]);&quot;RedBox&quot;;&quot;GreenBox&quot;));(IF([.AX66]&gt;0;IF(MOD([.AX$12]-[.$E4];[.$C4])=0;&quot;GreyBoxArrival&quot;;&quot;GreyBox&quot;);IF([.AX$12]&lt;[.A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Y$14]=[.$A4];IF(MOD([.AY$12]-[.$E4];[.$C4])=0;IF([.AY34]&gt;[.$B4];&quot;RedBoxArrival&quot;;&quot;GreenBoxArrival&quot;);IF(OR([.AY$12]&gt;=[.AY25];[.AY34]&gt;[.$B4]);&quot;RedBox&quot;;&quot;GreenBox&quot;));(IF([.AY66]&gt;0;IF(MOD([.AY$12]-[.$E4];[.$C4])=0;&quot;GreyBoxArrival&quot;;&quot;GreyBox&quot;);IF([.AY$12]&lt;[.A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Z$14]=[.$A4];IF(MOD([.AZ$12]-[.$E4];[.$C4])=0;IF([.AZ34]&gt;[.$B4];&quot;RedBoxArrival&quot;;&quot;GreenBoxArrival&quot;);IF(OR([.AZ$12]&gt;=[.AZ25];[.AZ34]&gt;[.$B4]);&quot;RedBox&quot;;&quot;GreenBox&quot;));(IF([.AZ66]&gt;0;IF(MOD([.AZ$12]-[.$E4];[.$C4])=0;&quot;GreyBoxArrival&quot;;&quot;GreyBox&quot;);IF([.AZ$12]&lt;[.A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4];IF(MOD([.BA$12]-[.$E4];[.$C4])=0;IF([.BA34]&gt;[.$B4];&quot;RedBoxArrival&quot;;&quot;GreenBoxArrival&quot;);IF(OR([.BA$12]&gt;=[.BA25];[.BA34]&gt;[.$B4]);&quot;RedBox&quot;;&quot;GreenBox&quot;));(IF([.BA66]&gt;0;IF(MOD([.BA$12]-[.$E4];[.$C4])=0;&quot;GreyBoxArrival&quot;;&quot;GreyBox&quot;);IF([.BA$12]&lt;[.BA25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BB$14]=[.$A4];IF(MOD([.BB$12]-[.$E4];[.$C4])=0;IF([.BB34]&gt;[.$B4];&quot;RedBoxArrival&quot;;&quot;GreenBoxArrival&quot;);IF(OR([.BB$12]&gt;=[.BB25];[.BB34]&gt;[.$B4]);&quot;RedBox&quot;;&quot;GreenBox&quot;));(IF([.BB66]&gt;0;IF(MOD([.BB$12]-[.$E4];[.$C4])=0;&quot;GreyBoxArrival&quot;;&quot;GreyBox&quot;);IF([.BB$12]&lt;[.BB25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BC$14]=[.$A4];IF(MOD([.BC$12]-[.$E4];[.$C4])=0;IF([.BC34]&gt;[.$B4];&quot;RedBoxArrival&quot;;&quot;GreenBoxArrival&quot;);IF(OR([.BC$12]&gt;=[.BC25];[.BC34]&gt;[.$B4]);&quot;RedBox&quot;;&quot;GreenBox&quot;));(IF([.BC66]&gt;0;IF(MOD([.BC$12]-[.$E4];[.$C4])=0;&quot;GreyBoxArrival&quot;;&quot;GreyBox&quot;);IF([.BC$12]&lt;[.BC25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D$14]=[.$A4];IF(MOD([.BD$12]-[.$E4];[.$C4])=0;IF([.BD34]&gt;[.$B4];&quot;RedBoxArrival&quot;;&quot;GreenBoxArrival&quot;);IF(OR([.BD$12]&gt;=[.BD25];[.BD34]&gt;[.$B4]);&quot;RedBox&quot;;&quot;GreenBox&quot;));(IF([.BD66]&gt;0;IF(MOD([.BD$12]-[.$E4];[.$C4])=0;&quot;GreyBoxArrival&quot;;&quot;GreyBox&quot;);IF([.BD$12]&lt;[.B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E$14]=[.$A4];IF(MOD([.BE$12]-[.$E4];[.$C4])=0;IF([.BE34]&gt;[.$B4];&quot;RedBoxArrival&quot;;&quot;GreenBoxArrival&quot;);IF(OR([.BE$12]&gt;=[.BE25];[.BE34]&gt;[.$B4]);&quot;RedBox&quot;;&quot;GreenBox&quot;));(IF([.BE66]&gt;0;IF(MOD([.BE$12]-[.$E4];[.$C4])=0;&quot;GreyBoxArrival&quot;;&quot;GreyBox&quot;);IF([.BE$12]&lt;[.B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F$14]=[.$A4];IF(MOD([.BF$12]-[.$E4];[.$C4])=0;IF([.BF34]&gt;[.$B4];&quot;RedBoxArrival&quot;;&quot;GreenBoxArrival&quot;);IF(OR([.BF$12]&gt;=[.BF25];[.BF34]&gt;[.$B4]);&quot;RedBox&quot;;&quot;GreenBox&quot;));(IF([.BF66]&gt;0;IF(MOD([.BF$12]-[.$E4];[.$C4])=0;&quot;GreyBoxArrival&quot;;&quot;GreyBox&quot;);IF([.BF$12]&lt;[.BF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G$14]=[.$A4];IF(MOD([.BG$12]-[.$E4];[.$C4])=0;IF([.BG34]&gt;[.$B4];&quot;RedBoxArrival&quot;;&quot;GreenBoxArrival&quot;);IF(OR([.BG$12]&gt;=[.BG25];[.BG34]&gt;[.$B4]);&quot;RedBox&quot;;&quot;GreenBox&quot;));(IF([.BG66]&gt;0;IF(MOD([.BG$12]-[.$E4];[.$C4])=0;&quot;GreyBoxArrival&quot;;&quot;GreyBox&quot;);IF([.BG$12]&lt;[.B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H$14]=[.$A4];IF(MOD([.BH$12]-[.$E4];[.$C4])=0;IF([.BH34]&gt;[.$B4];&quot;RedBoxArrival&quot;;&quot;GreenBoxArrival&quot;);IF(OR([.BH$12]&gt;=[.BH25];[.BH34]&gt;[.$B4]);&quot;RedBox&quot;;&quot;GreenBox&quot;));(IF([.BH66]&gt;0;IF(MOD([.BH$12]-[.$E4];[.$C4])=0;&quot;GreyBoxArrival&quot;;&quot;GreyBox&quot;);IF([.BH$12]&lt;[.B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I$14]=[.$A4];IF(MOD([.BI$12]-[.$E4];[.$C4])=0;IF([.BI34]&gt;[.$B4];&quot;RedBoxArrival&quot;;&quot;GreenBoxArrival&quot;);IF(OR([.BI$12]&gt;=[.BI25];[.BI34]&gt;[.$B4]);&quot;RedBox&quot;;&quot;GreenBox&quot;));(IF([.BI66]&gt;0;IF(MOD([.BI$12]-[.$E4];[.$C4])=0;&quot;GreyBoxArrival&quot;;&quot;GreyBox&quot;);IF([.BI$12]&lt;[.B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J$14]=[.$A4];IF(MOD([.BJ$12]-[.$E4];[.$C4])=0;IF([.BJ34]&gt;[.$B4];&quot;RedBoxArrival&quot;;&quot;GreenBoxArrival&quot;);IF(OR([.BJ$12]&gt;=[.BJ25];[.BJ34]&gt;[.$B4]);&quot;RedBox&quot;;&quot;GreenBox&quot;));(IF([.BJ66]&gt;0;IF(MOD([.BJ$12]-[.$E4];[.$C4])=0;&quot;GreyBoxArrival&quot;;&quot;GreyBox&quot;);IF([.BJ$12]&lt;[.B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K$14]=[.$A4];IF(MOD([.BK$12]-[.$E4];[.$C4])=0;IF([.BK34]&gt;[.$B4];&quot;RedBoxArrival&quot;;&quot;GreenBoxArrival&quot;);IF(OR([.BK$12]&gt;=[.BK25];[.BK34]&gt;[.$B4]);&quot;RedBox&quot;;&quot;GreenBox&quot;));(IF([.BK66]&gt;0;IF(MOD([.BK$12]-[.$E4];[.$C4])=0;&quot;GreyBoxArrival&quot;;&quot;GreyBox&quot;);IF([.BK$12]&lt;[.BK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L$14]=[.$A4];IF(MOD([.BL$12]-[.$E4];[.$C4])=0;IF([.BL34]&gt;[.$B4];&quot;RedBoxArrival&quot;;&quot;GreenBoxArrival&quot;);IF(OR([.BL$12]&gt;=[.BL25];[.BL34]&gt;[.$B4]);&quot;RedBox&quot;;&quot;GreenBox&quot;));(IF([.BL66]&gt;0;IF(MOD([.BL$12]-[.$E4];[.$C4])=0;&quot;GreyBoxArrival&quot;;&quot;GreyBox&quot;);IF([.BL$12]&lt;[.B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M$14]=[.$A4];IF(MOD([.BM$12]-[.$E4];[.$C4])=0;IF([.BM34]&gt;[.$B4];&quot;RedBoxArrival&quot;;&quot;GreenBoxArrival&quot;);IF(OR([.BM$12]&gt;=[.BM25];[.BM34]&gt;[.$B4]);&quot;RedBox&quot;;&quot;GreenBox&quot;));(IF([.BM66]&gt;0;IF(MOD([.BM$12]-[.$E4];[.$C4])=0;&quot;GreyBoxArrival&quot;;&quot;GreyBox&quot;);IF([.BM$12]&lt;[.B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N$14]=[.$A4];IF(MOD([.BN$12]-[.$E4];[.$C4])=0;IF([.BN34]&gt;[.$B4];&quot;RedBoxArrival&quot;;&quot;GreenBoxArrival&quot;);IF(OR([.BN$12]&gt;=[.BN25];[.BN34]&gt;[.$B4]);&quot;RedBox&quot;;&quot;GreenBox&quot;));(IF([.BN66]&gt;0;IF(MOD([.BN$12]-[.$E4];[.$C4])=0;&quot;GreyBoxArrival&quot;;&quot;GreyBox&quot;);IF([.BN$12]&lt;[.B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O$14]=[.$A4];IF(MOD([.BO$12]-[.$E4];[.$C4])=0;IF([.BO34]&gt;[.$B4];&quot;RedBoxArrival&quot;;&quot;GreenBoxArrival&quot;);IF(OR([.BO$12]&gt;=[.BO25];[.BO34]&gt;[.$B4]);&quot;RedBox&quot;;&quot;GreenBox&quot;));(IF([.BO66]&gt;0;IF(MOD([.BO$12]-[.$E4];[.$C4])=0;&quot;GreyBoxArrival&quot;;&quot;GreyBox&quot;);IF([.BO$12]&lt;[.B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P$14]=[.$A4];IF(MOD([.BP$12]-[.$E4];[.$C4])=0;IF([.BP34]&gt;[.$B4];&quot;RedBoxArrival&quot;;&quot;GreenBoxArrival&quot;);IF(OR([.BP$12]&gt;=[.BP25];[.BP34]&gt;[.$B4]);&quot;RedBox&quot;;&quot;GreenBox&quot;));(IF([.BP66]&gt;0;IF(MOD([.BP$12]-[.$E4];[.$C4])=0;&quot;GreyBoxArrival&quot;;&quot;GreyBox&quot;);IF([.BP$12]&lt;[.BP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Q$14]=[.$A4];IF(MOD([.BQ$12]-[.$E4];[.$C4])=0;IF([.BQ34]&gt;[.$B4];&quot;RedBoxArrival&quot;;&quot;GreenBoxArrival&quot;);IF(OR([.BQ$12]&gt;=[.BQ25];[.BQ34]&gt;[.$B4]);&quot;RedBox&quot;;&quot;GreenBox&quot;));(IF([.BQ66]&gt;0;IF(MOD([.BQ$12]-[.$E4];[.$C4])=0;&quot;GreyBoxArrival&quot;;&quot;GreyBox&quot;);IF([.BQ$12]&lt;[.B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R$14]=[.$A4];IF(MOD([.BR$12]-[.$E4];[.$C4])=0;IF([.BR34]&gt;[.$B4];&quot;RedBoxArrival&quot;;&quot;GreenBoxArrival&quot;);IF(OR([.BR$12]&gt;=[.BR25];[.BR34]&gt;[.$B4]);&quot;RedBox&quot;;&quot;GreenBox&quot;));(IF([.BR66]&gt;0;IF(MOD([.BR$12]-[.$E4];[.$C4])=0;&quot;GreyBoxArrival&quot;;&quot;GreyBox&quot;);IF([.BR$12]&lt;[.B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S$14]=[.$A4];IF(MOD([.BS$12]-[.$E4];[.$C4])=0;IF([.BS34]&gt;[.$B4];&quot;RedBoxArrival&quot;;&quot;GreenBoxArrival&quot;);IF(OR([.BS$12]&gt;=[.BS25];[.BS34]&gt;[.$B4]);&quot;RedBox&quot;;&quot;GreenBox&quot;));(IF([.BS66]&gt;0;IF(MOD([.BS$12]-[.$E4];[.$C4])=0;&quot;GreyBoxArrival&quot;;&quot;GreyBox&quot;);IF([.BS$12]&lt;[.B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4];IF(MOD([.BT$12]-[.$E4];[.$C4])=0;IF([.BT34]&gt;[.$B4];&quot;RedBoxArrival&quot;;&quot;GreenBoxArrival&quot;);IF(OR([.BT$12]&gt;=[.BT25];[.BT34]&gt;[.$B4]);&quot;RedBox&quot;;&quot;GreenBox&quot;));(IF([.BT66]&gt;0;IF(MOD([.BT$12]-[.$E4];[.$C4])=0;&quot;GreyBoxArrival&quot;;&quot;GreyBox&quot;);IF([.BT$12]&lt;[.B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U$14]=[.$A4];IF(MOD([.BU$12]-[.$E4];[.$C4])=0;IF([.BU34]&gt;[.$B4];&quot;RedBoxArrival&quot;;&quot;GreenBoxArrival&quot;);IF(OR([.BU$12]&gt;=[.BU25];[.BU34]&gt;[.$B4]);&quot;RedBox&quot;;&quot;GreenBox&quot;));(IF([.BU66]&gt;0;IF(MOD([.BU$12]-[.$E4];[.$C4])=0;&quot;GreyBoxArrival&quot;;&quot;GreyBox&quot;);IF([.BU$12]&lt;[.BU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V$14]=[.$A4];IF(MOD([.BV$12]-[.$E4];[.$C4])=0;IF([.BV34]&gt;[.$B4];&quot;RedBoxArrival&quot;;&quot;GreenBoxArrival&quot;);IF(OR([.BV$12]&gt;=[.BV25];[.BV34]&gt;[.$B4]);&quot;RedBox&quot;;&quot;GreenBox&quot;));(IF([.BV66]&gt;0;IF(MOD([.BV$12]-[.$E4];[.$C4])=0;&quot;GreyBoxArrival&quot;;&quot;GreyBox&quot;);IF([.BV$12]&lt;[.B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W$14]=[.$A4];IF(MOD([.BW$12]-[.$E4];[.$C4])=0;IF([.BW34]&gt;[.$B4];&quot;RedBoxArrival&quot;;&quot;GreenBoxArrival&quot;);IF(OR([.BW$12]&gt;=[.BW25];[.BW34]&gt;[.$B4]);&quot;RedBox&quot;;&quot;GreenBox&quot;));(IF([.BW66]&gt;0;IF(MOD([.BW$12]-[.$E4];[.$C4])=0;&quot;GreyBoxArrival&quot;;&quot;GreyBox&quot;);IF([.BW$12]&lt;[.B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4];IF(MOD([.BX$12]-[.$E4];[.$C4])=0;IF([.BX34]&gt;[.$B4];&quot;RedBoxArrival&quot;;&quot;GreenBoxArrival&quot;);IF(OR([.BX$12]&gt;=[.BX25];[.BX34]&gt;[.$B4]);&quot;RedBox&quot;;&quot;GreenBox&quot;));(IF([.BX66]&gt;0;IF(MOD([.BX$12]-[.$E4];[.$C4])=0;&quot;GreyBoxArrival&quot;;&quot;GreyBox&quot;);IF([.BX$12]&lt;[.B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4];IF(MOD([.BY$12]-[.$E4];[.$C4])=0;IF([.BY34]&gt;[.$B4];&quot;RedBoxArrival&quot;;&quot;GreenBoxArrival&quot;);IF(OR([.BY$12]&gt;=[.BY25];[.BY34]&gt;[.$B4]);&quot;RedBox&quot;;&quot;GreenBox&quot;));(IF([.BY66]&gt;0;IF(MOD([.BY$12]-[.$E4];[.$C4])=0;&quot;GreyBoxArrival&quot;;&quot;GreyBox&quot;);IF([.BY$12]&lt;[.B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4];IF(MOD([.BZ$12]-[.$E4];[.$C4])=0;IF([.BZ34]&gt;[.$B4];&quot;RedBoxArrival&quot;;&quot;GreenBoxArrival&quot;);IF(OR([.BZ$12]&gt;=[.BZ25];[.BZ34]&gt;[.$B4]);&quot;RedBox&quot;;&quot;GreenBox&quot;));(IF([.BZ66]&gt;0;IF(MOD([.BZ$12]-[.$E4];[.$C4])=0;&quot;GreyBoxArrival&quot;;&quot;GreyBox&quot;);IF([.BZ$12]&lt;[.BZ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A$14]=[.$A4];IF(MOD([.CA$12]-[.$E4];[.$C4])=0;IF([.CA34]&gt;[.$B4];&quot;RedBoxArrival&quot;;&quot;GreenBoxArrival&quot;);IF(OR([.CA$12]&gt;=[.CA25];[.CA34]&gt;[.$B4]);&quot;RedBox&quot;;&quot;GreenBox&quot;));(IF([.CA66]&gt;0;IF(MOD([.CA$12]-[.$E4];[.$C4])=0;&quot;GreyBoxArrival&quot;;&quot;GreyBox&quot;);IF([.CA$12]&lt;[.C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B$14]=[.$A4];IF(MOD([.CB$12]-[.$E4];[.$C4])=0;IF([.CB34]&gt;[.$B4];&quot;RedBoxArrival&quot;;&quot;GreenBoxArrival&quot;);IF(OR([.CB$12]&gt;=[.CB25];[.CB34]&gt;[.$B4]);&quot;RedBox&quot;;&quot;GreenBox&quot;));(IF([.CB66]&gt;0;IF(MOD([.CB$12]-[.$E4];[.$C4])=0;&quot;GreyBoxArrival&quot;;&quot;GreyBox&quot;);IF([.CB$12]&lt;[.C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C$14]=[.$A4];IF(MOD([.CC$12]-[.$E4];[.$C4])=0;IF([.CC34]&gt;[.$B4];&quot;RedBoxArrival&quot;;&quot;GreenBoxArrival&quot;);IF(OR([.CC$12]&gt;=[.CC25];[.CC34]&gt;[.$B4]);&quot;RedBox&quot;;&quot;GreenBox&quot;));(IF([.CC66]&gt;0;IF(MOD([.CC$12]-[.$E4];[.$C4])=0;&quot;GreyBoxArrival&quot;;&quot;GreyBox&quot;);IF([.CC$12]&lt;[.C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D$14]=[.$A4];IF(MOD([.CD$12]-[.$E4];[.$C4])=0;IF([.CD34]&gt;[.$B4];&quot;RedBoxArrival&quot;;&quot;GreenBoxArrival&quot;);IF(OR([.CD$12]&gt;=[.CD25];[.CD34]&gt;[.$B4]);&quot;RedBox&quot;;&quot;GreenBox&quot;));(IF([.CD66]&gt;0;IF(MOD([.CD$12]-[.$E4];[.$C4])=0;&quot;GreyBoxArrival&quot;;&quot;GreyBox&quot;);IF([.CD$12]&lt;[.C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E$14]=[.$A4];IF(MOD([.CE$12]-[.$E4];[.$C4])=0;IF([.CE34]&gt;[.$B4];&quot;RedBoxArrival&quot;;&quot;GreenBoxArrival&quot;);IF(OR([.CE$12]&gt;=[.CE25];[.CE34]&gt;[.$B4]);&quot;RedBox&quot;;&quot;GreenBox&quot;));(IF([.CE66]&gt;0;IF(MOD([.CE$12]-[.$E4];[.$C4])=0;&quot;GreyBoxArrival&quot;;&quot;GreyBox&quot;);IF([.CE$12]&lt;[.CE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F$14]=[.$A4];IF(MOD([.CF$12]-[.$E4];[.$C4])=0;IF([.CF34]&gt;[.$B4];&quot;RedBoxArrival&quot;;&quot;GreenBoxArrival&quot;);IF(OR([.CF$12]&gt;=[.CF25];[.CF34]&gt;[.$B4]);&quot;RedBox&quot;;&quot;GreenBox&quot;));(IF([.CF66]&gt;0;IF(MOD([.CF$12]-[.$E4];[.$C4])=0;&quot;GreyBoxArrival&quot;;&quot;GreyBox&quot;);IF([.CF$12]&lt;[.C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G$14]=[.$A4];IF(MOD([.CG$12]-[.$E4];[.$C4])=0;IF([.CG34]&gt;[.$B4];&quot;RedBoxArrival&quot;;&quot;GreenBoxArrival&quot;);IF(OR([.CG$12]&gt;=[.CG25];[.CG34]&gt;[.$B4]);&quot;RedBox&quot;;&quot;GreenBox&quot;));(IF([.CG66]&gt;0;IF(MOD([.CG$12]-[.$E4];[.$C4])=0;&quot;GreyBoxArrival&quot;;&quot;GreyBox&quot;);IF([.CG$12]&lt;[.C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H$14]=[.$A4];IF(MOD([.CH$12]-[.$E4];[.$C4])=0;IF([.CH34]&gt;[.$B4];&quot;RedBoxArrival&quot;;&quot;GreenBoxArrival&quot;);IF(OR([.CH$12]&gt;=[.CH25];[.CH34]&gt;[.$B4]);&quot;RedBox&quot;;&quot;GreenBox&quot;));(IF([.CH66]&gt;0;IF(MOD([.CH$12]-[.$E4];[.$C4])=0;&quot;GreyBoxArrival&quot;;&quot;GreyBox&quot;);IF([.CH$12]&lt;[.C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I$14]=[.$A4];IF(MOD([.CI$12]-[.$E4];[.$C4])=0;IF([.CI34]&gt;[.$B4];&quot;RedBoxArrival&quot;;&quot;GreenBoxArrival&quot;);IF(OR([.CI$12]&gt;=[.CI25];[.CI34]&gt;[.$B4]);&quot;RedBox&quot;;&quot;GreenBox&quot;));(IF([.CI66]&gt;0;IF(MOD([.CI$12]-[.$E4];[.$C4])=0;&quot;GreyBoxArrival&quot;;&quot;GreyBox&quot;);IF([.CI$12]&lt;[.C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J$14]=[.$A4];IF(MOD([.CJ$12]-[.$E4];[.$C4])=0;IF([.CJ34]&gt;[.$B4];&quot;RedBoxArrival&quot;;&quot;GreenBoxArrival&quot;);IF(OR([.CJ$12]&gt;=[.CJ25];[.CJ34]&gt;[.$B4]);&quot;RedBox&quot;;&quot;GreenBox&quot;));(IF([.CJ66]&gt;0;IF(MOD([.CJ$12]-[.$E4];[.$C4])=0;&quot;GreyBoxArrival&quot;;&quot;GreyBox&quot;);IF([.CJ$12]&lt;[.CJ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K$14]=[.$A4];IF(MOD([.CK$12]-[.$E4];[.$C4])=0;IF([.CK34]&gt;[.$B4];&quot;RedBoxArrival&quot;;&quot;GreenBoxArrival&quot;);IF(OR([.CK$12]&gt;=[.CK25];[.CK34]&gt;[.$B4]);&quot;RedBox&quot;;&quot;GreenBox&quot;));(IF([.CK66]&gt;0;IF(MOD([.CK$12]-[.$E4];[.$C4])=0;&quot;GreyBoxArrival&quot;;&quot;GreyBox&quot;);IF([.CK$12]&lt;[.C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L$14]=[.$A4];IF(MOD([.CL$12]-[.$E4];[.$C4])=0;IF([.CL34]&gt;[.$B4];&quot;RedBoxArrival&quot;;&quot;GreenBoxArrival&quot;);IF(OR([.CL$12]&gt;=[.CL25];[.CL34]&gt;[.$B4]);&quot;RedBox&quot;;&quot;GreenBox&quot;));(IF([.CL66]&gt;0;IF(MOD([.CL$12]-[.$E4];[.$C4])=0;&quot;GreyBoxArrival&quot;;&quot;GreyBox&quot;);IF([.CL$12]&lt;[.C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M$14]=[.$A4];IF(MOD([.CM$12]-[.$E4];[.$C4])=0;IF([.CM34]&gt;[.$B4];&quot;RedBoxArrival&quot;;&quot;GreenBoxArrival&quot;);IF(OR([.CM$12]&gt;=[.CM25];[.CM34]&gt;[.$B4]);&quot;RedBox&quot;;&quot;GreenBox&quot;));(IF([.CM66]&gt;0;IF(MOD([.CM$12]-[.$E4];[.$C4])=0;&quot;GreyBoxArrival&quot;;&quot;GreyBox&quot;);IF([.CM$12]&lt;[.C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N$14]=[.$A4];IF(MOD([.CN$12]-[.$E4];[.$C4])=0;IF([.CN34]&gt;[.$B4];&quot;RedBoxArrival&quot;;&quot;GreenBoxArrival&quot;);IF(OR([.CN$12]&gt;=[.CN25];[.CN34]&gt;[.$B4]);&quot;RedBox&quot;;&quot;GreenBox&quot;));(IF([.CN66]&gt;0;IF(MOD([.CN$12]-[.$E4];[.$C4])=0;&quot;GreyBoxArrival&quot;;&quot;GreyBox&quot;);IF([.CN$12]&lt;[.C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4];IF(MOD([.CO$12]-[.$E4];[.$C4])=0;IF([.CO34]&gt;[.$B4];&quot;RedBoxArrival&quot;;&quot;GreenBoxArrival&quot;);IF(OR([.CO$12]&gt;=[.CO25];[.CO34]&gt;[.$B4]);&quot;RedBox&quot;;&quot;GreenBox&quot;));(IF([.CO66]&gt;0;IF(MOD([.CO$12]-[.$E4];[.$C4])=0;&quot;GreyBoxArrival&quot;;&quot;GreyBox&quot;);IF([.CO$12]&lt;[.CO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P$14]=[.$A4];IF(MOD([.CP$12]-[.$E4];[.$C4])=0;IF([.CP34]&gt;[.$B4];&quot;RedBoxArrival&quot;;&quot;GreenBoxArrival&quot;);IF(OR([.CP$12]&gt;=[.CP25];[.CP34]&gt;[.$B4]);&quot;RedBox&quot;;&quot;GreenBox&quot;));(IF([.CP66]&gt;0;IF(MOD([.CP$12]-[.$E4];[.$C4])=0;&quot;GreyBoxArrival&quot;;&quot;GreyBox&quot;);IF([.CP$12]&lt;[.C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4];IF(MOD([.CQ$12]-[.$E4];[.$C4])=0;IF([.CQ34]&gt;[.$B4];&quot;RedBoxArrival&quot;;&quot;GreenBoxArrival&quot;);IF(OR([.CQ$12]&gt;=[.CQ25];[.CQ34]&gt;[.$B4]);&quot;RedBox&quot;;&quot;GreenBox&quot;));(IF([.CQ66]&gt;0;IF(MOD([.CQ$12]-[.$E4];[.$C4])=0;&quot;GreyBoxArrival&quot;;&quot;GreyBox&quot;);IF([.CQ$12]&lt;[.C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4];IF(MOD([.CR$12]-[.$E4];[.$C4])=0;IF([.CR34]&gt;[.$B4];&quot;RedBoxArrival&quot;;&quot;GreenBoxArrival&quot;);IF(OR([.CR$12]&gt;=[.CR25];[.CR34]&gt;[.$B4]);&quot;RedBox&quot;;&quot;GreenBox&quot;));(IF([.CR66]&gt;0;IF(MOD([.CR$12]-[.$E4];[.$C4])=0;&quot;GreyBoxArrival&quot;;&quot;GreyBox&quot;);IF([.CR$12]&lt;[.C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S$14]=[.$A4];IF(MOD([.CS$12]-[.$E4];[.$C4])=0;IF([.CS34]&gt;[.$B4];&quot;RedBoxArrival&quot;;&quot;GreenBoxArrival&quot;);IF(OR([.CS$12]&gt;=[.CS25];[.CS34]&gt;[.$B4]);&quot;RedBox&quot;;&quot;GreenBox&quot;));(IF([.CS66]&gt;0;IF(MOD([.CS$12]-[.$E4];[.$C4])=0;&quot;GreyBoxArrival&quot;;&quot;GreyBox&quot;);IF([.CS$12]&lt;[.C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T$14]=[.$A4];IF(MOD([.CT$12]-[.$E4];[.$C4])=0;IF([.CT34]&gt;[.$B4];&quot;RedBoxArrival&quot;;&quot;GreenBoxArrival&quot;);IF(OR([.CT$12]&gt;=[.CT25];[.CT34]&gt;[.$B4]);&quot;RedBox&quot;;&quot;GreenBox&quot;));(IF([.CT66]&gt;0;IF(MOD([.CT$12]-[.$E4];[.$C4])=0;&quot;GreyBoxArrival&quot;;&quot;GreyBox&quot;);IF([.CT$12]&lt;[.CT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U$14]=[.$A4];IF(MOD([.CU$12]-[.$E4];[.$C4])=0;IF([.CU34]&gt;[.$B4];&quot;RedBoxArrival&quot;;&quot;GreenBoxArrival&quot;);IF(OR([.CU$12]&gt;=[.CU25];[.CU34]&gt;[.$B4]);&quot;RedBox&quot;;&quot;GreenBox&quot;));(IF([.CU66]&gt;0;IF(MOD([.CU$12]-[.$E4];[.$C4])=0;&quot;GreyBoxArrival&quot;;&quot;GreyBox&quot;);IF([.CU$12]&lt;[.C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V$14]=[.$A4];IF(MOD([.CV$12]-[.$E4];[.$C4])=0;IF([.CV34]&gt;[.$B4];&quot;RedBoxArrival&quot;;&quot;GreenBoxArrival&quot;);IF(OR([.CV$12]&gt;=[.CV25];[.CV34]&gt;[.$B4]);&quot;RedBox&quot;;&quot;GreenBox&quot;));(IF([.CV66]&gt;0;IF(MOD([.CV$12]-[.$E4];[.$C4])=0;&quot;GreyBoxArrival&quot;;&quot;GreyBox&quot;);IF([.CV$12]&lt;[.C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4];IF(MOD([.CW$12]-[.$E4];[.$C4])=0;IF([.CW34]&gt;[.$B4];&quot;RedBoxArrival&quot;;&quot;GreenBoxArrival&quot;);IF(OR([.CW$12]&gt;=[.CW25];[.CW34]&gt;[.$B4]);&quot;RedBox&quot;;&quot;GreenBox&quot;));(IF([.CW66]&gt;0;IF(MOD([.CW$12]-[.$E4];[.$C4])=0;&quot;GreyBoxArrival&quot;;&quot;GreyBox&quot;);IF([.CW$12]&lt;[.C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4];IF(MOD([.CX$12]-[.$E4];[.$C4])=0;IF([.CX34]&gt;[.$B4];&quot;RedBoxArrival&quot;;&quot;GreenBoxArrival&quot;);IF(OR([.CX$12]&gt;=[.CX25];[.CX34]&gt;[.$B4]);&quot;RedBox&quot;;&quot;GreenBox&quot;));(IF([.CX66]&gt;0;IF(MOD([.CX$12]-[.$E4];[.$C4])=0;&quot;GreyBoxArrival&quot;;&quot;GreyBox&quot;);IF([.CX$12]&lt;[.C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Y$14]=[.$A4];IF(MOD([.CY$12]-[.$E4];[.$C4])=0;IF([.CY34]&gt;[.$B4];&quot;RedBoxArrival&quot;;&quot;GreenBoxArrival&quot;);IF(OR([.CY$12]&gt;=[.CY25];[.CY34]&gt;[.$B4]);&quot;RedBox&quot;;&quot;GreenBox&quot;));(IF([.CY66]&gt;0;IF(MOD([.CY$12]-[.$E4];[.$C4])=0;&quot;GreyBoxArrival&quot;;&quot;GreyBox&quot;);IF([.CY$12]&lt;[.C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Z$14]=[.$A4];IF(MOD([.CZ$12]-[.$E4];[.$C4])=0;IF([.CZ34]&gt;[.$B4];&quot;RedBoxArrival&quot;;&quot;GreenBoxArrival&quot;);IF(OR([.CZ$12]&gt;=[.CZ25];[.CZ34]&gt;[.$B4]);&quot;RedBox&quot;;&quot;GreenBox&quot;));(IF([.CZ66]&gt;0;IF(MOD([.CZ$12]-[.$E4];[.$C4])=0;&quot;GreyBoxArrival&quot;;&quot;GreyBox&quot;);IF([.CZ$12]&lt;[.C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A$14]=[.$A4];IF(MOD([.DA$12]-[.$E4];[.$C4])=0;IF([.DA34]&gt;[.$B4];&quot;RedBoxArrival&quot;;&quot;GreenBoxArrival&quot;);IF(OR([.DA$12]&gt;=[.DA25];[.DA34]&gt;[.$B4]);&quot;RedBox&quot;;&quot;GreenBox&quot;));(IF([.DA66]&gt;0;IF(MOD([.DA$12]-[.$E4];[.$C4])=0;&quot;GreyBoxArrival&quot;;&quot;GreyBox&quot;);IF([.DA$12]&lt;[.D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B$14]=[.$A4];IF(MOD([.DB$12]-[.$E4];[.$C4])=0;IF([.DB34]&gt;[.$B4];&quot;RedBoxArrival&quot;;&quot;GreenBoxArrival&quot;);IF(OR([.DB$12]&gt;=[.DB25];[.DB34]&gt;[.$B4]);&quot;RedBox&quot;;&quot;GreenBox&quot;));(IF([.DB66]&gt;0;IF(MOD([.DB$12]-[.$E4];[.$C4])=0;&quot;GreyBoxArrival&quot;;&quot;GreyBox&quot;);IF([.DB$12]&lt;[.D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C$14]=[.$A4];IF(MOD([.DC$12]-[.$E4];[.$C4])=0;IF([.DC34]&gt;[.$B4];&quot;RedBoxArrival&quot;;&quot;GreenBoxArrival&quot;);IF(OR([.DC$12]&gt;=[.DC25];[.DC34]&gt;[.$B4]);&quot;RedBox&quot;;&quot;GreenBox&quot;));(IF([.DC66]&gt;0;IF(MOD([.DC$12]-[.$E4];[.$C4])=0;&quot;GreyBoxArrival&quot;;&quot;GreyBox&quot;);IF([.DC$12]&lt;[.D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D$14]=[.$A4];IF(MOD([.DD$12]-[.$E4];[.$C4])=0;IF([.DD34]&gt;[.$B4];&quot;RedBoxArrival&quot;;&quot;GreenBoxArrival&quot;);IF(OR([.DD$12]&gt;=[.DD25];[.DD34]&gt;[.$B4]);&quot;RedBox&quot;;&quot;GreenBox&quot;));(IF([.DD66]&gt;0;IF(MOD([.DD$12]-[.$E4];[.$C4])=0;&quot;GreyBoxArrival&quot;;&quot;GreyBox&quot;);IF([.DD$12]&lt;[.DD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E$14]=[.$A4];IF(MOD([.DE$12]-[.$E4];[.$C4])=0;IF([.DE34]&gt;[.$B4];&quot;RedBoxArrival&quot;;&quot;GreenBoxArrival&quot;);IF(OR([.DE$12]&gt;=[.DE25];[.DE34]&gt;[.$B4]);&quot;RedBox&quot;;&quot;GreenBox&quot;));(IF([.DE66]&gt;0;IF(MOD([.DE$12]-[.$E4];[.$C4])=0;&quot;GreyBoxArrival&quot;;&quot;GreyBox&quot;);IF([.DE$12]&lt;[.D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F$14]=[.$A4];IF(MOD([.DF$12]-[.$E4];[.$C4])=0;IF([.DF34]&gt;[.$B4];&quot;RedBoxArrival&quot;;&quot;GreenBoxArrival&quot;);IF(OR([.DF$12]&gt;=[.DF25];[.DF34]&gt;[.$B4]);&quot;RedBox&quot;;&quot;GreenBox&quot;));(IF([.DF66]&gt;0;IF(MOD([.DF$12]-[.$E4];[.$C4])=0;&quot;GreyBoxArrival&quot;;&quot;GreyBox&quot;);IF([.DF$12]&lt;[.D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G$14]=[.$A4];IF(MOD([.DG$12]-[.$E4];[.$C4])=0;IF([.DG34]&gt;[.$B4];&quot;RedBoxArrival&quot;;&quot;GreenBoxArrival&quot;);IF(OR([.DG$12]&gt;=[.DG25];[.DG34]&gt;[.$B4]);&quot;RedBox&quot;;&quot;GreenBox&quot;));(IF([.DG66]&gt;0;IF(MOD([.DG$12]-[.$E4];[.$C4])=0;&quot;GreyBoxArrival&quot;;&quot;GreyBox&quot;);IF([.DG$12]&lt;[.D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H$14]=[.$A4];IF(MOD([.DH$12]-[.$E4];[.$C4])=0;IF([.DH34]&gt;[.$B4];&quot;RedBoxArrival&quot;;&quot;GreenBoxArrival&quot;);IF(OR([.DH$12]&gt;=[.DH25];[.DH34]&gt;[.$B4]);&quot;RedBox&quot;;&quot;GreenBox&quot;));(IF([.DH66]&gt;0;IF(MOD([.DH$12]-[.$E4];[.$C4])=0;&quot;GreyBoxArrival&quot;;&quot;GreyBox&quot;);IF([.DH$12]&lt;[.D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I$14]=[.$A4];IF(MOD([.DI$12]-[.$E4];[.$C4])=0;IF([.DI34]&gt;[.$B4];&quot;RedBoxArrival&quot;;&quot;GreenBoxArrival&quot;);IF(OR([.DI$12]&gt;=[.DI25];[.DI34]&gt;[.$B4]);&quot;RedBox&quot;;&quot;GreenBox&quot;));(IF([.DI66]&gt;0;IF(MOD([.DI$12]-[.$E4];[.$C4])=0;&quot;GreyBoxArrival&quot;;&quot;GreyBox&quot;);IF([.DI$12]&lt;[.DI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J$14]=[.$A4];IF(MOD([.DJ$12]-[.$E4];[.$C4])=0;IF([.DJ34]&gt;[.$B4];&quot;RedBoxArrival&quot;;&quot;GreenBoxArrival&quot;);IF(OR([.DJ$12]&gt;=[.DJ25];[.DJ34]&gt;[.$B4]);&quot;RedBox&quot;;&quot;GreenBox&quot;));(IF([.DJ66]&gt;0;IF(MOD([.DJ$12]-[.$E4];[.$C4])=0;&quot;GreyBoxArrival&quot;;&quot;GreyBox&quot;);IF([.DJ$12]&lt;[.D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K$14]=[.$A4];IF(MOD([.DK$12]-[.$E4];[.$C4])=0;IF([.DK34]&gt;[.$B4];&quot;RedBoxArrival&quot;;&quot;GreenBoxArrival&quot;);IF(OR([.DK$12]&gt;=[.DK25];[.DK34]&gt;[.$B4]);&quot;RedBox&quot;;&quot;GreenBox&quot;));(IF([.DK66]&gt;0;IF(MOD([.DK$12]-[.$E4];[.$C4])=0;&quot;GreyBoxArrival&quot;;&quot;GreyBox&quot;);IF([.DK$12]&lt;[.D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L$14]=[.$A4];IF(MOD([.DL$12]-[.$E4];[.$C4])=0;IF([.DL34]&gt;[.$B4];&quot;RedBoxArrival&quot;;&quot;GreenBoxArrival&quot;);IF(OR([.DL$12]&gt;=[.DL25];[.DL34]&gt;[.$B4]);&quot;RedBox&quot;;&quot;GreenBox&quot;));(IF([.DL66]&gt;0;IF(MOD([.DL$12]-[.$E4];[.$C4])=0;&quot;GreyBoxArrival&quot;;&quot;GreyBox&quot;);IF([.DL$12]&lt;[.D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M$14]=[.$A4];IF(MOD([.DM$12]-[.$E4];[.$C4])=0;IF([.DM34]&gt;[.$B4];&quot;RedBoxArrival&quot;;&quot;GreenBoxArrival&quot;);IF(OR([.DM$12]&gt;=[.DM25];[.DM34]&gt;[.$B4]);&quot;RedBox&quot;;&quot;GreenBox&quot;));(IF([.DM66]&gt;0;IF(MOD([.DM$12]-[.$E4];[.$C4])=0;&quot;GreyBoxArrival&quot;;&quot;GreyBox&quot;);IF([.DM$12]&lt;[.D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N$14]=[.$A4];IF(MOD([.DN$12]-[.$E4];[.$C4])=0;IF([.DN34]&gt;[.$B4];&quot;RedBoxArrival&quot;;&quot;GreenBoxArrival&quot;);IF(OR([.DN$12]&gt;=[.DN25];[.DN34]&gt;[.$B4]);&quot;RedBox&quot;;&quot;GreenBox&quot;));(IF([.DN66]&gt;0;IF(MOD([.DN$12]-[.$E4];[.$C4])=0;&quot;GreyBoxArrival&quot;;&quot;GreyBox&quot;);IF([.DN$12]&lt;[.DN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O$14]=[.$A4];IF(MOD([.DO$12]-[.$E4];[.$C4])=0;IF([.DO34]&gt;[.$B4];&quot;RedBoxArrival&quot;;&quot;GreenBoxArrival&quot;);IF(OR([.DO$12]&gt;=[.DO25];[.DO34]&gt;[.$B4]);&quot;RedBox&quot;;&quot;GreenBox&quot;));(IF([.DO66]&gt;0;IF(MOD([.DO$12]-[.$E4];[.$C4])=0;&quot;GreyBoxArrival&quot;;&quot;GreyBox&quot;);IF([.DO$12]&lt;[.D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P$14]=[.$A4];IF(MOD([.DP$12]-[.$E4];[.$C4])=0;IF([.DP34]&gt;[.$B4];&quot;RedBoxArrival&quot;;&quot;GreenBoxArrival&quot;);IF(OR([.DP$12]&gt;=[.DP25];[.DP34]&gt;[.$B4]);&quot;RedBox&quot;;&quot;GreenBox&quot;));(IF([.DP66]&gt;0;IF(MOD([.DP$12]-[.$E4];[.$C4])=0;&quot;GreyBoxArrival&quot;;&quot;GreyBox&quot;);IF([.DP$12]&lt;[.D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Q$14]=[.$A4];IF(MOD([.DQ$12]-[.$E4];[.$C4])=0;IF([.DQ34]&gt;[.$B4];&quot;RedBoxArrival&quot;;&quot;GreenBoxArrival&quot;);IF(OR([.DQ$12]&gt;=[.DQ25];[.DQ34]&gt;[.$B4]);&quot;RedBox&quot;;&quot;GreenBox&quot;));(IF([.DQ66]&gt;0;IF(MOD([.DQ$12]-[.$E4];[.$C4])=0;&quot;GreyBoxArrival&quot;;&quot;GreyBox&quot;);IF([.DQ$12]&lt;[.D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R$14]=[.$A4];IF(MOD([.DR$12]-[.$E4];[.$C4])=0;IF([.DR34]&gt;[.$B4];&quot;RedBoxArrival&quot;;&quot;GreenBoxArrival&quot;);IF(OR([.DR$12]&gt;=[.DR25];[.DR34]&gt;[.$B4]);&quot;RedBox&quot;;&quot;GreenBox&quot;));(IF([.DR66]&gt;0;IF(MOD([.DR$12]-[.$E4];[.$C4])=0;&quot;GreyBoxArrival&quot;;&quot;GreyBox&quot;);IF([.DR$12]&lt;[.D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S$14]=[.$A4];IF(MOD([.DS$12]-[.$E4];[.$C4])=0;IF([.DS34]&gt;[.$B4];&quot;RedBoxArrival&quot;;&quot;GreenBoxArrival&quot;);IF(OR([.DS$12]&gt;=[.DS25];[.DS34]&gt;[.$B4]);&quot;RedBox&quot;;&quot;GreenBox&quot;));(IF([.DS66]&gt;0;IF(MOD([.DS$12]-[.$E4];[.$C4])=0;&quot;GreyBoxArrival&quot;;&quot;GreyBox&quot;);IF([.DS$12]&lt;[.DS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T$14]=[.$A4];IF(MOD([.DT$12]-[.$E4];[.$C4])=0;IF([.DT34]&gt;[.$B4];&quot;RedBoxArrival&quot;;&quot;GreenBoxArrival&quot;);IF(OR([.DT$12]&gt;=[.DT25];[.DT34]&gt;[.$B4]);&quot;RedBox&quot;;&quot;GreenBox&quot;));(IF([.DT66]&gt;0;IF(MOD([.DT$12]-[.$E4];[.$C4])=0;&quot;GreyBoxArrival&quot;;&quot;GreyBox&quot;);IF([.DT$12]&lt;[.D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4];IF(MOD([.DU$12]-[.$E4];[.$C4])=0;IF([.DU34]&gt;[.$B4];&quot;RedBoxArrival&quot;;&quot;GreenBoxArrival&quot;);IF(OR([.DU$12]&gt;=[.DU25];[.DU34]&gt;[.$B4]);&quot;RedBox&quot;;&quot;GreenBox&quot;));(IF([.DU66]&gt;0;IF(MOD([.DU$12]-[.$E4];[.$C4])=0;&quot;GreyBoxArrival&quot;;&quot;GreyBox&quot;);IF([.DU$12]&lt;[.D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4];IF(MOD([.DV$12]-[.$E4];[.$C4])=0;IF([.DV34]&gt;[.$B4];&quot;RedBoxArrival&quot;;&quot;GreenBoxArrival&quot;);IF(OR([.DV$12]&gt;=[.DV25];[.DV34]&gt;[.$B4]);&quot;RedBox&quot;;&quot;GreenBox&quot;));(IF([.DV66]&gt;0;IF(MOD([.DV$12]-[.$E4];[.$C4])=0;&quot;GreyBoxArrival&quot;;&quot;GreyBox&quot;);IF([.DV$12]&lt;[.D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W$14]=[.$A4];IF(MOD([.DW$12]-[.$E4];[.$C4])=0;IF([.DW34]&gt;[.$B4];&quot;RedBoxArrival&quot;;&quot;GreenBoxArrival&quot;);IF(OR([.DW$12]&gt;=[.DW25];[.DW34]&gt;[.$B4]);&quot;RedBox&quot;;&quot;GreenBox&quot;));(IF([.DW66]&gt;0;IF(MOD([.DW$12]-[.$E4];[.$C4])=0;&quot;GreyBoxArrival&quot;;&quot;GreyBox&quot;);IF([.DW$12]&lt;[.D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X$14]=[.$A4];IF(MOD([.DX$12]-[.$E4];[.$C4])=0;IF([.DX34]&gt;[.$B4];&quot;RedBoxArrival&quot;;&quot;GreenBoxArrival&quot;);IF(OR([.DX$12]&gt;=[.DX25];[.DX34]&gt;[.$B4]);&quot;RedBox&quot;;&quot;GreenBox&quot;));(IF([.DX66]&gt;0;IF(MOD([.DX$12]-[.$E4];[.$C4])=0;&quot;GreyBoxArrival&quot;;&quot;GreyBox&quot;);IF([.DX$12]&lt;[.DX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Y$14]=[.$A4];IF(MOD([.DY$12]-[.$E4];[.$C4])=0;IF([.DY34]&gt;[.$B4];&quot;RedBoxArrival&quot;;&quot;GreenBoxArrival&quot;);IF(OR([.DY$12]&gt;=[.DY25];[.DY34]&gt;[.$B4]);&quot;RedBox&quot;;&quot;GreenBox&quot;));(IF([.DY66]&gt;0;IF(MOD([.DY$12]-[.$E4];[.$C4])=0;&quot;GreyBoxArrival&quot;;&quot;GreyBox&quot;);IF([.DY$12]&lt;[.D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Z$14]=[.$A4];IF(MOD([.DZ$12]-[.$E4];[.$C4])=0;IF([.DZ34]&gt;[.$B4];&quot;RedBoxArrival&quot;;&quot;GreenBoxArrival&quot;);IF(OR([.DZ$12]&gt;=[.DZ25];[.DZ34]&gt;[.$B4]);&quot;RedBox&quot;;&quot;GreenBox&quot;));(IF([.DZ66]&gt;0;IF(MOD([.DZ$12]-[.$E4];[.$C4])=0;&quot;GreyBoxArrival&quot;;&quot;GreyBox&quot;);IF([.DZ$12]&lt;[.D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EA$14]=[.$A4];IF(MOD([.EA$12]-[.$E4];[.$C4])=0;IF([.EA34]&gt;[.$B4];&quot;RedBoxArrival&quot;;&quot;GreenBoxArrival&quot;);IF(OR([.EA$12]&gt;=[.EA25];[.EA34]&gt;[.$B4]);&quot;RedBox&quot;;&quot;GreenBox&quot;));(IF([.EA66]&gt;0;IF(MOD([.EA$12]-[.$E4];[.$C4])=0;&quot;GreyBoxArrival&quot;;&quot;GreyBox&quot;);IF([.EA$12]&lt;[.EA25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formula="of:=[.B5]/[.C5]" office:value-type="float" office:value="0.125" calcext:value-type="float">
            <text:p>0.13</text:p>
          </table:table-cell>
          <table:table-cell table:number-columns-repeated="2"/>
          <table:table-cell table:style-name="BeforeDeadline" table:formula="of:=+ORG.OPENOFFICE.STYLE(IF([.I$14]=[.$A5];IF(MOD([.I$12]-[.$E5];[.$C5])=0;IF([.I35]&gt;[.$B5];&quot;RedBoxArrival&quot;;&quot;GreenBoxArrival&quot;);IF(OR([.I$12]&gt;=[.I26];[.I35]&gt;[.$B5]);&quot;RedBox&quot;;&quot;GreenBox&quot;));(IF([.I67]&gt;0;IF(MOD([.I$12]-[.$E5];[.$C5])=0;&quot;GreyBoxArrival&quot;;&quot;GreyBox&quot;);IF([.I$12]&lt;[.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5];IF(MOD([.J$12]-[.$E5];[.$C5])=0;IF([.J35]&gt;[.$B5];&quot;RedBoxArrival&quot;;&quot;GreenBoxArrival&quot;);IF(OR([.J$12]&gt;=[.J26];[.J35]&gt;[.$B5]);&quot;RedBox&quot;;&quot;GreenBox&quot;));(IF([.J67]&gt;0;IF(MOD([.J$12]-[.$E5];[.$C5])=0;&quot;GreyBoxArrival&quot;;&quot;GreyBox&quot;);IF([.J$12]&lt;[.J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K$14]=[.$A5];IF(MOD([.K$12]-[.$E5];[.$C5])=0;IF([.K35]&gt;[.$B5];&quot;RedBoxArrival&quot;;&quot;GreenBoxArrival&quot;);IF(OR([.K$12]&gt;=[.K26];[.K35]&gt;[.$B5]);&quot;RedBox&quot;;&quot;GreenBox&quot;));(IF([.K67]&gt;0;IF(MOD([.K$12]-[.$E5];[.$C5])=0;&quot;GreyBoxArrival&quot;;&quot;GreyBox&quot;);IF([.K$12]&lt;[.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5];IF(MOD([.L$12]-[.$E5];[.$C5])=0;IF([.L35]&gt;[.$B5];&quot;RedBoxArrival&quot;;&quot;GreenBoxArrival&quot;);IF(OR([.L$12]&gt;=[.L26];[.L35]&gt;[.$B5]);&quot;RedBox&quot;;&quot;GreenBox&quot;));(IF([.L67]&gt;0;IF(MOD([.L$12]-[.$E5];[.$C5])=0;&quot;GreyBoxArrival&quot;;&quot;GreyBox&quot;);IF([.L$12]&lt;[.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5];IF(MOD([.M$12]-[.$E5];[.$C5])=0;IF([.M35]&gt;[.$B5];&quot;RedBoxArrival&quot;;&quot;GreenBoxArrival&quot;);IF(OR([.M$12]&gt;=[.M26];[.M35]&gt;[.$B5]);&quot;RedBox&quot;;&quot;GreenBox&quot;));(IF([.M67]&gt;0;IF(MOD([.M$12]-[.$E5];[.$C5])=0;&quot;GreyBoxArrival&quot;;&quot;GreyBox&quot;);IF([.M$12]&lt;[.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N$14]=[.$A5];IF(MOD([.N$12]-[.$E5];[.$C5])=0;IF([.N35]&gt;[.$B5];&quot;RedBoxArrival&quot;;&quot;GreenBoxArrival&quot;);IF(OR([.N$12]&gt;=[.N26];[.N35]&gt;[.$B5]);&quot;RedBox&quot;;&quot;GreenBox&quot;));(IF([.N67]&gt;0;IF(MOD([.N$12]-[.$E5];[.$C5])=0;&quot;GreyBoxArrival&quot;;&quot;GreyBox&quot;);IF([.N$12]&lt;[.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5];IF(MOD([.O$12]-[.$E5];[.$C5])=0;IF([.O35]&gt;[.$B5];&quot;RedBoxArrival&quot;;&quot;GreenBoxArrival&quot;);IF(OR([.O$12]&gt;=[.O26];[.O35]&gt;[.$B5]);&quot;RedBox&quot;;&quot;GreenBox&quot;));(IF([.O67]&gt;0;IF(MOD([.O$12]-[.$E5];[.$C5])=0;&quot;GreyBoxArrival&quot;;&quot;GreyBox&quot;);IF([.O$12]&lt;[.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5];IF(MOD([.P$12]-[.$E5];[.$C5])=0;IF([.P35]&gt;[.$B5];&quot;RedBoxArrival&quot;;&quot;GreenBoxArrival&quot;);IF(OR([.P$12]&gt;=[.P26];[.P35]&gt;[.$B5]);&quot;RedBox&quot;;&quot;GreenBox&quot;));(IF([.P67]&gt;0;IF(MOD([.P$12]-[.$E5];[.$C5])=0;&quot;GreyBoxArrival&quot;;&quot;GreyBox&quot;);IF([.P$12]&lt;[.P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Q$14]=[.$A5];IF(MOD([.Q$12]-[.$E5];[.$C5])=0;IF([.Q35]&gt;[.$B5];&quot;RedBoxArrival&quot;;&quot;GreenBoxArrival&quot;);IF(OR([.Q$12]&gt;=[.Q26];[.Q35]&gt;[.$B5]);&quot;RedBox&quot;;&quot;GreenBox&quot;));(IF([.Q67]&gt;0;IF(MOD([.Q$12]-[.$E5];[.$C5])=0;&quot;GreyBoxArrival&quot;;&quot;GreyBox&quot;);IF([.Q$12]&lt;[.Q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R$14]=[.$A5];IF(MOD([.R$12]-[.$E5];[.$C5])=0;IF([.R35]&gt;[.$B5];&quot;RedBoxArrival&quot;;&quot;GreenBoxArrival&quot;);IF(OR([.R$12]&gt;=[.R26];[.R35]&gt;[.$B5]);&quot;RedBox&quot;;&quot;GreenBox&quot;));(IF([.R67]&gt;0;IF(MOD([.R$12]-[.$E5];[.$C5])=0;&quot;GreyBoxArrival&quot;;&quot;GreyBox&quot;);IF([.R$12]&lt;[.R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S$14]=[.$A5];IF(MOD([.S$12]-[.$E5];[.$C5])=0;IF([.S35]&gt;[.$B5];&quot;RedBoxArrival&quot;;&quot;GreenBoxArrival&quot;);IF(OR([.S$12]&gt;=[.S26];[.S35]&gt;[.$B5]);&quot;RedBox&quot;;&quot;GreenBox&quot;));(IF([.S67]&gt;0;IF(MOD([.S$12]-[.$E5];[.$C5])=0;&quot;GreyBoxArrival&quot;;&quot;GreyBox&quot;);IF([.S$12]&lt;[.S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T$14]=[.$A5];IF(MOD([.T$12]-[.$E5];[.$C5])=0;IF([.T35]&gt;[.$B5];&quot;RedBoxArrival&quot;;&quot;GreenBoxArrival&quot;);IF(OR([.T$12]&gt;=[.T26];[.T35]&gt;[.$B5]);&quot;RedBox&quot;;&quot;GreenBox&quot;));(IF([.T67]&gt;0;IF(MOD([.T$12]-[.$E5];[.$C5])=0;&quot;GreyBoxArrival&quot;;&quot;GreyBox&quot;);IF([.T$12]&lt;[.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U$14]=[.$A5];IF(MOD([.U$12]-[.$E5];[.$C5])=0;IF([.U35]&gt;[.$B5];&quot;RedBoxArrival&quot;;&quot;GreenBoxArrival&quot;);IF(OR([.U$12]&gt;=[.U26];[.U35]&gt;[.$B5]);&quot;RedBox&quot;;&quot;GreenBox&quot;));(IF([.U67]&gt;0;IF(MOD([.U$12]-[.$E5];[.$C5])=0;&quot;GreyBoxArrival&quot;;&quot;GreyBox&quot;);IF([.U$12]&lt;[.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V$14]=[.$A5];IF(MOD([.V$12]-[.$E5];[.$C5])=0;IF([.V35]&gt;[.$B5];&quot;RedBoxArrival&quot;;&quot;GreenBoxArrival&quot;);IF(OR([.V$12]&gt;=[.V26];[.V35]&gt;[.$B5]);&quot;RedBox&quot;;&quot;GreenBox&quot;));(IF([.V67]&gt;0;IF(MOD([.V$12]-[.$E5];[.$C5])=0;&quot;GreyBoxArrival&quot;;&quot;GreyBox&quot;);IF([.V$12]&lt;[.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W$14]=[.$A5];IF(MOD([.W$12]-[.$E5];[.$C5])=0;IF([.W35]&gt;[.$B5];&quot;RedBoxArrival&quot;;&quot;GreenBoxArrival&quot;);IF(OR([.W$12]&gt;=[.W26];[.W35]&gt;[.$B5]);&quot;RedBox&quot;;&quot;GreenBox&quot;));(IF([.W67]&gt;0;IF(MOD([.W$12]-[.$E5];[.$C5])=0;&quot;GreyBoxArrival&quot;;&quot;GreyBox&quot;);IF([.W$12]&lt;[.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X$14]=[.$A5];IF(MOD([.X$12]-[.$E5];[.$C5])=0;IF([.X35]&gt;[.$B5];&quot;RedBoxArrival&quot;;&quot;GreenBoxArrival&quot;);IF(OR([.X$12]&gt;=[.X26];[.X35]&gt;[.$B5]);&quot;RedBox&quot;;&quot;GreenBox&quot;));(IF([.X67]&gt;0;IF(MOD([.X$12]-[.$E5];[.$C5])=0;&quot;GreyBoxArrival&quot;;&quot;GreyBox&quot;);IF([.X$12]&lt;[.X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Y$14]=[.$A5];IF(MOD([.Y$12]-[.$E5];[.$C5])=0;IF([.Y35]&gt;[.$B5];&quot;RedBoxArrival&quot;;&quot;GreenBoxArrival&quot;);IF(OR([.Y$12]&gt;=[.Y26];[.Y35]&gt;[.$B5]);&quot;RedBox&quot;;&quot;GreenBox&quot;));(IF([.Y67]&gt;0;IF(MOD([.Y$12]-[.$E5];[.$C5])=0;&quot;GreyBoxArrival&quot;;&quot;GreyBox&quot;);IF([.Y$12]&lt;[.Y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Z$14]=[.$A5];IF(MOD([.Z$12]-[.$E5];[.$C5])=0;IF([.Z35]&gt;[.$B5];&quot;RedBoxArrival&quot;;&quot;GreenBoxArrival&quot;);IF(OR([.Z$12]&gt;=[.Z26];[.Z35]&gt;[.$B5]);&quot;RedBox&quot;;&quot;GreenBox&quot;));(IF([.Z67]&gt;0;IF(MOD([.Z$12]-[.$E5];[.$C5])=0;&quot;GreyBoxArrival&quot;;&quot;GreyBox&quot;);IF([.Z$12]&lt;[.Z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A$14]=[.$A5];IF(MOD([.AA$12]-[.$E5];[.$C5])=0;IF([.AA35]&gt;[.$B5];&quot;RedBoxArrival&quot;;&quot;GreenBoxArrival&quot;);IF(OR([.AA$12]&gt;=[.AA26];[.AA35]&gt;[.$B5]);&quot;RedBox&quot;;&quot;GreenBox&quot;));(IF([.AA67]&gt;0;IF(MOD([.AA$12]-[.$E5];[.$C5])=0;&quot;GreyBoxArrival&quot;;&quot;GreyBox&quot;);IF([.AA$12]&lt;[.A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5];IF(MOD([.AB$12]-[.$E5];[.$C5])=0;IF([.AB35]&gt;[.$B5];&quot;RedBoxArrival&quot;;&quot;GreenBoxArrival&quot;);IF(OR([.AB$12]&gt;=[.AB26];[.AB35]&gt;[.$B5]);&quot;RedBox&quot;;&quot;GreenBox&quot;));(IF([.AB67]&gt;0;IF(MOD([.AB$12]-[.$E5];[.$C5])=0;&quot;GreyBoxArrival&quot;;&quot;GreyBox&quot;);IF([.AB$12]&lt;[.A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C$14]=[.$A5];IF(MOD([.AC$12]-[.$E5];[.$C5])=0;IF([.AC35]&gt;[.$B5];&quot;RedBoxArrival&quot;;&quot;GreenBoxArrival&quot;);IF(OR([.AC$12]&gt;=[.AC26];[.AC35]&gt;[.$B5]);&quot;RedBox&quot;;&quot;GreenBox&quot;));(IF([.AC67]&gt;0;IF(MOD([.AC$12]-[.$E5];[.$C5])=0;&quot;GreyBoxArrival&quot;;&quot;GreyBox&quot;);IF([.AC$12]&lt;[.A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D$14]=[.$A5];IF(MOD([.AD$12]-[.$E5];[.$C5])=0;IF([.AD35]&gt;[.$B5];&quot;RedBoxArrival&quot;;&quot;GreenBoxArrival&quot;);IF(OR([.AD$12]&gt;=[.AD26];[.AD35]&gt;[.$B5]);&quot;RedBox&quot;;&quot;GreenBox&quot;));(IF([.AD67]&gt;0;IF(MOD([.AD$12]-[.$E5];[.$C5])=0;&quot;GreyBoxArrival&quot;;&quot;GreyBox&quot;);IF([.AD$12]&lt;[.AD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E$14]=[.$A5];IF(MOD([.AE$12]-[.$E5];[.$C5])=0;IF([.AE35]&gt;[.$B5];&quot;RedBoxArrival&quot;;&quot;GreenBoxArrival&quot;);IF(OR([.AE$12]&gt;=[.AE26];[.AE35]&gt;[.$B5]);&quot;RedBox&quot;;&quot;GreenBox&quot;));(IF([.AE67]&gt;0;IF(MOD([.AE$12]-[.$E5];[.$C5])=0;&quot;GreyBoxArrival&quot;;&quot;GreyBox&quot;);IF([.AE$12]&lt;[.A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F$14]=[.$A5];IF(MOD([.AF$12]-[.$E5];[.$C5])=0;IF([.AF35]&gt;[.$B5];&quot;RedBoxArrival&quot;;&quot;GreenBoxArrival&quot;);IF(OR([.AF$12]&gt;=[.AF26];[.AF35]&gt;[.$B5]);&quot;RedBox&quot;;&quot;GreenBox&quot;));(IF([.AF67]&gt;0;IF(MOD([.AF$12]-[.$E5];[.$C5])=0;&quot;GreyBoxArrival&quot;;&quot;GreyBox&quot;);IF([.AF$12]&lt;[.AF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G$14]=[.$A5];IF(MOD([.AG$12]-[.$E5];[.$C5])=0;IF([.AG35]&gt;[.$B5];&quot;RedBoxArrival&quot;;&quot;GreenBoxArrival&quot;);IF(OR([.AG$12]&gt;=[.AG26];[.AG35]&gt;[.$B5]);&quot;RedBox&quot;;&quot;GreenBox&quot;));(IF([.AG67]&gt;0;IF(MOD([.AG$12]-[.$E5];[.$C5])=0;&quot;GreyBoxArrival&quot;;&quot;GreyBox&quot;);IF([.AG$12]&lt;[.AG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H$14]=[.$A5];IF(MOD([.AH$12]-[.$E5];[.$C5])=0;IF([.AH35]&gt;[.$B5];&quot;RedBoxArrival&quot;;&quot;GreenBoxArrival&quot;);IF(OR([.AH$12]&gt;=[.AH26];[.AH35]&gt;[.$B5]);&quot;RedBox&quot;;&quot;GreenBox&quot;));(IF([.AH67]&gt;0;IF(MOD([.AH$12]-[.$E5];[.$C5])=0;&quot;GreyBoxArrival&quot;;&quot;GreyBox&quot;);IF([.AH$12]&lt;[.AH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I$14]=[.$A5];IF(MOD([.AI$12]-[.$E5];[.$C5])=0;IF([.AI35]&gt;[.$B5];&quot;RedBoxArrival&quot;;&quot;GreenBoxArrival&quot;);IF(OR([.AI$12]&gt;=[.AI26];[.AI35]&gt;[.$B5]);&quot;RedBox&quot;;&quot;GreenBox&quot;));(IF([.AI67]&gt;0;IF(MOD([.AI$12]-[.$E5];[.$C5])=0;&quot;GreyBoxArrival&quot;;&quot;GreyBox&quot;);IF([.AI$12]&lt;[.A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J$14]=[.$A5];IF(MOD([.AJ$12]-[.$E5];[.$C5])=0;IF([.AJ35]&gt;[.$B5];&quot;RedBoxArrival&quot;;&quot;GreenBoxArrival&quot;);IF(OR([.AJ$12]&gt;=[.AJ26];[.AJ35]&gt;[.$B5]);&quot;RedBox&quot;;&quot;GreenBox&quot;));(IF([.AJ67]&gt;0;IF(MOD([.AJ$12]-[.$E5];[.$C5])=0;&quot;GreyBoxArrival&quot;;&quot;GreyBox&quot;);IF([.AJ$12]&lt;[.A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5];IF(MOD([.AK$12]-[.$E5];[.$C5])=0;IF([.AK35]&gt;[.$B5];&quot;RedBoxArrival&quot;;&quot;GreenBoxArrival&quot;);IF(OR([.AK$12]&gt;=[.AK26];[.AK35]&gt;[.$B5]);&quot;RedBox&quot;;&quot;GreenBox&quot;));(IF([.AK67]&gt;0;IF(MOD([.AK$12]-[.$E5];[.$C5])=0;&quot;GreyBoxArrival&quot;;&quot;GreyBox&quot;);IF([.AK$12]&lt;[.A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5];IF(MOD([.AL$12]-[.$E5];[.$C5])=0;IF([.AL35]&gt;[.$B5];&quot;RedBoxArrival&quot;;&quot;GreenBoxArrival&quot;);IF(OR([.AL$12]&gt;=[.AL26];[.AL35]&gt;[.$B5]);&quot;RedBox&quot;;&quot;GreenBox&quot;));(IF([.AL67]&gt;0;IF(MOD([.AL$12]-[.$E5];[.$C5])=0;&quot;GreyBoxArrival&quot;;&quot;GreyBox&quot;);IF([.AL$12]&lt;[.A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M$14]=[.$A5];IF(MOD([.AM$12]-[.$E5];[.$C5])=0;IF([.AM35]&gt;[.$B5];&quot;RedBoxArrival&quot;;&quot;GreenBoxArrival&quot;);IF(OR([.AM$12]&gt;=[.AM26];[.AM35]&gt;[.$B5]);&quot;RedBox&quot;;&quot;GreenBox&quot;));(IF([.AM67]&gt;0;IF(MOD([.AM$12]-[.$E5];[.$C5])=0;&quot;GreyBoxArrival&quot;;&quot;GreyBox&quot;);IF([.AM$12]&lt;[.A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5];IF(MOD([.AN$12]-[.$E5];[.$C5])=0;IF([.AN35]&gt;[.$B5];&quot;RedBoxArrival&quot;;&quot;GreenBoxArrival&quot;);IF(OR([.AN$12]&gt;=[.AN26];[.AN35]&gt;[.$B5]);&quot;RedBox&quot;;&quot;GreenBox&quot;));(IF([.AN67]&gt;0;IF(MOD([.AN$12]-[.$E5];[.$C5])=0;&quot;GreyBoxArrival&quot;;&quot;GreyBox&quot;);IF([.AN$12]&lt;[.AN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O$14]=[.$A5];IF(MOD([.AO$12]-[.$E5];[.$C5])=0;IF([.AO35]&gt;[.$B5];&quot;RedBoxArrival&quot;;&quot;GreenBoxArrival&quot;);IF(OR([.AO$12]&gt;=[.AO26];[.AO35]&gt;[.$B5]);&quot;RedBox&quot;;&quot;GreenBox&quot;));(IF([.AO67]&gt;0;IF(MOD([.AO$12]-[.$E5];[.$C5])=0;&quot;GreyBoxArrival&quot;;&quot;GreyBox&quot;);IF([.AO$12]&lt;[.AO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P$14]=[.$A5];IF(MOD([.AP$12]-[.$E5];[.$C5])=0;IF([.AP35]&gt;[.$B5];&quot;RedBoxArrival&quot;;&quot;GreenBoxArrival&quot;);IF(OR([.AP$12]&gt;=[.AP26];[.AP35]&gt;[.$B5]);&quot;RedBox&quot;;&quot;GreenBox&quot;));(IF([.AP67]&gt;0;IF(MOD([.AP$12]-[.$E5];[.$C5])=0;&quot;GreyBoxArrival&quot;;&quot;GreyBox&quot;);IF([.AP$12]&lt;[.AP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Q$14]=[.$A5];IF(MOD([.AQ$12]-[.$E5];[.$C5])=0;IF([.AQ35]&gt;[.$B5];&quot;RedBoxArrival&quot;;&quot;GreenBoxArrival&quot;);IF(OR([.AQ$12]&gt;=[.AQ26];[.AQ35]&gt;[.$B5]);&quot;RedBox&quot;;&quot;GreenBox&quot;));(IF([.AQ67]&gt;0;IF(MOD([.AQ$12]-[.$E5];[.$C5])=0;&quot;GreyBoxArrival&quot;;&quot;GreyBox&quot;);IF([.AQ$12]&lt;[.A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R$14]=[.$A5];IF(MOD([.AR$12]-[.$E5];[.$C5])=0;IF([.AR35]&gt;[.$B5];&quot;RedBoxArrival&quot;;&quot;GreenBoxArrival&quot;);IF(OR([.AR$12]&gt;=[.AR26];[.AR35]&gt;[.$B5]);&quot;RedBox&quot;;&quot;GreenBox&quot;));(IF([.AR67]&gt;0;IF(MOD([.AR$12]-[.$E5];[.$C5])=0;&quot;GreyBoxArrival&quot;;&quot;GreyBox&quot;);IF([.AR$12]&lt;[.A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S$14]=[.$A5];IF(MOD([.AS$12]-[.$E5];[.$C5])=0;IF([.AS35]&gt;[.$B5];&quot;RedBoxArrival&quot;;&quot;GreenBoxArrival&quot;);IF(OR([.AS$12]&gt;=[.AS26];[.AS35]&gt;[.$B5]);&quot;RedBox&quot;;&quot;GreenBox&quot;));(IF([.AS67]&gt;0;IF(MOD([.AS$12]-[.$E5];[.$C5])=0;&quot;GreyBoxArrival&quot;;&quot;GreyBox&quot;);IF([.AS$12]&lt;[.A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T$14]=[.$A5];IF(MOD([.AT$12]-[.$E5];[.$C5])=0;IF([.AT35]&gt;[.$B5];&quot;RedBoxArrival&quot;;&quot;GreenBoxArrival&quot;);IF(OR([.AT$12]&gt;=[.AT26];[.AT35]&gt;[.$B5]);&quot;RedBox&quot;;&quot;GreenBox&quot;));(IF([.AT67]&gt;0;IF(MOD([.AT$12]-[.$E5];[.$C5])=0;&quot;GreyBoxArrival&quot;;&quot;GreyBox&quot;);IF([.AT$12]&lt;[.A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U$14]=[.$A5];IF(MOD([.AU$12]-[.$E5];[.$C5])=0;IF([.AU35]&gt;[.$B5];&quot;RedBoxArrival&quot;;&quot;GreenBoxArrival&quot;);IF(OR([.AU$12]&gt;=[.AU26];[.AU35]&gt;[.$B5]);&quot;RedBox&quot;;&quot;GreenBox&quot;));(IF([.AU67]&gt;0;IF(MOD([.AU$12]-[.$E5];[.$C5])=0;&quot;GreyBoxArrival&quot;;&quot;GreyBox&quot;);IF([.AU$12]&lt;[.A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V$14]=[.$A5];IF(MOD([.AV$12]-[.$E5];[.$C5])=0;IF([.AV35]&gt;[.$B5];&quot;RedBoxArrival&quot;;&quot;GreenBoxArrival&quot;);IF(OR([.AV$12]&gt;=[.AV26];[.AV35]&gt;[.$B5]);&quot;RedBox&quot;;&quot;GreenBox&quot;));(IF([.AV67]&gt;0;IF(MOD([.AV$12]-[.$E5];[.$C5])=0;&quot;GreyBoxArrival&quot;;&quot;GreyBox&quot;);IF([.AV$12]&lt;[.AV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W$14]=[.$A5];IF(MOD([.AW$12]-[.$E5];[.$C5])=0;IF([.AW35]&gt;[.$B5];&quot;RedBoxArrival&quot;;&quot;GreenBoxArrival&quot;);IF(OR([.AW$12]&gt;=[.AW26];[.AW35]&gt;[.$B5]);&quot;RedBox&quot;;&quot;GreenBox&quot;));(IF([.AW67]&gt;0;IF(MOD([.AW$12]-[.$E5];[.$C5])=0;&quot;GreyBoxArrival&quot;;&quot;GreyBox&quot;);IF([.AW$12]&lt;[.AW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X$14]=[.$A5];IF(MOD([.AX$12]-[.$E5];[.$C5])=0;IF([.AX35]&gt;[.$B5];&quot;RedBoxArrival&quot;;&quot;GreenBoxArrival&quot;);IF(OR([.AX$12]&gt;=[.AX26];[.AX35]&gt;[.$B5]);&quot;RedBox&quot;;&quot;GreenBox&quot;));(IF([.AX67]&gt;0;IF(MOD([.AX$12]-[.$E5];[.$C5])=0;&quot;GreyBoxArrival&quot;;&quot;GreyBox&quot;);IF([.AX$12]&lt;[.AX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AY$14]=[.$A5];IF(MOD([.AY$12]-[.$E5];[.$C5])=0;IF([.AY35]&gt;[.$B5];&quot;RedBoxArrival&quot;;&quot;GreenBoxArrival&quot;);IF(OR([.AY$12]&gt;=[.AY26];[.AY35]&gt;[.$B5]);&quot;RedBox&quot;;&quot;GreenBox&quot;));(IF([.AY67]&gt;0;IF(MOD([.AY$12]-[.$E5];[.$C5])=0;&quot;GreyBoxArrival&quot;;&quot;GreyBox&quot;);IF([.AY$12]&lt;[.AY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AZ$14]=[.$A5];IF(MOD([.AZ$12]-[.$E5];[.$C5])=0;IF([.AZ35]&gt;[.$B5];&quot;RedBoxArrival&quot;;&quot;GreenBoxArrival&quot;);IF(OR([.AZ$12]&gt;=[.AZ26];[.AZ35]&gt;[.$B5]);&quot;RedBox&quot;;&quot;GreenBox&quot;));(IF([.AZ67]&gt;0;IF(MOD([.AZ$12]-[.$E5];[.$C5])=0;&quot;GreyBoxArrival&quot;;&quot;GreyBox&quot;);IF([.AZ$12]&lt;[.A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5];IF(MOD([.BA$12]-[.$E5];[.$C5])=0;IF([.BA35]&gt;[.$B5];&quot;RedBoxArrival&quot;;&quot;GreenBoxArrival&quot;);IF(OR([.BA$12]&gt;=[.BA26];[.BA35]&gt;[.$B5]);&quot;RedBox&quot;;&quot;GreenBox&quot;));(IF([.BA67]&gt;0;IF(MOD([.BA$12]-[.$E5];[.$C5])=0;&quot;GreyBoxArrival&quot;;&quot;GreyBox&quot;);IF([.BA$12]&lt;[.B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B$14]=[.$A5];IF(MOD([.BB$12]-[.$E5];[.$C5])=0;IF([.BB35]&gt;[.$B5];&quot;RedBoxArrival&quot;;&quot;GreenBoxArrival&quot;);IF(OR([.BB$12]&gt;=[.BB26];[.BB35]&gt;[.$B5]);&quot;RedBox&quot;;&quot;GreenBox&quot;));(IF([.BB67]&gt;0;IF(MOD([.BB$12]-[.$E5];[.$C5])=0;&quot;GreyBoxArrival&quot;;&quot;GreyBox&quot;);IF([.BB$12]&lt;[.B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C$14]=[.$A5];IF(MOD([.BC$12]-[.$E5];[.$C5])=0;IF([.BC35]&gt;[.$B5];&quot;RedBoxArrival&quot;;&quot;GreenBoxArrival&quot;);IF(OR([.BC$12]&gt;=[.BC26];[.BC35]&gt;[.$B5]);&quot;RedBox&quot;;&quot;GreenBox&quot;));(IF([.BC67]&gt;0;IF(MOD([.BC$12]-[.$E5];[.$C5])=0;&quot;GreyBoxArrival&quot;;&quot;GreyBox&quot;);IF([.BC$12]&lt;[.B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D$14]=[.$A5];IF(MOD([.BD$12]-[.$E5];[.$C5])=0;IF([.BD35]&gt;[.$B5];&quot;RedBoxArrival&quot;;&quot;GreenBoxArrival&quot;);IF(OR([.BD$12]&gt;=[.BD26];[.BD35]&gt;[.$B5]);&quot;RedBox&quot;;&quot;GreenBox&quot;));(IF([.BD67]&gt;0;IF(MOD([.BD$12]-[.$E5];[.$C5])=0;&quot;GreyBoxArrival&quot;;&quot;GreyBox&quot;);IF([.BD$12]&lt;[.BD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E$14]=[.$A5];IF(MOD([.BE$12]-[.$E5];[.$C5])=0;IF([.BE35]&gt;[.$B5];&quot;RedBoxArrival&quot;;&quot;GreenBoxArrival&quot;);IF(OR([.BE$12]&gt;=[.BE26];[.BE35]&gt;[.$B5]);&quot;RedBox&quot;;&quot;GreenBox&quot;));(IF([.BE67]&gt;0;IF(MOD([.BE$12]-[.$E5];[.$C5])=0;&quot;GreyBoxArrival&quot;;&quot;GreyBox&quot;);IF([.BE$12]&lt;[.BE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F$14]=[.$A5];IF(MOD([.BF$12]-[.$E5];[.$C5])=0;IF([.BF35]&gt;[.$B5];&quot;RedBoxArrival&quot;;&quot;GreenBoxArrival&quot;);IF(OR([.BF$12]&gt;=[.BF26];[.BF35]&gt;[.$B5]);&quot;RedBox&quot;;&quot;GreenBox&quot;));(IF([.BF67]&gt;0;IF(MOD([.BF$12]-[.$E5];[.$C5])=0;&quot;GreyBoxArrival&quot;;&quot;GreyBox&quot;);IF([.BF$12]&lt;[.BF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BG$14]=[.$A5];IF(MOD([.BG$12]-[.$E5];[.$C5])=0;IF([.BG35]&gt;[.$B5];&quot;RedBoxArrival&quot;;&quot;GreenBoxArrival&quot;);IF(OR([.BG$12]&gt;=[.BG26];[.BG35]&gt;[.$B5]);&quot;RedBox&quot;;&quot;GreenBox&quot;));(IF([.BG67]&gt;0;IF(MOD([.BG$12]-[.$E5];[.$C5])=0;&quot;GreyBoxArrival&quot;;&quot;GreyBox&quot;);IF([.BG$12]&lt;[.BG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H$14]=[.$A5];IF(MOD([.BH$12]-[.$E5];[.$C5])=0;IF([.BH35]&gt;[.$B5];&quot;RedBoxArrival&quot;;&quot;GreenBoxArrival&quot;);IF(OR([.BH$12]&gt;=[.BH26];[.BH35]&gt;[.$B5]);&quot;RedBox&quot;;&quot;GreenBox&quot;));(IF([.BH67]&gt;0;IF(MOD([.BH$12]-[.$E5];[.$C5])=0;&quot;GreyBoxArrival&quot;;&quot;GreyBox&quot;);IF([.BH$12]&lt;[.B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I$14]=[.$A5];IF(MOD([.BI$12]-[.$E5];[.$C5])=0;IF([.BI35]&gt;[.$B5];&quot;RedBoxArrival&quot;;&quot;GreenBoxArrival&quot;);IF(OR([.BI$12]&gt;=[.BI26];[.BI35]&gt;[.$B5]);&quot;RedBox&quot;;&quot;GreenBox&quot;));(IF([.BI67]&gt;0;IF(MOD([.BI$12]-[.$E5];[.$C5])=0;&quot;GreyBoxArrival&quot;;&quot;GreyBox&quot;);IF([.BI$12]&lt;[.B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J$14]=[.$A5];IF(MOD([.BJ$12]-[.$E5];[.$C5])=0;IF([.BJ35]&gt;[.$B5];&quot;RedBoxArrival&quot;;&quot;GreenBoxArrival&quot;);IF(OR([.BJ$12]&gt;=[.BJ26];[.BJ35]&gt;[.$B5]);&quot;RedBox&quot;;&quot;GreenBox&quot;));(IF([.BJ67]&gt;0;IF(MOD([.BJ$12]-[.$E5];[.$C5])=0;&quot;GreyBoxArrival&quot;;&quot;GreyBox&quot;);IF([.BJ$12]&lt;[.B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K$14]=[.$A5];IF(MOD([.BK$12]-[.$E5];[.$C5])=0;IF([.BK35]&gt;[.$B5];&quot;RedBoxArrival&quot;;&quot;GreenBoxArrival&quot;);IF(OR([.BK$12]&gt;=[.BK26];[.BK35]&gt;[.$B5]);&quot;RedBox&quot;;&quot;GreenBox&quot;));(IF([.BK67]&gt;0;IF(MOD([.BK$12]-[.$E5];[.$C5])=0;&quot;GreyBoxArrival&quot;;&quot;GreyBox&quot;);IF([.BK$12]&lt;[.B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L$14]=[.$A5];IF(MOD([.BL$12]-[.$E5];[.$C5])=0;IF([.BL35]&gt;[.$B5];&quot;RedBoxArrival&quot;;&quot;GreenBoxArrival&quot;);IF(OR([.BL$12]&gt;=[.BL26];[.BL35]&gt;[.$B5]);&quot;RedBox&quot;;&quot;GreenBox&quot;));(IF([.BL67]&gt;0;IF(MOD([.BL$12]-[.$E5];[.$C5])=0;&quot;GreyBoxArrival&quot;;&quot;GreyBox&quot;);IF([.BL$12]&lt;[.BL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M$14]=[.$A5];IF(MOD([.BM$12]-[.$E5];[.$C5])=0;IF([.BM35]&gt;[.$B5];&quot;RedBoxArrival&quot;;&quot;GreenBoxArrival&quot;);IF(OR([.BM$12]&gt;=[.BM26];[.BM35]&gt;[.$B5]);&quot;RedBox&quot;;&quot;GreenBox&quot;));(IF([.BM67]&gt;0;IF(MOD([.BM$12]-[.$E5];[.$C5])=0;&quot;GreyBoxArrival&quot;;&quot;GreyBox&quot;);IF([.BM$12]&lt;[.BM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N$14]=[.$A5];IF(MOD([.BN$12]-[.$E5];[.$C5])=0;IF([.BN35]&gt;[.$B5];&quot;RedBoxArrival&quot;;&quot;GreenBoxArrival&quot;);IF(OR([.BN$12]&gt;=[.BN26];[.BN35]&gt;[.$B5]);&quot;RedBox&quot;;&quot;GreenBox&quot;));(IF([.BN67]&gt;0;IF(MOD([.BN$12]-[.$E5];[.$C5])=0;&quot;GreyBoxArrival&quot;;&quot;GreyBox&quot;);IF([.BN$12]&lt;[.BN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O$14]=[.$A5];IF(MOD([.BO$12]-[.$E5];[.$C5])=0;IF([.BO35]&gt;[.$B5];&quot;RedBoxArrival&quot;;&quot;GreenBoxArrival&quot;);IF(OR([.BO$12]&gt;=[.BO26];[.BO35]&gt;[.$B5]);&quot;RedBox&quot;;&quot;GreenBox&quot;));(IF([.BO67]&gt;0;IF(MOD([.BO$12]-[.$E5];[.$C5])=0;&quot;GreyBoxArrival&quot;;&quot;GreyBox&quot;);IF([.BO$12]&lt;[.B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P$14]=[.$A5];IF(MOD([.BP$12]-[.$E5];[.$C5])=0;IF([.BP35]&gt;[.$B5];&quot;RedBoxArrival&quot;;&quot;GreenBoxArrival&quot;);IF(OR([.BP$12]&gt;=[.BP26];[.BP35]&gt;[.$B5]);&quot;RedBox&quot;;&quot;GreenBox&quot;));(IF([.BP67]&gt;0;IF(MOD([.BP$12]-[.$E5];[.$C5])=0;&quot;GreyBoxArrival&quot;;&quot;GreyBox&quot;);IF([.BP$12]&lt;[.B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Q$14]=[.$A5];IF(MOD([.BQ$12]-[.$E5];[.$C5])=0;IF([.BQ35]&gt;[.$B5];&quot;RedBoxArrival&quot;;&quot;GreenBoxArrival&quot;);IF(OR([.BQ$12]&gt;=[.BQ26];[.BQ35]&gt;[.$B5]);&quot;RedBox&quot;;&quot;GreenBox&quot;));(IF([.BQ67]&gt;0;IF(MOD([.BQ$12]-[.$E5];[.$C5])=0;&quot;GreyBoxArrival&quot;;&quot;GreyBox&quot;);IF([.BQ$12]&lt;[.B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R$14]=[.$A5];IF(MOD([.BR$12]-[.$E5];[.$C5])=0;IF([.BR35]&gt;[.$B5];&quot;RedBoxArrival&quot;;&quot;GreenBoxArrival&quot;);IF(OR([.BR$12]&gt;=[.BR26];[.BR35]&gt;[.$B5]);&quot;RedBox&quot;;&quot;GreenBox&quot;));(IF([.BR67]&gt;0;IF(MOD([.BR$12]-[.$E5];[.$C5])=0;&quot;GreyBoxArrival&quot;;&quot;GreyBox&quot;);IF([.BR$12]&lt;[.B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S$14]=[.$A5];IF(MOD([.BS$12]-[.$E5];[.$C5])=0;IF([.BS35]&gt;[.$B5];&quot;RedBoxArrival&quot;;&quot;GreenBoxArrival&quot;);IF(OR([.BS$12]&gt;=[.BS26];[.BS35]&gt;[.$B5]);&quot;RedBox&quot;;&quot;GreenBox&quot;));(IF([.BS67]&gt;0;IF(MOD([.BS$12]-[.$E5];[.$C5])=0;&quot;GreyBoxArrival&quot;;&quot;GreyBox&quot;);IF([.BS$12]&lt;[.B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5];IF(MOD([.BT$12]-[.$E5];[.$C5])=0;IF([.BT35]&gt;[.$B5];&quot;RedBoxArrival&quot;;&quot;GreenBoxArrival&quot;);IF(OR([.BT$12]&gt;=[.BT26];[.BT35]&gt;[.$B5]);&quot;RedBox&quot;;&quot;GreenBox&quot;));(IF([.BT67]&gt;0;IF(MOD([.BT$12]-[.$E5];[.$C5])=0;&quot;GreyBoxArrival&quot;;&quot;GreyBox&quot;);IF([.BT$12]&lt;[.BT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U$14]=[.$A5];IF(MOD([.BU$12]-[.$E5];[.$C5])=0;IF([.BU35]&gt;[.$B5];&quot;RedBoxArrival&quot;;&quot;GreenBoxArrival&quot;);IF(OR([.BU$12]&gt;=[.BU26];[.BU35]&gt;[.$B5]);&quot;RedBox&quot;;&quot;GreenBox&quot;));(IF([.BU67]&gt;0;IF(MOD([.BU$12]-[.$E5];[.$C5])=0;&quot;GreyBoxArrival&quot;;&quot;GreyBox&quot;);IF([.BU$12]&lt;[.BU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V$14]=[.$A5];IF(MOD([.BV$12]-[.$E5];[.$C5])=0;IF([.BV35]&gt;[.$B5];&quot;RedBoxArrival&quot;;&quot;GreenBoxArrival&quot;);IF(OR([.BV$12]&gt;=[.BV26];[.BV35]&gt;[.$B5]);&quot;RedBox&quot;;&quot;GreenBox&quot;));(IF([.BV67]&gt;0;IF(MOD([.BV$12]-[.$E5];[.$C5])=0;&quot;GreyBoxArrival&quot;;&quot;GreyBox&quot;);IF([.BV$12]&lt;[.BV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BW$14]=[.$A5];IF(MOD([.BW$12]-[.$E5];[.$C5])=0;IF([.BW35]&gt;[.$B5];&quot;RedBoxArrival&quot;;&quot;GreenBoxArrival&quot;);IF(OR([.BW$12]&gt;=[.BW26];[.BW35]&gt;[.$B5]);&quot;RedBox&quot;;&quot;GreenBox&quot;));(IF([.BW67]&gt;0;IF(MOD([.BW$12]-[.$E5];[.$C5])=0;&quot;GreyBoxArrival&quot;;&quot;GreyBox&quot;);IF([.BW$12]&lt;[.BW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X$14]=[.$A5];IF(MOD([.BX$12]-[.$E5];[.$C5])=0;IF([.BX35]&gt;[.$B5];&quot;RedBoxArrival&quot;;&quot;GreenBoxArrival&quot;);IF(OR([.BX$12]&gt;=[.BX26];[.BX35]&gt;[.$B5]);&quot;RedBox&quot;;&quot;GreenBox&quot;));(IF([.BX67]&gt;0;IF(MOD([.BX$12]-[.$E5];[.$C5])=0;&quot;GreyBoxArrival&quot;;&quot;GreyBox&quot;);IF([.BX$12]&lt;[.B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5];IF(MOD([.BY$12]-[.$E5];[.$C5])=0;IF([.BY35]&gt;[.$B5];&quot;RedBoxArrival&quot;;&quot;GreenBoxArrival&quot;);IF(OR([.BY$12]&gt;=[.BY26];[.BY35]&gt;[.$B5]);&quot;RedBox&quot;;&quot;GreenBox&quot;));(IF([.BY67]&gt;0;IF(MOD([.BY$12]-[.$E5];[.$C5])=0;&quot;GreyBoxArrival&quot;;&quot;GreyBox&quot;);IF([.BY$12]&lt;[.B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5];IF(MOD([.BZ$12]-[.$E5];[.$C5])=0;IF([.BZ35]&gt;[.$B5];&quot;RedBoxArrival&quot;;&quot;GreenBoxArrival&quot;);IF(OR([.BZ$12]&gt;=[.BZ26];[.BZ35]&gt;[.$B5]);&quot;RedBox&quot;;&quot;GreenBox&quot;));(IF([.BZ67]&gt;0;IF(MOD([.BZ$12]-[.$E5];[.$C5])=0;&quot;GreyBoxArrival&quot;;&quot;GreyBox&quot;);IF([.BZ$12]&lt;[.B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A$14]=[.$A5];IF(MOD([.CA$12]-[.$E5];[.$C5])=0;IF([.CA35]&gt;[.$B5];&quot;RedBoxArrival&quot;;&quot;GreenBoxArrival&quot;);IF(OR([.CA$12]&gt;=[.CA26];[.CA35]&gt;[.$B5]);&quot;RedBox&quot;;&quot;GreenBox&quot;));(IF([.CA67]&gt;0;IF(MOD([.CA$12]-[.$E5];[.$C5])=0;&quot;GreyBoxArrival&quot;;&quot;GreyBox&quot;);IF([.CA$12]&lt;[.C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B$14]=[.$A5];IF(MOD([.CB$12]-[.$E5];[.$C5])=0;IF([.CB35]&gt;[.$B5];&quot;RedBoxArrival&quot;;&quot;GreenBoxArrival&quot;);IF(OR([.CB$12]&gt;=[.CB26];[.CB35]&gt;[.$B5]);&quot;RedBox&quot;;&quot;GreenBox&quot;));(IF([.CB67]&gt;0;IF(MOD([.CB$12]-[.$E5];[.$C5])=0;&quot;GreyBoxArrival&quot;;&quot;GreyBox&quot;);IF([.CB$12]&lt;[.CB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C$14]=[.$A5];IF(MOD([.CC$12]-[.$E5];[.$C5])=0;IF([.CC35]&gt;[.$B5];&quot;RedBoxArrival&quot;;&quot;GreenBoxArrival&quot;);IF(OR([.CC$12]&gt;=[.CC26];[.CC35]&gt;[.$B5]);&quot;RedBox&quot;;&quot;GreenBox&quot;));(IF([.CC67]&gt;0;IF(MOD([.CC$12]-[.$E5];[.$C5])=0;&quot;GreyBoxArrival&quot;;&quot;GreyBox&quot;);IF([.CC$12]&lt;[.CC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D$14]=[.$A5];IF(MOD([.CD$12]-[.$E5];[.$C5])=0;IF([.CD35]&gt;[.$B5];&quot;RedBoxArrival&quot;;&quot;GreenBoxArrival&quot;);IF(OR([.CD$12]&gt;=[.CD26];[.CD35]&gt;[.$B5]);&quot;RedBox&quot;;&quot;GreenBox&quot;));(IF([.CD67]&gt;0;IF(MOD([.CD$12]-[.$E5];[.$C5])=0;&quot;GreyBoxArrival&quot;;&quot;GreyBox&quot;);IF([.CD$12]&lt;[.CD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E$14]=[.$A5];IF(MOD([.CE$12]-[.$E5];[.$C5])=0;IF([.CE35]&gt;[.$B5];&quot;RedBoxArrival&quot;;&quot;GreenBoxArrival&quot;);IF(OR([.CE$12]&gt;=[.CE26];[.CE35]&gt;[.$B5]);&quot;RedBox&quot;;&quot;GreenBox&quot;));(IF([.CE67]&gt;0;IF(MOD([.CE$12]-[.$E5];[.$C5])=0;&quot;GreyBoxArrival&quot;;&quot;GreyBox&quot;);IF([.CE$12]&lt;[.C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F$14]=[.$A5];IF(MOD([.CF$12]-[.$E5];[.$C5])=0;IF([.CF35]&gt;[.$B5];&quot;RedBoxArrival&quot;;&quot;GreenBoxArrival&quot;);IF(OR([.CF$12]&gt;=[.CF26];[.CF35]&gt;[.$B5]);&quot;RedBox&quot;;&quot;GreenBox&quot;));(IF([.CF67]&gt;0;IF(MOD([.CF$12]-[.$E5];[.$C5])=0;&quot;GreyBoxArrival&quot;;&quot;GreyBox&quot;);IF([.CF$12]&lt;[.C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G$14]=[.$A5];IF(MOD([.CG$12]-[.$E5];[.$C5])=0;IF([.CG35]&gt;[.$B5];&quot;RedBoxArrival&quot;;&quot;GreenBoxArrival&quot;);IF(OR([.CG$12]&gt;=[.CG26];[.CG35]&gt;[.$B5]);&quot;RedBox&quot;;&quot;GreenBox&quot;));(IF([.CG67]&gt;0;IF(MOD([.CG$12]-[.$E5];[.$C5])=0;&quot;GreyBoxArrival&quot;;&quot;GreyBox&quot;);IF([.CG$12]&lt;[.C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H$14]=[.$A5];IF(MOD([.CH$12]-[.$E5];[.$C5])=0;IF([.CH35]&gt;[.$B5];&quot;RedBoxArrival&quot;;&quot;GreenBoxArrival&quot;);IF(OR([.CH$12]&gt;=[.CH26];[.CH35]&gt;[.$B5]);&quot;RedBox&quot;;&quot;GreenBox&quot;));(IF([.CH67]&gt;0;IF(MOD([.CH$12]-[.$E5];[.$C5])=0;&quot;GreyBoxArrival&quot;;&quot;GreyBox&quot;);IF([.CH$12]&lt;[.C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I$14]=[.$A5];IF(MOD([.CI$12]-[.$E5];[.$C5])=0;IF([.CI35]&gt;[.$B5];&quot;RedBoxArrival&quot;;&quot;GreenBoxArrival&quot;);IF(OR([.CI$12]&gt;=[.CI26];[.CI35]&gt;[.$B5]);&quot;RedBox&quot;;&quot;GreenBox&quot;));(IF([.CI67]&gt;0;IF(MOD([.CI$12]-[.$E5];[.$C5])=0;&quot;GreyBoxArrival&quot;;&quot;GreyBox&quot;);IF([.CI$12]&lt;[.C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J$14]=[.$A5];IF(MOD([.CJ$12]-[.$E5];[.$C5])=0;IF([.CJ35]&gt;[.$B5];&quot;RedBoxArrival&quot;;&quot;GreenBoxArrival&quot;);IF(OR([.CJ$12]&gt;=[.CJ26];[.CJ35]&gt;[.$B5]);&quot;RedBox&quot;;&quot;GreenBox&quot;));(IF([.CJ67]&gt;0;IF(MOD([.CJ$12]-[.$E5];[.$C5])=0;&quot;GreyBoxArrival&quot;;&quot;GreyBox&quot;);IF([.CJ$12]&lt;[.CJ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K$14]=[.$A5];IF(MOD([.CK$12]-[.$E5];[.$C5])=0;IF([.CK35]&gt;[.$B5];&quot;RedBoxArrival&quot;;&quot;GreenBoxArrival&quot;);IF(OR([.CK$12]&gt;=[.CK26];[.CK35]&gt;[.$B5]);&quot;RedBox&quot;;&quot;GreenBox&quot;));(IF([.CK67]&gt;0;IF(MOD([.CK$12]-[.$E5];[.$C5])=0;&quot;GreyBoxArrival&quot;;&quot;GreyBox&quot;);IF([.CK$12]&lt;[.CK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L$14]=[.$A5];IF(MOD([.CL$12]-[.$E5];[.$C5])=0;IF([.CL35]&gt;[.$B5];&quot;RedBoxArrival&quot;;&quot;GreenBoxArrival&quot;);IF(OR([.CL$12]&gt;=[.CL26];[.CL35]&gt;[.$B5]);&quot;RedBox&quot;;&quot;GreenBox&quot;));(IF([.CL67]&gt;0;IF(MOD([.CL$12]-[.$E5];[.$C5])=0;&quot;GreyBoxArrival&quot;;&quot;GreyBox&quot;);IF([.CL$12]&lt;[.CL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M$14]=[.$A5];IF(MOD([.CM$12]-[.$E5];[.$C5])=0;IF([.CM35]&gt;[.$B5];&quot;RedBoxArrival&quot;;&quot;GreenBoxArrival&quot;);IF(OR([.CM$12]&gt;=[.CM26];[.CM35]&gt;[.$B5]);&quot;RedBox&quot;;&quot;GreenBox&quot;));(IF([.CM67]&gt;0;IF(MOD([.CM$12]-[.$E5];[.$C5])=0;&quot;GreyBoxArrival&quot;;&quot;GreyBox&quot;);IF([.CM$12]&lt;[.C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N$14]=[.$A5];IF(MOD([.CN$12]-[.$E5];[.$C5])=0;IF([.CN35]&gt;[.$B5];&quot;RedBoxArrival&quot;;&quot;GreenBoxArrival&quot;);IF(OR([.CN$12]&gt;=[.CN26];[.CN35]&gt;[.$B5]);&quot;RedBox&quot;;&quot;GreenBox&quot;));(IF([.CN67]&gt;0;IF(MOD([.CN$12]-[.$E5];[.$C5])=0;&quot;GreyBoxArrival&quot;;&quot;GreyBox&quot;);IF([.CN$12]&lt;[.C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5];IF(MOD([.CO$12]-[.$E5];[.$C5])=0;IF([.CO35]&gt;[.$B5];&quot;RedBoxArrival&quot;;&quot;GreenBoxArrival&quot;);IF(OR([.CO$12]&gt;=[.CO26];[.CO35]&gt;[.$B5]);&quot;RedBox&quot;;&quot;GreenBox&quot;));(IF([.CO67]&gt;0;IF(MOD([.CO$12]-[.$E5];[.$C5])=0;&quot;GreyBoxArrival&quot;;&quot;GreyBox&quot;);IF([.CO$12]&lt;[.C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P$14]=[.$A5];IF(MOD([.CP$12]-[.$E5];[.$C5])=0;IF([.CP35]&gt;[.$B5];&quot;RedBoxArrival&quot;;&quot;GreenBoxArrival&quot;);IF(OR([.CP$12]&gt;=[.CP26];[.CP35]&gt;[.$B5]);&quot;RedBox&quot;;&quot;GreenBox&quot;));(IF([.CP67]&gt;0;IF(MOD([.CP$12]-[.$E5];[.$C5])=0;&quot;GreyBoxArrival&quot;;&quot;GreyBox&quot;);IF([.CP$12]&lt;[.C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5];IF(MOD([.CQ$12]-[.$E5];[.$C5])=0;IF([.CQ35]&gt;[.$B5];&quot;RedBoxArrival&quot;;&quot;GreenBoxArrival&quot;);IF(OR([.CQ$12]&gt;=[.CQ26];[.CQ35]&gt;[.$B5]);&quot;RedBox&quot;;&quot;GreenBox&quot;));(IF([.CQ67]&gt;0;IF(MOD([.CQ$12]-[.$E5];[.$C5])=0;&quot;GreyBoxArrival&quot;;&quot;GreyBox&quot;);IF([.CQ$12]&lt;[.C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5];IF(MOD([.CR$12]-[.$E5];[.$C5])=0;IF([.CR35]&gt;[.$B5];&quot;RedBoxArrival&quot;;&quot;GreenBoxArrival&quot;);IF(OR([.CR$12]&gt;=[.CR26];[.CR35]&gt;[.$B5]);&quot;RedBox&quot;;&quot;GreenBox&quot;));(IF([.CR67]&gt;0;IF(MOD([.CR$12]-[.$E5];[.$C5])=0;&quot;GreyBoxArrival&quot;;&quot;GreyBox&quot;);IF([.CR$12]&lt;[.CR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S$14]=[.$A5];IF(MOD([.CS$12]-[.$E5];[.$C5])=0;IF([.CS35]&gt;[.$B5];&quot;RedBoxArrival&quot;;&quot;GreenBoxArrival&quot;);IF(OR([.CS$12]&gt;=[.CS26];[.CS35]&gt;[.$B5]);&quot;RedBox&quot;;&quot;GreenBox&quot;));(IF([.CS67]&gt;0;IF(MOD([.CS$12]-[.$E5];[.$C5])=0;&quot;GreyBoxArrival&quot;;&quot;GreyBox&quot;);IF([.CS$12]&lt;[.CS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T$14]=[.$A5];IF(MOD([.CT$12]-[.$E5];[.$C5])=0;IF([.CT35]&gt;[.$B5];&quot;RedBoxArrival&quot;;&quot;GreenBoxArrival&quot;);IF(OR([.CT$12]&gt;=[.CT26];[.CT35]&gt;[.$B5]);&quot;RedBox&quot;;&quot;GreenBox&quot;));(IF([.CT67]&gt;0;IF(MOD([.CT$12]-[.$E5];[.$C5])=0;&quot;GreyBoxArrival&quot;;&quot;GreyBox&quot;);IF([.CT$12]&lt;[.CT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CU$14]=[.$A5];IF(MOD([.CU$12]-[.$E5];[.$C5])=0;IF([.CU35]&gt;[.$B5];&quot;RedBoxArrival&quot;;&quot;GreenBoxArrival&quot;);IF(OR([.CU$12]&gt;=[.CU26];[.CU35]&gt;[.$B5]);&quot;RedBox&quot;;&quot;GreenBox&quot;));(IF([.CU67]&gt;0;IF(MOD([.CU$12]-[.$E5];[.$C5])=0;&quot;GreyBoxArrival&quot;;&quot;GreyBox&quot;);IF([.CU$12]&lt;[.CU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CV$14]=[.$A5];IF(MOD([.CV$12]-[.$E5];[.$C5])=0;IF([.CV35]&gt;[.$B5];&quot;RedBoxArrival&quot;;&quot;GreenBoxArrival&quot;);IF(OR([.CV$12]&gt;=[.CV26];[.CV35]&gt;[.$B5]);&quot;RedBox&quot;;&quot;GreenBox&quot;));(IF([.CV67]&gt;0;IF(MOD([.CV$12]-[.$E5];[.$C5])=0;&quot;GreyBoxArrival&quot;;&quot;GreyBox&quot;);IF([.CV$12]&lt;[.C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5];IF(MOD([.CW$12]-[.$E5];[.$C5])=0;IF([.CW35]&gt;[.$B5];&quot;RedBoxArrival&quot;;&quot;GreenBoxArrival&quot;);IF(OR([.CW$12]&gt;=[.CW26];[.CW35]&gt;[.$B5]);&quot;RedBox&quot;;&quot;GreenBox&quot;));(IF([.CW67]&gt;0;IF(MOD([.CW$12]-[.$E5];[.$C5])=0;&quot;GreyBoxArrival&quot;;&quot;GreyBox&quot;);IF([.CW$12]&lt;[.C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5];IF(MOD([.CX$12]-[.$E5];[.$C5])=0;IF([.CX35]&gt;[.$B5];&quot;RedBoxArrival&quot;;&quot;GreenBoxArrival&quot;);IF(OR([.CX$12]&gt;=[.CX26];[.CX35]&gt;[.$B5]);&quot;RedBox&quot;;&quot;GreenBox&quot;));(IF([.CX67]&gt;0;IF(MOD([.CX$12]-[.$E5];[.$C5])=0;&quot;GreyBoxArrival&quot;;&quot;GreyBox&quot;);IF([.CX$12]&lt;[.C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Y$14]=[.$A5];IF(MOD([.CY$12]-[.$E5];[.$C5])=0;IF([.CY35]&gt;[.$B5];&quot;RedBoxArrival&quot;;&quot;GreenBoxArrival&quot;);IF(OR([.CY$12]&gt;=[.CY26];[.CY35]&gt;[.$B5]);&quot;RedBox&quot;;&quot;GreenBox&quot;));(IF([.CY67]&gt;0;IF(MOD([.CY$12]-[.$E5];[.$C5])=0;&quot;GreyBoxArrival&quot;;&quot;GreyBox&quot;);IF([.CY$12]&lt;[.C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Z$14]=[.$A5];IF(MOD([.CZ$12]-[.$E5];[.$C5])=0;IF([.CZ35]&gt;[.$B5];&quot;RedBoxArrival&quot;;&quot;GreenBoxArrival&quot;);IF(OR([.CZ$12]&gt;=[.CZ26];[.CZ35]&gt;[.$B5]);&quot;RedBox&quot;;&quot;GreenBox&quot;));(IF([.CZ67]&gt;0;IF(MOD([.CZ$12]-[.$E5];[.$C5])=0;&quot;GreyBoxArrival&quot;;&quot;GreyBox&quot;);IF([.CZ$12]&lt;[.CZ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A$14]=[.$A5];IF(MOD([.DA$12]-[.$E5];[.$C5])=0;IF([.DA35]&gt;[.$B5];&quot;RedBoxArrival&quot;;&quot;GreenBoxArrival&quot;);IF(OR([.DA$12]&gt;=[.DA26];[.DA35]&gt;[.$B5]);&quot;RedBox&quot;;&quot;GreenBox&quot;));(IF([.DA67]&gt;0;IF(MOD([.DA$12]-[.$E5];[.$C5])=0;&quot;GreyBoxArrival&quot;;&quot;GreyBox&quot;);IF([.DA$12]&lt;[.DA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B$14]=[.$A5];IF(MOD([.DB$12]-[.$E5];[.$C5])=0;IF([.DB35]&gt;[.$B5];&quot;RedBoxArrival&quot;;&quot;GreenBoxArrival&quot;);IF(OR([.DB$12]&gt;=[.DB26];[.DB35]&gt;[.$B5]);&quot;RedBox&quot;;&quot;GreenBox&quot;));(IF([.DB67]&gt;0;IF(MOD([.DB$12]-[.$E5];[.$C5])=0;&quot;GreyBoxArrival&quot;;&quot;GreyBox&quot;);IF([.DB$12]&lt;[.DB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C$14]=[.$A5];IF(MOD([.DC$12]-[.$E5];[.$C5])=0;IF([.DC35]&gt;[.$B5];&quot;RedBoxArrival&quot;;&quot;GreenBoxArrival&quot;);IF(OR([.DC$12]&gt;=[.DC26];[.DC35]&gt;[.$B5]);&quot;RedBox&quot;;&quot;GreenBox&quot;));(IF([.DC67]&gt;0;IF(MOD([.DC$12]-[.$E5];[.$C5])=0;&quot;GreyBoxArrival&quot;;&quot;GreyBox&quot;);IF([.DC$12]&lt;[.D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D$14]=[.$A5];IF(MOD([.DD$12]-[.$E5];[.$C5])=0;IF([.DD35]&gt;[.$B5];&quot;RedBoxArrival&quot;;&quot;GreenBoxArrival&quot;);IF(OR([.DD$12]&gt;=[.DD26];[.DD35]&gt;[.$B5]);&quot;RedBox&quot;;&quot;GreenBox&quot;));(IF([.DD67]&gt;0;IF(MOD([.DD$12]-[.$E5];[.$C5])=0;&quot;GreyBoxArrival&quot;;&quot;GreyBox&quot;);IF([.DD$12]&lt;[.DD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E$14]=[.$A5];IF(MOD([.DE$12]-[.$E5];[.$C5])=0;IF([.DE35]&gt;[.$B5];&quot;RedBoxArrival&quot;;&quot;GreenBoxArrival&quot;);IF(OR([.DE$12]&gt;=[.DE26];[.DE35]&gt;[.$B5]);&quot;RedBox&quot;;&quot;GreenBox&quot;));(IF([.DE67]&gt;0;IF(MOD([.DE$12]-[.$E5];[.$C5])=0;&quot;GreyBoxArrival&quot;;&quot;GreyBox&quot;);IF([.DE$12]&lt;[.D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F$14]=[.$A5];IF(MOD([.DF$12]-[.$E5];[.$C5])=0;IF([.DF35]&gt;[.$B5];&quot;RedBoxArrival&quot;;&quot;GreenBoxArrival&quot;);IF(OR([.DF$12]&gt;=[.DF26];[.DF35]&gt;[.$B5]);&quot;RedBox&quot;;&quot;GreenBox&quot;));(IF([.DF67]&gt;0;IF(MOD([.DF$12]-[.$E5];[.$C5])=0;&quot;GreyBoxArrival&quot;;&quot;GreyBox&quot;);IF([.DF$12]&lt;[.D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G$14]=[.$A5];IF(MOD([.DG$12]-[.$E5];[.$C5])=0;IF([.DG35]&gt;[.$B5];&quot;RedBoxArrival&quot;;&quot;GreenBoxArrival&quot;);IF(OR([.DG$12]&gt;=[.DG26];[.DG35]&gt;[.$B5]);&quot;RedBox&quot;;&quot;GreenBox&quot;));(IF([.DG67]&gt;0;IF(MOD([.DG$12]-[.$E5];[.$C5])=0;&quot;GreyBoxArrival&quot;;&quot;GreyBox&quot;);IF([.DG$12]&lt;[.D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H$14]=[.$A5];IF(MOD([.DH$12]-[.$E5];[.$C5])=0;IF([.DH35]&gt;[.$B5];&quot;RedBoxArrival&quot;;&quot;GreenBoxArrival&quot;);IF(OR([.DH$12]&gt;=[.DH26];[.DH35]&gt;[.$B5]);&quot;RedBox&quot;;&quot;GreenBox&quot;));(IF([.DH67]&gt;0;IF(MOD([.DH$12]-[.$E5];[.$C5])=0;&quot;GreyBoxArrival&quot;;&quot;GreyBox&quot;);IF([.DH$12]&lt;[.DH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I$14]=[.$A5];IF(MOD([.DI$12]-[.$E5];[.$C5])=0;IF([.DI35]&gt;[.$B5];&quot;RedBoxArrival&quot;;&quot;GreenBoxArrival&quot;);IF(OR([.DI$12]&gt;=[.DI26];[.DI35]&gt;[.$B5]);&quot;RedBox&quot;;&quot;GreenBox&quot;));(IF([.DI67]&gt;0;IF(MOD([.DI$12]-[.$E5];[.$C5])=0;&quot;GreyBoxArrival&quot;;&quot;GreyBox&quot;);IF([.DI$12]&lt;[.DI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J$14]=[.$A5];IF(MOD([.DJ$12]-[.$E5];[.$C5])=0;IF([.DJ35]&gt;[.$B5];&quot;RedBoxArrival&quot;;&quot;GreenBoxArrival&quot;);IF(OR([.DJ$12]&gt;=[.DJ26];[.DJ35]&gt;[.$B5]);&quot;RedBox&quot;;&quot;GreenBox&quot;));(IF([.DJ67]&gt;0;IF(MOD([.DJ$12]-[.$E5];[.$C5])=0;&quot;GreyBoxArrival&quot;;&quot;GreyBox&quot;);IF([.DJ$12]&lt;[.DJ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K$14]=[.$A5];IF(MOD([.DK$12]-[.$E5];[.$C5])=0;IF([.DK35]&gt;[.$B5];&quot;RedBoxArrival&quot;;&quot;GreenBoxArrival&quot;);IF(OR([.DK$12]&gt;=[.DK26];[.DK35]&gt;[.$B5]);&quot;RedBox&quot;;&quot;GreenBox&quot;));(IF([.DK67]&gt;0;IF(MOD([.DK$12]-[.$E5];[.$C5])=0;&quot;GreyBoxArrival&quot;;&quot;GreyBox&quot;);IF([.DK$12]&lt;[.D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L$14]=[.$A5];IF(MOD([.DL$12]-[.$E5];[.$C5])=0;IF([.DL35]&gt;[.$B5];&quot;RedBoxArrival&quot;;&quot;GreenBoxArrival&quot;);IF(OR([.DL$12]&gt;=[.DL26];[.DL35]&gt;[.$B5]);&quot;RedBox&quot;;&quot;GreenBox&quot;));(IF([.DL67]&gt;0;IF(MOD([.DL$12]-[.$E5];[.$C5])=0;&quot;GreyBoxArrival&quot;;&quot;GreyBox&quot;);IF([.DL$12]&lt;[.D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M$14]=[.$A5];IF(MOD([.DM$12]-[.$E5];[.$C5])=0;IF([.DM35]&gt;[.$B5];&quot;RedBoxArrival&quot;;&quot;GreenBoxArrival&quot;);IF(OR([.DM$12]&gt;=[.DM26];[.DM35]&gt;[.$B5]);&quot;RedBox&quot;;&quot;GreenBox&quot;));(IF([.DM67]&gt;0;IF(MOD([.DM$12]-[.$E5];[.$C5])=0;&quot;GreyBoxArrival&quot;;&quot;GreyBox&quot;);IF([.DM$12]&lt;[.D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N$14]=[.$A5];IF(MOD([.DN$12]-[.$E5];[.$C5])=0;IF([.DN35]&gt;[.$B5];&quot;RedBoxArrival&quot;;&quot;GreenBoxArrival&quot;);IF(OR([.DN$12]&gt;=[.DN26];[.DN35]&gt;[.$B5]);&quot;RedBox&quot;;&quot;GreenBox&quot;));(IF([.DN67]&gt;0;IF(MOD([.DN$12]-[.$E5];[.$C5])=0;&quot;GreyBoxArrival&quot;;&quot;GreyBox&quot;);IF([.DN$12]&lt;[.D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O$14]=[.$A5];IF(MOD([.DO$12]-[.$E5];[.$C5])=0;IF([.DO35]&gt;[.$B5];&quot;RedBoxArrival&quot;;&quot;GreenBoxArrival&quot;);IF(OR([.DO$12]&gt;=[.DO26];[.DO35]&gt;[.$B5]);&quot;RedBox&quot;;&quot;GreenBox&quot;));(IF([.DO67]&gt;0;IF(MOD([.DO$12]-[.$E5];[.$C5])=0;&quot;GreyBoxArrival&quot;;&quot;GreyBox&quot;);IF([.DO$12]&lt;[.D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P$14]=[.$A5];IF(MOD([.DP$12]-[.$E5];[.$C5])=0;IF([.DP35]&gt;[.$B5];&quot;RedBoxArrival&quot;;&quot;GreenBoxArrival&quot;);IF(OR([.DP$12]&gt;=[.DP26];[.DP35]&gt;[.$B5]);&quot;RedBox&quot;;&quot;GreenBox&quot;));(IF([.DP67]&gt;0;IF(MOD([.DP$12]-[.$E5];[.$C5])=0;&quot;GreyBoxArrival&quot;;&quot;GreyBox&quot;);IF([.DP$12]&lt;[.DP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Q$14]=[.$A5];IF(MOD([.DQ$12]-[.$E5];[.$C5])=0;IF([.DQ35]&gt;[.$B5];&quot;RedBoxArrival&quot;;&quot;GreenBoxArrival&quot;);IF(OR([.DQ$12]&gt;=[.DQ26];[.DQ35]&gt;[.$B5]);&quot;RedBox&quot;;&quot;GreenBox&quot;));(IF([.DQ67]&gt;0;IF(MOD([.DQ$12]-[.$E5];[.$C5])=0;&quot;GreyBoxArrival&quot;;&quot;GreyBox&quot;);IF([.DQ$12]&lt;[.DQ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R$14]=[.$A5];IF(MOD([.DR$12]-[.$E5];[.$C5])=0;IF([.DR35]&gt;[.$B5];&quot;RedBoxArrival&quot;;&quot;GreenBoxArrival&quot;);IF(OR([.DR$12]&gt;=[.DR26];[.DR35]&gt;[.$B5]);&quot;RedBox&quot;;&quot;GreenBox&quot;));(IF([.DR67]&gt;0;IF(MOD([.DR$12]-[.$E5];[.$C5])=0;&quot;GreyBoxArrival&quot;;&quot;GreyBox&quot;);IF([.DR$12]&lt;[.DR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S$14]=[.$A5];IF(MOD([.DS$12]-[.$E5];[.$C5])=0;IF([.DS35]&gt;[.$B5];&quot;RedBoxArrival&quot;;&quot;GreenBoxArrival&quot;);IF(OR([.DS$12]&gt;=[.DS26];[.DS35]&gt;[.$B5]);&quot;RedBox&quot;;&quot;GreenBox&quot;));(IF([.DS67]&gt;0;IF(MOD([.DS$12]-[.$E5];[.$C5])=0;&quot;GreyBoxArrival&quot;;&quot;GreyBox&quot;);IF([.DS$12]&lt;[.D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T$14]=[.$A5];IF(MOD([.DT$12]-[.$E5];[.$C5])=0;IF([.DT35]&gt;[.$B5];&quot;RedBoxArrival&quot;;&quot;GreenBoxArrival&quot;);IF(OR([.DT$12]&gt;=[.DT26];[.DT35]&gt;[.$B5]);&quot;RedBox&quot;;&quot;GreenBox&quot;));(IF([.DT67]&gt;0;IF(MOD([.DT$12]-[.$E5];[.$C5])=0;&quot;GreyBoxArrival&quot;;&quot;GreyBox&quot;);IF([.DT$12]&lt;[.D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5];IF(MOD([.DU$12]-[.$E5];[.$C5])=0;IF([.DU35]&gt;[.$B5];&quot;RedBoxArrival&quot;;&quot;GreenBoxArrival&quot;);IF(OR([.DU$12]&gt;=[.DU26];[.DU35]&gt;[.$B5]);&quot;RedBox&quot;;&quot;GreenBox&quot;));(IF([.DU67]&gt;0;IF(MOD([.DU$12]-[.$E5];[.$C5])=0;&quot;GreyBoxArrival&quot;;&quot;GreyBox&quot;);IF([.DU$12]&lt;[.D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5];IF(MOD([.DV$12]-[.$E5];[.$C5])=0;IF([.DV35]&gt;[.$B5];&quot;RedBoxArrival&quot;;&quot;GreenBoxArrival&quot;);IF(OR([.DV$12]&gt;=[.DV26];[.DV35]&gt;[.$B5]);&quot;RedBox&quot;;&quot;GreenBox&quot;));(IF([.DV67]&gt;0;IF(MOD([.DV$12]-[.$E5];[.$C5])=0;&quot;GreyBoxArrival&quot;;&quot;GreyBox&quot;);IF([.DV$12]&lt;[.D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W$14]=[.$A5];IF(MOD([.DW$12]-[.$E5];[.$C5])=0;IF([.DW35]&gt;[.$B5];&quot;RedBoxArrival&quot;;&quot;GreenBoxArrival&quot;);IF(OR([.DW$12]&gt;=[.DW26];[.DW35]&gt;[.$B5]);&quot;RedBox&quot;;&quot;GreenBox&quot;));(IF([.DW67]&gt;0;IF(MOD([.DW$12]-[.$E5];[.$C5])=0;&quot;GreyBoxArrival&quot;;&quot;GreyBox&quot;);IF([.DW$12]&lt;[.D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X$14]=[.$A5];IF(MOD([.DX$12]-[.$E5];[.$C5])=0;IF([.DX35]&gt;[.$B5];&quot;RedBoxArrival&quot;;&quot;GreenBoxArrival&quot;);IF(OR([.DX$12]&gt;=[.DX26];[.DX35]&gt;[.$B5]);&quot;RedBox&quot;;&quot;GreenBox&quot;));(IF([.DX67]&gt;0;IF(MOD([.DX$12]-[.$E5];[.$C5])=0;&quot;GreyBoxArrival&quot;;&quot;GreyBox&quot;);IF([.DX$12]&lt;[.DX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Y$14]=[.$A5];IF(MOD([.DY$12]-[.$E5];[.$C5])=0;IF([.DY35]&gt;[.$B5];&quot;RedBoxArrival&quot;;&quot;GreenBoxArrival&quot;);IF(OR([.DY$12]&gt;=[.DY26];[.DY35]&gt;[.$B5]);&quot;RedBox&quot;;&quot;GreenBox&quot;));(IF([.DY67]&gt;0;IF(MOD([.DY$12]-[.$E5];[.$C5])=0;&quot;GreyBoxArrival&quot;;&quot;GreyBox&quot;);IF([.DY$12]&lt;[.DY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Z$14]=[.$A5];IF(MOD([.DZ$12]-[.$E5];[.$C5])=0;IF([.DZ35]&gt;[.$B5];&quot;RedBoxArrival&quot;;&quot;GreenBoxArrival&quot;);IF(OR([.DZ$12]&gt;=[.DZ26];[.DZ35]&gt;[.$B5]);&quot;RedBox&quot;;&quot;GreenBox&quot;));(IF([.DZ67]&gt;0;IF(MOD([.DZ$12]-[.$E5];[.$C5])=0;&quot;GreyBoxArrival&quot;;&quot;GreyBox&quot;);IF([.DZ$12]&lt;[.DZ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EA$14]=[.$A5];IF(MOD([.EA$12]-[.$E5];[.$C5])=0;IF([.EA35]&gt;[.$B5];&quot;RedBoxArrival&quot;;&quot;GreenBoxArrival&quot;);IF(OR([.EA$12]&gt;=[.EA26];[.EA35]&gt;[.$B5]);&quot;RedBox&quot;;&quot;GreenBox&quot;));(IF([.EA67]&gt;0;IF(MOD([.EA$12]-[.$E5];[.$C5])=0;&quot;GreyBoxArrival&quot;;&quot;GreyBox&quot;);IF([.EA$12]&lt;[.EA26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formula="of:=[.B6]/[.C6]" office:value-type="float" office:value="0.166666666666667" calcext:value-type="float">
            <text:p>0.17</text:p>
          </table:table-cell>
          <table:table-cell table:number-columns-repeated="2"/>
          <table:table-cell table:style-name="BeforeDeadline" table:formula="of:=+ORG.OPENOFFICE.STYLE(IF([.I$14]=[.$A6];IF(MOD([.I$12]-[.$E6];[.$C6])=0;IF([.I36]&gt;[.$B6];&quot;RedBoxArrival&quot;;&quot;GreenBoxArrival&quot;);IF(OR([.I$12]&gt;=[.I27];[.I36]&gt;[.$B6]);&quot;RedBox&quot;;&quot;GreenBox&quot;));(IF([.I68]&gt;0;IF(MOD([.I$12]-[.$E6];[.$C6])=0;&quot;GreyBoxArrival&quot;;&quot;GreyBox&quot;);IF([.I$12]&lt;[.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6];IF(MOD([.J$12]-[.$E6];[.$C6])=0;IF([.J36]&gt;[.$B6];&quot;RedBoxArrival&quot;;&quot;GreenBoxArrival&quot;);IF(OR([.J$12]&gt;=[.J27];[.J36]&gt;[.$B6]);&quot;RedBox&quot;;&quot;GreenBox&quot;));(IF([.J68]&gt;0;IF(MOD([.J$12]-[.$E6];[.$C6])=0;&quot;GreyBoxArrival&quot;;&quot;GreyBox&quot;);IF([.J$12]&lt;[.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K$14]=[.$A6];IF(MOD([.K$12]-[.$E6];[.$C6])=0;IF([.K36]&gt;[.$B6];&quot;RedBoxArrival&quot;;&quot;GreenBoxArrival&quot;);IF(OR([.K$12]&gt;=[.K27];[.K36]&gt;[.$B6]);&quot;RedBox&quot;;&quot;GreenBox&quot;));(IF([.K68]&gt;0;IF(MOD([.K$12]-[.$E6];[.$C6])=0;&quot;GreyBoxArrival&quot;;&quot;GreyBox&quot;);IF([.K$12]&lt;[.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6];IF(MOD([.L$12]-[.$E6];[.$C6])=0;IF([.L36]&gt;[.$B6];&quot;RedBoxArrival&quot;;&quot;GreenBoxArrival&quot;);IF(OR([.L$12]&gt;=[.L27];[.L36]&gt;[.$B6]);&quot;RedBox&quot;;&quot;GreenBox&quot;));(IF([.L68]&gt;0;IF(MOD([.L$12]-[.$E6];[.$C6])=0;&quot;GreyBoxArrival&quot;;&quot;GreyBox&quot;);IF([.L$12]&lt;[.L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M$14]=[.$A6];IF(MOD([.M$12]-[.$E6];[.$C6])=0;IF([.M36]&gt;[.$B6];&quot;RedBoxArrival&quot;;&quot;GreenBoxArrival&quot;);IF(OR([.M$12]&gt;=[.M27];[.M36]&gt;[.$B6]);&quot;RedBox&quot;;&quot;GreenBox&quot;));(IF([.M68]&gt;0;IF(MOD([.M$12]-[.$E6];[.$C6])=0;&quot;GreyBoxArrival&quot;;&quot;GreyBox&quot;);IF([.M$12]&lt;[.M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N$14]=[.$A6];IF(MOD([.N$12]-[.$E6];[.$C6])=0;IF([.N36]&gt;[.$B6];&quot;RedBoxArrival&quot;;&quot;GreenBoxArrival&quot;);IF(OR([.N$12]&gt;=[.N27];[.N36]&gt;[.$B6]);&quot;RedBox&quot;;&quot;GreenBox&quot;));(IF([.N68]&gt;0;IF(MOD([.N$12]-[.$E6];[.$C6])=0;&quot;GreyBoxArrival&quot;;&quot;GreyBox&quot;);IF([.N$12]&lt;[.N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O$14]=[.$A6];IF(MOD([.O$12]-[.$E6];[.$C6])=0;IF([.O36]&gt;[.$B6];&quot;RedBoxArrival&quot;;&quot;GreenBoxArrival&quot;);IF(OR([.O$12]&gt;=[.O27];[.O36]&gt;[.$B6]);&quot;RedBox&quot;;&quot;GreenBox&quot;));(IF([.O68]&gt;0;IF(MOD([.O$12]-[.$E6];[.$C6])=0;&quot;GreyBoxArrival&quot;;&quot;GreyBox&quot;);IF([.O$12]&lt;[.O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6];IF(MOD([.P$12]-[.$E6];[.$C6])=0;IF([.P36]&gt;[.$B6];&quot;RedBoxArrival&quot;;&quot;GreenBoxArrival&quot;);IF(OR([.P$12]&gt;=[.P27];[.P36]&gt;[.$B6]);&quot;RedBox&quot;;&quot;GreenBox&quot;));(IF([.P68]&gt;0;IF(MOD([.P$12]-[.$E6];[.$C6])=0;&quot;GreyBoxArrival&quot;;&quot;GreyBox&quot;);IF([.P$12]&lt;[.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6];IF(MOD([.Q$12]-[.$E6];[.$C6])=0;IF([.Q36]&gt;[.$B6];&quot;RedBoxArrival&quot;;&quot;GreenBoxArrival&quot;);IF(OR([.Q$12]&gt;=[.Q27];[.Q36]&gt;[.$B6]);&quot;RedBox&quot;;&quot;GreenBox&quot;));(IF([.Q68]&gt;0;IF(MOD([.Q$12]-[.$E6];[.$C6])=0;&quot;GreyBoxArrival&quot;;&quot;GreyBox&quot;);IF([.Q$12]&lt;[.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6];IF(MOD([.R$12]-[.$E6];[.$C6])=0;IF([.R36]&gt;[.$B6];&quot;RedBoxArrival&quot;;&quot;GreenBoxArrival&quot;);IF(OR([.R$12]&gt;=[.R27];[.R36]&gt;[.$B6]);&quot;RedBox&quot;;&quot;GreenBox&quot;));(IF([.R68]&gt;0;IF(MOD([.R$12]-[.$E6];[.$C6])=0;&quot;GreyBoxArrival&quot;;&quot;GreyBox&quot;);IF([.R$12]&lt;[.R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S$14]=[.$A6];IF(MOD([.S$12]-[.$E6];[.$C6])=0;IF([.S36]&gt;[.$B6];&quot;RedBoxArrival&quot;;&quot;GreenBoxArrival&quot;);IF(OR([.S$12]&gt;=[.S27];[.S36]&gt;[.$B6]);&quot;RedBox&quot;;&quot;GreenBox&quot;));(IF([.S68]&gt;0;IF(MOD([.S$12]-[.$E6];[.$C6])=0;&quot;GreyBoxArrival&quot;;&quot;GreyBox&quot;);IF([.S$12]&lt;[.S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T$14]=[.$A6];IF(MOD([.T$12]-[.$E6];[.$C6])=0;IF([.T36]&gt;[.$B6];&quot;RedBoxArrival&quot;;&quot;GreenBoxArrival&quot;);IF(OR([.T$12]&gt;=[.T27];[.T36]&gt;[.$B6]);&quot;RedBox&quot;;&quot;GreenBox&quot;));(IF([.T68]&gt;0;IF(MOD([.T$12]-[.$E6];[.$C6])=0;&quot;GreyBoxArrival&quot;;&quot;GreyBox&quot;);IF([.T$12]&lt;[.T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U$14]=[.$A6];IF(MOD([.U$12]-[.$E6];[.$C6])=0;IF([.U36]&gt;[.$B6];&quot;RedBoxArrival&quot;;&quot;GreenBoxArrival&quot;);IF(OR([.U$12]&gt;=[.U27];[.U36]&gt;[.$B6]);&quot;RedBox&quot;;&quot;GreenBox&quot;));(IF([.U68]&gt;0;IF(MOD([.U$12]-[.$E6];[.$C6])=0;&quot;GreyBoxArrival&quot;;&quot;GreyBox&quot;);IF([.U$12]&lt;[.U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V$14]=[.$A6];IF(MOD([.V$12]-[.$E6];[.$C6])=0;IF([.V36]&gt;[.$B6];&quot;RedBoxArrival&quot;;&quot;GreenBoxArrival&quot;);IF(OR([.V$12]&gt;=[.V27];[.V36]&gt;[.$B6]);&quot;RedBox&quot;;&quot;GreenBox&quot;));(IF([.V68]&gt;0;IF(MOD([.V$12]-[.$E6];[.$C6])=0;&quot;GreyBoxArrival&quot;;&quot;GreyBox&quot;);IF([.V$12]&lt;[.V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W$14]=[.$A6];IF(MOD([.W$12]-[.$E6];[.$C6])=0;IF([.W36]&gt;[.$B6];&quot;RedBoxArrival&quot;;&quot;GreenBoxArrival&quot;);IF(OR([.W$12]&gt;=[.W27];[.W36]&gt;[.$B6]);&quot;RedBox&quot;;&quot;GreenBox&quot;));(IF([.W68]&gt;0;IF(MOD([.W$12]-[.$E6];[.$C6])=0;&quot;GreyBoxArrival&quot;;&quot;GreyBox&quot;);IF([.W$12]&lt;[.W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X$14]=[.$A6];IF(MOD([.X$12]-[.$E6];[.$C6])=0;IF([.X36]&gt;[.$B6];&quot;RedBoxArrival&quot;;&quot;GreenBoxArrival&quot;);IF(OR([.X$12]&gt;=[.X27];[.X36]&gt;[.$B6]);&quot;RedBox&quot;;&quot;GreenBox&quot;));(IF([.X68]&gt;0;IF(MOD([.X$12]-[.$E6];[.$C6])=0;&quot;GreyBoxArrival&quot;;&quot;GreyBox&quot;);IF([.X$12]&lt;[.X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Y$14]=[.$A6];IF(MOD([.Y$12]-[.$E6];[.$C6])=0;IF([.Y36]&gt;[.$B6];&quot;RedBoxArrival&quot;;&quot;GreenBoxArrival&quot;);IF(OR([.Y$12]&gt;=[.Y27];[.Y36]&gt;[.$B6]);&quot;RedBox&quot;;&quot;GreenBox&quot;));(IF([.Y68]&gt;0;IF(MOD([.Y$12]-[.$E6];[.$C6])=0;&quot;GreyBoxArrival&quot;;&quot;GreyBox&quot;);IF([.Y$12]&lt;[.Y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Z$14]=[.$A6];IF(MOD([.Z$12]-[.$E6];[.$C6])=0;IF([.Z36]&gt;[.$B6];&quot;RedBoxArrival&quot;;&quot;GreenBoxArrival&quot;);IF(OR([.Z$12]&gt;=[.Z27];[.Z36]&gt;[.$B6]);&quot;RedBox&quot;;&quot;GreenBox&quot;));(IF([.Z68]&gt;0;IF(MOD([.Z$12]-[.$E6];[.$C6])=0;&quot;GreyBoxArrival&quot;;&quot;GreyBox&quot;);IF([.Z$12]&lt;[.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A$14]=[.$A6];IF(MOD([.AA$12]-[.$E6];[.$C6])=0;IF([.AA36]&gt;[.$B6];&quot;RedBoxArrival&quot;;&quot;GreenBoxArrival&quot;);IF(OR([.AA$12]&gt;=[.AA27];[.AA36]&gt;[.$B6]);&quot;RedBox&quot;;&quot;GreenBox&quot;));(IF([.AA68]&gt;0;IF(MOD([.AA$12]-[.$E6];[.$C6])=0;&quot;GreyBoxArrival&quot;;&quot;GreyBox&quot;);IF([.AA$12]&lt;[.A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6];IF(MOD([.AB$12]-[.$E6];[.$C6])=0;IF([.AB36]&gt;[.$B6];&quot;RedBoxArrival&quot;;&quot;GreenBoxArrival&quot;);IF(OR([.AB$12]&gt;=[.AB27];[.AB36]&gt;[.$B6]);&quot;RedBox&quot;;&quot;GreenBox&quot;));(IF([.AB68]&gt;0;IF(MOD([.AB$12]-[.$E6];[.$C6])=0;&quot;GreyBoxArrival&quot;;&quot;GreyBox&quot;);IF([.AB$12]&lt;[.AB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C$14]=[.$A6];IF(MOD([.AC$12]-[.$E6];[.$C6])=0;IF([.AC36]&gt;[.$B6];&quot;RedBoxArrival&quot;;&quot;GreenBoxArrival&quot;);IF(OR([.AC$12]&gt;=[.AC27];[.AC36]&gt;[.$B6]);&quot;RedBox&quot;;&quot;GreenBox&quot;));(IF([.AC68]&gt;0;IF(MOD([.AC$12]-[.$E6];[.$C6])=0;&quot;GreyBoxArrival&quot;;&quot;GreyBox&quot;);IF([.AC$12]&lt;[.A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D$14]=[.$A6];IF(MOD([.AD$12]-[.$E6];[.$C6])=0;IF([.AD36]&gt;[.$B6];&quot;RedBoxArrival&quot;;&quot;GreenBoxArrival&quot;);IF(OR([.AD$12]&gt;=[.AD27];[.AD36]&gt;[.$B6]);&quot;RedBox&quot;;&quot;GreenBox&quot;));(IF([.AD68]&gt;0;IF(MOD([.AD$12]-[.$E6];[.$C6])=0;&quot;GreyBoxArrival&quot;;&quot;GreyBox&quot;);IF([.AD$12]&lt;[.AD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E$14]=[.$A6];IF(MOD([.AE$12]-[.$E6];[.$C6])=0;IF([.AE36]&gt;[.$B6];&quot;RedBoxArrival&quot;;&quot;GreenBoxArrival&quot;);IF(OR([.AE$12]&gt;=[.AE27];[.AE36]&gt;[.$B6]);&quot;RedBox&quot;;&quot;GreenBox&quot;));(IF([.AE68]&gt;0;IF(MOD([.AE$12]-[.$E6];[.$C6])=0;&quot;GreyBoxArrival&quot;;&quot;GreyBox&quot;);IF([.AE$12]&lt;[.AE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F$14]=[.$A6];IF(MOD([.AF$12]-[.$E6];[.$C6])=0;IF([.AF36]&gt;[.$B6];&quot;RedBoxArrival&quot;;&quot;GreenBoxArrival&quot;);IF(OR([.AF$12]&gt;=[.AF27];[.AF36]&gt;[.$B6]);&quot;RedBox&quot;;&quot;GreenBox&quot;));(IF([.AF68]&gt;0;IF(MOD([.AF$12]-[.$E6];[.$C6])=0;&quot;GreyBoxArrival&quot;;&quot;GreyBox&quot;);IF([.AF$12]&lt;[.AF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G$14]=[.$A6];IF(MOD([.AG$12]-[.$E6];[.$C6])=0;IF([.AG36]&gt;[.$B6];&quot;RedBoxArrival&quot;;&quot;GreenBoxArrival&quot;);IF(OR([.AG$12]&gt;=[.AG27];[.AG36]&gt;[.$B6]);&quot;RedBox&quot;;&quot;GreenBox&quot;));(IF([.AG68]&gt;0;IF(MOD([.AG$12]-[.$E6];[.$C6])=0;&quot;GreyBoxArrival&quot;;&quot;GreyBox&quot;);IF([.AG$12]&lt;[.AG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H$14]=[.$A6];IF(MOD([.AH$12]-[.$E6];[.$C6])=0;IF([.AH36]&gt;[.$B6];&quot;RedBoxArrival&quot;;&quot;GreenBoxArrival&quot;);IF(OR([.AH$12]&gt;=[.AH27];[.AH36]&gt;[.$B6]);&quot;RedBox&quot;;&quot;GreenBox&quot;));(IF([.AH68]&gt;0;IF(MOD([.AH$12]-[.$E6];[.$C6])=0;&quot;GreyBoxArrival&quot;;&quot;GreyBox&quot;);IF([.AH$12]&lt;[.AH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I$14]=[.$A6];IF(MOD([.AI$12]-[.$E6];[.$C6])=0;IF([.AI36]&gt;[.$B6];&quot;RedBoxArrival&quot;;&quot;GreenBoxArrival&quot;);IF(OR([.AI$12]&gt;=[.AI27];[.AI36]&gt;[.$B6]);&quot;RedBox&quot;;&quot;GreenBox&quot;));(IF([.AI68]&gt;0;IF(MOD([.AI$12]-[.$E6];[.$C6])=0;&quot;GreyBoxArrival&quot;;&quot;GreyBox&quot;);IF([.AI$12]&lt;[.AI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J$14]=[.$A6];IF(MOD([.AJ$12]-[.$E6];[.$C6])=0;IF([.AJ36]&gt;[.$B6];&quot;RedBoxArrival&quot;;&quot;GreenBoxArrival&quot;);IF(OR([.AJ$12]&gt;=[.AJ27];[.AJ36]&gt;[.$B6]);&quot;RedBox&quot;;&quot;GreenBox&quot;));(IF([.AJ68]&gt;0;IF(MOD([.AJ$12]-[.$E6];[.$C6])=0;&quot;GreyBoxArrival&quot;;&quot;GreyBox&quot;);IF([.AJ$12]&lt;[.AJ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AK$14]=[.$A6];IF(MOD([.AK$12]-[.$E6];[.$C6])=0;IF([.AK36]&gt;[.$B6];&quot;RedBoxArrival&quot;;&quot;GreenBoxArrival&quot;);IF(OR([.AK$12]&gt;=[.AK27];[.AK36]&gt;[.$B6]);&quot;RedBox&quot;;&quot;GreenBox&quot;));(IF([.AK68]&gt;0;IF(MOD([.AK$12]-[.$E6];[.$C6])=0;&quot;GreyBoxArrival&quot;;&quot;GreyBox&quot;);IF([.AK$12]&lt;[.AK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AL$14]=[.$A6];IF(MOD([.AL$12]-[.$E6];[.$C6])=0;IF([.AL36]&gt;[.$B6];&quot;RedBoxArrival&quot;;&quot;GreenBoxArrival&quot;);IF(OR([.AL$12]&gt;=[.AL27];[.AL36]&gt;[.$B6]);&quot;RedBox&quot;;&quot;GreenBox&quot;));(IF([.AL68]&gt;0;IF(MOD([.AL$12]-[.$E6];[.$C6])=0;&quot;GreyBoxArrival&quot;;&quot;GreyBox&quot;);IF([.AL$12]&lt;[.AL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M$14]=[.$A6];IF(MOD([.AM$12]-[.$E6];[.$C6])=0;IF([.AM36]&gt;[.$B6];&quot;RedBoxArrival&quot;;&quot;GreenBoxArrival&quot;);IF(OR([.AM$12]&gt;=[.AM27];[.AM36]&gt;[.$B6]);&quot;RedBox&quot;;&quot;GreenBox&quot;));(IF([.AM68]&gt;0;IF(MOD([.AM$12]-[.$E6];[.$C6])=0;&quot;GreyBoxArrival&quot;;&quot;GreyBox&quot;);IF([.AM$12]&lt;[.AM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6];IF(MOD([.AN$12]-[.$E6];[.$C6])=0;IF([.AN36]&gt;[.$B6];&quot;RedBoxArrival&quot;;&quot;GreenBoxArrival&quot;);IF(OR([.AN$12]&gt;=[.AN27];[.AN36]&gt;[.$B6]);&quot;RedBox&quot;;&quot;GreenBox&quot;));(IF([.AN68]&gt;0;IF(MOD([.AN$12]-[.$E6];[.$C6])=0;&quot;GreyBoxArrival&quot;;&quot;GreyBox&quot;);IF([.AN$12]&lt;[.AN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O$14]=[.$A6];IF(MOD([.AO$12]-[.$E6];[.$C6])=0;IF([.AO36]&gt;[.$B6];&quot;RedBoxArrival&quot;;&quot;GreenBoxArrival&quot;);IF(OR([.AO$12]&gt;=[.AO27];[.AO36]&gt;[.$B6]);&quot;RedBox&quot;;&quot;GreenBox&quot;));(IF([.AO68]&gt;0;IF(MOD([.AO$12]-[.$E6];[.$C6])=0;&quot;GreyBoxArrival&quot;;&quot;GreyBox&quot;);IF([.AO$12]&lt;[.AO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P$14]=[.$A6];IF(MOD([.AP$12]-[.$E6];[.$C6])=0;IF([.AP36]&gt;[.$B6];&quot;RedBoxArrival&quot;;&quot;GreenBoxArrival&quot;);IF(OR([.AP$12]&gt;=[.AP27];[.AP36]&gt;[.$B6]);&quot;RedBox&quot;;&quot;GreenBox&quot;));(IF([.AP68]&gt;0;IF(MOD([.AP$12]-[.$E6];[.$C6])=0;&quot;GreyBoxArrival&quot;;&quot;GreyBox&quot;);IF([.AP$12]&lt;[.AP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Q$14]=[.$A6];IF(MOD([.AQ$12]-[.$E6];[.$C6])=0;IF([.AQ36]&gt;[.$B6];&quot;RedBoxArrival&quot;;&quot;GreenBoxArrival&quot;);IF(OR([.AQ$12]&gt;=[.AQ27];[.AQ36]&gt;[.$B6]);&quot;RedBox&quot;;&quot;GreenBox&quot;));(IF([.AQ68]&gt;0;IF(MOD([.AQ$12]-[.$E6];[.$C6])=0;&quot;GreyBoxArrival&quot;;&quot;GreyBox&quot;);IF([.AQ$12]&lt;[.AQ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R$14]=[.$A6];IF(MOD([.AR$12]-[.$E6];[.$C6])=0;IF([.AR36]&gt;[.$B6];&quot;RedBoxArrival&quot;;&quot;GreenBoxArrival&quot;);IF(OR([.AR$12]&gt;=[.AR27];[.AR36]&gt;[.$B6]);&quot;RedBox&quot;;&quot;GreenBox&quot;));(IF([.AR68]&gt;0;IF(MOD([.AR$12]-[.$E6];[.$C6])=0;&quot;GreyBoxArrival&quot;;&quot;GreyBox&quot;);IF([.AR$12]&lt;[.AR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S$14]=[.$A6];IF(MOD([.AS$12]-[.$E6];[.$C6])=0;IF([.AS36]&gt;[.$B6];&quot;RedBoxArrival&quot;;&quot;GreenBoxArrival&quot;);IF(OR([.AS$12]&gt;=[.AS27];[.AS36]&gt;[.$B6]);&quot;RedBox&quot;;&quot;GreenBox&quot;));(IF([.AS68]&gt;0;IF(MOD([.AS$12]-[.$E6];[.$C6])=0;&quot;GreyBoxArrival&quot;;&quot;GreyBox&quot;);IF([.AS$12]&lt;[.AS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T$14]=[.$A6];IF(MOD([.AT$12]-[.$E6];[.$C6])=0;IF([.AT36]&gt;[.$B6];&quot;RedBoxArrival&quot;;&quot;GreenBoxArrival&quot;);IF(OR([.AT$12]&gt;=[.AT27];[.AT36]&gt;[.$B6]);&quot;RedBox&quot;;&quot;GreenBox&quot;));(IF([.AT68]&gt;0;IF(MOD([.AT$12]-[.$E6];[.$C6])=0;&quot;GreyBoxArrival&quot;;&quot;GreyBox&quot;);IF([.AT$12]&lt;[.AT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U$14]=[.$A6];IF(MOD([.AU$12]-[.$E6];[.$C6])=0;IF([.AU36]&gt;[.$B6];&quot;RedBoxArrival&quot;;&quot;GreenBoxArrival&quot;);IF(OR([.AU$12]&gt;=[.AU27];[.AU36]&gt;[.$B6]);&quot;RedBox&quot;;&quot;GreenBox&quot;));(IF([.AU68]&gt;0;IF(MOD([.AU$12]-[.$E6];[.$C6])=0;&quot;GreyBoxArrival&quot;;&quot;GreyBox&quot;);IF([.AU$12]&lt;[.AU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V$14]=[.$A6];IF(MOD([.AV$12]-[.$E6];[.$C6])=0;IF([.AV36]&gt;[.$B6];&quot;RedBoxArrival&quot;;&quot;GreenBoxArrival&quot;);IF(OR([.AV$12]&gt;=[.AV27];[.AV36]&gt;[.$B6]);&quot;RedBox&quot;;&quot;GreenBox&quot;));(IF([.AV68]&gt;0;IF(MOD([.AV$12]-[.$E6];[.$C6])=0;&quot;GreyBoxArrival&quot;;&quot;GreyBox&quot;);IF([.AV$12]&lt;[.AV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AW$14]=[.$A6];IF(MOD([.AW$12]-[.$E6];[.$C6])=0;IF([.AW36]&gt;[.$B6];&quot;RedBoxArrival&quot;;&quot;GreenBoxArrival&quot;);IF(OR([.AW$12]&gt;=[.AW27];[.AW36]&gt;[.$B6]);&quot;RedBox&quot;;&quot;GreenBox&quot;));(IF([.AW68]&gt;0;IF(MOD([.AW$12]-[.$E6];[.$C6])=0;&quot;GreyBoxArrival&quot;;&quot;GreyBox&quot;);IF([.AW$12]&lt;[.AW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AX$14]=[.$A6];IF(MOD([.AX$12]-[.$E6];[.$C6])=0;IF([.AX36]&gt;[.$B6];&quot;RedBoxArrival&quot;;&quot;GreenBoxArrival&quot;);IF(OR([.AX$12]&gt;=[.AX27];[.AX36]&gt;[.$B6]);&quot;RedBox&quot;;&quot;GreenBox&quot;));(IF([.AX68]&gt;0;IF(MOD([.AX$12]-[.$E6];[.$C6])=0;&quot;GreyBoxArrival&quot;;&quot;GreyBox&quot;);IF([.AX$12]&lt;[.AX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AY$14]=[.$A6];IF(MOD([.AY$12]-[.$E6];[.$C6])=0;IF([.AY36]&gt;[.$B6];&quot;RedBoxArrival&quot;;&quot;GreenBoxArrival&quot;);IF(OR([.AY$12]&gt;=[.AY27];[.AY36]&gt;[.$B6]);&quot;RedBox&quot;;&quot;GreenBox&quot;));(IF([.AY68]&gt;0;IF(MOD([.AY$12]-[.$E6];[.$C6])=0;&quot;GreyBoxArrival&quot;;&quot;GreyBox&quot;);IF([.AY$12]&lt;[.A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Z$14]=[.$A6];IF(MOD([.AZ$12]-[.$E6];[.$C6])=0;IF([.AZ36]&gt;[.$B6];&quot;RedBoxArrival&quot;;&quot;GreenBoxArrival&quot;);IF(OR([.AZ$12]&gt;=[.AZ27];[.AZ36]&gt;[.$B6]);&quot;RedBox&quot;;&quot;GreenBox&quot;));(IF([.AZ68]&gt;0;IF(MOD([.AZ$12]-[.$E6];[.$C6])=0;&quot;GreyBoxArrival&quot;;&quot;GreyBox&quot;);IF([.AZ$12]&lt;[.A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6];IF(MOD([.BA$12]-[.$E6];[.$C6])=0;IF([.BA36]&gt;[.$B6];&quot;RedBoxArrival&quot;;&quot;GreenBoxArrival&quot;);IF(OR([.BA$12]&gt;=[.BA27];[.BA36]&gt;[.$B6]);&quot;RedBox&quot;;&quot;GreenBox&quot;));(IF([.BA68]&gt;0;IF(MOD([.BA$12]-[.$E6];[.$C6])=0;&quot;GreyBoxArrival&quot;;&quot;GreyBox&quot;);IF([.BA$12]&lt;[.B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B$14]=[.$A6];IF(MOD([.BB$12]-[.$E6];[.$C6])=0;IF([.BB36]&gt;[.$B6];&quot;RedBoxArrival&quot;;&quot;GreenBoxArrival&quot;);IF(OR([.BB$12]&gt;=[.BB27];[.BB36]&gt;[.$B6]);&quot;RedBox&quot;;&quot;GreenBox&quot;));(IF([.BB68]&gt;0;IF(MOD([.BB$12]-[.$E6];[.$C6])=0;&quot;GreyBoxArrival&quot;;&quot;GreyBox&quot;);IF([.BB$12]&lt;[.BB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C$14]=[.$A6];IF(MOD([.BC$12]-[.$E6];[.$C6])=0;IF([.BC36]&gt;[.$B6];&quot;RedBoxArrival&quot;;&quot;GreenBoxArrival&quot;);IF(OR([.BC$12]&gt;=[.BC27];[.BC36]&gt;[.$B6]);&quot;RedBox&quot;;&quot;GreenBox&quot;));(IF([.BC68]&gt;0;IF(MOD([.BC$12]-[.$E6];[.$C6])=0;&quot;GreyBoxArrival&quot;;&quot;GreyBox&quot;);IF([.BC$12]&lt;[.BC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D$14]=[.$A6];IF(MOD([.BD$12]-[.$E6];[.$C6])=0;IF([.BD36]&gt;[.$B6];&quot;RedBoxArrival&quot;;&quot;GreenBoxArrival&quot;);IF(OR([.BD$12]&gt;=[.BD27];[.BD36]&gt;[.$B6]);&quot;RedBox&quot;;&quot;GreenBox&quot;));(IF([.BD68]&gt;0;IF(MOD([.BD$12]-[.$E6];[.$C6])=0;&quot;GreyBoxArrival&quot;;&quot;GreyBox&quot;);IF([.BD$12]&lt;[.BD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E$14]=[.$A6];IF(MOD([.BE$12]-[.$E6];[.$C6])=0;IF([.BE36]&gt;[.$B6];&quot;RedBoxArrival&quot;;&quot;GreenBoxArrival&quot;);IF(OR([.BE$12]&gt;=[.BE27];[.BE36]&gt;[.$B6]);&quot;RedBox&quot;;&quot;GreenBox&quot;));(IF([.BE68]&gt;0;IF(MOD([.BE$12]-[.$E6];[.$C6])=0;&quot;GreyBoxArrival&quot;;&quot;GreyBox&quot;);IF([.BE$12]&lt;[.BE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F$14]=[.$A6];IF(MOD([.BF$12]-[.$E6];[.$C6])=0;IF([.BF36]&gt;[.$B6];&quot;RedBoxArrival&quot;;&quot;GreenBoxArrival&quot;);IF(OR([.BF$12]&gt;=[.BF27];[.BF36]&gt;[.$B6]);&quot;RedBox&quot;;&quot;GreenBox&quot;));(IF([.BF68]&gt;0;IF(MOD([.BF$12]-[.$E6];[.$C6])=0;&quot;GreyBoxArrival&quot;;&quot;GreyBox&quot;);IF([.BF$12]&lt;[.BF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G$14]=[.$A6];IF(MOD([.BG$12]-[.$E6];[.$C6])=0;IF([.BG36]&gt;[.$B6];&quot;RedBoxArrival&quot;;&quot;GreenBoxArrival&quot;);IF(OR([.BG$12]&gt;=[.BG27];[.BG36]&gt;[.$B6]);&quot;RedBox&quot;;&quot;GreenBox&quot;));(IF([.BG68]&gt;0;IF(MOD([.BG$12]-[.$E6];[.$C6])=0;&quot;GreyBoxArrival&quot;;&quot;GreyBox&quot;);IF([.BG$12]&lt;[.BG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H$14]=[.$A6];IF(MOD([.BH$12]-[.$E6];[.$C6])=0;IF([.BH36]&gt;[.$B6];&quot;RedBoxArrival&quot;;&quot;GreenBoxArrival&quot;);IF(OR([.BH$12]&gt;=[.BH27];[.BH36]&gt;[.$B6]);&quot;RedBox&quot;;&quot;GreenBox&quot;));(IF([.BH68]&gt;0;IF(MOD([.BH$12]-[.$E6];[.$C6])=0;&quot;GreyBoxArrival&quot;;&quot;GreyBox&quot;);IF([.BH$12]&lt;[.BH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I$14]=[.$A6];IF(MOD([.BI$12]-[.$E6];[.$C6])=0;IF([.BI36]&gt;[.$B6];&quot;RedBoxArrival&quot;;&quot;GreenBoxArrival&quot;);IF(OR([.BI$12]&gt;=[.BI27];[.BI36]&gt;[.$B6]);&quot;RedBox&quot;;&quot;GreenBox&quot;));(IF([.BI68]&gt;0;IF(MOD([.BI$12]-[.$E6];[.$C6])=0;&quot;GreyBoxArrival&quot;;&quot;GreyBox&quot;);IF([.BI$12]&lt;[.BI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J$14]=[.$A6];IF(MOD([.BJ$12]-[.$E6];[.$C6])=0;IF([.BJ36]&gt;[.$B6];&quot;RedBoxArrival&quot;;&quot;GreenBoxArrival&quot;);IF(OR([.BJ$12]&gt;=[.BJ27];[.BJ36]&gt;[.$B6]);&quot;RedBox&quot;;&quot;GreenBox&quot;));(IF([.BJ68]&gt;0;IF(MOD([.BJ$12]-[.$E6];[.$C6])=0;&quot;GreyBoxArrival&quot;;&quot;GreyBox&quot;);IF([.BJ$12]&lt;[.B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K$14]=[.$A6];IF(MOD([.BK$12]-[.$E6];[.$C6])=0;IF([.BK36]&gt;[.$B6];&quot;RedBoxArrival&quot;;&quot;GreenBoxArrival&quot;);IF(OR([.BK$12]&gt;=[.BK27];[.BK36]&gt;[.$B6]);&quot;RedBox&quot;;&quot;GreenBox&quot;));(IF([.BK68]&gt;0;IF(MOD([.BK$12]-[.$E6];[.$C6])=0;&quot;GreyBoxArrival&quot;;&quot;GreyBox&quot;);IF([.BK$12]&lt;[.B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L$14]=[.$A6];IF(MOD([.BL$12]-[.$E6];[.$C6])=0;IF([.BL36]&gt;[.$B6];&quot;RedBoxArrival&quot;;&quot;GreenBoxArrival&quot;);IF(OR([.BL$12]&gt;=[.BL27];[.BL36]&gt;[.$B6]);&quot;RedBox&quot;;&quot;GreenBox&quot;));(IF([.BL68]&gt;0;IF(MOD([.BL$12]-[.$E6];[.$C6])=0;&quot;GreyBoxArrival&quot;;&quot;GreyBox&quot;);IF([.BL$12]&lt;[.BL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M$14]=[.$A6];IF(MOD([.BM$12]-[.$E6];[.$C6])=0;IF([.BM36]&gt;[.$B6];&quot;RedBoxArrival&quot;;&quot;GreenBoxArrival&quot;);IF(OR([.BM$12]&gt;=[.BM27];[.BM36]&gt;[.$B6]);&quot;RedBox&quot;;&quot;GreenBox&quot;));(IF([.BM68]&gt;0;IF(MOD([.BM$12]-[.$E6];[.$C6])=0;&quot;GreyBoxArrival&quot;;&quot;GreyBox&quot;);IF([.BM$12]&lt;[.BM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N$14]=[.$A6];IF(MOD([.BN$12]-[.$E6];[.$C6])=0;IF([.BN36]&gt;[.$B6];&quot;RedBoxArrival&quot;;&quot;GreenBoxArrival&quot;);IF(OR([.BN$12]&gt;=[.BN27];[.BN36]&gt;[.$B6]);&quot;RedBox&quot;;&quot;GreenBox&quot;));(IF([.BN68]&gt;0;IF(MOD([.BN$12]-[.$E6];[.$C6])=0;&quot;GreyBoxArrival&quot;;&quot;GreyBox&quot;);IF([.BN$12]&lt;[.BN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O$14]=[.$A6];IF(MOD([.BO$12]-[.$E6];[.$C6])=0;IF([.BO36]&gt;[.$B6];&quot;RedBoxArrival&quot;;&quot;GreenBoxArrival&quot;);IF(OR([.BO$12]&gt;=[.BO27];[.BO36]&gt;[.$B6]);&quot;RedBox&quot;;&quot;GreenBox&quot;));(IF([.BO68]&gt;0;IF(MOD([.BO$12]-[.$E6];[.$C6])=0;&quot;GreyBoxArrival&quot;;&quot;GreyBox&quot;);IF([.BO$12]&lt;[.BO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P$14]=[.$A6];IF(MOD([.BP$12]-[.$E6];[.$C6])=0;IF([.BP36]&gt;[.$B6];&quot;RedBoxArrival&quot;;&quot;GreenBoxArrival&quot;);IF(OR([.BP$12]&gt;=[.BP27];[.BP36]&gt;[.$B6]);&quot;RedBox&quot;;&quot;GreenBox&quot;));(IF([.BP68]&gt;0;IF(MOD([.BP$12]-[.$E6];[.$C6])=0;&quot;GreyBoxArrival&quot;;&quot;GreyBox&quot;);IF([.BP$12]&lt;[.BP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Q$14]=[.$A6];IF(MOD([.BQ$12]-[.$E6];[.$C6])=0;IF([.BQ36]&gt;[.$B6];&quot;RedBoxArrival&quot;;&quot;GreenBoxArrival&quot;);IF(OR([.BQ$12]&gt;=[.BQ27];[.BQ36]&gt;[.$B6]);&quot;RedBox&quot;;&quot;GreenBox&quot;));(IF([.BQ68]&gt;0;IF(MOD([.BQ$12]-[.$E6];[.$C6])=0;&quot;GreyBoxArrival&quot;;&quot;GreyBox&quot;);IF([.BQ$12]&lt;[.BQ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R$14]=[.$A6];IF(MOD([.BR$12]-[.$E6];[.$C6])=0;IF([.BR36]&gt;[.$B6];&quot;RedBoxArrival&quot;;&quot;GreenBoxArrival&quot;);IF(OR([.BR$12]&gt;=[.BR27];[.BR36]&gt;[.$B6]);&quot;RedBox&quot;;&quot;GreenBox&quot;));(IF([.BR68]&gt;0;IF(MOD([.BR$12]-[.$E6];[.$C6])=0;&quot;GreyBoxArrival&quot;;&quot;GreyBox&quot;);IF([.BR$12]&lt;[.BR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S$14]=[.$A6];IF(MOD([.BS$12]-[.$E6];[.$C6])=0;IF([.BS36]&gt;[.$B6];&quot;RedBoxArrival&quot;;&quot;GreenBoxArrival&quot;);IF(OR([.BS$12]&gt;=[.BS27];[.BS36]&gt;[.$B6]);&quot;RedBox&quot;;&quot;GreenBox&quot;));(IF([.BS68]&gt;0;IF(MOD([.BS$12]-[.$E6];[.$C6])=0;&quot;GreyBoxArrival&quot;;&quot;GreyBox&quot;);IF([.BS$12]&lt;[.BS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T$14]=[.$A6];IF(MOD([.BT$12]-[.$E6];[.$C6])=0;IF([.BT36]&gt;[.$B6];&quot;RedBoxArrival&quot;;&quot;GreenBoxArrival&quot;);IF(OR([.BT$12]&gt;=[.BT27];[.BT36]&gt;[.$B6]);&quot;RedBox&quot;;&quot;GreenBox&quot;));(IF([.BT68]&gt;0;IF(MOD([.BT$12]-[.$E6];[.$C6])=0;&quot;GreyBoxArrival&quot;;&quot;GreyBox&quot;);IF([.BT$12]&lt;[.BT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BU$14]=[.$A6];IF(MOD([.BU$12]-[.$E6];[.$C6])=0;IF([.BU36]&gt;[.$B6];&quot;RedBoxArrival&quot;;&quot;GreenBoxArrival&quot;);IF(OR([.BU$12]&gt;=[.BU27];[.BU36]&gt;[.$B6]);&quot;RedBox&quot;;&quot;GreenBox&quot;));(IF([.BU68]&gt;0;IF(MOD([.BU$12]-[.$E6];[.$C6])=0;&quot;GreyBoxArrival&quot;;&quot;GreyBox&quot;);IF([.BU$12]&lt;[.BU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BV$14]=[.$A6];IF(MOD([.BV$12]-[.$E6];[.$C6])=0;IF([.BV36]&gt;[.$B6];&quot;RedBoxArrival&quot;;&quot;GreenBoxArrival&quot;);IF(OR([.BV$12]&gt;=[.BV27];[.BV36]&gt;[.$B6]);&quot;RedBox&quot;;&quot;GreenBox&quot;));(IF([.BV68]&gt;0;IF(MOD([.BV$12]-[.$E6];[.$C6])=0;&quot;GreyBoxArrival&quot;;&quot;GreyBox&quot;);IF([.BV$12]&lt;[.BV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W$14]=[.$A6];IF(MOD([.BW$12]-[.$E6];[.$C6])=0;IF([.BW36]&gt;[.$B6];&quot;RedBoxArrival&quot;;&quot;GreenBoxArrival&quot;);IF(OR([.BW$12]&gt;=[.BW27];[.BW36]&gt;[.$B6]);&quot;RedBox&quot;;&quot;GreenBox&quot;));(IF([.BW68]&gt;0;IF(MOD([.BW$12]-[.$E6];[.$C6])=0;&quot;GreyBoxArrival&quot;;&quot;GreyBox&quot;);IF([.BW$12]&lt;[.B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6];IF(MOD([.BX$12]-[.$E6];[.$C6])=0;IF([.BX36]&gt;[.$B6];&quot;RedBoxArrival&quot;;&quot;GreenBoxArrival&quot;);IF(OR([.BX$12]&gt;=[.BX27];[.BX36]&gt;[.$B6]);&quot;RedBox&quot;;&quot;GreenBox&quot;));(IF([.BX68]&gt;0;IF(MOD([.BX$12]-[.$E6];[.$C6])=0;&quot;GreyBoxArrival&quot;;&quot;GreyBox&quot;);IF([.BX$12]&lt;[.B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6];IF(MOD([.BY$12]-[.$E6];[.$C6])=0;IF([.BY36]&gt;[.$B6];&quot;RedBoxArrival&quot;;&quot;GreenBoxArrival&quot;);IF(OR([.BY$12]&gt;=[.BY27];[.BY36]&gt;[.$B6]);&quot;RedBox&quot;;&quot;GreenBox&quot;));(IF([.BY68]&gt;0;IF(MOD([.BY$12]-[.$E6];[.$C6])=0;&quot;GreyBoxArrival&quot;;&quot;GreyBox&quot;);IF([.BY$12]&lt;[.B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6];IF(MOD([.BZ$12]-[.$E6];[.$C6])=0;IF([.BZ36]&gt;[.$B6];&quot;RedBoxArrival&quot;;&quot;GreenBoxArrival&quot;);IF(OR([.BZ$12]&gt;=[.BZ27];[.BZ36]&gt;[.$B6]);&quot;RedBox&quot;;&quot;GreenBox&quot;));(IF([.BZ68]&gt;0;IF(MOD([.BZ$12]-[.$E6];[.$C6])=0;&quot;GreyBoxArrival&quot;;&quot;GreyBox&quot;);IF([.BZ$12]&lt;[.BZ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A$14]=[.$A6];IF(MOD([.CA$12]-[.$E6];[.$C6])=0;IF([.CA36]&gt;[.$B6];&quot;RedBoxArrival&quot;;&quot;GreenBoxArrival&quot;);IF(OR([.CA$12]&gt;=[.CA27];[.CA36]&gt;[.$B6]);&quot;RedBox&quot;;&quot;GreenBox&quot;));(IF([.CA68]&gt;0;IF(MOD([.CA$12]-[.$E6];[.$C6])=0;&quot;GreyBoxArrival&quot;;&quot;GreyBox&quot;);IF([.CA$12]&lt;[.CA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B$14]=[.$A6];IF(MOD([.CB$12]-[.$E6];[.$C6])=0;IF([.CB36]&gt;[.$B6];&quot;RedBoxArrival&quot;;&quot;GreenBoxArrival&quot;);IF(OR([.CB$12]&gt;=[.CB27];[.CB36]&gt;[.$B6]);&quot;RedBox&quot;;&quot;GreenBox&quot;));(IF([.CB68]&gt;0;IF(MOD([.CB$12]-[.$E6];[.$C6])=0;&quot;GreyBoxArrival&quot;;&quot;GreyBox&quot;);IF([.CB$12]&lt;[.CB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C$14]=[.$A6];IF(MOD([.CC$12]-[.$E6];[.$C6])=0;IF([.CC36]&gt;[.$B6];&quot;RedBoxArrival&quot;;&quot;GreenBoxArrival&quot;);IF(OR([.CC$12]&gt;=[.CC27];[.CC36]&gt;[.$B6]);&quot;RedBox&quot;;&quot;GreenBox&quot;));(IF([.CC68]&gt;0;IF(MOD([.CC$12]-[.$E6];[.$C6])=0;&quot;GreyBoxArrival&quot;;&quot;GreyBox&quot;);IF([.CC$12]&lt;[.CC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D$14]=[.$A6];IF(MOD([.CD$12]-[.$E6];[.$C6])=0;IF([.CD36]&gt;[.$B6];&quot;RedBoxArrival&quot;;&quot;GreenBoxArrival&quot;);IF(OR([.CD$12]&gt;=[.CD27];[.CD36]&gt;[.$B6]);&quot;RedBox&quot;;&quot;GreenBox&quot;));(IF([.CD68]&gt;0;IF(MOD([.CD$12]-[.$E6];[.$C6])=0;&quot;GreyBoxArrival&quot;;&quot;GreyBox&quot;);IF([.CD$12]&lt;[.CD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E$14]=[.$A6];IF(MOD([.CE$12]-[.$E6];[.$C6])=0;IF([.CE36]&gt;[.$B6];&quot;RedBoxArrival&quot;;&quot;GreenBoxArrival&quot;);IF(OR([.CE$12]&gt;=[.CE27];[.CE36]&gt;[.$B6]);&quot;RedBox&quot;;&quot;GreenBox&quot;));(IF([.CE68]&gt;0;IF(MOD([.CE$12]-[.$E6];[.$C6])=0;&quot;GreyBoxArrival&quot;;&quot;GreyBox&quot;);IF([.CE$12]&lt;[.CE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F$14]=[.$A6];IF(MOD([.CF$12]-[.$E6];[.$C6])=0;IF([.CF36]&gt;[.$B6];&quot;RedBoxArrival&quot;;&quot;GreenBoxArrival&quot;);IF(OR([.CF$12]&gt;=[.CF27];[.CF36]&gt;[.$B6]);&quot;RedBox&quot;;&quot;GreenBox&quot;));(IF([.CF68]&gt;0;IF(MOD([.CF$12]-[.$E6];[.$C6])=0;&quot;GreyBoxArrival&quot;;&quot;GreyBox&quot;);IF([.CF$12]&lt;[.CF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G$14]=[.$A6];IF(MOD([.CG$12]-[.$E6];[.$C6])=0;IF([.CG36]&gt;[.$B6];&quot;RedBoxArrival&quot;;&quot;GreenBoxArrival&quot;);IF(OR([.CG$12]&gt;=[.CG27];[.CG36]&gt;[.$B6]);&quot;RedBox&quot;;&quot;GreenBox&quot;));(IF([.CG68]&gt;0;IF(MOD([.CG$12]-[.$E6];[.$C6])=0;&quot;GreyBoxArrival&quot;;&quot;GreyBox&quot;);IF([.CG$12]&lt;[.CG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CH$14]=[.$A6];IF(MOD([.CH$12]-[.$E6];[.$C6])=0;IF([.CH36]&gt;[.$B6];&quot;RedBoxArrival&quot;;&quot;GreenBoxArrival&quot;);IF(OR([.CH$12]&gt;=[.CH27];[.CH36]&gt;[.$B6]);&quot;RedBox&quot;;&quot;GreenBox&quot;));(IF([.CH68]&gt;0;IF(MOD([.CH$12]-[.$E6];[.$C6])=0;&quot;GreyBoxArrival&quot;;&quot;GreyBox&quot;);IF([.CH$12]&lt;[.C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I$14]=[.$A6];IF(MOD([.CI$12]-[.$E6];[.$C6])=0;IF([.CI36]&gt;[.$B6];&quot;RedBoxArrival&quot;;&quot;GreenBoxArrival&quot;);IF(OR([.CI$12]&gt;=[.CI27];[.CI36]&gt;[.$B6]);&quot;RedBox&quot;;&quot;GreenBox&quot;));(IF([.CI68]&gt;0;IF(MOD([.CI$12]-[.$E6];[.$C6])=0;&quot;GreyBoxArrival&quot;;&quot;GreyBox&quot;);IF([.CI$12]&lt;[.C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J$14]=[.$A6];IF(MOD([.CJ$12]-[.$E6];[.$C6])=0;IF([.CJ36]&gt;[.$B6];&quot;RedBoxArrival&quot;;&quot;GreenBoxArrival&quot;);IF(OR([.CJ$12]&gt;=[.CJ27];[.CJ36]&gt;[.$B6]);&quot;RedBox&quot;;&quot;GreenBox&quot;));(IF([.CJ68]&gt;0;IF(MOD([.CJ$12]-[.$E6];[.$C6])=0;&quot;GreyBoxArrival&quot;;&quot;GreyBox&quot;);IF([.CJ$12]&lt;[.C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K$14]=[.$A6];IF(MOD([.CK$12]-[.$E6];[.$C6])=0;IF([.CK36]&gt;[.$B6];&quot;RedBoxArrival&quot;;&quot;GreenBoxArrival&quot;);IF(OR([.CK$12]&gt;=[.CK27];[.CK36]&gt;[.$B6]);&quot;RedBox&quot;;&quot;GreenBox&quot;));(IF([.CK68]&gt;0;IF(MOD([.CK$12]-[.$E6];[.$C6])=0;&quot;GreyBoxArrival&quot;;&quot;GreyBox&quot;);IF([.CK$12]&lt;[.C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L$14]=[.$A6];IF(MOD([.CL$12]-[.$E6];[.$C6])=0;IF([.CL36]&gt;[.$B6];&quot;RedBoxArrival&quot;;&quot;GreenBoxArrival&quot;);IF(OR([.CL$12]&gt;=[.CL27];[.CL36]&gt;[.$B6]);&quot;RedBox&quot;;&quot;GreenBox&quot;));(IF([.CL68]&gt;0;IF(MOD([.CL$12]-[.$E6];[.$C6])=0;&quot;GreyBoxArrival&quot;;&quot;GreyBox&quot;);IF([.CL$12]&lt;[.CL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M$14]=[.$A6];IF(MOD([.CM$12]-[.$E6];[.$C6])=0;IF([.CM36]&gt;[.$B6];&quot;RedBoxArrival&quot;;&quot;GreenBoxArrival&quot;);IF(OR([.CM$12]&gt;=[.CM27];[.CM36]&gt;[.$B6]);&quot;RedBox&quot;;&quot;GreenBox&quot;));(IF([.CM68]&gt;0;IF(MOD([.CM$12]-[.$E6];[.$C6])=0;&quot;GreyBoxArrival&quot;;&quot;GreyBox&quot;);IF([.CM$12]&lt;[.CM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N$14]=[.$A6];IF(MOD([.CN$12]-[.$E6];[.$C6])=0;IF([.CN36]&gt;[.$B6];&quot;RedBoxArrival&quot;;&quot;GreenBoxArrival&quot;);IF(OR([.CN$12]&gt;=[.CN27];[.CN36]&gt;[.$B6]);&quot;RedBox&quot;;&quot;GreenBox&quot;));(IF([.CN68]&gt;0;IF(MOD([.CN$12]-[.$E6];[.$C6])=0;&quot;GreyBoxArrival&quot;;&quot;GreyBox&quot;);IF([.CN$12]&lt;[.CN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O$14]=[.$A6];IF(MOD([.CO$12]-[.$E6];[.$C6])=0;IF([.CO36]&gt;[.$B6];&quot;RedBoxArrival&quot;;&quot;GreenBoxArrival&quot;);IF(OR([.CO$12]&gt;=[.CO27];[.CO36]&gt;[.$B6]);&quot;RedBox&quot;;&quot;GreenBox&quot;));(IF([.CO68]&gt;0;IF(MOD([.CO$12]-[.$E6];[.$C6])=0;&quot;GreyBoxArrival&quot;;&quot;GreyBox&quot;);IF([.CO$12]&lt;[.CO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P$14]=[.$A6];IF(MOD([.CP$12]-[.$E6];[.$C6])=0;IF([.CP36]&gt;[.$B6];&quot;RedBoxArrival&quot;;&quot;GreenBoxArrival&quot;);IF(OR([.CP$12]&gt;=[.CP27];[.CP36]&gt;[.$B6]);&quot;RedBox&quot;;&quot;GreenBox&quot;));(IF([.CP68]&gt;0;IF(MOD([.CP$12]-[.$E6];[.$C6])=0;&quot;GreyBoxArrival&quot;;&quot;GreyBox&quot;);IF([.CP$12]&lt;[.CP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Q$14]=[.$A6];IF(MOD([.CQ$12]-[.$E6];[.$C6])=0;IF([.CQ36]&gt;[.$B6];&quot;RedBoxArrival&quot;;&quot;GreenBoxArrival&quot;);IF(OR([.CQ$12]&gt;=[.CQ27];[.CQ36]&gt;[.$B6]);&quot;RedBox&quot;;&quot;GreenBox&quot;));(IF([.CQ68]&gt;0;IF(MOD([.CQ$12]-[.$E6];[.$C6])=0;&quot;GreyBoxArrival&quot;;&quot;GreyBox&quot;);IF([.CQ$12]&lt;[.CQ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R$14]=[.$A6];IF(MOD([.CR$12]-[.$E6];[.$C6])=0;IF([.CR36]&gt;[.$B6];&quot;RedBoxArrival&quot;;&quot;GreenBoxArrival&quot;);IF(OR([.CR$12]&gt;=[.CR27];[.CR36]&gt;[.$B6]);&quot;RedBox&quot;;&quot;GreenBox&quot;));(IF([.CR68]&gt;0;IF(MOD([.CR$12]-[.$E6];[.$C6])=0;&quot;GreyBoxArrival&quot;;&quot;GreyBox&quot;);IF([.CR$12]&lt;[.CR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CS$14]=[.$A6];IF(MOD([.CS$12]-[.$E6];[.$C6])=0;IF([.CS36]&gt;[.$B6];&quot;RedBoxArrival&quot;;&quot;GreenBoxArrival&quot;);IF(OR([.CS$12]&gt;=[.CS27];[.CS36]&gt;[.$B6]);&quot;RedBox&quot;;&quot;GreenBox&quot;));(IF([.CS68]&gt;0;IF(MOD([.CS$12]-[.$E6];[.$C6])=0;&quot;GreyBoxArrival&quot;;&quot;GreyBox&quot;);IF([.CS$12]&lt;[.CS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CT$14]=[.$A6];IF(MOD([.CT$12]-[.$E6];[.$C6])=0;IF([.CT36]&gt;[.$B6];&quot;RedBoxArrival&quot;;&quot;GreenBoxArrival&quot;);IF(OR([.CT$12]&gt;=[.CT27];[.CT36]&gt;[.$B6]);&quot;RedBox&quot;;&quot;GreenBox&quot;));(IF([.CT68]&gt;0;IF(MOD([.CT$12]-[.$E6];[.$C6])=0;&quot;GreyBoxArrival&quot;;&quot;GreyBox&quot;);IF([.CT$12]&lt;[.C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U$14]=[.$A6];IF(MOD([.CU$12]-[.$E6];[.$C6])=0;IF([.CU36]&gt;[.$B6];&quot;RedBoxArrival&quot;;&quot;GreenBoxArrival&quot;);IF(OR([.CU$12]&gt;=[.CU27];[.CU36]&gt;[.$B6]);&quot;RedBox&quot;;&quot;GreenBox&quot;));(IF([.CU68]&gt;0;IF(MOD([.CU$12]-[.$E6];[.$C6])=0;&quot;GreyBoxArrival&quot;;&quot;GreyBox&quot;);IF([.CU$12]&lt;[.C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V$14]=[.$A6];IF(MOD([.CV$12]-[.$E6];[.$C6])=0;IF([.CV36]&gt;[.$B6];&quot;RedBoxArrival&quot;;&quot;GreenBoxArrival&quot;);IF(OR([.CV$12]&gt;=[.CV27];[.CV36]&gt;[.$B6]);&quot;RedBox&quot;;&quot;GreenBox&quot;));(IF([.CV68]&gt;0;IF(MOD([.CV$12]-[.$E6];[.$C6])=0;&quot;GreyBoxArrival&quot;;&quot;GreyBox&quot;);IF([.CV$12]&lt;[.C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6];IF(MOD([.CW$12]-[.$E6];[.$C6])=0;IF([.CW36]&gt;[.$B6];&quot;RedBoxArrival&quot;;&quot;GreenBoxArrival&quot;);IF(OR([.CW$12]&gt;=[.CW27];[.CW36]&gt;[.$B6]);&quot;RedBox&quot;;&quot;GreenBox&quot;));(IF([.CW68]&gt;0;IF(MOD([.CW$12]-[.$E6];[.$C6])=0;&quot;GreyBoxArrival&quot;;&quot;GreyBox&quot;);IF([.CW$12]&lt;[.C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6];IF(MOD([.CX$12]-[.$E6];[.$C6])=0;IF([.CX36]&gt;[.$B6];&quot;RedBoxArrival&quot;;&quot;GreenBoxArrival&quot;);IF(OR([.CX$12]&gt;=[.CX27];[.CX36]&gt;[.$B6]);&quot;RedBox&quot;;&quot;GreenBox&quot;));(IF([.CX68]&gt;0;IF(MOD([.CX$12]-[.$E6];[.$C6])=0;&quot;GreyBoxArrival&quot;;&quot;GreyBox&quot;);IF([.CX$12]&lt;[.CX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Y$14]=[.$A6];IF(MOD([.CY$12]-[.$E6];[.$C6])=0;IF([.CY36]&gt;[.$B6];&quot;RedBoxArrival&quot;;&quot;GreenBoxArrival&quot;);IF(OR([.CY$12]&gt;=[.CY27];[.CY36]&gt;[.$B6]);&quot;RedBox&quot;;&quot;GreenBox&quot;));(IF([.CY68]&gt;0;IF(MOD([.CY$12]-[.$E6];[.$C6])=0;&quot;GreyBoxArrival&quot;;&quot;GreyBox&quot;);IF([.CY$12]&lt;[.CY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Z$14]=[.$A6];IF(MOD([.CZ$12]-[.$E6];[.$C6])=0;IF([.CZ36]&gt;[.$B6];&quot;RedBoxArrival&quot;;&quot;GreenBoxArrival&quot;);IF(OR([.CZ$12]&gt;=[.CZ27];[.CZ36]&gt;[.$B6]);&quot;RedBox&quot;;&quot;GreenBox&quot;));(IF([.CZ68]&gt;0;IF(MOD([.CZ$12]-[.$E6];[.$C6])=0;&quot;GreyBoxArrival&quot;;&quot;GreyBox&quot;);IF([.CZ$12]&lt;[.CZ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A$14]=[.$A6];IF(MOD([.DA$12]-[.$E6];[.$C6])=0;IF([.DA36]&gt;[.$B6];&quot;RedBoxArrival&quot;;&quot;GreenBoxArrival&quot;);IF(OR([.DA$12]&gt;=[.DA27];[.DA36]&gt;[.$B6]);&quot;RedBox&quot;;&quot;GreenBox&quot;));(IF([.DA68]&gt;0;IF(MOD([.DA$12]-[.$E6];[.$C6])=0;&quot;GreyBoxArrival&quot;;&quot;GreyBox&quot;);IF([.DA$12]&lt;[.DA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B$14]=[.$A6];IF(MOD([.DB$12]-[.$E6];[.$C6])=0;IF([.DB36]&gt;[.$B6];&quot;RedBoxArrival&quot;;&quot;GreenBoxArrival&quot;);IF(OR([.DB$12]&gt;=[.DB27];[.DB36]&gt;[.$B6]);&quot;RedBox&quot;;&quot;GreenBox&quot;));(IF([.DB68]&gt;0;IF(MOD([.DB$12]-[.$E6];[.$C6])=0;&quot;GreyBoxArrival&quot;;&quot;GreyBox&quot;);IF([.DB$12]&lt;[.DB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C$14]=[.$A6];IF(MOD([.DC$12]-[.$E6];[.$C6])=0;IF([.DC36]&gt;[.$B6];&quot;RedBoxArrival&quot;;&quot;GreenBoxArrival&quot;);IF(OR([.DC$12]&gt;=[.DC27];[.DC36]&gt;[.$B6]);&quot;RedBox&quot;;&quot;GreenBox&quot;));(IF([.DC68]&gt;0;IF(MOD([.DC$12]-[.$E6];[.$C6])=0;&quot;GreyBoxArrival&quot;;&quot;GreyBox&quot;);IF([.DC$12]&lt;[.DC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D$14]=[.$A6];IF(MOD([.DD$12]-[.$E6];[.$C6])=0;IF([.DD36]&gt;[.$B6];&quot;RedBoxArrival&quot;;&quot;GreenBoxArrival&quot;);IF(OR([.DD$12]&gt;=[.DD27];[.DD36]&gt;[.$B6]);&quot;RedBox&quot;;&quot;GreenBox&quot;));(IF([.DD68]&gt;0;IF(MOD([.DD$12]-[.$E6];[.$C6])=0;&quot;GreyBoxArrival&quot;;&quot;GreyBox&quot;);IF([.DD$12]&lt;[.DD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DE$14]=[.$A6];IF(MOD([.DE$12]-[.$E6];[.$C6])=0;IF([.DE36]&gt;[.$B6];&quot;RedBoxArrival&quot;;&quot;GreenBoxArrival&quot;);IF(OR([.DE$12]&gt;=[.DE27];[.DE36]&gt;[.$B6]);&quot;RedBox&quot;;&quot;GreenBox&quot;));(IF([.DE68]&gt;0;IF(MOD([.DE$12]-[.$E6];[.$C6])=0;&quot;GreyBoxArrival&quot;;&quot;GreyBox&quot;);IF([.DE$12]&lt;[.DE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DF$14]=[.$A6];IF(MOD([.DF$12]-[.$E6];[.$C6])=0;IF([.DF36]&gt;[.$B6];&quot;RedBoxArrival&quot;;&quot;GreenBoxArrival&quot;);IF(OR([.DF$12]&gt;=[.DF27];[.DF36]&gt;[.$B6]);&quot;RedBox&quot;;&quot;GreenBox&quot;));(IF([.DF68]&gt;0;IF(MOD([.DF$12]-[.$E6];[.$C6])=0;&quot;GreyBoxArrival&quot;;&quot;GreyBox&quot;);IF([.DF$12]&lt;[.DF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DG$14]=[.$A6];IF(MOD([.DG$12]-[.$E6];[.$C6])=0;IF([.DG36]&gt;[.$B6];&quot;RedBoxArrival&quot;;&quot;GreenBoxArrival&quot;);IF(OR([.DG$12]&gt;=[.DG27];[.DG36]&gt;[.$B6]);&quot;RedBox&quot;;&quot;GreenBox&quot;));(IF([.DG68]&gt;0;IF(MOD([.DG$12]-[.$E6];[.$C6])=0;&quot;GreyBoxArrival&quot;;&quot;GreyBox&quot;);IF([.DG$12]&lt;[.D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H$14]=[.$A6];IF(MOD([.DH$12]-[.$E6];[.$C6])=0;IF([.DH36]&gt;[.$B6];&quot;RedBoxArrival&quot;;&quot;GreenBoxArrival&quot;);IF(OR([.DH$12]&gt;=[.DH27];[.DH36]&gt;[.$B6]);&quot;RedBox&quot;;&quot;GreenBox&quot;));(IF([.DH68]&gt;0;IF(MOD([.DH$12]-[.$E6];[.$C6])=0;&quot;GreyBoxArrival&quot;;&quot;GreyBox&quot;);IF([.DH$12]&lt;[.D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I$14]=[.$A6];IF(MOD([.DI$12]-[.$E6];[.$C6])=0;IF([.DI36]&gt;[.$B6];&quot;RedBoxArrival&quot;;&quot;GreenBoxArrival&quot;);IF(OR([.DI$12]&gt;=[.DI27];[.DI36]&gt;[.$B6]);&quot;RedBox&quot;;&quot;GreenBox&quot;));(IF([.DI68]&gt;0;IF(MOD([.DI$12]-[.$E6];[.$C6])=0;&quot;GreyBoxArrival&quot;;&quot;GreyBox&quot;);IF([.DI$12]&lt;[.D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J$14]=[.$A6];IF(MOD([.DJ$12]-[.$E6];[.$C6])=0;IF([.DJ36]&gt;[.$B6];&quot;RedBoxArrival&quot;;&quot;GreenBoxArrival&quot;);IF(OR([.DJ$12]&gt;=[.DJ27];[.DJ36]&gt;[.$B6]);&quot;RedBox&quot;;&quot;GreenBox&quot;));(IF([.DJ68]&gt;0;IF(MOD([.DJ$12]-[.$E6];[.$C6])=0;&quot;GreyBoxArrival&quot;;&quot;GreyBox&quot;);IF([.DJ$12]&lt;[.DJ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K$14]=[.$A6];IF(MOD([.DK$12]-[.$E6];[.$C6])=0;IF([.DK36]&gt;[.$B6];&quot;RedBoxArrival&quot;;&quot;GreenBoxArrival&quot;);IF(OR([.DK$12]&gt;=[.DK27];[.DK36]&gt;[.$B6]);&quot;RedBox&quot;;&quot;GreenBox&quot;));(IF([.DK68]&gt;0;IF(MOD([.DK$12]-[.$E6];[.$C6])=0;&quot;GreyBoxArrival&quot;;&quot;GreyBox&quot;);IF([.DK$12]&lt;[.DK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L$14]=[.$A6];IF(MOD([.DL$12]-[.$E6];[.$C6])=0;IF([.DL36]&gt;[.$B6];&quot;RedBoxArrival&quot;;&quot;GreenBoxArrival&quot;);IF(OR([.DL$12]&gt;=[.DL27];[.DL36]&gt;[.$B6]);&quot;RedBox&quot;;&quot;GreenBox&quot;));(IF([.DL68]&gt;0;IF(MOD([.DL$12]-[.$E6];[.$C6])=0;&quot;GreyBoxArrival&quot;;&quot;GreyBox&quot;);IF([.DL$12]&lt;[.DL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M$14]=[.$A6];IF(MOD([.DM$12]-[.$E6];[.$C6])=0;IF([.DM36]&gt;[.$B6];&quot;RedBoxArrival&quot;;&quot;GreenBoxArrival&quot;);IF(OR([.DM$12]&gt;=[.DM27];[.DM36]&gt;[.$B6]);&quot;RedBox&quot;;&quot;GreenBox&quot;));(IF([.DM68]&gt;0;IF(MOD([.DM$12]-[.$E6];[.$C6])=0;&quot;GreyBoxArrival&quot;;&quot;GreyBox&quot;);IF([.DM$12]&lt;[.DM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N$14]=[.$A6];IF(MOD([.DN$12]-[.$E6];[.$C6])=0;IF([.DN36]&gt;[.$B6];&quot;RedBoxArrival&quot;;&quot;GreenBoxArrival&quot;);IF(OR([.DN$12]&gt;=[.DN27];[.DN36]&gt;[.$B6]);&quot;RedBox&quot;;&quot;GreenBox&quot;));(IF([.DN68]&gt;0;IF(MOD([.DN$12]-[.$E6];[.$C6])=0;&quot;GreyBoxArrival&quot;;&quot;GreyBox&quot;);IF([.DN$12]&lt;[.DN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O$14]=[.$A6];IF(MOD([.DO$12]-[.$E6];[.$C6])=0;IF([.DO36]&gt;[.$B6];&quot;RedBoxArrival&quot;;&quot;GreenBoxArrival&quot;);IF(OR([.DO$12]&gt;=[.DO27];[.DO36]&gt;[.$B6]);&quot;RedBox&quot;;&quot;GreenBox&quot;));(IF([.DO68]&gt;0;IF(MOD([.DO$12]-[.$E6];[.$C6])=0;&quot;GreyBoxArrival&quot;;&quot;GreyBox&quot;);IF([.DO$12]&lt;[.DO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P$14]=[.$A6];IF(MOD([.DP$12]-[.$E6];[.$C6])=0;IF([.DP36]&gt;[.$B6];&quot;RedBoxArrival&quot;;&quot;GreenBoxArrival&quot;);IF(OR([.DP$12]&gt;=[.DP27];[.DP36]&gt;[.$B6]);&quot;RedBox&quot;;&quot;GreenBox&quot;));(IF([.DP68]&gt;0;IF(MOD([.DP$12]-[.$E6];[.$C6])=0;&quot;GreyBoxArrival&quot;;&quot;GreyBox&quot;);IF([.DP$12]&lt;[.DP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.DQ$14]=[.$A6];IF(MOD([.DQ$12]-[.$E6];[.$C6])=0;IF([.DQ36]&gt;[.$B6];&quot;RedBoxArrival&quot;;&quot;GreenBoxArrival&quot;);IF(OR([.DQ$12]&gt;=[.DQ27];[.DQ36]&gt;[.$B6]);&quot;RedBox&quot;;&quot;GreenBox&quot;));(IF([.DQ68]&gt;0;IF(MOD([.DQ$12]-[.$E6];[.$C6])=0;&quot;GreyBoxArrival&quot;;&quot;GreyBox&quot;);IF([.DQ$12]&lt;[.DQ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DR$14]=[.$A6];IF(MOD([.DR$12]-[.$E6];[.$C6])=0;IF([.DR36]&gt;[.$B6];&quot;RedBoxArrival&quot;;&quot;GreenBoxArrival&quot;);IF(OR([.DR$12]&gt;=[.DR27];[.DR36]&gt;[.$B6]);&quot;RedBox&quot;;&quot;GreenBox&quot;));(IF([.DR68]&gt;0;IF(MOD([.DR$12]-[.$E6];[.$C6])=0;&quot;GreyBoxArrival&quot;;&quot;GreyBox&quot;);IF([.DR$12]&lt;[.D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S$14]=[.$A6];IF(MOD([.DS$12]-[.$E6];[.$C6])=0;IF([.DS36]&gt;[.$B6];&quot;RedBoxArrival&quot;;&quot;GreenBoxArrival&quot;);IF(OR([.DS$12]&gt;=[.DS27];[.DS36]&gt;[.$B6]);&quot;RedBox&quot;;&quot;GreenBox&quot;));(IF([.DS68]&gt;0;IF(MOD([.DS$12]-[.$E6];[.$C6])=0;&quot;GreyBoxArrival&quot;;&quot;GreyBox&quot;);IF([.DS$12]&lt;[.D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T$14]=[.$A6];IF(MOD([.DT$12]-[.$E6];[.$C6])=0;IF([.DT36]&gt;[.$B6];&quot;RedBoxArrival&quot;;&quot;GreenBoxArrival&quot;);IF(OR([.DT$12]&gt;=[.DT27];[.DT36]&gt;[.$B6]);&quot;RedBox&quot;;&quot;GreenBox&quot;));(IF([.DT68]&gt;0;IF(MOD([.DT$12]-[.$E6];[.$C6])=0;&quot;GreyBoxArrival&quot;;&quot;GreyBox&quot;);IF([.DT$12]&lt;[.D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6];IF(MOD([.DU$12]-[.$E6];[.$C6])=0;IF([.DU36]&gt;[.$B6];&quot;RedBoxArrival&quot;;&quot;GreenBoxArrival&quot;);IF(OR([.DU$12]&gt;=[.DU27];[.DU36]&gt;[.$B6]);&quot;RedBox&quot;;&quot;GreenBox&quot;));(IF([.DU68]&gt;0;IF(MOD([.DU$12]-[.$E6];[.$C6])=0;&quot;GreyBoxArrival&quot;;&quot;GreyBox&quot;);IF([.DU$12]&lt;[.D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6];IF(MOD([.DV$12]-[.$E6];[.$C6])=0;IF([.DV36]&gt;[.$B6];&quot;RedBoxArrival&quot;;&quot;GreenBoxArrival&quot;);IF(OR([.DV$12]&gt;=[.DV27];[.DV36]&gt;[.$B6]);&quot;RedBox&quot;;&quot;GreenBox&quot;));(IF([.DV68]&gt;0;IF(MOD([.DV$12]-[.$E6];[.$C6])=0;&quot;GreyBoxArrival&quot;;&quot;GreyBox&quot;);IF([.DV$12]&lt;[.DV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W$14]=[.$A6];IF(MOD([.DW$12]-[.$E6];[.$C6])=0;IF([.DW36]&gt;[.$B6];&quot;RedBoxArrival&quot;;&quot;GreenBoxArrival&quot;);IF(OR([.DW$12]&gt;=[.DW27];[.DW36]&gt;[.$B6]);&quot;RedBox&quot;;&quot;GreenBox&quot;));(IF([.DW68]&gt;0;IF(MOD([.DW$12]-[.$E6];[.$C6])=0;&quot;GreyBoxArrival&quot;;&quot;GreyBox&quot;);IF([.DW$12]&lt;[.DW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X$14]=[.$A6];IF(MOD([.DX$12]-[.$E6];[.$C6])=0;IF([.DX36]&gt;[.$B6];&quot;RedBoxArrival&quot;;&quot;GreenBoxArrival&quot;);IF(OR([.DX$12]&gt;=[.DX27];[.DX36]&gt;[.$B6]);&quot;RedBox&quot;;&quot;GreenBox&quot;));(IF([.DX68]&gt;0;IF(MOD([.DX$12]-[.$E6];[.$C6])=0;&quot;GreyBoxArrival&quot;;&quot;GreyBox&quot;);IF([.DX$12]&lt;[.DX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Y$14]=[.$A6];IF(MOD([.DY$12]-[.$E6];[.$C6])=0;IF([.DY36]&gt;[.$B6];&quot;RedBoxArrival&quot;;&quot;GreenBoxArrival&quot;);IF(OR([.DY$12]&gt;=[.DY27];[.DY36]&gt;[.$B6]);&quot;RedBox&quot;;&quot;GreenBox&quot;));(IF([.DY68]&gt;0;IF(MOD([.DY$12]-[.$E6];[.$C6])=0;&quot;GreyBoxArrival&quot;;&quot;GreyBox&quot;);IF([.DY$12]&lt;[.DY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Z$14]=[.$A6];IF(MOD([.DZ$12]-[.$E6];[.$C6])=0;IF([.DZ36]&gt;[.$B6];&quot;RedBoxArrival&quot;;&quot;GreenBoxArrival&quot;);IF(OR([.DZ$12]&gt;=[.DZ27];[.DZ36]&gt;[.$B6]);&quot;RedBox&quot;;&quot;GreenBox&quot;));(IF([.DZ68]&gt;0;IF(MOD([.DZ$12]-[.$E6];[.$C6])=0;&quot;GreyBoxArrival&quot;;&quot;GreyBox&quot;);IF([.DZ$12]&lt;[.DZ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EA$14]=[.$A6];IF(MOD([.EA$12]-[.$E6];[.$C6])=0;IF([.EA36]&gt;[.$B6];&quot;RedBoxArrival&quot;;&quot;GreenBoxArrival&quot;);IF(OR([.EA$12]&gt;=[.EA27];[.EA36]&gt;[.$B6]);&quot;RedBox&quot;;&quot;GreenBox&quot;));(IF([.EA68]&gt;0;IF(MOD([.EA$12]-[.$E6];[.$C6])=0;&quot;GreyBoxArrival&quot;;&quot;GreyBox&quot;);IF([.EA$12]&lt;[.EA27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[.B7]/[.C7]" office:value-type="float" office:value="0.1" calcext:value-type="float">
            <text:p>0.1</text:p>
          </table:table-cell>
          <table:table-cell table:number-columns-repeated="2"/>
          <table:table-cell table:style-name="GreyBoxArrival" table:formula="of:=+ORG.OPENOFFICE.STYLE(IF([.I$14]=[.$A7];IF(MOD([.I$12]-[.$E7];[.$C7])=0;IF([.I37]&gt;[.$B7];&quot;RedBoxArrival&quot;;&quot;GreenBoxArrival&quot;);IF(OR([.I$12]&gt;=[.I28];[.I37]&gt;[.$B7]);&quot;RedBox&quot;;&quot;GreenBox&quot;));(IF([.I69]&gt;0;IF(MOD([.I$12]-[.$E7];[.$C7])=0;&quot;GreyBoxArrival&quot;;&quot;GreyBox&quot;);IF([.I$12]&lt;[.I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J$14]=[.$A7];IF(MOD([.J$12]-[.$E7];[.$C7])=0;IF([.J37]&gt;[.$B7];&quot;RedBoxArrival&quot;;&quot;GreenBoxArrival&quot;);IF(OR([.J$12]&gt;=[.J28];[.J37]&gt;[.$B7]);&quot;RedBox&quot;;&quot;GreenBox&quot;));(IF([.J69]&gt;0;IF(MOD([.J$12]-[.$E7];[.$C7])=0;&quot;GreyBoxArrival&quot;;&quot;GreyBox&quot;);IF([.J$12]&lt;[.J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K$14]=[.$A7];IF(MOD([.K$12]-[.$E7];[.$C7])=0;IF([.K37]&gt;[.$B7];&quot;RedBoxArrival&quot;;&quot;GreenBoxArrival&quot;);IF(OR([.K$12]&gt;=[.K28];[.K37]&gt;[.$B7]);&quot;RedBox&quot;;&quot;GreenBox&quot;));(IF([.K69]&gt;0;IF(MOD([.K$12]-[.$E7];[.$C7])=0;&quot;GreyBoxArrival&quot;;&quot;GreyBox&quot;);IF([.K$12]&lt;[.K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L$14]=[.$A7];IF(MOD([.L$12]-[.$E7];[.$C7])=0;IF([.L37]&gt;[.$B7];&quot;RedBoxArrival&quot;;&quot;GreenBoxArrival&quot;);IF(OR([.L$12]&gt;=[.L28];[.L37]&gt;[.$B7]);&quot;RedBox&quot;;&quot;GreenBox&quot;));(IF([.L69]&gt;0;IF(MOD([.L$12]-[.$E7];[.$C7])=0;&quot;GreyBoxArrival&quot;;&quot;GreyBox&quot;);IF([.L$12]&lt;[.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7];IF(MOD([.M$12]-[.$E7];[.$C7])=0;IF([.M37]&gt;[.$B7];&quot;RedBoxArrival&quot;;&quot;GreenBoxArrival&quot;);IF(OR([.M$12]&gt;=[.M28];[.M37]&gt;[.$B7]);&quot;RedBox&quot;;&quot;GreenBox&quot;));(IF([.M69]&gt;0;IF(MOD([.M$12]-[.$E7];[.$C7])=0;&quot;GreyBoxArrival&quot;;&quot;GreyBox&quot;);IF([.M$12]&lt;[.M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N$14]=[.$A7];IF(MOD([.N$12]-[.$E7];[.$C7])=0;IF([.N37]&gt;[.$B7];&quot;RedBoxArrival&quot;;&quot;GreenBoxArrival&quot;);IF(OR([.N$12]&gt;=[.N28];[.N37]&gt;[.$B7]);&quot;RedBox&quot;;&quot;GreenBox&quot;));(IF([.N69]&gt;0;IF(MOD([.N$12]-[.$E7];[.$C7])=0;&quot;GreyBoxArrival&quot;;&quot;GreyBox&quot;);IF([.N$12]&lt;[.N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7];IF(MOD([.O$12]-[.$E7];[.$C7])=0;IF([.O37]&gt;[.$B7];&quot;RedBoxArrival&quot;;&quot;GreenBoxArrival&quot;);IF(OR([.O$12]&gt;=[.O28];[.O37]&gt;[.$B7]);&quot;RedBox&quot;;&quot;GreenBox&quot;));(IF([.O69]&gt;0;IF(MOD([.O$12]-[.$E7];[.$C7])=0;&quot;GreyBoxArrival&quot;;&quot;GreyBox&quot;);IF([.O$12]&lt;[.O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7];IF(MOD([.P$12]-[.$E7];[.$C7])=0;IF([.P37]&gt;[.$B7];&quot;RedBoxArrival&quot;;&quot;GreenBoxArrival&quot;);IF(OR([.P$12]&gt;=[.P28];[.P37]&gt;[.$B7]);&quot;RedBox&quot;;&quot;GreenBox&quot;));(IF([.P69]&gt;0;IF(MOD([.P$12]-[.$E7];[.$C7])=0;&quot;GreyBoxArrival&quot;;&quot;GreyBox&quot;);IF([.P$12]&lt;[.P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7];IF(MOD([.Q$12]-[.$E7];[.$C7])=0;IF([.Q37]&gt;[.$B7];&quot;RedBoxArrival&quot;;&quot;GreenBoxArrival&quot;);IF(OR([.Q$12]&gt;=[.Q28];[.Q37]&gt;[.$B7]);&quot;RedBox&quot;;&quot;GreenBox&quot;));(IF([.Q69]&gt;0;IF(MOD([.Q$12]-[.$E7];[.$C7])=0;&quot;GreyBoxArrival&quot;;&quot;GreyBox&quot;);IF([.Q$12]&lt;[.Q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7];IF(MOD([.R$12]-[.$E7];[.$C7])=0;IF([.R37]&gt;[.$B7];&quot;RedBoxArrival&quot;;&quot;GreenBoxArrival&quot;);IF(OR([.R$12]&gt;=[.R28];[.R37]&gt;[.$B7]);&quot;RedBox&quot;;&quot;GreenBox&quot;));(IF([.R69]&gt;0;IF(MOD([.R$12]-[.$E7];[.$C7])=0;&quot;GreyBoxArrival&quot;;&quot;GreyBox&quot;);IF([.R$12]&lt;[.R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S$14]=[.$A7];IF(MOD([.S$12]-[.$E7];[.$C7])=0;IF([.S37]&gt;[.$B7];&quot;RedBoxArrival&quot;;&quot;GreenBoxArrival&quot;);IF(OR([.S$12]&gt;=[.S28];[.S37]&gt;[.$B7]);&quot;RedBox&quot;;&quot;GreenBox&quot;));(IF([.S69]&gt;0;IF(MOD([.S$12]-[.$E7];[.$C7])=0;&quot;GreyBoxArrival&quot;;&quot;GreyBox&quot;);IF([.S$12]&lt;[.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T$14]=[.$A7];IF(MOD([.T$12]-[.$E7];[.$C7])=0;IF([.T37]&gt;[.$B7];&quot;RedBoxArrival&quot;;&quot;GreenBoxArrival&quot;);IF(OR([.T$12]&gt;=[.T28];[.T37]&gt;[.$B7]);&quot;RedBox&quot;;&quot;GreenBox&quot;));(IF([.T69]&gt;0;IF(MOD([.T$12]-[.$E7];[.$C7])=0;&quot;GreyBoxArrival&quot;;&quot;GreyBox&quot;);IF([.T$12]&lt;[.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U$14]=[.$A7];IF(MOD([.U$12]-[.$E7];[.$C7])=0;IF([.U37]&gt;[.$B7];&quot;RedBoxArrival&quot;;&quot;GreenBoxArrival&quot;);IF(OR([.U$12]&gt;=[.U28];[.U37]&gt;[.$B7]);&quot;RedBox&quot;;&quot;GreenBox&quot;));(IF([.U69]&gt;0;IF(MOD([.U$12]-[.$E7];[.$C7])=0;&quot;GreyBoxArrival&quot;;&quot;GreyBox&quot;);IF([.U$12]&lt;[.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V$14]=[.$A7];IF(MOD([.V$12]-[.$E7];[.$C7])=0;IF([.V37]&gt;[.$B7];&quot;RedBoxArrival&quot;;&quot;GreenBoxArrival&quot;);IF(OR([.V$12]&gt;=[.V28];[.V37]&gt;[.$B7]);&quot;RedBox&quot;;&quot;GreenBox&quot;));(IF([.V69]&gt;0;IF(MOD([.V$12]-[.$E7];[.$C7])=0;&quot;GreyBoxArrival&quot;;&quot;GreyBox&quot;);IF([.V$12]&lt;[.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W$14]=[.$A7];IF(MOD([.W$12]-[.$E7];[.$C7])=0;IF([.W37]&gt;[.$B7];&quot;RedBoxArrival&quot;;&quot;GreenBoxArrival&quot;);IF(OR([.W$12]&gt;=[.W28];[.W37]&gt;[.$B7]);&quot;RedBox&quot;;&quot;GreenBox&quot;));(IF([.W69]&gt;0;IF(MOD([.W$12]-[.$E7];[.$C7])=0;&quot;GreyBoxArrival&quot;;&quot;GreyBox&quot;);IF([.W$12]&lt;[.W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X$14]=[.$A7];IF(MOD([.X$12]-[.$E7];[.$C7])=0;IF([.X37]&gt;[.$B7];&quot;RedBoxArrival&quot;;&quot;GreenBoxArrival&quot;);IF(OR([.X$12]&gt;=[.X28];[.X37]&gt;[.$B7]);&quot;RedBox&quot;;&quot;GreenBox&quot;));(IF([.X69]&gt;0;IF(MOD([.X$12]-[.$E7];[.$C7])=0;&quot;GreyBoxArrival&quot;;&quot;GreyBox&quot;);IF([.X$12]&lt;[.X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Y$14]=[.$A7];IF(MOD([.Y$12]-[.$E7];[.$C7])=0;IF([.Y37]&gt;[.$B7];&quot;RedBoxArrival&quot;;&quot;GreenBoxArrival&quot;);IF(OR([.Y$12]&gt;=[.Y28];[.Y37]&gt;[.$B7]);&quot;RedBox&quot;;&quot;GreenBox&quot;));(IF([.Y69]&gt;0;IF(MOD([.Y$12]-[.$E7];[.$C7])=0;&quot;GreyBoxArrival&quot;;&quot;GreyBox&quot;);IF([.Y$12]&lt;[.Y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Z$14]=[.$A7];IF(MOD([.Z$12]-[.$E7];[.$C7])=0;IF([.Z37]&gt;[.$B7];&quot;RedBoxArrival&quot;;&quot;GreenBoxArrival&quot;);IF(OR([.Z$12]&gt;=[.Z28];[.Z37]&gt;[.$B7]);&quot;RedBox&quot;;&quot;GreenBox&quot;));(IF([.Z69]&gt;0;IF(MOD([.Z$12]-[.$E7];[.$C7])=0;&quot;GreyBoxArrival&quot;;&quot;GreyBox&quot;);IF([.Z$12]&lt;[.Z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A$14]=[.$A7];IF(MOD([.AA$12]-[.$E7];[.$C7])=0;IF([.AA37]&gt;[.$B7];&quot;RedBoxArrival&quot;;&quot;GreenBoxArrival&quot;);IF(OR([.AA$12]&gt;=[.AA28];[.AA37]&gt;[.$B7]);&quot;RedBox&quot;;&quot;GreenBox&quot;));(IF([.AA69]&gt;0;IF(MOD([.AA$12]-[.$E7];[.$C7])=0;&quot;GreyBoxArrival&quot;;&quot;GreyBox&quot;);IF([.AA$12]&lt;[.AA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B$14]=[.$A7];IF(MOD([.AB$12]-[.$E7];[.$C7])=0;IF([.AB37]&gt;[.$B7];&quot;RedBoxArrival&quot;;&quot;GreenBoxArrival&quot;);IF(OR([.AB$12]&gt;=[.AB28];[.AB37]&gt;[.$B7]);&quot;RedBox&quot;;&quot;GreenBox&quot;));(IF([.AB69]&gt;0;IF(MOD([.AB$12]-[.$E7];[.$C7])=0;&quot;GreyBoxArrival&quot;;&quot;GreyBox&quot;);IF([.AB$12]&lt;[.AB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AC$14]=[.$A7];IF(MOD([.AC$12]-[.$E7];[.$C7])=0;IF([.AC37]&gt;[.$B7];&quot;RedBoxArrival&quot;;&quot;GreenBoxArrival&quot;);IF(OR([.AC$12]&gt;=[.AC28];[.AC37]&gt;[.$B7]);&quot;RedBox&quot;;&quot;GreenBox&quot;));(IF([.AC69]&gt;0;IF(MOD([.AC$12]-[.$E7];[.$C7])=0;&quot;GreyBoxArrival&quot;;&quot;GreyBox&quot;);IF([.AC$12]&lt;[.AC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AD$14]=[.$A7];IF(MOD([.AD$12]-[.$E7];[.$C7])=0;IF([.AD37]&gt;[.$B7];&quot;RedBoxArrival&quot;;&quot;GreenBoxArrival&quot;);IF(OR([.AD$12]&gt;=[.AD28];[.AD37]&gt;[.$B7]);&quot;RedBox&quot;;&quot;GreenBox&quot;));(IF([.AD69]&gt;0;IF(MOD([.AD$12]-[.$E7];[.$C7])=0;&quot;GreyBoxArrival&quot;;&quot;GreyBox&quot;);IF([.AD$12]&lt;[.AD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AE$14]=[.$A7];IF(MOD([.AE$12]-[.$E7];[.$C7])=0;IF([.AE37]&gt;[.$B7];&quot;RedBoxArrival&quot;;&quot;GreenBoxArrival&quot;);IF(OR([.AE$12]&gt;=[.AE28];[.AE37]&gt;[.$B7]);&quot;RedBox&quot;;&quot;GreenBox&quot;));(IF([.AE69]&gt;0;IF(MOD([.AE$12]-[.$E7];[.$C7])=0;&quot;GreyBoxArrival&quot;;&quot;GreyBox&quot;);IF([.AE$12]&lt;[.AE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F$14]=[.$A7];IF(MOD([.AF$12]-[.$E7];[.$C7])=0;IF([.AF37]&gt;[.$B7];&quot;RedBoxArrival&quot;;&quot;GreenBoxArrival&quot;);IF(OR([.AF$12]&gt;=[.AF28];[.AF37]&gt;[.$B7]);&quot;RedBox&quot;;&quot;GreenBox&quot;));(IF([.AF69]&gt;0;IF(MOD([.AF$12]-[.$E7];[.$C7])=0;&quot;GreyBoxArrival&quot;;&quot;GreyBox&quot;);IF([.AF$12]&lt;[.AF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G$14]=[.$A7];IF(MOD([.AG$12]-[.$E7];[.$C7])=0;IF([.AG37]&gt;[.$B7];&quot;RedBoxArrival&quot;;&quot;GreenBoxArrival&quot;);IF(OR([.AG$12]&gt;=[.AG28];[.AG37]&gt;[.$B7]);&quot;RedBox&quot;;&quot;GreenBox&quot;));(IF([.AG69]&gt;0;IF(MOD([.AG$12]-[.$E7];[.$C7])=0;&quot;GreyBoxArrival&quot;;&quot;GreyBox&quot;);IF([.AG$12]&lt;[.AG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H$14]=[.$A7];IF(MOD([.AH$12]-[.$E7];[.$C7])=0;IF([.AH37]&gt;[.$B7];&quot;RedBoxArrival&quot;;&quot;GreenBoxArrival&quot;);IF(OR([.AH$12]&gt;=[.AH28];[.AH37]&gt;[.$B7]);&quot;RedBox&quot;;&quot;GreenBox&quot;));(IF([.AH69]&gt;0;IF(MOD([.AH$12]-[.$E7];[.$C7])=0;&quot;GreyBoxArrival&quot;;&quot;GreyBox&quot;);IF([.AH$12]&lt;[.AH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I$14]=[.$A7];IF(MOD([.AI$12]-[.$E7];[.$C7])=0;IF([.AI37]&gt;[.$B7];&quot;RedBoxArrival&quot;;&quot;GreenBoxArrival&quot;);IF(OR([.AI$12]&gt;=[.AI28];[.AI37]&gt;[.$B7]);&quot;RedBox&quot;;&quot;GreenBox&quot;));(IF([.AI69]&gt;0;IF(MOD([.AI$12]-[.$E7];[.$C7])=0;&quot;GreyBoxArrival&quot;;&quot;GreyBox&quot;);IF([.AI$12]&lt;[.AI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J$14]=[.$A7];IF(MOD([.AJ$12]-[.$E7];[.$C7])=0;IF([.AJ37]&gt;[.$B7];&quot;RedBoxArrival&quot;;&quot;GreenBoxArrival&quot;);IF(OR([.AJ$12]&gt;=[.AJ28];[.AJ37]&gt;[.$B7]);&quot;RedBox&quot;;&quot;GreenBox&quot;));(IF([.AJ69]&gt;0;IF(MOD([.AJ$12]-[.$E7];[.$C7])=0;&quot;GreyBoxArrival&quot;;&quot;GreyBox&quot;);IF([.AJ$12]&lt;[.A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7];IF(MOD([.AK$12]-[.$E7];[.$C7])=0;IF([.AK37]&gt;[.$B7];&quot;RedBoxArrival&quot;;&quot;GreenBoxArrival&quot;);IF(OR([.AK$12]&gt;=[.AK28];[.AK37]&gt;[.$B7]);&quot;RedBox&quot;;&quot;GreenBox&quot;));(IF([.AK69]&gt;0;IF(MOD([.AK$12]-[.$E7];[.$C7])=0;&quot;GreyBoxArrival&quot;;&quot;GreyBox&quot;);IF([.AK$12]&lt;[.A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7];IF(MOD([.AL$12]-[.$E7];[.$C7])=0;IF([.AL37]&gt;[.$B7];&quot;RedBoxArrival&quot;;&quot;GreenBoxArrival&quot;);IF(OR([.AL$12]&gt;=[.AL28];[.AL37]&gt;[.$B7]);&quot;RedBox&quot;;&quot;GreenBox&quot;));(IF([.AL69]&gt;0;IF(MOD([.AL$12]-[.$E7];[.$C7])=0;&quot;GreyBoxArrival&quot;;&quot;GreyBox&quot;);IF([.AL$12]&lt;[.AL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M$14]=[.$A7];IF(MOD([.AM$12]-[.$E7];[.$C7])=0;IF([.AM37]&gt;[.$B7];&quot;RedBoxArrival&quot;;&quot;GreenBoxArrival&quot;);IF(OR([.AM$12]&gt;=[.AM28];[.AM37]&gt;[.$B7]);&quot;RedBox&quot;;&quot;GreenBox&quot;));(IF([.AM69]&gt;0;IF(MOD([.AM$12]-[.$E7];[.$C7])=0;&quot;GreyBoxArrival&quot;;&quot;GreyBox&quot;);IF([.AM$12]&lt;[.AM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N$14]=[.$A7];IF(MOD([.AN$12]-[.$E7];[.$C7])=0;IF([.AN37]&gt;[.$B7];&quot;RedBoxArrival&quot;;&quot;GreenBoxArrival&quot;);IF(OR([.AN$12]&gt;=[.AN28];[.AN37]&gt;[.$B7]);&quot;RedBox&quot;;&quot;GreenBox&quot;));(IF([.AN69]&gt;0;IF(MOD([.AN$12]-[.$E7];[.$C7])=0;&quot;GreyBoxArrival&quot;;&quot;GreyBox&quot;);IF([.AN$12]&lt;[.AN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O$14]=[.$A7];IF(MOD([.AO$12]-[.$E7];[.$C7])=0;IF([.AO37]&gt;[.$B7];&quot;RedBoxArrival&quot;;&quot;GreenBoxArrival&quot;);IF(OR([.AO$12]&gt;=[.AO28];[.AO37]&gt;[.$B7]);&quot;RedBox&quot;;&quot;GreenBox&quot;));(IF([.AO69]&gt;0;IF(MOD([.AO$12]-[.$E7];[.$C7])=0;&quot;GreyBoxArrival&quot;;&quot;GreyBox&quot;);IF([.AO$12]&lt;[.AO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P$14]=[.$A7];IF(MOD([.AP$12]-[.$E7];[.$C7])=0;IF([.AP37]&gt;[.$B7];&quot;RedBoxArrival&quot;;&quot;GreenBoxArrival&quot;);IF(OR([.AP$12]&gt;=[.AP28];[.AP37]&gt;[.$B7]);&quot;RedBox&quot;;&quot;GreenBox&quot;));(IF([.AP69]&gt;0;IF(MOD([.AP$12]-[.$E7];[.$C7])=0;&quot;GreyBoxArrival&quot;;&quot;GreyBox&quot;);IF([.AP$12]&lt;[.AP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Q$14]=[.$A7];IF(MOD([.AQ$12]-[.$E7];[.$C7])=0;IF([.AQ37]&gt;[.$B7];&quot;RedBoxArrival&quot;;&quot;GreenBoxArrival&quot;);IF(OR([.AQ$12]&gt;=[.AQ28];[.AQ37]&gt;[.$B7]);&quot;RedBox&quot;;&quot;GreenBox&quot;));(IF([.AQ69]&gt;0;IF(MOD([.AQ$12]-[.$E7];[.$C7])=0;&quot;GreyBoxArrival&quot;;&quot;GreyBox&quot;);IF([.AQ$12]&lt;[.AQ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R$14]=[.$A7];IF(MOD([.AR$12]-[.$E7];[.$C7])=0;IF([.AR37]&gt;[.$B7];&quot;RedBoxArrival&quot;;&quot;GreenBoxArrival&quot;);IF(OR([.AR$12]&gt;=[.AR28];[.AR37]&gt;[.$B7]);&quot;RedBox&quot;;&quot;GreenBox&quot;));(IF([.AR69]&gt;0;IF(MOD([.AR$12]-[.$E7];[.$C7])=0;&quot;GreyBoxArrival&quot;;&quot;GreyBox&quot;);IF([.AR$12]&lt;[.AR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S$14]=[.$A7];IF(MOD([.AS$12]-[.$E7];[.$C7])=0;IF([.AS37]&gt;[.$B7];&quot;RedBoxArrival&quot;;&quot;GreenBoxArrival&quot;);IF(OR([.AS$12]&gt;=[.AS28];[.AS37]&gt;[.$B7]);&quot;RedBox&quot;;&quot;GreenBox&quot;));(IF([.AS69]&gt;0;IF(MOD([.AS$12]-[.$E7];[.$C7])=0;&quot;GreyBoxArrival&quot;;&quot;GreyBox&quot;);IF([.AS$12]&lt;[.A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T$14]=[.$A7];IF(MOD([.AT$12]-[.$E7];[.$C7])=0;IF([.AT37]&gt;[.$B7];&quot;RedBoxArrival&quot;;&quot;GreenBoxArrival&quot;);IF(OR([.AT$12]&gt;=[.AT28];[.AT37]&gt;[.$B7]);&quot;RedBox&quot;;&quot;GreenBox&quot;));(IF([.AT69]&gt;0;IF(MOD([.AT$12]-[.$E7];[.$C7])=0;&quot;GreyBoxArrival&quot;;&quot;GreyBox&quot;);IF([.AT$12]&lt;[.A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U$14]=[.$A7];IF(MOD([.AU$12]-[.$E7];[.$C7])=0;IF([.AU37]&gt;[.$B7];&quot;RedBoxArrival&quot;;&quot;GreenBoxArrival&quot;);IF(OR([.AU$12]&gt;=[.AU28];[.AU37]&gt;[.$B7]);&quot;RedBox&quot;;&quot;GreenBox&quot;));(IF([.AU69]&gt;0;IF(MOD([.AU$12]-[.$E7];[.$C7])=0;&quot;GreyBoxArrival&quot;;&quot;GreyBox&quot;);IF([.AU$12]&lt;[.A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V$14]=[.$A7];IF(MOD([.AV$12]-[.$E7];[.$C7])=0;IF([.AV37]&gt;[.$B7];&quot;RedBoxArrival&quot;;&quot;GreenBoxArrival&quot;);IF(OR([.AV$12]&gt;=[.AV28];[.AV37]&gt;[.$B7]);&quot;RedBox&quot;;&quot;GreenBox&quot;));(IF([.AV69]&gt;0;IF(MOD([.AV$12]-[.$E7];[.$C7])=0;&quot;GreyBoxArrival&quot;;&quot;GreyBox&quot;);IF([.AV$12]&lt;[.AV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AW$14]=[.$A7];IF(MOD([.AW$12]-[.$E7];[.$C7])=0;IF([.AW37]&gt;[.$B7];&quot;RedBoxArrival&quot;;&quot;GreenBoxArrival&quot;);IF(OR([.AW$12]&gt;=[.AW28];[.AW37]&gt;[.$B7]);&quot;RedBox&quot;;&quot;GreenBox&quot;));(IF([.AW69]&gt;0;IF(MOD([.AW$12]-[.$E7];[.$C7])=0;&quot;GreyBoxArrival&quot;;&quot;GreyBox&quot;);IF([.AW$12]&lt;[.AW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AX$14]=[.$A7];IF(MOD([.AX$12]-[.$E7];[.$C7])=0;IF([.AX37]&gt;[.$B7];&quot;RedBoxArrival&quot;;&quot;GreenBoxArrival&quot;);IF(OR([.AX$12]&gt;=[.AX28];[.AX37]&gt;[.$B7]);&quot;RedBox&quot;;&quot;GreenBox&quot;));(IF([.AX69]&gt;0;IF(MOD([.AX$12]-[.$E7];[.$C7])=0;&quot;GreyBoxArrival&quot;;&quot;GreyBox&quot;);IF([.AX$12]&lt;[.AX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AY$14]=[.$A7];IF(MOD([.AY$12]-[.$E7];[.$C7])=0;IF([.AY37]&gt;[.$B7];&quot;RedBoxArrival&quot;;&quot;GreenBoxArrival&quot;);IF(OR([.AY$12]&gt;=[.AY28];[.AY37]&gt;[.$B7]);&quot;RedBox&quot;;&quot;GreenBox&quot;));(IF([.AY69]&gt;0;IF(MOD([.AY$12]-[.$E7];[.$C7])=0;&quot;GreyBoxArrival&quot;;&quot;GreyBox&quot;);IF([.AY$12]&lt;[.AY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AZ$14]=[.$A7];IF(MOD([.AZ$12]-[.$E7];[.$C7])=0;IF([.AZ37]&gt;[.$B7];&quot;RedBoxArrival&quot;;&quot;GreenBoxArrival&quot;);IF(OR([.AZ$12]&gt;=[.AZ28];[.AZ37]&gt;[.$B7]);&quot;RedBox&quot;;&quot;GreenBox&quot;));(IF([.AZ69]&gt;0;IF(MOD([.AZ$12]-[.$E7];[.$C7])=0;&quot;GreyBoxArrival&quot;;&quot;GreyBox&quot;);IF([.AZ$12]&lt;[.AZ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BA$14]=[.$A7];IF(MOD([.BA$12]-[.$E7];[.$C7])=0;IF([.BA37]&gt;[.$B7];&quot;RedBoxArrival&quot;;&quot;GreenBoxArrival&quot;);IF(OR([.BA$12]&gt;=[.BA28];[.BA37]&gt;[.$B7]);&quot;RedBox&quot;;&quot;GreenBox&quot;));(IF([.BA69]&gt;0;IF(MOD([.BA$12]-[.$E7];[.$C7])=0;&quot;GreyBoxArrival&quot;;&quot;GreyBox&quot;);IF([.BA$12]&lt;[.BA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BB$14]=[.$A7];IF(MOD([.BB$12]-[.$E7];[.$C7])=0;IF([.BB37]&gt;[.$B7];&quot;RedBoxArrival&quot;;&quot;GreenBoxArrival&quot;);IF(OR([.BB$12]&gt;=[.BB28];[.BB37]&gt;[.$B7]);&quot;RedBox&quot;;&quot;GreenBox&quot;));(IF([.BB69]&gt;0;IF(MOD([.BB$12]-[.$E7];[.$C7])=0;&quot;GreyBoxArrival&quot;;&quot;GreyBox&quot;);IF([.BB$12]&lt;[.BB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BC$14]=[.$A7];IF(MOD([.BC$12]-[.$E7];[.$C7])=0;IF([.BC37]&gt;[.$B7];&quot;RedBoxArrival&quot;;&quot;GreenBoxArrival&quot;);IF(OR([.BC$12]&gt;=[.BC28];[.BC37]&gt;[.$B7]);&quot;RedBox&quot;;&quot;GreenBox&quot;));(IF([.BC69]&gt;0;IF(MOD([.BC$12]-[.$E7];[.$C7])=0;&quot;GreyBoxArrival&quot;;&quot;GreyBox&quot;);IF([.BC$12]&lt;[.BC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BD$14]=[.$A7];IF(MOD([.BD$12]-[.$E7];[.$C7])=0;IF([.BD37]&gt;[.$B7];&quot;RedBoxArrival&quot;;&quot;GreenBoxArrival&quot;);IF(OR([.BD$12]&gt;=[.BD28];[.BD37]&gt;[.$B7]);&quot;RedBox&quot;;&quot;GreenBox&quot;));(IF([.BD69]&gt;0;IF(MOD([.BD$12]-[.$E7];[.$C7])=0;&quot;GreyBoxArrival&quot;;&quot;GreyBox&quot;);IF([.BD$12]&lt;[.BD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E$14]=[.$A7];IF(MOD([.BE$12]-[.$E7];[.$C7])=0;IF([.BE37]&gt;[.$B7];&quot;RedBoxArrival&quot;;&quot;GreenBoxArrival&quot;);IF(OR([.BE$12]&gt;=[.BE28];[.BE37]&gt;[.$B7]);&quot;RedBox&quot;;&quot;GreenBox&quot;));(IF([.BE69]&gt;0;IF(MOD([.BE$12]-[.$E7];[.$C7])=0;&quot;GreyBoxArrival&quot;;&quot;GreyBox&quot;);IF([.BE$12]&lt;[.BE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F$14]=[.$A7];IF(MOD([.BF$12]-[.$E7];[.$C7])=0;IF([.BF37]&gt;[.$B7];&quot;RedBoxArrival&quot;;&quot;GreenBoxArrival&quot;);IF(OR([.BF$12]&gt;=[.BF28];[.BF37]&gt;[.$B7]);&quot;RedBox&quot;;&quot;GreenBox&quot;));(IF([.BF69]&gt;0;IF(MOD([.BF$12]-[.$E7];[.$C7])=0;&quot;GreyBoxArrival&quot;;&quot;GreyBox&quot;);IF([.BF$12]&lt;[.BF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G$14]=[.$A7];IF(MOD([.BG$12]-[.$E7];[.$C7])=0;IF([.BG37]&gt;[.$B7];&quot;RedBoxArrival&quot;;&quot;GreenBoxArrival&quot;);IF(OR([.BG$12]&gt;=[.BG28];[.BG37]&gt;[.$B7]);&quot;RedBox&quot;;&quot;GreenBox&quot;));(IF([.BG69]&gt;0;IF(MOD([.BG$12]-[.$E7];[.$C7])=0;&quot;GreyBoxArrival&quot;;&quot;GreyBox&quot;);IF([.BG$12]&lt;[.BG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H$14]=[.$A7];IF(MOD([.BH$12]-[.$E7];[.$C7])=0;IF([.BH37]&gt;[.$B7];&quot;RedBoxArrival&quot;;&quot;GreenBoxArrival&quot;);IF(OR([.BH$12]&gt;=[.BH28];[.BH37]&gt;[.$B7]);&quot;RedBox&quot;;&quot;GreenBox&quot;));(IF([.BH69]&gt;0;IF(MOD([.BH$12]-[.$E7];[.$C7])=0;&quot;GreyBoxArrival&quot;;&quot;GreyBox&quot;);IF([.BH$12]&lt;[.BH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I$14]=[.$A7];IF(MOD([.BI$12]-[.$E7];[.$C7])=0;IF([.BI37]&gt;[.$B7];&quot;RedBoxArrival&quot;;&quot;GreenBoxArrival&quot;);IF(OR([.BI$12]&gt;=[.BI28];[.BI37]&gt;[.$B7]);&quot;RedBox&quot;;&quot;GreenBox&quot;));(IF([.BI69]&gt;0;IF(MOD([.BI$12]-[.$E7];[.$C7])=0;&quot;GreyBoxArrival&quot;;&quot;GreyBox&quot;);IF([.BI$12]&lt;[.BI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J$14]=[.$A7];IF(MOD([.BJ$12]-[.$E7];[.$C7])=0;IF([.BJ37]&gt;[.$B7];&quot;RedBoxArrival&quot;;&quot;GreenBoxArrival&quot;);IF(OR([.BJ$12]&gt;=[.BJ28];[.BJ37]&gt;[.$B7]);&quot;RedBox&quot;;&quot;GreenBox&quot;));(IF([.BJ69]&gt;0;IF(MOD([.BJ$12]-[.$E7];[.$C7])=0;&quot;GreyBoxArrival&quot;;&quot;GreyBox&quot;);IF([.BJ$12]&lt;[.BJ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K$14]=[.$A7];IF(MOD([.BK$12]-[.$E7];[.$C7])=0;IF([.BK37]&gt;[.$B7];&quot;RedBoxArrival&quot;;&quot;GreenBoxArrival&quot;);IF(OR([.BK$12]&gt;=[.BK28];[.BK37]&gt;[.$B7]);&quot;RedBox&quot;;&quot;GreenBox&quot;));(IF([.BK69]&gt;0;IF(MOD([.BK$12]-[.$E7];[.$C7])=0;&quot;GreyBoxArrival&quot;;&quot;GreyBox&quot;);IF([.BK$12]&lt;[.BK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L$14]=[.$A7];IF(MOD([.BL$12]-[.$E7];[.$C7])=0;IF([.BL37]&gt;[.$B7];&quot;RedBoxArrival&quot;;&quot;GreenBoxArrival&quot;);IF(OR([.BL$12]&gt;=[.BL28];[.BL37]&gt;[.$B7]);&quot;RedBox&quot;;&quot;GreenBox&quot;));(IF([.BL69]&gt;0;IF(MOD([.BL$12]-[.$E7];[.$C7])=0;&quot;GreyBoxArrival&quot;;&quot;GreyBox&quot;);IF([.BL$12]&lt;[.BL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M$14]=[.$A7];IF(MOD([.BM$12]-[.$E7];[.$C7])=0;IF([.BM37]&gt;[.$B7];&quot;RedBoxArrival&quot;;&quot;GreenBoxArrival&quot;);IF(OR([.BM$12]&gt;=[.BM28];[.BM37]&gt;[.$B7]);&quot;RedBox&quot;;&quot;GreenBox&quot;));(IF([.BM69]&gt;0;IF(MOD([.BM$12]-[.$E7];[.$C7])=0;&quot;GreyBoxArrival&quot;;&quot;GreyBox&quot;);IF([.BM$12]&lt;[.BM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N$14]=[.$A7];IF(MOD([.BN$12]-[.$E7];[.$C7])=0;IF([.BN37]&gt;[.$B7];&quot;RedBoxArrival&quot;;&quot;GreenBoxArrival&quot;);IF(OR([.BN$12]&gt;=[.BN28];[.BN37]&gt;[.$B7]);&quot;RedBox&quot;;&quot;GreenBox&quot;));(IF([.BN69]&gt;0;IF(MOD([.BN$12]-[.$E7];[.$C7])=0;&quot;GreyBoxArrival&quot;;&quot;GreyBox&quot;);IF([.BN$12]&lt;[.BN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O$14]=[.$A7];IF(MOD([.BO$12]-[.$E7];[.$C7])=0;IF([.BO37]&gt;[.$B7];&quot;RedBoxArrival&quot;;&quot;GreenBoxArrival&quot;);IF(OR([.BO$12]&gt;=[.BO28];[.BO37]&gt;[.$B7]);&quot;RedBox&quot;;&quot;GreenBox&quot;));(IF([.BO69]&gt;0;IF(MOD([.BO$12]-[.$E7];[.$C7])=0;&quot;GreyBoxArrival&quot;;&quot;GreyBox&quot;);IF([.BO$12]&lt;[.BO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P$14]=[.$A7];IF(MOD([.BP$12]-[.$E7];[.$C7])=0;IF([.BP37]&gt;[.$B7];&quot;RedBoxArrival&quot;;&quot;GreenBoxArrival&quot;);IF(OR([.BP$12]&gt;=[.BP28];[.BP37]&gt;[.$B7]);&quot;RedBox&quot;;&quot;GreenBox&quot;));(IF([.BP69]&gt;0;IF(MOD([.BP$12]-[.$E7];[.$C7])=0;&quot;GreyBoxArrival&quot;;&quot;GreyBox&quot;);IF([.BP$12]&lt;[.BP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BQ$14]=[.$A7];IF(MOD([.BQ$12]-[.$E7];[.$C7])=0;IF([.BQ37]&gt;[.$B7];&quot;RedBoxArrival&quot;;&quot;GreenBoxArrival&quot;);IF(OR([.BQ$12]&gt;=[.BQ28];[.BQ37]&gt;[.$B7]);&quot;RedBox&quot;;&quot;GreenBox&quot;));(IF([.BQ69]&gt;0;IF(MOD([.BQ$12]-[.$E7];[.$C7])=0;&quot;GreyBoxArrival&quot;;&quot;GreyBox&quot;);IF([.BQ$12]&lt;[.BQ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R$14]=[.$A7];IF(MOD([.BR$12]-[.$E7];[.$C7])=0;IF([.BR37]&gt;[.$B7];&quot;RedBoxArrival&quot;;&quot;GreenBoxArrival&quot;);IF(OR([.BR$12]&gt;=[.BR28];[.BR37]&gt;[.$B7]);&quot;RedBox&quot;;&quot;GreenBox&quot;));(IF([.BR69]&gt;0;IF(MOD([.BR$12]-[.$E7];[.$C7])=0;&quot;GreyBoxArrival&quot;;&quot;GreyBox&quot;);IF([.BR$12]&lt;[.BR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BS$14]=[.$A7];IF(MOD([.BS$12]-[.$E7];[.$C7])=0;IF([.BS37]&gt;[.$B7];&quot;RedBoxArrival&quot;;&quot;GreenBoxArrival&quot;);IF(OR([.BS$12]&gt;=[.BS28];[.BS37]&gt;[.$B7]);&quot;RedBox&quot;;&quot;GreenBox&quot;));(IF([.BS69]&gt;0;IF(MOD([.BS$12]-[.$E7];[.$C7])=0;&quot;GreyBoxArrival&quot;;&quot;GreyBox&quot;);IF([.BS$12]&lt;[.BS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7];IF(MOD([.BT$12]-[.$E7];[.$C7])=0;IF([.BT37]&gt;[.$B7];&quot;RedBoxArrival&quot;;&quot;GreenBoxArrival&quot;);IF(OR([.BT$12]&gt;=[.BT28];[.BT37]&gt;[.$B7]);&quot;RedBox&quot;;&quot;GreenBox&quot;));(IF([.BT69]&gt;0;IF(MOD([.BT$12]-[.$E7];[.$C7])=0;&quot;GreyBoxArrival&quot;;&quot;GreyBox&quot;);IF([.BT$12]&lt;[.BT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U$14]=[.$A7];IF(MOD([.BU$12]-[.$E7];[.$C7])=0;IF([.BU37]&gt;[.$B7];&quot;RedBoxArrival&quot;;&quot;GreenBoxArrival&quot;);IF(OR([.BU$12]&gt;=[.BU28];[.BU37]&gt;[.$B7]);&quot;RedBox&quot;;&quot;GreenBox&quot;));(IF([.BU69]&gt;0;IF(MOD([.BU$12]-[.$E7];[.$C7])=0;&quot;GreyBoxArrival&quot;;&quot;GreyBox&quot;);IF([.BU$12]&lt;[.BU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V$14]=[.$A7];IF(MOD([.BV$12]-[.$E7];[.$C7])=0;IF([.BV37]&gt;[.$B7];&quot;RedBoxArrival&quot;;&quot;GreenBoxArrival&quot;);IF(OR([.BV$12]&gt;=[.BV28];[.BV37]&gt;[.$B7]);&quot;RedBox&quot;;&quot;GreenBox&quot;));(IF([.BV69]&gt;0;IF(MOD([.BV$12]-[.$E7];[.$C7])=0;&quot;GreyBoxArrival&quot;;&quot;GreyBox&quot;);IF([.BV$12]&lt;[.BV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W$14]=[.$A7];IF(MOD([.BW$12]-[.$E7];[.$C7])=0;IF([.BW37]&gt;[.$B7];&quot;RedBoxArrival&quot;;&quot;GreenBoxArrival&quot;);IF(OR([.BW$12]&gt;=[.BW28];[.BW37]&gt;[.$B7]);&quot;RedBox&quot;;&quot;GreenBox&quot;));(IF([.BW69]&gt;0;IF(MOD([.BW$12]-[.$E7];[.$C7])=0;&quot;GreyBoxArrival&quot;;&quot;GreyBox&quot;);IF([.BW$12]&lt;[.BW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7];IF(MOD([.BX$12]-[.$E7];[.$C7])=0;IF([.BX37]&gt;[.$B7];&quot;RedBoxArrival&quot;;&quot;GreenBoxArrival&quot;);IF(OR([.BX$12]&gt;=[.BX28];[.BX37]&gt;[.$B7]);&quot;RedBox&quot;;&quot;GreenBox&quot;));(IF([.BX69]&gt;0;IF(MOD([.BX$12]-[.$E7];[.$C7])=0;&quot;GreyBoxArrival&quot;;&quot;GreyBox&quot;);IF([.BX$12]&lt;[.BX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7];IF(MOD([.BY$12]-[.$E7];[.$C7])=0;IF([.BY37]&gt;[.$B7];&quot;RedBoxArrival&quot;;&quot;GreenBoxArrival&quot;);IF(OR([.BY$12]&gt;=[.BY28];[.BY37]&gt;[.$B7]);&quot;RedBox&quot;;&quot;GreenBox&quot;));(IF([.BY69]&gt;0;IF(MOD([.BY$12]-[.$E7];[.$C7])=0;&quot;GreyBoxArrival&quot;;&quot;GreyBox&quot;);IF([.BY$12]&lt;[.BY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7];IF(MOD([.BZ$12]-[.$E7];[.$C7])=0;IF([.BZ37]&gt;[.$B7];&quot;RedBoxArrival&quot;;&quot;GreenBoxArrival&quot;);IF(OR([.BZ$12]&gt;=[.BZ28];[.BZ37]&gt;[.$B7]);&quot;RedBox&quot;;&quot;GreenBox&quot;));(IF([.BZ69]&gt;0;IF(MOD([.BZ$12]-[.$E7];[.$C7])=0;&quot;GreyBoxArrival&quot;;&quot;GreyBox&quot;);IF([.BZ$12]&lt;[.BZ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A$14]=[.$A7];IF(MOD([.CA$12]-[.$E7];[.$C7])=0;IF([.CA37]&gt;[.$B7];&quot;RedBoxArrival&quot;;&quot;GreenBoxArrival&quot;);IF(OR([.CA$12]&gt;=[.CA28];[.CA37]&gt;[.$B7]);&quot;RedBox&quot;;&quot;GreenBox&quot;));(IF([.CA69]&gt;0;IF(MOD([.CA$12]-[.$E7];[.$C7])=0;&quot;GreyBoxArrival&quot;;&quot;GreyBox&quot;);IF([.CA$12]&lt;[.CA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B$14]=[.$A7];IF(MOD([.CB$12]-[.$E7];[.$C7])=0;IF([.CB37]&gt;[.$B7];&quot;RedBoxArrival&quot;;&quot;GreenBoxArrival&quot;);IF(OR([.CB$12]&gt;=[.CB28];[.CB37]&gt;[.$B7]);&quot;RedBox&quot;;&quot;GreenBox&quot;));(IF([.CB69]&gt;0;IF(MOD([.CB$12]-[.$E7];[.$C7])=0;&quot;GreyBoxArrival&quot;;&quot;GreyBox&quot;);IF([.CB$12]&lt;[.CB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C$14]=[.$A7];IF(MOD([.CC$12]-[.$E7];[.$C7])=0;IF([.CC37]&gt;[.$B7];&quot;RedBoxArrival&quot;;&quot;GreenBoxArrival&quot;);IF(OR([.CC$12]&gt;=[.CC28];[.CC37]&gt;[.$B7]);&quot;RedBox&quot;;&quot;GreenBox&quot;));(IF([.CC69]&gt;0;IF(MOD([.CC$12]-[.$E7];[.$C7])=0;&quot;GreyBoxArrival&quot;;&quot;GreyBox&quot;);IF([.CC$12]&lt;[.CC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D$14]=[.$A7];IF(MOD([.CD$12]-[.$E7];[.$C7])=0;IF([.CD37]&gt;[.$B7];&quot;RedBoxArrival&quot;;&quot;GreenBoxArrival&quot;);IF(OR([.CD$12]&gt;=[.CD28];[.CD37]&gt;[.$B7]);&quot;RedBox&quot;;&quot;GreenBox&quot;));(IF([.CD69]&gt;0;IF(MOD([.CD$12]-[.$E7];[.$C7])=0;&quot;GreyBoxArrival&quot;;&quot;GreyBox&quot;);IF([.CD$12]&lt;[.CD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E$14]=[.$A7];IF(MOD([.CE$12]-[.$E7];[.$C7])=0;IF([.CE37]&gt;[.$B7];&quot;RedBoxArrival&quot;;&quot;GreenBoxArrival&quot;);IF(OR([.CE$12]&gt;=[.CE28];[.CE37]&gt;[.$B7]);&quot;RedBox&quot;;&quot;GreenBox&quot;));(IF([.CE69]&gt;0;IF(MOD([.CE$12]-[.$E7];[.$C7])=0;&quot;GreyBoxArrival&quot;;&quot;GreyBox&quot;);IF([.CE$12]&lt;[.CE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F$14]=[.$A7];IF(MOD([.CF$12]-[.$E7];[.$C7])=0;IF([.CF37]&gt;[.$B7];&quot;RedBoxArrival&quot;;&quot;GreenBoxArrival&quot;);IF(OR([.CF$12]&gt;=[.CF28];[.CF37]&gt;[.$B7]);&quot;RedBox&quot;;&quot;GreenBox&quot;));(IF([.CF69]&gt;0;IF(MOD([.CF$12]-[.$E7];[.$C7])=0;&quot;GreyBoxArrival&quot;;&quot;GreyBox&quot;);IF([.CF$12]&lt;[.CF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G$14]=[.$A7];IF(MOD([.CG$12]-[.$E7];[.$C7])=0;IF([.CG37]&gt;[.$B7];&quot;RedBoxArrival&quot;;&quot;GreenBoxArrival&quot;);IF(OR([.CG$12]&gt;=[.CG28];[.CG37]&gt;[.$B7]);&quot;RedBox&quot;;&quot;GreenBox&quot;));(IF([.CG69]&gt;0;IF(MOD([.CG$12]-[.$E7];[.$C7])=0;&quot;GreyBoxArrival&quot;;&quot;GreyBox&quot;);IF([.CG$12]&lt;[.CG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H$14]=[.$A7];IF(MOD([.CH$12]-[.$E7];[.$C7])=0;IF([.CH37]&gt;[.$B7];&quot;RedBoxArrival&quot;;&quot;GreenBoxArrival&quot;);IF(OR([.CH$12]&gt;=[.CH28];[.CH37]&gt;[.$B7]);&quot;RedBox&quot;;&quot;GreenBox&quot;));(IF([.CH69]&gt;0;IF(MOD([.CH$12]-[.$E7];[.$C7])=0;&quot;GreyBoxArrival&quot;;&quot;GreyBox&quot;);IF([.CH$12]&lt;[.CH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I$14]=[.$A7];IF(MOD([.CI$12]-[.$E7];[.$C7])=0;IF([.CI37]&gt;[.$B7];&quot;RedBoxArrival&quot;;&quot;GreenBoxArrival&quot;);IF(OR([.CI$12]&gt;=[.CI28];[.CI37]&gt;[.$B7]);&quot;RedBox&quot;;&quot;GreenBox&quot;));(IF([.CI69]&gt;0;IF(MOD([.CI$12]-[.$E7];[.$C7])=0;&quot;GreyBoxArrival&quot;;&quot;GreyBox&quot;);IF([.CI$12]&lt;[.CI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J$14]=[.$A7];IF(MOD([.CJ$12]-[.$E7];[.$C7])=0;IF([.CJ37]&gt;[.$B7];&quot;RedBoxArrival&quot;;&quot;GreenBoxArrival&quot;);IF(OR([.CJ$12]&gt;=[.CJ28];[.CJ37]&gt;[.$B7]);&quot;RedBox&quot;;&quot;GreenBox&quot;));(IF([.CJ69]&gt;0;IF(MOD([.CJ$12]-[.$E7];[.$C7])=0;&quot;GreyBoxArrival&quot;;&quot;GreyBox&quot;);IF([.CJ$12]&lt;[.CJ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CK$14]=[.$A7];IF(MOD([.CK$12]-[.$E7];[.$C7])=0;IF([.CK37]&gt;[.$B7];&quot;RedBoxArrival&quot;;&quot;GreenBoxArrival&quot;);IF(OR([.CK$12]&gt;=[.CK28];[.CK37]&gt;[.$B7]);&quot;RedBox&quot;;&quot;GreenBox&quot;));(IF([.CK69]&gt;0;IF(MOD([.CK$12]-[.$E7];[.$C7])=0;&quot;GreyBoxArrival&quot;;&quot;GreyBox&quot;);IF([.CK$12]&lt;[.CK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CL$14]=[.$A7];IF(MOD([.CL$12]-[.$E7];[.$C7])=0;IF([.CL37]&gt;[.$B7];&quot;RedBoxArrival&quot;;&quot;GreenBoxArrival&quot;);IF(OR([.CL$12]&gt;=[.CL28];[.CL37]&gt;[.$B7]);&quot;RedBox&quot;;&quot;GreenBox&quot;));(IF([.CL69]&gt;0;IF(MOD([.CL$12]-[.$E7];[.$C7])=0;&quot;GreyBoxArrival&quot;;&quot;GreyBox&quot;);IF([.CL$12]&lt;[.CL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CM$14]=[.$A7];IF(MOD([.CM$12]-[.$E7];[.$C7])=0;IF([.CM37]&gt;[.$B7];&quot;RedBoxArrival&quot;;&quot;GreenBoxArrival&quot;);IF(OR([.CM$12]&gt;=[.CM28];[.CM37]&gt;[.$B7]);&quot;RedBox&quot;;&quot;GreenBox&quot;));(IF([.CM69]&gt;0;IF(MOD([.CM$12]-[.$E7];[.$C7])=0;&quot;GreyBoxArrival&quot;;&quot;GreyBox&quot;);IF([.CM$12]&lt;[.CM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CN$14]=[.$A7];IF(MOD([.CN$12]-[.$E7];[.$C7])=0;IF([.CN37]&gt;[.$B7];&quot;RedBoxArrival&quot;;&quot;GreenBoxArrival&quot;);IF(OR([.CN$12]&gt;=[.CN28];[.CN37]&gt;[.$B7]);&quot;RedBox&quot;;&quot;GreenBox&quot;));(IF([.CN69]&gt;0;IF(MOD([.CN$12]-[.$E7];[.$C7])=0;&quot;GreyBoxArrival&quot;;&quot;GreyBox&quot;);IF([.CN$12]&lt;[.CN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7];IF(MOD([.CO$12]-[.$E7];[.$C7])=0;IF([.CO37]&gt;[.$B7];&quot;RedBoxArrival&quot;;&quot;GreenBoxArrival&quot;);IF(OR([.CO$12]&gt;=[.CO28];[.CO37]&gt;[.$B7]);&quot;RedBox&quot;;&quot;GreenBox&quot;));(IF([.CO69]&gt;0;IF(MOD([.CO$12]-[.$E7];[.$C7])=0;&quot;GreyBoxArrival&quot;;&quot;GreyBox&quot;);IF([.CO$12]&lt;[.CO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P$14]=[.$A7];IF(MOD([.CP$12]-[.$E7];[.$C7])=0;IF([.CP37]&gt;[.$B7];&quot;RedBoxArrival&quot;;&quot;GreenBoxArrival&quot;);IF(OR([.CP$12]&gt;=[.CP28];[.CP37]&gt;[.$B7]);&quot;RedBox&quot;;&quot;GreenBox&quot;));(IF([.CP69]&gt;0;IF(MOD([.CP$12]-[.$E7];[.$C7])=0;&quot;GreyBoxArrival&quot;;&quot;GreyBox&quot;);IF([.CP$12]&lt;[.CP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7];IF(MOD([.CQ$12]-[.$E7];[.$C7])=0;IF([.CQ37]&gt;[.$B7];&quot;RedBoxArrival&quot;;&quot;GreenBoxArrival&quot;);IF(OR([.CQ$12]&gt;=[.CQ28];[.CQ37]&gt;[.$B7]);&quot;RedBox&quot;;&quot;GreenBox&quot;));(IF([.CQ69]&gt;0;IF(MOD([.CQ$12]-[.$E7];[.$C7])=0;&quot;GreyBoxArrival&quot;;&quot;GreyBox&quot;);IF([.CQ$12]&lt;[.CQ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7];IF(MOD([.CR$12]-[.$E7];[.$C7])=0;IF([.CR37]&gt;[.$B7];&quot;RedBoxArrival&quot;;&quot;GreenBoxArrival&quot;);IF(OR([.CR$12]&gt;=[.CR28];[.CR37]&gt;[.$B7]);&quot;RedBox&quot;;&quot;GreenBox&quot;));(IF([.CR69]&gt;0;IF(MOD([.CR$12]-[.$E7];[.$C7])=0;&quot;GreyBoxArrival&quot;;&quot;GreyBox&quot;);IF([.CR$12]&lt;[.CR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S$14]=[.$A7];IF(MOD([.CS$12]-[.$E7];[.$C7])=0;IF([.CS37]&gt;[.$B7];&quot;RedBoxArrival&quot;;&quot;GreenBoxArrival&quot;);IF(OR([.CS$12]&gt;=[.CS28];[.CS37]&gt;[.$B7]);&quot;RedBox&quot;;&quot;GreenBox&quot;));(IF([.CS69]&gt;0;IF(MOD([.CS$12]-[.$E7];[.$C7])=0;&quot;GreyBoxArrival&quot;;&quot;GreyBox&quot;);IF([.CS$12]&lt;[.CS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T$14]=[.$A7];IF(MOD([.CT$12]-[.$E7];[.$C7])=0;IF([.CT37]&gt;[.$B7];&quot;RedBoxArrival&quot;;&quot;GreenBoxArrival&quot;);IF(OR([.CT$12]&gt;=[.CT28];[.CT37]&gt;[.$B7]);&quot;RedBox&quot;;&quot;GreenBox&quot;));(IF([.CT69]&gt;0;IF(MOD([.CT$12]-[.$E7];[.$C7])=0;&quot;GreyBoxArrival&quot;;&quot;GreyBox&quot;);IF([.CT$12]&lt;[.C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U$14]=[.$A7];IF(MOD([.CU$12]-[.$E7];[.$C7])=0;IF([.CU37]&gt;[.$B7];&quot;RedBoxArrival&quot;;&quot;GreenBoxArrival&quot;);IF(OR([.CU$12]&gt;=[.CU28];[.CU37]&gt;[.$B7]);&quot;RedBox&quot;;&quot;GreenBox&quot;));(IF([.CU69]&gt;0;IF(MOD([.CU$12]-[.$E7];[.$C7])=0;&quot;GreyBoxArrival&quot;;&quot;GreyBox&quot;);IF([.CU$12]&lt;[.C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V$14]=[.$A7];IF(MOD([.CV$12]-[.$E7];[.$C7])=0;IF([.CV37]&gt;[.$B7];&quot;RedBoxArrival&quot;;&quot;GreenBoxArrival&quot;);IF(OR([.CV$12]&gt;=[.CV28];[.CV37]&gt;[.$B7]);&quot;RedBox&quot;;&quot;GreenBox&quot;));(IF([.CV69]&gt;0;IF(MOD([.CV$12]-[.$E7];[.$C7])=0;&quot;GreyBoxArrival&quot;;&quot;GreyBox&quot;);IF([.CV$12]&lt;[.C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W$14]=[.$A7];IF(MOD([.CW$12]-[.$E7];[.$C7])=0;IF([.CW37]&gt;[.$B7];&quot;RedBoxArrival&quot;;&quot;GreenBoxArrival&quot;);IF(OR([.CW$12]&gt;=[.CW28];[.CW37]&gt;[.$B7]);&quot;RedBox&quot;;&quot;GreenBox&quot;));(IF([.CW69]&gt;0;IF(MOD([.CW$12]-[.$E7];[.$C7])=0;&quot;GreyBoxArrival&quot;;&quot;GreyBox&quot;);IF([.CW$12]&lt;[.CW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X$14]=[.$A7];IF(MOD([.CX$12]-[.$E7];[.$C7])=0;IF([.CX37]&gt;[.$B7];&quot;RedBoxArrival&quot;;&quot;GreenBoxArrival&quot;);IF(OR([.CX$12]&gt;=[.CX28];[.CX37]&gt;[.$B7]);&quot;RedBox&quot;;&quot;GreenBox&quot;));(IF([.CX69]&gt;0;IF(MOD([.CX$12]-[.$E7];[.$C7])=0;&quot;GreyBoxArrival&quot;;&quot;GreyBox&quot;);IF([.CX$12]&lt;[.CX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Y$14]=[.$A7];IF(MOD([.CY$12]-[.$E7];[.$C7])=0;IF([.CY37]&gt;[.$B7];&quot;RedBoxArrival&quot;;&quot;GreenBoxArrival&quot;);IF(OR([.CY$12]&gt;=[.CY28];[.CY37]&gt;[.$B7]);&quot;RedBox&quot;;&quot;GreenBox&quot;));(IF([.CY69]&gt;0;IF(MOD([.CY$12]-[.$E7];[.$C7])=0;&quot;GreyBoxArrival&quot;;&quot;GreyBox&quot;);IF([.CY$12]&lt;[.CY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Z$14]=[.$A7];IF(MOD([.CZ$12]-[.$E7];[.$C7])=0;IF([.CZ37]&gt;[.$B7];&quot;RedBoxArrival&quot;;&quot;GreenBoxArrival&quot;);IF(OR([.CZ$12]&gt;=[.CZ28];[.CZ37]&gt;[.$B7]);&quot;RedBox&quot;;&quot;GreenBox&quot;));(IF([.CZ69]&gt;0;IF(MOD([.CZ$12]-[.$E7];[.$C7])=0;&quot;GreyBoxArrival&quot;;&quot;GreyBox&quot;);IF([.CZ$12]&lt;[.CZ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A$14]=[.$A7];IF(MOD([.DA$12]-[.$E7];[.$C7])=0;IF([.DA37]&gt;[.$B7];&quot;RedBoxArrival&quot;;&quot;GreenBoxArrival&quot;);IF(OR([.DA$12]&gt;=[.DA28];[.DA37]&gt;[.$B7]);&quot;RedBox&quot;;&quot;GreenBox&quot;));(IF([.DA69]&gt;0;IF(MOD([.DA$12]-[.$E7];[.$C7])=0;&quot;GreyBoxArrival&quot;;&quot;GreyBox&quot;);IF([.DA$12]&lt;[.DA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B$14]=[.$A7];IF(MOD([.DB$12]-[.$E7];[.$C7])=0;IF([.DB37]&gt;[.$B7];&quot;RedBoxArrival&quot;;&quot;GreenBoxArrival&quot;);IF(OR([.DB$12]&gt;=[.DB28];[.DB37]&gt;[.$B7]);&quot;RedBox&quot;;&quot;GreenBox&quot;));(IF([.DB69]&gt;0;IF(MOD([.DB$12]-[.$E7];[.$C7])=0;&quot;GreyBoxArrival&quot;;&quot;GreyBox&quot;);IF([.DB$12]&lt;[.DB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C$14]=[.$A7];IF(MOD([.DC$12]-[.$E7];[.$C7])=0;IF([.DC37]&gt;[.$B7];&quot;RedBoxArrival&quot;;&quot;GreenBoxArrival&quot;);IF(OR([.DC$12]&gt;=[.DC28];[.DC37]&gt;[.$B7]);&quot;RedBox&quot;;&quot;GreenBox&quot;));(IF([.DC69]&gt;0;IF(MOD([.DC$12]-[.$E7];[.$C7])=0;&quot;GreyBoxArrival&quot;;&quot;GreyBox&quot;);IF([.DC$12]&lt;[.DC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D$14]=[.$A7];IF(MOD([.DD$12]-[.$E7];[.$C7])=0;IF([.DD37]&gt;[.$B7];&quot;RedBoxArrival&quot;;&quot;GreenBoxArrival&quot;);IF(OR([.DD$12]&gt;=[.DD28];[.DD37]&gt;[.$B7]);&quot;RedBox&quot;;&quot;GreenBox&quot;));(IF([.DD69]&gt;0;IF(MOD([.DD$12]-[.$E7];[.$C7])=0;&quot;GreyBoxArrival&quot;;&quot;GreyBox&quot;);IF([.DD$12]&lt;[.DD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DE$14]=[.$A7];IF(MOD([.DE$12]-[.$E7];[.$C7])=0;IF([.DE37]&gt;[.$B7];&quot;RedBoxArrival&quot;;&quot;GreenBoxArrival&quot;);IF(OR([.DE$12]&gt;=[.DE28];[.DE37]&gt;[.$B7]);&quot;RedBox&quot;;&quot;GreenBox&quot;));(IF([.DE69]&gt;0;IF(MOD([.DE$12]-[.$E7];[.$C7])=0;&quot;GreyBoxArrival&quot;;&quot;GreyBox&quot;);IF([.DE$12]&lt;[.DE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DF$14]=[.$A7];IF(MOD([.DF$12]-[.$E7];[.$C7])=0;IF([.DF37]&gt;[.$B7];&quot;RedBoxArrival&quot;;&quot;GreenBoxArrival&quot;);IF(OR([.DF$12]&gt;=[.DF28];[.DF37]&gt;[.$B7]);&quot;RedBox&quot;;&quot;GreenBox&quot;));(IF([.DF69]&gt;0;IF(MOD([.DF$12]-[.$E7];[.$C7])=0;&quot;GreyBoxArrival&quot;;&quot;GreyBox&quot;);IF([.DF$12]&lt;[.DF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DG$14]=[.$A7];IF(MOD([.DG$12]-[.$E7];[.$C7])=0;IF([.DG37]&gt;[.$B7];&quot;RedBoxArrival&quot;;&quot;GreenBoxArrival&quot;);IF(OR([.DG$12]&gt;=[.DG28];[.DG37]&gt;[.$B7]);&quot;RedBox&quot;;&quot;GreenBox&quot;));(IF([.DG69]&gt;0;IF(MOD([.DG$12]-[.$E7];[.$C7])=0;&quot;GreyBoxArrival&quot;;&quot;GreyBox&quot;);IF([.DG$12]&lt;[.DG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DH$14]=[.$A7];IF(MOD([.DH$12]-[.$E7];[.$C7])=0;IF([.DH37]&gt;[.$B7];&quot;RedBoxArrival&quot;;&quot;GreenBoxArrival&quot;);IF(OR([.DH$12]&gt;=[.DH28];[.DH37]&gt;[.$B7]);&quot;RedBox&quot;;&quot;GreenBox&quot;));(IF([.DH69]&gt;0;IF(MOD([.DH$12]-[.$E7];[.$C7])=0;&quot;GreyBoxArrival&quot;;&quot;GreyBox&quot;);IF([.DH$12]&lt;[.DH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DI$14]=[.$A7];IF(MOD([.DI$12]-[.$E7];[.$C7])=0;IF([.DI37]&gt;[.$B7];&quot;RedBoxArrival&quot;;&quot;GreenBoxArrival&quot;);IF(OR([.DI$12]&gt;=[.DI28];[.DI37]&gt;[.$B7]);&quot;RedBox&quot;;&quot;GreenBox&quot;));(IF([.DI69]&gt;0;IF(MOD([.DI$12]-[.$E7];[.$C7])=0;&quot;GreyBoxArrival&quot;;&quot;GreyBox&quot;);IF([.DI$12]&lt;[.DI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J$14]=[.$A7];IF(MOD([.DJ$12]-[.$E7];[.$C7])=0;IF([.DJ37]&gt;[.$B7];&quot;RedBoxArrival&quot;;&quot;GreenBoxArrival&quot;);IF(OR([.DJ$12]&gt;=[.DJ28];[.DJ37]&gt;[.$B7]);&quot;RedBox&quot;;&quot;GreenBox&quot;));(IF([.DJ69]&gt;0;IF(MOD([.DJ$12]-[.$E7];[.$C7])=0;&quot;GreyBoxArrival&quot;;&quot;GreyBox&quot;);IF([.DJ$12]&lt;[.D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K$14]=[.$A7];IF(MOD([.DK$12]-[.$E7];[.$C7])=0;IF([.DK37]&gt;[.$B7];&quot;RedBoxArrival&quot;;&quot;GreenBoxArrival&quot;);IF(OR([.DK$12]&gt;=[.DK28];[.DK37]&gt;[.$B7]);&quot;RedBox&quot;;&quot;GreenBox&quot;));(IF([.DK69]&gt;0;IF(MOD([.DK$12]-[.$E7];[.$C7])=0;&quot;GreyBoxArrival&quot;;&quot;GreyBox&quot;);IF([.DK$12]&lt;[.D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L$14]=[.$A7];IF(MOD([.DL$12]-[.$E7];[.$C7])=0;IF([.DL37]&gt;[.$B7];&quot;RedBoxArrival&quot;;&quot;GreenBoxArrival&quot;);IF(OR([.DL$12]&gt;=[.DL28];[.DL37]&gt;[.$B7]);&quot;RedBox&quot;;&quot;GreenBox&quot;));(IF([.DL69]&gt;0;IF(MOD([.DL$12]-[.$E7];[.$C7])=0;&quot;GreyBoxArrival&quot;;&quot;GreyBox&quot;);IF([.DL$12]&lt;[.D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M$14]=[.$A7];IF(MOD([.DM$12]-[.$E7];[.$C7])=0;IF([.DM37]&gt;[.$B7];&quot;RedBoxArrival&quot;;&quot;GreenBoxArrival&quot;);IF(OR([.DM$12]&gt;=[.DM28];[.DM37]&gt;[.$B7]);&quot;RedBox&quot;;&quot;GreenBox&quot;));(IF([.DM69]&gt;0;IF(MOD([.DM$12]-[.$E7];[.$C7])=0;&quot;GreyBoxArrival&quot;;&quot;GreyBox&quot;);IF([.DM$12]&lt;[.DM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N$14]=[.$A7];IF(MOD([.DN$12]-[.$E7];[.$C7])=0;IF([.DN37]&gt;[.$B7];&quot;RedBoxArrival&quot;;&quot;GreenBoxArrival&quot;);IF(OR([.DN$12]&gt;=[.DN28];[.DN37]&gt;[.$B7]);&quot;RedBox&quot;;&quot;GreenBox&quot;));(IF([.DN69]&gt;0;IF(MOD([.DN$12]-[.$E7];[.$C7])=0;&quot;GreyBoxArrival&quot;;&quot;GreyBox&quot;);IF([.DN$12]&lt;[.DN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O$14]=[.$A7];IF(MOD([.DO$12]-[.$E7];[.$C7])=0;IF([.DO37]&gt;[.$B7];&quot;RedBoxArrival&quot;;&quot;GreenBoxArrival&quot;);IF(OR([.DO$12]&gt;=[.DO28];[.DO37]&gt;[.$B7]);&quot;RedBox&quot;;&quot;GreenBox&quot;));(IF([.DO69]&gt;0;IF(MOD([.DO$12]-[.$E7];[.$C7])=0;&quot;GreyBoxArrival&quot;;&quot;GreyBox&quot;);IF([.DO$12]&lt;[.DO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P$14]=[.$A7];IF(MOD([.DP$12]-[.$E7];[.$C7])=0;IF([.DP37]&gt;[.$B7];&quot;RedBoxArrival&quot;;&quot;GreenBoxArrival&quot;);IF(OR([.DP$12]&gt;=[.DP28];[.DP37]&gt;[.$B7]);&quot;RedBox&quot;;&quot;GreenBox&quot;));(IF([.DP69]&gt;0;IF(MOD([.DP$12]-[.$E7];[.$C7])=0;&quot;GreyBoxArrival&quot;;&quot;GreyBox&quot;);IF([.DP$12]&lt;[.DP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Q$14]=[.$A7];IF(MOD([.DQ$12]-[.$E7];[.$C7])=0;IF([.DQ37]&gt;[.$B7];&quot;RedBoxArrival&quot;;&quot;GreenBoxArrival&quot;);IF(OR([.DQ$12]&gt;=[.DQ28];[.DQ37]&gt;[.$B7]);&quot;RedBox&quot;;&quot;GreenBox&quot;));(IF([.DQ69]&gt;0;IF(MOD([.DQ$12]-[.$E7];[.$C7])=0;&quot;GreyBoxArrival&quot;;&quot;GreyBox&quot;);IF([.DQ$12]&lt;[.DQ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R$14]=[.$A7];IF(MOD([.DR$12]-[.$E7];[.$C7])=0;IF([.DR37]&gt;[.$B7];&quot;RedBoxArrival&quot;;&quot;GreenBoxArrival&quot;);IF(OR([.DR$12]&gt;=[.DR28];[.DR37]&gt;[.$B7]);&quot;RedBox&quot;;&quot;GreenBox&quot;));(IF([.DR69]&gt;0;IF(MOD([.DR$12]-[.$E7];[.$C7])=0;&quot;GreyBoxArrival&quot;;&quot;GreyBox&quot;);IF([.DR$12]&lt;[.DR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S$14]=[.$A7];IF(MOD([.DS$12]-[.$E7];[.$C7])=0;IF([.DS37]&gt;[.$B7];&quot;RedBoxArrival&quot;;&quot;GreenBoxArrival&quot;);IF(OR([.DS$12]&gt;=[.DS28];[.DS37]&gt;[.$B7]);&quot;RedBox&quot;;&quot;GreenBox&quot;));(IF([.DS69]&gt;0;IF(MOD([.DS$12]-[.$E7];[.$C7])=0;&quot;GreyBoxArrival&quot;;&quot;GreyBox&quot;);IF([.DS$12]&lt;[.D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T$14]=[.$A7];IF(MOD([.DT$12]-[.$E7];[.$C7])=0;IF([.DT37]&gt;[.$B7];&quot;RedBoxArrival&quot;;&quot;GreenBoxArrival&quot;);IF(OR([.DT$12]&gt;=[.DT28];[.DT37]&gt;[.$B7]);&quot;RedBox&quot;;&quot;GreenBox&quot;));(IF([.DT69]&gt;0;IF(MOD([.DT$12]-[.$E7];[.$C7])=0;&quot;GreyBoxArrival&quot;;&quot;GreyBox&quot;);IF([.DT$12]&lt;[.D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U$14]=[.$A7];IF(MOD([.DU$12]-[.$E7];[.$C7])=0;IF([.DU37]&gt;[.$B7];&quot;RedBoxArrival&quot;;&quot;GreenBoxArrival&quot;);IF(OR([.DU$12]&gt;=[.DU28];[.DU37]&gt;[.$B7]);&quot;RedBox&quot;;&quot;GreenBox&quot;));(IF([.DU69]&gt;0;IF(MOD([.DU$12]-[.$E7];[.$C7])=0;&quot;GreyBoxArrival&quot;;&quot;GreyBox&quot;);IF([.DU$12]&lt;[.D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V$14]=[.$A7];IF(MOD([.DV$12]-[.$E7];[.$C7])=0;IF([.DV37]&gt;[.$B7];&quot;RedBoxArrival&quot;;&quot;GreenBoxArrival&quot;);IF(OR([.DV$12]&gt;=[.DV28];[.DV37]&gt;[.$B7]);&quot;RedBox&quot;;&quot;GreenBox&quot;));(IF([.DV69]&gt;0;IF(MOD([.DV$12]-[.$E7];[.$C7])=0;&quot;GreyBoxArrival&quot;;&quot;GreyBox&quot;);IF([.DV$12]&lt;[.D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W$14]=[.$A7];IF(MOD([.DW$12]-[.$E7];[.$C7])=0;IF([.DW37]&gt;[.$B7];&quot;RedBoxArrival&quot;;&quot;GreenBoxArrival&quot;);IF(OR([.DW$12]&gt;=[.DW28];[.DW37]&gt;[.$B7]);&quot;RedBox&quot;;&quot;GreenBox&quot;));(IF([.DW69]&gt;0;IF(MOD([.DW$12]-[.$E7];[.$C7])=0;&quot;GreyBoxArrival&quot;;&quot;GreyBox&quot;);IF([.DW$12]&lt;[.DW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X$14]=[.$A7];IF(MOD([.DX$12]-[.$E7];[.$C7])=0;IF([.DX37]&gt;[.$B7];&quot;RedBoxArrival&quot;;&quot;GreenBoxArrival&quot;);IF(OR([.DX$12]&gt;=[.DX28];[.DX37]&gt;[.$B7]);&quot;RedBox&quot;;&quot;GreenBox&quot;));(IF([.DX69]&gt;0;IF(MOD([.DX$12]-[.$E7];[.$C7])=0;&quot;GreyBoxArrival&quot;;&quot;GreyBox&quot;);IF([.DX$12]&lt;[.DX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.DY$14]=[.$A7];IF(MOD([.DY$12]-[.$E7];[.$C7])=0;IF([.DY37]&gt;[.$B7];&quot;RedBoxArrival&quot;;&quot;GreenBoxArrival&quot;);IF(OR([.DY$12]&gt;=[.DY28];[.DY37]&gt;[.$B7]);&quot;RedBox&quot;;&quot;GreenBox&quot;));(IF([.DY69]&gt;0;IF(MOD([.DY$12]-[.$E7];[.$C7])=0;&quot;GreyBoxArrival&quot;;&quot;GreyBox&quot;);IF([.DY$12]&lt;[.DY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.DZ$14]=[.$A7];IF(MOD([.DZ$12]-[.$E7];[.$C7])=0;IF([.DZ37]&gt;[.$B7];&quot;RedBoxArrival&quot;;&quot;GreenBoxArrival&quot;);IF(OR([.DZ$12]&gt;=[.DZ28];[.DZ37]&gt;[.$B7]);&quot;RedBox&quot;;&quot;GreenBox&quot;));(IF([.DZ69]&gt;0;IF(MOD([.DZ$12]-[.$E7];[.$C7])=0;&quot;GreyBoxArrival&quot;;&quot;GreyBox&quot;);IF([.DZ$12]&lt;[.DZ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.EA$14]=[.$A7];IF(MOD([.EA$12]-[.$E7];[.$C7])=0;IF([.EA37]&gt;[.$B7];&quot;RedBoxArrival&quot;;&quot;GreenBoxArrival&quot;);IF(OR([.EA$12]&gt;=[.EA28];[.EA37]&gt;[.$B7]);&quot;RedBox&quot;;&quot;GreenBox&quot;));(IF([.EA69]&gt;0;IF(MOD([.EA$12]-[.$E7];[.$C7])=0;&quot;GreyBoxArrival&quot;;&quot;GreyBox&quot;);IF([.EA$12]&lt;[.EA28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formula="of:=[.B8]/[.C8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.I$14]=[.$A8];IF(MOD([.I$12]-[.$E8];[.$C8])=0;IF([.I38]&gt;[.$B8];&quot;RedBoxArrival&quot;;&quot;GreenBoxArrival&quot;);IF(OR([.I$12]&gt;=[.I29];[.I38]&gt;[.$B8]);&quot;RedBox&quot;;&quot;GreenBox&quot;));(IF([.I70]&gt;0;IF(MOD([.I$12]-[.$E8];[.$C8])=0;&quot;GreyBoxArrival&quot;;&quot;GreyBox&quot;);IF([.I$12]&lt;[.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8];IF(MOD([.J$12]-[.$E8];[.$C8])=0;IF([.J38]&gt;[.$B8];&quot;RedBoxArrival&quot;;&quot;GreenBoxArrival&quot;);IF(OR([.J$12]&gt;=[.J29];[.J38]&gt;[.$B8]);&quot;RedBox&quot;;&quot;GreenBox&quot;));(IF([.J70]&gt;0;IF(MOD([.J$12]-[.$E8];[.$C8])=0;&quot;GreyBoxArrival&quot;;&quot;GreyBox&quot;);IF([.J$12]&lt;[.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K$14]=[.$A8];IF(MOD([.K$12]-[.$E8];[.$C8])=0;IF([.K38]&gt;[.$B8];&quot;RedBoxArrival&quot;;&quot;GreenBoxArrival&quot;);IF(OR([.K$12]&gt;=[.K29];[.K38]&gt;[.$B8]);&quot;RedBox&quot;;&quot;GreenBox&quot;));(IF([.K70]&gt;0;IF(MOD([.K$12]-[.$E8];[.$C8])=0;&quot;GreyBoxArrival&quot;;&quot;GreyBox&quot;);IF([.K$12]&lt;[.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8];IF(MOD([.L$12]-[.$E8];[.$C8])=0;IF([.L38]&gt;[.$B8];&quot;RedBoxArrival&quot;;&quot;GreenBoxArrival&quot;);IF(OR([.L$12]&gt;=[.L29];[.L38]&gt;[.$B8]);&quot;RedBox&quot;;&quot;GreenBox&quot;));(IF([.L70]&gt;0;IF(MOD([.L$12]-[.$E8];[.$C8])=0;&quot;GreyBoxArrival&quot;;&quot;GreyBox&quot;);IF([.L$12]&lt;[.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8];IF(MOD([.M$12]-[.$E8];[.$C8])=0;IF([.M38]&gt;[.$B8];&quot;RedBoxArrival&quot;;&quot;GreenBoxArrival&quot;);IF(OR([.M$12]&gt;=[.M29];[.M38]&gt;[.$B8]);&quot;RedBox&quot;;&quot;GreenBox&quot;));(IF([.M70]&gt;0;IF(MOD([.M$12]-[.$E8];[.$C8])=0;&quot;GreyBoxArrival&quot;;&quot;GreyBox&quot;);IF([.M$12]&lt;[.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N$14]=[.$A8];IF(MOD([.N$12]-[.$E8];[.$C8])=0;IF([.N38]&gt;[.$B8];&quot;RedBoxArrival&quot;;&quot;GreenBoxArrival&quot;);IF(OR([.N$12]&gt;=[.N29];[.N38]&gt;[.$B8]);&quot;RedBox&quot;;&quot;GreenBox&quot;));(IF([.N70]&gt;0;IF(MOD([.N$12]-[.$E8];[.$C8])=0;&quot;GreyBoxArrival&quot;;&quot;GreyBox&quot;);IF([.N$12]&lt;[.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8];IF(MOD([.O$12]-[.$E8];[.$C8])=0;IF([.O38]&gt;[.$B8];&quot;RedBoxArrival&quot;;&quot;GreenBoxArrival&quot;);IF(OR([.O$12]&gt;=[.O29];[.O38]&gt;[.$B8]);&quot;RedBox&quot;;&quot;GreenBox&quot;));(IF([.O70]&gt;0;IF(MOD([.O$12]-[.$E8];[.$C8])=0;&quot;GreyBoxArrival&quot;;&quot;GreyBox&quot;);IF([.O$12]&lt;[.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8];IF(MOD([.P$12]-[.$E8];[.$C8])=0;IF([.P38]&gt;[.$B8];&quot;RedBoxArrival&quot;;&quot;GreenBoxArrival&quot;);IF(OR([.P$12]&gt;=[.P29];[.P38]&gt;[.$B8]);&quot;RedBox&quot;;&quot;GreenBox&quot;));(IF([.P70]&gt;0;IF(MOD([.P$12]-[.$E8];[.$C8])=0;&quot;GreyBoxArrival&quot;;&quot;GreyBox&quot;);IF([.P$12]&lt;[.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8];IF(MOD([.Q$12]-[.$E8];[.$C8])=0;IF([.Q38]&gt;[.$B8];&quot;RedBoxArrival&quot;;&quot;GreenBoxArrival&quot;);IF(OR([.Q$12]&gt;=[.Q29];[.Q38]&gt;[.$B8]);&quot;RedBox&quot;;&quot;GreenBox&quot;));(IF([.Q70]&gt;0;IF(MOD([.Q$12]-[.$E8];[.$C8])=0;&quot;GreyBoxArrival&quot;;&quot;GreyBox&quot;);IF([.Q$12]&lt;[.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8];IF(MOD([.R$12]-[.$E8];[.$C8])=0;IF([.R38]&gt;[.$B8];&quot;RedBoxArrival&quot;;&quot;GreenBoxArrival&quot;);IF(OR([.R$12]&gt;=[.R29];[.R38]&gt;[.$B8]);&quot;RedBox&quot;;&quot;GreenBox&quot;));(IF([.R70]&gt;0;IF(MOD([.R$12]-[.$E8];[.$C8])=0;&quot;GreyBoxArrival&quot;;&quot;GreyBox&quot;);IF([.R$12]&lt;[.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S$14]=[.$A8];IF(MOD([.S$12]-[.$E8];[.$C8])=0;IF([.S38]&gt;[.$B8];&quot;RedBoxArrival&quot;;&quot;GreenBoxArrival&quot;);IF(OR([.S$12]&gt;=[.S29];[.S38]&gt;[.$B8]);&quot;RedBox&quot;;&quot;GreenBox&quot;));(IF([.S70]&gt;0;IF(MOD([.S$12]-[.$E8];[.$C8])=0;&quot;GreyBoxArrival&quot;;&quot;GreyBox&quot;);IF([.S$12]&lt;[.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T$14]=[.$A8];IF(MOD([.T$12]-[.$E8];[.$C8])=0;IF([.T38]&gt;[.$B8];&quot;RedBoxArrival&quot;;&quot;GreenBoxArrival&quot;);IF(OR([.T$12]&gt;=[.T29];[.T38]&gt;[.$B8]);&quot;RedBox&quot;;&quot;GreenBox&quot;));(IF([.T70]&gt;0;IF(MOD([.T$12]-[.$E8];[.$C8])=0;&quot;GreyBoxArrival&quot;;&quot;GreyBox&quot;);IF([.T$12]&lt;[.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U$14]=[.$A8];IF(MOD([.U$12]-[.$E8];[.$C8])=0;IF([.U38]&gt;[.$B8];&quot;RedBoxArrival&quot;;&quot;GreenBoxArrival&quot;);IF(OR([.U$12]&gt;=[.U29];[.U38]&gt;[.$B8]);&quot;RedBox&quot;;&quot;GreenBox&quot;));(IF([.U70]&gt;0;IF(MOD([.U$12]-[.$E8];[.$C8])=0;&quot;GreyBoxArrival&quot;;&quot;GreyBox&quot;);IF([.U$12]&lt;[.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V$14]=[.$A8];IF(MOD([.V$12]-[.$E8];[.$C8])=0;IF([.V38]&gt;[.$B8];&quot;RedBoxArrival&quot;;&quot;GreenBoxArrival&quot;);IF(OR([.V$12]&gt;=[.V29];[.V38]&gt;[.$B8]);&quot;RedBox&quot;;&quot;GreenBox&quot;));(IF([.V70]&gt;0;IF(MOD([.V$12]-[.$E8];[.$C8])=0;&quot;GreyBoxArrival&quot;;&quot;GreyBox&quot;);IF([.V$12]&lt;[.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W$14]=[.$A8];IF(MOD([.W$12]-[.$E8];[.$C8])=0;IF([.W38]&gt;[.$B8];&quot;RedBoxArrival&quot;;&quot;GreenBoxArrival&quot;);IF(OR([.W$12]&gt;=[.W29];[.W38]&gt;[.$B8]);&quot;RedBox&quot;;&quot;GreenBox&quot;));(IF([.W70]&gt;0;IF(MOD([.W$12]-[.$E8];[.$C8])=0;&quot;GreyBoxArrival&quot;;&quot;GreyBox&quot;);IF([.W$12]&lt;[.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X$14]=[.$A8];IF(MOD([.X$12]-[.$E8];[.$C8])=0;IF([.X38]&gt;[.$B8];&quot;RedBoxArrival&quot;;&quot;GreenBoxArrival&quot;);IF(OR([.X$12]&gt;=[.X29];[.X38]&gt;[.$B8]);&quot;RedBox&quot;;&quot;GreenBox&quot;));(IF([.X70]&gt;0;IF(MOD([.X$12]-[.$E8];[.$C8])=0;&quot;GreyBoxArrival&quot;;&quot;GreyBox&quot;);IF([.X$12]&lt;[.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Y$14]=[.$A8];IF(MOD([.Y$12]-[.$E8];[.$C8])=0;IF([.Y38]&gt;[.$B8];&quot;RedBoxArrival&quot;;&quot;GreenBoxArrival&quot;);IF(OR([.Y$12]&gt;=[.Y29];[.Y38]&gt;[.$B8]);&quot;RedBox&quot;;&quot;GreenBox&quot;));(IF([.Y70]&gt;0;IF(MOD([.Y$12]-[.$E8];[.$C8])=0;&quot;GreyBoxArrival&quot;;&quot;GreyBox&quot;);IF([.Y$12]&lt;[.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Z$14]=[.$A8];IF(MOD([.Z$12]-[.$E8];[.$C8])=0;IF([.Z38]&gt;[.$B8];&quot;RedBoxArrival&quot;;&quot;GreenBoxArrival&quot;);IF(OR([.Z$12]&gt;=[.Z29];[.Z38]&gt;[.$B8]);&quot;RedBox&quot;;&quot;GreenBox&quot;));(IF([.Z70]&gt;0;IF(MOD([.Z$12]-[.$E8];[.$C8])=0;&quot;GreyBoxArrival&quot;;&quot;GreyBox&quot;);IF([.Z$12]&lt;[.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A$14]=[.$A8];IF(MOD([.AA$12]-[.$E8];[.$C8])=0;IF([.AA38]&gt;[.$B8];&quot;RedBoxArrival&quot;;&quot;GreenBoxArrival&quot;);IF(OR([.AA$12]&gt;=[.AA29];[.AA38]&gt;[.$B8]);&quot;RedBox&quot;;&quot;GreenBox&quot;));(IF([.AA70]&gt;0;IF(MOD([.AA$12]-[.$E8];[.$C8])=0;&quot;GreyBoxArrival&quot;;&quot;GreyBox&quot;);IF([.AA$12]&lt;[.A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8];IF(MOD([.AB$12]-[.$E8];[.$C8])=0;IF([.AB38]&gt;[.$B8];&quot;RedBoxArrival&quot;;&quot;GreenBoxArrival&quot;);IF(OR([.AB$12]&gt;=[.AB29];[.AB38]&gt;[.$B8]);&quot;RedBox&quot;;&quot;GreenBox&quot;));(IF([.AB70]&gt;0;IF(MOD([.AB$12]-[.$E8];[.$C8])=0;&quot;GreyBoxArrival&quot;;&quot;GreyBox&quot;);IF([.AB$12]&lt;[.AB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C$14]=[.$A8];IF(MOD([.AC$12]-[.$E8];[.$C8])=0;IF([.AC38]&gt;[.$B8];&quot;RedBoxArrival&quot;;&quot;GreenBoxArrival&quot;);IF(OR([.AC$12]&gt;=[.AC29];[.AC38]&gt;[.$B8]);&quot;RedBox&quot;;&quot;GreenBox&quot;));(IF([.AC70]&gt;0;IF(MOD([.AC$12]-[.$E8];[.$C8])=0;&quot;GreyBoxArrival&quot;;&quot;GreyBox&quot;);IF([.AC$12]&lt;[.AC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D$14]=[.$A8];IF(MOD([.AD$12]-[.$E8];[.$C8])=0;IF([.AD38]&gt;[.$B8];&quot;RedBoxArrival&quot;;&quot;GreenBoxArrival&quot;);IF(OR([.AD$12]&gt;=[.AD29];[.AD38]&gt;[.$B8]);&quot;RedBox&quot;;&quot;GreenBox&quot;));(IF([.AD70]&gt;0;IF(MOD([.AD$12]-[.$E8];[.$C8])=0;&quot;GreyBoxArrival&quot;;&quot;GreyBox&quot;);IF([.AD$12]&lt;[.AD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E$14]=[.$A8];IF(MOD([.AE$12]-[.$E8];[.$C8])=0;IF([.AE38]&gt;[.$B8];&quot;RedBoxArrival&quot;;&quot;GreenBoxArrival&quot;);IF(OR([.AE$12]&gt;=[.AE29];[.AE38]&gt;[.$B8]);&quot;RedBox&quot;;&quot;GreenBox&quot;));(IF([.AE70]&gt;0;IF(MOD([.AE$12]-[.$E8];[.$C8])=0;&quot;GreyBoxArrival&quot;;&quot;GreyBox&quot;);IF([.AE$12]&lt;[.AE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F$14]=[.$A8];IF(MOD([.AF$12]-[.$E8];[.$C8])=0;IF([.AF38]&gt;[.$B8];&quot;RedBoxArrival&quot;;&quot;GreenBoxArrival&quot;);IF(OR([.AF$12]&gt;=[.AF29];[.AF38]&gt;[.$B8]);&quot;RedBox&quot;;&quot;GreenBox&quot;));(IF([.AF70]&gt;0;IF(MOD([.AF$12]-[.$E8];[.$C8])=0;&quot;GreyBoxArrival&quot;;&quot;GreyBox&quot;);IF([.AF$12]&lt;[.AF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G$14]=[.$A8];IF(MOD([.AG$12]-[.$E8];[.$C8])=0;IF([.AG38]&gt;[.$B8];&quot;RedBoxArrival&quot;;&quot;GreenBoxArrival&quot;);IF(OR([.AG$12]&gt;=[.AG29];[.AG38]&gt;[.$B8]);&quot;RedBox&quot;;&quot;GreenBox&quot;));(IF([.AG70]&gt;0;IF(MOD([.AG$12]-[.$E8];[.$C8])=0;&quot;GreyBoxArrival&quot;;&quot;GreyBox&quot;);IF([.AG$12]&lt;[.A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H$14]=[.$A8];IF(MOD([.AH$12]-[.$E8];[.$C8])=0;IF([.AH38]&gt;[.$B8];&quot;RedBoxArrival&quot;;&quot;GreenBoxArrival&quot;);IF(OR([.AH$12]&gt;=[.AH29];[.AH38]&gt;[.$B8]);&quot;RedBox&quot;;&quot;GreenBox&quot;));(IF([.AH70]&gt;0;IF(MOD([.AH$12]-[.$E8];[.$C8])=0;&quot;GreyBoxArrival&quot;;&quot;GreyBox&quot;);IF([.AH$12]&lt;[.A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I$14]=[.$A8];IF(MOD([.AI$12]-[.$E8];[.$C8])=0;IF([.AI38]&gt;[.$B8];&quot;RedBoxArrival&quot;;&quot;GreenBoxArrival&quot;);IF(OR([.AI$12]&gt;=[.AI29];[.AI38]&gt;[.$B8]);&quot;RedBox&quot;;&quot;GreenBox&quot;));(IF([.AI70]&gt;0;IF(MOD([.AI$12]-[.$E8];[.$C8])=0;&quot;GreyBoxArrival&quot;;&quot;GreyBox&quot;);IF([.AI$12]&lt;[.A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J$14]=[.$A8];IF(MOD([.AJ$12]-[.$E8];[.$C8])=0;IF([.AJ38]&gt;[.$B8];&quot;RedBoxArrival&quot;;&quot;GreenBoxArrival&quot;);IF(OR([.AJ$12]&gt;=[.AJ29];[.AJ38]&gt;[.$B8]);&quot;RedBox&quot;;&quot;GreenBox&quot;));(IF([.AJ70]&gt;0;IF(MOD([.AJ$12]-[.$E8];[.$C8])=0;&quot;GreyBoxArrival&quot;;&quot;GreyBox&quot;);IF([.AJ$12]&lt;[.A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8];IF(MOD([.AK$12]-[.$E8];[.$C8])=0;IF([.AK38]&gt;[.$B8];&quot;RedBoxArrival&quot;;&quot;GreenBoxArrival&quot;);IF(OR([.AK$12]&gt;=[.AK29];[.AK38]&gt;[.$B8]);&quot;RedBox&quot;;&quot;GreenBox&quot;));(IF([.AK70]&gt;0;IF(MOD([.AK$12]-[.$E8];[.$C8])=0;&quot;GreyBoxArrival&quot;;&quot;GreyBox&quot;);IF([.AK$12]&lt;[.A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8];IF(MOD([.AL$12]-[.$E8];[.$C8])=0;IF([.AL38]&gt;[.$B8];&quot;RedBoxArrival&quot;;&quot;GreenBoxArrival&quot;);IF(OR([.AL$12]&gt;=[.AL29];[.AL38]&gt;[.$B8]);&quot;RedBox&quot;;&quot;GreenBox&quot;));(IF([.AL70]&gt;0;IF(MOD([.AL$12]-[.$E8];[.$C8])=0;&quot;GreyBoxArrival&quot;;&quot;GreyBox&quot;);IF([.AL$12]&lt;[.A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M$14]=[.$A8];IF(MOD([.AM$12]-[.$E8];[.$C8])=0;IF([.AM38]&gt;[.$B8];&quot;RedBoxArrival&quot;;&quot;GreenBoxArrival&quot;);IF(OR([.AM$12]&gt;=[.AM29];[.AM38]&gt;[.$B8]);&quot;RedBox&quot;;&quot;GreenBox&quot;));(IF([.AM70]&gt;0;IF(MOD([.AM$12]-[.$E8];[.$C8])=0;&quot;GreyBoxArrival&quot;;&quot;GreyBox&quot;);IF([.AM$12]&lt;[.A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8];IF(MOD([.AN$12]-[.$E8];[.$C8])=0;IF([.AN38]&gt;[.$B8];&quot;RedBoxArrival&quot;;&quot;GreenBoxArrival&quot;);IF(OR([.AN$12]&gt;=[.AN29];[.AN38]&gt;[.$B8]);&quot;RedBox&quot;;&quot;GreenBox&quot;));(IF([.AN70]&gt;0;IF(MOD([.AN$12]-[.$E8];[.$C8])=0;&quot;GreyBoxArrival&quot;;&quot;GreyBox&quot;);IF([.AN$12]&lt;[.A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O$14]=[.$A8];IF(MOD([.AO$12]-[.$E8];[.$C8])=0;IF([.AO38]&gt;[.$B8];&quot;RedBoxArrival&quot;;&quot;GreenBoxArrival&quot;);IF(OR([.AO$12]&gt;=[.AO29];[.AO38]&gt;[.$B8]);&quot;RedBox&quot;;&quot;GreenBox&quot;));(IF([.AO70]&gt;0;IF(MOD([.AO$12]-[.$E8];[.$C8])=0;&quot;GreyBoxArrival&quot;;&quot;GreyBox&quot;);IF([.AO$12]&lt;[.A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P$14]=[.$A8];IF(MOD([.AP$12]-[.$E8];[.$C8])=0;IF([.AP38]&gt;[.$B8];&quot;RedBoxArrival&quot;;&quot;GreenBoxArrival&quot;);IF(OR([.AP$12]&gt;=[.AP29];[.AP38]&gt;[.$B8]);&quot;RedBox&quot;;&quot;GreenBox&quot;));(IF([.AP70]&gt;0;IF(MOD([.AP$12]-[.$E8];[.$C8])=0;&quot;GreyBoxArrival&quot;;&quot;GreyBox&quot;);IF([.AP$12]&lt;[.A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Q$14]=[.$A8];IF(MOD([.AQ$12]-[.$E8];[.$C8])=0;IF([.AQ38]&gt;[.$B8];&quot;RedBoxArrival&quot;;&quot;GreenBoxArrival&quot;);IF(OR([.AQ$12]&gt;=[.AQ29];[.AQ38]&gt;[.$B8]);&quot;RedBox&quot;;&quot;GreenBox&quot;));(IF([.AQ70]&gt;0;IF(MOD([.AQ$12]-[.$E8];[.$C8])=0;&quot;GreyBoxArrival&quot;;&quot;GreyBox&quot;);IF([.AQ$12]&lt;[.A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R$14]=[.$A8];IF(MOD([.AR$12]-[.$E8];[.$C8])=0;IF([.AR38]&gt;[.$B8];&quot;RedBoxArrival&quot;;&quot;GreenBoxArrival&quot;);IF(OR([.AR$12]&gt;=[.AR29];[.AR38]&gt;[.$B8]);&quot;RedBox&quot;;&quot;GreenBox&quot;));(IF([.AR70]&gt;0;IF(MOD([.AR$12]-[.$E8];[.$C8])=0;&quot;GreyBoxArrival&quot;;&quot;GreyBox&quot;);IF([.AR$12]&lt;[.A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S$14]=[.$A8];IF(MOD([.AS$12]-[.$E8];[.$C8])=0;IF([.AS38]&gt;[.$B8];&quot;RedBoxArrival&quot;;&quot;GreenBoxArrival&quot;);IF(OR([.AS$12]&gt;=[.AS29];[.AS38]&gt;[.$B8]);&quot;RedBox&quot;;&quot;GreenBox&quot;));(IF([.AS70]&gt;0;IF(MOD([.AS$12]-[.$E8];[.$C8])=0;&quot;GreyBoxArrival&quot;;&quot;GreyBox&quot;);IF([.AS$12]&lt;[.A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T$14]=[.$A8];IF(MOD([.AT$12]-[.$E8];[.$C8])=0;IF([.AT38]&gt;[.$B8];&quot;RedBoxArrival&quot;;&quot;GreenBoxArrival&quot;);IF(OR([.AT$12]&gt;=[.AT29];[.AT38]&gt;[.$B8]);&quot;RedBox&quot;;&quot;GreenBox&quot;));(IF([.AT70]&gt;0;IF(MOD([.AT$12]-[.$E8];[.$C8])=0;&quot;GreyBoxArrival&quot;;&quot;GreyBox&quot;);IF([.AT$12]&lt;[.A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U$14]=[.$A8];IF(MOD([.AU$12]-[.$E8];[.$C8])=0;IF([.AU38]&gt;[.$B8];&quot;RedBoxArrival&quot;;&quot;GreenBoxArrival&quot;);IF(OR([.AU$12]&gt;=[.AU29];[.AU38]&gt;[.$B8]);&quot;RedBox&quot;;&quot;GreenBox&quot;));(IF([.AU70]&gt;0;IF(MOD([.AU$12]-[.$E8];[.$C8])=0;&quot;GreyBoxArrival&quot;;&quot;GreyBox&quot;);IF([.AU$12]&lt;[.A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V$14]=[.$A8];IF(MOD([.AV$12]-[.$E8];[.$C8])=0;IF([.AV38]&gt;[.$B8];&quot;RedBoxArrival&quot;;&quot;GreenBoxArrival&quot;);IF(OR([.AV$12]&gt;=[.AV29];[.AV38]&gt;[.$B8]);&quot;RedBox&quot;;&quot;GreenBox&quot;));(IF([.AV70]&gt;0;IF(MOD([.AV$12]-[.$E8];[.$C8])=0;&quot;GreyBoxArrival&quot;;&quot;GreyBox&quot;);IF([.AV$12]&lt;[.A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W$14]=[.$A8];IF(MOD([.AW$12]-[.$E8];[.$C8])=0;IF([.AW38]&gt;[.$B8];&quot;RedBoxArrival&quot;;&quot;GreenBoxArrival&quot;);IF(OR([.AW$12]&gt;=[.AW29];[.AW38]&gt;[.$B8]);&quot;RedBox&quot;;&quot;GreenBox&quot;));(IF([.AW70]&gt;0;IF(MOD([.AW$12]-[.$E8];[.$C8])=0;&quot;GreyBoxArrival&quot;;&quot;GreyBox&quot;);IF([.AW$12]&lt;[.A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X$14]=[.$A8];IF(MOD([.AX$12]-[.$E8];[.$C8])=0;IF([.AX38]&gt;[.$B8];&quot;RedBoxArrival&quot;;&quot;GreenBoxArrival&quot;);IF(OR([.AX$12]&gt;=[.AX29];[.AX38]&gt;[.$B8]);&quot;RedBox&quot;;&quot;GreenBox&quot;));(IF([.AX70]&gt;0;IF(MOD([.AX$12]-[.$E8];[.$C8])=0;&quot;GreyBoxArrival&quot;;&quot;GreyBox&quot;);IF([.AX$12]&lt;[.A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Y$14]=[.$A8];IF(MOD([.AY$12]-[.$E8];[.$C8])=0;IF([.AY38]&gt;[.$B8];&quot;RedBoxArrival&quot;;&quot;GreenBoxArrival&quot;);IF(OR([.AY$12]&gt;=[.AY29];[.AY38]&gt;[.$B8]);&quot;RedBox&quot;;&quot;GreenBox&quot;));(IF([.AY70]&gt;0;IF(MOD([.AY$12]-[.$E8];[.$C8])=0;&quot;GreyBoxArrival&quot;;&quot;GreyBox&quot;);IF([.AY$12]&lt;[.A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Z$14]=[.$A8];IF(MOD([.AZ$12]-[.$E8];[.$C8])=0;IF([.AZ38]&gt;[.$B8];&quot;RedBoxArrival&quot;;&quot;GreenBoxArrival&quot;);IF(OR([.AZ$12]&gt;=[.AZ29];[.AZ38]&gt;[.$B8]);&quot;RedBox&quot;;&quot;GreenBox&quot;));(IF([.AZ70]&gt;0;IF(MOD([.AZ$12]-[.$E8];[.$C8])=0;&quot;GreyBoxArrival&quot;;&quot;GreyBox&quot;);IF([.AZ$12]&lt;[.A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8];IF(MOD([.BA$12]-[.$E8];[.$C8])=0;IF([.BA38]&gt;[.$B8];&quot;RedBoxArrival&quot;;&quot;GreenBoxArrival&quot;);IF(OR([.BA$12]&gt;=[.BA29];[.BA38]&gt;[.$B8]);&quot;RedBox&quot;;&quot;GreenBox&quot;));(IF([.BA70]&gt;0;IF(MOD([.BA$12]-[.$E8];[.$C8])=0;&quot;GreyBoxArrival&quot;;&quot;GreyBox&quot;);IF([.BA$12]&lt;[.BA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B$14]=[.$A8];IF(MOD([.BB$12]-[.$E8];[.$C8])=0;IF([.BB38]&gt;[.$B8];&quot;RedBoxArrival&quot;;&quot;GreenBoxArrival&quot;);IF(OR([.BB$12]&gt;=[.BB29];[.BB38]&gt;[.$B8]);&quot;RedBox&quot;;&quot;GreenBox&quot;));(IF([.BB70]&gt;0;IF(MOD([.BB$12]-[.$E8];[.$C8])=0;&quot;GreyBoxArrival&quot;;&quot;GreyBox&quot;);IF([.BB$12]&lt;[.BB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C$14]=[.$A8];IF(MOD([.BC$12]-[.$E8];[.$C8])=0;IF([.BC38]&gt;[.$B8];&quot;RedBoxArrival&quot;;&quot;GreenBoxArrival&quot;);IF(OR([.BC$12]&gt;=[.BC29];[.BC38]&gt;[.$B8]);&quot;RedBox&quot;;&quot;GreenBox&quot;));(IF([.BC70]&gt;0;IF(MOD([.BC$12]-[.$E8];[.$C8])=0;&quot;GreyBoxArrival&quot;;&quot;GreyBox&quot;);IF([.BC$12]&lt;[.BC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D$14]=[.$A8];IF(MOD([.BD$12]-[.$E8];[.$C8])=0;IF([.BD38]&gt;[.$B8];&quot;RedBoxArrival&quot;;&quot;GreenBoxArrival&quot;);IF(OR([.BD$12]&gt;=[.BD29];[.BD38]&gt;[.$B8]);&quot;RedBox&quot;;&quot;GreenBox&quot;));(IF([.BD70]&gt;0;IF(MOD([.BD$12]-[.$E8];[.$C8])=0;&quot;GreyBoxArrival&quot;;&quot;GreyBox&quot;);IF([.BD$12]&lt;[.BD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E$14]=[.$A8];IF(MOD([.BE$12]-[.$E8];[.$C8])=0;IF([.BE38]&gt;[.$B8];&quot;RedBoxArrival&quot;;&quot;GreenBoxArrival&quot;);IF(OR([.BE$12]&gt;=[.BE29];[.BE38]&gt;[.$B8]);&quot;RedBox&quot;;&quot;GreenBox&quot;));(IF([.BE70]&gt;0;IF(MOD([.BE$12]-[.$E8];[.$C8])=0;&quot;GreyBoxArrival&quot;;&quot;GreyBox&quot;);IF([.BE$12]&lt;[.BE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F$14]=[.$A8];IF(MOD([.BF$12]-[.$E8];[.$C8])=0;IF([.BF38]&gt;[.$B8];&quot;RedBoxArrival&quot;;&quot;GreenBoxArrival&quot;);IF(OR([.BF$12]&gt;=[.BF29];[.BF38]&gt;[.$B8]);&quot;RedBox&quot;;&quot;GreenBox&quot;));(IF([.BF70]&gt;0;IF(MOD([.BF$12]-[.$E8];[.$C8])=0;&quot;GreyBoxArrival&quot;;&quot;GreyBox&quot;);IF([.BF$12]&lt;[.B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G$14]=[.$A8];IF(MOD([.BG$12]-[.$E8];[.$C8])=0;IF([.BG38]&gt;[.$B8];&quot;RedBoxArrival&quot;;&quot;GreenBoxArrival&quot;);IF(OR([.BG$12]&gt;=[.BG29];[.BG38]&gt;[.$B8]);&quot;RedBox&quot;;&quot;GreenBox&quot;));(IF([.BG70]&gt;0;IF(MOD([.BG$12]-[.$E8];[.$C8])=0;&quot;GreyBoxArrival&quot;;&quot;GreyBox&quot;);IF([.BG$12]&lt;[.B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H$14]=[.$A8];IF(MOD([.BH$12]-[.$E8];[.$C8])=0;IF([.BH38]&gt;[.$B8];&quot;RedBoxArrival&quot;;&quot;GreenBoxArrival&quot;);IF(OR([.BH$12]&gt;=[.BH29];[.BH38]&gt;[.$B8]);&quot;RedBox&quot;;&quot;GreenBox&quot;));(IF([.BH70]&gt;0;IF(MOD([.BH$12]-[.$E8];[.$C8])=0;&quot;GreyBoxArrival&quot;;&quot;GreyBox&quot;);IF([.BH$12]&lt;[.B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I$14]=[.$A8];IF(MOD([.BI$12]-[.$E8];[.$C8])=0;IF([.BI38]&gt;[.$B8];&quot;RedBoxArrival&quot;;&quot;GreenBoxArrival&quot;);IF(OR([.BI$12]&gt;=[.BI29];[.BI38]&gt;[.$B8]);&quot;RedBox&quot;;&quot;GreenBox&quot;));(IF([.BI70]&gt;0;IF(MOD([.BI$12]-[.$E8];[.$C8])=0;&quot;GreyBoxArrival&quot;;&quot;GreyBox&quot;);IF([.BI$12]&lt;[.B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J$14]=[.$A8];IF(MOD([.BJ$12]-[.$E8];[.$C8])=0;IF([.BJ38]&gt;[.$B8];&quot;RedBoxArrival&quot;;&quot;GreenBoxArrival&quot;);IF(OR([.BJ$12]&gt;=[.BJ29];[.BJ38]&gt;[.$B8]);&quot;RedBox&quot;;&quot;GreenBox&quot;));(IF([.BJ70]&gt;0;IF(MOD([.BJ$12]-[.$E8];[.$C8])=0;&quot;GreyBoxArrival&quot;;&quot;GreyBox&quot;);IF([.BJ$12]&lt;[.B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K$14]=[.$A8];IF(MOD([.BK$12]-[.$E8];[.$C8])=0;IF([.BK38]&gt;[.$B8];&quot;RedBoxArrival&quot;;&quot;GreenBoxArrival&quot;);IF(OR([.BK$12]&gt;=[.BK29];[.BK38]&gt;[.$B8]);&quot;RedBox&quot;;&quot;GreenBox&quot;));(IF([.BK70]&gt;0;IF(MOD([.BK$12]-[.$E8];[.$C8])=0;&quot;GreyBoxArrival&quot;;&quot;GreyBox&quot;);IF([.BK$12]&lt;[.B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L$14]=[.$A8];IF(MOD([.BL$12]-[.$E8];[.$C8])=0;IF([.BL38]&gt;[.$B8];&quot;RedBoxArrival&quot;;&quot;GreenBoxArrival&quot;);IF(OR([.BL$12]&gt;=[.BL29];[.BL38]&gt;[.$B8]);&quot;RedBox&quot;;&quot;GreenBox&quot;));(IF([.BL70]&gt;0;IF(MOD([.BL$12]-[.$E8];[.$C8])=0;&quot;GreyBoxArrival&quot;;&quot;GreyBox&quot;);IF([.BL$12]&lt;[.B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M$14]=[.$A8];IF(MOD([.BM$12]-[.$E8];[.$C8])=0;IF([.BM38]&gt;[.$B8];&quot;RedBoxArrival&quot;;&quot;GreenBoxArrival&quot;);IF(OR([.BM$12]&gt;=[.BM29];[.BM38]&gt;[.$B8]);&quot;RedBox&quot;;&quot;GreenBox&quot;));(IF([.BM70]&gt;0;IF(MOD([.BM$12]-[.$E8];[.$C8])=0;&quot;GreyBoxArrival&quot;;&quot;GreyBox&quot;);IF([.BM$12]&lt;[.B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N$14]=[.$A8];IF(MOD([.BN$12]-[.$E8];[.$C8])=0;IF([.BN38]&gt;[.$B8];&quot;RedBoxArrival&quot;;&quot;GreenBoxArrival&quot;);IF(OR([.BN$12]&gt;=[.BN29];[.BN38]&gt;[.$B8]);&quot;RedBox&quot;;&quot;GreenBox&quot;));(IF([.BN70]&gt;0;IF(MOD([.BN$12]-[.$E8];[.$C8])=0;&quot;GreyBoxArrival&quot;;&quot;GreyBox&quot;);IF([.BN$12]&lt;[.B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O$14]=[.$A8];IF(MOD([.BO$12]-[.$E8];[.$C8])=0;IF([.BO38]&gt;[.$B8];&quot;RedBoxArrival&quot;;&quot;GreenBoxArrival&quot;);IF(OR([.BO$12]&gt;=[.BO29];[.BO38]&gt;[.$B8]);&quot;RedBox&quot;;&quot;GreenBox&quot;));(IF([.BO70]&gt;0;IF(MOD([.BO$12]-[.$E8];[.$C8])=0;&quot;GreyBoxArrival&quot;;&quot;GreyBox&quot;);IF([.BO$12]&lt;[.B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P$14]=[.$A8];IF(MOD([.BP$12]-[.$E8];[.$C8])=0;IF([.BP38]&gt;[.$B8];&quot;RedBoxArrival&quot;;&quot;GreenBoxArrival&quot;);IF(OR([.BP$12]&gt;=[.BP29];[.BP38]&gt;[.$B8]);&quot;RedBox&quot;;&quot;GreenBox&quot;));(IF([.BP70]&gt;0;IF(MOD([.BP$12]-[.$E8];[.$C8])=0;&quot;GreyBoxArrival&quot;;&quot;GreyBox&quot;);IF([.BP$12]&lt;[.B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Q$14]=[.$A8];IF(MOD([.BQ$12]-[.$E8];[.$C8])=0;IF([.BQ38]&gt;[.$B8];&quot;RedBoxArrival&quot;;&quot;GreenBoxArrival&quot;);IF(OR([.BQ$12]&gt;=[.BQ29];[.BQ38]&gt;[.$B8]);&quot;RedBox&quot;;&quot;GreenBox&quot;));(IF([.BQ70]&gt;0;IF(MOD([.BQ$12]-[.$E8];[.$C8])=0;&quot;GreyBoxArrival&quot;;&quot;GreyBox&quot;);IF([.BQ$12]&lt;[.B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R$14]=[.$A8];IF(MOD([.BR$12]-[.$E8];[.$C8])=0;IF([.BR38]&gt;[.$B8];&quot;RedBoxArrival&quot;;&quot;GreenBoxArrival&quot;);IF(OR([.BR$12]&gt;=[.BR29];[.BR38]&gt;[.$B8]);&quot;RedBox&quot;;&quot;GreenBox&quot;));(IF([.BR70]&gt;0;IF(MOD([.BR$12]-[.$E8];[.$C8])=0;&quot;GreyBoxArrival&quot;;&quot;GreyBox&quot;);IF([.BR$12]&lt;[.B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S$14]=[.$A8];IF(MOD([.BS$12]-[.$E8];[.$C8])=0;IF([.BS38]&gt;[.$B8];&quot;RedBoxArrival&quot;;&quot;GreenBoxArrival&quot;);IF(OR([.BS$12]&gt;=[.BS29];[.BS38]&gt;[.$B8]);&quot;RedBox&quot;;&quot;GreenBox&quot;));(IF([.BS70]&gt;0;IF(MOD([.BS$12]-[.$E8];[.$C8])=0;&quot;GreyBoxArrival&quot;;&quot;GreyBox&quot;);IF([.BS$12]&lt;[.B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8];IF(MOD([.BT$12]-[.$E8];[.$C8])=0;IF([.BT38]&gt;[.$B8];&quot;RedBoxArrival&quot;;&quot;GreenBoxArrival&quot;);IF(OR([.BT$12]&gt;=[.BT29];[.BT38]&gt;[.$B8]);&quot;RedBox&quot;;&quot;GreenBox&quot;));(IF([.BT70]&gt;0;IF(MOD([.BT$12]-[.$E8];[.$C8])=0;&quot;GreyBoxArrival&quot;;&quot;GreyBox&quot;);IF([.BT$12]&lt;[.B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U$14]=[.$A8];IF(MOD([.BU$12]-[.$E8];[.$C8])=0;IF([.BU38]&gt;[.$B8];&quot;RedBoxArrival&quot;;&quot;GreenBoxArrival&quot;);IF(OR([.BU$12]&gt;=[.BU29];[.BU38]&gt;[.$B8]);&quot;RedBox&quot;;&quot;GreenBox&quot;));(IF([.BU70]&gt;0;IF(MOD([.BU$12]-[.$E8];[.$C8])=0;&quot;GreyBoxArrival&quot;;&quot;GreyBox&quot;);IF([.BU$12]&lt;[.B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V$14]=[.$A8];IF(MOD([.BV$12]-[.$E8];[.$C8])=0;IF([.BV38]&gt;[.$B8];&quot;RedBoxArrival&quot;;&quot;GreenBoxArrival&quot;);IF(OR([.BV$12]&gt;=[.BV29];[.BV38]&gt;[.$B8]);&quot;RedBox&quot;;&quot;GreenBox&quot;));(IF([.BV70]&gt;0;IF(MOD([.BV$12]-[.$E8];[.$C8])=0;&quot;GreyBoxArrival&quot;;&quot;GreyBox&quot;);IF([.BV$12]&lt;[.B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W$14]=[.$A8];IF(MOD([.BW$12]-[.$E8];[.$C8])=0;IF([.BW38]&gt;[.$B8];&quot;RedBoxArrival&quot;;&quot;GreenBoxArrival&quot;);IF(OR([.BW$12]&gt;=[.BW29];[.BW38]&gt;[.$B8]);&quot;RedBox&quot;;&quot;GreenBox&quot;));(IF([.BW70]&gt;0;IF(MOD([.BW$12]-[.$E8];[.$C8])=0;&quot;GreyBoxArrival&quot;;&quot;GreyBox&quot;);IF([.BW$12]&lt;[.B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8];IF(MOD([.BX$12]-[.$E8];[.$C8])=0;IF([.BX38]&gt;[.$B8];&quot;RedBoxArrival&quot;;&quot;GreenBoxArrival&quot;);IF(OR([.BX$12]&gt;=[.BX29];[.BX38]&gt;[.$B8]);&quot;RedBox&quot;;&quot;GreenBox&quot;));(IF([.BX70]&gt;0;IF(MOD([.BX$12]-[.$E8];[.$C8])=0;&quot;GreyBoxArrival&quot;;&quot;GreyBox&quot;);IF([.BX$12]&lt;[.B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8];IF(MOD([.BY$12]-[.$E8];[.$C8])=0;IF([.BY38]&gt;[.$B8];&quot;RedBoxArrival&quot;;&quot;GreenBoxArrival&quot;);IF(OR([.BY$12]&gt;=[.BY29];[.BY38]&gt;[.$B8]);&quot;RedBox&quot;;&quot;GreenBox&quot;));(IF([.BY70]&gt;0;IF(MOD([.BY$12]-[.$E8];[.$C8])=0;&quot;GreyBoxArrival&quot;;&quot;GreyBox&quot;);IF([.BY$12]&lt;[.B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8];IF(MOD([.BZ$12]-[.$E8];[.$C8])=0;IF([.BZ38]&gt;[.$B8];&quot;RedBoxArrival&quot;;&quot;GreenBoxArrival&quot;);IF(OR([.BZ$12]&gt;=[.BZ29];[.BZ38]&gt;[.$B8]);&quot;RedBox&quot;;&quot;GreenBox&quot;));(IF([.BZ70]&gt;0;IF(MOD([.BZ$12]-[.$E8];[.$C8])=0;&quot;GreyBoxArrival&quot;;&quot;GreyBox&quot;);IF([.BZ$12]&lt;[.BZ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A$14]=[.$A8];IF(MOD([.CA$12]-[.$E8];[.$C8])=0;IF([.CA38]&gt;[.$B8];&quot;RedBoxArrival&quot;;&quot;GreenBoxArrival&quot;);IF(OR([.CA$12]&gt;=[.CA29];[.CA38]&gt;[.$B8]);&quot;RedBox&quot;;&quot;GreenBox&quot;));(IF([.CA70]&gt;0;IF(MOD([.CA$12]-[.$E8];[.$C8])=0;&quot;GreyBoxArrival&quot;;&quot;GreyBox&quot;);IF([.CA$12]&lt;[.CA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B$14]=[.$A8];IF(MOD([.CB$12]-[.$E8];[.$C8])=0;IF([.CB38]&gt;[.$B8];&quot;RedBoxArrival&quot;;&quot;GreenBoxArrival&quot;);IF(OR([.CB$12]&gt;=[.CB29];[.CB38]&gt;[.$B8]);&quot;RedBox&quot;;&quot;GreenBox&quot;));(IF([.CB70]&gt;0;IF(MOD([.CB$12]-[.$E8];[.$C8])=0;&quot;GreyBoxArrival&quot;;&quot;GreyBox&quot;);IF([.CB$12]&lt;[.CB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C$14]=[.$A8];IF(MOD([.CC$12]-[.$E8];[.$C8])=0;IF([.CC38]&gt;[.$B8];&quot;RedBoxArrival&quot;;&quot;GreenBoxArrival&quot;);IF(OR([.CC$12]&gt;=[.CC29];[.CC38]&gt;[.$B8]);&quot;RedBox&quot;;&quot;GreenBox&quot;));(IF([.CC70]&gt;0;IF(MOD([.CC$12]-[.$E8];[.$C8])=0;&quot;GreyBoxArrival&quot;;&quot;GreyBox&quot;);IF([.CC$12]&lt;[.CC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D$14]=[.$A8];IF(MOD([.CD$12]-[.$E8];[.$C8])=0;IF([.CD38]&gt;[.$B8];&quot;RedBoxArrival&quot;;&quot;GreenBoxArrival&quot;);IF(OR([.CD$12]&gt;=[.CD29];[.CD38]&gt;[.$B8]);&quot;RedBox&quot;;&quot;GreenBox&quot;));(IF([.CD70]&gt;0;IF(MOD([.CD$12]-[.$E8];[.$C8])=0;&quot;GreyBoxArrival&quot;;&quot;GreyBox&quot;);IF([.CD$12]&lt;[.CD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E$14]=[.$A8];IF(MOD([.CE$12]-[.$E8];[.$C8])=0;IF([.CE38]&gt;[.$B8];&quot;RedBoxArrival&quot;;&quot;GreenBoxArrival&quot;);IF(OR([.CE$12]&gt;=[.CE29];[.CE38]&gt;[.$B8]);&quot;RedBox&quot;;&quot;GreenBox&quot;));(IF([.CE70]&gt;0;IF(MOD([.CE$12]-[.$E8];[.$C8])=0;&quot;GreyBoxArrival&quot;;&quot;GreyBox&quot;);IF([.CE$12]&lt;[.C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F$14]=[.$A8];IF(MOD([.CF$12]-[.$E8];[.$C8])=0;IF([.CF38]&gt;[.$B8];&quot;RedBoxArrival&quot;;&quot;GreenBoxArrival&quot;);IF(OR([.CF$12]&gt;=[.CF29];[.CF38]&gt;[.$B8]);&quot;RedBox&quot;;&quot;GreenBox&quot;));(IF([.CF70]&gt;0;IF(MOD([.CF$12]-[.$E8];[.$C8])=0;&quot;GreyBoxArrival&quot;;&quot;GreyBox&quot;);IF([.CF$12]&lt;[.C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G$14]=[.$A8];IF(MOD([.CG$12]-[.$E8];[.$C8])=0;IF([.CG38]&gt;[.$B8];&quot;RedBoxArrival&quot;;&quot;GreenBoxArrival&quot;);IF(OR([.CG$12]&gt;=[.CG29];[.CG38]&gt;[.$B8]);&quot;RedBox&quot;;&quot;GreenBox&quot;));(IF([.CG70]&gt;0;IF(MOD([.CG$12]-[.$E8];[.$C8])=0;&quot;GreyBoxArrival&quot;;&quot;GreyBox&quot;);IF([.CG$12]&lt;[.C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H$14]=[.$A8];IF(MOD([.CH$12]-[.$E8];[.$C8])=0;IF([.CH38]&gt;[.$B8];&quot;RedBoxArrival&quot;;&quot;GreenBoxArrival&quot;);IF(OR([.CH$12]&gt;=[.CH29];[.CH38]&gt;[.$B8]);&quot;RedBox&quot;;&quot;GreenBox&quot;));(IF([.CH70]&gt;0;IF(MOD([.CH$12]-[.$E8];[.$C8])=0;&quot;GreyBoxArrival&quot;;&quot;GreyBox&quot;);IF([.CH$12]&lt;[.C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I$14]=[.$A8];IF(MOD([.CI$12]-[.$E8];[.$C8])=0;IF([.CI38]&gt;[.$B8];&quot;RedBoxArrival&quot;;&quot;GreenBoxArrival&quot;);IF(OR([.CI$12]&gt;=[.CI29];[.CI38]&gt;[.$B8]);&quot;RedBox&quot;;&quot;GreenBox&quot;));(IF([.CI70]&gt;0;IF(MOD([.CI$12]-[.$E8];[.$C8])=0;&quot;GreyBoxArrival&quot;;&quot;GreyBox&quot;);IF([.CI$12]&lt;[.C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J$14]=[.$A8];IF(MOD([.CJ$12]-[.$E8];[.$C8])=0;IF([.CJ38]&gt;[.$B8];&quot;RedBoxArrival&quot;;&quot;GreenBoxArrival&quot;);IF(OR([.CJ$12]&gt;=[.CJ29];[.CJ38]&gt;[.$B8]);&quot;RedBox&quot;;&quot;GreenBox&quot;));(IF([.CJ70]&gt;0;IF(MOD([.CJ$12]-[.$E8];[.$C8])=0;&quot;GreyBoxArrival&quot;;&quot;GreyBox&quot;);IF([.CJ$12]&lt;[.C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K$14]=[.$A8];IF(MOD([.CK$12]-[.$E8];[.$C8])=0;IF([.CK38]&gt;[.$B8];&quot;RedBoxArrival&quot;;&quot;GreenBoxArrival&quot;);IF(OR([.CK$12]&gt;=[.CK29];[.CK38]&gt;[.$B8]);&quot;RedBox&quot;;&quot;GreenBox&quot;));(IF([.CK70]&gt;0;IF(MOD([.CK$12]-[.$E8];[.$C8])=0;&quot;GreyBoxArrival&quot;;&quot;GreyBox&quot;);IF([.CK$12]&lt;[.C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L$14]=[.$A8];IF(MOD([.CL$12]-[.$E8];[.$C8])=0;IF([.CL38]&gt;[.$B8];&quot;RedBoxArrival&quot;;&quot;GreenBoxArrival&quot;);IF(OR([.CL$12]&gt;=[.CL29];[.CL38]&gt;[.$B8]);&quot;RedBox&quot;;&quot;GreenBox&quot;));(IF([.CL70]&gt;0;IF(MOD([.CL$12]-[.$E8];[.$C8])=0;&quot;GreyBoxArrival&quot;;&quot;GreyBox&quot;);IF([.CL$12]&lt;[.C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M$14]=[.$A8];IF(MOD([.CM$12]-[.$E8];[.$C8])=0;IF([.CM38]&gt;[.$B8];&quot;RedBoxArrival&quot;;&quot;GreenBoxArrival&quot;);IF(OR([.CM$12]&gt;=[.CM29];[.CM38]&gt;[.$B8]);&quot;RedBox&quot;;&quot;GreenBox&quot;));(IF([.CM70]&gt;0;IF(MOD([.CM$12]-[.$E8];[.$C8])=0;&quot;GreyBoxArrival&quot;;&quot;GreyBox&quot;);IF([.CM$12]&lt;[.C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N$14]=[.$A8];IF(MOD([.CN$12]-[.$E8];[.$C8])=0;IF([.CN38]&gt;[.$B8];&quot;RedBoxArrival&quot;;&quot;GreenBoxArrival&quot;);IF(OR([.CN$12]&gt;=[.CN29];[.CN38]&gt;[.$B8]);&quot;RedBox&quot;;&quot;GreenBox&quot;));(IF([.CN70]&gt;0;IF(MOD([.CN$12]-[.$E8];[.$C8])=0;&quot;GreyBoxArrival&quot;;&quot;GreyBox&quot;);IF([.CN$12]&lt;[.C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8];IF(MOD([.CO$12]-[.$E8];[.$C8])=0;IF([.CO38]&gt;[.$B8];&quot;RedBoxArrival&quot;;&quot;GreenBoxArrival&quot;);IF(OR([.CO$12]&gt;=[.CO29];[.CO38]&gt;[.$B8]);&quot;RedBox&quot;;&quot;GreenBox&quot;));(IF([.CO70]&gt;0;IF(MOD([.CO$12]-[.$E8];[.$C8])=0;&quot;GreyBoxArrival&quot;;&quot;GreyBox&quot;);IF([.CO$12]&lt;[.C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P$14]=[.$A8];IF(MOD([.CP$12]-[.$E8];[.$C8])=0;IF([.CP38]&gt;[.$B8];&quot;RedBoxArrival&quot;;&quot;GreenBoxArrival&quot;);IF(OR([.CP$12]&gt;=[.CP29];[.CP38]&gt;[.$B8]);&quot;RedBox&quot;;&quot;GreenBox&quot;));(IF([.CP70]&gt;0;IF(MOD([.CP$12]-[.$E8];[.$C8])=0;&quot;GreyBoxArrival&quot;;&quot;GreyBox&quot;);IF([.CP$12]&lt;[.C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8];IF(MOD([.CQ$12]-[.$E8];[.$C8])=0;IF([.CQ38]&gt;[.$B8];&quot;RedBoxArrival&quot;;&quot;GreenBoxArrival&quot;);IF(OR([.CQ$12]&gt;=[.CQ29];[.CQ38]&gt;[.$B8]);&quot;RedBox&quot;;&quot;GreenBox&quot;));(IF([.CQ70]&gt;0;IF(MOD([.CQ$12]-[.$E8];[.$C8])=0;&quot;GreyBoxArrival&quot;;&quot;GreyBox&quot;);IF([.CQ$12]&lt;[.C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8];IF(MOD([.CR$12]-[.$E8];[.$C8])=0;IF([.CR38]&gt;[.$B8];&quot;RedBoxArrival&quot;;&quot;GreenBoxArrival&quot;);IF(OR([.CR$12]&gt;=[.CR29];[.CR38]&gt;[.$B8]);&quot;RedBox&quot;;&quot;GreenBox&quot;));(IF([.CR70]&gt;0;IF(MOD([.CR$12]-[.$E8];[.$C8])=0;&quot;GreyBoxArrival&quot;;&quot;GreyBox&quot;);IF([.CR$12]&lt;[.C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S$14]=[.$A8];IF(MOD([.CS$12]-[.$E8];[.$C8])=0;IF([.CS38]&gt;[.$B8];&quot;RedBoxArrival&quot;;&quot;GreenBoxArrival&quot;);IF(OR([.CS$12]&gt;=[.CS29];[.CS38]&gt;[.$B8]);&quot;RedBox&quot;;&quot;GreenBox&quot;));(IF([.CS70]&gt;0;IF(MOD([.CS$12]-[.$E8];[.$C8])=0;&quot;GreyBoxArrival&quot;;&quot;GreyBox&quot;);IF([.CS$12]&lt;[.C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T$14]=[.$A8];IF(MOD([.CT$12]-[.$E8];[.$C8])=0;IF([.CT38]&gt;[.$B8];&quot;RedBoxArrival&quot;;&quot;GreenBoxArrival&quot;);IF(OR([.CT$12]&gt;=[.CT29];[.CT38]&gt;[.$B8]);&quot;RedBox&quot;;&quot;GreenBox&quot;));(IF([.CT70]&gt;0;IF(MOD([.CT$12]-[.$E8];[.$C8])=0;&quot;GreyBoxArrival&quot;;&quot;GreyBox&quot;);IF([.CT$12]&lt;[.C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U$14]=[.$A8];IF(MOD([.CU$12]-[.$E8];[.$C8])=0;IF([.CU38]&gt;[.$B8];&quot;RedBoxArrival&quot;;&quot;GreenBoxArrival&quot;);IF(OR([.CU$12]&gt;=[.CU29];[.CU38]&gt;[.$B8]);&quot;RedBox&quot;;&quot;GreenBox&quot;));(IF([.CU70]&gt;0;IF(MOD([.CU$12]-[.$E8];[.$C8])=0;&quot;GreyBoxArrival&quot;;&quot;GreyBox&quot;);IF([.CU$12]&lt;[.C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V$14]=[.$A8];IF(MOD([.CV$12]-[.$E8];[.$C8])=0;IF([.CV38]&gt;[.$B8];&quot;RedBoxArrival&quot;;&quot;GreenBoxArrival&quot;);IF(OR([.CV$12]&gt;=[.CV29];[.CV38]&gt;[.$B8]);&quot;RedBox&quot;;&quot;GreenBox&quot;));(IF([.CV70]&gt;0;IF(MOD([.CV$12]-[.$E8];[.$C8])=0;&quot;GreyBoxArrival&quot;;&quot;GreyBox&quot;);IF([.CV$12]&lt;[.C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8];IF(MOD([.CW$12]-[.$E8];[.$C8])=0;IF([.CW38]&gt;[.$B8];&quot;RedBoxArrival&quot;;&quot;GreenBoxArrival&quot;);IF(OR([.CW$12]&gt;=[.CW29];[.CW38]&gt;[.$B8]);&quot;RedBox&quot;;&quot;GreenBox&quot;));(IF([.CW70]&gt;0;IF(MOD([.CW$12]-[.$E8];[.$C8])=0;&quot;GreyBoxArrival&quot;;&quot;GreyBox&quot;);IF([.CW$12]&lt;[.C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8];IF(MOD([.CX$12]-[.$E8];[.$C8])=0;IF([.CX38]&gt;[.$B8];&quot;RedBoxArrival&quot;;&quot;GreenBoxArrival&quot;);IF(OR([.CX$12]&gt;=[.CX29];[.CX38]&gt;[.$B8]);&quot;RedBox&quot;;&quot;GreenBox&quot;));(IF([.CX70]&gt;0;IF(MOD([.CX$12]-[.$E8];[.$C8])=0;&quot;GreyBoxArrival&quot;;&quot;GreyBox&quot;);IF([.CX$12]&lt;[.C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Y$14]=[.$A8];IF(MOD([.CY$12]-[.$E8];[.$C8])=0;IF([.CY38]&gt;[.$B8];&quot;RedBoxArrival&quot;;&quot;GreenBoxArrival&quot;);IF(OR([.CY$12]&gt;=[.CY29];[.CY38]&gt;[.$B8]);&quot;RedBox&quot;;&quot;GreenBox&quot;));(IF([.CY70]&gt;0;IF(MOD([.CY$12]-[.$E8];[.$C8])=0;&quot;GreyBoxArrival&quot;;&quot;GreyBox&quot;);IF([.CY$12]&lt;[.CY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Z$14]=[.$A8];IF(MOD([.CZ$12]-[.$E8];[.$C8])=0;IF([.CZ38]&gt;[.$B8];&quot;RedBoxArrival&quot;;&quot;GreenBoxArrival&quot;);IF(OR([.CZ$12]&gt;=[.CZ29];[.CZ38]&gt;[.$B8]);&quot;RedBox&quot;;&quot;GreenBox&quot;));(IF([.CZ70]&gt;0;IF(MOD([.CZ$12]-[.$E8];[.$C8])=0;&quot;GreyBoxArrival&quot;;&quot;GreyBox&quot;);IF([.CZ$12]&lt;[.CZ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A$14]=[.$A8];IF(MOD([.DA$12]-[.$E8];[.$C8])=0;IF([.DA38]&gt;[.$B8];&quot;RedBoxArrival&quot;;&quot;GreenBoxArrival&quot;);IF(OR([.DA$12]&gt;=[.DA29];[.DA38]&gt;[.$B8]);&quot;RedBox&quot;;&quot;GreenBox&quot;));(IF([.DA70]&gt;0;IF(MOD([.DA$12]-[.$E8];[.$C8])=0;&quot;GreyBoxArrival&quot;;&quot;GreyBox&quot;);IF([.DA$12]&lt;[.DA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B$14]=[.$A8];IF(MOD([.DB$12]-[.$E8];[.$C8])=0;IF([.DB38]&gt;[.$B8];&quot;RedBoxArrival&quot;;&quot;GreenBoxArrival&quot;);IF(OR([.DB$12]&gt;=[.DB29];[.DB38]&gt;[.$B8]);&quot;RedBox&quot;;&quot;GreenBox&quot;));(IF([.DB70]&gt;0;IF(MOD([.DB$12]-[.$E8];[.$C8])=0;&quot;GreyBoxArrival&quot;;&quot;GreyBox&quot;);IF([.DB$12]&lt;[.DB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C$14]=[.$A8];IF(MOD([.DC$12]-[.$E8];[.$C8])=0;IF([.DC38]&gt;[.$B8];&quot;RedBoxArrival&quot;;&quot;GreenBoxArrival&quot;);IF(OR([.DC$12]&gt;=[.DC29];[.DC38]&gt;[.$B8]);&quot;RedBox&quot;;&quot;GreenBox&quot;));(IF([.DC70]&gt;0;IF(MOD([.DC$12]-[.$E8];[.$C8])=0;&quot;GreyBoxArrival&quot;;&quot;GreyBox&quot;);IF([.DC$12]&lt;[.DC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D$14]=[.$A8];IF(MOD([.DD$12]-[.$E8];[.$C8])=0;IF([.DD38]&gt;[.$B8];&quot;RedBoxArrival&quot;;&quot;GreenBoxArrival&quot;);IF(OR([.DD$12]&gt;=[.DD29];[.DD38]&gt;[.$B8]);&quot;RedBox&quot;;&quot;GreenBox&quot;));(IF([.DD70]&gt;0;IF(MOD([.DD$12]-[.$E8];[.$C8])=0;&quot;GreyBoxArrival&quot;;&quot;GreyBox&quot;);IF([.DD$12]&lt;[.D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E$14]=[.$A8];IF(MOD([.DE$12]-[.$E8];[.$C8])=0;IF([.DE38]&gt;[.$B8];&quot;RedBoxArrival&quot;;&quot;GreenBoxArrival&quot;);IF(OR([.DE$12]&gt;=[.DE29];[.DE38]&gt;[.$B8]);&quot;RedBox&quot;;&quot;GreenBox&quot;));(IF([.DE70]&gt;0;IF(MOD([.DE$12]-[.$E8];[.$C8])=0;&quot;GreyBoxArrival&quot;;&quot;GreyBox&quot;);IF([.DE$12]&lt;[.D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F$14]=[.$A8];IF(MOD([.DF$12]-[.$E8];[.$C8])=0;IF([.DF38]&gt;[.$B8];&quot;RedBoxArrival&quot;;&quot;GreenBoxArrival&quot;);IF(OR([.DF$12]&gt;=[.DF29];[.DF38]&gt;[.$B8]);&quot;RedBox&quot;;&quot;GreenBox&quot;));(IF([.DF70]&gt;0;IF(MOD([.DF$12]-[.$E8];[.$C8])=0;&quot;GreyBoxArrival&quot;;&quot;GreyBox&quot;);IF([.DF$12]&lt;[.D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G$14]=[.$A8];IF(MOD([.DG$12]-[.$E8];[.$C8])=0;IF([.DG38]&gt;[.$B8];&quot;RedBoxArrival&quot;;&quot;GreenBoxArrival&quot;);IF(OR([.DG$12]&gt;=[.DG29];[.DG38]&gt;[.$B8]);&quot;RedBox&quot;;&quot;GreenBox&quot;));(IF([.DG70]&gt;0;IF(MOD([.DG$12]-[.$E8];[.$C8])=0;&quot;GreyBoxArrival&quot;;&quot;GreyBox&quot;);IF([.DG$12]&lt;[.D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H$14]=[.$A8];IF(MOD([.DH$12]-[.$E8];[.$C8])=0;IF([.DH38]&gt;[.$B8];&quot;RedBoxArrival&quot;;&quot;GreenBoxArrival&quot;);IF(OR([.DH$12]&gt;=[.DH29];[.DH38]&gt;[.$B8]);&quot;RedBox&quot;;&quot;GreenBox&quot;));(IF([.DH70]&gt;0;IF(MOD([.DH$12]-[.$E8];[.$C8])=0;&quot;GreyBoxArrival&quot;;&quot;GreyBox&quot;);IF([.DH$12]&lt;[.D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I$14]=[.$A8];IF(MOD([.DI$12]-[.$E8];[.$C8])=0;IF([.DI38]&gt;[.$B8];&quot;RedBoxArrival&quot;;&quot;GreenBoxArrival&quot;);IF(OR([.DI$12]&gt;=[.DI29];[.DI38]&gt;[.$B8]);&quot;RedBox&quot;;&quot;GreenBox&quot;));(IF([.DI70]&gt;0;IF(MOD([.DI$12]-[.$E8];[.$C8])=0;&quot;GreyBoxArrival&quot;;&quot;GreyBox&quot;);IF([.DI$12]&lt;[.D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J$14]=[.$A8];IF(MOD([.DJ$12]-[.$E8];[.$C8])=0;IF([.DJ38]&gt;[.$B8];&quot;RedBoxArrival&quot;;&quot;GreenBoxArrival&quot;);IF(OR([.DJ$12]&gt;=[.DJ29];[.DJ38]&gt;[.$B8]);&quot;RedBox&quot;;&quot;GreenBox&quot;));(IF([.DJ70]&gt;0;IF(MOD([.DJ$12]-[.$E8];[.$C8])=0;&quot;GreyBoxArrival&quot;;&quot;GreyBox&quot;);IF([.DJ$12]&lt;[.D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K$14]=[.$A8];IF(MOD([.DK$12]-[.$E8];[.$C8])=0;IF([.DK38]&gt;[.$B8];&quot;RedBoxArrival&quot;;&quot;GreenBoxArrival&quot;);IF(OR([.DK$12]&gt;=[.DK29];[.DK38]&gt;[.$B8]);&quot;RedBox&quot;;&quot;GreenBox&quot;));(IF([.DK70]&gt;0;IF(MOD([.DK$12]-[.$E8];[.$C8])=0;&quot;GreyBoxArrival&quot;;&quot;GreyBox&quot;);IF([.DK$12]&lt;[.D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L$14]=[.$A8];IF(MOD([.DL$12]-[.$E8];[.$C8])=0;IF([.DL38]&gt;[.$B8];&quot;RedBoxArrival&quot;;&quot;GreenBoxArrival&quot;);IF(OR([.DL$12]&gt;=[.DL29];[.DL38]&gt;[.$B8]);&quot;RedBox&quot;;&quot;GreenBox&quot;));(IF([.DL70]&gt;0;IF(MOD([.DL$12]-[.$E8];[.$C8])=0;&quot;GreyBoxArrival&quot;;&quot;GreyBox&quot;);IF([.DL$12]&lt;[.D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M$14]=[.$A8];IF(MOD([.DM$12]-[.$E8];[.$C8])=0;IF([.DM38]&gt;[.$B8];&quot;RedBoxArrival&quot;;&quot;GreenBoxArrival&quot;);IF(OR([.DM$12]&gt;=[.DM29];[.DM38]&gt;[.$B8]);&quot;RedBox&quot;;&quot;GreenBox&quot;));(IF([.DM70]&gt;0;IF(MOD([.DM$12]-[.$E8];[.$C8])=0;&quot;GreyBoxArrival&quot;;&quot;GreyBox&quot;);IF([.DM$12]&lt;[.D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N$14]=[.$A8];IF(MOD([.DN$12]-[.$E8];[.$C8])=0;IF([.DN38]&gt;[.$B8];&quot;RedBoxArrival&quot;;&quot;GreenBoxArrival&quot;);IF(OR([.DN$12]&gt;=[.DN29];[.DN38]&gt;[.$B8]);&quot;RedBox&quot;;&quot;GreenBox&quot;));(IF([.DN70]&gt;0;IF(MOD([.DN$12]-[.$E8];[.$C8])=0;&quot;GreyBoxArrival&quot;;&quot;GreyBox&quot;);IF([.DN$12]&lt;[.D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O$14]=[.$A8];IF(MOD([.DO$12]-[.$E8];[.$C8])=0;IF([.DO38]&gt;[.$B8];&quot;RedBoxArrival&quot;;&quot;GreenBoxArrival&quot;);IF(OR([.DO$12]&gt;=[.DO29];[.DO38]&gt;[.$B8]);&quot;RedBox&quot;;&quot;GreenBox&quot;));(IF([.DO70]&gt;0;IF(MOD([.DO$12]-[.$E8];[.$C8])=0;&quot;GreyBoxArrival&quot;;&quot;GreyBox&quot;);IF([.DO$12]&lt;[.D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P$14]=[.$A8];IF(MOD([.DP$12]-[.$E8];[.$C8])=0;IF([.DP38]&gt;[.$B8];&quot;RedBoxArrival&quot;;&quot;GreenBoxArrival&quot;);IF(OR([.DP$12]&gt;=[.DP29];[.DP38]&gt;[.$B8]);&quot;RedBox&quot;;&quot;GreenBox&quot;));(IF([.DP70]&gt;0;IF(MOD([.DP$12]-[.$E8];[.$C8])=0;&quot;GreyBoxArrival&quot;;&quot;GreyBox&quot;);IF([.DP$12]&lt;[.D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Q$14]=[.$A8];IF(MOD([.DQ$12]-[.$E8];[.$C8])=0;IF([.DQ38]&gt;[.$B8];&quot;RedBoxArrival&quot;;&quot;GreenBoxArrival&quot;);IF(OR([.DQ$12]&gt;=[.DQ29];[.DQ38]&gt;[.$B8]);&quot;RedBox&quot;;&quot;GreenBox&quot;));(IF([.DQ70]&gt;0;IF(MOD([.DQ$12]-[.$E8];[.$C8])=0;&quot;GreyBoxArrival&quot;;&quot;GreyBox&quot;);IF([.DQ$12]&lt;[.D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R$14]=[.$A8];IF(MOD([.DR$12]-[.$E8];[.$C8])=0;IF([.DR38]&gt;[.$B8];&quot;RedBoxArrival&quot;;&quot;GreenBoxArrival&quot;);IF(OR([.DR$12]&gt;=[.DR29];[.DR38]&gt;[.$B8]);&quot;RedBox&quot;;&quot;GreenBox&quot;));(IF([.DR70]&gt;0;IF(MOD([.DR$12]-[.$E8];[.$C8])=0;&quot;GreyBoxArrival&quot;;&quot;GreyBox&quot;);IF([.DR$12]&lt;[.D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S$14]=[.$A8];IF(MOD([.DS$12]-[.$E8];[.$C8])=0;IF([.DS38]&gt;[.$B8];&quot;RedBoxArrival&quot;;&quot;GreenBoxArrival&quot;);IF(OR([.DS$12]&gt;=[.DS29];[.DS38]&gt;[.$B8]);&quot;RedBox&quot;;&quot;GreenBox&quot;));(IF([.DS70]&gt;0;IF(MOD([.DS$12]-[.$E8];[.$C8])=0;&quot;GreyBoxArrival&quot;;&quot;GreyBox&quot;);IF([.DS$12]&lt;[.D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T$14]=[.$A8];IF(MOD([.DT$12]-[.$E8];[.$C8])=0;IF([.DT38]&gt;[.$B8];&quot;RedBoxArrival&quot;;&quot;GreenBoxArrival&quot;);IF(OR([.DT$12]&gt;=[.DT29];[.DT38]&gt;[.$B8]);&quot;RedBox&quot;;&quot;GreenBox&quot;));(IF([.DT70]&gt;0;IF(MOD([.DT$12]-[.$E8];[.$C8])=0;&quot;GreyBoxArrival&quot;;&quot;GreyBox&quot;);IF([.DT$12]&lt;[.D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8];IF(MOD([.DU$12]-[.$E8];[.$C8])=0;IF([.DU38]&gt;[.$B8];&quot;RedBoxArrival&quot;;&quot;GreenBoxArrival&quot;);IF(OR([.DU$12]&gt;=[.DU29];[.DU38]&gt;[.$B8]);&quot;RedBox&quot;;&quot;GreenBox&quot;));(IF([.DU70]&gt;0;IF(MOD([.DU$12]-[.$E8];[.$C8])=0;&quot;GreyBoxArrival&quot;;&quot;GreyBox&quot;);IF([.DU$12]&lt;[.D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8];IF(MOD([.DV$12]-[.$E8];[.$C8])=0;IF([.DV38]&gt;[.$B8];&quot;RedBoxArrival&quot;;&quot;GreenBoxArrival&quot;);IF(OR([.DV$12]&gt;=[.DV29];[.DV38]&gt;[.$B8]);&quot;RedBox&quot;;&quot;GreenBox&quot;));(IF([.DV70]&gt;0;IF(MOD([.DV$12]-[.$E8];[.$C8])=0;&quot;GreyBoxArrival&quot;;&quot;GreyBox&quot;);IF([.DV$12]&lt;[.D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W$14]=[.$A8];IF(MOD([.DW$12]-[.$E8];[.$C8])=0;IF([.DW38]&gt;[.$B8];&quot;RedBoxArrival&quot;;&quot;GreenBoxArrival&quot;);IF(OR([.DW$12]&gt;=[.DW29];[.DW38]&gt;[.$B8]);&quot;RedBox&quot;;&quot;GreenBox&quot;));(IF([.DW70]&gt;0;IF(MOD([.DW$12]-[.$E8];[.$C8])=0;&quot;GreyBoxArrival&quot;;&quot;GreyBox&quot;);IF([.DW$12]&lt;[.D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X$14]=[.$A8];IF(MOD([.DX$12]-[.$E8];[.$C8])=0;IF([.DX38]&gt;[.$B8];&quot;RedBoxArrival&quot;;&quot;GreenBoxArrival&quot;);IF(OR([.DX$12]&gt;=[.DX29];[.DX38]&gt;[.$B8]);&quot;RedBox&quot;;&quot;GreenBox&quot;));(IF([.DX70]&gt;0;IF(MOD([.DX$12]-[.$E8];[.$C8])=0;&quot;GreyBoxArrival&quot;;&quot;GreyBox&quot;);IF([.DX$12]&lt;[.DX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Y$14]=[.$A8];IF(MOD([.DY$12]-[.$E8];[.$C8])=0;IF([.DY38]&gt;[.$B8];&quot;RedBoxArrival&quot;;&quot;GreenBoxArrival&quot;);IF(OR([.DY$12]&gt;=[.DY29];[.DY38]&gt;[.$B8]);&quot;RedBox&quot;;&quot;GreenBox&quot;));(IF([.DY70]&gt;0;IF(MOD([.DY$12]-[.$E8];[.$C8])=0;&quot;GreyBoxArrival&quot;;&quot;GreyBox&quot;);IF([.DY$12]&lt;[.DY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Z$14]=[.$A8];IF(MOD([.DZ$12]-[.$E8];[.$C8])=0;IF([.DZ38]&gt;[.$B8];&quot;RedBoxArrival&quot;;&quot;GreenBoxArrival&quot;);IF(OR([.DZ$12]&gt;=[.DZ29];[.DZ38]&gt;[.$B8]);&quot;RedBox&quot;;&quot;GreenBox&quot;));(IF([.DZ70]&gt;0;IF(MOD([.DZ$12]-[.$E8];[.$C8])=0;&quot;GreyBoxArrival&quot;;&quot;GreyBox&quot;);IF([.DZ$12]&lt;[.DZ29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EA$14]=[.$A8];IF(MOD([.EA$12]-[.$E8];[.$C8])=0;IF([.EA38]&gt;[.$B8];&quot;RedBoxArrival&quot;;&quot;GreenBoxArrival&quot;);IF(OR([.EA$12]&gt;=[.EA29];[.EA38]&gt;[.$B8]);&quot;RedBox&quot;;&quot;GreenBox&quot;));(IF([.EA70]&gt;0;IF(MOD([.EA$12]-[.$E8];[.$C8])=0;&quot;GreyBoxArrival&quot;;&quot;GreyBox&quot;);IF([.EA$12]&lt;[.EA29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formula="of:=[.B9]/[.C9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.I$14]=[.$A9];IF(MOD([.I$12]-[.$E9];[.$C9])=0;IF([.I39]&gt;[.$B9];&quot;RedBoxArrival&quot;;&quot;GreenBoxArrival&quot;);IF(OR([.I$12]&gt;=[.I30];[.I39]&gt;[.$B9]);&quot;RedBox&quot;;&quot;GreenBox&quot;));(IF([.I71]&gt;0;IF(MOD([.I$12]-[.$E9];[.$C9])=0;&quot;GreyBoxArrival&quot;;&quot;GreyBox&quot;);IF([.I$12]&lt;[.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9];IF(MOD([.J$12]-[.$E9];[.$C9])=0;IF([.J39]&gt;[.$B9];&quot;RedBoxArrival&quot;;&quot;GreenBoxArrival&quot;);IF(OR([.J$12]&gt;=[.J30];[.J39]&gt;[.$B9]);&quot;RedBox&quot;;&quot;GreenBox&quot;));(IF([.J71]&gt;0;IF(MOD([.J$12]-[.$E9];[.$C9])=0;&quot;GreyBoxArrival&quot;;&quot;GreyBox&quot;);IF([.J$12]&lt;[.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K$14]=[.$A9];IF(MOD([.K$12]-[.$E9];[.$C9])=0;IF([.K39]&gt;[.$B9];&quot;RedBoxArrival&quot;;&quot;GreenBoxArrival&quot;);IF(OR([.K$12]&gt;=[.K30];[.K39]&gt;[.$B9]);&quot;RedBox&quot;;&quot;GreenBox&quot;));(IF([.K71]&gt;0;IF(MOD([.K$12]-[.$E9];[.$C9])=0;&quot;GreyBoxArrival&quot;;&quot;GreyBox&quot;);IF([.K$12]&lt;[.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9];IF(MOD([.L$12]-[.$E9];[.$C9])=0;IF([.L39]&gt;[.$B9];&quot;RedBoxArrival&quot;;&quot;GreenBoxArrival&quot;);IF(OR([.L$12]&gt;=[.L30];[.L39]&gt;[.$B9]);&quot;RedBox&quot;;&quot;GreenBox&quot;));(IF([.L71]&gt;0;IF(MOD([.L$12]-[.$E9];[.$C9])=0;&quot;GreyBoxArrival&quot;;&quot;GreyBox&quot;);IF([.L$12]&lt;[.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9];IF(MOD([.M$12]-[.$E9];[.$C9])=0;IF([.M39]&gt;[.$B9];&quot;RedBoxArrival&quot;;&quot;GreenBoxArrival&quot;);IF(OR([.M$12]&gt;=[.M30];[.M39]&gt;[.$B9]);&quot;RedBox&quot;;&quot;GreenBox&quot;));(IF([.M71]&gt;0;IF(MOD([.M$12]-[.$E9];[.$C9])=0;&quot;GreyBoxArrival&quot;;&quot;GreyBox&quot;);IF([.M$12]&lt;[.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N$14]=[.$A9];IF(MOD([.N$12]-[.$E9];[.$C9])=0;IF([.N39]&gt;[.$B9];&quot;RedBoxArrival&quot;;&quot;GreenBoxArrival&quot;);IF(OR([.N$12]&gt;=[.N30];[.N39]&gt;[.$B9]);&quot;RedBox&quot;;&quot;GreenBox&quot;));(IF([.N71]&gt;0;IF(MOD([.N$12]-[.$E9];[.$C9])=0;&quot;GreyBoxArrival&quot;;&quot;GreyBox&quot;);IF([.N$12]&lt;[.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9];IF(MOD([.O$12]-[.$E9];[.$C9])=0;IF([.O39]&gt;[.$B9];&quot;RedBoxArrival&quot;;&quot;GreenBoxArrival&quot;);IF(OR([.O$12]&gt;=[.O30];[.O39]&gt;[.$B9]);&quot;RedBox&quot;;&quot;GreenBox&quot;));(IF([.O71]&gt;0;IF(MOD([.O$12]-[.$E9];[.$C9])=0;&quot;GreyBoxArrival&quot;;&quot;GreyBox&quot;);IF([.O$12]&lt;[.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9];IF(MOD([.P$12]-[.$E9];[.$C9])=0;IF([.P39]&gt;[.$B9];&quot;RedBoxArrival&quot;;&quot;GreenBoxArrival&quot;);IF(OR([.P$12]&gt;=[.P30];[.P39]&gt;[.$B9]);&quot;RedBox&quot;;&quot;GreenBox&quot;));(IF([.P71]&gt;0;IF(MOD([.P$12]-[.$E9];[.$C9])=0;&quot;GreyBoxArrival&quot;;&quot;GreyBox&quot;);IF([.P$12]&lt;[.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9];IF(MOD([.Q$12]-[.$E9];[.$C9])=0;IF([.Q39]&gt;[.$B9];&quot;RedBoxArrival&quot;;&quot;GreenBoxArrival&quot;);IF(OR([.Q$12]&gt;=[.Q30];[.Q39]&gt;[.$B9]);&quot;RedBox&quot;;&quot;GreenBox&quot;));(IF([.Q71]&gt;0;IF(MOD([.Q$12]-[.$E9];[.$C9])=0;&quot;GreyBoxArrival&quot;;&quot;GreyBox&quot;);IF([.Q$12]&lt;[.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9];IF(MOD([.R$12]-[.$E9];[.$C9])=0;IF([.R39]&gt;[.$B9];&quot;RedBoxArrival&quot;;&quot;GreenBoxArrival&quot;);IF(OR([.R$12]&gt;=[.R30];[.R39]&gt;[.$B9]);&quot;RedBox&quot;;&quot;GreenBox&quot;));(IF([.R71]&gt;0;IF(MOD([.R$12]-[.$E9];[.$C9])=0;&quot;GreyBoxArrival&quot;;&quot;GreyBox&quot;);IF([.R$12]&lt;[.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S$14]=[.$A9];IF(MOD([.S$12]-[.$E9];[.$C9])=0;IF([.S39]&gt;[.$B9];&quot;RedBoxArrival&quot;;&quot;GreenBoxArrival&quot;);IF(OR([.S$12]&gt;=[.S30];[.S39]&gt;[.$B9]);&quot;RedBox&quot;;&quot;GreenBox&quot;));(IF([.S71]&gt;0;IF(MOD([.S$12]-[.$E9];[.$C9])=0;&quot;GreyBoxArrival&quot;;&quot;GreyBox&quot;);IF([.S$12]&lt;[.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T$14]=[.$A9];IF(MOD([.T$12]-[.$E9];[.$C9])=0;IF([.T39]&gt;[.$B9];&quot;RedBoxArrival&quot;;&quot;GreenBoxArrival&quot;);IF(OR([.T$12]&gt;=[.T30];[.T39]&gt;[.$B9]);&quot;RedBox&quot;;&quot;GreenBox&quot;));(IF([.T71]&gt;0;IF(MOD([.T$12]-[.$E9];[.$C9])=0;&quot;GreyBoxArrival&quot;;&quot;GreyBox&quot;);IF([.T$12]&lt;[.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U$14]=[.$A9];IF(MOD([.U$12]-[.$E9];[.$C9])=0;IF([.U39]&gt;[.$B9];&quot;RedBoxArrival&quot;;&quot;GreenBoxArrival&quot;);IF(OR([.U$12]&gt;=[.U30];[.U39]&gt;[.$B9]);&quot;RedBox&quot;;&quot;GreenBox&quot;));(IF([.U71]&gt;0;IF(MOD([.U$12]-[.$E9];[.$C9])=0;&quot;GreyBoxArrival&quot;;&quot;GreyBox&quot;);IF([.U$12]&lt;[.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V$14]=[.$A9];IF(MOD([.V$12]-[.$E9];[.$C9])=0;IF([.V39]&gt;[.$B9];&quot;RedBoxArrival&quot;;&quot;GreenBoxArrival&quot;);IF(OR([.V$12]&gt;=[.V30];[.V39]&gt;[.$B9]);&quot;RedBox&quot;;&quot;GreenBox&quot;));(IF([.V71]&gt;0;IF(MOD([.V$12]-[.$E9];[.$C9])=0;&quot;GreyBoxArrival&quot;;&quot;GreyBox&quot;);IF([.V$12]&lt;[.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W$14]=[.$A9];IF(MOD([.W$12]-[.$E9];[.$C9])=0;IF([.W39]&gt;[.$B9];&quot;RedBoxArrival&quot;;&quot;GreenBoxArrival&quot;);IF(OR([.W$12]&gt;=[.W30];[.W39]&gt;[.$B9]);&quot;RedBox&quot;;&quot;GreenBox&quot;));(IF([.W71]&gt;0;IF(MOD([.W$12]-[.$E9];[.$C9])=0;&quot;GreyBoxArrival&quot;;&quot;GreyBox&quot;);IF([.W$12]&lt;[.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X$14]=[.$A9];IF(MOD([.X$12]-[.$E9];[.$C9])=0;IF([.X39]&gt;[.$B9];&quot;RedBoxArrival&quot;;&quot;GreenBoxArrival&quot;);IF(OR([.X$12]&gt;=[.X30];[.X39]&gt;[.$B9]);&quot;RedBox&quot;;&quot;GreenBox&quot;));(IF([.X71]&gt;0;IF(MOD([.X$12]-[.$E9];[.$C9])=0;&quot;GreyBoxArrival&quot;;&quot;GreyBox&quot;);IF([.X$12]&lt;[.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Y$14]=[.$A9];IF(MOD([.Y$12]-[.$E9];[.$C9])=0;IF([.Y39]&gt;[.$B9];&quot;RedBoxArrival&quot;;&quot;GreenBoxArrival&quot;);IF(OR([.Y$12]&gt;=[.Y30];[.Y39]&gt;[.$B9]);&quot;RedBox&quot;;&quot;GreenBox&quot;));(IF([.Y71]&gt;0;IF(MOD([.Y$12]-[.$E9];[.$C9])=0;&quot;GreyBoxArrival&quot;;&quot;GreyBox&quot;);IF([.Y$12]&lt;[.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Z$14]=[.$A9];IF(MOD([.Z$12]-[.$E9];[.$C9])=0;IF([.Z39]&gt;[.$B9];&quot;RedBoxArrival&quot;;&quot;GreenBoxArrival&quot;);IF(OR([.Z$12]&gt;=[.Z30];[.Z39]&gt;[.$B9]);&quot;RedBox&quot;;&quot;GreenBox&quot;));(IF([.Z71]&gt;0;IF(MOD([.Z$12]-[.$E9];[.$C9])=0;&quot;GreyBoxArrival&quot;;&quot;GreyBox&quot;);IF([.Z$12]&lt;[.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A$14]=[.$A9];IF(MOD([.AA$12]-[.$E9];[.$C9])=0;IF([.AA39]&gt;[.$B9];&quot;RedBoxArrival&quot;;&quot;GreenBoxArrival&quot;);IF(OR([.AA$12]&gt;=[.AA30];[.AA39]&gt;[.$B9]);&quot;RedBox&quot;;&quot;GreenBox&quot;));(IF([.AA71]&gt;0;IF(MOD([.AA$12]-[.$E9];[.$C9])=0;&quot;GreyBoxArrival&quot;;&quot;GreyBox&quot;);IF([.AA$12]&lt;[.A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9];IF(MOD([.AB$12]-[.$E9];[.$C9])=0;IF([.AB39]&gt;[.$B9];&quot;RedBoxArrival&quot;;&quot;GreenBoxArrival&quot;);IF(OR([.AB$12]&gt;=[.AB30];[.AB39]&gt;[.$B9]);&quot;RedBox&quot;;&quot;GreenBox&quot;));(IF([.AB71]&gt;0;IF(MOD([.AB$12]-[.$E9];[.$C9])=0;&quot;GreyBoxArrival&quot;;&quot;GreyBox&quot;);IF([.AB$12]&lt;[.AB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C$14]=[.$A9];IF(MOD([.AC$12]-[.$E9];[.$C9])=0;IF([.AC39]&gt;[.$B9];&quot;RedBoxArrival&quot;;&quot;GreenBoxArrival&quot;);IF(OR([.AC$12]&gt;=[.AC30];[.AC39]&gt;[.$B9]);&quot;RedBox&quot;;&quot;GreenBox&quot;));(IF([.AC71]&gt;0;IF(MOD([.AC$12]-[.$E9];[.$C9])=0;&quot;GreyBoxArrival&quot;;&quot;GreyBox&quot;);IF([.AC$12]&lt;[.AC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D$14]=[.$A9];IF(MOD([.AD$12]-[.$E9];[.$C9])=0;IF([.AD39]&gt;[.$B9];&quot;RedBoxArrival&quot;;&quot;GreenBoxArrival&quot;);IF(OR([.AD$12]&gt;=[.AD30];[.AD39]&gt;[.$B9]);&quot;RedBox&quot;;&quot;GreenBox&quot;));(IF([.AD71]&gt;0;IF(MOD([.AD$12]-[.$E9];[.$C9])=0;&quot;GreyBoxArrival&quot;;&quot;GreyBox&quot;);IF([.AD$12]&lt;[.AD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E$14]=[.$A9];IF(MOD([.AE$12]-[.$E9];[.$C9])=0;IF([.AE39]&gt;[.$B9];&quot;RedBoxArrival&quot;;&quot;GreenBoxArrival&quot;);IF(OR([.AE$12]&gt;=[.AE30];[.AE39]&gt;[.$B9]);&quot;RedBox&quot;;&quot;GreenBox&quot;));(IF([.AE71]&gt;0;IF(MOD([.AE$12]-[.$E9];[.$C9])=0;&quot;GreyBoxArrival&quot;;&quot;GreyBox&quot;);IF([.AE$12]&lt;[.AE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F$14]=[.$A9];IF(MOD([.AF$12]-[.$E9];[.$C9])=0;IF([.AF39]&gt;[.$B9];&quot;RedBoxArrival&quot;;&quot;GreenBoxArrival&quot;);IF(OR([.AF$12]&gt;=[.AF30];[.AF39]&gt;[.$B9]);&quot;RedBox&quot;;&quot;GreenBox&quot;));(IF([.AF71]&gt;0;IF(MOD([.AF$12]-[.$E9];[.$C9])=0;&quot;GreyBoxArrival&quot;;&quot;GreyBox&quot;);IF([.AF$12]&lt;[.AF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G$14]=[.$A9];IF(MOD([.AG$12]-[.$E9];[.$C9])=0;IF([.AG39]&gt;[.$B9];&quot;RedBoxArrival&quot;;&quot;GreenBoxArrival&quot;);IF(OR([.AG$12]&gt;=[.AG30];[.AG39]&gt;[.$B9]);&quot;RedBox&quot;;&quot;GreenBox&quot;));(IF([.AG71]&gt;0;IF(MOD([.AG$12]-[.$E9];[.$C9])=0;&quot;GreyBoxArrival&quot;;&quot;GreyBox&quot;);IF([.AG$12]&lt;[.AG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H$14]=[.$A9];IF(MOD([.AH$12]-[.$E9];[.$C9])=0;IF([.AH39]&gt;[.$B9];&quot;RedBoxArrival&quot;;&quot;GreenBoxArrival&quot;);IF(OR([.AH$12]&gt;=[.AH30];[.AH39]&gt;[.$B9]);&quot;RedBox&quot;;&quot;GreenBox&quot;));(IF([.AH71]&gt;0;IF(MOD([.AH$12]-[.$E9];[.$C9])=0;&quot;GreyBoxArrival&quot;;&quot;GreyBox&quot;);IF([.AH$12]&lt;[.A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I$14]=[.$A9];IF(MOD([.AI$12]-[.$E9];[.$C9])=0;IF([.AI39]&gt;[.$B9];&quot;RedBoxArrival&quot;;&quot;GreenBoxArrival&quot;);IF(OR([.AI$12]&gt;=[.AI30];[.AI39]&gt;[.$B9]);&quot;RedBox&quot;;&quot;GreenBox&quot;));(IF([.AI71]&gt;0;IF(MOD([.AI$12]-[.$E9];[.$C9])=0;&quot;GreyBoxArrival&quot;;&quot;GreyBox&quot;);IF([.AI$12]&lt;[.A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J$14]=[.$A9];IF(MOD([.AJ$12]-[.$E9];[.$C9])=0;IF([.AJ39]&gt;[.$B9];&quot;RedBoxArrival&quot;;&quot;GreenBoxArrival&quot;);IF(OR([.AJ$12]&gt;=[.AJ30];[.AJ39]&gt;[.$B9]);&quot;RedBox&quot;;&quot;GreenBox&quot;));(IF([.AJ71]&gt;0;IF(MOD([.AJ$12]-[.$E9];[.$C9])=0;&quot;GreyBoxArrival&quot;;&quot;GreyBox&quot;);IF([.AJ$12]&lt;[.A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9];IF(MOD([.AK$12]-[.$E9];[.$C9])=0;IF([.AK39]&gt;[.$B9];&quot;RedBoxArrival&quot;;&quot;GreenBoxArrival&quot;);IF(OR([.AK$12]&gt;=[.AK30];[.AK39]&gt;[.$B9]);&quot;RedBox&quot;;&quot;GreenBox&quot;));(IF([.AK71]&gt;0;IF(MOD([.AK$12]-[.$E9];[.$C9])=0;&quot;GreyBoxArrival&quot;;&quot;GreyBox&quot;);IF([.AK$12]&lt;[.A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9];IF(MOD([.AL$12]-[.$E9];[.$C9])=0;IF([.AL39]&gt;[.$B9];&quot;RedBoxArrival&quot;;&quot;GreenBoxArrival&quot;);IF(OR([.AL$12]&gt;=[.AL30];[.AL39]&gt;[.$B9]);&quot;RedBox&quot;;&quot;GreenBox&quot;));(IF([.AL71]&gt;0;IF(MOD([.AL$12]-[.$E9];[.$C9])=0;&quot;GreyBoxArrival&quot;;&quot;GreyBox&quot;);IF([.AL$12]&lt;[.A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M$14]=[.$A9];IF(MOD([.AM$12]-[.$E9];[.$C9])=0;IF([.AM39]&gt;[.$B9];&quot;RedBoxArrival&quot;;&quot;GreenBoxArrival&quot;);IF(OR([.AM$12]&gt;=[.AM30];[.AM39]&gt;[.$B9]);&quot;RedBox&quot;;&quot;GreenBox&quot;));(IF([.AM71]&gt;0;IF(MOD([.AM$12]-[.$E9];[.$C9])=0;&quot;GreyBoxArrival&quot;;&quot;GreyBox&quot;);IF([.AM$12]&lt;[.A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9];IF(MOD([.AN$12]-[.$E9];[.$C9])=0;IF([.AN39]&gt;[.$B9];&quot;RedBoxArrival&quot;;&quot;GreenBoxArrival&quot;);IF(OR([.AN$12]&gt;=[.AN30];[.AN39]&gt;[.$B9]);&quot;RedBox&quot;;&quot;GreenBox&quot;));(IF([.AN71]&gt;0;IF(MOD([.AN$12]-[.$E9];[.$C9])=0;&quot;GreyBoxArrival&quot;;&quot;GreyBox&quot;);IF([.AN$12]&lt;[.A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O$14]=[.$A9];IF(MOD([.AO$12]-[.$E9];[.$C9])=0;IF([.AO39]&gt;[.$B9];&quot;RedBoxArrival&quot;;&quot;GreenBoxArrival&quot;);IF(OR([.AO$12]&gt;=[.AO30];[.AO39]&gt;[.$B9]);&quot;RedBox&quot;;&quot;GreenBox&quot;));(IF([.AO71]&gt;0;IF(MOD([.AO$12]-[.$E9];[.$C9])=0;&quot;GreyBoxArrival&quot;;&quot;GreyBox&quot;);IF([.AO$12]&lt;[.A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P$14]=[.$A9];IF(MOD([.AP$12]-[.$E9];[.$C9])=0;IF([.AP39]&gt;[.$B9];&quot;RedBoxArrival&quot;;&quot;GreenBoxArrival&quot;);IF(OR([.AP$12]&gt;=[.AP30];[.AP39]&gt;[.$B9]);&quot;RedBox&quot;;&quot;GreenBox&quot;));(IF([.AP71]&gt;0;IF(MOD([.AP$12]-[.$E9];[.$C9])=0;&quot;GreyBoxArrival&quot;;&quot;GreyBox&quot;);IF([.AP$12]&lt;[.A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Q$14]=[.$A9];IF(MOD([.AQ$12]-[.$E9];[.$C9])=0;IF([.AQ39]&gt;[.$B9];&quot;RedBoxArrival&quot;;&quot;GreenBoxArrival&quot;);IF(OR([.AQ$12]&gt;=[.AQ30];[.AQ39]&gt;[.$B9]);&quot;RedBox&quot;;&quot;GreenBox&quot;));(IF([.AQ71]&gt;0;IF(MOD([.AQ$12]-[.$E9];[.$C9])=0;&quot;GreyBoxArrival&quot;;&quot;GreyBox&quot;);IF([.AQ$12]&lt;[.A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R$14]=[.$A9];IF(MOD([.AR$12]-[.$E9];[.$C9])=0;IF([.AR39]&gt;[.$B9];&quot;RedBoxArrival&quot;;&quot;GreenBoxArrival&quot;);IF(OR([.AR$12]&gt;=[.AR30];[.AR39]&gt;[.$B9]);&quot;RedBox&quot;;&quot;GreenBox&quot;));(IF([.AR71]&gt;0;IF(MOD([.AR$12]-[.$E9];[.$C9])=0;&quot;GreyBoxArrival&quot;;&quot;GreyBox&quot;);IF([.AR$12]&lt;[.A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S$14]=[.$A9];IF(MOD([.AS$12]-[.$E9];[.$C9])=0;IF([.AS39]&gt;[.$B9];&quot;RedBoxArrival&quot;;&quot;GreenBoxArrival&quot;);IF(OR([.AS$12]&gt;=[.AS30];[.AS39]&gt;[.$B9]);&quot;RedBox&quot;;&quot;GreenBox&quot;));(IF([.AS71]&gt;0;IF(MOD([.AS$12]-[.$E9];[.$C9])=0;&quot;GreyBoxArrival&quot;;&quot;GreyBox&quot;);IF([.AS$12]&lt;[.A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T$14]=[.$A9];IF(MOD([.AT$12]-[.$E9];[.$C9])=0;IF([.AT39]&gt;[.$B9];&quot;RedBoxArrival&quot;;&quot;GreenBoxArrival&quot;);IF(OR([.AT$12]&gt;=[.AT30];[.AT39]&gt;[.$B9]);&quot;RedBox&quot;;&quot;GreenBox&quot;));(IF([.AT71]&gt;0;IF(MOD([.AT$12]-[.$E9];[.$C9])=0;&quot;GreyBoxArrival&quot;;&quot;GreyBox&quot;);IF([.AT$12]&lt;[.A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U$14]=[.$A9];IF(MOD([.AU$12]-[.$E9];[.$C9])=0;IF([.AU39]&gt;[.$B9];&quot;RedBoxArrival&quot;;&quot;GreenBoxArrival&quot;);IF(OR([.AU$12]&gt;=[.AU30];[.AU39]&gt;[.$B9]);&quot;RedBox&quot;;&quot;GreenBox&quot;));(IF([.AU71]&gt;0;IF(MOD([.AU$12]-[.$E9];[.$C9])=0;&quot;GreyBoxArrival&quot;;&quot;GreyBox&quot;);IF([.AU$12]&lt;[.A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V$14]=[.$A9];IF(MOD([.AV$12]-[.$E9];[.$C9])=0;IF([.AV39]&gt;[.$B9];&quot;RedBoxArrival&quot;;&quot;GreenBoxArrival&quot;);IF(OR([.AV$12]&gt;=[.AV30];[.AV39]&gt;[.$B9]);&quot;RedBox&quot;;&quot;GreenBox&quot;));(IF([.AV71]&gt;0;IF(MOD([.AV$12]-[.$E9];[.$C9])=0;&quot;GreyBoxArrival&quot;;&quot;GreyBox&quot;);IF([.AV$12]&lt;[.A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W$14]=[.$A9];IF(MOD([.AW$12]-[.$E9];[.$C9])=0;IF([.AW39]&gt;[.$B9];&quot;RedBoxArrival&quot;;&quot;GreenBoxArrival&quot;);IF(OR([.AW$12]&gt;=[.AW30];[.AW39]&gt;[.$B9]);&quot;RedBox&quot;;&quot;GreenBox&quot;));(IF([.AW71]&gt;0;IF(MOD([.AW$12]-[.$E9];[.$C9])=0;&quot;GreyBoxArrival&quot;;&quot;GreyBox&quot;);IF([.AW$12]&lt;[.A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X$14]=[.$A9];IF(MOD([.AX$12]-[.$E9];[.$C9])=0;IF([.AX39]&gt;[.$B9];&quot;RedBoxArrival&quot;;&quot;GreenBoxArrival&quot;);IF(OR([.AX$12]&gt;=[.AX30];[.AX39]&gt;[.$B9]);&quot;RedBox&quot;;&quot;GreenBox&quot;));(IF([.AX71]&gt;0;IF(MOD([.AX$12]-[.$E9];[.$C9])=0;&quot;GreyBoxArrival&quot;;&quot;GreyBox&quot;);IF([.AX$12]&lt;[.A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Y$14]=[.$A9];IF(MOD([.AY$12]-[.$E9];[.$C9])=0;IF([.AY39]&gt;[.$B9];&quot;RedBoxArrival&quot;;&quot;GreenBoxArrival&quot;);IF(OR([.AY$12]&gt;=[.AY30];[.AY39]&gt;[.$B9]);&quot;RedBox&quot;;&quot;GreenBox&quot;));(IF([.AY71]&gt;0;IF(MOD([.AY$12]-[.$E9];[.$C9])=0;&quot;GreyBoxArrival&quot;;&quot;GreyBox&quot;);IF([.AY$12]&lt;[.A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Z$14]=[.$A9];IF(MOD([.AZ$12]-[.$E9];[.$C9])=0;IF([.AZ39]&gt;[.$B9];&quot;RedBoxArrival&quot;;&quot;GreenBoxArrival&quot;);IF(OR([.AZ$12]&gt;=[.AZ30];[.AZ39]&gt;[.$B9]);&quot;RedBox&quot;;&quot;GreenBox&quot;));(IF([.AZ71]&gt;0;IF(MOD([.AZ$12]-[.$E9];[.$C9])=0;&quot;GreyBoxArrival&quot;;&quot;GreyBox&quot;);IF([.AZ$12]&lt;[.A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9];IF(MOD([.BA$12]-[.$E9];[.$C9])=0;IF([.BA39]&gt;[.$B9];&quot;RedBoxArrival&quot;;&quot;GreenBoxArrival&quot;);IF(OR([.BA$12]&gt;=[.BA30];[.BA39]&gt;[.$B9]);&quot;RedBox&quot;;&quot;GreenBox&quot;));(IF([.BA71]&gt;0;IF(MOD([.BA$12]-[.$E9];[.$C9])=0;&quot;GreyBoxArrival&quot;;&quot;GreyBox&quot;);IF([.BA$12]&lt;[.B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B$14]=[.$A9];IF(MOD([.BB$12]-[.$E9];[.$C9])=0;IF([.BB39]&gt;[.$B9];&quot;RedBoxArrival&quot;;&quot;GreenBoxArrival&quot;);IF(OR([.BB$12]&gt;=[.BB30];[.BB39]&gt;[.$B9]);&quot;RedBox&quot;;&quot;GreenBox&quot;));(IF([.BB71]&gt;0;IF(MOD([.BB$12]-[.$E9];[.$C9])=0;&quot;GreyBoxArrival&quot;;&quot;GreyBox&quot;);IF([.BB$12]&lt;[.BB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C$14]=[.$A9];IF(MOD([.BC$12]-[.$E9];[.$C9])=0;IF([.BC39]&gt;[.$B9];&quot;RedBoxArrival&quot;;&quot;GreenBoxArrival&quot;);IF(OR([.BC$12]&gt;=[.BC30];[.BC39]&gt;[.$B9]);&quot;RedBox&quot;;&quot;GreenBox&quot;));(IF([.BC71]&gt;0;IF(MOD([.BC$12]-[.$E9];[.$C9])=0;&quot;GreyBoxArrival&quot;;&quot;GreyBox&quot;);IF([.BC$12]&lt;[.BC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D$14]=[.$A9];IF(MOD([.BD$12]-[.$E9];[.$C9])=0;IF([.BD39]&gt;[.$B9];&quot;RedBoxArrival&quot;;&quot;GreenBoxArrival&quot;);IF(OR([.BD$12]&gt;=[.BD30];[.BD39]&gt;[.$B9]);&quot;RedBox&quot;;&quot;GreenBox&quot;));(IF([.BD71]&gt;0;IF(MOD([.BD$12]-[.$E9];[.$C9])=0;&quot;GreyBoxArrival&quot;;&quot;GreyBox&quot;);IF([.BD$12]&lt;[.BD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E$14]=[.$A9];IF(MOD([.BE$12]-[.$E9];[.$C9])=0;IF([.BE39]&gt;[.$B9];&quot;RedBoxArrival&quot;;&quot;GreenBoxArrival&quot;);IF(OR([.BE$12]&gt;=[.BE30];[.BE39]&gt;[.$B9]);&quot;RedBox&quot;;&quot;GreenBox&quot;));(IF([.BE71]&gt;0;IF(MOD([.BE$12]-[.$E9];[.$C9])=0;&quot;GreyBoxArrival&quot;;&quot;GreyBox&quot;);IF([.BE$12]&lt;[.BE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F$14]=[.$A9];IF(MOD([.BF$12]-[.$E9];[.$C9])=0;IF([.BF39]&gt;[.$B9];&quot;RedBoxArrival&quot;;&quot;GreenBoxArrival&quot;);IF(OR([.BF$12]&gt;=[.BF30];[.BF39]&gt;[.$B9]);&quot;RedBox&quot;;&quot;GreenBox&quot;));(IF([.BF71]&gt;0;IF(MOD([.BF$12]-[.$E9];[.$C9])=0;&quot;GreyBoxArrival&quot;;&quot;GreyBox&quot;);IF([.BF$12]&lt;[.BF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G$14]=[.$A9];IF(MOD([.BG$12]-[.$E9];[.$C9])=0;IF([.BG39]&gt;[.$B9];&quot;RedBoxArrival&quot;;&quot;GreenBoxArrival&quot;);IF(OR([.BG$12]&gt;=[.BG30];[.BG39]&gt;[.$B9]);&quot;RedBox&quot;;&quot;GreenBox&quot;));(IF([.BG71]&gt;0;IF(MOD([.BG$12]-[.$E9];[.$C9])=0;&quot;GreyBoxArrival&quot;;&quot;GreyBox&quot;);IF([.BG$12]&lt;[.BG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H$14]=[.$A9];IF(MOD([.BH$12]-[.$E9];[.$C9])=0;IF([.BH39]&gt;[.$B9];&quot;RedBoxArrival&quot;;&quot;GreenBoxArrival&quot;);IF(OR([.BH$12]&gt;=[.BH30];[.BH39]&gt;[.$B9]);&quot;RedBox&quot;;&quot;GreenBox&quot;));(IF([.BH71]&gt;0;IF(MOD([.BH$12]-[.$E9];[.$C9])=0;&quot;GreyBoxArrival&quot;;&quot;GreyBox&quot;);IF([.BH$12]&lt;[.B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I$14]=[.$A9];IF(MOD([.BI$12]-[.$E9];[.$C9])=0;IF([.BI39]&gt;[.$B9];&quot;RedBoxArrival&quot;;&quot;GreenBoxArrival&quot;);IF(OR([.BI$12]&gt;=[.BI30];[.BI39]&gt;[.$B9]);&quot;RedBox&quot;;&quot;GreenBox&quot;));(IF([.BI71]&gt;0;IF(MOD([.BI$12]-[.$E9];[.$C9])=0;&quot;GreyBoxArrival&quot;;&quot;GreyBox&quot;);IF([.BI$12]&lt;[.B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J$14]=[.$A9];IF(MOD([.BJ$12]-[.$E9];[.$C9])=0;IF([.BJ39]&gt;[.$B9];&quot;RedBoxArrival&quot;;&quot;GreenBoxArrival&quot;);IF(OR([.BJ$12]&gt;=[.BJ30];[.BJ39]&gt;[.$B9]);&quot;RedBox&quot;;&quot;GreenBox&quot;));(IF([.BJ71]&gt;0;IF(MOD([.BJ$12]-[.$E9];[.$C9])=0;&quot;GreyBoxArrival&quot;;&quot;GreyBox&quot;);IF([.BJ$12]&lt;[.B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K$14]=[.$A9];IF(MOD([.BK$12]-[.$E9];[.$C9])=0;IF([.BK39]&gt;[.$B9];&quot;RedBoxArrival&quot;;&quot;GreenBoxArrival&quot;);IF(OR([.BK$12]&gt;=[.BK30];[.BK39]&gt;[.$B9]);&quot;RedBox&quot;;&quot;GreenBox&quot;));(IF([.BK71]&gt;0;IF(MOD([.BK$12]-[.$E9];[.$C9])=0;&quot;GreyBoxArrival&quot;;&quot;GreyBox&quot;);IF([.BK$12]&lt;[.B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L$14]=[.$A9];IF(MOD([.BL$12]-[.$E9];[.$C9])=0;IF([.BL39]&gt;[.$B9];&quot;RedBoxArrival&quot;;&quot;GreenBoxArrival&quot;);IF(OR([.BL$12]&gt;=[.BL30];[.BL39]&gt;[.$B9]);&quot;RedBox&quot;;&quot;GreenBox&quot;));(IF([.BL71]&gt;0;IF(MOD([.BL$12]-[.$E9];[.$C9])=0;&quot;GreyBoxArrival&quot;;&quot;GreyBox&quot;);IF([.BL$12]&lt;[.B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M$14]=[.$A9];IF(MOD([.BM$12]-[.$E9];[.$C9])=0;IF([.BM39]&gt;[.$B9];&quot;RedBoxArrival&quot;;&quot;GreenBoxArrival&quot;);IF(OR([.BM$12]&gt;=[.BM30];[.BM39]&gt;[.$B9]);&quot;RedBox&quot;;&quot;GreenBox&quot;));(IF([.BM71]&gt;0;IF(MOD([.BM$12]-[.$E9];[.$C9])=0;&quot;GreyBoxArrival&quot;;&quot;GreyBox&quot;);IF([.BM$12]&lt;[.B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N$14]=[.$A9];IF(MOD([.BN$12]-[.$E9];[.$C9])=0;IF([.BN39]&gt;[.$B9];&quot;RedBoxArrival&quot;;&quot;GreenBoxArrival&quot;);IF(OR([.BN$12]&gt;=[.BN30];[.BN39]&gt;[.$B9]);&quot;RedBox&quot;;&quot;GreenBox&quot;));(IF([.BN71]&gt;0;IF(MOD([.BN$12]-[.$E9];[.$C9])=0;&quot;GreyBoxArrival&quot;;&quot;GreyBox&quot;);IF([.BN$12]&lt;[.B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O$14]=[.$A9];IF(MOD([.BO$12]-[.$E9];[.$C9])=0;IF([.BO39]&gt;[.$B9];&quot;RedBoxArrival&quot;;&quot;GreenBoxArrival&quot;);IF(OR([.BO$12]&gt;=[.BO30];[.BO39]&gt;[.$B9]);&quot;RedBox&quot;;&quot;GreenBox&quot;));(IF([.BO71]&gt;0;IF(MOD([.BO$12]-[.$E9];[.$C9])=0;&quot;GreyBoxArrival&quot;;&quot;GreyBox&quot;);IF([.BO$12]&lt;[.B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P$14]=[.$A9];IF(MOD([.BP$12]-[.$E9];[.$C9])=0;IF([.BP39]&gt;[.$B9];&quot;RedBoxArrival&quot;;&quot;GreenBoxArrival&quot;);IF(OR([.BP$12]&gt;=[.BP30];[.BP39]&gt;[.$B9]);&quot;RedBox&quot;;&quot;GreenBox&quot;));(IF([.BP71]&gt;0;IF(MOD([.BP$12]-[.$E9];[.$C9])=0;&quot;GreyBoxArrival&quot;;&quot;GreyBox&quot;);IF([.BP$12]&lt;[.B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Q$14]=[.$A9];IF(MOD([.BQ$12]-[.$E9];[.$C9])=0;IF([.BQ39]&gt;[.$B9];&quot;RedBoxArrival&quot;;&quot;GreenBoxArrival&quot;);IF(OR([.BQ$12]&gt;=[.BQ30];[.BQ39]&gt;[.$B9]);&quot;RedBox&quot;;&quot;GreenBox&quot;));(IF([.BQ71]&gt;0;IF(MOD([.BQ$12]-[.$E9];[.$C9])=0;&quot;GreyBoxArrival&quot;;&quot;GreyBox&quot;);IF([.BQ$12]&lt;[.B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R$14]=[.$A9];IF(MOD([.BR$12]-[.$E9];[.$C9])=0;IF([.BR39]&gt;[.$B9];&quot;RedBoxArrival&quot;;&quot;GreenBoxArrival&quot;);IF(OR([.BR$12]&gt;=[.BR30];[.BR39]&gt;[.$B9]);&quot;RedBox&quot;;&quot;GreenBox&quot;));(IF([.BR71]&gt;0;IF(MOD([.BR$12]-[.$E9];[.$C9])=0;&quot;GreyBoxArrival&quot;;&quot;GreyBox&quot;);IF([.BR$12]&lt;[.B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S$14]=[.$A9];IF(MOD([.BS$12]-[.$E9];[.$C9])=0;IF([.BS39]&gt;[.$B9];&quot;RedBoxArrival&quot;;&quot;GreenBoxArrival&quot;);IF(OR([.BS$12]&gt;=[.BS30];[.BS39]&gt;[.$B9]);&quot;RedBox&quot;;&quot;GreenBox&quot;));(IF([.BS71]&gt;0;IF(MOD([.BS$12]-[.$E9];[.$C9])=0;&quot;GreyBoxArrival&quot;;&quot;GreyBox&quot;);IF([.BS$12]&lt;[.B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9];IF(MOD([.BT$12]-[.$E9];[.$C9])=0;IF([.BT39]&gt;[.$B9];&quot;RedBoxArrival&quot;;&quot;GreenBoxArrival&quot;);IF(OR([.BT$12]&gt;=[.BT30];[.BT39]&gt;[.$B9]);&quot;RedBox&quot;;&quot;GreenBox&quot;));(IF([.BT71]&gt;0;IF(MOD([.BT$12]-[.$E9];[.$C9])=0;&quot;GreyBoxArrival&quot;;&quot;GreyBox&quot;);IF([.BT$12]&lt;[.B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U$14]=[.$A9];IF(MOD([.BU$12]-[.$E9];[.$C9])=0;IF([.BU39]&gt;[.$B9];&quot;RedBoxArrival&quot;;&quot;GreenBoxArrival&quot;);IF(OR([.BU$12]&gt;=[.BU30];[.BU39]&gt;[.$B9]);&quot;RedBox&quot;;&quot;GreenBox&quot;));(IF([.BU71]&gt;0;IF(MOD([.BU$12]-[.$E9];[.$C9])=0;&quot;GreyBoxArrival&quot;;&quot;GreyBox&quot;);IF([.BU$12]&lt;[.B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V$14]=[.$A9];IF(MOD([.BV$12]-[.$E9];[.$C9])=0;IF([.BV39]&gt;[.$B9];&quot;RedBoxArrival&quot;;&quot;GreenBoxArrival&quot;);IF(OR([.BV$12]&gt;=[.BV30];[.BV39]&gt;[.$B9]);&quot;RedBox&quot;;&quot;GreenBox&quot;));(IF([.BV71]&gt;0;IF(MOD([.BV$12]-[.$E9];[.$C9])=0;&quot;GreyBoxArrival&quot;;&quot;GreyBox&quot;);IF([.BV$12]&lt;[.B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W$14]=[.$A9];IF(MOD([.BW$12]-[.$E9];[.$C9])=0;IF([.BW39]&gt;[.$B9];&quot;RedBoxArrival&quot;;&quot;GreenBoxArrival&quot;);IF(OR([.BW$12]&gt;=[.BW30];[.BW39]&gt;[.$B9]);&quot;RedBox&quot;;&quot;GreenBox&quot;));(IF([.BW71]&gt;0;IF(MOD([.BW$12]-[.$E9];[.$C9])=0;&quot;GreyBoxArrival&quot;;&quot;GreyBox&quot;);IF([.BW$12]&lt;[.B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9];IF(MOD([.BX$12]-[.$E9];[.$C9])=0;IF([.BX39]&gt;[.$B9];&quot;RedBoxArrival&quot;;&quot;GreenBoxArrival&quot;);IF(OR([.BX$12]&gt;=[.BX30];[.BX39]&gt;[.$B9]);&quot;RedBox&quot;;&quot;GreenBox&quot;));(IF([.BX71]&gt;0;IF(MOD([.BX$12]-[.$E9];[.$C9])=0;&quot;GreyBoxArrival&quot;;&quot;GreyBox&quot;);IF([.BX$12]&lt;[.B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9];IF(MOD([.BY$12]-[.$E9];[.$C9])=0;IF([.BY39]&gt;[.$B9];&quot;RedBoxArrival&quot;;&quot;GreenBoxArrival&quot;);IF(OR([.BY$12]&gt;=[.BY30];[.BY39]&gt;[.$B9]);&quot;RedBox&quot;;&quot;GreenBox&quot;));(IF([.BY71]&gt;0;IF(MOD([.BY$12]-[.$E9];[.$C9])=0;&quot;GreyBoxArrival&quot;;&quot;GreyBox&quot;);IF([.BY$12]&lt;[.B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9];IF(MOD([.BZ$12]-[.$E9];[.$C9])=0;IF([.BZ39]&gt;[.$B9];&quot;RedBoxArrival&quot;;&quot;GreenBoxArrival&quot;);IF(OR([.BZ$12]&gt;=[.BZ30];[.BZ39]&gt;[.$B9]);&quot;RedBox&quot;;&quot;GreenBox&quot;));(IF([.BZ71]&gt;0;IF(MOD([.BZ$12]-[.$E9];[.$C9])=0;&quot;GreyBoxArrival&quot;;&quot;GreyBox&quot;);IF([.BZ$12]&lt;[.B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A$14]=[.$A9];IF(MOD([.CA$12]-[.$E9];[.$C9])=0;IF([.CA39]&gt;[.$B9];&quot;RedBoxArrival&quot;;&quot;GreenBoxArrival&quot;);IF(OR([.CA$12]&gt;=[.CA30];[.CA39]&gt;[.$B9]);&quot;RedBox&quot;;&quot;GreenBox&quot;));(IF([.CA71]&gt;0;IF(MOD([.CA$12]-[.$E9];[.$C9])=0;&quot;GreyBoxArrival&quot;;&quot;GreyBox&quot;);IF([.CA$12]&lt;[.C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B$14]=[.$A9];IF(MOD([.CB$12]-[.$E9];[.$C9])=0;IF([.CB39]&gt;[.$B9];&quot;RedBoxArrival&quot;;&quot;GreenBoxArrival&quot;);IF(OR([.CB$12]&gt;=[.CB30];[.CB39]&gt;[.$B9]);&quot;RedBox&quot;;&quot;GreenBox&quot;));(IF([.CB71]&gt;0;IF(MOD([.CB$12]-[.$E9];[.$C9])=0;&quot;GreyBoxArrival&quot;;&quot;GreyBox&quot;);IF([.CB$12]&lt;[.CB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C$14]=[.$A9];IF(MOD([.CC$12]-[.$E9];[.$C9])=0;IF([.CC39]&gt;[.$B9];&quot;RedBoxArrival&quot;;&quot;GreenBoxArrival&quot;);IF(OR([.CC$12]&gt;=[.CC30];[.CC39]&gt;[.$B9]);&quot;RedBox&quot;;&quot;GreenBox&quot;));(IF([.CC71]&gt;0;IF(MOD([.CC$12]-[.$E9];[.$C9])=0;&quot;GreyBoxArrival&quot;;&quot;GreyBox&quot;);IF([.CC$12]&lt;[.CC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D$14]=[.$A9];IF(MOD([.CD$12]-[.$E9];[.$C9])=0;IF([.CD39]&gt;[.$B9];&quot;RedBoxArrival&quot;;&quot;GreenBoxArrival&quot;);IF(OR([.CD$12]&gt;=[.CD30];[.CD39]&gt;[.$B9]);&quot;RedBox&quot;;&quot;GreenBox&quot;));(IF([.CD71]&gt;0;IF(MOD([.CD$12]-[.$E9];[.$C9])=0;&quot;GreyBoxArrival&quot;;&quot;GreyBox&quot;);IF([.CD$12]&lt;[.CD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E$14]=[.$A9];IF(MOD([.CE$12]-[.$E9];[.$C9])=0;IF([.CE39]&gt;[.$B9];&quot;RedBoxArrival&quot;;&quot;GreenBoxArrival&quot;);IF(OR([.CE$12]&gt;=[.CE30];[.CE39]&gt;[.$B9]);&quot;RedBox&quot;;&quot;GreenBox&quot;));(IF([.CE71]&gt;0;IF(MOD([.CE$12]-[.$E9];[.$C9])=0;&quot;GreyBoxArrival&quot;;&quot;GreyBox&quot;);IF([.CE$12]&lt;[.CE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F$14]=[.$A9];IF(MOD([.CF$12]-[.$E9];[.$C9])=0;IF([.CF39]&gt;[.$B9];&quot;RedBoxArrival&quot;;&quot;GreenBoxArrival&quot;);IF(OR([.CF$12]&gt;=[.CF30];[.CF39]&gt;[.$B9]);&quot;RedBox&quot;;&quot;GreenBox&quot;));(IF([.CF71]&gt;0;IF(MOD([.CF$12]-[.$E9];[.$C9])=0;&quot;GreyBoxArrival&quot;;&quot;GreyBox&quot;);IF([.CF$12]&lt;[.CF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G$14]=[.$A9];IF(MOD([.CG$12]-[.$E9];[.$C9])=0;IF([.CG39]&gt;[.$B9];&quot;RedBoxArrival&quot;;&quot;GreenBoxArrival&quot;);IF(OR([.CG$12]&gt;=[.CG30];[.CG39]&gt;[.$B9]);&quot;RedBox&quot;;&quot;GreenBox&quot;));(IF([.CG71]&gt;0;IF(MOD([.CG$12]-[.$E9];[.$C9])=0;&quot;GreyBoxArrival&quot;;&quot;GreyBox&quot;);IF([.CG$12]&lt;[.CG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H$14]=[.$A9];IF(MOD([.CH$12]-[.$E9];[.$C9])=0;IF([.CH39]&gt;[.$B9];&quot;RedBoxArrival&quot;;&quot;GreenBoxArrival&quot;);IF(OR([.CH$12]&gt;=[.CH30];[.CH39]&gt;[.$B9]);&quot;RedBox&quot;;&quot;GreenBox&quot;));(IF([.CH71]&gt;0;IF(MOD([.CH$12]-[.$E9];[.$C9])=0;&quot;GreyBoxArrival&quot;;&quot;GreyBox&quot;);IF([.CH$12]&lt;[.C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I$14]=[.$A9];IF(MOD([.CI$12]-[.$E9];[.$C9])=0;IF([.CI39]&gt;[.$B9];&quot;RedBoxArrival&quot;;&quot;GreenBoxArrival&quot;);IF(OR([.CI$12]&gt;=[.CI30];[.CI39]&gt;[.$B9]);&quot;RedBox&quot;;&quot;GreenBox&quot;));(IF([.CI71]&gt;0;IF(MOD([.CI$12]-[.$E9];[.$C9])=0;&quot;GreyBoxArrival&quot;;&quot;GreyBox&quot;);IF([.CI$12]&lt;[.C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J$14]=[.$A9];IF(MOD([.CJ$12]-[.$E9];[.$C9])=0;IF([.CJ39]&gt;[.$B9];&quot;RedBoxArrival&quot;;&quot;GreenBoxArrival&quot;);IF(OR([.CJ$12]&gt;=[.CJ30];[.CJ39]&gt;[.$B9]);&quot;RedBox&quot;;&quot;GreenBox&quot;));(IF([.CJ71]&gt;0;IF(MOD([.CJ$12]-[.$E9];[.$C9])=0;&quot;GreyBoxArrival&quot;;&quot;GreyBox&quot;);IF([.CJ$12]&lt;[.C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K$14]=[.$A9];IF(MOD([.CK$12]-[.$E9];[.$C9])=0;IF([.CK39]&gt;[.$B9];&quot;RedBoxArrival&quot;;&quot;GreenBoxArrival&quot;);IF(OR([.CK$12]&gt;=[.CK30];[.CK39]&gt;[.$B9]);&quot;RedBox&quot;;&quot;GreenBox&quot;));(IF([.CK71]&gt;0;IF(MOD([.CK$12]-[.$E9];[.$C9])=0;&quot;GreyBoxArrival&quot;;&quot;GreyBox&quot;);IF([.CK$12]&lt;[.C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L$14]=[.$A9];IF(MOD([.CL$12]-[.$E9];[.$C9])=0;IF([.CL39]&gt;[.$B9];&quot;RedBoxArrival&quot;;&quot;GreenBoxArrival&quot;);IF(OR([.CL$12]&gt;=[.CL30];[.CL39]&gt;[.$B9]);&quot;RedBox&quot;;&quot;GreenBox&quot;));(IF([.CL71]&gt;0;IF(MOD([.CL$12]-[.$E9];[.$C9])=0;&quot;GreyBoxArrival&quot;;&quot;GreyBox&quot;);IF([.CL$12]&lt;[.C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M$14]=[.$A9];IF(MOD([.CM$12]-[.$E9];[.$C9])=0;IF([.CM39]&gt;[.$B9];&quot;RedBoxArrival&quot;;&quot;GreenBoxArrival&quot;);IF(OR([.CM$12]&gt;=[.CM30];[.CM39]&gt;[.$B9]);&quot;RedBox&quot;;&quot;GreenBox&quot;));(IF([.CM71]&gt;0;IF(MOD([.CM$12]-[.$E9];[.$C9])=0;&quot;GreyBoxArrival&quot;;&quot;GreyBox&quot;);IF([.CM$12]&lt;[.C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N$14]=[.$A9];IF(MOD([.CN$12]-[.$E9];[.$C9])=0;IF([.CN39]&gt;[.$B9];&quot;RedBoxArrival&quot;;&quot;GreenBoxArrival&quot;);IF(OR([.CN$12]&gt;=[.CN30];[.CN39]&gt;[.$B9]);&quot;RedBox&quot;;&quot;GreenBox&quot;));(IF([.CN71]&gt;0;IF(MOD([.CN$12]-[.$E9];[.$C9])=0;&quot;GreyBoxArrival&quot;;&quot;GreyBox&quot;);IF([.CN$12]&lt;[.C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9];IF(MOD([.CO$12]-[.$E9];[.$C9])=0;IF([.CO39]&gt;[.$B9];&quot;RedBoxArrival&quot;;&quot;GreenBoxArrival&quot;);IF(OR([.CO$12]&gt;=[.CO30];[.CO39]&gt;[.$B9]);&quot;RedBox&quot;;&quot;GreenBox&quot;));(IF([.CO71]&gt;0;IF(MOD([.CO$12]-[.$E9];[.$C9])=0;&quot;GreyBoxArrival&quot;;&quot;GreyBox&quot;);IF([.CO$12]&lt;[.C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P$14]=[.$A9];IF(MOD([.CP$12]-[.$E9];[.$C9])=0;IF([.CP39]&gt;[.$B9];&quot;RedBoxArrival&quot;;&quot;GreenBoxArrival&quot;);IF(OR([.CP$12]&gt;=[.CP30];[.CP39]&gt;[.$B9]);&quot;RedBox&quot;;&quot;GreenBox&quot;));(IF([.CP71]&gt;0;IF(MOD([.CP$12]-[.$E9];[.$C9])=0;&quot;GreyBoxArrival&quot;;&quot;GreyBox&quot;);IF([.CP$12]&lt;[.C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9];IF(MOD([.CQ$12]-[.$E9];[.$C9])=0;IF([.CQ39]&gt;[.$B9];&quot;RedBoxArrival&quot;;&quot;GreenBoxArrival&quot;);IF(OR([.CQ$12]&gt;=[.CQ30];[.CQ39]&gt;[.$B9]);&quot;RedBox&quot;;&quot;GreenBox&quot;));(IF([.CQ71]&gt;0;IF(MOD([.CQ$12]-[.$E9];[.$C9])=0;&quot;GreyBoxArrival&quot;;&quot;GreyBox&quot;);IF([.CQ$12]&lt;[.C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9];IF(MOD([.CR$12]-[.$E9];[.$C9])=0;IF([.CR39]&gt;[.$B9];&quot;RedBoxArrival&quot;;&quot;GreenBoxArrival&quot;);IF(OR([.CR$12]&gt;=[.CR30];[.CR39]&gt;[.$B9]);&quot;RedBox&quot;;&quot;GreenBox&quot;));(IF([.CR71]&gt;0;IF(MOD([.CR$12]-[.$E9];[.$C9])=0;&quot;GreyBoxArrival&quot;;&quot;GreyBox&quot;);IF([.CR$12]&lt;[.C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S$14]=[.$A9];IF(MOD([.CS$12]-[.$E9];[.$C9])=0;IF([.CS39]&gt;[.$B9];&quot;RedBoxArrival&quot;;&quot;GreenBoxArrival&quot;);IF(OR([.CS$12]&gt;=[.CS30];[.CS39]&gt;[.$B9]);&quot;RedBox&quot;;&quot;GreenBox&quot;));(IF([.CS71]&gt;0;IF(MOD([.CS$12]-[.$E9];[.$C9])=0;&quot;GreyBoxArrival&quot;;&quot;GreyBox&quot;);IF([.CS$12]&lt;[.C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T$14]=[.$A9];IF(MOD([.CT$12]-[.$E9];[.$C9])=0;IF([.CT39]&gt;[.$B9];&quot;RedBoxArrival&quot;;&quot;GreenBoxArrival&quot;);IF(OR([.CT$12]&gt;=[.CT30];[.CT39]&gt;[.$B9]);&quot;RedBox&quot;;&quot;GreenBox&quot;));(IF([.CT71]&gt;0;IF(MOD([.CT$12]-[.$E9];[.$C9])=0;&quot;GreyBoxArrival&quot;;&quot;GreyBox&quot;);IF([.CT$12]&lt;[.C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U$14]=[.$A9];IF(MOD([.CU$12]-[.$E9];[.$C9])=0;IF([.CU39]&gt;[.$B9];&quot;RedBoxArrival&quot;;&quot;GreenBoxArrival&quot;);IF(OR([.CU$12]&gt;=[.CU30];[.CU39]&gt;[.$B9]);&quot;RedBox&quot;;&quot;GreenBox&quot;));(IF([.CU71]&gt;0;IF(MOD([.CU$12]-[.$E9];[.$C9])=0;&quot;GreyBoxArrival&quot;;&quot;GreyBox&quot;);IF([.CU$12]&lt;[.C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V$14]=[.$A9];IF(MOD([.CV$12]-[.$E9];[.$C9])=0;IF([.CV39]&gt;[.$B9];&quot;RedBoxArrival&quot;;&quot;GreenBoxArrival&quot;);IF(OR([.CV$12]&gt;=[.CV30];[.CV39]&gt;[.$B9]);&quot;RedBox&quot;;&quot;GreenBox&quot;));(IF([.CV71]&gt;0;IF(MOD([.CV$12]-[.$E9];[.$C9])=0;&quot;GreyBoxArrival&quot;;&quot;GreyBox&quot;);IF([.CV$12]&lt;[.C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9];IF(MOD([.CW$12]-[.$E9];[.$C9])=0;IF([.CW39]&gt;[.$B9];&quot;RedBoxArrival&quot;;&quot;GreenBoxArrival&quot;);IF(OR([.CW$12]&gt;=[.CW30];[.CW39]&gt;[.$B9]);&quot;RedBox&quot;;&quot;GreenBox&quot;));(IF([.CW71]&gt;0;IF(MOD([.CW$12]-[.$E9];[.$C9])=0;&quot;GreyBoxArrival&quot;;&quot;GreyBox&quot;);IF([.CW$12]&lt;[.C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9];IF(MOD([.CX$12]-[.$E9];[.$C9])=0;IF([.CX39]&gt;[.$B9];&quot;RedBoxArrival&quot;;&quot;GreenBoxArrival&quot;);IF(OR([.CX$12]&gt;=[.CX30];[.CX39]&gt;[.$B9]);&quot;RedBox&quot;;&quot;GreenBox&quot;));(IF([.CX71]&gt;0;IF(MOD([.CX$12]-[.$E9];[.$C9])=0;&quot;GreyBoxArrival&quot;;&quot;GreyBox&quot;);IF([.CX$12]&lt;[.C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Y$14]=[.$A9];IF(MOD([.CY$12]-[.$E9];[.$C9])=0;IF([.CY39]&gt;[.$B9];&quot;RedBoxArrival&quot;;&quot;GreenBoxArrival&quot;);IF(OR([.CY$12]&gt;=[.CY30];[.CY39]&gt;[.$B9]);&quot;RedBox&quot;;&quot;GreenBox&quot;));(IF([.CY71]&gt;0;IF(MOD([.CY$12]-[.$E9];[.$C9])=0;&quot;GreyBoxArrival&quot;;&quot;GreyBox&quot;);IF([.CY$12]&lt;[.C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Z$14]=[.$A9];IF(MOD([.CZ$12]-[.$E9];[.$C9])=0;IF([.CZ39]&gt;[.$B9];&quot;RedBoxArrival&quot;;&quot;GreenBoxArrival&quot;);IF(OR([.CZ$12]&gt;=[.CZ30];[.CZ39]&gt;[.$B9]);&quot;RedBox&quot;;&quot;GreenBox&quot;));(IF([.CZ71]&gt;0;IF(MOD([.CZ$12]-[.$E9];[.$C9])=0;&quot;GreyBoxArrival&quot;;&quot;GreyBox&quot;);IF([.CZ$12]&lt;[.C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A$14]=[.$A9];IF(MOD([.DA$12]-[.$E9];[.$C9])=0;IF([.DA39]&gt;[.$B9];&quot;RedBoxArrival&quot;;&quot;GreenBoxArrival&quot;);IF(OR([.DA$12]&gt;=[.DA30];[.DA39]&gt;[.$B9]);&quot;RedBox&quot;;&quot;GreenBox&quot;));(IF([.DA71]&gt;0;IF(MOD([.DA$12]-[.$E9];[.$C9])=0;&quot;GreyBoxArrival&quot;;&quot;GreyBox&quot;);IF([.DA$12]&lt;[.D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B$14]=[.$A9];IF(MOD([.DB$12]-[.$E9];[.$C9])=0;IF([.DB39]&gt;[.$B9];&quot;RedBoxArrival&quot;;&quot;GreenBoxArrival&quot;);IF(OR([.DB$12]&gt;=[.DB30];[.DB39]&gt;[.$B9]);&quot;RedBox&quot;;&quot;GreenBox&quot;));(IF([.DB71]&gt;0;IF(MOD([.DB$12]-[.$E9];[.$C9])=0;&quot;GreyBoxArrival&quot;;&quot;GreyBox&quot;);IF([.DB$12]&lt;[.DB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C$14]=[.$A9];IF(MOD([.DC$12]-[.$E9];[.$C9])=0;IF([.DC39]&gt;[.$B9];&quot;RedBoxArrival&quot;;&quot;GreenBoxArrival&quot;);IF(OR([.DC$12]&gt;=[.DC30];[.DC39]&gt;[.$B9]);&quot;RedBox&quot;;&quot;GreenBox&quot;));(IF([.DC71]&gt;0;IF(MOD([.DC$12]-[.$E9];[.$C9])=0;&quot;GreyBoxArrival&quot;;&quot;GreyBox&quot;);IF([.DC$12]&lt;[.DC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D$14]=[.$A9];IF(MOD([.DD$12]-[.$E9];[.$C9])=0;IF([.DD39]&gt;[.$B9];&quot;RedBoxArrival&quot;;&quot;GreenBoxArrival&quot;);IF(OR([.DD$12]&gt;=[.DD30];[.DD39]&gt;[.$B9]);&quot;RedBox&quot;;&quot;GreenBox&quot;));(IF([.DD71]&gt;0;IF(MOD([.DD$12]-[.$E9];[.$C9])=0;&quot;GreyBoxArrival&quot;;&quot;GreyBox&quot;);IF([.DD$12]&lt;[.DD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E$14]=[.$A9];IF(MOD([.DE$12]-[.$E9];[.$C9])=0;IF([.DE39]&gt;[.$B9];&quot;RedBoxArrival&quot;;&quot;GreenBoxArrival&quot;);IF(OR([.DE$12]&gt;=[.DE30];[.DE39]&gt;[.$B9]);&quot;RedBox&quot;;&quot;GreenBox&quot;));(IF([.DE71]&gt;0;IF(MOD([.DE$12]-[.$E9];[.$C9])=0;&quot;GreyBoxArrival&quot;;&quot;GreyBox&quot;);IF([.DE$12]&lt;[.DE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F$14]=[.$A9];IF(MOD([.DF$12]-[.$E9];[.$C9])=0;IF([.DF39]&gt;[.$B9];&quot;RedBoxArrival&quot;;&quot;GreenBoxArrival&quot;);IF(OR([.DF$12]&gt;=[.DF30];[.DF39]&gt;[.$B9]);&quot;RedBox&quot;;&quot;GreenBox&quot;));(IF([.DF71]&gt;0;IF(MOD([.DF$12]-[.$E9];[.$C9])=0;&quot;GreyBoxArrival&quot;;&quot;GreyBox&quot;);IF([.DF$12]&lt;[.DF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G$14]=[.$A9];IF(MOD([.DG$12]-[.$E9];[.$C9])=0;IF([.DG39]&gt;[.$B9];&quot;RedBoxArrival&quot;;&quot;GreenBoxArrival&quot;);IF(OR([.DG$12]&gt;=[.DG30];[.DG39]&gt;[.$B9]);&quot;RedBox&quot;;&quot;GreenBox&quot;));(IF([.DG71]&gt;0;IF(MOD([.DG$12]-[.$E9];[.$C9])=0;&quot;GreyBoxArrival&quot;;&quot;GreyBox&quot;);IF([.DG$12]&lt;[.DG30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H$14]=[.$A9];IF(MOD([.DH$12]-[.$E9];[.$C9])=0;IF([.DH39]&gt;[.$B9];&quot;RedBoxArrival&quot;;&quot;GreenBoxArrival&quot;);IF(OR([.DH$12]&gt;=[.DH30];[.DH39]&gt;[.$B9]);&quot;RedBox&quot;;&quot;GreenBox&quot;));(IF([.DH71]&gt;0;IF(MOD([.DH$12]-[.$E9];[.$C9])=0;&quot;GreyBoxArrival&quot;;&quot;GreyBox&quot;);IF([.DH$12]&lt;[.D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I$14]=[.$A9];IF(MOD([.DI$12]-[.$E9];[.$C9])=0;IF([.DI39]&gt;[.$B9];&quot;RedBoxArrival&quot;;&quot;GreenBoxArrival&quot;);IF(OR([.DI$12]&gt;=[.DI30];[.DI39]&gt;[.$B9]);&quot;RedBox&quot;;&quot;GreenBox&quot;));(IF([.DI71]&gt;0;IF(MOD([.DI$12]-[.$E9];[.$C9])=0;&quot;GreyBoxArrival&quot;;&quot;GreyBox&quot;);IF([.DI$12]&lt;[.D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J$14]=[.$A9];IF(MOD([.DJ$12]-[.$E9];[.$C9])=0;IF([.DJ39]&gt;[.$B9];&quot;RedBoxArrival&quot;;&quot;GreenBoxArrival&quot;);IF(OR([.DJ$12]&gt;=[.DJ30];[.DJ39]&gt;[.$B9]);&quot;RedBox&quot;;&quot;GreenBox&quot;));(IF([.DJ71]&gt;0;IF(MOD([.DJ$12]-[.$E9];[.$C9])=0;&quot;GreyBoxArrival&quot;;&quot;GreyBox&quot;);IF([.DJ$12]&lt;[.D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K$14]=[.$A9];IF(MOD([.DK$12]-[.$E9];[.$C9])=0;IF([.DK39]&gt;[.$B9];&quot;RedBoxArrival&quot;;&quot;GreenBoxArrival&quot;);IF(OR([.DK$12]&gt;=[.DK30];[.DK39]&gt;[.$B9]);&quot;RedBox&quot;;&quot;GreenBox&quot;));(IF([.DK71]&gt;0;IF(MOD([.DK$12]-[.$E9];[.$C9])=0;&quot;GreyBoxArrival&quot;;&quot;GreyBox&quot;);IF([.DK$12]&lt;[.D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L$14]=[.$A9];IF(MOD([.DL$12]-[.$E9];[.$C9])=0;IF([.DL39]&gt;[.$B9];&quot;RedBoxArrival&quot;;&quot;GreenBoxArrival&quot;);IF(OR([.DL$12]&gt;=[.DL30];[.DL39]&gt;[.$B9]);&quot;RedBox&quot;;&quot;GreenBox&quot;));(IF([.DL71]&gt;0;IF(MOD([.DL$12]-[.$E9];[.$C9])=0;&quot;GreyBoxArrival&quot;;&quot;GreyBox&quot;);IF([.DL$12]&lt;[.D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M$14]=[.$A9];IF(MOD([.DM$12]-[.$E9];[.$C9])=0;IF([.DM39]&gt;[.$B9];&quot;RedBoxArrival&quot;;&quot;GreenBoxArrival&quot;);IF(OR([.DM$12]&gt;=[.DM30];[.DM39]&gt;[.$B9]);&quot;RedBox&quot;;&quot;GreenBox&quot;));(IF([.DM71]&gt;0;IF(MOD([.DM$12]-[.$E9];[.$C9])=0;&quot;GreyBoxArrival&quot;;&quot;GreyBox&quot;);IF([.DM$12]&lt;[.D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N$14]=[.$A9];IF(MOD([.DN$12]-[.$E9];[.$C9])=0;IF([.DN39]&gt;[.$B9];&quot;RedBoxArrival&quot;;&quot;GreenBoxArrival&quot;);IF(OR([.DN$12]&gt;=[.DN30];[.DN39]&gt;[.$B9]);&quot;RedBox&quot;;&quot;GreenBox&quot;));(IF([.DN71]&gt;0;IF(MOD([.DN$12]-[.$E9];[.$C9])=0;&quot;GreyBoxArrival&quot;;&quot;GreyBox&quot;);IF([.DN$12]&lt;[.D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O$14]=[.$A9];IF(MOD([.DO$12]-[.$E9];[.$C9])=0;IF([.DO39]&gt;[.$B9];&quot;RedBoxArrival&quot;;&quot;GreenBoxArrival&quot;);IF(OR([.DO$12]&gt;=[.DO30];[.DO39]&gt;[.$B9]);&quot;RedBox&quot;;&quot;GreenBox&quot;));(IF([.DO71]&gt;0;IF(MOD([.DO$12]-[.$E9];[.$C9])=0;&quot;GreyBoxArrival&quot;;&quot;GreyBox&quot;);IF([.DO$12]&lt;[.D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P$14]=[.$A9];IF(MOD([.DP$12]-[.$E9];[.$C9])=0;IF([.DP39]&gt;[.$B9];&quot;RedBoxArrival&quot;;&quot;GreenBoxArrival&quot;);IF(OR([.DP$12]&gt;=[.DP30];[.DP39]&gt;[.$B9]);&quot;RedBox&quot;;&quot;GreenBox&quot;));(IF([.DP71]&gt;0;IF(MOD([.DP$12]-[.$E9];[.$C9])=0;&quot;GreyBoxArrival&quot;;&quot;GreyBox&quot;);IF([.DP$12]&lt;[.D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Q$14]=[.$A9];IF(MOD([.DQ$12]-[.$E9];[.$C9])=0;IF([.DQ39]&gt;[.$B9];&quot;RedBoxArrival&quot;;&quot;GreenBoxArrival&quot;);IF(OR([.DQ$12]&gt;=[.DQ30];[.DQ39]&gt;[.$B9]);&quot;RedBox&quot;;&quot;GreenBox&quot;));(IF([.DQ71]&gt;0;IF(MOD([.DQ$12]-[.$E9];[.$C9])=0;&quot;GreyBoxArrival&quot;;&quot;GreyBox&quot;);IF([.DQ$12]&lt;[.D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R$14]=[.$A9];IF(MOD([.DR$12]-[.$E9];[.$C9])=0;IF([.DR39]&gt;[.$B9];&quot;RedBoxArrival&quot;;&quot;GreenBoxArrival&quot;);IF(OR([.DR$12]&gt;=[.DR30];[.DR39]&gt;[.$B9]);&quot;RedBox&quot;;&quot;GreenBox&quot;));(IF([.DR71]&gt;0;IF(MOD([.DR$12]-[.$E9];[.$C9])=0;&quot;GreyBoxArrival&quot;;&quot;GreyBox&quot;);IF([.DR$12]&lt;[.D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S$14]=[.$A9];IF(MOD([.DS$12]-[.$E9];[.$C9])=0;IF([.DS39]&gt;[.$B9];&quot;RedBoxArrival&quot;;&quot;GreenBoxArrival&quot;);IF(OR([.DS$12]&gt;=[.DS30];[.DS39]&gt;[.$B9]);&quot;RedBox&quot;;&quot;GreenBox&quot;));(IF([.DS71]&gt;0;IF(MOD([.DS$12]-[.$E9];[.$C9])=0;&quot;GreyBoxArrival&quot;;&quot;GreyBox&quot;);IF([.DS$12]&lt;[.D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T$14]=[.$A9];IF(MOD([.DT$12]-[.$E9];[.$C9])=0;IF([.DT39]&gt;[.$B9];&quot;RedBoxArrival&quot;;&quot;GreenBoxArrival&quot;);IF(OR([.DT$12]&gt;=[.DT30];[.DT39]&gt;[.$B9]);&quot;RedBox&quot;;&quot;GreenBox&quot;));(IF([.DT71]&gt;0;IF(MOD([.DT$12]-[.$E9];[.$C9])=0;&quot;GreyBoxArrival&quot;;&quot;GreyBox&quot;);IF([.DT$12]&lt;[.D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9];IF(MOD([.DU$12]-[.$E9];[.$C9])=0;IF([.DU39]&gt;[.$B9];&quot;RedBoxArrival&quot;;&quot;GreenBoxArrival&quot;);IF(OR([.DU$12]&gt;=[.DU30];[.DU39]&gt;[.$B9]);&quot;RedBox&quot;;&quot;GreenBox&quot;));(IF([.DU71]&gt;0;IF(MOD([.DU$12]-[.$E9];[.$C9])=0;&quot;GreyBoxArrival&quot;;&quot;GreyBox&quot;);IF([.DU$12]&lt;[.D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9];IF(MOD([.DV$12]-[.$E9];[.$C9])=0;IF([.DV39]&gt;[.$B9];&quot;RedBoxArrival&quot;;&quot;GreenBoxArrival&quot;);IF(OR([.DV$12]&gt;=[.DV30];[.DV39]&gt;[.$B9]);&quot;RedBox&quot;;&quot;GreenBox&quot;));(IF([.DV71]&gt;0;IF(MOD([.DV$12]-[.$E9];[.$C9])=0;&quot;GreyBoxArrival&quot;;&quot;GreyBox&quot;);IF([.DV$12]&lt;[.D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W$14]=[.$A9];IF(MOD([.DW$12]-[.$E9];[.$C9])=0;IF([.DW39]&gt;[.$B9];&quot;RedBoxArrival&quot;;&quot;GreenBoxArrival&quot;);IF(OR([.DW$12]&gt;=[.DW30];[.DW39]&gt;[.$B9]);&quot;RedBox&quot;;&quot;GreenBox&quot;));(IF([.DW71]&gt;0;IF(MOD([.DW$12]-[.$E9];[.$C9])=0;&quot;GreyBoxArrival&quot;;&quot;GreyBox&quot;);IF([.DW$12]&lt;[.D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X$14]=[.$A9];IF(MOD([.DX$12]-[.$E9];[.$C9])=0;IF([.DX39]&gt;[.$B9];&quot;RedBoxArrival&quot;;&quot;GreenBoxArrival&quot;);IF(OR([.DX$12]&gt;=[.DX30];[.DX39]&gt;[.$B9]);&quot;RedBox&quot;;&quot;GreenBox&quot;));(IF([.DX71]&gt;0;IF(MOD([.DX$12]-[.$E9];[.$C9])=0;&quot;GreyBoxArrival&quot;;&quot;GreyBox&quot;);IF([.DX$12]&lt;[.D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Y$14]=[.$A9];IF(MOD([.DY$12]-[.$E9];[.$C9])=0;IF([.DY39]&gt;[.$B9];&quot;RedBoxArrival&quot;;&quot;GreenBoxArrival&quot;);IF(OR([.DY$12]&gt;=[.DY30];[.DY39]&gt;[.$B9]);&quot;RedBox&quot;;&quot;GreenBox&quot;));(IF([.DY71]&gt;0;IF(MOD([.DY$12]-[.$E9];[.$C9])=0;&quot;GreyBoxArrival&quot;;&quot;GreyBox&quot;);IF([.DY$12]&lt;[.D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Z$14]=[.$A9];IF(MOD([.DZ$12]-[.$E9];[.$C9])=0;IF([.DZ39]&gt;[.$B9];&quot;RedBoxArrival&quot;;&quot;GreenBoxArrival&quot;);IF(OR([.DZ$12]&gt;=[.DZ30];[.DZ39]&gt;[.$B9]);&quot;RedBox&quot;;&quot;GreenBox&quot;));(IF([.DZ71]&gt;0;IF(MOD([.DZ$12]-[.$E9];[.$C9])=0;&quot;GreyBoxArrival&quot;;&quot;GreyBox&quot;);IF([.DZ$12]&lt;[.D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EA$14]=[.$A9];IF(MOD([.EA$12]-[.$E9];[.$C9])=0;IF([.EA39]&gt;[.$B9];&quot;RedBoxArrival&quot;;&quot;GreenBoxArrival&quot;);IF(OR([.EA$12]&gt;=[.EA30];[.EA39]&gt;[.$B9]);&quot;RedBox&quot;;&quot;GreenBox&quot;));(IF([.EA71]&gt;0;IF(MOD([.EA$12]-[.$E9];[.$C9])=0;&quot;GreyBoxArrival&quot;;&quot;GreyBox&quot;);IF([.EA$12]&lt;[.EA30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formula="of:=[.B10]/[.C10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.I$14]=[.$A10];IF(MOD([.I$12]-[.$E10];[.$C10])=0;IF([.I40]&gt;[.$B10];&quot;RedBoxArrival&quot;;&quot;GreenBoxArrival&quot;);IF(OR([.I$12]&gt;=[.I31];[.I40]&gt;[.$B10]);&quot;RedBox&quot;;&quot;GreenBox&quot;));(IF([.I72]&gt;0;IF(MOD([.I$12]-[.$E10];[.$C10])=0;&quot;GreyBoxArrival&quot;;&quot;GreyBox&quot;);IF([.I$12]&lt;[.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10];IF(MOD([.J$12]-[.$E10];[.$C10])=0;IF([.J40]&gt;[.$B10];&quot;RedBoxArrival&quot;;&quot;GreenBoxArrival&quot;);IF(OR([.J$12]&gt;=[.J31];[.J40]&gt;[.$B10]);&quot;RedBox&quot;;&quot;GreenBox&quot;));(IF([.J72]&gt;0;IF(MOD([.J$12]-[.$E10];[.$C10])=0;&quot;GreyBoxArrival&quot;;&quot;GreyBox&quot;);IF([.J$12]&lt;[.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K$14]=[.$A10];IF(MOD([.K$12]-[.$E10];[.$C10])=0;IF([.K40]&gt;[.$B10];&quot;RedBoxArrival&quot;;&quot;GreenBoxArrival&quot;);IF(OR([.K$12]&gt;=[.K31];[.K40]&gt;[.$B10]);&quot;RedBox&quot;;&quot;GreenBox&quot;));(IF([.K72]&gt;0;IF(MOD([.K$12]-[.$E10];[.$C10])=0;&quot;GreyBoxArrival&quot;;&quot;GreyBox&quot;);IF([.K$12]&lt;[.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10];IF(MOD([.L$12]-[.$E10];[.$C10])=0;IF([.L40]&gt;[.$B10];&quot;RedBoxArrival&quot;;&quot;GreenBoxArrival&quot;);IF(OR([.L$12]&gt;=[.L31];[.L40]&gt;[.$B10]);&quot;RedBox&quot;;&quot;GreenBox&quot;));(IF([.L72]&gt;0;IF(MOD([.L$12]-[.$E10];[.$C10])=0;&quot;GreyBoxArrival&quot;;&quot;GreyBox&quot;);IF([.L$12]&lt;[.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10];IF(MOD([.M$12]-[.$E10];[.$C10])=0;IF([.M40]&gt;[.$B10];&quot;RedBoxArrival&quot;;&quot;GreenBoxArrival&quot;);IF(OR([.M$12]&gt;=[.M31];[.M40]&gt;[.$B10]);&quot;RedBox&quot;;&quot;GreenBox&quot;));(IF([.M72]&gt;0;IF(MOD([.M$12]-[.$E10];[.$C10])=0;&quot;GreyBoxArrival&quot;;&quot;GreyBox&quot;);IF([.M$12]&lt;[.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N$14]=[.$A10];IF(MOD([.N$12]-[.$E10];[.$C10])=0;IF([.N40]&gt;[.$B10];&quot;RedBoxArrival&quot;;&quot;GreenBoxArrival&quot;);IF(OR([.N$12]&gt;=[.N31];[.N40]&gt;[.$B10]);&quot;RedBox&quot;;&quot;GreenBox&quot;));(IF([.N72]&gt;0;IF(MOD([.N$12]-[.$E10];[.$C10])=0;&quot;GreyBoxArrival&quot;;&quot;GreyBox&quot;);IF([.N$12]&lt;[.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10];IF(MOD([.O$12]-[.$E10];[.$C10])=0;IF([.O40]&gt;[.$B10];&quot;RedBoxArrival&quot;;&quot;GreenBoxArrival&quot;);IF(OR([.O$12]&gt;=[.O31];[.O40]&gt;[.$B10]);&quot;RedBox&quot;;&quot;GreenBox&quot;));(IF([.O72]&gt;0;IF(MOD([.O$12]-[.$E10];[.$C10])=0;&quot;GreyBoxArrival&quot;;&quot;GreyBox&quot;);IF([.O$12]&lt;[.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10];IF(MOD([.P$12]-[.$E10];[.$C10])=0;IF([.P40]&gt;[.$B10];&quot;RedBoxArrival&quot;;&quot;GreenBoxArrival&quot;);IF(OR([.P$12]&gt;=[.P31];[.P40]&gt;[.$B10]);&quot;RedBox&quot;;&quot;GreenBox&quot;));(IF([.P72]&gt;0;IF(MOD([.P$12]-[.$E10];[.$C10])=0;&quot;GreyBoxArrival&quot;;&quot;GreyBox&quot;);IF([.P$12]&lt;[.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10];IF(MOD([.Q$12]-[.$E10];[.$C10])=0;IF([.Q40]&gt;[.$B10];&quot;RedBoxArrival&quot;;&quot;GreenBoxArrival&quot;);IF(OR([.Q$12]&gt;=[.Q31];[.Q40]&gt;[.$B10]);&quot;RedBox&quot;;&quot;GreenBox&quot;));(IF([.Q72]&gt;0;IF(MOD([.Q$12]-[.$E10];[.$C10])=0;&quot;GreyBoxArrival&quot;;&quot;GreyBox&quot;);IF([.Q$12]&lt;[.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10];IF(MOD([.R$12]-[.$E10];[.$C10])=0;IF([.R40]&gt;[.$B10];&quot;RedBoxArrival&quot;;&quot;GreenBoxArrival&quot;);IF(OR([.R$12]&gt;=[.R31];[.R40]&gt;[.$B10]);&quot;RedBox&quot;;&quot;GreenBox&quot;));(IF([.R72]&gt;0;IF(MOD([.R$12]-[.$E10];[.$C10])=0;&quot;GreyBoxArrival&quot;;&quot;GreyBox&quot;);IF([.R$12]&lt;[.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S$14]=[.$A10];IF(MOD([.S$12]-[.$E10];[.$C10])=0;IF([.S40]&gt;[.$B10];&quot;RedBoxArrival&quot;;&quot;GreenBoxArrival&quot;);IF(OR([.S$12]&gt;=[.S31];[.S40]&gt;[.$B10]);&quot;RedBox&quot;;&quot;GreenBox&quot;));(IF([.S72]&gt;0;IF(MOD([.S$12]-[.$E10];[.$C10])=0;&quot;GreyBoxArrival&quot;;&quot;GreyBox&quot;);IF([.S$12]&lt;[.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T$14]=[.$A10];IF(MOD([.T$12]-[.$E10];[.$C10])=0;IF([.T40]&gt;[.$B10];&quot;RedBoxArrival&quot;;&quot;GreenBoxArrival&quot;);IF(OR([.T$12]&gt;=[.T31];[.T40]&gt;[.$B10]);&quot;RedBox&quot;;&quot;GreenBox&quot;));(IF([.T72]&gt;0;IF(MOD([.T$12]-[.$E10];[.$C10])=0;&quot;GreyBoxArrival&quot;;&quot;GreyBox&quot;);IF([.T$12]&lt;[.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U$14]=[.$A10];IF(MOD([.U$12]-[.$E10];[.$C10])=0;IF([.U40]&gt;[.$B10];&quot;RedBoxArrival&quot;;&quot;GreenBoxArrival&quot;);IF(OR([.U$12]&gt;=[.U31];[.U40]&gt;[.$B10]);&quot;RedBox&quot;;&quot;GreenBox&quot;));(IF([.U72]&gt;0;IF(MOD([.U$12]-[.$E10];[.$C10])=0;&quot;GreyBoxArrival&quot;;&quot;GreyBox&quot;);IF([.U$12]&lt;[.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V$14]=[.$A10];IF(MOD([.V$12]-[.$E10];[.$C10])=0;IF([.V40]&gt;[.$B10];&quot;RedBoxArrival&quot;;&quot;GreenBoxArrival&quot;);IF(OR([.V$12]&gt;=[.V31];[.V40]&gt;[.$B10]);&quot;RedBox&quot;;&quot;GreenBox&quot;));(IF([.V72]&gt;0;IF(MOD([.V$12]-[.$E10];[.$C10])=0;&quot;GreyBoxArrival&quot;;&quot;GreyBox&quot;);IF([.V$12]&lt;[.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W$14]=[.$A10];IF(MOD([.W$12]-[.$E10];[.$C10])=0;IF([.W40]&gt;[.$B10];&quot;RedBoxArrival&quot;;&quot;GreenBoxArrival&quot;);IF(OR([.W$12]&gt;=[.W31];[.W40]&gt;[.$B10]);&quot;RedBox&quot;;&quot;GreenBox&quot;));(IF([.W72]&gt;0;IF(MOD([.W$12]-[.$E10];[.$C10])=0;&quot;GreyBoxArrival&quot;;&quot;GreyBox&quot;);IF([.W$12]&lt;[.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X$14]=[.$A10];IF(MOD([.X$12]-[.$E10];[.$C10])=0;IF([.X40]&gt;[.$B10];&quot;RedBoxArrival&quot;;&quot;GreenBoxArrival&quot;);IF(OR([.X$12]&gt;=[.X31];[.X40]&gt;[.$B10]);&quot;RedBox&quot;;&quot;GreenBox&quot;));(IF([.X72]&gt;0;IF(MOD([.X$12]-[.$E10];[.$C10])=0;&quot;GreyBoxArrival&quot;;&quot;GreyBox&quot;);IF([.X$12]&lt;[.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Y$14]=[.$A10];IF(MOD([.Y$12]-[.$E10];[.$C10])=0;IF([.Y40]&gt;[.$B10];&quot;RedBoxArrival&quot;;&quot;GreenBoxArrival&quot;);IF(OR([.Y$12]&gt;=[.Y31];[.Y40]&gt;[.$B10]);&quot;RedBox&quot;;&quot;GreenBox&quot;));(IF([.Y72]&gt;0;IF(MOD([.Y$12]-[.$E10];[.$C10])=0;&quot;GreyBoxArrival&quot;;&quot;GreyBox&quot;);IF([.Y$12]&lt;[.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Z$14]=[.$A10];IF(MOD([.Z$12]-[.$E10];[.$C10])=0;IF([.Z40]&gt;[.$B10];&quot;RedBoxArrival&quot;;&quot;GreenBoxArrival&quot;);IF(OR([.Z$12]&gt;=[.Z31];[.Z40]&gt;[.$B10]);&quot;RedBox&quot;;&quot;GreenBox&quot;));(IF([.Z72]&gt;0;IF(MOD([.Z$12]-[.$E10];[.$C10])=0;&quot;GreyBoxArrival&quot;;&quot;GreyBox&quot;);IF([.Z$12]&lt;[.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A$14]=[.$A10];IF(MOD([.AA$12]-[.$E10];[.$C10])=0;IF([.AA40]&gt;[.$B10];&quot;RedBoxArrival&quot;;&quot;GreenBoxArrival&quot;);IF(OR([.AA$12]&gt;=[.AA31];[.AA40]&gt;[.$B10]);&quot;RedBox&quot;;&quot;GreenBox&quot;));(IF([.AA72]&gt;0;IF(MOD([.AA$12]-[.$E10];[.$C10])=0;&quot;GreyBoxArrival&quot;;&quot;GreyBox&quot;);IF([.AA$12]&lt;[.A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10];IF(MOD([.AB$12]-[.$E10];[.$C10])=0;IF([.AB40]&gt;[.$B10];&quot;RedBoxArrival&quot;;&quot;GreenBoxArrival&quot;);IF(OR([.AB$12]&gt;=[.AB31];[.AB40]&gt;[.$B10]);&quot;RedBox&quot;;&quot;GreenBox&quot;));(IF([.AB72]&gt;0;IF(MOD([.AB$12]-[.$E10];[.$C10])=0;&quot;GreyBoxArrival&quot;;&quot;GreyBox&quot;);IF([.AB$12]&lt;[.AB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C$14]=[.$A10];IF(MOD([.AC$12]-[.$E10];[.$C10])=0;IF([.AC40]&gt;[.$B10];&quot;RedBoxArrival&quot;;&quot;GreenBoxArrival&quot;);IF(OR([.AC$12]&gt;=[.AC31];[.AC40]&gt;[.$B10]);&quot;RedBox&quot;;&quot;GreenBox&quot;));(IF([.AC72]&gt;0;IF(MOD([.AC$12]-[.$E10];[.$C10])=0;&quot;GreyBoxArrival&quot;;&quot;GreyBox&quot;);IF([.AC$12]&lt;[.AC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D$14]=[.$A10];IF(MOD([.AD$12]-[.$E10];[.$C10])=0;IF([.AD40]&gt;[.$B10];&quot;RedBoxArrival&quot;;&quot;GreenBoxArrival&quot;);IF(OR([.AD$12]&gt;=[.AD31];[.AD40]&gt;[.$B10]);&quot;RedBox&quot;;&quot;GreenBox&quot;));(IF([.AD72]&gt;0;IF(MOD([.AD$12]-[.$E10];[.$C10])=0;&quot;GreyBoxArrival&quot;;&quot;GreyBox&quot;);IF([.AD$12]&lt;[.AD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E$14]=[.$A10];IF(MOD([.AE$12]-[.$E10];[.$C10])=0;IF([.AE40]&gt;[.$B10];&quot;RedBoxArrival&quot;;&quot;GreenBoxArrival&quot;);IF(OR([.AE$12]&gt;=[.AE31];[.AE40]&gt;[.$B10]);&quot;RedBox&quot;;&quot;GreenBox&quot;));(IF([.AE72]&gt;0;IF(MOD([.AE$12]-[.$E10];[.$C10])=0;&quot;GreyBoxArrival&quot;;&quot;GreyBox&quot;);IF([.AE$12]&lt;[.AE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F$14]=[.$A10];IF(MOD([.AF$12]-[.$E10];[.$C10])=0;IF([.AF40]&gt;[.$B10];&quot;RedBoxArrival&quot;;&quot;GreenBoxArrival&quot;);IF(OR([.AF$12]&gt;=[.AF31];[.AF40]&gt;[.$B10]);&quot;RedBox&quot;;&quot;GreenBox&quot;));(IF([.AF72]&gt;0;IF(MOD([.AF$12]-[.$E10];[.$C10])=0;&quot;GreyBoxArrival&quot;;&quot;GreyBox&quot;);IF([.AF$12]&lt;[.AF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G$14]=[.$A10];IF(MOD([.AG$12]-[.$E10];[.$C10])=0;IF([.AG40]&gt;[.$B10];&quot;RedBoxArrival&quot;;&quot;GreenBoxArrival&quot;);IF(OR([.AG$12]&gt;=[.AG31];[.AG40]&gt;[.$B10]);&quot;RedBox&quot;;&quot;GreenBox&quot;));(IF([.AG72]&gt;0;IF(MOD([.AG$12]-[.$E10];[.$C10])=0;&quot;GreyBoxArrival&quot;;&quot;GreyBox&quot;);IF([.AG$12]&lt;[.AG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H$14]=[.$A10];IF(MOD([.AH$12]-[.$E10];[.$C10])=0;IF([.AH40]&gt;[.$B10];&quot;RedBoxArrival&quot;;&quot;GreenBoxArrival&quot;);IF(OR([.AH$12]&gt;=[.AH31];[.AH40]&gt;[.$B10]);&quot;RedBox&quot;;&quot;GreenBox&quot;));(IF([.AH72]&gt;0;IF(MOD([.AH$12]-[.$E10];[.$C10])=0;&quot;GreyBoxArrival&quot;;&quot;GreyBox&quot;);IF([.AH$12]&lt;[.AH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I$14]=[.$A10];IF(MOD([.AI$12]-[.$E10];[.$C10])=0;IF([.AI40]&gt;[.$B10];&quot;RedBoxArrival&quot;;&quot;GreenBoxArrival&quot;);IF(OR([.AI$12]&gt;=[.AI31];[.AI40]&gt;[.$B10]);&quot;RedBox&quot;;&quot;GreenBox&quot;));(IF([.AI72]&gt;0;IF(MOD([.AI$12]-[.$E10];[.$C10])=0;&quot;GreyBoxArrival&quot;;&quot;GreyBox&quot;);IF([.AI$12]&lt;[.A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J$14]=[.$A10];IF(MOD([.AJ$12]-[.$E10];[.$C10])=0;IF([.AJ40]&gt;[.$B10];&quot;RedBoxArrival&quot;;&quot;GreenBoxArrival&quot;);IF(OR([.AJ$12]&gt;=[.AJ31];[.AJ40]&gt;[.$B10]);&quot;RedBox&quot;;&quot;GreenBox&quot;));(IF([.AJ72]&gt;0;IF(MOD([.AJ$12]-[.$E10];[.$C10])=0;&quot;GreyBoxArrival&quot;;&quot;GreyBox&quot;);IF([.AJ$12]&lt;[.A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10];IF(MOD([.AK$12]-[.$E10];[.$C10])=0;IF([.AK40]&gt;[.$B10];&quot;RedBoxArrival&quot;;&quot;GreenBoxArrival&quot;);IF(OR([.AK$12]&gt;=[.AK31];[.AK40]&gt;[.$B10]);&quot;RedBox&quot;;&quot;GreenBox&quot;));(IF([.AK72]&gt;0;IF(MOD([.AK$12]-[.$E10];[.$C10])=0;&quot;GreyBoxArrival&quot;;&quot;GreyBox&quot;);IF([.AK$12]&lt;[.A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10];IF(MOD([.AL$12]-[.$E10];[.$C10])=0;IF([.AL40]&gt;[.$B10];&quot;RedBoxArrival&quot;;&quot;GreenBoxArrival&quot;);IF(OR([.AL$12]&gt;=[.AL31];[.AL40]&gt;[.$B10]);&quot;RedBox&quot;;&quot;GreenBox&quot;));(IF([.AL72]&gt;0;IF(MOD([.AL$12]-[.$E10];[.$C10])=0;&quot;GreyBoxArrival&quot;;&quot;GreyBox&quot;);IF([.AL$12]&lt;[.A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M$14]=[.$A10];IF(MOD([.AM$12]-[.$E10];[.$C10])=0;IF([.AM40]&gt;[.$B10];&quot;RedBoxArrival&quot;;&quot;GreenBoxArrival&quot;);IF(OR([.AM$12]&gt;=[.AM31];[.AM40]&gt;[.$B10]);&quot;RedBox&quot;;&quot;GreenBox&quot;));(IF([.AM72]&gt;0;IF(MOD([.AM$12]-[.$E10];[.$C10])=0;&quot;GreyBoxArrival&quot;;&quot;GreyBox&quot;);IF([.AM$12]&lt;[.A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10];IF(MOD([.AN$12]-[.$E10];[.$C10])=0;IF([.AN40]&gt;[.$B10];&quot;RedBoxArrival&quot;;&quot;GreenBoxArrival&quot;);IF(OR([.AN$12]&gt;=[.AN31];[.AN40]&gt;[.$B10]);&quot;RedBox&quot;;&quot;GreenBox&quot;));(IF([.AN72]&gt;0;IF(MOD([.AN$12]-[.$E10];[.$C10])=0;&quot;GreyBoxArrival&quot;;&quot;GreyBox&quot;);IF([.AN$12]&lt;[.A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O$14]=[.$A10];IF(MOD([.AO$12]-[.$E10];[.$C10])=0;IF([.AO40]&gt;[.$B10];&quot;RedBoxArrival&quot;;&quot;GreenBoxArrival&quot;);IF(OR([.AO$12]&gt;=[.AO31];[.AO40]&gt;[.$B10]);&quot;RedBox&quot;;&quot;GreenBox&quot;));(IF([.AO72]&gt;0;IF(MOD([.AO$12]-[.$E10];[.$C10])=0;&quot;GreyBoxArrival&quot;;&quot;GreyBox&quot;);IF([.AO$12]&lt;[.A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P$14]=[.$A10];IF(MOD([.AP$12]-[.$E10];[.$C10])=0;IF([.AP40]&gt;[.$B10];&quot;RedBoxArrival&quot;;&quot;GreenBoxArrival&quot;);IF(OR([.AP$12]&gt;=[.AP31];[.AP40]&gt;[.$B10]);&quot;RedBox&quot;;&quot;GreenBox&quot;));(IF([.AP72]&gt;0;IF(MOD([.AP$12]-[.$E10];[.$C10])=0;&quot;GreyBoxArrival&quot;;&quot;GreyBox&quot;);IF([.AP$12]&lt;[.A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Q$14]=[.$A10];IF(MOD([.AQ$12]-[.$E10];[.$C10])=0;IF([.AQ40]&gt;[.$B10];&quot;RedBoxArrival&quot;;&quot;GreenBoxArrival&quot;);IF(OR([.AQ$12]&gt;=[.AQ31];[.AQ40]&gt;[.$B10]);&quot;RedBox&quot;;&quot;GreenBox&quot;));(IF([.AQ72]&gt;0;IF(MOD([.AQ$12]-[.$E10];[.$C10])=0;&quot;GreyBoxArrival&quot;;&quot;GreyBox&quot;);IF([.AQ$12]&lt;[.A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R$14]=[.$A10];IF(MOD([.AR$12]-[.$E10];[.$C10])=0;IF([.AR40]&gt;[.$B10];&quot;RedBoxArrival&quot;;&quot;GreenBoxArrival&quot;);IF(OR([.AR$12]&gt;=[.AR31];[.AR40]&gt;[.$B10]);&quot;RedBox&quot;;&quot;GreenBox&quot;));(IF([.AR72]&gt;0;IF(MOD([.AR$12]-[.$E10];[.$C10])=0;&quot;GreyBoxArrival&quot;;&quot;GreyBox&quot;);IF([.AR$12]&lt;[.A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S$14]=[.$A10];IF(MOD([.AS$12]-[.$E10];[.$C10])=0;IF([.AS40]&gt;[.$B10];&quot;RedBoxArrival&quot;;&quot;GreenBoxArrival&quot;);IF(OR([.AS$12]&gt;=[.AS31];[.AS40]&gt;[.$B10]);&quot;RedBox&quot;;&quot;GreenBox&quot;));(IF([.AS72]&gt;0;IF(MOD([.AS$12]-[.$E10];[.$C10])=0;&quot;GreyBoxArrival&quot;;&quot;GreyBox&quot;);IF([.AS$12]&lt;[.A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T$14]=[.$A10];IF(MOD([.AT$12]-[.$E10];[.$C10])=0;IF([.AT40]&gt;[.$B10];&quot;RedBoxArrival&quot;;&quot;GreenBoxArrival&quot;);IF(OR([.AT$12]&gt;=[.AT31];[.AT40]&gt;[.$B10]);&quot;RedBox&quot;;&quot;GreenBox&quot;));(IF([.AT72]&gt;0;IF(MOD([.AT$12]-[.$E10];[.$C10])=0;&quot;GreyBoxArrival&quot;;&quot;GreyBox&quot;);IF([.AT$12]&lt;[.A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U$14]=[.$A10];IF(MOD([.AU$12]-[.$E10];[.$C10])=0;IF([.AU40]&gt;[.$B10];&quot;RedBoxArrival&quot;;&quot;GreenBoxArrival&quot;);IF(OR([.AU$12]&gt;=[.AU31];[.AU40]&gt;[.$B10]);&quot;RedBox&quot;;&quot;GreenBox&quot;));(IF([.AU72]&gt;0;IF(MOD([.AU$12]-[.$E10];[.$C10])=0;&quot;GreyBoxArrival&quot;;&quot;GreyBox&quot;);IF([.AU$12]&lt;[.A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V$14]=[.$A10];IF(MOD([.AV$12]-[.$E10];[.$C10])=0;IF([.AV40]&gt;[.$B10];&quot;RedBoxArrival&quot;;&quot;GreenBoxArrival&quot;);IF(OR([.AV$12]&gt;=[.AV31];[.AV40]&gt;[.$B10]);&quot;RedBox&quot;;&quot;GreenBox&quot;));(IF([.AV72]&gt;0;IF(MOD([.AV$12]-[.$E10];[.$C10])=0;&quot;GreyBoxArrival&quot;;&quot;GreyBox&quot;);IF([.AV$12]&lt;[.A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W$14]=[.$A10];IF(MOD([.AW$12]-[.$E10];[.$C10])=0;IF([.AW40]&gt;[.$B10];&quot;RedBoxArrival&quot;;&quot;GreenBoxArrival&quot;);IF(OR([.AW$12]&gt;=[.AW31];[.AW40]&gt;[.$B10]);&quot;RedBox&quot;;&quot;GreenBox&quot;));(IF([.AW72]&gt;0;IF(MOD([.AW$12]-[.$E10];[.$C10])=0;&quot;GreyBoxArrival&quot;;&quot;GreyBox&quot;);IF([.AW$12]&lt;[.A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X$14]=[.$A10];IF(MOD([.AX$12]-[.$E10];[.$C10])=0;IF([.AX40]&gt;[.$B10];&quot;RedBoxArrival&quot;;&quot;GreenBoxArrival&quot;);IF(OR([.AX$12]&gt;=[.AX31];[.AX40]&gt;[.$B10]);&quot;RedBox&quot;;&quot;GreenBox&quot;));(IF([.AX72]&gt;0;IF(MOD([.AX$12]-[.$E10];[.$C10])=0;&quot;GreyBoxArrival&quot;;&quot;GreyBox&quot;);IF([.AX$12]&lt;[.A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Y$14]=[.$A10];IF(MOD([.AY$12]-[.$E10];[.$C10])=0;IF([.AY40]&gt;[.$B10];&quot;RedBoxArrival&quot;;&quot;GreenBoxArrival&quot;);IF(OR([.AY$12]&gt;=[.AY31];[.AY40]&gt;[.$B10]);&quot;RedBox&quot;;&quot;GreenBox&quot;));(IF([.AY72]&gt;0;IF(MOD([.AY$12]-[.$E10];[.$C10])=0;&quot;GreyBoxArrival&quot;;&quot;GreyBox&quot;);IF([.AY$12]&lt;[.A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Z$14]=[.$A10];IF(MOD([.AZ$12]-[.$E10];[.$C10])=0;IF([.AZ40]&gt;[.$B10];&quot;RedBoxArrival&quot;;&quot;GreenBoxArrival&quot;);IF(OR([.AZ$12]&gt;=[.AZ31];[.AZ40]&gt;[.$B10]);&quot;RedBox&quot;;&quot;GreenBox&quot;));(IF([.AZ72]&gt;0;IF(MOD([.AZ$12]-[.$E10];[.$C10])=0;&quot;GreyBoxArrival&quot;;&quot;GreyBox&quot;);IF([.AZ$12]&lt;[.A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10];IF(MOD([.BA$12]-[.$E10];[.$C10])=0;IF([.BA40]&gt;[.$B10];&quot;RedBoxArrival&quot;;&quot;GreenBoxArrival&quot;);IF(OR([.BA$12]&gt;=[.BA31];[.BA40]&gt;[.$B10]);&quot;RedBox&quot;;&quot;GreenBox&quot;));(IF([.BA72]&gt;0;IF(MOD([.BA$12]-[.$E10];[.$C10])=0;&quot;GreyBoxArrival&quot;;&quot;GreyBox&quot;);IF([.BA$12]&lt;[.B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B$14]=[.$A10];IF(MOD([.BB$12]-[.$E10];[.$C10])=0;IF([.BB40]&gt;[.$B10];&quot;RedBoxArrival&quot;;&quot;GreenBoxArrival&quot;);IF(OR([.BB$12]&gt;=[.BB31];[.BB40]&gt;[.$B10]);&quot;RedBox&quot;;&quot;GreenBox&quot;));(IF([.BB72]&gt;0;IF(MOD([.BB$12]-[.$E10];[.$C10])=0;&quot;GreyBoxArrival&quot;;&quot;GreyBox&quot;);IF([.BB$12]&lt;[.B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C$14]=[.$A10];IF(MOD([.BC$12]-[.$E10];[.$C10])=0;IF([.BC40]&gt;[.$B10];&quot;RedBoxArrival&quot;;&quot;GreenBoxArrival&quot;);IF(OR([.BC$12]&gt;=[.BC31];[.BC40]&gt;[.$B10]);&quot;RedBox&quot;;&quot;GreenBox&quot;));(IF([.BC72]&gt;0;IF(MOD([.BC$12]-[.$E10];[.$C10])=0;&quot;GreyBoxArrival&quot;;&quot;GreyBox&quot;);IF([.BC$12]&lt;[.BC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D$14]=[.$A10];IF(MOD([.BD$12]-[.$E10];[.$C10])=0;IF([.BD40]&gt;[.$B10];&quot;RedBoxArrival&quot;;&quot;GreenBoxArrival&quot;);IF(OR([.BD$12]&gt;=[.BD31];[.BD40]&gt;[.$B10]);&quot;RedBox&quot;;&quot;GreenBox&quot;));(IF([.BD72]&gt;0;IF(MOD([.BD$12]-[.$E10];[.$C10])=0;&quot;GreyBoxArrival&quot;;&quot;GreyBox&quot;);IF([.BD$12]&lt;[.BD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E$14]=[.$A10];IF(MOD([.BE$12]-[.$E10];[.$C10])=0;IF([.BE40]&gt;[.$B10];&quot;RedBoxArrival&quot;;&quot;GreenBoxArrival&quot;);IF(OR([.BE$12]&gt;=[.BE31];[.BE40]&gt;[.$B10]);&quot;RedBox&quot;;&quot;GreenBox&quot;));(IF([.BE72]&gt;0;IF(MOD([.BE$12]-[.$E10];[.$C10])=0;&quot;GreyBoxArrival&quot;;&quot;GreyBox&quot;);IF([.BE$12]&lt;[.BE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F$14]=[.$A10];IF(MOD([.BF$12]-[.$E10];[.$C10])=0;IF([.BF40]&gt;[.$B10];&quot;RedBoxArrival&quot;;&quot;GreenBoxArrival&quot;);IF(OR([.BF$12]&gt;=[.BF31];[.BF40]&gt;[.$B10]);&quot;RedBox&quot;;&quot;GreenBox&quot;));(IF([.BF72]&gt;0;IF(MOD([.BF$12]-[.$E10];[.$C10])=0;&quot;GreyBoxArrival&quot;;&quot;GreyBox&quot;);IF([.BF$12]&lt;[.BF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G$14]=[.$A10];IF(MOD([.BG$12]-[.$E10];[.$C10])=0;IF([.BG40]&gt;[.$B10];&quot;RedBoxArrival&quot;;&quot;GreenBoxArrival&quot;);IF(OR([.BG$12]&gt;=[.BG31];[.BG40]&gt;[.$B10]);&quot;RedBox&quot;;&quot;GreenBox&quot;));(IF([.BG72]&gt;0;IF(MOD([.BG$12]-[.$E10];[.$C10])=0;&quot;GreyBoxArrival&quot;;&quot;GreyBox&quot;);IF([.BG$12]&lt;[.BG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H$14]=[.$A10];IF(MOD([.BH$12]-[.$E10];[.$C10])=0;IF([.BH40]&gt;[.$B10];&quot;RedBoxArrival&quot;;&quot;GreenBoxArrival&quot;);IF(OR([.BH$12]&gt;=[.BH31];[.BH40]&gt;[.$B10]);&quot;RedBox&quot;;&quot;GreenBox&quot;));(IF([.BH72]&gt;0;IF(MOD([.BH$12]-[.$E10];[.$C10])=0;&quot;GreyBoxArrival&quot;;&quot;GreyBox&quot;);IF([.BH$12]&lt;[.BH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I$14]=[.$A10];IF(MOD([.BI$12]-[.$E10];[.$C10])=0;IF([.BI40]&gt;[.$B10];&quot;RedBoxArrival&quot;;&quot;GreenBoxArrival&quot;);IF(OR([.BI$12]&gt;=[.BI31];[.BI40]&gt;[.$B10]);&quot;RedBox&quot;;&quot;GreenBox&quot;));(IF([.BI72]&gt;0;IF(MOD([.BI$12]-[.$E10];[.$C10])=0;&quot;GreyBoxArrival&quot;;&quot;GreyBox&quot;);IF([.BI$12]&lt;[.BI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J$14]=[.$A10];IF(MOD([.BJ$12]-[.$E10];[.$C10])=0;IF([.BJ40]&gt;[.$B10];&quot;RedBoxArrival&quot;;&quot;GreenBoxArrival&quot;);IF(OR([.BJ$12]&gt;=[.BJ31];[.BJ40]&gt;[.$B10]);&quot;RedBox&quot;;&quot;GreenBox&quot;));(IF([.BJ72]&gt;0;IF(MOD([.BJ$12]-[.$E10];[.$C10])=0;&quot;GreyBoxArrival&quot;;&quot;GreyBox&quot;);IF([.BJ$12]&lt;[.B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K$14]=[.$A10];IF(MOD([.BK$12]-[.$E10];[.$C10])=0;IF([.BK40]&gt;[.$B10];&quot;RedBoxArrival&quot;;&quot;GreenBoxArrival&quot;);IF(OR([.BK$12]&gt;=[.BK31];[.BK40]&gt;[.$B10]);&quot;RedBox&quot;;&quot;GreenBox&quot;));(IF([.BK72]&gt;0;IF(MOD([.BK$12]-[.$E10];[.$C10])=0;&quot;GreyBoxArrival&quot;;&quot;GreyBox&quot;);IF([.BK$12]&lt;[.B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L$14]=[.$A10];IF(MOD([.BL$12]-[.$E10];[.$C10])=0;IF([.BL40]&gt;[.$B10];&quot;RedBoxArrival&quot;;&quot;GreenBoxArrival&quot;);IF(OR([.BL$12]&gt;=[.BL31];[.BL40]&gt;[.$B10]);&quot;RedBox&quot;;&quot;GreenBox&quot;));(IF([.BL72]&gt;0;IF(MOD([.BL$12]-[.$E10];[.$C10])=0;&quot;GreyBoxArrival&quot;;&quot;GreyBox&quot;);IF([.BL$12]&lt;[.B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M$14]=[.$A10];IF(MOD([.BM$12]-[.$E10];[.$C10])=0;IF([.BM40]&gt;[.$B10];&quot;RedBoxArrival&quot;;&quot;GreenBoxArrival&quot;);IF(OR([.BM$12]&gt;=[.BM31];[.BM40]&gt;[.$B10]);&quot;RedBox&quot;;&quot;GreenBox&quot;));(IF([.BM72]&gt;0;IF(MOD([.BM$12]-[.$E10];[.$C10])=0;&quot;GreyBoxArrival&quot;;&quot;GreyBox&quot;);IF([.BM$12]&lt;[.B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N$14]=[.$A10];IF(MOD([.BN$12]-[.$E10];[.$C10])=0;IF([.BN40]&gt;[.$B10];&quot;RedBoxArrival&quot;;&quot;GreenBoxArrival&quot;);IF(OR([.BN$12]&gt;=[.BN31];[.BN40]&gt;[.$B10]);&quot;RedBox&quot;;&quot;GreenBox&quot;));(IF([.BN72]&gt;0;IF(MOD([.BN$12]-[.$E10];[.$C10])=0;&quot;GreyBoxArrival&quot;;&quot;GreyBox&quot;);IF([.BN$12]&lt;[.B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O$14]=[.$A10];IF(MOD([.BO$12]-[.$E10];[.$C10])=0;IF([.BO40]&gt;[.$B10];&quot;RedBoxArrival&quot;;&quot;GreenBoxArrival&quot;);IF(OR([.BO$12]&gt;=[.BO31];[.BO40]&gt;[.$B10]);&quot;RedBox&quot;;&quot;GreenBox&quot;));(IF([.BO72]&gt;0;IF(MOD([.BO$12]-[.$E10];[.$C10])=0;&quot;GreyBoxArrival&quot;;&quot;GreyBox&quot;);IF([.BO$12]&lt;[.B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P$14]=[.$A10];IF(MOD([.BP$12]-[.$E10];[.$C10])=0;IF([.BP40]&gt;[.$B10];&quot;RedBoxArrival&quot;;&quot;GreenBoxArrival&quot;);IF(OR([.BP$12]&gt;=[.BP31];[.BP40]&gt;[.$B10]);&quot;RedBox&quot;;&quot;GreenBox&quot;));(IF([.BP72]&gt;0;IF(MOD([.BP$12]-[.$E10];[.$C10])=0;&quot;GreyBoxArrival&quot;;&quot;GreyBox&quot;);IF([.BP$12]&lt;[.B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Q$14]=[.$A10];IF(MOD([.BQ$12]-[.$E10];[.$C10])=0;IF([.BQ40]&gt;[.$B10];&quot;RedBoxArrival&quot;;&quot;GreenBoxArrival&quot;);IF(OR([.BQ$12]&gt;=[.BQ31];[.BQ40]&gt;[.$B10]);&quot;RedBox&quot;;&quot;GreenBox&quot;));(IF([.BQ72]&gt;0;IF(MOD([.BQ$12]-[.$E10];[.$C10])=0;&quot;GreyBoxArrival&quot;;&quot;GreyBox&quot;);IF([.BQ$12]&lt;[.B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R$14]=[.$A10];IF(MOD([.BR$12]-[.$E10];[.$C10])=0;IF([.BR40]&gt;[.$B10];&quot;RedBoxArrival&quot;;&quot;GreenBoxArrival&quot;);IF(OR([.BR$12]&gt;=[.BR31];[.BR40]&gt;[.$B10]);&quot;RedBox&quot;;&quot;GreenBox&quot;));(IF([.BR72]&gt;0;IF(MOD([.BR$12]-[.$E10];[.$C10])=0;&quot;GreyBoxArrival&quot;;&quot;GreyBox&quot;);IF([.BR$12]&lt;[.B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S$14]=[.$A10];IF(MOD([.BS$12]-[.$E10];[.$C10])=0;IF([.BS40]&gt;[.$B10];&quot;RedBoxArrival&quot;;&quot;GreenBoxArrival&quot;);IF(OR([.BS$12]&gt;=[.BS31];[.BS40]&gt;[.$B10]);&quot;RedBox&quot;;&quot;GreenBox&quot;));(IF([.BS72]&gt;0;IF(MOD([.BS$12]-[.$E10];[.$C10])=0;&quot;GreyBoxArrival&quot;;&quot;GreyBox&quot;);IF([.BS$12]&lt;[.B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10];IF(MOD([.BT$12]-[.$E10];[.$C10])=0;IF([.BT40]&gt;[.$B10];&quot;RedBoxArrival&quot;;&quot;GreenBoxArrival&quot;);IF(OR([.BT$12]&gt;=[.BT31];[.BT40]&gt;[.$B10]);&quot;RedBox&quot;;&quot;GreenBox&quot;));(IF([.BT72]&gt;0;IF(MOD([.BT$12]-[.$E10];[.$C10])=0;&quot;GreyBoxArrival&quot;;&quot;GreyBox&quot;);IF([.BT$12]&lt;[.B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U$14]=[.$A10];IF(MOD([.BU$12]-[.$E10];[.$C10])=0;IF([.BU40]&gt;[.$B10];&quot;RedBoxArrival&quot;;&quot;GreenBoxArrival&quot;);IF(OR([.BU$12]&gt;=[.BU31];[.BU40]&gt;[.$B10]);&quot;RedBox&quot;;&quot;GreenBox&quot;));(IF([.BU72]&gt;0;IF(MOD([.BU$12]-[.$E10];[.$C10])=0;&quot;GreyBoxArrival&quot;;&quot;GreyBox&quot;);IF([.BU$12]&lt;[.B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V$14]=[.$A10];IF(MOD([.BV$12]-[.$E10];[.$C10])=0;IF([.BV40]&gt;[.$B10];&quot;RedBoxArrival&quot;;&quot;GreenBoxArrival&quot;);IF(OR([.BV$12]&gt;=[.BV31];[.BV40]&gt;[.$B10]);&quot;RedBox&quot;;&quot;GreenBox&quot;));(IF([.BV72]&gt;0;IF(MOD([.BV$12]-[.$E10];[.$C10])=0;&quot;GreyBoxArrival&quot;;&quot;GreyBox&quot;);IF([.BV$12]&lt;[.B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W$14]=[.$A10];IF(MOD([.BW$12]-[.$E10];[.$C10])=0;IF([.BW40]&gt;[.$B10];&quot;RedBoxArrival&quot;;&quot;GreenBoxArrival&quot;);IF(OR([.BW$12]&gt;=[.BW31];[.BW40]&gt;[.$B10]);&quot;RedBox&quot;;&quot;GreenBox&quot;));(IF([.BW72]&gt;0;IF(MOD([.BW$12]-[.$E10];[.$C10])=0;&quot;GreyBoxArrival&quot;;&quot;GreyBox&quot;);IF([.BW$12]&lt;[.B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10];IF(MOD([.BX$12]-[.$E10];[.$C10])=0;IF([.BX40]&gt;[.$B10];&quot;RedBoxArrival&quot;;&quot;GreenBoxArrival&quot;);IF(OR([.BX$12]&gt;=[.BX31];[.BX40]&gt;[.$B10]);&quot;RedBox&quot;;&quot;GreenBox&quot;));(IF([.BX72]&gt;0;IF(MOD([.BX$12]-[.$E10];[.$C10])=0;&quot;GreyBoxArrival&quot;;&quot;GreyBox&quot;);IF([.BX$12]&lt;[.B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10];IF(MOD([.BY$12]-[.$E10];[.$C10])=0;IF([.BY40]&gt;[.$B10];&quot;RedBoxArrival&quot;;&quot;GreenBoxArrival&quot;);IF(OR([.BY$12]&gt;=[.BY31];[.BY40]&gt;[.$B10]);&quot;RedBox&quot;;&quot;GreenBox&quot;));(IF([.BY72]&gt;0;IF(MOD([.BY$12]-[.$E10];[.$C10])=0;&quot;GreyBoxArrival&quot;;&quot;GreyBox&quot;);IF([.BY$12]&lt;[.B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10];IF(MOD([.BZ$12]-[.$E10];[.$C10])=0;IF([.BZ40]&gt;[.$B10];&quot;RedBoxArrival&quot;;&quot;GreenBoxArrival&quot;);IF(OR([.BZ$12]&gt;=[.BZ31];[.BZ40]&gt;[.$B10]);&quot;RedBox&quot;;&quot;GreenBox&quot;));(IF([.BZ72]&gt;0;IF(MOD([.BZ$12]-[.$E10];[.$C10])=0;&quot;GreyBoxArrival&quot;;&quot;GreyBox&quot;);IF([.BZ$12]&lt;[.B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A$14]=[.$A10];IF(MOD([.CA$12]-[.$E10];[.$C10])=0;IF([.CA40]&gt;[.$B10];&quot;RedBoxArrival&quot;;&quot;GreenBoxArrival&quot;);IF(OR([.CA$12]&gt;=[.CA31];[.CA40]&gt;[.$B10]);&quot;RedBox&quot;;&quot;GreenBox&quot;));(IF([.CA72]&gt;0;IF(MOD([.CA$12]-[.$E10];[.$C10])=0;&quot;GreyBoxArrival&quot;;&quot;GreyBox&quot;);IF([.CA$12]&lt;[.C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B$14]=[.$A10];IF(MOD([.CB$12]-[.$E10];[.$C10])=0;IF([.CB40]&gt;[.$B10];&quot;RedBoxArrival&quot;;&quot;GreenBoxArrival&quot;);IF(OR([.CB$12]&gt;=[.CB31];[.CB40]&gt;[.$B10]);&quot;RedBox&quot;;&quot;GreenBox&quot;));(IF([.CB72]&gt;0;IF(MOD([.CB$12]-[.$E10];[.$C10])=0;&quot;GreyBoxArrival&quot;;&quot;GreyBox&quot;);IF([.CB$12]&lt;[.C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C$14]=[.$A10];IF(MOD([.CC$12]-[.$E10];[.$C10])=0;IF([.CC40]&gt;[.$B10];&quot;RedBoxArrival&quot;;&quot;GreenBoxArrival&quot;);IF(OR([.CC$12]&gt;=[.CC31];[.CC40]&gt;[.$B10]);&quot;RedBox&quot;;&quot;GreenBox&quot;));(IF([.CC72]&gt;0;IF(MOD([.CC$12]-[.$E10];[.$C10])=0;&quot;GreyBoxArrival&quot;;&quot;GreyBox&quot;);IF([.CC$12]&lt;[.C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D$14]=[.$A10];IF(MOD([.CD$12]-[.$E10];[.$C10])=0;IF([.CD40]&gt;[.$B10];&quot;RedBoxArrival&quot;;&quot;GreenBoxArrival&quot;);IF(OR([.CD$12]&gt;=[.CD31];[.CD40]&gt;[.$B10]);&quot;RedBox&quot;;&quot;GreenBox&quot;));(IF([.CD72]&gt;0;IF(MOD([.CD$12]-[.$E10];[.$C10])=0;&quot;GreyBoxArrival&quot;;&quot;GreyBox&quot;);IF([.CD$12]&lt;[.CD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E$14]=[.$A10];IF(MOD([.CE$12]-[.$E10];[.$C10])=0;IF([.CE40]&gt;[.$B10];&quot;RedBoxArrival&quot;;&quot;GreenBoxArrival&quot;);IF(OR([.CE$12]&gt;=[.CE31];[.CE40]&gt;[.$B10]);&quot;RedBox&quot;;&quot;GreenBox&quot;));(IF([.CE72]&gt;0;IF(MOD([.CE$12]-[.$E10];[.$C10])=0;&quot;GreyBoxArrival&quot;;&quot;GreyBox&quot;);IF([.CE$12]&lt;[.CE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F$14]=[.$A10];IF(MOD([.CF$12]-[.$E10];[.$C10])=0;IF([.CF40]&gt;[.$B10];&quot;RedBoxArrival&quot;;&quot;GreenBoxArrival&quot;);IF(OR([.CF$12]&gt;=[.CF31];[.CF40]&gt;[.$B10]);&quot;RedBox&quot;;&quot;GreenBox&quot;));(IF([.CF72]&gt;0;IF(MOD([.CF$12]-[.$E10];[.$C10])=0;&quot;GreyBoxArrival&quot;;&quot;GreyBox&quot;);IF([.CF$12]&lt;[.CF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G$14]=[.$A10];IF(MOD([.CG$12]-[.$E10];[.$C10])=0;IF([.CG40]&gt;[.$B10];&quot;RedBoxArrival&quot;;&quot;GreenBoxArrival&quot;);IF(OR([.CG$12]&gt;=[.CG31];[.CG40]&gt;[.$B10]);&quot;RedBox&quot;;&quot;GreenBox&quot;));(IF([.CG72]&gt;0;IF(MOD([.CG$12]-[.$E10];[.$C10])=0;&quot;GreyBoxArrival&quot;;&quot;GreyBox&quot;);IF([.CG$12]&lt;[.CG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H$14]=[.$A10];IF(MOD([.CH$12]-[.$E10];[.$C10])=0;IF([.CH40]&gt;[.$B10];&quot;RedBoxArrival&quot;;&quot;GreenBoxArrival&quot;);IF(OR([.CH$12]&gt;=[.CH31];[.CH40]&gt;[.$B10]);&quot;RedBox&quot;;&quot;GreenBox&quot;));(IF([.CH72]&gt;0;IF(MOD([.CH$12]-[.$E10];[.$C10])=0;&quot;GreyBoxArrival&quot;;&quot;GreyBox&quot;);IF([.CH$12]&lt;[.CH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I$14]=[.$A10];IF(MOD([.CI$12]-[.$E10];[.$C10])=0;IF([.CI40]&gt;[.$B10];&quot;RedBoxArrival&quot;;&quot;GreenBoxArrival&quot;);IF(OR([.CI$12]&gt;=[.CI31];[.CI40]&gt;[.$B10]);&quot;RedBox&quot;;&quot;GreenBox&quot;));(IF([.CI72]&gt;0;IF(MOD([.CI$12]-[.$E10];[.$C10])=0;&quot;GreyBoxArrival&quot;;&quot;GreyBox&quot;);IF([.CI$12]&lt;[.CI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J$14]=[.$A10];IF(MOD([.CJ$12]-[.$E10];[.$C10])=0;IF([.CJ40]&gt;[.$B10];&quot;RedBoxArrival&quot;;&quot;GreenBoxArrival&quot;);IF(OR([.CJ$12]&gt;=[.CJ31];[.CJ40]&gt;[.$B10]);&quot;RedBox&quot;;&quot;GreenBox&quot;));(IF([.CJ72]&gt;0;IF(MOD([.CJ$12]-[.$E10];[.$C10])=0;&quot;GreyBoxArrival&quot;;&quot;GreyBox&quot;);IF([.CJ$12]&lt;[.CJ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K$14]=[.$A10];IF(MOD([.CK$12]-[.$E10];[.$C10])=0;IF([.CK40]&gt;[.$B10];&quot;RedBoxArrival&quot;;&quot;GreenBoxArrival&quot;);IF(OR([.CK$12]&gt;=[.CK31];[.CK40]&gt;[.$B10]);&quot;RedBox&quot;;&quot;GreenBox&quot;));(IF([.CK72]&gt;0;IF(MOD([.CK$12]-[.$E10];[.$C10])=0;&quot;GreyBoxArrival&quot;;&quot;GreyBox&quot;);IF([.CK$12]&lt;[.C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L$14]=[.$A10];IF(MOD([.CL$12]-[.$E10];[.$C10])=0;IF([.CL40]&gt;[.$B10];&quot;RedBoxArrival&quot;;&quot;GreenBoxArrival&quot;);IF(OR([.CL$12]&gt;=[.CL31];[.CL40]&gt;[.$B10]);&quot;RedBox&quot;;&quot;GreenBox&quot;));(IF([.CL72]&gt;0;IF(MOD([.CL$12]-[.$E10];[.$C10])=0;&quot;GreyBoxArrival&quot;;&quot;GreyBox&quot;);IF([.CL$12]&lt;[.C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M$14]=[.$A10];IF(MOD([.CM$12]-[.$E10];[.$C10])=0;IF([.CM40]&gt;[.$B10];&quot;RedBoxArrival&quot;;&quot;GreenBoxArrival&quot;);IF(OR([.CM$12]&gt;=[.CM31];[.CM40]&gt;[.$B10]);&quot;RedBox&quot;;&quot;GreenBox&quot;));(IF([.CM72]&gt;0;IF(MOD([.CM$12]-[.$E10];[.$C10])=0;&quot;GreyBoxArrival&quot;;&quot;GreyBox&quot;);IF([.CM$12]&lt;[.C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N$14]=[.$A10];IF(MOD([.CN$12]-[.$E10];[.$C10])=0;IF([.CN40]&gt;[.$B10];&quot;RedBoxArrival&quot;;&quot;GreenBoxArrival&quot;);IF(OR([.CN$12]&gt;=[.CN31];[.CN40]&gt;[.$B10]);&quot;RedBox&quot;;&quot;GreenBox&quot;));(IF([.CN72]&gt;0;IF(MOD([.CN$12]-[.$E10];[.$C10])=0;&quot;GreyBoxArrival&quot;;&quot;GreyBox&quot;);IF([.CN$12]&lt;[.C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10];IF(MOD([.CO$12]-[.$E10];[.$C10])=0;IF([.CO40]&gt;[.$B10];&quot;RedBoxArrival&quot;;&quot;GreenBoxArrival&quot;);IF(OR([.CO$12]&gt;=[.CO31];[.CO40]&gt;[.$B10]);&quot;RedBox&quot;;&quot;GreenBox&quot;));(IF([.CO72]&gt;0;IF(MOD([.CO$12]-[.$E10];[.$C10])=0;&quot;GreyBoxArrival&quot;;&quot;GreyBox&quot;);IF([.CO$12]&lt;[.C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P$14]=[.$A10];IF(MOD([.CP$12]-[.$E10];[.$C10])=0;IF([.CP40]&gt;[.$B10];&quot;RedBoxArrival&quot;;&quot;GreenBoxArrival&quot;);IF(OR([.CP$12]&gt;=[.CP31];[.CP40]&gt;[.$B10]);&quot;RedBox&quot;;&quot;GreenBox&quot;));(IF([.CP72]&gt;0;IF(MOD([.CP$12]-[.$E10];[.$C10])=0;&quot;GreyBoxArrival&quot;;&quot;GreyBox&quot;);IF([.CP$12]&lt;[.C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10];IF(MOD([.CQ$12]-[.$E10];[.$C10])=0;IF([.CQ40]&gt;[.$B10];&quot;RedBoxArrival&quot;;&quot;GreenBoxArrival&quot;);IF(OR([.CQ$12]&gt;=[.CQ31];[.CQ40]&gt;[.$B10]);&quot;RedBox&quot;;&quot;GreenBox&quot;));(IF([.CQ72]&gt;0;IF(MOD([.CQ$12]-[.$E10];[.$C10])=0;&quot;GreyBoxArrival&quot;;&quot;GreyBox&quot;);IF([.CQ$12]&lt;[.C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10];IF(MOD([.CR$12]-[.$E10];[.$C10])=0;IF([.CR40]&gt;[.$B10];&quot;RedBoxArrival&quot;;&quot;GreenBoxArrival&quot;);IF(OR([.CR$12]&gt;=[.CR31];[.CR40]&gt;[.$B10]);&quot;RedBox&quot;;&quot;GreenBox&quot;));(IF([.CR72]&gt;0;IF(MOD([.CR$12]-[.$E10];[.$C10])=0;&quot;GreyBoxArrival&quot;;&quot;GreyBox&quot;);IF([.CR$12]&lt;[.C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S$14]=[.$A10];IF(MOD([.CS$12]-[.$E10];[.$C10])=0;IF([.CS40]&gt;[.$B10];&quot;RedBoxArrival&quot;;&quot;GreenBoxArrival&quot;);IF(OR([.CS$12]&gt;=[.CS31];[.CS40]&gt;[.$B10]);&quot;RedBox&quot;;&quot;GreenBox&quot;));(IF([.CS72]&gt;0;IF(MOD([.CS$12]-[.$E10];[.$C10])=0;&quot;GreyBoxArrival&quot;;&quot;GreyBox&quot;);IF([.CS$12]&lt;[.C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T$14]=[.$A10];IF(MOD([.CT$12]-[.$E10];[.$C10])=0;IF([.CT40]&gt;[.$B10];&quot;RedBoxArrival&quot;;&quot;GreenBoxArrival&quot;);IF(OR([.CT$12]&gt;=[.CT31];[.CT40]&gt;[.$B10]);&quot;RedBox&quot;;&quot;GreenBox&quot;));(IF([.CT72]&gt;0;IF(MOD([.CT$12]-[.$E10];[.$C10])=0;&quot;GreyBoxArrival&quot;;&quot;GreyBox&quot;);IF([.CT$12]&lt;[.C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U$14]=[.$A10];IF(MOD([.CU$12]-[.$E10];[.$C10])=0;IF([.CU40]&gt;[.$B10];&quot;RedBoxArrival&quot;;&quot;GreenBoxArrival&quot;);IF(OR([.CU$12]&gt;=[.CU31];[.CU40]&gt;[.$B10]);&quot;RedBox&quot;;&quot;GreenBox&quot;));(IF([.CU72]&gt;0;IF(MOD([.CU$12]-[.$E10];[.$C10])=0;&quot;GreyBoxArrival&quot;;&quot;GreyBox&quot;);IF([.CU$12]&lt;[.C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V$14]=[.$A10];IF(MOD([.CV$12]-[.$E10];[.$C10])=0;IF([.CV40]&gt;[.$B10];&quot;RedBoxArrival&quot;;&quot;GreenBoxArrival&quot;);IF(OR([.CV$12]&gt;=[.CV31];[.CV40]&gt;[.$B10]);&quot;RedBox&quot;;&quot;GreenBox&quot;));(IF([.CV72]&gt;0;IF(MOD([.CV$12]-[.$E10];[.$C10])=0;&quot;GreyBoxArrival&quot;;&quot;GreyBox&quot;);IF([.CV$12]&lt;[.C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10];IF(MOD([.CW$12]-[.$E10];[.$C10])=0;IF([.CW40]&gt;[.$B10];&quot;RedBoxArrival&quot;;&quot;GreenBoxArrival&quot;);IF(OR([.CW$12]&gt;=[.CW31];[.CW40]&gt;[.$B10]);&quot;RedBox&quot;;&quot;GreenBox&quot;));(IF([.CW72]&gt;0;IF(MOD([.CW$12]-[.$E10];[.$C10])=0;&quot;GreyBoxArrival&quot;;&quot;GreyBox&quot;);IF([.CW$12]&lt;[.C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10];IF(MOD([.CX$12]-[.$E10];[.$C10])=0;IF([.CX40]&gt;[.$B10];&quot;RedBoxArrival&quot;;&quot;GreenBoxArrival&quot;);IF(OR([.CX$12]&gt;=[.CX31];[.CX40]&gt;[.$B10]);&quot;RedBox&quot;;&quot;GreenBox&quot;));(IF([.CX72]&gt;0;IF(MOD([.CX$12]-[.$E10];[.$C10])=0;&quot;GreyBoxArrival&quot;;&quot;GreyBox&quot;);IF([.CX$12]&lt;[.C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Y$14]=[.$A10];IF(MOD([.CY$12]-[.$E10];[.$C10])=0;IF([.CY40]&gt;[.$B10];&quot;RedBoxArrival&quot;;&quot;GreenBoxArrival&quot;);IF(OR([.CY$12]&gt;=[.CY31];[.CY40]&gt;[.$B10]);&quot;RedBox&quot;;&quot;GreenBox&quot;));(IF([.CY72]&gt;0;IF(MOD([.CY$12]-[.$E10];[.$C10])=0;&quot;GreyBoxArrival&quot;;&quot;GreyBox&quot;);IF([.CY$12]&lt;[.C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Z$14]=[.$A10];IF(MOD([.CZ$12]-[.$E10];[.$C10])=0;IF([.CZ40]&gt;[.$B10];&quot;RedBoxArrival&quot;;&quot;GreenBoxArrival&quot;);IF(OR([.CZ$12]&gt;=[.CZ31];[.CZ40]&gt;[.$B10]);&quot;RedBox&quot;;&quot;GreenBox&quot;));(IF([.CZ72]&gt;0;IF(MOD([.CZ$12]-[.$E10];[.$C10])=0;&quot;GreyBoxArrival&quot;;&quot;GreyBox&quot;);IF([.CZ$12]&lt;[.C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A$14]=[.$A10];IF(MOD([.DA$12]-[.$E10];[.$C10])=0;IF([.DA40]&gt;[.$B10];&quot;RedBoxArrival&quot;;&quot;GreenBoxArrival&quot;);IF(OR([.DA$12]&gt;=[.DA31];[.DA40]&gt;[.$B10]);&quot;RedBox&quot;;&quot;GreenBox&quot;));(IF([.DA72]&gt;0;IF(MOD([.DA$12]-[.$E10];[.$C10])=0;&quot;GreyBoxArrival&quot;;&quot;GreyBox&quot;);IF([.DA$12]&lt;[.D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B$14]=[.$A10];IF(MOD([.DB$12]-[.$E10];[.$C10])=0;IF([.DB40]&gt;[.$B10];&quot;RedBoxArrival&quot;;&quot;GreenBoxArrival&quot;);IF(OR([.DB$12]&gt;=[.DB31];[.DB40]&gt;[.$B10]);&quot;RedBox&quot;;&quot;GreenBox&quot;));(IF([.DB72]&gt;0;IF(MOD([.DB$12]-[.$E10];[.$C10])=0;&quot;GreyBoxArrival&quot;;&quot;GreyBox&quot;);IF([.DB$12]&lt;[.D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C$14]=[.$A10];IF(MOD([.DC$12]-[.$E10];[.$C10])=0;IF([.DC40]&gt;[.$B10];&quot;RedBoxArrival&quot;;&quot;GreenBoxArrival&quot;);IF(OR([.DC$12]&gt;=[.DC31];[.DC40]&gt;[.$B10]);&quot;RedBox&quot;;&quot;GreenBox&quot;));(IF([.DC72]&gt;0;IF(MOD([.DC$12]-[.$E10];[.$C10])=0;&quot;GreyBoxArrival&quot;;&quot;GreyBox&quot;);IF([.DC$12]&lt;[.D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D$14]=[.$A10];IF(MOD([.DD$12]-[.$E10];[.$C10])=0;IF([.DD40]&gt;[.$B10];&quot;RedBoxArrival&quot;;&quot;GreenBoxArrival&quot;);IF(OR([.DD$12]&gt;=[.DD31];[.DD40]&gt;[.$B10]);&quot;RedBox&quot;;&quot;GreenBox&quot;));(IF([.DD72]&gt;0;IF(MOD([.DD$12]-[.$E10];[.$C10])=0;&quot;GreyBoxArrival&quot;;&quot;GreyBox&quot;);IF([.DD$12]&lt;[.D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E$14]=[.$A10];IF(MOD([.DE$12]-[.$E10];[.$C10])=0;IF([.DE40]&gt;[.$B10];&quot;RedBoxArrival&quot;;&quot;GreenBoxArrival&quot;);IF(OR([.DE$12]&gt;=[.DE31];[.DE40]&gt;[.$B10]);&quot;RedBox&quot;;&quot;GreenBox&quot;));(IF([.DE72]&gt;0;IF(MOD([.DE$12]-[.$E10];[.$C10])=0;&quot;GreyBoxArrival&quot;;&quot;GreyBox&quot;);IF([.DE$12]&lt;[.DE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F$14]=[.$A10];IF(MOD([.DF$12]-[.$E10];[.$C10])=0;IF([.DF40]&gt;[.$B10];&quot;RedBoxArrival&quot;;&quot;GreenBoxArrival&quot;);IF(OR([.DF$12]&gt;=[.DF31];[.DF40]&gt;[.$B10]);&quot;RedBox&quot;;&quot;GreenBox&quot;));(IF([.DF72]&gt;0;IF(MOD([.DF$12]-[.$E10];[.$C10])=0;&quot;GreyBoxArrival&quot;;&quot;GreyBox&quot;);IF([.DF$12]&lt;[.DF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G$14]=[.$A10];IF(MOD([.DG$12]-[.$E10];[.$C10])=0;IF([.DG40]&gt;[.$B10];&quot;RedBoxArrival&quot;;&quot;GreenBoxArrival&quot;);IF(OR([.DG$12]&gt;=[.DG31];[.DG40]&gt;[.$B10]);&quot;RedBox&quot;;&quot;GreenBox&quot;));(IF([.DG72]&gt;0;IF(MOD([.DG$12]-[.$E10];[.$C10])=0;&quot;GreyBoxArrival&quot;;&quot;GreyBox&quot;);IF([.DG$12]&lt;[.DG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H$14]=[.$A10];IF(MOD([.DH$12]-[.$E10];[.$C10])=0;IF([.DH40]&gt;[.$B10];&quot;RedBoxArrival&quot;;&quot;GreenBoxArrival&quot;);IF(OR([.DH$12]&gt;=[.DH31];[.DH40]&gt;[.$B10]);&quot;RedBox&quot;;&quot;GreenBox&quot;));(IF([.DH72]&gt;0;IF(MOD([.DH$12]-[.$E10];[.$C10])=0;&quot;GreyBoxArrival&quot;;&quot;GreyBox&quot;);IF([.DH$12]&lt;[.DH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I$14]=[.$A10];IF(MOD([.DI$12]-[.$E10];[.$C10])=0;IF([.DI40]&gt;[.$B10];&quot;RedBoxArrival&quot;;&quot;GreenBoxArrival&quot;);IF(OR([.DI$12]&gt;=[.DI31];[.DI40]&gt;[.$B10]);&quot;RedBox&quot;;&quot;GreenBox&quot;));(IF([.DI72]&gt;0;IF(MOD([.DI$12]-[.$E10];[.$C10])=0;&quot;GreyBoxArrival&quot;;&quot;GreyBox&quot;);IF([.DI$12]&lt;[.DI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J$14]=[.$A10];IF(MOD([.DJ$12]-[.$E10];[.$C10])=0;IF([.DJ40]&gt;[.$B10];&quot;RedBoxArrival&quot;;&quot;GreenBoxArrival&quot;);IF(OR([.DJ$12]&gt;=[.DJ31];[.DJ40]&gt;[.$B10]);&quot;RedBox&quot;;&quot;GreenBox&quot;));(IF([.DJ72]&gt;0;IF(MOD([.DJ$12]-[.$E10];[.$C10])=0;&quot;GreyBoxArrival&quot;;&quot;GreyBox&quot;);IF([.DJ$12]&lt;[.DJ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K$14]=[.$A10];IF(MOD([.DK$12]-[.$E10];[.$C10])=0;IF([.DK40]&gt;[.$B10];&quot;RedBoxArrival&quot;;&quot;GreenBoxArrival&quot;);IF(OR([.DK$12]&gt;=[.DK31];[.DK40]&gt;[.$B10]);&quot;RedBox&quot;;&quot;GreenBox&quot;));(IF([.DK72]&gt;0;IF(MOD([.DK$12]-[.$E10];[.$C10])=0;&quot;GreyBoxArrival&quot;;&quot;GreyBox&quot;);IF([.DK$12]&lt;[.DK31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L$14]=[.$A10];IF(MOD([.DL$12]-[.$E10];[.$C10])=0;IF([.DL40]&gt;[.$B10];&quot;RedBoxArrival&quot;;&quot;GreenBoxArrival&quot;);IF(OR([.DL$12]&gt;=[.DL31];[.DL40]&gt;[.$B10]);&quot;RedBox&quot;;&quot;GreenBox&quot;));(IF([.DL72]&gt;0;IF(MOD([.DL$12]-[.$E10];[.$C10])=0;&quot;GreyBoxArrival&quot;;&quot;GreyBox&quot;);IF([.DL$12]&lt;[.D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M$14]=[.$A10];IF(MOD([.DM$12]-[.$E10];[.$C10])=0;IF([.DM40]&gt;[.$B10];&quot;RedBoxArrival&quot;;&quot;GreenBoxArrival&quot;);IF(OR([.DM$12]&gt;=[.DM31];[.DM40]&gt;[.$B10]);&quot;RedBox&quot;;&quot;GreenBox&quot;));(IF([.DM72]&gt;0;IF(MOD([.DM$12]-[.$E10];[.$C10])=0;&quot;GreyBoxArrival&quot;;&quot;GreyBox&quot;);IF([.DM$12]&lt;[.D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N$14]=[.$A10];IF(MOD([.DN$12]-[.$E10];[.$C10])=0;IF([.DN40]&gt;[.$B10];&quot;RedBoxArrival&quot;;&quot;GreenBoxArrival&quot;);IF(OR([.DN$12]&gt;=[.DN31];[.DN40]&gt;[.$B10]);&quot;RedBox&quot;;&quot;GreenBox&quot;));(IF([.DN72]&gt;0;IF(MOD([.DN$12]-[.$E10];[.$C10])=0;&quot;GreyBoxArrival&quot;;&quot;GreyBox&quot;);IF([.DN$12]&lt;[.D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O$14]=[.$A10];IF(MOD([.DO$12]-[.$E10];[.$C10])=0;IF([.DO40]&gt;[.$B10];&quot;RedBoxArrival&quot;;&quot;GreenBoxArrival&quot;);IF(OR([.DO$12]&gt;=[.DO31];[.DO40]&gt;[.$B10]);&quot;RedBox&quot;;&quot;GreenBox&quot;));(IF([.DO72]&gt;0;IF(MOD([.DO$12]-[.$E10];[.$C10])=0;&quot;GreyBoxArrival&quot;;&quot;GreyBox&quot;);IF([.DO$12]&lt;[.D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P$14]=[.$A10];IF(MOD([.DP$12]-[.$E10];[.$C10])=0;IF([.DP40]&gt;[.$B10];&quot;RedBoxArrival&quot;;&quot;GreenBoxArrival&quot;);IF(OR([.DP$12]&gt;=[.DP31];[.DP40]&gt;[.$B10]);&quot;RedBox&quot;;&quot;GreenBox&quot;));(IF([.DP72]&gt;0;IF(MOD([.DP$12]-[.$E10];[.$C10])=0;&quot;GreyBoxArrival&quot;;&quot;GreyBox&quot;);IF([.DP$12]&lt;[.D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Q$14]=[.$A10];IF(MOD([.DQ$12]-[.$E10];[.$C10])=0;IF([.DQ40]&gt;[.$B10];&quot;RedBoxArrival&quot;;&quot;GreenBoxArrival&quot;);IF(OR([.DQ$12]&gt;=[.DQ31];[.DQ40]&gt;[.$B10]);&quot;RedBox&quot;;&quot;GreenBox&quot;));(IF([.DQ72]&gt;0;IF(MOD([.DQ$12]-[.$E10];[.$C10])=0;&quot;GreyBoxArrival&quot;;&quot;GreyBox&quot;);IF([.DQ$12]&lt;[.D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R$14]=[.$A10];IF(MOD([.DR$12]-[.$E10];[.$C10])=0;IF([.DR40]&gt;[.$B10];&quot;RedBoxArrival&quot;;&quot;GreenBoxArrival&quot;);IF(OR([.DR$12]&gt;=[.DR31];[.DR40]&gt;[.$B10]);&quot;RedBox&quot;;&quot;GreenBox&quot;));(IF([.DR72]&gt;0;IF(MOD([.DR$12]-[.$E10];[.$C10])=0;&quot;GreyBoxArrival&quot;;&quot;GreyBox&quot;);IF([.DR$12]&lt;[.D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S$14]=[.$A10];IF(MOD([.DS$12]-[.$E10];[.$C10])=0;IF([.DS40]&gt;[.$B10];&quot;RedBoxArrival&quot;;&quot;GreenBoxArrival&quot;);IF(OR([.DS$12]&gt;=[.DS31];[.DS40]&gt;[.$B10]);&quot;RedBox&quot;;&quot;GreenBox&quot;));(IF([.DS72]&gt;0;IF(MOD([.DS$12]-[.$E10];[.$C10])=0;&quot;GreyBoxArrival&quot;;&quot;GreyBox&quot;);IF([.DS$12]&lt;[.D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T$14]=[.$A10];IF(MOD([.DT$12]-[.$E10];[.$C10])=0;IF([.DT40]&gt;[.$B10];&quot;RedBoxArrival&quot;;&quot;GreenBoxArrival&quot;);IF(OR([.DT$12]&gt;=[.DT31];[.DT40]&gt;[.$B10]);&quot;RedBox&quot;;&quot;GreenBox&quot;));(IF([.DT72]&gt;0;IF(MOD([.DT$12]-[.$E10];[.$C10])=0;&quot;GreyBoxArrival&quot;;&quot;GreyBox&quot;);IF([.DT$12]&lt;[.D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10];IF(MOD([.DU$12]-[.$E10];[.$C10])=0;IF([.DU40]&gt;[.$B10];&quot;RedBoxArrival&quot;;&quot;GreenBoxArrival&quot;);IF(OR([.DU$12]&gt;=[.DU31];[.DU40]&gt;[.$B10]);&quot;RedBox&quot;;&quot;GreenBox&quot;));(IF([.DU72]&gt;0;IF(MOD([.DU$12]-[.$E10];[.$C10])=0;&quot;GreyBoxArrival&quot;;&quot;GreyBox&quot;);IF([.DU$12]&lt;[.D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10];IF(MOD([.DV$12]-[.$E10];[.$C10])=0;IF([.DV40]&gt;[.$B10];&quot;RedBoxArrival&quot;;&quot;GreenBoxArrival&quot;);IF(OR([.DV$12]&gt;=[.DV31];[.DV40]&gt;[.$B10]);&quot;RedBox&quot;;&quot;GreenBox&quot;));(IF([.DV72]&gt;0;IF(MOD([.DV$12]-[.$E10];[.$C10])=0;&quot;GreyBoxArrival&quot;;&quot;GreyBox&quot;);IF([.DV$12]&lt;[.D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W$14]=[.$A10];IF(MOD([.DW$12]-[.$E10];[.$C10])=0;IF([.DW40]&gt;[.$B10];&quot;RedBoxArrival&quot;;&quot;GreenBoxArrival&quot;);IF(OR([.DW$12]&gt;=[.DW31];[.DW40]&gt;[.$B10]);&quot;RedBox&quot;;&quot;GreenBox&quot;));(IF([.DW72]&gt;0;IF(MOD([.DW$12]-[.$E10];[.$C10])=0;&quot;GreyBoxArrival&quot;;&quot;GreyBox&quot;);IF([.DW$12]&lt;[.D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X$14]=[.$A10];IF(MOD([.DX$12]-[.$E10];[.$C10])=0;IF([.DX40]&gt;[.$B10];&quot;RedBoxArrival&quot;;&quot;GreenBoxArrival&quot;);IF(OR([.DX$12]&gt;=[.DX31];[.DX40]&gt;[.$B10]);&quot;RedBox&quot;;&quot;GreenBox&quot;));(IF([.DX72]&gt;0;IF(MOD([.DX$12]-[.$E10];[.$C10])=0;&quot;GreyBoxArrival&quot;;&quot;GreyBox&quot;);IF([.DX$12]&lt;[.D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Y$14]=[.$A10];IF(MOD([.DY$12]-[.$E10];[.$C10])=0;IF([.DY40]&gt;[.$B10];&quot;RedBoxArrival&quot;;&quot;GreenBoxArrival&quot;);IF(OR([.DY$12]&gt;=[.DY31];[.DY40]&gt;[.$B10]);&quot;RedBox&quot;;&quot;GreenBox&quot;));(IF([.DY72]&gt;0;IF(MOD([.DY$12]-[.$E10];[.$C10])=0;&quot;GreyBoxArrival&quot;;&quot;GreyBox&quot;);IF([.DY$12]&lt;[.D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Z$14]=[.$A10];IF(MOD([.DZ$12]-[.$E10];[.$C10])=0;IF([.DZ40]&gt;[.$B10];&quot;RedBoxArrival&quot;;&quot;GreenBoxArrival&quot;);IF(OR([.DZ$12]&gt;=[.DZ31];[.DZ40]&gt;[.$B10]);&quot;RedBox&quot;;&quot;GreenBox&quot;));(IF([.DZ72]&gt;0;IF(MOD([.DZ$12]-[.$E10];[.$C10])=0;&quot;GreyBoxArrival&quot;;&quot;GreyBox&quot;);IF([.DZ$12]&lt;[.D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EA$14]=[.$A10];IF(MOD([.EA$12]-[.$E10];[.$C10])=0;IF([.EA40]&gt;[.$B10];&quot;RedBoxArrival&quot;;&quot;GreenBoxArrival&quot;);IF(OR([.EA$12]&gt;=[.EA31];[.EA40]&gt;[.$B10]);&quot;RedBox&quot;;&quot;GreenBox&quot;));(IF([.EA72]&gt;0;IF(MOD([.EA$12]-[.$E10];[.$C10])=0;&quot;GreyBoxArrival&quot;;&quot;GreyBox&quot;);IF([.EA$12]&lt;[.EA31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formula="of:=[.B11]/[.C11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.I$14]=[.$A11];IF(MOD([.I$12]-[.$E11];[.$C11])=0;IF([.I41]&gt;[.$B11];&quot;RedBoxArrival&quot;;&quot;GreenBoxArrival&quot;);IF(OR([.I$12]&gt;=[.I32];[.I41]&gt;[.$B11]);&quot;RedBox&quot;;&quot;GreenBox&quot;));(IF([.I73]&gt;0;IF(MOD([.I$12]-[.$E11];[.$C11])=0;&quot;GreyBoxArrival&quot;;&quot;GreyBox&quot;);IF([.I$12]&lt;[.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J$14]=[.$A11];IF(MOD([.J$12]-[.$E11];[.$C11])=0;IF([.J41]&gt;[.$B11];&quot;RedBoxArrival&quot;;&quot;GreenBoxArrival&quot;);IF(OR([.J$12]&gt;=[.J32];[.J41]&gt;[.$B11]);&quot;RedBox&quot;;&quot;GreenBox&quot;));(IF([.J73]&gt;0;IF(MOD([.J$12]-[.$E11];[.$C11])=0;&quot;GreyBoxArrival&quot;;&quot;GreyBox&quot;);IF([.J$12]&lt;[.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K$14]=[.$A11];IF(MOD([.K$12]-[.$E11];[.$C11])=0;IF([.K41]&gt;[.$B11];&quot;RedBoxArrival&quot;;&quot;GreenBoxArrival&quot;);IF(OR([.K$12]&gt;=[.K32];[.K41]&gt;[.$B11]);&quot;RedBox&quot;;&quot;GreenBox&quot;));(IF([.K73]&gt;0;IF(MOD([.K$12]-[.$E11];[.$C11])=0;&quot;GreyBoxArrival&quot;;&quot;GreyBox&quot;);IF([.K$12]&lt;[.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L$14]=[.$A11];IF(MOD([.L$12]-[.$E11];[.$C11])=0;IF([.L41]&gt;[.$B11];&quot;RedBoxArrival&quot;;&quot;GreenBoxArrival&quot;);IF(OR([.L$12]&gt;=[.L32];[.L41]&gt;[.$B11]);&quot;RedBox&quot;;&quot;GreenBox&quot;));(IF([.L73]&gt;0;IF(MOD([.L$12]-[.$E11];[.$C11])=0;&quot;GreyBoxArrival&quot;;&quot;GreyBox&quot;);IF([.L$12]&lt;[.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M$14]=[.$A11];IF(MOD([.M$12]-[.$E11];[.$C11])=0;IF([.M41]&gt;[.$B11];&quot;RedBoxArrival&quot;;&quot;GreenBoxArrival&quot;);IF(OR([.M$12]&gt;=[.M32];[.M41]&gt;[.$B11]);&quot;RedBox&quot;;&quot;GreenBox&quot;));(IF([.M73]&gt;0;IF(MOD([.M$12]-[.$E11];[.$C11])=0;&quot;GreyBoxArrival&quot;;&quot;GreyBox&quot;);IF([.M$12]&lt;[.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N$14]=[.$A11];IF(MOD([.N$12]-[.$E11];[.$C11])=0;IF([.N41]&gt;[.$B11];&quot;RedBoxArrival&quot;;&quot;GreenBoxArrival&quot;);IF(OR([.N$12]&gt;=[.N32];[.N41]&gt;[.$B11]);&quot;RedBox&quot;;&quot;GreenBox&quot;));(IF([.N73]&gt;0;IF(MOD([.N$12]-[.$E11];[.$C11])=0;&quot;GreyBoxArrival&quot;;&quot;GreyBox&quot;);IF([.N$12]&lt;[.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O$14]=[.$A11];IF(MOD([.O$12]-[.$E11];[.$C11])=0;IF([.O41]&gt;[.$B11];&quot;RedBoxArrival&quot;;&quot;GreenBoxArrival&quot;);IF(OR([.O$12]&gt;=[.O32];[.O41]&gt;[.$B11]);&quot;RedBox&quot;;&quot;GreenBox&quot;));(IF([.O73]&gt;0;IF(MOD([.O$12]-[.$E11];[.$C11])=0;&quot;GreyBoxArrival&quot;;&quot;GreyBox&quot;);IF([.O$12]&lt;[.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P$14]=[.$A11];IF(MOD([.P$12]-[.$E11];[.$C11])=0;IF([.P41]&gt;[.$B11];&quot;RedBoxArrival&quot;;&quot;GreenBoxArrival&quot;);IF(OR([.P$12]&gt;=[.P32];[.P41]&gt;[.$B11]);&quot;RedBox&quot;;&quot;GreenBox&quot;));(IF([.P73]&gt;0;IF(MOD([.P$12]-[.$E11];[.$C11])=0;&quot;GreyBoxArrival&quot;;&quot;GreyBox&quot;);IF([.P$12]&lt;[.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Q$14]=[.$A11];IF(MOD([.Q$12]-[.$E11];[.$C11])=0;IF([.Q41]&gt;[.$B11];&quot;RedBoxArrival&quot;;&quot;GreenBoxArrival&quot;);IF(OR([.Q$12]&gt;=[.Q32];[.Q41]&gt;[.$B11]);&quot;RedBox&quot;;&quot;GreenBox&quot;));(IF([.Q73]&gt;0;IF(MOD([.Q$12]-[.$E11];[.$C11])=0;&quot;GreyBoxArrival&quot;;&quot;GreyBox&quot;);IF([.Q$12]&lt;[.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R$14]=[.$A11];IF(MOD([.R$12]-[.$E11];[.$C11])=0;IF([.R41]&gt;[.$B11];&quot;RedBoxArrival&quot;;&quot;GreenBoxArrival&quot;);IF(OR([.R$12]&gt;=[.R32];[.R41]&gt;[.$B11]);&quot;RedBox&quot;;&quot;GreenBox&quot;));(IF([.R73]&gt;0;IF(MOD([.R$12]-[.$E11];[.$C11])=0;&quot;GreyBoxArrival&quot;;&quot;GreyBox&quot;);IF([.R$12]&lt;[.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S$14]=[.$A11];IF(MOD([.S$12]-[.$E11];[.$C11])=0;IF([.S41]&gt;[.$B11];&quot;RedBoxArrival&quot;;&quot;GreenBoxArrival&quot;);IF(OR([.S$12]&gt;=[.S32];[.S41]&gt;[.$B11]);&quot;RedBox&quot;;&quot;GreenBox&quot;));(IF([.S73]&gt;0;IF(MOD([.S$12]-[.$E11];[.$C11])=0;&quot;GreyBoxArrival&quot;;&quot;GreyBox&quot;);IF([.S$12]&lt;[.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T$14]=[.$A11];IF(MOD([.T$12]-[.$E11];[.$C11])=0;IF([.T41]&gt;[.$B11];&quot;RedBoxArrival&quot;;&quot;GreenBoxArrival&quot;);IF(OR([.T$12]&gt;=[.T32];[.T41]&gt;[.$B11]);&quot;RedBox&quot;;&quot;GreenBox&quot;));(IF([.T73]&gt;0;IF(MOD([.T$12]-[.$E11];[.$C11])=0;&quot;GreyBoxArrival&quot;;&quot;GreyBox&quot;);IF([.T$12]&lt;[.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U$14]=[.$A11];IF(MOD([.U$12]-[.$E11];[.$C11])=0;IF([.U41]&gt;[.$B11];&quot;RedBoxArrival&quot;;&quot;GreenBoxArrival&quot;);IF(OR([.U$12]&gt;=[.U32];[.U41]&gt;[.$B11]);&quot;RedBox&quot;;&quot;GreenBox&quot;));(IF([.U73]&gt;0;IF(MOD([.U$12]-[.$E11];[.$C11])=0;&quot;GreyBoxArrival&quot;;&quot;GreyBox&quot;);IF([.U$12]&lt;[.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V$14]=[.$A11];IF(MOD([.V$12]-[.$E11];[.$C11])=0;IF([.V41]&gt;[.$B11];&quot;RedBoxArrival&quot;;&quot;GreenBoxArrival&quot;);IF(OR([.V$12]&gt;=[.V32];[.V41]&gt;[.$B11]);&quot;RedBox&quot;;&quot;GreenBox&quot;));(IF([.V73]&gt;0;IF(MOD([.V$12]-[.$E11];[.$C11])=0;&quot;GreyBoxArrival&quot;;&quot;GreyBox&quot;);IF([.V$12]&lt;[.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W$14]=[.$A11];IF(MOD([.W$12]-[.$E11];[.$C11])=0;IF([.W41]&gt;[.$B11];&quot;RedBoxArrival&quot;;&quot;GreenBoxArrival&quot;);IF(OR([.W$12]&gt;=[.W32];[.W41]&gt;[.$B11]);&quot;RedBox&quot;;&quot;GreenBox&quot;));(IF([.W73]&gt;0;IF(MOD([.W$12]-[.$E11];[.$C11])=0;&quot;GreyBoxArrival&quot;;&quot;GreyBox&quot;);IF([.W$12]&lt;[.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X$14]=[.$A11];IF(MOD([.X$12]-[.$E11];[.$C11])=0;IF([.X41]&gt;[.$B11];&quot;RedBoxArrival&quot;;&quot;GreenBoxArrival&quot;);IF(OR([.X$12]&gt;=[.X32];[.X41]&gt;[.$B11]);&quot;RedBox&quot;;&quot;GreenBox&quot;));(IF([.X73]&gt;0;IF(MOD([.X$12]-[.$E11];[.$C11])=0;&quot;GreyBoxArrival&quot;;&quot;GreyBox&quot;);IF([.X$12]&lt;[.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Y$14]=[.$A11];IF(MOD([.Y$12]-[.$E11];[.$C11])=0;IF([.Y41]&gt;[.$B11];&quot;RedBoxArrival&quot;;&quot;GreenBoxArrival&quot;);IF(OR([.Y$12]&gt;=[.Y32];[.Y41]&gt;[.$B11]);&quot;RedBox&quot;;&quot;GreenBox&quot;));(IF([.Y73]&gt;0;IF(MOD([.Y$12]-[.$E11];[.$C11])=0;&quot;GreyBoxArrival&quot;;&quot;GreyBox&quot;);IF([.Y$12]&lt;[.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Z$14]=[.$A11];IF(MOD([.Z$12]-[.$E11];[.$C11])=0;IF([.Z41]&gt;[.$B11];&quot;RedBoxArrival&quot;;&quot;GreenBoxArrival&quot;);IF(OR([.Z$12]&gt;=[.Z32];[.Z41]&gt;[.$B11]);&quot;RedBox&quot;;&quot;GreenBox&quot;));(IF([.Z73]&gt;0;IF(MOD([.Z$12]-[.$E11];[.$C11])=0;&quot;GreyBoxArrival&quot;;&quot;GreyBox&quot;);IF([.Z$12]&lt;[.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A$14]=[.$A11];IF(MOD([.AA$12]-[.$E11];[.$C11])=0;IF([.AA41]&gt;[.$B11];&quot;RedBoxArrival&quot;;&quot;GreenBoxArrival&quot;);IF(OR([.AA$12]&gt;=[.AA32];[.AA41]&gt;[.$B11]);&quot;RedBox&quot;;&quot;GreenBox&quot;));(IF([.AA73]&gt;0;IF(MOD([.AA$12]-[.$E11];[.$C11])=0;&quot;GreyBoxArrival&quot;;&quot;GreyBox&quot;);IF([.AA$12]&lt;[.A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B$14]=[.$A11];IF(MOD([.AB$12]-[.$E11];[.$C11])=0;IF([.AB41]&gt;[.$B11];&quot;RedBoxArrival&quot;;&quot;GreenBoxArrival&quot;);IF(OR([.AB$12]&gt;=[.AB32];[.AB41]&gt;[.$B11]);&quot;RedBox&quot;;&quot;GreenBox&quot;));(IF([.AB73]&gt;0;IF(MOD([.AB$12]-[.$E11];[.$C11])=0;&quot;GreyBoxArrival&quot;;&quot;GreyBox&quot;);IF([.AB$12]&lt;[.AB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C$14]=[.$A11];IF(MOD([.AC$12]-[.$E11];[.$C11])=0;IF([.AC41]&gt;[.$B11];&quot;RedBoxArrival&quot;;&quot;GreenBoxArrival&quot;);IF(OR([.AC$12]&gt;=[.AC32];[.AC41]&gt;[.$B11]);&quot;RedBox&quot;;&quot;GreenBox&quot;));(IF([.AC73]&gt;0;IF(MOD([.AC$12]-[.$E11];[.$C11])=0;&quot;GreyBoxArrival&quot;;&quot;GreyBox&quot;);IF([.AC$12]&lt;[.AC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D$14]=[.$A11];IF(MOD([.AD$12]-[.$E11];[.$C11])=0;IF([.AD41]&gt;[.$B11];&quot;RedBoxArrival&quot;;&quot;GreenBoxArrival&quot;);IF(OR([.AD$12]&gt;=[.AD32];[.AD41]&gt;[.$B11]);&quot;RedBox&quot;;&quot;GreenBox&quot;));(IF([.AD73]&gt;0;IF(MOD([.AD$12]-[.$E11];[.$C11])=0;&quot;GreyBoxArrival&quot;;&quot;GreyBox&quot;);IF([.AD$12]&lt;[.AD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E$14]=[.$A11];IF(MOD([.AE$12]-[.$E11];[.$C11])=0;IF([.AE41]&gt;[.$B11];&quot;RedBoxArrival&quot;;&quot;GreenBoxArrival&quot;);IF(OR([.AE$12]&gt;=[.AE32];[.AE41]&gt;[.$B11]);&quot;RedBox&quot;;&quot;GreenBox&quot;));(IF([.AE73]&gt;0;IF(MOD([.AE$12]-[.$E11];[.$C11])=0;&quot;GreyBoxArrival&quot;;&quot;GreyBox&quot;);IF([.AE$12]&lt;[.AE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F$14]=[.$A11];IF(MOD([.AF$12]-[.$E11];[.$C11])=0;IF([.AF41]&gt;[.$B11];&quot;RedBoxArrival&quot;;&quot;GreenBoxArrival&quot;);IF(OR([.AF$12]&gt;=[.AF32];[.AF41]&gt;[.$B11]);&quot;RedBox&quot;;&quot;GreenBox&quot;));(IF([.AF73]&gt;0;IF(MOD([.AF$12]-[.$E11];[.$C11])=0;&quot;GreyBoxArrival&quot;;&quot;GreyBox&quot;);IF([.AF$12]&lt;[.AF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G$14]=[.$A11];IF(MOD([.AG$12]-[.$E11];[.$C11])=0;IF([.AG41]&gt;[.$B11];&quot;RedBoxArrival&quot;;&quot;GreenBoxArrival&quot;);IF(OR([.AG$12]&gt;=[.AG32];[.AG41]&gt;[.$B11]);&quot;RedBox&quot;;&quot;GreenBox&quot;));(IF([.AG73]&gt;0;IF(MOD([.AG$12]-[.$E11];[.$C11])=0;&quot;GreyBoxArrival&quot;;&quot;GreyBox&quot;);IF([.AG$12]&lt;[.AG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H$14]=[.$A11];IF(MOD([.AH$12]-[.$E11];[.$C11])=0;IF([.AH41]&gt;[.$B11];&quot;RedBoxArrival&quot;;&quot;GreenBoxArrival&quot;);IF(OR([.AH$12]&gt;=[.AH32];[.AH41]&gt;[.$B11]);&quot;RedBox&quot;;&quot;GreenBox&quot;));(IF([.AH73]&gt;0;IF(MOD([.AH$12]-[.$E11];[.$C11])=0;&quot;GreyBoxArrival&quot;;&quot;GreyBox&quot;);IF([.AH$12]&lt;[.AH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I$14]=[.$A11];IF(MOD([.AI$12]-[.$E11];[.$C11])=0;IF([.AI41]&gt;[.$B11];&quot;RedBoxArrival&quot;;&quot;GreenBoxArrival&quot;);IF(OR([.AI$12]&gt;=[.AI32];[.AI41]&gt;[.$B11]);&quot;RedBox&quot;;&quot;GreenBox&quot;));(IF([.AI73]&gt;0;IF(MOD([.AI$12]-[.$E11];[.$C11])=0;&quot;GreyBoxArrival&quot;;&quot;GreyBox&quot;);IF([.AI$12]&lt;[.AI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AJ$14]=[.$A11];IF(MOD([.AJ$12]-[.$E11];[.$C11])=0;IF([.AJ41]&gt;[.$B11];&quot;RedBoxArrival&quot;;&quot;GreenBoxArrival&quot;);IF(OR([.AJ$12]&gt;=[.AJ32];[.AJ41]&gt;[.$B11]);&quot;RedBox&quot;;&quot;GreenBox&quot;));(IF([.AJ73]&gt;0;IF(MOD([.AJ$12]-[.$E11];[.$C11])=0;&quot;GreyBoxArrival&quot;;&quot;GreyBox&quot;);IF([.AJ$12]&lt;[.A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K$14]=[.$A11];IF(MOD([.AK$12]-[.$E11];[.$C11])=0;IF([.AK41]&gt;[.$B11];&quot;RedBoxArrival&quot;;&quot;GreenBoxArrival&quot;);IF(OR([.AK$12]&gt;=[.AK32];[.AK41]&gt;[.$B11]);&quot;RedBox&quot;;&quot;GreenBox&quot;));(IF([.AK73]&gt;0;IF(MOD([.AK$12]-[.$E11];[.$C11])=0;&quot;GreyBoxArrival&quot;;&quot;GreyBox&quot;);IF([.AK$12]&lt;[.A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L$14]=[.$A11];IF(MOD([.AL$12]-[.$E11];[.$C11])=0;IF([.AL41]&gt;[.$B11];&quot;RedBoxArrival&quot;;&quot;GreenBoxArrival&quot;);IF(OR([.AL$12]&gt;=[.AL32];[.AL41]&gt;[.$B11]);&quot;RedBox&quot;;&quot;GreenBox&quot;));(IF([.AL73]&gt;0;IF(MOD([.AL$12]-[.$E11];[.$C11])=0;&quot;GreyBoxArrival&quot;;&quot;GreyBox&quot;);IF([.AL$12]&lt;[.A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M$14]=[.$A11];IF(MOD([.AM$12]-[.$E11];[.$C11])=0;IF([.AM41]&gt;[.$B11];&quot;RedBoxArrival&quot;;&quot;GreenBoxArrival&quot;);IF(OR([.AM$12]&gt;=[.AM32];[.AM41]&gt;[.$B11]);&quot;RedBox&quot;;&quot;GreenBox&quot;));(IF([.AM73]&gt;0;IF(MOD([.AM$12]-[.$E11];[.$C11])=0;&quot;GreyBoxArrival&quot;;&quot;GreyBox&quot;);IF([.AM$12]&lt;[.A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N$14]=[.$A11];IF(MOD([.AN$12]-[.$E11];[.$C11])=0;IF([.AN41]&gt;[.$B11];&quot;RedBoxArrival&quot;;&quot;GreenBoxArrival&quot;);IF(OR([.AN$12]&gt;=[.AN32];[.AN41]&gt;[.$B11]);&quot;RedBox&quot;;&quot;GreenBox&quot;));(IF([.AN73]&gt;0;IF(MOD([.AN$12]-[.$E11];[.$C11])=0;&quot;GreyBoxArrival&quot;;&quot;GreyBox&quot;);IF([.AN$12]&lt;[.A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O$14]=[.$A11];IF(MOD([.AO$12]-[.$E11];[.$C11])=0;IF([.AO41]&gt;[.$B11];&quot;RedBoxArrival&quot;;&quot;GreenBoxArrival&quot;);IF(OR([.AO$12]&gt;=[.AO32];[.AO41]&gt;[.$B11]);&quot;RedBox&quot;;&quot;GreenBox&quot;));(IF([.AO73]&gt;0;IF(MOD([.AO$12]-[.$E11];[.$C11])=0;&quot;GreyBoxArrival&quot;;&quot;GreyBox&quot;);IF([.AO$12]&lt;[.A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P$14]=[.$A11];IF(MOD([.AP$12]-[.$E11];[.$C11])=0;IF([.AP41]&gt;[.$B11];&quot;RedBoxArrival&quot;;&quot;GreenBoxArrival&quot;);IF(OR([.AP$12]&gt;=[.AP32];[.AP41]&gt;[.$B11]);&quot;RedBox&quot;;&quot;GreenBox&quot;));(IF([.AP73]&gt;0;IF(MOD([.AP$12]-[.$E11];[.$C11])=0;&quot;GreyBoxArrival&quot;;&quot;GreyBox&quot;);IF([.AP$12]&lt;[.A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Q$14]=[.$A11];IF(MOD([.AQ$12]-[.$E11];[.$C11])=0;IF([.AQ41]&gt;[.$B11];&quot;RedBoxArrival&quot;;&quot;GreenBoxArrival&quot;);IF(OR([.AQ$12]&gt;=[.AQ32];[.AQ41]&gt;[.$B11]);&quot;RedBox&quot;;&quot;GreenBox&quot;));(IF([.AQ73]&gt;0;IF(MOD([.AQ$12]-[.$E11];[.$C11])=0;&quot;GreyBoxArrival&quot;;&quot;GreyBox&quot;);IF([.AQ$12]&lt;[.A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R$14]=[.$A11];IF(MOD([.AR$12]-[.$E11];[.$C11])=0;IF([.AR41]&gt;[.$B11];&quot;RedBoxArrival&quot;;&quot;GreenBoxArrival&quot;);IF(OR([.AR$12]&gt;=[.AR32];[.AR41]&gt;[.$B11]);&quot;RedBox&quot;;&quot;GreenBox&quot;));(IF([.AR73]&gt;0;IF(MOD([.AR$12]-[.$E11];[.$C11])=0;&quot;GreyBoxArrival&quot;;&quot;GreyBox&quot;);IF([.AR$12]&lt;[.A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S$14]=[.$A11];IF(MOD([.AS$12]-[.$E11];[.$C11])=0;IF([.AS41]&gt;[.$B11];&quot;RedBoxArrival&quot;;&quot;GreenBoxArrival&quot;);IF(OR([.AS$12]&gt;=[.AS32];[.AS41]&gt;[.$B11]);&quot;RedBox&quot;;&quot;GreenBox&quot;));(IF([.AS73]&gt;0;IF(MOD([.AS$12]-[.$E11];[.$C11])=0;&quot;GreyBoxArrival&quot;;&quot;GreyBox&quot;);IF([.AS$12]&lt;[.A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T$14]=[.$A11];IF(MOD([.AT$12]-[.$E11];[.$C11])=0;IF([.AT41]&gt;[.$B11];&quot;RedBoxArrival&quot;;&quot;GreenBoxArrival&quot;);IF(OR([.AT$12]&gt;=[.AT32];[.AT41]&gt;[.$B11]);&quot;RedBox&quot;;&quot;GreenBox&quot;));(IF([.AT73]&gt;0;IF(MOD([.AT$12]-[.$E11];[.$C11])=0;&quot;GreyBoxArrival&quot;;&quot;GreyBox&quot;);IF([.AT$12]&lt;[.A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U$14]=[.$A11];IF(MOD([.AU$12]-[.$E11];[.$C11])=0;IF([.AU41]&gt;[.$B11];&quot;RedBoxArrival&quot;;&quot;GreenBoxArrival&quot;);IF(OR([.AU$12]&gt;=[.AU32];[.AU41]&gt;[.$B11]);&quot;RedBox&quot;;&quot;GreenBox&quot;));(IF([.AU73]&gt;0;IF(MOD([.AU$12]-[.$E11];[.$C11])=0;&quot;GreyBoxArrival&quot;;&quot;GreyBox&quot;);IF([.AU$12]&lt;[.A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V$14]=[.$A11];IF(MOD([.AV$12]-[.$E11];[.$C11])=0;IF([.AV41]&gt;[.$B11];&quot;RedBoxArrival&quot;;&quot;GreenBoxArrival&quot;);IF(OR([.AV$12]&gt;=[.AV32];[.AV41]&gt;[.$B11]);&quot;RedBox&quot;;&quot;GreenBox&quot;));(IF([.AV73]&gt;0;IF(MOD([.AV$12]-[.$E11];[.$C11])=0;&quot;GreyBoxArrival&quot;;&quot;GreyBox&quot;);IF([.AV$12]&lt;[.A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W$14]=[.$A11];IF(MOD([.AW$12]-[.$E11];[.$C11])=0;IF([.AW41]&gt;[.$B11];&quot;RedBoxArrival&quot;;&quot;GreenBoxArrival&quot;);IF(OR([.AW$12]&gt;=[.AW32];[.AW41]&gt;[.$B11]);&quot;RedBox&quot;;&quot;GreenBox&quot;));(IF([.AW73]&gt;0;IF(MOD([.AW$12]-[.$E11];[.$C11])=0;&quot;GreyBoxArrival&quot;;&quot;GreyBox&quot;);IF([.AW$12]&lt;[.A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X$14]=[.$A11];IF(MOD([.AX$12]-[.$E11];[.$C11])=0;IF([.AX41]&gt;[.$B11];&quot;RedBoxArrival&quot;;&quot;GreenBoxArrival&quot;);IF(OR([.AX$12]&gt;=[.AX32];[.AX41]&gt;[.$B11]);&quot;RedBox&quot;;&quot;GreenBox&quot;));(IF([.AX73]&gt;0;IF(MOD([.AX$12]-[.$E11];[.$C11])=0;&quot;GreyBoxArrival&quot;;&quot;GreyBox&quot;);IF([.AX$12]&lt;[.A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Y$14]=[.$A11];IF(MOD([.AY$12]-[.$E11];[.$C11])=0;IF([.AY41]&gt;[.$B11];&quot;RedBoxArrival&quot;;&quot;GreenBoxArrival&quot;);IF(OR([.AY$12]&gt;=[.AY32];[.AY41]&gt;[.$B11]);&quot;RedBox&quot;;&quot;GreenBox&quot;));(IF([.AY73]&gt;0;IF(MOD([.AY$12]-[.$E11];[.$C11])=0;&quot;GreyBoxArrival&quot;;&quot;GreyBox&quot;);IF([.AY$12]&lt;[.A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AZ$14]=[.$A11];IF(MOD([.AZ$12]-[.$E11];[.$C11])=0;IF([.AZ41]&gt;[.$B11];&quot;RedBoxArrival&quot;;&quot;GreenBoxArrival&quot;);IF(OR([.AZ$12]&gt;=[.AZ32];[.AZ41]&gt;[.$B11]);&quot;RedBox&quot;;&quot;GreenBox&quot;));(IF([.AZ73]&gt;0;IF(MOD([.AZ$12]-[.$E11];[.$C11])=0;&quot;GreyBoxArrival&quot;;&quot;GreyBox&quot;);IF([.AZ$12]&lt;[.A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A$14]=[.$A11];IF(MOD([.BA$12]-[.$E11];[.$C11])=0;IF([.BA41]&gt;[.$B11];&quot;RedBoxArrival&quot;;&quot;GreenBoxArrival&quot;);IF(OR([.BA$12]&gt;=[.BA32];[.BA41]&gt;[.$B11]);&quot;RedBox&quot;;&quot;GreenBox&quot;));(IF([.BA73]&gt;0;IF(MOD([.BA$12]-[.$E11];[.$C11])=0;&quot;GreyBoxArrival&quot;;&quot;GreyBox&quot;);IF([.BA$12]&lt;[.B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B$14]=[.$A11];IF(MOD([.BB$12]-[.$E11];[.$C11])=0;IF([.BB41]&gt;[.$B11];&quot;RedBoxArrival&quot;;&quot;GreenBoxArrival&quot;);IF(OR([.BB$12]&gt;=[.BB32];[.BB41]&gt;[.$B11]);&quot;RedBox&quot;;&quot;GreenBox&quot;));(IF([.BB73]&gt;0;IF(MOD([.BB$12]-[.$E11];[.$C11])=0;&quot;GreyBoxArrival&quot;;&quot;GreyBox&quot;);IF([.BB$12]&lt;[.B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C$14]=[.$A11];IF(MOD([.BC$12]-[.$E11];[.$C11])=0;IF([.BC41]&gt;[.$B11];&quot;RedBoxArrival&quot;;&quot;GreenBoxArrival&quot;);IF(OR([.BC$12]&gt;=[.BC32];[.BC41]&gt;[.$B11]);&quot;RedBox&quot;;&quot;GreenBox&quot;));(IF([.BC73]&gt;0;IF(MOD([.BC$12]-[.$E11];[.$C11])=0;&quot;GreyBoxArrival&quot;;&quot;GreyBox&quot;);IF([.BC$12]&lt;[.B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D$14]=[.$A11];IF(MOD([.BD$12]-[.$E11];[.$C11])=0;IF([.BD41]&gt;[.$B11];&quot;RedBoxArrival&quot;;&quot;GreenBoxArrival&quot;);IF(OR([.BD$12]&gt;=[.BD32];[.BD41]&gt;[.$B11]);&quot;RedBox&quot;;&quot;GreenBox&quot;));(IF([.BD73]&gt;0;IF(MOD([.BD$12]-[.$E11];[.$C11])=0;&quot;GreyBoxArrival&quot;;&quot;GreyBox&quot;);IF([.BD$12]&lt;[.BD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E$14]=[.$A11];IF(MOD([.BE$12]-[.$E11];[.$C11])=0;IF([.BE41]&gt;[.$B11];&quot;RedBoxArrival&quot;;&quot;GreenBoxArrival&quot;);IF(OR([.BE$12]&gt;=[.BE32];[.BE41]&gt;[.$B11]);&quot;RedBox&quot;;&quot;GreenBox&quot;));(IF([.BE73]&gt;0;IF(MOD([.BE$12]-[.$E11];[.$C11])=0;&quot;GreyBoxArrival&quot;;&quot;GreyBox&quot;);IF([.BE$12]&lt;[.BE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F$14]=[.$A11];IF(MOD([.BF$12]-[.$E11];[.$C11])=0;IF([.BF41]&gt;[.$B11];&quot;RedBoxArrival&quot;;&quot;GreenBoxArrival&quot;);IF(OR([.BF$12]&gt;=[.BF32];[.BF41]&gt;[.$B11]);&quot;RedBox&quot;;&quot;GreenBox&quot;));(IF([.BF73]&gt;0;IF(MOD([.BF$12]-[.$E11];[.$C11])=0;&quot;GreyBoxArrival&quot;;&quot;GreyBox&quot;);IF([.BF$12]&lt;[.BF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G$14]=[.$A11];IF(MOD([.BG$12]-[.$E11];[.$C11])=0;IF([.BG41]&gt;[.$B11];&quot;RedBoxArrival&quot;;&quot;GreenBoxArrival&quot;);IF(OR([.BG$12]&gt;=[.BG32];[.BG41]&gt;[.$B11]);&quot;RedBox&quot;;&quot;GreenBox&quot;));(IF([.BG73]&gt;0;IF(MOD([.BG$12]-[.$E11];[.$C11])=0;&quot;GreyBoxArrival&quot;;&quot;GreyBox&quot;);IF([.BG$12]&lt;[.BG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H$14]=[.$A11];IF(MOD([.BH$12]-[.$E11];[.$C11])=0;IF([.BH41]&gt;[.$B11];&quot;RedBoxArrival&quot;;&quot;GreenBoxArrival&quot;);IF(OR([.BH$12]&gt;=[.BH32];[.BH41]&gt;[.$B11]);&quot;RedBox&quot;;&quot;GreenBox&quot;));(IF([.BH73]&gt;0;IF(MOD([.BH$12]-[.$E11];[.$C11])=0;&quot;GreyBoxArrival&quot;;&quot;GreyBox&quot;);IF([.BH$12]&lt;[.BH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I$14]=[.$A11];IF(MOD([.BI$12]-[.$E11];[.$C11])=0;IF([.BI41]&gt;[.$B11];&quot;RedBoxArrival&quot;;&quot;GreenBoxArrival&quot;);IF(OR([.BI$12]&gt;=[.BI32];[.BI41]&gt;[.$B11]);&quot;RedBox&quot;;&quot;GreenBox&quot;));(IF([.BI73]&gt;0;IF(MOD([.BI$12]-[.$E11];[.$C11])=0;&quot;GreyBoxArrival&quot;;&quot;GreyBox&quot;);IF([.BI$12]&lt;[.BI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J$14]=[.$A11];IF(MOD([.BJ$12]-[.$E11];[.$C11])=0;IF([.BJ41]&gt;[.$B11];&quot;RedBoxArrival&quot;;&quot;GreenBoxArrival&quot;);IF(OR([.BJ$12]&gt;=[.BJ32];[.BJ41]&gt;[.$B11]);&quot;RedBox&quot;;&quot;GreenBox&quot;));(IF([.BJ73]&gt;0;IF(MOD([.BJ$12]-[.$E11];[.$C11])=0;&quot;GreyBoxArrival&quot;;&quot;GreyBox&quot;);IF([.BJ$12]&lt;[.BJ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K$14]=[.$A11];IF(MOD([.BK$12]-[.$E11];[.$C11])=0;IF([.BK41]&gt;[.$B11];&quot;RedBoxArrival&quot;;&quot;GreenBoxArrival&quot;);IF(OR([.BK$12]&gt;=[.BK32];[.BK41]&gt;[.$B11]);&quot;RedBox&quot;;&quot;GreenBox&quot;));(IF([.BK73]&gt;0;IF(MOD([.BK$12]-[.$E11];[.$C11])=0;&quot;GreyBoxArrival&quot;;&quot;GreyBox&quot;);IF([.BK$12]&lt;[.BK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BL$14]=[.$A11];IF(MOD([.BL$12]-[.$E11];[.$C11])=0;IF([.BL41]&gt;[.$B11];&quot;RedBoxArrival&quot;;&quot;GreenBoxArrival&quot;);IF(OR([.BL$12]&gt;=[.BL32];[.BL41]&gt;[.$B11]);&quot;RedBox&quot;;&quot;GreenBox&quot;));(IF([.BL73]&gt;0;IF(MOD([.BL$12]-[.$E11];[.$C11])=0;&quot;GreyBoxArrival&quot;;&quot;GreyBox&quot;);IF([.BL$12]&lt;[.B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M$14]=[.$A11];IF(MOD([.BM$12]-[.$E11];[.$C11])=0;IF([.BM41]&gt;[.$B11];&quot;RedBoxArrival&quot;;&quot;GreenBoxArrival&quot;);IF(OR([.BM$12]&gt;=[.BM32];[.BM41]&gt;[.$B11]);&quot;RedBox&quot;;&quot;GreenBox&quot;));(IF([.BM73]&gt;0;IF(MOD([.BM$12]-[.$E11];[.$C11])=0;&quot;GreyBoxArrival&quot;;&quot;GreyBox&quot;);IF([.BM$12]&lt;[.B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N$14]=[.$A11];IF(MOD([.BN$12]-[.$E11];[.$C11])=0;IF([.BN41]&gt;[.$B11];&quot;RedBoxArrival&quot;;&quot;GreenBoxArrival&quot;);IF(OR([.BN$12]&gt;=[.BN32];[.BN41]&gt;[.$B11]);&quot;RedBox&quot;;&quot;GreenBox&quot;));(IF([.BN73]&gt;0;IF(MOD([.BN$12]-[.$E11];[.$C11])=0;&quot;GreyBoxArrival&quot;;&quot;GreyBox&quot;);IF([.BN$12]&lt;[.B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O$14]=[.$A11];IF(MOD([.BO$12]-[.$E11];[.$C11])=0;IF([.BO41]&gt;[.$B11];&quot;RedBoxArrival&quot;;&quot;GreenBoxArrival&quot;);IF(OR([.BO$12]&gt;=[.BO32];[.BO41]&gt;[.$B11]);&quot;RedBox&quot;;&quot;GreenBox&quot;));(IF([.BO73]&gt;0;IF(MOD([.BO$12]-[.$E11];[.$C11])=0;&quot;GreyBoxArrival&quot;;&quot;GreyBox&quot;);IF([.BO$12]&lt;[.B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P$14]=[.$A11];IF(MOD([.BP$12]-[.$E11];[.$C11])=0;IF([.BP41]&gt;[.$B11];&quot;RedBoxArrival&quot;;&quot;GreenBoxArrival&quot;);IF(OR([.BP$12]&gt;=[.BP32];[.BP41]&gt;[.$B11]);&quot;RedBox&quot;;&quot;GreenBox&quot;));(IF([.BP73]&gt;0;IF(MOD([.BP$12]-[.$E11];[.$C11])=0;&quot;GreyBoxArrival&quot;;&quot;GreyBox&quot;);IF([.BP$12]&lt;[.B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Q$14]=[.$A11];IF(MOD([.BQ$12]-[.$E11];[.$C11])=0;IF([.BQ41]&gt;[.$B11];&quot;RedBoxArrival&quot;;&quot;GreenBoxArrival&quot;);IF(OR([.BQ$12]&gt;=[.BQ32];[.BQ41]&gt;[.$B11]);&quot;RedBox&quot;;&quot;GreenBox&quot;));(IF([.BQ73]&gt;0;IF(MOD([.BQ$12]-[.$E11];[.$C11])=0;&quot;GreyBoxArrival&quot;;&quot;GreyBox&quot;);IF([.BQ$12]&lt;[.B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R$14]=[.$A11];IF(MOD([.BR$12]-[.$E11];[.$C11])=0;IF([.BR41]&gt;[.$B11];&quot;RedBoxArrival&quot;;&quot;GreenBoxArrival&quot;);IF(OR([.BR$12]&gt;=[.BR32];[.BR41]&gt;[.$B11]);&quot;RedBox&quot;;&quot;GreenBox&quot;));(IF([.BR73]&gt;0;IF(MOD([.BR$12]-[.$E11];[.$C11])=0;&quot;GreyBoxArrival&quot;;&quot;GreyBox&quot;);IF([.BR$12]&lt;[.B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S$14]=[.$A11];IF(MOD([.BS$12]-[.$E11];[.$C11])=0;IF([.BS41]&gt;[.$B11];&quot;RedBoxArrival&quot;;&quot;GreenBoxArrival&quot;);IF(OR([.BS$12]&gt;=[.BS32];[.BS41]&gt;[.$B11]);&quot;RedBox&quot;;&quot;GreenBox&quot;));(IF([.BS73]&gt;0;IF(MOD([.BS$12]-[.$E11];[.$C11])=0;&quot;GreyBoxArrival&quot;;&quot;GreyBox&quot;);IF([.BS$12]&lt;[.B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T$14]=[.$A11];IF(MOD([.BT$12]-[.$E11];[.$C11])=0;IF([.BT41]&gt;[.$B11];&quot;RedBoxArrival&quot;;&quot;GreenBoxArrival&quot;);IF(OR([.BT$12]&gt;=[.BT32];[.BT41]&gt;[.$B11]);&quot;RedBox&quot;;&quot;GreenBox&quot;));(IF([.BT73]&gt;0;IF(MOD([.BT$12]-[.$E11];[.$C11])=0;&quot;GreyBoxArrival&quot;;&quot;GreyBox&quot;);IF([.BT$12]&lt;[.B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U$14]=[.$A11];IF(MOD([.BU$12]-[.$E11];[.$C11])=0;IF([.BU41]&gt;[.$B11];&quot;RedBoxArrival&quot;;&quot;GreenBoxArrival&quot;);IF(OR([.BU$12]&gt;=[.BU32];[.BU41]&gt;[.$B11]);&quot;RedBox&quot;;&quot;GreenBox&quot;));(IF([.BU73]&gt;0;IF(MOD([.BU$12]-[.$E11];[.$C11])=0;&quot;GreyBoxArrival&quot;;&quot;GreyBox&quot;);IF([.BU$12]&lt;[.B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V$14]=[.$A11];IF(MOD([.BV$12]-[.$E11];[.$C11])=0;IF([.BV41]&gt;[.$B11];&quot;RedBoxArrival&quot;;&quot;GreenBoxArrival&quot;);IF(OR([.BV$12]&gt;=[.BV32];[.BV41]&gt;[.$B11]);&quot;RedBox&quot;;&quot;GreenBox&quot;));(IF([.BV73]&gt;0;IF(MOD([.BV$12]-[.$E11];[.$C11])=0;&quot;GreyBoxArrival&quot;;&quot;GreyBox&quot;);IF([.BV$12]&lt;[.B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W$14]=[.$A11];IF(MOD([.BW$12]-[.$E11];[.$C11])=0;IF([.BW41]&gt;[.$B11];&quot;RedBoxArrival&quot;;&quot;GreenBoxArrival&quot;);IF(OR([.BW$12]&gt;=[.BW32];[.BW41]&gt;[.$B11]);&quot;RedBox&quot;;&quot;GreenBox&quot;));(IF([.BW73]&gt;0;IF(MOD([.BW$12]-[.$E11];[.$C11])=0;&quot;GreyBoxArrival&quot;;&quot;GreyBox&quot;);IF([.BW$12]&lt;[.B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X$14]=[.$A11];IF(MOD([.BX$12]-[.$E11];[.$C11])=0;IF([.BX41]&gt;[.$B11];&quot;RedBoxArrival&quot;;&quot;GreenBoxArrival&quot;);IF(OR([.BX$12]&gt;=[.BX32];[.BX41]&gt;[.$B11]);&quot;RedBox&quot;;&quot;GreenBox&quot;));(IF([.BX73]&gt;0;IF(MOD([.BX$12]-[.$E11];[.$C11])=0;&quot;GreyBoxArrival&quot;;&quot;GreyBox&quot;);IF([.BX$12]&lt;[.B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Y$14]=[.$A11];IF(MOD([.BY$12]-[.$E11];[.$C11])=0;IF([.BY41]&gt;[.$B11];&quot;RedBoxArrival&quot;;&quot;GreenBoxArrival&quot;);IF(OR([.BY$12]&gt;=[.BY32];[.BY41]&gt;[.$B11]);&quot;RedBox&quot;;&quot;GreenBox&quot;));(IF([.BY73]&gt;0;IF(MOD([.BY$12]-[.$E11];[.$C11])=0;&quot;GreyBoxArrival&quot;;&quot;GreyBox&quot;);IF([.BY$12]&lt;[.B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BZ$14]=[.$A11];IF(MOD([.BZ$12]-[.$E11];[.$C11])=0;IF([.BZ41]&gt;[.$B11];&quot;RedBoxArrival&quot;;&quot;GreenBoxArrival&quot;);IF(OR([.BZ$12]&gt;=[.BZ32];[.BZ41]&gt;[.$B11]);&quot;RedBox&quot;;&quot;GreenBox&quot;));(IF([.BZ73]&gt;0;IF(MOD([.BZ$12]-[.$E11];[.$C11])=0;&quot;GreyBoxArrival&quot;;&quot;GreyBox&quot;);IF([.BZ$12]&lt;[.B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A$14]=[.$A11];IF(MOD([.CA$12]-[.$E11];[.$C11])=0;IF([.CA41]&gt;[.$B11];&quot;RedBoxArrival&quot;;&quot;GreenBoxArrival&quot;);IF(OR([.CA$12]&gt;=[.CA32];[.CA41]&gt;[.$B11]);&quot;RedBox&quot;;&quot;GreenBox&quot;));(IF([.CA73]&gt;0;IF(MOD([.CA$12]-[.$E11];[.$C11])=0;&quot;GreyBoxArrival&quot;;&quot;GreyBox&quot;);IF([.CA$12]&lt;[.C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B$14]=[.$A11];IF(MOD([.CB$12]-[.$E11];[.$C11])=0;IF([.CB41]&gt;[.$B11];&quot;RedBoxArrival&quot;;&quot;GreenBoxArrival&quot;);IF(OR([.CB$12]&gt;=[.CB32];[.CB41]&gt;[.$B11]);&quot;RedBox&quot;;&quot;GreenBox&quot;));(IF([.CB73]&gt;0;IF(MOD([.CB$12]-[.$E11];[.$C11])=0;&quot;GreyBoxArrival&quot;;&quot;GreyBox&quot;);IF([.CB$12]&lt;[.C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C$14]=[.$A11];IF(MOD([.CC$12]-[.$E11];[.$C11])=0;IF([.CC41]&gt;[.$B11];&quot;RedBoxArrival&quot;;&quot;GreenBoxArrival&quot;);IF(OR([.CC$12]&gt;=[.CC32];[.CC41]&gt;[.$B11]);&quot;RedBox&quot;;&quot;GreenBox&quot;));(IF([.CC73]&gt;0;IF(MOD([.CC$12]-[.$E11];[.$C11])=0;&quot;GreyBoxArrival&quot;;&quot;GreyBox&quot;);IF([.CC$12]&lt;[.C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D$14]=[.$A11];IF(MOD([.CD$12]-[.$E11];[.$C11])=0;IF([.CD41]&gt;[.$B11];&quot;RedBoxArrival&quot;;&quot;GreenBoxArrival&quot;);IF(OR([.CD$12]&gt;=[.CD32];[.CD41]&gt;[.$B11]);&quot;RedBox&quot;;&quot;GreenBox&quot;));(IF([.CD73]&gt;0;IF(MOD([.CD$12]-[.$E11];[.$C11])=0;&quot;GreyBoxArrival&quot;;&quot;GreyBox&quot;);IF([.CD$12]&lt;[.C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E$14]=[.$A11];IF(MOD([.CE$12]-[.$E11];[.$C11])=0;IF([.CE41]&gt;[.$B11];&quot;RedBoxArrival&quot;;&quot;GreenBoxArrival&quot;);IF(OR([.CE$12]&gt;=[.CE32];[.CE41]&gt;[.$B11]);&quot;RedBox&quot;;&quot;GreenBox&quot;));(IF([.CE73]&gt;0;IF(MOD([.CE$12]-[.$E11];[.$C11])=0;&quot;GreyBoxArrival&quot;;&quot;GreyBox&quot;);IF([.CE$12]&lt;[.C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F$14]=[.$A11];IF(MOD([.CF$12]-[.$E11];[.$C11])=0;IF([.CF41]&gt;[.$B11];&quot;RedBoxArrival&quot;;&quot;GreenBoxArrival&quot;);IF(OR([.CF$12]&gt;=[.CF32];[.CF41]&gt;[.$B11]);&quot;RedBox&quot;;&quot;GreenBox&quot;));(IF([.CF73]&gt;0;IF(MOD([.CF$12]-[.$E11];[.$C11])=0;&quot;GreyBoxArrival&quot;;&quot;GreyBox&quot;);IF([.CF$12]&lt;[.CF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G$14]=[.$A11];IF(MOD([.CG$12]-[.$E11];[.$C11])=0;IF([.CG41]&gt;[.$B11];&quot;RedBoxArrival&quot;;&quot;GreenBoxArrival&quot;);IF(OR([.CG$12]&gt;=[.CG32];[.CG41]&gt;[.$B11]);&quot;RedBox&quot;;&quot;GreenBox&quot;));(IF([.CG73]&gt;0;IF(MOD([.CG$12]-[.$E11];[.$C11])=0;&quot;GreyBoxArrival&quot;;&quot;GreyBox&quot;);IF([.CG$12]&lt;[.CG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H$14]=[.$A11];IF(MOD([.CH$12]-[.$E11];[.$C11])=0;IF([.CH41]&gt;[.$B11];&quot;RedBoxArrival&quot;;&quot;GreenBoxArrival&quot;);IF(OR([.CH$12]&gt;=[.CH32];[.CH41]&gt;[.$B11]);&quot;RedBox&quot;;&quot;GreenBox&quot;));(IF([.CH73]&gt;0;IF(MOD([.CH$12]-[.$E11];[.$C11])=0;&quot;GreyBoxArrival&quot;;&quot;GreyBox&quot;);IF([.CH$12]&lt;[.CH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I$14]=[.$A11];IF(MOD([.CI$12]-[.$E11];[.$C11])=0;IF([.CI41]&gt;[.$B11];&quot;RedBoxArrival&quot;;&quot;GreenBoxArrival&quot;);IF(OR([.CI$12]&gt;=[.CI32];[.CI41]&gt;[.$B11]);&quot;RedBox&quot;;&quot;GreenBox&quot;));(IF([.CI73]&gt;0;IF(MOD([.CI$12]-[.$E11];[.$C11])=0;&quot;GreyBoxArrival&quot;;&quot;GreyBox&quot;);IF([.CI$12]&lt;[.CI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J$14]=[.$A11];IF(MOD([.CJ$12]-[.$E11];[.$C11])=0;IF([.CJ41]&gt;[.$B11];&quot;RedBoxArrival&quot;;&quot;GreenBoxArrival&quot;);IF(OR([.CJ$12]&gt;=[.CJ32];[.CJ41]&gt;[.$B11]);&quot;RedBox&quot;;&quot;GreenBox&quot;));(IF([.CJ73]&gt;0;IF(MOD([.CJ$12]-[.$E11];[.$C11])=0;&quot;GreyBoxArrival&quot;;&quot;GreyBox&quot;);IF([.CJ$12]&lt;[.CJ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K$14]=[.$A11];IF(MOD([.CK$12]-[.$E11];[.$C11])=0;IF([.CK41]&gt;[.$B11];&quot;RedBoxArrival&quot;;&quot;GreenBoxArrival&quot;);IF(OR([.CK$12]&gt;=[.CK32];[.CK41]&gt;[.$B11]);&quot;RedBox&quot;;&quot;GreenBox&quot;));(IF([.CK73]&gt;0;IF(MOD([.CK$12]-[.$E11];[.$C11])=0;&quot;GreyBoxArrival&quot;;&quot;GreyBox&quot;);IF([.CK$12]&lt;[.CK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L$14]=[.$A11];IF(MOD([.CL$12]-[.$E11];[.$C11])=0;IF([.CL41]&gt;[.$B11];&quot;RedBoxArrival&quot;;&quot;GreenBoxArrival&quot;);IF(OR([.CL$12]&gt;=[.CL32];[.CL41]&gt;[.$B11]);&quot;RedBox&quot;;&quot;GreenBox&quot;));(IF([.CL73]&gt;0;IF(MOD([.CL$12]-[.$E11];[.$C11])=0;&quot;GreyBoxArrival&quot;;&quot;GreyBox&quot;);IF([.CL$12]&lt;[.CL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M$14]=[.$A11];IF(MOD([.CM$12]-[.$E11];[.$C11])=0;IF([.CM41]&gt;[.$B11];&quot;RedBoxArrival&quot;;&quot;GreenBoxArrival&quot;);IF(OR([.CM$12]&gt;=[.CM32];[.CM41]&gt;[.$B11]);&quot;RedBox&quot;;&quot;GreenBox&quot;));(IF([.CM73]&gt;0;IF(MOD([.CM$12]-[.$E11];[.$C11])=0;&quot;GreyBoxArrival&quot;;&quot;GreyBox&quot;);IF([.CM$12]&lt;[.CM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CN$14]=[.$A11];IF(MOD([.CN$12]-[.$E11];[.$C11])=0;IF([.CN41]&gt;[.$B11];&quot;RedBoxArrival&quot;;&quot;GreenBoxArrival&quot;);IF(OR([.CN$12]&gt;=[.CN32];[.CN41]&gt;[.$B11]);&quot;RedBox&quot;;&quot;GreenBox&quot;));(IF([.CN73]&gt;0;IF(MOD([.CN$12]-[.$E11];[.$C11])=0;&quot;GreyBoxArrival&quot;;&quot;GreyBox&quot;);IF([.CN$12]&lt;[.C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O$14]=[.$A11];IF(MOD([.CO$12]-[.$E11];[.$C11])=0;IF([.CO41]&gt;[.$B11];&quot;RedBoxArrival&quot;;&quot;GreenBoxArrival&quot;);IF(OR([.CO$12]&gt;=[.CO32];[.CO41]&gt;[.$B11]);&quot;RedBox&quot;;&quot;GreenBox&quot;));(IF([.CO73]&gt;0;IF(MOD([.CO$12]-[.$E11];[.$C11])=0;&quot;GreyBoxArrival&quot;;&quot;GreyBox&quot;);IF([.CO$12]&lt;[.C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P$14]=[.$A11];IF(MOD([.CP$12]-[.$E11];[.$C11])=0;IF([.CP41]&gt;[.$B11];&quot;RedBoxArrival&quot;;&quot;GreenBoxArrival&quot;);IF(OR([.CP$12]&gt;=[.CP32];[.CP41]&gt;[.$B11]);&quot;RedBox&quot;;&quot;GreenBox&quot;));(IF([.CP73]&gt;0;IF(MOD([.CP$12]-[.$E11];[.$C11])=0;&quot;GreyBoxArrival&quot;;&quot;GreyBox&quot;);IF([.CP$12]&lt;[.C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Q$14]=[.$A11];IF(MOD([.CQ$12]-[.$E11];[.$C11])=0;IF([.CQ41]&gt;[.$B11];&quot;RedBoxArrival&quot;;&quot;GreenBoxArrival&quot;);IF(OR([.CQ$12]&gt;=[.CQ32];[.CQ41]&gt;[.$B11]);&quot;RedBox&quot;;&quot;GreenBox&quot;));(IF([.CQ73]&gt;0;IF(MOD([.CQ$12]-[.$E11];[.$C11])=0;&quot;GreyBoxArrival&quot;;&quot;GreyBox&quot;);IF([.CQ$12]&lt;[.C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R$14]=[.$A11];IF(MOD([.CR$12]-[.$E11];[.$C11])=0;IF([.CR41]&gt;[.$B11];&quot;RedBoxArrival&quot;;&quot;GreenBoxArrival&quot;);IF(OR([.CR$12]&gt;=[.CR32];[.CR41]&gt;[.$B11]);&quot;RedBox&quot;;&quot;GreenBox&quot;));(IF([.CR73]&gt;0;IF(MOD([.CR$12]-[.$E11];[.$C11])=0;&quot;GreyBoxArrival&quot;;&quot;GreyBox&quot;);IF([.CR$12]&lt;[.C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S$14]=[.$A11];IF(MOD([.CS$12]-[.$E11];[.$C11])=0;IF([.CS41]&gt;[.$B11];&quot;RedBoxArrival&quot;;&quot;GreenBoxArrival&quot;);IF(OR([.CS$12]&gt;=[.CS32];[.CS41]&gt;[.$B11]);&quot;RedBox&quot;;&quot;GreenBox&quot;));(IF([.CS73]&gt;0;IF(MOD([.CS$12]-[.$E11];[.$C11])=0;&quot;GreyBoxArrival&quot;;&quot;GreyBox&quot;);IF([.CS$12]&lt;[.C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T$14]=[.$A11];IF(MOD([.CT$12]-[.$E11];[.$C11])=0;IF([.CT41]&gt;[.$B11];&quot;RedBoxArrival&quot;;&quot;GreenBoxArrival&quot;);IF(OR([.CT$12]&gt;=[.CT32];[.CT41]&gt;[.$B11]);&quot;RedBox&quot;;&quot;GreenBox&quot;));(IF([.CT73]&gt;0;IF(MOD([.CT$12]-[.$E11];[.$C11])=0;&quot;GreyBoxArrival&quot;;&quot;GreyBox&quot;);IF([.CT$12]&lt;[.C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U$14]=[.$A11];IF(MOD([.CU$12]-[.$E11];[.$C11])=0;IF([.CU41]&gt;[.$B11];&quot;RedBoxArrival&quot;;&quot;GreenBoxArrival&quot;);IF(OR([.CU$12]&gt;=[.CU32];[.CU41]&gt;[.$B11]);&quot;RedBox&quot;;&quot;GreenBox&quot;));(IF([.CU73]&gt;0;IF(MOD([.CU$12]-[.$E11];[.$C11])=0;&quot;GreyBoxArrival&quot;;&quot;GreyBox&quot;);IF([.CU$12]&lt;[.C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V$14]=[.$A11];IF(MOD([.CV$12]-[.$E11];[.$C11])=0;IF([.CV41]&gt;[.$B11];&quot;RedBoxArrival&quot;;&quot;GreenBoxArrival&quot;);IF(OR([.CV$12]&gt;=[.CV32];[.CV41]&gt;[.$B11]);&quot;RedBox&quot;;&quot;GreenBox&quot;));(IF([.CV73]&gt;0;IF(MOD([.CV$12]-[.$E11];[.$C11])=0;&quot;GreyBoxArrival&quot;;&quot;GreyBox&quot;);IF([.CV$12]&lt;[.C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W$14]=[.$A11];IF(MOD([.CW$12]-[.$E11];[.$C11])=0;IF([.CW41]&gt;[.$B11];&quot;RedBoxArrival&quot;;&quot;GreenBoxArrival&quot;);IF(OR([.CW$12]&gt;=[.CW32];[.CW41]&gt;[.$B11]);&quot;RedBox&quot;;&quot;GreenBox&quot;));(IF([.CW73]&gt;0;IF(MOD([.CW$12]-[.$E11];[.$C11])=0;&quot;GreyBoxArrival&quot;;&quot;GreyBox&quot;);IF([.CW$12]&lt;[.C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X$14]=[.$A11];IF(MOD([.CX$12]-[.$E11];[.$C11])=0;IF([.CX41]&gt;[.$B11];&quot;RedBoxArrival&quot;;&quot;GreenBoxArrival&quot;);IF(OR([.CX$12]&gt;=[.CX32];[.CX41]&gt;[.$B11]);&quot;RedBox&quot;;&quot;GreenBox&quot;));(IF([.CX73]&gt;0;IF(MOD([.CX$12]-[.$E11];[.$C11])=0;&quot;GreyBoxArrival&quot;;&quot;GreyBox&quot;);IF([.CX$12]&lt;[.C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Y$14]=[.$A11];IF(MOD([.CY$12]-[.$E11];[.$C11])=0;IF([.CY41]&gt;[.$B11];&quot;RedBoxArrival&quot;;&quot;GreenBoxArrival&quot;);IF(OR([.CY$12]&gt;=[.CY32];[.CY41]&gt;[.$B11]);&quot;RedBox&quot;;&quot;GreenBox&quot;));(IF([.CY73]&gt;0;IF(MOD([.CY$12]-[.$E11];[.$C11])=0;&quot;GreyBoxArrival&quot;;&quot;GreyBox&quot;);IF([.CY$12]&lt;[.C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CZ$14]=[.$A11];IF(MOD([.CZ$12]-[.$E11];[.$C11])=0;IF([.CZ41]&gt;[.$B11];&quot;RedBoxArrival&quot;;&quot;GreenBoxArrival&quot;);IF(OR([.CZ$12]&gt;=[.CZ32];[.CZ41]&gt;[.$B11]);&quot;RedBox&quot;;&quot;GreenBox&quot;));(IF([.CZ73]&gt;0;IF(MOD([.CZ$12]-[.$E11];[.$C11])=0;&quot;GreyBoxArrival&quot;;&quot;GreyBox&quot;);IF([.CZ$12]&lt;[.C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A$14]=[.$A11];IF(MOD([.DA$12]-[.$E11];[.$C11])=0;IF([.DA41]&gt;[.$B11];&quot;RedBoxArrival&quot;;&quot;GreenBoxArrival&quot;);IF(OR([.DA$12]&gt;=[.DA32];[.DA41]&gt;[.$B11]);&quot;RedBox&quot;;&quot;GreenBox&quot;));(IF([.DA73]&gt;0;IF(MOD([.DA$12]-[.$E11];[.$C11])=0;&quot;GreyBoxArrival&quot;;&quot;GreyBox&quot;);IF([.DA$12]&lt;[.D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B$14]=[.$A11];IF(MOD([.DB$12]-[.$E11];[.$C11])=0;IF([.DB41]&gt;[.$B11];&quot;RedBoxArrival&quot;;&quot;GreenBoxArrival&quot;);IF(OR([.DB$12]&gt;=[.DB32];[.DB41]&gt;[.$B11]);&quot;RedBox&quot;;&quot;GreenBox&quot;));(IF([.DB73]&gt;0;IF(MOD([.DB$12]-[.$E11];[.$C11])=0;&quot;GreyBoxArrival&quot;;&quot;GreyBox&quot;);IF([.DB$12]&lt;[.D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C$14]=[.$A11];IF(MOD([.DC$12]-[.$E11];[.$C11])=0;IF([.DC41]&gt;[.$B11];&quot;RedBoxArrival&quot;;&quot;GreenBoxArrival&quot;);IF(OR([.DC$12]&gt;=[.DC32];[.DC41]&gt;[.$B11]);&quot;RedBox&quot;;&quot;GreenBox&quot;));(IF([.DC73]&gt;0;IF(MOD([.DC$12]-[.$E11];[.$C11])=0;&quot;GreyBoxArrival&quot;;&quot;GreyBox&quot;);IF([.DC$12]&lt;[.D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D$14]=[.$A11];IF(MOD([.DD$12]-[.$E11];[.$C11])=0;IF([.DD41]&gt;[.$B11];&quot;RedBoxArrival&quot;;&quot;GreenBoxArrival&quot;);IF(OR([.DD$12]&gt;=[.DD32];[.DD41]&gt;[.$B11]);&quot;RedBox&quot;;&quot;GreenBox&quot;));(IF([.DD73]&gt;0;IF(MOD([.DD$12]-[.$E11];[.$C11])=0;&quot;GreyBoxArrival&quot;;&quot;GreyBox&quot;);IF([.DD$12]&lt;[.D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E$14]=[.$A11];IF(MOD([.DE$12]-[.$E11];[.$C11])=0;IF([.DE41]&gt;[.$B11];&quot;RedBoxArrival&quot;;&quot;GreenBoxArrival&quot;);IF(OR([.DE$12]&gt;=[.DE32];[.DE41]&gt;[.$B11]);&quot;RedBox&quot;;&quot;GreenBox&quot;));(IF([.DE73]&gt;0;IF(MOD([.DE$12]-[.$E11];[.$C11])=0;&quot;GreyBoxArrival&quot;;&quot;GreyBox&quot;);IF([.DE$12]&lt;[.D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F$14]=[.$A11];IF(MOD([.DF$12]-[.$E11];[.$C11])=0;IF([.DF41]&gt;[.$B11];&quot;RedBoxArrival&quot;;&quot;GreenBoxArrival&quot;);IF(OR([.DF$12]&gt;=[.DF32];[.DF41]&gt;[.$B11]);&quot;RedBox&quot;;&quot;GreenBox&quot;));(IF([.DF73]&gt;0;IF(MOD([.DF$12]-[.$E11];[.$C11])=0;&quot;GreyBoxArrival&quot;;&quot;GreyBox&quot;);IF([.DF$12]&lt;[.D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G$14]=[.$A11];IF(MOD([.DG$12]-[.$E11];[.$C11])=0;IF([.DG41]&gt;[.$B11];&quot;RedBoxArrival&quot;;&quot;GreenBoxArrival&quot;);IF(OR([.DG$12]&gt;=[.DG32];[.DG41]&gt;[.$B11]);&quot;RedBox&quot;;&quot;GreenBox&quot;));(IF([.DG73]&gt;0;IF(MOD([.DG$12]-[.$E11];[.$C11])=0;&quot;GreyBoxArrival&quot;;&quot;GreyBox&quot;);IF([.DG$12]&lt;[.D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H$14]=[.$A11];IF(MOD([.DH$12]-[.$E11];[.$C11])=0;IF([.DH41]&gt;[.$B11];&quot;RedBoxArrival&quot;;&quot;GreenBoxArrival&quot;);IF(OR([.DH$12]&gt;=[.DH32];[.DH41]&gt;[.$B11]);&quot;RedBox&quot;;&quot;GreenBox&quot;));(IF([.DH73]&gt;0;IF(MOD([.DH$12]-[.$E11];[.$C11])=0;&quot;GreyBoxArrival&quot;;&quot;GreyBox&quot;);IF([.DH$12]&lt;[.DH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I$14]=[.$A11];IF(MOD([.DI$12]-[.$E11];[.$C11])=0;IF([.DI41]&gt;[.$B11];&quot;RedBoxArrival&quot;;&quot;GreenBoxArrival&quot;);IF(OR([.DI$12]&gt;=[.DI32];[.DI41]&gt;[.$B11]);&quot;RedBox&quot;;&quot;GreenBox&quot;));(IF([.DI73]&gt;0;IF(MOD([.DI$12]-[.$E11];[.$C11])=0;&quot;GreyBoxArrival&quot;;&quot;GreyBox&quot;);IF([.DI$12]&lt;[.DI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J$14]=[.$A11];IF(MOD([.DJ$12]-[.$E11];[.$C11])=0;IF([.DJ41]&gt;[.$B11];&quot;RedBoxArrival&quot;;&quot;GreenBoxArrival&quot;);IF(OR([.DJ$12]&gt;=[.DJ32];[.DJ41]&gt;[.$B11]);&quot;RedBox&quot;;&quot;GreenBox&quot;));(IF([.DJ73]&gt;0;IF(MOD([.DJ$12]-[.$E11];[.$C11])=0;&quot;GreyBoxArrival&quot;;&quot;GreyBox&quot;);IF([.DJ$12]&lt;[.DJ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K$14]=[.$A11];IF(MOD([.DK$12]-[.$E11];[.$C11])=0;IF([.DK41]&gt;[.$B11];&quot;RedBoxArrival&quot;;&quot;GreenBoxArrival&quot;);IF(OR([.DK$12]&gt;=[.DK32];[.DK41]&gt;[.$B11]);&quot;RedBox&quot;;&quot;GreenBox&quot;));(IF([.DK73]&gt;0;IF(MOD([.DK$12]-[.$E11];[.$C11])=0;&quot;GreyBoxArrival&quot;;&quot;GreyBox&quot;);IF([.DK$12]&lt;[.DK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L$14]=[.$A11];IF(MOD([.DL$12]-[.$E11];[.$C11])=0;IF([.DL41]&gt;[.$B11];&quot;RedBoxArrival&quot;;&quot;GreenBoxArrival&quot;);IF(OR([.DL$12]&gt;=[.DL32];[.DL41]&gt;[.$B11]);&quot;RedBox&quot;;&quot;GreenBox&quot;));(IF([.DL73]&gt;0;IF(MOD([.DL$12]-[.$E11];[.$C11])=0;&quot;GreyBoxArrival&quot;;&quot;GreyBox&quot;);IF([.DL$12]&lt;[.DL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M$14]=[.$A11];IF(MOD([.DM$12]-[.$E11];[.$C11])=0;IF([.DM41]&gt;[.$B11];&quot;RedBoxArrival&quot;;&quot;GreenBoxArrival&quot;);IF(OR([.DM$12]&gt;=[.DM32];[.DM41]&gt;[.$B11]);&quot;RedBox&quot;;&quot;GreenBox&quot;));(IF([.DM73]&gt;0;IF(MOD([.DM$12]-[.$E11];[.$C11])=0;&quot;GreyBoxArrival&quot;;&quot;GreyBox&quot;);IF([.DM$12]&lt;[.DM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N$14]=[.$A11];IF(MOD([.DN$12]-[.$E11];[.$C11])=0;IF([.DN41]&gt;[.$B11];&quot;RedBoxArrival&quot;;&quot;GreenBoxArrival&quot;);IF(OR([.DN$12]&gt;=[.DN32];[.DN41]&gt;[.$B11]);&quot;RedBox&quot;;&quot;GreenBox&quot;));(IF([.DN73]&gt;0;IF(MOD([.DN$12]-[.$E11];[.$C11])=0;&quot;GreyBoxArrival&quot;;&quot;GreyBox&quot;);IF([.DN$12]&lt;[.DN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O$14]=[.$A11];IF(MOD([.DO$12]-[.$E11];[.$C11])=0;IF([.DO41]&gt;[.$B11];&quot;RedBoxArrival&quot;;&quot;GreenBoxArrival&quot;);IF(OR([.DO$12]&gt;=[.DO32];[.DO41]&gt;[.$B11]);&quot;RedBox&quot;;&quot;GreenBox&quot;));(IF([.DO73]&gt;0;IF(MOD([.DO$12]-[.$E11];[.$C11])=0;&quot;GreyBoxArrival&quot;;&quot;GreyBox&quot;);IF([.DO$12]&lt;[.DO32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.DP$14]=[.$A11];IF(MOD([.DP$12]-[.$E11];[.$C11])=0;IF([.DP41]&gt;[.$B11];&quot;RedBoxArrival&quot;;&quot;GreenBoxArrival&quot;);IF(OR([.DP$12]&gt;=[.DP32];[.DP41]&gt;[.$B11]);&quot;RedBox&quot;;&quot;GreenBox&quot;));(IF([.DP73]&gt;0;IF(MOD([.DP$12]-[.$E11];[.$C11])=0;&quot;GreyBoxArrival&quot;;&quot;GreyBox&quot;);IF([.DP$12]&lt;[.D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Q$14]=[.$A11];IF(MOD([.DQ$12]-[.$E11];[.$C11])=0;IF([.DQ41]&gt;[.$B11];&quot;RedBoxArrival&quot;;&quot;GreenBoxArrival&quot;);IF(OR([.DQ$12]&gt;=[.DQ32];[.DQ41]&gt;[.$B11]);&quot;RedBox&quot;;&quot;GreenBox&quot;));(IF([.DQ73]&gt;0;IF(MOD([.DQ$12]-[.$E11];[.$C11])=0;&quot;GreyBoxArrival&quot;;&quot;GreyBox&quot;);IF([.DQ$12]&lt;[.D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R$14]=[.$A11];IF(MOD([.DR$12]-[.$E11];[.$C11])=0;IF([.DR41]&gt;[.$B11];&quot;RedBoxArrival&quot;;&quot;GreenBoxArrival&quot;);IF(OR([.DR$12]&gt;=[.DR32];[.DR41]&gt;[.$B11]);&quot;RedBox&quot;;&quot;GreenBox&quot;));(IF([.DR73]&gt;0;IF(MOD([.DR$12]-[.$E11];[.$C11])=0;&quot;GreyBoxArrival&quot;;&quot;GreyBox&quot;);IF([.DR$12]&lt;[.D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S$14]=[.$A11];IF(MOD([.DS$12]-[.$E11];[.$C11])=0;IF([.DS41]&gt;[.$B11];&quot;RedBoxArrival&quot;;&quot;GreenBoxArrival&quot;);IF(OR([.DS$12]&gt;=[.DS32];[.DS41]&gt;[.$B11]);&quot;RedBox&quot;;&quot;GreenBox&quot;));(IF([.DS73]&gt;0;IF(MOD([.DS$12]-[.$E11];[.$C11])=0;&quot;GreyBoxArrival&quot;;&quot;GreyBox&quot;);IF([.DS$12]&lt;[.D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T$14]=[.$A11];IF(MOD([.DT$12]-[.$E11];[.$C11])=0;IF([.DT41]&gt;[.$B11];&quot;RedBoxArrival&quot;;&quot;GreenBoxArrival&quot;);IF(OR([.DT$12]&gt;=[.DT32];[.DT41]&gt;[.$B11]);&quot;RedBox&quot;;&quot;GreenBox&quot;));(IF([.DT73]&gt;0;IF(MOD([.DT$12]-[.$E11];[.$C11])=0;&quot;GreyBoxArrival&quot;;&quot;GreyBox&quot;);IF([.DT$12]&lt;[.D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U$14]=[.$A11];IF(MOD([.DU$12]-[.$E11];[.$C11])=0;IF([.DU41]&gt;[.$B11];&quot;RedBoxArrival&quot;;&quot;GreenBoxArrival&quot;);IF(OR([.DU$12]&gt;=[.DU32];[.DU41]&gt;[.$B11]);&quot;RedBox&quot;;&quot;GreenBox&quot;));(IF([.DU73]&gt;0;IF(MOD([.DU$12]-[.$E11];[.$C11])=0;&quot;GreyBoxArrival&quot;;&quot;GreyBox&quot;);IF([.DU$12]&lt;[.D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V$14]=[.$A11];IF(MOD([.DV$12]-[.$E11];[.$C11])=0;IF([.DV41]&gt;[.$B11];&quot;RedBoxArrival&quot;;&quot;GreenBoxArrival&quot;);IF(OR([.DV$12]&gt;=[.DV32];[.DV41]&gt;[.$B11]);&quot;RedBox&quot;;&quot;GreenBox&quot;));(IF([.DV73]&gt;0;IF(MOD([.DV$12]-[.$E11];[.$C11])=0;&quot;GreyBoxArrival&quot;;&quot;GreyBox&quot;);IF([.DV$12]&lt;[.D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W$14]=[.$A11];IF(MOD([.DW$12]-[.$E11];[.$C11])=0;IF([.DW41]&gt;[.$B11];&quot;RedBoxArrival&quot;;&quot;GreenBoxArrival&quot;);IF(OR([.DW$12]&gt;=[.DW32];[.DW41]&gt;[.$B11]);&quot;RedBox&quot;;&quot;GreenBox&quot;));(IF([.DW73]&gt;0;IF(MOD([.DW$12]-[.$E11];[.$C11])=0;&quot;GreyBoxArrival&quot;;&quot;GreyBox&quot;);IF([.DW$12]&lt;[.D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X$14]=[.$A11];IF(MOD([.DX$12]-[.$E11];[.$C11])=0;IF([.DX41]&gt;[.$B11];&quot;RedBoxArrival&quot;;&quot;GreenBoxArrival&quot;);IF(OR([.DX$12]&gt;=[.DX32];[.DX41]&gt;[.$B11]);&quot;RedBox&quot;;&quot;GreenBox&quot;));(IF([.DX73]&gt;0;IF(MOD([.DX$12]-[.$E11];[.$C11])=0;&quot;GreyBoxArrival&quot;;&quot;GreyBox&quot;);IF([.DX$12]&lt;[.D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Y$14]=[.$A11];IF(MOD([.DY$12]-[.$E11];[.$C11])=0;IF([.DY41]&gt;[.$B11];&quot;RedBoxArrival&quot;;&quot;GreenBoxArrival&quot;);IF(OR([.DY$12]&gt;=[.DY32];[.DY41]&gt;[.$B11]);&quot;RedBox&quot;;&quot;GreenBox&quot;));(IF([.DY73]&gt;0;IF(MOD([.DY$12]-[.$E11];[.$C11])=0;&quot;GreyBoxArrival&quot;;&quot;GreyBox&quot;);IF([.DY$12]&lt;[.D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DZ$14]=[.$A11];IF(MOD([.DZ$12]-[.$E11];[.$C11])=0;IF([.DZ41]&gt;[.$B11];&quot;RedBoxArrival&quot;;&quot;GreenBoxArrival&quot;);IF(OR([.DZ$12]&gt;=[.DZ32];[.DZ41]&gt;[.$B11]);&quot;RedBox&quot;;&quot;GreenBox&quot;));(IF([.DZ73]&gt;0;IF(MOD([.DZ$12]-[.$E11];[.$C11])=0;&quot;GreyBoxArrival&quot;;&quot;GreyBox&quot;);IF([.DZ$12]&lt;[.D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.EA$14]=[.$A11];IF(MOD([.EA$12]-[.$E11];[.$C11])=0;IF([.EA41]&gt;[.$B11];&quot;RedBoxArrival&quot;;&quot;GreenBoxArrival&quot;);IF(OR([.EA$12]&gt;=[.EA32];[.EA41]&gt;[.$B11]);&quot;RedBox&quot;;&quot;GreenBox&quot;));(IF([.EA73]&gt;0;IF(MOD([.EA$12]-[.$E11];[.$C11])=0;&quot;GreyBoxArrival&quot;;&quot;GreyBox&quot;);IF([.EA$12]&lt;[.EA32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Utot</text:p>
          </table:table-cell>
          <table:table-cell table:number-columns-repeated="4"/>
          <table:table-cell table:formula="of:=SUM([.F4:.F11])+ORG.OPENOFFICE.STYLE(IF(ORG.OPENOFFICE.CURRENT()&gt;[.F14];&quot;Red highlight&quot;;&quot;Default&quot;))" office:value-type="float" office:value="0.591666666666667" calcext:value-type="float">
            <text:p>0.59</text:p>
          </table:table-cell>
          <table:table-cell/>
          <table:table-cell office:value-type="string" calcext:value-type="string">
            <text:p>Time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I12]+1" office:value-type="float" office:value="1" calcext:value-type="float">
            <text:p>1</text:p>
          </table:table-cell>
          <table:table-cell table:style-name="ce12" table:formula="of:=[.J12]+1" office:value-type="float" office:value="2" calcext:value-type="float">
            <text:p>2</text:p>
          </table:table-cell>
          <table:table-cell table:style-name="ce12" table:formula="of:=[.K12]+1" office:value-type="float" office:value="3" calcext:value-type="float">
            <text:p>3</text:p>
          </table:table-cell>
          <table:table-cell table:style-name="ce12" table:formula="of:=[.L12]+1" office:value-type="float" office:value="4" calcext:value-type="float">
            <text:p>4</text:p>
          </table:table-cell>
          <table:table-cell table:style-name="ce12" table:formula="of:=[.M12]+1" office:value-type="float" office:value="5" calcext:value-type="float">
            <text:p>5</text:p>
          </table:table-cell>
          <table:table-cell table:style-name="ce12" table:formula="of:=[.N12]+1" office:value-type="float" office:value="6" calcext:value-type="float">
            <text:p>6</text:p>
          </table:table-cell>
          <table:table-cell table:style-name="ce12" table:formula="of:=[.O12]+1" office:value-type="float" office:value="7" calcext:value-type="float">
            <text:p>7</text:p>
          </table:table-cell>
          <table:table-cell table:style-name="ce12" table:formula="of:=[.P12]+1" office:value-type="float" office:value="8" calcext:value-type="float">
            <text:p>8</text:p>
          </table:table-cell>
          <table:table-cell table:style-name="ce12" table:formula="of:=[.Q12]+1" office:value-type="float" office:value="9" calcext:value-type="float">
            <text:p>9</text:p>
          </table:table-cell>
          <table:table-cell table:style-name="ce12" table:formula="of:=[.R12]+1" office:value-type="float" office:value="10" calcext:value-type="float">
            <text:p>10</text:p>
          </table:table-cell>
          <table:table-cell table:style-name="ce12" table:formula="of:=[.S12]+1" office:value-type="float" office:value="11" calcext:value-type="float">
            <text:p>11</text:p>
          </table:table-cell>
          <table:table-cell table:style-name="ce12" table:formula="of:=[.T12]+1" office:value-type="float" office:value="12" calcext:value-type="float">
            <text:p>12</text:p>
          </table:table-cell>
          <table:table-cell table:style-name="ce12" table:formula="of:=[.U12]+1" office:value-type="float" office:value="13" calcext:value-type="float">
            <text:p>13</text:p>
          </table:table-cell>
          <table:table-cell table:style-name="ce12" table:formula="of:=[.V12]+1" office:value-type="float" office:value="14" calcext:value-type="float">
            <text:p>14</text:p>
          </table:table-cell>
          <table:table-cell table:style-name="ce12" table:formula="of:=[.W12]+1" office:value-type="float" office:value="15" calcext:value-type="float">
            <text:p>15</text:p>
          </table:table-cell>
          <table:table-cell table:style-name="ce12" table:formula="of:=[.X12]+1" office:value-type="float" office:value="16" calcext:value-type="float">
            <text:p>16</text:p>
          </table:table-cell>
          <table:table-cell table:style-name="ce12" table:formula="of:=[.Y12]+1" office:value-type="float" office:value="17" calcext:value-type="float">
            <text:p>17</text:p>
          </table:table-cell>
          <table:table-cell table:style-name="ce12" table:formula="of:=[.Z12]+1" office:value-type="float" office:value="18" calcext:value-type="float">
            <text:p>18</text:p>
          </table:table-cell>
          <table:table-cell table:style-name="ce12" table:formula="of:=[.AA12]+1" office:value-type="float" office:value="19" calcext:value-type="float">
            <text:p>19</text:p>
          </table:table-cell>
          <table:table-cell table:style-name="ce12" table:formula="of:=[.AB12]+1" office:value-type="float" office:value="20" calcext:value-type="float">
            <text:p>20</text:p>
          </table:table-cell>
          <table:table-cell table:style-name="ce12" table:formula="of:=[.AC12]+1" office:value-type="float" office:value="21" calcext:value-type="float">
            <text:p>21</text:p>
          </table:table-cell>
          <table:table-cell table:style-name="ce12" table:formula="of:=[.AD12]+1" office:value-type="float" office:value="22" calcext:value-type="float">
            <text:p>22</text:p>
          </table:table-cell>
          <table:table-cell table:style-name="ce12" table:formula="of:=[.AE12]+1" office:value-type="float" office:value="23" calcext:value-type="float">
            <text:p>23</text:p>
          </table:table-cell>
          <table:table-cell table:style-name="ce12" table:formula="of:=[.AF12]+1" office:value-type="float" office:value="24" calcext:value-type="float">
            <text:p>24</text:p>
          </table:table-cell>
          <table:table-cell table:style-name="ce12" table:formula="of:=[.AG12]+1" office:value-type="float" office:value="25" calcext:value-type="float">
            <text:p>25</text:p>
          </table:table-cell>
          <table:table-cell table:style-name="ce12" table:formula="of:=[.AH12]+1" office:value-type="float" office:value="26" calcext:value-type="float">
            <text:p>26</text:p>
          </table:table-cell>
          <table:table-cell table:style-name="ce12" table:formula="of:=[.AI12]+1" office:value-type="float" office:value="27" calcext:value-type="float">
            <text:p>27</text:p>
          </table:table-cell>
          <table:table-cell table:style-name="ce12" table:formula="of:=[.AJ12]+1" office:value-type="float" office:value="28" calcext:value-type="float">
            <text:p>28</text:p>
          </table:table-cell>
          <table:table-cell table:style-name="ce12" table:formula="of:=[.AK12]+1" office:value-type="float" office:value="29" calcext:value-type="float">
            <text:p>29</text:p>
          </table:table-cell>
          <table:table-cell table:style-name="ce12" table:formula="of:=[.AL12]+1" office:value-type="float" office:value="30" calcext:value-type="float">
            <text:p>30</text:p>
          </table:table-cell>
          <table:table-cell table:style-name="ce12" table:formula="of:=[.AM12]+1" office:value-type="float" office:value="31" calcext:value-type="float">
            <text:p>31</text:p>
          </table:table-cell>
          <table:table-cell table:style-name="ce12" table:formula="of:=[.AN12]+1" office:value-type="float" office:value="32" calcext:value-type="float">
            <text:p>32</text:p>
          </table:table-cell>
          <table:table-cell table:style-name="ce12" table:formula="of:=[.AO12]+1" office:value-type="float" office:value="33" calcext:value-type="float">
            <text:p>33</text:p>
          </table:table-cell>
          <table:table-cell table:style-name="ce12" table:formula="of:=[.AP12]+1" office:value-type="float" office:value="34" calcext:value-type="float">
            <text:p>34</text:p>
          </table:table-cell>
          <table:table-cell table:style-name="ce12" table:formula="of:=[.AQ12]+1" office:value-type="float" office:value="35" calcext:value-type="float">
            <text:p>35</text:p>
          </table:table-cell>
          <table:table-cell table:style-name="ce12" table:formula="of:=[.AR12]+1" office:value-type="float" office:value="36" calcext:value-type="float">
            <text:p>36</text:p>
          </table:table-cell>
          <table:table-cell table:style-name="ce12" table:formula="of:=[.AS12]+1" office:value-type="float" office:value="37" calcext:value-type="float">
            <text:p>37</text:p>
          </table:table-cell>
          <table:table-cell table:style-name="ce12" table:formula="of:=[.AT12]+1" office:value-type="float" office:value="38" calcext:value-type="float">
            <text:p>38</text:p>
          </table:table-cell>
          <table:table-cell table:style-name="ce12" table:formula="of:=[.AU12]+1" office:value-type="float" office:value="39" calcext:value-type="float">
            <text:p>39</text:p>
          </table:table-cell>
          <table:table-cell table:style-name="ce12" table:formula="of:=[.AV12]+1" office:value-type="float" office:value="40" calcext:value-type="float">
            <text:p>40</text:p>
          </table:table-cell>
          <table:table-cell table:style-name="ce12" table:formula="of:=[.AW12]+1" office:value-type="float" office:value="41" calcext:value-type="float">
            <text:p>41</text:p>
          </table:table-cell>
          <table:table-cell table:style-name="ce12" table:formula="of:=[.AX12]+1" office:value-type="float" office:value="42" calcext:value-type="float">
            <text:p>42</text:p>
          </table:table-cell>
          <table:table-cell table:style-name="ce12" table:formula="of:=[.AY12]+1" office:value-type="float" office:value="43" calcext:value-type="float">
            <text:p>43</text:p>
          </table:table-cell>
          <table:table-cell table:style-name="ce12" table:formula="of:=[.AZ12]+1" office:value-type="float" office:value="44" calcext:value-type="float">
            <text:p>44</text:p>
          </table:table-cell>
          <table:table-cell table:style-name="ce12" table:formula="of:=[.BA12]+1" office:value-type="float" office:value="45" calcext:value-type="float">
            <text:p>45</text:p>
          </table:table-cell>
          <table:table-cell table:style-name="ce12" table:formula="of:=[.BB12]+1" office:value-type="float" office:value="46" calcext:value-type="float">
            <text:p>46</text:p>
          </table:table-cell>
          <table:table-cell table:style-name="ce12" table:formula="of:=[.BC12]+1" office:value-type="float" office:value="47" calcext:value-type="float">
            <text:p>47</text:p>
          </table:table-cell>
          <table:table-cell table:style-name="ce12" table:formula="of:=[.BD12]+1" office:value-type="float" office:value="48" calcext:value-type="float">
            <text:p>48</text:p>
          </table:table-cell>
          <table:table-cell table:style-name="ce12" table:formula="of:=[.BE12]+1" office:value-type="float" office:value="49" calcext:value-type="float">
            <text:p>49</text:p>
          </table:table-cell>
          <table:table-cell table:style-name="ce12" table:formula="of:=[.BF12]+1" office:value-type="float" office:value="50" calcext:value-type="float">
            <text:p>50</text:p>
          </table:table-cell>
          <table:table-cell table:style-name="ce12" table:formula="of:=[.BG12]+1" office:value-type="float" office:value="51" calcext:value-type="float">
            <text:p>51</text:p>
          </table:table-cell>
          <table:table-cell table:style-name="ce12" table:formula="of:=[.BH12]+1" office:value-type="float" office:value="52" calcext:value-type="float">
            <text:p>52</text:p>
          </table:table-cell>
          <table:table-cell table:style-name="ce12" table:formula="of:=[.BI12]+1" office:value-type="float" office:value="53" calcext:value-type="float">
            <text:p>53</text:p>
          </table:table-cell>
          <table:table-cell table:style-name="ce12" table:formula="of:=[.BJ12]+1" office:value-type="float" office:value="54" calcext:value-type="float">
            <text:p>54</text:p>
          </table:table-cell>
          <table:table-cell table:style-name="ce12" table:formula="of:=[.BK12]+1" office:value-type="float" office:value="55" calcext:value-type="float">
            <text:p>55</text:p>
          </table:table-cell>
          <table:table-cell table:style-name="ce12" table:formula="of:=[.BL12]+1" office:value-type="float" office:value="56" calcext:value-type="float">
            <text:p>56</text:p>
          </table:table-cell>
          <table:table-cell table:style-name="ce12" table:formula="of:=[.BM12]+1" office:value-type="float" office:value="57" calcext:value-type="float">
            <text:p>57</text:p>
          </table:table-cell>
          <table:table-cell table:style-name="ce12" table:formula="of:=[.BN12]+1" office:value-type="float" office:value="58" calcext:value-type="float">
            <text:p>58</text:p>
          </table:table-cell>
          <table:table-cell table:style-name="ce12" table:formula="of:=[.BO12]+1" office:value-type="float" office:value="59" calcext:value-type="float">
            <text:p>59</text:p>
          </table:table-cell>
          <table:table-cell table:style-name="ce12" table:formula="of:=[.BP12]+1" office:value-type="float" office:value="60" calcext:value-type="float">
            <text:p>60</text:p>
          </table:table-cell>
          <table:table-cell table:style-name="ce12" table:formula="of:=[.BQ12]+1" office:value-type="float" office:value="61" calcext:value-type="float">
            <text:p>61</text:p>
          </table:table-cell>
          <table:table-cell table:style-name="ce12" table:formula="of:=[.BR12]+1" office:value-type="float" office:value="62" calcext:value-type="float">
            <text:p>62</text:p>
          </table:table-cell>
          <table:table-cell table:style-name="ce12" table:formula="of:=[.BS12]+1" office:value-type="float" office:value="63" calcext:value-type="float">
            <text:p>63</text:p>
          </table:table-cell>
          <table:table-cell table:style-name="ce12" table:formula="of:=[.BT12]+1" office:value-type="float" office:value="64" calcext:value-type="float">
            <text:p>64</text:p>
          </table:table-cell>
          <table:table-cell table:style-name="ce12" table:formula="of:=[.BU12]+1" office:value-type="float" office:value="65" calcext:value-type="float">
            <text:p>65</text:p>
          </table:table-cell>
          <table:table-cell table:style-name="ce12" table:formula="of:=[.BV12]+1" office:value-type="float" office:value="66" calcext:value-type="float">
            <text:p>66</text:p>
          </table:table-cell>
          <table:table-cell table:style-name="ce12" table:formula="of:=[.BW12]+1" office:value-type="float" office:value="67" calcext:value-type="float">
            <text:p>67</text:p>
          </table:table-cell>
          <table:table-cell table:style-name="ce12" table:formula="of:=[.BX12]+1" office:value-type="float" office:value="68" calcext:value-type="float">
            <text:p>68</text:p>
          </table:table-cell>
          <table:table-cell table:style-name="ce12" table:formula="of:=[.BY12]+1" office:value-type="float" office:value="69" calcext:value-type="float">
            <text:p>69</text:p>
          </table:table-cell>
          <table:table-cell table:style-name="ce12" table:formula="of:=[.BZ12]+1" office:value-type="float" office:value="70" calcext:value-type="float">
            <text:p>70</text:p>
          </table:table-cell>
          <table:table-cell table:style-name="ce12" table:formula="of:=[.CA12]+1" office:value-type="float" office:value="71" calcext:value-type="float">
            <text:p>71</text:p>
          </table:table-cell>
          <table:table-cell table:style-name="ce12" table:formula="of:=[.CB12]+1" office:value-type="float" office:value="72" calcext:value-type="float">
            <text:p>72</text:p>
          </table:table-cell>
          <table:table-cell table:style-name="ce12" table:formula="of:=[.CC12]+1" office:value-type="float" office:value="73" calcext:value-type="float">
            <text:p>73</text:p>
          </table:table-cell>
          <table:table-cell table:style-name="ce12" table:formula="of:=[.CD12]+1" office:value-type="float" office:value="74" calcext:value-type="float">
            <text:p>74</text:p>
          </table:table-cell>
          <table:table-cell table:style-name="ce12" table:formula="of:=[.CE12]+1" office:value-type="float" office:value="75" calcext:value-type="float">
            <text:p>75</text:p>
          </table:table-cell>
          <table:table-cell table:style-name="ce12" table:formula="of:=[.CF12]+1" office:value-type="float" office:value="76" calcext:value-type="float">
            <text:p>76</text:p>
          </table:table-cell>
          <table:table-cell table:style-name="ce12" table:formula="of:=[.CG12]+1" office:value-type="float" office:value="77" calcext:value-type="float">
            <text:p>77</text:p>
          </table:table-cell>
          <table:table-cell table:style-name="ce12" table:formula="of:=[.CH12]+1" office:value-type="float" office:value="78" calcext:value-type="float">
            <text:p>78</text:p>
          </table:table-cell>
          <table:table-cell table:style-name="ce12" table:formula="of:=[.CI12]+1" office:value-type="float" office:value="79" calcext:value-type="float">
            <text:p>79</text:p>
          </table:table-cell>
          <table:table-cell table:style-name="ce12" table:formula="of:=[.CJ12]+1" office:value-type="float" office:value="80" calcext:value-type="float">
            <text:p>80</text:p>
          </table:table-cell>
          <table:table-cell table:style-name="ce12" table:formula="of:=[.CK12]+1" office:value-type="float" office:value="81" calcext:value-type="float">
            <text:p>81</text:p>
          </table:table-cell>
          <table:table-cell table:style-name="ce12" table:formula="of:=[.CL12]+1" office:value-type="float" office:value="82" calcext:value-type="float">
            <text:p>82</text:p>
          </table:table-cell>
          <table:table-cell table:style-name="ce12" table:formula="of:=[.CM12]+1" office:value-type="float" office:value="83" calcext:value-type="float">
            <text:p>83</text:p>
          </table:table-cell>
          <table:table-cell table:style-name="ce12" table:formula="of:=[.CN12]+1" office:value-type="float" office:value="84" calcext:value-type="float">
            <text:p>84</text:p>
          </table:table-cell>
          <table:table-cell table:style-name="ce12" table:formula="of:=[.CO12]+1" office:value-type="float" office:value="85" calcext:value-type="float">
            <text:p>85</text:p>
          </table:table-cell>
          <table:table-cell table:style-name="ce12" table:formula="of:=[.CP12]+1" office:value-type="float" office:value="86" calcext:value-type="float">
            <text:p>86</text:p>
          </table:table-cell>
          <table:table-cell table:style-name="ce12" table:formula="of:=[.CQ12]+1" office:value-type="float" office:value="87" calcext:value-type="float">
            <text:p>87</text:p>
          </table:table-cell>
          <table:table-cell table:style-name="ce12" table:formula="of:=[.CR12]+1" office:value-type="float" office:value="88" calcext:value-type="float">
            <text:p>88</text:p>
          </table:table-cell>
          <table:table-cell table:style-name="ce12" table:formula="of:=[.CS12]+1" office:value-type="float" office:value="89" calcext:value-type="float">
            <text:p>89</text:p>
          </table:table-cell>
          <table:table-cell table:style-name="ce12" table:formula="of:=[.CT12]+1" office:value-type="float" office:value="90" calcext:value-type="float">
            <text:p>90</text:p>
          </table:table-cell>
          <table:table-cell table:style-name="ce12" table:formula="of:=[.CU12]+1" office:value-type="float" office:value="91" calcext:value-type="float">
            <text:p>91</text:p>
          </table:table-cell>
          <table:table-cell table:style-name="ce12" table:formula="of:=[.CV12]+1" office:value-type="float" office:value="92" calcext:value-type="float">
            <text:p>92</text:p>
          </table:table-cell>
          <table:table-cell table:style-name="ce12" table:formula="of:=[.CW12]+1" office:value-type="float" office:value="93" calcext:value-type="float">
            <text:p>93</text:p>
          </table:table-cell>
          <table:table-cell table:style-name="ce12" table:formula="of:=[.CX12]+1" office:value-type="float" office:value="94" calcext:value-type="float">
            <text:p>94</text:p>
          </table:table-cell>
          <table:table-cell table:style-name="ce12" table:formula="of:=[.CY12]+1" office:value-type="float" office:value="95" calcext:value-type="float">
            <text:p>95</text:p>
          </table:table-cell>
          <table:table-cell table:style-name="ce12" table:formula="of:=[.CZ12]+1" office:value-type="float" office:value="96" calcext:value-type="float">
            <text:p>96</text:p>
          </table:table-cell>
          <table:table-cell table:style-name="ce12" table:formula="of:=[.DA12]+1" office:value-type="float" office:value="97" calcext:value-type="float">
            <text:p>97</text:p>
          </table:table-cell>
          <table:table-cell table:style-name="ce12" table:formula="of:=[.DB12]+1" office:value-type="float" office:value="98" calcext:value-type="float">
            <text:p>98</text:p>
          </table:table-cell>
          <table:table-cell table:style-name="ce12" table:formula="of:=[.DC12]+1" office:value-type="float" office:value="99" calcext:value-type="float">
            <text:p>99</text:p>
          </table:table-cell>
          <table:table-cell table:style-name="ce12" table:formula="of:=[.DD12]+1" office:value-type="float" office:value="100" calcext:value-type="float">
            <text:p>100</text:p>
          </table:table-cell>
          <table:table-cell table:style-name="ce12" table:formula="of:=[.DE12]+1" office:value-type="float" office:value="101" calcext:value-type="float">
            <text:p>101</text:p>
          </table:table-cell>
          <table:table-cell table:style-name="ce12" table:formula="of:=[.DF12]+1" office:value-type="float" office:value="102" calcext:value-type="float">
            <text:p>102</text:p>
          </table:table-cell>
          <table:table-cell table:style-name="ce12" table:formula="of:=[.DG12]+1" office:value-type="float" office:value="103" calcext:value-type="float">
            <text:p>103</text:p>
          </table:table-cell>
          <table:table-cell table:style-name="ce12" table:formula="of:=[.DH12]+1" office:value-type="float" office:value="104" calcext:value-type="float">
            <text:p>104</text:p>
          </table:table-cell>
          <table:table-cell table:style-name="ce12" table:formula="of:=[.DI12]+1" office:value-type="float" office:value="105" calcext:value-type="float">
            <text:p>105</text:p>
          </table:table-cell>
          <table:table-cell table:style-name="ce12" table:formula="of:=[.DJ12]+1" office:value-type="float" office:value="106" calcext:value-type="float">
            <text:p>106</text:p>
          </table:table-cell>
          <table:table-cell table:style-name="ce12" table:formula="of:=[.DK12]+1" office:value-type="float" office:value="107" calcext:value-type="float">
            <text:p>107</text:p>
          </table:table-cell>
          <table:table-cell table:style-name="ce12" table:formula="of:=[.DL12]+1" office:value-type="float" office:value="108" calcext:value-type="float">
            <text:p>108</text:p>
          </table:table-cell>
          <table:table-cell table:style-name="ce12" table:formula="of:=[.DM12]+1" office:value-type="float" office:value="109" calcext:value-type="float">
            <text:p>109</text:p>
          </table:table-cell>
          <table:table-cell table:style-name="ce12" table:formula="of:=[.DN12]+1" office:value-type="float" office:value="110" calcext:value-type="float">
            <text:p>110</text:p>
          </table:table-cell>
          <table:table-cell table:style-name="ce12" table:formula="of:=[.DO12]+1" office:value-type="float" office:value="111" calcext:value-type="float">
            <text:p>111</text:p>
          </table:table-cell>
          <table:table-cell table:style-name="ce12" table:formula="of:=[.DP12]+1" office:value-type="float" office:value="112" calcext:value-type="float">
            <text:p>112</text:p>
          </table:table-cell>
          <table:table-cell table:style-name="ce12" table:formula="of:=[.DQ12]+1" office:value-type="float" office:value="113" calcext:value-type="float">
            <text:p>113</text:p>
          </table:table-cell>
          <table:table-cell table:style-name="ce12" table:formula="of:=[.DR12]+1" office:value-type="float" office:value="114" calcext:value-type="float">
            <text:p>114</text:p>
          </table:table-cell>
          <table:table-cell table:style-name="ce12" table:formula="of:=[.DS12]+1" office:value-type="float" office:value="115" calcext:value-type="float">
            <text:p>115</text:p>
          </table:table-cell>
          <table:table-cell table:style-name="ce12" table:formula="of:=[.DT12]+1" office:value-type="float" office:value="116" calcext:value-type="float">
            <text:p>116</text:p>
          </table:table-cell>
          <table:table-cell table:style-name="ce12" table:formula="of:=[.DU12]+1" office:value-type="float" office:value="117" calcext:value-type="float">
            <text:p>117</text:p>
          </table:table-cell>
          <table:table-cell table:style-name="ce12" table:formula="of:=[.DV12]+1" office:value-type="float" office:value="118" calcext:value-type="float">
            <text:p>118</text:p>
          </table:table-cell>
          <table:table-cell table:style-name="ce12" table:formula="of:=[.DW12]+1" office:value-type="float" office:value="119" calcext:value-type="float">
            <text:p>119</text:p>
          </table:table-cell>
          <table:table-cell table:style-name="ce12" table:formula="of:=[.DX12]+1" office:value-type="float" office:value="120" calcext:value-type="float">
            <text:p>120</text:p>
          </table:table-cell>
          <table:table-cell table:style-name="ce12" table:formula="of:=[.DY12]+1" office:value-type="float" office:value="121" calcext:value-type="float">
            <text:p>121</text:p>
          </table:table-cell>
          <table:table-cell table:style-name="ce12" table:formula="of:=[.DZ12]+1" office:value-type="float" office:value="122" calcext:value-type="float">
            <text:p>122</text:p>
          </table:table-cell>
        </table:table-row>
        <table:table-row table:style-name="ro1">
          <table:table-cell table:number-columns-repeated="8"/>
          <table:table-cell table:style-name="Default" table:number-columns-repeated="123"/>
        </table:table-row>
        <table:table-row table:style-name="ro1">
          <table:table-cell table:style-name="ce5" office:value-type="string" calcext:value-type="string">
            <office:annotation draw:style-name="gr5" draw:text-style-name="P2" svg:width="82.12pt" svg:height="63.95pt" svg:x="234pt" svg:y="119.62pt" draw:caption-point-x="-202.34pt" draw:caption-point-y="-4.14pt">
              <dc:date>2008-04-10T00:00:00</dc:date>
              <text:p text:style-name="P1"><text:span text:style-name="T1">Liu and Layland bound for periodic tasks, with D=T</text:span></text:p>
            </office:annotation>
            <text:p>U_ll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Exe Task</text:p>
          </table:table-cell>
          <table:table-cell table:formula="of:=IF([.I54]=10000;-1;[.I54])" office:value-type="float" office:value="1" calcext:value-type="float">
            <text:p>1</text:p>
          </table:table-cell>
          <table:table-cell table:formula="of:=IF([.J54]=10000;-1;[.J54])" office:value-type="float" office:value="4" calcext:value-type="float">
            <text:p>4</text:p>
          </table:table-cell>
          <table:table-cell table:formula="of:=IF([.K54]=10000;-1;[.K54])" office:value-type="float" office:value="2" calcext:value-type="float">
            <text:p>2</text:p>
          </table:table-cell>
          <table:table-cell table:formula="of:=IF([.L54]=10000;-1;[.L54])" office:value-type="float" office:value="4" calcext:value-type="float">
            <text:p>4</text:p>
          </table:table-cell>
          <table:table-cell table:formula="of:=IF([.M54]=10000;-1;[.M54])" office:value-type="float" office:value="3" calcext:value-type="float">
            <text:p>3</text:p>
          </table:table-cell>
          <table:table-cell table:formula="of:=IF([.N54]=10000;-1;[.N54])" office:value-type="float" office:value="1" calcext:value-type="float">
            <text:p>1</text:p>
          </table:table-cell>
          <table:table-cell table:formula="of:=IF([.O54]=10000;-1;[.O54])" office:value-type="float" office:value="3" calcext:value-type="float">
            <text:p>3</text:p>
          </table:table-cell>
          <table:table-cell table:formula="of:=IF([.P54]=10000;-1;[.P54])" office:value-type="float" office:value="-1" calcext:value-type="float">
            <text:p>-1</text:p>
          </table:table-cell>
          <table:table-cell table:formula="of:=IF([.Q54]=10000;-1;[.Q54])" office:value-type="float" office:value="-1" calcext:value-type="float">
            <text:p>-1</text:p>
          </table:table-cell>
          <table:table-cell table:formula="of:=IF([.R54]=10000;-1;[.R54])" office:value-type="float" office:value="-1" calcext:value-type="float">
            <text:p>-1</text:p>
          </table:table-cell>
          <table:table-cell table:formula="of:=IF([.S54]=10000;-1;[.S54])" office:value-type="float" office:value="1" calcext:value-type="float">
            <text:p>1</text:p>
          </table:table-cell>
          <table:table-cell table:formula="of:=IF([.T54]=10000;-1;[.T54])" office:value-type="float" office:value="2" calcext:value-type="float">
            <text:p>2</text:p>
          </table:table-cell>
          <table:table-cell table:formula="of:=IF([.U54]=10000;-1;[.U54])" office:value-type="float" office:value="-1" calcext:value-type="float">
            <text:p>-1</text:p>
          </table:table-cell>
          <table:table-cell table:formula="of:=IF([.V54]=10000;-1;[.V54])" office:value-type="float" office:value="-1" calcext:value-type="float">
            <text:p>-1</text:p>
          </table:table-cell>
          <table:table-cell table:formula="of:=IF([.W54]=10000;-1;[.W54])" office:value-type="float" office:value="-1" calcext:value-type="float">
            <text:p>-1</text:p>
          </table:table-cell>
          <table:table-cell table:formula="of:=IF([.X54]=10000;-1;[.X54])" office:value-type="float" office:value="1" calcext:value-type="float">
            <text:p>1</text:p>
          </table:table-cell>
          <table:table-cell table:formula="of:=IF([.Y54]=10000;-1;[.Y54])" office:value-type="float" office:value="3" calcext:value-type="float">
            <text:p>3</text:p>
          </table:table-cell>
          <table:table-cell table:formula="of:=IF([.Z54]=10000;-1;[.Z54])" office:value-type="float" office:value="3" calcext:value-type="float">
            <text:p>3</text:p>
          </table:table-cell>
          <table:table-cell table:formula="of:=IF([.AA54]=10000;-1;[.AA54])" office:value-type="float" office:value="2" calcext:value-type="float">
            <text:p>2</text:p>
          </table:table-cell>
          <table:table-cell table:formula="of:=IF([.AB54]=10000;-1;[.AB54])" office:value-type="float" office:value="-1" calcext:value-type="float">
            <text:p>-1</text:p>
          </table:table-cell>
          <table:table-cell table:formula="of:=IF([.AC54]=10000;-1;[.AC54])" office:value-type="float" office:value="1" calcext:value-type="float">
            <text:p>1</text:p>
          </table:table-cell>
          <table:table-cell table:formula="of:=IF([.AD54]=10000;-1;[.AD54])" office:value-type="float" office:value="4" calcext:value-type="float">
            <text:p>4</text:p>
          </table:table-cell>
          <table:table-cell table:formula="of:=IF([.AE54]=10000;-1;[.AE54])" office:value-type="float" office:value="4" calcext:value-type="float">
            <text:p>4</text:p>
          </table:table-cell>
          <table:table-cell table:formula="of:=IF([.AF54]=10000;-1;[.AF54])" office:value-type="float" office:value="-1" calcext:value-type="float">
            <text:p>-1</text:p>
          </table:table-cell>
          <table:table-cell table:formula="of:=IF([.AG54]=10000;-1;[.AG54])" office:value-type="float" office:value="-1" calcext:value-type="float">
            <text:p>-1</text:p>
          </table:table-cell>
          <table:table-cell table:formula="of:=IF([.AH54]=10000;-1;[.AH54])" office:value-type="float" office:value="1" calcext:value-type="float">
            <text:p>1</text:p>
          </table:table-cell>
          <table:table-cell table:formula="of:=IF([.AI54]=10000;-1;[.AI54])" office:value-type="float" office:value="2" calcext:value-type="float">
            <text:p>2</text:p>
          </table:table-cell>
          <table:table-cell table:formula="of:=IF([.AJ54]=10000;-1;[.AJ54])" office:value-type="float" office:value="-1" calcext:value-type="float">
            <text:p>-1</text:p>
          </table:table-cell>
          <table:table-cell table:formula="of:=IF([.AK54]=10000;-1;[.AK54])" office:value-type="float" office:value="3" calcext:value-type="float">
            <text:p>3</text:p>
          </table:table-cell>
          <table:table-cell table:formula="of:=IF([.AL54]=10000;-1;[.AL54])" office:value-type="float" office:value="3" calcext:value-type="float">
            <text:p>3</text:p>
          </table:table-cell>
          <table:table-cell table:formula="of:=IF([.AM54]=10000;-1;[.AM54])" office:value-type="float" office:value="1" calcext:value-type="float">
            <text:p>1</text:p>
          </table:table-cell>
          <table:table-cell table:formula="of:=IF([.AN54]=10000;-1;[.AN54])" office:value-type="float" office:value="-1" calcext:value-type="float">
            <text:p>-1</text:p>
          </table:table-cell>
          <table:table-cell table:formula="of:=IF([.AO54]=10000;-1;[.AO54])" office:value-type="float" office:value="-1" calcext:value-type="float">
            <text:p>-1</text:p>
          </table:table-cell>
          <table:table-cell table:formula="of:=IF([.AP54]=10000;-1;[.AP54])" office:value-type="float" office:value="-1" calcext:value-type="float">
            <text:p>-1</text:p>
          </table:table-cell>
          <table:table-cell table:formula="of:=IF([.AQ54]=10000;-1;[.AQ54])" office:value-type="float" office:value="2" calcext:value-type="float">
            <text:p>2</text:p>
          </table:table-cell>
          <table:table-cell table:formula="of:=IF([.AR54]=10000;-1;[.AR54])" office:value-type="float" office:value="1" calcext:value-type="float">
            <text:p>1</text:p>
          </table:table-cell>
          <table:table-cell table:formula="of:=IF([.AS54]=10000;-1;[.AS54])" office:value-type="float" office:value="-1" calcext:value-type="float">
            <text:p>-1</text:p>
          </table:table-cell>
          <table:table-cell table:formula="of:=IF([.AT54]=10000;-1;[.AT54])" office:value-type="float" office:value="-1" calcext:value-type="float">
            <text:p>-1</text:p>
          </table:table-cell>
          <table:table-cell table:formula="of:=IF([.AU54]=10000;-1;[.AU54])" office:value-type="float" office:value="-1" calcext:value-type="float">
            <text:p>-1</text:p>
          </table:table-cell>
          <table:table-cell table:formula="of:=IF([.AV54]=10000;-1;[.AV54])" office:value-type="float" office:value="-1" calcext:value-type="float">
            <text:p>-1</text:p>
          </table:table-cell>
          <table:table-cell table:formula="of:=IF([.AW54]=10000;-1;[.AW54])" office:value-type="float" office:value="1" calcext:value-type="float">
            <text:p>1</text:p>
          </table:table-cell>
          <table:table-cell table:formula="of:=IF([.AX54]=10000;-1;[.AX54])" office:value-type="float" office:value="3" calcext:value-type="float">
            <text:p>3</text:p>
          </table:table-cell>
          <table:table-cell table:formula="of:=IF([.AY54]=10000;-1;[.AY54])" office:value-type="float" office:value="3" calcext:value-type="float">
            <text:p>3</text:p>
          </table:table-cell>
          <table:table-cell table:formula="of:=IF([.AZ54]=10000;-1;[.AZ54])" office:value-type="float" office:value="2" calcext:value-type="float">
            <text:p>2</text:p>
          </table:table-cell>
          <table:table-cell table:formula="of:=IF([.BA54]=10000;-1;[.BA54])" office:value-type="float" office:value="4" calcext:value-type="float">
            <text:p>4</text:p>
          </table:table-cell>
          <table:table-cell table:formula="of:=IF([.BB54]=10000;-1;[.BB54])" office:value-type="float" office:value="1" calcext:value-type="float">
            <text:p>1</text:p>
          </table:table-cell>
          <table:table-cell table:formula="of:=IF([.BC54]=10000;-1;[.BC54])" office:value-type="float" office:value="4" calcext:value-type="float">
            <text:p>4</text:p>
          </table:table-cell>
          <table:table-cell table:formula="of:=IF([.BD54]=10000;-1;[.BD54])" office:value-type="float" office:value="-1" calcext:value-type="float">
            <text:p>-1</text:p>
          </table:table-cell>
          <table:table-cell table:formula="of:=IF([.BE54]=10000;-1;[.BE54])" office:value-type="float" office:value="-1" calcext:value-type="float">
            <text:p>-1</text:p>
          </table:table-cell>
          <table:table-cell table:formula="of:=IF([.BF54]=10000;-1;[.BF54])" office:value-type="float" office:value="-1" calcext:value-type="float">
            <text:p>-1</text:p>
          </table:table-cell>
          <table:table-cell table:formula="of:=IF([.BG54]=10000;-1;[.BG54])" office:value-type="float" office:value="1" calcext:value-type="float">
            <text:p>1</text:p>
          </table:table-cell>
          <table:table-cell table:formula="of:=IF([.BH54]=10000;-1;[.BH54])" office:value-type="float" office:value="2" calcext:value-type="float">
            <text:p>2</text:p>
          </table:table-cell>
          <table:table-cell table:formula="of:=IF([.BI54]=10000;-1;[.BI54])" office:value-type="float" office:value="3" calcext:value-type="float">
            <text:p>3</text:p>
          </table:table-cell>
          <table:table-cell table:formula="of:=IF([.BJ54]=10000;-1;[.BJ54])" office:value-type="float" office:value="3" calcext:value-type="float">
            <text:p>3</text:p>
          </table:table-cell>
          <table:table-cell table:formula="of:=IF([.BK54]=10000;-1;[.BK54])" office:value-type="float" office:value="-1" calcext:value-type="float">
            <text:p>-1</text:p>
          </table:table-cell>
          <table:table-cell table:formula="of:=IF([.BL54]=10000;-1;[.BL54])" office:value-type="float" office:value="1" calcext:value-type="float">
            <text:p>1</text:p>
          </table:table-cell>
          <table:table-cell table:formula="of:=IF([.BM54]=10000;-1;[.BM54])" office:value-type="float" office:value="-1" calcext:value-type="float">
            <text:p>-1</text:p>
          </table:table-cell>
          <table:table-cell table:formula="of:=IF([.BN54]=10000;-1;[.BN54])" office:value-type="float" office:value="-1" calcext:value-type="float">
            <text:p>-1</text:p>
          </table:table-cell>
          <table:table-cell table:formula="of:=IF([.BO54]=10000;-1;[.BO54])" office:value-type="float" office:value="2" calcext:value-type="float">
            <text:p>2</text:p>
          </table:table-cell>
          <table:table-cell table:formula="of:=IF([.BP54]=10000;-1;[.BP54])" office:value-type="float" office:value="-1" calcext:value-type="float">
            <text:p>-1</text:p>
          </table:table-cell>
          <table:table-cell table:formula="of:=IF([.BQ54]=10000;-1;[.BQ54])" office:value-type="float" office:value="1" calcext:value-type="float">
            <text:p>1</text:p>
          </table:table-cell>
          <table:table-cell table:formula="of:=IF([.BR54]=10000;-1;[.BR54])" office:value-type="float" office:value="4" calcext:value-type="float">
            <text:p>4</text:p>
          </table:table-cell>
          <table:table-cell table:formula="of:=IF([.BS54]=10000;-1;[.BS54])" office:value-type="float" office:value="4" calcext:value-type="float">
            <text:p>4</text:p>
          </table:table-cell>
          <table:table-cell table:formula="of:=IF([.BT54]=10000;-1;[.BT54])" office:value-type="float" office:value="-1" calcext:value-type="float">
            <text:p>-1</text:p>
          </table:table-cell>
          <table:table-cell table:formula="of:=IF([.BU54]=10000;-1;[.BU54])" office:value-type="float" office:value="3" calcext:value-type="float">
            <text:p>3</text:p>
          </table:table-cell>
          <table:table-cell table:formula="of:=IF([.BV54]=10000;-1;[.BV54])" office:value-type="float" office:value="1" calcext:value-type="float">
            <text:p>1</text:p>
          </table:table-cell>
          <table:table-cell table:formula="of:=IF([.BW54]=10000;-1;[.BW54])" office:value-type="float" office:value="3" calcext:value-type="float">
            <text:p>3</text:p>
          </table:table-cell>
          <table:table-cell table:formula="of:=IF([.BX54]=10000;-1;[.BX54])" office:value-type="float" office:value="2" calcext:value-type="float">
            <text:p>2</text:p>
          </table:table-cell>
          <table:table-cell table:formula="of:=IF([.BY54]=10000;-1;[.BY54])" office:value-type="float" office:value="-1" calcext:value-type="float">
            <text:p>-1</text:p>
          </table:table-cell>
          <table:table-cell table:formula="of:=IF([.BZ54]=10000;-1;[.BZ54])" office:value-type="float" office:value="-1" calcext:value-type="float">
            <text:p>-1</text:p>
          </table:table-cell>
          <table:table-cell table:formula="of:=IF([.CA54]=10000;-1;[.CA54])" office:value-type="float" office:value="1" calcext:value-type="float">
            <text:p>1</text:p>
          </table:table-cell>
          <table:table-cell table:formula="of:=IF([.CB54]=10000;-1;[.CB54])" office:value-type="float" office:value="-1" calcext:value-type="float">
            <text:p>-1</text:p>
          </table:table-cell>
          <table:table-cell table:formula="of:=IF([.CC54]=10000;-1;[.CC54])" office:value-type="float" office:value="-1" calcext:value-type="float">
            <text:p>-1</text:p>
          </table:table-cell>
          <table:table-cell table:formula="of:=IF([.CD54]=10000;-1;[.CD54])" office:value-type="float" office:value="-1" calcext:value-type="float">
            <text:p>-1</text:p>
          </table:table-cell>
          <table:table-cell table:formula="of:=IF([.CE54]=10000;-1;[.CE54])" office:value-type="float" office:value="2" calcext:value-type="float">
            <text:p>2</text:p>
          </table:table-cell>
          <table:table-cell table:formula="of:=IF([.CF54]=10000;-1;[.CF54])" office:value-type="float" office:value="1" calcext:value-type="float">
            <text:p>1</text:p>
          </table:table-cell>
          <table:table-cell table:formula="of:=IF([.CG54]=10000;-1;[.CG54])" office:value-type="float" office:value="3" calcext:value-type="float">
            <text:p>3</text:p>
          </table:table-cell>
          <table:table-cell table:formula="of:=IF([.CH54]=10000;-1;[.CH54])" office:value-type="float" office:value="3" calcext:value-type="float">
            <text:p>3</text:p>
          </table:table-cell>
          <table:table-cell table:formula="of:=IF([.CI54]=10000;-1;[.CI54])" office:value-type="float" office:value="-1" calcext:value-type="float">
            <text:p>-1</text:p>
          </table:table-cell>
          <table:table-cell table:formula="of:=IF([.CJ54]=10000;-1;[.CJ54])" office:value-type="float" office:value="-1" calcext:value-type="float">
            <text:p>-1</text:p>
          </table:table-cell>
          <table:table-cell table:formula="of:=IF([.CK54]=10000;-1;[.CK54])" office:value-type="float" office:value="1" calcext:value-type="float">
            <text:p>1</text:p>
          </table:table-cell>
          <table:table-cell table:formula="of:=IF([.CL54]=10000;-1;[.CL54])" office:value-type="float" office:value="4" calcext:value-type="float">
            <text:p>4</text:p>
          </table:table-cell>
          <table:table-cell table:formula="of:=IF([.CM54]=10000;-1;[.CM54])" office:value-type="float" office:value="2" calcext:value-type="float">
            <text:p>2</text:p>
          </table:table-cell>
          <table:table-cell table:formula="of:=IF([.CN54]=10000;-1;[.CN54])" office:value-type="float" office:value="4" calcext:value-type="float">
            <text:p>4</text:p>
          </table:table-cell>
          <table:table-cell table:formula="of:=IF([.CO54]=10000;-1;[.CO54])" office:value-type="float" office:value="-1" calcext:value-type="float">
            <text:p>-1</text:p>
          </table:table-cell>
          <table:table-cell table:formula="of:=IF([.CP54]=10000;-1;[.CP54])" office:value-type="float" office:value="1" calcext:value-type="float">
            <text:p>1</text:p>
          </table:table-cell>
          <table:table-cell table:formula="of:=IF([.CQ54]=10000;-1;[.CQ54])" office:value-type="float" office:value="-1" calcext:value-type="float">
            <text:p>-1</text:p>
          </table:table-cell>
          <table:table-cell table:formula="of:=IF([.CR54]=10000;-1;[.CR54])" office:value-type="float" office:value="-1" calcext:value-type="float">
            <text:p>-1</text:p>
          </table:table-cell>
          <table:table-cell table:formula="of:=IF([.CS54]=10000;-1;[.CS54])" office:value-type="float" office:value="3" calcext:value-type="float">
            <text:p>3</text:p>
          </table:table-cell>
          <table:table-cell table:formula="of:=IF([.CT54]=10000;-1;[.CT54])" office:value-type="float" office:value="3" calcext:value-type="float">
            <text:p>3</text:p>
          </table:table-cell>
          <table:table-cell table:formula="of:=IF([.CU54]=10000;-1;[.CU54])" office:value-type="float" office:value="1" calcext:value-type="float">
            <text:p>1</text:p>
          </table:table-cell>
          <table:table-cell table:formula="of:=IF([.CV54]=10000;-1;[.CV54])" office:value-type="float" office:value="2" calcext:value-type="float">
            <text:p>2</text:p>
          </table:table-cell>
          <table:table-cell table:formula="of:=IF([.CW54]=10000;-1;[.CW54])" office:value-type="float" office:value="-1" calcext:value-type="float">
            <text:p>-1</text:p>
          </table:table-cell>
          <table:table-cell table:formula="of:=IF([.CX54]=10000;-1;[.CX54])" office:value-type="float" office:value="-1" calcext:value-type="float">
            <text:p>-1</text:p>
          </table:table-cell>
          <table:table-cell table:formula="of:=IF([.CY54]=10000;-1;[.CY54])" office:value-type="float" office:value="-1" calcext:value-type="float">
            <text:p>-1</text:p>
          </table:table-cell>
          <table:table-cell table:formula="of:=IF([.CZ54]=10000;-1;[.CZ54])" office:value-type="float" office:value="1" calcext:value-type="float">
            <text:p>1</text:p>
          </table:table-cell>
          <table:table-cell table:formula="of:=IF([.DA54]=10000;-1;[.DA54])" office:value-type="float" office:value="-1" calcext:value-type="float">
            <text:p>-1</text:p>
          </table:table-cell>
          <table:table-cell table:formula="of:=IF([.DB54]=10000;-1;[.DB54])" office:value-type="float" office:value="-1" calcext:value-type="float">
            <text:p>-1</text:p>
          </table:table-cell>
          <table:table-cell table:formula="of:=IF([.DC54]=10000;-1;[.DC54])" office:value-type="float" office:value="2" calcext:value-type="float">
            <text:p>2</text:p>
          </table:table-cell>
          <table:table-cell table:formula="of:=IF([.DD54]=10000;-1;[.DD54])" office:value-type="float" office:value="-1" calcext:value-type="float">
            <text:p>-1</text:p>
          </table:table-cell>
          <table:table-cell table:formula="of:=IF([.DE54]=10000;-1;[.DE54])" office:value-type="float" office:value="1" calcext:value-type="float">
            <text:p>1</text:p>
          </table:table-cell>
          <table:table-cell table:formula="of:=IF([.DF54]=10000;-1;[.DF54])" office:value-type="float" office:value="3" calcext:value-type="float">
            <text:p>3</text:p>
          </table:table-cell>
          <table:table-cell table:formula="of:=IF([.DG54]=10000;-1;[.DG54])" office:value-type="float" office:value="3" calcext:value-type="float">
            <text:p>3</text:p>
          </table:table-cell>
          <table:table-cell table:formula="of:=IF([.DH54]=10000;-1;[.DH54])" office:value-type="float" office:value="4" calcext:value-type="float">
            <text:p>4</text:p>
          </table:table-cell>
          <table:table-cell table:formula="of:=IF([.DI54]=10000;-1;[.DI54])" office:value-type="float" office:value="4" calcext:value-type="float">
            <text:p>4</text:p>
          </table:table-cell>
          <table:table-cell table:formula="of:=IF([.DJ54]=10000;-1;[.DJ54])" office:value-type="float" office:value="1" calcext:value-type="float">
            <text:p>1</text:p>
          </table:table-cell>
          <table:table-cell table:formula="of:=IF([.DK54]=10000;-1;[.DK54])" office:value-type="float" office:value="2" calcext:value-type="float">
            <text:p>2</text:p>
          </table:table-cell>
          <table:table-cell table:formula="of:=IF([.DL54]=10000;-1;[.DL54])" office:value-type="float" office:value="-1" calcext:value-type="float">
            <text:p>-1</text:p>
          </table:table-cell>
          <table:table-cell table:formula="of:=IF([.DM54]=10000;-1;[.DM54])" office:value-type="float" office:value="-1" calcext:value-type="float">
            <text:p>-1</text:p>
          </table:table-cell>
          <table:table-cell table:formula="of:=IF([.DN54]=10000;-1;[.DN54])" office:value-type="float" office:value="-1" calcext:value-type="float">
            <text:p>-1</text:p>
          </table:table-cell>
          <table:table-cell table:formula="of:=IF([.DO54]=10000;-1;[.DO54])" office:value-type="float" office:value="1" calcext:value-type="float">
            <text:p>1</text:p>
          </table:table-cell>
          <table:table-cell table:formula="of:=IF([.DP54]=10000;-1;[.DP54])" office:value-type="float" office:value="-1" calcext:value-type="float">
            <text:p>-1</text:p>
          </table:table-cell>
          <table:table-cell table:formula="of:=IF([.DQ54]=10000;-1;[.DQ54])" office:value-type="float" office:value="3" calcext:value-type="float">
            <text:p>3</text:p>
          </table:table-cell>
          <table:table-cell table:formula="of:=IF([.DR54]=10000;-1;[.DR54])" office:value-type="float" office:value="3" calcext:value-type="float">
            <text:p>3</text:p>
          </table:table-cell>
          <table:table-cell table:formula="of:=IF([.DS54]=10000;-1;[.DS54])" office:value-type="float" office:value="2" calcext:value-type="float">
            <text:p>2</text:p>
          </table:table-cell>
          <table:table-cell table:formula="of:=IF([.DT54]=10000;-1;[.DT54])" office:value-type="float" office:value="1" calcext:value-type="float">
            <text:p>1</text:p>
          </table:table-cell>
          <table:table-cell table:formula="of:=IF([.DU54]=10000;-1;[.DU54])" office:value-type="float" office:value="-1" calcext:value-type="float">
            <text:p>-1</text:p>
          </table:table-cell>
          <table:table-cell table:formula="of:=IF([.DV54]=10000;-1;[.DV54])" office:value-type="float" office:value="-1" calcext:value-type="float">
            <text:p>-1</text:p>
          </table:table-cell>
          <table:table-cell table:formula="of:=IF([.DW54]=10000;-1;[.DW54])" office:value-type="float" office:value="-1" calcext:value-type="float">
            <text:p>-1</text:p>
          </table:table-cell>
          <table:table-cell table:formula="of:=IF([.DX54]=10000;-1;[.DX54])" office:value-type="float" office:value="-1" calcext:value-type="float">
            <text:p>-1</text:p>
          </table:table-cell>
          <table:table-cell table:formula="of:=IF([.DY54]=10000;-1;[.DY54])" office:value-type="float" office:value="1" calcext:value-type="float">
            <text:p>1</text:p>
          </table:table-cell>
          <table:table-cell table:formula="of:=IF([.DZ54]=10000;-1;[.DZ54])" office:value-type="float" office:value="4" calcext:value-type="float">
            <text:p>4</text:p>
          </table:table-cell>
          <table:table-cell table:formula="of:=IF([.EA54]=10000;-1;[.EA5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 table:number-columns-repeated="7"/>
          <table:table-cell table:style-name="Default" table:number-columns-repeated="123"/>
        </table:table-row>
        <table:table-row table:style-name="ro1" table:visibility="collapse">
          <table:table-cell/>
          <table:table-cell table:style-name="ce9" table:number-columns-repeated="6"/>
          <table:table-cell table:style-name="ce9" office:value-type="string" calcext:value-type="string">
            <text:p>Number</text:p>
          </table:table-cell>
          <table:table-cell table:formula="of:=IF([.I$12]&lt;([.$D4]+[.$E4]);0;FLOOR(([.I$12]-[.$D4]-[.$E4])/[.$C4];1)+1)" office:value-type="float" office:value="0" calcext:value-type="float">
            <text:p>0</text:p>
          </table:table-cell>
          <table:table-cell table:formula="of:=IF([.J$12]&lt;([.$D4]+[.$E4]);0;FLOOR(([.J$12]-[.$D4]-[.$E4])/[.$C4];1)+1)" office:value-type="float" office:value="0" calcext:value-type="float">
            <text:p>0</text:p>
          </table:table-cell>
          <table:table-cell table:formula="of:=IF([.K$12]&lt;([.$D4]+[.$E4]);0;FLOOR(([.K$12]-[.$D4]-[.$E4])/[.$C4];1)+1)" office:value-type="float" office:value="0" calcext:value-type="float">
            <text:p>0</text:p>
          </table:table-cell>
          <table:table-cell table:formula="of:=IF([.L$12]&lt;([.$D4]+[.$E4]);0;FLOOR(([.L$12]-[.$D4]-[.$E4])/[.$C4];1)+1)" office:value-type="float" office:value="0" calcext:value-type="float">
            <text:p>0</text:p>
          </table:table-cell>
          <table:table-cell table:formula="of:=IF([.M$12]&lt;([.$D4]+[.$E4]);0;FLOOR(([.M$12]-[.$D4]-[.$E4])/[.$C4];1)+1)" office:value-type="float" office:value="0" calcext:value-type="float">
            <text:p>0</text:p>
          </table:table-cell>
          <table:table-cell table:formula="of:=IF([.N$12]&lt;([.$D4]+[.$E4]);0;FLOOR(([.N$12]-[.$D4]-[.$E4])/[.$C4];1)+1)" office:value-type="float" office:value="1" calcext:value-type="float">
            <text:p>1</text:p>
          </table:table-cell>
          <table:table-cell table:formula="of:=IF([.O$12]&lt;([.$D4]+[.$E4]);0;FLOOR(([.O$12]-[.$D4]-[.$E4])/[.$C4];1)+1)" office:value-type="float" office:value="1" calcext:value-type="float">
            <text:p>1</text:p>
          </table:table-cell>
          <table:table-cell table:formula="of:=IF([.P$12]&lt;([.$D4]+[.$E4]);0;FLOOR(([.P$12]-[.$D4]-[.$E4])/[.$C4];1)+1)" office:value-type="float" office:value="1" calcext:value-type="float">
            <text:p>1</text:p>
          </table:table-cell>
          <table:table-cell table:formula="of:=IF([.Q$12]&lt;([.$D4]+[.$E4]);0;FLOOR(([.Q$12]-[.$D4]-[.$E4])/[.$C4];1)+1)" office:value-type="float" office:value="1" calcext:value-type="float">
            <text:p>1</text:p>
          </table:table-cell>
          <table:table-cell table:formula="of:=IF([.R$12]&lt;([.$D4]+[.$E4]);0;FLOOR(([.R$12]-[.$D4]-[.$E4])/[.$C4];1)+1)" office:value-type="float" office:value="1" calcext:value-type="float">
            <text:p>1</text:p>
          </table:table-cell>
          <table:table-cell table:formula="of:=IF([.S$12]&lt;([.$D4]+[.$E4]);0;FLOOR(([.S$12]-[.$D4]-[.$E4])/[.$C4];1)+1)" office:value-type="float" office:value="2" calcext:value-type="float">
            <text:p>2</text:p>
          </table:table-cell>
          <table:table-cell table:formula="of:=IF([.T$12]&lt;([.$D4]+[.$E4]);0;FLOOR(([.T$12]-[.$D4]-[.$E4])/[.$C4];1)+1)" office:value-type="float" office:value="2" calcext:value-type="float">
            <text:p>2</text:p>
          </table:table-cell>
          <table:table-cell table:formula="of:=IF([.U$12]&lt;([.$D4]+[.$E4]);0;FLOOR(([.U$12]-[.$D4]-[.$E4])/[.$C4];1)+1)" office:value-type="float" office:value="2" calcext:value-type="float">
            <text:p>2</text:p>
          </table:table-cell>
          <table:table-cell table:formula="of:=IF([.V$12]&lt;([.$D4]+[.$E4]);0;FLOOR(([.V$12]-[.$D4]-[.$E4])/[.$C4];1)+1)" office:value-type="float" office:value="2" calcext:value-type="float">
            <text:p>2</text:p>
          </table:table-cell>
          <table:table-cell table:formula="of:=IF([.W$12]&lt;([.$D4]+[.$E4]);0;FLOOR(([.W$12]-[.$D4]-[.$E4])/[.$C4];1)+1)" office:value-type="float" office:value="2" calcext:value-type="float">
            <text:p>2</text:p>
          </table:table-cell>
          <table:table-cell table:formula="of:=IF([.X$12]&lt;([.$D4]+[.$E4]);0;FLOOR(([.X$12]-[.$D4]-[.$E4])/[.$C4];1)+1)" office:value-type="float" office:value="3" calcext:value-type="float">
            <text:p>3</text:p>
          </table:table-cell>
          <table:table-cell table:formula="of:=IF([.Y$12]&lt;([.$D4]+[.$E4]);0;FLOOR(([.Y$12]-[.$D4]-[.$E4])/[.$C4];1)+1)" office:value-type="float" office:value="3" calcext:value-type="float">
            <text:p>3</text:p>
          </table:table-cell>
          <table:table-cell table:formula="of:=IF([.Z$12]&lt;([.$D4]+[.$E4]);0;FLOOR(([.Z$12]-[.$D4]-[.$E4])/[.$C4];1)+1)" office:value-type="float" office:value="3" calcext:value-type="float">
            <text:p>3</text:p>
          </table:table-cell>
          <table:table-cell table:formula="of:=IF([.AA$12]&lt;([.$D4]+[.$E4]);0;FLOOR(([.AA$12]-[.$D4]-[.$E4])/[.$C4];1)+1)" office:value-type="float" office:value="3" calcext:value-type="float">
            <text:p>3</text:p>
          </table:table-cell>
          <table:table-cell table:formula="of:=IF([.AB$12]&lt;([.$D4]+[.$E4]);0;FLOOR(([.AB$12]-[.$D4]-[.$E4])/[.$C4];1)+1)" office:value-type="float" office:value="3" calcext:value-type="float">
            <text:p>3</text:p>
          </table:table-cell>
          <table:table-cell table:formula="of:=IF([.AC$12]&lt;([.$D4]+[.$E4]);0;FLOOR(([.AC$12]-[.$D4]-[.$E4])/[.$C4];1)+1)" office:value-type="float" office:value="4" calcext:value-type="float">
            <text:p>4</text:p>
          </table:table-cell>
          <table:table-cell table:formula="of:=IF([.AD$12]&lt;([.$D4]+[.$E4]);0;FLOOR(([.AD$12]-[.$D4]-[.$E4])/[.$C4];1)+1)" office:value-type="float" office:value="4" calcext:value-type="float">
            <text:p>4</text:p>
          </table:table-cell>
          <table:table-cell table:formula="of:=IF([.AE$12]&lt;([.$D4]+[.$E4]);0;FLOOR(([.AE$12]-[.$D4]-[.$E4])/[.$C4];1)+1)" office:value-type="float" office:value="4" calcext:value-type="float">
            <text:p>4</text:p>
          </table:table-cell>
          <table:table-cell table:formula="of:=IF([.AF$12]&lt;([.$D4]+[.$E4]);0;FLOOR(([.AF$12]-[.$D4]-[.$E4])/[.$C4];1)+1)" office:value-type="float" office:value="4" calcext:value-type="float">
            <text:p>4</text:p>
          </table:table-cell>
          <table:table-cell table:formula="of:=IF([.AG$12]&lt;([.$D4]+[.$E4]);0;FLOOR(([.AG$12]-[.$D4]-[.$E4])/[.$C4];1)+1)" office:value-type="float" office:value="4" calcext:value-type="float">
            <text:p>4</text:p>
          </table:table-cell>
          <table:table-cell table:formula="of:=IF([.AH$12]&lt;([.$D4]+[.$E4]);0;FLOOR(([.AH$12]-[.$D4]-[.$E4])/[.$C4];1)+1)" office:value-type="float" office:value="5" calcext:value-type="float">
            <text:p>5</text:p>
          </table:table-cell>
          <table:table-cell table:formula="of:=IF([.AI$12]&lt;([.$D4]+[.$E4]);0;FLOOR(([.AI$12]-[.$D4]-[.$E4])/[.$C4];1)+1)" office:value-type="float" office:value="5" calcext:value-type="float">
            <text:p>5</text:p>
          </table:table-cell>
          <table:table-cell table:formula="of:=IF([.AJ$12]&lt;([.$D4]+[.$E4]);0;FLOOR(([.AJ$12]-[.$D4]-[.$E4])/[.$C4];1)+1)" office:value-type="float" office:value="5" calcext:value-type="float">
            <text:p>5</text:p>
          </table:table-cell>
          <table:table-cell table:formula="of:=IF([.AK$12]&lt;([.$D4]+[.$E4]);0;FLOOR(([.AK$12]-[.$D4]-[.$E4])/[.$C4];1)+1)" office:value-type="float" office:value="5" calcext:value-type="float">
            <text:p>5</text:p>
          </table:table-cell>
          <table:table-cell table:formula="of:=IF([.AL$12]&lt;([.$D4]+[.$E4]);0;FLOOR(([.AL$12]-[.$D4]-[.$E4])/[.$C4];1)+1)" office:value-type="float" office:value="5" calcext:value-type="float">
            <text:p>5</text:p>
          </table:table-cell>
          <table:table-cell table:formula="of:=IF([.AM$12]&lt;([.$D4]+[.$E4]);0;FLOOR(([.AM$12]-[.$D4]-[.$E4])/[.$C4];1)+1)" office:value-type="float" office:value="6" calcext:value-type="float">
            <text:p>6</text:p>
          </table:table-cell>
          <table:table-cell table:formula="of:=IF([.AN$12]&lt;([.$D4]+[.$E4]);0;FLOOR(([.AN$12]-[.$D4]-[.$E4])/[.$C4];1)+1)" office:value-type="float" office:value="6" calcext:value-type="float">
            <text:p>6</text:p>
          </table:table-cell>
          <table:table-cell table:formula="of:=IF([.AO$12]&lt;([.$D4]+[.$E4]);0;FLOOR(([.AO$12]-[.$D4]-[.$E4])/[.$C4];1)+1)" office:value-type="float" office:value="6" calcext:value-type="float">
            <text:p>6</text:p>
          </table:table-cell>
          <table:table-cell table:formula="of:=IF([.AP$12]&lt;([.$D4]+[.$E4]);0;FLOOR(([.AP$12]-[.$D4]-[.$E4])/[.$C4];1)+1)" office:value-type="float" office:value="6" calcext:value-type="float">
            <text:p>6</text:p>
          </table:table-cell>
          <table:table-cell table:formula="of:=IF([.AQ$12]&lt;([.$D4]+[.$E4]);0;FLOOR(([.AQ$12]-[.$D4]-[.$E4])/[.$C4];1)+1)" office:value-type="float" office:value="6" calcext:value-type="float">
            <text:p>6</text:p>
          </table:table-cell>
          <table:table-cell table:formula="of:=IF([.AR$12]&lt;([.$D4]+[.$E4]);0;FLOOR(([.AR$12]-[.$D4]-[.$E4])/[.$C4];1)+1)" office:value-type="float" office:value="7" calcext:value-type="float">
            <text:p>7</text:p>
          </table:table-cell>
          <table:table-cell table:formula="of:=IF([.AS$12]&lt;([.$D4]+[.$E4]);0;FLOOR(([.AS$12]-[.$D4]-[.$E4])/[.$C4];1)+1)" office:value-type="float" office:value="7" calcext:value-type="float">
            <text:p>7</text:p>
          </table:table-cell>
          <table:table-cell table:formula="of:=IF([.AT$12]&lt;([.$D4]+[.$E4]);0;FLOOR(([.AT$12]-[.$D4]-[.$E4])/[.$C4];1)+1)" office:value-type="float" office:value="7" calcext:value-type="float">
            <text:p>7</text:p>
          </table:table-cell>
          <table:table-cell table:formula="of:=IF([.AU$12]&lt;([.$D4]+[.$E4]);0;FLOOR(([.AU$12]-[.$D4]-[.$E4])/[.$C4];1)+1)" office:value-type="float" office:value="7" calcext:value-type="float">
            <text:p>7</text:p>
          </table:table-cell>
          <table:table-cell table:formula="of:=IF([.AV$12]&lt;([.$D4]+[.$E4]);0;FLOOR(([.AV$12]-[.$D4]-[.$E4])/[.$C4];1)+1)" office:value-type="float" office:value="7" calcext:value-type="float">
            <text:p>7</text:p>
          </table:table-cell>
          <table:table-cell table:formula="of:=IF([.AW$12]&lt;([.$D4]+[.$E4]);0;FLOOR(([.AW$12]-[.$D4]-[.$E4])/[.$C4];1)+1)" office:value-type="float" office:value="8" calcext:value-type="float">
            <text:p>8</text:p>
          </table:table-cell>
          <table:table-cell table:formula="of:=IF([.AX$12]&lt;([.$D4]+[.$E4]);0;FLOOR(([.AX$12]-[.$D4]-[.$E4])/[.$C4];1)+1)" office:value-type="float" office:value="8" calcext:value-type="float">
            <text:p>8</text:p>
          </table:table-cell>
          <table:table-cell table:formula="of:=IF([.AY$12]&lt;([.$D4]+[.$E4]);0;FLOOR(([.AY$12]-[.$D4]-[.$E4])/[.$C4];1)+1)" office:value-type="float" office:value="8" calcext:value-type="float">
            <text:p>8</text:p>
          </table:table-cell>
          <table:table-cell table:formula="of:=IF([.AZ$12]&lt;([.$D4]+[.$E4]);0;FLOOR(([.AZ$12]-[.$D4]-[.$E4])/[.$C4];1)+1)" office:value-type="float" office:value="8" calcext:value-type="float">
            <text:p>8</text:p>
          </table:table-cell>
          <table:table-cell table:formula="of:=IF([.BA$12]&lt;([.$D4]+[.$E4]);0;FLOOR(([.BA$12]-[.$D4]-[.$E4])/[.$C4];1)+1)" office:value-type="float" office:value="8" calcext:value-type="float">
            <text:p>8</text:p>
          </table:table-cell>
          <table:table-cell table:formula="of:=IF([.BB$12]&lt;([.$D4]+[.$E4]);0;FLOOR(([.BB$12]-[.$D4]-[.$E4])/[.$C4];1)+1)" office:value-type="float" office:value="9" calcext:value-type="float">
            <text:p>9</text:p>
          </table:table-cell>
          <table:table-cell table:formula="of:=IF([.BC$12]&lt;([.$D4]+[.$E4]);0;FLOOR(([.BC$12]-[.$D4]-[.$E4])/[.$C4];1)+1)" office:value-type="float" office:value="9" calcext:value-type="float">
            <text:p>9</text:p>
          </table:table-cell>
          <table:table-cell table:formula="of:=IF([.BD$12]&lt;([.$D4]+[.$E4]);0;FLOOR(([.BD$12]-[.$D4]-[.$E4])/[.$C4];1)+1)" office:value-type="float" office:value="9" calcext:value-type="float">
            <text:p>9</text:p>
          </table:table-cell>
          <table:table-cell table:formula="of:=IF([.BE$12]&lt;([.$D4]+[.$E4]);0;FLOOR(([.BE$12]-[.$D4]-[.$E4])/[.$C4];1)+1)" office:value-type="float" office:value="9" calcext:value-type="float">
            <text:p>9</text:p>
          </table:table-cell>
          <table:table-cell table:formula="of:=IF([.BF$12]&lt;([.$D4]+[.$E4]);0;FLOOR(([.BF$12]-[.$D4]-[.$E4])/[.$C4];1)+1)" office:value-type="float" office:value="9" calcext:value-type="float">
            <text:p>9</text:p>
          </table:table-cell>
          <table:table-cell table:formula="of:=IF([.BG$12]&lt;([.$D4]+[.$E4]);0;FLOOR(([.BG$12]-[.$D4]-[.$E4])/[.$C4];1)+1)" office:value-type="float" office:value="10" calcext:value-type="float">
            <text:p>10</text:p>
          </table:table-cell>
          <table:table-cell table:formula="of:=IF([.BH$12]&lt;([.$D4]+[.$E4]);0;FLOOR(([.BH$12]-[.$D4]-[.$E4])/[.$C4];1)+1)" office:value-type="float" office:value="10" calcext:value-type="float">
            <text:p>10</text:p>
          </table:table-cell>
          <table:table-cell table:formula="of:=IF([.BI$12]&lt;([.$D4]+[.$E4]);0;FLOOR(([.BI$12]-[.$D4]-[.$E4])/[.$C4];1)+1)" office:value-type="float" office:value="10" calcext:value-type="float">
            <text:p>10</text:p>
          </table:table-cell>
          <table:table-cell table:formula="of:=IF([.BJ$12]&lt;([.$D4]+[.$E4]);0;FLOOR(([.BJ$12]-[.$D4]-[.$E4])/[.$C4];1)+1)" office:value-type="float" office:value="10" calcext:value-type="float">
            <text:p>10</text:p>
          </table:table-cell>
          <table:table-cell table:formula="of:=IF([.BK$12]&lt;([.$D4]+[.$E4]);0;FLOOR(([.BK$12]-[.$D4]-[.$E4])/[.$C4];1)+1)" office:value-type="float" office:value="10" calcext:value-type="float">
            <text:p>10</text:p>
          </table:table-cell>
          <table:table-cell table:formula="of:=IF([.BL$12]&lt;([.$D4]+[.$E4]);0;FLOOR(([.BL$12]-[.$D4]-[.$E4])/[.$C4];1)+1)" office:value-type="float" office:value="11" calcext:value-type="float">
            <text:p>11</text:p>
          </table:table-cell>
          <table:table-cell table:formula="of:=IF([.BM$12]&lt;([.$D4]+[.$E4]);0;FLOOR(([.BM$12]-[.$D4]-[.$E4])/[.$C4];1)+1)" office:value-type="float" office:value="11" calcext:value-type="float">
            <text:p>11</text:p>
          </table:table-cell>
          <table:table-cell table:formula="of:=IF([.BN$12]&lt;([.$D4]+[.$E4]);0;FLOOR(([.BN$12]-[.$D4]-[.$E4])/[.$C4];1)+1)" office:value-type="float" office:value="11" calcext:value-type="float">
            <text:p>11</text:p>
          </table:table-cell>
          <table:table-cell table:formula="of:=IF([.BO$12]&lt;([.$D4]+[.$E4]);0;FLOOR(([.BO$12]-[.$D4]-[.$E4])/[.$C4];1)+1)" office:value-type="float" office:value="11" calcext:value-type="float">
            <text:p>11</text:p>
          </table:table-cell>
          <table:table-cell table:formula="of:=IF([.BP$12]&lt;([.$D4]+[.$E4]);0;FLOOR(([.BP$12]-[.$D4]-[.$E4])/[.$C4];1)+1)" office:value-type="float" office:value="11" calcext:value-type="float">
            <text:p>11</text:p>
          </table:table-cell>
          <table:table-cell table:formula="of:=IF([.BQ$12]&lt;([.$D4]+[.$E4]);0;FLOOR(([.BQ$12]-[.$D4]-[.$E4])/[.$C4];1)+1)" office:value-type="float" office:value="12" calcext:value-type="float">
            <text:p>12</text:p>
          </table:table-cell>
          <table:table-cell table:formula="of:=IF([.BR$12]&lt;([.$D4]+[.$E4]);0;FLOOR(([.BR$12]-[.$D4]-[.$E4])/[.$C4];1)+1)" office:value-type="float" office:value="12" calcext:value-type="float">
            <text:p>12</text:p>
          </table:table-cell>
          <table:table-cell table:formula="of:=IF([.BS$12]&lt;([.$D4]+[.$E4]);0;FLOOR(([.BS$12]-[.$D4]-[.$E4])/[.$C4];1)+1)" office:value-type="float" office:value="12" calcext:value-type="float">
            <text:p>12</text:p>
          </table:table-cell>
          <table:table-cell table:formula="of:=IF([.BT$12]&lt;([.$D4]+[.$E4]);0;FLOOR(([.BT$12]-[.$D4]-[.$E4])/[.$C4];1)+1)" office:value-type="float" office:value="12" calcext:value-type="float">
            <text:p>12</text:p>
          </table:table-cell>
          <table:table-cell table:formula="of:=IF([.BU$12]&lt;([.$D4]+[.$E4]);0;FLOOR(([.BU$12]-[.$D4]-[.$E4])/[.$C4];1)+1)" office:value-type="float" office:value="12" calcext:value-type="float">
            <text:p>12</text:p>
          </table:table-cell>
          <table:table-cell table:formula="of:=IF([.BV$12]&lt;([.$D4]+[.$E4]);0;FLOOR(([.BV$12]-[.$D4]-[.$E4])/[.$C4];1)+1)" office:value-type="float" office:value="13" calcext:value-type="float">
            <text:p>13</text:p>
          </table:table-cell>
          <table:table-cell table:formula="of:=IF([.BW$12]&lt;([.$D4]+[.$E4]);0;FLOOR(([.BW$12]-[.$D4]-[.$E4])/[.$C4];1)+1)" office:value-type="float" office:value="13" calcext:value-type="float">
            <text:p>13</text:p>
          </table:table-cell>
          <table:table-cell table:formula="of:=IF([.BX$12]&lt;([.$D4]+[.$E4]);0;FLOOR(([.BX$12]-[.$D4]-[.$E4])/[.$C4];1)+1)" office:value-type="float" office:value="13" calcext:value-type="float">
            <text:p>13</text:p>
          </table:table-cell>
          <table:table-cell table:formula="of:=IF([.BY$12]&lt;([.$D4]+[.$E4]);0;FLOOR(([.BY$12]-[.$D4]-[.$E4])/[.$C4];1)+1)" office:value-type="float" office:value="13" calcext:value-type="float">
            <text:p>13</text:p>
          </table:table-cell>
          <table:table-cell table:formula="of:=IF([.BZ$12]&lt;([.$D4]+[.$E4]);0;FLOOR(([.BZ$12]-[.$D4]-[.$E4])/[.$C4];1)+1)" office:value-type="float" office:value="13" calcext:value-type="float">
            <text:p>13</text:p>
          </table:table-cell>
          <table:table-cell table:formula="of:=IF([.CA$12]&lt;([.$D4]+[.$E4]);0;FLOOR(([.CA$12]-[.$D4]-[.$E4])/[.$C4];1)+1)" office:value-type="float" office:value="14" calcext:value-type="float">
            <text:p>14</text:p>
          </table:table-cell>
          <table:table-cell table:formula="of:=IF([.CB$12]&lt;([.$D4]+[.$E4]);0;FLOOR(([.CB$12]-[.$D4]-[.$E4])/[.$C4];1)+1)" office:value-type="float" office:value="14" calcext:value-type="float">
            <text:p>14</text:p>
          </table:table-cell>
          <table:table-cell table:formula="of:=IF([.CC$12]&lt;([.$D4]+[.$E4]);0;FLOOR(([.CC$12]-[.$D4]-[.$E4])/[.$C4];1)+1)" office:value-type="float" office:value="14" calcext:value-type="float">
            <text:p>14</text:p>
          </table:table-cell>
          <table:table-cell table:formula="of:=IF([.CD$12]&lt;([.$D4]+[.$E4]);0;FLOOR(([.CD$12]-[.$D4]-[.$E4])/[.$C4];1)+1)" office:value-type="float" office:value="14" calcext:value-type="float">
            <text:p>14</text:p>
          </table:table-cell>
          <table:table-cell table:formula="of:=IF([.CE$12]&lt;([.$D4]+[.$E4]);0;FLOOR(([.CE$12]-[.$D4]-[.$E4])/[.$C4];1)+1)" office:value-type="float" office:value="14" calcext:value-type="float">
            <text:p>14</text:p>
          </table:table-cell>
          <table:table-cell table:formula="of:=IF([.CF$12]&lt;([.$D4]+[.$E4]);0;FLOOR(([.CF$12]-[.$D4]-[.$E4])/[.$C4];1)+1)" office:value-type="float" office:value="15" calcext:value-type="float">
            <text:p>15</text:p>
          </table:table-cell>
          <table:table-cell table:formula="of:=IF([.CG$12]&lt;([.$D4]+[.$E4]);0;FLOOR(([.CG$12]-[.$D4]-[.$E4])/[.$C4];1)+1)" office:value-type="float" office:value="15" calcext:value-type="float">
            <text:p>15</text:p>
          </table:table-cell>
          <table:table-cell table:formula="of:=IF([.CH$12]&lt;([.$D4]+[.$E4]);0;FLOOR(([.CH$12]-[.$D4]-[.$E4])/[.$C4];1)+1)" office:value-type="float" office:value="15" calcext:value-type="float">
            <text:p>15</text:p>
          </table:table-cell>
          <table:table-cell table:formula="of:=IF([.CI$12]&lt;([.$D4]+[.$E4]);0;FLOOR(([.CI$12]-[.$D4]-[.$E4])/[.$C4];1)+1)" office:value-type="float" office:value="15" calcext:value-type="float">
            <text:p>15</text:p>
          </table:table-cell>
          <table:table-cell table:formula="of:=IF([.CJ$12]&lt;([.$D4]+[.$E4]);0;FLOOR(([.CJ$12]-[.$D4]-[.$E4])/[.$C4];1)+1)" office:value-type="float" office:value="15" calcext:value-type="float">
            <text:p>15</text:p>
          </table:table-cell>
          <table:table-cell table:formula="of:=IF([.CK$12]&lt;([.$D4]+[.$E4]);0;FLOOR(([.CK$12]-[.$D4]-[.$E4])/[.$C4];1)+1)" office:value-type="float" office:value="16" calcext:value-type="float">
            <text:p>16</text:p>
          </table:table-cell>
          <table:table-cell table:formula="of:=IF([.CL$12]&lt;([.$D4]+[.$E4]);0;FLOOR(([.CL$12]-[.$D4]-[.$E4])/[.$C4];1)+1)" office:value-type="float" office:value="16" calcext:value-type="float">
            <text:p>16</text:p>
          </table:table-cell>
          <table:table-cell table:formula="of:=IF([.CM$12]&lt;([.$D4]+[.$E4]);0;FLOOR(([.CM$12]-[.$D4]-[.$E4])/[.$C4];1)+1)" office:value-type="float" office:value="16" calcext:value-type="float">
            <text:p>16</text:p>
          </table:table-cell>
          <table:table-cell table:formula="of:=IF([.CN$12]&lt;([.$D4]+[.$E4]);0;FLOOR(([.CN$12]-[.$D4]-[.$E4])/[.$C4];1)+1)" office:value-type="float" office:value="16" calcext:value-type="float">
            <text:p>16</text:p>
          </table:table-cell>
          <table:table-cell table:formula="of:=IF([.CO$12]&lt;([.$D4]+[.$E4]);0;FLOOR(([.CO$12]-[.$D4]-[.$E4])/[.$C4];1)+1)" office:value-type="float" office:value="16" calcext:value-type="float">
            <text:p>16</text:p>
          </table:table-cell>
          <table:table-cell table:formula="of:=IF([.CP$12]&lt;([.$D4]+[.$E4]);0;FLOOR(([.CP$12]-[.$D4]-[.$E4])/[.$C4];1)+1)" office:value-type="float" office:value="17" calcext:value-type="float">
            <text:p>17</text:p>
          </table:table-cell>
          <table:table-cell table:formula="of:=IF([.CQ$12]&lt;([.$D4]+[.$E4]);0;FLOOR(([.CQ$12]-[.$D4]-[.$E4])/[.$C4];1)+1)" office:value-type="float" office:value="17" calcext:value-type="float">
            <text:p>17</text:p>
          </table:table-cell>
          <table:table-cell table:formula="of:=IF([.CR$12]&lt;([.$D4]+[.$E4]);0;FLOOR(([.CR$12]-[.$D4]-[.$E4])/[.$C4];1)+1)" office:value-type="float" office:value="17" calcext:value-type="float">
            <text:p>17</text:p>
          </table:table-cell>
          <table:table-cell table:formula="of:=IF([.CS$12]&lt;([.$D4]+[.$E4]);0;FLOOR(([.CS$12]-[.$D4]-[.$E4])/[.$C4];1)+1)" office:value-type="float" office:value="17" calcext:value-type="float">
            <text:p>17</text:p>
          </table:table-cell>
          <table:table-cell table:formula="of:=IF([.CT$12]&lt;([.$D4]+[.$E4]);0;FLOOR(([.CT$12]-[.$D4]-[.$E4])/[.$C4];1)+1)" office:value-type="float" office:value="17" calcext:value-type="float">
            <text:p>17</text:p>
          </table:table-cell>
          <table:table-cell table:formula="of:=IF([.CU$12]&lt;([.$D4]+[.$E4]);0;FLOOR(([.CU$12]-[.$D4]-[.$E4])/[.$C4];1)+1)" office:value-type="float" office:value="18" calcext:value-type="float">
            <text:p>18</text:p>
          </table:table-cell>
          <table:table-cell table:formula="of:=IF([.CV$12]&lt;([.$D4]+[.$E4]);0;FLOOR(([.CV$12]-[.$D4]-[.$E4])/[.$C4];1)+1)" office:value-type="float" office:value="18" calcext:value-type="float">
            <text:p>18</text:p>
          </table:table-cell>
          <table:table-cell table:formula="of:=IF([.CW$12]&lt;([.$D4]+[.$E4]);0;FLOOR(([.CW$12]-[.$D4]-[.$E4])/[.$C4];1)+1)" office:value-type="float" office:value="18" calcext:value-type="float">
            <text:p>18</text:p>
          </table:table-cell>
          <table:table-cell table:formula="of:=IF([.CX$12]&lt;([.$D4]+[.$E4]);0;FLOOR(([.CX$12]-[.$D4]-[.$E4])/[.$C4];1)+1)" office:value-type="float" office:value="18" calcext:value-type="float">
            <text:p>18</text:p>
          </table:table-cell>
          <table:table-cell table:formula="of:=IF([.CY$12]&lt;([.$D4]+[.$E4]);0;FLOOR(([.CY$12]-[.$D4]-[.$E4])/[.$C4];1)+1)" office:value-type="float" office:value="18" calcext:value-type="float">
            <text:p>18</text:p>
          </table:table-cell>
          <table:table-cell table:formula="of:=IF([.CZ$12]&lt;([.$D4]+[.$E4]);0;FLOOR(([.CZ$12]-[.$D4]-[.$E4])/[.$C4];1)+1)" office:value-type="float" office:value="19" calcext:value-type="float">
            <text:p>19</text:p>
          </table:table-cell>
          <table:table-cell table:formula="of:=IF([.DA$12]&lt;([.$D4]+[.$E4]);0;FLOOR(([.DA$12]-[.$D4]-[.$E4])/[.$C4];1)+1)" office:value-type="float" office:value="19" calcext:value-type="float">
            <text:p>19</text:p>
          </table:table-cell>
          <table:table-cell table:formula="of:=IF([.DB$12]&lt;([.$D4]+[.$E4]);0;FLOOR(([.DB$12]-[.$D4]-[.$E4])/[.$C4];1)+1)" office:value-type="float" office:value="19" calcext:value-type="float">
            <text:p>19</text:p>
          </table:table-cell>
          <table:table-cell table:formula="of:=IF([.DC$12]&lt;([.$D4]+[.$E4]);0;FLOOR(([.DC$12]-[.$D4]-[.$E4])/[.$C4];1)+1)" office:value-type="float" office:value="19" calcext:value-type="float">
            <text:p>19</text:p>
          </table:table-cell>
          <table:table-cell table:formula="of:=IF([.DD$12]&lt;([.$D4]+[.$E4]);0;FLOOR(([.DD$12]-[.$D4]-[.$E4])/[.$C4];1)+1)" office:value-type="float" office:value="19" calcext:value-type="float">
            <text:p>19</text:p>
          </table:table-cell>
          <table:table-cell table:formula="of:=IF([.DE$12]&lt;([.$D4]+[.$E4]);0;FLOOR(([.DE$12]-[.$D4]-[.$E4])/[.$C4];1)+1)" office:value-type="float" office:value="20" calcext:value-type="float">
            <text:p>20</text:p>
          </table:table-cell>
          <table:table-cell table:formula="of:=IF([.DF$12]&lt;([.$D4]+[.$E4]);0;FLOOR(([.DF$12]-[.$D4]-[.$E4])/[.$C4];1)+1)" office:value-type="float" office:value="20" calcext:value-type="float">
            <text:p>20</text:p>
          </table:table-cell>
          <table:table-cell table:formula="of:=IF([.DG$12]&lt;([.$D4]+[.$E4]);0;FLOOR(([.DG$12]-[.$D4]-[.$E4])/[.$C4];1)+1)" office:value-type="float" office:value="20" calcext:value-type="float">
            <text:p>20</text:p>
          </table:table-cell>
          <table:table-cell table:formula="of:=IF([.DH$12]&lt;([.$D4]+[.$E4]);0;FLOOR(([.DH$12]-[.$D4]-[.$E4])/[.$C4];1)+1)" office:value-type="float" office:value="20" calcext:value-type="float">
            <text:p>20</text:p>
          </table:table-cell>
          <table:table-cell table:formula="of:=IF([.DI$12]&lt;([.$D4]+[.$E4]);0;FLOOR(([.DI$12]-[.$D4]-[.$E4])/[.$C4];1)+1)" office:value-type="float" office:value="20" calcext:value-type="float">
            <text:p>20</text:p>
          </table:table-cell>
          <table:table-cell table:formula="of:=IF([.DJ$12]&lt;([.$D4]+[.$E4]);0;FLOOR(([.DJ$12]-[.$D4]-[.$E4])/[.$C4];1)+1)" office:value-type="float" office:value="21" calcext:value-type="float">
            <text:p>21</text:p>
          </table:table-cell>
          <table:table-cell table:formula="of:=IF([.DK$12]&lt;([.$D4]+[.$E4]);0;FLOOR(([.DK$12]-[.$D4]-[.$E4])/[.$C4];1)+1)" office:value-type="float" office:value="21" calcext:value-type="float">
            <text:p>21</text:p>
          </table:table-cell>
          <table:table-cell table:formula="of:=IF([.DL$12]&lt;([.$D4]+[.$E4]);0;FLOOR(([.DL$12]-[.$D4]-[.$E4])/[.$C4];1)+1)" office:value-type="float" office:value="21" calcext:value-type="float">
            <text:p>21</text:p>
          </table:table-cell>
          <table:table-cell table:formula="of:=IF([.DM$12]&lt;([.$D4]+[.$E4]);0;FLOOR(([.DM$12]-[.$D4]-[.$E4])/[.$C4];1)+1)" office:value-type="float" office:value="21" calcext:value-type="float">
            <text:p>21</text:p>
          </table:table-cell>
          <table:table-cell table:formula="of:=IF([.DN$12]&lt;([.$D4]+[.$E4]);0;FLOOR(([.DN$12]-[.$D4]-[.$E4])/[.$C4];1)+1)" office:value-type="float" office:value="21" calcext:value-type="float">
            <text:p>21</text:p>
          </table:table-cell>
          <table:table-cell table:formula="of:=IF([.DO$12]&lt;([.$D4]+[.$E4]);0;FLOOR(([.DO$12]-[.$D4]-[.$E4])/[.$C4];1)+1)" office:value-type="float" office:value="22" calcext:value-type="float">
            <text:p>22</text:p>
          </table:table-cell>
          <table:table-cell table:formula="of:=IF([.DP$12]&lt;([.$D4]+[.$E4]);0;FLOOR(([.DP$12]-[.$D4]-[.$E4])/[.$C4];1)+1)" office:value-type="float" office:value="22" calcext:value-type="float">
            <text:p>22</text:p>
          </table:table-cell>
          <table:table-cell table:formula="of:=IF([.DQ$12]&lt;([.$D4]+[.$E4]);0;FLOOR(([.DQ$12]-[.$D4]-[.$E4])/[.$C4];1)+1)" office:value-type="float" office:value="22" calcext:value-type="float">
            <text:p>22</text:p>
          </table:table-cell>
          <table:table-cell table:formula="of:=IF([.DR$12]&lt;([.$D4]+[.$E4]);0;FLOOR(([.DR$12]-[.$D4]-[.$E4])/[.$C4];1)+1)" office:value-type="float" office:value="22" calcext:value-type="float">
            <text:p>22</text:p>
          </table:table-cell>
          <table:table-cell table:formula="of:=IF([.DS$12]&lt;([.$D4]+[.$E4]);0;FLOOR(([.DS$12]-[.$D4]-[.$E4])/[.$C4];1)+1)" office:value-type="float" office:value="22" calcext:value-type="float">
            <text:p>22</text:p>
          </table:table-cell>
          <table:table-cell table:formula="of:=IF([.DT$12]&lt;([.$D4]+[.$E4]);0;FLOOR(([.DT$12]-[.$D4]-[.$E4])/[.$C4];1)+1)" office:value-type="float" office:value="23" calcext:value-type="float">
            <text:p>23</text:p>
          </table:table-cell>
          <table:table-cell table:formula="of:=IF([.DU$12]&lt;([.$D4]+[.$E4]);0;FLOOR(([.DU$12]-[.$D4]-[.$E4])/[.$C4];1)+1)" office:value-type="float" office:value="23" calcext:value-type="float">
            <text:p>23</text:p>
          </table:table-cell>
          <table:table-cell table:formula="of:=IF([.DV$12]&lt;([.$D4]+[.$E4]);0;FLOOR(([.DV$12]-[.$D4]-[.$E4])/[.$C4];1)+1)" office:value-type="float" office:value="23" calcext:value-type="float">
            <text:p>23</text:p>
          </table:table-cell>
          <table:table-cell table:formula="of:=IF([.DW$12]&lt;([.$D4]+[.$E4]);0;FLOOR(([.DW$12]-[.$D4]-[.$E4])/[.$C4];1)+1)" office:value-type="float" office:value="23" calcext:value-type="float">
            <text:p>23</text:p>
          </table:table-cell>
          <table:table-cell table:formula="of:=IF([.DX$12]&lt;([.$D4]+[.$E4]);0;FLOOR(([.DX$12]-[.$D4]-[.$E4])/[.$C4];1)+1)" office:value-type="float" office:value="23" calcext:value-type="float">
            <text:p>23</text:p>
          </table:table-cell>
          <table:table-cell table:formula="of:=IF([.DY$12]&lt;([.$D4]+[.$E4]);0;FLOOR(([.DY$12]-[.$D4]-[.$E4])/[.$C4];1)+1)" office:value-type="float" office:value="24" calcext:value-type="float">
            <text:p>24</text:p>
          </table:table-cell>
          <table:table-cell table:formula="of:=IF([.DZ$12]&lt;([.$D4]+[.$E4]);0;FLOOR(([.DZ$12]-[.$D4]-[.$E4])/[.$C4];1)+1)" office:value-type="float" office:value="24" calcext:value-type="float">
            <text:p>24</text:p>
          </table:table-cell>
          <table:table-cell table:formula="of:=IF([.EA$12]&lt;([.$D4]+[.$E4]);0;FLOOR(([.EA$12]-[.$D4]-[.$E4])/[.$C4];1)+1)" office:value-type="float" office:value="24" calcext:value-type="float">
            <text:p>24</text:p>
          </table:table-cell>
        </table:table-row>
        <table:table-row table:style-name="ro1" table:visibility="collapse">
          <table:table-cell/>
          <table:table-cell table:style-name="ce9" table:number-columns-repeated="6"/>
          <table:table-cell table:style-name="ce9" office:value-type="string" calcext:value-type="string">
            <text:p>of instances</text:p>
          </table:table-cell>
          <table:table-cell table:formula="of:=IF([.I$12]&lt;([.$D5]+[.$E5]);0;FLOOR(([.I$12]-[.$D5]-[.$E5])/[.$C5];1)+1)" office:value-type="float" office:value="0" calcext:value-type="float">
            <text:p>0</text:p>
          </table:table-cell>
          <table:table-cell table:formula="of:=IF([.J$12]&lt;([.$D5]+[.$E5]);0;FLOOR(([.J$12]-[.$D5]-[.$E5])/[.$C5];1)+1)" office:value-type="float" office:value="0" calcext:value-type="float">
            <text:p>0</text:p>
          </table:table-cell>
          <table:table-cell table:formula="of:=IF([.K$12]&lt;([.$D5]+[.$E5]);0;FLOOR(([.K$12]-[.$D5]-[.$E5])/[.$C5];1)+1)" office:value-type="float" office:value="0" calcext:value-type="float">
            <text:p>0</text:p>
          </table:table-cell>
          <table:table-cell table:formula="of:=IF([.L$12]&lt;([.$D5]+[.$E5]);0;FLOOR(([.L$12]-[.$D5]-[.$E5])/[.$C5];1)+1)" office:value-type="float" office:value="0" calcext:value-type="float">
            <text:p>0</text:p>
          </table:table-cell>
          <table:table-cell table:formula="of:=IF([.M$12]&lt;([.$D5]+[.$E5]);0;FLOOR(([.M$12]-[.$D5]-[.$E5])/[.$C5];1)+1)" office:value-type="float" office:value="0" calcext:value-type="float">
            <text:p>0</text:p>
          </table:table-cell>
          <table:table-cell table:formula="of:=IF([.N$12]&lt;([.$D5]+[.$E5]);0;FLOOR(([.N$12]-[.$D5]-[.$E5])/[.$C5];1)+1)" office:value-type="float" office:value="0" calcext:value-type="float">
            <text:p>0</text:p>
          </table:table-cell>
          <table:table-cell table:formula="of:=IF([.O$12]&lt;([.$D5]+[.$E5]);0;FLOOR(([.O$12]-[.$D5]-[.$E5])/[.$C5];1)+1)" office:value-type="float" office:value="0" calcext:value-type="float">
            <text:p>0</text:p>
          </table:table-cell>
          <table:table-cell table:formula="of:=IF([.P$12]&lt;([.$D5]+[.$E5]);0;FLOOR(([.P$12]-[.$D5]-[.$E5])/[.$C5];1)+1)" office:value-type="float" office:value="0" calcext:value-type="float">
            <text:p>0</text:p>
          </table:table-cell>
          <table:table-cell table:formula="of:=IF([.Q$12]&lt;([.$D5]+[.$E5]);0;FLOOR(([.Q$12]-[.$D5]-[.$E5])/[.$C5];1)+1)" office:value-type="float" office:value="0" calcext:value-type="float">
            <text:p>0</text:p>
          </table:table-cell>
          <table:table-cell table:formula="of:=IF([.R$12]&lt;([.$D5]+[.$E5]);0;FLOOR(([.R$12]-[.$D5]-[.$E5])/[.$C5];1)+1)" office:value-type="float" office:value="0" calcext:value-type="float">
            <text:p>0</text:p>
          </table:table-cell>
          <table:table-cell table:formula="of:=IF([.S$12]&lt;([.$D5]+[.$E5]);0;FLOOR(([.S$12]-[.$D5]-[.$E5])/[.$C5];1)+1)" office:value-type="float" office:value="1" calcext:value-type="float">
            <text:p>1</text:p>
          </table:table-cell>
          <table:table-cell table:formula="of:=IF([.T$12]&lt;([.$D5]+[.$E5]);0;FLOOR(([.T$12]-[.$D5]-[.$E5])/[.$C5];1)+1)" office:value-type="float" office:value="1" calcext:value-type="float">
            <text:p>1</text:p>
          </table:table-cell>
          <table:table-cell table:formula="of:=IF([.U$12]&lt;([.$D5]+[.$E5]);0;FLOOR(([.U$12]-[.$D5]-[.$E5])/[.$C5];1)+1)" office:value-type="float" office:value="1" calcext:value-type="float">
            <text:p>1</text:p>
          </table:table-cell>
          <table:table-cell table:formula="of:=IF([.V$12]&lt;([.$D5]+[.$E5]);0;FLOOR(([.V$12]-[.$D5]-[.$E5])/[.$C5];1)+1)" office:value-type="float" office:value="1" calcext:value-type="float">
            <text:p>1</text:p>
          </table:table-cell>
          <table:table-cell table:formula="of:=IF([.W$12]&lt;([.$D5]+[.$E5]);0;FLOOR(([.W$12]-[.$D5]-[.$E5])/[.$C5];1)+1)" office:value-type="float" office:value="1" calcext:value-type="float">
            <text:p>1</text:p>
          </table:table-cell>
          <table:table-cell table:formula="of:=IF([.X$12]&lt;([.$D5]+[.$E5]);0;FLOOR(([.X$12]-[.$D5]-[.$E5])/[.$C5];1)+1)" office:value-type="float" office:value="1" calcext:value-type="float">
            <text:p>1</text:p>
          </table:table-cell>
          <table:table-cell table:formula="of:=IF([.Y$12]&lt;([.$D5]+[.$E5]);0;FLOOR(([.Y$12]-[.$D5]-[.$E5])/[.$C5];1)+1)" office:value-type="float" office:value="1" calcext:value-type="float">
            <text:p>1</text:p>
          </table:table-cell>
          <table:table-cell table:formula="of:=IF([.Z$12]&lt;([.$D5]+[.$E5]);0;FLOOR(([.Z$12]-[.$D5]-[.$E5])/[.$C5];1)+1)" office:value-type="float" office:value="1" calcext:value-type="float">
            <text:p>1</text:p>
          </table:table-cell>
          <table:table-cell table:formula="of:=IF([.AA$12]&lt;([.$D5]+[.$E5]);0;FLOOR(([.AA$12]-[.$D5]-[.$E5])/[.$C5];1)+1)" office:value-type="float" office:value="2" calcext:value-type="float">
            <text:p>2</text:p>
          </table:table-cell>
          <table:table-cell table:formula="of:=IF([.AB$12]&lt;([.$D5]+[.$E5]);0;FLOOR(([.AB$12]-[.$D5]-[.$E5])/[.$C5];1)+1)" office:value-type="float" office:value="2" calcext:value-type="float">
            <text:p>2</text:p>
          </table:table-cell>
          <table:table-cell table:formula="of:=IF([.AC$12]&lt;([.$D5]+[.$E5]);0;FLOOR(([.AC$12]-[.$D5]-[.$E5])/[.$C5];1)+1)" office:value-type="float" office:value="2" calcext:value-type="float">
            <text:p>2</text:p>
          </table:table-cell>
          <table:table-cell table:formula="of:=IF([.AD$12]&lt;([.$D5]+[.$E5]);0;FLOOR(([.AD$12]-[.$D5]-[.$E5])/[.$C5];1)+1)" office:value-type="float" office:value="2" calcext:value-type="float">
            <text:p>2</text:p>
          </table:table-cell>
          <table:table-cell table:formula="of:=IF([.AE$12]&lt;([.$D5]+[.$E5]);0;FLOOR(([.AE$12]-[.$D5]-[.$E5])/[.$C5];1)+1)" office:value-type="float" office:value="2" calcext:value-type="float">
            <text:p>2</text:p>
          </table:table-cell>
          <table:table-cell table:formula="of:=IF([.AF$12]&lt;([.$D5]+[.$E5]);0;FLOOR(([.AF$12]-[.$D5]-[.$E5])/[.$C5];1)+1)" office:value-type="float" office:value="2" calcext:value-type="float">
            <text:p>2</text:p>
          </table:table-cell>
          <table:table-cell table:formula="of:=IF([.AG$12]&lt;([.$D5]+[.$E5]);0;FLOOR(([.AG$12]-[.$D5]-[.$E5])/[.$C5];1)+1)" office:value-type="float" office:value="2" calcext:value-type="float">
            <text:p>2</text:p>
          </table:table-cell>
          <table:table-cell table:formula="of:=IF([.AH$12]&lt;([.$D5]+[.$E5]);0;FLOOR(([.AH$12]-[.$D5]-[.$E5])/[.$C5];1)+1)" office:value-type="float" office:value="2" calcext:value-type="float">
            <text:p>2</text:p>
          </table:table-cell>
          <table:table-cell table:formula="of:=IF([.AI$12]&lt;([.$D5]+[.$E5]);0;FLOOR(([.AI$12]-[.$D5]-[.$E5])/[.$C5];1)+1)" office:value-type="float" office:value="3" calcext:value-type="float">
            <text:p>3</text:p>
          </table:table-cell>
          <table:table-cell table:formula="of:=IF([.AJ$12]&lt;([.$D5]+[.$E5]);0;FLOOR(([.AJ$12]-[.$D5]-[.$E5])/[.$C5];1)+1)" office:value-type="float" office:value="3" calcext:value-type="float">
            <text:p>3</text:p>
          </table:table-cell>
          <table:table-cell table:formula="of:=IF([.AK$12]&lt;([.$D5]+[.$E5]);0;FLOOR(([.AK$12]-[.$D5]-[.$E5])/[.$C5];1)+1)" office:value-type="float" office:value="3" calcext:value-type="float">
            <text:p>3</text:p>
          </table:table-cell>
          <table:table-cell table:formula="of:=IF([.AL$12]&lt;([.$D5]+[.$E5]);0;FLOOR(([.AL$12]-[.$D5]-[.$E5])/[.$C5];1)+1)" office:value-type="float" office:value="3" calcext:value-type="float">
            <text:p>3</text:p>
          </table:table-cell>
          <table:table-cell table:formula="of:=IF([.AM$12]&lt;([.$D5]+[.$E5]);0;FLOOR(([.AM$12]-[.$D5]-[.$E5])/[.$C5];1)+1)" office:value-type="float" office:value="3" calcext:value-type="float">
            <text:p>3</text:p>
          </table:table-cell>
          <table:table-cell table:formula="of:=IF([.AN$12]&lt;([.$D5]+[.$E5]);0;FLOOR(([.AN$12]-[.$D5]-[.$E5])/[.$C5];1)+1)" office:value-type="float" office:value="3" calcext:value-type="float">
            <text:p>3</text:p>
          </table:table-cell>
          <table:table-cell table:formula="of:=IF([.AO$12]&lt;([.$D5]+[.$E5]);0;FLOOR(([.AO$12]-[.$D5]-[.$E5])/[.$C5];1)+1)" office:value-type="float" office:value="3" calcext:value-type="float">
            <text:p>3</text:p>
          </table:table-cell>
          <table:table-cell table:formula="of:=IF([.AP$12]&lt;([.$D5]+[.$E5]);0;FLOOR(([.AP$12]-[.$D5]-[.$E5])/[.$C5];1)+1)" office:value-type="float" office:value="3" calcext:value-type="float">
            <text:p>3</text:p>
          </table:table-cell>
          <table:table-cell table:formula="of:=IF([.AQ$12]&lt;([.$D5]+[.$E5]);0;FLOOR(([.AQ$12]-[.$D5]-[.$E5])/[.$C5];1)+1)" office:value-type="float" office:value="4" calcext:value-type="float">
            <text:p>4</text:p>
          </table:table-cell>
          <table:table-cell table:formula="of:=IF([.AR$12]&lt;([.$D5]+[.$E5]);0;FLOOR(([.AR$12]-[.$D5]-[.$E5])/[.$C5];1)+1)" office:value-type="float" office:value="4" calcext:value-type="float">
            <text:p>4</text:p>
          </table:table-cell>
          <table:table-cell table:formula="of:=IF([.AS$12]&lt;([.$D5]+[.$E5]);0;FLOOR(([.AS$12]-[.$D5]-[.$E5])/[.$C5];1)+1)" office:value-type="float" office:value="4" calcext:value-type="float">
            <text:p>4</text:p>
          </table:table-cell>
          <table:table-cell table:formula="of:=IF([.AT$12]&lt;([.$D5]+[.$E5]);0;FLOOR(([.AT$12]-[.$D5]-[.$E5])/[.$C5];1)+1)" office:value-type="float" office:value="4" calcext:value-type="float">
            <text:p>4</text:p>
          </table:table-cell>
          <table:table-cell table:formula="of:=IF([.AU$12]&lt;([.$D5]+[.$E5]);0;FLOOR(([.AU$12]-[.$D5]-[.$E5])/[.$C5];1)+1)" office:value-type="float" office:value="4" calcext:value-type="float">
            <text:p>4</text:p>
          </table:table-cell>
          <table:table-cell table:formula="of:=IF([.AV$12]&lt;([.$D5]+[.$E5]);0;FLOOR(([.AV$12]-[.$D5]-[.$E5])/[.$C5];1)+1)" office:value-type="float" office:value="4" calcext:value-type="float">
            <text:p>4</text:p>
          </table:table-cell>
          <table:table-cell table:formula="of:=IF([.AW$12]&lt;([.$D5]+[.$E5]);0;FLOOR(([.AW$12]-[.$D5]-[.$E5])/[.$C5];1)+1)" office:value-type="float" office:value="4" calcext:value-type="float">
            <text:p>4</text:p>
          </table:table-cell>
          <table:table-cell table:formula="of:=IF([.AX$12]&lt;([.$D5]+[.$E5]);0;FLOOR(([.AX$12]-[.$D5]-[.$E5])/[.$C5];1)+1)" office:value-type="float" office:value="4" calcext:value-type="float">
            <text:p>4</text:p>
          </table:table-cell>
          <table:table-cell table:formula="of:=IF([.AY$12]&lt;([.$D5]+[.$E5]);0;FLOOR(([.AY$12]-[.$D5]-[.$E5])/[.$C5];1)+1)" office:value-type="float" office:value="5" calcext:value-type="float">
            <text:p>5</text:p>
          </table:table-cell>
          <table:table-cell table:formula="of:=IF([.AZ$12]&lt;([.$D5]+[.$E5]);0;FLOOR(([.AZ$12]-[.$D5]-[.$E5])/[.$C5];1)+1)" office:value-type="float" office:value="5" calcext:value-type="float">
            <text:p>5</text:p>
          </table:table-cell>
          <table:table-cell table:formula="of:=IF([.BA$12]&lt;([.$D5]+[.$E5]);0;FLOOR(([.BA$12]-[.$D5]-[.$E5])/[.$C5];1)+1)" office:value-type="float" office:value="5" calcext:value-type="float">
            <text:p>5</text:p>
          </table:table-cell>
          <table:table-cell table:formula="of:=IF([.BB$12]&lt;([.$D5]+[.$E5]);0;FLOOR(([.BB$12]-[.$D5]-[.$E5])/[.$C5];1)+1)" office:value-type="float" office:value="5" calcext:value-type="float">
            <text:p>5</text:p>
          </table:table-cell>
          <table:table-cell table:formula="of:=IF([.BC$12]&lt;([.$D5]+[.$E5]);0;FLOOR(([.BC$12]-[.$D5]-[.$E5])/[.$C5];1)+1)" office:value-type="float" office:value="5" calcext:value-type="float">
            <text:p>5</text:p>
          </table:table-cell>
          <table:table-cell table:formula="of:=IF([.BD$12]&lt;([.$D5]+[.$E5]);0;FLOOR(([.BD$12]-[.$D5]-[.$E5])/[.$C5];1)+1)" office:value-type="float" office:value="5" calcext:value-type="float">
            <text:p>5</text:p>
          </table:table-cell>
          <table:table-cell table:formula="of:=IF([.BE$12]&lt;([.$D5]+[.$E5]);0;FLOOR(([.BE$12]-[.$D5]-[.$E5])/[.$C5];1)+1)" office:value-type="float" office:value="5" calcext:value-type="float">
            <text:p>5</text:p>
          </table:table-cell>
          <table:table-cell table:formula="of:=IF([.BF$12]&lt;([.$D5]+[.$E5]);0;FLOOR(([.BF$12]-[.$D5]-[.$E5])/[.$C5];1)+1)" office:value-type="float" office:value="5" calcext:value-type="float">
            <text:p>5</text:p>
          </table:table-cell>
          <table:table-cell table:formula="of:=IF([.BG$12]&lt;([.$D5]+[.$E5]);0;FLOOR(([.BG$12]-[.$D5]-[.$E5])/[.$C5];1)+1)" office:value-type="float" office:value="6" calcext:value-type="float">
            <text:p>6</text:p>
          </table:table-cell>
          <table:table-cell table:formula="of:=IF([.BH$12]&lt;([.$D5]+[.$E5]);0;FLOOR(([.BH$12]-[.$D5]-[.$E5])/[.$C5];1)+1)" office:value-type="float" office:value="6" calcext:value-type="float">
            <text:p>6</text:p>
          </table:table-cell>
          <table:table-cell table:formula="of:=IF([.BI$12]&lt;([.$D5]+[.$E5]);0;FLOOR(([.BI$12]-[.$D5]-[.$E5])/[.$C5];1)+1)" office:value-type="float" office:value="6" calcext:value-type="float">
            <text:p>6</text:p>
          </table:table-cell>
          <table:table-cell table:formula="of:=IF([.BJ$12]&lt;([.$D5]+[.$E5]);0;FLOOR(([.BJ$12]-[.$D5]-[.$E5])/[.$C5];1)+1)" office:value-type="float" office:value="6" calcext:value-type="float">
            <text:p>6</text:p>
          </table:table-cell>
          <table:table-cell table:formula="of:=IF([.BK$12]&lt;([.$D5]+[.$E5]);0;FLOOR(([.BK$12]-[.$D5]-[.$E5])/[.$C5];1)+1)" office:value-type="float" office:value="6" calcext:value-type="float">
            <text:p>6</text:p>
          </table:table-cell>
          <table:table-cell table:formula="of:=IF([.BL$12]&lt;([.$D5]+[.$E5]);0;FLOOR(([.BL$12]-[.$D5]-[.$E5])/[.$C5];1)+1)" office:value-type="float" office:value="6" calcext:value-type="float">
            <text:p>6</text:p>
          </table:table-cell>
          <table:table-cell table:formula="of:=IF([.BM$12]&lt;([.$D5]+[.$E5]);0;FLOOR(([.BM$12]-[.$D5]-[.$E5])/[.$C5];1)+1)" office:value-type="float" office:value="6" calcext:value-type="float">
            <text:p>6</text:p>
          </table:table-cell>
          <table:table-cell table:formula="of:=IF([.BN$12]&lt;([.$D5]+[.$E5]);0;FLOOR(([.BN$12]-[.$D5]-[.$E5])/[.$C5];1)+1)" office:value-type="float" office:value="6" calcext:value-type="float">
            <text:p>6</text:p>
          </table:table-cell>
          <table:table-cell table:formula="of:=IF([.BO$12]&lt;([.$D5]+[.$E5]);0;FLOOR(([.BO$12]-[.$D5]-[.$E5])/[.$C5];1)+1)" office:value-type="float" office:value="7" calcext:value-type="float">
            <text:p>7</text:p>
          </table:table-cell>
          <table:table-cell table:formula="of:=IF([.BP$12]&lt;([.$D5]+[.$E5]);0;FLOOR(([.BP$12]-[.$D5]-[.$E5])/[.$C5];1)+1)" office:value-type="float" office:value="7" calcext:value-type="float">
            <text:p>7</text:p>
          </table:table-cell>
          <table:table-cell table:formula="of:=IF([.BQ$12]&lt;([.$D5]+[.$E5]);0;FLOOR(([.BQ$12]-[.$D5]-[.$E5])/[.$C5];1)+1)" office:value-type="float" office:value="7" calcext:value-type="float">
            <text:p>7</text:p>
          </table:table-cell>
          <table:table-cell table:formula="of:=IF([.BR$12]&lt;([.$D5]+[.$E5]);0;FLOOR(([.BR$12]-[.$D5]-[.$E5])/[.$C5];1)+1)" office:value-type="float" office:value="7" calcext:value-type="float">
            <text:p>7</text:p>
          </table:table-cell>
          <table:table-cell table:formula="of:=IF([.BS$12]&lt;([.$D5]+[.$E5]);0;FLOOR(([.BS$12]-[.$D5]-[.$E5])/[.$C5];1)+1)" office:value-type="float" office:value="7" calcext:value-type="float">
            <text:p>7</text:p>
          </table:table-cell>
          <table:table-cell table:formula="of:=IF([.BT$12]&lt;([.$D5]+[.$E5]);0;FLOOR(([.BT$12]-[.$D5]-[.$E5])/[.$C5];1)+1)" office:value-type="float" office:value="7" calcext:value-type="float">
            <text:p>7</text:p>
          </table:table-cell>
          <table:table-cell table:formula="of:=IF([.BU$12]&lt;([.$D5]+[.$E5]);0;FLOOR(([.BU$12]-[.$D5]-[.$E5])/[.$C5];1)+1)" office:value-type="float" office:value="7" calcext:value-type="float">
            <text:p>7</text:p>
          </table:table-cell>
          <table:table-cell table:formula="of:=IF([.BV$12]&lt;([.$D5]+[.$E5]);0;FLOOR(([.BV$12]-[.$D5]-[.$E5])/[.$C5];1)+1)" office:value-type="float" office:value="7" calcext:value-type="float">
            <text:p>7</text:p>
          </table:table-cell>
          <table:table-cell table:formula="of:=IF([.BW$12]&lt;([.$D5]+[.$E5]);0;FLOOR(([.BW$12]-[.$D5]-[.$E5])/[.$C5];1)+1)" office:value-type="float" office:value="8" calcext:value-type="float">
            <text:p>8</text:p>
          </table:table-cell>
          <table:table-cell table:formula="of:=IF([.BX$12]&lt;([.$D5]+[.$E5]);0;FLOOR(([.BX$12]-[.$D5]-[.$E5])/[.$C5];1)+1)" office:value-type="float" office:value="8" calcext:value-type="float">
            <text:p>8</text:p>
          </table:table-cell>
          <table:table-cell table:formula="of:=IF([.BY$12]&lt;([.$D5]+[.$E5]);0;FLOOR(([.BY$12]-[.$D5]-[.$E5])/[.$C5];1)+1)" office:value-type="float" office:value="8" calcext:value-type="float">
            <text:p>8</text:p>
          </table:table-cell>
          <table:table-cell table:formula="of:=IF([.BZ$12]&lt;([.$D5]+[.$E5]);0;FLOOR(([.BZ$12]-[.$D5]-[.$E5])/[.$C5];1)+1)" office:value-type="float" office:value="8" calcext:value-type="float">
            <text:p>8</text:p>
          </table:table-cell>
          <table:table-cell table:formula="of:=IF([.CA$12]&lt;([.$D5]+[.$E5]);0;FLOOR(([.CA$12]-[.$D5]-[.$E5])/[.$C5];1)+1)" office:value-type="float" office:value="8" calcext:value-type="float">
            <text:p>8</text:p>
          </table:table-cell>
          <table:table-cell table:formula="of:=IF([.CB$12]&lt;([.$D5]+[.$E5]);0;FLOOR(([.CB$12]-[.$D5]-[.$E5])/[.$C5];1)+1)" office:value-type="float" office:value="8" calcext:value-type="float">
            <text:p>8</text:p>
          </table:table-cell>
          <table:table-cell table:formula="of:=IF([.CC$12]&lt;([.$D5]+[.$E5]);0;FLOOR(([.CC$12]-[.$D5]-[.$E5])/[.$C5];1)+1)" office:value-type="float" office:value="8" calcext:value-type="float">
            <text:p>8</text:p>
          </table:table-cell>
          <table:table-cell table:formula="of:=IF([.CD$12]&lt;([.$D5]+[.$E5]);0;FLOOR(([.CD$12]-[.$D5]-[.$E5])/[.$C5];1)+1)" office:value-type="float" office:value="8" calcext:value-type="float">
            <text:p>8</text:p>
          </table:table-cell>
          <table:table-cell table:formula="of:=IF([.CE$12]&lt;([.$D5]+[.$E5]);0;FLOOR(([.CE$12]-[.$D5]-[.$E5])/[.$C5];1)+1)" office:value-type="float" office:value="9" calcext:value-type="float">
            <text:p>9</text:p>
          </table:table-cell>
          <table:table-cell table:formula="of:=IF([.CF$12]&lt;([.$D5]+[.$E5]);0;FLOOR(([.CF$12]-[.$D5]-[.$E5])/[.$C5];1)+1)" office:value-type="float" office:value="9" calcext:value-type="float">
            <text:p>9</text:p>
          </table:table-cell>
          <table:table-cell table:formula="of:=IF([.CG$12]&lt;([.$D5]+[.$E5]);0;FLOOR(([.CG$12]-[.$D5]-[.$E5])/[.$C5];1)+1)" office:value-type="float" office:value="9" calcext:value-type="float">
            <text:p>9</text:p>
          </table:table-cell>
          <table:table-cell table:formula="of:=IF([.CH$12]&lt;([.$D5]+[.$E5]);0;FLOOR(([.CH$12]-[.$D5]-[.$E5])/[.$C5];1)+1)" office:value-type="float" office:value="9" calcext:value-type="float">
            <text:p>9</text:p>
          </table:table-cell>
          <table:table-cell table:formula="of:=IF([.CI$12]&lt;([.$D5]+[.$E5]);0;FLOOR(([.CI$12]-[.$D5]-[.$E5])/[.$C5];1)+1)" office:value-type="float" office:value="9" calcext:value-type="float">
            <text:p>9</text:p>
          </table:table-cell>
          <table:table-cell table:formula="of:=IF([.CJ$12]&lt;([.$D5]+[.$E5]);0;FLOOR(([.CJ$12]-[.$D5]-[.$E5])/[.$C5];1)+1)" office:value-type="float" office:value="9" calcext:value-type="float">
            <text:p>9</text:p>
          </table:table-cell>
          <table:table-cell table:formula="of:=IF([.CK$12]&lt;([.$D5]+[.$E5]);0;FLOOR(([.CK$12]-[.$D5]-[.$E5])/[.$C5];1)+1)" office:value-type="float" office:value="9" calcext:value-type="float">
            <text:p>9</text:p>
          </table:table-cell>
          <table:table-cell table:formula="of:=IF([.CL$12]&lt;([.$D5]+[.$E5]);0;FLOOR(([.CL$12]-[.$D5]-[.$E5])/[.$C5];1)+1)" office:value-type="float" office:value="9" calcext:value-type="float">
            <text:p>9</text:p>
          </table:table-cell>
          <table:table-cell table:formula="of:=IF([.CM$12]&lt;([.$D5]+[.$E5]);0;FLOOR(([.CM$12]-[.$D5]-[.$E5])/[.$C5];1)+1)" office:value-type="float" office:value="10" calcext:value-type="float">
            <text:p>10</text:p>
          </table:table-cell>
          <table:table-cell table:formula="of:=IF([.CN$12]&lt;([.$D5]+[.$E5]);0;FLOOR(([.CN$12]-[.$D5]-[.$E5])/[.$C5];1)+1)" office:value-type="float" office:value="10" calcext:value-type="float">
            <text:p>10</text:p>
          </table:table-cell>
          <table:table-cell table:formula="of:=IF([.CO$12]&lt;([.$D5]+[.$E5]);0;FLOOR(([.CO$12]-[.$D5]-[.$E5])/[.$C5];1)+1)" office:value-type="float" office:value="10" calcext:value-type="float">
            <text:p>10</text:p>
          </table:table-cell>
          <table:table-cell table:formula="of:=IF([.CP$12]&lt;([.$D5]+[.$E5]);0;FLOOR(([.CP$12]-[.$D5]-[.$E5])/[.$C5];1)+1)" office:value-type="float" office:value="10" calcext:value-type="float">
            <text:p>10</text:p>
          </table:table-cell>
          <table:table-cell table:formula="of:=IF([.CQ$12]&lt;([.$D5]+[.$E5]);0;FLOOR(([.CQ$12]-[.$D5]-[.$E5])/[.$C5];1)+1)" office:value-type="float" office:value="10" calcext:value-type="float">
            <text:p>10</text:p>
          </table:table-cell>
          <table:table-cell table:formula="of:=IF([.CR$12]&lt;([.$D5]+[.$E5]);0;FLOOR(([.CR$12]-[.$D5]-[.$E5])/[.$C5];1)+1)" office:value-type="float" office:value="10" calcext:value-type="float">
            <text:p>10</text:p>
          </table:table-cell>
          <table:table-cell table:formula="of:=IF([.CS$12]&lt;([.$D5]+[.$E5]);0;FLOOR(([.CS$12]-[.$D5]-[.$E5])/[.$C5];1)+1)" office:value-type="float" office:value="10" calcext:value-type="float">
            <text:p>10</text:p>
          </table:table-cell>
          <table:table-cell table:formula="of:=IF([.CT$12]&lt;([.$D5]+[.$E5]);0;FLOOR(([.CT$12]-[.$D5]-[.$E5])/[.$C5];1)+1)" office:value-type="float" office:value="10" calcext:value-type="float">
            <text:p>10</text:p>
          </table:table-cell>
          <table:table-cell table:formula="of:=IF([.CU$12]&lt;([.$D5]+[.$E5]);0;FLOOR(([.CU$12]-[.$D5]-[.$E5])/[.$C5];1)+1)" office:value-type="float" office:value="11" calcext:value-type="float">
            <text:p>11</text:p>
          </table:table-cell>
          <table:table-cell table:formula="of:=IF([.CV$12]&lt;([.$D5]+[.$E5]);0;FLOOR(([.CV$12]-[.$D5]-[.$E5])/[.$C5];1)+1)" office:value-type="float" office:value="11" calcext:value-type="float">
            <text:p>11</text:p>
          </table:table-cell>
          <table:table-cell table:formula="of:=IF([.CW$12]&lt;([.$D5]+[.$E5]);0;FLOOR(([.CW$12]-[.$D5]-[.$E5])/[.$C5];1)+1)" office:value-type="float" office:value="11" calcext:value-type="float">
            <text:p>11</text:p>
          </table:table-cell>
          <table:table-cell table:formula="of:=IF([.CX$12]&lt;([.$D5]+[.$E5]);0;FLOOR(([.CX$12]-[.$D5]-[.$E5])/[.$C5];1)+1)" office:value-type="float" office:value="11" calcext:value-type="float">
            <text:p>11</text:p>
          </table:table-cell>
          <table:table-cell table:formula="of:=IF([.CY$12]&lt;([.$D5]+[.$E5]);0;FLOOR(([.CY$12]-[.$D5]-[.$E5])/[.$C5];1)+1)" office:value-type="float" office:value="11" calcext:value-type="float">
            <text:p>11</text:p>
          </table:table-cell>
          <table:table-cell table:formula="of:=IF([.CZ$12]&lt;([.$D5]+[.$E5]);0;FLOOR(([.CZ$12]-[.$D5]-[.$E5])/[.$C5];1)+1)" office:value-type="float" office:value="11" calcext:value-type="float">
            <text:p>11</text:p>
          </table:table-cell>
          <table:table-cell table:formula="of:=IF([.DA$12]&lt;([.$D5]+[.$E5]);0;FLOOR(([.DA$12]-[.$D5]-[.$E5])/[.$C5];1)+1)" office:value-type="float" office:value="11" calcext:value-type="float">
            <text:p>11</text:p>
          </table:table-cell>
          <table:table-cell table:formula="of:=IF([.DB$12]&lt;([.$D5]+[.$E5]);0;FLOOR(([.DB$12]-[.$D5]-[.$E5])/[.$C5];1)+1)" office:value-type="float" office:value="11" calcext:value-type="float">
            <text:p>11</text:p>
          </table:table-cell>
          <table:table-cell table:formula="of:=IF([.DC$12]&lt;([.$D5]+[.$E5]);0;FLOOR(([.DC$12]-[.$D5]-[.$E5])/[.$C5];1)+1)" office:value-type="float" office:value="12" calcext:value-type="float">
            <text:p>12</text:p>
          </table:table-cell>
          <table:table-cell table:formula="of:=IF([.DD$12]&lt;([.$D5]+[.$E5]);0;FLOOR(([.DD$12]-[.$D5]-[.$E5])/[.$C5];1)+1)" office:value-type="float" office:value="12" calcext:value-type="float">
            <text:p>12</text:p>
          </table:table-cell>
          <table:table-cell table:formula="of:=IF([.DE$12]&lt;([.$D5]+[.$E5]);0;FLOOR(([.DE$12]-[.$D5]-[.$E5])/[.$C5];1)+1)" office:value-type="float" office:value="12" calcext:value-type="float">
            <text:p>12</text:p>
          </table:table-cell>
          <table:table-cell table:formula="of:=IF([.DF$12]&lt;([.$D5]+[.$E5]);0;FLOOR(([.DF$12]-[.$D5]-[.$E5])/[.$C5];1)+1)" office:value-type="float" office:value="12" calcext:value-type="float">
            <text:p>12</text:p>
          </table:table-cell>
          <table:table-cell table:formula="of:=IF([.DG$12]&lt;([.$D5]+[.$E5]);0;FLOOR(([.DG$12]-[.$D5]-[.$E5])/[.$C5];1)+1)" office:value-type="float" office:value="12" calcext:value-type="float">
            <text:p>12</text:p>
          </table:table-cell>
          <table:table-cell table:formula="of:=IF([.DH$12]&lt;([.$D5]+[.$E5]);0;FLOOR(([.DH$12]-[.$D5]-[.$E5])/[.$C5];1)+1)" office:value-type="float" office:value="12" calcext:value-type="float">
            <text:p>12</text:p>
          </table:table-cell>
          <table:table-cell table:formula="of:=IF([.DI$12]&lt;([.$D5]+[.$E5]);0;FLOOR(([.DI$12]-[.$D5]-[.$E5])/[.$C5];1)+1)" office:value-type="float" office:value="12" calcext:value-type="float">
            <text:p>12</text:p>
          </table:table-cell>
          <table:table-cell table:formula="of:=IF([.DJ$12]&lt;([.$D5]+[.$E5]);0;FLOOR(([.DJ$12]-[.$D5]-[.$E5])/[.$C5];1)+1)" office:value-type="float" office:value="12" calcext:value-type="float">
            <text:p>12</text:p>
          </table:table-cell>
          <table:table-cell table:formula="of:=IF([.DK$12]&lt;([.$D5]+[.$E5]);0;FLOOR(([.DK$12]-[.$D5]-[.$E5])/[.$C5];1)+1)" office:value-type="float" office:value="13" calcext:value-type="float">
            <text:p>13</text:p>
          </table:table-cell>
          <table:table-cell table:formula="of:=IF([.DL$12]&lt;([.$D5]+[.$E5]);0;FLOOR(([.DL$12]-[.$D5]-[.$E5])/[.$C5];1)+1)" office:value-type="float" office:value="13" calcext:value-type="float">
            <text:p>13</text:p>
          </table:table-cell>
          <table:table-cell table:formula="of:=IF([.DM$12]&lt;([.$D5]+[.$E5]);0;FLOOR(([.DM$12]-[.$D5]-[.$E5])/[.$C5];1)+1)" office:value-type="float" office:value="13" calcext:value-type="float">
            <text:p>13</text:p>
          </table:table-cell>
          <table:table-cell table:formula="of:=IF([.DN$12]&lt;([.$D5]+[.$E5]);0;FLOOR(([.DN$12]-[.$D5]-[.$E5])/[.$C5];1)+1)" office:value-type="float" office:value="13" calcext:value-type="float">
            <text:p>13</text:p>
          </table:table-cell>
          <table:table-cell table:formula="of:=IF([.DO$12]&lt;([.$D5]+[.$E5]);0;FLOOR(([.DO$12]-[.$D5]-[.$E5])/[.$C5];1)+1)" office:value-type="float" office:value="13" calcext:value-type="float">
            <text:p>13</text:p>
          </table:table-cell>
          <table:table-cell table:formula="of:=IF([.DP$12]&lt;([.$D5]+[.$E5]);0;FLOOR(([.DP$12]-[.$D5]-[.$E5])/[.$C5];1)+1)" office:value-type="float" office:value="13" calcext:value-type="float">
            <text:p>13</text:p>
          </table:table-cell>
          <table:table-cell table:formula="of:=IF([.DQ$12]&lt;([.$D5]+[.$E5]);0;FLOOR(([.DQ$12]-[.$D5]-[.$E5])/[.$C5];1)+1)" office:value-type="float" office:value="13" calcext:value-type="float">
            <text:p>13</text:p>
          </table:table-cell>
          <table:table-cell table:formula="of:=IF([.DR$12]&lt;([.$D5]+[.$E5]);0;FLOOR(([.DR$12]-[.$D5]-[.$E5])/[.$C5];1)+1)" office:value-type="float" office:value="13" calcext:value-type="float">
            <text:p>13</text:p>
          </table:table-cell>
          <table:table-cell table:formula="of:=IF([.DS$12]&lt;([.$D5]+[.$E5]);0;FLOOR(([.DS$12]-[.$D5]-[.$E5])/[.$C5];1)+1)" office:value-type="float" office:value="14" calcext:value-type="float">
            <text:p>14</text:p>
          </table:table-cell>
          <table:table-cell table:formula="of:=IF([.DT$12]&lt;([.$D5]+[.$E5]);0;FLOOR(([.DT$12]-[.$D5]-[.$E5])/[.$C5];1)+1)" office:value-type="float" office:value="14" calcext:value-type="float">
            <text:p>14</text:p>
          </table:table-cell>
          <table:table-cell table:formula="of:=IF([.DU$12]&lt;([.$D5]+[.$E5]);0;FLOOR(([.DU$12]-[.$D5]-[.$E5])/[.$C5];1)+1)" office:value-type="float" office:value="14" calcext:value-type="float">
            <text:p>14</text:p>
          </table:table-cell>
          <table:table-cell table:formula="of:=IF([.DV$12]&lt;([.$D5]+[.$E5]);0;FLOOR(([.DV$12]-[.$D5]-[.$E5])/[.$C5];1)+1)" office:value-type="float" office:value="14" calcext:value-type="float">
            <text:p>14</text:p>
          </table:table-cell>
          <table:table-cell table:formula="of:=IF([.DW$12]&lt;([.$D5]+[.$E5]);0;FLOOR(([.DW$12]-[.$D5]-[.$E5])/[.$C5];1)+1)" office:value-type="float" office:value="14" calcext:value-type="float">
            <text:p>14</text:p>
          </table:table-cell>
          <table:table-cell table:formula="of:=IF([.DX$12]&lt;([.$D5]+[.$E5]);0;FLOOR(([.DX$12]-[.$D5]-[.$E5])/[.$C5];1)+1)" office:value-type="float" office:value="14" calcext:value-type="float">
            <text:p>14</text:p>
          </table:table-cell>
          <table:table-cell table:formula="of:=IF([.DY$12]&lt;([.$D5]+[.$E5]);0;FLOOR(([.DY$12]-[.$D5]-[.$E5])/[.$C5];1)+1)" office:value-type="float" office:value="14" calcext:value-type="float">
            <text:p>14</text:p>
          </table:table-cell>
          <table:table-cell table:formula="of:=IF([.DZ$12]&lt;([.$D5]+[.$E5]);0;FLOOR(([.DZ$12]-[.$D5]-[.$E5])/[.$C5];1)+1)" office:value-type="float" office:value="14" calcext:value-type="float">
            <text:p>14</text:p>
          </table:table-cell>
          <table:table-cell table:formula="of:=IF([.EA$12]&lt;([.$D5]+[.$E5]);0;FLOOR(([.EA$12]-[.$D5]-[.$E5])/[.$C5];1)+1)" office:value-type="float" office:value="15" calcext:value-type="float">
            <text:p>15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IF([.I$12]&lt;([.$D6]+[.$E6]);0;FLOOR(([.I$12]-[.$D6]-[.$E6])/[.$C6];1)+1)" office:value-type="float" office:value="0" calcext:value-type="float">
            <text:p>0</text:p>
          </table:table-cell>
          <table:table-cell table:formula="of:=IF([.J$12]&lt;([.$D6]+[.$E6]);0;FLOOR(([.J$12]-[.$D6]-[.$E6])/[.$C6];1)+1)" office:value-type="float" office:value="0" calcext:value-type="float">
            <text:p>0</text:p>
          </table:table-cell>
          <table:table-cell table:formula="of:=IF([.K$12]&lt;([.$D6]+[.$E6]);0;FLOOR(([.K$12]-[.$D6]-[.$E6])/[.$C6];1)+1)" office:value-type="float" office:value="0" calcext:value-type="float">
            <text:p>0</text:p>
          </table:table-cell>
          <table:table-cell table:formula="of:=IF([.L$12]&lt;([.$D6]+[.$E6]);0;FLOOR(([.L$12]-[.$D6]-[.$E6])/[.$C6];1)+1)" office:value-type="float" office:value="0" calcext:value-type="float">
            <text:p>0</text:p>
          </table:table-cell>
          <table:table-cell table:formula="of:=IF([.M$12]&lt;([.$D6]+[.$E6]);0;FLOOR(([.M$12]-[.$D6]-[.$E6])/[.$C6];1)+1)" office:value-type="float" office:value="0" calcext:value-type="float">
            <text:p>0</text:p>
          </table:table-cell>
          <table:table-cell table:formula="of:=IF([.N$12]&lt;([.$D6]+[.$E6]);0;FLOOR(([.N$12]-[.$D6]-[.$E6])/[.$C6];1)+1)" office:value-type="float" office:value="0" calcext:value-type="float">
            <text:p>0</text:p>
          </table:table-cell>
          <table:table-cell table:formula="of:=IF([.O$12]&lt;([.$D6]+[.$E6]);0;FLOOR(([.O$12]-[.$D6]-[.$E6])/[.$C6];1)+1)" office:value-type="float" office:value="0" calcext:value-type="float">
            <text:p>0</text:p>
          </table:table-cell>
          <table:table-cell table:formula="of:=IF([.P$12]&lt;([.$D6]+[.$E6]);0;FLOOR(([.P$12]-[.$D6]-[.$E6])/[.$C6];1)+1)" office:value-type="float" office:value="0" calcext:value-type="float">
            <text:p>0</text:p>
          </table:table-cell>
          <table:table-cell table:formula="of:=IF([.Q$12]&lt;([.$D6]+[.$E6]);0;FLOOR(([.Q$12]-[.$D6]-[.$E6])/[.$C6];1)+1)" office:value-type="float" office:value="0" calcext:value-type="float">
            <text:p>0</text:p>
          </table:table-cell>
          <table:table-cell table:formula="of:=IF([.R$12]&lt;([.$D6]+[.$E6]);0;FLOOR(([.R$12]-[.$D6]-[.$E6])/[.$C6];1)+1)" office:value-type="float" office:value="0" calcext:value-type="float">
            <text:p>0</text:p>
          </table:table-cell>
          <table:table-cell table:formula="of:=IF([.S$12]&lt;([.$D6]+[.$E6]);0;FLOOR(([.S$12]-[.$D6]-[.$E6])/[.$C6];1)+1)" office:value-type="float" office:value="0" calcext:value-type="float">
            <text:p>0</text:p>
          </table:table-cell>
          <table:table-cell table:formula="of:=IF([.T$12]&lt;([.$D6]+[.$E6]);0;FLOOR(([.T$12]-[.$D6]-[.$E6])/[.$C6];1)+1)" office:value-type="float" office:value="0" calcext:value-type="float">
            <text:p>0</text:p>
          </table:table-cell>
          <table:table-cell table:formula="of:=IF([.U$12]&lt;([.$D6]+[.$E6]);0;FLOOR(([.U$12]-[.$D6]-[.$E6])/[.$C6];1)+1)" office:value-type="float" office:value="0" calcext:value-type="float">
            <text:p>0</text:p>
          </table:table-cell>
          <table:table-cell table:formula="of:=IF([.V$12]&lt;([.$D6]+[.$E6]);0;FLOOR(([.V$12]-[.$D6]-[.$E6])/[.$C6];1)+1)" office:value-type="float" office:value="0" calcext:value-type="float">
            <text:p>0</text:p>
          </table:table-cell>
          <table:table-cell table:formula="of:=IF([.W$12]&lt;([.$D6]+[.$E6]);0;FLOOR(([.W$12]-[.$D6]-[.$E6])/[.$C6];1)+1)" office:value-type="float" office:value="1" calcext:value-type="float">
            <text:p>1</text:p>
          </table:table-cell>
          <table:table-cell table:formula="of:=IF([.X$12]&lt;([.$D6]+[.$E6]);0;FLOOR(([.X$12]-[.$D6]-[.$E6])/[.$C6];1)+1)" office:value-type="float" office:value="1" calcext:value-type="float">
            <text:p>1</text:p>
          </table:table-cell>
          <table:table-cell table:formula="of:=IF([.Y$12]&lt;([.$D6]+[.$E6]);0;FLOOR(([.Y$12]-[.$D6]-[.$E6])/[.$C6];1)+1)" office:value-type="float" office:value="1" calcext:value-type="float">
            <text:p>1</text:p>
          </table:table-cell>
          <table:table-cell table:formula="of:=IF([.Z$12]&lt;([.$D6]+[.$E6]);0;FLOOR(([.Z$12]-[.$D6]-[.$E6])/[.$C6];1)+1)" office:value-type="float" office:value="1" calcext:value-type="float">
            <text:p>1</text:p>
          </table:table-cell>
          <table:table-cell table:formula="of:=IF([.AA$12]&lt;([.$D6]+[.$E6]);0;FLOOR(([.AA$12]-[.$D6]-[.$E6])/[.$C6];1)+1)" office:value-type="float" office:value="1" calcext:value-type="float">
            <text:p>1</text:p>
          </table:table-cell>
          <table:table-cell table:formula="of:=IF([.AB$12]&lt;([.$D6]+[.$E6]);0;FLOOR(([.AB$12]-[.$D6]-[.$E6])/[.$C6];1)+1)" office:value-type="float" office:value="1" calcext:value-type="float">
            <text:p>1</text:p>
          </table:table-cell>
          <table:table-cell table:formula="of:=IF([.AC$12]&lt;([.$D6]+[.$E6]);0;FLOOR(([.AC$12]-[.$D6]-[.$E6])/[.$C6];1)+1)" office:value-type="float" office:value="1" calcext:value-type="float">
            <text:p>1</text:p>
          </table:table-cell>
          <table:table-cell table:formula="of:=IF([.AD$12]&lt;([.$D6]+[.$E6]);0;FLOOR(([.AD$12]-[.$D6]-[.$E6])/[.$C6];1)+1)" office:value-type="float" office:value="1" calcext:value-type="float">
            <text:p>1</text:p>
          </table:table-cell>
          <table:table-cell table:formula="of:=IF([.AE$12]&lt;([.$D6]+[.$E6]);0;FLOOR(([.AE$12]-[.$D6]-[.$E6])/[.$C6];1)+1)" office:value-type="float" office:value="1" calcext:value-type="float">
            <text:p>1</text:p>
          </table:table-cell>
          <table:table-cell table:formula="of:=IF([.AF$12]&lt;([.$D6]+[.$E6]);0;FLOOR(([.AF$12]-[.$D6]-[.$E6])/[.$C6];1)+1)" office:value-type="float" office:value="1" calcext:value-type="float">
            <text:p>1</text:p>
          </table:table-cell>
          <table:table-cell table:formula="of:=IF([.AG$12]&lt;([.$D6]+[.$E6]);0;FLOOR(([.AG$12]-[.$D6]-[.$E6])/[.$C6];1)+1)" office:value-type="float" office:value="1" calcext:value-type="float">
            <text:p>1</text:p>
          </table:table-cell>
          <table:table-cell table:formula="of:=IF([.AH$12]&lt;([.$D6]+[.$E6]);0;FLOOR(([.AH$12]-[.$D6]-[.$E6])/[.$C6];1)+1)" office:value-type="float" office:value="1" calcext:value-type="float">
            <text:p>1</text:p>
          </table:table-cell>
          <table:table-cell table:formula="of:=IF([.AI$12]&lt;([.$D6]+[.$E6]);0;FLOOR(([.AI$12]-[.$D6]-[.$E6])/[.$C6];1)+1)" office:value-type="float" office:value="2" calcext:value-type="float">
            <text:p>2</text:p>
          </table:table-cell>
          <table:table-cell table:formula="of:=IF([.AJ$12]&lt;([.$D6]+[.$E6]);0;FLOOR(([.AJ$12]-[.$D6]-[.$E6])/[.$C6];1)+1)" office:value-type="float" office:value="2" calcext:value-type="float">
            <text:p>2</text:p>
          </table:table-cell>
          <table:table-cell table:formula="of:=IF([.AK$12]&lt;([.$D6]+[.$E6]);0;FLOOR(([.AK$12]-[.$D6]-[.$E6])/[.$C6];1)+1)" office:value-type="float" office:value="2" calcext:value-type="float">
            <text:p>2</text:p>
          </table:table-cell>
          <table:table-cell table:formula="of:=IF([.AL$12]&lt;([.$D6]+[.$E6]);0;FLOOR(([.AL$12]-[.$D6]-[.$E6])/[.$C6];1)+1)" office:value-type="float" office:value="2" calcext:value-type="float">
            <text:p>2</text:p>
          </table:table-cell>
          <table:table-cell table:formula="of:=IF([.AM$12]&lt;([.$D6]+[.$E6]);0;FLOOR(([.AM$12]-[.$D6]-[.$E6])/[.$C6];1)+1)" office:value-type="float" office:value="2" calcext:value-type="float">
            <text:p>2</text:p>
          </table:table-cell>
          <table:table-cell table:formula="of:=IF([.AN$12]&lt;([.$D6]+[.$E6]);0;FLOOR(([.AN$12]-[.$D6]-[.$E6])/[.$C6];1)+1)" office:value-type="float" office:value="2" calcext:value-type="float">
            <text:p>2</text:p>
          </table:table-cell>
          <table:table-cell table:formula="of:=IF([.AO$12]&lt;([.$D6]+[.$E6]);0;FLOOR(([.AO$12]-[.$D6]-[.$E6])/[.$C6];1)+1)" office:value-type="float" office:value="2" calcext:value-type="float">
            <text:p>2</text:p>
          </table:table-cell>
          <table:table-cell table:formula="of:=IF([.AP$12]&lt;([.$D6]+[.$E6]);0;FLOOR(([.AP$12]-[.$D6]-[.$E6])/[.$C6];1)+1)" office:value-type="float" office:value="2" calcext:value-type="float">
            <text:p>2</text:p>
          </table:table-cell>
          <table:table-cell table:formula="of:=IF([.AQ$12]&lt;([.$D6]+[.$E6]);0;FLOOR(([.AQ$12]-[.$D6]-[.$E6])/[.$C6];1)+1)" office:value-type="float" office:value="2" calcext:value-type="float">
            <text:p>2</text:p>
          </table:table-cell>
          <table:table-cell table:formula="of:=IF([.AR$12]&lt;([.$D6]+[.$E6]);0;FLOOR(([.AR$12]-[.$D6]-[.$E6])/[.$C6];1)+1)" office:value-type="float" office:value="2" calcext:value-type="float">
            <text:p>2</text:p>
          </table:table-cell>
          <table:table-cell table:formula="of:=IF([.AS$12]&lt;([.$D6]+[.$E6]);0;FLOOR(([.AS$12]-[.$D6]-[.$E6])/[.$C6];1)+1)" office:value-type="float" office:value="2" calcext:value-type="float">
            <text:p>2</text:p>
          </table:table-cell>
          <table:table-cell table:formula="of:=IF([.AT$12]&lt;([.$D6]+[.$E6]);0;FLOOR(([.AT$12]-[.$D6]-[.$E6])/[.$C6];1)+1)" office:value-type="float" office:value="2" calcext:value-type="float">
            <text:p>2</text:p>
          </table:table-cell>
          <table:table-cell table:formula="of:=IF([.AU$12]&lt;([.$D6]+[.$E6]);0;FLOOR(([.AU$12]-[.$D6]-[.$E6])/[.$C6];1)+1)" office:value-type="float" office:value="3" calcext:value-type="float">
            <text:p>3</text:p>
          </table:table-cell>
          <table:table-cell table:formula="of:=IF([.AV$12]&lt;([.$D6]+[.$E6]);0;FLOOR(([.AV$12]-[.$D6]-[.$E6])/[.$C6];1)+1)" office:value-type="float" office:value="3" calcext:value-type="float">
            <text:p>3</text:p>
          </table:table-cell>
          <table:table-cell table:formula="of:=IF([.AW$12]&lt;([.$D6]+[.$E6]);0;FLOOR(([.AW$12]-[.$D6]-[.$E6])/[.$C6];1)+1)" office:value-type="float" office:value="3" calcext:value-type="float">
            <text:p>3</text:p>
          </table:table-cell>
          <table:table-cell table:formula="of:=IF([.AX$12]&lt;([.$D6]+[.$E6]);0;FLOOR(([.AX$12]-[.$D6]-[.$E6])/[.$C6];1)+1)" office:value-type="float" office:value="3" calcext:value-type="float">
            <text:p>3</text:p>
          </table:table-cell>
          <table:table-cell table:formula="of:=IF([.AY$12]&lt;([.$D6]+[.$E6]);0;FLOOR(([.AY$12]-[.$D6]-[.$E6])/[.$C6];1)+1)" office:value-type="float" office:value="3" calcext:value-type="float">
            <text:p>3</text:p>
          </table:table-cell>
          <table:table-cell table:formula="of:=IF([.AZ$12]&lt;([.$D6]+[.$E6]);0;FLOOR(([.AZ$12]-[.$D6]-[.$E6])/[.$C6];1)+1)" office:value-type="float" office:value="3" calcext:value-type="float">
            <text:p>3</text:p>
          </table:table-cell>
          <table:table-cell table:formula="of:=IF([.BA$12]&lt;([.$D6]+[.$E6]);0;FLOOR(([.BA$12]-[.$D6]-[.$E6])/[.$C6];1)+1)" office:value-type="float" office:value="3" calcext:value-type="float">
            <text:p>3</text:p>
          </table:table-cell>
          <table:table-cell table:formula="of:=IF([.BB$12]&lt;([.$D6]+[.$E6]);0;FLOOR(([.BB$12]-[.$D6]-[.$E6])/[.$C6];1)+1)" office:value-type="float" office:value="3" calcext:value-type="float">
            <text:p>3</text:p>
          </table:table-cell>
          <table:table-cell table:formula="of:=IF([.BC$12]&lt;([.$D6]+[.$E6]);0;FLOOR(([.BC$12]-[.$D6]-[.$E6])/[.$C6];1)+1)" office:value-type="float" office:value="3" calcext:value-type="float">
            <text:p>3</text:p>
          </table:table-cell>
          <table:table-cell table:formula="of:=IF([.BD$12]&lt;([.$D6]+[.$E6]);0;FLOOR(([.BD$12]-[.$D6]-[.$E6])/[.$C6];1)+1)" office:value-type="float" office:value="3" calcext:value-type="float">
            <text:p>3</text:p>
          </table:table-cell>
          <table:table-cell table:formula="of:=IF([.BE$12]&lt;([.$D6]+[.$E6]);0;FLOOR(([.BE$12]-[.$D6]-[.$E6])/[.$C6];1)+1)" office:value-type="float" office:value="3" calcext:value-type="float">
            <text:p>3</text:p>
          </table:table-cell>
          <table:table-cell table:formula="of:=IF([.BF$12]&lt;([.$D6]+[.$E6]);0;FLOOR(([.BF$12]-[.$D6]-[.$E6])/[.$C6];1)+1)" office:value-type="float" office:value="3" calcext:value-type="float">
            <text:p>3</text:p>
          </table:table-cell>
          <table:table-cell table:formula="of:=IF([.BG$12]&lt;([.$D6]+[.$E6]);0;FLOOR(([.BG$12]-[.$D6]-[.$E6])/[.$C6];1)+1)" office:value-type="float" office:value="4" calcext:value-type="float">
            <text:p>4</text:p>
          </table:table-cell>
          <table:table-cell table:formula="of:=IF([.BH$12]&lt;([.$D6]+[.$E6]);0;FLOOR(([.BH$12]-[.$D6]-[.$E6])/[.$C6];1)+1)" office:value-type="float" office:value="4" calcext:value-type="float">
            <text:p>4</text:p>
          </table:table-cell>
          <table:table-cell table:formula="of:=IF([.BI$12]&lt;([.$D6]+[.$E6]);0;FLOOR(([.BI$12]-[.$D6]-[.$E6])/[.$C6];1)+1)" office:value-type="float" office:value="4" calcext:value-type="float">
            <text:p>4</text:p>
          </table:table-cell>
          <table:table-cell table:formula="of:=IF([.BJ$12]&lt;([.$D6]+[.$E6]);0;FLOOR(([.BJ$12]-[.$D6]-[.$E6])/[.$C6];1)+1)" office:value-type="float" office:value="4" calcext:value-type="float">
            <text:p>4</text:p>
          </table:table-cell>
          <table:table-cell table:formula="of:=IF([.BK$12]&lt;([.$D6]+[.$E6]);0;FLOOR(([.BK$12]-[.$D6]-[.$E6])/[.$C6];1)+1)" office:value-type="float" office:value="4" calcext:value-type="float">
            <text:p>4</text:p>
          </table:table-cell>
          <table:table-cell table:formula="of:=IF([.BL$12]&lt;([.$D6]+[.$E6]);0;FLOOR(([.BL$12]-[.$D6]-[.$E6])/[.$C6];1)+1)" office:value-type="float" office:value="4" calcext:value-type="float">
            <text:p>4</text:p>
          </table:table-cell>
          <table:table-cell table:formula="of:=IF([.BM$12]&lt;([.$D6]+[.$E6]);0;FLOOR(([.BM$12]-[.$D6]-[.$E6])/[.$C6];1)+1)" office:value-type="float" office:value="4" calcext:value-type="float">
            <text:p>4</text:p>
          </table:table-cell>
          <table:table-cell table:formula="of:=IF([.BN$12]&lt;([.$D6]+[.$E6]);0;FLOOR(([.BN$12]-[.$D6]-[.$E6])/[.$C6];1)+1)" office:value-type="float" office:value="4" calcext:value-type="float">
            <text:p>4</text:p>
          </table:table-cell>
          <table:table-cell table:formula="of:=IF([.BO$12]&lt;([.$D6]+[.$E6]);0;FLOOR(([.BO$12]-[.$D6]-[.$E6])/[.$C6];1)+1)" office:value-type="float" office:value="4" calcext:value-type="float">
            <text:p>4</text:p>
          </table:table-cell>
          <table:table-cell table:formula="of:=IF([.BP$12]&lt;([.$D6]+[.$E6]);0;FLOOR(([.BP$12]-[.$D6]-[.$E6])/[.$C6];1)+1)" office:value-type="float" office:value="4" calcext:value-type="float">
            <text:p>4</text:p>
          </table:table-cell>
          <table:table-cell table:formula="of:=IF([.BQ$12]&lt;([.$D6]+[.$E6]);0;FLOOR(([.BQ$12]-[.$D6]-[.$E6])/[.$C6];1)+1)" office:value-type="float" office:value="4" calcext:value-type="float">
            <text:p>4</text:p>
          </table:table-cell>
          <table:table-cell table:formula="of:=IF([.BR$12]&lt;([.$D6]+[.$E6]);0;FLOOR(([.BR$12]-[.$D6]-[.$E6])/[.$C6];1)+1)" office:value-type="float" office:value="4" calcext:value-type="float">
            <text:p>4</text:p>
          </table:table-cell>
          <table:table-cell table:formula="of:=IF([.BS$12]&lt;([.$D6]+[.$E6]);0;FLOOR(([.BS$12]-[.$D6]-[.$E6])/[.$C6];1)+1)" office:value-type="float" office:value="5" calcext:value-type="float">
            <text:p>5</text:p>
          </table:table-cell>
          <table:table-cell table:formula="of:=IF([.BT$12]&lt;([.$D6]+[.$E6]);0;FLOOR(([.BT$12]-[.$D6]-[.$E6])/[.$C6];1)+1)" office:value-type="float" office:value="5" calcext:value-type="float">
            <text:p>5</text:p>
          </table:table-cell>
          <table:table-cell table:formula="of:=IF([.BU$12]&lt;([.$D6]+[.$E6]);0;FLOOR(([.BU$12]-[.$D6]-[.$E6])/[.$C6];1)+1)" office:value-type="float" office:value="5" calcext:value-type="float">
            <text:p>5</text:p>
          </table:table-cell>
          <table:table-cell table:formula="of:=IF([.BV$12]&lt;([.$D6]+[.$E6]);0;FLOOR(([.BV$12]-[.$D6]-[.$E6])/[.$C6];1)+1)" office:value-type="float" office:value="5" calcext:value-type="float">
            <text:p>5</text:p>
          </table:table-cell>
          <table:table-cell table:formula="of:=IF([.BW$12]&lt;([.$D6]+[.$E6]);0;FLOOR(([.BW$12]-[.$D6]-[.$E6])/[.$C6];1)+1)" office:value-type="float" office:value="5" calcext:value-type="float">
            <text:p>5</text:p>
          </table:table-cell>
          <table:table-cell table:formula="of:=IF([.BX$12]&lt;([.$D6]+[.$E6]);0;FLOOR(([.BX$12]-[.$D6]-[.$E6])/[.$C6];1)+1)" office:value-type="float" office:value="5" calcext:value-type="float">
            <text:p>5</text:p>
          </table:table-cell>
          <table:table-cell table:formula="of:=IF([.BY$12]&lt;([.$D6]+[.$E6]);0;FLOOR(([.BY$12]-[.$D6]-[.$E6])/[.$C6];1)+1)" office:value-type="float" office:value="5" calcext:value-type="float">
            <text:p>5</text:p>
          </table:table-cell>
          <table:table-cell table:formula="of:=IF([.BZ$12]&lt;([.$D6]+[.$E6]);0;FLOOR(([.BZ$12]-[.$D6]-[.$E6])/[.$C6];1)+1)" office:value-type="float" office:value="5" calcext:value-type="float">
            <text:p>5</text:p>
          </table:table-cell>
          <table:table-cell table:formula="of:=IF([.CA$12]&lt;([.$D6]+[.$E6]);0;FLOOR(([.CA$12]-[.$D6]-[.$E6])/[.$C6];1)+1)" office:value-type="float" office:value="5" calcext:value-type="float">
            <text:p>5</text:p>
          </table:table-cell>
          <table:table-cell table:formula="of:=IF([.CB$12]&lt;([.$D6]+[.$E6]);0;FLOOR(([.CB$12]-[.$D6]-[.$E6])/[.$C6];1)+1)" office:value-type="float" office:value="5" calcext:value-type="float">
            <text:p>5</text:p>
          </table:table-cell>
          <table:table-cell table:formula="of:=IF([.CC$12]&lt;([.$D6]+[.$E6]);0;FLOOR(([.CC$12]-[.$D6]-[.$E6])/[.$C6];1)+1)" office:value-type="float" office:value="5" calcext:value-type="float">
            <text:p>5</text:p>
          </table:table-cell>
          <table:table-cell table:formula="of:=IF([.CD$12]&lt;([.$D6]+[.$E6]);0;FLOOR(([.CD$12]-[.$D6]-[.$E6])/[.$C6];1)+1)" office:value-type="float" office:value="5" calcext:value-type="float">
            <text:p>5</text:p>
          </table:table-cell>
          <table:table-cell table:formula="of:=IF([.CE$12]&lt;([.$D6]+[.$E6]);0;FLOOR(([.CE$12]-[.$D6]-[.$E6])/[.$C6];1)+1)" office:value-type="float" office:value="6" calcext:value-type="float">
            <text:p>6</text:p>
          </table:table-cell>
          <table:table-cell table:formula="of:=IF([.CF$12]&lt;([.$D6]+[.$E6]);0;FLOOR(([.CF$12]-[.$D6]-[.$E6])/[.$C6];1)+1)" office:value-type="float" office:value="6" calcext:value-type="float">
            <text:p>6</text:p>
          </table:table-cell>
          <table:table-cell table:formula="of:=IF([.CG$12]&lt;([.$D6]+[.$E6]);0;FLOOR(([.CG$12]-[.$D6]-[.$E6])/[.$C6];1)+1)" office:value-type="float" office:value="6" calcext:value-type="float">
            <text:p>6</text:p>
          </table:table-cell>
          <table:table-cell table:formula="of:=IF([.CH$12]&lt;([.$D6]+[.$E6]);0;FLOOR(([.CH$12]-[.$D6]-[.$E6])/[.$C6];1)+1)" office:value-type="float" office:value="6" calcext:value-type="float">
            <text:p>6</text:p>
          </table:table-cell>
          <table:table-cell table:formula="of:=IF([.CI$12]&lt;([.$D6]+[.$E6]);0;FLOOR(([.CI$12]-[.$D6]-[.$E6])/[.$C6];1)+1)" office:value-type="float" office:value="6" calcext:value-type="float">
            <text:p>6</text:p>
          </table:table-cell>
          <table:table-cell table:formula="of:=IF([.CJ$12]&lt;([.$D6]+[.$E6]);0;FLOOR(([.CJ$12]-[.$D6]-[.$E6])/[.$C6];1)+1)" office:value-type="float" office:value="6" calcext:value-type="float">
            <text:p>6</text:p>
          </table:table-cell>
          <table:table-cell table:formula="of:=IF([.CK$12]&lt;([.$D6]+[.$E6]);0;FLOOR(([.CK$12]-[.$D6]-[.$E6])/[.$C6];1)+1)" office:value-type="float" office:value="6" calcext:value-type="float">
            <text:p>6</text:p>
          </table:table-cell>
          <table:table-cell table:formula="of:=IF([.CL$12]&lt;([.$D6]+[.$E6]);0;FLOOR(([.CL$12]-[.$D6]-[.$E6])/[.$C6];1)+1)" office:value-type="float" office:value="6" calcext:value-type="float">
            <text:p>6</text:p>
          </table:table-cell>
          <table:table-cell table:formula="of:=IF([.CM$12]&lt;([.$D6]+[.$E6]);0;FLOOR(([.CM$12]-[.$D6]-[.$E6])/[.$C6];1)+1)" office:value-type="float" office:value="6" calcext:value-type="float">
            <text:p>6</text:p>
          </table:table-cell>
          <table:table-cell table:formula="of:=IF([.CN$12]&lt;([.$D6]+[.$E6]);0;FLOOR(([.CN$12]-[.$D6]-[.$E6])/[.$C6];1)+1)" office:value-type="float" office:value="6" calcext:value-type="float">
            <text:p>6</text:p>
          </table:table-cell>
          <table:table-cell table:formula="of:=IF([.CO$12]&lt;([.$D6]+[.$E6]);0;FLOOR(([.CO$12]-[.$D6]-[.$E6])/[.$C6];1)+1)" office:value-type="float" office:value="6" calcext:value-type="float">
            <text:p>6</text:p>
          </table:table-cell>
          <table:table-cell table:formula="of:=IF([.CP$12]&lt;([.$D6]+[.$E6]);0;FLOOR(([.CP$12]-[.$D6]-[.$E6])/[.$C6];1)+1)" office:value-type="float" office:value="6" calcext:value-type="float">
            <text:p>6</text:p>
          </table:table-cell>
          <table:table-cell table:formula="of:=IF([.CQ$12]&lt;([.$D6]+[.$E6]);0;FLOOR(([.CQ$12]-[.$D6]-[.$E6])/[.$C6];1)+1)" office:value-type="float" office:value="7" calcext:value-type="float">
            <text:p>7</text:p>
          </table:table-cell>
          <table:table-cell table:formula="of:=IF([.CR$12]&lt;([.$D6]+[.$E6]);0;FLOOR(([.CR$12]-[.$D6]-[.$E6])/[.$C6];1)+1)" office:value-type="float" office:value="7" calcext:value-type="float">
            <text:p>7</text:p>
          </table:table-cell>
          <table:table-cell table:formula="of:=IF([.CS$12]&lt;([.$D6]+[.$E6]);0;FLOOR(([.CS$12]-[.$D6]-[.$E6])/[.$C6];1)+1)" office:value-type="float" office:value="7" calcext:value-type="float">
            <text:p>7</text:p>
          </table:table-cell>
          <table:table-cell table:formula="of:=IF([.CT$12]&lt;([.$D6]+[.$E6]);0;FLOOR(([.CT$12]-[.$D6]-[.$E6])/[.$C6];1)+1)" office:value-type="float" office:value="7" calcext:value-type="float">
            <text:p>7</text:p>
          </table:table-cell>
          <table:table-cell table:formula="of:=IF([.CU$12]&lt;([.$D6]+[.$E6]);0;FLOOR(([.CU$12]-[.$D6]-[.$E6])/[.$C6];1)+1)" office:value-type="float" office:value="7" calcext:value-type="float">
            <text:p>7</text:p>
          </table:table-cell>
          <table:table-cell table:formula="of:=IF([.CV$12]&lt;([.$D6]+[.$E6]);0;FLOOR(([.CV$12]-[.$D6]-[.$E6])/[.$C6];1)+1)" office:value-type="float" office:value="7" calcext:value-type="float">
            <text:p>7</text:p>
          </table:table-cell>
          <table:table-cell table:formula="of:=IF([.CW$12]&lt;([.$D6]+[.$E6]);0;FLOOR(([.CW$12]-[.$D6]-[.$E6])/[.$C6];1)+1)" office:value-type="float" office:value="7" calcext:value-type="float">
            <text:p>7</text:p>
          </table:table-cell>
          <table:table-cell table:formula="of:=IF([.CX$12]&lt;([.$D6]+[.$E6]);0;FLOOR(([.CX$12]-[.$D6]-[.$E6])/[.$C6];1)+1)" office:value-type="float" office:value="7" calcext:value-type="float">
            <text:p>7</text:p>
          </table:table-cell>
          <table:table-cell table:formula="of:=IF([.CY$12]&lt;([.$D6]+[.$E6]);0;FLOOR(([.CY$12]-[.$D6]-[.$E6])/[.$C6];1)+1)" office:value-type="float" office:value="7" calcext:value-type="float">
            <text:p>7</text:p>
          </table:table-cell>
          <table:table-cell table:formula="of:=IF([.CZ$12]&lt;([.$D6]+[.$E6]);0;FLOOR(([.CZ$12]-[.$D6]-[.$E6])/[.$C6];1)+1)" office:value-type="float" office:value="7" calcext:value-type="float">
            <text:p>7</text:p>
          </table:table-cell>
          <table:table-cell table:formula="of:=IF([.DA$12]&lt;([.$D6]+[.$E6]);0;FLOOR(([.DA$12]-[.$D6]-[.$E6])/[.$C6];1)+1)" office:value-type="float" office:value="7" calcext:value-type="float">
            <text:p>7</text:p>
          </table:table-cell>
          <table:table-cell table:formula="of:=IF([.DB$12]&lt;([.$D6]+[.$E6]);0;FLOOR(([.DB$12]-[.$D6]-[.$E6])/[.$C6];1)+1)" office:value-type="float" office:value="7" calcext:value-type="float">
            <text:p>7</text:p>
          </table:table-cell>
          <table:table-cell table:formula="of:=IF([.DC$12]&lt;([.$D6]+[.$E6]);0;FLOOR(([.DC$12]-[.$D6]-[.$E6])/[.$C6];1)+1)" office:value-type="float" office:value="8" calcext:value-type="float">
            <text:p>8</text:p>
          </table:table-cell>
          <table:table-cell table:formula="of:=IF([.DD$12]&lt;([.$D6]+[.$E6]);0;FLOOR(([.DD$12]-[.$D6]-[.$E6])/[.$C6];1)+1)" office:value-type="float" office:value="8" calcext:value-type="float">
            <text:p>8</text:p>
          </table:table-cell>
          <table:table-cell table:formula="of:=IF([.DE$12]&lt;([.$D6]+[.$E6]);0;FLOOR(([.DE$12]-[.$D6]-[.$E6])/[.$C6];1)+1)" office:value-type="float" office:value="8" calcext:value-type="float">
            <text:p>8</text:p>
          </table:table-cell>
          <table:table-cell table:formula="of:=IF([.DF$12]&lt;([.$D6]+[.$E6]);0;FLOOR(([.DF$12]-[.$D6]-[.$E6])/[.$C6];1)+1)" office:value-type="float" office:value="8" calcext:value-type="float">
            <text:p>8</text:p>
          </table:table-cell>
          <table:table-cell table:formula="of:=IF([.DG$12]&lt;([.$D6]+[.$E6]);0;FLOOR(([.DG$12]-[.$D6]-[.$E6])/[.$C6];1)+1)" office:value-type="float" office:value="8" calcext:value-type="float">
            <text:p>8</text:p>
          </table:table-cell>
          <table:table-cell table:formula="of:=IF([.DH$12]&lt;([.$D6]+[.$E6]);0;FLOOR(([.DH$12]-[.$D6]-[.$E6])/[.$C6];1)+1)" office:value-type="float" office:value="8" calcext:value-type="float">
            <text:p>8</text:p>
          </table:table-cell>
          <table:table-cell table:formula="of:=IF([.DI$12]&lt;([.$D6]+[.$E6]);0;FLOOR(([.DI$12]-[.$D6]-[.$E6])/[.$C6];1)+1)" office:value-type="float" office:value="8" calcext:value-type="float">
            <text:p>8</text:p>
          </table:table-cell>
          <table:table-cell table:formula="of:=IF([.DJ$12]&lt;([.$D6]+[.$E6]);0;FLOOR(([.DJ$12]-[.$D6]-[.$E6])/[.$C6];1)+1)" office:value-type="float" office:value="8" calcext:value-type="float">
            <text:p>8</text:p>
          </table:table-cell>
          <table:table-cell table:formula="of:=IF([.DK$12]&lt;([.$D6]+[.$E6]);0;FLOOR(([.DK$12]-[.$D6]-[.$E6])/[.$C6];1)+1)" office:value-type="float" office:value="8" calcext:value-type="float">
            <text:p>8</text:p>
          </table:table-cell>
          <table:table-cell table:formula="of:=IF([.DL$12]&lt;([.$D6]+[.$E6]);0;FLOOR(([.DL$12]-[.$D6]-[.$E6])/[.$C6];1)+1)" office:value-type="float" office:value="8" calcext:value-type="float">
            <text:p>8</text:p>
          </table:table-cell>
          <table:table-cell table:formula="of:=IF([.DM$12]&lt;([.$D6]+[.$E6]);0;FLOOR(([.DM$12]-[.$D6]-[.$E6])/[.$C6];1)+1)" office:value-type="float" office:value="8" calcext:value-type="float">
            <text:p>8</text:p>
          </table:table-cell>
          <table:table-cell table:formula="of:=IF([.DN$12]&lt;([.$D6]+[.$E6]);0;FLOOR(([.DN$12]-[.$D6]-[.$E6])/[.$C6];1)+1)" office:value-type="float" office:value="8" calcext:value-type="float">
            <text:p>8</text:p>
          </table:table-cell>
          <table:table-cell table:formula="of:=IF([.DO$12]&lt;([.$D6]+[.$E6]);0;FLOOR(([.DO$12]-[.$D6]-[.$E6])/[.$C6];1)+1)" office:value-type="float" office:value="9" calcext:value-type="float">
            <text:p>9</text:p>
          </table:table-cell>
          <table:table-cell table:formula="of:=IF([.DP$12]&lt;([.$D6]+[.$E6]);0;FLOOR(([.DP$12]-[.$D6]-[.$E6])/[.$C6];1)+1)" office:value-type="float" office:value="9" calcext:value-type="float">
            <text:p>9</text:p>
          </table:table-cell>
          <table:table-cell table:formula="of:=IF([.DQ$12]&lt;([.$D6]+[.$E6]);0;FLOOR(([.DQ$12]-[.$D6]-[.$E6])/[.$C6];1)+1)" office:value-type="float" office:value="9" calcext:value-type="float">
            <text:p>9</text:p>
          </table:table-cell>
          <table:table-cell table:formula="of:=IF([.DR$12]&lt;([.$D6]+[.$E6]);0;FLOOR(([.DR$12]-[.$D6]-[.$E6])/[.$C6];1)+1)" office:value-type="float" office:value="9" calcext:value-type="float">
            <text:p>9</text:p>
          </table:table-cell>
          <table:table-cell table:formula="of:=IF([.DS$12]&lt;([.$D6]+[.$E6]);0;FLOOR(([.DS$12]-[.$D6]-[.$E6])/[.$C6];1)+1)" office:value-type="float" office:value="9" calcext:value-type="float">
            <text:p>9</text:p>
          </table:table-cell>
          <table:table-cell table:formula="of:=IF([.DT$12]&lt;([.$D6]+[.$E6]);0;FLOOR(([.DT$12]-[.$D6]-[.$E6])/[.$C6];1)+1)" office:value-type="float" office:value="9" calcext:value-type="float">
            <text:p>9</text:p>
          </table:table-cell>
          <table:table-cell table:formula="of:=IF([.DU$12]&lt;([.$D6]+[.$E6]);0;FLOOR(([.DU$12]-[.$D6]-[.$E6])/[.$C6];1)+1)" office:value-type="float" office:value="9" calcext:value-type="float">
            <text:p>9</text:p>
          </table:table-cell>
          <table:table-cell table:formula="of:=IF([.DV$12]&lt;([.$D6]+[.$E6]);0;FLOOR(([.DV$12]-[.$D6]-[.$E6])/[.$C6];1)+1)" office:value-type="float" office:value="9" calcext:value-type="float">
            <text:p>9</text:p>
          </table:table-cell>
          <table:table-cell table:formula="of:=IF([.DW$12]&lt;([.$D6]+[.$E6]);0;FLOOR(([.DW$12]-[.$D6]-[.$E6])/[.$C6];1)+1)" office:value-type="float" office:value="9" calcext:value-type="float">
            <text:p>9</text:p>
          </table:table-cell>
          <table:table-cell table:formula="of:=IF([.DX$12]&lt;([.$D6]+[.$E6]);0;FLOOR(([.DX$12]-[.$D6]-[.$E6])/[.$C6];1)+1)" office:value-type="float" office:value="9" calcext:value-type="float">
            <text:p>9</text:p>
          </table:table-cell>
          <table:table-cell table:formula="of:=IF([.DY$12]&lt;([.$D6]+[.$E6]);0;FLOOR(([.DY$12]-[.$D6]-[.$E6])/[.$C6];1)+1)" office:value-type="float" office:value="9" calcext:value-type="float">
            <text:p>9</text:p>
          </table:table-cell>
          <table:table-cell table:formula="of:=IF([.DZ$12]&lt;([.$D6]+[.$E6]);0;FLOOR(([.DZ$12]-[.$D6]-[.$E6])/[.$C6];1)+1)" office:value-type="float" office:value="9" calcext:value-type="float">
            <text:p>9</text:p>
          </table:table-cell>
          <table:table-cell table:formula="of:=IF([.EA$12]&lt;([.$D6]+[.$E6]);0;FLOOR(([.EA$12]-[.$D6]-[.$E6])/[.$C6];1)+1)" office:value-type="float" office:value="10" calcext:value-type="float">
            <text:p>10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IF([.I$12]&lt;([.$D7]+[.$E7]);0;FLOOR(([.I$12]-[.$D7]-[.$E7])/[.$C7];1)+1)" office:value-type="float" office:value="0" calcext:value-type="float">
            <text:p>0</text:p>
          </table:table-cell>
          <table:table-cell table:formula="of:=IF([.J$12]&lt;([.$D7]+[.$E7]);0;FLOOR(([.J$12]-[.$D7]-[.$E7])/[.$C7];1)+1)" office:value-type="float" office:value="0" calcext:value-type="float">
            <text:p>0</text:p>
          </table:table-cell>
          <table:table-cell table:formula="of:=IF([.K$12]&lt;([.$D7]+[.$E7]);0;FLOOR(([.K$12]-[.$D7]-[.$E7])/[.$C7];1)+1)" office:value-type="float" office:value="0" calcext:value-type="float">
            <text:p>0</text:p>
          </table:table-cell>
          <table:table-cell table:formula="of:=IF([.L$12]&lt;([.$D7]+[.$E7]);0;FLOOR(([.L$12]-[.$D7]-[.$E7])/[.$C7];1)+1)" office:value-type="float" office:value="0" calcext:value-type="float">
            <text:p>0</text:p>
          </table:table-cell>
          <table:table-cell table:formula="of:=IF([.M$12]&lt;([.$D7]+[.$E7]);0;FLOOR(([.M$12]-[.$D7]-[.$E7])/[.$C7];1)+1)" office:value-type="float" office:value="0" calcext:value-type="float">
            <text:p>0</text:p>
          </table:table-cell>
          <table:table-cell table:formula="of:=IF([.N$12]&lt;([.$D7]+[.$E7]);0;FLOOR(([.N$12]-[.$D7]-[.$E7])/[.$C7];1)+1)" office:value-type="float" office:value="0" calcext:value-type="float">
            <text:p>0</text:p>
          </table:table-cell>
          <table:table-cell table:formula="of:=IF([.O$12]&lt;([.$D7]+[.$E7]);0;FLOOR(([.O$12]-[.$D7]-[.$E7])/[.$C7];1)+1)" office:value-type="float" office:value="0" calcext:value-type="float">
            <text:p>0</text:p>
          </table:table-cell>
          <table:table-cell table:formula="of:=IF([.P$12]&lt;([.$D7]+[.$E7]);0;FLOOR(([.P$12]-[.$D7]-[.$E7])/[.$C7];1)+1)" office:value-type="float" office:value="0" calcext:value-type="float">
            <text:p>0</text:p>
          </table:table-cell>
          <table:table-cell table:formula="of:=IF([.Q$12]&lt;([.$D7]+[.$E7]);0;FLOOR(([.Q$12]-[.$D7]-[.$E7])/[.$C7];1)+1)" office:value-type="float" office:value="0" calcext:value-type="float">
            <text:p>0</text:p>
          </table:table-cell>
          <table:table-cell table:formula="of:=IF([.R$12]&lt;([.$D7]+[.$E7]);0;FLOOR(([.R$12]-[.$D7]-[.$E7])/[.$C7];1)+1)" office:value-type="float" office:value="0" calcext:value-type="float">
            <text:p>0</text:p>
          </table:table-cell>
          <table:table-cell table:formula="of:=IF([.S$12]&lt;([.$D7]+[.$E7]);0;FLOOR(([.S$12]-[.$D7]-[.$E7])/[.$C7];1)+1)" office:value-type="float" office:value="1" calcext:value-type="float">
            <text:p>1</text:p>
          </table:table-cell>
          <table:table-cell table:formula="of:=IF([.T$12]&lt;([.$D7]+[.$E7]);0;FLOOR(([.T$12]-[.$D7]-[.$E7])/[.$C7];1)+1)" office:value-type="float" office:value="1" calcext:value-type="float">
            <text:p>1</text:p>
          </table:table-cell>
          <table:table-cell table:formula="of:=IF([.U$12]&lt;([.$D7]+[.$E7]);0;FLOOR(([.U$12]-[.$D7]-[.$E7])/[.$C7];1)+1)" office:value-type="float" office:value="1" calcext:value-type="float">
            <text:p>1</text:p>
          </table:table-cell>
          <table:table-cell table:formula="of:=IF([.V$12]&lt;([.$D7]+[.$E7]);0;FLOOR(([.V$12]-[.$D7]-[.$E7])/[.$C7];1)+1)" office:value-type="float" office:value="1" calcext:value-type="float">
            <text:p>1</text:p>
          </table:table-cell>
          <table:table-cell table:formula="of:=IF([.W$12]&lt;([.$D7]+[.$E7]);0;FLOOR(([.W$12]-[.$D7]-[.$E7])/[.$C7];1)+1)" office:value-type="float" office:value="1" calcext:value-type="float">
            <text:p>1</text:p>
          </table:table-cell>
          <table:table-cell table:formula="of:=IF([.X$12]&lt;([.$D7]+[.$E7]);0;FLOOR(([.X$12]-[.$D7]-[.$E7])/[.$C7];1)+1)" office:value-type="float" office:value="1" calcext:value-type="float">
            <text:p>1</text:p>
          </table:table-cell>
          <table:table-cell table:formula="of:=IF([.Y$12]&lt;([.$D7]+[.$E7]);0;FLOOR(([.Y$12]-[.$D7]-[.$E7])/[.$C7];1)+1)" office:value-type="float" office:value="1" calcext:value-type="float">
            <text:p>1</text:p>
          </table:table-cell>
          <table:table-cell table:formula="of:=IF([.Z$12]&lt;([.$D7]+[.$E7]);0;FLOOR(([.Z$12]-[.$D7]-[.$E7])/[.$C7];1)+1)" office:value-type="float" office:value="1" calcext:value-type="float">
            <text:p>1</text:p>
          </table:table-cell>
          <table:table-cell table:formula="of:=IF([.AA$12]&lt;([.$D7]+[.$E7]);0;FLOOR(([.AA$12]-[.$D7]-[.$E7])/[.$C7];1)+1)" office:value-type="float" office:value="1" calcext:value-type="float">
            <text:p>1</text:p>
          </table:table-cell>
          <table:table-cell table:formula="of:=IF([.AB$12]&lt;([.$D7]+[.$E7]);0;FLOOR(([.AB$12]-[.$D7]-[.$E7])/[.$C7];1)+1)" office:value-type="float" office:value="1" calcext:value-type="float">
            <text:p>1</text:p>
          </table:table-cell>
          <table:table-cell table:formula="of:=IF([.AC$12]&lt;([.$D7]+[.$E7]);0;FLOOR(([.AC$12]-[.$D7]-[.$E7])/[.$C7];1)+1)" office:value-type="float" office:value="1" calcext:value-type="float">
            <text:p>1</text:p>
          </table:table-cell>
          <table:table-cell table:formula="of:=IF([.AD$12]&lt;([.$D7]+[.$E7]);0;FLOOR(([.AD$12]-[.$D7]-[.$E7])/[.$C7];1)+1)" office:value-type="float" office:value="1" calcext:value-type="float">
            <text:p>1</text:p>
          </table:table-cell>
          <table:table-cell table:formula="of:=IF([.AE$12]&lt;([.$D7]+[.$E7]);0;FLOOR(([.AE$12]-[.$D7]-[.$E7])/[.$C7];1)+1)" office:value-type="float" office:value="1" calcext:value-type="float">
            <text:p>1</text:p>
          </table:table-cell>
          <table:table-cell table:formula="of:=IF([.AF$12]&lt;([.$D7]+[.$E7]);0;FLOOR(([.AF$12]-[.$D7]-[.$E7])/[.$C7];1)+1)" office:value-type="float" office:value="1" calcext:value-type="float">
            <text:p>1</text:p>
          </table:table-cell>
          <table:table-cell table:formula="of:=IF([.AG$12]&lt;([.$D7]+[.$E7]);0;FLOOR(([.AG$12]-[.$D7]-[.$E7])/[.$C7];1)+1)" office:value-type="float" office:value="1" calcext:value-type="float">
            <text:p>1</text:p>
          </table:table-cell>
          <table:table-cell table:formula="of:=IF([.AH$12]&lt;([.$D7]+[.$E7]);0;FLOOR(([.AH$12]-[.$D7]-[.$E7])/[.$C7];1)+1)" office:value-type="float" office:value="1" calcext:value-type="float">
            <text:p>1</text:p>
          </table:table-cell>
          <table:table-cell table:formula="of:=IF([.AI$12]&lt;([.$D7]+[.$E7]);0;FLOOR(([.AI$12]-[.$D7]-[.$E7])/[.$C7];1)+1)" office:value-type="float" office:value="1" calcext:value-type="float">
            <text:p>1</text:p>
          </table:table-cell>
          <table:table-cell table:formula="of:=IF([.AJ$12]&lt;([.$D7]+[.$E7]);0;FLOOR(([.AJ$12]-[.$D7]-[.$E7])/[.$C7];1)+1)" office:value-type="float" office:value="1" calcext:value-type="float">
            <text:p>1</text:p>
          </table:table-cell>
          <table:table-cell table:formula="of:=IF([.AK$12]&lt;([.$D7]+[.$E7]);0;FLOOR(([.AK$12]-[.$D7]-[.$E7])/[.$C7];1)+1)" office:value-type="float" office:value="1" calcext:value-type="float">
            <text:p>1</text:p>
          </table:table-cell>
          <table:table-cell table:formula="of:=IF([.AL$12]&lt;([.$D7]+[.$E7]);0;FLOOR(([.AL$12]-[.$D7]-[.$E7])/[.$C7];1)+1)" office:value-type="float" office:value="1" calcext:value-type="float">
            <text:p>1</text:p>
          </table:table-cell>
          <table:table-cell table:formula="of:=IF([.AM$12]&lt;([.$D7]+[.$E7]);0;FLOOR(([.AM$12]-[.$D7]-[.$E7])/[.$C7];1)+1)" office:value-type="float" office:value="2" calcext:value-type="float">
            <text:p>2</text:p>
          </table:table-cell>
          <table:table-cell table:formula="of:=IF([.AN$12]&lt;([.$D7]+[.$E7]);0;FLOOR(([.AN$12]-[.$D7]-[.$E7])/[.$C7];1)+1)" office:value-type="float" office:value="2" calcext:value-type="float">
            <text:p>2</text:p>
          </table:table-cell>
          <table:table-cell table:formula="of:=IF([.AO$12]&lt;([.$D7]+[.$E7]);0;FLOOR(([.AO$12]-[.$D7]-[.$E7])/[.$C7];1)+1)" office:value-type="float" office:value="2" calcext:value-type="float">
            <text:p>2</text:p>
          </table:table-cell>
          <table:table-cell table:formula="of:=IF([.AP$12]&lt;([.$D7]+[.$E7]);0;FLOOR(([.AP$12]-[.$D7]-[.$E7])/[.$C7];1)+1)" office:value-type="float" office:value="2" calcext:value-type="float">
            <text:p>2</text:p>
          </table:table-cell>
          <table:table-cell table:formula="of:=IF([.AQ$12]&lt;([.$D7]+[.$E7]);0;FLOOR(([.AQ$12]-[.$D7]-[.$E7])/[.$C7];1)+1)" office:value-type="float" office:value="2" calcext:value-type="float">
            <text:p>2</text:p>
          </table:table-cell>
          <table:table-cell table:formula="of:=IF([.AR$12]&lt;([.$D7]+[.$E7]);0;FLOOR(([.AR$12]-[.$D7]-[.$E7])/[.$C7];1)+1)" office:value-type="float" office:value="2" calcext:value-type="float">
            <text:p>2</text:p>
          </table:table-cell>
          <table:table-cell table:formula="of:=IF([.AS$12]&lt;([.$D7]+[.$E7]);0;FLOOR(([.AS$12]-[.$D7]-[.$E7])/[.$C7];1)+1)" office:value-type="float" office:value="2" calcext:value-type="float">
            <text:p>2</text:p>
          </table:table-cell>
          <table:table-cell table:formula="of:=IF([.AT$12]&lt;([.$D7]+[.$E7]);0;FLOOR(([.AT$12]-[.$D7]-[.$E7])/[.$C7];1)+1)" office:value-type="float" office:value="2" calcext:value-type="float">
            <text:p>2</text:p>
          </table:table-cell>
          <table:table-cell table:formula="of:=IF([.AU$12]&lt;([.$D7]+[.$E7]);0;FLOOR(([.AU$12]-[.$D7]-[.$E7])/[.$C7];1)+1)" office:value-type="float" office:value="2" calcext:value-type="float">
            <text:p>2</text:p>
          </table:table-cell>
          <table:table-cell table:formula="of:=IF([.AV$12]&lt;([.$D7]+[.$E7]);0;FLOOR(([.AV$12]-[.$D7]-[.$E7])/[.$C7];1)+1)" office:value-type="float" office:value="2" calcext:value-type="float">
            <text:p>2</text:p>
          </table:table-cell>
          <table:table-cell table:formula="of:=IF([.AW$12]&lt;([.$D7]+[.$E7]);0;FLOOR(([.AW$12]-[.$D7]-[.$E7])/[.$C7];1)+1)" office:value-type="float" office:value="2" calcext:value-type="float">
            <text:p>2</text:p>
          </table:table-cell>
          <table:table-cell table:formula="of:=IF([.AX$12]&lt;([.$D7]+[.$E7]);0;FLOOR(([.AX$12]-[.$D7]-[.$E7])/[.$C7];1)+1)" office:value-type="float" office:value="2" calcext:value-type="float">
            <text:p>2</text:p>
          </table:table-cell>
          <table:table-cell table:formula="of:=IF([.AY$12]&lt;([.$D7]+[.$E7]);0;FLOOR(([.AY$12]-[.$D7]-[.$E7])/[.$C7];1)+1)" office:value-type="float" office:value="2" calcext:value-type="float">
            <text:p>2</text:p>
          </table:table-cell>
          <table:table-cell table:formula="of:=IF([.AZ$12]&lt;([.$D7]+[.$E7]);0;FLOOR(([.AZ$12]-[.$D7]-[.$E7])/[.$C7];1)+1)" office:value-type="float" office:value="2" calcext:value-type="float">
            <text:p>2</text:p>
          </table:table-cell>
          <table:table-cell table:formula="of:=IF([.BA$12]&lt;([.$D7]+[.$E7]);0;FLOOR(([.BA$12]-[.$D7]-[.$E7])/[.$C7];1)+1)" office:value-type="float" office:value="2" calcext:value-type="float">
            <text:p>2</text:p>
          </table:table-cell>
          <table:table-cell table:formula="of:=IF([.BB$12]&lt;([.$D7]+[.$E7]);0;FLOOR(([.BB$12]-[.$D7]-[.$E7])/[.$C7];1)+1)" office:value-type="float" office:value="2" calcext:value-type="float">
            <text:p>2</text:p>
          </table:table-cell>
          <table:table-cell table:formula="of:=IF([.BC$12]&lt;([.$D7]+[.$E7]);0;FLOOR(([.BC$12]-[.$D7]-[.$E7])/[.$C7];1)+1)" office:value-type="float" office:value="2" calcext:value-type="float">
            <text:p>2</text:p>
          </table:table-cell>
          <table:table-cell table:formula="of:=IF([.BD$12]&lt;([.$D7]+[.$E7]);0;FLOOR(([.BD$12]-[.$D7]-[.$E7])/[.$C7];1)+1)" office:value-type="float" office:value="2" calcext:value-type="float">
            <text:p>2</text:p>
          </table:table-cell>
          <table:table-cell table:formula="of:=IF([.BE$12]&lt;([.$D7]+[.$E7]);0;FLOOR(([.BE$12]-[.$D7]-[.$E7])/[.$C7];1)+1)" office:value-type="float" office:value="2" calcext:value-type="float">
            <text:p>2</text:p>
          </table:table-cell>
          <table:table-cell table:formula="of:=IF([.BF$12]&lt;([.$D7]+[.$E7]);0;FLOOR(([.BF$12]-[.$D7]-[.$E7])/[.$C7];1)+1)" office:value-type="float" office:value="2" calcext:value-type="float">
            <text:p>2</text:p>
          </table:table-cell>
          <table:table-cell table:formula="of:=IF([.BG$12]&lt;([.$D7]+[.$E7]);0;FLOOR(([.BG$12]-[.$D7]-[.$E7])/[.$C7];1)+1)" office:value-type="float" office:value="3" calcext:value-type="float">
            <text:p>3</text:p>
          </table:table-cell>
          <table:table-cell table:formula="of:=IF([.BH$12]&lt;([.$D7]+[.$E7]);0;FLOOR(([.BH$12]-[.$D7]-[.$E7])/[.$C7];1)+1)" office:value-type="float" office:value="3" calcext:value-type="float">
            <text:p>3</text:p>
          </table:table-cell>
          <table:table-cell table:formula="of:=IF([.BI$12]&lt;([.$D7]+[.$E7]);0;FLOOR(([.BI$12]-[.$D7]-[.$E7])/[.$C7];1)+1)" office:value-type="float" office:value="3" calcext:value-type="float">
            <text:p>3</text:p>
          </table:table-cell>
          <table:table-cell table:formula="of:=IF([.BJ$12]&lt;([.$D7]+[.$E7]);0;FLOOR(([.BJ$12]-[.$D7]-[.$E7])/[.$C7];1)+1)" office:value-type="float" office:value="3" calcext:value-type="float">
            <text:p>3</text:p>
          </table:table-cell>
          <table:table-cell table:formula="of:=IF([.BK$12]&lt;([.$D7]+[.$E7]);0;FLOOR(([.BK$12]-[.$D7]-[.$E7])/[.$C7];1)+1)" office:value-type="float" office:value="3" calcext:value-type="float">
            <text:p>3</text:p>
          </table:table-cell>
          <table:table-cell table:formula="of:=IF([.BL$12]&lt;([.$D7]+[.$E7]);0;FLOOR(([.BL$12]-[.$D7]-[.$E7])/[.$C7];1)+1)" office:value-type="float" office:value="3" calcext:value-type="float">
            <text:p>3</text:p>
          </table:table-cell>
          <table:table-cell table:formula="of:=IF([.BM$12]&lt;([.$D7]+[.$E7]);0;FLOOR(([.BM$12]-[.$D7]-[.$E7])/[.$C7];1)+1)" office:value-type="float" office:value="3" calcext:value-type="float">
            <text:p>3</text:p>
          </table:table-cell>
          <table:table-cell table:formula="of:=IF([.BN$12]&lt;([.$D7]+[.$E7]);0;FLOOR(([.BN$12]-[.$D7]-[.$E7])/[.$C7];1)+1)" office:value-type="float" office:value="3" calcext:value-type="float">
            <text:p>3</text:p>
          </table:table-cell>
          <table:table-cell table:formula="of:=IF([.BO$12]&lt;([.$D7]+[.$E7]);0;FLOOR(([.BO$12]-[.$D7]-[.$E7])/[.$C7];1)+1)" office:value-type="float" office:value="3" calcext:value-type="float">
            <text:p>3</text:p>
          </table:table-cell>
          <table:table-cell table:formula="of:=IF([.BP$12]&lt;([.$D7]+[.$E7]);0;FLOOR(([.BP$12]-[.$D7]-[.$E7])/[.$C7];1)+1)" office:value-type="float" office:value="3" calcext:value-type="float">
            <text:p>3</text:p>
          </table:table-cell>
          <table:table-cell table:formula="of:=IF([.BQ$12]&lt;([.$D7]+[.$E7]);0;FLOOR(([.BQ$12]-[.$D7]-[.$E7])/[.$C7];1)+1)" office:value-type="float" office:value="3" calcext:value-type="float">
            <text:p>3</text:p>
          </table:table-cell>
          <table:table-cell table:formula="of:=IF([.BR$12]&lt;([.$D7]+[.$E7]);0;FLOOR(([.BR$12]-[.$D7]-[.$E7])/[.$C7];1)+1)" office:value-type="float" office:value="3" calcext:value-type="float">
            <text:p>3</text:p>
          </table:table-cell>
          <table:table-cell table:formula="of:=IF([.BS$12]&lt;([.$D7]+[.$E7]);0;FLOOR(([.BS$12]-[.$D7]-[.$E7])/[.$C7];1)+1)" office:value-type="float" office:value="3" calcext:value-type="float">
            <text:p>3</text:p>
          </table:table-cell>
          <table:table-cell table:formula="of:=IF([.BT$12]&lt;([.$D7]+[.$E7]);0;FLOOR(([.BT$12]-[.$D7]-[.$E7])/[.$C7];1)+1)" office:value-type="float" office:value="3" calcext:value-type="float">
            <text:p>3</text:p>
          </table:table-cell>
          <table:table-cell table:formula="of:=IF([.BU$12]&lt;([.$D7]+[.$E7]);0;FLOOR(([.BU$12]-[.$D7]-[.$E7])/[.$C7];1)+1)" office:value-type="float" office:value="3" calcext:value-type="float">
            <text:p>3</text:p>
          </table:table-cell>
          <table:table-cell table:formula="of:=IF([.BV$12]&lt;([.$D7]+[.$E7]);0;FLOOR(([.BV$12]-[.$D7]-[.$E7])/[.$C7];1)+1)" office:value-type="float" office:value="3" calcext:value-type="float">
            <text:p>3</text:p>
          </table:table-cell>
          <table:table-cell table:formula="of:=IF([.BW$12]&lt;([.$D7]+[.$E7]);0;FLOOR(([.BW$12]-[.$D7]-[.$E7])/[.$C7];1)+1)" office:value-type="float" office:value="3" calcext:value-type="float">
            <text:p>3</text:p>
          </table:table-cell>
          <table:table-cell table:formula="of:=IF([.BX$12]&lt;([.$D7]+[.$E7]);0;FLOOR(([.BX$12]-[.$D7]-[.$E7])/[.$C7];1)+1)" office:value-type="float" office:value="3" calcext:value-type="float">
            <text:p>3</text:p>
          </table:table-cell>
          <table:table-cell table:formula="of:=IF([.BY$12]&lt;([.$D7]+[.$E7]);0;FLOOR(([.BY$12]-[.$D7]-[.$E7])/[.$C7];1)+1)" office:value-type="float" office:value="3" calcext:value-type="float">
            <text:p>3</text:p>
          </table:table-cell>
          <table:table-cell table:formula="of:=IF([.BZ$12]&lt;([.$D7]+[.$E7]);0;FLOOR(([.BZ$12]-[.$D7]-[.$E7])/[.$C7];1)+1)" office:value-type="float" office:value="3" calcext:value-type="float">
            <text:p>3</text:p>
          </table:table-cell>
          <table:table-cell table:formula="of:=IF([.CA$12]&lt;([.$D7]+[.$E7]);0;FLOOR(([.CA$12]-[.$D7]-[.$E7])/[.$C7];1)+1)" office:value-type="float" office:value="4" calcext:value-type="float">
            <text:p>4</text:p>
          </table:table-cell>
          <table:table-cell table:formula="of:=IF([.CB$12]&lt;([.$D7]+[.$E7]);0;FLOOR(([.CB$12]-[.$D7]-[.$E7])/[.$C7];1)+1)" office:value-type="float" office:value="4" calcext:value-type="float">
            <text:p>4</text:p>
          </table:table-cell>
          <table:table-cell table:formula="of:=IF([.CC$12]&lt;([.$D7]+[.$E7]);0;FLOOR(([.CC$12]-[.$D7]-[.$E7])/[.$C7];1)+1)" office:value-type="float" office:value="4" calcext:value-type="float">
            <text:p>4</text:p>
          </table:table-cell>
          <table:table-cell table:formula="of:=IF([.CD$12]&lt;([.$D7]+[.$E7]);0;FLOOR(([.CD$12]-[.$D7]-[.$E7])/[.$C7];1)+1)" office:value-type="float" office:value="4" calcext:value-type="float">
            <text:p>4</text:p>
          </table:table-cell>
          <table:table-cell table:formula="of:=IF([.CE$12]&lt;([.$D7]+[.$E7]);0;FLOOR(([.CE$12]-[.$D7]-[.$E7])/[.$C7];1)+1)" office:value-type="float" office:value="4" calcext:value-type="float">
            <text:p>4</text:p>
          </table:table-cell>
          <table:table-cell table:formula="of:=IF([.CF$12]&lt;([.$D7]+[.$E7]);0;FLOOR(([.CF$12]-[.$D7]-[.$E7])/[.$C7];1)+1)" office:value-type="float" office:value="4" calcext:value-type="float">
            <text:p>4</text:p>
          </table:table-cell>
          <table:table-cell table:formula="of:=IF([.CG$12]&lt;([.$D7]+[.$E7]);0;FLOOR(([.CG$12]-[.$D7]-[.$E7])/[.$C7];1)+1)" office:value-type="float" office:value="4" calcext:value-type="float">
            <text:p>4</text:p>
          </table:table-cell>
          <table:table-cell table:formula="of:=IF([.CH$12]&lt;([.$D7]+[.$E7]);0;FLOOR(([.CH$12]-[.$D7]-[.$E7])/[.$C7];1)+1)" office:value-type="float" office:value="4" calcext:value-type="float">
            <text:p>4</text:p>
          </table:table-cell>
          <table:table-cell table:formula="of:=IF([.CI$12]&lt;([.$D7]+[.$E7]);0;FLOOR(([.CI$12]-[.$D7]-[.$E7])/[.$C7];1)+1)" office:value-type="float" office:value="4" calcext:value-type="float">
            <text:p>4</text:p>
          </table:table-cell>
          <table:table-cell table:formula="of:=IF([.CJ$12]&lt;([.$D7]+[.$E7]);0;FLOOR(([.CJ$12]-[.$D7]-[.$E7])/[.$C7];1)+1)" office:value-type="float" office:value="4" calcext:value-type="float">
            <text:p>4</text:p>
          </table:table-cell>
          <table:table-cell table:formula="of:=IF([.CK$12]&lt;([.$D7]+[.$E7]);0;FLOOR(([.CK$12]-[.$D7]-[.$E7])/[.$C7];1)+1)" office:value-type="float" office:value="4" calcext:value-type="float">
            <text:p>4</text:p>
          </table:table-cell>
          <table:table-cell table:formula="of:=IF([.CL$12]&lt;([.$D7]+[.$E7]);0;FLOOR(([.CL$12]-[.$D7]-[.$E7])/[.$C7];1)+1)" office:value-type="float" office:value="4" calcext:value-type="float">
            <text:p>4</text:p>
          </table:table-cell>
          <table:table-cell table:formula="of:=IF([.CM$12]&lt;([.$D7]+[.$E7]);0;FLOOR(([.CM$12]-[.$D7]-[.$E7])/[.$C7];1)+1)" office:value-type="float" office:value="4" calcext:value-type="float">
            <text:p>4</text:p>
          </table:table-cell>
          <table:table-cell table:formula="of:=IF([.CN$12]&lt;([.$D7]+[.$E7]);0;FLOOR(([.CN$12]-[.$D7]-[.$E7])/[.$C7];1)+1)" office:value-type="float" office:value="4" calcext:value-type="float">
            <text:p>4</text:p>
          </table:table-cell>
          <table:table-cell table:formula="of:=IF([.CO$12]&lt;([.$D7]+[.$E7]);0;FLOOR(([.CO$12]-[.$D7]-[.$E7])/[.$C7];1)+1)" office:value-type="float" office:value="4" calcext:value-type="float">
            <text:p>4</text:p>
          </table:table-cell>
          <table:table-cell table:formula="of:=IF([.CP$12]&lt;([.$D7]+[.$E7]);0;FLOOR(([.CP$12]-[.$D7]-[.$E7])/[.$C7];1)+1)" office:value-type="float" office:value="4" calcext:value-type="float">
            <text:p>4</text:p>
          </table:table-cell>
          <table:table-cell table:formula="of:=IF([.CQ$12]&lt;([.$D7]+[.$E7]);0;FLOOR(([.CQ$12]-[.$D7]-[.$E7])/[.$C7];1)+1)" office:value-type="float" office:value="4" calcext:value-type="float">
            <text:p>4</text:p>
          </table:table-cell>
          <table:table-cell table:formula="of:=IF([.CR$12]&lt;([.$D7]+[.$E7]);0;FLOOR(([.CR$12]-[.$D7]-[.$E7])/[.$C7];1)+1)" office:value-type="float" office:value="4" calcext:value-type="float">
            <text:p>4</text:p>
          </table:table-cell>
          <table:table-cell table:formula="of:=IF([.CS$12]&lt;([.$D7]+[.$E7]);0;FLOOR(([.CS$12]-[.$D7]-[.$E7])/[.$C7];1)+1)" office:value-type="float" office:value="4" calcext:value-type="float">
            <text:p>4</text:p>
          </table:table-cell>
          <table:table-cell table:formula="of:=IF([.CT$12]&lt;([.$D7]+[.$E7]);0;FLOOR(([.CT$12]-[.$D7]-[.$E7])/[.$C7];1)+1)" office:value-type="float" office:value="4" calcext:value-type="float">
            <text:p>4</text:p>
          </table:table-cell>
          <table:table-cell table:formula="of:=IF([.CU$12]&lt;([.$D7]+[.$E7]);0;FLOOR(([.CU$12]-[.$D7]-[.$E7])/[.$C7];1)+1)" office:value-type="float" office:value="5" calcext:value-type="float">
            <text:p>5</text:p>
          </table:table-cell>
          <table:table-cell table:formula="of:=IF([.CV$12]&lt;([.$D7]+[.$E7]);0;FLOOR(([.CV$12]-[.$D7]-[.$E7])/[.$C7];1)+1)" office:value-type="float" office:value="5" calcext:value-type="float">
            <text:p>5</text:p>
          </table:table-cell>
          <table:table-cell table:formula="of:=IF([.CW$12]&lt;([.$D7]+[.$E7]);0;FLOOR(([.CW$12]-[.$D7]-[.$E7])/[.$C7];1)+1)" office:value-type="float" office:value="5" calcext:value-type="float">
            <text:p>5</text:p>
          </table:table-cell>
          <table:table-cell table:formula="of:=IF([.CX$12]&lt;([.$D7]+[.$E7]);0;FLOOR(([.CX$12]-[.$D7]-[.$E7])/[.$C7];1)+1)" office:value-type="float" office:value="5" calcext:value-type="float">
            <text:p>5</text:p>
          </table:table-cell>
          <table:table-cell table:formula="of:=IF([.CY$12]&lt;([.$D7]+[.$E7]);0;FLOOR(([.CY$12]-[.$D7]-[.$E7])/[.$C7];1)+1)" office:value-type="float" office:value="5" calcext:value-type="float">
            <text:p>5</text:p>
          </table:table-cell>
          <table:table-cell table:formula="of:=IF([.CZ$12]&lt;([.$D7]+[.$E7]);0;FLOOR(([.CZ$12]-[.$D7]-[.$E7])/[.$C7];1)+1)" office:value-type="float" office:value="5" calcext:value-type="float">
            <text:p>5</text:p>
          </table:table-cell>
          <table:table-cell table:formula="of:=IF([.DA$12]&lt;([.$D7]+[.$E7]);0;FLOOR(([.DA$12]-[.$D7]-[.$E7])/[.$C7];1)+1)" office:value-type="float" office:value="5" calcext:value-type="float">
            <text:p>5</text:p>
          </table:table-cell>
          <table:table-cell table:formula="of:=IF([.DB$12]&lt;([.$D7]+[.$E7]);0;FLOOR(([.DB$12]-[.$D7]-[.$E7])/[.$C7];1)+1)" office:value-type="float" office:value="5" calcext:value-type="float">
            <text:p>5</text:p>
          </table:table-cell>
          <table:table-cell table:formula="of:=IF([.DC$12]&lt;([.$D7]+[.$E7]);0;FLOOR(([.DC$12]-[.$D7]-[.$E7])/[.$C7];1)+1)" office:value-type="float" office:value="5" calcext:value-type="float">
            <text:p>5</text:p>
          </table:table-cell>
          <table:table-cell table:formula="of:=IF([.DD$12]&lt;([.$D7]+[.$E7]);0;FLOOR(([.DD$12]-[.$D7]-[.$E7])/[.$C7];1)+1)" office:value-type="float" office:value="5" calcext:value-type="float">
            <text:p>5</text:p>
          </table:table-cell>
          <table:table-cell table:formula="of:=IF([.DE$12]&lt;([.$D7]+[.$E7]);0;FLOOR(([.DE$12]-[.$D7]-[.$E7])/[.$C7];1)+1)" office:value-type="float" office:value="5" calcext:value-type="float">
            <text:p>5</text:p>
          </table:table-cell>
          <table:table-cell table:formula="of:=IF([.DF$12]&lt;([.$D7]+[.$E7]);0;FLOOR(([.DF$12]-[.$D7]-[.$E7])/[.$C7];1)+1)" office:value-type="float" office:value="5" calcext:value-type="float">
            <text:p>5</text:p>
          </table:table-cell>
          <table:table-cell table:formula="of:=IF([.DG$12]&lt;([.$D7]+[.$E7]);0;FLOOR(([.DG$12]-[.$D7]-[.$E7])/[.$C7];1)+1)" office:value-type="float" office:value="5" calcext:value-type="float">
            <text:p>5</text:p>
          </table:table-cell>
          <table:table-cell table:formula="of:=IF([.DH$12]&lt;([.$D7]+[.$E7]);0;FLOOR(([.DH$12]-[.$D7]-[.$E7])/[.$C7];1)+1)" office:value-type="float" office:value="5" calcext:value-type="float">
            <text:p>5</text:p>
          </table:table-cell>
          <table:table-cell table:formula="of:=IF([.DI$12]&lt;([.$D7]+[.$E7]);0;FLOOR(([.DI$12]-[.$D7]-[.$E7])/[.$C7];1)+1)" office:value-type="float" office:value="5" calcext:value-type="float">
            <text:p>5</text:p>
          </table:table-cell>
          <table:table-cell table:formula="of:=IF([.DJ$12]&lt;([.$D7]+[.$E7]);0;FLOOR(([.DJ$12]-[.$D7]-[.$E7])/[.$C7];1)+1)" office:value-type="float" office:value="5" calcext:value-type="float">
            <text:p>5</text:p>
          </table:table-cell>
          <table:table-cell table:formula="of:=IF([.DK$12]&lt;([.$D7]+[.$E7]);0;FLOOR(([.DK$12]-[.$D7]-[.$E7])/[.$C7];1)+1)" office:value-type="float" office:value="5" calcext:value-type="float">
            <text:p>5</text:p>
          </table:table-cell>
          <table:table-cell table:formula="of:=IF([.DL$12]&lt;([.$D7]+[.$E7]);0;FLOOR(([.DL$12]-[.$D7]-[.$E7])/[.$C7];1)+1)" office:value-type="float" office:value="5" calcext:value-type="float">
            <text:p>5</text:p>
          </table:table-cell>
          <table:table-cell table:formula="of:=IF([.DM$12]&lt;([.$D7]+[.$E7]);0;FLOOR(([.DM$12]-[.$D7]-[.$E7])/[.$C7];1)+1)" office:value-type="float" office:value="5" calcext:value-type="float">
            <text:p>5</text:p>
          </table:table-cell>
          <table:table-cell table:formula="of:=IF([.DN$12]&lt;([.$D7]+[.$E7]);0;FLOOR(([.DN$12]-[.$D7]-[.$E7])/[.$C7];1)+1)" office:value-type="float" office:value="5" calcext:value-type="float">
            <text:p>5</text:p>
          </table:table-cell>
          <table:table-cell table:formula="of:=IF([.DO$12]&lt;([.$D7]+[.$E7]);0;FLOOR(([.DO$12]-[.$D7]-[.$E7])/[.$C7];1)+1)" office:value-type="float" office:value="6" calcext:value-type="float">
            <text:p>6</text:p>
          </table:table-cell>
          <table:table-cell table:formula="of:=IF([.DP$12]&lt;([.$D7]+[.$E7]);0;FLOOR(([.DP$12]-[.$D7]-[.$E7])/[.$C7];1)+1)" office:value-type="float" office:value="6" calcext:value-type="float">
            <text:p>6</text:p>
          </table:table-cell>
          <table:table-cell table:formula="of:=IF([.DQ$12]&lt;([.$D7]+[.$E7]);0;FLOOR(([.DQ$12]-[.$D7]-[.$E7])/[.$C7];1)+1)" office:value-type="float" office:value="6" calcext:value-type="float">
            <text:p>6</text:p>
          </table:table-cell>
          <table:table-cell table:formula="of:=IF([.DR$12]&lt;([.$D7]+[.$E7]);0;FLOOR(([.DR$12]-[.$D7]-[.$E7])/[.$C7];1)+1)" office:value-type="float" office:value="6" calcext:value-type="float">
            <text:p>6</text:p>
          </table:table-cell>
          <table:table-cell table:formula="of:=IF([.DS$12]&lt;([.$D7]+[.$E7]);0;FLOOR(([.DS$12]-[.$D7]-[.$E7])/[.$C7];1)+1)" office:value-type="float" office:value="6" calcext:value-type="float">
            <text:p>6</text:p>
          </table:table-cell>
          <table:table-cell table:formula="of:=IF([.DT$12]&lt;([.$D7]+[.$E7]);0;FLOOR(([.DT$12]-[.$D7]-[.$E7])/[.$C7];1)+1)" office:value-type="float" office:value="6" calcext:value-type="float">
            <text:p>6</text:p>
          </table:table-cell>
          <table:table-cell table:formula="of:=IF([.DU$12]&lt;([.$D7]+[.$E7]);0;FLOOR(([.DU$12]-[.$D7]-[.$E7])/[.$C7];1)+1)" office:value-type="float" office:value="6" calcext:value-type="float">
            <text:p>6</text:p>
          </table:table-cell>
          <table:table-cell table:formula="of:=IF([.DV$12]&lt;([.$D7]+[.$E7]);0;FLOOR(([.DV$12]-[.$D7]-[.$E7])/[.$C7];1)+1)" office:value-type="float" office:value="6" calcext:value-type="float">
            <text:p>6</text:p>
          </table:table-cell>
          <table:table-cell table:formula="of:=IF([.DW$12]&lt;([.$D7]+[.$E7]);0;FLOOR(([.DW$12]-[.$D7]-[.$E7])/[.$C7];1)+1)" office:value-type="float" office:value="6" calcext:value-type="float">
            <text:p>6</text:p>
          </table:table-cell>
          <table:table-cell table:formula="of:=IF([.DX$12]&lt;([.$D7]+[.$E7]);0;FLOOR(([.DX$12]-[.$D7]-[.$E7])/[.$C7];1)+1)" office:value-type="float" office:value="6" calcext:value-type="float">
            <text:p>6</text:p>
          </table:table-cell>
          <table:table-cell table:formula="of:=IF([.DY$12]&lt;([.$D7]+[.$E7]);0;FLOOR(([.DY$12]-[.$D7]-[.$E7])/[.$C7];1)+1)" office:value-type="float" office:value="6" calcext:value-type="float">
            <text:p>6</text:p>
          </table:table-cell>
          <table:table-cell table:formula="of:=IF([.DZ$12]&lt;([.$D7]+[.$E7]);0;FLOOR(([.DZ$12]-[.$D7]-[.$E7])/[.$C7];1)+1)" office:value-type="float" office:value="6" calcext:value-type="float">
            <text:p>6</text:p>
          </table:table-cell>
          <table:table-cell table:formula="of:=IF([.EA$12]&lt;([.$D7]+[.$E7]);0;FLOOR(([.EA$12]-[.$D7]-[.$E7])/[.$C7];1)+1)" office:value-type="float" office:value="6" calcext:value-type="float">
            <text:p>6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IF([.I$12]&lt;([.$D8]+[.$E8]);0;FLOOR(([.I$12]-[.$D8]-[.$E8])/[.$C8];1)+1)" office:value-type="float" office:value="0" calcext:value-type="float">
            <text:p>0</text:p>
          </table:table-cell>
          <table:table-cell table:formula="of:=IF([.J$12]&lt;([.$D8]+[.$E8]);0;FLOOR(([.J$12]-[.$D8]-[.$E8])/[.$C8];1)+1)" office:value-type="float" office:value="0" calcext:value-type="float">
            <text:p>0</text:p>
          </table:table-cell>
          <table:table-cell table:formula="of:=IF([.K$12]&lt;([.$D8]+[.$E8]);0;FLOOR(([.K$12]-[.$D8]-[.$E8])/[.$C8];1)+1)" office:value-type="float" office:value="0" calcext:value-type="float">
            <text:p>0</text:p>
          </table:table-cell>
          <table:table-cell table:formula="of:=IF([.L$12]&lt;([.$D8]+[.$E8]);0;FLOOR(([.L$12]-[.$D8]-[.$E8])/[.$C8];1)+1)" office:value-type="float" office:value="0" calcext:value-type="float">
            <text:p>0</text:p>
          </table:table-cell>
          <table:table-cell table:formula="of:=IF([.M$12]&lt;([.$D8]+[.$E8]);0;FLOOR(([.M$12]-[.$D8]-[.$E8])/[.$C8];1)+1)" office:value-type="float" office:value="0" calcext:value-type="float">
            <text:p>0</text:p>
          </table:table-cell>
          <table:table-cell table:formula="of:=IF([.N$12]&lt;([.$D8]+[.$E8]);0;FLOOR(([.N$12]-[.$D8]-[.$E8])/[.$C8];1)+1)" office:value-type="float" office:value="0" calcext:value-type="float">
            <text:p>0</text:p>
          </table:table-cell>
          <table:table-cell table:formula="of:=IF([.O$12]&lt;([.$D8]+[.$E8]);0;FLOOR(([.O$12]-[.$D8]-[.$E8])/[.$C8];1)+1)" office:value-type="float" office:value="0" calcext:value-type="float">
            <text:p>0</text:p>
          </table:table-cell>
          <table:table-cell table:formula="of:=IF([.P$12]&lt;([.$D8]+[.$E8]);0;FLOOR(([.P$12]-[.$D8]-[.$E8])/[.$C8];1)+1)" office:value-type="float" office:value="0" calcext:value-type="float">
            <text:p>0</text:p>
          </table:table-cell>
          <table:table-cell table:formula="of:=IF([.Q$12]&lt;([.$D8]+[.$E8]);0;FLOOR(([.Q$12]-[.$D8]-[.$E8])/[.$C8];1)+1)" office:value-type="float" office:value="0" calcext:value-type="float">
            <text:p>0</text:p>
          </table:table-cell>
          <table:table-cell table:formula="of:=IF([.R$12]&lt;([.$D8]+[.$E8]);0;FLOOR(([.R$12]-[.$D8]-[.$E8])/[.$C8];1)+1)" office:value-type="float" office:value="0" calcext:value-type="float">
            <text:p>0</text:p>
          </table:table-cell>
          <table:table-cell table:formula="of:=IF([.S$12]&lt;([.$D8]+[.$E8]);0;FLOOR(([.S$12]-[.$D8]-[.$E8])/[.$C8];1)+1)" office:value-type="float" office:value="0" calcext:value-type="float">
            <text:p>0</text:p>
          </table:table-cell>
          <table:table-cell table:formula="of:=IF([.T$12]&lt;([.$D8]+[.$E8]);0;FLOOR(([.T$12]-[.$D8]-[.$E8])/[.$C8];1)+1)" office:value-type="float" office:value="0" calcext:value-type="float">
            <text:p>0</text:p>
          </table:table-cell>
          <table:table-cell table:formula="of:=IF([.U$12]&lt;([.$D8]+[.$E8]);0;FLOOR(([.U$12]-[.$D8]-[.$E8])/[.$C8];1)+1)" office:value-type="float" office:value="0" calcext:value-type="float">
            <text:p>0</text:p>
          </table:table-cell>
          <table:table-cell table:formula="of:=IF([.V$12]&lt;([.$D8]+[.$E8]);0;FLOOR(([.V$12]-[.$D8]-[.$E8])/[.$C8];1)+1)" office:value-type="float" office:value="0" calcext:value-type="float">
            <text:p>0</text:p>
          </table:table-cell>
          <table:table-cell table:formula="of:=IF([.W$12]&lt;([.$D8]+[.$E8]);0;FLOOR(([.W$12]-[.$D8]-[.$E8])/[.$C8];1)+1)" office:value-type="float" office:value="0" calcext:value-type="float">
            <text:p>0</text:p>
          </table:table-cell>
          <table:table-cell table:formula="of:=IF([.X$12]&lt;([.$D8]+[.$E8]);0;FLOOR(([.X$12]-[.$D8]-[.$E8])/[.$C8];1)+1)" office:value-type="float" office:value="0" calcext:value-type="float">
            <text:p>0</text:p>
          </table:table-cell>
          <table:table-cell table:formula="of:=IF([.Y$12]&lt;([.$D8]+[.$E8]);0;FLOOR(([.Y$12]-[.$D8]-[.$E8])/[.$C8];1)+1)" office:value-type="float" office:value="0" calcext:value-type="float">
            <text:p>0</text:p>
          </table:table-cell>
          <table:table-cell table:formula="of:=IF([.Z$12]&lt;([.$D8]+[.$E8]);0;FLOOR(([.Z$12]-[.$D8]-[.$E8])/[.$C8];1)+1)" office:value-type="float" office:value="0" calcext:value-type="float">
            <text:p>0</text:p>
          </table:table-cell>
          <table:table-cell table:formula="of:=IF([.AA$12]&lt;([.$D8]+[.$E8]);0;FLOOR(([.AA$12]-[.$D8]-[.$E8])/[.$C8];1)+1)" office:value-type="float" office:value="0" calcext:value-type="float">
            <text:p>0</text:p>
          </table:table-cell>
          <table:table-cell table:formula="of:=IF([.AB$12]&lt;([.$D8]+[.$E8]);0;FLOOR(([.AB$12]-[.$D8]-[.$E8])/[.$C8];1)+1)" office:value-type="float" office:value="0" calcext:value-type="float">
            <text:p>0</text:p>
          </table:table-cell>
          <table:table-cell table:formula="of:=IF([.AC$12]&lt;([.$D8]+[.$E8]);0;FLOOR(([.AC$12]-[.$D8]-[.$E8])/[.$C8];1)+1)" office:value-type="float" office:value="1" calcext:value-type="float">
            <text:p>1</text:p>
          </table:table-cell>
          <table:table-cell table:formula="of:=IF([.AD$12]&lt;([.$D8]+[.$E8]);0;FLOOR(([.AD$12]-[.$D8]-[.$E8])/[.$C8];1)+1)" office:value-type="float" office:value="1" calcext:value-type="float">
            <text:p>1</text:p>
          </table:table-cell>
          <table:table-cell table:formula="of:=IF([.AE$12]&lt;([.$D8]+[.$E8]);0;FLOOR(([.AE$12]-[.$D8]-[.$E8])/[.$C8];1)+1)" office:value-type="float" office:value="1" calcext:value-type="float">
            <text:p>1</text:p>
          </table:table-cell>
          <table:table-cell table:formula="of:=IF([.AF$12]&lt;([.$D8]+[.$E8]);0;FLOOR(([.AF$12]-[.$D8]-[.$E8])/[.$C8];1)+1)" office:value-type="float" office:value="1" calcext:value-type="float">
            <text:p>1</text:p>
          </table:table-cell>
          <table:table-cell table:formula="of:=IF([.AG$12]&lt;([.$D8]+[.$E8]);0;FLOOR(([.AG$12]-[.$D8]-[.$E8])/[.$C8];1)+1)" office:value-type="float" office:value="1" calcext:value-type="float">
            <text:p>1</text:p>
          </table:table-cell>
          <table:table-cell table:formula="of:=IF([.AH$12]&lt;([.$D8]+[.$E8]);0;FLOOR(([.AH$12]-[.$D8]-[.$E8])/[.$C8];1)+1)" office:value-type="float" office:value="1" calcext:value-type="float">
            <text:p>1</text:p>
          </table:table-cell>
          <table:table-cell table:formula="of:=IF([.AI$12]&lt;([.$D8]+[.$E8]);0;FLOOR(([.AI$12]-[.$D8]-[.$E8])/[.$C8];1)+1)" office:value-type="float" office:value="1" calcext:value-type="float">
            <text:p>1</text:p>
          </table:table-cell>
          <table:table-cell table:formula="of:=IF([.AJ$12]&lt;([.$D8]+[.$E8]);0;FLOOR(([.AJ$12]-[.$D8]-[.$E8])/[.$C8];1)+1)" office:value-type="float" office:value="1" calcext:value-type="float">
            <text:p>1</text:p>
          </table:table-cell>
          <table:table-cell table:formula="of:=IF([.AK$12]&lt;([.$D8]+[.$E8]);0;FLOOR(([.AK$12]-[.$D8]-[.$E8])/[.$C8];1)+1)" office:value-type="float" office:value="1" calcext:value-type="float">
            <text:p>1</text:p>
          </table:table-cell>
          <table:table-cell table:formula="of:=IF([.AL$12]&lt;([.$D8]+[.$E8]);0;FLOOR(([.AL$12]-[.$D8]-[.$E8])/[.$C8];1)+1)" office:value-type="float" office:value="1" calcext:value-type="float">
            <text:p>1</text:p>
          </table:table-cell>
          <table:table-cell table:formula="of:=IF([.AM$12]&lt;([.$D8]+[.$E8]);0;FLOOR(([.AM$12]-[.$D8]-[.$E8])/[.$C8];1)+1)" office:value-type="float" office:value="1" calcext:value-type="float">
            <text:p>1</text:p>
          </table:table-cell>
          <table:table-cell table:formula="of:=IF([.AN$12]&lt;([.$D8]+[.$E8]);0;FLOOR(([.AN$12]-[.$D8]-[.$E8])/[.$C8];1)+1)" office:value-type="float" office:value="1" calcext:value-type="float">
            <text:p>1</text:p>
          </table:table-cell>
          <table:table-cell table:formula="of:=IF([.AO$12]&lt;([.$D8]+[.$E8]);0;FLOOR(([.AO$12]-[.$D8]-[.$E8])/[.$C8];1)+1)" office:value-type="float" office:value="1" calcext:value-type="float">
            <text:p>1</text:p>
          </table:table-cell>
          <table:table-cell table:formula="of:=IF([.AP$12]&lt;([.$D8]+[.$E8]);0;FLOOR(([.AP$12]-[.$D8]-[.$E8])/[.$C8];1)+1)" office:value-type="float" office:value="1" calcext:value-type="float">
            <text:p>1</text:p>
          </table:table-cell>
          <table:table-cell table:formula="of:=IF([.AQ$12]&lt;([.$D8]+[.$E8]);0;FLOOR(([.AQ$12]-[.$D8]-[.$E8])/[.$C8];1)+1)" office:value-type="float" office:value="1" calcext:value-type="float">
            <text:p>1</text:p>
          </table:table-cell>
          <table:table-cell table:formula="of:=IF([.AR$12]&lt;([.$D8]+[.$E8]);0;FLOOR(([.AR$12]-[.$D8]-[.$E8])/[.$C8];1)+1)" office:value-type="float" office:value="1" calcext:value-type="float">
            <text:p>1</text:p>
          </table:table-cell>
          <table:table-cell table:formula="of:=IF([.AS$12]&lt;([.$D8]+[.$E8]);0;FLOOR(([.AS$12]-[.$D8]-[.$E8])/[.$C8];1)+1)" office:value-type="float" office:value="1" calcext:value-type="float">
            <text:p>1</text:p>
          </table:table-cell>
          <table:table-cell table:formula="of:=IF([.AT$12]&lt;([.$D8]+[.$E8]);0;FLOOR(([.AT$12]-[.$D8]-[.$E8])/[.$C8];1)+1)" office:value-type="float" office:value="1" calcext:value-type="float">
            <text:p>1</text:p>
          </table:table-cell>
          <table:table-cell table:formula="of:=IF([.AU$12]&lt;([.$D8]+[.$E8]);0;FLOOR(([.AU$12]-[.$D8]-[.$E8])/[.$C8];1)+1)" office:value-type="float" office:value="1" calcext:value-type="float">
            <text:p>1</text:p>
          </table:table-cell>
          <table:table-cell table:formula="of:=IF([.AV$12]&lt;([.$D8]+[.$E8]);0;FLOOR(([.AV$12]-[.$D8]-[.$E8])/[.$C8];1)+1)" office:value-type="float" office:value="1" calcext:value-type="float">
            <text:p>1</text:p>
          </table:table-cell>
          <table:table-cell table:formula="of:=IF([.AW$12]&lt;([.$D8]+[.$E8]);0;FLOOR(([.AW$12]-[.$D8]-[.$E8])/[.$C8];1)+1)" office:value-type="float" office:value="1" calcext:value-type="float">
            <text:p>1</text:p>
          </table:table-cell>
          <table:table-cell table:formula="of:=IF([.AX$12]&lt;([.$D8]+[.$E8]);0;FLOOR(([.AX$12]-[.$D8]-[.$E8])/[.$C8];1)+1)" office:value-type="float" office:value="1" calcext:value-type="float">
            <text:p>1</text:p>
          </table:table-cell>
          <table:table-cell table:formula="of:=IF([.AY$12]&lt;([.$D8]+[.$E8]);0;FLOOR(([.AY$12]-[.$D8]-[.$E8])/[.$C8];1)+1)" office:value-type="float" office:value="1" calcext:value-type="float">
            <text:p>1</text:p>
          </table:table-cell>
          <table:table-cell table:formula="of:=IF([.AZ$12]&lt;([.$D8]+[.$E8]);0;FLOOR(([.AZ$12]-[.$D8]-[.$E8])/[.$C8];1)+1)" office:value-type="float" office:value="1" calcext:value-type="float">
            <text:p>1</text:p>
          </table:table-cell>
          <table:table-cell table:formula="of:=IF([.BA$12]&lt;([.$D8]+[.$E8]);0;FLOOR(([.BA$12]-[.$D8]-[.$E8])/[.$C8];1)+1)" office:value-type="float" office:value="1" calcext:value-type="float">
            <text:p>1</text:p>
          </table:table-cell>
          <table:table-cell table:formula="of:=IF([.BB$12]&lt;([.$D8]+[.$E8]);0;FLOOR(([.BB$12]-[.$D8]-[.$E8])/[.$C8];1)+1)" office:value-type="float" office:value="2" calcext:value-type="float">
            <text:p>2</text:p>
          </table:table-cell>
          <table:table-cell table:formula="of:=IF([.BC$12]&lt;([.$D8]+[.$E8]);0;FLOOR(([.BC$12]-[.$D8]-[.$E8])/[.$C8];1)+1)" office:value-type="float" office:value="2" calcext:value-type="float">
            <text:p>2</text:p>
          </table:table-cell>
          <table:table-cell table:formula="of:=IF([.BD$12]&lt;([.$D8]+[.$E8]);0;FLOOR(([.BD$12]-[.$D8]-[.$E8])/[.$C8];1)+1)" office:value-type="float" office:value="2" calcext:value-type="float">
            <text:p>2</text:p>
          </table:table-cell>
          <table:table-cell table:formula="of:=IF([.BE$12]&lt;([.$D8]+[.$E8]);0;FLOOR(([.BE$12]-[.$D8]-[.$E8])/[.$C8];1)+1)" office:value-type="float" office:value="2" calcext:value-type="float">
            <text:p>2</text:p>
          </table:table-cell>
          <table:table-cell table:formula="of:=IF([.BF$12]&lt;([.$D8]+[.$E8]);0;FLOOR(([.BF$12]-[.$D8]-[.$E8])/[.$C8];1)+1)" office:value-type="float" office:value="2" calcext:value-type="float">
            <text:p>2</text:p>
          </table:table-cell>
          <table:table-cell table:formula="of:=IF([.BG$12]&lt;([.$D8]+[.$E8]);0;FLOOR(([.BG$12]-[.$D8]-[.$E8])/[.$C8];1)+1)" office:value-type="float" office:value="2" calcext:value-type="float">
            <text:p>2</text:p>
          </table:table-cell>
          <table:table-cell table:formula="of:=IF([.BH$12]&lt;([.$D8]+[.$E8]);0;FLOOR(([.BH$12]-[.$D8]-[.$E8])/[.$C8];1)+1)" office:value-type="float" office:value="2" calcext:value-type="float">
            <text:p>2</text:p>
          </table:table-cell>
          <table:table-cell table:formula="of:=IF([.BI$12]&lt;([.$D8]+[.$E8]);0;FLOOR(([.BI$12]-[.$D8]-[.$E8])/[.$C8];1)+1)" office:value-type="float" office:value="2" calcext:value-type="float">
            <text:p>2</text:p>
          </table:table-cell>
          <table:table-cell table:formula="of:=IF([.BJ$12]&lt;([.$D8]+[.$E8]);0;FLOOR(([.BJ$12]-[.$D8]-[.$E8])/[.$C8];1)+1)" office:value-type="float" office:value="2" calcext:value-type="float">
            <text:p>2</text:p>
          </table:table-cell>
          <table:table-cell table:formula="of:=IF([.BK$12]&lt;([.$D8]+[.$E8]);0;FLOOR(([.BK$12]-[.$D8]-[.$E8])/[.$C8];1)+1)" office:value-type="float" office:value="2" calcext:value-type="float">
            <text:p>2</text:p>
          </table:table-cell>
          <table:table-cell table:formula="of:=IF([.BL$12]&lt;([.$D8]+[.$E8]);0;FLOOR(([.BL$12]-[.$D8]-[.$E8])/[.$C8];1)+1)" office:value-type="float" office:value="2" calcext:value-type="float">
            <text:p>2</text:p>
          </table:table-cell>
          <table:table-cell table:formula="of:=IF([.BM$12]&lt;([.$D8]+[.$E8]);0;FLOOR(([.BM$12]-[.$D8]-[.$E8])/[.$C8];1)+1)" office:value-type="float" office:value="2" calcext:value-type="float">
            <text:p>2</text:p>
          </table:table-cell>
          <table:table-cell table:formula="of:=IF([.BN$12]&lt;([.$D8]+[.$E8]);0;FLOOR(([.BN$12]-[.$D8]-[.$E8])/[.$C8];1)+1)" office:value-type="float" office:value="2" calcext:value-type="float">
            <text:p>2</text:p>
          </table:table-cell>
          <table:table-cell table:formula="of:=IF([.BO$12]&lt;([.$D8]+[.$E8]);0;FLOOR(([.BO$12]-[.$D8]-[.$E8])/[.$C8];1)+1)" office:value-type="float" office:value="2" calcext:value-type="float">
            <text:p>2</text:p>
          </table:table-cell>
          <table:table-cell table:formula="of:=IF([.BP$12]&lt;([.$D8]+[.$E8]);0;FLOOR(([.BP$12]-[.$D8]-[.$E8])/[.$C8];1)+1)" office:value-type="float" office:value="2" calcext:value-type="float">
            <text:p>2</text:p>
          </table:table-cell>
          <table:table-cell table:formula="of:=IF([.BQ$12]&lt;([.$D8]+[.$E8]);0;FLOOR(([.BQ$12]-[.$D8]-[.$E8])/[.$C8];1)+1)" office:value-type="float" office:value="2" calcext:value-type="float">
            <text:p>2</text:p>
          </table:table-cell>
          <table:table-cell table:formula="of:=IF([.BR$12]&lt;([.$D8]+[.$E8]);0;FLOOR(([.BR$12]-[.$D8]-[.$E8])/[.$C8];1)+1)" office:value-type="float" office:value="2" calcext:value-type="float">
            <text:p>2</text:p>
          </table:table-cell>
          <table:table-cell table:formula="of:=IF([.BS$12]&lt;([.$D8]+[.$E8]);0;FLOOR(([.BS$12]-[.$D8]-[.$E8])/[.$C8];1)+1)" office:value-type="float" office:value="2" calcext:value-type="float">
            <text:p>2</text:p>
          </table:table-cell>
          <table:table-cell table:formula="of:=IF([.BT$12]&lt;([.$D8]+[.$E8]);0;FLOOR(([.BT$12]-[.$D8]-[.$E8])/[.$C8];1)+1)" office:value-type="float" office:value="2" calcext:value-type="float">
            <text:p>2</text:p>
          </table:table-cell>
          <table:table-cell table:formula="of:=IF([.BU$12]&lt;([.$D8]+[.$E8]);0;FLOOR(([.BU$12]-[.$D8]-[.$E8])/[.$C8];1)+1)" office:value-type="float" office:value="2" calcext:value-type="float">
            <text:p>2</text:p>
          </table:table-cell>
          <table:table-cell table:formula="of:=IF([.BV$12]&lt;([.$D8]+[.$E8]);0;FLOOR(([.BV$12]-[.$D8]-[.$E8])/[.$C8];1)+1)" office:value-type="float" office:value="2" calcext:value-type="float">
            <text:p>2</text:p>
          </table:table-cell>
          <table:table-cell table:formula="of:=IF([.BW$12]&lt;([.$D8]+[.$E8]);0;FLOOR(([.BW$12]-[.$D8]-[.$E8])/[.$C8];1)+1)" office:value-type="float" office:value="2" calcext:value-type="float">
            <text:p>2</text:p>
          </table:table-cell>
          <table:table-cell table:formula="of:=IF([.BX$12]&lt;([.$D8]+[.$E8]);0;FLOOR(([.BX$12]-[.$D8]-[.$E8])/[.$C8];1)+1)" office:value-type="float" office:value="2" calcext:value-type="float">
            <text:p>2</text:p>
          </table:table-cell>
          <table:table-cell table:formula="of:=IF([.BY$12]&lt;([.$D8]+[.$E8]);0;FLOOR(([.BY$12]-[.$D8]-[.$E8])/[.$C8];1)+1)" office:value-type="float" office:value="2" calcext:value-type="float">
            <text:p>2</text:p>
          </table:table-cell>
          <table:table-cell table:formula="of:=IF([.BZ$12]&lt;([.$D8]+[.$E8]);0;FLOOR(([.BZ$12]-[.$D8]-[.$E8])/[.$C8];1)+1)" office:value-type="float" office:value="2" calcext:value-type="float">
            <text:p>2</text:p>
          </table:table-cell>
          <table:table-cell table:formula="of:=IF([.CA$12]&lt;([.$D8]+[.$E8]);0;FLOOR(([.CA$12]-[.$D8]-[.$E8])/[.$C8];1)+1)" office:value-type="float" office:value="3" calcext:value-type="float">
            <text:p>3</text:p>
          </table:table-cell>
          <table:table-cell table:formula="of:=IF([.CB$12]&lt;([.$D8]+[.$E8]);0;FLOOR(([.CB$12]-[.$D8]-[.$E8])/[.$C8];1)+1)" office:value-type="float" office:value="3" calcext:value-type="float">
            <text:p>3</text:p>
          </table:table-cell>
          <table:table-cell table:formula="of:=IF([.CC$12]&lt;([.$D8]+[.$E8]);0;FLOOR(([.CC$12]-[.$D8]-[.$E8])/[.$C8];1)+1)" office:value-type="float" office:value="3" calcext:value-type="float">
            <text:p>3</text:p>
          </table:table-cell>
          <table:table-cell table:formula="of:=IF([.CD$12]&lt;([.$D8]+[.$E8]);0;FLOOR(([.CD$12]-[.$D8]-[.$E8])/[.$C8];1)+1)" office:value-type="float" office:value="3" calcext:value-type="float">
            <text:p>3</text:p>
          </table:table-cell>
          <table:table-cell table:formula="of:=IF([.CE$12]&lt;([.$D8]+[.$E8]);0;FLOOR(([.CE$12]-[.$D8]-[.$E8])/[.$C8];1)+1)" office:value-type="float" office:value="3" calcext:value-type="float">
            <text:p>3</text:p>
          </table:table-cell>
          <table:table-cell table:formula="of:=IF([.CF$12]&lt;([.$D8]+[.$E8]);0;FLOOR(([.CF$12]-[.$D8]-[.$E8])/[.$C8];1)+1)" office:value-type="float" office:value="3" calcext:value-type="float">
            <text:p>3</text:p>
          </table:table-cell>
          <table:table-cell table:formula="of:=IF([.CG$12]&lt;([.$D8]+[.$E8]);0;FLOOR(([.CG$12]-[.$D8]-[.$E8])/[.$C8];1)+1)" office:value-type="float" office:value="3" calcext:value-type="float">
            <text:p>3</text:p>
          </table:table-cell>
          <table:table-cell table:formula="of:=IF([.CH$12]&lt;([.$D8]+[.$E8]);0;FLOOR(([.CH$12]-[.$D8]-[.$E8])/[.$C8];1)+1)" office:value-type="float" office:value="3" calcext:value-type="float">
            <text:p>3</text:p>
          </table:table-cell>
          <table:table-cell table:formula="of:=IF([.CI$12]&lt;([.$D8]+[.$E8]);0;FLOOR(([.CI$12]-[.$D8]-[.$E8])/[.$C8];1)+1)" office:value-type="float" office:value="3" calcext:value-type="float">
            <text:p>3</text:p>
          </table:table-cell>
          <table:table-cell table:formula="of:=IF([.CJ$12]&lt;([.$D8]+[.$E8]);0;FLOOR(([.CJ$12]-[.$D8]-[.$E8])/[.$C8];1)+1)" office:value-type="float" office:value="3" calcext:value-type="float">
            <text:p>3</text:p>
          </table:table-cell>
          <table:table-cell table:formula="of:=IF([.CK$12]&lt;([.$D8]+[.$E8]);0;FLOOR(([.CK$12]-[.$D8]-[.$E8])/[.$C8];1)+1)" office:value-type="float" office:value="3" calcext:value-type="float">
            <text:p>3</text:p>
          </table:table-cell>
          <table:table-cell table:formula="of:=IF([.CL$12]&lt;([.$D8]+[.$E8]);0;FLOOR(([.CL$12]-[.$D8]-[.$E8])/[.$C8];1)+1)" office:value-type="float" office:value="3" calcext:value-type="float">
            <text:p>3</text:p>
          </table:table-cell>
          <table:table-cell table:formula="of:=IF([.CM$12]&lt;([.$D8]+[.$E8]);0;FLOOR(([.CM$12]-[.$D8]-[.$E8])/[.$C8];1)+1)" office:value-type="float" office:value="3" calcext:value-type="float">
            <text:p>3</text:p>
          </table:table-cell>
          <table:table-cell table:formula="of:=IF([.CN$12]&lt;([.$D8]+[.$E8]);0;FLOOR(([.CN$12]-[.$D8]-[.$E8])/[.$C8];1)+1)" office:value-type="float" office:value="3" calcext:value-type="float">
            <text:p>3</text:p>
          </table:table-cell>
          <table:table-cell table:formula="of:=IF([.CO$12]&lt;([.$D8]+[.$E8]);0;FLOOR(([.CO$12]-[.$D8]-[.$E8])/[.$C8];1)+1)" office:value-type="float" office:value="3" calcext:value-type="float">
            <text:p>3</text:p>
          </table:table-cell>
          <table:table-cell table:formula="of:=IF([.CP$12]&lt;([.$D8]+[.$E8]);0;FLOOR(([.CP$12]-[.$D8]-[.$E8])/[.$C8];1)+1)" office:value-type="float" office:value="3" calcext:value-type="float">
            <text:p>3</text:p>
          </table:table-cell>
          <table:table-cell table:formula="of:=IF([.CQ$12]&lt;([.$D8]+[.$E8]);0;FLOOR(([.CQ$12]-[.$D8]-[.$E8])/[.$C8];1)+1)" office:value-type="float" office:value="3" calcext:value-type="float">
            <text:p>3</text:p>
          </table:table-cell>
          <table:table-cell table:formula="of:=IF([.CR$12]&lt;([.$D8]+[.$E8]);0;FLOOR(([.CR$12]-[.$D8]-[.$E8])/[.$C8];1)+1)" office:value-type="float" office:value="3" calcext:value-type="float">
            <text:p>3</text:p>
          </table:table-cell>
          <table:table-cell table:formula="of:=IF([.CS$12]&lt;([.$D8]+[.$E8]);0;FLOOR(([.CS$12]-[.$D8]-[.$E8])/[.$C8];1)+1)" office:value-type="float" office:value="3" calcext:value-type="float">
            <text:p>3</text:p>
          </table:table-cell>
          <table:table-cell table:formula="of:=IF([.CT$12]&lt;([.$D8]+[.$E8]);0;FLOOR(([.CT$12]-[.$D8]-[.$E8])/[.$C8];1)+1)" office:value-type="float" office:value="3" calcext:value-type="float">
            <text:p>3</text:p>
          </table:table-cell>
          <table:table-cell table:formula="of:=IF([.CU$12]&lt;([.$D8]+[.$E8]);0;FLOOR(([.CU$12]-[.$D8]-[.$E8])/[.$C8];1)+1)" office:value-type="float" office:value="3" calcext:value-type="float">
            <text:p>3</text:p>
          </table:table-cell>
          <table:table-cell table:formula="of:=IF([.CV$12]&lt;([.$D8]+[.$E8]);0;FLOOR(([.CV$12]-[.$D8]-[.$E8])/[.$C8];1)+1)" office:value-type="float" office:value="3" calcext:value-type="float">
            <text:p>3</text:p>
          </table:table-cell>
          <table:table-cell table:formula="of:=IF([.CW$12]&lt;([.$D8]+[.$E8]);0;FLOOR(([.CW$12]-[.$D8]-[.$E8])/[.$C8];1)+1)" office:value-type="float" office:value="3" calcext:value-type="float">
            <text:p>3</text:p>
          </table:table-cell>
          <table:table-cell table:formula="of:=IF([.CX$12]&lt;([.$D8]+[.$E8]);0;FLOOR(([.CX$12]-[.$D8]-[.$E8])/[.$C8];1)+1)" office:value-type="float" office:value="3" calcext:value-type="float">
            <text:p>3</text:p>
          </table:table-cell>
          <table:table-cell table:formula="of:=IF([.CY$12]&lt;([.$D8]+[.$E8]);0;FLOOR(([.CY$12]-[.$D8]-[.$E8])/[.$C8];1)+1)" office:value-type="float" office:value="3" calcext:value-type="float">
            <text:p>3</text:p>
          </table:table-cell>
          <table:table-cell table:formula="of:=IF([.CZ$12]&lt;([.$D8]+[.$E8]);0;FLOOR(([.CZ$12]-[.$D8]-[.$E8])/[.$C8];1)+1)" office:value-type="float" office:value="4" calcext:value-type="float">
            <text:p>4</text:p>
          </table:table-cell>
          <table:table-cell table:formula="of:=IF([.DA$12]&lt;([.$D8]+[.$E8]);0;FLOOR(([.DA$12]-[.$D8]-[.$E8])/[.$C8];1)+1)" office:value-type="float" office:value="4" calcext:value-type="float">
            <text:p>4</text:p>
          </table:table-cell>
          <table:table-cell table:formula="of:=IF([.DB$12]&lt;([.$D8]+[.$E8]);0;FLOOR(([.DB$12]-[.$D8]-[.$E8])/[.$C8];1)+1)" office:value-type="float" office:value="4" calcext:value-type="float">
            <text:p>4</text:p>
          </table:table-cell>
          <table:table-cell table:formula="of:=IF([.DC$12]&lt;([.$D8]+[.$E8]);0;FLOOR(([.DC$12]-[.$D8]-[.$E8])/[.$C8];1)+1)" office:value-type="float" office:value="4" calcext:value-type="float">
            <text:p>4</text:p>
          </table:table-cell>
          <table:table-cell table:formula="of:=IF([.DD$12]&lt;([.$D8]+[.$E8]);0;FLOOR(([.DD$12]-[.$D8]-[.$E8])/[.$C8];1)+1)" office:value-type="float" office:value="4" calcext:value-type="float">
            <text:p>4</text:p>
          </table:table-cell>
          <table:table-cell table:formula="of:=IF([.DE$12]&lt;([.$D8]+[.$E8]);0;FLOOR(([.DE$12]-[.$D8]-[.$E8])/[.$C8];1)+1)" office:value-type="float" office:value="4" calcext:value-type="float">
            <text:p>4</text:p>
          </table:table-cell>
          <table:table-cell table:formula="of:=IF([.DF$12]&lt;([.$D8]+[.$E8]);0;FLOOR(([.DF$12]-[.$D8]-[.$E8])/[.$C8];1)+1)" office:value-type="float" office:value="4" calcext:value-type="float">
            <text:p>4</text:p>
          </table:table-cell>
          <table:table-cell table:formula="of:=IF([.DG$12]&lt;([.$D8]+[.$E8]);0;FLOOR(([.DG$12]-[.$D8]-[.$E8])/[.$C8];1)+1)" office:value-type="float" office:value="4" calcext:value-type="float">
            <text:p>4</text:p>
          </table:table-cell>
          <table:table-cell table:formula="of:=IF([.DH$12]&lt;([.$D8]+[.$E8]);0;FLOOR(([.DH$12]-[.$D8]-[.$E8])/[.$C8];1)+1)" office:value-type="float" office:value="4" calcext:value-type="float">
            <text:p>4</text:p>
          </table:table-cell>
          <table:table-cell table:formula="of:=IF([.DI$12]&lt;([.$D8]+[.$E8]);0;FLOOR(([.DI$12]-[.$D8]-[.$E8])/[.$C8];1)+1)" office:value-type="float" office:value="4" calcext:value-type="float">
            <text:p>4</text:p>
          </table:table-cell>
          <table:table-cell table:formula="of:=IF([.DJ$12]&lt;([.$D8]+[.$E8]);0;FLOOR(([.DJ$12]-[.$D8]-[.$E8])/[.$C8];1)+1)" office:value-type="float" office:value="4" calcext:value-type="float">
            <text:p>4</text:p>
          </table:table-cell>
          <table:table-cell table:formula="of:=IF([.DK$12]&lt;([.$D8]+[.$E8]);0;FLOOR(([.DK$12]-[.$D8]-[.$E8])/[.$C8];1)+1)" office:value-type="float" office:value="4" calcext:value-type="float">
            <text:p>4</text:p>
          </table:table-cell>
          <table:table-cell table:formula="of:=IF([.DL$12]&lt;([.$D8]+[.$E8]);0;FLOOR(([.DL$12]-[.$D8]-[.$E8])/[.$C8];1)+1)" office:value-type="float" office:value="4" calcext:value-type="float">
            <text:p>4</text:p>
          </table:table-cell>
          <table:table-cell table:formula="of:=IF([.DM$12]&lt;([.$D8]+[.$E8]);0;FLOOR(([.DM$12]-[.$D8]-[.$E8])/[.$C8];1)+1)" office:value-type="float" office:value="4" calcext:value-type="float">
            <text:p>4</text:p>
          </table:table-cell>
          <table:table-cell table:formula="of:=IF([.DN$12]&lt;([.$D8]+[.$E8]);0;FLOOR(([.DN$12]-[.$D8]-[.$E8])/[.$C8];1)+1)" office:value-type="float" office:value="4" calcext:value-type="float">
            <text:p>4</text:p>
          </table:table-cell>
          <table:table-cell table:formula="of:=IF([.DO$12]&lt;([.$D8]+[.$E8]);0;FLOOR(([.DO$12]-[.$D8]-[.$E8])/[.$C8];1)+1)" office:value-type="float" office:value="4" calcext:value-type="float">
            <text:p>4</text:p>
          </table:table-cell>
          <table:table-cell table:formula="of:=IF([.DP$12]&lt;([.$D8]+[.$E8]);0;FLOOR(([.DP$12]-[.$D8]-[.$E8])/[.$C8];1)+1)" office:value-type="float" office:value="4" calcext:value-type="float">
            <text:p>4</text:p>
          </table:table-cell>
          <table:table-cell table:formula="of:=IF([.DQ$12]&lt;([.$D8]+[.$E8]);0;FLOOR(([.DQ$12]-[.$D8]-[.$E8])/[.$C8];1)+1)" office:value-type="float" office:value="4" calcext:value-type="float">
            <text:p>4</text:p>
          </table:table-cell>
          <table:table-cell table:formula="of:=IF([.DR$12]&lt;([.$D8]+[.$E8]);0;FLOOR(([.DR$12]-[.$D8]-[.$E8])/[.$C8];1)+1)" office:value-type="float" office:value="4" calcext:value-type="float">
            <text:p>4</text:p>
          </table:table-cell>
          <table:table-cell table:formula="of:=IF([.DS$12]&lt;([.$D8]+[.$E8]);0;FLOOR(([.DS$12]-[.$D8]-[.$E8])/[.$C8];1)+1)" office:value-type="float" office:value="4" calcext:value-type="float">
            <text:p>4</text:p>
          </table:table-cell>
          <table:table-cell table:formula="of:=IF([.DT$12]&lt;([.$D8]+[.$E8]);0;FLOOR(([.DT$12]-[.$D8]-[.$E8])/[.$C8];1)+1)" office:value-type="float" office:value="4" calcext:value-type="float">
            <text:p>4</text:p>
          </table:table-cell>
          <table:table-cell table:formula="of:=IF([.DU$12]&lt;([.$D8]+[.$E8]);0;FLOOR(([.DU$12]-[.$D8]-[.$E8])/[.$C8];1)+1)" office:value-type="float" office:value="4" calcext:value-type="float">
            <text:p>4</text:p>
          </table:table-cell>
          <table:table-cell table:formula="of:=IF([.DV$12]&lt;([.$D8]+[.$E8]);0;FLOOR(([.DV$12]-[.$D8]-[.$E8])/[.$C8];1)+1)" office:value-type="float" office:value="4" calcext:value-type="float">
            <text:p>4</text:p>
          </table:table-cell>
          <table:table-cell table:formula="of:=IF([.DW$12]&lt;([.$D8]+[.$E8]);0;FLOOR(([.DW$12]-[.$D8]-[.$E8])/[.$C8];1)+1)" office:value-type="float" office:value="4" calcext:value-type="float">
            <text:p>4</text:p>
          </table:table-cell>
          <table:table-cell table:formula="of:=IF([.DX$12]&lt;([.$D8]+[.$E8]);0;FLOOR(([.DX$12]-[.$D8]-[.$E8])/[.$C8];1)+1)" office:value-type="float" office:value="4" calcext:value-type="float">
            <text:p>4</text:p>
          </table:table-cell>
          <table:table-cell table:formula="of:=IF([.DY$12]&lt;([.$D8]+[.$E8]);0;FLOOR(([.DY$12]-[.$D8]-[.$E8])/[.$C8];1)+1)" office:value-type="float" office:value="5" calcext:value-type="float">
            <text:p>5</text:p>
          </table:table-cell>
          <table:table-cell table:formula="of:=IF([.DZ$12]&lt;([.$D8]+[.$E8]);0;FLOOR(([.DZ$12]-[.$D8]-[.$E8])/[.$C8];1)+1)" office:value-type="float" office:value="5" calcext:value-type="float">
            <text:p>5</text:p>
          </table:table-cell>
          <table:table-cell table:formula="of:=IF([.EA$12]&lt;([.$D8]+[.$E8]);0;FLOOR(([.EA$12]-[.$D8]-[.$E8])/[.$C8];1)+1)" office:value-type="float" office:value="5" calcext:value-type="float">
            <text:p>5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IF([.I$12]&lt;([.$D9]+[.$E9]);0;FLOOR(([.I$12]-[.$D9]-[.$E9])/[.$C9];1)+1)" office:value-type="float" office:value="0" calcext:value-type="float">
            <text:p>0</text:p>
          </table:table-cell>
          <table:table-cell table:formula="of:=IF([.J$12]&lt;([.$D9]+[.$E9]);0;FLOOR(([.J$12]-[.$D9]-[.$E9])/[.$C9];1)+1)" office:value-type="float" office:value="0" calcext:value-type="float">
            <text:p>0</text:p>
          </table:table-cell>
          <table:table-cell table:formula="of:=IF([.K$12]&lt;([.$D9]+[.$E9]);0;FLOOR(([.K$12]-[.$D9]-[.$E9])/[.$C9];1)+1)" office:value-type="float" office:value="0" calcext:value-type="float">
            <text:p>0</text:p>
          </table:table-cell>
          <table:table-cell table:formula="of:=IF([.L$12]&lt;([.$D9]+[.$E9]);0;FLOOR(([.L$12]-[.$D9]-[.$E9])/[.$C9];1)+1)" office:value-type="float" office:value="0" calcext:value-type="float">
            <text:p>0</text:p>
          </table:table-cell>
          <table:table-cell table:formula="of:=IF([.M$12]&lt;([.$D9]+[.$E9]);0;FLOOR(([.M$12]-[.$D9]-[.$E9])/[.$C9];1)+1)" office:value-type="float" office:value="0" calcext:value-type="float">
            <text:p>0</text:p>
          </table:table-cell>
          <table:table-cell table:formula="of:=IF([.N$12]&lt;([.$D9]+[.$E9]);0;FLOOR(([.N$12]-[.$D9]-[.$E9])/[.$C9];1)+1)" office:value-type="float" office:value="0" calcext:value-type="float">
            <text:p>0</text:p>
          </table:table-cell>
          <table:table-cell table:formula="of:=IF([.O$12]&lt;([.$D9]+[.$E9]);0;FLOOR(([.O$12]-[.$D9]-[.$E9])/[.$C9];1)+1)" office:value-type="float" office:value="0" calcext:value-type="float">
            <text:p>0</text:p>
          </table:table-cell>
          <table:table-cell table:formula="of:=IF([.P$12]&lt;([.$D9]+[.$E9]);0;FLOOR(([.P$12]-[.$D9]-[.$E9])/[.$C9];1)+1)" office:value-type="float" office:value="0" calcext:value-type="float">
            <text:p>0</text:p>
          </table:table-cell>
          <table:table-cell table:formula="of:=IF([.Q$12]&lt;([.$D9]+[.$E9]);0;FLOOR(([.Q$12]-[.$D9]-[.$E9])/[.$C9];1)+1)" office:value-type="float" office:value="0" calcext:value-type="float">
            <text:p>0</text:p>
          </table:table-cell>
          <table:table-cell table:formula="of:=IF([.R$12]&lt;([.$D9]+[.$E9]);0;FLOOR(([.R$12]-[.$D9]-[.$E9])/[.$C9];1)+1)" office:value-type="float" office:value="0" calcext:value-type="float">
            <text:p>0</text:p>
          </table:table-cell>
          <table:table-cell table:formula="of:=IF([.S$12]&lt;([.$D9]+[.$E9]);0;FLOOR(([.S$12]-[.$D9]-[.$E9])/[.$C9];1)+1)" office:value-type="float" office:value="0" calcext:value-type="float">
            <text:p>0</text:p>
          </table:table-cell>
          <table:table-cell table:formula="of:=IF([.T$12]&lt;([.$D9]+[.$E9]);0;FLOOR(([.T$12]-[.$D9]-[.$E9])/[.$C9];1)+1)" office:value-type="float" office:value="0" calcext:value-type="float">
            <text:p>0</text:p>
          </table:table-cell>
          <table:table-cell table:formula="of:=IF([.U$12]&lt;([.$D9]+[.$E9]);0;FLOOR(([.U$12]-[.$D9]-[.$E9])/[.$C9];1)+1)" office:value-type="float" office:value="0" calcext:value-type="float">
            <text:p>0</text:p>
          </table:table-cell>
          <table:table-cell table:formula="of:=IF([.V$12]&lt;([.$D9]+[.$E9]);0;FLOOR(([.V$12]-[.$D9]-[.$E9])/[.$C9];1)+1)" office:value-type="float" office:value="0" calcext:value-type="float">
            <text:p>0</text:p>
          </table:table-cell>
          <table:table-cell table:formula="of:=IF([.W$12]&lt;([.$D9]+[.$E9]);0;FLOOR(([.W$12]-[.$D9]-[.$E9])/[.$C9];1)+1)" office:value-type="float" office:value="0" calcext:value-type="float">
            <text:p>0</text:p>
          </table:table-cell>
          <table:table-cell table:formula="of:=IF([.X$12]&lt;([.$D9]+[.$E9]);0;FLOOR(([.X$12]-[.$D9]-[.$E9])/[.$C9];1)+1)" office:value-type="float" office:value="0" calcext:value-type="float">
            <text:p>0</text:p>
          </table:table-cell>
          <table:table-cell table:formula="of:=IF([.Y$12]&lt;([.$D9]+[.$E9]);0;FLOOR(([.Y$12]-[.$D9]-[.$E9])/[.$C9];1)+1)" office:value-type="float" office:value="0" calcext:value-type="float">
            <text:p>0</text:p>
          </table:table-cell>
          <table:table-cell table:formula="of:=IF([.Z$12]&lt;([.$D9]+[.$E9]);0;FLOOR(([.Z$12]-[.$D9]-[.$E9])/[.$C9];1)+1)" office:value-type="float" office:value="0" calcext:value-type="float">
            <text:p>0</text:p>
          </table:table-cell>
          <table:table-cell table:formula="of:=IF([.AA$12]&lt;([.$D9]+[.$E9]);0;FLOOR(([.AA$12]-[.$D9]-[.$E9])/[.$C9];1)+1)" office:value-type="float" office:value="0" calcext:value-type="float">
            <text:p>0</text:p>
          </table:table-cell>
          <table:table-cell table:formula="of:=IF([.AB$12]&lt;([.$D9]+[.$E9]);0;FLOOR(([.AB$12]-[.$D9]-[.$E9])/[.$C9];1)+1)" office:value-type="float" office:value="0" calcext:value-type="float">
            <text:p>0</text:p>
          </table:table-cell>
          <table:table-cell table:formula="of:=IF([.AC$12]&lt;([.$D9]+[.$E9]);0;FLOOR(([.AC$12]-[.$D9]-[.$E9])/[.$C9];1)+1)" office:value-type="float" office:value="1" calcext:value-type="float">
            <text:p>1</text:p>
          </table:table-cell>
          <table:table-cell table:formula="of:=IF([.AD$12]&lt;([.$D9]+[.$E9]);0;FLOOR(([.AD$12]-[.$D9]-[.$E9])/[.$C9];1)+1)" office:value-type="float" office:value="1" calcext:value-type="float">
            <text:p>1</text:p>
          </table:table-cell>
          <table:table-cell table:formula="of:=IF([.AE$12]&lt;([.$D9]+[.$E9]);0;FLOOR(([.AE$12]-[.$D9]-[.$E9])/[.$C9];1)+1)" office:value-type="float" office:value="1" calcext:value-type="float">
            <text:p>1</text:p>
          </table:table-cell>
          <table:table-cell table:formula="of:=IF([.AF$12]&lt;([.$D9]+[.$E9]);0;FLOOR(([.AF$12]-[.$D9]-[.$E9])/[.$C9];1)+1)" office:value-type="float" office:value="1" calcext:value-type="float">
            <text:p>1</text:p>
          </table:table-cell>
          <table:table-cell table:formula="of:=IF([.AG$12]&lt;([.$D9]+[.$E9]);0;FLOOR(([.AG$12]-[.$D9]-[.$E9])/[.$C9];1)+1)" office:value-type="float" office:value="1" calcext:value-type="float">
            <text:p>1</text:p>
          </table:table-cell>
          <table:table-cell table:formula="of:=IF([.AH$12]&lt;([.$D9]+[.$E9]);0;FLOOR(([.AH$12]-[.$D9]-[.$E9])/[.$C9];1)+1)" office:value-type="float" office:value="1" calcext:value-type="float">
            <text:p>1</text:p>
          </table:table-cell>
          <table:table-cell table:formula="of:=IF([.AI$12]&lt;([.$D9]+[.$E9]);0;FLOOR(([.AI$12]-[.$D9]-[.$E9])/[.$C9];1)+1)" office:value-type="float" office:value="1" calcext:value-type="float">
            <text:p>1</text:p>
          </table:table-cell>
          <table:table-cell table:formula="of:=IF([.AJ$12]&lt;([.$D9]+[.$E9]);0;FLOOR(([.AJ$12]-[.$D9]-[.$E9])/[.$C9];1)+1)" office:value-type="float" office:value="1" calcext:value-type="float">
            <text:p>1</text:p>
          </table:table-cell>
          <table:table-cell table:formula="of:=IF([.AK$12]&lt;([.$D9]+[.$E9]);0;FLOOR(([.AK$12]-[.$D9]-[.$E9])/[.$C9];1)+1)" office:value-type="float" office:value="1" calcext:value-type="float">
            <text:p>1</text:p>
          </table:table-cell>
          <table:table-cell table:formula="of:=IF([.AL$12]&lt;([.$D9]+[.$E9]);0;FLOOR(([.AL$12]-[.$D9]-[.$E9])/[.$C9];1)+1)" office:value-type="float" office:value="1" calcext:value-type="float">
            <text:p>1</text:p>
          </table:table-cell>
          <table:table-cell table:formula="of:=IF([.AM$12]&lt;([.$D9]+[.$E9]);0;FLOOR(([.AM$12]-[.$D9]-[.$E9])/[.$C9];1)+1)" office:value-type="float" office:value="1" calcext:value-type="float">
            <text:p>1</text:p>
          </table:table-cell>
          <table:table-cell table:formula="of:=IF([.AN$12]&lt;([.$D9]+[.$E9]);0;FLOOR(([.AN$12]-[.$D9]-[.$E9])/[.$C9];1)+1)" office:value-type="float" office:value="1" calcext:value-type="float">
            <text:p>1</text:p>
          </table:table-cell>
          <table:table-cell table:formula="of:=IF([.AO$12]&lt;([.$D9]+[.$E9]);0;FLOOR(([.AO$12]-[.$D9]-[.$E9])/[.$C9];1)+1)" office:value-type="float" office:value="1" calcext:value-type="float">
            <text:p>1</text:p>
          </table:table-cell>
          <table:table-cell table:formula="of:=IF([.AP$12]&lt;([.$D9]+[.$E9]);0;FLOOR(([.AP$12]-[.$D9]-[.$E9])/[.$C9];1)+1)" office:value-type="float" office:value="1" calcext:value-type="float">
            <text:p>1</text:p>
          </table:table-cell>
          <table:table-cell table:formula="of:=IF([.AQ$12]&lt;([.$D9]+[.$E9]);0;FLOOR(([.AQ$12]-[.$D9]-[.$E9])/[.$C9];1)+1)" office:value-type="float" office:value="1" calcext:value-type="float">
            <text:p>1</text:p>
          </table:table-cell>
          <table:table-cell table:formula="of:=IF([.AR$12]&lt;([.$D9]+[.$E9]);0;FLOOR(([.AR$12]-[.$D9]-[.$E9])/[.$C9];1)+1)" office:value-type="float" office:value="1" calcext:value-type="float">
            <text:p>1</text:p>
          </table:table-cell>
          <table:table-cell table:formula="of:=IF([.AS$12]&lt;([.$D9]+[.$E9]);0;FLOOR(([.AS$12]-[.$D9]-[.$E9])/[.$C9];1)+1)" office:value-type="float" office:value="1" calcext:value-type="float">
            <text:p>1</text:p>
          </table:table-cell>
          <table:table-cell table:formula="of:=IF([.AT$12]&lt;([.$D9]+[.$E9]);0;FLOOR(([.AT$12]-[.$D9]-[.$E9])/[.$C9];1)+1)" office:value-type="float" office:value="1" calcext:value-type="float">
            <text:p>1</text:p>
          </table:table-cell>
          <table:table-cell table:formula="of:=IF([.AU$12]&lt;([.$D9]+[.$E9]);0;FLOOR(([.AU$12]-[.$D9]-[.$E9])/[.$C9];1)+1)" office:value-type="float" office:value="1" calcext:value-type="float">
            <text:p>1</text:p>
          </table:table-cell>
          <table:table-cell table:formula="of:=IF([.AV$12]&lt;([.$D9]+[.$E9]);0;FLOOR(([.AV$12]-[.$D9]-[.$E9])/[.$C9];1)+1)" office:value-type="float" office:value="1" calcext:value-type="float">
            <text:p>1</text:p>
          </table:table-cell>
          <table:table-cell table:formula="of:=IF([.AW$12]&lt;([.$D9]+[.$E9]);0;FLOOR(([.AW$12]-[.$D9]-[.$E9])/[.$C9];1)+1)" office:value-type="float" office:value="1" calcext:value-type="float">
            <text:p>1</text:p>
          </table:table-cell>
          <table:table-cell table:formula="of:=IF([.AX$12]&lt;([.$D9]+[.$E9]);0;FLOOR(([.AX$12]-[.$D9]-[.$E9])/[.$C9];1)+1)" office:value-type="float" office:value="1" calcext:value-type="float">
            <text:p>1</text:p>
          </table:table-cell>
          <table:table-cell table:formula="of:=IF([.AY$12]&lt;([.$D9]+[.$E9]);0;FLOOR(([.AY$12]-[.$D9]-[.$E9])/[.$C9];1)+1)" office:value-type="float" office:value="1" calcext:value-type="float">
            <text:p>1</text:p>
          </table:table-cell>
          <table:table-cell table:formula="of:=IF([.AZ$12]&lt;([.$D9]+[.$E9]);0;FLOOR(([.AZ$12]-[.$D9]-[.$E9])/[.$C9];1)+1)" office:value-type="float" office:value="1" calcext:value-type="float">
            <text:p>1</text:p>
          </table:table-cell>
          <table:table-cell table:formula="of:=IF([.BA$12]&lt;([.$D9]+[.$E9]);0;FLOOR(([.BA$12]-[.$D9]-[.$E9])/[.$C9];1)+1)" office:value-type="float" office:value="1" calcext:value-type="float">
            <text:p>1</text:p>
          </table:table-cell>
          <table:table-cell table:formula="of:=IF([.BB$12]&lt;([.$D9]+[.$E9]);0;FLOOR(([.BB$12]-[.$D9]-[.$E9])/[.$C9];1)+1)" office:value-type="float" office:value="1" calcext:value-type="float">
            <text:p>1</text:p>
          </table:table-cell>
          <table:table-cell table:formula="of:=IF([.BC$12]&lt;([.$D9]+[.$E9]);0;FLOOR(([.BC$12]-[.$D9]-[.$E9])/[.$C9];1)+1)" office:value-type="float" office:value="2" calcext:value-type="float">
            <text:p>2</text:p>
          </table:table-cell>
          <table:table-cell table:formula="of:=IF([.BD$12]&lt;([.$D9]+[.$E9]);0;FLOOR(([.BD$12]-[.$D9]-[.$E9])/[.$C9];1)+1)" office:value-type="float" office:value="2" calcext:value-type="float">
            <text:p>2</text:p>
          </table:table-cell>
          <table:table-cell table:formula="of:=IF([.BE$12]&lt;([.$D9]+[.$E9]);0;FLOOR(([.BE$12]-[.$D9]-[.$E9])/[.$C9];1)+1)" office:value-type="float" office:value="2" calcext:value-type="float">
            <text:p>2</text:p>
          </table:table-cell>
          <table:table-cell table:formula="of:=IF([.BF$12]&lt;([.$D9]+[.$E9]);0;FLOOR(([.BF$12]-[.$D9]-[.$E9])/[.$C9];1)+1)" office:value-type="float" office:value="2" calcext:value-type="float">
            <text:p>2</text:p>
          </table:table-cell>
          <table:table-cell table:formula="of:=IF([.BG$12]&lt;([.$D9]+[.$E9]);0;FLOOR(([.BG$12]-[.$D9]-[.$E9])/[.$C9];1)+1)" office:value-type="float" office:value="2" calcext:value-type="float">
            <text:p>2</text:p>
          </table:table-cell>
          <table:table-cell table:formula="of:=IF([.BH$12]&lt;([.$D9]+[.$E9]);0;FLOOR(([.BH$12]-[.$D9]-[.$E9])/[.$C9];1)+1)" office:value-type="float" office:value="2" calcext:value-type="float">
            <text:p>2</text:p>
          </table:table-cell>
          <table:table-cell table:formula="of:=IF([.BI$12]&lt;([.$D9]+[.$E9]);0;FLOOR(([.BI$12]-[.$D9]-[.$E9])/[.$C9];1)+1)" office:value-type="float" office:value="2" calcext:value-type="float">
            <text:p>2</text:p>
          </table:table-cell>
          <table:table-cell table:formula="of:=IF([.BJ$12]&lt;([.$D9]+[.$E9]);0;FLOOR(([.BJ$12]-[.$D9]-[.$E9])/[.$C9];1)+1)" office:value-type="float" office:value="2" calcext:value-type="float">
            <text:p>2</text:p>
          </table:table-cell>
          <table:table-cell table:formula="of:=IF([.BK$12]&lt;([.$D9]+[.$E9]);0;FLOOR(([.BK$12]-[.$D9]-[.$E9])/[.$C9];1)+1)" office:value-type="float" office:value="2" calcext:value-type="float">
            <text:p>2</text:p>
          </table:table-cell>
          <table:table-cell table:formula="of:=IF([.BL$12]&lt;([.$D9]+[.$E9]);0;FLOOR(([.BL$12]-[.$D9]-[.$E9])/[.$C9];1)+1)" office:value-type="float" office:value="2" calcext:value-type="float">
            <text:p>2</text:p>
          </table:table-cell>
          <table:table-cell table:formula="of:=IF([.BM$12]&lt;([.$D9]+[.$E9]);0;FLOOR(([.BM$12]-[.$D9]-[.$E9])/[.$C9];1)+1)" office:value-type="float" office:value="2" calcext:value-type="float">
            <text:p>2</text:p>
          </table:table-cell>
          <table:table-cell table:formula="of:=IF([.BN$12]&lt;([.$D9]+[.$E9]);0;FLOOR(([.BN$12]-[.$D9]-[.$E9])/[.$C9];1)+1)" office:value-type="float" office:value="2" calcext:value-type="float">
            <text:p>2</text:p>
          </table:table-cell>
          <table:table-cell table:formula="of:=IF([.BO$12]&lt;([.$D9]+[.$E9]);0;FLOOR(([.BO$12]-[.$D9]-[.$E9])/[.$C9];1)+1)" office:value-type="float" office:value="2" calcext:value-type="float">
            <text:p>2</text:p>
          </table:table-cell>
          <table:table-cell table:formula="of:=IF([.BP$12]&lt;([.$D9]+[.$E9]);0;FLOOR(([.BP$12]-[.$D9]-[.$E9])/[.$C9];1)+1)" office:value-type="float" office:value="2" calcext:value-type="float">
            <text:p>2</text:p>
          </table:table-cell>
          <table:table-cell table:formula="of:=IF([.BQ$12]&lt;([.$D9]+[.$E9]);0;FLOOR(([.BQ$12]-[.$D9]-[.$E9])/[.$C9];1)+1)" office:value-type="float" office:value="2" calcext:value-type="float">
            <text:p>2</text:p>
          </table:table-cell>
          <table:table-cell table:formula="of:=IF([.BR$12]&lt;([.$D9]+[.$E9]);0;FLOOR(([.BR$12]-[.$D9]-[.$E9])/[.$C9];1)+1)" office:value-type="float" office:value="2" calcext:value-type="float">
            <text:p>2</text:p>
          </table:table-cell>
          <table:table-cell table:formula="of:=IF([.BS$12]&lt;([.$D9]+[.$E9]);0;FLOOR(([.BS$12]-[.$D9]-[.$E9])/[.$C9];1)+1)" office:value-type="float" office:value="2" calcext:value-type="float">
            <text:p>2</text:p>
          </table:table-cell>
          <table:table-cell table:formula="of:=IF([.BT$12]&lt;([.$D9]+[.$E9]);0;FLOOR(([.BT$12]-[.$D9]-[.$E9])/[.$C9];1)+1)" office:value-type="float" office:value="2" calcext:value-type="float">
            <text:p>2</text:p>
          </table:table-cell>
          <table:table-cell table:formula="of:=IF([.BU$12]&lt;([.$D9]+[.$E9]);0;FLOOR(([.BU$12]-[.$D9]-[.$E9])/[.$C9];1)+1)" office:value-type="float" office:value="2" calcext:value-type="float">
            <text:p>2</text:p>
          </table:table-cell>
          <table:table-cell table:formula="of:=IF([.BV$12]&lt;([.$D9]+[.$E9]);0;FLOOR(([.BV$12]-[.$D9]-[.$E9])/[.$C9];1)+1)" office:value-type="float" office:value="2" calcext:value-type="float">
            <text:p>2</text:p>
          </table:table-cell>
          <table:table-cell table:formula="of:=IF([.BW$12]&lt;([.$D9]+[.$E9]);0;FLOOR(([.BW$12]-[.$D9]-[.$E9])/[.$C9];1)+1)" office:value-type="float" office:value="2" calcext:value-type="float">
            <text:p>2</text:p>
          </table:table-cell>
          <table:table-cell table:formula="of:=IF([.BX$12]&lt;([.$D9]+[.$E9]);0;FLOOR(([.BX$12]-[.$D9]-[.$E9])/[.$C9];1)+1)" office:value-type="float" office:value="2" calcext:value-type="float">
            <text:p>2</text:p>
          </table:table-cell>
          <table:table-cell table:formula="of:=IF([.BY$12]&lt;([.$D9]+[.$E9]);0;FLOOR(([.BY$12]-[.$D9]-[.$E9])/[.$C9];1)+1)" office:value-type="float" office:value="2" calcext:value-type="float">
            <text:p>2</text:p>
          </table:table-cell>
          <table:table-cell table:formula="of:=IF([.BZ$12]&lt;([.$D9]+[.$E9]);0;FLOOR(([.BZ$12]-[.$D9]-[.$E9])/[.$C9];1)+1)" office:value-type="float" office:value="2" calcext:value-type="float">
            <text:p>2</text:p>
          </table:table-cell>
          <table:table-cell table:formula="of:=IF([.CA$12]&lt;([.$D9]+[.$E9]);0;FLOOR(([.CA$12]-[.$D9]-[.$E9])/[.$C9];1)+1)" office:value-type="float" office:value="2" calcext:value-type="float">
            <text:p>2</text:p>
          </table:table-cell>
          <table:table-cell table:formula="of:=IF([.CB$12]&lt;([.$D9]+[.$E9]);0;FLOOR(([.CB$12]-[.$D9]-[.$E9])/[.$C9];1)+1)" office:value-type="float" office:value="2" calcext:value-type="float">
            <text:p>2</text:p>
          </table:table-cell>
          <table:table-cell table:formula="of:=IF([.CC$12]&lt;([.$D9]+[.$E9]);0;FLOOR(([.CC$12]-[.$D9]-[.$E9])/[.$C9];1)+1)" office:value-type="float" office:value="3" calcext:value-type="float">
            <text:p>3</text:p>
          </table:table-cell>
          <table:table-cell table:formula="of:=IF([.CD$12]&lt;([.$D9]+[.$E9]);0;FLOOR(([.CD$12]-[.$D9]-[.$E9])/[.$C9];1)+1)" office:value-type="float" office:value="3" calcext:value-type="float">
            <text:p>3</text:p>
          </table:table-cell>
          <table:table-cell table:formula="of:=IF([.CE$12]&lt;([.$D9]+[.$E9]);0;FLOOR(([.CE$12]-[.$D9]-[.$E9])/[.$C9];1)+1)" office:value-type="float" office:value="3" calcext:value-type="float">
            <text:p>3</text:p>
          </table:table-cell>
          <table:table-cell table:formula="of:=IF([.CF$12]&lt;([.$D9]+[.$E9]);0;FLOOR(([.CF$12]-[.$D9]-[.$E9])/[.$C9];1)+1)" office:value-type="float" office:value="3" calcext:value-type="float">
            <text:p>3</text:p>
          </table:table-cell>
          <table:table-cell table:formula="of:=IF([.CG$12]&lt;([.$D9]+[.$E9]);0;FLOOR(([.CG$12]-[.$D9]-[.$E9])/[.$C9];1)+1)" office:value-type="float" office:value="3" calcext:value-type="float">
            <text:p>3</text:p>
          </table:table-cell>
          <table:table-cell table:formula="of:=IF([.CH$12]&lt;([.$D9]+[.$E9]);0;FLOOR(([.CH$12]-[.$D9]-[.$E9])/[.$C9];1)+1)" office:value-type="float" office:value="3" calcext:value-type="float">
            <text:p>3</text:p>
          </table:table-cell>
          <table:table-cell table:formula="of:=IF([.CI$12]&lt;([.$D9]+[.$E9]);0;FLOOR(([.CI$12]-[.$D9]-[.$E9])/[.$C9];1)+1)" office:value-type="float" office:value="3" calcext:value-type="float">
            <text:p>3</text:p>
          </table:table-cell>
          <table:table-cell table:formula="of:=IF([.CJ$12]&lt;([.$D9]+[.$E9]);0;FLOOR(([.CJ$12]-[.$D9]-[.$E9])/[.$C9];1)+1)" office:value-type="float" office:value="3" calcext:value-type="float">
            <text:p>3</text:p>
          </table:table-cell>
          <table:table-cell table:formula="of:=IF([.CK$12]&lt;([.$D9]+[.$E9]);0;FLOOR(([.CK$12]-[.$D9]-[.$E9])/[.$C9];1)+1)" office:value-type="float" office:value="3" calcext:value-type="float">
            <text:p>3</text:p>
          </table:table-cell>
          <table:table-cell table:formula="of:=IF([.CL$12]&lt;([.$D9]+[.$E9]);0;FLOOR(([.CL$12]-[.$D9]-[.$E9])/[.$C9];1)+1)" office:value-type="float" office:value="3" calcext:value-type="float">
            <text:p>3</text:p>
          </table:table-cell>
          <table:table-cell table:formula="of:=IF([.CM$12]&lt;([.$D9]+[.$E9]);0;FLOOR(([.CM$12]-[.$D9]-[.$E9])/[.$C9];1)+1)" office:value-type="float" office:value="3" calcext:value-type="float">
            <text:p>3</text:p>
          </table:table-cell>
          <table:table-cell table:formula="of:=IF([.CN$12]&lt;([.$D9]+[.$E9]);0;FLOOR(([.CN$12]-[.$D9]-[.$E9])/[.$C9];1)+1)" office:value-type="float" office:value="3" calcext:value-type="float">
            <text:p>3</text:p>
          </table:table-cell>
          <table:table-cell table:formula="of:=IF([.CO$12]&lt;([.$D9]+[.$E9]);0;FLOOR(([.CO$12]-[.$D9]-[.$E9])/[.$C9];1)+1)" office:value-type="float" office:value="3" calcext:value-type="float">
            <text:p>3</text:p>
          </table:table-cell>
          <table:table-cell table:formula="of:=IF([.CP$12]&lt;([.$D9]+[.$E9]);0;FLOOR(([.CP$12]-[.$D9]-[.$E9])/[.$C9];1)+1)" office:value-type="float" office:value="3" calcext:value-type="float">
            <text:p>3</text:p>
          </table:table-cell>
          <table:table-cell table:formula="of:=IF([.CQ$12]&lt;([.$D9]+[.$E9]);0;FLOOR(([.CQ$12]-[.$D9]-[.$E9])/[.$C9];1)+1)" office:value-type="float" office:value="3" calcext:value-type="float">
            <text:p>3</text:p>
          </table:table-cell>
          <table:table-cell table:formula="of:=IF([.CR$12]&lt;([.$D9]+[.$E9]);0;FLOOR(([.CR$12]-[.$D9]-[.$E9])/[.$C9];1)+1)" office:value-type="float" office:value="3" calcext:value-type="float">
            <text:p>3</text:p>
          </table:table-cell>
          <table:table-cell table:formula="of:=IF([.CS$12]&lt;([.$D9]+[.$E9]);0;FLOOR(([.CS$12]-[.$D9]-[.$E9])/[.$C9];1)+1)" office:value-type="float" office:value="3" calcext:value-type="float">
            <text:p>3</text:p>
          </table:table-cell>
          <table:table-cell table:formula="of:=IF([.CT$12]&lt;([.$D9]+[.$E9]);0;FLOOR(([.CT$12]-[.$D9]-[.$E9])/[.$C9];1)+1)" office:value-type="float" office:value="3" calcext:value-type="float">
            <text:p>3</text:p>
          </table:table-cell>
          <table:table-cell table:formula="of:=IF([.CU$12]&lt;([.$D9]+[.$E9]);0;FLOOR(([.CU$12]-[.$D9]-[.$E9])/[.$C9];1)+1)" office:value-type="float" office:value="3" calcext:value-type="float">
            <text:p>3</text:p>
          </table:table-cell>
          <table:table-cell table:formula="of:=IF([.CV$12]&lt;([.$D9]+[.$E9]);0;FLOOR(([.CV$12]-[.$D9]-[.$E9])/[.$C9];1)+1)" office:value-type="float" office:value="3" calcext:value-type="float">
            <text:p>3</text:p>
          </table:table-cell>
          <table:table-cell table:formula="of:=IF([.CW$12]&lt;([.$D9]+[.$E9]);0;FLOOR(([.CW$12]-[.$D9]-[.$E9])/[.$C9];1)+1)" office:value-type="float" office:value="3" calcext:value-type="float">
            <text:p>3</text:p>
          </table:table-cell>
          <table:table-cell table:formula="of:=IF([.CX$12]&lt;([.$D9]+[.$E9]);0;FLOOR(([.CX$12]-[.$D9]-[.$E9])/[.$C9];1)+1)" office:value-type="float" office:value="3" calcext:value-type="float">
            <text:p>3</text:p>
          </table:table-cell>
          <table:table-cell table:formula="of:=IF([.CY$12]&lt;([.$D9]+[.$E9]);0;FLOOR(([.CY$12]-[.$D9]-[.$E9])/[.$C9];1)+1)" office:value-type="float" office:value="3" calcext:value-type="float">
            <text:p>3</text:p>
          </table:table-cell>
          <table:table-cell table:formula="of:=IF([.CZ$12]&lt;([.$D9]+[.$E9]);0;FLOOR(([.CZ$12]-[.$D9]-[.$E9])/[.$C9];1)+1)" office:value-type="float" office:value="3" calcext:value-type="float">
            <text:p>3</text:p>
          </table:table-cell>
          <table:table-cell table:formula="of:=IF([.DA$12]&lt;([.$D9]+[.$E9]);0;FLOOR(([.DA$12]-[.$D9]-[.$E9])/[.$C9];1)+1)" office:value-type="float" office:value="3" calcext:value-type="float">
            <text:p>3</text:p>
          </table:table-cell>
          <table:table-cell table:formula="of:=IF([.DB$12]&lt;([.$D9]+[.$E9]);0;FLOOR(([.DB$12]-[.$D9]-[.$E9])/[.$C9];1)+1)" office:value-type="float" office:value="3" calcext:value-type="float">
            <text:p>3</text:p>
          </table:table-cell>
          <table:table-cell table:formula="of:=IF([.DC$12]&lt;([.$D9]+[.$E9]);0;FLOOR(([.DC$12]-[.$D9]-[.$E9])/[.$C9];1)+1)" office:value-type="float" office:value="4" calcext:value-type="float">
            <text:p>4</text:p>
          </table:table-cell>
          <table:table-cell table:formula="of:=IF([.DD$12]&lt;([.$D9]+[.$E9]);0;FLOOR(([.DD$12]-[.$D9]-[.$E9])/[.$C9];1)+1)" office:value-type="float" office:value="4" calcext:value-type="float">
            <text:p>4</text:p>
          </table:table-cell>
          <table:table-cell table:formula="of:=IF([.DE$12]&lt;([.$D9]+[.$E9]);0;FLOOR(([.DE$12]-[.$D9]-[.$E9])/[.$C9];1)+1)" office:value-type="float" office:value="4" calcext:value-type="float">
            <text:p>4</text:p>
          </table:table-cell>
          <table:table-cell table:formula="of:=IF([.DF$12]&lt;([.$D9]+[.$E9]);0;FLOOR(([.DF$12]-[.$D9]-[.$E9])/[.$C9];1)+1)" office:value-type="float" office:value="4" calcext:value-type="float">
            <text:p>4</text:p>
          </table:table-cell>
          <table:table-cell table:formula="of:=IF([.DG$12]&lt;([.$D9]+[.$E9]);0;FLOOR(([.DG$12]-[.$D9]-[.$E9])/[.$C9];1)+1)" office:value-type="float" office:value="4" calcext:value-type="float">
            <text:p>4</text:p>
          </table:table-cell>
          <table:table-cell table:formula="of:=IF([.DH$12]&lt;([.$D9]+[.$E9]);0;FLOOR(([.DH$12]-[.$D9]-[.$E9])/[.$C9];1)+1)" office:value-type="float" office:value="4" calcext:value-type="float">
            <text:p>4</text:p>
          </table:table-cell>
          <table:table-cell table:formula="of:=IF([.DI$12]&lt;([.$D9]+[.$E9]);0;FLOOR(([.DI$12]-[.$D9]-[.$E9])/[.$C9];1)+1)" office:value-type="float" office:value="4" calcext:value-type="float">
            <text:p>4</text:p>
          </table:table-cell>
          <table:table-cell table:formula="of:=IF([.DJ$12]&lt;([.$D9]+[.$E9]);0;FLOOR(([.DJ$12]-[.$D9]-[.$E9])/[.$C9];1)+1)" office:value-type="float" office:value="4" calcext:value-type="float">
            <text:p>4</text:p>
          </table:table-cell>
          <table:table-cell table:formula="of:=IF([.DK$12]&lt;([.$D9]+[.$E9]);0;FLOOR(([.DK$12]-[.$D9]-[.$E9])/[.$C9];1)+1)" office:value-type="float" office:value="4" calcext:value-type="float">
            <text:p>4</text:p>
          </table:table-cell>
          <table:table-cell table:formula="of:=IF([.DL$12]&lt;([.$D9]+[.$E9]);0;FLOOR(([.DL$12]-[.$D9]-[.$E9])/[.$C9];1)+1)" office:value-type="float" office:value="4" calcext:value-type="float">
            <text:p>4</text:p>
          </table:table-cell>
          <table:table-cell table:formula="of:=IF([.DM$12]&lt;([.$D9]+[.$E9]);0;FLOOR(([.DM$12]-[.$D9]-[.$E9])/[.$C9];1)+1)" office:value-type="float" office:value="4" calcext:value-type="float">
            <text:p>4</text:p>
          </table:table-cell>
          <table:table-cell table:formula="of:=IF([.DN$12]&lt;([.$D9]+[.$E9]);0;FLOOR(([.DN$12]-[.$D9]-[.$E9])/[.$C9];1)+1)" office:value-type="float" office:value="4" calcext:value-type="float">
            <text:p>4</text:p>
          </table:table-cell>
          <table:table-cell table:formula="of:=IF([.DO$12]&lt;([.$D9]+[.$E9]);0;FLOOR(([.DO$12]-[.$D9]-[.$E9])/[.$C9];1)+1)" office:value-type="float" office:value="4" calcext:value-type="float">
            <text:p>4</text:p>
          </table:table-cell>
          <table:table-cell table:formula="of:=IF([.DP$12]&lt;([.$D9]+[.$E9]);0;FLOOR(([.DP$12]-[.$D9]-[.$E9])/[.$C9];1)+1)" office:value-type="float" office:value="4" calcext:value-type="float">
            <text:p>4</text:p>
          </table:table-cell>
          <table:table-cell table:formula="of:=IF([.DQ$12]&lt;([.$D9]+[.$E9]);0;FLOOR(([.DQ$12]-[.$D9]-[.$E9])/[.$C9];1)+1)" office:value-type="float" office:value="4" calcext:value-type="float">
            <text:p>4</text:p>
          </table:table-cell>
          <table:table-cell table:formula="of:=IF([.DR$12]&lt;([.$D9]+[.$E9]);0;FLOOR(([.DR$12]-[.$D9]-[.$E9])/[.$C9];1)+1)" office:value-type="float" office:value="4" calcext:value-type="float">
            <text:p>4</text:p>
          </table:table-cell>
          <table:table-cell table:formula="of:=IF([.DS$12]&lt;([.$D9]+[.$E9]);0;FLOOR(([.DS$12]-[.$D9]-[.$E9])/[.$C9];1)+1)" office:value-type="float" office:value="4" calcext:value-type="float">
            <text:p>4</text:p>
          </table:table-cell>
          <table:table-cell table:formula="of:=IF([.DT$12]&lt;([.$D9]+[.$E9]);0;FLOOR(([.DT$12]-[.$D9]-[.$E9])/[.$C9];1)+1)" office:value-type="float" office:value="4" calcext:value-type="float">
            <text:p>4</text:p>
          </table:table-cell>
          <table:table-cell table:formula="of:=IF([.DU$12]&lt;([.$D9]+[.$E9]);0;FLOOR(([.DU$12]-[.$D9]-[.$E9])/[.$C9];1)+1)" office:value-type="float" office:value="4" calcext:value-type="float">
            <text:p>4</text:p>
          </table:table-cell>
          <table:table-cell table:formula="of:=IF([.DV$12]&lt;([.$D9]+[.$E9]);0;FLOOR(([.DV$12]-[.$D9]-[.$E9])/[.$C9];1)+1)" office:value-type="float" office:value="4" calcext:value-type="float">
            <text:p>4</text:p>
          </table:table-cell>
          <table:table-cell table:formula="of:=IF([.DW$12]&lt;([.$D9]+[.$E9]);0;FLOOR(([.DW$12]-[.$D9]-[.$E9])/[.$C9];1)+1)" office:value-type="float" office:value="4" calcext:value-type="float">
            <text:p>4</text:p>
          </table:table-cell>
          <table:table-cell table:formula="of:=IF([.DX$12]&lt;([.$D9]+[.$E9]);0;FLOOR(([.DX$12]-[.$D9]-[.$E9])/[.$C9];1)+1)" office:value-type="float" office:value="4" calcext:value-type="float">
            <text:p>4</text:p>
          </table:table-cell>
          <table:table-cell table:formula="of:=IF([.DY$12]&lt;([.$D9]+[.$E9]);0;FLOOR(([.DY$12]-[.$D9]-[.$E9])/[.$C9];1)+1)" office:value-type="float" office:value="4" calcext:value-type="float">
            <text:p>4</text:p>
          </table:table-cell>
          <table:table-cell table:formula="of:=IF([.DZ$12]&lt;([.$D9]+[.$E9]);0;FLOOR(([.DZ$12]-[.$D9]-[.$E9])/[.$C9];1)+1)" office:value-type="float" office:value="4" calcext:value-type="float">
            <text:p>4</text:p>
          </table:table-cell>
          <table:table-cell table:formula="of:=IF([.EA$12]&lt;([.$D9]+[.$E9]);0;FLOOR(([.EA$12]-[.$D9]-[.$E9])/[.$C9];1)+1)" office:value-type="float" office:value="4" calcext:value-type="float">
            <text:p>4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IF([.I$12]&lt;([.$D10]+[.$E10]);0;FLOOR(([.I$12]-[.$D10]-[.$E10])/[.$C10];1)+1)" office:value-type="float" office:value="0" calcext:value-type="float">
            <text:p>0</text:p>
          </table:table-cell>
          <table:table-cell table:formula="of:=IF([.J$12]&lt;([.$D10]+[.$E10]);0;FLOOR(([.J$12]-[.$D10]-[.$E10])/[.$C10];1)+1)" office:value-type="float" office:value="0" calcext:value-type="float">
            <text:p>0</text:p>
          </table:table-cell>
          <table:table-cell table:formula="of:=IF([.K$12]&lt;([.$D10]+[.$E10]);0;FLOOR(([.K$12]-[.$D10]-[.$E10])/[.$C10];1)+1)" office:value-type="float" office:value="0" calcext:value-type="float">
            <text:p>0</text:p>
          </table:table-cell>
          <table:table-cell table:formula="of:=IF([.L$12]&lt;([.$D10]+[.$E10]);0;FLOOR(([.L$12]-[.$D10]-[.$E10])/[.$C10];1)+1)" office:value-type="float" office:value="0" calcext:value-type="float">
            <text:p>0</text:p>
          </table:table-cell>
          <table:table-cell table:formula="of:=IF([.M$12]&lt;([.$D10]+[.$E10]);0;FLOOR(([.M$12]-[.$D10]-[.$E10])/[.$C10];1)+1)" office:value-type="float" office:value="0" calcext:value-type="float">
            <text:p>0</text:p>
          </table:table-cell>
          <table:table-cell table:formula="of:=IF([.N$12]&lt;([.$D10]+[.$E10]);0;FLOOR(([.N$12]-[.$D10]-[.$E10])/[.$C10];1)+1)" office:value-type="float" office:value="0" calcext:value-type="float">
            <text:p>0</text:p>
          </table:table-cell>
          <table:table-cell table:formula="of:=IF([.O$12]&lt;([.$D10]+[.$E10]);0;FLOOR(([.O$12]-[.$D10]-[.$E10])/[.$C10];1)+1)" office:value-type="float" office:value="0" calcext:value-type="float">
            <text:p>0</text:p>
          </table:table-cell>
          <table:table-cell table:formula="of:=IF([.P$12]&lt;([.$D10]+[.$E10]);0;FLOOR(([.P$12]-[.$D10]-[.$E10])/[.$C10];1)+1)" office:value-type="float" office:value="0" calcext:value-type="float">
            <text:p>0</text:p>
          </table:table-cell>
          <table:table-cell table:formula="of:=IF([.Q$12]&lt;([.$D10]+[.$E10]);0;FLOOR(([.Q$12]-[.$D10]-[.$E10])/[.$C10];1)+1)" office:value-type="float" office:value="0" calcext:value-type="float">
            <text:p>0</text:p>
          </table:table-cell>
          <table:table-cell table:formula="of:=IF([.R$12]&lt;([.$D10]+[.$E10]);0;FLOOR(([.R$12]-[.$D10]-[.$E10])/[.$C10];1)+1)" office:value-type="float" office:value="0" calcext:value-type="float">
            <text:p>0</text:p>
          </table:table-cell>
          <table:table-cell table:formula="of:=IF([.S$12]&lt;([.$D10]+[.$E10]);0;FLOOR(([.S$12]-[.$D10]-[.$E10])/[.$C10];1)+1)" office:value-type="float" office:value="0" calcext:value-type="float">
            <text:p>0</text:p>
          </table:table-cell>
          <table:table-cell table:formula="of:=IF([.T$12]&lt;([.$D10]+[.$E10]);0;FLOOR(([.T$12]-[.$D10]-[.$E10])/[.$C10];1)+1)" office:value-type="float" office:value="0" calcext:value-type="float">
            <text:p>0</text:p>
          </table:table-cell>
          <table:table-cell table:formula="of:=IF([.U$12]&lt;([.$D10]+[.$E10]);0;FLOOR(([.U$12]-[.$D10]-[.$E10])/[.$C10];1)+1)" office:value-type="float" office:value="0" calcext:value-type="float">
            <text:p>0</text:p>
          </table:table-cell>
          <table:table-cell table:formula="of:=IF([.V$12]&lt;([.$D10]+[.$E10]);0;FLOOR(([.V$12]-[.$D10]-[.$E10])/[.$C10];1)+1)" office:value-type="float" office:value="0" calcext:value-type="float">
            <text:p>0</text:p>
          </table:table-cell>
          <table:table-cell table:formula="of:=IF([.W$12]&lt;([.$D10]+[.$E10]);0;FLOOR(([.W$12]-[.$D10]-[.$E10])/[.$C10];1)+1)" office:value-type="float" office:value="0" calcext:value-type="float">
            <text:p>0</text:p>
          </table:table-cell>
          <table:table-cell table:formula="of:=IF([.X$12]&lt;([.$D10]+[.$E10]);0;FLOOR(([.X$12]-[.$D10]-[.$E10])/[.$C10];1)+1)" office:value-type="float" office:value="0" calcext:value-type="float">
            <text:p>0</text:p>
          </table:table-cell>
          <table:table-cell table:formula="of:=IF([.Y$12]&lt;([.$D10]+[.$E10]);0;FLOOR(([.Y$12]-[.$D10]-[.$E10])/[.$C10];1)+1)" office:value-type="float" office:value="0" calcext:value-type="float">
            <text:p>0</text:p>
          </table:table-cell>
          <table:table-cell table:formula="of:=IF([.Z$12]&lt;([.$D10]+[.$E10]);0;FLOOR(([.Z$12]-[.$D10]-[.$E10])/[.$C10];1)+1)" office:value-type="float" office:value="0" calcext:value-type="float">
            <text:p>0</text:p>
          </table:table-cell>
          <table:table-cell table:formula="of:=IF([.AA$12]&lt;([.$D10]+[.$E10]);0;FLOOR(([.AA$12]-[.$D10]-[.$E10])/[.$C10];1)+1)" office:value-type="float" office:value="0" calcext:value-type="float">
            <text:p>0</text:p>
          </table:table-cell>
          <table:table-cell table:formula="of:=IF([.AB$12]&lt;([.$D10]+[.$E10]);0;FLOOR(([.AB$12]-[.$D10]-[.$E10])/[.$C10];1)+1)" office:value-type="float" office:value="0" calcext:value-type="float">
            <text:p>0</text:p>
          </table:table-cell>
          <table:table-cell table:formula="of:=IF([.AC$12]&lt;([.$D10]+[.$E10]);0;FLOOR(([.AC$12]-[.$D10]-[.$E10])/[.$C10];1)+1)" office:value-type="float" office:value="1" calcext:value-type="float">
            <text:p>1</text:p>
          </table:table-cell>
          <table:table-cell table:formula="of:=IF([.AD$12]&lt;([.$D10]+[.$E10]);0;FLOOR(([.AD$12]-[.$D10]-[.$E10])/[.$C10];1)+1)" office:value-type="float" office:value="1" calcext:value-type="float">
            <text:p>1</text:p>
          </table:table-cell>
          <table:table-cell table:formula="of:=IF([.AE$12]&lt;([.$D10]+[.$E10]);0;FLOOR(([.AE$12]-[.$D10]-[.$E10])/[.$C10];1)+1)" office:value-type="float" office:value="1" calcext:value-type="float">
            <text:p>1</text:p>
          </table:table-cell>
          <table:table-cell table:formula="of:=IF([.AF$12]&lt;([.$D10]+[.$E10]);0;FLOOR(([.AF$12]-[.$D10]-[.$E10])/[.$C10];1)+1)" office:value-type="float" office:value="1" calcext:value-type="float">
            <text:p>1</text:p>
          </table:table-cell>
          <table:table-cell table:formula="of:=IF([.AG$12]&lt;([.$D10]+[.$E10]);0;FLOOR(([.AG$12]-[.$D10]-[.$E10])/[.$C10];1)+1)" office:value-type="float" office:value="1" calcext:value-type="float">
            <text:p>1</text:p>
          </table:table-cell>
          <table:table-cell table:formula="of:=IF([.AH$12]&lt;([.$D10]+[.$E10]);0;FLOOR(([.AH$12]-[.$D10]-[.$E10])/[.$C10];1)+1)" office:value-type="float" office:value="1" calcext:value-type="float">
            <text:p>1</text:p>
          </table:table-cell>
          <table:table-cell table:formula="of:=IF([.AI$12]&lt;([.$D10]+[.$E10]);0;FLOOR(([.AI$12]-[.$D10]-[.$E10])/[.$C10];1)+1)" office:value-type="float" office:value="1" calcext:value-type="float">
            <text:p>1</text:p>
          </table:table-cell>
          <table:table-cell table:formula="of:=IF([.AJ$12]&lt;([.$D10]+[.$E10]);0;FLOOR(([.AJ$12]-[.$D10]-[.$E10])/[.$C10];1)+1)" office:value-type="float" office:value="1" calcext:value-type="float">
            <text:p>1</text:p>
          </table:table-cell>
          <table:table-cell table:formula="of:=IF([.AK$12]&lt;([.$D10]+[.$E10]);0;FLOOR(([.AK$12]-[.$D10]-[.$E10])/[.$C10];1)+1)" office:value-type="float" office:value="1" calcext:value-type="float">
            <text:p>1</text:p>
          </table:table-cell>
          <table:table-cell table:formula="of:=IF([.AL$12]&lt;([.$D10]+[.$E10]);0;FLOOR(([.AL$12]-[.$D10]-[.$E10])/[.$C10];1)+1)" office:value-type="float" office:value="1" calcext:value-type="float">
            <text:p>1</text:p>
          </table:table-cell>
          <table:table-cell table:formula="of:=IF([.AM$12]&lt;([.$D10]+[.$E10]);0;FLOOR(([.AM$12]-[.$D10]-[.$E10])/[.$C10];1)+1)" office:value-type="float" office:value="1" calcext:value-type="float">
            <text:p>1</text:p>
          </table:table-cell>
          <table:table-cell table:formula="of:=IF([.AN$12]&lt;([.$D10]+[.$E10]);0;FLOOR(([.AN$12]-[.$D10]-[.$E10])/[.$C10];1)+1)" office:value-type="float" office:value="1" calcext:value-type="float">
            <text:p>1</text:p>
          </table:table-cell>
          <table:table-cell table:formula="of:=IF([.AO$12]&lt;([.$D10]+[.$E10]);0;FLOOR(([.AO$12]-[.$D10]-[.$E10])/[.$C10];1)+1)" office:value-type="float" office:value="1" calcext:value-type="float">
            <text:p>1</text:p>
          </table:table-cell>
          <table:table-cell table:formula="of:=IF([.AP$12]&lt;([.$D10]+[.$E10]);0;FLOOR(([.AP$12]-[.$D10]-[.$E10])/[.$C10];1)+1)" office:value-type="float" office:value="1" calcext:value-type="float">
            <text:p>1</text:p>
          </table:table-cell>
          <table:table-cell table:formula="of:=IF([.AQ$12]&lt;([.$D10]+[.$E10]);0;FLOOR(([.AQ$12]-[.$D10]-[.$E10])/[.$C10];1)+1)" office:value-type="float" office:value="1" calcext:value-type="float">
            <text:p>1</text:p>
          </table:table-cell>
          <table:table-cell table:formula="of:=IF([.AR$12]&lt;([.$D10]+[.$E10]);0;FLOOR(([.AR$12]-[.$D10]-[.$E10])/[.$C10];1)+1)" office:value-type="float" office:value="1" calcext:value-type="float">
            <text:p>1</text:p>
          </table:table-cell>
          <table:table-cell table:formula="of:=IF([.AS$12]&lt;([.$D10]+[.$E10]);0;FLOOR(([.AS$12]-[.$D10]-[.$E10])/[.$C10];1)+1)" office:value-type="float" office:value="1" calcext:value-type="float">
            <text:p>1</text:p>
          </table:table-cell>
          <table:table-cell table:formula="of:=IF([.AT$12]&lt;([.$D10]+[.$E10]);0;FLOOR(([.AT$12]-[.$D10]-[.$E10])/[.$C10];1)+1)" office:value-type="float" office:value="1" calcext:value-type="float">
            <text:p>1</text:p>
          </table:table-cell>
          <table:table-cell table:formula="of:=IF([.AU$12]&lt;([.$D10]+[.$E10]);0;FLOOR(([.AU$12]-[.$D10]-[.$E10])/[.$C10];1)+1)" office:value-type="float" office:value="1" calcext:value-type="float">
            <text:p>1</text:p>
          </table:table-cell>
          <table:table-cell table:formula="of:=IF([.AV$12]&lt;([.$D10]+[.$E10]);0;FLOOR(([.AV$12]-[.$D10]-[.$E10])/[.$C10];1)+1)" office:value-type="float" office:value="1" calcext:value-type="float">
            <text:p>1</text:p>
          </table:table-cell>
          <table:table-cell table:formula="of:=IF([.AW$12]&lt;([.$D10]+[.$E10]);0;FLOOR(([.AW$12]-[.$D10]-[.$E10])/[.$C10];1)+1)" office:value-type="float" office:value="1" calcext:value-type="float">
            <text:p>1</text:p>
          </table:table-cell>
          <table:table-cell table:formula="of:=IF([.AX$12]&lt;([.$D10]+[.$E10]);0;FLOOR(([.AX$12]-[.$D10]-[.$E10])/[.$C10];1)+1)" office:value-type="float" office:value="1" calcext:value-type="float">
            <text:p>1</text:p>
          </table:table-cell>
          <table:table-cell table:formula="of:=IF([.AY$12]&lt;([.$D10]+[.$E10]);0;FLOOR(([.AY$12]-[.$D10]-[.$E10])/[.$C10];1)+1)" office:value-type="float" office:value="1" calcext:value-type="float">
            <text:p>1</text:p>
          </table:table-cell>
          <table:table-cell table:formula="of:=IF([.AZ$12]&lt;([.$D10]+[.$E10]);0;FLOOR(([.AZ$12]-[.$D10]-[.$E10])/[.$C10];1)+1)" office:value-type="float" office:value="1" calcext:value-type="float">
            <text:p>1</text:p>
          </table:table-cell>
          <table:table-cell table:formula="of:=IF([.BA$12]&lt;([.$D10]+[.$E10]);0;FLOOR(([.BA$12]-[.$D10]-[.$E10])/[.$C10];1)+1)" office:value-type="float" office:value="1" calcext:value-type="float">
            <text:p>1</text:p>
          </table:table-cell>
          <table:table-cell table:formula="of:=IF([.BB$12]&lt;([.$D10]+[.$E10]);0;FLOOR(([.BB$12]-[.$D10]-[.$E10])/[.$C10];1)+1)" office:value-type="float" office:value="1" calcext:value-type="float">
            <text:p>1</text:p>
          </table:table-cell>
          <table:table-cell table:formula="of:=IF([.BC$12]&lt;([.$D10]+[.$E10]);0;FLOOR(([.BC$12]-[.$D10]-[.$E10])/[.$C10];1)+1)" office:value-type="float" office:value="1" calcext:value-type="float">
            <text:p>1</text:p>
          </table:table-cell>
          <table:table-cell table:formula="of:=IF([.BD$12]&lt;([.$D10]+[.$E10]);0;FLOOR(([.BD$12]-[.$D10]-[.$E10])/[.$C10];1)+1)" office:value-type="float" office:value="2" calcext:value-type="float">
            <text:p>2</text:p>
          </table:table-cell>
          <table:table-cell table:formula="of:=IF([.BE$12]&lt;([.$D10]+[.$E10]);0;FLOOR(([.BE$12]-[.$D10]-[.$E10])/[.$C10];1)+1)" office:value-type="float" office:value="2" calcext:value-type="float">
            <text:p>2</text:p>
          </table:table-cell>
          <table:table-cell table:formula="of:=IF([.BF$12]&lt;([.$D10]+[.$E10]);0;FLOOR(([.BF$12]-[.$D10]-[.$E10])/[.$C10];1)+1)" office:value-type="float" office:value="2" calcext:value-type="float">
            <text:p>2</text:p>
          </table:table-cell>
          <table:table-cell table:formula="of:=IF([.BG$12]&lt;([.$D10]+[.$E10]);0;FLOOR(([.BG$12]-[.$D10]-[.$E10])/[.$C10];1)+1)" office:value-type="float" office:value="2" calcext:value-type="float">
            <text:p>2</text:p>
          </table:table-cell>
          <table:table-cell table:formula="of:=IF([.BH$12]&lt;([.$D10]+[.$E10]);0;FLOOR(([.BH$12]-[.$D10]-[.$E10])/[.$C10];1)+1)" office:value-type="float" office:value="2" calcext:value-type="float">
            <text:p>2</text:p>
          </table:table-cell>
          <table:table-cell table:formula="of:=IF([.BI$12]&lt;([.$D10]+[.$E10]);0;FLOOR(([.BI$12]-[.$D10]-[.$E10])/[.$C10];1)+1)" office:value-type="float" office:value="2" calcext:value-type="float">
            <text:p>2</text:p>
          </table:table-cell>
          <table:table-cell table:formula="of:=IF([.BJ$12]&lt;([.$D10]+[.$E10]);0;FLOOR(([.BJ$12]-[.$D10]-[.$E10])/[.$C10];1)+1)" office:value-type="float" office:value="2" calcext:value-type="float">
            <text:p>2</text:p>
          </table:table-cell>
          <table:table-cell table:formula="of:=IF([.BK$12]&lt;([.$D10]+[.$E10]);0;FLOOR(([.BK$12]-[.$D10]-[.$E10])/[.$C10];1)+1)" office:value-type="float" office:value="2" calcext:value-type="float">
            <text:p>2</text:p>
          </table:table-cell>
          <table:table-cell table:formula="of:=IF([.BL$12]&lt;([.$D10]+[.$E10]);0;FLOOR(([.BL$12]-[.$D10]-[.$E10])/[.$C10];1)+1)" office:value-type="float" office:value="2" calcext:value-type="float">
            <text:p>2</text:p>
          </table:table-cell>
          <table:table-cell table:formula="of:=IF([.BM$12]&lt;([.$D10]+[.$E10]);0;FLOOR(([.BM$12]-[.$D10]-[.$E10])/[.$C10];1)+1)" office:value-type="float" office:value="2" calcext:value-type="float">
            <text:p>2</text:p>
          </table:table-cell>
          <table:table-cell table:formula="of:=IF([.BN$12]&lt;([.$D10]+[.$E10]);0;FLOOR(([.BN$12]-[.$D10]-[.$E10])/[.$C10];1)+1)" office:value-type="float" office:value="2" calcext:value-type="float">
            <text:p>2</text:p>
          </table:table-cell>
          <table:table-cell table:formula="of:=IF([.BO$12]&lt;([.$D10]+[.$E10]);0;FLOOR(([.BO$12]-[.$D10]-[.$E10])/[.$C10];1)+1)" office:value-type="float" office:value="2" calcext:value-type="float">
            <text:p>2</text:p>
          </table:table-cell>
          <table:table-cell table:formula="of:=IF([.BP$12]&lt;([.$D10]+[.$E10]);0;FLOOR(([.BP$12]-[.$D10]-[.$E10])/[.$C10];1)+1)" office:value-type="float" office:value="2" calcext:value-type="float">
            <text:p>2</text:p>
          </table:table-cell>
          <table:table-cell table:formula="of:=IF([.BQ$12]&lt;([.$D10]+[.$E10]);0;FLOOR(([.BQ$12]-[.$D10]-[.$E10])/[.$C10];1)+1)" office:value-type="float" office:value="2" calcext:value-type="float">
            <text:p>2</text:p>
          </table:table-cell>
          <table:table-cell table:formula="of:=IF([.BR$12]&lt;([.$D10]+[.$E10]);0;FLOOR(([.BR$12]-[.$D10]-[.$E10])/[.$C10];1)+1)" office:value-type="float" office:value="2" calcext:value-type="float">
            <text:p>2</text:p>
          </table:table-cell>
          <table:table-cell table:formula="of:=IF([.BS$12]&lt;([.$D10]+[.$E10]);0;FLOOR(([.BS$12]-[.$D10]-[.$E10])/[.$C10];1)+1)" office:value-type="float" office:value="2" calcext:value-type="float">
            <text:p>2</text:p>
          </table:table-cell>
          <table:table-cell table:formula="of:=IF([.BT$12]&lt;([.$D10]+[.$E10]);0;FLOOR(([.BT$12]-[.$D10]-[.$E10])/[.$C10];1)+1)" office:value-type="float" office:value="2" calcext:value-type="float">
            <text:p>2</text:p>
          </table:table-cell>
          <table:table-cell table:formula="of:=IF([.BU$12]&lt;([.$D10]+[.$E10]);0;FLOOR(([.BU$12]-[.$D10]-[.$E10])/[.$C10];1)+1)" office:value-type="float" office:value="2" calcext:value-type="float">
            <text:p>2</text:p>
          </table:table-cell>
          <table:table-cell table:formula="of:=IF([.BV$12]&lt;([.$D10]+[.$E10]);0;FLOOR(([.BV$12]-[.$D10]-[.$E10])/[.$C10];1)+1)" office:value-type="float" office:value="2" calcext:value-type="float">
            <text:p>2</text:p>
          </table:table-cell>
          <table:table-cell table:formula="of:=IF([.BW$12]&lt;([.$D10]+[.$E10]);0;FLOOR(([.BW$12]-[.$D10]-[.$E10])/[.$C10];1)+1)" office:value-type="float" office:value="2" calcext:value-type="float">
            <text:p>2</text:p>
          </table:table-cell>
          <table:table-cell table:formula="of:=IF([.BX$12]&lt;([.$D10]+[.$E10]);0;FLOOR(([.BX$12]-[.$D10]-[.$E10])/[.$C10];1)+1)" office:value-type="float" office:value="2" calcext:value-type="float">
            <text:p>2</text:p>
          </table:table-cell>
          <table:table-cell table:formula="of:=IF([.BY$12]&lt;([.$D10]+[.$E10]);0;FLOOR(([.BY$12]-[.$D10]-[.$E10])/[.$C10];1)+1)" office:value-type="float" office:value="2" calcext:value-type="float">
            <text:p>2</text:p>
          </table:table-cell>
          <table:table-cell table:formula="of:=IF([.BZ$12]&lt;([.$D10]+[.$E10]);0;FLOOR(([.BZ$12]-[.$D10]-[.$E10])/[.$C10];1)+1)" office:value-type="float" office:value="2" calcext:value-type="float">
            <text:p>2</text:p>
          </table:table-cell>
          <table:table-cell table:formula="of:=IF([.CA$12]&lt;([.$D10]+[.$E10]);0;FLOOR(([.CA$12]-[.$D10]-[.$E10])/[.$C10];1)+1)" office:value-type="float" office:value="2" calcext:value-type="float">
            <text:p>2</text:p>
          </table:table-cell>
          <table:table-cell table:formula="of:=IF([.CB$12]&lt;([.$D10]+[.$E10]);0;FLOOR(([.CB$12]-[.$D10]-[.$E10])/[.$C10];1)+1)" office:value-type="float" office:value="2" calcext:value-type="float">
            <text:p>2</text:p>
          </table:table-cell>
          <table:table-cell table:formula="of:=IF([.CC$12]&lt;([.$D10]+[.$E10]);0;FLOOR(([.CC$12]-[.$D10]-[.$E10])/[.$C10];1)+1)" office:value-type="float" office:value="2" calcext:value-type="float">
            <text:p>2</text:p>
          </table:table-cell>
          <table:table-cell table:formula="of:=IF([.CD$12]&lt;([.$D10]+[.$E10]);0;FLOOR(([.CD$12]-[.$D10]-[.$E10])/[.$C10];1)+1)" office:value-type="float" office:value="2" calcext:value-type="float">
            <text:p>2</text:p>
          </table:table-cell>
          <table:table-cell table:formula="of:=IF([.CE$12]&lt;([.$D10]+[.$E10]);0;FLOOR(([.CE$12]-[.$D10]-[.$E10])/[.$C10];1)+1)" office:value-type="float" office:value="3" calcext:value-type="float">
            <text:p>3</text:p>
          </table:table-cell>
          <table:table-cell table:formula="of:=IF([.CF$12]&lt;([.$D10]+[.$E10]);0;FLOOR(([.CF$12]-[.$D10]-[.$E10])/[.$C10];1)+1)" office:value-type="float" office:value="3" calcext:value-type="float">
            <text:p>3</text:p>
          </table:table-cell>
          <table:table-cell table:formula="of:=IF([.CG$12]&lt;([.$D10]+[.$E10]);0;FLOOR(([.CG$12]-[.$D10]-[.$E10])/[.$C10];1)+1)" office:value-type="float" office:value="3" calcext:value-type="float">
            <text:p>3</text:p>
          </table:table-cell>
          <table:table-cell table:formula="of:=IF([.CH$12]&lt;([.$D10]+[.$E10]);0;FLOOR(([.CH$12]-[.$D10]-[.$E10])/[.$C10];1)+1)" office:value-type="float" office:value="3" calcext:value-type="float">
            <text:p>3</text:p>
          </table:table-cell>
          <table:table-cell table:formula="of:=IF([.CI$12]&lt;([.$D10]+[.$E10]);0;FLOOR(([.CI$12]-[.$D10]-[.$E10])/[.$C10];1)+1)" office:value-type="float" office:value="3" calcext:value-type="float">
            <text:p>3</text:p>
          </table:table-cell>
          <table:table-cell table:formula="of:=IF([.CJ$12]&lt;([.$D10]+[.$E10]);0;FLOOR(([.CJ$12]-[.$D10]-[.$E10])/[.$C10];1)+1)" office:value-type="float" office:value="3" calcext:value-type="float">
            <text:p>3</text:p>
          </table:table-cell>
          <table:table-cell table:formula="of:=IF([.CK$12]&lt;([.$D10]+[.$E10]);0;FLOOR(([.CK$12]-[.$D10]-[.$E10])/[.$C10];1)+1)" office:value-type="float" office:value="3" calcext:value-type="float">
            <text:p>3</text:p>
          </table:table-cell>
          <table:table-cell table:formula="of:=IF([.CL$12]&lt;([.$D10]+[.$E10]);0;FLOOR(([.CL$12]-[.$D10]-[.$E10])/[.$C10];1)+1)" office:value-type="float" office:value="3" calcext:value-type="float">
            <text:p>3</text:p>
          </table:table-cell>
          <table:table-cell table:formula="of:=IF([.CM$12]&lt;([.$D10]+[.$E10]);0;FLOOR(([.CM$12]-[.$D10]-[.$E10])/[.$C10];1)+1)" office:value-type="float" office:value="3" calcext:value-type="float">
            <text:p>3</text:p>
          </table:table-cell>
          <table:table-cell table:formula="of:=IF([.CN$12]&lt;([.$D10]+[.$E10]);0;FLOOR(([.CN$12]-[.$D10]-[.$E10])/[.$C10];1)+1)" office:value-type="float" office:value="3" calcext:value-type="float">
            <text:p>3</text:p>
          </table:table-cell>
          <table:table-cell table:formula="of:=IF([.CO$12]&lt;([.$D10]+[.$E10]);0;FLOOR(([.CO$12]-[.$D10]-[.$E10])/[.$C10];1)+1)" office:value-type="float" office:value="3" calcext:value-type="float">
            <text:p>3</text:p>
          </table:table-cell>
          <table:table-cell table:formula="of:=IF([.CP$12]&lt;([.$D10]+[.$E10]);0;FLOOR(([.CP$12]-[.$D10]-[.$E10])/[.$C10];1)+1)" office:value-type="float" office:value="3" calcext:value-type="float">
            <text:p>3</text:p>
          </table:table-cell>
          <table:table-cell table:formula="of:=IF([.CQ$12]&lt;([.$D10]+[.$E10]);0;FLOOR(([.CQ$12]-[.$D10]-[.$E10])/[.$C10];1)+1)" office:value-type="float" office:value="3" calcext:value-type="float">
            <text:p>3</text:p>
          </table:table-cell>
          <table:table-cell table:formula="of:=IF([.CR$12]&lt;([.$D10]+[.$E10]);0;FLOOR(([.CR$12]-[.$D10]-[.$E10])/[.$C10];1)+1)" office:value-type="float" office:value="3" calcext:value-type="float">
            <text:p>3</text:p>
          </table:table-cell>
          <table:table-cell table:formula="of:=IF([.CS$12]&lt;([.$D10]+[.$E10]);0;FLOOR(([.CS$12]-[.$D10]-[.$E10])/[.$C10];1)+1)" office:value-type="float" office:value="3" calcext:value-type="float">
            <text:p>3</text:p>
          </table:table-cell>
          <table:table-cell table:formula="of:=IF([.CT$12]&lt;([.$D10]+[.$E10]);0;FLOOR(([.CT$12]-[.$D10]-[.$E10])/[.$C10];1)+1)" office:value-type="float" office:value="3" calcext:value-type="float">
            <text:p>3</text:p>
          </table:table-cell>
          <table:table-cell table:formula="of:=IF([.CU$12]&lt;([.$D10]+[.$E10]);0;FLOOR(([.CU$12]-[.$D10]-[.$E10])/[.$C10];1)+1)" office:value-type="float" office:value="3" calcext:value-type="float">
            <text:p>3</text:p>
          </table:table-cell>
          <table:table-cell table:formula="of:=IF([.CV$12]&lt;([.$D10]+[.$E10]);0;FLOOR(([.CV$12]-[.$D10]-[.$E10])/[.$C10];1)+1)" office:value-type="float" office:value="3" calcext:value-type="float">
            <text:p>3</text:p>
          </table:table-cell>
          <table:table-cell table:formula="of:=IF([.CW$12]&lt;([.$D10]+[.$E10]);0;FLOOR(([.CW$12]-[.$D10]-[.$E10])/[.$C10];1)+1)" office:value-type="float" office:value="3" calcext:value-type="float">
            <text:p>3</text:p>
          </table:table-cell>
          <table:table-cell table:formula="of:=IF([.CX$12]&lt;([.$D10]+[.$E10]);0;FLOOR(([.CX$12]-[.$D10]-[.$E10])/[.$C10];1)+1)" office:value-type="float" office:value="3" calcext:value-type="float">
            <text:p>3</text:p>
          </table:table-cell>
          <table:table-cell table:formula="of:=IF([.CY$12]&lt;([.$D10]+[.$E10]);0;FLOOR(([.CY$12]-[.$D10]-[.$E10])/[.$C10];1)+1)" office:value-type="float" office:value="3" calcext:value-type="float">
            <text:p>3</text:p>
          </table:table-cell>
          <table:table-cell table:formula="of:=IF([.CZ$12]&lt;([.$D10]+[.$E10]);0;FLOOR(([.CZ$12]-[.$D10]-[.$E10])/[.$C10];1)+1)" office:value-type="float" office:value="3" calcext:value-type="float">
            <text:p>3</text:p>
          </table:table-cell>
          <table:table-cell table:formula="of:=IF([.DA$12]&lt;([.$D10]+[.$E10]);0;FLOOR(([.DA$12]-[.$D10]-[.$E10])/[.$C10];1)+1)" office:value-type="float" office:value="3" calcext:value-type="float">
            <text:p>3</text:p>
          </table:table-cell>
          <table:table-cell table:formula="of:=IF([.DB$12]&lt;([.$D10]+[.$E10]);0;FLOOR(([.DB$12]-[.$D10]-[.$E10])/[.$C10];1)+1)" office:value-type="float" office:value="3" calcext:value-type="float">
            <text:p>3</text:p>
          </table:table-cell>
          <table:table-cell table:formula="of:=IF([.DC$12]&lt;([.$D10]+[.$E10]);0;FLOOR(([.DC$12]-[.$D10]-[.$E10])/[.$C10];1)+1)" office:value-type="float" office:value="3" calcext:value-type="float">
            <text:p>3</text:p>
          </table:table-cell>
          <table:table-cell table:formula="of:=IF([.DD$12]&lt;([.$D10]+[.$E10]);0;FLOOR(([.DD$12]-[.$D10]-[.$E10])/[.$C10];1)+1)" office:value-type="float" office:value="3" calcext:value-type="float">
            <text:p>3</text:p>
          </table:table-cell>
          <table:table-cell table:formula="of:=IF([.DE$12]&lt;([.$D10]+[.$E10]);0;FLOOR(([.DE$12]-[.$D10]-[.$E10])/[.$C10];1)+1)" office:value-type="float" office:value="3" calcext:value-type="float">
            <text:p>3</text:p>
          </table:table-cell>
          <table:table-cell table:formula="of:=IF([.DF$12]&lt;([.$D10]+[.$E10]);0;FLOOR(([.DF$12]-[.$D10]-[.$E10])/[.$C10];1)+1)" office:value-type="float" office:value="4" calcext:value-type="float">
            <text:p>4</text:p>
          </table:table-cell>
          <table:table-cell table:formula="of:=IF([.DG$12]&lt;([.$D10]+[.$E10]);0;FLOOR(([.DG$12]-[.$D10]-[.$E10])/[.$C10];1)+1)" office:value-type="float" office:value="4" calcext:value-type="float">
            <text:p>4</text:p>
          </table:table-cell>
          <table:table-cell table:formula="of:=IF([.DH$12]&lt;([.$D10]+[.$E10]);0;FLOOR(([.DH$12]-[.$D10]-[.$E10])/[.$C10];1)+1)" office:value-type="float" office:value="4" calcext:value-type="float">
            <text:p>4</text:p>
          </table:table-cell>
          <table:table-cell table:formula="of:=IF([.DI$12]&lt;([.$D10]+[.$E10]);0;FLOOR(([.DI$12]-[.$D10]-[.$E10])/[.$C10];1)+1)" office:value-type="float" office:value="4" calcext:value-type="float">
            <text:p>4</text:p>
          </table:table-cell>
          <table:table-cell table:formula="of:=IF([.DJ$12]&lt;([.$D10]+[.$E10]);0;FLOOR(([.DJ$12]-[.$D10]-[.$E10])/[.$C10];1)+1)" office:value-type="float" office:value="4" calcext:value-type="float">
            <text:p>4</text:p>
          </table:table-cell>
          <table:table-cell table:formula="of:=IF([.DK$12]&lt;([.$D10]+[.$E10]);0;FLOOR(([.DK$12]-[.$D10]-[.$E10])/[.$C10];1)+1)" office:value-type="float" office:value="4" calcext:value-type="float">
            <text:p>4</text:p>
          </table:table-cell>
          <table:table-cell table:formula="of:=IF([.DL$12]&lt;([.$D10]+[.$E10]);0;FLOOR(([.DL$12]-[.$D10]-[.$E10])/[.$C10];1)+1)" office:value-type="float" office:value="4" calcext:value-type="float">
            <text:p>4</text:p>
          </table:table-cell>
          <table:table-cell table:formula="of:=IF([.DM$12]&lt;([.$D10]+[.$E10]);0;FLOOR(([.DM$12]-[.$D10]-[.$E10])/[.$C10];1)+1)" office:value-type="float" office:value="4" calcext:value-type="float">
            <text:p>4</text:p>
          </table:table-cell>
          <table:table-cell table:formula="of:=IF([.DN$12]&lt;([.$D10]+[.$E10]);0;FLOOR(([.DN$12]-[.$D10]-[.$E10])/[.$C10];1)+1)" office:value-type="float" office:value="4" calcext:value-type="float">
            <text:p>4</text:p>
          </table:table-cell>
          <table:table-cell table:formula="of:=IF([.DO$12]&lt;([.$D10]+[.$E10]);0;FLOOR(([.DO$12]-[.$D10]-[.$E10])/[.$C10];1)+1)" office:value-type="float" office:value="4" calcext:value-type="float">
            <text:p>4</text:p>
          </table:table-cell>
          <table:table-cell table:formula="of:=IF([.DP$12]&lt;([.$D10]+[.$E10]);0;FLOOR(([.DP$12]-[.$D10]-[.$E10])/[.$C10];1)+1)" office:value-type="float" office:value="4" calcext:value-type="float">
            <text:p>4</text:p>
          </table:table-cell>
          <table:table-cell table:formula="of:=IF([.DQ$12]&lt;([.$D10]+[.$E10]);0;FLOOR(([.DQ$12]-[.$D10]-[.$E10])/[.$C10];1)+1)" office:value-type="float" office:value="4" calcext:value-type="float">
            <text:p>4</text:p>
          </table:table-cell>
          <table:table-cell table:formula="of:=IF([.DR$12]&lt;([.$D10]+[.$E10]);0;FLOOR(([.DR$12]-[.$D10]-[.$E10])/[.$C10];1)+1)" office:value-type="float" office:value="4" calcext:value-type="float">
            <text:p>4</text:p>
          </table:table-cell>
          <table:table-cell table:formula="of:=IF([.DS$12]&lt;([.$D10]+[.$E10]);0;FLOOR(([.DS$12]-[.$D10]-[.$E10])/[.$C10];1)+1)" office:value-type="float" office:value="4" calcext:value-type="float">
            <text:p>4</text:p>
          </table:table-cell>
          <table:table-cell table:formula="of:=IF([.DT$12]&lt;([.$D10]+[.$E10]);0;FLOOR(([.DT$12]-[.$D10]-[.$E10])/[.$C10];1)+1)" office:value-type="float" office:value="4" calcext:value-type="float">
            <text:p>4</text:p>
          </table:table-cell>
          <table:table-cell table:formula="of:=IF([.DU$12]&lt;([.$D10]+[.$E10]);0;FLOOR(([.DU$12]-[.$D10]-[.$E10])/[.$C10];1)+1)" office:value-type="float" office:value="4" calcext:value-type="float">
            <text:p>4</text:p>
          </table:table-cell>
          <table:table-cell table:formula="of:=IF([.DV$12]&lt;([.$D10]+[.$E10]);0;FLOOR(([.DV$12]-[.$D10]-[.$E10])/[.$C10];1)+1)" office:value-type="float" office:value="4" calcext:value-type="float">
            <text:p>4</text:p>
          </table:table-cell>
          <table:table-cell table:formula="of:=IF([.DW$12]&lt;([.$D10]+[.$E10]);0;FLOOR(([.DW$12]-[.$D10]-[.$E10])/[.$C10];1)+1)" office:value-type="float" office:value="4" calcext:value-type="float">
            <text:p>4</text:p>
          </table:table-cell>
          <table:table-cell table:formula="of:=IF([.DX$12]&lt;([.$D10]+[.$E10]);0;FLOOR(([.DX$12]-[.$D10]-[.$E10])/[.$C10];1)+1)" office:value-type="float" office:value="4" calcext:value-type="float">
            <text:p>4</text:p>
          </table:table-cell>
          <table:table-cell table:formula="of:=IF([.DY$12]&lt;([.$D10]+[.$E10]);0;FLOOR(([.DY$12]-[.$D10]-[.$E10])/[.$C10];1)+1)" office:value-type="float" office:value="4" calcext:value-type="float">
            <text:p>4</text:p>
          </table:table-cell>
          <table:table-cell table:formula="of:=IF([.DZ$12]&lt;([.$D10]+[.$E10]);0;FLOOR(([.DZ$12]-[.$D10]-[.$E10])/[.$C10];1)+1)" office:value-type="float" office:value="4" calcext:value-type="float">
            <text:p>4</text:p>
          </table:table-cell>
          <table:table-cell table:formula="of:=IF([.EA$12]&lt;([.$D10]+[.$E10]);0;FLOOR(([.EA$12]-[.$D10]-[.$E10])/[.$C10];1)+1)" office:value-type="float" office:value="4" calcext:value-type="float">
            <text:p>4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IF([.I$12]&lt;([.$D11]+[.$E11]);0;FLOOR(([.I$12]-[.$D11]-[.$E11])/[.$C11];1)+1)" office:value-type="float" office:value="0" calcext:value-type="float">
            <text:p>0</text:p>
          </table:table-cell>
          <table:table-cell table:formula="of:=IF([.J$12]&lt;([.$D11]+[.$E11]);0;FLOOR(([.J$12]-[.$D11]-[.$E11])/[.$C11];1)+1)" office:value-type="float" office:value="0" calcext:value-type="float">
            <text:p>0</text:p>
          </table:table-cell>
          <table:table-cell table:formula="of:=IF([.K$12]&lt;([.$D11]+[.$E11]);0;FLOOR(([.K$12]-[.$D11]-[.$E11])/[.$C11];1)+1)" office:value-type="float" office:value="0" calcext:value-type="float">
            <text:p>0</text:p>
          </table:table-cell>
          <table:table-cell table:formula="of:=IF([.L$12]&lt;([.$D11]+[.$E11]);0;FLOOR(([.L$12]-[.$D11]-[.$E11])/[.$C11];1)+1)" office:value-type="float" office:value="0" calcext:value-type="float">
            <text:p>0</text:p>
          </table:table-cell>
          <table:table-cell table:formula="of:=IF([.M$12]&lt;([.$D11]+[.$E11]);0;FLOOR(([.M$12]-[.$D11]-[.$E11])/[.$C11];1)+1)" office:value-type="float" office:value="0" calcext:value-type="float">
            <text:p>0</text:p>
          </table:table-cell>
          <table:table-cell table:formula="of:=IF([.N$12]&lt;([.$D11]+[.$E11]);0;FLOOR(([.N$12]-[.$D11]-[.$E11])/[.$C11];1)+1)" office:value-type="float" office:value="0" calcext:value-type="float">
            <text:p>0</text:p>
          </table:table-cell>
          <table:table-cell table:formula="of:=IF([.O$12]&lt;([.$D11]+[.$E11]);0;FLOOR(([.O$12]-[.$D11]-[.$E11])/[.$C11];1)+1)" office:value-type="float" office:value="0" calcext:value-type="float">
            <text:p>0</text:p>
          </table:table-cell>
          <table:table-cell table:formula="of:=IF([.P$12]&lt;([.$D11]+[.$E11]);0;FLOOR(([.P$12]-[.$D11]-[.$E11])/[.$C11];1)+1)" office:value-type="float" office:value="0" calcext:value-type="float">
            <text:p>0</text:p>
          </table:table-cell>
          <table:table-cell table:formula="of:=IF([.Q$12]&lt;([.$D11]+[.$E11]);0;FLOOR(([.Q$12]-[.$D11]-[.$E11])/[.$C11];1)+1)" office:value-type="float" office:value="0" calcext:value-type="float">
            <text:p>0</text:p>
          </table:table-cell>
          <table:table-cell table:formula="of:=IF([.R$12]&lt;([.$D11]+[.$E11]);0;FLOOR(([.R$12]-[.$D11]-[.$E11])/[.$C11];1)+1)" office:value-type="float" office:value="0" calcext:value-type="float">
            <text:p>0</text:p>
          </table:table-cell>
          <table:table-cell table:formula="of:=IF([.S$12]&lt;([.$D11]+[.$E11]);0;FLOOR(([.S$12]-[.$D11]-[.$E11])/[.$C11];1)+1)" office:value-type="float" office:value="0" calcext:value-type="float">
            <text:p>0</text:p>
          </table:table-cell>
          <table:table-cell table:formula="of:=IF([.T$12]&lt;([.$D11]+[.$E11]);0;FLOOR(([.T$12]-[.$D11]-[.$E11])/[.$C11];1)+1)" office:value-type="float" office:value="0" calcext:value-type="float">
            <text:p>0</text:p>
          </table:table-cell>
          <table:table-cell table:formula="of:=IF([.U$12]&lt;([.$D11]+[.$E11]);0;FLOOR(([.U$12]-[.$D11]-[.$E11])/[.$C11];1)+1)" office:value-type="float" office:value="0" calcext:value-type="float">
            <text:p>0</text:p>
          </table:table-cell>
          <table:table-cell table:formula="of:=IF([.V$12]&lt;([.$D11]+[.$E11]);0;FLOOR(([.V$12]-[.$D11]-[.$E11])/[.$C11];1)+1)" office:value-type="float" office:value="0" calcext:value-type="float">
            <text:p>0</text:p>
          </table:table-cell>
          <table:table-cell table:formula="of:=IF([.W$12]&lt;([.$D11]+[.$E11]);0;FLOOR(([.W$12]-[.$D11]-[.$E11])/[.$C11];1)+1)" office:value-type="float" office:value="0" calcext:value-type="float">
            <text:p>0</text:p>
          </table:table-cell>
          <table:table-cell table:formula="of:=IF([.X$12]&lt;([.$D11]+[.$E11]);0;FLOOR(([.X$12]-[.$D11]-[.$E11])/[.$C11];1)+1)" office:value-type="float" office:value="0" calcext:value-type="float">
            <text:p>0</text:p>
          </table:table-cell>
          <table:table-cell table:formula="of:=IF([.Y$12]&lt;([.$D11]+[.$E11]);0;FLOOR(([.Y$12]-[.$D11]-[.$E11])/[.$C11];1)+1)" office:value-type="float" office:value="0" calcext:value-type="float">
            <text:p>0</text:p>
          </table:table-cell>
          <table:table-cell table:formula="of:=IF([.Z$12]&lt;([.$D11]+[.$E11]);0;FLOOR(([.Z$12]-[.$D11]-[.$E11])/[.$C11];1)+1)" office:value-type="float" office:value="0" calcext:value-type="float">
            <text:p>0</text:p>
          </table:table-cell>
          <table:table-cell table:formula="of:=IF([.AA$12]&lt;([.$D11]+[.$E11]);0;FLOOR(([.AA$12]-[.$D11]-[.$E11])/[.$C11];1)+1)" office:value-type="float" office:value="0" calcext:value-type="float">
            <text:p>0</text:p>
          </table:table-cell>
          <table:table-cell table:formula="of:=IF([.AB$12]&lt;([.$D11]+[.$E11]);0;FLOOR(([.AB$12]-[.$D11]-[.$E11])/[.$C11];1)+1)" office:value-type="float" office:value="0" calcext:value-type="float">
            <text:p>0</text:p>
          </table:table-cell>
          <table:table-cell table:formula="of:=IF([.AC$12]&lt;([.$D11]+[.$E11]);0;FLOOR(([.AC$12]-[.$D11]-[.$E11])/[.$C11];1)+1)" office:value-type="float" office:value="1" calcext:value-type="float">
            <text:p>1</text:p>
          </table:table-cell>
          <table:table-cell table:formula="of:=IF([.AD$12]&lt;([.$D11]+[.$E11]);0;FLOOR(([.AD$12]-[.$D11]-[.$E11])/[.$C11];1)+1)" office:value-type="float" office:value="1" calcext:value-type="float">
            <text:p>1</text:p>
          </table:table-cell>
          <table:table-cell table:formula="of:=IF([.AE$12]&lt;([.$D11]+[.$E11]);0;FLOOR(([.AE$12]-[.$D11]-[.$E11])/[.$C11];1)+1)" office:value-type="float" office:value="1" calcext:value-type="float">
            <text:p>1</text:p>
          </table:table-cell>
          <table:table-cell table:formula="of:=IF([.AF$12]&lt;([.$D11]+[.$E11]);0;FLOOR(([.AF$12]-[.$D11]-[.$E11])/[.$C11];1)+1)" office:value-type="float" office:value="1" calcext:value-type="float">
            <text:p>1</text:p>
          </table:table-cell>
          <table:table-cell table:formula="of:=IF([.AG$12]&lt;([.$D11]+[.$E11]);0;FLOOR(([.AG$12]-[.$D11]-[.$E11])/[.$C11];1)+1)" office:value-type="float" office:value="1" calcext:value-type="float">
            <text:p>1</text:p>
          </table:table-cell>
          <table:table-cell table:formula="of:=IF([.AH$12]&lt;([.$D11]+[.$E11]);0;FLOOR(([.AH$12]-[.$D11]-[.$E11])/[.$C11];1)+1)" office:value-type="float" office:value="1" calcext:value-type="float">
            <text:p>1</text:p>
          </table:table-cell>
          <table:table-cell table:formula="of:=IF([.AI$12]&lt;([.$D11]+[.$E11]);0;FLOOR(([.AI$12]-[.$D11]-[.$E11])/[.$C11];1)+1)" office:value-type="float" office:value="1" calcext:value-type="float">
            <text:p>1</text:p>
          </table:table-cell>
          <table:table-cell table:formula="of:=IF([.AJ$12]&lt;([.$D11]+[.$E11]);0;FLOOR(([.AJ$12]-[.$D11]-[.$E11])/[.$C11];1)+1)" office:value-type="float" office:value="1" calcext:value-type="float">
            <text:p>1</text:p>
          </table:table-cell>
          <table:table-cell table:formula="of:=IF([.AK$12]&lt;([.$D11]+[.$E11]);0;FLOOR(([.AK$12]-[.$D11]-[.$E11])/[.$C11];1)+1)" office:value-type="float" office:value="1" calcext:value-type="float">
            <text:p>1</text:p>
          </table:table-cell>
          <table:table-cell table:formula="of:=IF([.AL$12]&lt;([.$D11]+[.$E11]);0;FLOOR(([.AL$12]-[.$D11]-[.$E11])/[.$C11];1)+1)" office:value-type="float" office:value="1" calcext:value-type="float">
            <text:p>1</text:p>
          </table:table-cell>
          <table:table-cell table:formula="of:=IF([.AM$12]&lt;([.$D11]+[.$E11]);0;FLOOR(([.AM$12]-[.$D11]-[.$E11])/[.$C11];1)+1)" office:value-type="float" office:value="1" calcext:value-type="float">
            <text:p>1</text:p>
          </table:table-cell>
          <table:table-cell table:formula="of:=IF([.AN$12]&lt;([.$D11]+[.$E11]);0;FLOOR(([.AN$12]-[.$D11]-[.$E11])/[.$C11];1)+1)" office:value-type="float" office:value="1" calcext:value-type="float">
            <text:p>1</text:p>
          </table:table-cell>
          <table:table-cell table:formula="of:=IF([.AO$12]&lt;([.$D11]+[.$E11]);0;FLOOR(([.AO$12]-[.$D11]-[.$E11])/[.$C11];1)+1)" office:value-type="float" office:value="1" calcext:value-type="float">
            <text:p>1</text:p>
          </table:table-cell>
          <table:table-cell table:formula="of:=IF([.AP$12]&lt;([.$D11]+[.$E11]);0;FLOOR(([.AP$12]-[.$D11]-[.$E11])/[.$C11];1)+1)" office:value-type="float" office:value="1" calcext:value-type="float">
            <text:p>1</text:p>
          </table:table-cell>
          <table:table-cell table:formula="of:=IF([.AQ$12]&lt;([.$D11]+[.$E11]);0;FLOOR(([.AQ$12]-[.$D11]-[.$E11])/[.$C11];1)+1)" office:value-type="float" office:value="1" calcext:value-type="float">
            <text:p>1</text:p>
          </table:table-cell>
          <table:table-cell table:formula="of:=IF([.AR$12]&lt;([.$D11]+[.$E11]);0;FLOOR(([.AR$12]-[.$D11]-[.$E11])/[.$C11];1)+1)" office:value-type="float" office:value="1" calcext:value-type="float">
            <text:p>1</text:p>
          </table:table-cell>
          <table:table-cell table:formula="of:=IF([.AS$12]&lt;([.$D11]+[.$E11]);0;FLOOR(([.AS$12]-[.$D11]-[.$E11])/[.$C11];1)+1)" office:value-type="float" office:value="1" calcext:value-type="float">
            <text:p>1</text:p>
          </table:table-cell>
          <table:table-cell table:formula="of:=IF([.AT$12]&lt;([.$D11]+[.$E11]);0;FLOOR(([.AT$12]-[.$D11]-[.$E11])/[.$C11];1)+1)" office:value-type="float" office:value="1" calcext:value-type="float">
            <text:p>1</text:p>
          </table:table-cell>
          <table:table-cell table:formula="of:=IF([.AU$12]&lt;([.$D11]+[.$E11]);0;FLOOR(([.AU$12]-[.$D11]-[.$E11])/[.$C11];1)+1)" office:value-type="float" office:value="1" calcext:value-type="float">
            <text:p>1</text:p>
          </table:table-cell>
          <table:table-cell table:formula="of:=IF([.AV$12]&lt;([.$D11]+[.$E11]);0;FLOOR(([.AV$12]-[.$D11]-[.$E11])/[.$C11];1)+1)" office:value-type="float" office:value="1" calcext:value-type="float">
            <text:p>1</text:p>
          </table:table-cell>
          <table:table-cell table:formula="of:=IF([.AW$12]&lt;([.$D11]+[.$E11]);0;FLOOR(([.AW$12]-[.$D11]-[.$E11])/[.$C11];1)+1)" office:value-type="float" office:value="1" calcext:value-type="float">
            <text:p>1</text:p>
          </table:table-cell>
          <table:table-cell table:formula="of:=IF([.AX$12]&lt;([.$D11]+[.$E11]);0;FLOOR(([.AX$12]-[.$D11]-[.$E11])/[.$C11];1)+1)" office:value-type="float" office:value="1" calcext:value-type="float">
            <text:p>1</text:p>
          </table:table-cell>
          <table:table-cell table:formula="of:=IF([.AY$12]&lt;([.$D11]+[.$E11]);0;FLOOR(([.AY$12]-[.$D11]-[.$E11])/[.$C11];1)+1)" office:value-type="float" office:value="1" calcext:value-type="float">
            <text:p>1</text:p>
          </table:table-cell>
          <table:table-cell table:formula="of:=IF([.AZ$12]&lt;([.$D11]+[.$E11]);0;FLOOR(([.AZ$12]-[.$D11]-[.$E11])/[.$C11];1)+1)" office:value-type="float" office:value="1" calcext:value-type="float">
            <text:p>1</text:p>
          </table:table-cell>
          <table:table-cell table:formula="of:=IF([.BA$12]&lt;([.$D11]+[.$E11]);0;FLOOR(([.BA$12]-[.$D11]-[.$E11])/[.$C11];1)+1)" office:value-type="float" office:value="1" calcext:value-type="float">
            <text:p>1</text:p>
          </table:table-cell>
          <table:table-cell table:formula="of:=IF([.BB$12]&lt;([.$D11]+[.$E11]);0;FLOOR(([.BB$12]-[.$D11]-[.$E11])/[.$C11];1)+1)" office:value-type="float" office:value="1" calcext:value-type="float">
            <text:p>1</text:p>
          </table:table-cell>
          <table:table-cell table:formula="of:=IF([.BC$12]&lt;([.$D11]+[.$E11]);0;FLOOR(([.BC$12]-[.$D11]-[.$E11])/[.$C11];1)+1)" office:value-type="float" office:value="1" calcext:value-type="float">
            <text:p>1</text:p>
          </table:table-cell>
          <table:table-cell table:formula="of:=IF([.BD$12]&lt;([.$D11]+[.$E11]);0;FLOOR(([.BD$12]-[.$D11]-[.$E11])/[.$C11];1)+1)" office:value-type="float" office:value="1" calcext:value-type="float">
            <text:p>1</text:p>
          </table:table-cell>
          <table:table-cell table:formula="of:=IF([.BE$12]&lt;([.$D11]+[.$E11]);0;FLOOR(([.BE$12]-[.$D11]-[.$E11])/[.$C11];1)+1)" office:value-type="float" office:value="2" calcext:value-type="float">
            <text:p>2</text:p>
          </table:table-cell>
          <table:table-cell table:formula="of:=IF([.BF$12]&lt;([.$D11]+[.$E11]);0;FLOOR(([.BF$12]-[.$D11]-[.$E11])/[.$C11];1)+1)" office:value-type="float" office:value="2" calcext:value-type="float">
            <text:p>2</text:p>
          </table:table-cell>
          <table:table-cell table:formula="of:=IF([.BG$12]&lt;([.$D11]+[.$E11]);0;FLOOR(([.BG$12]-[.$D11]-[.$E11])/[.$C11];1)+1)" office:value-type="float" office:value="2" calcext:value-type="float">
            <text:p>2</text:p>
          </table:table-cell>
          <table:table-cell table:formula="of:=IF([.BH$12]&lt;([.$D11]+[.$E11]);0;FLOOR(([.BH$12]-[.$D11]-[.$E11])/[.$C11];1)+1)" office:value-type="float" office:value="2" calcext:value-type="float">
            <text:p>2</text:p>
          </table:table-cell>
          <table:table-cell table:formula="of:=IF([.BI$12]&lt;([.$D11]+[.$E11]);0;FLOOR(([.BI$12]-[.$D11]-[.$E11])/[.$C11];1)+1)" office:value-type="float" office:value="2" calcext:value-type="float">
            <text:p>2</text:p>
          </table:table-cell>
          <table:table-cell table:formula="of:=IF([.BJ$12]&lt;([.$D11]+[.$E11]);0;FLOOR(([.BJ$12]-[.$D11]-[.$E11])/[.$C11];1)+1)" office:value-type="float" office:value="2" calcext:value-type="float">
            <text:p>2</text:p>
          </table:table-cell>
          <table:table-cell table:formula="of:=IF([.BK$12]&lt;([.$D11]+[.$E11]);0;FLOOR(([.BK$12]-[.$D11]-[.$E11])/[.$C11];1)+1)" office:value-type="float" office:value="2" calcext:value-type="float">
            <text:p>2</text:p>
          </table:table-cell>
          <table:table-cell table:formula="of:=IF([.BL$12]&lt;([.$D11]+[.$E11]);0;FLOOR(([.BL$12]-[.$D11]-[.$E11])/[.$C11];1)+1)" office:value-type="float" office:value="2" calcext:value-type="float">
            <text:p>2</text:p>
          </table:table-cell>
          <table:table-cell table:formula="of:=IF([.BM$12]&lt;([.$D11]+[.$E11]);0;FLOOR(([.BM$12]-[.$D11]-[.$E11])/[.$C11];1)+1)" office:value-type="float" office:value="2" calcext:value-type="float">
            <text:p>2</text:p>
          </table:table-cell>
          <table:table-cell table:formula="of:=IF([.BN$12]&lt;([.$D11]+[.$E11]);0;FLOOR(([.BN$12]-[.$D11]-[.$E11])/[.$C11];1)+1)" office:value-type="float" office:value="2" calcext:value-type="float">
            <text:p>2</text:p>
          </table:table-cell>
          <table:table-cell table:formula="of:=IF([.BO$12]&lt;([.$D11]+[.$E11]);0;FLOOR(([.BO$12]-[.$D11]-[.$E11])/[.$C11];1)+1)" office:value-type="float" office:value="2" calcext:value-type="float">
            <text:p>2</text:p>
          </table:table-cell>
          <table:table-cell table:formula="of:=IF([.BP$12]&lt;([.$D11]+[.$E11]);0;FLOOR(([.BP$12]-[.$D11]-[.$E11])/[.$C11];1)+1)" office:value-type="float" office:value="2" calcext:value-type="float">
            <text:p>2</text:p>
          </table:table-cell>
          <table:table-cell table:formula="of:=IF([.BQ$12]&lt;([.$D11]+[.$E11]);0;FLOOR(([.BQ$12]-[.$D11]-[.$E11])/[.$C11];1)+1)" office:value-type="float" office:value="2" calcext:value-type="float">
            <text:p>2</text:p>
          </table:table-cell>
          <table:table-cell table:formula="of:=IF([.BR$12]&lt;([.$D11]+[.$E11]);0;FLOOR(([.BR$12]-[.$D11]-[.$E11])/[.$C11];1)+1)" office:value-type="float" office:value="2" calcext:value-type="float">
            <text:p>2</text:p>
          </table:table-cell>
          <table:table-cell table:formula="of:=IF([.BS$12]&lt;([.$D11]+[.$E11]);0;FLOOR(([.BS$12]-[.$D11]-[.$E11])/[.$C11];1)+1)" office:value-type="float" office:value="2" calcext:value-type="float">
            <text:p>2</text:p>
          </table:table-cell>
          <table:table-cell table:formula="of:=IF([.BT$12]&lt;([.$D11]+[.$E11]);0;FLOOR(([.BT$12]-[.$D11]-[.$E11])/[.$C11];1)+1)" office:value-type="float" office:value="2" calcext:value-type="float">
            <text:p>2</text:p>
          </table:table-cell>
          <table:table-cell table:formula="of:=IF([.BU$12]&lt;([.$D11]+[.$E11]);0;FLOOR(([.BU$12]-[.$D11]-[.$E11])/[.$C11];1)+1)" office:value-type="float" office:value="2" calcext:value-type="float">
            <text:p>2</text:p>
          </table:table-cell>
          <table:table-cell table:formula="of:=IF([.BV$12]&lt;([.$D11]+[.$E11]);0;FLOOR(([.BV$12]-[.$D11]-[.$E11])/[.$C11];1)+1)" office:value-type="float" office:value="2" calcext:value-type="float">
            <text:p>2</text:p>
          </table:table-cell>
          <table:table-cell table:formula="of:=IF([.BW$12]&lt;([.$D11]+[.$E11]);0;FLOOR(([.BW$12]-[.$D11]-[.$E11])/[.$C11];1)+1)" office:value-type="float" office:value="2" calcext:value-type="float">
            <text:p>2</text:p>
          </table:table-cell>
          <table:table-cell table:formula="of:=IF([.BX$12]&lt;([.$D11]+[.$E11]);0;FLOOR(([.BX$12]-[.$D11]-[.$E11])/[.$C11];1)+1)" office:value-type="float" office:value="2" calcext:value-type="float">
            <text:p>2</text:p>
          </table:table-cell>
          <table:table-cell table:formula="of:=IF([.BY$12]&lt;([.$D11]+[.$E11]);0;FLOOR(([.BY$12]-[.$D11]-[.$E11])/[.$C11];1)+1)" office:value-type="float" office:value="2" calcext:value-type="float">
            <text:p>2</text:p>
          </table:table-cell>
          <table:table-cell table:formula="of:=IF([.BZ$12]&lt;([.$D11]+[.$E11]);0;FLOOR(([.BZ$12]-[.$D11]-[.$E11])/[.$C11];1)+1)" office:value-type="float" office:value="2" calcext:value-type="float">
            <text:p>2</text:p>
          </table:table-cell>
          <table:table-cell table:formula="of:=IF([.CA$12]&lt;([.$D11]+[.$E11]);0;FLOOR(([.CA$12]-[.$D11]-[.$E11])/[.$C11];1)+1)" office:value-type="float" office:value="2" calcext:value-type="float">
            <text:p>2</text:p>
          </table:table-cell>
          <table:table-cell table:formula="of:=IF([.CB$12]&lt;([.$D11]+[.$E11]);0;FLOOR(([.CB$12]-[.$D11]-[.$E11])/[.$C11];1)+1)" office:value-type="float" office:value="2" calcext:value-type="float">
            <text:p>2</text:p>
          </table:table-cell>
          <table:table-cell table:formula="of:=IF([.CC$12]&lt;([.$D11]+[.$E11]);0;FLOOR(([.CC$12]-[.$D11]-[.$E11])/[.$C11];1)+1)" office:value-type="float" office:value="2" calcext:value-type="float">
            <text:p>2</text:p>
          </table:table-cell>
          <table:table-cell table:formula="of:=IF([.CD$12]&lt;([.$D11]+[.$E11]);0;FLOOR(([.CD$12]-[.$D11]-[.$E11])/[.$C11];1)+1)" office:value-type="float" office:value="2" calcext:value-type="float">
            <text:p>2</text:p>
          </table:table-cell>
          <table:table-cell table:formula="of:=IF([.CE$12]&lt;([.$D11]+[.$E11]);0;FLOOR(([.CE$12]-[.$D11]-[.$E11])/[.$C11];1)+1)" office:value-type="float" office:value="2" calcext:value-type="float">
            <text:p>2</text:p>
          </table:table-cell>
          <table:table-cell table:formula="of:=IF([.CF$12]&lt;([.$D11]+[.$E11]);0;FLOOR(([.CF$12]-[.$D11]-[.$E11])/[.$C11];1)+1)" office:value-type="float" office:value="2" calcext:value-type="float">
            <text:p>2</text:p>
          </table:table-cell>
          <table:table-cell table:formula="of:=IF([.CG$12]&lt;([.$D11]+[.$E11]);0;FLOOR(([.CG$12]-[.$D11]-[.$E11])/[.$C11];1)+1)" office:value-type="float" office:value="3" calcext:value-type="float">
            <text:p>3</text:p>
          </table:table-cell>
          <table:table-cell table:formula="of:=IF([.CH$12]&lt;([.$D11]+[.$E11]);0;FLOOR(([.CH$12]-[.$D11]-[.$E11])/[.$C11];1)+1)" office:value-type="float" office:value="3" calcext:value-type="float">
            <text:p>3</text:p>
          </table:table-cell>
          <table:table-cell table:formula="of:=IF([.CI$12]&lt;([.$D11]+[.$E11]);0;FLOOR(([.CI$12]-[.$D11]-[.$E11])/[.$C11];1)+1)" office:value-type="float" office:value="3" calcext:value-type="float">
            <text:p>3</text:p>
          </table:table-cell>
          <table:table-cell table:formula="of:=IF([.CJ$12]&lt;([.$D11]+[.$E11]);0;FLOOR(([.CJ$12]-[.$D11]-[.$E11])/[.$C11];1)+1)" office:value-type="float" office:value="3" calcext:value-type="float">
            <text:p>3</text:p>
          </table:table-cell>
          <table:table-cell table:formula="of:=IF([.CK$12]&lt;([.$D11]+[.$E11]);0;FLOOR(([.CK$12]-[.$D11]-[.$E11])/[.$C11];1)+1)" office:value-type="float" office:value="3" calcext:value-type="float">
            <text:p>3</text:p>
          </table:table-cell>
          <table:table-cell table:formula="of:=IF([.CL$12]&lt;([.$D11]+[.$E11]);0;FLOOR(([.CL$12]-[.$D11]-[.$E11])/[.$C11];1)+1)" office:value-type="float" office:value="3" calcext:value-type="float">
            <text:p>3</text:p>
          </table:table-cell>
          <table:table-cell table:formula="of:=IF([.CM$12]&lt;([.$D11]+[.$E11]);0;FLOOR(([.CM$12]-[.$D11]-[.$E11])/[.$C11];1)+1)" office:value-type="float" office:value="3" calcext:value-type="float">
            <text:p>3</text:p>
          </table:table-cell>
          <table:table-cell table:formula="of:=IF([.CN$12]&lt;([.$D11]+[.$E11]);0;FLOOR(([.CN$12]-[.$D11]-[.$E11])/[.$C11];1)+1)" office:value-type="float" office:value="3" calcext:value-type="float">
            <text:p>3</text:p>
          </table:table-cell>
          <table:table-cell table:formula="of:=IF([.CO$12]&lt;([.$D11]+[.$E11]);0;FLOOR(([.CO$12]-[.$D11]-[.$E11])/[.$C11];1)+1)" office:value-type="float" office:value="3" calcext:value-type="float">
            <text:p>3</text:p>
          </table:table-cell>
          <table:table-cell table:formula="of:=IF([.CP$12]&lt;([.$D11]+[.$E11]);0;FLOOR(([.CP$12]-[.$D11]-[.$E11])/[.$C11];1)+1)" office:value-type="float" office:value="3" calcext:value-type="float">
            <text:p>3</text:p>
          </table:table-cell>
          <table:table-cell table:formula="of:=IF([.CQ$12]&lt;([.$D11]+[.$E11]);0;FLOOR(([.CQ$12]-[.$D11]-[.$E11])/[.$C11];1)+1)" office:value-type="float" office:value="3" calcext:value-type="float">
            <text:p>3</text:p>
          </table:table-cell>
          <table:table-cell table:formula="of:=IF([.CR$12]&lt;([.$D11]+[.$E11]);0;FLOOR(([.CR$12]-[.$D11]-[.$E11])/[.$C11];1)+1)" office:value-type="float" office:value="3" calcext:value-type="float">
            <text:p>3</text:p>
          </table:table-cell>
          <table:table-cell table:formula="of:=IF([.CS$12]&lt;([.$D11]+[.$E11]);0;FLOOR(([.CS$12]-[.$D11]-[.$E11])/[.$C11];1)+1)" office:value-type="float" office:value="3" calcext:value-type="float">
            <text:p>3</text:p>
          </table:table-cell>
          <table:table-cell table:formula="of:=IF([.CT$12]&lt;([.$D11]+[.$E11]);0;FLOOR(([.CT$12]-[.$D11]-[.$E11])/[.$C11];1)+1)" office:value-type="float" office:value="3" calcext:value-type="float">
            <text:p>3</text:p>
          </table:table-cell>
          <table:table-cell table:formula="of:=IF([.CU$12]&lt;([.$D11]+[.$E11]);0;FLOOR(([.CU$12]-[.$D11]-[.$E11])/[.$C11];1)+1)" office:value-type="float" office:value="3" calcext:value-type="float">
            <text:p>3</text:p>
          </table:table-cell>
          <table:table-cell table:formula="of:=IF([.CV$12]&lt;([.$D11]+[.$E11]);0;FLOOR(([.CV$12]-[.$D11]-[.$E11])/[.$C11];1)+1)" office:value-type="float" office:value="3" calcext:value-type="float">
            <text:p>3</text:p>
          </table:table-cell>
          <table:table-cell table:formula="of:=IF([.CW$12]&lt;([.$D11]+[.$E11]);0;FLOOR(([.CW$12]-[.$D11]-[.$E11])/[.$C11];1)+1)" office:value-type="float" office:value="3" calcext:value-type="float">
            <text:p>3</text:p>
          </table:table-cell>
          <table:table-cell table:formula="of:=IF([.CX$12]&lt;([.$D11]+[.$E11]);0;FLOOR(([.CX$12]-[.$D11]-[.$E11])/[.$C11];1)+1)" office:value-type="float" office:value="3" calcext:value-type="float">
            <text:p>3</text:p>
          </table:table-cell>
          <table:table-cell table:formula="of:=IF([.CY$12]&lt;([.$D11]+[.$E11]);0;FLOOR(([.CY$12]-[.$D11]-[.$E11])/[.$C11];1)+1)" office:value-type="float" office:value="3" calcext:value-type="float">
            <text:p>3</text:p>
          </table:table-cell>
          <table:table-cell table:formula="of:=IF([.CZ$12]&lt;([.$D11]+[.$E11]);0;FLOOR(([.CZ$12]-[.$D11]-[.$E11])/[.$C11];1)+1)" office:value-type="float" office:value="3" calcext:value-type="float">
            <text:p>3</text:p>
          </table:table-cell>
          <table:table-cell table:formula="of:=IF([.DA$12]&lt;([.$D11]+[.$E11]);0;FLOOR(([.DA$12]-[.$D11]-[.$E11])/[.$C11];1)+1)" office:value-type="float" office:value="3" calcext:value-type="float">
            <text:p>3</text:p>
          </table:table-cell>
          <table:table-cell table:formula="of:=IF([.DB$12]&lt;([.$D11]+[.$E11]);0;FLOOR(([.DB$12]-[.$D11]-[.$E11])/[.$C11];1)+1)" office:value-type="float" office:value="3" calcext:value-type="float">
            <text:p>3</text:p>
          </table:table-cell>
          <table:table-cell table:formula="of:=IF([.DC$12]&lt;([.$D11]+[.$E11]);0;FLOOR(([.DC$12]-[.$D11]-[.$E11])/[.$C11];1)+1)" office:value-type="float" office:value="3" calcext:value-type="float">
            <text:p>3</text:p>
          </table:table-cell>
          <table:table-cell table:formula="of:=IF([.DD$12]&lt;([.$D11]+[.$E11]);0;FLOOR(([.DD$12]-[.$D11]-[.$E11])/[.$C11];1)+1)" office:value-type="float" office:value="3" calcext:value-type="float">
            <text:p>3</text:p>
          </table:table-cell>
          <table:table-cell table:formula="of:=IF([.DE$12]&lt;([.$D11]+[.$E11]);0;FLOOR(([.DE$12]-[.$D11]-[.$E11])/[.$C11];1)+1)" office:value-type="float" office:value="3" calcext:value-type="float">
            <text:p>3</text:p>
          </table:table-cell>
          <table:table-cell table:formula="of:=IF([.DF$12]&lt;([.$D11]+[.$E11]);0;FLOOR(([.DF$12]-[.$D11]-[.$E11])/[.$C11];1)+1)" office:value-type="float" office:value="3" calcext:value-type="float">
            <text:p>3</text:p>
          </table:table-cell>
          <table:table-cell table:formula="of:=IF([.DG$12]&lt;([.$D11]+[.$E11]);0;FLOOR(([.DG$12]-[.$D11]-[.$E11])/[.$C11];1)+1)" office:value-type="float" office:value="3" calcext:value-type="float">
            <text:p>3</text:p>
          </table:table-cell>
          <table:table-cell table:formula="of:=IF([.DH$12]&lt;([.$D11]+[.$E11]);0;FLOOR(([.DH$12]-[.$D11]-[.$E11])/[.$C11];1)+1)" office:value-type="float" office:value="3" calcext:value-type="float">
            <text:p>3</text:p>
          </table:table-cell>
          <table:table-cell table:formula="of:=IF([.DI$12]&lt;([.$D11]+[.$E11]);0;FLOOR(([.DI$12]-[.$D11]-[.$E11])/[.$C11];1)+1)" office:value-type="float" office:value="4" calcext:value-type="float">
            <text:p>4</text:p>
          </table:table-cell>
          <table:table-cell table:formula="of:=IF([.DJ$12]&lt;([.$D11]+[.$E11]);0;FLOOR(([.DJ$12]-[.$D11]-[.$E11])/[.$C11];1)+1)" office:value-type="float" office:value="4" calcext:value-type="float">
            <text:p>4</text:p>
          </table:table-cell>
          <table:table-cell table:formula="of:=IF([.DK$12]&lt;([.$D11]+[.$E11]);0;FLOOR(([.DK$12]-[.$D11]-[.$E11])/[.$C11];1)+1)" office:value-type="float" office:value="4" calcext:value-type="float">
            <text:p>4</text:p>
          </table:table-cell>
          <table:table-cell table:formula="of:=IF([.DL$12]&lt;([.$D11]+[.$E11]);0;FLOOR(([.DL$12]-[.$D11]-[.$E11])/[.$C11];1)+1)" office:value-type="float" office:value="4" calcext:value-type="float">
            <text:p>4</text:p>
          </table:table-cell>
          <table:table-cell table:formula="of:=IF([.DM$12]&lt;([.$D11]+[.$E11]);0;FLOOR(([.DM$12]-[.$D11]-[.$E11])/[.$C11];1)+1)" office:value-type="float" office:value="4" calcext:value-type="float">
            <text:p>4</text:p>
          </table:table-cell>
          <table:table-cell table:formula="of:=IF([.DN$12]&lt;([.$D11]+[.$E11]);0;FLOOR(([.DN$12]-[.$D11]-[.$E11])/[.$C11];1)+1)" office:value-type="float" office:value="4" calcext:value-type="float">
            <text:p>4</text:p>
          </table:table-cell>
          <table:table-cell table:formula="of:=IF([.DO$12]&lt;([.$D11]+[.$E11]);0;FLOOR(([.DO$12]-[.$D11]-[.$E11])/[.$C11];1)+1)" office:value-type="float" office:value="4" calcext:value-type="float">
            <text:p>4</text:p>
          </table:table-cell>
          <table:table-cell table:formula="of:=IF([.DP$12]&lt;([.$D11]+[.$E11]);0;FLOOR(([.DP$12]-[.$D11]-[.$E11])/[.$C11];1)+1)" office:value-type="float" office:value="4" calcext:value-type="float">
            <text:p>4</text:p>
          </table:table-cell>
          <table:table-cell table:formula="of:=IF([.DQ$12]&lt;([.$D11]+[.$E11]);0;FLOOR(([.DQ$12]-[.$D11]-[.$E11])/[.$C11];1)+1)" office:value-type="float" office:value="4" calcext:value-type="float">
            <text:p>4</text:p>
          </table:table-cell>
          <table:table-cell table:formula="of:=IF([.DR$12]&lt;([.$D11]+[.$E11]);0;FLOOR(([.DR$12]-[.$D11]-[.$E11])/[.$C11];1)+1)" office:value-type="float" office:value="4" calcext:value-type="float">
            <text:p>4</text:p>
          </table:table-cell>
          <table:table-cell table:formula="of:=IF([.DS$12]&lt;([.$D11]+[.$E11]);0;FLOOR(([.DS$12]-[.$D11]-[.$E11])/[.$C11];1)+1)" office:value-type="float" office:value="4" calcext:value-type="float">
            <text:p>4</text:p>
          </table:table-cell>
          <table:table-cell table:formula="of:=IF([.DT$12]&lt;([.$D11]+[.$E11]);0;FLOOR(([.DT$12]-[.$D11]-[.$E11])/[.$C11];1)+1)" office:value-type="float" office:value="4" calcext:value-type="float">
            <text:p>4</text:p>
          </table:table-cell>
          <table:table-cell table:formula="of:=IF([.DU$12]&lt;([.$D11]+[.$E11]);0;FLOOR(([.DU$12]-[.$D11]-[.$E11])/[.$C11];1)+1)" office:value-type="float" office:value="4" calcext:value-type="float">
            <text:p>4</text:p>
          </table:table-cell>
          <table:table-cell table:formula="of:=IF([.DV$12]&lt;([.$D11]+[.$E11]);0;FLOOR(([.DV$12]-[.$D11]-[.$E11])/[.$C11];1)+1)" office:value-type="float" office:value="4" calcext:value-type="float">
            <text:p>4</text:p>
          </table:table-cell>
          <table:table-cell table:formula="of:=IF([.DW$12]&lt;([.$D11]+[.$E11]);0;FLOOR(([.DW$12]-[.$D11]-[.$E11])/[.$C11];1)+1)" office:value-type="float" office:value="4" calcext:value-type="float">
            <text:p>4</text:p>
          </table:table-cell>
          <table:table-cell table:formula="of:=IF([.DX$12]&lt;([.$D11]+[.$E11]);0;FLOOR(([.DX$12]-[.$D11]-[.$E11])/[.$C11];1)+1)" office:value-type="float" office:value="4" calcext:value-type="float">
            <text:p>4</text:p>
          </table:table-cell>
          <table:table-cell table:formula="of:=IF([.DY$12]&lt;([.$D11]+[.$E11]);0;FLOOR(([.DY$12]-[.$D11]-[.$E11])/[.$C11];1)+1)" office:value-type="float" office:value="4" calcext:value-type="float">
            <text:p>4</text:p>
          </table:table-cell>
          <table:table-cell table:formula="of:=IF([.DZ$12]&lt;([.$D11]+[.$E11]);0;FLOOR(([.DZ$12]-[.$D11]-[.$E11])/[.$C11];1)+1)" office:value-type="float" office:value="4" calcext:value-type="float">
            <text:p>4</text:p>
          </table:table-cell>
          <table:table-cell table:formula="of:=IF([.EA$12]&lt;([.$D11]+[.$E11]);0;FLOOR(([.EA$12]-[.$D11]-[.$E11])/[.$C11];1)+1)" office:value-type="float" office:value="4" calcext:value-type="float">
            <text:p>4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Default" table:number-columns-repeated="123"/>
        </table:table-row>
        <table:table-row table:style-name="ro1" table:visibility="collapse">
          <table:table-cell/>
          <table:table-cell table:style-name="ce9" table:number-columns-repeated="6"/>
          <table:table-cell table:style-name="ce9" office:value-type="string" calcext:value-type="string">
            <text:p>Next absolute</text:p>
          </table:table-cell>
          <table:table-cell table:formula="of:=FLOOR(MAX(0;([.I$12]-[.$E4]))/[.$C4];1)*[.$C4]+[.$D4]" office:value-type="float" office:value="5" calcext:value-type="float">
            <text:p>5</text:p>
          </table:table-cell>
          <table:table-cell table:formula="of:=FLOOR(MAX(0;([.J$12]-[.$E4]))/[.$C4];1)*[.$C4]+[.$D4]" office:value-type="float" office:value="5" calcext:value-type="float">
            <text:p>5</text:p>
          </table:table-cell>
          <table:table-cell table:formula="of:=FLOOR(MAX(0;([.K$12]-[.$E4]))/[.$C4];1)*[.$C4]+[.$D4]" office:value-type="float" office:value="5" calcext:value-type="float">
            <text:p>5</text:p>
          </table:table-cell>
          <table:table-cell table:formula="of:=FLOOR(MAX(0;([.L$12]-[.$E4]))/[.$C4];1)*[.$C4]+[.$D4]" office:value-type="float" office:value="5" calcext:value-type="float">
            <text:p>5</text:p>
          </table:table-cell>
          <table:table-cell table:formula="of:=FLOOR(MAX(0;([.M$12]-[.$E4]))/[.$C4];1)*[.$C4]+[.$D4]" office:value-type="float" office:value="5" calcext:value-type="float">
            <text:p>5</text:p>
          </table:table-cell>
          <table:table-cell table:formula="of:=FLOOR(MAX(0;([.N$12]-[.$E4]))/[.$C4];1)*[.$C4]+[.$D4]" office:value-type="float" office:value="10" calcext:value-type="float">
            <text:p>10</text:p>
          </table:table-cell>
          <table:table-cell table:formula="of:=FLOOR(MAX(0;([.O$12]-[.$E4]))/[.$C4];1)*[.$C4]+[.$D4]" office:value-type="float" office:value="10" calcext:value-type="float">
            <text:p>10</text:p>
          </table:table-cell>
          <table:table-cell table:formula="of:=FLOOR(MAX(0;([.P$12]-[.$E4]))/[.$C4];1)*[.$C4]+[.$D4]" office:value-type="float" office:value="10" calcext:value-type="float">
            <text:p>10</text:p>
          </table:table-cell>
          <table:table-cell table:formula="of:=FLOOR(MAX(0;([.Q$12]-[.$E4]))/[.$C4];1)*[.$C4]+[.$D4]" office:value-type="float" office:value="10" calcext:value-type="float">
            <text:p>10</text:p>
          </table:table-cell>
          <table:table-cell table:formula="of:=FLOOR(MAX(0;([.R$12]-[.$E4]))/[.$C4];1)*[.$C4]+[.$D4]" office:value-type="float" office:value="10" calcext:value-type="float">
            <text:p>10</text:p>
          </table:table-cell>
          <table:table-cell table:formula="of:=FLOOR(MAX(0;([.S$12]-[.$E4]))/[.$C4];1)*[.$C4]+[.$D4]" office:value-type="float" office:value="15" calcext:value-type="float">
            <text:p>15</text:p>
          </table:table-cell>
          <table:table-cell table:formula="of:=FLOOR(MAX(0;([.T$12]-[.$E4]))/[.$C4];1)*[.$C4]+[.$D4]" office:value-type="float" office:value="15" calcext:value-type="float">
            <text:p>15</text:p>
          </table:table-cell>
          <table:table-cell table:formula="of:=FLOOR(MAX(0;([.U$12]-[.$E4]))/[.$C4];1)*[.$C4]+[.$D4]" office:value-type="float" office:value="15" calcext:value-type="float">
            <text:p>15</text:p>
          </table:table-cell>
          <table:table-cell table:formula="of:=FLOOR(MAX(0;([.V$12]-[.$E4]))/[.$C4];1)*[.$C4]+[.$D4]" office:value-type="float" office:value="15" calcext:value-type="float">
            <text:p>15</text:p>
          </table:table-cell>
          <table:table-cell table:formula="of:=FLOOR(MAX(0;([.W$12]-[.$E4]))/[.$C4];1)*[.$C4]+[.$D4]" office:value-type="float" office:value="15" calcext:value-type="float">
            <text:p>15</text:p>
          </table:table-cell>
          <table:table-cell table:formula="of:=FLOOR(MAX(0;([.X$12]-[.$E4]))/[.$C4];1)*[.$C4]+[.$D4]" office:value-type="float" office:value="20" calcext:value-type="float">
            <text:p>20</text:p>
          </table:table-cell>
          <table:table-cell table:formula="of:=FLOOR(MAX(0;([.Y$12]-[.$E4]))/[.$C4];1)*[.$C4]+[.$D4]" office:value-type="float" office:value="20" calcext:value-type="float">
            <text:p>20</text:p>
          </table:table-cell>
          <table:table-cell table:formula="of:=FLOOR(MAX(0;([.Z$12]-[.$E4]))/[.$C4];1)*[.$C4]+[.$D4]" office:value-type="float" office:value="20" calcext:value-type="float">
            <text:p>20</text:p>
          </table:table-cell>
          <table:table-cell table:formula="of:=FLOOR(MAX(0;([.AA$12]-[.$E4]))/[.$C4];1)*[.$C4]+[.$D4]" office:value-type="float" office:value="20" calcext:value-type="float">
            <text:p>20</text:p>
          </table:table-cell>
          <table:table-cell table:formula="of:=FLOOR(MAX(0;([.AB$12]-[.$E4]))/[.$C4];1)*[.$C4]+[.$D4]" office:value-type="float" office:value="20" calcext:value-type="float">
            <text:p>20</text:p>
          </table:table-cell>
          <table:table-cell table:formula="of:=FLOOR(MAX(0;([.AC$12]-[.$E4]))/[.$C4];1)*[.$C4]+[.$D4]" office:value-type="float" office:value="25" calcext:value-type="float">
            <text:p>25</text:p>
          </table:table-cell>
          <table:table-cell table:formula="of:=FLOOR(MAX(0;([.AD$12]-[.$E4]))/[.$C4];1)*[.$C4]+[.$D4]" office:value-type="float" office:value="25" calcext:value-type="float">
            <text:p>25</text:p>
          </table:table-cell>
          <table:table-cell table:formula="of:=FLOOR(MAX(0;([.AE$12]-[.$E4]))/[.$C4];1)*[.$C4]+[.$D4]" office:value-type="float" office:value="25" calcext:value-type="float">
            <text:p>25</text:p>
          </table:table-cell>
          <table:table-cell table:formula="of:=FLOOR(MAX(0;([.AF$12]-[.$E4]))/[.$C4];1)*[.$C4]+[.$D4]" office:value-type="float" office:value="25" calcext:value-type="float">
            <text:p>25</text:p>
          </table:table-cell>
          <table:table-cell table:formula="of:=FLOOR(MAX(0;([.AG$12]-[.$E4]))/[.$C4];1)*[.$C4]+[.$D4]" office:value-type="float" office:value="25" calcext:value-type="float">
            <text:p>25</text:p>
          </table:table-cell>
          <table:table-cell table:formula="of:=FLOOR(MAX(0;([.AH$12]-[.$E4]))/[.$C4];1)*[.$C4]+[.$D4]" office:value-type="float" office:value="30" calcext:value-type="float">
            <text:p>30</text:p>
          </table:table-cell>
          <table:table-cell table:formula="of:=FLOOR(MAX(0;([.AI$12]-[.$E4]))/[.$C4];1)*[.$C4]+[.$D4]" office:value-type="float" office:value="30" calcext:value-type="float">
            <text:p>30</text:p>
          </table:table-cell>
          <table:table-cell table:formula="of:=FLOOR(MAX(0;([.AJ$12]-[.$E4]))/[.$C4];1)*[.$C4]+[.$D4]" office:value-type="float" office:value="30" calcext:value-type="float">
            <text:p>30</text:p>
          </table:table-cell>
          <table:table-cell table:formula="of:=FLOOR(MAX(0;([.AK$12]-[.$E4]))/[.$C4];1)*[.$C4]+[.$D4]" office:value-type="float" office:value="30" calcext:value-type="float">
            <text:p>30</text:p>
          </table:table-cell>
          <table:table-cell table:formula="of:=FLOOR(MAX(0;([.AL$12]-[.$E4]))/[.$C4];1)*[.$C4]+[.$D4]" office:value-type="float" office:value="30" calcext:value-type="float">
            <text:p>30</text:p>
          </table:table-cell>
          <table:table-cell table:formula="of:=FLOOR(MAX(0;([.AM$12]-[.$E4]))/[.$C4];1)*[.$C4]+[.$D4]" office:value-type="float" office:value="35" calcext:value-type="float">
            <text:p>35</text:p>
          </table:table-cell>
          <table:table-cell table:formula="of:=FLOOR(MAX(0;([.AN$12]-[.$E4]))/[.$C4];1)*[.$C4]+[.$D4]" office:value-type="float" office:value="35" calcext:value-type="float">
            <text:p>35</text:p>
          </table:table-cell>
          <table:table-cell table:formula="of:=FLOOR(MAX(0;([.AO$12]-[.$E4]))/[.$C4];1)*[.$C4]+[.$D4]" office:value-type="float" office:value="35" calcext:value-type="float">
            <text:p>35</text:p>
          </table:table-cell>
          <table:table-cell table:formula="of:=FLOOR(MAX(0;([.AP$12]-[.$E4]))/[.$C4];1)*[.$C4]+[.$D4]" office:value-type="float" office:value="35" calcext:value-type="float">
            <text:p>35</text:p>
          </table:table-cell>
          <table:table-cell table:formula="of:=FLOOR(MAX(0;([.AQ$12]-[.$E4]))/[.$C4];1)*[.$C4]+[.$D4]" office:value-type="float" office:value="35" calcext:value-type="float">
            <text:p>35</text:p>
          </table:table-cell>
          <table:table-cell table:formula="of:=FLOOR(MAX(0;([.AR$12]-[.$E4]))/[.$C4];1)*[.$C4]+[.$D4]" office:value-type="float" office:value="40" calcext:value-type="float">
            <text:p>40</text:p>
          </table:table-cell>
          <table:table-cell table:formula="of:=FLOOR(MAX(0;([.AS$12]-[.$E4]))/[.$C4];1)*[.$C4]+[.$D4]" office:value-type="float" office:value="40" calcext:value-type="float">
            <text:p>40</text:p>
          </table:table-cell>
          <table:table-cell table:formula="of:=FLOOR(MAX(0;([.AT$12]-[.$E4]))/[.$C4];1)*[.$C4]+[.$D4]" office:value-type="float" office:value="40" calcext:value-type="float">
            <text:p>40</text:p>
          </table:table-cell>
          <table:table-cell table:formula="of:=FLOOR(MAX(0;([.AU$12]-[.$E4]))/[.$C4];1)*[.$C4]+[.$D4]" office:value-type="float" office:value="40" calcext:value-type="float">
            <text:p>40</text:p>
          </table:table-cell>
          <table:table-cell table:formula="of:=FLOOR(MAX(0;([.AV$12]-[.$E4]))/[.$C4];1)*[.$C4]+[.$D4]" office:value-type="float" office:value="40" calcext:value-type="float">
            <text:p>40</text:p>
          </table:table-cell>
          <table:table-cell table:formula="of:=FLOOR(MAX(0;([.AW$12]-[.$E4]))/[.$C4];1)*[.$C4]+[.$D4]" office:value-type="float" office:value="45" calcext:value-type="float">
            <text:p>45</text:p>
          </table:table-cell>
          <table:table-cell table:formula="of:=FLOOR(MAX(0;([.AX$12]-[.$E4]))/[.$C4];1)*[.$C4]+[.$D4]" office:value-type="float" office:value="45" calcext:value-type="float">
            <text:p>45</text:p>
          </table:table-cell>
          <table:table-cell table:formula="of:=FLOOR(MAX(0;([.AY$12]-[.$E4]))/[.$C4];1)*[.$C4]+[.$D4]" office:value-type="float" office:value="45" calcext:value-type="float">
            <text:p>45</text:p>
          </table:table-cell>
          <table:table-cell table:formula="of:=FLOOR(MAX(0;([.AZ$12]-[.$E4]))/[.$C4];1)*[.$C4]+[.$D4]" office:value-type="float" office:value="45" calcext:value-type="float">
            <text:p>45</text:p>
          </table:table-cell>
          <table:table-cell table:formula="of:=FLOOR(MAX(0;([.BA$12]-[.$E4]))/[.$C4];1)*[.$C4]+[.$D4]" office:value-type="float" office:value="45" calcext:value-type="float">
            <text:p>45</text:p>
          </table:table-cell>
          <table:table-cell table:formula="of:=FLOOR(MAX(0;([.BB$12]-[.$E4]))/[.$C4];1)*[.$C4]+[.$D4]" office:value-type="float" office:value="50" calcext:value-type="float">
            <text:p>50</text:p>
          </table:table-cell>
          <table:table-cell table:formula="of:=FLOOR(MAX(0;([.BC$12]-[.$E4]))/[.$C4];1)*[.$C4]+[.$D4]" office:value-type="float" office:value="50" calcext:value-type="float">
            <text:p>50</text:p>
          </table:table-cell>
          <table:table-cell table:formula="of:=FLOOR(MAX(0;([.BD$12]-[.$E4]))/[.$C4];1)*[.$C4]+[.$D4]" office:value-type="float" office:value="50" calcext:value-type="float">
            <text:p>50</text:p>
          </table:table-cell>
          <table:table-cell table:formula="of:=FLOOR(MAX(0;([.BE$12]-[.$E4]))/[.$C4];1)*[.$C4]+[.$D4]" office:value-type="float" office:value="50" calcext:value-type="float">
            <text:p>50</text:p>
          </table:table-cell>
          <table:table-cell table:formula="of:=FLOOR(MAX(0;([.BF$12]-[.$E4]))/[.$C4];1)*[.$C4]+[.$D4]" office:value-type="float" office:value="50" calcext:value-type="float">
            <text:p>50</text:p>
          </table:table-cell>
          <table:table-cell table:formula="of:=FLOOR(MAX(0;([.BG$12]-[.$E4]))/[.$C4];1)*[.$C4]+[.$D4]" office:value-type="float" office:value="55" calcext:value-type="float">
            <text:p>55</text:p>
          </table:table-cell>
          <table:table-cell table:formula="of:=FLOOR(MAX(0;([.BH$12]-[.$E4]))/[.$C4];1)*[.$C4]+[.$D4]" office:value-type="float" office:value="55" calcext:value-type="float">
            <text:p>55</text:p>
          </table:table-cell>
          <table:table-cell table:formula="of:=FLOOR(MAX(0;([.BI$12]-[.$E4]))/[.$C4];1)*[.$C4]+[.$D4]" office:value-type="float" office:value="55" calcext:value-type="float">
            <text:p>55</text:p>
          </table:table-cell>
          <table:table-cell table:formula="of:=FLOOR(MAX(0;([.BJ$12]-[.$E4]))/[.$C4];1)*[.$C4]+[.$D4]" office:value-type="float" office:value="55" calcext:value-type="float">
            <text:p>55</text:p>
          </table:table-cell>
          <table:table-cell table:formula="of:=FLOOR(MAX(0;([.BK$12]-[.$E4]))/[.$C4];1)*[.$C4]+[.$D4]" office:value-type="float" office:value="55" calcext:value-type="float">
            <text:p>55</text:p>
          </table:table-cell>
          <table:table-cell table:formula="of:=FLOOR(MAX(0;([.BL$12]-[.$E4]))/[.$C4];1)*[.$C4]+[.$D4]" office:value-type="float" office:value="60" calcext:value-type="float">
            <text:p>60</text:p>
          </table:table-cell>
          <table:table-cell table:formula="of:=FLOOR(MAX(0;([.BM$12]-[.$E4]))/[.$C4];1)*[.$C4]+[.$D4]" office:value-type="float" office:value="60" calcext:value-type="float">
            <text:p>60</text:p>
          </table:table-cell>
          <table:table-cell table:formula="of:=FLOOR(MAX(0;([.BN$12]-[.$E4]))/[.$C4];1)*[.$C4]+[.$D4]" office:value-type="float" office:value="60" calcext:value-type="float">
            <text:p>60</text:p>
          </table:table-cell>
          <table:table-cell table:formula="of:=FLOOR(MAX(0;([.BO$12]-[.$E4]))/[.$C4];1)*[.$C4]+[.$D4]" office:value-type="float" office:value="60" calcext:value-type="float">
            <text:p>60</text:p>
          </table:table-cell>
          <table:table-cell table:formula="of:=FLOOR(MAX(0;([.BP$12]-[.$E4]))/[.$C4];1)*[.$C4]+[.$D4]" office:value-type="float" office:value="60" calcext:value-type="float">
            <text:p>60</text:p>
          </table:table-cell>
          <table:table-cell table:formula="of:=FLOOR(MAX(0;([.BQ$12]-[.$E4]))/[.$C4];1)*[.$C4]+[.$D4]" office:value-type="float" office:value="65" calcext:value-type="float">
            <text:p>65</text:p>
          </table:table-cell>
          <table:table-cell table:formula="of:=FLOOR(MAX(0;([.BR$12]-[.$E4]))/[.$C4];1)*[.$C4]+[.$D4]" office:value-type="float" office:value="65" calcext:value-type="float">
            <text:p>65</text:p>
          </table:table-cell>
          <table:table-cell table:formula="of:=FLOOR(MAX(0;([.BS$12]-[.$E4]))/[.$C4];1)*[.$C4]+[.$D4]" office:value-type="float" office:value="65" calcext:value-type="float">
            <text:p>65</text:p>
          </table:table-cell>
          <table:table-cell table:formula="of:=FLOOR(MAX(0;([.BT$12]-[.$E4]))/[.$C4];1)*[.$C4]+[.$D4]" office:value-type="float" office:value="65" calcext:value-type="float">
            <text:p>65</text:p>
          </table:table-cell>
          <table:table-cell table:formula="of:=FLOOR(MAX(0;([.BU$12]-[.$E4]))/[.$C4];1)*[.$C4]+[.$D4]" office:value-type="float" office:value="65" calcext:value-type="float">
            <text:p>65</text:p>
          </table:table-cell>
          <table:table-cell table:formula="of:=FLOOR(MAX(0;([.BV$12]-[.$E4]))/[.$C4];1)*[.$C4]+[.$D4]" office:value-type="float" office:value="70" calcext:value-type="float">
            <text:p>70</text:p>
          </table:table-cell>
          <table:table-cell table:formula="of:=FLOOR(MAX(0;([.BW$12]-[.$E4]))/[.$C4];1)*[.$C4]+[.$D4]" office:value-type="float" office:value="70" calcext:value-type="float">
            <text:p>70</text:p>
          </table:table-cell>
          <table:table-cell table:formula="of:=FLOOR(MAX(0;([.BX$12]-[.$E4]))/[.$C4];1)*[.$C4]+[.$D4]" office:value-type="float" office:value="70" calcext:value-type="float">
            <text:p>70</text:p>
          </table:table-cell>
          <table:table-cell table:formula="of:=FLOOR(MAX(0;([.BY$12]-[.$E4]))/[.$C4];1)*[.$C4]+[.$D4]" office:value-type="float" office:value="70" calcext:value-type="float">
            <text:p>70</text:p>
          </table:table-cell>
          <table:table-cell table:formula="of:=FLOOR(MAX(0;([.BZ$12]-[.$E4]))/[.$C4];1)*[.$C4]+[.$D4]" office:value-type="float" office:value="70" calcext:value-type="float">
            <text:p>70</text:p>
          </table:table-cell>
          <table:table-cell table:formula="of:=FLOOR(MAX(0;([.CA$12]-[.$E4]))/[.$C4];1)*[.$C4]+[.$D4]" office:value-type="float" office:value="75" calcext:value-type="float">
            <text:p>75</text:p>
          </table:table-cell>
          <table:table-cell table:formula="of:=FLOOR(MAX(0;([.CB$12]-[.$E4]))/[.$C4];1)*[.$C4]+[.$D4]" office:value-type="float" office:value="75" calcext:value-type="float">
            <text:p>75</text:p>
          </table:table-cell>
          <table:table-cell table:formula="of:=FLOOR(MAX(0;([.CC$12]-[.$E4]))/[.$C4];1)*[.$C4]+[.$D4]" office:value-type="float" office:value="75" calcext:value-type="float">
            <text:p>75</text:p>
          </table:table-cell>
          <table:table-cell table:formula="of:=FLOOR(MAX(0;([.CD$12]-[.$E4]))/[.$C4];1)*[.$C4]+[.$D4]" office:value-type="float" office:value="75" calcext:value-type="float">
            <text:p>75</text:p>
          </table:table-cell>
          <table:table-cell table:formula="of:=FLOOR(MAX(0;([.CE$12]-[.$E4]))/[.$C4];1)*[.$C4]+[.$D4]" office:value-type="float" office:value="75" calcext:value-type="float">
            <text:p>75</text:p>
          </table:table-cell>
          <table:table-cell table:formula="of:=FLOOR(MAX(0;([.CF$12]-[.$E4]))/[.$C4];1)*[.$C4]+[.$D4]" office:value-type="float" office:value="80" calcext:value-type="float">
            <text:p>80</text:p>
          </table:table-cell>
          <table:table-cell table:formula="of:=FLOOR(MAX(0;([.CG$12]-[.$E4]))/[.$C4];1)*[.$C4]+[.$D4]" office:value-type="float" office:value="80" calcext:value-type="float">
            <text:p>80</text:p>
          </table:table-cell>
          <table:table-cell table:formula="of:=FLOOR(MAX(0;([.CH$12]-[.$E4]))/[.$C4];1)*[.$C4]+[.$D4]" office:value-type="float" office:value="80" calcext:value-type="float">
            <text:p>80</text:p>
          </table:table-cell>
          <table:table-cell table:formula="of:=FLOOR(MAX(0;([.CI$12]-[.$E4]))/[.$C4];1)*[.$C4]+[.$D4]" office:value-type="float" office:value="80" calcext:value-type="float">
            <text:p>80</text:p>
          </table:table-cell>
          <table:table-cell table:formula="of:=FLOOR(MAX(0;([.CJ$12]-[.$E4]))/[.$C4];1)*[.$C4]+[.$D4]" office:value-type="float" office:value="80" calcext:value-type="float">
            <text:p>80</text:p>
          </table:table-cell>
          <table:table-cell table:formula="of:=FLOOR(MAX(0;([.CK$12]-[.$E4]))/[.$C4];1)*[.$C4]+[.$D4]" office:value-type="float" office:value="85" calcext:value-type="float">
            <text:p>85</text:p>
          </table:table-cell>
          <table:table-cell table:formula="of:=FLOOR(MAX(0;([.CL$12]-[.$E4]))/[.$C4];1)*[.$C4]+[.$D4]" office:value-type="float" office:value="85" calcext:value-type="float">
            <text:p>85</text:p>
          </table:table-cell>
          <table:table-cell table:formula="of:=FLOOR(MAX(0;([.CM$12]-[.$E4]))/[.$C4];1)*[.$C4]+[.$D4]" office:value-type="float" office:value="85" calcext:value-type="float">
            <text:p>85</text:p>
          </table:table-cell>
          <table:table-cell table:formula="of:=FLOOR(MAX(0;([.CN$12]-[.$E4]))/[.$C4];1)*[.$C4]+[.$D4]" office:value-type="float" office:value="85" calcext:value-type="float">
            <text:p>85</text:p>
          </table:table-cell>
          <table:table-cell table:formula="of:=FLOOR(MAX(0;([.CO$12]-[.$E4]))/[.$C4];1)*[.$C4]+[.$D4]" office:value-type="float" office:value="85" calcext:value-type="float">
            <text:p>85</text:p>
          </table:table-cell>
          <table:table-cell table:formula="of:=FLOOR(MAX(0;([.CP$12]-[.$E4]))/[.$C4];1)*[.$C4]+[.$D4]" office:value-type="float" office:value="90" calcext:value-type="float">
            <text:p>90</text:p>
          </table:table-cell>
          <table:table-cell table:formula="of:=FLOOR(MAX(0;([.CQ$12]-[.$E4]))/[.$C4];1)*[.$C4]+[.$D4]" office:value-type="float" office:value="90" calcext:value-type="float">
            <text:p>90</text:p>
          </table:table-cell>
          <table:table-cell table:formula="of:=FLOOR(MAX(0;([.CR$12]-[.$E4]))/[.$C4];1)*[.$C4]+[.$D4]" office:value-type="float" office:value="90" calcext:value-type="float">
            <text:p>90</text:p>
          </table:table-cell>
          <table:table-cell table:formula="of:=FLOOR(MAX(0;([.CS$12]-[.$E4]))/[.$C4];1)*[.$C4]+[.$D4]" office:value-type="float" office:value="90" calcext:value-type="float">
            <text:p>90</text:p>
          </table:table-cell>
          <table:table-cell table:formula="of:=FLOOR(MAX(0;([.CT$12]-[.$E4]))/[.$C4];1)*[.$C4]+[.$D4]" office:value-type="float" office:value="90" calcext:value-type="float">
            <text:p>90</text:p>
          </table:table-cell>
          <table:table-cell table:formula="of:=FLOOR(MAX(0;([.CU$12]-[.$E4]))/[.$C4];1)*[.$C4]+[.$D4]" office:value-type="float" office:value="95" calcext:value-type="float">
            <text:p>95</text:p>
          </table:table-cell>
          <table:table-cell table:formula="of:=FLOOR(MAX(0;([.CV$12]-[.$E4]))/[.$C4];1)*[.$C4]+[.$D4]" office:value-type="float" office:value="95" calcext:value-type="float">
            <text:p>95</text:p>
          </table:table-cell>
          <table:table-cell table:formula="of:=FLOOR(MAX(0;([.CW$12]-[.$E4]))/[.$C4];1)*[.$C4]+[.$D4]" office:value-type="float" office:value="95" calcext:value-type="float">
            <text:p>95</text:p>
          </table:table-cell>
          <table:table-cell table:formula="of:=FLOOR(MAX(0;([.CX$12]-[.$E4]))/[.$C4];1)*[.$C4]+[.$D4]" office:value-type="float" office:value="95" calcext:value-type="float">
            <text:p>95</text:p>
          </table:table-cell>
          <table:table-cell table:formula="of:=FLOOR(MAX(0;([.CY$12]-[.$E4]))/[.$C4];1)*[.$C4]+[.$D4]" office:value-type="float" office:value="95" calcext:value-type="float">
            <text:p>95</text:p>
          </table:table-cell>
          <table:table-cell table:formula="of:=FLOOR(MAX(0;([.CZ$12]-[.$E4]))/[.$C4];1)*[.$C4]+[.$D4]" office:value-type="float" office:value="100" calcext:value-type="float">
            <text:p>100</text:p>
          </table:table-cell>
          <table:table-cell table:formula="of:=FLOOR(MAX(0;([.DA$12]-[.$E4]))/[.$C4];1)*[.$C4]+[.$D4]" office:value-type="float" office:value="100" calcext:value-type="float">
            <text:p>100</text:p>
          </table:table-cell>
          <table:table-cell table:formula="of:=FLOOR(MAX(0;([.DB$12]-[.$E4]))/[.$C4];1)*[.$C4]+[.$D4]" office:value-type="float" office:value="100" calcext:value-type="float">
            <text:p>100</text:p>
          </table:table-cell>
          <table:table-cell table:formula="of:=FLOOR(MAX(0;([.DC$12]-[.$E4]))/[.$C4];1)*[.$C4]+[.$D4]" office:value-type="float" office:value="100" calcext:value-type="float">
            <text:p>100</text:p>
          </table:table-cell>
          <table:table-cell table:formula="of:=FLOOR(MAX(0;([.DD$12]-[.$E4]))/[.$C4];1)*[.$C4]+[.$D4]" office:value-type="float" office:value="100" calcext:value-type="float">
            <text:p>100</text:p>
          </table:table-cell>
          <table:table-cell table:formula="of:=FLOOR(MAX(0;([.DE$12]-[.$E4]))/[.$C4];1)*[.$C4]+[.$D4]" office:value-type="float" office:value="105" calcext:value-type="float">
            <text:p>105</text:p>
          </table:table-cell>
          <table:table-cell table:formula="of:=FLOOR(MAX(0;([.DF$12]-[.$E4]))/[.$C4];1)*[.$C4]+[.$D4]" office:value-type="float" office:value="105" calcext:value-type="float">
            <text:p>105</text:p>
          </table:table-cell>
          <table:table-cell table:formula="of:=FLOOR(MAX(0;([.DG$12]-[.$E4]))/[.$C4];1)*[.$C4]+[.$D4]" office:value-type="float" office:value="105" calcext:value-type="float">
            <text:p>105</text:p>
          </table:table-cell>
          <table:table-cell table:formula="of:=FLOOR(MAX(0;([.DH$12]-[.$E4]))/[.$C4];1)*[.$C4]+[.$D4]" office:value-type="float" office:value="105" calcext:value-type="float">
            <text:p>105</text:p>
          </table:table-cell>
          <table:table-cell table:formula="of:=FLOOR(MAX(0;([.DI$12]-[.$E4]))/[.$C4];1)*[.$C4]+[.$D4]" office:value-type="float" office:value="105" calcext:value-type="float">
            <text:p>105</text:p>
          </table:table-cell>
          <table:table-cell table:formula="of:=FLOOR(MAX(0;([.DJ$12]-[.$E4]))/[.$C4];1)*[.$C4]+[.$D4]" office:value-type="float" office:value="110" calcext:value-type="float">
            <text:p>110</text:p>
          </table:table-cell>
          <table:table-cell table:formula="of:=FLOOR(MAX(0;([.DK$12]-[.$E4]))/[.$C4];1)*[.$C4]+[.$D4]" office:value-type="float" office:value="110" calcext:value-type="float">
            <text:p>110</text:p>
          </table:table-cell>
          <table:table-cell table:formula="of:=FLOOR(MAX(0;([.DL$12]-[.$E4]))/[.$C4];1)*[.$C4]+[.$D4]" office:value-type="float" office:value="110" calcext:value-type="float">
            <text:p>110</text:p>
          </table:table-cell>
          <table:table-cell table:formula="of:=FLOOR(MAX(0;([.DM$12]-[.$E4]))/[.$C4];1)*[.$C4]+[.$D4]" office:value-type="float" office:value="110" calcext:value-type="float">
            <text:p>110</text:p>
          </table:table-cell>
          <table:table-cell table:formula="of:=FLOOR(MAX(0;([.DN$12]-[.$E4]))/[.$C4];1)*[.$C4]+[.$D4]" office:value-type="float" office:value="110" calcext:value-type="float">
            <text:p>110</text:p>
          </table:table-cell>
          <table:table-cell table:formula="of:=FLOOR(MAX(0;([.DO$12]-[.$E4]))/[.$C4];1)*[.$C4]+[.$D4]" office:value-type="float" office:value="115" calcext:value-type="float">
            <text:p>115</text:p>
          </table:table-cell>
          <table:table-cell table:formula="of:=FLOOR(MAX(0;([.DP$12]-[.$E4]))/[.$C4];1)*[.$C4]+[.$D4]" office:value-type="float" office:value="115" calcext:value-type="float">
            <text:p>115</text:p>
          </table:table-cell>
          <table:table-cell table:formula="of:=FLOOR(MAX(0;([.DQ$12]-[.$E4]))/[.$C4];1)*[.$C4]+[.$D4]" office:value-type="float" office:value="115" calcext:value-type="float">
            <text:p>115</text:p>
          </table:table-cell>
          <table:table-cell table:formula="of:=FLOOR(MAX(0;([.DR$12]-[.$E4]))/[.$C4];1)*[.$C4]+[.$D4]" office:value-type="float" office:value="115" calcext:value-type="float">
            <text:p>115</text:p>
          </table:table-cell>
          <table:table-cell table:formula="of:=FLOOR(MAX(0;([.DS$12]-[.$E4]))/[.$C4];1)*[.$C4]+[.$D4]" office:value-type="float" office:value="115" calcext:value-type="float">
            <text:p>115</text:p>
          </table:table-cell>
          <table:table-cell table:formula="of:=FLOOR(MAX(0;([.DT$12]-[.$E4]))/[.$C4];1)*[.$C4]+[.$D4]" office:value-type="float" office:value="120" calcext:value-type="float">
            <text:p>120</text:p>
          </table:table-cell>
          <table:table-cell table:formula="of:=FLOOR(MAX(0;([.DU$12]-[.$E4]))/[.$C4];1)*[.$C4]+[.$D4]" office:value-type="float" office:value="120" calcext:value-type="float">
            <text:p>120</text:p>
          </table:table-cell>
          <table:table-cell table:formula="of:=FLOOR(MAX(0;([.DV$12]-[.$E4]))/[.$C4];1)*[.$C4]+[.$D4]" office:value-type="float" office:value="120" calcext:value-type="float">
            <text:p>120</text:p>
          </table:table-cell>
          <table:table-cell table:formula="of:=FLOOR(MAX(0;([.DW$12]-[.$E4]))/[.$C4];1)*[.$C4]+[.$D4]" office:value-type="float" office:value="120" calcext:value-type="float">
            <text:p>120</text:p>
          </table:table-cell>
          <table:table-cell table:formula="of:=FLOOR(MAX(0;([.DX$12]-[.$E4]))/[.$C4];1)*[.$C4]+[.$D4]" office:value-type="float" office:value="120" calcext:value-type="float">
            <text:p>120</text:p>
          </table:table-cell>
          <table:table-cell table:formula="of:=FLOOR(MAX(0;([.DY$12]-[.$E4]))/[.$C4];1)*[.$C4]+[.$D4]" office:value-type="float" office:value="125" calcext:value-type="float">
            <text:p>125</text:p>
          </table:table-cell>
          <table:table-cell table:formula="of:=FLOOR(MAX(0;([.DZ$12]-[.$E4]))/[.$C4];1)*[.$C4]+[.$D4]" office:value-type="float" office:value="125" calcext:value-type="float">
            <text:p>125</text:p>
          </table:table-cell>
          <table:table-cell table:formula="of:=FLOOR(MAX(0;([.EA$12]-[.$E4]))/[.$C4];1)*[.$C4]+[.$D4]" office:value-type="float" office:value="125" calcext:value-type="float">
            <text:p>125</text:p>
          </table:table-cell>
        </table:table-row>
        <table:table-row table:style-name="ro1" table:visibility="collapse">
          <table:table-cell/>
          <table:table-cell table:style-name="ce9" table:number-columns-repeated="6"/>
          <table:table-cell table:style-name="ce9" office:value-type="string" calcext:value-type="string">
            <text:p>deadline</text:p>
          </table:table-cell>
          <table:table-cell table:formula="of:=FLOOR(MAX(0;([.I$12]-[.$E5]))/[.$C5];1)*[.$C5]+[.$D5]" office:value-type="float" office:value="8" calcext:value-type="float">
            <text:p>8</text:p>
          </table:table-cell>
          <table:table-cell table:formula="of:=FLOOR(MAX(0;([.J$12]-[.$E5]))/[.$C5];1)*[.$C5]+[.$D5]" office:value-type="float" office:value="8" calcext:value-type="float">
            <text:p>8</text:p>
          </table:table-cell>
          <table:table-cell table:formula="of:=FLOOR(MAX(0;([.K$12]-[.$E5]))/[.$C5];1)*[.$C5]+[.$D5]" office:value-type="float" office:value="8" calcext:value-type="float">
            <text:p>8</text:p>
          </table:table-cell>
          <table:table-cell table:formula="of:=FLOOR(MAX(0;([.L$12]-[.$E5]))/[.$C5];1)*[.$C5]+[.$D5]" office:value-type="float" office:value="8" calcext:value-type="float">
            <text:p>8</text:p>
          </table:table-cell>
          <table:table-cell table:formula="of:=FLOOR(MAX(0;([.M$12]-[.$E5]))/[.$C5];1)*[.$C5]+[.$D5]" office:value-type="float" office:value="8" calcext:value-type="float">
            <text:p>8</text:p>
          </table:table-cell>
          <table:table-cell table:formula="of:=FLOOR(MAX(0;([.N$12]-[.$E5]))/[.$C5];1)*[.$C5]+[.$D5]" office:value-type="float" office:value="8" calcext:value-type="float">
            <text:p>8</text:p>
          </table:table-cell>
          <table:table-cell table:formula="of:=FLOOR(MAX(0;([.O$12]-[.$E5]))/[.$C5];1)*[.$C5]+[.$D5]" office:value-type="float" office:value="8" calcext:value-type="float">
            <text:p>8</text:p>
          </table:table-cell>
          <table:table-cell table:formula="of:=FLOOR(MAX(0;([.P$12]-[.$E5]))/[.$C5];1)*[.$C5]+[.$D5]" office:value-type="float" office:value="8" calcext:value-type="float">
            <text:p>8</text:p>
          </table:table-cell>
          <table:table-cell table:formula="of:=FLOOR(MAX(0;([.Q$12]-[.$E5]))/[.$C5];1)*[.$C5]+[.$D5]" office:value-type="float" office:value="8" calcext:value-type="float">
            <text:p>8</text:p>
          </table:table-cell>
          <table:table-cell table:formula="of:=FLOOR(MAX(0;([.R$12]-[.$E5]))/[.$C5];1)*[.$C5]+[.$D5]" office:value-type="float" office:value="8" calcext:value-type="float">
            <text:p>8</text:p>
          </table:table-cell>
          <table:table-cell table:formula="of:=FLOOR(MAX(0;([.S$12]-[.$E5]))/[.$C5];1)*[.$C5]+[.$D5]" office:value-type="float" office:value="16" calcext:value-type="float">
            <text:p>16</text:p>
          </table:table-cell>
          <table:table-cell table:formula="of:=FLOOR(MAX(0;([.T$12]-[.$E5]))/[.$C5];1)*[.$C5]+[.$D5]" office:value-type="float" office:value="16" calcext:value-type="float">
            <text:p>16</text:p>
          </table:table-cell>
          <table:table-cell table:formula="of:=FLOOR(MAX(0;([.U$12]-[.$E5]))/[.$C5];1)*[.$C5]+[.$D5]" office:value-type="float" office:value="16" calcext:value-type="float">
            <text:p>16</text:p>
          </table:table-cell>
          <table:table-cell table:formula="of:=FLOOR(MAX(0;([.V$12]-[.$E5]))/[.$C5];1)*[.$C5]+[.$D5]" office:value-type="float" office:value="16" calcext:value-type="float">
            <text:p>16</text:p>
          </table:table-cell>
          <table:table-cell table:formula="of:=FLOOR(MAX(0;([.W$12]-[.$E5]))/[.$C5];1)*[.$C5]+[.$D5]" office:value-type="float" office:value="16" calcext:value-type="float">
            <text:p>16</text:p>
          </table:table-cell>
          <table:table-cell table:formula="of:=FLOOR(MAX(0;([.X$12]-[.$E5]))/[.$C5];1)*[.$C5]+[.$D5]" office:value-type="float" office:value="16" calcext:value-type="float">
            <text:p>16</text:p>
          </table:table-cell>
          <table:table-cell table:formula="of:=FLOOR(MAX(0;([.Y$12]-[.$E5]))/[.$C5];1)*[.$C5]+[.$D5]" office:value-type="float" office:value="16" calcext:value-type="float">
            <text:p>16</text:p>
          </table:table-cell>
          <table:table-cell table:formula="of:=FLOOR(MAX(0;([.Z$12]-[.$E5]))/[.$C5];1)*[.$C5]+[.$D5]" office:value-type="float" office:value="16" calcext:value-type="float">
            <text:p>16</text:p>
          </table:table-cell>
          <table:table-cell table:formula="of:=FLOOR(MAX(0;([.AA$12]-[.$E5]))/[.$C5];1)*[.$C5]+[.$D5]" office:value-type="float" office:value="24" calcext:value-type="float">
            <text:p>24</text:p>
          </table:table-cell>
          <table:table-cell table:formula="of:=FLOOR(MAX(0;([.AB$12]-[.$E5]))/[.$C5];1)*[.$C5]+[.$D5]" office:value-type="float" office:value="24" calcext:value-type="float">
            <text:p>24</text:p>
          </table:table-cell>
          <table:table-cell table:formula="of:=FLOOR(MAX(0;([.AC$12]-[.$E5]))/[.$C5];1)*[.$C5]+[.$D5]" office:value-type="float" office:value="24" calcext:value-type="float">
            <text:p>24</text:p>
          </table:table-cell>
          <table:table-cell table:formula="of:=FLOOR(MAX(0;([.AD$12]-[.$E5]))/[.$C5];1)*[.$C5]+[.$D5]" office:value-type="float" office:value="24" calcext:value-type="float">
            <text:p>24</text:p>
          </table:table-cell>
          <table:table-cell table:formula="of:=FLOOR(MAX(0;([.AE$12]-[.$E5]))/[.$C5];1)*[.$C5]+[.$D5]" office:value-type="float" office:value="24" calcext:value-type="float">
            <text:p>24</text:p>
          </table:table-cell>
          <table:table-cell table:formula="of:=FLOOR(MAX(0;([.AF$12]-[.$E5]))/[.$C5];1)*[.$C5]+[.$D5]" office:value-type="float" office:value="24" calcext:value-type="float">
            <text:p>24</text:p>
          </table:table-cell>
          <table:table-cell table:formula="of:=FLOOR(MAX(0;([.AG$12]-[.$E5]))/[.$C5];1)*[.$C5]+[.$D5]" office:value-type="float" office:value="24" calcext:value-type="float">
            <text:p>24</text:p>
          </table:table-cell>
          <table:table-cell table:formula="of:=FLOOR(MAX(0;([.AH$12]-[.$E5]))/[.$C5];1)*[.$C5]+[.$D5]" office:value-type="float" office:value="24" calcext:value-type="float">
            <text:p>24</text:p>
          </table:table-cell>
          <table:table-cell table:formula="of:=FLOOR(MAX(0;([.AI$12]-[.$E5]))/[.$C5];1)*[.$C5]+[.$D5]" office:value-type="float" office:value="32" calcext:value-type="float">
            <text:p>32</text:p>
          </table:table-cell>
          <table:table-cell table:formula="of:=FLOOR(MAX(0;([.AJ$12]-[.$E5]))/[.$C5];1)*[.$C5]+[.$D5]" office:value-type="float" office:value="32" calcext:value-type="float">
            <text:p>32</text:p>
          </table:table-cell>
          <table:table-cell table:formula="of:=FLOOR(MAX(0;([.AK$12]-[.$E5]))/[.$C5];1)*[.$C5]+[.$D5]" office:value-type="float" office:value="32" calcext:value-type="float">
            <text:p>32</text:p>
          </table:table-cell>
          <table:table-cell table:formula="of:=FLOOR(MAX(0;([.AL$12]-[.$E5]))/[.$C5];1)*[.$C5]+[.$D5]" office:value-type="float" office:value="32" calcext:value-type="float">
            <text:p>32</text:p>
          </table:table-cell>
          <table:table-cell table:formula="of:=FLOOR(MAX(0;([.AM$12]-[.$E5]))/[.$C5];1)*[.$C5]+[.$D5]" office:value-type="float" office:value="32" calcext:value-type="float">
            <text:p>32</text:p>
          </table:table-cell>
          <table:table-cell table:formula="of:=FLOOR(MAX(0;([.AN$12]-[.$E5]))/[.$C5];1)*[.$C5]+[.$D5]" office:value-type="float" office:value="32" calcext:value-type="float">
            <text:p>32</text:p>
          </table:table-cell>
          <table:table-cell table:formula="of:=FLOOR(MAX(0;([.AO$12]-[.$E5]))/[.$C5];1)*[.$C5]+[.$D5]" office:value-type="float" office:value="32" calcext:value-type="float">
            <text:p>32</text:p>
          </table:table-cell>
          <table:table-cell table:formula="of:=FLOOR(MAX(0;([.AP$12]-[.$E5]))/[.$C5];1)*[.$C5]+[.$D5]" office:value-type="float" office:value="32" calcext:value-type="float">
            <text:p>32</text:p>
          </table:table-cell>
          <table:table-cell table:formula="of:=FLOOR(MAX(0;([.AQ$12]-[.$E5]))/[.$C5];1)*[.$C5]+[.$D5]" office:value-type="float" office:value="40" calcext:value-type="float">
            <text:p>40</text:p>
          </table:table-cell>
          <table:table-cell table:formula="of:=FLOOR(MAX(0;([.AR$12]-[.$E5]))/[.$C5];1)*[.$C5]+[.$D5]" office:value-type="float" office:value="40" calcext:value-type="float">
            <text:p>40</text:p>
          </table:table-cell>
          <table:table-cell table:formula="of:=FLOOR(MAX(0;([.AS$12]-[.$E5]))/[.$C5];1)*[.$C5]+[.$D5]" office:value-type="float" office:value="40" calcext:value-type="float">
            <text:p>40</text:p>
          </table:table-cell>
          <table:table-cell table:formula="of:=FLOOR(MAX(0;([.AT$12]-[.$E5]))/[.$C5];1)*[.$C5]+[.$D5]" office:value-type="float" office:value="40" calcext:value-type="float">
            <text:p>40</text:p>
          </table:table-cell>
          <table:table-cell table:formula="of:=FLOOR(MAX(0;([.AU$12]-[.$E5]))/[.$C5];1)*[.$C5]+[.$D5]" office:value-type="float" office:value="40" calcext:value-type="float">
            <text:p>40</text:p>
          </table:table-cell>
          <table:table-cell table:formula="of:=FLOOR(MAX(0;([.AV$12]-[.$E5]))/[.$C5];1)*[.$C5]+[.$D5]" office:value-type="float" office:value="40" calcext:value-type="float">
            <text:p>40</text:p>
          </table:table-cell>
          <table:table-cell table:formula="of:=FLOOR(MAX(0;([.AW$12]-[.$E5]))/[.$C5];1)*[.$C5]+[.$D5]" office:value-type="float" office:value="40" calcext:value-type="float">
            <text:p>40</text:p>
          </table:table-cell>
          <table:table-cell table:formula="of:=FLOOR(MAX(0;([.AX$12]-[.$E5]))/[.$C5];1)*[.$C5]+[.$D5]" office:value-type="float" office:value="40" calcext:value-type="float">
            <text:p>40</text:p>
          </table:table-cell>
          <table:table-cell table:formula="of:=FLOOR(MAX(0;([.AY$12]-[.$E5]))/[.$C5];1)*[.$C5]+[.$D5]" office:value-type="float" office:value="48" calcext:value-type="float">
            <text:p>48</text:p>
          </table:table-cell>
          <table:table-cell table:formula="of:=FLOOR(MAX(0;([.AZ$12]-[.$E5]))/[.$C5];1)*[.$C5]+[.$D5]" office:value-type="float" office:value="48" calcext:value-type="float">
            <text:p>48</text:p>
          </table:table-cell>
          <table:table-cell table:formula="of:=FLOOR(MAX(0;([.BA$12]-[.$E5]))/[.$C5];1)*[.$C5]+[.$D5]" office:value-type="float" office:value="48" calcext:value-type="float">
            <text:p>48</text:p>
          </table:table-cell>
          <table:table-cell table:formula="of:=FLOOR(MAX(0;([.BB$12]-[.$E5]))/[.$C5];1)*[.$C5]+[.$D5]" office:value-type="float" office:value="48" calcext:value-type="float">
            <text:p>48</text:p>
          </table:table-cell>
          <table:table-cell table:formula="of:=FLOOR(MAX(0;([.BC$12]-[.$E5]))/[.$C5];1)*[.$C5]+[.$D5]" office:value-type="float" office:value="48" calcext:value-type="float">
            <text:p>48</text:p>
          </table:table-cell>
          <table:table-cell table:formula="of:=FLOOR(MAX(0;([.BD$12]-[.$E5]))/[.$C5];1)*[.$C5]+[.$D5]" office:value-type="float" office:value="48" calcext:value-type="float">
            <text:p>48</text:p>
          </table:table-cell>
          <table:table-cell table:formula="of:=FLOOR(MAX(0;([.BE$12]-[.$E5]))/[.$C5];1)*[.$C5]+[.$D5]" office:value-type="float" office:value="48" calcext:value-type="float">
            <text:p>48</text:p>
          </table:table-cell>
          <table:table-cell table:formula="of:=FLOOR(MAX(0;([.BF$12]-[.$E5]))/[.$C5];1)*[.$C5]+[.$D5]" office:value-type="float" office:value="48" calcext:value-type="float">
            <text:p>48</text:p>
          </table:table-cell>
          <table:table-cell table:formula="of:=FLOOR(MAX(0;([.BG$12]-[.$E5]))/[.$C5];1)*[.$C5]+[.$D5]" office:value-type="float" office:value="56" calcext:value-type="float">
            <text:p>56</text:p>
          </table:table-cell>
          <table:table-cell table:formula="of:=FLOOR(MAX(0;([.BH$12]-[.$E5]))/[.$C5];1)*[.$C5]+[.$D5]" office:value-type="float" office:value="56" calcext:value-type="float">
            <text:p>56</text:p>
          </table:table-cell>
          <table:table-cell table:formula="of:=FLOOR(MAX(0;([.BI$12]-[.$E5]))/[.$C5];1)*[.$C5]+[.$D5]" office:value-type="float" office:value="56" calcext:value-type="float">
            <text:p>56</text:p>
          </table:table-cell>
          <table:table-cell table:formula="of:=FLOOR(MAX(0;([.BJ$12]-[.$E5]))/[.$C5];1)*[.$C5]+[.$D5]" office:value-type="float" office:value="56" calcext:value-type="float">
            <text:p>56</text:p>
          </table:table-cell>
          <table:table-cell table:formula="of:=FLOOR(MAX(0;([.BK$12]-[.$E5]))/[.$C5];1)*[.$C5]+[.$D5]" office:value-type="float" office:value="56" calcext:value-type="float">
            <text:p>56</text:p>
          </table:table-cell>
          <table:table-cell table:formula="of:=FLOOR(MAX(0;([.BL$12]-[.$E5]))/[.$C5];1)*[.$C5]+[.$D5]" office:value-type="float" office:value="56" calcext:value-type="float">
            <text:p>56</text:p>
          </table:table-cell>
          <table:table-cell table:formula="of:=FLOOR(MAX(0;([.BM$12]-[.$E5]))/[.$C5];1)*[.$C5]+[.$D5]" office:value-type="float" office:value="56" calcext:value-type="float">
            <text:p>56</text:p>
          </table:table-cell>
          <table:table-cell table:formula="of:=FLOOR(MAX(0;([.BN$12]-[.$E5]))/[.$C5];1)*[.$C5]+[.$D5]" office:value-type="float" office:value="56" calcext:value-type="float">
            <text:p>56</text:p>
          </table:table-cell>
          <table:table-cell table:formula="of:=FLOOR(MAX(0;([.BO$12]-[.$E5]))/[.$C5];1)*[.$C5]+[.$D5]" office:value-type="float" office:value="64" calcext:value-type="float">
            <text:p>64</text:p>
          </table:table-cell>
          <table:table-cell table:formula="of:=FLOOR(MAX(0;([.BP$12]-[.$E5]))/[.$C5];1)*[.$C5]+[.$D5]" office:value-type="float" office:value="64" calcext:value-type="float">
            <text:p>64</text:p>
          </table:table-cell>
          <table:table-cell table:formula="of:=FLOOR(MAX(0;([.BQ$12]-[.$E5]))/[.$C5];1)*[.$C5]+[.$D5]" office:value-type="float" office:value="64" calcext:value-type="float">
            <text:p>64</text:p>
          </table:table-cell>
          <table:table-cell table:formula="of:=FLOOR(MAX(0;([.BR$12]-[.$E5]))/[.$C5];1)*[.$C5]+[.$D5]" office:value-type="float" office:value="64" calcext:value-type="float">
            <text:p>64</text:p>
          </table:table-cell>
          <table:table-cell table:formula="of:=FLOOR(MAX(0;([.BS$12]-[.$E5]))/[.$C5];1)*[.$C5]+[.$D5]" office:value-type="float" office:value="64" calcext:value-type="float">
            <text:p>64</text:p>
          </table:table-cell>
          <table:table-cell table:formula="of:=FLOOR(MAX(0;([.BT$12]-[.$E5]))/[.$C5];1)*[.$C5]+[.$D5]" office:value-type="float" office:value="64" calcext:value-type="float">
            <text:p>64</text:p>
          </table:table-cell>
          <table:table-cell table:formula="of:=FLOOR(MAX(0;([.BU$12]-[.$E5]))/[.$C5];1)*[.$C5]+[.$D5]" office:value-type="float" office:value="64" calcext:value-type="float">
            <text:p>64</text:p>
          </table:table-cell>
          <table:table-cell table:formula="of:=FLOOR(MAX(0;([.BV$12]-[.$E5]))/[.$C5];1)*[.$C5]+[.$D5]" office:value-type="float" office:value="64" calcext:value-type="float">
            <text:p>64</text:p>
          </table:table-cell>
          <table:table-cell table:formula="of:=FLOOR(MAX(0;([.BW$12]-[.$E5]))/[.$C5];1)*[.$C5]+[.$D5]" office:value-type="float" office:value="72" calcext:value-type="float">
            <text:p>72</text:p>
          </table:table-cell>
          <table:table-cell table:formula="of:=FLOOR(MAX(0;([.BX$12]-[.$E5]))/[.$C5];1)*[.$C5]+[.$D5]" office:value-type="float" office:value="72" calcext:value-type="float">
            <text:p>72</text:p>
          </table:table-cell>
          <table:table-cell table:formula="of:=FLOOR(MAX(0;([.BY$12]-[.$E5]))/[.$C5];1)*[.$C5]+[.$D5]" office:value-type="float" office:value="72" calcext:value-type="float">
            <text:p>72</text:p>
          </table:table-cell>
          <table:table-cell table:formula="of:=FLOOR(MAX(0;([.BZ$12]-[.$E5]))/[.$C5];1)*[.$C5]+[.$D5]" office:value-type="float" office:value="72" calcext:value-type="float">
            <text:p>72</text:p>
          </table:table-cell>
          <table:table-cell table:formula="of:=FLOOR(MAX(0;([.CA$12]-[.$E5]))/[.$C5];1)*[.$C5]+[.$D5]" office:value-type="float" office:value="72" calcext:value-type="float">
            <text:p>72</text:p>
          </table:table-cell>
          <table:table-cell table:formula="of:=FLOOR(MAX(0;([.CB$12]-[.$E5]))/[.$C5];1)*[.$C5]+[.$D5]" office:value-type="float" office:value="72" calcext:value-type="float">
            <text:p>72</text:p>
          </table:table-cell>
          <table:table-cell table:formula="of:=FLOOR(MAX(0;([.CC$12]-[.$E5]))/[.$C5];1)*[.$C5]+[.$D5]" office:value-type="float" office:value="72" calcext:value-type="float">
            <text:p>72</text:p>
          </table:table-cell>
          <table:table-cell table:formula="of:=FLOOR(MAX(0;([.CD$12]-[.$E5]))/[.$C5];1)*[.$C5]+[.$D5]" office:value-type="float" office:value="72" calcext:value-type="float">
            <text:p>72</text:p>
          </table:table-cell>
          <table:table-cell table:formula="of:=FLOOR(MAX(0;([.CE$12]-[.$E5]))/[.$C5];1)*[.$C5]+[.$D5]" office:value-type="float" office:value="80" calcext:value-type="float">
            <text:p>80</text:p>
          </table:table-cell>
          <table:table-cell table:formula="of:=FLOOR(MAX(0;([.CF$12]-[.$E5]))/[.$C5];1)*[.$C5]+[.$D5]" office:value-type="float" office:value="80" calcext:value-type="float">
            <text:p>80</text:p>
          </table:table-cell>
          <table:table-cell table:formula="of:=FLOOR(MAX(0;([.CG$12]-[.$E5]))/[.$C5];1)*[.$C5]+[.$D5]" office:value-type="float" office:value="80" calcext:value-type="float">
            <text:p>80</text:p>
          </table:table-cell>
          <table:table-cell table:formula="of:=FLOOR(MAX(0;([.CH$12]-[.$E5]))/[.$C5];1)*[.$C5]+[.$D5]" office:value-type="float" office:value="80" calcext:value-type="float">
            <text:p>80</text:p>
          </table:table-cell>
          <table:table-cell table:formula="of:=FLOOR(MAX(0;([.CI$12]-[.$E5]))/[.$C5];1)*[.$C5]+[.$D5]" office:value-type="float" office:value="80" calcext:value-type="float">
            <text:p>80</text:p>
          </table:table-cell>
          <table:table-cell table:formula="of:=FLOOR(MAX(0;([.CJ$12]-[.$E5]))/[.$C5];1)*[.$C5]+[.$D5]" office:value-type="float" office:value="80" calcext:value-type="float">
            <text:p>80</text:p>
          </table:table-cell>
          <table:table-cell table:formula="of:=FLOOR(MAX(0;([.CK$12]-[.$E5]))/[.$C5];1)*[.$C5]+[.$D5]" office:value-type="float" office:value="80" calcext:value-type="float">
            <text:p>80</text:p>
          </table:table-cell>
          <table:table-cell table:formula="of:=FLOOR(MAX(0;([.CL$12]-[.$E5]))/[.$C5];1)*[.$C5]+[.$D5]" office:value-type="float" office:value="80" calcext:value-type="float">
            <text:p>80</text:p>
          </table:table-cell>
          <table:table-cell table:formula="of:=FLOOR(MAX(0;([.CM$12]-[.$E5]))/[.$C5];1)*[.$C5]+[.$D5]" office:value-type="float" office:value="88" calcext:value-type="float">
            <text:p>88</text:p>
          </table:table-cell>
          <table:table-cell table:formula="of:=FLOOR(MAX(0;([.CN$12]-[.$E5]))/[.$C5];1)*[.$C5]+[.$D5]" office:value-type="float" office:value="88" calcext:value-type="float">
            <text:p>88</text:p>
          </table:table-cell>
          <table:table-cell table:formula="of:=FLOOR(MAX(0;([.CO$12]-[.$E5]))/[.$C5];1)*[.$C5]+[.$D5]" office:value-type="float" office:value="88" calcext:value-type="float">
            <text:p>88</text:p>
          </table:table-cell>
          <table:table-cell table:formula="of:=FLOOR(MAX(0;([.CP$12]-[.$E5]))/[.$C5];1)*[.$C5]+[.$D5]" office:value-type="float" office:value="88" calcext:value-type="float">
            <text:p>88</text:p>
          </table:table-cell>
          <table:table-cell table:formula="of:=FLOOR(MAX(0;([.CQ$12]-[.$E5]))/[.$C5];1)*[.$C5]+[.$D5]" office:value-type="float" office:value="88" calcext:value-type="float">
            <text:p>88</text:p>
          </table:table-cell>
          <table:table-cell table:formula="of:=FLOOR(MAX(0;([.CR$12]-[.$E5]))/[.$C5];1)*[.$C5]+[.$D5]" office:value-type="float" office:value="88" calcext:value-type="float">
            <text:p>88</text:p>
          </table:table-cell>
          <table:table-cell table:formula="of:=FLOOR(MAX(0;([.CS$12]-[.$E5]))/[.$C5];1)*[.$C5]+[.$D5]" office:value-type="float" office:value="88" calcext:value-type="float">
            <text:p>88</text:p>
          </table:table-cell>
          <table:table-cell table:formula="of:=FLOOR(MAX(0;([.CT$12]-[.$E5]))/[.$C5];1)*[.$C5]+[.$D5]" office:value-type="float" office:value="88" calcext:value-type="float">
            <text:p>88</text:p>
          </table:table-cell>
          <table:table-cell table:formula="of:=FLOOR(MAX(0;([.CU$12]-[.$E5]))/[.$C5];1)*[.$C5]+[.$D5]" office:value-type="float" office:value="96" calcext:value-type="float">
            <text:p>96</text:p>
          </table:table-cell>
          <table:table-cell table:formula="of:=FLOOR(MAX(0;([.CV$12]-[.$E5]))/[.$C5];1)*[.$C5]+[.$D5]" office:value-type="float" office:value="96" calcext:value-type="float">
            <text:p>96</text:p>
          </table:table-cell>
          <table:table-cell table:formula="of:=FLOOR(MAX(0;([.CW$12]-[.$E5]))/[.$C5];1)*[.$C5]+[.$D5]" office:value-type="float" office:value="96" calcext:value-type="float">
            <text:p>96</text:p>
          </table:table-cell>
          <table:table-cell table:formula="of:=FLOOR(MAX(0;([.CX$12]-[.$E5]))/[.$C5];1)*[.$C5]+[.$D5]" office:value-type="float" office:value="96" calcext:value-type="float">
            <text:p>96</text:p>
          </table:table-cell>
          <table:table-cell table:formula="of:=FLOOR(MAX(0;([.CY$12]-[.$E5]))/[.$C5];1)*[.$C5]+[.$D5]" office:value-type="float" office:value="96" calcext:value-type="float">
            <text:p>96</text:p>
          </table:table-cell>
          <table:table-cell table:formula="of:=FLOOR(MAX(0;([.CZ$12]-[.$E5]))/[.$C5];1)*[.$C5]+[.$D5]" office:value-type="float" office:value="96" calcext:value-type="float">
            <text:p>96</text:p>
          </table:table-cell>
          <table:table-cell table:formula="of:=FLOOR(MAX(0;([.DA$12]-[.$E5]))/[.$C5];1)*[.$C5]+[.$D5]" office:value-type="float" office:value="96" calcext:value-type="float">
            <text:p>96</text:p>
          </table:table-cell>
          <table:table-cell table:formula="of:=FLOOR(MAX(0;([.DB$12]-[.$E5]))/[.$C5];1)*[.$C5]+[.$D5]" office:value-type="float" office:value="96" calcext:value-type="float">
            <text:p>96</text:p>
          </table:table-cell>
          <table:table-cell table:formula="of:=FLOOR(MAX(0;([.DC$12]-[.$E5]))/[.$C5];1)*[.$C5]+[.$D5]" office:value-type="float" office:value="104" calcext:value-type="float">
            <text:p>104</text:p>
          </table:table-cell>
          <table:table-cell table:formula="of:=FLOOR(MAX(0;([.DD$12]-[.$E5]))/[.$C5];1)*[.$C5]+[.$D5]" office:value-type="float" office:value="104" calcext:value-type="float">
            <text:p>104</text:p>
          </table:table-cell>
          <table:table-cell table:formula="of:=FLOOR(MAX(0;([.DE$12]-[.$E5]))/[.$C5];1)*[.$C5]+[.$D5]" office:value-type="float" office:value="104" calcext:value-type="float">
            <text:p>104</text:p>
          </table:table-cell>
          <table:table-cell table:formula="of:=FLOOR(MAX(0;([.DF$12]-[.$E5]))/[.$C5];1)*[.$C5]+[.$D5]" office:value-type="float" office:value="104" calcext:value-type="float">
            <text:p>104</text:p>
          </table:table-cell>
          <table:table-cell table:formula="of:=FLOOR(MAX(0;([.DG$12]-[.$E5]))/[.$C5];1)*[.$C5]+[.$D5]" office:value-type="float" office:value="104" calcext:value-type="float">
            <text:p>104</text:p>
          </table:table-cell>
          <table:table-cell table:formula="of:=FLOOR(MAX(0;([.DH$12]-[.$E5]))/[.$C5];1)*[.$C5]+[.$D5]" office:value-type="float" office:value="104" calcext:value-type="float">
            <text:p>104</text:p>
          </table:table-cell>
          <table:table-cell table:formula="of:=FLOOR(MAX(0;([.DI$12]-[.$E5]))/[.$C5];1)*[.$C5]+[.$D5]" office:value-type="float" office:value="104" calcext:value-type="float">
            <text:p>104</text:p>
          </table:table-cell>
          <table:table-cell table:formula="of:=FLOOR(MAX(0;([.DJ$12]-[.$E5]))/[.$C5];1)*[.$C5]+[.$D5]" office:value-type="float" office:value="104" calcext:value-type="float">
            <text:p>104</text:p>
          </table:table-cell>
          <table:table-cell table:formula="of:=FLOOR(MAX(0;([.DK$12]-[.$E5]))/[.$C5];1)*[.$C5]+[.$D5]" office:value-type="float" office:value="112" calcext:value-type="float">
            <text:p>112</text:p>
          </table:table-cell>
          <table:table-cell table:formula="of:=FLOOR(MAX(0;([.DL$12]-[.$E5]))/[.$C5];1)*[.$C5]+[.$D5]" office:value-type="float" office:value="112" calcext:value-type="float">
            <text:p>112</text:p>
          </table:table-cell>
          <table:table-cell table:formula="of:=FLOOR(MAX(0;([.DM$12]-[.$E5]))/[.$C5];1)*[.$C5]+[.$D5]" office:value-type="float" office:value="112" calcext:value-type="float">
            <text:p>112</text:p>
          </table:table-cell>
          <table:table-cell table:formula="of:=FLOOR(MAX(0;([.DN$12]-[.$E5]))/[.$C5];1)*[.$C5]+[.$D5]" office:value-type="float" office:value="112" calcext:value-type="float">
            <text:p>112</text:p>
          </table:table-cell>
          <table:table-cell table:formula="of:=FLOOR(MAX(0;([.DO$12]-[.$E5]))/[.$C5];1)*[.$C5]+[.$D5]" office:value-type="float" office:value="112" calcext:value-type="float">
            <text:p>112</text:p>
          </table:table-cell>
          <table:table-cell table:formula="of:=FLOOR(MAX(0;([.DP$12]-[.$E5]))/[.$C5];1)*[.$C5]+[.$D5]" office:value-type="float" office:value="112" calcext:value-type="float">
            <text:p>112</text:p>
          </table:table-cell>
          <table:table-cell table:formula="of:=FLOOR(MAX(0;([.DQ$12]-[.$E5]))/[.$C5];1)*[.$C5]+[.$D5]" office:value-type="float" office:value="112" calcext:value-type="float">
            <text:p>112</text:p>
          </table:table-cell>
          <table:table-cell table:formula="of:=FLOOR(MAX(0;([.DR$12]-[.$E5]))/[.$C5];1)*[.$C5]+[.$D5]" office:value-type="float" office:value="112" calcext:value-type="float">
            <text:p>112</text:p>
          </table:table-cell>
          <table:table-cell table:formula="of:=FLOOR(MAX(0;([.DS$12]-[.$E5]))/[.$C5];1)*[.$C5]+[.$D5]" office:value-type="float" office:value="120" calcext:value-type="float">
            <text:p>120</text:p>
          </table:table-cell>
          <table:table-cell table:formula="of:=FLOOR(MAX(0;([.DT$12]-[.$E5]))/[.$C5];1)*[.$C5]+[.$D5]" office:value-type="float" office:value="120" calcext:value-type="float">
            <text:p>120</text:p>
          </table:table-cell>
          <table:table-cell table:formula="of:=FLOOR(MAX(0;([.DU$12]-[.$E5]))/[.$C5];1)*[.$C5]+[.$D5]" office:value-type="float" office:value="120" calcext:value-type="float">
            <text:p>120</text:p>
          </table:table-cell>
          <table:table-cell table:formula="of:=FLOOR(MAX(0;([.DV$12]-[.$E5]))/[.$C5];1)*[.$C5]+[.$D5]" office:value-type="float" office:value="120" calcext:value-type="float">
            <text:p>120</text:p>
          </table:table-cell>
          <table:table-cell table:formula="of:=FLOOR(MAX(0;([.DW$12]-[.$E5]))/[.$C5];1)*[.$C5]+[.$D5]" office:value-type="float" office:value="120" calcext:value-type="float">
            <text:p>120</text:p>
          </table:table-cell>
          <table:table-cell table:formula="of:=FLOOR(MAX(0;([.DX$12]-[.$E5]))/[.$C5];1)*[.$C5]+[.$D5]" office:value-type="float" office:value="120" calcext:value-type="float">
            <text:p>120</text:p>
          </table:table-cell>
          <table:table-cell table:formula="of:=FLOOR(MAX(0;([.DY$12]-[.$E5]))/[.$C5];1)*[.$C5]+[.$D5]" office:value-type="float" office:value="120" calcext:value-type="float">
            <text:p>120</text:p>
          </table:table-cell>
          <table:table-cell table:formula="of:=FLOOR(MAX(0;([.DZ$12]-[.$E5]))/[.$C5];1)*[.$C5]+[.$D5]" office:value-type="float" office:value="120" calcext:value-type="float">
            <text:p>120</text:p>
          </table:table-cell>
          <table:table-cell table:formula="of:=FLOOR(MAX(0;([.EA$12]-[.$E5]))/[.$C5];1)*[.$C5]+[.$D5]" office:value-type="float" office:value="128" calcext:value-type="float">
            <text:p>128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FLOOR(MAX(0;([.I$12]-[.$E6]))/[.$C6];1)*[.$C6]+[.$D6]" office:value-type="float" office:value="10" calcext:value-type="float">
            <text:p>10</text:p>
          </table:table-cell>
          <table:table-cell table:formula="of:=FLOOR(MAX(0;([.J$12]-[.$E6]))/[.$C6];1)*[.$C6]+[.$D6]" office:value-type="float" office:value="10" calcext:value-type="float">
            <text:p>10</text:p>
          </table:table-cell>
          <table:table-cell table:formula="of:=FLOOR(MAX(0;([.K$12]-[.$E6]))/[.$C6];1)*[.$C6]+[.$D6]" office:value-type="float" office:value="10" calcext:value-type="float">
            <text:p>10</text:p>
          </table:table-cell>
          <table:table-cell table:formula="of:=FLOOR(MAX(0;([.L$12]-[.$E6]))/[.$C6];1)*[.$C6]+[.$D6]" office:value-type="float" office:value="10" calcext:value-type="float">
            <text:p>10</text:p>
          </table:table-cell>
          <table:table-cell table:formula="of:=FLOOR(MAX(0;([.M$12]-[.$E6]))/[.$C6];1)*[.$C6]+[.$D6]" office:value-type="float" office:value="10" calcext:value-type="float">
            <text:p>10</text:p>
          </table:table-cell>
          <table:table-cell table:formula="of:=FLOOR(MAX(0;([.N$12]-[.$E6]))/[.$C6];1)*[.$C6]+[.$D6]" office:value-type="float" office:value="10" calcext:value-type="float">
            <text:p>10</text:p>
          </table:table-cell>
          <table:table-cell table:formula="of:=FLOOR(MAX(0;([.O$12]-[.$E6]))/[.$C6];1)*[.$C6]+[.$D6]" office:value-type="float" office:value="10" calcext:value-type="float">
            <text:p>10</text:p>
          </table:table-cell>
          <table:table-cell table:formula="of:=FLOOR(MAX(0;([.P$12]-[.$E6]))/[.$C6];1)*[.$C6]+[.$D6]" office:value-type="float" office:value="10" calcext:value-type="float">
            <text:p>10</text:p>
          </table:table-cell>
          <table:table-cell table:formula="of:=FLOOR(MAX(0;([.Q$12]-[.$E6]))/[.$C6];1)*[.$C6]+[.$D6]" office:value-type="float" office:value="10" calcext:value-type="float">
            <text:p>10</text:p>
          </table:table-cell>
          <table:table-cell table:formula="of:=FLOOR(MAX(0;([.R$12]-[.$E6]))/[.$C6];1)*[.$C6]+[.$D6]" office:value-type="float" office:value="10" calcext:value-type="float">
            <text:p>10</text:p>
          </table:table-cell>
          <table:table-cell table:formula="of:=FLOOR(MAX(0;([.S$12]-[.$E6]))/[.$C6];1)*[.$C6]+[.$D6]" office:value-type="float" office:value="10" calcext:value-type="float">
            <text:p>10</text:p>
          </table:table-cell>
          <table:table-cell table:formula="of:=FLOOR(MAX(0;([.T$12]-[.$E6]))/[.$C6];1)*[.$C6]+[.$D6]" office:value-type="float" office:value="10" calcext:value-type="float">
            <text:p>10</text:p>
          </table:table-cell>
          <table:table-cell table:formula="of:=FLOOR(MAX(0;([.U$12]-[.$E6]))/[.$C6];1)*[.$C6]+[.$D6]" office:value-type="float" office:value="10" calcext:value-type="float">
            <text:p>10</text:p>
          </table:table-cell>
          <table:table-cell table:formula="of:=FLOOR(MAX(0;([.V$12]-[.$E6]))/[.$C6];1)*[.$C6]+[.$D6]" office:value-type="float" office:value="10" calcext:value-type="float">
            <text:p>10</text:p>
          </table:table-cell>
          <table:table-cell table:formula="of:=FLOOR(MAX(0;([.W$12]-[.$E6]))/[.$C6];1)*[.$C6]+[.$D6]" office:value-type="float" office:value="10" calcext:value-type="float">
            <text:p>10</text:p>
          </table:table-cell>
          <table:table-cell table:formula="of:=FLOOR(MAX(0;([.X$12]-[.$E6]))/[.$C6];1)*[.$C6]+[.$D6]" office:value-type="float" office:value="10" calcext:value-type="float">
            <text:p>10</text:p>
          </table:table-cell>
          <table:table-cell table:formula="of:=FLOOR(MAX(0;([.Y$12]-[.$E6]))/[.$C6];1)*[.$C6]+[.$D6]" office:value-type="float" office:value="22" calcext:value-type="float">
            <text:p>22</text:p>
          </table:table-cell>
          <table:table-cell table:formula="of:=FLOOR(MAX(0;([.Z$12]-[.$E6]))/[.$C6];1)*[.$C6]+[.$D6]" office:value-type="float" office:value="22" calcext:value-type="float">
            <text:p>22</text:p>
          </table:table-cell>
          <table:table-cell table:formula="of:=FLOOR(MAX(0;([.AA$12]-[.$E6]))/[.$C6];1)*[.$C6]+[.$D6]" office:value-type="float" office:value="22" calcext:value-type="float">
            <text:p>22</text:p>
          </table:table-cell>
          <table:table-cell table:formula="of:=FLOOR(MAX(0;([.AB$12]-[.$E6]))/[.$C6];1)*[.$C6]+[.$D6]" office:value-type="float" office:value="22" calcext:value-type="float">
            <text:p>22</text:p>
          </table:table-cell>
          <table:table-cell table:formula="of:=FLOOR(MAX(0;([.AC$12]-[.$E6]))/[.$C6];1)*[.$C6]+[.$D6]" office:value-type="float" office:value="22" calcext:value-type="float">
            <text:p>22</text:p>
          </table:table-cell>
          <table:table-cell table:formula="of:=FLOOR(MAX(0;([.AD$12]-[.$E6]))/[.$C6];1)*[.$C6]+[.$D6]" office:value-type="float" office:value="22" calcext:value-type="float">
            <text:p>22</text:p>
          </table:table-cell>
          <table:table-cell table:formula="of:=FLOOR(MAX(0;([.AE$12]-[.$E6]))/[.$C6];1)*[.$C6]+[.$D6]" office:value-type="float" office:value="22" calcext:value-type="float">
            <text:p>22</text:p>
          </table:table-cell>
          <table:table-cell table:formula="of:=FLOOR(MAX(0;([.AF$12]-[.$E6]))/[.$C6];1)*[.$C6]+[.$D6]" office:value-type="float" office:value="22" calcext:value-type="float">
            <text:p>22</text:p>
          </table:table-cell>
          <table:table-cell table:formula="of:=FLOOR(MAX(0;([.AG$12]-[.$E6]))/[.$C6];1)*[.$C6]+[.$D6]" office:value-type="float" office:value="22" calcext:value-type="float">
            <text:p>22</text:p>
          </table:table-cell>
          <table:table-cell table:formula="of:=FLOOR(MAX(0;([.AH$12]-[.$E6]))/[.$C6];1)*[.$C6]+[.$D6]" office:value-type="float" office:value="22" calcext:value-type="float">
            <text:p>22</text:p>
          </table:table-cell>
          <table:table-cell table:formula="of:=FLOOR(MAX(0;([.AI$12]-[.$E6]))/[.$C6];1)*[.$C6]+[.$D6]" office:value-type="float" office:value="22" calcext:value-type="float">
            <text:p>22</text:p>
          </table:table-cell>
          <table:table-cell table:formula="of:=FLOOR(MAX(0;([.AJ$12]-[.$E6]))/[.$C6];1)*[.$C6]+[.$D6]" office:value-type="float" office:value="22" calcext:value-type="float">
            <text:p>22</text:p>
          </table:table-cell>
          <table:table-cell table:formula="of:=FLOOR(MAX(0;([.AK$12]-[.$E6]))/[.$C6];1)*[.$C6]+[.$D6]" office:value-type="float" office:value="34" calcext:value-type="float">
            <text:p>34</text:p>
          </table:table-cell>
          <table:table-cell table:formula="of:=FLOOR(MAX(0;([.AL$12]-[.$E6]))/[.$C6];1)*[.$C6]+[.$D6]" office:value-type="float" office:value="34" calcext:value-type="float">
            <text:p>34</text:p>
          </table:table-cell>
          <table:table-cell table:formula="of:=FLOOR(MAX(0;([.AM$12]-[.$E6]))/[.$C6];1)*[.$C6]+[.$D6]" office:value-type="float" office:value="34" calcext:value-type="float">
            <text:p>34</text:p>
          </table:table-cell>
          <table:table-cell table:formula="of:=FLOOR(MAX(0;([.AN$12]-[.$E6]))/[.$C6];1)*[.$C6]+[.$D6]" office:value-type="float" office:value="34" calcext:value-type="float">
            <text:p>34</text:p>
          </table:table-cell>
          <table:table-cell table:formula="of:=FLOOR(MAX(0;([.AO$12]-[.$E6]))/[.$C6];1)*[.$C6]+[.$D6]" office:value-type="float" office:value="34" calcext:value-type="float">
            <text:p>34</text:p>
          </table:table-cell>
          <table:table-cell table:formula="of:=FLOOR(MAX(0;([.AP$12]-[.$E6]))/[.$C6];1)*[.$C6]+[.$D6]" office:value-type="float" office:value="34" calcext:value-type="float">
            <text:p>34</text:p>
          </table:table-cell>
          <table:table-cell table:formula="of:=FLOOR(MAX(0;([.AQ$12]-[.$E6]))/[.$C6];1)*[.$C6]+[.$D6]" office:value-type="float" office:value="34" calcext:value-type="float">
            <text:p>34</text:p>
          </table:table-cell>
          <table:table-cell table:formula="of:=FLOOR(MAX(0;([.AR$12]-[.$E6]))/[.$C6];1)*[.$C6]+[.$D6]" office:value-type="float" office:value="34" calcext:value-type="float">
            <text:p>34</text:p>
          </table:table-cell>
          <table:table-cell table:formula="of:=FLOOR(MAX(0;([.AS$12]-[.$E6]))/[.$C6];1)*[.$C6]+[.$D6]" office:value-type="float" office:value="34" calcext:value-type="float">
            <text:p>34</text:p>
          </table:table-cell>
          <table:table-cell table:formula="of:=FLOOR(MAX(0;([.AT$12]-[.$E6]))/[.$C6];1)*[.$C6]+[.$D6]" office:value-type="float" office:value="34" calcext:value-type="float">
            <text:p>34</text:p>
          </table:table-cell>
          <table:table-cell table:formula="of:=FLOOR(MAX(0;([.AU$12]-[.$E6]))/[.$C6];1)*[.$C6]+[.$D6]" office:value-type="float" office:value="34" calcext:value-type="float">
            <text:p>34</text:p>
          </table:table-cell>
          <table:table-cell table:formula="of:=FLOOR(MAX(0;([.AV$12]-[.$E6]))/[.$C6];1)*[.$C6]+[.$D6]" office:value-type="float" office:value="34" calcext:value-type="float">
            <text:p>34</text:p>
          </table:table-cell>
          <table:table-cell table:formula="of:=FLOOR(MAX(0;([.AW$12]-[.$E6]))/[.$C6];1)*[.$C6]+[.$D6]" office:value-type="float" office:value="46" calcext:value-type="float">
            <text:p>46</text:p>
          </table:table-cell>
          <table:table-cell table:formula="of:=FLOOR(MAX(0;([.AX$12]-[.$E6]))/[.$C6];1)*[.$C6]+[.$D6]" office:value-type="float" office:value="46" calcext:value-type="float">
            <text:p>46</text:p>
          </table:table-cell>
          <table:table-cell table:formula="of:=FLOOR(MAX(0;([.AY$12]-[.$E6]))/[.$C6];1)*[.$C6]+[.$D6]" office:value-type="float" office:value="46" calcext:value-type="float">
            <text:p>46</text:p>
          </table:table-cell>
          <table:table-cell table:formula="of:=FLOOR(MAX(0;([.AZ$12]-[.$E6]))/[.$C6];1)*[.$C6]+[.$D6]" office:value-type="float" office:value="46" calcext:value-type="float">
            <text:p>46</text:p>
          </table:table-cell>
          <table:table-cell table:formula="of:=FLOOR(MAX(0;([.BA$12]-[.$E6]))/[.$C6];1)*[.$C6]+[.$D6]" office:value-type="float" office:value="46" calcext:value-type="float">
            <text:p>46</text:p>
          </table:table-cell>
          <table:table-cell table:formula="of:=FLOOR(MAX(0;([.BB$12]-[.$E6]))/[.$C6];1)*[.$C6]+[.$D6]" office:value-type="float" office:value="46" calcext:value-type="float">
            <text:p>46</text:p>
          </table:table-cell>
          <table:table-cell table:formula="of:=FLOOR(MAX(0;([.BC$12]-[.$E6]))/[.$C6];1)*[.$C6]+[.$D6]" office:value-type="float" office:value="46" calcext:value-type="float">
            <text:p>46</text:p>
          </table:table-cell>
          <table:table-cell table:formula="of:=FLOOR(MAX(0;([.BD$12]-[.$E6]))/[.$C6];1)*[.$C6]+[.$D6]" office:value-type="float" office:value="46" calcext:value-type="float">
            <text:p>46</text:p>
          </table:table-cell>
          <table:table-cell table:formula="of:=FLOOR(MAX(0;([.BE$12]-[.$E6]))/[.$C6];1)*[.$C6]+[.$D6]" office:value-type="float" office:value="46" calcext:value-type="float">
            <text:p>46</text:p>
          </table:table-cell>
          <table:table-cell table:formula="of:=FLOOR(MAX(0;([.BF$12]-[.$E6]))/[.$C6];1)*[.$C6]+[.$D6]" office:value-type="float" office:value="46" calcext:value-type="float">
            <text:p>46</text:p>
          </table:table-cell>
          <table:table-cell table:formula="of:=FLOOR(MAX(0;([.BG$12]-[.$E6]))/[.$C6];1)*[.$C6]+[.$D6]" office:value-type="float" office:value="46" calcext:value-type="float">
            <text:p>46</text:p>
          </table:table-cell>
          <table:table-cell table:formula="of:=FLOOR(MAX(0;([.BH$12]-[.$E6]))/[.$C6];1)*[.$C6]+[.$D6]" office:value-type="float" office:value="46" calcext:value-type="float">
            <text:p>46</text:p>
          </table:table-cell>
          <table:table-cell table:formula="of:=FLOOR(MAX(0;([.BI$12]-[.$E6]))/[.$C6];1)*[.$C6]+[.$D6]" office:value-type="float" office:value="58" calcext:value-type="float">
            <text:p>58</text:p>
          </table:table-cell>
          <table:table-cell table:formula="of:=FLOOR(MAX(0;([.BJ$12]-[.$E6]))/[.$C6];1)*[.$C6]+[.$D6]" office:value-type="float" office:value="58" calcext:value-type="float">
            <text:p>58</text:p>
          </table:table-cell>
          <table:table-cell table:formula="of:=FLOOR(MAX(0;([.BK$12]-[.$E6]))/[.$C6];1)*[.$C6]+[.$D6]" office:value-type="float" office:value="58" calcext:value-type="float">
            <text:p>58</text:p>
          </table:table-cell>
          <table:table-cell table:formula="of:=FLOOR(MAX(0;([.BL$12]-[.$E6]))/[.$C6];1)*[.$C6]+[.$D6]" office:value-type="float" office:value="58" calcext:value-type="float">
            <text:p>58</text:p>
          </table:table-cell>
          <table:table-cell table:formula="of:=FLOOR(MAX(0;([.BM$12]-[.$E6]))/[.$C6];1)*[.$C6]+[.$D6]" office:value-type="float" office:value="58" calcext:value-type="float">
            <text:p>58</text:p>
          </table:table-cell>
          <table:table-cell table:formula="of:=FLOOR(MAX(0;([.BN$12]-[.$E6]))/[.$C6];1)*[.$C6]+[.$D6]" office:value-type="float" office:value="58" calcext:value-type="float">
            <text:p>58</text:p>
          </table:table-cell>
          <table:table-cell table:formula="of:=FLOOR(MAX(0;([.BO$12]-[.$E6]))/[.$C6];1)*[.$C6]+[.$D6]" office:value-type="float" office:value="58" calcext:value-type="float">
            <text:p>58</text:p>
          </table:table-cell>
          <table:table-cell table:formula="of:=FLOOR(MAX(0;([.BP$12]-[.$E6]))/[.$C6];1)*[.$C6]+[.$D6]" office:value-type="float" office:value="58" calcext:value-type="float">
            <text:p>58</text:p>
          </table:table-cell>
          <table:table-cell table:formula="of:=FLOOR(MAX(0;([.BQ$12]-[.$E6]))/[.$C6];1)*[.$C6]+[.$D6]" office:value-type="float" office:value="58" calcext:value-type="float">
            <text:p>58</text:p>
          </table:table-cell>
          <table:table-cell table:formula="of:=FLOOR(MAX(0;([.BR$12]-[.$E6]))/[.$C6];1)*[.$C6]+[.$D6]" office:value-type="float" office:value="58" calcext:value-type="float">
            <text:p>58</text:p>
          </table:table-cell>
          <table:table-cell table:formula="of:=FLOOR(MAX(0;([.BS$12]-[.$E6]))/[.$C6];1)*[.$C6]+[.$D6]" office:value-type="float" office:value="58" calcext:value-type="float">
            <text:p>58</text:p>
          </table:table-cell>
          <table:table-cell table:formula="of:=FLOOR(MAX(0;([.BT$12]-[.$E6]))/[.$C6];1)*[.$C6]+[.$D6]" office:value-type="float" office:value="58" calcext:value-type="float">
            <text:p>58</text:p>
          </table:table-cell>
          <table:table-cell table:formula="of:=FLOOR(MAX(0;([.BU$12]-[.$E6]))/[.$C6];1)*[.$C6]+[.$D6]" office:value-type="float" office:value="70" calcext:value-type="float">
            <text:p>70</text:p>
          </table:table-cell>
          <table:table-cell table:formula="of:=FLOOR(MAX(0;([.BV$12]-[.$E6]))/[.$C6];1)*[.$C6]+[.$D6]" office:value-type="float" office:value="70" calcext:value-type="float">
            <text:p>70</text:p>
          </table:table-cell>
          <table:table-cell table:formula="of:=FLOOR(MAX(0;([.BW$12]-[.$E6]))/[.$C6];1)*[.$C6]+[.$D6]" office:value-type="float" office:value="70" calcext:value-type="float">
            <text:p>70</text:p>
          </table:table-cell>
          <table:table-cell table:formula="of:=FLOOR(MAX(0;([.BX$12]-[.$E6]))/[.$C6];1)*[.$C6]+[.$D6]" office:value-type="float" office:value="70" calcext:value-type="float">
            <text:p>70</text:p>
          </table:table-cell>
          <table:table-cell table:formula="of:=FLOOR(MAX(0;([.BY$12]-[.$E6]))/[.$C6];1)*[.$C6]+[.$D6]" office:value-type="float" office:value="70" calcext:value-type="float">
            <text:p>70</text:p>
          </table:table-cell>
          <table:table-cell table:formula="of:=FLOOR(MAX(0;([.BZ$12]-[.$E6]))/[.$C6];1)*[.$C6]+[.$D6]" office:value-type="float" office:value="70" calcext:value-type="float">
            <text:p>70</text:p>
          </table:table-cell>
          <table:table-cell table:formula="of:=FLOOR(MAX(0;([.CA$12]-[.$E6]))/[.$C6];1)*[.$C6]+[.$D6]" office:value-type="float" office:value="70" calcext:value-type="float">
            <text:p>70</text:p>
          </table:table-cell>
          <table:table-cell table:formula="of:=FLOOR(MAX(0;([.CB$12]-[.$E6]))/[.$C6];1)*[.$C6]+[.$D6]" office:value-type="float" office:value="70" calcext:value-type="float">
            <text:p>70</text:p>
          </table:table-cell>
          <table:table-cell table:formula="of:=FLOOR(MAX(0;([.CC$12]-[.$E6]))/[.$C6];1)*[.$C6]+[.$D6]" office:value-type="float" office:value="70" calcext:value-type="float">
            <text:p>70</text:p>
          </table:table-cell>
          <table:table-cell table:formula="of:=FLOOR(MAX(0;([.CD$12]-[.$E6]))/[.$C6];1)*[.$C6]+[.$D6]" office:value-type="float" office:value="70" calcext:value-type="float">
            <text:p>70</text:p>
          </table:table-cell>
          <table:table-cell table:formula="of:=FLOOR(MAX(0;([.CE$12]-[.$E6]))/[.$C6];1)*[.$C6]+[.$D6]" office:value-type="float" office:value="70" calcext:value-type="float">
            <text:p>70</text:p>
          </table:table-cell>
          <table:table-cell table:formula="of:=FLOOR(MAX(0;([.CF$12]-[.$E6]))/[.$C6];1)*[.$C6]+[.$D6]" office:value-type="float" office:value="70" calcext:value-type="float">
            <text:p>70</text:p>
          </table:table-cell>
          <table:table-cell table:formula="of:=FLOOR(MAX(0;([.CG$12]-[.$E6]))/[.$C6];1)*[.$C6]+[.$D6]" office:value-type="float" office:value="82" calcext:value-type="float">
            <text:p>82</text:p>
          </table:table-cell>
          <table:table-cell table:formula="of:=FLOOR(MAX(0;([.CH$12]-[.$E6]))/[.$C6];1)*[.$C6]+[.$D6]" office:value-type="float" office:value="82" calcext:value-type="float">
            <text:p>82</text:p>
          </table:table-cell>
          <table:table-cell table:formula="of:=FLOOR(MAX(0;([.CI$12]-[.$E6]))/[.$C6];1)*[.$C6]+[.$D6]" office:value-type="float" office:value="82" calcext:value-type="float">
            <text:p>82</text:p>
          </table:table-cell>
          <table:table-cell table:formula="of:=FLOOR(MAX(0;([.CJ$12]-[.$E6]))/[.$C6];1)*[.$C6]+[.$D6]" office:value-type="float" office:value="82" calcext:value-type="float">
            <text:p>82</text:p>
          </table:table-cell>
          <table:table-cell table:formula="of:=FLOOR(MAX(0;([.CK$12]-[.$E6]))/[.$C6];1)*[.$C6]+[.$D6]" office:value-type="float" office:value="82" calcext:value-type="float">
            <text:p>82</text:p>
          </table:table-cell>
          <table:table-cell table:formula="of:=FLOOR(MAX(0;([.CL$12]-[.$E6]))/[.$C6];1)*[.$C6]+[.$D6]" office:value-type="float" office:value="82" calcext:value-type="float">
            <text:p>82</text:p>
          </table:table-cell>
          <table:table-cell table:formula="of:=FLOOR(MAX(0;([.CM$12]-[.$E6]))/[.$C6];1)*[.$C6]+[.$D6]" office:value-type="float" office:value="82" calcext:value-type="float">
            <text:p>82</text:p>
          </table:table-cell>
          <table:table-cell table:formula="of:=FLOOR(MAX(0;([.CN$12]-[.$E6]))/[.$C6];1)*[.$C6]+[.$D6]" office:value-type="float" office:value="82" calcext:value-type="float">
            <text:p>82</text:p>
          </table:table-cell>
          <table:table-cell table:formula="of:=FLOOR(MAX(0;([.CO$12]-[.$E6]))/[.$C6];1)*[.$C6]+[.$D6]" office:value-type="float" office:value="82" calcext:value-type="float">
            <text:p>82</text:p>
          </table:table-cell>
          <table:table-cell table:formula="of:=FLOOR(MAX(0;([.CP$12]-[.$E6]))/[.$C6];1)*[.$C6]+[.$D6]" office:value-type="float" office:value="82" calcext:value-type="float">
            <text:p>82</text:p>
          </table:table-cell>
          <table:table-cell table:formula="of:=FLOOR(MAX(0;([.CQ$12]-[.$E6]))/[.$C6];1)*[.$C6]+[.$D6]" office:value-type="float" office:value="82" calcext:value-type="float">
            <text:p>82</text:p>
          </table:table-cell>
          <table:table-cell table:formula="of:=FLOOR(MAX(0;([.CR$12]-[.$E6]))/[.$C6];1)*[.$C6]+[.$D6]" office:value-type="float" office:value="82" calcext:value-type="float">
            <text:p>82</text:p>
          </table:table-cell>
          <table:table-cell table:formula="of:=FLOOR(MAX(0;([.CS$12]-[.$E6]))/[.$C6];1)*[.$C6]+[.$D6]" office:value-type="float" office:value="94" calcext:value-type="float">
            <text:p>94</text:p>
          </table:table-cell>
          <table:table-cell table:formula="of:=FLOOR(MAX(0;([.CT$12]-[.$E6]))/[.$C6];1)*[.$C6]+[.$D6]" office:value-type="float" office:value="94" calcext:value-type="float">
            <text:p>94</text:p>
          </table:table-cell>
          <table:table-cell table:formula="of:=FLOOR(MAX(0;([.CU$12]-[.$E6]))/[.$C6];1)*[.$C6]+[.$D6]" office:value-type="float" office:value="94" calcext:value-type="float">
            <text:p>94</text:p>
          </table:table-cell>
          <table:table-cell table:formula="of:=FLOOR(MAX(0;([.CV$12]-[.$E6]))/[.$C6];1)*[.$C6]+[.$D6]" office:value-type="float" office:value="94" calcext:value-type="float">
            <text:p>94</text:p>
          </table:table-cell>
          <table:table-cell table:formula="of:=FLOOR(MAX(0;([.CW$12]-[.$E6]))/[.$C6];1)*[.$C6]+[.$D6]" office:value-type="float" office:value="94" calcext:value-type="float">
            <text:p>94</text:p>
          </table:table-cell>
          <table:table-cell table:formula="of:=FLOOR(MAX(0;([.CX$12]-[.$E6]))/[.$C6];1)*[.$C6]+[.$D6]" office:value-type="float" office:value="94" calcext:value-type="float">
            <text:p>94</text:p>
          </table:table-cell>
          <table:table-cell table:formula="of:=FLOOR(MAX(0;([.CY$12]-[.$E6]))/[.$C6];1)*[.$C6]+[.$D6]" office:value-type="float" office:value="94" calcext:value-type="float">
            <text:p>94</text:p>
          </table:table-cell>
          <table:table-cell table:formula="of:=FLOOR(MAX(0;([.CZ$12]-[.$E6]))/[.$C6];1)*[.$C6]+[.$D6]" office:value-type="float" office:value="94" calcext:value-type="float">
            <text:p>94</text:p>
          </table:table-cell>
          <table:table-cell table:formula="of:=FLOOR(MAX(0;([.DA$12]-[.$E6]))/[.$C6];1)*[.$C6]+[.$D6]" office:value-type="float" office:value="94" calcext:value-type="float">
            <text:p>94</text:p>
          </table:table-cell>
          <table:table-cell table:formula="of:=FLOOR(MAX(0;([.DB$12]-[.$E6]))/[.$C6];1)*[.$C6]+[.$D6]" office:value-type="float" office:value="94" calcext:value-type="float">
            <text:p>94</text:p>
          </table:table-cell>
          <table:table-cell table:formula="of:=FLOOR(MAX(0;([.DC$12]-[.$E6]))/[.$C6];1)*[.$C6]+[.$D6]" office:value-type="float" office:value="94" calcext:value-type="float">
            <text:p>94</text:p>
          </table:table-cell>
          <table:table-cell table:formula="of:=FLOOR(MAX(0;([.DD$12]-[.$E6]))/[.$C6];1)*[.$C6]+[.$D6]" office:value-type="float" office:value="94" calcext:value-type="float">
            <text:p>94</text:p>
          </table:table-cell>
          <table:table-cell table:formula="of:=FLOOR(MAX(0;([.DE$12]-[.$E6]))/[.$C6];1)*[.$C6]+[.$D6]" office:value-type="float" office:value="106" calcext:value-type="float">
            <text:p>106</text:p>
          </table:table-cell>
          <table:table-cell table:formula="of:=FLOOR(MAX(0;([.DF$12]-[.$E6]))/[.$C6];1)*[.$C6]+[.$D6]" office:value-type="float" office:value="106" calcext:value-type="float">
            <text:p>106</text:p>
          </table:table-cell>
          <table:table-cell table:formula="of:=FLOOR(MAX(0;([.DG$12]-[.$E6]))/[.$C6];1)*[.$C6]+[.$D6]" office:value-type="float" office:value="106" calcext:value-type="float">
            <text:p>106</text:p>
          </table:table-cell>
          <table:table-cell table:formula="of:=FLOOR(MAX(0;([.DH$12]-[.$E6]))/[.$C6];1)*[.$C6]+[.$D6]" office:value-type="float" office:value="106" calcext:value-type="float">
            <text:p>106</text:p>
          </table:table-cell>
          <table:table-cell table:formula="of:=FLOOR(MAX(0;([.DI$12]-[.$E6]))/[.$C6];1)*[.$C6]+[.$D6]" office:value-type="float" office:value="106" calcext:value-type="float">
            <text:p>106</text:p>
          </table:table-cell>
          <table:table-cell table:formula="of:=FLOOR(MAX(0;([.DJ$12]-[.$E6]))/[.$C6];1)*[.$C6]+[.$D6]" office:value-type="float" office:value="106" calcext:value-type="float">
            <text:p>106</text:p>
          </table:table-cell>
          <table:table-cell table:formula="of:=FLOOR(MAX(0;([.DK$12]-[.$E6]))/[.$C6];1)*[.$C6]+[.$D6]" office:value-type="float" office:value="106" calcext:value-type="float">
            <text:p>106</text:p>
          </table:table-cell>
          <table:table-cell table:formula="of:=FLOOR(MAX(0;([.DL$12]-[.$E6]))/[.$C6];1)*[.$C6]+[.$D6]" office:value-type="float" office:value="106" calcext:value-type="float">
            <text:p>106</text:p>
          </table:table-cell>
          <table:table-cell table:formula="of:=FLOOR(MAX(0;([.DM$12]-[.$E6]))/[.$C6];1)*[.$C6]+[.$D6]" office:value-type="float" office:value="106" calcext:value-type="float">
            <text:p>106</text:p>
          </table:table-cell>
          <table:table-cell table:formula="of:=FLOOR(MAX(0;([.DN$12]-[.$E6]))/[.$C6];1)*[.$C6]+[.$D6]" office:value-type="float" office:value="106" calcext:value-type="float">
            <text:p>106</text:p>
          </table:table-cell>
          <table:table-cell table:formula="of:=FLOOR(MAX(0;([.DO$12]-[.$E6]))/[.$C6];1)*[.$C6]+[.$D6]" office:value-type="float" office:value="106" calcext:value-type="float">
            <text:p>106</text:p>
          </table:table-cell>
          <table:table-cell table:formula="of:=FLOOR(MAX(0;([.DP$12]-[.$E6]))/[.$C6];1)*[.$C6]+[.$D6]" office:value-type="float" office:value="106" calcext:value-type="float">
            <text:p>106</text:p>
          </table:table-cell>
          <table:table-cell table:formula="of:=FLOOR(MAX(0;([.DQ$12]-[.$E6]))/[.$C6];1)*[.$C6]+[.$D6]" office:value-type="float" office:value="118" calcext:value-type="float">
            <text:p>118</text:p>
          </table:table-cell>
          <table:table-cell table:formula="of:=FLOOR(MAX(0;([.DR$12]-[.$E6]))/[.$C6];1)*[.$C6]+[.$D6]" office:value-type="float" office:value="118" calcext:value-type="float">
            <text:p>118</text:p>
          </table:table-cell>
          <table:table-cell table:formula="of:=FLOOR(MAX(0;([.DS$12]-[.$E6]))/[.$C6];1)*[.$C6]+[.$D6]" office:value-type="float" office:value="118" calcext:value-type="float">
            <text:p>118</text:p>
          </table:table-cell>
          <table:table-cell table:formula="of:=FLOOR(MAX(0;([.DT$12]-[.$E6]))/[.$C6];1)*[.$C6]+[.$D6]" office:value-type="float" office:value="118" calcext:value-type="float">
            <text:p>118</text:p>
          </table:table-cell>
          <table:table-cell table:formula="of:=FLOOR(MAX(0;([.DU$12]-[.$E6]))/[.$C6];1)*[.$C6]+[.$D6]" office:value-type="float" office:value="118" calcext:value-type="float">
            <text:p>118</text:p>
          </table:table-cell>
          <table:table-cell table:formula="of:=FLOOR(MAX(0;([.DV$12]-[.$E6]))/[.$C6];1)*[.$C6]+[.$D6]" office:value-type="float" office:value="118" calcext:value-type="float">
            <text:p>118</text:p>
          </table:table-cell>
          <table:table-cell table:formula="of:=FLOOR(MAX(0;([.DW$12]-[.$E6]))/[.$C6];1)*[.$C6]+[.$D6]" office:value-type="float" office:value="118" calcext:value-type="float">
            <text:p>118</text:p>
          </table:table-cell>
          <table:table-cell table:formula="of:=FLOOR(MAX(0;([.DX$12]-[.$E6]))/[.$C6];1)*[.$C6]+[.$D6]" office:value-type="float" office:value="118" calcext:value-type="float">
            <text:p>118</text:p>
          </table:table-cell>
          <table:table-cell table:formula="of:=FLOOR(MAX(0;([.DY$12]-[.$E6]))/[.$C6];1)*[.$C6]+[.$D6]" office:value-type="float" office:value="118" calcext:value-type="float">
            <text:p>118</text:p>
          </table:table-cell>
          <table:table-cell table:formula="of:=FLOOR(MAX(0;([.DZ$12]-[.$E6]))/[.$C6];1)*[.$C6]+[.$D6]" office:value-type="float" office:value="118" calcext:value-type="float">
            <text:p>118</text:p>
          </table:table-cell>
          <table:table-cell table:formula="of:=FLOOR(MAX(0;([.EA$12]-[.$E6]))/[.$C6];1)*[.$C6]+[.$D6]" office:value-type="float" office:value="118" calcext:value-type="float">
            <text:p>118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FLOOR(MAX(0;([.I$12]-[.$E7]))/[.$C7];1)*[.$C7]+[.$D7]" office:value-type="float" office:value="10" calcext:value-type="float">
            <text:p>10</text:p>
          </table:table-cell>
          <table:table-cell table:formula="of:=FLOOR(MAX(0;([.J$12]-[.$E7]))/[.$C7];1)*[.$C7]+[.$D7]" office:value-type="float" office:value="10" calcext:value-type="float">
            <text:p>10</text:p>
          </table:table-cell>
          <table:table-cell table:formula="of:=FLOOR(MAX(0;([.K$12]-[.$E7]))/[.$C7];1)*[.$C7]+[.$D7]" office:value-type="float" office:value="10" calcext:value-type="float">
            <text:p>10</text:p>
          </table:table-cell>
          <table:table-cell table:formula="of:=FLOOR(MAX(0;([.L$12]-[.$E7]))/[.$C7];1)*[.$C7]+[.$D7]" office:value-type="float" office:value="10" calcext:value-type="float">
            <text:p>10</text:p>
          </table:table-cell>
          <table:table-cell table:formula="of:=FLOOR(MAX(0;([.M$12]-[.$E7]))/[.$C7];1)*[.$C7]+[.$D7]" office:value-type="float" office:value="10" calcext:value-type="float">
            <text:p>10</text:p>
          </table:table-cell>
          <table:table-cell table:formula="of:=FLOOR(MAX(0;([.N$12]-[.$E7]))/[.$C7];1)*[.$C7]+[.$D7]" office:value-type="float" office:value="10" calcext:value-type="float">
            <text:p>10</text:p>
          </table:table-cell>
          <table:table-cell table:formula="of:=FLOOR(MAX(0;([.O$12]-[.$E7]))/[.$C7];1)*[.$C7]+[.$D7]" office:value-type="float" office:value="10" calcext:value-type="float">
            <text:p>10</text:p>
          </table:table-cell>
          <table:table-cell table:formula="of:=FLOOR(MAX(0;([.P$12]-[.$E7]))/[.$C7];1)*[.$C7]+[.$D7]" office:value-type="float" office:value="10" calcext:value-type="float">
            <text:p>10</text:p>
          </table:table-cell>
          <table:table-cell table:formula="of:=FLOOR(MAX(0;([.Q$12]-[.$E7]))/[.$C7];1)*[.$C7]+[.$D7]" office:value-type="float" office:value="10" calcext:value-type="float">
            <text:p>10</text:p>
          </table:table-cell>
          <table:table-cell table:formula="of:=FLOOR(MAX(0;([.R$12]-[.$E7]))/[.$C7];1)*[.$C7]+[.$D7]" office:value-type="float" office:value="10" calcext:value-type="float">
            <text:p>10</text:p>
          </table:table-cell>
          <table:table-cell table:formula="of:=FLOOR(MAX(0;([.S$12]-[.$E7]))/[.$C7];1)*[.$C7]+[.$D7]" office:value-type="float" office:value="10" calcext:value-type="float">
            <text:p>10</text:p>
          </table:table-cell>
          <table:table-cell table:formula="of:=FLOOR(MAX(0;([.T$12]-[.$E7]))/[.$C7];1)*[.$C7]+[.$D7]" office:value-type="float" office:value="10" calcext:value-type="float">
            <text:p>10</text:p>
          </table:table-cell>
          <table:table-cell table:formula="of:=FLOOR(MAX(0;([.U$12]-[.$E7]))/[.$C7];1)*[.$C7]+[.$D7]" office:value-type="float" office:value="10" calcext:value-type="float">
            <text:p>10</text:p>
          </table:table-cell>
          <table:table-cell table:formula="of:=FLOOR(MAX(0;([.V$12]-[.$E7]))/[.$C7];1)*[.$C7]+[.$D7]" office:value-type="float" office:value="10" calcext:value-type="float">
            <text:p>10</text:p>
          </table:table-cell>
          <table:table-cell table:formula="of:=FLOOR(MAX(0;([.W$12]-[.$E7]))/[.$C7];1)*[.$C7]+[.$D7]" office:value-type="float" office:value="10" calcext:value-type="float">
            <text:p>10</text:p>
          </table:table-cell>
          <table:table-cell table:formula="of:=FLOOR(MAX(0;([.X$12]-[.$E7]))/[.$C7];1)*[.$C7]+[.$D7]" office:value-type="float" office:value="10" calcext:value-type="float">
            <text:p>10</text:p>
          </table:table-cell>
          <table:table-cell table:formula="of:=FLOOR(MAX(0;([.Y$12]-[.$E7]))/[.$C7];1)*[.$C7]+[.$D7]" office:value-type="float" office:value="10" calcext:value-type="float">
            <text:p>10</text:p>
          </table:table-cell>
          <table:table-cell table:formula="of:=FLOOR(MAX(0;([.Z$12]-[.$E7]))/[.$C7];1)*[.$C7]+[.$D7]" office:value-type="float" office:value="10" calcext:value-type="float">
            <text:p>10</text:p>
          </table:table-cell>
          <table:table-cell table:formula="of:=FLOOR(MAX(0;([.AA$12]-[.$E7]))/[.$C7];1)*[.$C7]+[.$D7]" office:value-type="float" office:value="10" calcext:value-type="float">
            <text:p>10</text:p>
          </table:table-cell>
          <table:table-cell table:formula="of:=FLOOR(MAX(0;([.AB$12]-[.$E7]))/[.$C7];1)*[.$C7]+[.$D7]" office:value-type="float" office:value="10" calcext:value-type="float">
            <text:p>10</text:p>
          </table:table-cell>
          <table:table-cell table:formula="of:=FLOOR(MAX(0;([.AC$12]-[.$E7]))/[.$C7];1)*[.$C7]+[.$D7]" office:value-type="float" office:value="30" calcext:value-type="float">
            <text:p>30</text:p>
          </table:table-cell>
          <table:table-cell table:formula="of:=FLOOR(MAX(0;([.AD$12]-[.$E7]))/[.$C7];1)*[.$C7]+[.$D7]" office:value-type="float" office:value="30" calcext:value-type="float">
            <text:p>30</text:p>
          </table:table-cell>
          <table:table-cell table:formula="of:=FLOOR(MAX(0;([.AE$12]-[.$E7]))/[.$C7];1)*[.$C7]+[.$D7]" office:value-type="float" office:value="30" calcext:value-type="float">
            <text:p>30</text:p>
          </table:table-cell>
          <table:table-cell table:formula="of:=FLOOR(MAX(0;([.AF$12]-[.$E7]))/[.$C7];1)*[.$C7]+[.$D7]" office:value-type="float" office:value="30" calcext:value-type="float">
            <text:p>30</text:p>
          </table:table-cell>
          <table:table-cell table:formula="of:=FLOOR(MAX(0;([.AG$12]-[.$E7]))/[.$C7];1)*[.$C7]+[.$D7]" office:value-type="float" office:value="30" calcext:value-type="float">
            <text:p>30</text:p>
          </table:table-cell>
          <table:table-cell table:formula="of:=FLOOR(MAX(0;([.AH$12]-[.$E7]))/[.$C7];1)*[.$C7]+[.$D7]" office:value-type="float" office:value="30" calcext:value-type="float">
            <text:p>30</text:p>
          </table:table-cell>
          <table:table-cell table:formula="of:=FLOOR(MAX(0;([.AI$12]-[.$E7]))/[.$C7];1)*[.$C7]+[.$D7]" office:value-type="float" office:value="30" calcext:value-type="float">
            <text:p>30</text:p>
          </table:table-cell>
          <table:table-cell table:formula="of:=FLOOR(MAX(0;([.AJ$12]-[.$E7]))/[.$C7];1)*[.$C7]+[.$D7]" office:value-type="float" office:value="30" calcext:value-type="float">
            <text:p>30</text:p>
          </table:table-cell>
          <table:table-cell table:formula="of:=FLOOR(MAX(0;([.AK$12]-[.$E7]))/[.$C7];1)*[.$C7]+[.$D7]" office:value-type="float" office:value="30" calcext:value-type="float">
            <text:p>30</text:p>
          </table:table-cell>
          <table:table-cell table:formula="of:=FLOOR(MAX(0;([.AL$12]-[.$E7]))/[.$C7];1)*[.$C7]+[.$D7]" office:value-type="float" office:value="30" calcext:value-type="float">
            <text:p>30</text:p>
          </table:table-cell>
          <table:table-cell table:formula="of:=FLOOR(MAX(0;([.AM$12]-[.$E7]))/[.$C7];1)*[.$C7]+[.$D7]" office:value-type="float" office:value="30" calcext:value-type="float">
            <text:p>30</text:p>
          </table:table-cell>
          <table:table-cell table:formula="of:=FLOOR(MAX(0;([.AN$12]-[.$E7]))/[.$C7];1)*[.$C7]+[.$D7]" office:value-type="float" office:value="30" calcext:value-type="float">
            <text:p>30</text:p>
          </table:table-cell>
          <table:table-cell table:formula="of:=FLOOR(MAX(0;([.AO$12]-[.$E7]))/[.$C7];1)*[.$C7]+[.$D7]" office:value-type="float" office:value="30" calcext:value-type="float">
            <text:p>30</text:p>
          </table:table-cell>
          <table:table-cell table:formula="of:=FLOOR(MAX(0;([.AP$12]-[.$E7]))/[.$C7];1)*[.$C7]+[.$D7]" office:value-type="float" office:value="30" calcext:value-type="float">
            <text:p>30</text:p>
          </table:table-cell>
          <table:table-cell table:formula="of:=FLOOR(MAX(0;([.AQ$12]-[.$E7]))/[.$C7];1)*[.$C7]+[.$D7]" office:value-type="float" office:value="30" calcext:value-type="float">
            <text:p>30</text:p>
          </table:table-cell>
          <table:table-cell table:formula="of:=FLOOR(MAX(0;([.AR$12]-[.$E7]))/[.$C7];1)*[.$C7]+[.$D7]" office:value-type="float" office:value="30" calcext:value-type="float">
            <text:p>30</text:p>
          </table:table-cell>
          <table:table-cell table:formula="of:=FLOOR(MAX(0;([.AS$12]-[.$E7]))/[.$C7];1)*[.$C7]+[.$D7]" office:value-type="float" office:value="30" calcext:value-type="float">
            <text:p>30</text:p>
          </table:table-cell>
          <table:table-cell table:formula="of:=FLOOR(MAX(0;([.AT$12]-[.$E7]))/[.$C7];1)*[.$C7]+[.$D7]" office:value-type="float" office:value="30" calcext:value-type="float">
            <text:p>30</text:p>
          </table:table-cell>
          <table:table-cell table:formula="of:=FLOOR(MAX(0;([.AU$12]-[.$E7]))/[.$C7];1)*[.$C7]+[.$D7]" office:value-type="float" office:value="30" calcext:value-type="float">
            <text:p>30</text:p>
          </table:table-cell>
          <table:table-cell table:formula="of:=FLOOR(MAX(0;([.AV$12]-[.$E7]))/[.$C7];1)*[.$C7]+[.$D7]" office:value-type="float" office:value="30" calcext:value-type="float">
            <text:p>30</text:p>
          </table:table-cell>
          <table:table-cell table:formula="of:=FLOOR(MAX(0;([.AW$12]-[.$E7]))/[.$C7];1)*[.$C7]+[.$D7]" office:value-type="float" office:value="50" calcext:value-type="float">
            <text:p>50</text:p>
          </table:table-cell>
          <table:table-cell table:formula="of:=FLOOR(MAX(0;([.AX$12]-[.$E7]))/[.$C7];1)*[.$C7]+[.$D7]" office:value-type="float" office:value="50" calcext:value-type="float">
            <text:p>50</text:p>
          </table:table-cell>
          <table:table-cell table:formula="of:=FLOOR(MAX(0;([.AY$12]-[.$E7]))/[.$C7];1)*[.$C7]+[.$D7]" office:value-type="float" office:value="50" calcext:value-type="float">
            <text:p>50</text:p>
          </table:table-cell>
          <table:table-cell table:formula="of:=FLOOR(MAX(0;([.AZ$12]-[.$E7]))/[.$C7];1)*[.$C7]+[.$D7]" office:value-type="float" office:value="50" calcext:value-type="float">
            <text:p>50</text:p>
          </table:table-cell>
          <table:table-cell table:formula="of:=FLOOR(MAX(0;([.BA$12]-[.$E7]))/[.$C7];1)*[.$C7]+[.$D7]" office:value-type="float" office:value="50" calcext:value-type="float">
            <text:p>50</text:p>
          </table:table-cell>
          <table:table-cell table:formula="of:=FLOOR(MAX(0;([.BB$12]-[.$E7]))/[.$C7];1)*[.$C7]+[.$D7]" office:value-type="float" office:value="50" calcext:value-type="float">
            <text:p>50</text:p>
          </table:table-cell>
          <table:table-cell table:formula="of:=FLOOR(MAX(0;([.BC$12]-[.$E7]))/[.$C7];1)*[.$C7]+[.$D7]" office:value-type="float" office:value="50" calcext:value-type="float">
            <text:p>50</text:p>
          </table:table-cell>
          <table:table-cell table:formula="of:=FLOOR(MAX(0;([.BD$12]-[.$E7]))/[.$C7];1)*[.$C7]+[.$D7]" office:value-type="float" office:value="50" calcext:value-type="float">
            <text:p>50</text:p>
          </table:table-cell>
          <table:table-cell table:formula="of:=FLOOR(MAX(0;([.BE$12]-[.$E7]))/[.$C7];1)*[.$C7]+[.$D7]" office:value-type="float" office:value="50" calcext:value-type="float">
            <text:p>50</text:p>
          </table:table-cell>
          <table:table-cell table:formula="of:=FLOOR(MAX(0;([.BF$12]-[.$E7]))/[.$C7];1)*[.$C7]+[.$D7]" office:value-type="float" office:value="50" calcext:value-type="float">
            <text:p>50</text:p>
          </table:table-cell>
          <table:table-cell table:formula="of:=FLOOR(MAX(0;([.BG$12]-[.$E7]))/[.$C7];1)*[.$C7]+[.$D7]" office:value-type="float" office:value="50" calcext:value-type="float">
            <text:p>50</text:p>
          </table:table-cell>
          <table:table-cell table:formula="of:=FLOOR(MAX(0;([.BH$12]-[.$E7]))/[.$C7];1)*[.$C7]+[.$D7]" office:value-type="float" office:value="50" calcext:value-type="float">
            <text:p>50</text:p>
          </table:table-cell>
          <table:table-cell table:formula="of:=FLOOR(MAX(0;([.BI$12]-[.$E7]))/[.$C7];1)*[.$C7]+[.$D7]" office:value-type="float" office:value="50" calcext:value-type="float">
            <text:p>50</text:p>
          </table:table-cell>
          <table:table-cell table:formula="of:=FLOOR(MAX(0;([.BJ$12]-[.$E7]))/[.$C7];1)*[.$C7]+[.$D7]" office:value-type="float" office:value="50" calcext:value-type="float">
            <text:p>50</text:p>
          </table:table-cell>
          <table:table-cell table:formula="of:=FLOOR(MAX(0;([.BK$12]-[.$E7]))/[.$C7];1)*[.$C7]+[.$D7]" office:value-type="float" office:value="50" calcext:value-type="float">
            <text:p>50</text:p>
          </table:table-cell>
          <table:table-cell table:formula="of:=FLOOR(MAX(0;([.BL$12]-[.$E7]))/[.$C7];1)*[.$C7]+[.$D7]" office:value-type="float" office:value="50" calcext:value-type="float">
            <text:p>50</text:p>
          </table:table-cell>
          <table:table-cell table:formula="of:=FLOOR(MAX(0;([.BM$12]-[.$E7]))/[.$C7];1)*[.$C7]+[.$D7]" office:value-type="float" office:value="50" calcext:value-type="float">
            <text:p>50</text:p>
          </table:table-cell>
          <table:table-cell table:formula="of:=FLOOR(MAX(0;([.BN$12]-[.$E7]))/[.$C7];1)*[.$C7]+[.$D7]" office:value-type="float" office:value="50" calcext:value-type="float">
            <text:p>50</text:p>
          </table:table-cell>
          <table:table-cell table:formula="of:=FLOOR(MAX(0;([.BO$12]-[.$E7]))/[.$C7];1)*[.$C7]+[.$D7]" office:value-type="float" office:value="50" calcext:value-type="float">
            <text:p>50</text:p>
          </table:table-cell>
          <table:table-cell table:formula="of:=FLOOR(MAX(0;([.BP$12]-[.$E7]))/[.$C7];1)*[.$C7]+[.$D7]" office:value-type="float" office:value="50" calcext:value-type="float">
            <text:p>50</text:p>
          </table:table-cell>
          <table:table-cell table:formula="of:=FLOOR(MAX(0;([.BQ$12]-[.$E7]))/[.$C7];1)*[.$C7]+[.$D7]" office:value-type="float" office:value="70" calcext:value-type="float">
            <text:p>70</text:p>
          </table:table-cell>
          <table:table-cell table:formula="of:=FLOOR(MAX(0;([.BR$12]-[.$E7]))/[.$C7];1)*[.$C7]+[.$D7]" office:value-type="float" office:value="70" calcext:value-type="float">
            <text:p>70</text:p>
          </table:table-cell>
          <table:table-cell table:formula="of:=FLOOR(MAX(0;([.BS$12]-[.$E7]))/[.$C7];1)*[.$C7]+[.$D7]" office:value-type="float" office:value="70" calcext:value-type="float">
            <text:p>70</text:p>
          </table:table-cell>
          <table:table-cell table:formula="of:=FLOOR(MAX(0;([.BT$12]-[.$E7]))/[.$C7];1)*[.$C7]+[.$D7]" office:value-type="float" office:value="70" calcext:value-type="float">
            <text:p>70</text:p>
          </table:table-cell>
          <table:table-cell table:formula="of:=FLOOR(MAX(0;([.BU$12]-[.$E7]))/[.$C7];1)*[.$C7]+[.$D7]" office:value-type="float" office:value="70" calcext:value-type="float">
            <text:p>70</text:p>
          </table:table-cell>
          <table:table-cell table:formula="of:=FLOOR(MAX(0;([.BV$12]-[.$E7]))/[.$C7];1)*[.$C7]+[.$D7]" office:value-type="float" office:value="70" calcext:value-type="float">
            <text:p>70</text:p>
          </table:table-cell>
          <table:table-cell table:formula="of:=FLOOR(MAX(0;([.BW$12]-[.$E7]))/[.$C7];1)*[.$C7]+[.$D7]" office:value-type="float" office:value="70" calcext:value-type="float">
            <text:p>70</text:p>
          </table:table-cell>
          <table:table-cell table:formula="of:=FLOOR(MAX(0;([.BX$12]-[.$E7]))/[.$C7];1)*[.$C7]+[.$D7]" office:value-type="float" office:value="70" calcext:value-type="float">
            <text:p>70</text:p>
          </table:table-cell>
          <table:table-cell table:formula="of:=FLOOR(MAX(0;([.BY$12]-[.$E7]))/[.$C7];1)*[.$C7]+[.$D7]" office:value-type="float" office:value="70" calcext:value-type="float">
            <text:p>70</text:p>
          </table:table-cell>
          <table:table-cell table:formula="of:=FLOOR(MAX(0;([.BZ$12]-[.$E7]))/[.$C7];1)*[.$C7]+[.$D7]" office:value-type="float" office:value="70" calcext:value-type="float">
            <text:p>70</text:p>
          </table:table-cell>
          <table:table-cell table:formula="of:=FLOOR(MAX(0;([.CA$12]-[.$E7]))/[.$C7];1)*[.$C7]+[.$D7]" office:value-type="float" office:value="70" calcext:value-type="float">
            <text:p>70</text:p>
          </table:table-cell>
          <table:table-cell table:formula="of:=FLOOR(MAX(0;([.CB$12]-[.$E7]))/[.$C7];1)*[.$C7]+[.$D7]" office:value-type="float" office:value="70" calcext:value-type="float">
            <text:p>70</text:p>
          </table:table-cell>
          <table:table-cell table:formula="of:=FLOOR(MAX(0;([.CC$12]-[.$E7]))/[.$C7];1)*[.$C7]+[.$D7]" office:value-type="float" office:value="70" calcext:value-type="float">
            <text:p>70</text:p>
          </table:table-cell>
          <table:table-cell table:formula="of:=FLOOR(MAX(0;([.CD$12]-[.$E7]))/[.$C7];1)*[.$C7]+[.$D7]" office:value-type="float" office:value="70" calcext:value-type="float">
            <text:p>70</text:p>
          </table:table-cell>
          <table:table-cell table:formula="of:=FLOOR(MAX(0;([.CE$12]-[.$E7]))/[.$C7];1)*[.$C7]+[.$D7]" office:value-type="float" office:value="70" calcext:value-type="float">
            <text:p>70</text:p>
          </table:table-cell>
          <table:table-cell table:formula="of:=FLOOR(MAX(0;([.CF$12]-[.$E7]))/[.$C7];1)*[.$C7]+[.$D7]" office:value-type="float" office:value="70" calcext:value-type="float">
            <text:p>70</text:p>
          </table:table-cell>
          <table:table-cell table:formula="of:=FLOOR(MAX(0;([.CG$12]-[.$E7]))/[.$C7];1)*[.$C7]+[.$D7]" office:value-type="float" office:value="70" calcext:value-type="float">
            <text:p>70</text:p>
          </table:table-cell>
          <table:table-cell table:formula="of:=FLOOR(MAX(0;([.CH$12]-[.$E7]))/[.$C7];1)*[.$C7]+[.$D7]" office:value-type="float" office:value="70" calcext:value-type="float">
            <text:p>70</text:p>
          </table:table-cell>
          <table:table-cell table:formula="of:=FLOOR(MAX(0;([.CI$12]-[.$E7]))/[.$C7];1)*[.$C7]+[.$D7]" office:value-type="float" office:value="70" calcext:value-type="float">
            <text:p>70</text:p>
          </table:table-cell>
          <table:table-cell table:formula="of:=FLOOR(MAX(0;([.CJ$12]-[.$E7]))/[.$C7];1)*[.$C7]+[.$D7]" office:value-type="float" office:value="70" calcext:value-type="float">
            <text:p>70</text:p>
          </table:table-cell>
          <table:table-cell table:formula="of:=FLOOR(MAX(0;([.CK$12]-[.$E7]))/[.$C7];1)*[.$C7]+[.$D7]" office:value-type="float" office:value="90" calcext:value-type="float">
            <text:p>90</text:p>
          </table:table-cell>
          <table:table-cell table:formula="of:=FLOOR(MAX(0;([.CL$12]-[.$E7]))/[.$C7];1)*[.$C7]+[.$D7]" office:value-type="float" office:value="90" calcext:value-type="float">
            <text:p>90</text:p>
          </table:table-cell>
          <table:table-cell table:formula="of:=FLOOR(MAX(0;([.CM$12]-[.$E7]))/[.$C7];1)*[.$C7]+[.$D7]" office:value-type="float" office:value="90" calcext:value-type="float">
            <text:p>90</text:p>
          </table:table-cell>
          <table:table-cell table:formula="of:=FLOOR(MAX(0;([.CN$12]-[.$E7]))/[.$C7];1)*[.$C7]+[.$D7]" office:value-type="float" office:value="90" calcext:value-type="float">
            <text:p>90</text:p>
          </table:table-cell>
          <table:table-cell table:formula="of:=FLOOR(MAX(0;([.CO$12]-[.$E7]))/[.$C7];1)*[.$C7]+[.$D7]" office:value-type="float" office:value="90" calcext:value-type="float">
            <text:p>90</text:p>
          </table:table-cell>
          <table:table-cell table:formula="of:=FLOOR(MAX(0;([.CP$12]-[.$E7]))/[.$C7];1)*[.$C7]+[.$D7]" office:value-type="float" office:value="90" calcext:value-type="float">
            <text:p>90</text:p>
          </table:table-cell>
          <table:table-cell table:formula="of:=FLOOR(MAX(0;([.CQ$12]-[.$E7]))/[.$C7];1)*[.$C7]+[.$D7]" office:value-type="float" office:value="90" calcext:value-type="float">
            <text:p>90</text:p>
          </table:table-cell>
          <table:table-cell table:formula="of:=FLOOR(MAX(0;([.CR$12]-[.$E7]))/[.$C7];1)*[.$C7]+[.$D7]" office:value-type="float" office:value="90" calcext:value-type="float">
            <text:p>90</text:p>
          </table:table-cell>
          <table:table-cell table:formula="of:=FLOOR(MAX(0;([.CS$12]-[.$E7]))/[.$C7];1)*[.$C7]+[.$D7]" office:value-type="float" office:value="90" calcext:value-type="float">
            <text:p>90</text:p>
          </table:table-cell>
          <table:table-cell table:formula="of:=FLOOR(MAX(0;([.CT$12]-[.$E7]))/[.$C7];1)*[.$C7]+[.$D7]" office:value-type="float" office:value="90" calcext:value-type="float">
            <text:p>90</text:p>
          </table:table-cell>
          <table:table-cell table:formula="of:=FLOOR(MAX(0;([.CU$12]-[.$E7]))/[.$C7];1)*[.$C7]+[.$D7]" office:value-type="float" office:value="90" calcext:value-type="float">
            <text:p>90</text:p>
          </table:table-cell>
          <table:table-cell table:formula="of:=FLOOR(MAX(0;([.CV$12]-[.$E7]))/[.$C7];1)*[.$C7]+[.$D7]" office:value-type="float" office:value="90" calcext:value-type="float">
            <text:p>90</text:p>
          </table:table-cell>
          <table:table-cell table:formula="of:=FLOOR(MAX(0;([.CW$12]-[.$E7]))/[.$C7];1)*[.$C7]+[.$D7]" office:value-type="float" office:value="90" calcext:value-type="float">
            <text:p>90</text:p>
          </table:table-cell>
          <table:table-cell table:formula="of:=FLOOR(MAX(0;([.CX$12]-[.$E7]))/[.$C7];1)*[.$C7]+[.$D7]" office:value-type="float" office:value="90" calcext:value-type="float">
            <text:p>90</text:p>
          </table:table-cell>
          <table:table-cell table:formula="of:=FLOOR(MAX(0;([.CY$12]-[.$E7]))/[.$C7];1)*[.$C7]+[.$D7]" office:value-type="float" office:value="90" calcext:value-type="float">
            <text:p>90</text:p>
          </table:table-cell>
          <table:table-cell table:formula="of:=FLOOR(MAX(0;([.CZ$12]-[.$E7]))/[.$C7];1)*[.$C7]+[.$D7]" office:value-type="float" office:value="90" calcext:value-type="float">
            <text:p>90</text:p>
          </table:table-cell>
          <table:table-cell table:formula="of:=FLOOR(MAX(0;([.DA$12]-[.$E7]))/[.$C7];1)*[.$C7]+[.$D7]" office:value-type="float" office:value="90" calcext:value-type="float">
            <text:p>90</text:p>
          </table:table-cell>
          <table:table-cell table:formula="of:=FLOOR(MAX(0;([.DB$12]-[.$E7]))/[.$C7];1)*[.$C7]+[.$D7]" office:value-type="float" office:value="90" calcext:value-type="float">
            <text:p>90</text:p>
          </table:table-cell>
          <table:table-cell table:formula="of:=FLOOR(MAX(0;([.DC$12]-[.$E7]))/[.$C7];1)*[.$C7]+[.$D7]" office:value-type="float" office:value="90" calcext:value-type="float">
            <text:p>90</text:p>
          </table:table-cell>
          <table:table-cell table:formula="of:=FLOOR(MAX(0;([.DD$12]-[.$E7]))/[.$C7];1)*[.$C7]+[.$D7]" office:value-type="float" office:value="90" calcext:value-type="float">
            <text:p>90</text:p>
          </table:table-cell>
          <table:table-cell table:formula="of:=FLOOR(MAX(0;([.DE$12]-[.$E7]))/[.$C7];1)*[.$C7]+[.$D7]" office:value-type="float" office:value="110" calcext:value-type="float">
            <text:p>110</text:p>
          </table:table-cell>
          <table:table-cell table:formula="of:=FLOOR(MAX(0;([.DF$12]-[.$E7]))/[.$C7];1)*[.$C7]+[.$D7]" office:value-type="float" office:value="110" calcext:value-type="float">
            <text:p>110</text:p>
          </table:table-cell>
          <table:table-cell table:formula="of:=FLOOR(MAX(0;([.DG$12]-[.$E7]))/[.$C7];1)*[.$C7]+[.$D7]" office:value-type="float" office:value="110" calcext:value-type="float">
            <text:p>110</text:p>
          </table:table-cell>
          <table:table-cell table:formula="of:=FLOOR(MAX(0;([.DH$12]-[.$E7]))/[.$C7];1)*[.$C7]+[.$D7]" office:value-type="float" office:value="110" calcext:value-type="float">
            <text:p>110</text:p>
          </table:table-cell>
          <table:table-cell table:formula="of:=FLOOR(MAX(0;([.DI$12]-[.$E7]))/[.$C7];1)*[.$C7]+[.$D7]" office:value-type="float" office:value="110" calcext:value-type="float">
            <text:p>110</text:p>
          </table:table-cell>
          <table:table-cell table:formula="of:=FLOOR(MAX(0;([.DJ$12]-[.$E7]))/[.$C7];1)*[.$C7]+[.$D7]" office:value-type="float" office:value="110" calcext:value-type="float">
            <text:p>110</text:p>
          </table:table-cell>
          <table:table-cell table:formula="of:=FLOOR(MAX(0;([.DK$12]-[.$E7]))/[.$C7];1)*[.$C7]+[.$D7]" office:value-type="float" office:value="110" calcext:value-type="float">
            <text:p>110</text:p>
          </table:table-cell>
          <table:table-cell table:formula="of:=FLOOR(MAX(0;([.DL$12]-[.$E7]))/[.$C7];1)*[.$C7]+[.$D7]" office:value-type="float" office:value="110" calcext:value-type="float">
            <text:p>110</text:p>
          </table:table-cell>
          <table:table-cell table:formula="of:=FLOOR(MAX(0;([.DM$12]-[.$E7]))/[.$C7];1)*[.$C7]+[.$D7]" office:value-type="float" office:value="110" calcext:value-type="float">
            <text:p>110</text:p>
          </table:table-cell>
          <table:table-cell table:formula="of:=FLOOR(MAX(0;([.DN$12]-[.$E7]))/[.$C7];1)*[.$C7]+[.$D7]" office:value-type="float" office:value="110" calcext:value-type="float">
            <text:p>110</text:p>
          </table:table-cell>
          <table:table-cell table:formula="of:=FLOOR(MAX(0;([.DO$12]-[.$E7]))/[.$C7];1)*[.$C7]+[.$D7]" office:value-type="float" office:value="110" calcext:value-type="float">
            <text:p>110</text:p>
          </table:table-cell>
          <table:table-cell table:formula="of:=FLOOR(MAX(0;([.DP$12]-[.$E7]))/[.$C7];1)*[.$C7]+[.$D7]" office:value-type="float" office:value="110" calcext:value-type="float">
            <text:p>110</text:p>
          </table:table-cell>
          <table:table-cell table:formula="of:=FLOOR(MAX(0;([.DQ$12]-[.$E7]))/[.$C7];1)*[.$C7]+[.$D7]" office:value-type="float" office:value="110" calcext:value-type="float">
            <text:p>110</text:p>
          </table:table-cell>
          <table:table-cell table:formula="of:=FLOOR(MAX(0;([.DR$12]-[.$E7]))/[.$C7];1)*[.$C7]+[.$D7]" office:value-type="float" office:value="110" calcext:value-type="float">
            <text:p>110</text:p>
          </table:table-cell>
          <table:table-cell table:formula="of:=FLOOR(MAX(0;([.DS$12]-[.$E7]))/[.$C7];1)*[.$C7]+[.$D7]" office:value-type="float" office:value="110" calcext:value-type="float">
            <text:p>110</text:p>
          </table:table-cell>
          <table:table-cell table:formula="of:=FLOOR(MAX(0;([.DT$12]-[.$E7]))/[.$C7];1)*[.$C7]+[.$D7]" office:value-type="float" office:value="110" calcext:value-type="float">
            <text:p>110</text:p>
          </table:table-cell>
          <table:table-cell table:formula="of:=FLOOR(MAX(0;([.DU$12]-[.$E7]))/[.$C7];1)*[.$C7]+[.$D7]" office:value-type="float" office:value="110" calcext:value-type="float">
            <text:p>110</text:p>
          </table:table-cell>
          <table:table-cell table:formula="of:=FLOOR(MAX(0;([.DV$12]-[.$E7]))/[.$C7];1)*[.$C7]+[.$D7]" office:value-type="float" office:value="110" calcext:value-type="float">
            <text:p>110</text:p>
          </table:table-cell>
          <table:table-cell table:formula="of:=FLOOR(MAX(0;([.DW$12]-[.$E7]))/[.$C7];1)*[.$C7]+[.$D7]" office:value-type="float" office:value="110" calcext:value-type="float">
            <text:p>110</text:p>
          </table:table-cell>
          <table:table-cell table:formula="of:=FLOOR(MAX(0;([.DX$12]-[.$E7]))/[.$C7];1)*[.$C7]+[.$D7]" office:value-type="float" office:value="110" calcext:value-type="float">
            <text:p>110</text:p>
          </table:table-cell>
          <table:table-cell table:formula="of:=FLOOR(MAX(0;([.DY$12]-[.$E7]))/[.$C7];1)*[.$C7]+[.$D7]" office:value-type="float" office:value="130" calcext:value-type="float">
            <text:p>130</text:p>
          </table:table-cell>
          <table:table-cell table:formula="of:=FLOOR(MAX(0;([.DZ$12]-[.$E7]))/[.$C7];1)*[.$C7]+[.$D7]" office:value-type="float" office:value="130" calcext:value-type="float">
            <text:p>130</text:p>
          </table:table-cell>
          <table:table-cell table:formula="of:=FLOOR(MAX(0;([.EA$12]-[.$E7]))/[.$C7];1)*[.$C7]+[.$D7]" office:value-type="float" office:value="130" calcext:value-type="float">
            <text:p>130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FLOOR(MAX(0;([.I$12]-[.$E8]))/[.$C8];1)*[.$C8]+[.$D8]" office:value-type="float" office:value="20" calcext:value-type="float">
            <text:p>20</text:p>
          </table:table-cell>
          <table:table-cell table:formula="of:=FLOOR(MAX(0;([.J$12]-[.$E8]))/[.$C8];1)*[.$C8]+[.$D8]" office:value-type="float" office:value="20" calcext:value-type="float">
            <text:p>20</text:p>
          </table:table-cell>
          <table:table-cell table:formula="of:=FLOOR(MAX(0;([.K$12]-[.$E8]))/[.$C8];1)*[.$C8]+[.$D8]" office:value-type="float" office:value="20" calcext:value-type="float">
            <text:p>20</text:p>
          </table:table-cell>
          <table:table-cell table:formula="of:=FLOOR(MAX(0;([.L$12]-[.$E8]))/[.$C8];1)*[.$C8]+[.$D8]" office:value-type="float" office:value="20" calcext:value-type="float">
            <text:p>20</text:p>
          </table:table-cell>
          <table:table-cell table:formula="of:=FLOOR(MAX(0;([.M$12]-[.$E8]))/[.$C8];1)*[.$C8]+[.$D8]" office:value-type="float" office:value="20" calcext:value-type="float">
            <text:p>20</text:p>
          </table:table-cell>
          <table:table-cell table:formula="of:=FLOOR(MAX(0;([.N$12]-[.$E8]))/[.$C8];1)*[.$C8]+[.$D8]" office:value-type="float" office:value="20" calcext:value-type="float">
            <text:p>20</text:p>
          </table:table-cell>
          <table:table-cell table:formula="of:=FLOOR(MAX(0;([.O$12]-[.$E8]))/[.$C8];1)*[.$C8]+[.$D8]" office:value-type="float" office:value="20" calcext:value-type="float">
            <text:p>20</text:p>
          </table:table-cell>
          <table:table-cell table:formula="of:=FLOOR(MAX(0;([.P$12]-[.$E8]))/[.$C8];1)*[.$C8]+[.$D8]" office:value-type="float" office:value="20" calcext:value-type="float">
            <text:p>20</text:p>
          </table:table-cell>
          <table:table-cell table:formula="of:=FLOOR(MAX(0;([.Q$12]-[.$E8]))/[.$C8];1)*[.$C8]+[.$D8]" office:value-type="float" office:value="20" calcext:value-type="float">
            <text:p>20</text:p>
          </table:table-cell>
          <table:table-cell table:formula="of:=FLOOR(MAX(0;([.R$12]-[.$E8]))/[.$C8];1)*[.$C8]+[.$D8]" office:value-type="float" office:value="20" calcext:value-type="float">
            <text:p>20</text:p>
          </table:table-cell>
          <table:table-cell table:formula="of:=FLOOR(MAX(0;([.S$12]-[.$E8]))/[.$C8];1)*[.$C8]+[.$D8]" office:value-type="float" office:value="20" calcext:value-type="float">
            <text:p>20</text:p>
          </table:table-cell>
          <table:table-cell table:formula="of:=FLOOR(MAX(0;([.T$12]-[.$E8]))/[.$C8];1)*[.$C8]+[.$D8]" office:value-type="float" office:value="20" calcext:value-type="float">
            <text:p>20</text:p>
          </table:table-cell>
          <table:table-cell table:formula="of:=FLOOR(MAX(0;([.U$12]-[.$E8]))/[.$C8];1)*[.$C8]+[.$D8]" office:value-type="float" office:value="20" calcext:value-type="float">
            <text:p>20</text:p>
          </table:table-cell>
          <table:table-cell table:formula="of:=FLOOR(MAX(0;([.V$12]-[.$E8]))/[.$C8];1)*[.$C8]+[.$D8]" office:value-type="float" office:value="20" calcext:value-type="float">
            <text:p>20</text:p>
          </table:table-cell>
          <table:table-cell table:formula="of:=FLOOR(MAX(0;([.W$12]-[.$E8]))/[.$C8];1)*[.$C8]+[.$D8]" office:value-type="float" office:value="20" calcext:value-type="float">
            <text:p>20</text:p>
          </table:table-cell>
          <table:table-cell table:formula="of:=FLOOR(MAX(0;([.X$12]-[.$E8]))/[.$C8];1)*[.$C8]+[.$D8]" office:value-type="float" office:value="20" calcext:value-type="float">
            <text:p>20</text:p>
          </table:table-cell>
          <table:table-cell table:formula="of:=FLOOR(MAX(0;([.Y$12]-[.$E8]))/[.$C8];1)*[.$C8]+[.$D8]" office:value-type="float" office:value="20" calcext:value-type="float">
            <text:p>20</text:p>
          </table:table-cell>
          <table:table-cell table:formula="of:=FLOOR(MAX(0;([.Z$12]-[.$E8]))/[.$C8];1)*[.$C8]+[.$D8]" office:value-type="float" office:value="20" calcext:value-type="float">
            <text:p>20</text:p>
          </table:table-cell>
          <table:table-cell table:formula="of:=FLOOR(MAX(0;([.AA$12]-[.$E8]))/[.$C8];1)*[.$C8]+[.$D8]" office:value-type="float" office:value="20" calcext:value-type="float">
            <text:p>20</text:p>
          </table:table-cell>
          <table:table-cell table:formula="of:=FLOOR(MAX(0;([.AB$12]-[.$E8]))/[.$C8];1)*[.$C8]+[.$D8]" office:value-type="float" office:value="20" calcext:value-type="float">
            <text:p>20</text:p>
          </table:table-cell>
          <table:table-cell table:formula="of:=FLOOR(MAX(0;([.AC$12]-[.$E8]))/[.$C8];1)*[.$C8]+[.$D8]" office:value-type="float" office:value="20" calcext:value-type="float">
            <text:p>20</text:p>
          </table:table-cell>
          <table:table-cell table:formula="of:=FLOOR(MAX(0;([.AD$12]-[.$E8]))/[.$C8];1)*[.$C8]+[.$D8]" office:value-type="float" office:value="20" calcext:value-type="float">
            <text:p>20</text:p>
          </table:table-cell>
          <table:table-cell table:formula="of:=FLOOR(MAX(0;([.AE$12]-[.$E8]))/[.$C8];1)*[.$C8]+[.$D8]" office:value-type="float" office:value="20" calcext:value-type="float">
            <text:p>20</text:p>
          </table:table-cell>
          <table:table-cell table:formula="of:=FLOOR(MAX(0;([.AF$12]-[.$E8]))/[.$C8];1)*[.$C8]+[.$D8]" office:value-type="float" office:value="20" calcext:value-type="float">
            <text:p>20</text:p>
          </table:table-cell>
          <table:table-cell table:formula="of:=FLOOR(MAX(0;([.AG$12]-[.$E8]))/[.$C8];1)*[.$C8]+[.$D8]" office:value-type="float" office:value="20" calcext:value-type="float">
            <text:p>20</text:p>
          </table:table-cell>
          <table:table-cell table:formula="of:=FLOOR(MAX(0;([.AH$12]-[.$E8]))/[.$C8];1)*[.$C8]+[.$D8]" office:value-type="float" office:value="45" calcext:value-type="float">
            <text:p>45</text:p>
          </table:table-cell>
          <table:table-cell table:formula="of:=FLOOR(MAX(0;([.AI$12]-[.$E8]))/[.$C8];1)*[.$C8]+[.$D8]" office:value-type="float" office:value="45" calcext:value-type="float">
            <text:p>45</text:p>
          </table:table-cell>
          <table:table-cell table:formula="of:=FLOOR(MAX(0;([.AJ$12]-[.$E8]))/[.$C8];1)*[.$C8]+[.$D8]" office:value-type="float" office:value="45" calcext:value-type="float">
            <text:p>45</text:p>
          </table:table-cell>
          <table:table-cell table:formula="of:=FLOOR(MAX(0;([.AK$12]-[.$E8]))/[.$C8];1)*[.$C8]+[.$D8]" office:value-type="float" office:value="45" calcext:value-type="float">
            <text:p>45</text:p>
          </table:table-cell>
          <table:table-cell table:formula="of:=FLOOR(MAX(0;([.AL$12]-[.$E8]))/[.$C8];1)*[.$C8]+[.$D8]" office:value-type="float" office:value="45" calcext:value-type="float">
            <text:p>45</text:p>
          </table:table-cell>
          <table:table-cell table:formula="of:=FLOOR(MAX(0;([.AM$12]-[.$E8]))/[.$C8];1)*[.$C8]+[.$D8]" office:value-type="float" office:value="45" calcext:value-type="float">
            <text:p>45</text:p>
          </table:table-cell>
          <table:table-cell table:formula="of:=FLOOR(MAX(0;([.AN$12]-[.$E8]))/[.$C8];1)*[.$C8]+[.$D8]" office:value-type="float" office:value="45" calcext:value-type="float">
            <text:p>45</text:p>
          </table:table-cell>
          <table:table-cell table:formula="of:=FLOOR(MAX(0;([.AO$12]-[.$E8]))/[.$C8];1)*[.$C8]+[.$D8]" office:value-type="float" office:value="45" calcext:value-type="float">
            <text:p>45</text:p>
          </table:table-cell>
          <table:table-cell table:formula="of:=FLOOR(MAX(0;([.AP$12]-[.$E8]))/[.$C8];1)*[.$C8]+[.$D8]" office:value-type="float" office:value="45" calcext:value-type="float">
            <text:p>45</text:p>
          </table:table-cell>
          <table:table-cell table:formula="of:=FLOOR(MAX(0;([.AQ$12]-[.$E8]))/[.$C8];1)*[.$C8]+[.$D8]" office:value-type="float" office:value="45" calcext:value-type="float">
            <text:p>45</text:p>
          </table:table-cell>
          <table:table-cell table:formula="of:=FLOOR(MAX(0;([.AR$12]-[.$E8]))/[.$C8];1)*[.$C8]+[.$D8]" office:value-type="float" office:value="45" calcext:value-type="float">
            <text:p>45</text:p>
          </table:table-cell>
          <table:table-cell table:formula="of:=FLOOR(MAX(0;([.AS$12]-[.$E8]))/[.$C8];1)*[.$C8]+[.$D8]" office:value-type="float" office:value="45" calcext:value-type="float">
            <text:p>45</text:p>
          </table:table-cell>
          <table:table-cell table:formula="of:=FLOOR(MAX(0;([.AT$12]-[.$E8]))/[.$C8];1)*[.$C8]+[.$D8]" office:value-type="float" office:value="45" calcext:value-type="float">
            <text:p>45</text:p>
          </table:table-cell>
          <table:table-cell table:formula="of:=FLOOR(MAX(0;([.AU$12]-[.$E8]))/[.$C8];1)*[.$C8]+[.$D8]" office:value-type="float" office:value="45" calcext:value-type="float">
            <text:p>45</text:p>
          </table:table-cell>
          <table:table-cell table:formula="of:=FLOOR(MAX(0;([.AV$12]-[.$E8]))/[.$C8];1)*[.$C8]+[.$D8]" office:value-type="float" office:value="45" calcext:value-type="float">
            <text:p>45</text:p>
          </table:table-cell>
          <table:table-cell table:formula="of:=FLOOR(MAX(0;([.AW$12]-[.$E8]))/[.$C8];1)*[.$C8]+[.$D8]" office:value-type="float" office:value="45" calcext:value-type="float">
            <text:p>45</text:p>
          </table:table-cell>
          <table:table-cell table:formula="of:=FLOOR(MAX(0;([.AX$12]-[.$E8]))/[.$C8];1)*[.$C8]+[.$D8]" office:value-type="float" office:value="45" calcext:value-type="float">
            <text:p>45</text:p>
          </table:table-cell>
          <table:table-cell table:formula="of:=FLOOR(MAX(0;([.AY$12]-[.$E8]))/[.$C8];1)*[.$C8]+[.$D8]" office:value-type="float" office:value="45" calcext:value-type="float">
            <text:p>45</text:p>
          </table:table-cell>
          <table:table-cell table:formula="of:=FLOOR(MAX(0;([.AZ$12]-[.$E8]))/[.$C8];1)*[.$C8]+[.$D8]" office:value-type="float" office:value="45" calcext:value-type="float">
            <text:p>45</text:p>
          </table:table-cell>
          <table:table-cell table:formula="of:=FLOOR(MAX(0;([.BA$12]-[.$E8]))/[.$C8];1)*[.$C8]+[.$D8]" office:value-type="float" office:value="45" calcext:value-type="float">
            <text:p>45</text:p>
          </table:table-cell>
          <table:table-cell table:formula="of:=FLOOR(MAX(0;([.BB$12]-[.$E8]))/[.$C8];1)*[.$C8]+[.$D8]" office:value-type="float" office:value="45" calcext:value-type="float">
            <text:p>45</text:p>
          </table:table-cell>
          <table:table-cell table:formula="of:=FLOOR(MAX(0;([.BC$12]-[.$E8]))/[.$C8];1)*[.$C8]+[.$D8]" office:value-type="float" office:value="45" calcext:value-type="float">
            <text:p>45</text:p>
          </table:table-cell>
          <table:table-cell table:formula="of:=FLOOR(MAX(0;([.BD$12]-[.$E8]))/[.$C8];1)*[.$C8]+[.$D8]" office:value-type="float" office:value="45" calcext:value-type="float">
            <text:p>45</text:p>
          </table:table-cell>
          <table:table-cell table:formula="of:=FLOOR(MAX(0;([.BE$12]-[.$E8]))/[.$C8];1)*[.$C8]+[.$D8]" office:value-type="float" office:value="45" calcext:value-type="float">
            <text:p>45</text:p>
          </table:table-cell>
          <table:table-cell table:formula="of:=FLOOR(MAX(0;([.BF$12]-[.$E8]))/[.$C8];1)*[.$C8]+[.$D8]" office:value-type="float" office:value="45" calcext:value-type="float">
            <text:p>45</text:p>
          </table:table-cell>
          <table:table-cell table:formula="of:=FLOOR(MAX(0;([.BG$12]-[.$E8]))/[.$C8];1)*[.$C8]+[.$D8]" office:value-type="float" office:value="70" calcext:value-type="float">
            <text:p>70</text:p>
          </table:table-cell>
          <table:table-cell table:formula="of:=FLOOR(MAX(0;([.BH$12]-[.$E8]))/[.$C8];1)*[.$C8]+[.$D8]" office:value-type="float" office:value="70" calcext:value-type="float">
            <text:p>70</text:p>
          </table:table-cell>
          <table:table-cell table:formula="of:=FLOOR(MAX(0;([.BI$12]-[.$E8]))/[.$C8];1)*[.$C8]+[.$D8]" office:value-type="float" office:value="70" calcext:value-type="float">
            <text:p>70</text:p>
          </table:table-cell>
          <table:table-cell table:formula="of:=FLOOR(MAX(0;([.BJ$12]-[.$E8]))/[.$C8];1)*[.$C8]+[.$D8]" office:value-type="float" office:value="70" calcext:value-type="float">
            <text:p>70</text:p>
          </table:table-cell>
          <table:table-cell table:formula="of:=FLOOR(MAX(0;([.BK$12]-[.$E8]))/[.$C8];1)*[.$C8]+[.$D8]" office:value-type="float" office:value="70" calcext:value-type="float">
            <text:p>70</text:p>
          </table:table-cell>
          <table:table-cell table:formula="of:=FLOOR(MAX(0;([.BL$12]-[.$E8]))/[.$C8];1)*[.$C8]+[.$D8]" office:value-type="float" office:value="70" calcext:value-type="float">
            <text:p>70</text:p>
          </table:table-cell>
          <table:table-cell table:formula="of:=FLOOR(MAX(0;([.BM$12]-[.$E8]))/[.$C8];1)*[.$C8]+[.$D8]" office:value-type="float" office:value="70" calcext:value-type="float">
            <text:p>70</text:p>
          </table:table-cell>
          <table:table-cell table:formula="of:=FLOOR(MAX(0;([.BN$12]-[.$E8]))/[.$C8];1)*[.$C8]+[.$D8]" office:value-type="float" office:value="70" calcext:value-type="float">
            <text:p>70</text:p>
          </table:table-cell>
          <table:table-cell table:formula="of:=FLOOR(MAX(0;([.BO$12]-[.$E8]))/[.$C8];1)*[.$C8]+[.$D8]" office:value-type="float" office:value="70" calcext:value-type="float">
            <text:p>70</text:p>
          </table:table-cell>
          <table:table-cell table:formula="of:=FLOOR(MAX(0;([.BP$12]-[.$E8]))/[.$C8];1)*[.$C8]+[.$D8]" office:value-type="float" office:value="70" calcext:value-type="float">
            <text:p>70</text:p>
          </table:table-cell>
          <table:table-cell table:formula="of:=FLOOR(MAX(0;([.BQ$12]-[.$E8]))/[.$C8];1)*[.$C8]+[.$D8]" office:value-type="float" office:value="70" calcext:value-type="float">
            <text:p>70</text:p>
          </table:table-cell>
          <table:table-cell table:formula="of:=FLOOR(MAX(0;([.BR$12]-[.$E8]))/[.$C8];1)*[.$C8]+[.$D8]" office:value-type="float" office:value="70" calcext:value-type="float">
            <text:p>70</text:p>
          </table:table-cell>
          <table:table-cell table:formula="of:=FLOOR(MAX(0;([.BS$12]-[.$E8]))/[.$C8];1)*[.$C8]+[.$D8]" office:value-type="float" office:value="70" calcext:value-type="float">
            <text:p>70</text:p>
          </table:table-cell>
          <table:table-cell table:formula="of:=FLOOR(MAX(0;([.BT$12]-[.$E8]))/[.$C8];1)*[.$C8]+[.$D8]" office:value-type="float" office:value="70" calcext:value-type="float">
            <text:p>70</text:p>
          </table:table-cell>
          <table:table-cell table:formula="of:=FLOOR(MAX(0;([.BU$12]-[.$E8]))/[.$C8];1)*[.$C8]+[.$D8]" office:value-type="float" office:value="70" calcext:value-type="float">
            <text:p>70</text:p>
          </table:table-cell>
          <table:table-cell table:formula="of:=FLOOR(MAX(0;([.BV$12]-[.$E8]))/[.$C8];1)*[.$C8]+[.$D8]" office:value-type="float" office:value="70" calcext:value-type="float">
            <text:p>70</text:p>
          </table:table-cell>
          <table:table-cell table:formula="of:=FLOOR(MAX(0;([.BW$12]-[.$E8]))/[.$C8];1)*[.$C8]+[.$D8]" office:value-type="float" office:value="70" calcext:value-type="float">
            <text:p>70</text:p>
          </table:table-cell>
          <table:table-cell table:formula="of:=FLOOR(MAX(0;([.BX$12]-[.$E8]))/[.$C8];1)*[.$C8]+[.$D8]" office:value-type="float" office:value="70" calcext:value-type="float">
            <text:p>70</text:p>
          </table:table-cell>
          <table:table-cell table:formula="of:=FLOOR(MAX(0;([.BY$12]-[.$E8]))/[.$C8];1)*[.$C8]+[.$D8]" office:value-type="float" office:value="70" calcext:value-type="float">
            <text:p>70</text:p>
          </table:table-cell>
          <table:table-cell table:formula="of:=FLOOR(MAX(0;([.BZ$12]-[.$E8]))/[.$C8];1)*[.$C8]+[.$D8]" office:value-type="float" office:value="70" calcext:value-type="float">
            <text:p>70</text:p>
          </table:table-cell>
          <table:table-cell table:formula="of:=FLOOR(MAX(0;([.CA$12]-[.$E8]))/[.$C8];1)*[.$C8]+[.$D8]" office:value-type="float" office:value="70" calcext:value-type="float">
            <text:p>70</text:p>
          </table:table-cell>
          <table:table-cell table:formula="of:=FLOOR(MAX(0;([.CB$12]-[.$E8]))/[.$C8];1)*[.$C8]+[.$D8]" office:value-type="float" office:value="70" calcext:value-type="float">
            <text:p>70</text:p>
          </table:table-cell>
          <table:table-cell table:formula="of:=FLOOR(MAX(0;([.CC$12]-[.$E8]))/[.$C8];1)*[.$C8]+[.$D8]" office:value-type="float" office:value="70" calcext:value-type="float">
            <text:p>70</text:p>
          </table:table-cell>
          <table:table-cell table:formula="of:=FLOOR(MAX(0;([.CD$12]-[.$E8]))/[.$C8];1)*[.$C8]+[.$D8]" office:value-type="float" office:value="70" calcext:value-type="float">
            <text:p>70</text:p>
          </table:table-cell>
          <table:table-cell table:formula="of:=FLOOR(MAX(0;([.CE$12]-[.$E8]))/[.$C8];1)*[.$C8]+[.$D8]" office:value-type="float" office:value="70" calcext:value-type="float">
            <text:p>70</text:p>
          </table:table-cell>
          <table:table-cell table:formula="of:=FLOOR(MAX(0;([.CF$12]-[.$E8]))/[.$C8];1)*[.$C8]+[.$D8]" office:value-type="float" office:value="95" calcext:value-type="float">
            <text:p>95</text:p>
          </table:table-cell>
          <table:table-cell table:formula="of:=FLOOR(MAX(0;([.CG$12]-[.$E8]))/[.$C8];1)*[.$C8]+[.$D8]" office:value-type="float" office:value="95" calcext:value-type="float">
            <text:p>95</text:p>
          </table:table-cell>
          <table:table-cell table:formula="of:=FLOOR(MAX(0;([.CH$12]-[.$E8]))/[.$C8];1)*[.$C8]+[.$D8]" office:value-type="float" office:value="95" calcext:value-type="float">
            <text:p>95</text:p>
          </table:table-cell>
          <table:table-cell table:formula="of:=FLOOR(MAX(0;([.CI$12]-[.$E8]))/[.$C8];1)*[.$C8]+[.$D8]" office:value-type="float" office:value="95" calcext:value-type="float">
            <text:p>95</text:p>
          </table:table-cell>
          <table:table-cell table:formula="of:=FLOOR(MAX(0;([.CJ$12]-[.$E8]))/[.$C8];1)*[.$C8]+[.$D8]" office:value-type="float" office:value="95" calcext:value-type="float">
            <text:p>95</text:p>
          </table:table-cell>
          <table:table-cell table:formula="of:=FLOOR(MAX(0;([.CK$12]-[.$E8]))/[.$C8];1)*[.$C8]+[.$D8]" office:value-type="float" office:value="95" calcext:value-type="float">
            <text:p>95</text:p>
          </table:table-cell>
          <table:table-cell table:formula="of:=FLOOR(MAX(0;([.CL$12]-[.$E8]))/[.$C8];1)*[.$C8]+[.$D8]" office:value-type="float" office:value="95" calcext:value-type="float">
            <text:p>95</text:p>
          </table:table-cell>
          <table:table-cell table:formula="of:=FLOOR(MAX(0;([.CM$12]-[.$E8]))/[.$C8];1)*[.$C8]+[.$D8]" office:value-type="float" office:value="95" calcext:value-type="float">
            <text:p>95</text:p>
          </table:table-cell>
          <table:table-cell table:formula="of:=FLOOR(MAX(0;([.CN$12]-[.$E8]))/[.$C8];1)*[.$C8]+[.$D8]" office:value-type="float" office:value="95" calcext:value-type="float">
            <text:p>95</text:p>
          </table:table-cell>
          <table:table-cell table:formula="of:=FLOOR(MAX(0;([.CO$12]-[.$E8]))/[.$C8];1)*[.$C8]+[.$D8]" office:value-type="float" office:value="95" calcext:value-type="float">
            <text:p>95</text:p>
          </table:table-cell>
          <table:table-cell table:formula="of:=FLOOR(MAX(0;([.CP$12]-[.$E8]))/[.$C8];1)*[.$C8]+[.$D8]" office:value-type="float" office:value="95" calcext:value-type="float">
            <text:p>95</text:p>
          </table:table-cell>
          <table:table-cell table:formula="of:=FLOOR(MAX(0;([.CQ$12]-[.$E8]))/[.$C8];1)*[.$C8]+[.$D8]" office:value-type="float" office:value="95" calcext:value-type="float">
            <text:p>95</text:p>
          </table:table-cell>
          <table:table-cell table:formula="of:=FLOOR(MAX(0;([.CR$12]-[.$E8]))/[.$C8];1)*[.$C8]+[.$D8]" office:value-type="float" office:value="95" calcext:value-type="float">
            <text:p>95</text:p>
          </table:table-cell>
          <table:table-cell table:formula="of:=FLOOR(MAX(0;([.CS$12]-[.$E8]))/[.$C8];1)*[.$C8]+[.$D8]" office:value-type="float" office:value="95" calcext:value-type="float">
            <text:p>95</text:p>
          </table:table-cell>
          <table:table-cell table:formula="of:=FLOOR(MAX(0;([.CT$12]-[.$E8]))/[.$C8];1)*[.$C8]+[.$D8]" office:value-type="float" office:value="95" calcext:value-type="float">
            <text:p>95</text:p>
          </table:table-cell>
          <table:table-cell table:formula="of:=FLOOR(MAX(0;([.CU$12]-[.$E8]))/[.$C8];1)*[.$C8]+[.$D8]" office:value-type="float" office:value="95" calcext:value-type="float">
            <text:p>95</text:p>
          </table:table-cell>
          <table:table-cell table:formula="of:=FLOOR(MAX(0;([.CV$12]-[.$E8]))/[.$C8];1)*[.$C8]+[.$D8]" office:value-type="float" office:value="95" calcext:value-type="float">
            <text:p>95</text:p>
          </table:table-cell>
          <table:table-cell table:formula="of:=FLOOR(MAX(0;([.CW$12]-[.$E8]))/[.$C8];1)*[.$C8]+[.$D8]" office:value-type="float" office:value="95" calcext:value-type="float">
            <text:p>95</text:p>
          </table:table-cell>
          <table:table-cell table:formula="of:=FLOOR(MAX(0;([.CX$12]-[.$E8]))/[.$C8];1)*[.$C8]+[.$D8]" office:value-type="float" office:value="95" calcext:value-type="float">
            <text:p>95</text:p>
          </table:table-cell>
          <table:table-cell table:formula="of:=FLOOR(MAX(0;([.CY$12]-[.$E8]))/[.$C8];1)*[.$C8]+[.$D8]" office:value-type="float" office:value="95" calcext:value-type="float">
            <text:p>95</text:p>
          </table:table-cell>
          <table:table-cell table:formula="of:=FLOOR(MAX(0;([.CZ$12]-[.$E8]))/[.$C8];1)*[.$C8]+[.$D8]" office:value-type="float" office:value="95" calcext:value-type="float">
            <text:p>95</text:p>
          </table:table-cell>
          <table:table-cell table:formula="of:=FLOOR(MAX(0;([.DA$12]-[.$E8]))/[.$C8];1)*[.$C8]+[.$D8]" office:value-type="float" office:value="95" calcext:value-type="float">
            <text:p>95</text:p>
          </table:table-cell>
          <table:table-cell table:formula="of:=FLOOR(MAX(0;([.DB$12]-[.$E8]))/[.$C8];1)*[.$C8]+[.$D8]" office:value-type="float" office:value="95" calcext:value-type="float">
            <text:p>95</text:p>
          </table:table-cell>
          <table:table-cell table:formula="of:=FLOOR(MAX(0;([.DC$12]-[.$E8]))/[.$C8];1)*[.$C8]+[.$D8]" office:value-type="float" office:value="95" calcext:value-type="float">
            <text:p>95</text:p>
          </table:table-cell>
          <table:table-cell table:formula="of:=FLOOR(MAX(0;([.DD$12]-[.$E8]))/[.$C8];1)*[.$C8]+[.$D8]" office:value-type="float" office:value="95" calcext:value-type="float">
            <text:p>95</text:p>
          </table:table-cell>
          <table:table-cell table:formula="of:=FLOOR(MAX(0;([.DE$12]-[.$E8]))/[.$C8];1)*[.$C8]+[.$D8]" office:value-type="float" office:value="120" calcext:value-type="float">
            <text:p>120</text:p>
          </table:table-cell>
          <table:table-cell table:formula="of:=FLOOR(MAX(0;([.DF$12]-[.$E8]))/[.$C8];1)*[.$C8]+[.$D8]" office:value-type="float" office:value="120" calcext:value-type="float">
            <text:p>120</text:p>
          </table:table-cell>
          <table:table-cell table:formula="of:=FLOOR(MAX(0;([.DG$12]-[.$E8]))/[.$C8];1)*[.$C8]+[.$D8]" office:value-type="float" office:value="120" calcext:value-type="float">
            <text:p>120</text:p>
          </table:table-cell>
          <table:table-cell table:formula="of:=FLOOR(MAX(0;([.DH$12]-[.$E8]))/[.$C8];1)*[.$C8]+[.$D8]" office:value-type="float" office:value="120" calcext:value-type="float">
            <text:p>120</text:p>
          </table:table-cell>
          <table:table-cell table:formula="of:=FLOOR(MAX(0;([.DI$12]-[.$E8]))/[.$C8];1)*[.$C8]+[.$D8]" office:value-type="float" office:value="120" calcext:value-type="float">
            <text:p>120</text:p>
          </table:table-cell>
          <table:table-cell table:formula="of:=FLOOR(MAX(0;([.DJ$12]-[.$E8]))/[.$C8];1)*[.$C8]+[.$D8]" office:value-type="float" office:value="120" calcext:value-type="float">
            <text:p>120</text:p>
          </table:table-cell>
          <table:table-cell table:formula="of:=FLOOR(MAX(0;([.DK$12]-[.$E8]))/[.$C8];1)*[.$C8]+[.$D8]" office:value-type="float" office:value="120" calcext:value-type="float">
            <text:p>120</text:p>
          </table:table-cell>
          <table:table-cell table:formula="of:=FLOOR(MAX(0;([.DL$12]-[.$E8]))/[.$C8];1)*[.$C8]+[.$D8]" office:value-type="float" office:value="120" calcext:value-type="float">
            <text:p>120</text:p>
          </table:table-cell>
          <table:table-cell table:formula="of:=FLOOR(MAX(0;([.DM$12]-[.$E8]))/[.$C8];1)*[.$C8]+[.$D8]" office:value-type="float" office:value="120" calcext:value-type="float">
            <text:p>120</text:p>
          </table:table-cell>
          <table:table-cell table:formula="of:=FLOOR(MAX(0;([.DN$12]-[.$E8]))/[.$C8];1)*[.$C8]+[.$D8]" office:value-type="float" office:value="120" calcext:value-type="float">
            <text:p>120</text:p>
          </table:table-cell>
          <table:table-cell table:formula="of:=FLOOR(MAX(0;([.DO$12]-[.$E8]))/[.$C8];1)*[.$C8]+[.$D8]" office:value-type="float" office:value="120" calcext:value-type="float">
            <text:p>120</text:p>
          </table:table-cell>
          <table:table-cell table:formula="of:=FLOOR(MAX(0;([.DP$12]-[.$E8]))/[.$C8];1)*[.$C8]+[.$D8]" office:value-type="float" office:value="120" calcext:value-type="float">
            <text:p>120</text:p>
          </table:table-cell>
          <table:table-cell table:formula="of:=FLOOR(MAX(0;([.DQ$12]-[.$E8]))/[.$C8];1)*[.$C8]+[.$D8]" office:value-type="float" office:value="120" calcext:value-type="float">
            <text:p>120</text:p>
          </table:table-cell>
          <table:table-cell table:formula="of:=FLOOR(MAX(0;([.DR$12]-[.$E8]))/[.$C8];1)*[.$C8]+[.$D8]" office:value-type="float" office:value="120" calcext:value-type="float">
            <text:p>120</text:p>
          </table:table-cell>
          <table:table-cell table:formula="of:=FLOOR(MAX(0;([.DS$12]-[.$E8]))/[.$C8];1)*[.$C8]+[.$D8]" office:value-type="float" office:value="120" calcext:value-type="float">
            <text:p>120</text:p>
          </table:table-cell>
          <table:table-cell table:formula="of:=FLOOR(MAX(0;([.DT$12]-[.$E8]))/[.$C8];1)*[.$C8]+[.$D8]" office:value-type="float" office:value="120" calcext:value-type="float">
            <text:p>120</text:p>
          </table:table-cell>
          <table:table-cell table:formula="of:=FLOOR(MAX(0;([.DU$12]-[.$E8]))/[.$C8];1)*[.$C8]+[.$D8]" office:value-type="float" office:value="120" calcext:value-type="float">
            <text:p>120</text:p>
          </table:table-cell>
          <table:table-cell table:formula="of:=FLOOR(MAX(0;([.DV$12]-[.$E8]))/[.$C8];1)*[.$C8]+[.$D8]" office:value-type="float" office:value="120" calcext:value-type="float">
            <text:p>120</text:p>
          </table:table-cell>
          <table:table-cell table:formula="of:=FLOOR(MAX(0;([.DW$12]-[.$E8]))/[.$C8];1)*[.$C8]+[.$D8]" office:value-type="float" office:value="120" calcext:value-type="float">
            <text:p>120</text:p>
          </table:table-cell>
          <table:table-cell table:formula="of:=FLOOR(MAX(0;([.DX$12]-[.$E8]))/[.$C8];1)*[.$C8]+[.$D8]" office:value-type="float" office:value="120" calcext:value-type="float">
            <text:p>120</text:p>
          </table:table-cell>
          <table:table-cell table:formula="of:=FLOOR(MAX(0;([.DY$12]-[.$E8]))/[.$C8];1)*[.$C8]+[.$D8]" office:value-type="float" office:value="120" calcext:value-type="float">
            <text:p>120</text:p>
          </table:table-cell>
          <table:table-cell table:formula="of:=FLOOR(MAX(0;([.DZ$12]-[.$E8]))/[.$C8];1)*[.$C8]+[.$D8]" office:value-type="float" office:value="120" calcext:value-type="float">
            <text:p>120</text:p>
          </table:table-cell>
          <table:table-cell table:formula="of:=FLOOR(MAX(0;([.EA$12]-[.$E8]))/[.$C8];1)*[.$C8]+[.$D8]" office:value-type="float" office:value="120" calcext:value-type="float">
            <text:p>120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FLOOR(MAX(0;([.I$12]-[.$E9]))/[.$C9];1)*[.$C9]+[.$D9]" office:value-type="float" office:value="20" calcext:value-type="float">
            <text:p>20</text:p>
          </table:table-cell>
          <table:table-cell table:formula="of:=FLOOR(MAX(0;([.J$12]-[.$E9]))/[.$C9];1)*[.$C9]+[.$D9]" office:value-type="float" office:value="20" calcext:value-type="float">
            <text:p>20</text:p>
          </table:table-cell>
          <table:table-cell table:formula="of:=FLOOR(MAX(0;([.K$12]-[.$E9]))/[.$C9];1)*[.$C9]+[.$D9]" office:value-type="float" office:value="20" calcext:value-type="float">
            <text:p>20</text:p>
          </table:table-cell>
          <table:table-cell table:formula="of:=FLOOR(MAX(0;([.L$12]-[.$E9]))/[.$C9];1)*[.$C9]+[.$D9]" office:value-type="float" office:value="20" calcext:value-type="float">
            <text:p>20</text:p>
          </table:table-cell>
          <table:table-cell table:formula="of:=FLOOR(MAX(0;([.M$12]-[.$E9]))/[.$C9];1)*[.$C9]+[.$D9]" office:value-type="float" office:value="20" calcext:value-type="float">
            <text:p>20</text:p>
          </table:table-cell>
          <table:table-cell table:formula="of:=FLOOR(MAX(0;([.N$12]-[.$E9]))/[.$C9];1)*[.$C9]+[.$D9]" office:value-type="float" office:value="20" calcext:value-type="float">
            <text:p>20</text:p>
          </table:table-cell>
          <table:table-cell table:formula="of:=FLOOR(MAX(0;([.O$12]-[.$E9]))/[.$C9];1)*[.$C9]+[.$D9]" office:value-type="float" office:value="20" calcext:value-type="float">
            <text:p>20</text:p>
          </table:table-cell>
          <table:table-cell table:formula="of:=FLOOR(MAX(0;([.P$12]-[.$E9]))/[.$C9];1)*[.$C9]+[.$D9]" office:value-type="float" office:value="20" calcext:value-type="float">
            <text:p>20</text:p>
          </table:table-cell>
          <table:table-cell table:formula="of:=FLOOR(MAX(0;([.Q$12]-[.$E9]))/[.$C9];1)*[.$C9]+[.$D9]" office:value-type="float" office:value="20" calcext:value-type="float">
            <text:p>20</text:p>
          </table:table-cell>
          <table:table-cell table:formula="of:=FLOOR(MAX(0;([.R$12]-[.$E9]))/[.$C9];1)*[.$C9]+[.$D9]" office:value-type="float" office:value="20" calcext:value-type="float">
            <text:p>20</text:p>
          </table:table-cell>
          <table:table-cell table:formula="of:=FLOOR(MAX(0;([.S$12]-[.$E9]))/[.$C9];1)*[.$C9]+[.$D9]" office:value-type="float" office:value="20" calcext:value-type="float">
            <text:p>20</text:p>
          </table:table-cell>
          <table:table-cell table:formula="of:=FLOOR(MAX(0;([.T$12]-[.$E9]))/[.$C9];1)*[.$C9]+[.$D9]" office:value-type="float" office:value="20" calcext:value-type="float">
            <text:p>20</text:p>
          </table:table-cell>
          <table:table-cell table:formula="of:=FLOOR(MAX(0;([.U$12]-[.$E9]))/[.$C9];1)*[.$C9]+[.$D9]" office:value-type="float" office:value="20" calcext:value-type="float">
            <text:p>20</text:p>
          </table:table-cell>
          <table:table-cell table:formula="of:=FLOOR(MAX(0;([.V$12]-[.$E9]))/[.$C9];1)*[.$C9]+[.$D9]" office:value-type="float" office:value="20" calcext:value-type="float">
            <text:p>20</text:p>
          </table:table-cell>
          <table:table-cell table:formula="of:=FLOOR(MAX(0;([.W$12]-[.$E9]))/[.$C9];1)*[.$C9]+[.$D9]" office:value-type="float" office:value="20" calcext:value-type="float">
            <text:p>20</text:p>
          </table:table-cell>
          <table:table-cell table:formula="of:=FLOOR(MAX(0;([.X$12]-[.$E9]))/[.$C9];1)*[.$C9]+[.$D9]" office:value-type="float" office:value="20" calcext:value-type="float">
            <text:p>20</text:p>
          </table:table-cell>
          <table:table-cell table:formula="of:=FLOOR(MAX(0;([.Y$12]-[.$E9]))/[.$C9];1)*[.$C9]+[.$D9]" office:value-type="float" office:value="20" calcext:value-type="float">
            <text:p>20</text:p>
          </table:table-cell>
          <table:table-cell table:formula="of:=FLOOR(MAX(0;([.Z$12]-[.$E9]))/[.$C9];1)*[.$C9]+[.$D9]" office:value-type="float" office:value="20" calcext:value-type="float">
            <text:p>20</text:p>
          </table:table-cell>
          <table:table-cell table:formula="of:=FLOOR(MAX(0;([.AA$12]-[.$E9]))/[.$C9];1)*[.$C9]+[.$D9]" office:value-type="float" office:value="20" calcext:value-type="float">
            <text:p>20</text:p>
          </table:table-cell>
          <table:table-cell table:formula="of:=FLOOR(MAX(0;([.AB$12]-[.$E9]))/[.$C9];1)*[.$C9]+[.$D9]" office:value-type="float" office:value="20" calcext:value-type="float">
            <text:p>20</text:p>
          </table:table-cell>
          <table:table-cell table:formula="of:=FLOOR(MAX(0;([.AC$12]-[.$E9]))/[.$C9];1)*[.$C9]+[.$D9]" office:value-type="float" office:value="20" calcext:value-type="float">
            <text:p>20</text:p>
          </table:table-cell>
          <table:table-cell table:formula="of:=FLOOR(MAX(0;([.AD$12]-[.$E9]))/[.$C9];1)*[.$C9]+[.$D9]" office:value-type="float" office:value="20" calcext:value-type="float">
            <text:p>20</text:p>
          </table:table-cell>
          <table:table-cell table:formula="of:=FLOOR(MAX(0;([.AE$12]-[.$E9]))/[.$C9];1)*[.$C9]+[.$D9]" office:value-type="float" office:value="20" calcext:value-type="float">
            <text:p>20</text:p>
          </table:table-cell>
          <table:table-cell table:formula="of:=FLOOR(MAX(0;([.AF$12]-[.$E9]))/[.$C9];1)*[.$C9]+[.$D9]" office:value-type="float" office:value="20" calcext:value-type="float">
            <text:p>20</text:p>
          </table:table-cell>
          <table:table-cell table:formula="of:=FLOOR(MAX(0;([.AG$12]-[.$E9]))/[.$C9];1)*[.$C9]+[.$D9]" office:value-type="float" office:value="20" calcext:value-type="float">
            <text:p>20</text:p>
          </table:table-cell>
          <table:table-cell table:formula="of:=FLOOR(MAX(0;([.AH$12]-[.$E9]))/[.$C9];1)*[.$C9]+[.$D9]" office:value-type="float" office:value="20" calcext:value-type="float">
            <text:p>20</text:p>
          </table:table-cell>
          <table:table-cell table:formula="of:=FLOOR(MAX(0;([.AI$12]-[.$E9]))/[.$C9];1)*[.$C9]+[.$D9]" office:value-type="float" office:value="46" calcext:value-type="float">
            <text:p>46</text:p>
          </table:table-cell>
          <table:table-cell table:formula="of:=FLOOR(MAX(0;([.AJ$12]-[.$E9]))/[.$C9];1)*[.$C9]+[.$D9]" office:value-type="float" office:value="46" calcext:value-type="float">
            <text:p>46</text:p>
          </table:table-cell>
          <table:table-cell table:formula="of:=FLOOR(MAX(0;([.AK$12]-[.$E9]))/[.$C9];1)*[.$C9]+[.$D9]" office:value-type="float" office:value="46" calcext:value-type="float">
            <text:p>46</text:p>
          </table:table-cell>
          <table:table-cell table:formula="of:=FLOOR(MAX(0;([.AL$12]-[.$E9]))/[.$C9];1)*[.$C9]+[.$D9]" office:value-type="float" office:value="46" calcext:value-type="float">
            <text:p>46</text:p>
          </table:table-cell>
          <table:table-cell table:formula="of:=FLOOR(MAX(0;([.AM$12]-[.$E9]))/[.$C9];1)*[.$C9]+[.$D9]" office:value-type="float" office:value="46" calcext:value-type="float">
            <text:p>46</text:p>
          </table:table-cell>
          <table:table-cell table:formula="of:=FLOOR(MAX(0;([.AN$12]-[.$E9]))/[.$C9];1)*[.$C9]+[.$D9]" office:value-type="float" office:value="46" calcext:value-type="float">
            <text:p>46</text:p>
          </table:table-cell>
          <table:table-cell table:formula="of:=FLOOR(MAX(0;([.AO$12]-[.$E9]))/[.$C9];1)*[.$C9]+[.$D9]" office:value-type="float" office:value="46" calcext:value-type="float">
            <text:p>46</text:p>
          </table:table-cell>
          <table:table-cell table:formula="of:=FLOOR(MAX(0;([.AP$12]-[.$E9]))/[.$C9];1)*[.$C9]+[.$D9]" office:value-type="float" office:value="46" calcext:value-type="float">
            <text:p>46</text:p>
          </table:table-cell>
          <table:table-cell table:formula="of:=FLOOR(MAX(0;([.AQ$12]-[.$E9]))/[.$C9];1)*[.$C9]+[.$D9]" office:value-type="float" office:value="46" calcext:value-type="float">
            <text:p>46</text:p>
          </table:table-cell>
          <table:table-cell table:formula="of:=FLOOR(MAX(0;([.AR$12]-[.$E9]))/[.$C9];1)*[.$C9]+[.$D9]" office:value-type="float" office:value="46" calcext:value-type="float">
            <text:p>46</text:p>
          </table:table-cell>
          <table:table-cell table:formula="of:=FLOOR(MAX(0;([.AS$12]-[.$E9]))/[.$C9];1)*[.$C9]+[.$D9]" office:value-type="float" office:value="46" calcext:value-type="float">
            <text:p>46</text:p>
          </table:table-cell>
          <table:table-cell table:formula="of:=FLOOR(MAX(0;([.AT$12]-[.$E9]))/[.$C9];1)*[.$C9]+[.$D9]" office:value-type="float" office:value="46" calcext:value-type="float">
            <text:p>46</text:p>
          </table:table-cell>
          <table:table-cell table:formula="of:=FLOOR(MAX(0;([.AU$12]-[.$E9]))/[.$C9];1)*[.$C9]+[.$D9]" office:value-type="float" office:value="46" calcext:value-type="float">
            <text:p>46</text:p>
          </table:table-cell>
          <table:table-cell table:formula="of:=FLOOR(MAX(0;([.AV$12]-[.$E9]))/[.$C9];1)*[.$C9]+[.$D9]" office:value-type="float" office:value="46" calcext:value-type="float">
            <text:p>46</text:p>
          </table:table-cell>
          <table:table-cell table:formula="of:=FLOOR(MAX(0;([.AW$12]-[.$E9]))/[.$C9];1)*[.$C9]+[.$D9]" office:value-type="float" office:value="46" calcext:value-type="float">
            <text:p>46</text:p>
          </table:table-cell>
          <table:table-cell table:formula="of:=FLOOR(MAX(0;([.AX$12]-[.$E9]))/[.$C9];1)*[.$C9]+[.$D9]" office:value-type="float" office:value="46" calcext:value-type="float">
            <text:p>46</text:p>
          </table:table-cell>
          <table:table-cell table:formula="of:=FLOOR(MAX(0;([.AY$12]-[.$E9]))/[.$C9];1)*[.$C9]+[.$D9]" office:value-type="float" office:value="46" calcext:value-type="float">
            <text:p>46</text:p>
          </table:table-cell>
          <table:table-cell table:formula="of:=FLOOR(MAX(0;([.AZ$12]-[.$E9]))/[.$C9];1)*[.$C9]+[.$D9]" office:value-type="float" office:value="46" calcext:value-type="float">
            <text:p>46</text:p>
          </table:table-cell>
          <table:table-cell table:formula="of:=FLOOR(MAX(0;([.BA$12]-[.$E9]))/[.$C9];1)*[.$C9]+[.$D9]" office:value-type="float" office:value="46" calcext:value-type="float">
            <text:p>46</text:p>
          </table:table-cell>
          <table:table-cell table:formula="of:=FLOOR(MAX(0;([.BB$12]-[.$E9]))/[.$C9];1)*[.$C9]+[.$D9]" office:value-type="float" office:value="46" calcext:value-type="float">
            <text:p>46</text:p>
          </table:table-cell>
          <table:table-cell table:formula="of:=FLOOR(MAX(0;([.BC$12]-[.$E9]))/[.$C9];1)*[.$C9]+[.$D9]" office:value-type="float" office:value="46" calcext:value-type="float">
            <text:p>46</text:p>
          </table:table-cell>
          <table:table-cell table:formula="of:=FLOOR(MAX(0;([.BD$12]-[.$E9]))/[.$C9];1)*[.$C9]+[.$D9]" office:value-type="float" office:value="46" calcext:value-type="float">
            <text:p>46</text:p>
          </table:table-cell>
          <table:table-cell table:formula="of:=FLOOR(MAX(0;([.BE$12]-[.$E9]))/[.$C9];1)*[.$C9]+[.$D9]" office:value-type="float" office:value="46" calcext:value-type="float">
            <text:p>46</text:p>
          </table:table-cell>
          <table:table-cell table:formula="of:=FLOOR(MAX(0;([.BF$12]-[.$E9]))/[.$C9];1)*[.$C9]+[.$D9]" office:value-type="float" office:value="46" calcext:value-type="float">
            <text:p>46</text:p>
          </table:table-cell>
          <table:table-cell table:formula="of:=FLOOR(MAX(0;([.BG$12]-[.$E9]))/[.$C9];1)*[.$C9]+[.$D9]" office:value-type="float" office:value="46" calcext:value-type="float">
            <text:p>46</text:p>
          </table:table-cell>
          <table:table-cell table:formula="of:=FLOOR(MAX(0;([.BH$12]-[.$E9]))/[.$C9];1)*[.$C9]+[.$D9]" office:value-type="float" office:value="46" calcext:value-type="float">
            <text:p>46</text:p>
          </table:table-cell>
          <table:table-cell table:formula="of:=FLOOR(MAX(0;([.BI$12]-[.$E9]))/[.$C9];1)*[.$C9]+[.$D9]" office:value-type="float" office:value="72" calcext:value-type="float">
            <text:p>72</text:p>
          </table:table-cell>
          <table:table-cell table:formula="of:=FLOOR(MAX(0;([.BJ$12]-[.$E9]))/[.$C9];1)*[.$C9]+[.$D9]" office:value-type="float" office:value="72" calcext:value-type="float">
            <text:p>72</text:p>
          </table:table-cell>
          <table:table-cell table:formula="of:=FLOOR(MAX(0;([.BK$12]-[.$E9]))/[.$C9];1)*[.$C9]+[.$D9]" office:value-type="float" office:value="72" calcext:value-type="float">
            <text:p>72</text:p>
          </table:table-cell>
          <table:table-cell table:formula="of:=FLOOR(MAX(0;([.BL$12]-[.$E9]))/[.$C9];1)*[.$C9]+[.$D9]" office:value-type="float" office:value="72" calcext:value-type="float">
            <text:p>72</text:p>
          </table:table-cell>
          <table:table-cell table:formula="of:=FLOOR(MAX(0;([.BM$12]-[.$E9]))/[.$C9];1)*[.$C9]+[.$D9]" office:value-type="float" office:value="72" calcext:value-type="float">
            <text:p>72</text:p>
          </table:table-cell>
          <table:table-cell table:formula="of:=FLOOR(MAX(0;([.BN$12]-[.$E9]))/[.$C9];1)*[.$C9]+[.$D9]" office:value-type="float" office:value="72" calcext:value-type="float">
            <text:p>72</text:p>
          </table:table-cell>
          <table:table-cell table:formula="of:=FLOOR(MAX(0;([.BO$12]-[.$E9]))/[.$C9];1)*[.$C9]+[.$D9]" office:value-type="float" office:value="72" calcext:value-type="float">
            <text:p>72</text:p>
          </table:table-cell>
          <table:table-cell table:formula="of:=FLOOR(MAX(0;([.BP$12]-[.$E9]))/[.$C9];1)*[.$C9]+[.$D9]" office:value-type="float" office:value="72" calcext:value-type="float">
            <text:p>72</text:p>
          </table:table-cell>
          <table:table-cell table:formula="of:=FLOOR(MAX(0;([.BQ$12]-[.$E9]))/[.$C9];1)*[.$C9]+[.$D9]" office:value-type="float" office:value="72" calcext:value-type="float">
            <text:p>72</text:p>
          </table:table-cell>
          <table:table-cell table:formula="of:=FLOOR(MAX(0;([.BR$12]-[.$E9]))/[.$C9];1)*[.$C9]+[.$D9]" office:value-type="float" office:value="72" calcext:value-type="float">
            <text:p>72</text:p>
          </table:table-cell>
          <table:table-cell table:formula="of:=FLOOR(MAX(0;([.BS$12]-[.$E9]))/[.$C9];1)*[.$C9]+[.$D9]" office:value-type="float" office:value="72" calcext:value-type="float">
            <text:p>72</text:p>
          </table:table-cell>
          <table:table-cell table:formula="of:=FLOOR(MAX(0;([.BT$12]-[.$E9]))/[.$C9];1)*[.$C9]+[.$D9]" office:value-type="float" office:value="72" calcext:value-type="float">
            <text:p>72</text:p>
          </table:table-cell>
          <table:table-cell table:formula="of:=FLOOR(MAX(0;([.BU$12]-[.$E9]))/[.$C9];1)*[.$C9]+[.$D9]" office:value-type="float" office:value="72" calcext:value-type="float">
            <text:p>72</text:p>
          </table:table-cell>
          <table:table-cell table:formula="of:=FLOOR(MAX(0;([.BV$12]-[.$E9]))/[.$C9];1)*[.$C9]+[.$D9]" office:value-type="float" office:value="72" calcext:value-type="float">
            <text:p>72</text:p>
          </table:table-cell>
          <table:table-cell table:formula="of:=FLOOR(MAX(0;([.BW$12]-[.$E9]))/[.$C9];1)*[.$C9]+[.$D9]" office:value-type="float" office:value="72" calcext:value-type="float">
            <text:p>72</text:p>
          </table:table-cell>
          <table:table-cell table:formula="of:=FLOOR(MAX(0;([.BX$12]-[.$E9]))/[.$C9];1)*[.$C9]+[.$D9]" office:value-type="float" office:value="72" calcext:value-type="float">
            <text:p>72</text:p>
          </table:table-cell>
          <table:table-cell table:formula="of:=FLOOR(MAX(0;([.BY$12]-[.$E9]))/[.$C9];1)*[.$C9]+[.$D9]" office:value-type="float" office:value="72" calcext:value-type="float">
            <text:p>72</text:p>
          </table:table-cell>
          <table:table-cell table:formula="of:=FLOOR(MAX(0;([.BZ$12]-[.$E9]))/[.$C9];1)*[.$C9]+[.$D9]" office:value-type="float" office:value="72" calcext:value-type="float">
            <text:p>72</text:p>
          </table:table-cell>
          <table:table-cell table:formula="of:=FLOOR(MAX(0;([.CA$12]-[.$E9]))/[.$C9];1)*[.$C9]+[.$D9]" office:value-type="float" office:value="72" calcext:value-type="float">
            <text:p>72</text:p>
          </table:table-cell>
          <table:table-cell table:formula="of:=FLOOR(MAX(0;([.CB$12]-[.$E9]))/[.$C9];1)*[.$C9]+[.$D9]" office:value-type="float" office:value="72" calcext:value-type="float">
            <text:p>72</text:p>
          </table:table-cell>
          <table:table-cell table:formula="of:=FLOOR(MAX(0;([.CC$12]-[.$E9]))/[.$C9];1)*[.$C9]+[.$D9]" office:value-type="float" office:value="72" calcext:value-type="float">
            <text:p>72</text:p>
          </table:table-cell>
          <table:table-cell table:formula="of:=FLOOR(MAX(0;([.CD$12]-[.$E9]))/[.$C9];1)*[.$C9]+[.$D9]" office:value-type="float" office:value="72" calcext:value-type="float">
            <text:p>72</text:p>
          </table:table-cell>
          <table:table-cell table:formula="of:=FLOOR(MAX(0;([.CE$12]-[.$E9]))/[.$C9];1)*[.$C9]+[.$D9]" office:value-type="float" office:value="72" calcext:value-type="float">
            <text:p>72</text:p>
          </table:table-cell>
          <table:table-cell table:formula="of:=FLOOR(MAX(0;([.CF$12]-[.$E9]))/[.$C9];1)*[.$C9]+[.$D9]" office:value-type="float" office:value="72" calcext:value-type="float">
            <text:p>72</text:p>
          </table:table-cell>
          <table:table-cell table:formula="of:=FLOOR(MAX(0;([.CG$12]-[.$E9]))/[.$C9];1)*[.$C9]+[.$D9]" office:value-type="float" office:value="72" calcext:value-type="float">
            <text:p>72</text:p>
          </table:table-cell>
          <table:table-cell table:formula="of:=FLOOR(MAX(0;([.CH$12]-[.$E9]))/[.$C9];1)*[.$C9]+[.$D9]" office:value-type="float" office:value="72" calcext:value-type="float">
            <text:p>72</text:p>
          </table:table-cell>
          <table:table-cell table:formula="of:=FLOOR(MAX(0;([.CI$12]-[.$E9]))/[.$C9];1)*[.$C9]+[.$D9]" office:value-type="float" office:value="98" calcext:value-type="float">
            <text:p>98</text:p>
          </table:table-cell>
          <table:table-cell table:formula="of:=FLOOR(MAX(0;([.CJ$12]-[.$E9]))/[.$C9];1)*[.$C9]+[.$D9]" office:value-type="float" office:value="98" calcext:value-type="float">
            <text:p>98</text:p>
          </table:table-cell>
          <table:table-cell table:formula="of:=FLOOR(MAX(0;([.CK$12]-[.$E9]))/[.$C9];1)*[.$C9]+[.$D9]" office:value-type="float" office:value="98" calcext:value-type="float">
            <text:p>98</text:p>
          </table:table-cell>
          <table:table-cell table:formula="of:=FLOOR(MAX(0;([.CL$12]-[.$E9]))/[.$C9];1)*[.$C9]+[.$D9]" office:value-type="float" office:value="98" calcext:value-type="float">
            <text:p>98</text:p>
          </table:table-cell>
          <table:table-cell table:formula="of:=FLOOR(MAX(0;([.CM$12]-[.$E9]))/[.$C9];1)*[.$C9]+[.$D9]" office:value-type="float" office:value="98" calcext:value-type="float">
            <text:p>98</text:p>
          </table:table-cell>
          <table:table-cell table:formula="of:=FLOOR(MAX(0;([.CN$12]-[.$E9]))/[.$C9];1)*[.$C9]+[.$D9]" office:value-type="float" office:value="98" calcext:value-type="float">
            <text:p>98</text:p>
          </table:table-cell>
          <table:table-cell table:formula="of:=FLOOR(MAX(0;([.CO$12]-[.$E9]))/[.$C9];1)*[.$C9]+[.$D9]" office:value-type="float" office:value="98" calcext:value-type="float">
            <text:p>98</text:p>
          </table:table-cell>
          <table:table-cell table:formula="of:=FLOOR(MAX(0;([.CP$12]-[.$E9]))/[.$C9];1)*[.$C9]+[.$D9]" office:value-type="float" office:value="98" calcext:value-type="float">
            <text:p>98</text:p>
          </table:table-cell>
          <table:table-cell table:formula="of:=FLOOR(MAX(0;([.CQ$12]-[.$E9]))/[.$C9];1)*[.$C9]+[.$D9]" office:value-type="float" office:value="98" calcext:value-type="float">
            <text:p>98</text:p>
          </table:table-cell>
          <table:table-cell table:formula="of:=FLOOR(MAX(0;([.CR$12]-[.$E9]))/[.$C9];1)*[.$C9]+[.$D9]" office:value-type="float" office:value="98" calcext:value-type="float">
            <text:p>98</text:p>
          </table:table-cell>
          <table:table-cell table:formula="of:=FLOOR(MAX(0;([.CS$12]-[.$E9]))/[.$C9];1)*[.$C9]+[.$D9]" office:value-type="float" office:value="98" calcext:value-type="float">
            <text:p>98</text:p>
          </table:table-cell>
          <table:table-cell table:formula="of:=FLOOR(MAX(0;([.CT$12]-[.$E9]))/[.$C9];1)*[.$C9]+[.$D9]" office:value-type="float" office:value="98" calcext:value-type="float">
            <text:p>98</text:p>
          </table:table-cell>
          <table:table-cell table:formula="of:=FLOOR(MAX(0;([.CU$12]-[.$E9]))/[.$C9];1)*[.$C9]+[.$D9]" office:value-type="float" office:value="98" calcext:value-type="float">
            <text:p>98</text:p>
          </table:table-cell>
          <table:table-cell table:formula="of:=FLOOR(MAX(0;([.CV$12]-[.$E9]))/[.$C9];1)*[.$C9]+[.$D9]" office:value-type="float" office:value="98" calcext:value-type="float">
            <text:p>98</text:p>
          </table:table-cell>
          <table:table-cell table:formula="of:=FLOOR(MAX(0;([.CW$12]-[.$E9]))/[.$C9];1)*[.$C9]+[.$D9]" office:value-type="float" office:value="98" calcext:value-type="float">
            <text:p>98</text:p>
          </table:table-cell>
          <table:table-cell table:formula="of:=FLOOR(MAX(0;([.CX$12]-[.$E9]))/[.$C9];1)*[.$C9]+[.$D9]" office:value-type="float" office:value="98" calcext:value-type="float">
            <text:p>98</text:p>
          </table:table-cell>
          <table:table-cell table:formula="of:=FLOOR(MAX(0;([.CY$12]-[.$E9]))/[.$C9];1)*[.$C9]+[.$D9]" office:value-type="float" office:value="98" calcext:value-type="float">
            <text:p>98</text:p>
          </table:table-cell>
          <table:table-cell table:formula="of:=FLOOR(MAX(0;([.CZ$12]-[.$E9]))/[.$C9];1)*[.$C9]+[.$D9]" office:value-type="float" office:value="98" calcext:value-type="float">
            <text:p>98</text:p>
          </table:table-cell>
          <table:table-cell table:formula="of:=FLOOR(MAX(0;([.DA$12]-[.$E9]))/[.$C9];1)*[.$C9]+[.$D9]" office:value-type="float" office:value="98" calcext:value-type="float">
            <text:p>98</text:p>
          </table:table-cell>
          <table:table-cell table:formula="of:=FLOOR(MAX(0;([.DB$12]-[.$E9]))/[.$C9];1)*[.$C9]+[.$D9]" office:value-type="float" office:value="98" calcext:value-type="float">
            <text:p>98</text:p>
          </table:table-cell>
          <table:table-cell table:formula="of:=FLOOR(MAX(0;([.DC$12]-[.$E9]))/[.$C9];1)*[.$C9]+[.$D9]" office:value-type="float" office:value="98" calcext:value-type="float">
            <text:p>98</text:p>
          </table:table-cell>
          <table:table-cell table:formula="of:=FLOOR(MAX(0;([.DD$12]-[.$E9]))/[.$C9];1)*[.$C9]+[.$D9]" office:value-type="float" office:value="98" calcext:value-type="float">
            <text:p>98</text:p>
          </table:table-cell>
          <table:table-cell table:formula="of:=FLOOR(MAX(0;([.DE$12]-[.$E9]))/[.$C9];1)*[.$C9]+[.$D9]" office:value-type="float" office:value="98" calcext:value-type="float">
            <text:p>98</text:p>
          </table:table-cell>
          <table:table-cell table:formula="of:=FLOOR(MAX(0;([.DF$12]-[.$E9]))/[.$C9];1)*[.$C9]+[.$D9]" office:value-type="float" office:value="98" calcext:value-type="float">
            <text:p>98</text:p>
          </table:table-cell>
          <table:table-cell table:formula="of:=FLOOR(MAX(0;([.DG$12]-[.$E9]))/[.$C9];1)*[.$C9]+[.$D9]" office:value-type="float" office:value="98" calcext:value-type="float">
            <text:p>98</text:p>
          </table:table-cell>
          <table:table-cell table:formula="of:=FLOOR(MAX(0;([.DH$12]-[.$E9]))/[.$C9];1)*[.$C9]+[.$D9]" office:value-type="float" office:value="98" calcext:value-type="float">
            <text:p>98</text:p>
          </table:table-cell>
          <table:table-cell table:formula="of:=FLOOR(MAX(0;([.DI$12]-[.$E9]))/[.$C9];1)*[.$C9]+[.$D9]" office:value-type="float" office:value="124" calcext:value-type="float">
            <text:p>124</text:p>
          </table:table-cell>
          <table:table-cell table:formula="of:=FLOOR(MAX(0;([.DJ$12]-[.$E9]))/[.$C9];1)*[.$C9]+[.$D9]" office:value-type="float" office:value="124" calcext:value-type="float">
            <text:p>124</text:p>
          </table:table-cell>
          <table:table-cell table:formula="of:=FLOOR(MAX(0;([.DK$12]-[.$E9]))/[.$C9];1)*[.$C9]+[.$D9]" office:value-type="float" office:value="124" calcext:value-type="float">
            <text:p>124</text:p>
          </table:table-cell>
          <table:table-cell table:formula="of:=FLOOR(MAX(0;([.DL$12]-[.$E9]))/[.$C9];1)*[.$C9]+[.$D9]" office:value-type="float" office:value="124" calcext:value-type="float">
            <text:p>124</text:p>
          </table:table-cell>
          <table:table-cell table:formula="of:=FLOOR(MAX(0;([.DM$12]-[.$E9]))/[.$C9];1)*[.$C9]+[.$D9]" office:value-type="float" office:value="124" calcext:value-type="float">
            <text:p>124</text:p>
          </table:table-cell>
          <table:table-cell table:formula="of:=FLOOR(MAX(0;([.DN$12]-[.$E9]))/[.$C9];1)*[.$C9]+[.$D9]" office:value-type="float" office:value="124" calcext:value-type="float">
            <text:p>124</text:p>
          </table:table-cell>
          <table:table-cell table:formula="of:=FLOOR(MAX(0;([.DO$12]-[.$E9]))/[.$C9];1)*[.$C9]+[.$D9]" office:value-type="float" office:value="124" calcext:value-type="float">
            <text:p>124</text:p>
          </table:table-cell>
          <table:table-cell table:formula="of:=FLOOR(MAX(0;([.DP$12]-[.$E9]))/[.$C9];1)*[.$C9]+[.$D9]" office:value-type="float" office:value="124" calcext:value-type="float">
            <text:p>124</text:p>
          </table:table-cell>
          <table:table-cell table:formula="of:=FLOOR(MAX(0;([.DQ$12]-[.$E9]))/[.$C9];1)*[.$C9]+[.$D9]" office:value-type="float" office:value="124" calcext:value-type="float">
            <text:p>124</text:p>
          </table:table-cell>
          <table:table-cell table:formula="of:=FLOOR(MAX(0;([.DR$12]-[.$E9]))/[.$C9];1)*[.$C9]+[.$D9]" office:value-type="float" office:value="124" calcext:value-type="float">
            <text:p>124</text:p>
          </table:table-cell>
          <table:table-cell table:formula="of:=FLOOR(MAX(0;([.DS$12]-[.$E9]))/[.$C9];1)*[.$C9]+[.$D9]" office:value-type="float" office:value="124" calcext:value-type="float">
            <text:p>124</text:p>
          </table:table-cell>
          <table:table-cell table:formula="of:=FLOOR(MAX(0;([.DT$12]-[.$E9]))/[.$C9];1)*[.$C9]+[.$D9]" office:value-type="float" office:value="124" calcext:value-type="float">
            <text:p>124</text:p>
          </table:table-cell>
          <table:table-cell table:formula="of:=FLOOR(MAX(0;([.DU$12]-[.$E9]))/[.$C9];1)*[.$C9]+[.$D9]" office:value-type="float" office:value="124" calcext:value-type="float">
            <text:p>124</text:p>
          </table:table-cell>
          <table:table-cell table:formula="of:=FLOOR(MAX(0;([.DV$12]-[.$E9]))/[.$C9];1)*[.$C9]+[.$D9]" office:value-type="float" office:value="124" calcext:value-type="float">
            <text:p>124</text:p>
          </table:table-cell>
          <table:table-cell table:formula="of:=FLOOR(MAX(0;([.DW$12]-[.$E9]))/[.$C9];1)*[.$C9]+[.$D9]" office:value-type="float" office:value="124" calcext:value-type="float">
            <text:p>124</text:p>
          </table:table-cell>
          <table:table-cell table:formula="of:=FLOOR(MAX(0;([.DX$12]-[.$E9]))/[.$C9];1)*[.$C9]+[.$D9]" office:value-type="float" office:value="124" calcext:value-type="float">
            <text:p>124</text:p>
          </table:table-cell>
          <table:table-cell table:formula="of:=FLOOR(MAX(0;([.DY$12]-[.$E9]))/[.$C9];1)*[.$C9]+[.$D9]" office:value-type="float" office:value="124" calcext:value-type="float">
            <text:p>124</text:p>
          </table:table-cell>
          <table:table-cell table:formula="of:=FLOOR(MAX(0;([.DZ$12]-[.$E9]))/[.$C9];1)*[.$C9]+[.$D9]" office:value-type="float" office:value="124" calcext:value-type="float">
            <text:p>124</text:p>
          </table:table-cell>
          <table:table-cell table:formula="of:=FLOOR(MAX(0;([.EA$12]-[.$E9]))/[.$C9];1)*[.$C9]+[.$D9]" office:value-type="float" office:value="124" calcext:value-type="float">
            <text:p>124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FLOOR(MAX(0;([.I$12]-[.$E10]))/[.$C10];1)*[.$C10]+[.$D10]" office:value-type="float" office:value="20" calcext:value-type="float">
            <text:p>20</text:p>
          </table:table-cell>
          <table:table-cell table:formula="of:=FLOOR(MAX(0;([.J$12]-[.$E10]))/[.$C10];1)*[.$C10]+[.$D10]" office:value-type="float" office:value="20" calcext:value-type="float">
            <text:p>20</text:p>
          </table:table-cell>
          <table:table-cell table:formula="of:=FLOOR(MAX(0;([.K$12]-[.$E10]))/[.$C10];1)*[.$C10]+[.$D10]" office:value-type="float" office:value="20" calcext:value-type="float">
            <text:p>20</text:p>
          </table:table-cell>
          <table:table-cell table:formula="of:=FLOOR(MAX(0;([.L$12]-[.$E10]))/[.$C10];1)*[.$C10]+[.$D10]" office:value-type="float" office:value="20" calcext:value-type="float">
            <text:p>20</text:p>
          </table:table-cell>
          <table:table-cell table:formula="of:=FLOOR(MAX(0;([.M$12]-[.$E10]))/[.$C10];1)*[.$C10]+[.$D10]" office:value-type="float" office:value="20" calcext:value-type="float">
            <text:p>20</text:p>
          </table:table-cell>
          <table:table-cell table:formula="of:=FLOOR(MAX(0;([.N$12]-[.$E10]))/[.$C10];1)*[.$C10]+[.$D10]" office:value-type="float" office:value="20" calcext:value-type="float">
            <text:p>20</text:p>
          </table:table-cell>
          <table:table-cell table:formula="of:=FLOOR(MAX(0;([.O$12]-[.$E10]))/[.$C10];1)*[.$C10]+[.$D10]" office:value-type="float" office:value="20" calcext:value-type="float">
            <text:p>20</text:p>
          </table:table-cell>
          <table:table-cell table:formula="of:=FLOOR(MAX(0;([.P$12]-[.$E10]))/[.$C10];1)*[.$C10]+[.$D10]" office:value-type="float" office:value="20" calcext:value-type="float">
            <text:p>20</text:p>
          </table:table-cell>
          <table:table-cell table:formula="of:=FLOOR(MAX(0;([.Q$12]-[.$E10]))/[.$C10];1)*[.$C10]+[.$D10]" office:value-type="float" office:value="20" calcext:value-type="float">
            <text:p>20</text:p>
          </table:table-cell>
          <table:table-cell table:formula="of:=FLOOR(MAX(0;([.R$12]-[.$E10]))/[.$C10];1)*[.$C10]+[.$D10]" office:value-type="float" office:value="20" calcext:value-type="float">
            <text:p>20</text:p>
          </table:table-cell>
          <table:table-cell table:formula="of:=FLOOR(MAX(0;([.S$12]-[.$E10]))/[.$C10];1)*[.$C10]+[.$D10]" office:value-type="float" office:value="20" calcext:value-type="float">
            <text:p>20</text:p>
          </table:table-cell>
          <table:table-cell table:formula="of:=FLOOR(MAX(0;([.T$12]-[.$E10]))/[.$C10];1)*[.$C10]+[.$D10]" office:value-type="float" office:value="20" calcext:value-type="float">
            <text:p>20</text:p>
          </table:table-cell>
          <table:table-cell table:formula="of:=FLOOR(MAX(0;([.U$12]-[.$E10]))/[.$C10];1)*[.$C10]+[.$D10]" office:value-type="float" office:value="20" calcext:value-type="float">
            <text:p>20</text:p>
          </table:table-cell>
          <table:table-cell table:formula="of:=FLOOR(MAX(0;([.V$12]-[.$E10]))/[.$C10];1)*[.$C10]+[.$D10]" office:value-type="float" office:value="20" calcext:value-type="float">
            <text:p>20</text:p>
          </table:table-cell>
          <table:table-cell table:formula="of:=FLOOR(MAX(0;([.W$12]-[.$E10]))/[.$C10];1)*[.$C10]+[.$D10]" office:value-type="float" office:value="20" calcext:value-type="float">
            <text:p>20</text:p>
          </table:table-cell>
          <table:table-cell table:formula="of:=FLOOR(MAX(0;([.X$12]-[.$E10]))/[.$C10];1)*[.$C10]+[.$D10]" office:value-type="float" office:value="20" calcext:value-type="float">
            <text:p>20</text:p>
          </table:table-cell>
          <table:table-cell table:formula="of:=FLOOR(MAX(0;([.Y$12]-[.$E10]))/[.$C10];1)*[.$C10]+[.$D10]" office:value-type="float" office:value="20" calcext:value-type="float">
            <text:p>20</text:p>
          </table:table-cell>
          <table:table-cell table:formula="of:=FLOOR(MAX(0;([.Z$12]-[.$E10]))/[.$C10];1)*[.$C10]+[.$D10]" office:value-type="float" office:value="20" calcext:value-type="float">
            <text:p>20</text:p>
          </table:table-cell>
          <table:table-cell table:formula="of:=FLOOR(MAX(0;([.AA$12]-[.$E10]))/[.$C10];1)*[.$C10]+[.$D10]" office:value-type="float" office:value="20" calcext:value-type="float">
            <text:p>20</text:p>
          </table:table-cell>
          <table:table-cell table:formula="of:=FLOOR(MAX(0;([.AB$12]-[.$E10]))/[.$C10];1)*[.$C10]+[.$D10]" office:value-type="float" office:value="20" calcext:value-type="float">
            <text:p>20</text:p>
          </table:table-cell>
          <table:table-cell table:formula="of:=FLOOR(MAX(0;([.AC$12]-[.$E10]))/[.$C10];1)*[.$C10]+[.$D10]" office:value-type="float" office:value="20" calcext:value-type="float">
            <text:p>20</text:p>
          </table:table-cell>
          <table:table-cell table:formula="of:=FLOOR(MAX(0;([.AD$12]-[.$E10]))/[.$C10];1)*[.$C10]+[.$D10]" office:value-type="float" office:value="20" calcext:value-type="float">
            <text:p>20</text:p>
          </table:table-cell>
          <table:table-cell table:formula="of:=FLOOR(MAX(0;([.AE$12]-[.$E10]))/[.$C10];1)*[.$C10]+[.$D10]" office:value-type="float" office:value="20" calcext:value-type="float">
            <text:p>20</text:p>
          </table:table-cell>
          <table:table-cell table:formula="of:=FLOOR(MAX(0;([.AF$12]-[.$E10]))/[.$C10];1)*[.$C10]+[.$D10]" office:value-type="float" office:value="20" calcext:value-type="float">
            <text:p>20</text:p>
          </table:table-cell>
          <table:table-cell table:formula="of:=FLOOR(MAX(0;([.AG$12]-[.$E10]))/[.$C10];1)*[.$C10]+[.$D10]" office:value-type="float" office:value="20" calcext:value-type="float">
            <text:p>20</text:p>
          </table:table-cell>
          <table:table-cell table:formula="of:=FLOOR(MAX(0;([.AH$12]-[.$E10]))/[.$C10];1)*[.$C10]+[.$D10]" office:value-type="float" office:value="20" calcext:value-type="float">
            <text:p>20</text:p>
          </table:table-cell>
          <table:table-cell table:formula="of:=FLOOR(MAX(0;([.AI$12]-[.$E10]))/[.$C10];1)*[.$C10]+[.$D10]" office:value-type="float" office:value="20" calcext:value-type="float">
            <text:p>20</text:p>
          </table:table-cell>
          <table:table-cell table:formula="of:=FLOOR(MAX(0;([.AJ$12]-[.$E10]))/[.$C10];1)*[.$C10]+[.$D10]" office:value-type="float" office:value="47" calcext:value-type="float">
            <text:p>47</text:p>
          </table:table-cell>
          <table:table-cell table:formula="of:=FLOOR(MAX(0;([.AK$12]-[.$E10]))/[.$C10];1)*[.$C10]+[.$D10]" office:value-type="float" office:value="47" calcext:value-type="float">
            <text:p>47</text:p>
          </table:table-cell>
          <table:table-cell table:formula="of:=FLOOR(MAX(0;([.AL$12]-[.$E10]))/[.$C10];1)*[.$C10]+[.$D10]" office:value-type="float" office:value="47" calcext:value-type="float">
            <text:p>47</text:p>
          </table:table-cell>
          <table:table-cell table:formula="of:=FLOOR(MAX(0;([.AM$12]-[.$E10]))/[.$C10];1)*[.$C10]+[.$D10]" office:value-type="float" office:value="47" calcext:value-type="float">
            <text:p>47</text:p>
          </table:table-cell>
          <table:table-cell table:formula="of:=FLOOR(MAX(0;([.AN$12]-[.$E10]))/[.$C10];1)*[.$C10]+[.$D10]" office:value-type="float" office:value="47" calcext:value-type="float">
            <text:p>47</text:p>
          </table:table-cell>
          <table:table-cell table:formula="of:=FLOOR(MAX(0;([.AO$12]-[.$E10]))/[.$C10];1)*[.$C10]+[.$D10]" office:value-type="float" office:value="47" calcext:value-type="float">
            <text:p>47</text:p>
          </table:table-cell>
          <table:table-cell table:formula="of:=FLOOR(MAX(0;([.AP$12]-[.$E10]))/[.$C10];1)*[.$C10]+[.$D10]" office:value-type="float" office:value="47" calcext:value-type="float">
            <text:p>47</text:p>
          </table:table-cell>
          <table:table-cell table:formula="of:=FLOOR(MAX(0;([.AQ$12]-[.$E10]))/[.$C10];1)*[.$C10]+[.$D10]" office:value-type="float" office:value="47" calcext:value-type="float">
            <text:p>47</text:p>
          </table:table-cell>
          <table:table-cell table:formula="of:=FLOOR(MAX(0;([.AR$12]-[.$E10]))/[.$C10];1)*[.$C10]+[.$D10]" office:value-type="float" office:value="47" calcext:value-type="float">
            <text:p>47</text:p>
          </table:table-cell>
          <table:table-cell table:formula="of:=FLOOR(MAX(0;([.AS$12]-[.$E10]))/[.$C10];1)*[.$C10]+[.$D10]" office:value-type="float" office:value="47" calcext:value-type="float">
            <text:p>47</text:p>
          </table:table-cell>
          <table:table-cell table:formula="of:=FLOOR(MAX(0;([.AT$12]-[.$E10]))/[.$C10];1)*[.$C10]+[.$D10]" office:value-type="float" office:value="47" calcext:value-type="float">
            <text:p>47</text:p>
          </table:table-cell>
          <table:table-cell table:formula="of:=FLOOR(MAX(0;([.AU$12]-[.$E10]))/[.$C10];1)*[.$C10]+[.$D10]" office:value-type="float" office:value="47" calcext:value-type="float">
            <text:p>47</text:p>
          </table:table-cell>
          <table:table-cell table:formula="of:=FLOOR(MAX(0;([.AV$12]-[.$E10]))/[.$C10];1)*[.$C10]+[.$D10]" office:value-type="float" office:value="47" calcext:value-type="float">
            <text:p>47</text:p>
          </table:table-cell>
          <table:table-cell table:formula="of:=FLOOR(MAX(0;([.AW$12]-[.$E10]))/[.$C10];1)*[.$C10]+[.$D10]" office:value-type="float" office:value="47" calcext:value-type="float">
            <text:p>47</text:p>
          </table:table-cell>
          <table:table-cell table:formula="of:=FLOOR(MAX(0;([.AX$12]-[.$E10]))/[.$C10];1)*[.$C10]+[.$D10]" office:value-type="float" office:value="47" calcext:value-type="float">
            <text:p>47</text:p>
          </table:table-cell>
          <table:table-cell table:formula="of:=FLOOR(MAX(0;([.AY$12]-[.$E10]))/[.$C10];1)*[.$C10]+[.$D10]" office:value-type="float" office:value="47" calcext:value-type="float">
            <text:p>47</text:p>
          </table:table-cell>
          <table:table-cell table:formula="of:=FLOOR(MAX(0;([.AZ$12]-[.$E10]))/[.$C10];1)*[.$C10]+[.$D10]" office:value-type="float" office:value="47" calcext:value-type="float">
            <text:p>47</text:p>
          </table:table-cell>
          <table:table-cell table:formula="of:=FLOOR(MAX(0;([.BA$12]-[.$E10]))/[.$C10];1)*[.$C10]+[.$D10]" office:value-type="float" office:value="47" calcext:value-type="float">
            <text:p>47</text:p>
          </table:table-cell>
          <table:table-cell table:formula="of:=FLOOR(MAX(0;([.BB$12]-[.$E10]))/[.$C10];1)*[.$C10]+[.$D10]" office:value-type="float" office:value="47" calcext:value-type="float">
            <text:p>47</text:p>
          </table:table-cell>
          <table:table-cell table:formula="of:=FLOOR(MAX(0;([.BC$12]-[.$E10]))/[.$C10];1)*[.$C10]+[.$D10]" office:value-type="float" office:value="47" calcext:value-type="float">
            <text:p>47</text:p>
          </table:table-cell>
          <table:table-cell table:formula="of:=FLOOR(MAX(0;([.BD$12]-[.$E10]))/[.$C10];1)*[.$C10]+[.$D10]" office:value-type="float" office:value="47" calcext:value-type="float">
            <text:p>47</text:p>
          </table:table-cell>
          <table:table-cell table:formula="of:=FLOOR(MAX(0;([.BE$12]-[.$E10]))/[.$C10];1)*[.$C10]+[.$D10]" office:value-type="float" office:value="47" calcext:value-type="float">
            <text:p>47</text:p>
          </table:table-cell>
          <table:table-cell table:formula="of:=FLOOR(MAX(0;([.BF$12]-[.$E10]))/[.$C10];1)*[.$C10]+[.$D10]" office:value-type="float" office:value="47" calcext:value-type="float">
            <text:p>47</text:p>
          </table:table-cell>
          <table:table-cell table:formula="of:=FLOOR(MAX(0;([.BG$12]-[.$E10]))/[.$C10];1)*[.$C10]+[.$D10]" office:value-type="float" office:value="47" calcext:value-type="float">
            <text:p>47</text:p>
          </table:table-cell>
          <table:table-cell table:formula="of:=FLOOR(MAX(0;([.BH$12]-[.$E10]))/[.$C10];1)*[.$C10]+[.$D10]" office:value-type="float" office:value="47" calcext:value-type="float">
            <text:p>47</text:p>
          </table:table-cell>
          <table:table-cell table:formula="of:=FLOOR(MAX(0;([.BI$12]-[.$E10]))/[.$C10];1)*[.$C10]+[.$D10]" office:value-type="float" office:value="47" calcext:value-type="float">
            <text:p>47</text:p>
          </table:table-cell>
          <table:table-cell table:formula="of:=FLOOR(MAX(0;([.BJ$12]-[.$E10]))/[.$C10];1)*[.$C10]+[.$D10]" office:value-type="float" office:value="47" calcext:value-type="float">
            <text:p>47</text:p>
          </table:table-cell>
          <table:table-cell table:formula="of:=FLOOR(MAX(0;([.BK$12]-[.$E10]))/[.$C10];1)*[.$C10]+[.$D10]" office:value-type="float" office:value="74" calcext:value-type="float">
            <text:p>74</text:p>
          </table:table-cell>
          <table:table-cell table:formula="of:=FLOOR(MAX(0;([.BL$12]-[.$E10]))/[.$C10];1)*[.$C10]+[.$D10]" office:value-type="float" office:value="74" calcext:value-type="float">
            <text:p>74</text:p>
          </table:table-cell>
          <table:table-cell table:formula="of:=FLOOR(MAX(0;([.BM$12]-[.$E10]))/[.$C10];1)*[.$C10]+[.$D10]" office:value-type="float" office:value="74" calcext:value-type="float">
            <text:p>74</text:p>
          </table:table-cell>
          <table:table-cell table:formula="of:=FLOOR(MAX(0;([.BN$12]-[.$E10]))/[.$C10];1)*[.$C10]+[.$D10]" office:value-type="float" office:value="74" calcext:value-type="float">
            <text:p>74</text:p>
          </table:table-cell>
          <table:table-cell table:formula="of:=FLOOR(MAX(0;([.BO$12]-[.$E10]))/[.$C10];1)*[.$C10]+[.$D10]" office:value-type="float" office:value="74" calcext:value-type="float">
            <text:p>74</text:p>
          </table:table-cell>
          <table:table-cell table:formula="of:=FLOOR(MAX(0;([.BP$12]-[.$E10]))/[.$C10];1)*[.$C10]+[.$D10]" office:value-type="float" office:value="74" calcext:value-type="float">
            <text:p>74</text:p>
          </table:table-cell>
          <table:table-cell table:formula="of:=FLOOR(MAX(0;([.BQ$12]-[.$E10]))/[.$C10];1)*[.$C10]+[.$D10]" office:value-type="float" office:value="74" calcext:value-type="float">
            <text:p>74</text:p>
          </table:table-cell>
          <table:table-cell table:formula="of:=FLOOR(MAX(0;([.BR$12]-[.$E10]))/[.$C10];1)*[.$C10]+[.$D10]" office:value-type="float" office:value="74" calcext:value-type="float">
            <text:p>74</text:p>
          </table:table-cell>
          <table:table-cell table:formula="of:=FLOOR(MAX(0;([.BS$12]-[.$E10]))/[.$C10];1)*[.$C10]+[.$D10]" office:value-type="float" office:value="74" calcext:value-type="float">
            <text:p>74</text:p>
          </table:table-cell>
          <table:table-cell table:formula="of:=FLOOR(MAX(0;([.BT$12]-[.$E10]))/[.$C10];1)*[.$C10]+[.$D10]" office:value-type="float" office:value="74" calcext:value-type="float">
            <text:p>74</text:p>
          </table:table-cell>
          <table:table-cell table:formula="of:=FLOOR(MAX(0;([.BU$12]-[.$E10]))/[.$C10];1)*[.$C10]+[.$D10]" office:value-type="float" office:value="74" calcext:value-type="float">
            <text:p>74</text:p>
          </table:table-cell>
          <table:table-cell table:formula="of:=FLOOR(MAX(0;([.BV$12]-[.$E10]))/[.$C10];1)*[.$C10]+[.$D10]" office:value-type="float" office:value="74" calcext:value-type="float">
            <text:p>74</text:p>
          </table:table-cell>
          <table:table-cell table:formula="of:=FLOOR(MAX(0;([.BW$12]-[.$E10]))/[.$C10];1)*[.$C10]+[.$D10]" office:value-type="float" office:value="74" calcext:value-type="float">
            <text:p>74</text:p>
          </table:table-cell>
          <table:table-cell table:formula="of:=FLOOR(MAX(0;([.BX$12]-[.$E10]))/[.$C10];1)*[.$C10]+[.$D10]" office:value-type="float" office:value="74" calcext:value-type="float">
            <text:p>74</text:p>
          </table:table-cell>
          <table:table-cell table:formula="of:=FLOOR(MAX(0;([.BY$12]-[.$E10]))/[.$C10];1)*[.$C10]+[.$D10]" office:value-type="float" office:value="74" calcext:value-type="float">
            <text:p>74</text:p>
          </table:table-cell>
          <table:table-cell table:formula="of:=FLOOR(MAX(0;([.BZ$12]-[.$E10]))/[.$C10];1)*[.$C10]+[.$D10]" office:value-type="float" office:value="74" calcext:value-type="float">
            <text:p>74</text:p>
          </table:table-cell>
          <table:table-cell table:formula="of:=FLOOR(MAX(0;([.CA$12]-[.$E10]))/[.$C10];1)*[.$C10]+[.$D10]" office:value-type="float" office:value="74" calcext:value-type="float">
            <text:p>74</text:p>
          </table:table-cell>
          <table:table-cell table:formula="of:=FLOOR(MAX(0;([.CB$12]-[.$E10]))/[.$C10];1)*[.$C10]+[.$D10]" office:value-type="float" office:value="74" calcext:value-type="float">
            <text:p>74</text:p>
          </table:table-cell>
          <table:table-cell table:formula="of:=FLOOR(MAX(0;([.CC$12]-[.$E10]))/[.$C10];1)*[.$C10]+[.$D10]" office:value-type="float" office:value="74" calcext:value-type="float">
            <text:p>74</text:p>
          </table:table-cell>
          <table:table-cell table:formula="of:=FLOOR(MAX(0;([.CD$12]-[.$E10]))/[.$C10];1)*[.$C10]+[.$D10]" office:value-type="float" office:value="74" calcext:value-type="float">
            <text:p>74</text:p>
          </table:table-cell>
          <table:table-cell table:formula="of:=FLOOR(MAX(0;([.CE$12]-[.$E10]))/[.$C10];1)*[.$C10]+[.$D10]" office:value-type="float" office:value="74" calcext:value-type="float">
            <text:p>74</text:p>
          </table:table-cell>
          <table:table-cell table:formula="of:=FLOOR(MAX(0;([.CF$12]-[.$E10]))/[.$C10];1)*[.$C10]+[.$D10]" office:value-type="float" office:value="74" calcext:value-type="float">
            <text:p>74</text:p>
          </table:table-cell>
          <table:table-cell table:formula="of:=FLOOR(MAX(0;([.CG$12]-[.$E10]))/[.$C10];1)*[.$C10]+[.$D10]" office:value-type="float" office:value="74" calcext:value-type="float">
            <text:p>74</text:p>
          </table:table-cell>
          <table:table-cell table:formula="of:=FLOOR(MAX(0;([.CH$12]-[.$E10]))/[.$C10];1)*[.$C10]+[.$D10]" office:value-type="float" office:value="74" calcext:value-type="float">
            <text:p>74</text:p>
          </table:table-cell>
          <table:table-cell table:formula="of:=FLOOR(MAX(0;([.CI$12]-[.$E10]))/[.$C10];1)*[.$C10]+[.$D10]" office:value-type="float" office:value="74" calcext:value-type="float">
            <text:p>74</text:p>
          </table:table-cell>
          <table:table-cell table:formula="of:=FLOOR(MAX(0;([.CJ$12]-[.$E10]))/[.$C10];1)*[.$C10]+[.$D10]" office:value-type="float" office:value="74" calcext:value-type="float">
            <text:p>74</text:p>
          </table:table-cell>
          <table:table-cell table:formula="of:=FLOOR(MAX(0;([.CK$12]-[.$E10]))/[.$C10];1)*[.$C10]+[.$D10]" office:value-type="float" office:value="74" calcext:value-type="float">
            <text:p>74</text:p>
          </table:table-cell>
          <table:table-cell table:formula="of:=FLOOR(MAX(0;([.CL$12]-[.$E10]))/[.$C10];1)*[.$C10]+[.$D10]" office:value-type="float" office:value="101" calcext:value-type="float">
            <text:p>101</text:p>
          </table:table-cell>
          <table:table-cell table:formula="of:=FLOOR(MAX(0;([.CM$12]-[.$E10]))/[.$C10];1)*[.$C10]+[.$D10]" office:value-type="float" office:value="101" calcext:value-type="float">
            <text:p>101</text:p>
          </table:table-cell>
          <table:table-cell table:formula="of:=FLOOR(MAX(0;([.CN$12]-[.$E10]))/[.$C10];1)*[.$C10]+[.$D10]" office:value-type="float" office:value="101" calcext:value-type="float">
            <text:p>101</text:p>
          </table:table-cell>
          <table:table-cell table:formula="of:=FLOOR(MAX(0;([.CO$12]-[.$E10]))/[.$C10];1)*[.$C10]+[.$D10]" office:value-type="float" office:value="101" calcext:value-type="float">
            <text:p>101</text:p>
          </table:table-cell>
          <table:table-cell table:formula="of:=FLOOR(MAX(0;([.CP$12]-[.$E10]))/[.$C10];1)*[.$C10]+[.$D10]" office:value-type="float" office:value="101" calcext:value-type="float">
            <text:p>101</text:p>
          </table:table-cell>
          <table:table-cell table:formula="of:=FLOOR(MAX(0;([.CQ$12]-[.$E10]))/[.$C10];1)*[.$C10]+[.$D10]" office:value-type="float" office:value="101" calcext:value-type="float">
            <text:p>101</text:p>
          </table:table-cell>
          <table:table-cell table:formula="of:=FLOOR(MAX(0;([.CR$12]-[.$E10]))/[.$C10];1)*[.$C10]+[.$D10]" office:value-type="float" office:value="101" calcext:value-type="float">
            <text:p>101</text:p>
          </table:table-cell>
          <table:table-cell table:formula="of:=FLOOR(MAX(0;([.CS$12]-[.$E10]))/[.$C10];1)*[.$C10]+[.$D10]" office:value-type="float" office:value="101" calcext:value-type="float">
            <text:p>101</text:p>
          </table:table-cell>
          <table:table-cell table:formula="of:=FLOOR(MAX(0;([.CT$12]-[.$E10]))/[.$C10];1)*[.$C10]+[.$D10]" office:value-type="float" office:value="101" calcext:value-type="float">
            <text:p>101</text:p>
          </table:table-cell>
          <table:table-cell table:formula="of:=FLOOR(MAX(0;([.CU$12]-[.$E10]))/[.$C10];1)*[.$C10]+[.$D10]" office:value-type="float" office:value="101" calcext:value-type="float">
            <text:p>101</text:p>
          </table:table-cell>
          <table:table-cell table:formula="of:=FLOOR(MAX(0;([.CV$12]-[.$E10]))/[.$C10];1)*[.$C10]+[.$D10]" office:value-type="float" office:value="101" calcext:value-type="float">
            <text:p>101</text:p>
          </table:table-cell>
          <table:table-cell table:formula="of:=FLOOR(MAX(0;([.CW$12]-[.$E10]))/[.$C10];1)*[.$C10]+[.$D10]" office:value-type="float" office:value="101" calcext:value-type="float">
            <text:p>101</text:p>
          </table:table-cell>
          <table:table-cell table:formula="of:=FLOOR(MAX(0;([.CX$12]-[.$E10]))/[.$C10];1)*[.$C10]+[.$D10]" office:value-type="float" office:value="101" calcext:value-type="float">
            <text:p>101</text:p>
          </table:table-cell>
          <table:table-cell table:formula="of:=FLOOR(MAX(0;([.CY$12]-[.$E10]))/[.$C10];1)*[.$C10]+[.$D10]" office:value-type="float" office:value="101" calcext:value-type="float">
            <text:p>101</text:p>
          </table:table-cell>
          <table:table-cell table:formula="of:=FLOOR(MAX(0;([.CZ$12]-[.$E10]))/[.$C10];1)*[.$C10]+[.$D10]" office:value-type="float" office:value="101" calcext:value-type="float">
            <text:p>101</text:p>
          </table:table-cell>
          <table:table-cell table:formula="of:=FLOOR(MAX(0;([.DA$12]-[.$E10]))/[.$C10];1)*[.$C10]+[.$D10]" office:value-type="float" office:value="101" calcext:value-type="float">
            <text:p>101</text:p>
          </table:table-cell>
          <table:table-cell table:formula="of:=FLOOR(MAX(0;([.DB$12]-[.$E10]))/[.$C10];1)*[.$C10]+[.$D10]" office:value-type="float" office:value="101" calcext:value-type="float">
            <text:p>101</text:p>
          </table:table-cell>
          <table:table-cell table:formula="of:=FLOOR(MAX(0;([.DC$12]-[.$E10]))/[.$C10];1)*[.$C10]+[.$D10]" office:value-type="float" office:value="101" calcext:value-type="float">
            <text:p>101</text:p>
          </table:table-cell>
          <table:table-cell table:formula="of:=FLOOR(MAX(0;([.DD$12]-[.$E10]))/[.$C10];1)*[.$C10]+[.$D10]" office:value-type="float" office:value="101" calcext:value-type="float">
            <text:p>101</text:p>
          </table:table-cell>
          <table:table-cell table:formula="of:=FLOOR(MAX(0;([.DE$12]-[.$E10]))/[.$C10];1)*[.$C10]+[.$D10]" office:value-type="float" office:value="101" calcext:value-type="float">
            <text:p>101</text:p>
          </table:table-cell>
          <table:table-cell table:formula="of:=FLOOR(MAX(0;([.DF$12]-[.$E10]))/[.$C10];1)*[.$C10]+[.$D10]" office:value-type="float" office:value="101" calcext:value-type="float">
            <text:p>101</text:p>
          </table:table-cell>
          <table:table-cell table:formula="of:=FLOOR(MAX(0;([.DG$12]-[.$E10]))/[.$C10];1)*[.$C10]+[.$D10]" office:value-type="float" office:value="101" calcext:value-type="float">
            <text:p>101</text:p>
          </table:table-cell>
          <table:table-cell table:formula="of:=FLOOR(MAX(0;([.DH$12]-[.$E10]))/[.$C10];1)*[.$C10]+[.$D10]" office:value-type="float" office:value="101" calcext:value-type="float">
            <text:p>101</text:p>
          </table:table-cell>
          <table:table-cell table:formula="of:=FLOOR(MAX(0;([.DI$12]-[.$E10]))/[.$C10];1)*[.$C10]+[.$D10]" office:value-type="float" office:value="101" calcext:value-type="float">
            <text:p>101</text:p>
          </table:table-cell>
          <table:table-cell table:formula="of:=FLOOR(MAX(0;([.DJ$12]-[.$E10]))/[.$C10];1)*[.$C10]+[.$D10]" office:value-type="float" office:value="101" calcext:value-type="float">
            <text:p>101</text:p>
          </table:table-cell>
          <table:table-cell table:formula="of:=FLOOR(MAX(0;([.DK$12]-[.$E10]))/[.$C10];1)*[.$C10]+[.$D10]" office:value-type="float" office:value="101" calcext:value-type="float">
            <text:p>101</text:p>
          </table:table-cell>
          <table:table-cell table:formula="of:=FLOOR(MAX(0;([.DL$12]-[.$E10]))/[.$C10];1)*[.$C10]+[.$D10]" office:value-type="float" office:value="101" calcext:value-type="float">
            <text:p>101</text:p>
          </table:table-cell>
          <table:table-cell table:formula="of:=FLOOR(MAX(0;([.DM$12]-[.$E10]))/[.$C10];1)*[.$C10]+[.$D10]" office:value-type="float" office:value="128" calcext:value-type="float">
            <text:p>128</text:p>
          </table:table-cell>
          <table:table-cell table:formula="of:=FLOOR(MAX(0;([.DN$12]-[.$E10]))/[.$C10];1)*[.$C10]+[.$D10]" office:value-type="float" office:value="128" calcext:value-type="float">
            <text:p>128</text:p>
          </table:table-cell>
          <table:table-cell table:formula="of:=FLOOR(MAX(0;([.DO$12]-[.$E10]))/[.$C10];1)*[.$C10]+[.$D10]" office:value-type="float" office:value="128" calcext:value-type="float">
            <text:p>128</text:p>
          </table:table-cell>
          <table:table-cell table:formula="of:=FLOOR(MAX(0;([.DP$12]-[.$E10]))/[.$C10];1)*[.$C10]+[.$D10]" office:value-type="float" office:value="128" calcext:value-type="float">
            <text:p>128</text:p>
          </table:table-cell>
          <table:table-cell table:formula="of:=FLOOR(MAX(0;([.DQ$12]-[.$E10]))/[.$C10];1)*[.$C10]+[.$D10]" office:value-type="float" office:value="128" calcext:value-type="float">
            <text:p>128</text:p>
          </table:table-cell>
          <table:table-cell table:formula="of:=FLOOR(MAX(0;([.DR$12]-[.$E10]))/[.$C10];1)*[.$C10]+[.$D10]" office:value-type="float" office:value="128" calcext:value-type="float">
            <text:p>128</text:p>
          </table:table-cell>
          <table:table-cell table:formula="of:=FLOOR(MAX(0;([.DS$12]-[.$E10]))/[.$C10];1)*[.$C10]+[.$D10]" office:value-type="float" office:value="128" calcext:value-type="float">
            <text:p>128</text:p>
          </table:table-cell>
          <table:table-cell table:formula="of:=FLOOR(MAX(0;([.DT$12]-[.$E10]))/[.$C10];1)*[.$C10]+[.$D10]" office:value-type="float" office:value="128" calcext:value-type="float">
            <text:p>128</text:p>
          </table:table-cell>
          <table:table-cell table:formula="of:=FLOOR(MAX(0;([.DU$12]-[.$E10]))/[.$C10];1)*[.$C10]+[.$D10]" office:value-type="float" office:value="128" calcext:value-type="float">
            <text:p>128</text:p>
          </table:table-cell>
          <table:table-cell table:formula="of:=FLOOR(MAX(0;([.DV$12]-[.$E10]))/[.$C10];1)*[.$C10]+[.$D10]" office:value-type="float" office:value="128" calcext:value-type="float">
            <text:p>128</text:p>
          </table:table-cell>
          <table:table-cell table:formula="of:=FLOOR(MAX(0;([.DW$12]-[.$E10]))/[.$C10];1)*[.$C10]+[.$D10]" office:value-type="float" office:value="128" calcext:value-type="float">
            <text:p>128</text:p>
          </table:table-cell>
          <table:table-cell table:formula="of:=FLOOR(MAX(0;([.DX$12]-[.$E10]))/[.$C10];1)*[.$C10]+[.$D10]" office:value-type="float" office:value="128" calcext:value-type="float">
            <text:p>128</text:p>
          </table:table-cell>
          <table:table-cell table:formula="of:=FLOOR(MAX(0;([.DY$12]-[.$E10]))/[.$C10];1)*[.$C10]+[.$D10]" office:value-type="float" office:value="128" calcext:value-type="float">
            <text:p>128</text:p>
          </table:table-cell>
          <table:table-cell table:formula="of:=FLOOR(MAX(0;([.DZ$12]-[.$E10]))/[.$C10];1)*[.$C10]+[.$D10]" office:value-type="float" office:value="128" calcext:value-type="float">
            <text:p>128</text:p>
          </table:table-cell>
          <table:table-cell table:formula="of:=FLOOR(MAX(0;([.EA$12]-[.$E10]))/[.$C10];1)*[.$C10]+[.$D10]" office:value-type="float" office:value="128" calcext:value-type="float">
            <text:p>128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formula="of:=FLOOR(MAX(0;([.I$12]-[.$E11]))/[.$C11];1)*[.$C11]+[.$D11]" office:value-type="float" office:value="20" calcext:value-type="float">
            <text:p>20</text:p>
          </table:table-cell>
          <table:table-cell table:formula="of:=FLOOR(MAX(0;([.J$12]-[.$E11]))/[.$C11];1)*[.$C11]+[.$D11]" office:value-type="float" office:value="20" calcext:value-type="float">
            <text:p>20</text:p>
          </table:table-cell>
          <table:table-cell table:formula="of:=FLOOR(MAX(0;([.K$12]-[.$E11]))/[.$C11];1)*[.$C11]+[.$D11]" office:value-type="float" office:value="20" calcext:value-type="float">
            <text:p>20</text:p>
          </table:table-cell>
          <table:table-cell table:formula="of:=FLOOR(MAX(0;([.L$12]-[.$E11]))/[.$C11];1)*[.$C11]+[.$D11]" office:value-type="float" office:value="20" calcext:value-type="float">
            <text:p>20</text:p>
          </table:table-cell>
          <table:table-cell table:formula="of:=FLOOR(MAX(0;([.M$12]-[.$E11]))/[.$C11];1)*[.$C11]+[.$D11]" office:value-type="float" office:value="20" calcext:value-type="float">
            <text:p>20</text:p>
          </table:table-cell>
          <table:table-cell table:formula="of:=FLOOR(MAX(0;([.N$12]-[.$E11]))/[.$C11];1)*[.$C11]+[.$D11]" office:value-type="float" office:value="20" calcext:value-type="float">
            <text:p>20</text:p>
          </table:table-cell>
          <table:table-cell table:formula="of:=FLOOR(MAX(0;([.O$12]-[.$E11]))/[.$C11];1)*[.$C11]+[.$D11]" office:value-type="float" office:value="20" calcext:value-type="float">
            <text:p>20</text:p>
          </table:table-cell>
          <table:table-cell table:formula="of:=FLOOR(MAX(0;([.P$12]-[.$E11]))/[.$C11];1)*[.$C11]+[.$D11]" office:value-type="float" office:value="20" calcext:value-type="float">
            <text:p>20</text:p>
          </table:table-cell>
          <table:table-cell table:formula="of:=FLOOR(MAX(0;([.Q$12]-[.$E11]))/[.$C11];1)*[.$C11]+[.$D11]" office:value-type="float" office:value="20" calcext:value-type="float">
            <text:p>20</text:p>
          </table:table-cell>
          <table:table-cell table:formula="of:=FLOOR(MAX(0;([.R$12]-[.$E11]))/[.$C11];1)*[.$C11]+[.$D11]" office:value-type="float" office:value="20" calcext:value-type="float">
            <text:p>20</text:p>
          </table:table-cell>
          <table:table-cell table:formula="of:=FLOOR(MAX(0;([.S$12]-[.$E11]))/[.$C11];1)*[.$C11]+[.$D11]" office:value-type="float" office:value="20" calcext:value-type="float">
            <text:p>20</text:p>
          </table:table-cell>
          <table:table-cell table:formula="of:=FLOOR(MAX(0;([.T$12]-[.$E11]))/[.$C11];1)*[.$C11]+[.$D11]" office:value-type="float" office:value="20" calcext:value-type="float">
            <text:p>20</text:p>
          </table:table-cell>
          <table:table-cell table:formula="of:=FLOOR(MAX(0;([.U$12]-[.$E11]))/[.$C11];1)*[.$C11]+[.$D11]" office:value-type="float" office:value="20" calcext:value-type="float">
            <text:p>20</text:p>
          </table:table-cell>
          <table:table-cell table:formula="of:=FLOOR(MAX(0;([.V$12]-[.$E11]))/[.$C11];1)*[.$C11]+[.$D11]" office:value-type="float" office:value="20" calcext:value-type="float">
            <text:p>20</text:p>
          </table:table-cell>
          <table:table-cell table:formula="of:=FLOOR(MAX(0;([.W$12]-[.$E11]))/[.$C11];1)*[.$C11]+[.$D11]" office:value-type="float" office:value="20" calcext:value-type="float">
            <text:p>20</text:p>
          </table:table-cell>
          <table:table-cell table:formula="of:=FLOOR(MAX(0;([.X$12]-[.$E11]))/[.$C11];1)*[.$C11]+[.$D11]" office:value-type="float" office:value="20" calcext:value-type="float">
            <text:p>20</text:p>
          </table:table-cell>
          <table:table-cell table:formula="of:=FLOOR(MAX(0;([.Y$12]-[.$E11]))/[.$C11];1)*[.$C11]+[.$D11]" office:value-type="float" office:value="20" calcext:value-type="float">
            <text:p>20</text:p>
          </table:table-cell>
          <table:table-cell table:formula="of:=FLOOR(MAX(0;([.Z$12]-[.$E11]))/[.$C11];1)*[.$C11]+[.$D11]" office:value-type="float" office:value="20" calcext:value-type="float">
            <text:p>20</text:p>
          </table:table-cell>
          <table:table-cell table:formula="of:=FLOOR(MAX(0;([.AA$12]-[.$E11]))/[.$C11];1)*[.$C11]+[.$D11]" office:value-type="float" office:value="20" calcext:value-type="float">
            <text:p>20</text:p>
          </table:table-cell>
          <table:table-cell table:formula="of:=FLOOR(MAX(0;([.AB$12]-[.$E11]))/[.$C11];1)*[.$C11]+[.$D11]" office:value-type="float" office:value="20" calcext:value-type="float">
            <text:p>20</text:p>
          </table:table-cell>
          <table:table-cell table:formula="of:=FLOOR(MAX(0;([.AC$12]-[.$E11]))/[.$C11];1)*[.$C11]+[.$D11]" office:value-type="float" office:value="20" calcext:value-type="float">
            <text:p>20</text:p>
          </table:table-cell>
          <table:table-cell table:formula="of:=FLOOR(MAX(0;([.AD$12]-[.$E11]))/[.$C11];1)*[.$C11]+[.$D11]" office:value-type="float" office:value="20" calcext:value-type="float">
            <text:p>20</text:p>
          </table:table-cell>
          <table:table-cell table:formula="of:=FLOOR(MAX(0;([.AE$12]-[.$E11]))/[.$C11];1)*[.$C11]+[.$D11]" office:value-type="float" office:value="20" calcext:value-type="float">
            <text:p>20</text:p>
          </table:table-cell>
          <table:table-cell table:formula="of:=FLOOR(MAX(0;([.AF$12]-[.$E11]))/[.$C11];1)*[.$C11]+[.$D11]" office:value-type="float" office:value="20" calcext:value-type="float">
            <text:p>20</text:p>
          </table:table-cell>
          <table:table-cell table:formula="of:=FLOOR(MAX(0;([.AG$12]-[.$E11]))/[.$C11];1)*[.$C11]+[.$D11]" office:value-type="float" office:value="20" calcext:value-type="float">
            <text:p>20</text:p>
          </table:table-cell>
          <table:table-cell table:formula="of:=FLOOR(MAX(0;([.AH$12]-[.$E11]))/[.$C11];1)*[.$C11]+[.$D11]" office:value-type="float" office:value="20" calcext:value-type="float">
            <text:p>20</text:p>
          </table:table-cell>
          <table:table-cell table:formula="of:=FLOOR(MAX(0;([.AI$12]-[.$E11]))/[.$C11];1)*[.$C11]+[.$D11]" office:value-type="float" office:value="20" calcext:value-type="float">
            <text:p>20</text:p>
          </table:table-cell>
          <table:table-cell table:formula="of:=FLOOR(MAX(0;([.AJ$12]-[.$E11]))/[.$C11];1)*[.$C11]+[.$D11]" office:value-type="float" office:value="20" calcext:value-type="float">
            <text:p>20</text:p>
          </table:table-cell>
          <table:table-cell table:formula="of:=FLOOR(MAX(0;([.AK$12]-[.$E11]))/[.$C11];1)*[.$C11]+[.$D11]" office:value-type="float" office:value="48" calcext:value-type="float">
            <text:p>48</text:p>
          </table:table-cell>
          <table:table-cell table:formula="of:=FLOOR(MAX(0;([.AL$12]-[.$E11]))/[.$C11];1)*[.$C11]+[.$D11]" office:value-type="float" office:value="48" calcext:value-type="float">
            <text:p>48</text:p>
          </table:table-cell>
          <table:table-cell table:formula="of:=FLOOR(MAX(0;([.AM$12]-[.$E11]))/[.$C11];1)*[.$C11]+[.$D11]" office:value-type="float" office:value="48" calcext:value-type="float">
            <text:p>48</text:p>
          </table:table-cell>
          <table:table-cell table:formula="of:=FLOOR(MAX(0;([.AN$12]-[.$E11]))/[.$C11];1)*[.$C11]+[.$D11]" office:value-type="float" office:value="48" calcext:value-type="float">
            <text:p>48</text:p>
          </table:table-cell>
          <table:table-cell table:formula="of:=FLOOR(MAX(0;([.AO$12]-[.$E11]))/[.$C11];1)*[.$C11]+[.$D11]" office:value-type="float" office:value="48" calcext:value-type="float">
            <text:p>48</text:p>
          </table:table-cell>
          <table:table-cell table:formula="of:=FLOOR(MAX(0;([.AP$12]-[.$E11]))/[.$C11];1)*[.$C11]+[.$D11]" office:value-type="float" office:value="48" calcext:value-type="float">
            <text:p>48</text:p>
          </table:table-cell>
          <table:table-cell table:formula="of:=FLOOR(MAX(0;([.AQ$12]-[.$E11]))/[.$C11];1)*[.$C11]+[.$D11]" office:value-type="float" office:value="48" calcext:value-type="float">
            <text:p>48</text:p>
          </table:table-cell>
          <table:table-cell table:formula="of:=FLOOR(MAX(0;([.AR$12]-[.$E11]))/[.$C11];1)*[.$C11]+[.$D11]" office:value-type="float" office:value="48" calcext:value-type="float">
            <text:p>48</text:p>
          </table:table-cell>
          <table:table-cell table:formula="of:=FLOOR(MAX(0;([.AS$12]-[.$E11]))/[.$C11];1)*[.$C11]+[.$D11]" office:value-type="float" office:value="48" calcext:value-type="float">
            <text:p>48</text:p>
          </table:table-cell>
          <table:table-cell table:formula="of:=FLOOR(MAX(0;([.AT$12]-[.$E11]))/[.$C11];1)*[.$C11]+[.$D11]" office:value-type="float" office:value="48" calcext:value-type="float">
            <text:p>48</text:p>
          </table:table-cell>
          <table:table-cell table:formula="of:=FLOOR(MAX(0;([.AU$12]-[.$E11]))/[.$C11];1)*[.$C11]+[.$D11]" office:value-type="float" office:value="48" calcext:value-type="float">
            <text:p>48</text:p>
          </table:table-cell>
          <table:table-cell table:formula="of:=FLOOR(MAX(0;([.AV$12]-[.$E11]))/[.$C11];1)*[.$C11]+[.$D11]" office:value-type="float" office:value="48" calcext:value-type="float">
            <text:p>48</text:p>
          </table:table-cell>
          <table:table-cell table:formula="of:=FLOOR(MAX(0;([.AW$12]-[.$E11]))/[.$C11];1)*[.$C11]+[.$D11]" office:value-type="float" office:value="48" calcext:value-type="float">
            <text:p>48</text:p>
          </table:table-cell>
          <table:table-cell table:formula="of:=FLOOR(MAX(0;([.AX$12]-[.$E11]))/[.$C11];1)*[.$C11]+[.$D11]" office:value-type="float" office:value="48" calcext:value-type="float">
            <text:p>48</text:p>
          </table:table-cell>
          <table:table-cell table:formula="of:=FLOOR(MAX(0;([.AY$12]-[.$E11]))/[.$C11];1)*[.$C11]+[.$D11]" office:value-type="float" office:value="48" calcext:value-type="float">
            <text:p>48</text:p>
          </table:table-cell>
          <table:table-cell table:formula="of:=FLOOR(MAX(0;([.AZ$12]-[.$E11]))/[.$C11];1)*[.$C11]+[.$D11]" office:value-type="float" office:value="48" calcext:value-type="float">
            <text:p>48</text:p>
          </table:table-cell>
          <table:table-cell table:formula="of:=FLOOR(MAX(0;([.BA$12]-[.$E11]))/[.$C11];1)*[.$C11]+[.$D11]" office:value-type="float" office:value="48" calcext:value-type="float">
            <text:p>48</text:p>
          </table:table-cell>
          <table:table-cell table:formula="of:=FLOOR(MAX(0;([.BB$12]-[.$E11]))/[.$C11];1)*[.$C11]+[.$D11]" office:value-type="float" office:value="48" calcext:value-type="float">
            <text:p>48</text:p>
          </table:table-cell>
          <table:table-cell table:formula="of:=FLOOR(MAX(0;([.BC$12]-[.$E11]))/[.$C11];1)*[.$C11]+[.$D11]" office:value-type="float" office:value="48" calcext:value-type="float">
            <text:p>48</text:p>
          </table:table-cell>
          <table:table-cell table:formula="of:=FLOOR(MAX(0;([.BD$12]-[.$E11]))/[.$C11];1)*[.$C11]+[.$D11]" office:value-type="float" office:value="48" calcext:value-type="float">
            <text:p>48</text:p>
          </table:table-cell>
          <table:table-cell table:formula="of:=FLOOR(MAX(0;([.BE$12]-[.$E11]))/[.$C11];1)*[.$C11]+[.$D11]" office:value-type="float" office:value="48" calcext:value-type="float">
            <text:p>48</text:p>
          </table:table-cell>
          <table:table-cell table:formula="of:=FLOOR(MAX(0;([.BF$12]-[.$E11]))/[.$C11];1)*[.$C11]+[.$D11]" office:value-type="float" office:value="48" calcext:value-type="float">
            <text:p>48</text:p>
          </table:table-cell>
          <table:table-cell table:formula="of:=FLOOR(MAX(0;([.BG$12]-[.$E11]))/[.$C11];1)*[.$C11]+[.$D11]" office:value-type="float" office:value="48" calcext:value-type="float">
            <text:p>48</text:p>
          </table:table-cell>
          <table:table-cell table:formula="of:=FLOOR(MAX(0;([.BH$12]-[.$E11]))/[.$C11];1)*[.$C11]+[.$D11]" office:value-type="float" office:value="48" calcext:value-type="float">
            <text:p>48</text:p>
          </table:table-cell>
          <table:table-cell table:formula="of:=FLOOR(MAX(0;([.BI$12]-[.$E11]))/[.$C11];1)*[.$C11]+[.$D11]" office:value-type="float" office:value="48" calcext:value-type="float">
            <text:p>48</text:p>
          </table:table-cell>
          <table:table-cell table:formula="of:=FLOOR(MAX(0;([.BJ$12]-[.$E11]))/[.$C11];1)*[.$C11]+[.$D11]" office:value-type="float" office:value="48" calcext:value-type="float">
            <text:p>48</text:p>
          </table:table-cell>
          <table:table-cell table:formula="of:=FLOOR(MAX(0;([.BK$12]-[.$E11]))/[.$C11];1)*[.$C11]+[.$D11]" office:value-type="float" office:value="48" calcext:value-type="float">
            <text:p>48</text:p>
          </table:table-cell>
          <table:table-cell table:formula="of:=FLOOR(MAX(0;([.BL$12]-[.$E11]))/[.$C11];1)*[.$C11]+[.$D11]" office:value-type="float" office:value="48" calcext:value-type="float">
            <text:p>48</text:p>
          </table:table-cell>
          <table:table-cell table:formula="of:=FLOOR(MAX(0;([.BM$12]-[.$E11]))/[.$C11];1)*[.$C11]+[.$D11]" office:value-type="float" office:value="76" calcext:value-type="float">
            <text:p>76</text:p>
          </table:table-cell>
          <table:table-cell table:formula="of:=FLOOR(MAX(0;([.BN$12]-[.$E11]))/[.$C11];1)*[.$C11]+[.$D11]" office:value-type="float" office:value="76" calcext:value-type="float">
            <text:p>76</text:p>
          </table:table-cell>
          <table:table-cell table:formula="of:=FLOOR(MAX(0;([.BO$12]-[.$E11]))/[.$C11];1)*[.$C11]+[.$D11]" office:value-type="float" office:value="76" calcext:value-type="float">
            <text:p>76</text:p>
          </table:table-cell>
          <table:table-cell table:formula="of:=FLOOR(MAX(0;([.BP$12]-[.$E11]))/[.$C11];1)*[.$C11]+[.$D11]" office:value-type="float" office:value="76" calcext:value-type="float">
            <text:p>76</text:p>
          </table:table-cell>
          <table:table-cell table:formula="of:=FLOOR(MAX(0;([.BQ$12]-[.$E11]))/[.$C11];1)*[.$C11]+[.$D11]" office:value-type="float" office:value="76" calcext:value-type="float">
            <text:p>76</text:p>
          </table:table-cell>
          <table:table-cell table:formula="of:=FLOOR(MAX(0;([.BR$12]-[.$E11]))/[.$C11];1)*[.$C11]+[.$D11]" office:value-type="float" office:value="76" calcext:value-type="float">
            <text:p>76</text:p>
          </table:table-cell>
          <table:table-cell table:formula="of:=FLOOR(MAX(0;([.BS$12]-[.$E11]))/[.$C11];1)*[.$C11]+[.$D11]" office:value-type="float" office:value="76" calcext:value-type="float">
            <text:p>76</text:p>
          </table:table-cell>
          <table:table-cell table:formula="of:=FLOOR(MAX(0;([.BT$12]-[.$E11]))/[.$C11];1)*[.$C11]+[.$D11]" office:value-type="float" office:value="76" calcext:value-type="float">
            <text:p>76</text:p>
          </table:table-cell>
          <table:table-cell table:formula="of:=FLOOR(MAX(0;([.BU$12]-[.$E11]))/[.$C11];1)*[.$C11]+[.$D11]" office:value-type="float" office:value="76" calcext:value-type="float">
            <text:p>76</text:p>
          </table:table-cell>
          <table:table-cell table:formula="of:=FLOOR(MAX(0;([.BV$12]-[.$E11]))/[.$C11];1)*[.$C11]+[.$D11]" office:value-type="float" office:value="76" calcext:value-type="float">
            <text:p>76</text:p>
          </table:table-cell>
          <table:table-cell table:formula="of:=FLOOR(MAX(0;([.BW$12]-[.$E11]))/[.$C11];1)*[.$C11]+[.$D11]" office:value-type="float" office:value="76" calcext:value-type="float">
            <text:p>76</text:p>
          </table:table-cell>
          <table:table-cell table:formula="of:=FLOOR(MAX(0;([.BX$12]-[.$E11]))/[.$C11];1)*[.$C11]+[.$D11]" office:value-type="float" office:value="76" calcext:value-type="float">
            <text:p>76</text:p>
          </table:table-cell>
          <table:table-cell table:formula="of:=FLOOR(MAX(0;([.BY$12]-[.$E11]))/[.$C11];1)*[.$C11]+[.$D11]" office:value-type="float" office:value="76" calcext:value-type="float">
            <text:p>76</text:p>
          </table:table-cell>
          <table:table-cell table:formula="of:=FLOOR(MAX(0;([.BZ$12]-[.$E11]))/[.$C11];1)*[.$C11]+[.$D11]" office:value-type="float" office:value="76" calcext:value-type="float">
            <text:p>76</text:p>
          </table:table-cell>
          <table:table-cell table:formula="of:=FLOOR(MAX(0;([.CA$12]-[.$E11]))/[.$C11];1)*[.$C11]+[.$D11]" office:value-type="float" office:value="76" calcext:value-type="float">
            <text:p>76</text:p>
          </table:table-cell>
          <table:table-cell table:formula="of:=FLOOR(MAX(0;([.CB$12]-[.$E11]))/[.$C11];1)*[.$C11]+[.$D11]" office:value-type="float" office:value="76" calcext:value-type="float">
            <text:p>76</text:p>
          </table:table-cell>
          <table:table-cell table:formula="of:=FLOOR(MAX(0;([.CC$12]-[.$E11]))/[.$C11];1)*[.$C11]+[.$D11]" office:value-type="float" office:value="76" calcext:value-type="float">
            <text:p>76</text:p>
          </table:table-cell>
          <table:table-cell table:formula="of:=FLOOR(MAX(0;([.CD$12]-[.$E11]))/[.$C11];1)*[.$C11]+[.$D11]" office:value-type="float" office:value="76" calcext:value-type="float">
            <text:p>76</text:p>
          </table:table-cell>
          <table:table-cell table:formula="of:=FLOOR(MAX(0;([.CE$12]-[.$E11]))/[.$C11];1)*[.$C11]+[.$D11]" office:value-type="float" office:value="76" calcext:value-type="float">
            <text:p>76</text:p>
          </table:table-cell>
          <table:table-cell table:formula="of:=FLOOR(MAX(0;([.CF$12]-[.$E11]))/[.$C11];1)*[.$C11]+[.$D11]" office:value-type="float" office:value="76" calcext:value-type="float">
            <text:p>76</text:p>
          </table:table-cell>
          <table:table-cell table:formula="of:=FLOOR(MAX(0;([.CG$12]-[.$E11]))/[.$C11];1)*[.$C11]+[.$D11]" office:value-type="float" office:value="76" calcext:value-type="float">
            <text:p>76</text:p>
          </table:table-cell>
          <table:table-cell table:formula="of:=FLOOR(MAX(0;([.CH$12]-[.$E11]))/[.$C11];1)*[.$C11]+[.$D11]" office:value-type="float" office:value="76" calcext:value-type="float">
            <text:p>76</text:p>
          </table:table-cell>
          <table:table-cell table:formula="of:=FLOOR(MAX(0;([.CI$12]-[.$E11]))/[.$C11];1)*[.$C11]+[.$D11]" office:value-type="float" office:value="76" calcext:value-type="float">
            <text:p>76</text:p>
          </table:table-cell>
          <table:table-cell table:formula="of:=FLOOR(MAX(0;([.CJ$12]-[.$E11]))/[.$C11];1)*[.$C11]+[.$D11]" office:value-type="float" office:value="76" calcext:value-type="float">
            <text:p>76</text:p>
          </table:table-cell>
          <table:table-cell table:formula="of:=FLOOR(MAX(0;([.CK$12]-[.$E11]))/[.$C11];1)*[.$C11]+[.$D11]" office:value-type="float" office:value="76" calcext:value-type="float">
            <text:p>76</text:p>
          </table:table-cell>
          <table:table-cell table:formula="of:=FLOOR(MAX(0;([.CL$12]-[.$E11]))/[.$C11];1)*[.$C11]+[.$D11]" office:value-type="float" office:value="76" calcext:value-type="float">
            <text:p>76</text:p>
          </table:table-cell>
          <table:table-cell table:formula="of:=FLOOR(MAX(0;([.CM$12]-[.$E11]))/[.$C11];1)*[.$C11]+[.$D11]" office:value-type="float" office:value="76" calcext:value-type="float">
            <text:p>76</text:p>
          </table:table-cell>
          <table:table-cell table:formula="of:=FLOOR(MAX(0;([.CN$12]-[.$E11]))/[.$C11];1)*[.$C11]+[.$D11]" office:value-type="float" office:value="76" calcext:value-type="float">
            <text:p>76</text:p>
          </table:table-cell>
          <table:table-cell table:formula="of:=FLOOR(MAX(0;([.CO$12]-[.$E11]))/[.$C11];1)*[.$C11]+[.$D11]" office:value-type="float" office:value="104" calcext:value-type="float">
            <text:p>104</text:p>
          </table:table-cell>
          <table:table-cell table:formula="of:=FLOOR(MAX(0;([.CP$12]-[.$E11]))/[.$C11];1)*[.$C11]+[.$D11]" office:value-type="float" office:value="104" calcext:value-type="float">
            <text:p>104</text:p>
          </table:table-cell>
          <table:table-cell table:formula="of:=FLOOR(MAX(0;([.CQ$12]-[.$E11]))/[.$C11];1)*[.$C11]+[.$D11]" office:value-type="float" office:value="104" calcext:value-type="float">
            <text:p>104</text:p>
          </table:table-cell>
          <table:table-cell table:formula="of:=FLOOR(MAX(0;([.CR$12]-[.$E11]))/[.$C11];1)*[.$C11]+[.$D11]" office:value-type="float" office:value="104" calcext:value-type="float">
            <text:p>104</text:p>
          </table:table-cell>
          <table:table-cell table:formula="of:=FLOOR(MAX(0;([.CS$12]-[.$E11]))/[.$C11];1)*[.$C11]+[.$D11]" office:value-type="float" office:value="104" calcext:value-type="float">
            <text:p>104</text:p>
          </table:table-cell>
          <table:table-cell table:formula="of:=FLOOR(MAX(0;([.CT$12]-[.$E11]))/[.$C11];1)*[.$C11]+[.$D11]" office:value-type="float" office:value="104" calcext:value-type="float">
            <text:p>104</text:p>
          </table:table-cell>
          <table:table-cell table:formula="of:=FLOOR(MAX(0;([.CU$12]-[.$E11]))/[.$C11];1)*[.$C11]+[.$D11]" office:value-type="float" office:value="104" calcext:value-type="float">
            <text:p>104</text:p>
          </table:table-cell>
          <table:table-cell table:formula="of:=FLOOR(MAX(0;([.CV$12]-[.$E11]))/[.$C11];1)*[.$C11]+[.$D11]" office:value-type="float" office:value="104" calcext:value-type="float">
            <text:p>104</text:p>
          </table:table-cell>
          <table:table-cell table:formula="of:=FLOOR(MAX(0;([.CW$12]-[.$E11]))/[.$C11];1)*[.$C11]+[.$D11]" office:value-type="float" office:value="104" calcext:value-type="float">
            <text:p>104</text:p>
          </table:table-cell>
          <table:table-cell table:formula="of:=FLOOR(MAX(0;([.CX$12]-[.$E11]))/[.$C11];1)*[.$C11]+[.$D11]" office:value-type="float" office:value="104" calcext:value-type="float">
            <text:p>104</text:p>
          </table:table-cell>
          <table:table-cell table:formula="of:=FLOOR(MAX(0;([.CY$12]-[.$E11]))/[.$C11];1)*[.$C11]+[.$D11]" office:value-type="float" office:value="104" calcext:value-type="float">
            <text:p>104</text:p>
          </table:table-cell>
          <table:table-cell table:formula="of:=FLOOR(MAX(0;([.CZ$12]-[.$E11]))/[.$C11];1)*[.$C11]+[.$D11]" office:value-type="float" office:value="104" calcext:value-type="float">
            <text:p>104</text:p>
          </table:table-cell>
          <table:table-cell table:formula="of:=FLOOR(MAX(0;([.DA$12]-[.$E11]))/[.$C11];1)*[.$C11]+[.$D11]" office:value-type="float" office:value="104" calcext:value-type="float">
            <text:p>104</text:p>
          </table:table-cell>
          <table:table-cell table:formula="of:=FLOOR(MAX(0;([.DB$12]-[.$E11]))/[.$C11];1)*[.$C11]+[.$D11]" office:value-type="float" office:value="104" calcext:value-type="float">
            <text:p>104</text:p>
          </table:table-cell>
          <table:table-cell table:formula="of:=FLOOR(MAX(0;([.DC$12]-[.$E11]))/[.$C11];1)*[.$C11]+[.$D11]" office:value-type="float" office:value="104" calcext:value-type="float">
            <text:p>104</text:p>
          </table:table-cell>
          <table:table-cell table:formula="of:=FLOOR(MAX(0;([.DD$12]-[.$E11]))/[.$C11];1)*[.$C11]+[.$D11]" office:value-type="float" office:value="104" calcext:value-type="float">
            <text:p>104</text:p>
          </table:table-cell>
          <table:table-cell table:formula="of:=FLOOR(MAX(0;([.DE$12]-[.$E11]))/[.$C11];1)*[.$C11]+[.$D11]" office:value-type="float" office:value="104" calcext:value-type="float">
            <text:p>104</text:p>
          </table:table-cell>
          <table:table-cell table:formula="of:=FLOOR(MAX(0;([.DF$12]-[.$E11]))/[.$C11];1)*[.$C11]+[.$D11]" office:value-type="float" office:value="104" calcext:value-type="float">
            <text:p>104</text:p>
          </table:table-cell>
          <table:table-cell table:formula="of:=FLOOR(MAX(0;([.DG$12]-[.$E11]))/[.$C11];1)*[.$C11]+[.$D11]" office:value-type="float" office:value="104" calcext:value-type="float">
            <text:p>104</text:p>
          </table:table-cell>
          <table:table-cell table:formula="of:=FLOOR(MAX(0;([.DH$12]-[.$E11]))/[.$C11];1)*[.$C11]+[.$D11]" office:value-type="float" office:value="104" calcext:value-type="float">
            <text:p>104</text:p>
          </table:table-cell>
          <table:table-cell table:formula="of:=FLOOR(MAX(0;([.DI$12]-[.$E11]))/[.$C11];1)*[.$C11]+[.$D11]" office:value-type="float" office:value="104" calcext:value-type="float">
            <text:p>104</text:p>
          </table:table-cell>
          <table:table-cell table:formula="of:=FLOOR(MAX(0;([.DJ$12]-[.$E11]))/[.$C11];1)*[.$C11]+[.$D11]" office:value-type="float" office:value="104" calcext:value-type="float">
            <text:p>104</text:p>
          </table:table-cell>
          <table:table-cell table:formula="of:=FLOOR(MAX(0;([.DK$12]-[.$E11]))/[.$C11];1)*[.$C11]+[.$D11]" office:value-type="float" office:value="104" calcext:value-type="float">
            <text:p>104</text:p>
          </table:table-cell>
          <table:table-cell table:formula="of:=FLOOR(MAX(0;([.DL$12]-[.$E11]))/[.$C11];1)*[.$C11]+[.$D11]" office:value-type="float" office:value="104" calcext:value-type="float">
            <text:p>104</text:p>
          </table:table-cell>
          <table:table-cell table:formula="of:=FLOOR(MAX(0;([.DM$12]-[.$E11]))/[.$C11];1)*[.$C11]+[.$D11]" office:value-type="float" office:value="104" calcext:value-type="float">
            <text:p>104</text:p>
          </table:table-cell>
          <table:table-cell table:formula="of:=FLOOR(MAX(0;([.DN$12]-[.$E11]))/[.$C11];1)*[.$C11]+[.$D11]" office:value-type="float" office:value="104" calcext:value-type="float">
            <text:p>104</text:p>
          </table:table-cell>
          <table:table-cell table:formula="of:=FLOOR(MAX(0;([.DO$12]-[.$E11]))/[.$C11];1)*[.$C11]+[.$D11]" office:value-type="float" office:value="104" calcext:value-type="float">
            <text:p>104</text:p>
          </table:table-cell>
          <table:table-cell table:formula="of:=FLOOR(MAX(0;([.DP$12]-[.$E11]))/[.$C11];1)*[.$C11]+[.$D11]" office:value-type="float" office:value="104" calcext:value-type="float">
            <text:p>104</text:p>
          </table:table-cell>
          <table:table-cell table:formula="of:=FLOOR(MAX(0;([.DQ$12]-[.$E11]))/[.$C11];1)*[.$C11]+[.$D11]" office:value-type="float" office:value="132" calcext:value-type="float">
            <text:p>132</text:p>
          </table:table-cell>
          <table:table-cell table:formula="of:=FLOOR(MAX(0;([.DR$12]-[.$E11]))/[.$C11];1)*[.$C11]+[.$D11]" office:value-type="float" office:value="132" calcext:value-type="float">
            <text:p>132</text:p>
          </table:table-cell>
          <table:table-cell table:formula="of:=FLOOR(MAX(0;([.DS$12]-[.$E11]))/[.$C11];1)*[.$C11]+[.$D11]" office:value-type="float" office:value="132" calcext:value-type="float">
            <text:p>132</text:p>
          </table:table-cell>
          <table:table-cell table:formula="of:=FLOOR(MAX(0;([.DT$12]-[.$E11]))/[.$C11];1)*[.$C11]+[.$D11]" office:value-type="float" office:value="132" calcext:value-type="float">
            <text:p>132</text:p>
          </table:table-cell>
          <table:table-cell table:formula="of:=FLOOR(MAX(0;([.DU$12]-[.$E11]))/[.$C11];1)*[.$C11]+[.$D11]" office:value-type="float" office:value="132" calcext:value-type="float">
            <text:p>132</text:p>
          </table:table-cell>
          <table:table-cell table:formula="of:=FLOOR(MAX(0;([.DV$12]-[.$E11]))/[.$C11];1)*[.$C11]+[.$D11]" office:value-type="float" office:value="132" calcext:value-type="float">
            <text:p>132</text:p>
          </table:table-cell>
          <table:table-cell table:formula="of:=FLOOR(MAX(0;([.DW$12]-[.$E11]))/[.$C11];1)*[.$C11]+[.$D11]" office:value-type="float" office:value="132" calcext:value-type="float">
            <text:p>132</text:p>
          </table:table-cell>
          <table:table-cell table:formula="of:=FLOOR(MAX(0;([.DX$12]-[.$E11]))/[.$C11];1)*[.$C11]+[.$D11]" office:value-type="float" office:value="132" calcext:value-type="float">
            <text:p>132</text:p>
          </table:table-cell>
          <table:table-cell table:formula="of:=FLOOR(MAX(0;([.DY$12]-[.$E11]))/[.$C11];1)*[.$C11]+[.$D11]" office:value-type="float" office:value="132" calcext:value-type="float">
            <text:p>132</text:p>
          </table:table-cell>
          <table:table-cell table:formula="of:=FLOOR(MAX(0;([.DZ$12]-[.$E11]))/[.$C11];1)*[.$C11]+[.$D11]" office:value-type="float" office:value="132" calcext:value-type="float">
            <text:p>132</text:p>
          </table:table-cell>
          <table:table-cell table:formula="of:=FLOOR(MAX(0;([.EA$12]-[.$E11]))/[.$C11];1)*[.$C11]+[.$D11]" office:value-type="float" office:value="132" calcext:value-type="float">
            <text:p>132</text:p>
          </table:table-cell>
        </table:table-row>
        <table:table-row table:style-name="ro1" table:visibility="collapse">
          <table:table-cell table:number-columns-repeated="8"/>
          <table:table-cell table:style-name="Default" table:number-columns-repeated="123"/>
        </table:table-row>
        <table:table-row table:style-name="ro1" table:visibility="collapse">
          <table:table-cell table:number-columns-repeated="8"/>
          <table:table-cell table:formula="of:=IF([.E4]=0;[.B4];0)" office:value-type="float" office:value="1" calcext:value-type="float">
            <text:p>1</text:p>
          </table:table-cell>
          <table:table-cell table:formula="of:=IF(MOD([.J$12]-[.$E4];[.$C4])=0;[.I66]+[.$B4];[.I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K$12]-[.$E4];[.$C4])=0;[.J66]+[.$B4];[.J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L$12]-[.$E4];[.$C4])=0;[.K66]+[.$B4];[.K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M$12]-[.$E4];[.$C4])=0;[.L66]+[.$B4];[.L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N$12]-[.$E4];[.$C4])=0;[.M66]+[.$B4];[.M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O$12]-[.$E4];[.$C4])=0;[.N66]+[.$B4];[.N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P$12]-[.$E4];[.$C4])=0;[.O66]+[.$B4];[.O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Q$12]-[.$E4];[.$C4])=0;[.P66]+[.$B4];[.P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R$12]-[.$E4];[.$C4])=0;[.Q66]+[.$B4];[.Q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S$12]-[.$E4];[.$C4])=0;[.R66]+[.$B4];[.R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T$12]-[.$E4];[.$C4])=0;[.S66]+[.$B4];[.S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U$12]-[.$E4];[.$C4])=0;[.T66]+[.$B4];[.T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V$12]-[.$E4];[.$C4])=0;[.U66]+[.$B4];[.U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W$12]-[.$E4];[.$C4])=0;[.V66]+[.$B4];[.V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X$12]-[.$E4];[.$C4])=0;[.W66]+[.$B4];[.W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Y$12]-[.$E4];[.$C4])=0;[.X66]+[.$B4];[.X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Z$12]-[.$E4];[.$C4])=0;[.Y66]+[.$B4];[.Y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A$12]-[.$E4];[.$C4])=0;[.Z66]+[.$B4];[.Z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B$12]-[.$E4];[.$C4])=0;[.AA66]+[.$B4];[.AA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C$12]-[.$E4];[.$C4])=0;[.AB66]+[.$B4];[.AB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AD$12]-[.$E4];[.$C4])=0;[.AC66]+[.$B4];[.AC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E$12]-[.$E4];[.$C4])=0;[.AD66]+[.$B4];[.AD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F$12]-[.$E4];[.$C4])=0;[.AE66]+[.$B4];[.AE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G$12]-[.$E4];[.$C4])=0;[.AF66]+[.$B4];[.AF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H$12]-[.$E4];[.$C4])=0;[.AG66]+[.$B4];[.AG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AI$12]-[.$E4];[.$C4])=0;[.AH66]+[.$B4];[.AH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J$12]-[.$E4];[.$C4])=0;[.AI66]+[.$B4];[.AI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K$12]-[.$E4];[.$C4])=0;[.AJ66]+[.$B4];[.AJ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L$12]-[.$E4];[.$C4])=0;[.AK66]+[.$B4];[.AK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M$12]-[.$E4];[.$C4])=0;[.AL66]+[.$B4];[.AL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AN$12]-[.$E4];[.$C4])=0;[.AM66]+[.$B4];[.AM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O$12]-[.$E4];[.$C4])=0;[.AN66]+[.$B4];[.AN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P$12]-[.$E4];[.$C4])=0;[.AO66]+[.$B4];[.AO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Q$12]-[.$E4];[.$C4])=0;[.AP66]+[.$B4];[.AP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R$12]-[.$E4];[.$C4])=0;[.AQ66]+[.$B4];[.AQ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AS$12]-[.$E4];[.$C4])=0;[.AR66]+[.$B4];[.AR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T$12]-[.$E4];[.$C4])=0;[.AS66]+[.$B4];[.AS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U$12]-[.$E4];[.$C4])=0;[.AT66]+[.$B4];[.AT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V$12]-[.$E4];[.$C4])=0;[.AU66]+[.$B4];[.AU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W$12]-[.$E4];[.$C4])=0;[.AV66]+[.$B4];[.AV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AX$12]-[.$E4];[.$C4])=0;[.AW66]+[.$B4];[.AW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Y$12]-[.$E4];[.$C4])=0;[.AX66]+[.$B4];[.AX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AZ$12]-[.$E4];[.$C4])=0;[.AY66]+[.$B4];[.AY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A$12]-[.$E4];[.$C4])=0;[.AZ66]+[.$B4];[.AZ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B$12]-[.$E4];[.$C4])=0;[.BA66]+[.$B4];[.BA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BC$12]-[.$E4];[.$C4])=0;[.BB66]+[.$B4];[.BB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D$12]-[.$E4];[.$C4])=0;[.BC66]+[.$B4];[.BC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E$12]-[.$E4];[.$C4])=0;[.BD66]+[.$B4];[.BD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F$12]-[.$E4];[.$C4])=0;[.BE66]+[.$B4];[.BE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G$12]-[.$E4];[.$C4])=0;[.BF66]+[.$B4];[.BF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BH$12]-[.$E4];[.$C4])=0;[.BG66]+[.$B4];[.BG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I$12]-[.$E4];[.$C4])=0;[.BH66]+[.$B4];[.BH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J$12]-[.$E4];[.$C4])=0;[.BI66]+[.$B4];[.BI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K$12]-[.$E4];[.$C4])=0;[.BJ66]+[.$B4];[.BJ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L$12]-[.$E4];[.$C4])=0;[.BK66]+[.$B4];[.BK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BM$12]-[.$E4];[.$C4])=0;[.BL66]+[.$B4];[.BL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N$12]-[.$E4];[.$C4])=0;[.BM66]+[.$B4];[.BM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O$12]-[.$E4];[.$C4])=0;[.BN66]+[.$B4];[.BN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P$12]-[.$E4];[.$C4])=0;[.BO66]+[.$B4];[.BO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Q$12]-[.$E4];[.$C4])=0;[.BP66]+[.$B4];[.BP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BR$12]-[.$E4];[.$C4])=0;[.BQ66]+[.$B4];[.BQ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S$12]-[.$E4];[.$C4])=0;[.BR66]+[.$B4];[.BR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T$12]-[.$E4];[.$C4])=0;[.BS66]+[.$B4];[.BS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U$12]-[.$E4];[.$C4])=0;[.BT66]+[.$B4];[.BT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V$12]-[.$E4];[.$C4])=0;[.BU66]+[.$B4];[.BU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BW$12]-[.$E4];[.$C4])=0;[.BV66]+[.$B4];[.BV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X$12]-[.$E4];[.$C4])=0;[.BW66]+[.$B4];[.BW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Y$12]-[.$E4];[.$C4])=0;[.BX66]+[.$B4];[.BX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BZ$12]-[.$E4];[.$C4])=0;[.BY66]+[.$B4];[.BY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A$12]-[.$E4];[.$C4])=0;[.BZ66]+[.$B4];[.BZ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CB$12]-[.$E4];[.$C4])=0;[.CA66]+[.$B4];[.CA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C$12]-[.$E4];[.$C4])=0;[.CB66]+[.$B4];[.CB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D$12]-[.$E4];[.$C4])=0;[.CC66]+[.$B4];[.CC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E$12]-[.$E4];[.$C4])=0;[.CD66]+[.$B4];[.CD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F$12]-[.$E4];[.$C4])=0;[.CE66]+[.$B4];[.CE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CG$12]-[.$E4];[.$C4])=0;[.CF66]+[.$B4];[.CF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H$12]-[.$E4];[.$C4])=0;[.CG66]+[.$B4];[.CG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I$12]-[.$E4];[.$C4])=0;[.CH66]+[.$B4];[.CH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J$12]-[.$E4];[.$C4])=0;[.CI66]+[.$B4];[.CI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K$12]-[.$E4];[.$C4])=0;[.CJ66]+[.$B4];[.CJ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CL$12]-[.$E4];[.$C4])=0;[.CK66]+[.$B4];[.CK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M$12]-[.$E4];[.$C4])=0;[.CL66]+[.$B4];[.CL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N$12]-[.$E4];[.$C4])=0;[.CM66]+[.$B4];[.CM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O$12]-[.$E4];[.$C4])=0;[.CN66]+[.$B4];[.CN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P$12]-[.$E4];[.$C4])=0;[.CO66]+[.$B4];[.CO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CQ$12]-[.$E4];[.$C4])=0;[.CP66]+[.$B4];[.CP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R$12]-[.$E4];[.$C4])=0;[.CQ66]+[.$B4];[.CQ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S$12]-[.$E4];[.$C4])=0;[.CR66]+[.$B4];[.CR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T$12]-[.$E4];[.$C4])=0;[.CS66]+[.$B4];[.CS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U$12]-[.$E4];[.$C4])=0;[.CT66]+[.$B4];[.CT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CV$12]-[.$E4];[.$C4])=0;[.CU66]+[.$B4];[.CU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W$12]-[.$E4];[.$C4])=0;[.CV66]+[.$B4];[.CV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X$12]-[.$E4];[.$C4])=0;[.CW66]+[.$B4];[.CW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Y$12]-[.$E4];[.$C4])=0;[.CX66]+[.$B4];[.CX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CZ$12]-[.$E4];[.$C4])=0;[.CY66]+[.$B4];[.CY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DA$12]-[.$E4];[.$C4])=0;[.CZ66]+[.$B4];[.CZ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B$12]-[.$E4];[.$C4])=0;[.DA66]+[.$B4];[.DA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C$12]-[.$E4];[.$C4])=0;[.DB66]+[.$B4];[.DB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D$12]-[.$E4];[.$C4])=0;[.DC66]+[.$B4];[.DC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E$12]-[.$E4];[.$C4])=0;[.DD66]+[.$B4];[.DD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DF$12]-[.$E4];[.$C4])=0;[.DE66]+[.$B4];[.DE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G$12]-[.$E4];[.$C4])=0;[.DF66]+[.$B4];[.DF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H$12]-[.$E4];[.$C4])=0;[.DG66]+[.$B4];[.DG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I$12]-[.$E4];[.$C4])=0;[.DH66]+[.$B4];[.DH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J$12]-[.$E4];[.$C4])=0;[.DI66]+[.$B4];[.DI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DK$12]-[.$E4];[.$C4])=0;[.DJ66]+[.$B4];[.DJ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L$12]-[.$E4];[.$C4])=0;[.DK66]+[.$B4];[.DK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M$12]-[.$E4];[.$C4])=0;[.DL66]+[.$B4];[.DL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N$12]-[.$E4];[.$C4])=0;[.DM66]+[.$B4];[.DM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O$12]-[.$E4];[.$C4])=0;[.DN66]+[.$B4];[.DN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DP$12]-[.$E4];[.$C4])=0;[.DO66]+[.$B4];[.DO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Q$12]-[.$E4];[.$C4])=0;[.DP66]+[.$B4];[.DP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R$12]-[.$E4];[.$C4])=0;[.DQ66]+[.$B4];[.DQ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S$12]-[.$E4];[.$C4])=0;[.DR66]+[.$B4];[.DR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T$12]-[.$E4];[.$C4])=0;[.DS66]+[.$B4];[.DS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DU$12]-[.$E4];[.$C4])=0;[.DT66]+[.$B4];[.DT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V$12]-[.$E4];[.$C4])=0;[.DU66]+[.$B4];[.DU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W$12]-[.$E4];[.$C4])=0;[.DV66]+[.$B4];[.DV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X$12]-[.$E4];[.$C4])=0;[.DW66]+[.$B4];[.DW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DY$12]-[.$E4];[.$C4])=0;[.DX66]+[.$B4];[.DX66])+ORG.OPENOFFICE.STYLE(IF(ORG.OPENOFFICE.CURRENT()&gt;[.$B4];&quot;Red highlight&quot;;&quot;Default&quot;))" office:value-type="float" office:value="1" calcext:value-type="float">
            <text:p>1</text:p>
          </table:table-cell>
          <table:table-cell table:formula="of:=IF(MOD([.DZ$12]-[.$E4];[.$C4])=0;[.DY66]+[.$B4];[.DY66])+ORG.OPENOFFICE.STYLE(IF(ORG.OPENOFFICE.CURRENT()&gt;[.$B4];&quot;Red highlight&quot;;&quot;Default&quot;))" office:value-type="float" office:value="0" calcext:value-type="float">
            <text:p>0</text:p>
          </table:table-cell>
          <table:table-cell table:formula="of:=IF(MOD([.EA$12]-[.$E4];[.$C4])=0;[.DZ66]+[.$B4];[.DZ66])+ORG.OPENOFFICE.STYLE(IF(ORG.OPENOFFICE.CURRENT()&gt;[.$B4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Remaing </text:p>
          </table:table-cell>
          <table:table-cell table:formula="of:=IF([.E5]=0;[.B5];0)" office:value-type="float" office:value="0" calcext:value-type="float">
            <text:p>0</text:p>
          </table:table-cell>
          <table:table-cell table:formula="of:=IF(MOD([.J$12]-[.$E5];[.$C5])=0;[.I67]+[.$B5];[.I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K$12]-[.$E5];[.$C5])=0;[.J67]+[.$B5];[.J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L$12]-[.$E5];[.$C5])=0;[.K67]+[.$B5];[.K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M$12]-[.$E5];[.$C5])=0;[.L67]+[.$B5];[.L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N$12]-[.$E5];[.$C5])=0;[.M67]+[.$B5];[.M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O$12]-[.$E5];[.$C5])=0;[.N67]+[.$B5];[.N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P$12]-[.$E5];[.$C5])=0;[.O67]+[.$B5];[.O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Q$12]-[.$E5];[.$C5])=0;[.P67]+[.$B5];[.P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R$12]-[.$E5];[.$C5])=0;[.Q67]+[.$B5];[.Q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S$12]-[.$E5];[.$C5])=0;[.R67]+[.$B5];[.R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T$12]-[.$E5];[.$C5])=0;[.S67]+[.$B5];[.S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U$12]-[.$E5];[.$C5])=0;[.T67]+[.$B5];[.T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V$12]-[.$E5];[.$C5])=0;[.U67]+[.$B5];[.U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W$12]-[.$E5];[.$C5])=0;[.V67]+[.$B5];[.V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X$12]-[.$E5];[.$C5])=0;[.W67]+[.$B5];[.W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Y$12]-[.$E5];[.$C5])=0;[.X67]+[.$B5];[.X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Z$12]-[.$E5];[.$C5])=0;[.Y67]+[.$B5];[.Y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A$12]-[.$E5];[.$C5])=0;[.Z67]+[.$B5];[.Z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AB$12]-[.$E5];[.$C5])=0;[.AA67]+[.$B5];[.AA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C$12]-[.$E5];[.$C5])=0;[.AB67]+[.$B5];[.AB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D$12]-[.$E5];[.$C5])=0;[.AC67]+[.$B5];[.AC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E$12]-[.$E5];[.$C5])=0;[.AD67]+[.$B5];[.AD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F$12]-[.$E5];[.$C5])=0;[.AE67]+[.$B5];[.AE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G$12]-[.$E5];[.$C5])=0;[.AF67]+[.$B5];[.AF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H$12]-[.$E5];[.$C5])=0;[.AG67]+[.$B5];[.AG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I$12]-[.$E5];[.$C5])=0;[.AH67]+[.$B5];[.AH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AJ$12]-[.$E5];[.$C5])=0;[.AI67]+[.$B5];[.AI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K$12]-[.$E5];[.$C5])=0;[.AJ67]+[.$B5];[.AJ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L$12]-[.$E5];[.$C5])=0;[.AK67]+[.$B5];[.AK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M$12]-[.$E5];[.$C5])=0;[.AL67]+[.$B5];[.AL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N$12]-[.$E5];[.$C5])=0;[.AM67]+[.$B5];[.AM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O$12]-[.$E5];[.$C5])=0;[.AN67]+[.$B5];[.AN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P$12]-[.$E5];[.$C5])=0;[.AO67]+[.$B5];[.AO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Q$12]-[.$E5];[.$C5])=0;[.AP67]+[.$B5];[.AP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AR$12]-[.$E5];[.$C5])=0;[.AQ67]+[.$B5];[.AQ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S$12]-[.$E5];[.$C5])=0;[.AR67]+[.$B5];[.AR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T$12]-[.$E5];[.$C5])=0;[.AS67]+[.$B5];[.AS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U$12]-[.$E5];[.$C5])=0;[.AT67]+[.$B5];[.AT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V$12]-[.$E5];[.$C5])=0;[.AU67]+[.$B5];[.AU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W$12]-[.$E5];[.$C5])=0;[.AV67]+[.$B5];[.AV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X$12]-[.$E5];[.$C5])=0;[.AW67]+[.$B5];[.AW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AY$12]-[.$E5];[.$C5])=0;[.AX67]+[.$B5];[.AX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AZ$12]-[.$E5];[.$C5])=0;[.AY67]+[.$B5];[.AY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BA$12]-[.$E5];[.$C5])=0;[.AZ67]+[.$B5];[.AZ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B$12]-[.$E5];[.$C5])=0;[.BA67]+[.$B5];[.BA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C$12]-[.$E5];[.$C5])=0;[.BB67]+[.$B5];[.BB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D$12]-[.$E5];[.$C5])=0;[.BC67]+[.$B5];[.BC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E$12]-[.$E5];[.$C5])=0;[.BD67]+[.$B5];[.BD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F$12]-[.$E5];[.$C5])=0;[.BE67]+[.$B5];[.BE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G$12]-[.$E5];[.$C5])=0;[.BF67]+[.$B5];[.BF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BH$12]-[.$E5];[.$C5])=0;[.BG67]+[.$B5];[.BG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BI$12]-[.$E5];[.$C5])=0;[.BH67]+[.$B5];[.BH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J$12]-[.$E5];[.$C5])=0;[.BI67]+[.$B5];[.BI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K$12]-[.$E5];[.$C5])=0;[.BJ67]+[.$B5];[.BJ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L$12]-[.$E5];[.$C5])=0;[.BK67]+[.$B5];[.BK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M$12]-[.$E5];[.$C5])=0;[.BL67]+[.$B5];[.BL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N$12]-[.$E5];[.$C5])=0;[.BM67]+[.$B5];[.BM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O$12]-[.$E5];[.$C5])=0;[.BN67]+[.$B5];[.BN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BP$12]-[.$E5];[.$C5])=0;[.BO67]+[.$B5];[.BO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Q$12]-[.$E5];[.$C5])=0;[.BP67]+[.$B5];[.BP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R$12]-[.$E5];[.$C5])=0;[.BQ67]+[.$B5];[.BQ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S$12]-[.$E5];[.$C5])=0;[.BR67]+[.$B5];[.BR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T$12]-[.$E5];[.$C5])=0;[.BS67]+[.$B5];[.BS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U$12]-[.$E5];[.$C5])=0;[.BT67]+[.$B5];[.BT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V$12]-[.$E5];[.$C5])=0;[.BU67]+[.$B5];[.BU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W$12]-[.$E5];[.$C5])=0;[.BV67]+[.$B5];[.BV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BX$12]-[.$E5];[.$C5])=0;[.BW67]+[.$B5];[.BW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BY$12]-[.$E5];[.$C5])=0;[.BX67]+[.$B5];[.BX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BZ$12]-[.$E5];[.$C5])=0;[.BY67]+[.$B5];[.BY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A$12]-[.$E5];[.$C5])=0;[.BZ67]+[.$B5];[.BZ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B$12]-[.$E5];[.$C5])=0;[.CA67]+[.$B5];[.CA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C$12]-[.$E5];[.$C5])=0;[.CB67]+[.$B5];[.CB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D$12]-[.$E5];[.$C5])=0;[.CC67]+[.$B5];[.CC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E$12]-[.$E5];[.$C5])=0;[.CD67]+[.$B5];[.CD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CF$12]-[.$E5];[.$C5])=0;[.CE67]+[.$B5];[.CE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G$12]-[.$E5];[.$C5])=0;[.CF67]+[.$B5];[.CF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H$12]-[.$E5];[.$C5])=0;[.CG67]+[.$B5];[.CG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I$12]-[.$E5];[.$C5])=0;[.CH67]+[.$B5];[.CH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J$12]-[.$E5];[.$C5])=0;[.CI67]+[.$B5];[.CI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K$12]-[.$E5];[.$C5])=0;[.CJ67]+[.$B5];[.CJ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L$12]-[.$E5];[.$C5])=0;[.CK67]+[.$B5];[.CK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M$12]-[.$E5];[.$C5])=0;[.CL67]+[.$B5];[.CL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CN$12]-[.$E5];[.$C5])=0;[.CM67]+[.$B5];[.CM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O$12]-[.$E5];[.$C5])=0;[.CN67]+[.$B5];[.CN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P$12]-[.$E5];[.$C5])=0;[.CO67]+[.$B5];[.CO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Q$12]-[.$E5];[.$C5])=0;[.CP67]+[.$B5];[.CP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R$12]-[.$E5];[.$C5])=0;[.CQ67]+[.$B5];[.CQ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S$12]-[.$E5];[.$C5])=0;[.CR67]+[.$B5];[.CR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T$12]-[.$E5];[.$C5])=0;[.CS67]+[.$B5];[.CS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U$12]-[.$E5];[.$C5])=0;[.CT67]+[.$B5];[.CT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CV$12]-[.$E5];[.$C5])=0;[.CU67]+[.$B5];[.CU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CW$12]-[.$E5];[.$C5])=0;[.CV67]+[.$B5];[.CV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X$12]-[.$E5];[.$C5])=0;[.CW67]+[.$B5];[.CW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Y$12]-[.$E5];[.$C5])=0;[.CX67]+[.$B5];[.CX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CZ$12]-[.$E5];[.$C5])=0;[.CY67]+[.$B5];[.CY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A$12]-[.$E5];[.$C5])=0;[.CZ67]+[.$B5];[.CZ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B$12]-[.$E5];[.$C5])=0;[.DA67]+[.$B5];[.DA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C$12]-[.$E5];[.$C5])=0;[.DB67]+[.$B5];[.DB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DD$12]-[.$E5];[.$C5])=0;[.DC67]+[.$B5];[.DC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E$12]-[.$E5];[.$C5])=0;[.DD67]+[.$B5];[.DD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F$12]-[.$E5];[.$C5])=0;[.DE67]+[.$B5];[.DE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G$12]-[.$E5];[.$C5])=0;[.DF67]+[.$B5];[.DF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H$12]-[.$E5];[.$C5])=0;[.DG67]+[.$B5];[.DG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I$12]-[.$E5];[.$C5])=0;[.DH67]+[.$B5];[.DH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J$12]-[.$E5];[.$C5])=0;[.DI67]+[.$B5];[.DI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K$12]-[.$E5];[.$C5])=0;[.DJ67]+[.$B5];[.DJ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DL$12]-[.$E5];[.$C5])=0;[.DK67]+[.$B5];[.DK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M$12]-[.$E5];[.$C5])=0;[.DL67]+[.$B5];[.DL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N$12]-[.$E5];[.$C5])=0;[.DM67]+[.$B5];[.DM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O$12]-[.$E5];[.$C5])=0;[.DN67]+[.$B5];[.DN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P$12]-[.$E5];[.$C5])=0;[.DO67]+[.$B5];[.DO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Q$12]-[.$E5];[.$C5])=0;[.DP67]+[.$B5];[.DP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R$12]-[.$E5];[.$C5])=0;[.DQ67]+[.$B5];[.DQ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S$12]-[.$E5];[.$C5])=0;[.DR67]+[.$B5];[.DR67])+ORG.OPENOFFICE.STYLE(IF(ORG.OPENOFFICE.CURRENT()&gt;[.$B5];&quot;Red highlight&quot;;&quot;Default&quot;))" office:value-type="float" office:value="1" calcext:value-type="float">
            <text:p>1</text:p>
          </table:table-cell>
          <table:table-cell table:formula="of:=IF(MOD([.DT$12]-[.$E5];[.$C5])=0;[.DS67]+[.$B5];[.DS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U$12]-[.$E5];[.$C5])=0;[.DT67]+[.$B5];[.DT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V$12]-[.$E5];[.$C5])=0;[.DU67]+[.$B5];[.DU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W$12]-[.$E5];[.$C5])=0;[.DV67]+[.$B5];[.DV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X$12]-[.$E5];[.$C5])=0;[.DW67]+[.$B5];[.DW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Y$12]-[.$E5];[.$C5])=0;[.DX67]+[.$B5];[.DX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DZ$12]-[.$E5];[.$C5])=0;[.DY67]+[.$B5];[.DY67])+ORG.OPENOFFICE.STYLE(IF(ORG.OPENOFFICE.CURRENT()&gt;[.$B5];&quot;Red highlight&quot;;&quot;Default&quot;))" office:value-type="float" office:value="0" calcext:value-type="float">
            <text:p>0</text:p>
          </table:table-cell>
          <table:table-cell table:formula="of:=IF(MOD([.EA$12]-[.$E5];[.$C5])=0;[.DZ67]+[.$B5];[.DZ67])+ORG.OPENOFFICE.STYLE(IF(ORG.OPENOFFICE.CURRENT()&gt;[.$B5];&quot;Red highlight&quot;;&quot;Default&quot;))" office:value-type="float" office:value="1" calcext:value-type="float">
            <text:p>1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Execution Time</text:p>
          </table:table-cell>
          <table:table-cell table:formula="of:=IF([.E6]=0;[.B6];0)" office:value-type="float" office:value="0" calcext:value-type="float">
            <text:p>0</text:p>
          </table:table-cell>
          <table:table-cell table:formula="of:=IF(MOD([.J$12]-[.$E6];[.$C6])=0;[.I68]+[.$B6];[.I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K$12]-[.$E6];[.$C6])=0;[.J68]+[.$B6];[.J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L$12]-[.$E6];[.$C6])=0;[.K68]+[.$B6];[.K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M$12]-[.$E6];[.$C6])=0;[.L68]+[.$B6];[.L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N$12]-[.$E6];[.$C6])=0;[.M68]+[.$B6];[.M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O$12]-[.$E6];[.$C6])=0;[.N68]+[.$B6];[.N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P$12]-[.$E6];[.$C6])=0;[.O68]+[.$B6];[.O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Q$12]-[.$E6];[.$C6])=0;[.P68]+[.$B6];[.P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R$12]-[.$E6];[.$C6])=0;[.Q68]+[.$B6];[.Q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S$12]-[.$E6];[.$C6])=0;[.R68]+[.$B6];[.R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T$12]-[.$E6];[.$C6])=0;[.S68]+[.$B6];[.S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U$12]-[.$E6];[.$C6])=0;[.T68]+[.$B6];[.T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V$12]-[.$E6];[.$C6])=0;[.U68]+[.$B6];[.U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W$12]-[.$E6];[.$C6])=0;[.V68]+[.$B6];[.V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X$12]-[.$E6];[.$C6])=0;[.W68]+[.$B6];[.W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Y$12]-[.$E6];[.$C6])=0;[.X68]+[.$B6];[.X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Z$12]-[.$E6];[.$C6])=0;[.Y68]+[.$B6];[.Y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AA$12]-[.$E6];[.$C6])=0;[.Z68]+[.$B6];[.Z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B$12]-[.$E6];[.$C6])=0;[.AA68]+[.$B6];[.AA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C$12]-[.$E6];[.$C6])=0;[.AB68]+[.$B6];[.AB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D$12]-[.$E6];[.$C6])=0;[.AC68]+[.$B6];[.AC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E$12]-[.$E6];[.$C6])=0;[.AD68]+[.$B6];[.AD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F$12]-[.$E6];[.$C6])=0;[.AE68]+[.$B6];[.AE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G$12]-[.$E6];[.$C6])=0;[.AF68]+[.$B6];[.AF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H$12]-[.$E6];[.$C6])=0;[.AG68]+[.$B6];[.AG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I$12]-[.$E6];[.$C6])=0;[.AH68]+[.$B6];[.AH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J$12]-[.$E6];[.$C6])=0;[.AI68]+[.$B6];[.AI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K$12]-[.$E6];[.$C6])=0;[.AJ68]+[.$B6];[.AJ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AL$12]-[.$E6];[.$C6])=0;[.AK68]+[.$B6];[.AK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AM$12]-[.$E6];[.$C6])=0;[.AL68]+[.$B6];[.AL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N$12]-[.$E6];[.$C6])=0;[.AM68]+[.$B6];[.AM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O$12]-[.$E6];[.$C6])=0;[.AN68]+[.$B6];[.AN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P$12]-[.$E6];[.$C6])=0;[.AO68]+[.$B6];[.AO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Q$12]-[.$E6];[.$C6])=0;[.AP68]+[.$B6];[.AP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R$12]-[.$E6];[.$C6])=0;[.AQ68]+[.$B6];[.AQ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S$12]-[.$E6];[.$C6])=0;[.AR68]+[.$B6];[.AR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T$12]-[.$E6];[.$C6])=0;[.AS68]+[.$B6];[.AS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U$12]-[.$E6];[.$C6])=0;[.AT68]+[.$B6];[.AT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V$12]-[.$E6];[.$C6])=0;[.AU68]+[.$B6];[.AU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AW$12]-[.$E6];[.$C6])=0;[.AV68]+[.$B6];[.AV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AX$12]-[.$E6];[.$C6])=0;[.AW68]+[.$B6];[.AW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AY$12]-[.$E6];[.$C6])=0;[.AX68]+[.$B6];[.AX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AZ$12]-[.$E6];[.$C6])=0;[.AY68]+[.$B6];[.AY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A$12]-[.$E6];[.$C6])=0;[.AZ68]+[.$B6];[.AZ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B$12]-[.$E6];[.$C6])=0;[.BA68]+[.$B6];[.BA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C$12]-[.$E6];[.$C6])=0;[.BB68]+[.$B6];[.BB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D$12]-[.$E6];[.$C6])=0;[.BC68]+[.$B6];[.BC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E$12]-[.$E6];[.$C6])=0;[.BD68]+[.$B6];[.BD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F$12]-[.$E6];[.$C6])=0;[.BE68]+[.$B6];[.BE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G$12]-[.$E6];[.$C6])=0;[.BF68]+[.$B6];[.BF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H$12]-[.$E6];[.$C6])=0;[.BG68]+[.$B6];[.BG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I$12]-[.$E6];[.$C6])=0;[.BH68]+[.$B6];[.BH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BJ$12]-[.$E6];[.$C6])=0;[.BI68]+[.$B6];[.BI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BK$12]-[.$E6];[.$C6])=0;[.BJ68]+[.$B6];[.BJ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L$12]-[.$E6];[.$C6])=0;[.BK68]+[.$B6];[.BK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M$12]-[.$E6];[.$C6])=0;[.BL68]+[.$B6];[.BL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N$12]-[.$E6];[.$C6])=0;[.BM68]+[.$B6];[.BM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O$12]-[.$E6];[.$C6])=0;[.BN68]+[.$B6];[.BN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P$12]-[.$E6];[.$C6])=0;[.BO68]+[.$B6];[.BO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Q$12]-[.$E6];[.$C6])=0;[.BP68]+[.$B6];[.BP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R$12]-[.$E6];[.$C6])=0;[.BQ68]+[.$B6];[.BQ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S$12]-[.$E6];[.$C6])=0;[.BR68]+[.$B6];[.BR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T$12]-[.$E6];[.$C6])=0;[.BS68]+[.$B6];[.BS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U$12]-[.$E6];[.$C6])=0;[.BT68]+[.$B6];[.BT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BV$12]-[.$E6];[.$C6])=0;[.BU68]+[.$B6];[.BU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BW$12]-[.$E6];[.$C6])=0;[.BV68]+[.$B6];[.BV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BX$12]-[.$E6];[.$C6])=0;[.BW68]+[.$B6];[.BW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Y$12]-[.$E6];[.$C6])=0;[.BX68]+[.$B6];[.BX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BZ$12]-[.$E6];[.$C6])=0;[.BY68]+[.$B6];[.BY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A$12]-[.$E6];[.$C6])=0;[.BZ68]+[.$B6];[.BZ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B$12]-[.$E6];[.$C6])=0;[.CA68]+[.$B6];[.CA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C$12]-[.$E6];[.$C6])=0;[.CB68]+[.$B6];[.CB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D$12]-[.$E6];[.$C6])=0;[.CC68]+[.$B6];[.CC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E$12]-[.$E6];[.$C6])=0;[.CD68]+[.$B6];[.CD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F$12]-[.$E6];[.$C6])=0;[.CE68]+[.$B6];[.CE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G$12]-[.$E6];[.$C6])=0;[.CF68]+[.$B6];[.CF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CH$12]-[.$E6];[.$C6])=0;[.CG68]+[.$B6];[.CG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CI$12]-[.$E6];[.$C6])=0;[.CH68]+[.$B6];[.CH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J$12]-[.$E6];[.$C6])=0;[.CI68]+[.$B6];[.CI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K$12]-[.$E6];[.$C6])=0;[.CJ68]+[.$B6];[.CJ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L$12]-[.$E6];[.$C6])=0;[.CK68]+[.$B6];[.CK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M$12]-[.$E6];[.$C6])=0;[.CL68]+[.$B6];[.CL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N$12]-[.$E6];[.$C6])=0;[.CM68]+[.$B6];[.CM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O$12]-[.$E6];[.$C6])=0;[.CN68]+[.$B6];[.CN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P$12]-[.$E6];[.$C6])=0;[.CO68]+[.$B6];[.CO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Q$12]-[.$E6];[.$C6])=0;[.CP68]+[.$B6];[.CP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R$12]-[.$E6];[.$C6])=0;[.CQ68]+[.$B6];[.CQ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S$12]-[.$E6];[.$C6])=0;[.CR68]+[.$B6];[.CR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CT$12]-[.$E6];[.$C6])=0;[.CS68]+[.$B6];[.CS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CU$12]-[.$E6];[.$C6])=0;[.CT68]+[.$B6];[.CT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V$12]-[.$E6];[.$C6])=0;[.CU68]+[.$B6];[.CU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W$12]-[.$E6];[.$C6])=0;[.CV68]+[.$B6];[.CV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X$12]-[.$E6];[.$C6])=0;[.CW68]+[.$B6];[.CW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Y$12]-[.$E6];[.$C6])=0;[.CX68]+[.$B6];[.CX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CZ$12]-[.$E6];[.$C6])=0;[.CY68]+[.$B6];[.CY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A$12]-[.$E6];[.$C6])=0;[.CZ68]+[.$B6];[.CZ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B$12]-[.$E6];[.$C6])=0;[.DA68]+[.$B6];[.DA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C$12]-[.$E6];[.$C6])=0;[.DB68]+[.$B6];[.DB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D$12]-[.$E6];[.$C6])=0;[.DC68]+[.$B6];[.DC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E$12]-[.$E6];[.$C6])=0;[.DD68]+[.$B6];[.DD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DF$12]-[.$E6];[.$C6])=0;[.DE68]+[.$B6];[.DE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DG$12]-[.$E6];[.$C6])=0;[.DF68]+[.$B6];[.DF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DH$12]-[.$E6];[.$C6])=0;[.DG68]+[.$B6];[.DG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I$12]-[.$E6];[.$C6])=0;[.DH68]+[.$B6];[.DH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J$12]-[.$E6];[.$C6])=0;[.DI68]+[.$B6];[.DI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K$12]-[.$E6];[.$C6])=0;[.DJ68]+[.$B6];[.DJ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L$12]-[.$E6];[.$C6])=0;[.DK68]+[.$B6];[.DK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M$12]-[.$E6];[.$C6])=0;[.DL68]+[.$B6];[.DL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N$12]-[.$E6];[.$C6])=0;[.DM68]+[.$B6];[.DM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O$12]-[.$E6];[.$C6])=0;[.DN68]+[.$B6];[.DN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P$12]-[.$E6];[.$C6])=0;[.DO68]+[.$B6];[.DO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Q$12]-[.$E6];[.$C6])=0;[.DP68]+[.$B6];[.DP68])+ORG.OPENOFFICE.STYLE(IF(ORG.OPENOFFICE.CURRENT()&gt;[.$B6];&quot;Red highlight&quot;;&quot;Default&quot;))" office:value-type="float" office:value="2" calcext:value-type="float">
            <text:p>2</text:p>
          </table:table-cell>
          <table:table-cell table:formula="of:=IF(MOD([.DR$12]-[.$E6];[.$C6])=0;[.DQ68]+[.$B6];[.DQ68])+ORG.OPENOFFICE.STYLE(IF(ORG.OPENOFFICE.CURRENT()&gt;[.$B6];&quot;Red highlight&quot;;&quot;Default&quot;))" office:value-type="float" office:value="1" calcext:value-type="float">
            <text:p>1</text:p>
          </table:table-cell>
          <table:table-cell table:formula="of:=IF(MOD([.DS$12]-[.$E6];[.$C6])=0;[.DR68]+[.$B6];[.DR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T$12]-[.$E6];[.$C6])=0;[.DS68]+[.$B6];[.DS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U$12]-[.$E6];[.$C6])=0;[.DT68]+[.$B6];[.DT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V$12]-[.$E6];[.$C6])=0;[.DU68]+[.$B6];[.DU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W$12]-[.$E6];[.$C6])=0;[.DV68]+[.$B6];[.DV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X$12]-[.$E6];[.$C6])=0;[.DW68]+[.$B6];[.DW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Y$12]-[.$E6];[.$C6])=0;[.DX68]+[.$B6];[.DX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DZ$12]-[.$E6];[.$C6])=0;[.DY68]+[.$B6];[.DY68])+ORG.OPENOFFICE.STYLE(IF(ORG.OPENOFFICE.CURRENT()&gt;[.$B6];&quot;Red highlight&quot;;&quot;Default&quot;))" office:value-type="float" office:value="0" calcext:value-type="float">
            <text:p>0</text:p>
          </table:table-cell>
          <table:table-cell table:formula="of:=IF(MOD([.EA$12]-[.$E6];[.$C6])=0;[.DZ68]+[.$B6];[.DZ68])+ORG.OPENOFFICE.STYLE(IF(ORG.OPENOFFICE.CURRENT()&gt;[.$B6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E7]=0;[.B7];0)" office:value-type="float" office:value="2" calcext:value-type="float">
            <text:p>2</text:p>
          </table:table-cell>
          <table:table-cell table:formula="of:=IF(MOD([.J$12]-[.$E7];[.$C7])=0;[.I69]+[.$B7];[.I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K$12]-[.$E7];[.$C7])=0;[.J69]+[.$B7];[.J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L$12]-[.$E7];[.$C7])=0;[.K69]+[.$B7];[.K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M$12]-[.$E7];[.$C7])=0;[.L69]+[.$B7];[.L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N$12]-[.$E7];[.$C7])=0;[.M69]+[.$B7];[.M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O$12]-[.$E7];[.$C7])=0;[.N69]+[.$B7];[.N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P$12]-[.$E7];[.$C7])=0;[.O69]+[.$B7];[.O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Q$12]-[.$E7];[.$C7])=0;[.P69]+[.$B7];[.P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R$12]-[.$E7];[.$C7])=0;[.Q69]+[.$B7];[.Q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S$12]-[.$E7];[.$C7])=0;[.R69]+[.$B7];[.R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T$12]-[.$E7];[.$C7])=0;[.S69]+[.$B7];[.S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U$12]-[.$E7];[.$C7])=0;[.T69]+[.$B7];[.T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V$12]-[.$E7];[.$C7])=0;[.U69]+[.$B7];[.U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W$12]-[.$E7];[.$C7])=0;[.V69]+[.$B7];[.V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X$12]-[.$E7];[.$C7])=0;[.W69]+[.$B7];[.W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Y$12]-[.$E7];[.$C7])=0;[.X69]+[.$B7];[.X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Z$12]-[.$E7];[.$C7])=0;[.Y69]+[.$B7];[.Y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A$12]-[.$E7];[.$C7])=0;[.Z69]+[.$B7];[.Z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B$12]-[.$E7];[.$C7])=0;[.AA69]+[.$B7];[.AA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C$12]-[.$E7];[.$C7])=0;[.AB69]+[.$B7];[.AB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AD$12]-[.$E7];[.$C7])=0;[.AC69]+[.$B7];[.AC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AE$12]-[.$E7];[.$C7])=0;[.AD69]+[.$B7];[.AD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AF$12]-[.$E7];[.$C7])=0;[.AE69]+[.$B7];[.AE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G$12]-[.$E7];[.$C7])=0;[.AF69]+[.$B7];[.AF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H$12]-[.$E7];[.$C7])=0;[.AG69]+[.$B7];[.AG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I$12]-[.$E7];[.$C7])=0;[.AH69]+[.$B7];[.AH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J$12]-[.$E7];[.$C7])=0;[.AI69]+[.$B7];[.AI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K$12]-[.$E7];[.$C7])=0;[.AJ69]+[.$B7];[.AJ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L$12]-[.$E7];[.$C7])=0;[.AK69]+[.$B7];[.AK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M$12]-[.$E7];[.$C7])=0;[.AL69]+[.$B7];[.AL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N$12]-[.$E7];[.$C7])=0;[.AM69]+[.$B7];[.AM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O$12]-[.$E7];[.$C7])=0;[.AN69]+[.$B7];[.AN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P$12]-[.$E7];[.$C7])=0;[.AO69]+[.$B7];[.AO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Q$12]-[.$E7];[.$C7])=0;[.AP69]+[.$B7];[.AP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R$12]-[.$E7];[.$C7])=0;[.AQ69]+[.$B7];[.AQ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S$12]-[.$E7];[.$C7])=0;[.AR69]+[.$B7];[.AR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T$12]-[.$E7];[.$C7])=0;[.AS69]+[.$B7];[.AS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U$12]-[.$E7];[.$C7])=0;[.AT69]+[.$B7];[.AT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V$12]-[.$E7];[.$C7])=0;[.AU69]+[.$B7];[.AU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AW$12]-[.$E7];[.$C7])=0;[.AV69]+[.$B7];[.AV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AX$12]-[.$E7];[.$C7])=0;[.AW69]+[.$B7];[.AW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AY$12]-[.$E7];[.$C7])=0;[.AX69]+[.$B7];[.AX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AZ$12]-[.$E7];[.$C7])=0;[.AY69]+[.$B7];[.AY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BA$12]-[.$E7];[.$C7])=0;[.AZ69]+[.$B7];[.AZ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BB$12]-[.$E7];[.$C7])=0;[.BA69]+[.$B7];[.BA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BC$12]-[.$E7];[.$C7])=0;[.BB69]+[.$B7];[.BB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BD$12]-[.$E7];[.$C7])=0;[.BC69]+[.$B7];[.BC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E$12]-[.$E7];[.$C7])=0;[.BD69]+[.$B7];[.BD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F$12]-[.$E7];[.$C7])=0;[.BE69]+[.$B7];[.BE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G$12]-[.$E7];[.$C7])=0;[.BF69]+[.$B7];[.BF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H$12]-[.$E7];[.$C7])=0;[.BG69]+[.$B7];[.BG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I$12]-[.$E7];[.$C7])=0;[.BH69]+[.$B7];[.BH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J$12]-[.$E7];[.$C7])=0;[.BI69]+[.$B7];[.BI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K$12]-[.$E7];[.$C7])=0;[.BJ69]+[.$B7];[.BJ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L$12]-[.$E7];[.$C7])=0;[.BK69]+[.$B7];[.BK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M$12]-[.$E7];[.$C7])=0;[.BL69]+[.$B7];[.BL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N$12]-[.$E7];[.$C7])=0;[.BM69]+[.$B7];[.BM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O$12]-[.$E7];[.$C7])=0;[.BN69]+[.$B7];[.BN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P$12]-[.$E7];[.$C7])=0;[.BO69]+[.$B7];[.BO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Q$12]-[.$E7];[.$C7])=0;[.BP69]+[.$B7];[.BP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BR$12]-[.$E7];[.$C7])=0;[.BQ69]+[.$B7];[.BQ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BS$12]-[.$E7];[.$C7])=0;[.BR69]+[.$B7];[.BR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BT$12]-[.$E7];[.$C7])=0;[.BS69]+[.$B7];[.BS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U$12]-[.$E7];[.$C7])=0;[.BT69]+[.$B7];[.BT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V$12]-[.$E7];[.$C7])=0;[.BU69]+[.$B7];[.BU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W$12]-[.$E7];[.$C7])=0;[.BV69]+[.$B7];[.BV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X$12]-[.$E7];[.$C7])=0;[.BW69]+[.$B7];[.BW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Y$12]-[.$E7];[.$C7])=0;[.BX69]+[.$B7];[.BX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BZ$12]-[.$E7];[.$C7])=0;[.BY69]+[.$B7];[.BY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A$12]-[.$E7];[.$C7])=0;[.BZ69]+[.$B7];[.BZ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B$12]-[.$E7];[.$C7])=0;[.CA69]+[.$B7];[.CA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C$12]-[.$E7];[.$C7])=0;[.CB69]+[.$B7];[.CB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D$12]-[.$E7];[.$C7])=0;[.CC69]+[.$B7];[.CC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E$12]-[.$E7];[.$C7])=0;[.CD69]+[.$B7];[.CD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F$12]-[.$E7];[.$C7])=0;[.CE69]+[.$B7];[.CE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G$12]-[.$E7];[.$C7])=0;[.CF69]+[.$B7];[.CF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H$12]-[.$E7];[.$C7])=0;[.CG69]+[.$B7];[.CG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I$12]-[.$E7];[.$C7])=0;[.CH69]+[.$B7];[.CH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J$12]-[.$E7];[.$C7])=0;[.CI69]+[.$B7];[.CI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K$12]-[.$E7];[.$C7])=0;[.CJ69]+[.$B7];[.CJ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CL$12]-[.$E7];[.$C7])=0;[.CK69]+[.$B7];[.CK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CM$12]-[.$E7];[.$C7])=0;[.CL69]+[.$B7];[.CL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CN$12]-[.$E7];[.$C7])=0;[.CM69]+[.$B7];[.CM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CO$12]-[.$E7];[.$C7])=0;[.CN69]+[.$B7];[.CN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P$12]-[.$E7];[.$C7])=0;[.CO69]+[.$B7];[.CO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Q$12]-[.$E7];[.$C7])=0;[.CP69]+[.$B7];[.CP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R$12]-[.$E7];[.$C7])=0;[.CQ69]+[.$B7];[.CQ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S$12]-[.$E7];[.$C7])=0;[.CR69]+[.$B7];[.CR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T$12]-[.$E7];[.$C7])=0;[.CS69]+[.$B7];[.CS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U$12]-[.$E7];[.$C7])=0;[.CT69]+[.$B7];[.CT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V$12]-[.$E7];[.$C7])=0;[.CU69]+[.$B7];[.CU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W$12]-[.$E7];[.$C7])=0;[.CV69]+[.$B7];[.CV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X$12]-[.$E7];[.$C7])=0;[.CW69]+[.$B7];[.CW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Y$12]-[.$E7];[.$C7])=0;[.CX69]+[.$B7];[.CX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CZ$12]-[.$E7];[.$C7])=0;[.CY69]+[.$B7];[.CY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A$12]-[.$E7];[.$C7])=0;[.CZ69]+[.$B7];[.CZ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B$12]-[.$E7];[.$C7])=0;[.DA69]+[.$B7];[.DA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C$12]-[.$E7];[.$C7])=0;[.DB69]+[.$B7];[.DB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D$12]-[.$E7];[.$C7])=0;[.DC69]+[.$B7];[.DC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E$12]-[.$E7];[.$C7])=0;[.DD69]+[.$B7];[.DD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DF$12]-[.$E7];[.$C7])=0;[.DE69]+[.$B7];[.DE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DG$12]-[.$E7];[.$C7])=0;[.DF69]+[.$B7];[.DF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DH$12]-[.$E7];[.$C7])=0;[.DG69]+[.$B7];[.DG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DI$12]-[.$E7];[.$C7])=0;[.DH69]+[.$B7];[.DH69])+ORG.OPENOFFICE.STYLE(IF(ORG.OPENOFFICE.CURRENT()&gt;[.$B7];&quot;Red highlight&quot;;&quot;Default&quot;))" office:value-type="float" office:value="1" calcext:value-type="float">
            <text:p>1</text:p>
          </table:table-cell>
          <table:table-cell table:formula="of:=IF(MOD([.DJ$12]-[.$E7];[.$C7])=0;[.DI69]+[.$B7];[.DI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K$12]-[.$E7];[.$C7])=0;[.DJ69]+[.$B7];[.DJ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L$12]-[.$E7];[.$C7])=0;[.DK69]+[.$B7];[.DK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M$12]-[.$E7];[.$C7])=0;[.DL69]+[.$B7];[.DL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N$12]-[.$E7];[.$C7])=0;[.DM69]+[.$B7];[.DM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O$12]-[.$E7];[.$C7])=0;[.DN69]+[.$B7];[.DN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P$12]-[.$E7];[.$C7])=0;[.DO69]+[.$B7];[.DO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Q$12]-[.$E7];[.$C7])=0;[.DP69]+[.$B7];[.DP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R$12]-[.$E7];[.$C7])=0;[.DQ69]+[.$B7];[.DQ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S$12]-[.$E7];[.$C7])=0;[.DR69]+[.$B7];[.DR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T$12]-[.$E7];[.$C7])=0;[.DS69]+[.$B7];[.DS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U$12]-[.$E7];[.$C7])=0;[.DT69]+[.$B7];[.DT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V$12]-[.$E7];[.$C7])=0;[.DU69]+[.$B7];[.DU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W$12]-[.$E7];[.$C7])=0;[.DV69]+[.$B7];[.DV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X$12]-[.$E7];[.$C7])=0;[.DW69]+[.$B7];[.DW69])+ORG.OPENOFFICE.STYLE(IF(ORG.OPENOFFICE.CURRENT()&gt;[.$B7];&quot;Red highlight&quot;;&quot;Default&quot;))" office:value-type="float" office:value="0" calcext:value-type="float">
            <text:p>0</text:p>
          </table:table-cell>
          <table:table-cell table:formula="of:=IF(MOD([.DY$12]-[.$E7];[.$C7])=0;[.DX69]+[.$B7];[.DX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DZ$12]-[.$E7];[.$C7])=0;[.DY69]+[.$B7];[.DY69])+ORG.OPENOFFICE.STYLE(IF(ORG.OPENOFFICE.CURRENT()&gt;[.$B7];&quot;Red highlight&quot;;&quot;Default&quot;))" office:value-type="float" office:value="2" calcext:value-type="float">
            <text:p>2</text:p>
          </table:table-cell>
          <table:table-cell table:formula="of:=IF(MOD([.EA$12]-[.$E7];[.$C7])=0;[.DZ69]+[.$B7];[.DZ69])+ORG.OPENOFFICE.STYLE(IF(ORG.OPENOFFICE.CURRENT()&gt;[.$B7];&quot;Red highlight&quot;;&quot;Default&quot;))" office:value-type="float" office:value="1" calcext:value-type="float">
            <text:p>1</text:p>
          </table:table-cell>
        </table:table-row>
        <table:table-row table:style-name="ro1" table:visibility="collapse">
          <table:table-cell table:number-columns-repeated="8"/>
          <table:table-cell table:formula="of:=IF([.E8]=0;[.B8];0)" office:value-type="float" office:value="0" calcext:value-type="float">
            <text:p>0</text:p>
          </table:table-cell>
          <table:table-cell table:formula="of:=IF(MOD([.J$12]-[.$E8];[.$C8])=0;[.I70]+[.$B8];[.I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K$12]-[.$E8];[.$C8])=0;[.J70]+[.$B8];[.J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L$12]-[.$E8];[.$C8])=0;[.K70]+[.$B8];[.K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M$12]-[.$E8];[.$C8])=0;[.L70]+[.$B8];[.L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N$12]-[.$E8];[.$C8])=0;[.M70]+[.$B8];[.M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O$12]-[.$E8];[.$C8])=0;[.N70]+[.$B8];[.N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P$12]-[.$E8];[.$C8])=0;[.O70]+[.$B8];[.O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Q$12]-[.$E8];[.$C8])=0;[.P70]+[.$B8];[.P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R$12]-[.$E8];[.$C8])=0;[.Q70]+[.$B8];[.Q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S$12]-[.$E8];[.$C8])=0;[.R70]+[.$B8];[.R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T$12]-[.$E8];[.$C8])=0;[.S70]+[.$B8];[.S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U$12]-[.$E8];[.$C8])=0;[.T70]+[.$B8];[.T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V$12]-[.$E8];[.$C8])=0;[.U70]+[.$B8];[.U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W$12]-[.$E8];[.$C8])=0;[.V70]+[.$B8];[.V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X$12]-[.$E8];[.$C8])=0;[.W70]+[.$B8];[.W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Y$12]-[.$E8];[.$C8])=0;[.X70]+[.$B8];[.X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Z$12]-[.$E8];[.$C8])=0;[.Y70]+[.$B8];[.Y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A$12]-[.$E8];[.$C8])=0;[.Z70]+[.$B8];[.Z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B$12]-[.$E8];[.$C8])=0;[.AA70]+[.$B8];[.AA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C$12]-[.$E8];[.$C8])=0;[.AB70]+[.$B8];[.AB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D$12]-[.$E8];[.$C8])=0;[.AC70]+[.$B8];[.AC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E$12]-[.$E8];[.$C8])=0;[.AD70]+[.$B8];[.AD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F$12]-[.$E8];[.$C8])=0;[.AE70]+[.$B8];[.AE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G$12]-[.$E8];[.$C8])=0;[.AF70]+[.$B8];[.AF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H$12]-[.$E8];[.$C8])=0;[.AG70]+[.$B8];[.AG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I$12]-[.$E8];[.$C8])=0;[.AH70]+[.$B8];[.AH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J$12]-[.$E8];[.$C8])=0;[.AI70]+[.$B8];[.AI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K$12]-[.$E8];[.$C8])=0;[.AJ70]+[.$B8];[.AJ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L$12]-[.$E8];[.$C8])=0;[.AK70]+[.$B8];[.AK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M$12]-[.$E8];[.$C8])=0;[.AL70]+[.$B8];[.AL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N$12]-[.$E8];[.$C8])=0;[.AM70]+[.$B8];[.AM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O$12]-[.$E8];[.$C8])=0;[.AN70]+[.$B8];[.AN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P$12]-[.$E8];[.$C8])=0;[.AO70]+[.$B8];[.AO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Q$12]-[.$E8];[.$C8])=0;[.AP70]+[.$B8];[.AP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R$12]-[.$E8];[.$C8])=0;[.AQ70]+[.$B8];[.AQ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S$12]-[.$E8];[.$C8])=0;[.AR70]+[.$B8];[.AR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T$12]-[.$E8];[.$C8])=0;[.AS70]+[.$B8];[.AS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U$12]-[.$E8];[.$C8])=0;[.AT70]+[.$B8];[.AT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V$12]-[.$E8];[.$C8])=0;[.AU70]+[.$B8];[.AU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W$12]-[.$E8];[.$C8])=0;[.AV70]+[.$B8];[.AV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X$12]-[.$E8];[.$C8])=0;[.AW70]+[.$B8];[.AW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Y$12]-[.$E8];[.$C8])=0;[.AX70]+[.$B8];[.AX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AZ$12]-[.$E8];[.$C8])=0;[.AY70]+[.$B8];[.AY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A$12]-[.$E8];[.$C8])=0;[.AZ70]+[.$B8];[.AZ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B$12]-[.$E8];[.$C8])=0;[.BA70]+[.$B8];[.BA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C$12]-[.$E8];[.$C8])=0;[.BB70]+[.$B8];[.BB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D$12]-[.$E8];[.$C8])=0;[.BC70]+[.$B8];[.BC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E$12]-[.$E8];[.$C8])=0;[.BD70]+[.$B8];[.BD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F$12]-[.$E8];[.$C8])=0;[.BE70]+[.$B8];[.BE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G$12]-[.$E8];[.$C8])=0;[.BF70]+[.$B8];[.BF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H$12]-[.$E8];[.$C8])=0;[.BG70]+[.$B8];[.BG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I$12]-[.$E8];[.$C8])=0;[.BH70]+[.$B8];[.BH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J$12]-[.$E8];[.$C8])=0;[.BI70]+[.$B8];[.BI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K$12]-[.$E8];[.$C8])=0;[.BJ70]+[.$B8];[.BJ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L$12]-[.$E8];[.$C8])=0;[.BK70]+[.$B8];[.BK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M$12]-[.$E8];[.$C8])=0;[.BL70]+[.$B8];[.BL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N$12]-[.$E8];[.$C8])=0;[.BM70]+[.$B8];[.BM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O$12]-[.$E8];[.$C8])=0;[.BN70]+[.$B8];[.BN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P$12]-[.$E8];[.$C8])=0;[.BO70]+[.$B8];[.BO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Q$12]-[.$E8];[.$C8])=0;[.BP70]+[.$B8];[.BP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R$12]-[.$E8];[.$C8])=0;[.BQ70]+[.$B8];[.BQ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S$12]-[.$E8];[.$C8])=0;[.BR70]+[.$B8];[.BR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T$12]-[.$E8];[.$C8])=0;[.BS70]+[.$B8];[.BS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U$12]-[.$E8];[.$C8])=0;[.BT70]+[.$B8];[.BT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V$12]-[.$E8];[.$C8])=0;[.BU70]+[.$B8];[.BU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W$12]-[.$E8];[.$C8])=0;[.BV70]+[.$B8];[.BV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X$12]-[.$E8];[.$C8])=0;[.BW70]+[.$B8];[.BW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Y$12]-[.$E8];[.$C8])=0;[.BX70]+[.$B8];[.BX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BZ$12]-[.$E8];[.$C8])=0;[.BY70]+[.$B8];[.BY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A$12]-[.$E8];[.$C8])=0;[.BZ70]+[.$B8];[.BZ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B$12]-[.$E8];[.$C8])=0;[.CA70]+[.$B8];[.CA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C$12]-[.$E8];[.$C8])=0;[.CB70]+[.$B8];[.CB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D$12]-[.$E8];[.$C8])=0;[.CC70]+[.$B8];[.CC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E$12]-[.$E8];[.$C8])=0;[.CD70]+[.$B8];[.CD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F$12]-[.$E8];[.$C8])=0;[.CE70]+[.$B8];[.CE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G$12]-[.$E8];[.$C8])=0;[.CF70]+[.$B8];[.CF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H$12]-[.$E8];[.$C8])=0;[.CG70]+[.$B8];[.CG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I$12]-[.$E8];[.$C8])=0;[.CH70]+[.$B8];[.CH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J$12]-[.$E8];[.$C8])=0;[.CI70]+[.$B8];[.CI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K$12]-[.$E8];[.$C8])=0;[.CJ70]+[.$B8];[.CJ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L$12]-[.$E8];[.$C8])=0;[.CK70]+[.$B8];[.CK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M$12]-[.$E8];[.$C8])=0;[.CL70]+[.$B8];[.CL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N$12]-[.$E8];[.$C8])=0;[.CM70]+[.$B8];[.CM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O$12]-[.$E8];[.$C8])=0;[.CN70]+[.$B8];[.CN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P$12]-[.$E8];[.$C8])=0;[.CO70]+[.$B8];[.CO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Q$12]-[.$E8];[.$C8])=0;[.CP70]+[.$B8];[.CP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R$12]-[.$E8];[.$C8])=0;[.CQ70]+[.$B8];[.CQ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S$12]-[.$E8];[.$C8])=0;[.CR70]+[.$B8];[.CR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T$12]-[.$E8];[.$C8])=0;[.CS70]+[.$B8];[.CS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U$12]-[.$E8];[.$C8])=0;[.CT70]+[.$B8];[.CT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V$12]-[.$E8];[.$C8])=0;[.CU70]+[.$B8];[.CU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W$12]-[.$E8];[.$C8])=0;[.CV70]+[.$B8];[.CV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X$12]-[.$E8];[.$C8])=0;[.CW70]+[.$B8];[.CW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Y$12]-[.$E8];[.$C8])=0;[.CX70]+[.$B8];[.CX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CZ$12]-[.$E8];[.$C8])=0;[.CY70]+[.$B8];[.CY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A$12]-[.$E8];[.$C8])=0;[.CZ70]+[.$B8];[.CZ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B$12]-[.$E8];[.$C8])=0;[.DA70]+[.$B8];[.DA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C$12]-[.$E8];[.$C8])=0;[.DB70]+[.$B8];[.DB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D$12]-[.$E8];[.$C8])=0;[.DC70]+[.$B8];[.DC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E$12]-[.$E8];[.$C8])=0;[.DD70]+[.$B8];[.DD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F$12]-[.$E8];[.$C8])=0;[.DE70]+[.$B8];[.DE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G$12]-[.$E8];[.$C8])=0;[.DF70]+[.$B8];[.DF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H$12]-[.$E8];[.$C8])=0;[.DG70]+[.$B8];[.DG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I$12]-[.$E8];[.$C8])=0;[.DH70]+[.$B8];[.DH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J$12]-[.$E8];[.$C8])=0;[.DI70]+[.$B8];[.DI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K$12]-[.$E8];[.$C8])=0;[.DJ70]+[.$B8];[.DJ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L$12]-[.$E8];[.$C8])=0;[.DK70]+[.$B8];[.DK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M$12]-[.$E8];[.$C8])=0;[.DL70]+[.$B8];[.DL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N$12]-[.$E8];[.$C8])=0;[.DM70]+[.$B8];[.DM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O$12]-[.$E8];[.$C8])=0;[.DN70]+[.$B8];[.DN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P$12]-[.$E8];[.$C8])=0;[.DO70]+[.$B8];[.DO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Q$12]-[.$E8];[.$C8])=0;[.DP70]+[.$B8];[.DP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R$12]-[.$E8];[.$C8])=0;[.DQ70]+[.$B8];[.DQ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S$12]-[.$E8];[.$C8])=0;[.DR70]+[.$B8];[.DR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T$12]-[.$E8];[.$C8])=0;[.DS70]+[.$B8];[.DS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U$12]-[.$E8];[.$C8])=0;[.DT70]+[.$B8];[.DT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V$12]-[.$E8];[.$C8])=0;[.DU70]+[.$B8];[.DU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W$12]-[.$E8];[.$C8])=0;[.DV70]+[.$B8];[.DV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X$12]-[.$E8];[.$C8])=0;[.DW70]+[.$B8];[.DW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Y$12]-[.$E8];[.$C8])=0;[.DX70]+[.$B8];[.DX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DZ$12]-[.$E8];[.$C8])=0;[.DY70]+[.$B8];[.DY70])+ORG.OPENOFFICE.STYLE(IF(ORG.OPENOFFICE.CURRENT()&gt;[.$B8];&quot;Red highlight&quot;;&quot;Default&quot;))" office:value-type="float" office:value="0" calcext:value-type="float">
            <text:p>0</text:p>
          </table:table-cell>
          <table:table-cell table:formula="of:=IF(MOD([.EA$12]-[.$E8];[.$C8])=0;[.DZ70]+[.$B8];[.DZ70])+ORG.OPENOFFICE.STYLE(IF(ORG.OPENOFFICE.CURRENT()&gt;[.$B8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E9]=0;[.B9];0)" office:value-type="float" office:value="0" calcext:value-type="float">
            <text:p>0</text:p>
          </table:table-cell>
          <table:table-cell table:formula="of:=IF(MOD([.J$12]-[.$E9];[.$C9])=0;[.I71]+[.$B9];[.I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K$12]-[.$E9];[.$C9])=0;[.J71]+[.$B9];[.J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L$12]-[.$E9];[.$C9])=0;[.K71]+[.$B9];[.K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M$12]-[.$E9];[.$C9])=0;[.L71]+[.$B9];[.L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N$12]-[.$E9];[.$C9])=0;[.M71]+[.$B9];[.M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O$12]-[.$E9];[.$C9])=0;[.N71]+[.$B9];[.N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P$12]-[.$E9];[.$C9])=0;[.O71]+[.$B9];[.O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Q$12]-[.$E9];[.$C9])=0;[.P71]+[.$B9];[.P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R$12]-[.$E9];[.$C9])=0;[.Q71]+[.$B9];[.Q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S$12]-[.$E9];[.$C9])=0;[.R71]+[.$B9];[.R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T$12]-[.$E9];[.$C9])=0;[.S71]+[.$B9];[.S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U$12]-[.$E9];[.$C9])=0;[.T71]+[.$B9];[.T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V$12]-[.$E9];[.$C9])=0;[.U71]+[.$B9];[.U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W$12]-[.$E9];[.$C9])=0;[.V71]+[.$B9];[.V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X$12]-[.$E9];[.$C9])=0;[.W71]+[.$B9];[.W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Y$12]-[.$E9];[.$C9])=0;[.X71]+[.$B9];[.X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Z$12]-[.$E9];[.$C9])=0;[.Y71]+[.$B9];[.Y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A$12]-[.$E9];[.$C9])=0;[.Z71]+[.$B9];[.Z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B$12]-[.$E9];[.$C9])=0;[.AA71]+[.$B9];[.AA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C$12]-[.$E9];[.$C9])=0;[.AB71]+[.$B9];[.AB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D$12]-[.$E9];[.$C9])=0;[.AC71]+[.$B9];[.AC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E$12]-[.$E9];[.$C9])=0;[.AD71]+[.$B9];[.AD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F$12]-[.$E9];[.$C9])=0;[.AE71]+[.$B9];[.AE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G$12]-[.$E9];[.$C9])=0;[.AF71]+[.$B9];[.AF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H$12]-[.$E9];[.$C9])=0;[.AG71]+[.$B9];[.AG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I$12]-[.$E9];[.$C9])=0;[.AH71]+[.$B9];[.AH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J$12]-[.$E9];[.$C9])=0;[.AI71]+[.$B9];[.AI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K$12]-[.$E9];[.$C9])=0;[.AJ71]+[.$B9];[.AJ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L$12]-[.$E9];[.$C9])=0;[.AK71]+[.$B9];[.AK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M$12]-[.$E9];[.$C9])=0;[.AL71]+[.$B9];[.AL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N$12]-[.$E9];[.$C9])=0;[.AM71]+[.$B9];[.AM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O$12]-[.$E9];[.$C9])=0;[.AN71]+[.$B9];[.AN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P$12]-[.$E9];[.$C9])=0;[.AO71]+[.$B9];[.AO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Q$12]-[.$E9];[.$C9])=0;[.AP71]+[.$B9];[.AP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R$12]-[.$E9];[.$C9])=0;[.AQ71]+[.$B9];[.AQ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S$12]-[.$E9];[.$C9])=0;[.AR71]+[.$B9];[.AR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T$12]-[.$E9];[.$C9])=0;[.AS71]+[.$B9];[.AS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U$12]-[.$E9];[.$C9])=0;[.AT71]+[.$B9];[.AT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V$12]-[.$E9];[.$C9])=0;[.AU71]+[.$B9];[.AU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W$12]-[.$E9];[.$C9])=0;[.AV71]+[.$B9];[.AV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X$12]-[.$E9];[.$C9])=0;[.AW71]+[.$B9];[.AW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Y$12]-[.$E9];[.$C9])=0;[.AX71]+[.$B9];[.AX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AZ$12]-[.$E9];[.$C9])=0;[.AY71]+[.$B9];[.AY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A$12]-[.$E9];[.$C9])=0;[.AZ71]+[.$B9];[.AZ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B$12]-[.$E9];[.$C9])=0;[.BA71]+[.$B9];[.BA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C$12]-[.$E9];[.$C9])=0;[.BB71]+[.$B9];[.BB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D$12]-[.$E9];[.$C9])=0;[.BC71]+[.$B9];[.BC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E$12]-[.$E9];[.$C9])=0;[.BD71]+[.$B9];[.BD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F$12]-[.$E9];[.$C9])=0;[.BE71]+[.$B9];[.BE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G$12]-[.$E9];[.$C9])=0;[.BF71]+[.$B9];[.BF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H$12]-[.$E9];[.$C9])=0;[.BG71]+[.$B9];[.BG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I$12]-[.$E9];[.$C9])=0;[.BH71]+[.$B9];[.BH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J$12]-[.$E9];[.$C9])=0;[.BI71]+[.$B9];[.BI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K$12]-[.$E9];[.$C9])=0;[.BJ71]+[.$B9];[.BJ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L$12]-[.$E9];[.$C9])=0;[.BK71]+[.$B9];[.BK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M$12]-[.$E9];[.$C9])=0;[.BL71]+[.$B9];[.BL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N$12]-[.$E9];[.$C9])=0;[.BM71]+[.$B9];[.BM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O$12]-[.$E9];[.$C9])=0;[.BN71]+[.$B9];[.BN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P$12]-[.$E9];[.$C9])=0;[.BO71]+[.$B9];[.BO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Q$12]-[.$E9];[.$C9])=0;[.BP71]+[.$B9];[.BP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R$12]-[.$E9];[.$C9])=0;[.BQ71]+[.$B9];[.BQ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S$12]-[.$E9];[.$C9])=0;[.BR71]+[.$B9];[.BR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T$12]-[.$E9];[.$C9])=0;[.BS71]+[.$B9];[.BS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U$12]-[.$E9];[.$C9])=0;[.BT71]+[.$B9];[.BT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V$12]-[.$E9];[.$C9])=0;[.BU71]+[.$B9];[.BU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W$12]-[.$E9];[.$C9])=0;[.BV71]+[.$B9];[.BV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X$12]-[.$E9];[.$C9])=0;[.BW71]+[.$B9];[.BW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Y$12]-[.$E9];[.$C9])=0;[.BX71]+[.$B9];[.BX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BZ$12]-[.$E9];[.$C9])=0;[.BY71]+[.$B9];[.BY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A$12]-[.$E9];[.$C9])=0;[.BZ71]+[.$B9];[.BZ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B$12]-[.$E9];[.$C9])=0;[.CA71]+[.$B9];[.CA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C$12]-[.$E9];[.$C9])=0;[.CB71]+[.$B9];[.CB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D$12]-[.$E9];[.$C9])=0;[.CC71]+[.$B9];[.CC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E$12]-[.$E9];[.$C9])=0;[.CD71]+[.$B9];[.CD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F$12]-[.$E9];[.$C9])=0;[.CE71]+[.$B9];[.CE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G$12]-[.$E9];[.$C9])=0;[.CF71]+[.$B9];[.CF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H$12]-[.$E9];[.$C9])=0;[.CG71]+[.$B9];[.CG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I$12]-[.$E9];[.$C9])=0;[.CH71]+[.$B9];[.CH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J$12]-[.$E9];[.$C9])=0;[.CI71]+[.$B9];[.CI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K$12]-[.$E9];[.$C9])=0;[.CJ71]+[.$B9];[.CJ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L$12]-[.$E9];[.$C9])=0;[.CK71]+[.$B9];[.CK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M$12]-[.$E9];[.$C9])=0;[.CL71]+[.$B9];[.CL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N$12]-[.$E9];[.$C9])=0;[.CM71]+[.$B9];[.CM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O$12]-[.$E9];[.$C9])=0;[.CN71]+[.$B9];[.CN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P$12]-[.$E9];[.$C9])=0;[.CO71]+[.$B9];[.CO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Q$12]-[.$E9];[.$C9])=0;[.CP71]+[.$B9];[.CP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R$12]-[.$E9];[.$C9])=0;[.CQ71]+[.$B9];[.CQ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S$12]-[.$E9];[.$C9])=0;[.CR71]+[.$B9];[.CR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T$12]-[.$E9];[.$C9])=0;[.CS71]+[.$B9];[.CS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U$12]-[.$E9];[.$C9])=0;[.CT71]+[.$B9];[.CT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V$12]-[.$E9];[.$C9])=0;[.CU71]+[.$B9];[.CU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W$12]-[.$E9];[.$C9])=0;[.CV71]+[.$B9];[.CV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X$12]-[.$E9];[.$C9])=0;[.CW71]+[.$B9];[.CW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Y$12]-[.$E9];[.$C9])=0;[.CX71]+[.$B9];[.CX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CZ$12]-[.$E9];[.$C9])=0;[.CY71]+[.$B9];[.CY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A$12]-[.$E9];[.$C9])=0;[.CZ71]+[.$B9];[.CZ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B$12]-[.$E9];[.$C9])=0;[.DA71]+[.$B9];[.DA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C$12]-[.$E9];[.$C9])=0;[.DB71]+[.$B9];[.DB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D$12]-[.$E9];[.$C9])=0;[.DC71]+[.$B9];[.DC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E$12]-[.$E9];[.$C9])=0;[.DD71]+[.$B9];[.DD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F$12]-[.$E9];[.$C9])=0;[.DE71]+[.$B9];[.DE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G$12]-[.$E9];[.$C9])=0;[.DF71]+[.$B9];[.DF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H$12]-[.$E9];[.$C9])=0;[.DG71]+[.$B9];[.DG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I$12]-[.$E9];[.$C9])=0;[.DH71]+[.$B9];[.DH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J$12]-[.$E9];[.$C9])=0;[.DI71]+[.$B9];[.DI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K$12]-[.$E9];[.$C9])=0;[.DJ71]+[.$B9];[.DJ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L$12]-[.$E9];[.$C9])=0;[.DK71]+[.$B9];[.DK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M$12]-[.$E9];[.$C9])=0;[.DL71]+[.$B9];[.DL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N$12]-[.$E9];[.$C9])=0;[.DM71]+[.$B9];[.DM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O$12]-[.$E9];[.$C9])=0;[.DN71]+[.$B9];[.DN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P$12]-[.$E9];[.$C9])=0;[.DO71]+[.$B9];[.DO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Q$12]-[.$E9];[.$C9])=0;[.DP71]+[.$B9];[.DP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R$12]-[.$E9];[.$C9])=0;[.DQ71]+[.$B9];[.DQ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S$12]-[.$E9];[.$C9])=0;[.DR71]+[.$B9];[.DR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T$12]-[.$E9];[.$C9])=0;[.DS71]+[.$B9];[.DS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U$12]-[.$E9];[.$C9])=0;[.DT71]+[.$B9];[.DT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V$12]-[.$E9];[.$C9])=0;[.DU71]+[.$B9];[.DU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W$12]-[.$E9];[.$C9])=0;[.DV71]+[.$B9];[.DV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X$12]-[.$E9];[.$C9])=0;[.DW71]+[.$B9];[.DW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Y$12]-[.$E9];[.$C9])=0;[.DX71]+[.$B9];[.DX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DZ$12]-[.$E9];[.$C9])=0;[.DY71]+[.$B9];[.DY71])+ORG.OPENOFFICE.STYLE(IF(ORG.OPENOFFICE.CURRENT()&gt;[.$B9];&quot;Red highlight&quot;;&quot;Default&quot;))" office:value-type="float" office:value="0" calcext:value-type="float">
            <text:p>0</text:p>
          </table:table-cell>
          <table:table-cell table:formula="of:=IF(MOD([.EA$12]-[.$E9];[.$C9])=0;[.DZ71]+[.$B9];[.DZ71])+ORG.OPENOFFICE.STYLE(IF(ORG.OPENOFFICE.CURRENT()&gt;[.$B9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E10]=0;[.B10];0)" office:value-type="float" office:value="0" calcext:value-type="float">
            <text:p>0</text:p>
          </table:table-cell>
          <table:table-cell table:formula="of:=IF(MOD([.J$12]-[.$E10];[.$C10])=0;[.I72]+[.$B10];[.I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K$12]-[.$E10];[.$C10])=0;[.J72]+[.$B10];[.J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L$12]-[.$E10];[.$C10])=0;[.K72]+[.$B10];[.K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M$12]-[.$E10];[.$C10])=0;[.L72]+[.$B10];[.L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N$12]-[.$E10];[.$C10])=0;[.M72]+[.$B10];[.M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O$12]-[.$E10];[.$C10])=0;[.N72]+[.$B10];[.N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P$12]-[.$E10];[.$C10])=0;[.O72]+[.$B10];[.O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Q$12]-[.$E10];[.$C10])=0;[.P72]+[.$B10];[.P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R$12]-[.$E10];[.$C10])=0;[.Q72]+[.$B10];[.Q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S$12]-[.$E10];[.$C10])=0;[.R72]+[.$B10];[.R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T$12]-[.$E10];[.$C10])=0;[.S72]+[.$B10];[.S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U$12]-[.$E10];[.$C10])=0;[.T72]+[.$B10];[.T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V$12]-[.$E10];[.$C10])=0;[.U72]+[.$B10];[.U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W$12]-[.$E10];[.$C10])=0;[.V72]+[.$B10];[.V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X$12]-[.$E10];[.$C10])=0;[.W72]+[.$B10];[.W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Y$12]-[.$E10];[.$C10])=0;[.X72]+[.$B10];[.X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Z$12]-[.$E10];[.$C10])=0;[.Y72]+[.$B10];[.Y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A$12]-[.$E10];[.$C10])=0;[.Z72]+[.$B10];[.Z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B$12]-[.$E10];[.$C10])=0;[.AA72]+[.$B10];[.AA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C$12]-[.$E10];[.$C10])=0;[.AB72]+[.$B10];[.AB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D$12]-[.$E10];[.$C10])=0;[.AC72]+[.$B10];[.AC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E$12]-[.$E10];[.$C10])=0;[.AD72]+[.$B10];[.AD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F$12]-[.$E10];[.$C10])=0;[.AE72]+[.$B10];[.AE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G$12]-[.$E10];[.$C10])=0;[.AF72]+[.$B10];[.AF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H$12]-[.$E10];[.$C10])=0;[.AG72]+[.$B10];[.AG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I$12]-[.$E10];[.$C10])=0;[.AH72]+[.$B10];[.AH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J$12]-[.$E10];[.$C10])=0;[.AI72]+[.$B10];[.AI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K$12]-[.$E10];[.$C10])=0;[.AJ72]+[.$B10];[.AJ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L$12]-[.$E10];[.$C10])=0;[.AK72]+[.$B10];[.AK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M$12]-[.$E10];[.$C10])=0;[.AL72]+[.$B10];[.AL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N$12]-[.$E10];[.$C10])=0;[.AM72]+[.$B10];[.AM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O$12]-[.$E10];[.$C10])=0;[.AN72]+[.$B10];[.AN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P$12]-[.$E10];[.$C10])=0;[.AO72]+[.$B10];[.AO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Q$12]-[.$E10];[.$C10])=0;[.AP72]+[.$B10];[.AP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R$12]-[.$E10];[.$C10])=0;[.AQ72]+[.$B10];[.AQ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S$12]-[.$E10];[.$C10])=0;[.AR72]+[.$B10];[.AR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T$12]-[.$E10];[.$C10])=0;[.AS72]+[.$B10];[.AS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U$12]-[.$E10];[.$C10])=0;[.AT72]+[.$B10];[.AT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V$12]-[.$E10];[.$C10])=0;[.AU72]+[.$B10];[.AU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W$12]-[.$E10];[.$C10])=0;[.AV72]+[.$B10];[.AV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X$12]-[.$E10];[.$C10])=0;[.AW72]+[.$B10];[.AW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Y$12]-[.$E10];[.$C10])=0;[.AX72]+[.$B10];[.AX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AZ$12]-[.$E10];[.$C10])=0;[.AY72]+[.$B10];[.AY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A$12]-[.$E10];[.$C10])=0;[.AZ72]+[.$B10];[.AZ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B$12]-[.$E10];[.$C10])=0;[.BA72]+[.$B10];[.BA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C$12]-[.$E10];[.$C10])=0;[.BB72]+[.$B10];[.BB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D$12]-[.$E10];[.$C10])=0;[.BC72]+[.$B10];[.BC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E$12]-[.$E10];[.$C10])=0;[.BD72]+[.$B10];[.BD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F$12]-[.$E10];[.$C10])=0;[.BE72]+[.$B10];[.BE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G$12]-[.$E10];[.$C10])=0;[.BF72]+[.$B10];[.BF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H$12]-[.$E10];[.$C10])=0;[.BG72]+[.$B10];[.BG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I$12]-[.$E10];[.$C10])=0;[.BH72]+[.$B10];[.BH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J$12]-[.$E10];[.$C10])=0;[.BI72]+[.$B10];[.BI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K$12]-[.$E10];[.$C10])=0;[.BJ72]+[.$B10];[.BJ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L$12]-[.$E10];[.$C10])=0;[.BK72]+[.$B10];[.BK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M$12]-[.$E10];[.$C10])=0;[.BL72]+[.$B10];[.BL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N$12]-[.$E10];[.$C10])=0;[.BM72]+[.$B10];[.BM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O$12]-[.$E10];[.$C10])=0;[.BN72]+[.$B10];[.BN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P$12]-[.$E10];[.$C10])=0;[.BO72]+[.$B10];[.BO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Q$12]-[.$E10];[.$C10])=0;[.BP72]+[.$B10];[.BP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R$12]-[.$E10];[.$C10])=0;[.BQ72]+[.$B10];[.BQ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S$12]-[.$E10];[.$C10])=0;[.BR72]+[.$B10];[.BR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T$12]-[.$E10];[.$C10])=0;[.BS72]+[.$B10];[.BS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U$12]-[.$E10];[.$C10])=0;[.BT72]+[.$B10];[.BT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V$12]-[.$E10];[.$C10])=0;[.BU72]+[.$B10];[.BU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W$12]-[.$E10];[.$C10])=0;[.BV72]+[.$B10];[.BV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X$12]-[.$E10];[.$C10])=0;[.BW72]+[.$B10];[.BW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Y$12]-[.$E10];[.$C10])=0;[.BX72]+[.$B10];[.BX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BZ$12]-[.$E10];[.$C10])=0;[.BY72]+[.$B10];[.BY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A$12]-[.$E10];[.$C10])=0;[.BZ72]+[.$B10];[.BZ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B$12]-[.$E10];[.$C10])=0;[.CA72]+[.$B10];[.CA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C$12]-[.$E10];[.$C10])=0;[.CB72]+[.$B10];[.CB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D$12]-[.$E10];[.$C10])=0;[.CC72]+[.$B10];[.CC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E$12]-[.$E10];[.$C10])=0;[.CD72]+[.$B10];[.CD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F$12]-[.$E10];[.$C10])=0;[.CE72]+[.$B10];[.CE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G$12]-[.$E10];[.$C10])=0;[.CF72]+[.$B10];[.CF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H$12]-[.$E10];[.$C10])=0;[.CG72]+[.$B10];[.CG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I$12]-[.$E10];[.$C10])=0;[.CH72]+[.$B10];[.CH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J$12]-[.$E10];[.$C10])=0;[.CI72]+[.$B10];[.CI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K$12]-[.$E10];[.$C10])=0;[.CJ72]+[.$B10];[.CJ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L$12]-[.$E10];[.$C10])=0;[.CK72]+[.$B10];[.CK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M$12]-[.$E10];[.$C10])=0;[.CL72]+[.$B10];[.CL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N$12]-[.$E10];[.$C10])=0;[.CM72]+[.$B10];[.CM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O$12]-[.$E10];[.$C10])=0;[.CN72]+[.$B10];[.CN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P$12]-[.$E10];[.$C10])=0;[.CO72]+[.$B10];[.CO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Q$12]-[.$E10];[.$C10])=0;[.CP72]+[.$B10];[.CP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R$12]-[.$E10];[.$C10])=0;[.CQ72]+[.$B10];[.CQ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S$12]-[.$E10];[.$C10])=0;[.CR72]+[.$B10];[.CR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T$12]-[.$E10];[.$C10])=0;[.CS72]+[.$B10];[.CS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U$12]-[.$E10];[.$C10])=0;[.CT72]+[.$B10];[.CT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V$12]-[.$E10];[.$C10])=0;[.CU72]+[.$B10];[.CU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W$12]-[.$E10];[.$C10])=0;[.CV72]+[.$B10];[.CV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X$12]-[.$E10];[.$C10])=0;[.CW72]+[.$B10];[.CW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Y$12]-[.$E10];[.$C10])=0;[.CX72]+[.$B10];[.CX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CZ$12]-[.$E10];[.$C10])=0;[.CY72]+[.$B10];[.CY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A$12]-[.$E10];[.$C10])=0;[.CZ72]+[.$B10];[.CZ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B$12]-[.$E10];[.$C10])=0;[.DA72]+[.$B10];[.DA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C$12]-[.$E10];[.$C10])=0;[.DB72]+[.$B10];[.DB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D$12]-[.$E10];[.$C10])=0;[.DC72]+[.$B10];[.DC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E$12]-[.$E10];[.$C10])=0;[.DD72]+[.$B10];[.DD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F$12]-[.$E10];[.$C10])=0;[.DE72]+[.$B10];[.DE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G$12]-[.$E10];[.$C10])=0;[.DF72]+[.$B10];[.DF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H$12]-[.$E10];[.$C10])=0;[.DG72]+[.$B10];[.DG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I$12]-[.$E10];[.$C10])=0;[.DH72]+[.$B10];[.DH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J$12]-[.$E10];[.$C10])=0;[.DI72]+[.$B10];[.DI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K$12]-[.$E10];[.$C10])=0;[.DJ72]+[.$B10];[.DJ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L$12]-[.$E10];[.$C10])=0;[.DK72]+[.$B10];[.DK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M$12]-[.$E10];[.$C10])=0;[.DL72]+[.$B10];[.DL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N$12]-[.$E10];[.$C10])=0;[.DM72]+[.$B10];[.DM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O$12]-[.$E10];[.$C10])=0;[.DN72]+[.$B10];[.DN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P$12]-[.$E10];[.$C10])=0;[.DO72]+[.$B10];[.DO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Q$12]-[.$E10];[.$C10])=0;[.DP72]+[.$B10];[.DP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R$12]-[.$E10];[.$C10])=0;[.DQ72]+[.$B10];[.DQ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S$12]-[.$E10];[.$C10])=0;[.DR72]+[.$B10];[.DR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T$12]-[.$E10];[.$C10])=0;[.DS72]+[.$B10];[.DS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U$12]-[.$E10];[.$C10])=0;[.DT72]+[.$B10];[.DT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V$12]-[.$E10];[.$C10])=0;[.DU72]+[.$B10];[.DU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W$12]-[.$E10];[.$C10])=0;[.DV72]+[.$B10];[.DV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X$12]-[.$E10];[.$C10])=0;[.DW72]+[.$B10];[.DW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Y$12]-[.$E10];[.$C10])=0;[.DX72]+[.$B10];[.DX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DZ$12]-[.$E10];[.$C10])=0;[.DY72]+[.$B10];[.DY72])+ORG.OPENOFFICE.STYLE(IF(ORG.OPENOFFICE.CURRENT()&gt;[.$B10];&quot;Red highlight&quot;;&quot;Default&quot;))" office:value-type="float" office:value="0" calcext:value-type="float">
            <text:p>0</text:p>
          </table:table-cell>
          <table:table-cell table:formula="of:=IF(MOD([.EA$12]-[.$E10];[.$C10])=0;[.DZ72]+[.$B10];[.DZ72])+ORG.OPENOFFICE.STYLE(IF(ORG.OPENOFFICE.CURRENT()&gt;[.$B10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E11]=0;[.B11];0)" office:value-type="float" office:value="0" calcext:value-type="float">
            <text:p>0</text:p>
          </table:table-cell>
          <table:table-cell table:formula="of:=IF(MOD([.J$12]-[.$E11];[.$C11])=0;[.I73]+[.$B11];[.I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K$12]-[.$E11];[.$C11])=0;[.J73]+[.$B11];[.J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L$12]-[.$E11];[.$C11])=0;[.K73]+[.$B11];[.K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M$12]-[.$E11];[.$C11])=0;[.L73]+[.$B11];[.L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N$12]-[.$E11];[.$C11])=0;[.M73]+[.$B11];[.M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O$12]-[.$E11];[.$C11])=0;[.N73]+[.$B11];[.N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P$12]-[.$E11];[.$C11])=0;[.O73]+[.$B11];[.O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Q$12]-[.$E11];[.$C11])=0;[.P73]+[.$B11];[.P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R$12]-[.$E11];[.$C11])=0;[.Q73]+[.$B11];[.Q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S$12]-[.$E11];[.$C11])=0;[.R73]+[.$B11];[.R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T$12]-[.$E11];[.$C11])=0;[.S73]+[.$B11];[.S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U$12]-[.$E11];[.$C11])=0;[.T73]+[.$B11];[.T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V$12]-[.$E11];[.$C11])=0;[.U73]+[.$B11];[.U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W$12]-[.$E11];[.$C11])=0;[.V73]+[.$B11];[.V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X$12]-[.$E11];[.$C11])=0;[.W73]+[.$B11];[.W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Y$12]-[.$E11];[.$C11])=0;[.X73]+[.$B11];[.X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Z$12]-[.$E11];[.$C11])=0;[.Y73]+[.$B11];[.Y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A$12]-[.$E11];[.$C11])=0;[.Z73]+[.$B11];[.Z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B$12]-[.$E11];[.$C11])=0;[.AA73]+[.$B11];[.AA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C$12]-[.$E11];[.$C11])=0;[.AB73]+[.$B11];[.AB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D$12]-[.$E11];[.$C11])=0;[.AC73]+[.$B11];[.AC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E$12]-[.$E11];[.$C11])=0;[.AD73]+[.$B11];[.AD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F$12]-[.$E11];[.$C11])=0;[.AE73]+[.$B11];[.AE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G$12]-[.$E11];[.$C11])=0;[.AF73]+[.$B11];[.AF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H$12]-[.$E11];[.$C11])=0;[.AG73]+[.$B11];[.AG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I$12]-[.$E11];[.$C11])=0;[.AH73]+[.$B11];[.AH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J$12]-[.$E11];[.$C11])=0;[.AI73]+[.$B11];[.AI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K$12]-[.$E11];[.$C11])=0;[.AJ73]+[.$B11];[.AJ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L$12]-[.$E11];[.$C11])=0;[.AK73]+[.$B11];[.AK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M$12]-[.$E11];[.$C11])=0;[.AL73]+[.$B11];[.AL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N$12]-[.$E11];[.$C11])=0;[.AM73]+[.$B11];[.AM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O$12]-[.$E11];[.$C11])=0;[.AN73]+[.$B11];[.AN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P$12]-[.$E11];[.$C11])=0;[.AO73]+[.$B11];[.AO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Q$12]-[.$E11];[.$C11])=0;[.AP73]+[.$B11];[.AP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R$12]-[.$E11];[.$C11])=0;[.AQ73]+[.$B11];[.AQ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S$12]-[.$E11];[.$C11])=0;[.AR73]+[.$B11];[.AR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T$12]-[.$E11];[.$C11])=0;[.AS73]+[.$B11];[.AS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U$12]-[.$E11];[.$C11])=0;[.AT73]+[.$B11];[.AT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V$12]-[.$E11];[.$C11])=0;[.AU73]+[.$B11];[.AU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W$12]-[.$E11];[.$C11])=0;[.AV73]+[.$B11];[.AV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X$12]-[.$E11];[.$C11])=0;[.AW73]+[.$B11];[.AW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Y$12]-[.$E11];[.$C11])=0;[.AX73]+[.$B11];[.AX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AZ$12]-[.$E11];[.$C11])=0;[.AY73]+[.$B11];[.AY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A$12]-[.$E11];[.$C11])=0;[.AZ73]+[.$B11];[.AZ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B$12]-[.$E11];[.$C11])=0;[.BA73]+[.$B11];[.BA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C$12]-[.$E11];[.$C11])=0;[.BB73]+[.$B11];[.BB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D$12]-[.$E11];[.$C11])=0;[.BC73]+[.$B11];[.BC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E$12]-[.$E11];[.$C11])=0;[.BD73]+[.$B11];[.BD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F$12]-[.$E11];[.$C11])=0;[.BE73]+[.$B11];[.BE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G$12]-[.$E11];[.$C11])=0;[.BF73]+[.$B11];[.BF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H$12]-[.$E11];[.$C11])=0;[.BG73]+[.$B11];[.BG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I$12]-[.$E11];[.$C11])=0;[.BH73]+[.$B11];[.BH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J$12]-[.$E11];[.$C11])=0;[.BI73]+[.$B11];[.BI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K$12]-[.$E11];[.$C11])=0;[.BJ73]+[.$B11];[.BJ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L$12]-[.$E11];[.$C11])=0;[.BK73]+[.$B11];[.BK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M$12]-[.$E11];[.$C11])=0;[.BL73]+[.$B11];[.BL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N$12]-[.$E11];[.$C11])=0;[.BM73]+[.$B11];[.BM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O$12]-[.$E11];[.$C11])=0;[.BN73]+[.$B11];[.BN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P$12]-[.$E11];[.$C11])=0;[.BO73]+[.$B11];[.BO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Q$12]-[.$E11];[.$C11])=0;[.BP73]+[.$B11];[.BP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R$12]-[.$E11];[.$C11])=0;[.BQ73]+[.$B11];[.BQ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S$12]-[.$E11];[.$C11])=0;[.BR73]+[.$B11];[.BR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T$12]-[.$E11];[.$C11])=0;[.BS73]+[.$B11];[.BS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U$12]-[.$E11];[.$C11])=0;[.BT73]+[.$B11];[.BT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V$12]-[.$E11];[.$C11])=0;[.BU73]+[.$B11];[.BU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W$12]-[.$E11];[.$C11])=0;[.BV73]+[.$B11];[.BV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X$12]-[.$E11];[.$C11])=0;[.BW73]+[.$B11];[.BW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Y$12]-[.$E11];[.$C11])=0;[.BX73]+[.$B11];[.BX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BZ$12]-[.$E11];[.$C11])=0;[.BY73]+[.$B11];[.BY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A$12]-[.$E11];[.$C11])=0;[.BZ73]+[.$B11];[.BZ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B$12]-[.$E11];[.$C11])=0;[.CA73]+[.$B11];[.CA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C$12]-[.$E11];[.$C11])=0;[.CB73]+[.$B11];[.CB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D$12]-[.$E11];[.$C11])=0;[.CC73]+[.$B11];[.CC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E$12]-[.$E11];[.$C11])=0;[.CD73]+[.$B11];[.CD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F$12]-[.$E11];[.$C11])=0;[.CE73]+[.$B11];[.CE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G$12]-[.$E11];[.$C11])=0;[.CF73]+[.$B11];[.CF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H$12]-[.$E11];[.$C11])=0;[.CG73]+[.$B11];[.CG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I$12]-[.$E11];[.$C11])=0;[.CH73]+[.$B11];[.CH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J$12]-[.$E11];[.$C11])=0;[.CI73]+[.$B11];[.CI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K$12]-[.$E11];[.$C11])=0;[.CJ73]+[.$B11];[.CJ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L$12]-[.$E11];[.$C11])=0;[.CK73]+[.$B11];[.CK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M$12]-[.$E11];[.$C11])=0;[.CL73]+[.$B11];[.CL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N$12]-[.$E11];[.$C11])=0;[.CM73]+[.$B11];[.CM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O$12]-[.$E11];[.$C11])=0;[.CN73]+[.$B11];[.CN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P$12]-[.$E11];[.$C11])=0;[.CO73]+[.$B11];[.CO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Q$12]-[.$E11];[.$C11])=0;[.CP73]+[.$B11];[.CP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R$12]-[.$E11];[.$C11])=0;[.CQ73]+[.$B11];[.CQ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S$12]-[.$E11];[.$C11])=0;[.CR73]+[.$B11];[.CR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T$12]-[.$E11];[.$C11])=0;[.CS73]+[.$B11];[.CS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U$12]-[.$E11];[.$C11])=0;[.CT73]+[.$B11];[.CT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V$12]-[.$E11];[.$C11])=0;[.CU73]+[.$B11];[.CU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W$12]-[.$E11];[.$C11])=0;[.CV73]+[.$B11];[.CV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X$12]-[.$E11];[.$C11])=0;[.CW73]+[.$B11];[.CW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Y$12]-[.$E11];[.$C11])=0;[.CX73]+[.$B11];[.CX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CZ$12]-[.$E11];[.$C11])=0;[.CY73]+[.$B11];[.CY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A$12]-[.$E11];[.$C11])=0;[.CZ73]+[.$B11];[.CZ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B$12]-[.$E11];[.$C11])=0;[.DA73]+[.$B11];[.DA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C$12]-[.$E11];[.$C11])=0;[.DB73]+[.$B11];[.DB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D$12]-[.$E11];[.$C11])=0;[.DC73]+[.$B11];[.DC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E$12]-[.$E11];[.$C11])=0;[.DD73]+[.$B11];[.DD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F$12]-[.$E11];[.$C11])=0;[.DE73]+[.$B11];[.DE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G$12]-[.$E11];[.$C11])=0;[.DF73]+[.$B11];[.DF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H$12]-[.$E11];[.$C11])=0;[.DG73]+[.$B11];[.DG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I$12]-[.$E11];[.$C11])=0;[.DH73]+[.$B11];[.DH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J$12]-[.$E11];[.$C11])=0;[.DI73]+[.$B11];[.DI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K$12]-[.$E11];[.$C11])=0;[.DJ73]+[.$B11];[.DJ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L$12]-[.$E11];[.$C11])=0;[.DK73]+[.$B11];[.DK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M$12]-[.$E11];[.$C11])=0;[.DL73]+[.$B11];[.DL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N$12]-[.$E11];[.$C11])=0;[.DM73]+[.$B11];[.DM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O$12]-[.$E11];[.$C11])=0;[.DN73]+[.$B11];[.DN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P$12]-[.$E11];[.$C11])=0;[.DO73]+[.$B11];[.DO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Q$12]-[.$E11];[.$C11])=0;[.DP73]+[.$B11];[.DP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R$12]-[.$E11];[.$C11])=0;[.DQ73]+[.$B11];[.DQ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S$12]-[.$E11];[.$C11])=0;[.DR73]+[.$B11];[.DR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T$12]-[.$E11];[.$C11])=0;[.DS73]+[.$B11];[.DS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U$12]-[.$E11];[.$C11])=0;[.DT73]+[.$B11];[.DT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V$12]-[.$E11];[.$C11])=0;[.DU73]+[.$B11];[.DU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W$12]-[.$E11];[.$C11])=0;[.DV73]+[.$B11];[.DV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X$12]-[.$E11];[.$C11])=0;[.DW73]+[.$B11];[.DW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Y$12]-[.$E11];[.$C11])=0;[.DX73]+[.$B11];[.DX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DZ$12]-[.$E11];[.$C11])=0;[.DY73]+[.$B11];[.DY73])+ORG.OPENOFFICE.STYLE(IF(ORG.OPENOFFICE.CURRENT()&gt;[.$B11];&quot;Red highlight&quot;;&quot;Default&quot;))" office:value-type="float" office:value="0" calcext:value-type="float">
            <text:p>0</text:p>
          </table:table-cell>
          <table:table-cell table:formula="of:=IF(MOD([.EA$12]-[.$E11];[.$C11])=0;[.DZ73]+[.$B11];[.DZ73])+ORG.OPENOFFICE.STYLE(IF(ORG.OPENOFFICE.CURRENT()&gt;[.$B11];&quot;Red highlight&quot;;&quot;Default&quot;)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style-name="Default" table:number-columns-repeated="123"/>
        </table:table-row>
        <table:table-row table:style-name="ro1" table:visibility="collapse">
          <table:table-cell table:number-columns-repeated="8"/>
          <table:table-cell table:formula="of:=IF([.I34]&gt;0;[.I25];10000)" office:value-type="float" office:value="5" calcext:value-type="float">
            <text:p>5</text:p>
          </table:table-cell>
          <table:table-cell table:formula="of:=IF([.J34]&gt;0;[.J25];10000)" office:value-type="float" office:value="10000" calcext:value-type="float">
            <text:p>10000</text:p>
          </table:table-cell>
          <table:table-cell table:formula="of:=IF([.K34]&gt;0;[.K25];10000)" office:value-type="float" office:value="10000" calcext:value-type="float">
            <text:p>10000</text:p>
          </table:table-cell>
          <table:table-cell table:formula="of:=IF([.L34]&gt;0;[.L25];10000)" office:value-type="float" office:value="10000" calcext:value-type="float">
            <text:p>10000</text:p>
          </table:table-cell>
          <table:table-cell table:formula="of:=IF([.M34]&gt;0;[.M25];10000)" office:value-type="float" office:value="10000" calcext:value-type="float">
            <text:p>10000</text:p>
          </table:table-cell>
          <table:table-cell table:formula="of:=IF([.N34]&gt;0;[.N25];10000)" office:value-type="float" office:value="10" calcext:value-type="float">
            <text:p>10</text:p>
          </table:table-cell>
          <table:table-cell table:formula="of:=IF([.O34]&gt;0;[.O25];10000)" office:value-type="float" office:value="10000" calcext:value-type="float">
            <text:p>10000</text:p>
          </table:table-cell>
          <table:table-cell table:formula="of:=IF([.P34]&gt;0;[.P25];10000)" office:value-type="float" office:value="10000" calcext:value-type="float">
            <text:p>10000</text:p>
          </table:table-cell>
          <table:table-cell table:formula="of:=IF([.Q34]&gt;0;[.Q25];10000)" office:value-type="float" office:value="10000" calcext:value-type="float">
            <text:p>10000</text:p>
          </table:table-cell>
          <table:table-cell table:formula="of:=IF([.R34]&gt;0;[.R25];10000)" office:value-type="float" office:value="10000" calcext:value-type="float">
            <text:p>10000</text:p>
          </table:table-cell>
          <table:table-cell table:formula="of:=IF([.S34]&gt;0;[.S25];10000)" office:value-type="float" office:value="15" calcext:value-type="float">
            <text:p>15</text:p>
          </table:table-cell>
          <table:table-cell table:formula="of:=IF([.T34]&gt;0;[.T25];10000)" office:value-type="float" office:value="10000" calcext:value-type="float">
            <text:p>10000</text:p>
          </table:table-cell>
          <table:table-cell table:formula="of:=IF([.U34]&gt;0;[.U25];10000)" office:value-type="float" office:value="10000" calcext:value-type="float">
            <text:p>10000</text:p>
          </table:table-cell>
          <table:table-cell table:formula="of:=IF([.V34]&gt;0;[.V25];10000)" office:value-type="float" office:value="10000" calcext:value-type="float">
            <text:p>10000</text:p>
          </table:table-cell>
          <table:table-cell table:formula="of:=IF([.W34]&gt;0;[.W25];10000)" office:value-type="float" office:value="10000" calcext:value-type="float">
            <text:p>10000</text:p>
          </table:table-cell>
          <table:table-cell table:formula="of:=IF([.X34]&gt;0;[.X25];10000)" office:value-type="float" office:value="20" calcext:value-type="float">
            <text:p>20</text:p>
          </table:table-cell>
          <table:table-cell table:formula="of:=IF([.Y34]&gt;0;[.Y25];10000)" office:value-type="float" office:value="10000" calcext:value-type="float">
            <text:p>10000</text:p>
          </table:table-cell>
          <table:table-cell table:formula="of:=IF([.Z34]&gt;0;[.Z25];10000)" office:value-type="float" office:value="10000" calcext:value-type="float">
            <text:p>10000</text:p>
          </table:table-cell>
          <table:table-cell table:formula="of:=IF([.AA34]&gt;0;[.AA25];10000)" office:value-type="float" office:value="10000" calcext:value-type="float">
            <text:p>10000</text:p>
          </table:table-cell>
          <table:table-cell table:formula="of:=IF([.AB34]&gt;0;[.AB25];10000)" office:value-type="float" office:value="10000" calcext:value-type="float">
            <text:p>10000</text:p>
          </table:table-cell>
          <table:table-cell table:formula="of:=IF([.AC34]&gt;0;[.AC25];10000)" office:value-type="float" office:value="25" calcext:value-type="float">
            <text:p>25</text:p>
          </table:table-cell>
          <table:table-cell table:formula="of:=IF([.AD34]&gt;0;[.AD25];10000)" office:value-type="float" office:value="10000" calcext:value-type="float">
            <text:p>10000</text:p>
          </table:table-cell>
          <table:table-cell table:formula="of:=IF([.AE34]&gt;0;[.AE25];10000)" office:value-type="float" office:value="10000" calcext:value-type="float">
            <text:p>10000</text:p>
          </table:table-cell>
          <table:table-cell table:formula="of:=IF([.AF34]&gt;0;[.AF25];10000)" office:value-type="float" office:value="10000" calcext:value-type="float">
            <text:p>10000</text:p>
          </table:table-cell>
          <table:table-cell table:formula="of:=IF([.AG34]&gt;0;[.AG25];10000)" office:value-type="float" office:value="10000" calcext:value-type="float">
            <text:p>10000</text:p>
          </table:table-cell>
          <table:table-cell table:formula="of:=IF([.AH34]&gt;0;[.AH25];10000)" office:value-type="float" office:value="30" calcext:value-type="float">
            <text:p>30</text:p>
          </table:table-cell>
          <table:table-cell table:formula="of:=IF([.AI34]&gt;0;[.AI25];10000)" office:value-type="float" office:value="10000" calcext:value-type="float">
            <text:p>10000</text:p>
          </table:table-cell>
          <table:table-cell table:formula="of:=IF([.AJ34]&gt;0;[.AJ25];10000)" office:value-type="float" office:value="10000" calcext:value-type="float">
            <text:p>10000</text:p>
          </table:table-cell>
          <table:table-cell table:formula="of:=IF([.AK34]&gt;0;[.AK25];10000)" office:value-type="float" office:value="10000" calcext:value-type="float">
            <text:p>10000</text:p>
          </table:table-cell>
          <table:table-cell table:formula="of:=IF([.AL34]&gt;0;[.AL25];10000)" office:value-type="float" office:value="10000" calcext:value-type="float">
            <text:p>10000</text:p>
          </table:table-cell>
          <table:table-cell table:formula="of:=IF([.AM34]&gt;0;[.AM25];10000)" office:value-type="float" office:value="35" calcext:value-type="float">
            <text:p>35</text:p>
          </table:table-cell>
          <table:table-cell table:formula="of:=IF([.AN34]&gt;0;[.AN25];10000)" office:value-type="float" office:value="10000" calcext:value-type="float">
            <text:p>10000</text:p>
          </table:table-cell>
          <table:table-cell table:formula="of:=IF([.AO34]&gt;0;[.AO25];10000)" office:value-type="float" office:value="10000" calcext:value-type="float">
            <text:p>10000</text:p>
          </table:table-cell>
          <table:table-cell table:formula="of:=IF([.AP34]&gt;0;[.AP25];10000)" office:value-type="float" office:value="10000" calcext:value-type="float">
            <text:p>10000</text:p>
          </table:table-cell>
          <table:table-cell table:formula="of:=IF([.AQ34]&gt;0;[.AQ25];10000)" office:value-type="float" office:value="10000" calcext:value-type="float">
            <text:p>10000</text:p>
          </table:table-cell>
          <table:table-cell table:formula="of:=IF([.AR34]&gt;0;[.AR25];10000)" office:value-type="float" office:value="40" calcext:value-type="float">
            <text:p>40</text:p>
          </table:table-cell>
          <table:table-cell table:formula="of:=IF([.AS34]&gt;0;[.AS25];10000)" office:value-type="float" office:value="10000" calcext:value-type="float">
            <text:p>10000</text:p>
          </table:table-cell>
          <table:table-cell table:formula="of:=IF([.AT34]&gt;0;[.AT25];10000)" office:value-type="float" office:value="10000" calcext:value-type="float">
            <text:p>10000</text:p>
          </table:table-cell>
          <table:table-cell table:formula="of:=IF([.AU34]&gt;0;[.AU25];10000)" office:value-type="float" office:value="10000" calcext:value-type="float">
            <text:p>10000</text:p>
          </table:table-cell>
          <table:table-cell table:formula="of:=IF([.AV34]&gt;0;[.AV25];10000)" office:value-type="float" office:value="10000" calcext:value-type="float">
            <text:p>10000</text:p>
          </table:table-cell>
          <table:table-cell table:formula="of:=IF([.AW34]&gt;0;[.AW25];10000)" office:value-type="float" office:value="45" calcext:value-type="float">
            <text:p>45</text:p>
          </table:table-cell>
          <table:table-cell table:formula="of:=IF([.AX34]&gt;0;[.AX25];10000)" office:value-type="float" office:value="10000" calcext:value-type="float">
            <text:p>10000</text:p>
          </table:table-cell>
          <table:table-cell table:formula="of:=IF([.AY34]&gt;0;[.AY25];10000)" office:value-type="float" office:value="10000" calcext:value-type="float">
            <text:p>10000</text:p>
          </table:table-cell>
          <table:table-cell table:formula="of:=IF([.AZ34]&gt;0;[.AZ25];10000)" office:value-type="float" office:value="10000" calcext:value-type="float">
            <text:p>10000</text:p>
          </table:table-cell>
          <table:table-cell table:formula="of:=IF([.BA34]&gt;0;[.BA25];10000)" office:value-type="float" office:value="10000" calcext:value-type="float">
            <text:p>10000</text:p>
          </table:table-cell>
          <table:table-cell table:formula="of:=IF([.BB34]&gt;0;[.BB25];10000)" office:value-type="float" office:value="50" calcext:value-type="float">
            <text:p>50</text:p>
          </table:table-cell>
          <table:table-cell table:formula="of:=IF([.BC34]&gt;0;[.BC25];10000)" office:value-type="float" office:value="10000" calcext:value-type="float">
            <text:p>10000</text:p>
          </table:table-cell>
          <table:table-cell table:formula="of:=IF([.BD34]&gt;0;[.BD25];10000)" office:value-type="float" office:value="10000" calcext:value-type="float">
            <text:p>10000</text:p>
          </table:table-cell>
          <table:table-cell table:formula="of:=IF([.BE34]&gt;0;[.BE25];10000)" office:value-type="float" office:value="10000" calcext:value-type="float">
            <text:p>10000</text:p>
          </table:table-cell>
          <table:table-cell table:formula="of:=IF([.BF34]&gt;0;[.BF25];10000)" office:value-type="float" office:value="10000" calcext:value-type="float">
            <text:p>10000</text:p>
          </table:table-cell>
          <table:table-cell table:formula="of:=IF([.BG34]&gt;0;[.BG25];10000)" office:value-type="float" office:value="55" calcext:value-type="float">
            <text:p>55</text:p>
          </table:table-cell>
          <table:table-cell table:formula="of:=IF([.BH34]&gt;0;[.BH25];10000)" office:value-type="float" office:value="10000" calcext:value-type="float">
            <text:p>10000</text:p>
          </table:table-cell>
          <table:table-cell table:formula="of:=IF([.BI34]&gt;0;[.BI25];10000)" office:value-type="float" office:value="10000" calcext:value-type="float">
            <text:p>10000</text:p>
          </table:table-cell>
          <table:table-cell table:formula="of:=IF([.BJ34]&gt;0;[.BJ25];10000)" office:value-type="float" office:value="10000" calcext:value-type="float">
            <text:p>10000</text:p>
          </table:table-cell>
          <table:table-cell table:formula="of:=IF([.BK34]&gt;0;[.BK25];10000)" office:value-type="float" office:value="10000" calcext:value-type="float">
            <text:p>10000</text:p>
          </table:table-cell>
          <table:table-cell table:formula="of:=IF([.BL34]&gt;0;[.BL25];10000)" office:value-type="float" office:value="60" calcext:value-type="float">
            <text:p>60</text:p>
          </table:table-cell>
          <table:table-cell table:formula="of:=IF([.BM34]&gt;0;[.BM25];10000)" office:value-type="float" office:value="10000" calcext:value-type="float">
            <text:p>10000</text:p>
          </table:table-cell>
          <table:table-cell table:formula="of:=IF([.BN34]&gt;0;[.BN25];10000)" office:value-type="float" office:value="10000" calcext:value-type="float">
            <text:p>10000</text:p>
          </table:table-cell>
          <table:table-cell table:formula="of:=IF([.BO34]&gt;0;[.BO25];10000)" office:value-type="float" office:value="10000" calcext:value-type="float">
            <text:p>10000</text:p>
          </table:table-cell>
          <table:table-cell table:formula="of:=IF([.BP34]&gt;0;[.BP25];10000)" office:value-type="float" office:value="10000" calcext:value-type="float">
            <text:p>10000</text:p>
          </table:table-cell>
          <table:table-cell table:formula="of:=IF([.BQ34]&gt;0;[.BQ25];10000)" office:value-type="float" office:value="65" calcext:value-type="float">
            <text:p>65</text:p>
          </table:table-cell>
          <table:table-cell table:formula="of:=IF([.BR34]&gt;0;[.BR25];10000)" office:value-type="float" office:value="10000" calcext:value-type="float">
            <text:p>10000</text:p>
          </table:table-cell>
          <table:table-cell table:formula="of:=IF([.BS34]&gt;0;[.BS25];10000)" office:value-type="float" office:value="10000" calcext:value-type="float">
            <text:p>10000</text:p>
          </table:table-cell>
          <table:table-cell table:formula="of:=IF([.BT34]&gt;0;[.BT25];10000)" office:value-type="float" office:value="10000" calcext:value-type="float">
            <text:p>10000</text:p>
          </table:table-cell>
          <table:table-cell table:formula="of:=IF([.BU34]&gt;0;[.BU25];10000)" office:value-type="float" office:value="10000" calcext:value-type="float">
            <text:p>10000</text:p>
          </table:table-cell>
          <table:table-cell table:formula="of:=IF([.BV34]&gt;0;[.BV25];10000)" office:value-type="float" office:value="70" calcext:value-type="float">
            <text:p>70</text:p>
          </table:table-cell>
          <table:table-cell table:formula="of:=IF([.BW34]&gt;0;[.BW25];10000)" office:value-type="float" office:value="10000" calcext:value-type="float">
            <text:p>10000</text:p>
          </table:table-cell>
          <table:table-cell table:formula="of:=IF([.BX34]&gt;0;[.BX25];10000)" office:value-type="float" office:value="10000" calcext:value-type="float">
            <text:p>10000</text:p>
          </table:table-cell>
          <table:table-cell table:formula="of:=IF([.BY34]&gt;0;[.BY25];10000)" office:value-type="float" office:value="10000" calcext:value-type="float">
            <text:p>10000</text:p>
          </table:table-cell>
          <table:table-cell table:formula="of:=IF([.BZ34]&gt;0;[.BZ25];10000)" office:value-type="float" office:value="10000" calcext:value-type="float">
            <text:p>10000</text:p>
          </table:table-cell>
          <table:table-cell table:formula="of:=IF([.CA34]&gt;0;[.CA25];10000)" office:value-type="float" office:value="75" calcext:value-type="float">
            <text:p>75</text:p>
          </table:table-cell>
          <table:table-cell table:formula="of:=IF([.CB34]&gt;0;[.CB25];10000)" office:value-type="float" office:value="10000" calcext:value-type="float">
            <text:p>10000</text:p>
          </table:table-cell>
          <table:table-cell table:formula="of:=IF([.CC34]&gt;0;[.CC25];10000)" office:value-type="float" office:value="10000" calcext:value-type="float">
            <text:p>10000</text:p>
          </table:table-cell>
          <table:table-cell table:formula="of:=IF([.CD34]&gt;0;[.CD25];10000)" office:value-type="float" office:value="10000" calcext:value-type="float">
            <text:p>10000</text:p>
          </table:table-cell>
          <table:table-cell table:formula="of:=IF([.CE34]&gt;0;[.CE25];10000)" office:value-type="float" office:value="10000" calcext:value-type="float">
            <text:p>10000</text:p>
          </table:table-cell>
          <table:table-cell table:formula="of:=IF([.CF34]&gt;0;[.CF25];10000)" office:value-type="float" office:value="80" calcext:value-type="float">
            <text:p>80</text:p>
          </table:table-cell>
          <table:table-cell table:formula="of:=IF([.CG34]&gt;0;[.CG25];10000)" office:value-type="float" office:value="10000" calcext:value-type="float">
            <text:p>10000</text:p>
          </table:table-cell>
          <table:table-cell table:formula="of:=IF([.CH34]&gt;0;[.CH25];10000)" office:value-type="float" office:value="10000" calcext:value-type="float">
            <text:p>10000</text:p>
          </table:table-cell>
          <table:table-cell table:formula="of:=IF([.CI34]&gt;0;[.CI25];10000)" office:value-type="float" office:value="10000" calcext:value-type="float">
            <text:p>10000</text:p>
          </table:table-cell>
          <table:table-cell table:formula="of:=IF([.CJ34]&gt;0;[.CJ25];10000)" office:value-type="float" office:value="10000" calcext:value-type="float">
            <text:p>10000</text:p>
          </table:table-cell>
          <table:table-cell table:formula="of:=IF([.CK34]&gt;0;[.CK25];10000)" office:value-type="float" office:value="85" calcext:value-type="float">
            <text:p>85</text:p>
          </table:table-cell>
          <table:table-cell table:formula="of:=IF([.CL34]&gt;0;[.CL25];10000)" office:value-type="float" office:value="10000" calcext:value-type="float">
            <text:p>10000</text:p>
          </table:table-cell>
          <table:table-cell table:formula="of:=IF([.CM34]&gt;0;[.CM25];10000)" office:value-type="float" office:value="10000" calcext:value-type="float">
            <text:p>10000</text:p>
          </table:table-cell>
          <table:table-cell table:formula="of:=IF([.CN34]&gt;0;[.CN25];10000)" office:value-type="float" office:value="10000" calcext:value-type="float">
            <text:p>10000</text:p>
          </table:table-cell>
          <table:table-cell table:formula="of:=IF([.CO34]&gt;0;[.CO25];10000)" office:value-type="float" office:value="10000" calcext:value-type="float">
            <text:p>10000</text:p>
          </table:table-cell>
          <table:table-cell table:formula="of:=IF([.CP34]&gt;0;[.CP25];10000)" office:value-type="float" office:value="90" calcext:value-type="float">
            <text:p>90</text:p>
          </table:table-cell>
          <table:table-cell table:formula="of:=IF([.CQ34]&gt;0;[.CQ25];10000)" office:value-type="float" office:value="10000" calcext:value-type="float">
            <text:p>10000</text:p>
          </table:table-cell>
          <table:table-cell table:formula="of:=IF([.CR34]&gt;0;[.CR25];10000)" office:value-type="float" office:value="10000" calcext:value-type="float">
            <text:p>10000</text:p>
          </table:table-cell>
          <table:table-cell table:formula="of:=IF([.CS34]&gt;0;[.CS25];10000)" office:value-type="float" office:value="10000" calcext:value-type="float">
            <text:p>10000</text:p>
          </table:table-cell>
          <table:table-cell table:formula="of:=IF([.CT34]&gt;0;[.CT25];10000)" office:value-type="float" office:value="10000" calcext:value-type="float">
            <text:p>10000</text:p>
          </table:table-cell>
          <table:table-cell table:formula="of:=IF([.CU34]&gt;0;[.CU25];10000)" office:value-type="float" office:value="95" calcext:value-type="float">
            <text:p>95</text:p>
          </table:table-cell>
          <table:table-cell table:formula="of:=IF([.CV34]&gt;0;[.CV25];10000)" office:value-type="float" office:value="10000" calcext:value-type="float">
            <text:p>10000</text:p>
          </table:table-cell>
          <table:table-cell table:formula="of:=IF([.CW34]&gt;0;[.CW25];10000)" office:value-type="float" office:value="10000" calcext:value-type="float">
            <text:p>10000</text:p>
          </table:table-cell>
          <table:table-cell table:formula="of:=IF([.CX34]&gt;0;[.CX25];10000)" office:value-type="float" office:value="10000" calcext:value-type="float">
            <text:p>10000</text:p>
          </table:table-cell>
          <table:table-cell table:formula="of:=IF([.CY34]&gt;0;[.CY25];10000)" office:value-type="float" office:value="10000" calcext:value-type="float">
            <text:p>10000</text:p>
          </table:table-cell>
          <table:table-cell table:formula="of:=IF([.CZ34]&gt;0;[.CZ25];10000)" office:value-type="float" office:value="100" calcext:value-type="float">
            <text:p>100</text:p>
          </table:table-cell>
          <table:table-cell table:formula="of:=IF([.DA34]&gt;0;[.DA25];10000)" office:value-type="float" office:value="10000" calcext:value-type="float">
            <text:p>10000</text:p>
          </table:table-cell>
          <table:table-cell table:formula="of:=IF([.DB34]&gt;0;[.DB25];10000)" office:value-type="float" office:value="10000" calcext:value-type="float">
            <text:p>10000</text:p>
          </table:table-cell>
          <table:table-cell table:formula="of:=IF([.DC34]&gt;0;[.DC25];10000)" office:value-type="float" office:value="10000" calcext:value-type="float">
            <text:p>10000</text:p>
          </table:table-cell>
          <table:table-cell table:formula="of:=IF([.DD34]&gt;0;[.DD25];10000)" office:value-type="float" office:value="10000" calcext:value-type="float">
            <text:p>10000</text:p>
          </table:table-cell>
          <table:table-cell table:formula="of:=IF([.DE34]&gt;0;[.DE25];10000)" office:value-type="float" office:value="105" calcext:value-type="float">
            <text:p>105</text:p>
          </table:table-cell>
          <table:table-cell table:formula="of:=IF([.DF34]&gt;0;[.DF25];10000)" office:value-type="float" office:value="10000" calcext:value-type="float">
            <text:p>10000</text:p>
          </table:table-cell>
          <table:table-cell table:formula="of:=IF([.DG34]&gt;0;[.DG25];10000)" office:value-type="float" office:value="10000" calcext:value-type="float">
            <text:p>10000</text:p>
          </table:table-cell>
          <table:table-cell table:formula="of:=IF([.DH34]&gt;0;[.DH25];10000)" office:value-type="float" office:value="10000" calcext:value-type="float">
            <text:p>10000</text:p>
          </table:table-cell>
          <table:table-cell table:formula="of:=IF([.DI34]&gt;0;[.DI25];10000)" office:value-type="float" office:value="10000" calcext:value-type="float">
            <text:p>10000</text:p>
          </table:table-cell>
          <table:table-cell table:formula="of:=IF([.DJ34]&gt;0;[.DJ25];10000)" office:value-type="float" office:value="110" calcext:value-type="float">
            <text:p>110</text:p>
          </table:table-cell>
          <table:table-cell table:formula="of:=IF([.DK34]&gt;0;[.DK25];10000)" office:value-type="float" office:value="10000" calcext:value-type="float">
            <text:p>10000</text:p>
          </table:table-cell>
          <table:table-cell table:formula="of:=IF([.DL34]&gt;0;[.DL25];10000)" office:value-type="float" office:value="10000" calcext:value-type="float">
            <text:p>10000</text:p>
          </table:table-cell>
          <table:table-cell table:formula="of:=IF([.DM34]&gt;0;[.DM25];10000)" office:value-type="float" office:value="10000" calcext:value-type="float">
            <text:p>10000</text:p>
          </table:table-cell>
          <table:table-cell table:formula="of:=IF([.DN34]&gt;0;[.DN25];10000)" office:value-type="float" office:value="10000" calcext:value-type="float">
            <text:p>10000</text:p>
          </table:table-cell>
          <table:table-cell table:formula="of:=IF([.DO34]&gt;0;[.DO25];10000)" office:value-type="float" office:value="115" calcext:value-type="float">
            <text:p>115</text:p>
          </table:table-cell>
          <table:table-cell table:formula="of:=IF([.DP34]&gt;0;[.DP25];10000)" office:value-type="float" office:value="10000" calcext:value-type="float">
            <text:p>10000</text:p>
          </table:table-cell>
          <table:table-cell table:formula="of:=IF([.DQ34]&gt;0;[.DQ25];10000)" office:value-type="float" office:value="10000" calcext:value-type="float">
            <text:p>10000</text:p>
          </table:table-cell>
          <table:table-cell table:formula="of:=IF([.DR34]&gt;0;[.DR25];10000)" office:value-type="float" office:value="10000" calcext:value-type="float">
            <text:p>10000</text:p>
          </table:table-cell>
          <table:table-cell table:formula="of:=IF([.DS34]&gt;0;[.DS25];10000)" office:value-type="float" office:value="10000" calcext:value-type="float">
            <text:p>10000</text:p>
          </table:table-cell>
          <table:table-cell table:formula="of:=IF([.DT34]&gt;0;[.DT25];10000)" office:value-type="float" office:value="120" calcext:value-type="float">
            <text:p>120</text:p>
          </table:table-cell>
          <table:table-cell table:formula="of:=IF([.DU34]&gt;0;[.DU25];10000)" office:value-type="float" office:value="10000" calcext:value-type="float">
            <text:p>10000</text:p>
          </table:table-cell>
          <table:table-cell table:formula="of:=IF([.DV34]&gt;0;[.DV25];10000)" office:value-type="float" office:value="10000" calcext:value-type="float">
            <text:p>10000</text:p>
          </table:table-cell>
          <table:table-cell table:formula="of:=IF([.DW34]&gt;0;[.DW25];10000)" office:value-type="float" office:value="10000" calcext:value-type="float">
            <text:p>10000</text:p>
          </table:table-cell>
          <table:table-cell table:formula="of:=IF([.DX34]&gt;0;[.DX25];10000)" office:value-type="float" office:value="10000" calcext:value-type="float">
            <text:p>10000</text:p>
          </table:table-cell>
          <table:table-cell table:formula="of:=IF([.DY34]&gt;0;[.DY25];10000)" office:value-type="float" office:value="125" calcext:value-type="float">
            <text:p>125</text:p>
          </table:table-cell>
          <table:table-cell table:formula="of:=IF([.DZ34]&gt;0;[.DZ25];10000)" office:value-type="float" office:value="10000" calcext:value-type="float">
            <text:p>10000</text:p>
          </table:table-cell>
          <table:table-cell table:formula="of:=IF([.EA34]&gt;0;[.EA25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Ready queue</text:p>
          </table:table-cell>
          <table:table-cell table:formula="of:=IF([.I35]&gt;0;[.I26];10000)" office:value-type="float" office:value="10000" calcext:value-type="float">
            <text:p>10000</text:p>
          </table:table-cell>
          <table:table-cell table:formula="of:=IF([.J35]&gt;0;[.J26];10000)" office:value-type="float" office:value="10000" calcext:value-type="float">
            <text:p>10000</text:p>
          </table:table-cell>
          <table:table-cell table:formula="of:=IF([.K35]&gt;0;[.K26];10000)" office:value-type="float" office:value="8" calcext:value-type="float">
            <text:p>8</text:p>
          </table:table-cell>
          <table:table-cell table:formula="of:=IF([.L35]&gt;0;[.L26];10000)" office:value-type="float" office:value="10000" calcext:value-type="float">
            <text:p>10000</text:p>
          </table:table-cell>
          <table:table-cell table:formula="of:=IF([.M35]&gt;0;[.M26];10000)" office:value-type="float" office:value="10000" calcext:value-type="float">
            <text:p>10000</text:p>
          </table:table-cell>
          <table:table-cell table:formula="of:=IF([.N35]&gt;0;[.N26];10000)" office:value-type="float" office:value="10000" calcext:value-type="float">
            <text:p>10000</text:p>
          </table:table-cell>
          <table:table-cell table:formula="of:=IF([.O35]&gt;0;[.O26];10000)" office:value-type="float" office:value="10000" calcext:value-type="float">
            <text:p>10000</text:p>
          </table:table-cell>
          <table:table-cell table:formula="of:=IF([.P35]&gt;0;[.P26];10000)" office:value-type="float" office:value="10000" calcext:value-type="float">
            <text:p>10000</text:p>
          </table:table-cell>
          <table:table-cell table:formula="of:=IF([.Q35]&gt;0;[.Q26];10000)" office:value-type="float" office:value="10000" calcext:value-type="float">
            <text:p>10000</text:p>
          </table:table-cell>
          <table:table-cell table:formula="of:=IF([.R35]&gt;0;[.R26];10000)" office:value-type="float" office:value="10000" calcext:value-type="float">
            <text:p>10000</text:p>
          </table:table-cell>
          <table:table-cell table:formula="of:=IF([.S35]&gt;0;[.S26];10000)" office:value-type="float" office:value="16" calcext:value-type="float">
            <text:p>16</text:p>
          </table:table-cell>
          <table:table-cell table:formula="of:=IF([.T35]&gt;0;[.T26];10000)" office:value-type="float" office:value="16" calcext:value-type="float">
            <text:p>16</text:p>
          </table:table-cell>
          <table:table-cell table:formula="of:=IF([.U35]&gt;0;[.U26];10000)" office:value-type="float" office:value="10000" calcext:value-type="float">
            <text:p>10000</text:p>
          </table:table-cell>
          <table:table-cell table:formula="of:=IF([.V35]&gt;0;[.V26];10000)" office:value-type="float" office:value="10000" calcext:value-type="float">
            <text:p>10000</text:p>
          </table:table-cell>
          <table:table-cell table:formula="of:=IF([.W35]&gt;0;[.W26];10000)" office:value-type="float" office:value="10000" calcext:value-type="float">
            <text:p>10000</text:p>
          </table:table-cell>
          <table:table-cell table:formula="of:=IF([.X35]&gt;0;[.X26];10000)" office:value-type="float" office:value="10000" calcext:value-type="float">
            <text:p>10000</text:p>
          </table:table-cell>
          <table:table-cell table:formula="of:=IF([.Y35]&gt;0;[.Y26];10000)" office:value-type="float" office:value="10000" calcext:value-type="float">
            <text:p>10000</text:p>
          </table:table-cell>
          <table:table-cell table:formula="of:=IF([.Z35]&gt;0;[.Z26];10000)" office:value-type="float" office:value="10000" calcext:value-type="float">
            <text:p>10000</text:p>
          </table:table-cell>
          <table:table-cell table:formula="of:=IF([.AA35]&gt;0;[.AA26];10000)" office:value-type="float" office:value="24" calcext:value-type="float">
            <text:p>24</text:p>
          </table:table-cell>
          <table:table-cell table:formula="of:=IF([.AB35]&gt;0;[.AB26];10000)" office:value-type="float" office:value="10000" calcext:value-type="float">
            <text:p>10000</text:p>
          </table:table-cell>
          <table:table-cell table:formula="of:=IF([.AC35]&gt;0;[.AC26];10000)" office:value-type="float" office:value="10000" calcext:value-type="float">
            <text:p>10000</text:p>
          </table:table-cell>
          <table:table-cell table:formula="of:=IF([.AD35]&gt;0;[.AD26];10000)" office:value-type="float" office:value="10000" calcext:value-type="float">
            <text:p>10000</text:p>
          </table:table-cell>
          <table:table-cell table:formula="of:=IF([.AE35]&gt;0;[.AE26];10000)" office:value-type="float" office:value="10000" calcext:value-type="float">
            <text:p>10000</text:p>
          </table:table-cell>
          <table:table-cell table:formula="of:=IF([.AF35]&gt;0;[.AF26];10000)" office:value-type="float" office:value="10000" calcext:value-type="float">
            <text:p>10000</text:p>
          </table:table-cell>
          <table:table-cell table:formula="of:=IF([.AG35]&gt;0;[.AG26];10000)" office:value-type="float" office:value="10000" calcext:value-type="float">
            <text:p>10000</text:p>
          </table:table-cell>
          <table:table-cell table:formula="of:=IF([.AH35]&gt;0;[.AH26];10000)" office:value-type="float" office:value="10000" calcext:value-type="float">
            <text:p>10000</text:p>
          </table:table-cell>
          <table:table-cell table:formula="of:=IF([.AI35]&gt;0;[.AI26];10000)" office:value-type="float" office:value="32" calcext:value-type="float">
            <text:p>32</text:p>
          </table:table-cell>
          <table:table-cell table:formula="of:=IF([.AJ35]&gt;0;[.AJ26];10000)" office:value-type="float" office:value="10000" calcext:value-type="float">
            <text:p>10000</text:p>
          </table:table-cell>
          <table:table-cell table:formula="of:=IF([.AK35]&gt;0;[.AK26];10000)" office:value-type="float" office:value="10000" calcext:value-type="float">
            <text:p>10000</text:p>
          </table:table-cell>
          <table:table-cell table:formula="of:=IF([.AL35]&gt;0;[.AL26];10000)" office:value-type="float" office:value="10000" calcext:value-type="float">
            <text:p>10000</text:p>
          </table:table-cell>
          <table:table-cell table:formula="of:=IF([.AM35]&gt;0;[.AM26];10000)" office:value-type="float" office:value="10000" calcext:value-type="float">
            <text:p>10000</text:p>
          </table:table-cell>
          <table:table-cell table:formula="of:=IF([.AN35]&gt;0;[.AN26];10000)" office:value-type="float" office:value="10000" calcext:value-type="float">
            <text:p>10000</text:p>
          </table:table-cell>
          <table:table-cell table:formula="of:=IF([.AO35]&gt;0;[.AO26];10000)" office:value-type="float" office:value="10000" calcext:value-type="float">
            <text:p>10000</text:p>
          </table:table-cell>
          <table:table-cell table:formula="of:=IF([.AP35]&gt;0;[.AP26];10000)" office:value-type="float" office:value="10000" calcext:value-type="float">
            <text:p>10000</text:p>
          </table:table-cell>
          <table:table-cell table:formula="of:=IF([.AQ35]&gt;0;[.AQ26];10000)" office:value-type="float" office:value="40" calcext:value-type="float">
            <text:p>40</text:p>
          </table:table-cell>
          <table:table-cell table:formula="of:=IF([.AR35]&gt;0;[.AR26];10000)" office:value-type="float" office:value="10000" calcext:value-type="float">
            <text:p>10000</text:p>
          </table:table-cell>
          <table:table-cell table:formula="of:=IF([.AS35]&gt;0;[.AS26];10000)" office:value-type="float" office:value="10000" calcext:value-type="float">
            <text:p>10000</text:p>
          </table:table-cell>
          <table:table-cell table:formula="of:=IF([.AT35]&gt;0;[.AT26];10000)" office:value-type="float" office:value="10000" calcext:value-type="float">
            <text:p>10000</text:p>
          </table:table-cell>
          <table:table-cell table:formula="of:=IF([.AU35]&gt;0;[.AU26];10000)" office:value-type="float" office:value="10000" calcext:value-type="float">
            <text:p>10000</text:p>
          </table:table-cell>
          <table:table-cell table:formula="of:=IF([.AV35]&gt;0;[.AV26];10000)" office:value-type="float" office:value="10000" calcext:value-type="float">
            <text:p>10000</text:p>
          </table:table-cell>
          <table:table-cell table:formula="of:=IF([.AW35]&gt;0;[.AW26];10000)" office:value-type="float" office:value="10000" calcext:value-type="float">
            <text:p>10000</text:p>
          </table:table-cell>
          <table:table-cell table:formula="of:=IF([.AX35]&gt;0;[.AX26];10000)" office:value-type="float" office:value="10000" calcext:value-type="float">
            <text:p>10000</text:p>
          </table:table-cell>
          <table:table-cell table:formula="of:=IF([.AY35]&gt;0;[.AY26];10000)" office:value-type="float" office:value="48" calcext:value-type="float">
            <text:p>48</text:p>
          </table:table-cell>
          <table:table-cell table:formula="of:=IF([.AZ35]&gt;0;[.AZ26];10000)" office:value-type="float" office:value="48" calcext:value-type="float">
            <text:p>48</text:p>
          </table:table-cell>
          <table:table-cell table:formula="of:=IF([.BA35]&gt;0;[.BA26];10000)" office:value-type="float" office:value="10000" calcext:value-type="float">
            <text:p>10000</text:p>
          </table:table-cell>
          <table:table-cell table:formula="of:=IF([.BB35]&gt;0;[.BB26];10000)" office:value-type="float" office:value="10000" calcext:value-type="float">
            <text:p>10000</text:p>
          </table:table-cell>
          <table:table-cell table:formula="of:=IF([.BC35]&gt;0;[.BC26];10000)" office:value-type="float" office:value="10000" calcext:value-type="float">
            <text:p>10000</text:p>
          </table:table-cell>
          <table:table-cell table:formula="of:=IF([.BD35]&gt;0;[.BD26];10000)" office:value-type="float" office:value="10000" calcext:value-type="float">
            <text:p>10000</text:p>
          </table:table-cell>
          <table:table-cell table:formula="of:=IF([.BE35]&gt;0;[.BE26];10000)" office:value-type="float" office:value="10000" calcext:value-type="float">
            <text:p>10000</text:p>
          </table:table-cell>
          <table:table-cell table:formula="of:=IF([.BF35]&gt;0;[.BF26];10000)" office:value-type="float" office:value="10000" calcext:value-type="float">
            <text:p>10000</text:p>
          </table:table-cell>
          <table:table-cell table:formula="of:=IF([.BG35]&gt;0;[.BG26];10000)" office:value-type="float" office:value="56" calcext:value-type="float">
            <text:p>56</text:p>
          </table:table-cell>
          <table:table-cell table:formula="of:=IF([.BH35]&gt;0;[.BH26];10000)" office:value-type="float" office:value="56" calcext:value-type="float">
            <text:p>56</text:p>
          </table:table-cell>
          <table:table-cell table:formula="of:=IF([.BI35]&gt;0;[.BI26];10000)" office:value-type="float" office:value="10000" calcext:value-type="float">
            <text:p>10000</text:p>
          </table:table-cell>
          <table:table-cell table:formula="of:=IF([.BJ35]&gt;0;[.BJ26];10000)" office:value-type="float" office:value="10000" calcext:value-type="float">
            <text:p>10000</text:p>
          </table:table-cell>
          <table:table-cell table:formula="of:=IF([.BK35]&gt;0;[.BK26];10000)" office:value-type="float" office:value="10000" calcext:value-type="float">
            <text:p>10000</text:p>
          </table:table-cell>
          <table:table-cell table:formula="of:=IF([.BL35]&gt;0;[.BL26];10000)" office:value-type="float" office:value="10000" calcext:value-type="float">
            <text:p>10000</text:p>
          </table:table-cell>
          <table:table-cell table:formula="of:=IF([.BM35]&gt;0;[.BM26];10000)" office:value-type="float" office:value="10000" calcext:value-type="float">
            <text:p>10000</text:p>
          </table:table-cell>
          <table:table-cell table:formula="of:=IF([.BN35]&gt;0;[.BN26];10000)" office:value-type="float" office:value="10000" calcext:value-type="float">
            <text:p>10000</text:p>
          </table:table-cell>
          <table:table-cell table:formula="of:=IF([.BO35]&gt;0;[.BO26];10000)" office:value-type="float" office:value="64" calcext:value-type="float">
            <text:p>64</text:p>
          </table:table-cell>
          <table:table-cell table:formula="of:=IF([.BP35]&gt;0;[.BP26];10000)" office:value-type="float" office:value="10000" calcext:value-type="float">
            <text:p>10000</text:p>
          </table:table-cell>
          <table:table-cell table:formula="of:=IF([.BQ35]&gt;0;[.BQ26];10000)" office:value-type="float" office:value="10000" calcext:value-type="float">
            <text:p>10000</text:p>
          </table:table-cell>
          <table:table-cell table:formula="of:=IF([.BR35]&gt;0;[.BR26];10000)" office:value-type="float" office:value="10000" calcext:value-type="float">
            <text:p>10000</text:p>
          </table:table-cell>
          <table:table-cell table:formula="of:=IF([.BS35]&gt;0;[.BS26];10000)" office:value-type="float" office:value="10000" calcext:value-type="float">
            <text:p>10000</text:p>
          </table:table-cell>
          <table:table-cell table:formula="of:=IF([.BT35]&gt;0;[.BT26];10000)" office:value-type="float" office:value="10000" calcext:value-type="float">
            <text:p>10000</text:p>
          </table:table-cell>
          <table:table-cell table:formula="of:=IF([.BU35]&gt;0;[.BU26];10000)" office:value-type="float" office:value="10000" calcext:value-type="float">
            <text:p>10000</text:p>
          </table:table-cell>
          <table:table-cell table:formula="of:=IF([.BV35]&gt;0;[.BV26];10000)" office:value-type="float" office:value="10000" calcext:value-type="float">
            <text:p>10000</text:p>
          </table:table-cell>
          <table:table-cell table:formula="of:=IF([.BW35]&gt;0;[.BW26];10000)" office:value-type="float" office:value="72" calcext:value-type="float">
            <text:p>72</text:p>
          </table:table-cell>
          <table:table-cell table:formula="of:=IF([.BX35]&gt;0;[.BX26];10000)" office:value-type="float" office:value="72" calcext:value-type="float">
            <text:p>72</text:p>
          </table:table-cell>
          <table:table-cell table:formula="of:=IF([.BY35]&gt;0;[.BY26];10000)" office:value-type="float" office:value="10000" calcext:value-type="float">
            <text:p>10000</text:p>
          </table:table-cell>
          <table:table-cell table:formula="of:=IF([.BZ35]&gt;0;[.BZ26];10000)" office:value-type="float" office:value="10000" calcext:value-type="float">
            <text:p>10000</text:p>
          </table:table-cell>
          <table:table-cell table:formula="of:=IF([.CA35]&gt;0;[.CA26];10000)" office:value-type="float" office:value="10000" calcext:value-type="float">
            <text:p>10000</text:p>
          </table:table-cell>
          <table:table-cell table:formula="of:=IF([.CB35]&gt;0;[.CB26];10000)" office:value-type="float" office:value="10000" calcext:value-type="float">
            <text:p>10000</text:p>
          </table:table-cell>
          <table:table-cell table:formula="of:=IF([.CC35]&gt;0;[.CC26];10000)" office:value-type="float" office:value="10000" calcext:value-type="float">
            <text:p>10000</text:p>
          </table:table-cell>
          <table:table-cell table:formula="of:=IF([.CD35]&gt;0;[.CD26];10000)" office:value-type="float" office:value="10000" calcext:value-type="float">
            <text:p>10000</text:p>
          </table:table-cell>
          <table:table-cell table:formula="of:=IF([.CE35]&gt;0;[.CE26];10000)" office:value-type="float" office:value="80" calcext:value-type="float">
            <text:p>80</text:p>
          </table:table-cell>
          <table:table-cell table:formula="of:=IF([.CF35]&gt;0;[.CF26];10000)" office:value-type="float" office:value="10000" calcext:value-type="float">
            <text:p>10000</text:p>
          </table:table-cell>
          <table:table-cell table:formula="of:=IF([.CG35]&gt;0;[.CG26];10000)" office:value-type="float" office:value="10000" calcext:value-type="float">
            <text:p>10000</text:p>
          </table:table-cell>
          <table:table-cell table:formula="of:=IF([.CH35]&gt;0;[.CH26];10000)" office:value-type="float" office:value="10000" calcext:value-type="float">
            <text:p>10000</text:p>
          </table:table-cell>
          <table:table-cell table:formula="of:=IF([.CI35]&gt;0;[.CI26];10000)" office:value-type="float" office:value="10000" calcext:value-type="float">
            <text:p>10000</text:p>
          </table:table-cell>
          <table:table-cell table:formula="of:=IF([.CJ35]&gt;0;[.CJ26];10000)" office:value-type="float" office:value="10000" calcext:value-type="float">
            <text:p>10000</text:p>
          </table:table-cell>
          <table:table-cell table:formula="of:=IF([.CK35]&gt;0;[.CK26];10000)" office:value-type="float" office:value="10000" calcext:value-type="float">
            <text:p>10000</text:p>
          </table:table-cell>
          <table:table-cell table:formula="of:=IF([.CL35]&gt;0;[.CL26];10000)" office:value-type="float" office:value="10000" calcext:value-type="float">
            <text:p>10000</text:p>
          </table:table-cell>
          <table:table-cell table:formula="of:=IF([.CM35]&gt;0;[.CM26];10000)" office:value-type="float" office:value="88" calcext:value-type="float">
            <text:p>88</text:p>
          </table:table-cell>
          <table:table-cell table:formula="of:=IF([.CN35]&gt;0;[.CN26];10000)" office:value-type="float" office:value="10000" calcext:value-type="float">
            <text:p>10000</text:p>
          </table:table-cell>
          <table:table-cell table:formula="of:=IF([.CO35]&gt;0;[.CO26];10000)" office:value-type="float" office:value="10000" calcext:value-type="float">
            <text:p>10000</text:p>
          </table:table-cell>
          <table:table-cell table:formula="of:=IF([.CP35]&gt;0;[.CP26];10000)" office:value-type="float" office:value="10000" calcext:value-type="float">
            <text:p>10000</text:p>
          </table:table-cell>
          <table:table-cell table:formula="of:=IF([.CQ35]&gt;0;[.CQ26];10000)" office:value-type="float" office:value="10000" calcext:value-type="float">
            <text:p>10000</text:p>
          </table:table-cell>
          <table:table-cell table:formula="of:=IF([.CR35]&gt;0;[.CR26];10000)" office:value-type="float" office:value="10000" calcext:value-type="float">
            <text:p>10000</text:p>
          </table:table-cell>
          <table:table-cell table:formula="of:=IF([.CS35]&gt;0;[.CS26];10000)" office:value-type="float" office:value="10000" calcext:value-type="float">
            <text:p>10000</text:p>
          </table:table-cell>
          <table:table-cell table:formula="of:=IF([.CT35]&gt;0;[.CT26];10000)" office:value-type="float" office:value="10000" calcext:value-type="float">
            <text:p>10000</text:p>
          </table:table-cell>
          <table:table-cell table:formula="of:=IF([.CU35]&gt;0;[.CU26];10000)" office:value-type="float" office:value="96" calcext:value-type="float">
            <text:p>96</text:p>
          </table:table-cell>
          <table:table-cell table:formula="of:=IF([.CV35]&gt;0;[.CV26];10000)" office:value-type="float" office:value="96" calcext:value-type="float">
            <text:p>96</text:p>
          </table:table-cell>
          <table:table-cell table:formula="of:=IF([.CW35]&gt;0;[.CW26];10000)" office:value-type="float" office:value="10000" calcext:value-type="float">
            <text:p>10000</text:p>
          </table:table-cell>
          <table:table-cell table:formula="of:=IF([.CX35]&gt;0;[.CX26];10000)" office:value-type="float" office:value="10000" calcext:value-type="float">
            <text:p>10000</text:p>
          </table:table-cell>
          <table:table-cell table:formula="of:=IF([.CY35]&gt;0;[.CY26];10000)" office:value-type="float" office:value="10000" calcext:value-type="float">
            <text:p>10000</text:p>
          </table:table-cell>
          <table:table-cell table:formula="of:=IF([.CZ35]&gt;0;[.CZ26];10000)" office:value-type="float" office:value="10000" calcext:value-type="float">
            <text:p>10000</text:p>
          </table:table-cell>
          <table:table-cell table:formula="of:=IF([.DA35]&gt;0;[.DA26];10000)" office:value-type="float" office:value="10000" calcext:value-type="float">
            <text:p>10000</text:p>
          </table:table-cell>
          <table:table-cell table:formula="of:=IF([.DB35]&gt;0;[.DB26];10000)" office:value-type="float" office:value="10000" calcext:value-type="float">
            <text:p>10000</text:p>
          </table:table-cell>
          <table:table-cell table:formula="of:=IF([.DC35]&gt;0;[.DC26];10000)" office:value-type="float" office:value="104" calcext:value-type="float">
            <text:p>104</text:p>
          </table:table-cell>
          <table:table-cell table:formula="of:=IF([.DD35]&gt;0;[.DD26];10000)" office:value-type="float" office:value="10000" calcext:value-type="float">
            <text:p>10000</text:p>
          </table:table-cell>
          <table:table-cell table:formula="of:=IF([.DE35]&gt;0;[.DE26];10000)" office:value-type="float" office:value="10000" calcext:value-type="float">
            <text:p>10000</text:p>
          </table:table-cell>
          <table:table-cell table:formula="of:=IF([.DF35]&gt;0;[.DF26];10000)" office:value-type="float" office:value="10000" calcext:value-type="float">
            <text:p>10000</text:p>
          </table:table-cell>
          <table:table-cell table:formula="of:=IF([.DG35]&gt;0;[.DG26];10000)" office:value-type="float" office:value="10000" calcext:value-type="float">
            <text:p>10000</text:p>
          </table:table-cell>
          <table:table-cell table:formula="of:=IF([.DH35]&gt;0;[.DH26];10000)" office:value-type="float" office:value="10000" calcext:value-type="float">
            <text:p>10000</text:p>
          </table:table-cell>
          <table:table-cell table:formula="of:=IF([.DI35]&gt;0;[.DI26];10000)" office:value-type="float" office:value="10000" calcext:value-type="float">
            <text:p>10000</text:p>
          </table:table-cell>
          <table:table-cell table:formula="of:=IF([.DJ35]&gt;0;[.DJ26];10000)" office:value-type="float" office:value="10000" calcext:value-type="float">
            <text:p>10000</text:p>
          </table:table-cell>
          <table:table-cell table:formula="of:=IF([.DK35]&gt;0;[.DK26];10000)" office:value-type="float" office:value="112" calcext:value-type="float">
            <text:p>112</text:p>
          </table:table-cell>
          <table:table-cell table:formula="of:=IF([.DL35]&gt;0;[.DL26];10000)" office:value-type="float" office:value="10000" calcext:value-type="float">
            <text:p>10000</text:p>
          </table:table-cell>
          <table:table-cell table:formula="of:=IF([.DM35]&gt;0;[.DM26];10000)" office:value-type="float" office:value="10000" calcext:value-type="float">
            <text:p>10000</text:p>
          </table:table-cell>
          <table:table-cell table:formula="of:=IF([.DN35]&gt;0;[.DN26];10000)" office:value-type="float" office:value="10000" calcext:value-type="float">
            <text:p>10000</text:p>
          </table:table-cell>
          <table:table-cell table:formula="of:=IF([.DO35]&gt;0;[.DO26];10000)" office:value-type="float" office:value="10000" calcext:value-type="float">
            <text:p>10000</text:p>
          </table:table-cell>
          <table:table-cell table:formula="of:=IF([.DP35]&gt;0;[.DP26];10000)" office:value-type="float" office:value="10000" calcext:value-type="float">
            <text:p>10000</text:p>
          </table:table-cell>
          <table:table-cell table:formula="of:=IF([.DQ35]&gt;0;[.DQ26];10000)" office:value-type="float" office:value="10000" calcext:value-type="float">
            <text:p>10000</text:p>
          </table:table-cell>
          <table:table-cell table:formula="of:=IF([.DR35]&gt;0;[.DR26];10000)" office:value-type="float" office:value="10000" calcext:value-type="float">
            <text:p>10000</text:p>
          </table:table-cell>
          <table:table-cell table:formula="of:=IF([.DS35]&gt;0;[.DS26];10000)" office:value-type="float" office:value="120" calcext:value-type="float">
            <text:p>120</text:p>
          </table:table-cell>
          <table:table-cell table:formula="of:=IF([.DT35]&gt;0;[.DT26];10000)" office:value-type="float" office:value="10000" calcext:value-type="float">
            <text:p>10000</text:p>
          </table:table-cell>
          <table:table-cell table:formula="of:=IF([.DU35]&gt;0;[.DU26];10000)" office:value-type="float" office:value="10000" calcext:value-type="float">
            <text:p>10000</text:p>
          </table:table-cell>
          <table:table-cell table:formula="of:=IF([.DV35]&gt;0;[.DV26];10000)" office:value-type="float" office:value="10000" calcext:value-type="float">
            <text:p>10000</text:p>
          </table:table-cell>
          <table:table-cell table:formula="of:=IF([.DW35]&gt;0;[.DW26];10000)" office:value-type="float" office:value="10000" calcext:value-type="float">
            <text:p>10000</text:p>
          </table:table-cell>
          <table:table-cell table:formula="of:=IF([.DX35]&gt;0;[.DX26];10000)" office:value-type="float" office:value="10000" calcext:value-type="float">
            <text:p>10000</text:p>
          </table:table-cell>
          <table:table-cell table:formula="of:=IF([.DY35]&gt;0;[.DY26];10000)" office:value-type="float" office:value="10000" calcext:value-type="float">
            <text:p>10000</text:p>
          </table:table-cell>
          <table:table-cell table:formula="of:=IF([.DZ35]&gt;0;[.DZ26];10000)" office:value-type="float" office:value="10000" calcext:value-type="float">
            <text:p>10000</text:p>
          </table:table-cell>
          <table:table-cell table:formula="of:=IF([.EA35]&gt;0;[.EA26];10000)" office:value-type="float" office:value="128" calcext:value-type="float">
            <text:p>128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(show priority</text:p>
          </table:table-cell>
          <table:table-cell table:formula="of:=IF([.I36]&gt;0;[.I27];10000)" office:value-type="float" office:value="10000" calcext:value-type="float">
            <text:p>10000</text:p>
          </table:table-cell>
          <table:table-cell table:formula="of:=IF([.J36]&gt;0;[.J27];10000)" office:value-type="float" office:value="10000" calcext:value-type="float">
            <text:p>10000</text:p>
          </table:table-cell>
          <table:table-cell table:formula="of:=IF([.K36]&gt;0;[.K27];10000)" office:value-type="float" office:value="10000" calcext:value-type="float">
            <text:p>10000</text:p>
          </table:table-cell>
          <table:table-cell table:formula="of:=IF([.L36]&gt;0;[.L27];10000)" office:value-type="float" office:value="10000" calcext:value-type="float">
            <text:p>10000</text:p>
          </table:table-cell>
          <table:table-cell table:formula="of:=IF([.M36]&gt;0;[.M27];10000)" office:value-type="float" office:value="10" calcext:value-type="float">
            <text:p>10</text:p>
          </table:table-cell>
          <table:table-cell table:formula="of:=IF([.N36]&gt;0;[.N27];10000)" office:value-type="float" office:value="10" calcext:value-type="float">
            <text:p>10</text:p>
          </table:table-cell>
          <table:table-cell table:formula="of:=IF([.O36]&gt;0;[.O27];10000)" office:value-type="float" office:value="10" calcext:value-type="float">
            <text:p>10</text:p>
          </table:table-cell>
          <table:table-cell table:formula="of:=IF([.P36]&gt;0;[.P27];10000)" office:value-type="float" office:value="10000" calcext:value-type="float">
            <text:p>10000</text:p>
          </table:table-cell>
          <table:table-cell table:formula="of:=IF([.Q36]&gt;0;[.Q27];10000)" office:value-type="float" office:value="10000" calcext:value-type="float">
            <text:p>10000</text:p>
          </table:table-cell>
          <table:table-cell table:formula="of:=IF([.R36]&gt;0;[.R27];10000)" office:value-type="float" office:value="10000" calcext:value-type="float">
            <text:p>10000</text:p>
          </table:table-cell>
          <table:table-cell table:formula="of:=IF([.S36]&gt;0;[.S27];10000)" office:value-type="float" office:value="10000" calcext:value-type="float">
            <text:p>10000</text:p>
          </table:table-cell>
          <table:table-cell table:formula="of:=IF([.T36]&gt;0;[.T27];10000)" office:value-type="float" office:value="10000" calcext:value-type="float">
            <text:p>10000</text:p>
          </table:table-cell>
          <table:table-cell table:formula="of:=IF([.U36]&gt;0;[.U27];10000)" office:value-type="float" office:value="10000" calcext:value-type="float">
            <text:p>10000</text:p>
          </table:table-cell>
          <table:table-cell table:formula="of:=IF([.V36]&gt;0;[.V27];10000)" office:value-type="float" office:value="10000" calcext:value-type="float">
            <text:p>10000</text:p>
          </table:table-cell>
          <table:table-cell table:formula="of:=IF([.W36]&gt;0;[.W27];10000)" office:value-type="float" office:value="10000" calcext:value-type="float">
            <text:p>10000</text:p>
          </table:table-cell>
          <table:table-cell table:formula="of:=IF([.X36]&gt;0;[.X27];10000)" office:value-type="float" office:value="10000" calcext:value-type="float">
            <text:p>10000</text:p>
          </table:table-cell>
          <table:table-cell table:formula="of:=IF([.Y36]&gt;0;[.Y27];10000)" office:value-type="float" office:value="22" calcext:value-type="float">
            <text:p>22</text:p>
          </table:table-cell>
          <table:table-cell table:formula="of:=IF([.Z36]&gt;0;[.Z27];10000)" office:value-type="float" office:value="22" calcext:value-type="float">
            <text:p>22</text:p>
          </table:table-cell>
          <table:table-cell table:formula="of:=IF([.AA36]&gt;0;[.AA27];10000)" office:value-type="float" office:value="10000" calcext:value-type="float">
            <text:p>10000</text:p>
          </table:table-cell>
          <table:table-cell table:formula="of:=IF([.AB36]&gt;0;[.AB27];10000)" office:value-type="float" office:value="10000" calcext:value-type="float">
            <text:p>10000</text:p>
          </table:table-cell>
          <table:table-cell table:formula="of:=IF([.AC36]&gt;0;[.AC27];10000)" office:value-type="float" office:value="10000" calcext:value-type="float">
            <text:p>10000</text:p>
          </table:table-cell>
          <table:table-cell table:formula="of:=IF([.AD36]&gt;0;[.AD27];10000)" office:value-type="float" office:value="10000" calcext:value-type="float">
            <text:p>10000</text:p>
          </table:table-cell>
          <table:table-cell table:formula="of:=IF([.AE36]&gt;0;[.AE27];10000)" office:value-type="float" office:value="10000" calcext:value-type="float">
            <text:p>10000</text:p>
          </table:table-cell>
          <table:table-cell table:formula="of:=IF([.AF36]&gt;0;[.AF27];10000)" office:value-type="float" office:value="10000" calcext:value-type="float">
            <text:p>10000</text:p>
          </table:table-cell>
          <table:table-cell table:formula="of:=IF([.AG36]&gt;0;[.AG27];10000)" office:value-type="float" office:value="10000" calcext:value-type="float">
            <text:p>10000</text:p>
          </table:table-cell>
          <table:table-cell table:formula="of:=IF([.AH36]&gt;0;[.AH27];10000)" office:value-type="float" office:value="10000" calcext:value-type="float">
            <text:p>10000</text:p>
          </table:table-cell>
          <table:table-cell table:formula="of:=IF([.AI36]&gt;0;[.AI27];10000)" office:value-type="float" office:value="10000" calcext:value-type="float">
            <text:p>10000</text:p>
          </table:table-cell>
          <table:table-cell table:formula="of:=IF([.AJ36]&gt;0;[.AJ27];10000)" office:value-type="float" office:value="10000" calcext:value-type="float">
            <text:p>10000</text:p>
          </table:table-cell>
          <table:table-cell table:formula="of:=IF([.AK36]&gt;0;[.AK27];10000)" office:value-type="float" office:value="34" calcext:value-type="float">
            <text:p>34</text:p>
          </table:table-cell>
          <table:table-cell table:formula="of:=IF([.AL36]&gt;0;[.AL27];10000)" office:value-type="float" office:value="34" calcext:value-type="float">
            <text:p>34</text:p>
          </table:table-cell>
          <table:table-cell table:formula="of:=IF([.AM36]&gt;0;[.AM27];10000)" office:value-type="float" office:value="10000" calcext:value-type="float">
            <text:p>10000</text:p>
          </table:table-cell>
          <table:table-cell table:formula="of:=IF([.AN36]&gt;0;[.AN27];10000)" office:value-type="float" office:value="10000" calcext:value-type="float">
            <text:p>10000</text:p>
          </table:table-cell>
          <table:table-cell table:formula="of:=IF([.AO36]&gt;0;[.AO27];10000)" office:value-type="float" office:value="10000" calcext:value-type="float">
            <text:p>10000</text:p>
          </table:table-cell>
          <table:table-cell table:formula="of:=IF([.AP36]&gt;0;[.AP27];10000)" office:value-type="float" office:value="10000" calcext:value-type="float">
            <text:p>10000</text:p>
          </table:table-cell>
          <table:table-cell table:formula="of:=IF([.AQ36]&gt;0;[.AQ27];10000)" office:value-type="float" office:value="10000" calcext:value-type="float">
            <text:p>10000</text:p>
          </table:table-cell>
          <table:table-cell table:formula="of:=IF([.AR36]&gt;0;[.AR27];10000)" office:value-type="float" office:value="10000" calcext:value-type="float">
            <text:p>10000</text:p>
          </table:table-cell>
          <table:table-cell table:formula="of:=IF([.AS36]&gt;0;[.AS27];10000)" office:value-type="float" office:value="10000" calcext:value-type="float">
            <text:p>10000</text:p>
          </table:table-cell>
          <table:table-cell table:formula="of:=IF([.AT36]&gt;0;[.AT27];10000)" office:value-type="float" office:value="10000" calcext:value-type="float">
            <text:p>10000</text:p>
          </table:table-cell>
          <table:table-cell table:formula="of:=IF([.AU36]&gt;0;[.AU27];10000)" office:value-type="float" office:value="10000" calcext:value-type="float">
            <text:p>10000</text:p>
          </table:table-cell>
          <table:table-cell table:formula="of:=IF([.AV36]&gt;0;[.AV27];10000)" office:value-type="float" office:value="10000" calcext:value-type="float">
            <text:p>10000</text:p>
          </table:table-cell>
          <table:table-cell table:formula="of:=IF([.AW36]&gt;0;[.AW27];10000)" office:value-type="float" office:value="46" calcext:value-type="float">
            <text:p>46</text:p>
          </table:table-cell>
          <table:table-cell table:formula="of:=IF([.AX36]&gt;0;[.AX27];10000)" office:value-type="float" office:value="46" calcext:value-type="float">
            <text:p>46</text:p>
          </table:table-cell>
          <table:table-cell table:formula="of:=IF([.AY36]&gt;0;[.AY27];10000)" office:value-type="float" office:value="46" calcext:value-type="float">
            <text:p>46</text:p>
          </table:table-cell>
          <table:table-cell table:formula="of:=IF([.AZ36]&gt;0;[.AZ27];10000)" office:value-type="float" office:value="10000" calcext:value-type="float">
            <text:p>10000</text:p>
          </table:table-cell>
          <table:table-cell table:formula="of:=IF([.BA36]&gt;0;[.BA27];10000)" office:value-type="float" office:value="10000" calcext:value-type="float">
            <text:p>10000</text:p>
          </table:table-cell>
          <table:table-cell table:formula="of:=IF([.BB36]&gt;0;[.BB27];10000)" office:value-type="float" office:value="10000" calcext:value-type="float">
            <text:p>10000</text:p>
          </table:table-cell>
          <table:table-cell table:formula="of:=IF([.BC36]&gt;0;[.BC27];10000)" office:value-type="float" office:value="10000" calcext:value-type="float">
            <text:p>10000</text:p>
          </table:table-cell>
          <table:table-cell table:formula="of:=IF([.BD36]&gt;0;[.BD27];10000)" office:value-type="float" office:value="10000" calcext:value-type="float">
            <text:p>10000</text:p>
          </table:table-cell>
          <table:table-cell table:formula="of:=IF([.BE36]&gt;0;[.BE27];10000)" office:value-type="float" office:value="10000" calcext:value-type="float">
            <text:p>10000</text:p>
          </table:table-cell>
          <table:table-cell table:formula="of:=IF([.BF36]&gt;0;[.BF27];10000)" office:value-type="float" office:value="10000" calcext:value-type="float">
            <text:p>10000</text:p>
          </table:table-cell>
          <table:table-cell table:formula="of:=IF([.BG36]&gt;0;[.BG27];10000)" office:value-type="float" office:value="10000" calcext:value-type="float">
            <text:p>10000</text:p>
          </table:table-cell>
          <table:table-cell table:formula="of:=IF([.BH36]&gt;0;[.BH27];10000)" office:value-type="float" office:value="10000" calcext:value-type="float">
            <text:p>10000</text:p>
          </table:table-cell>
          <table:table-cell table:formula="of:=IF([.BI36]&gt;0;[.BI27];10000)" office:value-type="float" office:value="58" calcext:value-type="float">
            <text:p>58</text:p>
          </table:table-cell>
          <table:table-cell table:formula="of:=IF([.BJ36]&gt;0;[.BJ27];10000)" office:value-type="float" office:value="58" calcext:value-type="float">
            <text:p>58</text:p>
          </table:table-cell>
          <table:table-cell table:formula="of:=IF([.BK36]&gt;0;[.BK27];10000)" office:value-type="float" office:value="10000" calcext:value-type="float">
            <text:p>10000</text:p>
          </table:table-cell>
          <table:table-cell table:formula="of:=IF([.BL36]&gt;0;[.BL27];10000)" office:value-type="float" office:value="10000" calcext:value-type="float">
            <text:p>10000</text:p>
          </table:table-cell>
          <table:table-cell table:formula="of:=IF([.BM36]&gt;0;[.BM27];10000)" office:value-type="float" office:value="10000" calcext:value-type="float">
            <text:p>10000</text:p>
          </table:table-cell>
          <table:table-cell table:formula="of:=IF([.BN36]&gt;0;[.BN27];10000)" office:value-type="float" office:value="10000" calcext:value-type="float">
            <text:p>10000</text:p>
          </table:table-cell>
          <table:table-cell table:formula="of:=IF([.BO36]&gt;0;[.BO27];10000)" office:value-type="float" office:value="10000" calcext:value-type="float">
            <text:p>10000</text:p>
          </table:table-cell>
          <table:table-cell table:formula="of:=IF([.BP36]&gt;0;[.BP27];10000)" office:value-type="float" office:value="10000" calcext:value-type="float">
            <text:p>10000</text:p>
          </table:table-cell>
          <table:table-cell table:formula="of:=IF([.BQ36]&gt;0;[.BQ27];10000)" office:value-type="float" office:value="10000" calcext:value-type="float">
            <text:p>10000</text:p>
          </table:table-cell>
          <table:table-cell table:formula="of:=IF([.BR36]&gt;0;[.BR27];10000)" office:value-type="float" office:value="10000" calcext:value-type="float">
            <text:p>10000</text:p>
          </table:table-cell>
          <table:table-cell table:formula="of:=IF([.BS36]&gt;0;[.BS27];10000)" office:value-type="float" office:value="10000" calcext:value-type="float">
            <text:p>10000</text:p>
          </table:table-cell>
          <table:table-cell table:formula="of:=IF([.BT36]&gt;0;[.BT27];10000)" office:value-type="float" office:value="10000" calcext:value-type="float">
            <text:p>10000</text:p>
          </table:table-cell>
          <table:table-cell table:formula="of:=IF([.BU36]&gt;0;[.BU27];10000)" office:value-type="float" office:value="70" calcext:value-type="float">
            <text:p>70</text:p>
          </table:table-cell>
          <table:table-cell table:formula="of:=IF([.BV36]&gt;0;[.BV27];10000)" office:value-type="float" office:value="70" calcext:value-type="float">
            <text:p>70</text:p>
          </table:table-cell>
          <table:table-cell table:formula="of:=IF([.BW36]&gt;0;[.BW27];10000)" office:value-type="float" office:value="70" calcext:value-type="float">
            <text:p>70</text:p>
          </table:table-cell>
          <table:table-cell table:formula="of:=IF([.BX36]&gt;0;[.BX27];10000)" office:value-type="float" office:value="10000" calcext:value-type="float">
            <text:p>10000</text:p>
          </table:table-cell>
          <table:table-cell table:formula="of:=IF([.BY36]&gt;0;[.BY27];10000)" office:value-type="float" office:value="10000" calcext:value-type="float">
            <text:p>10000</text:p>
          </table:table-cell>
          <table:table-cell table:formula="of:=IF([.BZ36]&gt;0;[.BZ27];10000)" office:value-type="float" office:value="10000" calcext:value-type="float">
            <text:p>10000</text:p>
          </table:table-cell>
          <table:table-cell table:formula="of:=IF([.CA36]&gt;0;[.CA27];10000)" office:value-type="float" office:value="10000" calcext:value-type="float">
            <text:p>10000</text:p>
          </table:table-cell>
          <table:table-cell table:formula="of:=IF([.CB36]&gt;0;[.CB27];10000)" office:value-type="float" office:value="10000" calcext:value-type="float">
            <text:p>10000</text:p>
          </table:table-cell>
          <table:table-cell table:formula="of:=IF([.CC36]&gt;0;[.CC27];10000)" office:value-type="float" office:value="10000" calcext:value-type="float">
            <text:p>10000</text:p>
          </table:table-cell>
          <table:table-cell table:formula="of:=IF([.CD36]&gt;0;[.CD27];10000)" office:value-type="float" office:value="10000" calcext:value-type="float">
            <text:p>10000</text:p>
          </table:table-cell>
          <table:table-cell table:formula="of:=IF([.CE36]&gt;0;[.CE27];10000)" office:value-type="float" office:value="10000" calcext:value-type="float">
            <text:p>10000</text:p>
          </table:table-cell>
          <table:table-cell table:formula="of:=IF([.CF36]&gt;0;[.CF27];10000)" office:value-type="float" office:value="10000" calcext:value-type="float">
            <text:p>10000</text:p>
          </table:table-cell>
          <table:table-cell table:formula="of:=IF([.CG36]&gt;0;[.CG27];10000)" office:value-type="float" office:value="82" calcext:value-type="float">
            <text:p>82</text:p>
          </table:table-cell>
          <table:table-cell table:formula="of:=IF([.CH36]&gt;0;[.CH27];10000)" office:value-type="float" office:value="82" calcext:value-type="float">
            <text:p>82</text:p>
          </table:table-cell>
          <table:table-cell table:formula="of:=IF([.CI36]&gt;0;[.CI27];10000)" office:value-type="float" office:value="10000" calcext:value-type="float">
            <text:p>10000</text:p>
          </table:table-cell>
          <table:table-cell table:formula="of:=IF([.CJ36]&gt;0;[.CJ27];10000)" office:value-type="float" office:value="10000" calcext:value-type="float">
            <text:p>10000</text:p>
          </table:table-cell>
          <table:table-cell table:formula="of:=IF([.CK36]&gt;0;[.CK27];10000)" office:value-type="float" office:value="10000" calcext:value-type="float">
            <text:p>10000</text:p>
          </table:table-cell>
          <table:table-cell table:formula="of:=IF([.CL36]&gt;0;[.CL27];10000)" office:value-type="float" office:value="10000" calcext:value-type="float">
            <text:p>10000</text:p>
          </table:table-cell>
          <table:table-cell table:formula="of:=IF([.CM36]&gt;0;[.CM27];10000)" office:value-type="float" office:value="10000" calcext:value-type="float">
            <text:p>10000</text:p>
          </table:table-cell>
          <table:table-cell table:formula="of:=IF([.CN36]&gt;0;[.CN27];10000)" office:value-type="float" office:value="10000" calcext:value-type="float">
            <text:p>10000</text:p>
          </table:table-cell>
          <table:table-cell table:formula="of:=IF([.CO36]&gt;0;[.CO27];10000)" office:value-type="float" office:value="10000" calcext:value-type="float">
            <text:p>10000</text:p>
          </table:table-cell>
          <table:table-cell table:formula="of:=IF([.CP36]&gt;0;[.CP27];10000)" office:value-type="float" office:value="10000" calcext:value-type="float">
            <text:p>10000</text:p>
          </table:table-cell>
          <table:table-cell table:formula="of:=IF([.CQ36]&gt;0;[.CQ27];10000)" office:value-type="float" office:value="10000" calcext:value-type="float">
            <text:p>10000</text:p>
          </table:table-cell>
          <table:table-cell table:formula="of:=IF([.CR36]&gt;0;[.CR27];10000)" office:value-type="float" office:value="10000" calcext:value-type="float">
            <text:p>10000</text:p>
          </table:table-cell>
          <table:table-cell table:formula="of:=IF([.CS36]&gt;0;[.CS27];10000)" office:value-type="float" office:value="94" calcext:value-type="float">
            <text:p>94</text:p>
          </table:table-cell>
          <table:table-cell table:formula="of:=IF([.CT36]&gt;0;[.CT27];10000)" office:value-type="float" office:value="94" calcext:value-type="float">
            <text:p>94</text:p>
          </table:table-cell>
          <table:table-cell table:formula="of:=IF([.CU36]&gt;0;[.CU27];10000)" office:value-type="float" office:value="10000" calcext:value-type="float">
            <text:p>10000</text:p>
          </table:table-cell>
          <table:table-cell table:formula="of:=IF([.CV36]&gt;0;[.CV27];10000)" office:value-type="float" office:value="10000" calcext:value-type="float">
            <text:p>10000</text:p>
          </table:table-cell>
          <table:table-cell table:formula="of:=IF([.CW36]&gt;0;[.CW27];10000)" office:value-type="float" office:value="10000" calcext:value-type="float">
            <text:p>10000</text:p>
          </table:table-cell>
          <table:table-cell table:formula="of:=IF([.CX36]&gt;0;[.CX27];10000)" office:value-type="float" office:value="10000" calcext:value-type="float">
            <text:p>10000</text:p>
          </table:table-cell>
          <table:table-cell table:formula="of:=IF([.CY36]&gt;0;[.CY27];10000)" office:value-type="float" office:value="10000" calcext:value-type="float">
            <text:p>10000</text:p>
          </table:table-cell>
          <table:table-cell table:formula="of:=IF([.CZ36]&gt;0;[.CZ27];10000)" office:value-type="float" office:value="10000" calcext:value-type="float">
            <text:p>10000</text:p>
          </table:table-cell>
          <table:table-cell table:formula="of:=IF([.DA36]&gt;0;[.DA27];10000)" office:value-type="float" office:value="10000" calcext:value-type="float">
            <text:p>10000</text:p>
          </table:table-cell>
          <table:table-cell table:formula="of:=IF([.DB36]&gt;0;[.DB27];10000)" office:value-type="float" office:value="10000" calcext:value-type="float">
            <text:p>10000</text:p>
          </table:table-cell>
          <table:table-cell table:formula="of:=IF([.DC36]&gt;0;[.DC27];10000)" office:value-type="float" office:value="10000" calcext:value-type="float">
            <text:p>10000</text:p>
          </table:table-cell>
          <table:table-cell table:formula="of:=IF([.DD36]&gt;0;[.DD27];10000)" office:value-type="float" office:value="10000" calcext:value-type="float">
            <text:p>10000</text:p>
          </table:table-cell>
          <table:table-cell table:formula="of:=IF([.DE36]&gt;0;[.DE27];10000)" office:value-type="float" office:value="106" calcext:value-type="float">
            <text:p>106</text:p>
          </table:table-cell>
          <table:table-cell table:formula="of:=IF([.DF36]&gt;0;[.DF27];10000)" office:value-type="float" office:value="106" calcext:value-type="float">
            <text:p>106</text:p>
          </table:table-cell>
          <table:table-cell table:formula="of:=IF([.DG36]&gt;0;[.DG27];10000)" office:value-type="float" office:value="106" calcext:value-type="float">
            <text:p>106</text:p>
          </table:table-cell>
          <table:table-cell table:formula="of:=IF([.DH36]&gt;0;[.DH27];10000)" office:value-type="float" office:value="10000" calcext:value-type="float">
            <text:p>10000</text:p>
          </table:table-cell>
          <table:table-cell table:formula="of:=IF([.DI36]&gt;0;[.DI27];10000)" office:value-type="float" office:value="10000" calcext:value-type="float">
            <text:p>10000</text:p>
          </table:table-cell>
          <table:table-cell table:formula="of:=IF([.DJ36]&gt;0;[.DJ27];10000)" office:value-type="float" office:value="10000" calcext:value-type="float">
            <text:p>10000</text:p>
          </table:table-cell>
          <table:table-cell table:formula="of:=IF([.DK36]&gt;0;[.DK27];10000)" office:value-type="float" office:value="10000" calcext:value-type="float">
            <text:p>10000</text:p>
          </table:table-cell>
          <table:table-cell table:formula="of:=IF([.DL36]&gt;0;[.DL27];10000)" office:value-type="float" office:value="10000" calcext:value-type="float">
            <text:p>10000</text:p>
          </table:table-cell>
          <table:table-cell table:formula="of:=IF([.DM36]&gt;0;[.DM27];10000)" office:value-type="float" office:value="10000" calcext:value-type="float">
            <text:p>10000</text:p>
          </table:table-cell>
          <table:table-cell table:formula="of:=IF([.DN36]&gt;0;[.DN27];10000)" office:value-type="float" office:value="10000" calcext:value-type="float">
            <text:p>10000</text:p>
          </table:table-cell>
          <table:table-cell table:formula="of:=IF([.DO36]&gt;0;[.DO27];10000)" office:value-type="float" office:value="10000" calcext:value-type="float">
            <text:p>10000</text:p>
          </table:table-cell>
          <table:table-cell table:formula="of:=IF([.DP36]&gt;0;[.DP27];10000)" office:value-type="float" office:value="10000" calcext:value-type="float">
            <text:p>10000</text:p>
          </table:table-cell>
          <table:table-cell table:formula="of:=IF([.DQ36]&gt;0;[.DQ27];10000)" office:value-type="float" office:value="118" calcext:value-type="float">
            <text:p>118</text:p>
          </table:table-cell>
          <table:table-cell table:formula="of:=IF([.DR36]&gt;0;[.DR27];10000)" office:value-type="float" office:value="118" calcext:value-type="float">
            <text:p>118</text:p>
          </table:table-cell>
          <table:table-cell table:formula="of:=IF([.DS36]&gt;0;[.DS27];10000)" office:value-type="float" office:value="10000" calcext:value-type="float">
            <text:p>10000</text:p>
          </table:table-cell>
          <table:table-cell table:formula="of:=IF([.DT36]&gt;0;[.DT27];10000)" office:value-type="float" office:value="10000" calcext:value-type="float">
            <text:p>10000</text:p>
          </table:table-cell>
          <table:table-cell table:formula="of:=IF([.DU36]&gt;0;[.DU27];10000)" office:value-type="float" office:value="10000" calcext:value-type="float">
            <text:p>10000</text:p>
          </table:table-cell>
          <table:table-cell table:formula="of:=IF([.DV36]&gt;0;[.DV27];10000)" office:value-type="float" office:value="10000" calcext:value-type="float">
            <text:p>10000</text:p>
          </table:table-cell>
          <table:table-cell table:formula="of:=IF([.DW36]&gt;0;[.DW27];10000)" office:value-type="float" office:value="10000" calcext:value-type="float">
            <text:p>10000</text:p>
          </table:table-cell>
          <table:table-cell table:formula="of:=IF([.DX36]&gt;0;[.DX27];10000)" office:value-type="float" office:value="10000" calcext:value-type="float">
            <text:p>10000</text:p>
          </table:table-cell>
          <table:table-cell table:formula="of:=IF([.DY36]&gt;0;[.DY27];10000)" office:value-type="float" office:value="10000" calcext:value-type="float">
            <text:p>10000</text:p>
          </table:table-cell>
          <table:table-cell table:formula="of:=IF([.DZ36]&gt;0;[.DZ27];10000)" office:value-type="float" office:value="10000" calcext:value-type="float">
            <text:p>10000</text:p>
          </table:table-cell>
          <table:table-cell table:formula="of:=IF([.EA36]&gt;0;[.EA27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for each task)</text:p>
          </table:table-cell>
          <table:table-cell table:formula="of:=IF([.I37]&gt;0;[.I28];10000)" office:value-type="float" office:value="10" calcext:value-type="float">
            <text:p>10</text:p>
          </table:table-cell>
          <table:table-cell table:formula="of:=IF([.J37]&gt;0;[.J28];10000)" office:value-type="float" office:value="10" calcext:value-type="float">
            <text:p>10</text:p>
          </table:table-cell>
          <table:table-cell table:formula="of:=IF([.K37]&gt;0;[.K28];10000)" office:value-type="float" office:value="10" calcext:value-type="float">
            <text:p>10</text:p>
          </table:table-cell>
          <table:table-cell table:formula="of:=IF([.L37]&gt;0;[.L28];10000)" office:value-type="float" office:value="10" calcext:value-type="float">
            <text:p>10</text:p>
          </table:table-cell>
          <table:table-cell table:formula="of:=IF([.M37]&gt;0;[.M28];10000)" office:value-type="float" office:value="10000" calcext:value-type="float">
            <text:p>10000</text:p>
          </table:table-cell>
          <table:table-cell table:formula="of:=IF([.N37]&gt;0;[.N28];10000)" office:value-type="float" office:value="10000" calcext:value-type="float">
            <text:p>10000</text:p>
          </table:table-cell>
          <table:table-cell table:formula="of:=IF([.O37]&gt;0;[.O28];10000)" office:value-type="float" office:value="10000" calcext:value-type="float">
            <text:p>10000</text:p>
          </table:table-cell>
          <table:table-cell table:formula="of:=IF([.P37]&gt;0;[.P28];10000)" office:value-type="float" office:value="10000" calcext:value-type="float">
            <text:p>10000</text:p>
          </table:table-cell>
          <table:table-cell table:formula="of:=IF([.Q37]&gt;0;[.Q28];10000)" office:value-type="float" office:value="10000" calcext:value-type="float">
            <text:p>10000</text:p>
          </table:table-cell>
          <table:table-cell table:formula="of:=IF([.R37]&gt;0;[.R28];10000)" office:value-type="float" office:value="10000" calcext:value-type="float">
            <text:p>10000</text:p>
          </table:table-cell>
          <table:table-cell table:formula="of:=IF([.S37]&gt;0;[.S28];10000)" office:value-type="float" office:value="10000" calcext:value-type="float">
            <text:p>10000</text:p>
          </table:table-cell>
          <table:table-cell table:formula="of:=IF([.T37]&gt;0;[.T28];10000)" office:value-type="float" office:value="10000" calcext:value-type="float">
            <text:p>10000</text:p>
          </table:table-cell>
          <table:table-cell table:formula="of:=IF([.U37]&gt;0;[.U28];10000)" office:value-type="float" office:value="10000" calcext:value-type="float">
            <text:p>10000</text:p>
          </table:table-cell>
          <table:table-cell table:formula="of:=IF([.V37]&gt;0;[.V28];10000)" office:value-type="float" office:value="10000" calcext:value-type="float">
            <text:p>10000</text:p>
          </table:table-cell>
          <table:table-cell table:formula="of:=IF([.W37]&gt;0;[.W28];10000)" office:value-type="float" office:value="10000" calcext:value-type="float">
            <text:p>10000</text:p>
          </table:table-cell>
          <table:table-cell table:formula="of:=IF([.X37]&gt;0;[.X28];10000)" office:value-type="float" office:value="10000" calcext:value-type="float">
            <text:p>10000</text:p>
          </table:table-cell>
          <table:table-cell table:formula="of:=IF([.Y37]&gt;0;[.Y28];10000)" office:value-type="float" office:value="10000" calcext:value-type="float">
            <text:p>10000</text:p>
          </table:table-cell>
          <table:table-cell table:formula="of:=IF([.Z37]&gt;0;[.Z28];10000)" office:value-type="float" office:value="10000" calcext:value-type="float">
            <text:p>10000</text:p>
          </table:table-cell>
          <table:table-cell table:formula="of:=IF([.AA37]&gt;0;[.AA28];10000)" office:value-type="float" office:value="10000" calcext:value-type="float">
            <text:p>10000</text:p>
          </table:table-cell>
          <table:table-cell table:formula="of:=IF([.AB37]&gt;0;[.AB28];10000)" office:value-type="float" office:value="10000" calcext:value-type="float">
            <text:p>10000</text:p>
          </table:table-cell>
          <table:table-cell table:formula="of:=IF([.AC37]&gt;0;[.AC28];10000)" office:value-type="float" office:value="30" calcext:value-type="float">
            <text:p>30</text:p>
          </table:table-cell>
          <table:table-cell table:formula="of:=IF([.AD37]&gt;0;[.AD28];10000)" office:value-type="float" office:value="30" calcext:value-type="float">
            <text:p>30</text:p>
          </table:table-cell>
          <table:table-cell table:formula="of:=IF([.AE37]&gt;0;[.AE28];10000)" office:value-type="float" office:value="30" calcext:value-type="float">
            <text:p>30</text:p>
          </table:table-cell>
          <table:table-cell table:formula="of:=IF([.AF37]&gt;0;[.AF28];10000)" office:value-type="float" office:value="10000" calcext:value-type="float">
            <text:p>10000</text:p>
          </table:table-cell>
          <table:table-cell table:formula="of:=IF([.AG37]&gt;0;[.AG28];10000)" office:value-type="float" office:value="10000" calcext:value-type="float">
            <text:p>10000</text:p>
          </table:table-cell>
          <table:table-cell table:formula="of:=IF([.AH37]&gt;0;[.AH28];10000)" office:value-type="float" office:value="10000" calcext:value-type="float">
            <text:p>10000</text:p>
          </table:table-cell>
          <table:table-cell table:formula="of:=IF([.AI37]&gt;0;[.AI28];10000)" office:value-type="float" office:value="10000" calcext:value-type="float">
            <text:p>10000</text:p>
          </table:table-cell>
          <table:table-cell table:formula="of:=IF([.AJ37]&gt;0;[.AJ28];10000)" office:value-type="float" office:value="10000" calcext:value-type="float">
            <text:p>10000</text:p>
          </table:table-cell>
          <table:table-cell table:formula="of:=IF([.AK37]&gt;0;[.AK28];10000)" office:value-type="float" office:value="10000" calcext:value-type="float">
            <text:p>10000</text:p>
          </table:table-cell>
          <table:table-cell table:formula="of:=IF([.AL37]&gt;0;[.AL28];10000)" office:value-type="float" office:value="10000" calcext:value-type="float">
            <text:p>10000</text:p>
          </table:table-cell>
          <table:table-cell table:formula="of:=IF([.AM37]&gt;0;[.AM28];10000)" office:value-type="float" office:value="10000" calcext:value-type="float">
            <text:p>10000</text:p>
          </table:table-cell>
          <table:table-cell table:formula="of:=IF([.AN37]&gt;0;[.AN28];10000)" office:value-type="float" office:value="10000" calcext:value-type="float">
            <text:p>10000</text:p>
          </table:table-cell>
          <table:table-cell table:formula="of:=IF([.AO37]&gt;0;[.AO28];10000)" office:value-type="float" office:value="10000" calcext:value-type="float">
            <text:p>10000</text:p>
          </table:table-cell>
          <table:table-cell table:formula="of:=IF([.AP37]&gt;0;[.AP28];10000)" office:value-type="float" office:value="10000" calcext:value-type="float">
            <text:p>10000</text:p>
          </table:table-cell>
          <table:table-cell table:formula="of:=IF([.AQ37]&gt;0;[.AQ28];10000)" office:value-type="float" office:value="10000" calcext:value-type="float">
            <text:p>10000</text:p>
          </table:table-cell>
          <table:table-cell table:formula="of:=IF([.AR37]&gt;0;[.AR28];10000)" office:value-type="float" office:value="10000" calcext:value-type="float">
            <text:p>10000</text:p>
          </table:table-cell>
          <table:table-cell table:formula="of:=IF([.AS37]&gt;0;[.AS28];10000)" office:value-type="float" office:value="10000" calcext:value-type="float">
            <text:p>10000</text:p>
          </table:table-cell>
          <table:table-cell table:formula="of:=IF([.AT37]&gt;0;[.AT28];10000)" office:value-type="float" office:value="10000" calcext:value-type="float">
            <text:p>10000</text:p>
          </table:table-cell>
          <table:table-cell table:formula="of:=IF([.AU37]&gt;0;[.AU28];10000)" office:value-type="float" office:value="10000" calcext:value-type="float">
            <text:p>10000</text:p>
          </table:table-cell>
          <table:table-cell table:formula="of:=IF([.AV37]&gt;0;[.AV28];10000)" office:value-type="float" office:value="10000" calcext:value-type="float">
            <text:p>10000</text:p>
          </table:table-cell>
          <table:table-cell table:formula="of:=IF([.AW37]&gt;0;[.AW28];10000)" office:value-type="float" office:value="50" calcext:value-type="float">
            <text:p>50</text:p>
          </table:table-cell>
          <table:table-cell table:formula="of:=IF([.AX37]&gt;0;[.AX28];10000)" office:value-type="float" office:value="50" calcext:value-type="float">
            <text:p>50</text:p>
          </table:table-cell>
          <table:table-cell table:formula="of:=IF([.AY37]&gt;0;[.AY28];10000)" office:value-type="float" office:value="50" calcext:value-type="float">
            <text:p>50</text:p>
          </table:table-cell>
          <table:table-cell table:formula="of:=IF([.AZ37]&gt;0;[.AZ28];10000)" office:value-type="float" office:value="50" calcext:value-type="float">
            <text:p>50</text:p>
          </table:table-cell>
          <table:table-cell table:formula="of:=IF([.BA37]&gt;0;[.BA28];10000)" office:value-type="float" office:value="50" calcext:value-type="float">
            <text:p>50</text:p>
          </table:table-cell>
          <table:table-cell table:formula="of:=IF([.BB37]&gt;0;[.BB28];10000)" office:value-type="float" office:value="50" calcext:value-type="float">
            <text:p>50</text:p>
          </table:table-cell>
          <table:table-cell table:formula="of:=IF([.BC37]&gt;0;[.BC28];10000)" office:value-type="float" office:value="50" calcext:value-type="float">
            <text:p>50</text:p>
          </table:table-cell>
          <table:table-cell table:formula="of:=IF([.BD37]&gt;0;[.BD28];10000)" office:value-type="float" office:value="10000" calcext:value-type="float">
            <text:p>10000</text:p>
          </table:table-cell>
          <table:table-cell table:formula="of:=IF([.BE37]&gt;0;[.BE28];10000)" office:value-type="float" office:value="10000" calcext:value-type="float">
            <text:p>10000</text:p>
          </table:table-cell>
          <table:table-cell table:formula="of:=IF([.BF37]&gt;0;[.BF28];10000)" office:value-type="float" office:value="10000" calcext:value-type="float">
            <text:p>10000</text:p>
          </table:table-cell>
          <table:table-cell table:formula="of:=IF([.BG37]&gt;0;[.BG28];10000)" office:value-type="float" office:value="10000" calcext:value-type="float">
            <text:p>10000</text:p>
          </table:table-cell>
          <table:table-cell table:formula="of:=IF([.BH37]&gt;0;[.BH28];10000)" office:value-type="float" office:value="10000" calcext:value-type="float">
            <text:p>10000</text:p>
          </table:table-cell>
          <table:table-cell table:formula="of:=IF([.BI37]&gt;0;[.BI28];10000)" office:value-type="float" office:value="10000" calcext:value-type="float">
            <text:p>10000</text:p>
          </table:table-cell>
          <table:table-cell table:formula="of:=IF([.BJ37]&gt;0;[.BJ28];10000)" office:value-type="float" office:value="10000" calcext:value-type="float">
            <text:p>10000</text:p>
          </table:table-cell>
          <table:table-cell table:formula="of:=IF([.BK37]&gt;0;[.BK28];10000)" office:value-type="float" office:value="10000" calcext:value-type="float">
            <text:p>10000</text:p>
          </table:table-cell>
          <table:table-cell table:formula="of:=IF([.BL37]&gt;0;[.BL28];10000)" office:value-type="float" office:value="10000" calcext:value-type="float">
            <text:p>10000</text:p>
          </table:table-cell>
          <table:table-cell table:formula="of:=IF([.BM37]&gt;0;[.BM28];10000)" office:value-type="float" office:value="10000" calcext:value-type="float">
            <text:p>10000</text:p>
          </table:table-cell>
          <table:table-cell table:formula="of:=IF([.BN37]&gt;0;[.BN28];10000)" office:value-type="float" office:value="10000" calcext:value-type="float">
            <text:p>10000</text:p>
          </table:table-cell>
          <table:table-cell table:formula="of:=IF([.BO37]&gt;0;[.BO28];10000)" office:value-type="float" office:value="10000" calcext:value-type="float">
            <text:p>10000</text:p>
          </table:table-cell>
          <table:table-cell table:formula="of:=IF([.BP37]&gt;0;[.BP28];10000)" office:value-type="float" office:value="10000" calcext:value-type="float">
            <text:p>10000</text:p>
          </table:table-cell>
          <table:table-cell table:formula="of:=IF([.BQ37]&gt;0;[.BQ28];10000)" office:value-type="float" office:value="70" calcext:value-type="float">
            <text:p>70</text:p>
          </table:table-cell>
          <table:table-cell table:formula="of:=IF([.BR37]&gt;0;[.BR28];10000)" office:value-type="float" office:value="70" calcext:value-type="float">
            <text:p>70</text:p>
          </table:table-cell>
          <table:table-cell table:formula="of:=IF([.BS37]&gt;0;[.BS28];10000)" office:value-type="float" office:value="70" calcext:value-type="float">
            <text:p>70</text:p>
          </table:table-cell>
          <table:table-cell table:formula="of:=IF([.BT37]&gt;0;[.BT28];10000)" office:value-type="float" office:value="10000" calcext:value-type="float">
            <text:p>10000</text:p>
          </table:table-cell>
          <table:table-cell table:formula="of:=IF([.BU37]&gt;0;[.BU28];10000)" office:value-type="float" office:value="10000" calcext:value-type="float">
            <text:p>10000</text:p>
          </table:table-cell>
          <table:table-cell table:formula="of:=IF([.BV37]&gt;0;[.BV28];10000)" office:value-type="float" office:value="10000" calcext:value-type="float">
            <text:p>10000</text:p>
          </table:table-cell>
          <table:table-cell table:formula="of:=IF([.BW37]&gt;0;[.BW28];10000)" office:value-type="float" office:value="10000" calcext:value-type="float">
            <text:p>10000</text:p>
          </table:table-cell>
          <table:table-cell table:formula="of:=IF([.BX37]&gt;0;[.BX28];10000)" office:value-type="float" office:value="10000" calcext:value-type="float">
            <text:p>10000</text:p>
          </table:table-cell>
          <table:table-cell table:formula="of:=IF([.BY37]&gt;0;[.BY28];10000)" office:value-type="float" office:value="10000" calcext:value-type="float">
            <text:p>10000</text:p>
          </table:table-cell>
          <table:table-cell table:formula="of:=IF([.BZ37]&gt;0;[.BZ28];10000)" office:value-type="float" office:value="10000" calcext:value-type="float">
            <text:p>10000</text:p>
          </table:table-cell>
          <table:table-cell table:formula="of:=IF([.CA37]&gt;0;[.CA28];10000)" office:value-type="float" office:value="10000" calcext:value-type="float">
            <text:p>10000</text:p>
          </table:table-cell>
          <table:table-cell table:formula="of:=IF([.CB37]&gt;0;[.CB28];10000)" office:value-type="float" office:value="10000" calcext:value-type="float">
            <text:p>10000</text:p>
          </table:table-cell>
          <table:table-cell table:formula="of:=IF([.CC37]&gt;0;[.CC28];10000)" office:value-type="float" office:value="10000" calcext:value-type="float">
            <text:p>10000</text:p>
          </table:table-cell>
          <table:table-cell table:formula="of:=IF([.CD37]&gt;0;[.CD28];10000)" office:value-type="float" office:value="10000" calcext:value-type="float">
            <text:p>10000</text:p>
          </table:table-cell>
          <table:table-cell table:formula="of:=IF([.CE37]&gt;0;[.CE28];10000)" office:value-type="float" office:value="10000" calcext:value-type="float">
            <text:p>10000</text:p>
          </table:table-cell>
          <table:table-cell table:formula="of:=IF([.CF37]&gt;0;[.CF28];10000)" office:value-type="float" office:value="10000" calcext:value-type="float">
            <text:p>10000</text:p>
          </table:table-cell>
          <table:table-cell table:formula="of:=IF([.CG37]&gt;0;[.CG28];10000)" office:value-type="float" office:value="10000" calcext:value-type="float">
            <text:p>10000</text:p>
          </table:table-cell>
          <table:table-cell table:formula="of:=IF([.CH37]&gt;0;[.CH28];10000)" office:value-type="float" office:value="10000" calcext:value-type="float">
            <text:p>10000</text:p>
          </table:table-cell>
          <table:table-cell table:formula="of:=IF([.CI37]&gt;0;[.CI28];10000)" office:value-type="float" office:value="10000" calcext:value-type="float">
            <text:p>10000</text:p>
          </table:table-cell>
          <table:table-cell table:formula="of:=IF([.CJ37]&gt;0;[.CJ28];10000)" office:value-type="float" office:value="10000" calcext:value-type="float">
            <text:p>10000</text:p>
          </table:table-cell>
          <table:table-cell table:formula="of:=IF([.CK37]&gt;0;[.CK28];10000)" office:value-type="float" office:value="90" calcext:value-type="float">
            <text:p>90</text:p>
          </table:table-cell>
          <table:table-cell table:formula="of:=IF([.CL37]&gt;0;[.CL28];10000)" office:value-type="float" office:value="90" calcext:value-type="float">
            <text:p>90</text:p>
          </table:table-cell>
          <table:table-cell table:formula="of:=IF([.CM37]&gt;0;[.CM28];10000)" office:value-type="float" office:value="90" calcext:value-type="float">
            <text:p>90</text:p>
          </table:table-cell>
          <table:table-cell table:formula="of:=IF([.CN37]&gt;0;[.CN28];10000)" office:value-type="float" office:value="90" calcext:value-type="float">
            <text:p>90</text:p>
          </table:table-cell>
          <table:table-cell table:formula="of:=IF([.CO37]&gt;0;[.CO28];10000)" office:value-type="float" office:value="10000" calcext:value-type="float">
            <text:p>10000</text:p>
          </table:table-cell>
          <table:table-cell table:formula="of:=IF([.CP37]&gt;0;[.CP28];10000)" office:value-type="float" office:value="10000" calcext:value-type="float">
            <text:p>10000</text:p>
          </table:table-cell>
          <table:table-cell table:formula="of:=IF([.CQ37]&gt;0;[.CQ28];10000)" office:value-type="float" office:value="10000" calcext:value-type="float">
            <text:p>10000</text:p>
          </table:table-cell>
          <table:table-cell table:formula="of:=IF([.CR37]&gt;0;[.CR28];10000)" office:value-type="float" office:value="10000" calcext:value-type="float">
            <text:p>10000</text:p>
          </table:table-cell>
          <table:table-cell table:formula="of:=IF([.CS37]&gt;0;[.CS28];10000)" office:value-type="float" office:value="10000" calcext:value-type="float">
            <text:p>10000</text:p>
          </table:table-cell>
          <table:table-cell table:formula="of:=IF([.CT37]&gt;0;[.CT28];10000)" office:value-type="float" office:value="10000" calcext:value-type="float">
            <text:p>10000</text:p>
          </table:table-cell>
          <table:table-cell table:formula="of:=IF([.CU37]&gt;0;[.CU28];10000)" office:value-type="float" office:value="10000" calcext:value-type="float">
            <text:p>10000</text:p>
          </table:table-cell>
          <table:table-cell table:formula="of:=IF([.CV37]&gt;0;[.CV28];10000)" office:value-type="float" office:value="10000" calcext:value-type="float">
            <text:p>10000</text:p>
          </table:table-cell>
          <table:table-cell table:formula="of:=IF([.CW37]&gt;0;[.CW28];10000)" office:value-type="float" office:value="10000" calcext:value-type="float">
            <text:p>10000</text:p>
          </table:table-cell>
          <table:table-cell table:formula="of:=IF([.CX37]&gt;0;[.CX28];10000)" office:value-type="float" office:value="10000" calcext:value-type="float">
            <text:p>10000</text:p>
          </table:table-cell>
          <table:table-cell table:formula="of:=IF([.CY37]&gt;0;[.CY28];10000)" office:value-type="float" office:value="10000" calcext:value-type="float">
            <text:p>10000</text:p>
          </table:table-cell>
          <table:table-cell table:formula="of:=IF([.CZ37]&gt;0;[.CZ28];10000)" office:value-type="float" office:value="10000" calcext:value-type="float">
            <text:p>10000</text:p>
          </table:table-cell>
          <table:table-cell table:formula="of:=IF([.DA37]&gt;0;[.DA28];10000)" office:value-type="float" office:value="10000" calcext:value-type="float">
            <text:p>10000</text:p>
          </table:table-cell>
          <table:table-cell table:formula="of:=IF([.DB37]&gt;0;[.DB28];10000)" office:value-type="float" office:value="10000" calcext:value-type="float">
            <text:p>10000</text:p>
          </table:table-cell>
          <table:table-cell table:formula="of:=IF([.DC37]&gt;0;[.DC28];10000)" office:value-type="float" office:value="10000" calcext:value-type="float">
            <text:p>10000</text:p>
          </table:table-cell>
          <table:table-cell table:formula="of:=IF([.DD37]&gt;0;[.DD28];10000)" office:value-type="float" office:value="10000" calcext:value-type="float">
            <text:p>10000</text:p>
          </table:table-cell>
          <table:table-cell table:formula="of:=IF([.DE37]&gt;0;[.DE28];10000)" office:value-type="float" office:value="110" calcext:value-type="float">
            <text:p>110</text:p>
          </table:table-cell>
          <table:table-cell table:formula="of:=IF([.DF37]&gt;0;[.DF28];10000)" office:value-type="float" office:value="110" calcext:value-type="float">
            <text:p>110</text:p>
          </table:table-cell>
          <table:table-cell table:formula="of:=IF([.DG37]&gt;0;[.DG28];10000)" office:value-type="float" office:value="110" calcext:value-type="float">
            <text:p>110</text:p>
          </table:table-cell>
          <table:table-cell table:formula="of:=IF([.DH37]&gt;0;[.DH28];10000)" office:value-type="float" office:value="110" calcext:value-type="float">
            <text:p>110</text:p>
          </table:table-cell>
          <table:table-cell table:formula="of:=IF([.DI37]&gt;0;[.DI28];10000)" office:value-type="float" office:value="110" calcext:value-type="float">
            <text:p>110</text:p>
          </table:table-cell>
          <table:table-cell table:formula="of:=IF([.DJ37]&gt;0;[.DJ28];10000)" office:value-type="float" office:value="10000" calcext:value-type="float">
            <text:p>10000</text:p>
          </table:table-cell>
          <table:table-cell table:formula="of:=IF([.DK37]&gt;0;[.DK28];10000)" office:value-type="float" office:value="10000" calcext:value-type="float">
            <text:p>10000</text:p>
          </table:table-cell>
          <table:table-cell table:formula="of:=IF([.DL37]&gt;0;[.DL28];10000)" office:value-type="float" office:value="10000" calcext:value-type="float">
            <text:p>10000</text:p>
          </table:table-cell>
          <table:table-cell table:formula="of:=IF([.DM37]&gt;0;[.DM28];10000)" office:value-type="float" office:value="10000" calcext:value-type="float">
            <text:p>10000</text:p>
          </table:table-cell>
          <table:table-cell table:formula="of:=IF([.DN37]&gt;0;[.DN28];10000)" office:value-type="float" office:value="10000" calcext:value-type="float">
            <text:p>10000</text:p>
          </table:table-cell>
          <table:table-cell table:formula="of:=IF([.DO37]&gt;0;[.DO28];10000)" office:value-type="float" office:value="10000" calcext:value-type="float">
            <text:p>10000</text:p>
          </table:table-cell>
          <table:table-cell table:formula="of:=IF([.DP37]&gt;0;[.DP28];10000)" office:value-type="float" office:value="10000" calcext:value-type="float">
            <text:p>10000</text:p>
          </table:table-cell>
          <table:table-cell table:formula="of:=IF([.DQ37]&gt;0;[.DQ28];10000)" office:value-type="float" office:value="10000" calcext:value-type="float">
            <text:p>10000</text:p>
          </table:table-cell>
          <table:table-cell table:formula="of:=IF([.DR37]&gt;0;[.DR28];10000)" office:value-type="float" office:value="10000" calcext:value-type="float">
            <text:p>10000</text:p>
          </table:table-cell>
          <table:table-cell table:formula="of:=IF([.DS37]&gt;0;[.DS28];10000)" office:value-type="float" office:value="10000" calcext:value-type="float">
            <text:p>10000</text:p>
          </table:table-cell>
          <table:table-cell table:formula="of:=IF([.DT37]&gt;0;[.DT28];10000)" office:value-type="float" office:value="10000" calcext:value-type="float">
            <text:p>10000</text:p>
          </table:table-cell>
          <table:table-cell table:formula="of:=IF([.DU37]&gt;0;[.DU28];10000)" office:value-type="float" office:value="10000" calcext:value-type="float">
            <text:p>10000</text:p>
          </table:table-cell>
          <table:table-cell table:formula="of:=IF([.DV37]&gt;0;[.DV28];10000)" office:value-type="float" office:value="10000" calcext:value-type="float">
            <text:p>10000</text:p>
          </table:table-cell>
          <table:table-cell table:formula="of:=IF([.DW37]&gt;0;[.DW28];10000)" office:value-type="float" office:value="10000" calcext:value-type="float">
            <text:p>10000</text:p>
          </table:table-cell>
          <table:table-cell table:formula="of:=IF([.DX37]&gt;0;[.DX28];10000)" office:value-type="float" office:value="10000" calcext:value-type="float">
            <text:p>10000</text:p>
          </table:table-cell>
          <table:table-cell table:formula="of:=IF([.DY37]&gt;0;[.DY28];10000)" office:value-type="float" office:value="130" calcext:value-type="float">
            <text:p>130</text:p>
          </table:table-cell>
          <table:table-cell table:formula="of:=IF([.DZ37]&gt;0;[.DZ28];10000)" office:value-type="float" office:value="130" calcext:value-type="float">
            <text:p>130</text:p>
          </table:table-cell>
          <table:table-cell table:formula="of:=IF([.EA37]&gt;0;[.EA28];10000)" office:value-type="float" office:value="130" calcext:value-type="float">
            <text:p>130</text:p>
          </table:table-cell>
        </table:table-row>
        <table:table-row table:style-name="ro1" table:visibility="collapse">
          <table:table-cell table:number-columns-repeated="8"/>
          <table:table-cell table:formula="of:=IF([.I38]&gt;0;[.I29];10000)" office:value-type="float" office:value="10000" calcext:value-type="float">
            <text:p>10000</text:p>
          </table:table-cell>
          <table:table-cell table:formula="of:=IF([.J38]&gt;0;[.J29];10000)" office:value-type="float" office:value="10000" calcext:value-type="float">
            <text:p>10000</text:p>
          </table:table-cell>
          <table:table-cell table:formula="of:=IF([.K38]&gt;0;[.K29];10000)" office:value-type="float" office:value="10000" calcext:value-type="float">
            <text:p>10000</text:p>
          </table:table-cell>
          <table:table-cell table:formula="of:=IF([.L38]&gt;0;[.L29];10000)" office:value-type="float" office:value="10000" calcext:value-type="float">
            <text:p>10000</text:p>
          </table:table-cell>
          <table:table-cell table:formula="of:=IF([.M38]&gt;0;[.M29];10000)" office:value-type="float" office:value="10000" calcext:value-type="float">
            <text:p>10000</text:p>
          </table:table-cell>
          <table:table-cell table:formula="of:=IF([.N38]&gt;0;[.N29];10000)" office:value-type="float" office:value="10000" calcext:value-type="float">
            <text:p>10000</text:p>
          </table:table-cell>
          <table:table-cell table:formula="of:=IF([.O38]&gt;0;[.O29];10000)" office:value-type="float" office:value="10000" calcext:value-type="float">
            <text:p>10000</text:p>
          </table:table-cell>
          <table:table-cell table:formula="of:=IF([.P38]&gt;0;[.P29];10000)" office:value-type="float" office:value="10000" calcext:value-type="float">
            <text:p>10000</text:p>
          </table:table-cell>
          <table:table-cell table:formula="of:=IF([.Q38]&gt;0;[.Q29];10000)" office:value-type="float" office:value="10000" calcext:value-type="float">
            <text:p>10000</text:p>
          </table:table-cell>
          <table:table-cell table:formula="of:=IF([.R38]&gt;0;[.R29];10000)" office:value-type="float" office:value="10000" calcext:value-type="float">
            <text:p>10000</text:p>
          </table:table-cell>
          <table:table-cell table:formula="of:=IF([.S38]&gt;0;[.S29];10000)" office:value-type="float" office:value="10000" calcext:value-type="float">
            <text:p>10000</text:p>
          </table:table-cell>
          <table:table-cell table:formula="of:=IF([.T38]&gt;0;[.T29];10000)" office:value-type="float" office:value="10000" calcext:value-type="float">
            <text:p>10000</text:p>
          </table:table-cell>
          <table:table-cell table:formula="of:=IF([.U38]&gt;0;[.U29];10000)" office:value-type="float" office:value="10000" calcext:value-type="float">
            <text:p>10000</text:p>
          </table:table-cell>
          <table:table-cell table:formula="of:=IF([.V38]&gt;0;[.V29];10000)" office:value-type="float" office:value="10000" calcext:value-type="float">
            <text:p>10000</text:p>
          </table:table-cell>
          <table:table-cell table:formula="of:=IF([.W38]&gt;0;[.W29];10000)" office:value-type="float" office:value="10000" calcext:value-type="float">
            <text:p>10000</text:p>
          </table:table-cell>
          <table:table-cell table:formula="of:=IF([.X38]&gt;0;[.X29];10000)" office:value-type="float" office:value="10000" calcext:value-type="float">
            <text:p>10000</text:p>
          </table:table-cell>
          <table:table-cell table:formula="of:=IF([.Y38]&gt;0;[.Y29];10000)" office:value-type="float" office:value="10000" calcext:value-type="float">
            <text:p>10000</text:p>
          </table:table-cell>
          <table:table-cell table:formula="of:=IF([.Z38]&gt;0;[.Z29];10000)" office:value-type="float" office:value="10000" calcext:value-type="float">
            <text:p>10000</text:p>
          </table:table-cell>
          <table:table-cell table:formula="of:=IF([.AA38]&gt;0;[.AA29];10000)" office:value-type="float" office:value="10000" calcext:value-type="float">
            <text:p>10000</text:p>
          </table:table-cell>
          <table:table-cell table:formula="of:=IF([.AB38]&gt;0;[.AB29];10000)" office:value-type="float" office:value="10000" calcext:value-type="float">
            <text:p>10000</text:p>
          </table:table-cell>
          <table:table-cell table:formula="of:=IF([.AC38]&gt;0;[.AC29];10000)" office:value-type="float" office:value="10000" calcext:value-type="float">
            <text:p>10000</text:p>
          </table:table-cell>
          <table:table-cell table:formula="of:=IF([.AD38]&gt;0;[.AD29];10000)" office:value-type="float" office:value="10000" calcext:value-type="float">
            <text:p>10000</text:p>
          </table:table-cell>
          <table:table-cell table:formula="of:=IF([.AE38]&gt;0;[.AE29];10000)" office:value-type="float" office:value="10000" calcext:value-type="float">
            <text:p>10000</text:p>
          </table:table-cell>
          <table:table-cell table:formula="of:=IF([.AF38]&gt;0;[.AF29];10000)" office:value-type="float" office:value="10000" calcext:value-type="float">
            <text:p>10000</text:p>
          </table:table-cell>
          <table:table-cell table:formula="of:=IF([.AG38]&gt;0;[.AG29];10000)" office:value-type="float" office:value="10000" calcext:value-type="float">
            <text:p>10000</text:p>
          </table:table-cell>
          <table:table-cell table:formula="of:=IF([.AH38]&gt;0;[.AH29];10000)" office:value-type="float" office:value="10000" calcext:value-type="float">
            <text:p>10000</text:p>
          </table:table-cell>
          <table:table-cell table:formula="of:=IF([.AI38]&gt;0;[.AI29];10000)" office:value-type="float" office:value="10000" calcext:value-type="float">
            <text:p>10000</text:p>
          </table:table-cell>
          <table:table-cell table:formula="of:=IF([.AJ38]&gt;0;[.AJ29];10000)" office:value-type="float" office:value="10000" calcext:value-type="float">
            <text:p>10000</text:p>
          </table:table-cell>
          <table:table-cell table:formula="of:=IF([.AK38]&gt;0;[.AK29];10000)" office:value-type="float" office:value="10000" calcext:value-type="float">
            <text:p>10000</text:p>
          </table:table-cell>
          <table:table-cell table:formula="of:=IF([.AL38]&gt;0;[.AL29];10000)" office:value-type="float" office:value="10000" calcext:value-type="float">
            <text:p>10000</text:p>
          </table:table-cell>
          <table:table-cell table:formula="of:=IF([.AM38]&gt;0;[.AM29];10000)" office:value-type="float" office:value="10000" calcext:value-type="float">
            <text:p>10000</text:p>
          </table:table-cell>
          <table:table-cell table:formula="of:=IF([.AN38]&gt;0;[.AN29];10000)" office:value-type="float" office:value="10000" calcext:value-type="float">
            <text:p>10000</text:p>
          </table:table-cell>
          <table:table-cell table:formula="of:=IF([.AO38]&gt;0;[.AO29];10000)" office:value-type="float" office:value="10000" calcext:value-type="float">
            <text:p>10000</text:p>
          </table:table-cell>
          <table:table-cell table:formula="of:=IF([.AP38]&gt;0;[.AP29];10000)" office:value-type="float" office:value="10000" calcext:value-type="float">
            <text:p>10000</text:p>
          </table:table-cell>
          <table:table-cell table:formula="of:=IF([.AQ38]&gt;0;[.AQ29];10000)" office:value-type="float" office:value="10000" calcext:value-type="float">
            <text:p>10000</text:p>
          </table:table-cell>
          <table:table-cell table:formula="of:=IF([.AR38]&gt;0;[.AR29];10000)" office:value-type="float" office:value="10000" calcext:value-type="float">
            <text:p>10000</text:p>
          </table:table-cell>
          <table:table-cell table:formula="of:=IF([.AS38]&gt;0;[.AS29];10000)" office:value-type="float" office:value="10000" calcext:value-type="float">
            <text:p>10000</text:p>
          </table:table-cell>
          <table:table-cell table:formula="of:=IF([.AT38]&gt;0;[.AT29];10000)" office:value-type="float" office:value="10000" calcext:value-type="float">
            <text:p>10000</text:p>
          </table:table-cell>
          <table:table-cell table:formula="of:=IF([.AU38]&gt;0;[.AU29];10000)" office:value-type="float" office:value="10000" calcext:value-type="float">
            <text:p>10000</text:p>
          </table:table-cell>
          <table:table-cell table:formula="of:=IF([.AV38]&gt;0;[.AV29];10000)" office:value-type="float" office:value="10000" calcext:value-type="float">
            <text:p>10000</text:p>
          </table:table-cell>
          <table:table-cell table:formula="of:=IF([.AW38]&gt;0;[.AW29];10000)" office:value-type="float" office:value="10000" calcext:value-type="float">
            <text:p>10000</text:p>
          </table:table-cell>
          <table:table-cell table:formula="of:=IF([.AX38]&gt;0;[.AX29];10000)" office:value-type="float" office:value="10000" calcext:value-type="float">
            <text:p>10000</text:p>
          </table:table-cell>
          <table:table-cell table:formula="of:=IF([.AY38]&gt;0;[.AY29];10000)" office:value-type="float" office:value="10000" calcext:value-type="float">
            <text:p>10000</text:p>
          </table:table-cell>
          <table:table-cell table:formula="of:=IF([.AZ38]&gt;0;[.AZ29];10000)" office:value-type="float" office:value="10000" calcext:value-type="float">
            <text:p>10000</text:p>
          </table:table-cell>
          <table:table-cell table:formula="of:=IF([.BA38]&gt;0;[.BA29];10000)" office:value-type="float" office:value="10000" calcext:value-type="float">
            <text:p>10000</text:p>
          </table:table-cell>
          <table:table-cell table:formula="of:=IF([.BB38]&gt;0;[.BB29];10000)" office:value-type="float" office:value="10000" calcext:value-type="float">
            <text:p>10000</text:p>
          </table:table-cell>
          <table:table-cell table:formula="of:=IF([.BC38]&gt;0;[.BC29];10000)" office:value-type="float" office:value="10000" calcext:value-type="float">
            <text:p>10000</text:p>
          </table:table-cell>
          <table:table-cell table:formula="of:=IF([.BD38]&gt;0;[.BD29];10000)" office:value-type="float" office:value="10000" calcext:value-type="float">
            <text:p>10000</text:p>
          </table:table-cell>
          <table:table-cell table:formula="of:=IF([.BE38]&gt;0;[.BE29];10000)" office:value-type="float" office:value="10000" calcext:value-type="float">
            <text:p>10000</text:p>
          </table:table-cell>
          <table:table-cell table:formula="of:=IF([.BF38]&gt;0;[.BF29];10000)" office:value-type="float" office:value="10000" calcext:value-type="float">
            <text:p>10000</text:p>
          </table:table-cell>
          <table:table-cell table:formula="of:=IF([.BG38]&gt;0;[.BG29];10000)" office:value-type="float" office:value="10000" calcext:value-type="float">
            <text:p>10000</text:p>
          </table:table-cell>
          <table:table-cell table:formula="of:=IF([.BH38]&gt;0;[.BH29];10000)" office:value-type="float" office:value="10000" calcext:value-type="float">
            <text:p>10000</text:p>
          </table:table-cell>
          <table:table-cell table:formula="of:=IF([.BI38]&gt;0;[.BI29];10000)" office:value-type="float" office:value="10000" calcext:value-type="float">
            <text:p>10000</text:p>
          </table:table-cell>
          <table:table-cell table:formula="of:=IF([.BJ38]&gt;0;[.BJ29];10000)" office:value-type="float" office:value="10000" calcext:value-type="float">
            <text:p>10000</text:p>
          </table:table-cell>
          <table:table-cell table:formula="of:=IF([.BK38]&gt;0;[.BK29];10000)" office:value-type="float" office:value="10000" calcext:value-type="float">
            <text:p>10000</text:p>
          </table:table-cell>
          <table:table-cell table:formula="of:=IF([.BL38]&gt;0;[.BL29];10000)" office:value-type="float" office:value="10000" calcext:value-type="float">
            <text:p>10000</text:p>
          </table:table-cell>
          <table:table-cell table:formula="of:=IF([.BM38]&gt;0;[.BM29];10000)" office:value-type="float" office:value="10000" calcext:value-type="float">
            <text:p>10000</text:p>
          </table:table-cell>
          <table:table-cell table:formula="of:=IF([.BN38]&gt;0;[.BN29];10000)" office:value-type="float" office:value="10000" calcext:value-type="float">
            <text:p>10000</text:p>
          </table:table-cell>
          <table:table-cell table:formula="of:=IF([.BO38]&gt;0;[.BO29];10000)" office:value-type="float" office:value="10000" calcext:value-type="float">
            <text:p>10000</text:p>
          </table:table-cell>
          <table:table-cell table:formula="of:=IF([.BP38]&gt;0;[.BP29];10000)" office:value-type="float" office:value="10000" calcext:value-type="float">
            <text:p>10000</text:p>
          </table:table-cell>
          <table:table-cell table:formula="of:=IF([.BQ38]&gt;0;[.BQ29];10000)" office:value-type="float" office:value="10000" calcext:value-type="float">
            <text:p>10000</text:p>
          </table:table-cell>
          <table:table-cell table:formula="of:=IF([.BR38]&gt;0;[.BR29];10000)" office:value-type="float" office:value="10000" calcext:value-type="float">
            <text:p>10000</text:p>
          </table:table-cell>
          <table:table-cell table:formula="of:=IF([.BS38]&gt;0;[.BS29];10000)" office:value-type="float" office:value="10000" calcext:value-type="float">
            <text:p>10000</text:p>
          </table:table-cell>
          <table:table-cell table:formula="of:=IF([.BT38]&gt;0;[.BT29];10000)" office:value-type="float" office:value="10000" calcext:value-type="float">
            <text:p>10000</text:p>
          </table:table-cell>
          <table:table-cell table:formula="of:=IF([.BU38]&gt;0;[.BU29];10000)" office:value-type="float" office:value="10000" calcext:value-type="float">
            <text:p>10000</text:p>
          </table:table-cell>
          <table:table-cell table:formula="of:=IF([.BV38]&gt;0;[.BV29];10000)" office:value-type="float" office:value="10000" calcext:value-type="float">
            <text:p>10000</text:p>
          </table:table-cell>
          <table:table-cell table:formula="of:=IF([.BW38]&gt;0;[.BW29];10000)" office:value-type="float" office:value="10000" calcext:value-type="float">
            <text:p>10000</text:p>
          </table:table-cell>
          <table:table-cell table:formula="of:=IF([.BX38]&gt;0;[.BX29];10000)" office:value-type="float" office:value="10000" calcext:value-type="float">
            <text:p>10000</text:p>
          </table:table-cell>
          <table:table-cell table:formula="of:=IF([.BY38]&gt;0;[.BY29];10000)" office:value-type="float" office:value="10000" calcext:value-type="float">
            <text:p>10000</text:p>
          </table:table-cell>
          <table:table-cell table:formula="of:=IF([.BZ38]&gt;0;[.BZ29];10000)" office:value-type="float" office:value="10000" calcext:value-type="float">
            <text:p>10000</text:p>
          </table:table-cell>
          <table:table-cell table:formula="of:=IF([.CA38]&gt;0;[.CA29];10000)" office:value-type="float" office:value="10000" calcext:value-type="float">
            <text:p>10000</text:p>
          </table:table-cell>
          <table:table-cell table:formula="of:=IF([.CB38]&gt;0;[.CB29];10000)" office:value-type="float" office:value="10000" calcext:value-type="float">
            <text:p>10000</text:p>
          </table:table-cell>
          <table:table-cell table:formula="of:=IF([.CC38]&gt;0;[.CC29];10000)" office:value-type="float" office:value="10000" calcext:value-type="float">
            <text:p>10000</text:p>
          </table:table-cell>
          <table:table-cell table:formula="of:=IF([.CD38]&gt;0;[.CD29];10000)" office:value-type="float" office:value="10000" calcext:value-type="float">
            <text:p>10000</text:p>
          </table:table-cell>
          <table:table-cell table:formula="of:=IF([.CE38]&gt;0;[.CE29];10000)" office:value-type="float" office:value="10000" calcext:value-type="float">
            <text:p>10000</text:p>
          </table:table-cell>
          <table:table-cell table:formula="of:=IF([.CF38]&gt;0;[.CF29];10000)" office:value-type="float" office:value="10000" calcext:value-type="float">
            <text:p>10000</text:p>
          </table:table-cell>
          <table:table-cell table:formula="of:=IF([.CG38]&gt;0;[.CG29];10000)" office:value-type="float" office:value="10000" calcext:value-type="float">
            <text:p>10000</text:p>
          </table:table-cell>
          <table:table-cell table:formula="of:=IF([.CH38]&gt;0;[.CH29];10000)" office:value-type="float" office:value="10000" calcext:value-type="float">
            <text:p>10000</text:p>
          </table:table-cell>
          <table:table-cell table:formula="of:=IF([.CI38]&gt;0;[.CI29];10000)" office:value-type="float" office:value="10000" calcext:value-type="float">
            <text:p>10000</text:p>
          </table:table-cell>
          <table:table-cell table:formula="of:=IF([.CJ38]&gt;0;[.CJ29];10000)" office:value-type="float" office:value="10000" calcext:value-type="float">
            <text:p>10000</text:p>
          </table:table-cell>
          <table:table-cell table:formula="of:=IF([.CK38]&gt;0;[.CK29];10000)" office:value-type="float" office:value="10000" calcext:value-type="float">
            <text:p>10000</text:p>
          </table:table-cell>
          <table:table-cell table:formula="of:=IF([.CL38]&gt;0;[.CL29];10000)" office:value-type="float" office:value="10000" calcext:value-type="float">
            <text:p>10000</text:p>
          </table:table-cell>
          <table:table-cell table:formula="of:=IF([.CM38]&gt;0;[.CM29];10000)" office:value-type="float" office:value="10000" calcext:value-type="float">
            <text:p>10000</text:p>
          </table:table-cell>
          <table:table-cell table:formula="of:=IF([.CN38]&gt;0;[.CN29];10000)" office:value-type="float" office:value="10000" calcext:value-type="float">
            <text:p>10000</text:p>
          </table:table-cell>
          <table:table-cell table:formula="of:=IF([.CO38]&gt;0;[.CO29];10000)" office:value-type="float" office:value="10000" calcext:value-type="float">
            <text:p>10000</text:p>
          </table:table-cell>
          <table:table-cell table:formula="of:=IF([.CP38]&gt;0;[.CP29];10000)" office:value-type="float" office:value="10000" calcext:value-type="float">
            <text:p>10000</text:p>
          </table:table-cell>
          <table:table-cell table:formula="of:=IF([.CQ38]&gt;0;[.CQ29];10000)" office:value-type="float" office:value="10000" calcext:value-type="float">
            <text:p>10000</text:p>
          </table:table-cell>
          <table:table-cell table:formula="of:=IF([.CR38]&gt;0;[.CR29];10000)" office:value-type="float" office:value="10000" calcext:value-type="float">
            <text:p>10000</text:p>
          </table:table-cell>
          <table:table-cell table:formula="of:=IF([.CS38]&gt;0;[.CS29];10000)" office:value-type="float" office:value="10000" calcext:value-type="float">
            <text:p>10000</text:p>
          </table:table-cell>
          <table:table-cell table:formula="of:=IF([.CT38]&gt;0;[.CT29];10000)" office:value-type="float" office:value="10000" calcext:value-type="float">
            <text:p>10000</text:p>
          </table:table-cell>
          <table:table-cell table:formula="of:=IF([.CU38]&gt;0;[.CU29];10000)" office:value-type="float" office:value="10000" calcext:value-type="float">
            <text:p>10000</text:p>
          </table:table-cell>
          <table:table-cell table:formula="of:=IF([.CV38]&gt;0;[.CV29];10000)" office:value-type="float" office:value="10000" calcext:value-type="float">
            <text:p>10000</text:p>
          </table:table-cell>
          <table:table-cell table:formula="of:=IF([.CW38]&gt;0;[.CW29];10000)" office:value-type="float" office:value="10000" calcext:value-type="float">
            <text:p>10000</text:p>
          </table:table-cell>
          <table:table-cell table:formula="of:=IF([.CX38]&gt;0;[.CX29];10000)" office:value-type="float" office:value="10000" calcext:value-type="float">
            <text:p>10000</text:p>
          </table:table-cell>
          <table:table-cell table:formula="of:=IF([.CY38]&gt;0;[.CY29];10000)" office:value-type="float" office:value="10000" calcext:value-type="float">
            <text:p>10000</text:p>
          </table:table-cell>
          <table:table-cell table:formula="of:=IF([.CZ38]&gt;0;[.CZ29];10000)" office:value-type="float" office:value="10000" calcext:value-type="float">
            <text:p>10000</text:p>
          </table:table-cell>
          <table:table-cell table:formula="of:=IF([.DA38]&gt;0;[.DA29];10000)" office:value-type="float" office:value="10000" calcext:value-type="float">
            <text:p>10000</text:p>
          </table:table-cell>
          <table:table-cell table:formula="of:=IF([.DB38]&gt;0;[.DB29];10000)" office:value-type="float" office:value="10000" calcext:value-type="float">
            <text:p>10000</text:p>
          </table:table-cell>
          <table:table-cell table:formula="of:=IF([.DC38]&gt;0;[.DC29];10000)" office:value-type="float" office:value="10000" calcext:value-type="float">
            <text:p>10000</text:p>
          </table:table-cell>
          <table:table-cell table:formula="of:=IF([.DD38]&gt;0;[.DD29];10000)" office:value-type="float" office:value="10000" calcext:value-type="float">
            <text:p>10000</text:p>
          </table:table-cell>
          <table:table-cell table:formula="of:=IF([.DE38]&gt;0;[.DE29];10000)" office:value-type="float" office:value="10000" calcext:value-type="float">
            <text:p>10000</text:p>
          </table:table-cell>
          <table:table-cell table:formula="of:=IF([.DF38]&gt;0;[.DF29];10000)" office:value-type="float" office:value="10000" calcext:value-type="float">
            <text:p>10000</text:p>
          </table:table-cell>
          <table:table-cell table:formula="of:=IF([.DG38]&gt;0;[.DG29];10000)" office:value-type="float" office:value="10000" calcext:value-type="float">
            <text:p>10000</text:p>
          </table:table-cell>
          <table:table-cell table:formula="of:=IF([.DH38]&gt;0;[.DH29];10000)" office:value-type="float" office:value="10000" calcext:value-type="float">
            <text:p>10000</text:p>
          </table:table-cell>
          <table:table-cell table:formula="of:=IF([.DI38]&gt;0;[.DI29];10000)" office:value-type="float" office:value="10000" calcext:value-type="float">
            <text:p>10000</text:p>
          </table:table-cell>
          <table:table-cell table:formula="of:=IF([.DJ38]&gt;0;[.DJ29];10000)" office:value-type="float" office:value="10000" calcext:value-type="float">
            <text:p>10000</text:p>
          </table:table-cell>
          <table:table-cell table:formula="of:=IF([.DK38]&gt;0;[.DK29];10000)" office:value-type="float" office:value="10000" calcext:value-type="float">
            <text:p>10000</text:p>
          </table:table-cell>
          <table:table-cell table:formula="of:=IF([.DL38]&gt;0;[.DL29];10000)" office:value-type="float" office:value="10000" calcext:value-type="float">
            <text:p>10000</text:p>
          </table:table-cell>
          <table:table-cell table:formula="of:=IF([.DM38]&gt;0;[.DM29];10000)" office:value-type="float" office:value="10000" calcext:value-type="float">
            <text:p>10000</text:p>
          </table:table-cell>
          <table:table-cell table:formula="of:=IF([.DN38]&gt;0;[.DN29];10000)" office:value-type="float" office:value="10000" calcext:value-type="float">
            <text:p>10000</text:p>
          </table:table-cell>
          <table:table-cell table:formula="of:=IF([.DO38]&gt;0;[.DO29];10000)" office:value-type="float" office:value="10000" calcext:value-type="float">
            <text:p>10000</text:p>
          </table:table-cell>
          <table:table-cell table:formula="of:=IF([.DP38]&gt;0;[.DP29];10000)" office:value-type="float" office:value="10000" calcext:value-type="float">
            <text:p>10000</text:p>
          </table:table-cell>
          <table:table-cell table:formula="of:=IF([.DQ38]&gt;0;[.DQ29];10000)" office:value-type="float" office:value="10000" calcext:value-type="float">
            <text:p>10000</text:p>
          </table:table-cell>
          <table:table-cell table:formula="of:=IF([.DR38]&gt;0;[.DR29];10000)" office:value-type="float" office:value="10000" calcext:value-type="float">
            <text:p>10000</text:p>
          </table:table-cell>
          <table:table-cell table:formula="of:=IF([.DS38]&gt;0;[.DS29];10000)" office:value-type="float" office:value="10000" calcext:value-type="float">
            <text:p>10000</text:p>
          </table:table-cell>
          <table:table-cell table:formula="of:=IF([.DT38]&gt;0;[.DT29];10000)" office:value-type="float" office:value="10000" calcext:value-type="float">
            <text:p>10000</text:p>
          </table:table-cell>
          <table:table-cell table:formula="of:=IF([.DU38]&gt;0;[.DU29];10000)" office:value-type="float" office:value="10000" calcext:value-type="float">
            <text:p>10000</text:p>
          </table:table-cell>
          <table:table-cell table:formula="of:=IF([.DV38]&gt;0;[.DV29];10000)" office:value-type="float" office:value="10000" calcext:value-type="float">
            <text:p>10000</text:p>
          </table:table-cell>
          <table:table-cell table:formula="of:=IF([.DW38]&gt;0;[.DW29];10000)" office:value-type="float" office:value="10000" calcext:value-type="float">
            <text:p>10000</text:p>
          </table:table-cell>
          <table:table-cell table:formula="of:=IF([.DX38]&gt;0;[.DX29];10000)" office:value-type="float" office:value="10000" calcext:value-type="float">
            <text:p>10000</text:p>
          </table:table-cell>
          <table:table-cell table:formula="of:=IF([.DY38]&gt;0;[.DY29];10000)" office:value-type="float" office:value="10000" calcext:value-type="float">
            <text:p>10000</text:p>
          </table:table-cell>
          <table:table-cell table:formula="of:=IF([.DZ38]&gt;0;[.DZ29];10000)" office:value-type="float" office:value="10000" calcext:value-type="float">
            <text:p>10000</text:p>
          </table:table-cell>
          <table:table-cell table:formula="of:=IF([.EA38]&gt;0;[.EA29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[.I39]&gt;0;[.I30];10000)" office:value-type="float" office:value="10000" calcext:value-type="float">
            <text:p>10000</text:p>
          </table:table-cell>
          <table:table-cell table:formula="of:=IF([.J39]&gt;0;[.J30];10000)" office:value-type="float" office:value="10000" calcext:value-type="float">
            <text:p>10000</text:p>
          </table:table-cell>
          <table:table-cell table:formula="of:=IF([.K39]&gt;0;[.K30];10000)" office:value-type="float" office:value="10000" calcext:value-type="float">
            <text:p>10000</text:p>
          </table:table-cell>
          <table:table-cell table:formula="of:=IF([.L39]&gt;0;[.L30];10000)" office:value-type="float" office:value="10000" calcext:value-type="float">
            <text:p>10000</text:p>
          </table:table-cell>
          <table:table-cell table:formula="of:=IF([.M39]&gt;0;[.M30];10000)" office:value-type="float" office:value="10000" calcext:value-type="float">
            <text:p>10000</text:p>
          </table:table-cell>
          <table:table-cell table:formula="of:=IF([.N39]&gt;0;[.N30];10000)" office:value-type="float" office:value="10000" calcext:value-type="float">
            <text:p>10000</text:p>
          </table:table-cell>
          <table:table-cell table:formula="of:=IF([.O39]&gt;0;[.O30];10000)" office:value-type="float" office:value="10000" calcext:value-type="float">
            <text:p>10000</text:p>
          </table:table-cell>
          <table:table-cell table:formula="of:=IF([.P39]&gt;0;[.P30];10000)" office:value-type="float" office:value="10000" calcext:value-type="float">
            <text:p>10000</text:p>
          </table:table-cell>
          <table:table-cell table:formula="of:=IF([.Q39]&gt;0;[.Q30];10000)" office:value-type="float" office:value="10000" calcext:value-type="float">
            <text:p>10000</text:p>
          </table:table-cell>
          <table:table-cell table:formula="of:=IF([.R39]&gt;0;[.R30];10000)" office:value-type="float" office:value="10000" calcext:value-type="float">
            <text:p>10000</text:p>
          </table:table-cell>
          <table:table-cell table:formula="of:=IF([.S39]&gt;0;[.S30];10000)" office:value-type="float" office:value="10000" calcext:value-type="float">
            <text:p>10000</text:p>
          </table:table-cell>
          <table:table-cell table:formula="of:=IF([.T39]&gt;0;[.T30];10000)" office:value-type="float" office:value="10000" calcext:value-type="float">
            <text:p>10000</text:p>
          </table:table-cell>
          <table:table-cell table:formula="of:=IF([.U39]&gt;0;[.U30];10000)" office:value-type="float" office:value="10000" calcext:value-type="float">
            <text:p>10000</text:p>
          </table:table-cell>
          <table:table-cell table:formula="of:=IF([.V39]&gt;0;[.V30];10000)" office:value-type="float" office:value="10000" calcext:value-type="float">
            <text:p>10000</text:p>
          </table:table-cell>
          <table:table-cell table:formula="of:=IF([.W39]&gt;0;[.W30];10000)" office:value-type="float" office:value="10000" calcext:value-type="float">
            <text:p>10000</text:p>
          </table:table-cell>
          <table:table-cell table:formula="of:=IF([.X39]&gt;0;[.X30];10000)" office:value-type="float" office:value="10000" calcext:value-type="float">
            <text:p>10000</text:p>
          </table:table-cell>
          <table:table-cell table:formula="of:=IF([.Y39]&gt;0;[.Y30];10000)" office:value-type="float" office:value="10000" calcext:value-type="float">
            <text:p>10000</text:p>
          </table:table-cell>
          <table:table-cell table:formula="of:=IF([.Z39]&gt;0;[.Z30];10000)" office:value-type="float" office:value="10000" calcext:value-type="float">
            <text:p>10000</text:p>
          </table:table-cell>
          <table:table-cell table:formula="of:=IF([.AA39]&gt;0;[.AA30];10000)" office:value-type="float" office:value="10000" calcext:value-type="float">
            <text:p>10000</text:p>
          </table:table-cell>
          <table:table-cell table:formula="of:=IF([.AB39]&gt;0;[.AB30];10000)" office:value-type="float" office:value="10000" calcext:value-type="float">
            <text:p>10000</text:p>
          </table:table-cell>
          <table:table-cell table:formula="of:=IF([.AC39]&gt;0;[.AC30];10000)" office:value-type="float" office:value="10000" calcext:value-type="float">
            <text:p>10000</text:p>
          </table:table-cell>
          <table:table-cell table:formula="of:=IF([.AD39]&gt;0;[.AD30];10000)" office:value-type="float" office:value="10000" calcext:value-type="float">
            <text:p>10000</text:p>
          </table:table-cell>
          <table:table-cell table:formula="of:=IF([.AE39]&gt;0;[.AE30];10000)" office:value-type="float" office:value="10000" calcext:value-type="float">
            <text:p>10000</text:p>
          </table:table-cell>
          <table:table-cell table:formula="of:=IF([.AF39]&gt;0;[.AF30];10000)" office:value-type="float" office:value="10000" calcext:value-type="float">
            <text:p>10000</text:p>
          </table:table-cell>
          <table:table-cell table:formula="of:=IF([.AG39]&gt;0;[.AG30];10000)" office:value-type="float" office:value="10000" calcext:value-type="float">
            <text:p>10000</text:p>
          </table:table-cell>
          <table:table-cell table:formula="of:=IF([.AH39]&gt;0;[.AH30];10000)" office:value-type="float" office:value="10000" calcext:value-type="float">
            <text:p>10000</text:p>
          </table:table-cell>
          <table:table-cell table:formula="of:=IF([.AI39]&gt;0;[.AI30];10000)" office:value-type="float" office:value="10000" calcext:value-type="float">
            <text:p>10000</text:p>
          </table:table-cell>
          <table:table-cell table:formula="of:=IF([.AJ39]&gt;0;[.AJ30];10000)" office:value-type="float" office:value="10000" calcext:value-type="float">
            <text:p>10000</text:p>
          </table:table-cell>
          <table:table-cell table:formula="of:=IF([.AK39]&gt;0;[.AK30];10000)" office:value-type="float" office:value="10000" calcext:value-type="float">
            <text:p>10000</text:p>
          </table:table-cell>
          <table:table-cell table:formula="of:=IF([.AL39]&gt;0;[.AL30];10000)" office:value-type="float" office:value="10000" calcext:value-type="float">
            <text:p>10000</text:p>
          </table:table-cell>
          <table:table-cell table:formula="of:=IF([.AM39]&gt;0;[.AM30];10000)" office:value-type="float" office:value="10000" calcext:value-type="float">
            <text:p>10000</text:p>
          </table:table-cell>
          <table:table-cell table:formula="of:=IF([.AN39]&gt;0;[.AN30];10000)" office:value-type="float" office:value="10000" calcext:value-type="float">
            <text:p>10000</text:p>
          </table:table-cell>
          <table:table-cell table:formula="of:=IF([.AO39]&gt;0;[.AO30];10000)" office:value-type="float" office:value="10000" calcext:value-type="float">
            <text:p>10000</text:p>
          </table:table-cell>
          <table:table-cell table:formula="of:=IF([.AP39]&gt;0;[.AP30];10000)" office:value-type="float" office:value="10000" calcext:value-type="float">
            <text:p>10000</text:p>
          </table:table-cell>
          <table:table-cell table:formula="of:=IF([.AQ39]&gt;0;[.AQ30];10000)" office:value-type="float" office:value="10000" calcext:value-type="float">
            <text:p>10000</text:p>
          </table:table-cell>
          <table:table-cell table:formula="of:=IF([.AR39]&gt;0;[.AR30];10000)" office:value-type="float" office:value="10000" calcext:value-type="float">
            <text:p>10000</text:p>
          </table:table-cell>
          <table:table-cell table:formula="of:=IF([.AS39]&gt;0;[.AS30];10000)" office:value-type="float" office:value="10000" calcext:value-type="float">
            <text:p>10000</text:p>
          </table:table-cell>
          <table:table-cell table:formula="of:=IF([.AT39]&gt;0;[.AT30];10000)" office:value-type="float" office:value="10000" calcext:value-type="float">
            <text:p>10000</text:p>
          </table:table-cell>
          <table:table-cell table:formula="of:=IF([.AU39]&gt;0;[.AU30];10000)" office:value-type="float" office:value="10000" calcext:value-type="float">
            <text:p>10000</text:p>
          </table:table-cell>
          <table:table-cell table:formula="of:=IF([.AV39]&gt;0;[.AV30];10000)" office:value-type="float" office:value="10000" calcext:value-type="float">
            <text:p>10000</text:p>
          </table:table-cell>
          <table:table-cell table:formula="of:=IF([.AW39]&gt;0;[.AW30];10000)" office:value-type="float" office:value="10000" calcext:value-type="float">
            <text:p>10000</text:p>
          </table:table-cell>
          <table:table-cell table:formula="of:=IF([.AX39]&gt;0;[.AX30];10000)" office:value-type="float" office:value="10000" calcext:value-type="float">
            <text:p>10000</text:p>
          </table:table-cell>
          <table:table-cell table:formula="of:=IF([.AY39]&gt;0;[.AY30];10000)" office:value-type="float" office:value="10000" calcext:value-type="float">
            <text:p>10000</text:p>
          </table:table-cell>
          <table:table-cell table:formula="of:=IF([.AZ39]&gt;0;[.AZ30];10000)" office:value-type="float" office:value="10000" calcext:value-type="float">
            <text:p>10000</text:p>
          </table:table-cell>
          <table:table-cell table:formula="of:=IF([.BA39]&gt;0;[.BA30];10000)" office:value-type="float" office:value="10000" calcext:value-type="float">
            <text:p>10000</text:p>
          </table:table-cell>
          <table:table-cell table:formula="of:=IF([.BB39]&gt;0;[.BB30];10000)" office:value-type="float" office:value="10000" calcext:value-type="float">
            <text:p>10000</text:p>
          </table:table-cell>
          <table:table-cell table:formula="of:=IF([.BC39]&gt;0;[.BC30];10000)" office:value-type="float" office:value="10000" calcext:value-type="float">
            <text:p>10000</text:p>
          </table:table-cell>
          <table:table-cell table:formula="of:=IF([.BD39]&gt;0;[.BD30];10000)" office:value-type="float" office:value="10000" calcext:value-type="float">
            <text:p>10000</text:p>
          </table:table-cell>
          <table:table-cell table:formula="of:=IF([.BE39]&gt;0;[.BE30];10000)" office:value-type="float" office:value="10000" calcext:value-type="float">
            <text:p>10000</text:p>
          </table:table-cell>
          <table:table-cell table:formula="of:=IF([.BF39]&gt;0;[.BF30];10000)" office:value-type="float" office:value="10000" calcext:value-type="float">
            <text:p>10000</text:p>
          </table:table-cell>
          <table:table-cell table:formula="of:=IF([.BG39]&gt;0;[.BG30];10000)" office:value-type="float" office:value="10000" calcext:value-type="float">
            <text:p>10000</text:p>
          </table:table-cell>
          <table:table-cell table:formula="of:=IF([.BH39]&gt;0;[.BH30];10000)" office:value-type="float" office:value="10000" calcext:value-type="float">
            <text:p>10000</text:p>
          </table:table-cell>
          <table:table-cell table:formula="of:=IF([.BI39]&gt;0;[.BI30];10000)" office:value-type="float" office:value="10000" calcext:value-type="float">
            <text:p>10000</text:p>
          </table:table-cell>
          <table:table-cell table:formula="of:=IF([.BJ39]&gt;0;[.BJ30];10000)" office:value-type="float" office:value="10000" calcext:value-type="float">
            <text:p>10000</text:p>
          </table:table-cell>
          <table:table-cell table:formula="of:=IF([.BK39]&gt;0;[.BK30];10000)" office:value-type="float" office:value="10000" calcext:value-type="float">
            <text:p>10000</text:p>
          </table:table-cell>
          <table:table-cell table:formula="of:=IF([.BL39]&gt;0;[.BL30];10000)" office:value-type="float" office:value="10000" calcext:value-type="float">
            <text:p>10000</text:p>
          </table:table-cell>
          <table:table-cell table:formula="of:=IF([.BM39]&gt;0;[.BM30];10000)" office:value-type="float" office:value="10000" calcext:value-type="float">
            <text:p>10000</text:p>
          </table:table-cell>
          <table:table-cell table:formula="of:=IF([.BN39]&gt;0;[.BN30];10000)" office:value-type="float" office:value="10000" calcext:value-type="float">
            <text:p>10000</text:p>
          </table:table-cell>
          <table:table-cell table:formula="of:=IF([.BO39]&gt;0;[.BO30];10000)" office:value-type="float" office:value="10000" calcext:value-type="float">
            <text:p>10000</text:p>
          </table:table-cell>
          <table:table-cell table:formula="of:=IF([.BP39]&gt;0;[.BP30];10000)" office:value-type="float" office:value="10000" calcext:value-type="float">
            <text:p>10000</text:p>
          </table:table-cell>
          <table:table-cell table:formula="of:=IF([.BQ39]&gt;0;[.BQ30];10000)" office:value-type="float" office:value="10000" calcext:value-type="float">
            <text:p>10000</text:p>
          </table:table-cell>
          <table:table-cell table:formula="of:=IF([.BR39]&gt;0;[.BR30];10000)" office:value-type="float" office:value="10000" calcext:value-type="float">
            <text:p>10000</text:p>
          </table:table-cell>
          <table:table-cell table:formula="of:=IF([.BS39]&gt;0;[.BS30];10000)" office:value-type="float" office:value="10000" calcext:value-type="float">
            <text:p>10000</text:p>
          </table:table-cell>
          <table:table-cell table:formula="of:=IF([.BT39]&gt;0;[.BT30];10000)" office:value-type="float" office:value="10000" calcext:value-type="float">
            <text:p>10000</text:p>
          </table:table-cell>
          <table:table-cell table:formula="of:=IF([.BU39]&gt;0;[.BU30];10000)" office:value-type="float" office:value="10000" calcext:value-type="float">
            <text:p>10000</text:p>
          </table:table-cell>
          <table:table-cell table:formula="of:=IF([.BV39]&gt;0;[.BV30];10000)" office:value-type="float" office:value="10000" calcext:value-type="float">
            <text:p>10000</text:p>
          </table:table-cell>
          <table:table-cell table:formula="of:=IF([.BW39]&gt;0;[.BW30];10000)" office:value-type="float" office:value="10000" calcext:value-type="float">
            <text:p>10000</text:p>
          </table:table-cell>
          <table:table-cell table:formula="of:=IF([.BX39]&gt;0;[.BX30];10000)" office:value-type="float" office:value="10000" calcext:value-type="float">
            <text:p>10000</text:p>
          </table:table-cell>
          <table:table-cell table:formula="of:=IF([.BY39]&gt;0;[.BY30];10000)" office:value-type="float" office:value="10000" calcext:value-type="float">
            <text:p>10000</text:p>
          </table:table-cell>
          <table:table-cell table:formula="of:=IF([.BZ39]&gt;0;[.BZ30];10000)" office:value-type="float" office:value="10000" calcext:value-type="float">
            <text:p>10000</text:p>
          </table:table-cell>
          <table:table-cell table:formula="of:=IF([.CA39]&gt;0;[.CA30];10000)" office:value-type="float" office:value="10000" calcext:value-type="float">
            <text:p>10000</text:p>
          </table:table-cell>
          <table:table-cell table:formula="of:=IF([.CB39]&gt;0;[.CB30];10000)" office:value-type="float" office:value="10000" calcext:value-type="float">
            <text:p>10000</text:p>
          </table:table-cell>
          <table:table-cell table:formula="of:=IF([.CC39]&gt;0;[.CC30];10000)" office:value-type="float" office:value="10000" calcext:value-type="float">
            <text:p>10000</text:p>
          </table:table-cell>
          <table:table-cell table:formula="of:=IF([.CD39]&gt;0;[.CD30];10000)" office:value-type="float" office:value="10000" calcext:value-type="float">
            <text:p>10000</text:p>
          </table:table-cell>
          <table:table-cell table:formula="of:=IF([.CE39]&gt;0;[.CE30];10000)" office:value-type="float" office:value="10000" calcext:value-type="float">
            <text:p>10000</text:p>
          </table:table-cell>
          <table:table-cell table:formula="of:=IF([.CF39]&gt;0;[.CF30];10000)" office:value-type="float" office:value="10000" calcext:value-type="float">
            <text:p>10000</text:p>
          </table:table-cell>
          <table:table-cell table:formula="of:=IF([.CG39]&gt;0;[.CG30];10000)" office:value-type="float" office:value="10000" calcext:value-type="float">
            <text:p>10000</text:p>
          </table:table-cell>
          <table:table-cell table:formula="of:=IF([.CH39]&gt;0;[.CH30];10000)" office:value-type="float" office:value="10000" calcext:value-type="float">
            <text:p>10000</text:p>
          </table:table-cell>
          <table:table-cell table:formula="of:=IF([.CI39]&gt;0;[.CI30];10000)" office:value-type="float" office:value="10000" calcext:value-type="float">
            <text:p>10000</text:p>
          </table:table-cell>
          <table:table-cell table:formula="of:=IF([.CJ39]&gt;0;[.CJ30];10000)" office:value-type="float" office:value="10000" calcext:value-type="float">
            <text:p>10000</text:p>
          </table:table-cell>
          <table:table-cell table:formula="of:=IF([.CK39]&gt;0;[.CK30];10000)" office:value-type="float" office:value="10000" calcext:value-type="float">
            <text:p>10000</text:p>
          </table:table-cell>
          <table:table-cell table:formula="of:=IF([.CL39]&gt;0;[.CL30];10000)" office:value-type="float" office:value="10000" calcext:value-type="float">
            <text:p>10000</text:p>
          </table:table-cell>
          <table:table-cell table:formula="of:=IF([.CM39]&gt;0;[.CM30];10000)" office:value-type="float" office:value="10000" calcext:value-type="float">
            <text:p>10000</text:p>
          </table:table-cell>
          <table:table-cell table:formula="of:=IF([.CN39]&gt;0;[.CN30];10000)" office:value-type="float" office:value="10000" calcext:value-type="float">
            <text:p>10000</text:p>
          </table:table-cell>
          <table:table-cell table:formula="of:=IF([.CO39]&gt;0;[.CO30];10000)" office:value-type="float" office:value="10000" calcext:value-type="float">
            <text:p>10000</text:p>
          </table:table-cell>
          <table:table-cell table:formula="of:=IF([.CP39]&gt;0;[.CP30];10000)" office:value-type="float" office:value="10000" calcext:value-type="float">
            <text:p>10000</text:p>
          </table:table-cell>
          <table:table-cell table:formula="of:=IF([.CQ39]&gt;0;[.CQ30];10000)" office:value-type="float" office:value="10000" calcext:value-type="float">
            <text:p>10000</text:p>
          </table:table-cell>
          <table:table-cell table:formula="of:=IF([.CR39]&gt;0;[.CR30];10000)" office:value-type="float" office:value="10000" calcext:value-type="float">
            <text:p>10000</text:p>
          </table:table-cell>
          <table:table-cell table:formula="of:=IF([.CS39]&gt;0;[.CS30];10000)" office:value-type="float" office:value="10000" calcext:value-type="float">
            <text:p>10000</text:p>
          </table:table-cell>
          <table:table-cell table:formula="of:=IF([.CT39]&gt;0;[.CT30];10000)" office:value-type="float" office:value="10000" calcext:value-type="float">
            <text:p>10000</text:p>
          </table:table-cell>
          <table:table-cell table:formula="of:=IF([.CU39]&gt;0;[.CU30];10000)" office:value-type="float" office:value="10000" calcext:value-type="float">
            <text:p>10000</text:p>
          </table:table-cell>
          <table:table-cell table:formula="of:=IF([.CV39]&gt;0;[.CV30];10000)" office:value-type="float" office:value="10000" calcext:value-type="float">
            <text:p>10000</text:p>
          </table:table-cell>
          <table:table-cell table:formula="of:=IF([.CW39]&gt;0;[.CW30];10000)" office:value-type="float" office:value="10000" calcext:value-type="float">
            <text:p>10000</text:p>
          </table:table-cell>
          <table:table-cell table:formula="of:=IF([.CX39]&gt;0;[.CX30];10000)" office:value-type="float" office:value="10000" calcext:value-type="float">
            <text:p>10000</text:p>
          </table:table-cell>
          <table:table-cell table:formula="of:=IF([.CY39]&gt;0;[.CY30];10000)" office:value-type="float" office:value="10000" calcext:value-type="float">
            <text:p>10000</text:p>
          </table:table-cell>
          <table:table-cell table:formula="of:=IF([.CZ39]&gt;0;[.CZ30];10000)" office:value-type="float" office:value="10000" calcext:value-type="float">
            <text:p>10000</text:p>
          </table:table-cell>
          <table:table-cell table:formula="of:=IF([.DA39]&gt;0;[.DA30];10000)" office:value-type="float" office:value="10000" calcext:value-type="float">
            <text:p>10000</text:p>
          </table:table-cell>
          <table:table-cell table:formula="of:=IF([.DB39]&gt;0;[.DB30];10000)" office:value-type="float" office:value="10000" calcext:value-type="float">
            <text:p>10000</text:p>
          </table:table-cell>
          <table:table-cell table:formula="of:=IF([.DC39]&gt;0;[.DC30];10000)" office:value-type="float" office:value="10000" calcext:value-type="float">
            <text:p>10000</text:p>
          </table:table-cell>
          <table:table-cell table:formula="of:=IF([.DD39]&gt;0;[.DD30];10000)" office:value-type="float" office:value="10000" calcext:value-type="float">
            <text:p>10000</text:p>
          </table:table-cell>
          <table:table-cell table:formula="of:=IF([.DE39]&gt;0;[.DE30];10000)" office:value-type="float" office:value="10000" calcext:value-type="float">
            <text:p>10000</text:p>
          </table:table-cell>
          <table:table-cell table:formula="of:=IF([.DF39]&gt;0;[.DF30];10000)" office:value-type="float" office:value="10000" calcext:value-type="float">
            <text:p>10000</text:p>
          </table:table-cell>
          <table:table-cell table:formula="of:=IF([.DG39]&gt;0;[.DG30];10000)" office:value-type="float" office:value="10000" calcext:value-type="float">
            <text:p>10000</text:p>
          </table:table-cell>
          <table:table-cell table:formula="of:=IF([.DH39]&gt;0;[.DH30];10000)" office:value-type="float" office:value="10000" calcext:value-type="float">
            <text:p>10000</text:p>
          </table:table-cell>
          <table:table-cell table:formula="of:=IF([.DI39]&gt;0;[.DI30];10000)" office:value-type="float" office:value="10000" calcext:value-type="float">
            <text:p>10000</text:p>
          </table:table-cell>
          <table:table-cell table:formula="of:=IF([.DJ39]&gt;0;[.DJ30];10000)" office:value-type="float" office:value="10000" calcext:value-type="float">
            <text:p>10000</text:p>
          </table:table-cell>
          <table:table-cell table:formula="of:=IF([.DK39]&gt;0;[.DK30];10000)" office:value-type="float" office:value="10000" calcext:value-type="float">
            <text:p>10000</text:p>
          </table:table-cell>
          <table:table-cell table:formula="of:=IF([.DL39]&gt;0;[.DL30];10000)" office:value-type="float" office:value="10000" calcext:value-type="float">
            <text:p>10000</text:p>
          </table:table-cell>
          <table:table-cell table:formula="of:=IF([.DM39]&gt;0;[.DM30];10000)" office:value-type="float" office:value="10000" calcext:value-type="float">
            <text:p>10000</text:p>
          </table:table-cell>
          <table:table-cell table:formula="of:=IF([.DN39]&gt;0;[.DN30];10000)" office:value-type="float" office:value="10000" calcext:value-type="float">
            <text:p>10000</text:p>
          </table:table-cell>
          <table:table-cell table:formula="of:=IF([.DO39]&gt;0;[.DO30];10000)" office:value-type="float" office:value="10000" calcext:value-type="float">
            <text:p>10000</text:p>
          </table:table-cell>
          <table:table-cell table:formula="of:=IF([.DP39]&gt;0;[.DP30];10000)" office:value-type="float" office:value="10000" calcext:value-type="float">
            <text:p>10000</text:p>
          </table:table-cell>
          <table:table-cell table:formula="of:=IF([.DQ39]&gt;0;[.DQ30];10000)" office:value-type="float" office:value="10000" calcext:value-type="float">
            <text:p>10000</text:p>
          </table:table-cell>
          <table:table-cell table:formula="of:=IF([.DR39]&gt;0;[.DR30];10000)" office:value-type="float" office:value="10000" calcext:value-type="float">
            <text:p>10000</text:p>
          </table:table-cell>
          <table:table-cell table:formula="of:=IF([.DS39]&gt;0;[.DS30];10000)" office:value-type="float" office:value="10000" calcext:value-type="float">
            <text:p>10000</text:p>
          </table:table-cell>
          <table:table-cell table:formula="of:=IF([.DT39]&gt;0;[.DT30];10000)" office:value-type="float" office:value="10000" calcext:value-type="float">
            <text:p>10000</text:p>
          </table:table-cell>
          <table:table-cell table:formula="of:=IF([.DU39]&gt;0;[.DU30];10000)" office:value-type="float" office:value="10000" calcext:value-type="float">
            <text:p>10000</text:p>
          </table:table-cell>
          <table:table-cell table:formula="of:=IF([.DV39]&gt;0;[.DV30];10000)" office:value-type="float" office:value="10000" calcext:value-type="float">
            <text:p>10000</text:p>
          </table:table-cell>
          <table:table-cell table:formula="of:=IF([.DW39]&gt;0;[.DW30];10000)" office:value-type="float" office:value="10000" calcext:value-type="float">
            <text:p>10000</text:p>
          </table:table-cell>
          <table:table-cell table:formula="of:=IF([.DX39]&gt;0;[.DX30];10000)" office:value-type="float" office:value="10000" calcext:value-type="float">
            <text:p>10000</text:p>
          </table:table-cell>
          <table:table-cell table:formula="of:=IF([.DY39]&gt;0;[.DY30];10000)" office:value-type="float" office:value="10000" calcext:value-type="float">
            <text:p>10000</text:p>
          </table:table-cell>
          <table:table-cell table:formula="of:=IF([.DZ39]&gt;0;[.DZ30];10000)" office:value-type="float" office:value="10000" calcext:value-type="float">
            <text:p>10000</text:p>
          </table:table-cell>
          <table:table-cell table:formula="of:=IF([.EA39]&gt;0;[.EA30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[.I40]&gt;0;[.I31];10000)" office:value-type="float" office:value="10000" calcext:value-type="float">
            <text:p>10000</text:p>
          </table:table-cell>
          <table:table-cell table:formula="of:=IF([.J40]&gt;0;[.J31];10000)" office:value-type="float" office:value="10000" calcext:value-type="float">
            <text:p>10000</text:p>
          </table:table-cell>
          <table:table-cell table:formula="of:=IF([.K40]&gt;0;[.K31];10000)" office:value-type="float" office:value="10000" calcext:value-type="float">
            <text:p>10000</text:p>
          </table:table-cell>
          <table:table-cell table:formula="of:=IF([.L40]&gt;0;[.L31];10000)" office:value-type="float" office:value="10000" calcext:value-type="float">
            <text:p>10000</text:p>
          </table:table-cell>
          <table:table-cell table:formula="of:=IF([.M40]&gt;0;[.M31];10000)" office:value-type="float" office:value="10000" calcext:value-type="float">
            <text:p>10000</text:p>
          </table:table-cell>
          <table:table-cell table:formula="of:=IF([.N40]&gt;0;[.N31];10000)" office:value-type="float" office:value="10000" calcext:value-type="float">
            <text:p>10000</text:p>
          </table:table-cell>
          <table:table-cell table:formula="of:=IF([.O40]&gt;0;[.O31];10000)" office:value-type="float" office:value="10000" calcext:value-type="float">
            <text:p>10000</text:p>
          </table:table-cell>
          <table:table-cell table:formula="of:=IF([.P40]&gt;0;[.P31];10000)" office:value-type="float" office:value="10000" calcext:value-type="float">
            <text:p>10000</text:p>
          </table:table-cell>
          <table:table-cell table:formula="of:=IF([.Q40]&gt;0;[.Q31];10000)" office:value-type="float" office:value="10000" calcext:value-type="float">
            <text:p>10000</text:p>
          </table:table-cell>
          <table:table-cell table:formula="of:=IF([.R40]&gt;0;[.R31];10000)" office:value-type="float" office:value="10000" calcext:value-type="float">
            <text:p>10000</text:p>
          </table:table-cell>
          <table:table-cell table:formula="of:=IF([.S40]&gt;0;[.S31];10000)" office:value-type="float" office:value="10000" calcext:value-type="float">
            <text:p>10000</text:p>
          </table:table-cell>
          <table:table-cell table:formula="of:=IF([.T40]&gt;0;[.T31];10000)" office:value-type="float" office:value="10000" calcext:value-type="float">
            <text:p>10000</text:p>
          </table:table-cell>
          <table:table-cell table:formula="of:=IF([.U40]&gt;0;[.U31];10000)" office:value-type="float" office:value="10000" calcext:value-type="float">
            <text:p>10000</text:p>
          </table:table-cell>
          <table:table-cell table:formula="of:=IF([.V40]&gt;0;[.V31];10000)" office:value-type="float" office:value="10000" calcext:value-type="float">
            <text:p>10000</text:p>
          </table:table-cell>
          <table:table-cell table:formula="of:=IF([.W40]&gt;0;[.W31];10000)" office:value-type="float" office:value="10000" calcext:value-type="float">
            <text:p>10000</text:p>
          </table:table-cell>
          <table:table-cell table:formula="of:=IF([.X40]&gt;0;[.X31];10000)" office:value-type="float" office:value="10000" calcext:value-type="float">
            <text:p>10000</text:p>
          </table:table-cell>
          <table:table-cell table:formula="of:=IF([.Y40]&gt;0;[.Y31];10000)" office:value-type="float" office:value="10000" calcext:value-type="float">
            <text:p>10000</text:p>
          </table:table-cell>
          <table:table-cell table:formula="of:=IF([.Z40]&gt;0;[.Z31];10000)" office:value-type="float" office:value="10000" calcext:value-type="float">
            <text:p>10000</text:p>
          </table:table-cell>
          <table:table-cell table:formula="of:=IF([.AA40]&gt;0;[.AA31];10000)" office:value-type="float" office:value="10000" calcext:value-type="float">
            <text:p>10000</text:p>
          </table:table-cell>
          <table:table-cell table:formula="of:=IF([.AB40]&gt;0;[.AB31];10000)" office:value-type="float" office:value="10000" calcext:value-type="float">
            <text:p>10000</text:p>
          </table:table-cell>
          <table:table-cell table:formula="of:=IF([.AC40]&gt;0;[.AC31];10000)" office:value-type="float" office:value="10000" calcext:value-type="float">
            <text:p>10000</text:p>
          </table:table-cell>
          <table:table-cell table:formula="of:=IF([.AD40]&gt;0;[.AD31];10000)" office:value-type="float" office:value="10000" calcext:value-type="float">
            <text:p>10000</text:p>
          </table:table-cell>
          <table:table-cell table:formula="of:=IF([.AE40]&gt;0;[.AE31];10000)" office:value-type="float" office:value="10000" calcext:value-type="float">
            <text:p>10000</text:p>
          </table:table-cell>
          <table:table-cell table:formula="of:=IF([.AF40]&gt;0;[.AF31];10000)" office:value-type="float" office:value="10000" calcext:value-type="float">
            <text:p>10000</text:p>
          </table:table-cell>
          <table:table-cell table:formula="of:=IF([.AG40]&gt;0;[.AG31];10000)" office:value-type="float" office:value="10000" calcext:value-type="float">
            <text:p>10000</text:p>
          </table:table-cell>
          <table:table-cell table:formula="of:=IF([.AH40]&gt;0;[.AH31];10000)" office:value-type="float" office:value="10000" calcext:value-type="float">
            <text:p>10000</text:p>
          </table:table-cell>
          <table:table-cell table:formula="of:=IF([.AI40]&gt;0;[.AI31];10000)" office:value-type="float" office:value="10000" calcext:value-type="float">
            <text:p>10000</text:p>
          </table:table-cell>
          <table:table-cell table:formula="of:=IF([.AJ40]&gt;0;[.AJ31];10000)" office:value-type="float" office:value="10000" calcext:value-type="float">
            <text:p>10000</text:p>
          </table:table-cell>
          <table:table-cell table:formula="of:=IF([.AK40]&gt;0;[.AK31];10000)" office:value-type="float" office:value="10000" calcext:value-type="float">
            <text:p>10000</text:p>
          </table:table-cell>
          <table:table-cell table:formula="of:=IF([.AL40]&gt;0;[.AL31];10000)" office:value-type="float" office:value="10000" calcext:value-type="float">
            <text:p>10000</text:p>
          </table:table-cell>
          <table:table-cell table:formula="of:=IF([.AM40]&gt;0;[.AM31];10000)" office:value-type="float" office:value="10000" calcext:value-type="float">
            <text:p>10000</text:p>
          </table:table-cell>
          <table:table-cell table:formula="of:=IF([.AN40]&gt;0;[.AN31];10000)" office:value-type="float" office:value="10000" calcext:value-type="float">
            <text:p>10000</text:p>
          </table:table-cell>
          <table:table-cell table:formula="of:=IF([.AO40]&gt;0;[.AO31];10000)" office:value-type="float" office:value="10000" calcext:value-type="float">
            <text:p>10000</text:p>
          </table:table-cell>
          <table:table-cell table:formula="of:=IF([.AP40]&gt;0;[.AP31];10000)" office:value-type="float" office:value="10000" calcext:value-type="float">
            <text:p>10000</text:p>
          </table:table-cell>
          <table:table-cell table:formula="of:=IF([.AQ40]&gt;0;[.AQ31];10000)" office:value-type="float" office:value="10000" calcext:value-type="float">
            <text:p>10000</text:p>
          </table:table-cell>
          <table:table-cell table:formula="of:=IF([.AR40]&gt;0;[.AR31];10000)" office:value-type="float" office:value="10000" calcext:value-type="float">
            <text:p>10000</text:p>
          </table:table-cell>
          <table:table-cell table:formula="of:=IF([.AS40]&gt;0;[.AS31];10000)" office:value-type="float" office:value="10000" calcext:value-type="float">
            <text:p>10000</text:p>
          </table:table-cell>
          <table:table-cell table:formula="of:=IF([.AT40]&gt;0;[.AT31];10000)" office:value-type="float" office:value="10000" calcext:value-type="float">
            <text:p>10000</text:p>
          </table:table-cell>
          <table:table-cell table:formula="of:=IF([.AU40]&gt;0;[.AU31];10000)" office:value-type="float" office:value="10000" calcext:value-type="float">
            <text:p>10000</text:p>
          </table:table-cell>
          <table:table-cell table:formula="of:=IF([.AV40]&gt;0;[.AV31];10000)" office:value-type="float" office:value="10000" calcext:value-type="float">
            <text:p>10000</text:p>
          </table:table-cell>
          <table:table-cell table:formula="of:=IF([.AW40]&gt;0;[.AW31];10000)" office:value-type="float" office:value="10000" calcext:value-type="float">
            <text:p>10000</text:p>
          </table:table-cell>
          <table:table-cell table:formula="of:=IF([.AX40]&gt;0;[.AX31];10000)" office:value-type="float" office:value="10000" calcext:value-type="float">
            <text:p>10000</text:p>
          </table:table-cell>
          <table:table-cell table:formula="of:=IF([.AY40]&gt;0;[.AY31];10000)" office:value-type="float" office:value="10000" calcext:value-type="float">
            <text:p>10000</text:p>
          </table:table-cell>
          <table:table-cell table:formula="of:=IF([.AZ40]&gt;0;[.AZ31];10000)" office:value-type="float" office:value="10000" calcext:value-type="float">
            <text:p>10000</text:p>
          </table:table-cell>
          <table:table-cell table:formula="of:=IF([.BA40]&gt;0;[.BA31];10000)" office:value-type="float" office:value="10000" calcext:value-type="float">
            <text:p>10000</text:p>
          </table:table-cell>
          <table:table-cell table:formula="of:=IF([.BB40]&gt;0;[.BB31];10000)" office:value-type="float" office:value="10000" calcext:value-type="float">
            <text:p>10000</text:p>
          </table:table-cell>
          <table:table-cell table:formula="of:=IF([.BC40]&gt;0;[.BC31];10000)" office:value-type="float" office:value="10000" calcext:value-type="float">
            <text:p>10000</text:p>
          </table:table-cell>
          <table:table-cell table:formula="of:=IF([.BD40]&gt;0;[.BD31];10000)" office:value-type="float" office:value="10000" calcext:value-type="float">
            <text:p>10000</text:p>
          </table:table-cell>
          <table:table-cell table:formula="of:=IF([.BE40]&gt;0;[.BE31];10000)" office:value-type="float" office:value="10000" calcext:value-type="float">
            <text:p>10000</text:p>
          </table:table-cell>
          <table:table-cell table:formula="of:=IF([.BF40]&gt;0;[.BF31];10000)" office:value-type="float" office:value="10000" calcext:value-type="float">
            <text:p>10000</text:p>
          </table:table-cell>
          <table:table-cell table:formula="of:=IF([.BG40]&gt;0;[.BG31];10000)" office:value-type="float" office:value="10000" calcext:value-type="float">
            <text:p>10000</text:p>
          </table:table-cell>
          <table:table-cell table:formula="of:=IF([.BH40]&gt;0;[.BH31];10000)" office:value-type="float" office:value="10000" calcext:value-type="float">
            <text:p>10000</text:p>
          </table:table-cell>
          <table:table-cell table:formula="of:=IF([.BI40]&gt;0;[.BI31];10000)" office:value-type="float" office:value="10000" calcext:value-type="float">
            <text:p>10000</text:p>
          </table:table-cell>
          <table:table-cell table:formula="of:=IF([.BJ40]&gt;0;[.BJ31];10000)" office:value-type="float" office:value="10000" calcext:value-type="float">
            <text:p>10000</text:p>
          </table:table-cell>
          <table:table-cell table:formula="of:=IF([.BK40]&gt;0;[.BK31];10000)" office:value-type="float" office:value="10000" calcext:value-type="float">
            <text:p>10000</text:p>
          </table:table-cell>
          <table:table-cell table:formula="of:=IF([.BL40]&gt;0;[.BL31];10000)" office:value-type="float" office:value="10000" calcext:value-type="float">
            <text:p>10000</text:p>
          </table:table-cell>
          <table:table-cell table:formula="of:=IF([.BM40]&gt;0;[.BM31];10000)" office:value-type="float" office:value="10000" calcext:value-type="float">
            <text:p>10000</text:p>
          </table:table-cell>
          <table:table-cell table:formula="of:=IF([.BN40]&gt;0;[.BN31];10000)" office:value-type="float" office:value="10000" calcext:value-type="float">
            <text:p>10000</text:p>
          </table:table-cell>
          <table:table-cell table:formula="of:=IF([.BO40]&gt;0;[.BO31];10000)" office:value-type="float" office:value="10000" calcext:value-type="float">
            <text:p>10000</text:p>
          </table:table-cell>
          <table:table-cell table:formula="of:=IF([.BP40]&gt;0;[.BP31];10000)" office:value-type="float" office:value="10000" calcext:value-type="float">
            <text:p>10000</text:p>
          </table:table-cell>
          <table:table-cell table:formula="of:=IF([.BQ40]&gt;0;[.BQ31];10000)" office:value-type="float" office:value="10000" calcext:value-type="float">
            <text:p>10000</text:p>
          </table:table-cell>
          <table:table-cell table:formula="of:=IF([.BR40]&gt;0;[.BR31];10000)" office:value-type="float" office:value="10000" calcext:value-type="float">
            <text:p>10000</text:p>
          </table:table-cell>
          <table:table-cell table:formula="of:=IF([.BS40]&gt;0;[.BS31];10000)" office:value-type="float" office:value="10000" calcext:value-type="float">
            <text:p>10000</text:p>
          </table:table-cell>
          <table:table-cell table:formula="of:=IF([.BT40]&gt;0;[.BT31];10000)" office:value-type="float" office:value="10000" calcext:value-type="float">
            <text:p>10000</text:p>
          </table:table-cell>
          <table:table-cell table:formula="of:=IF([.BU40]&gt;0;[.BU31];10000)" office:value-type="float" office:value="10000" calcext:value-type="float">
            <text:p>10000</text:p>
          </table:table-cell>
          <table:table-cell table:formula="of:=IF([.BV40]&gt;0;[.BV31];10000)" office:value-type="float" office:value="10000" calcext:value-type="float">
            <text:p>10000</text:p>
          </table:table-cell>
          <table:table-cell table:formula="of:=IF([.BW40]&gt;0;[.BW31];10000)" office:value-type="float" office:value="10000" calcext:value-type="float">
            <text:p>10000</text:p>
          </table:table-cell>
          <table:table-cell table:formula="of:=IF([.BX40]&gt;0;[.BX31];10000)" office:value-type="float" office:value="10000" calcext:value-type="float">
            <text:p>10000</text:p>
          </table:table-cell>
          <table:table-cell table:formula="of:=IF([.BY40]&gt;0;[.BY31];10000)" office:value-type="float" office:value="10000" calcext:value-type="float">
            <text:p>10000</text:p>
          </table:table-cell>
          <table:table-cell table:formula="of:=IF([.BZ40]&gt;0;[.BZ31];10000)" office:value-type="float" office:value="10000" calcext:value-type="float">
            <text:p>10000</text:p>
          </table:table-cell>
          <table:table-cell table:formula="of:=IF([.CA40]&gt;0;[.CA31];10000)" office:value-type="float" office:value="10000" calcext:value-type="float">
            <text:p>10000</text:p>
          </table:table-cell>
          <table:table-cell table:formula="of:=IF([.CB40]&gt;0;[.CB31];10000)" office:value-type="float" office:value="10000" calcext:value-type="float">
            <text:p>10000</text:p>
          </table:table-cell>
          <table:table-cell table:formula="of:=IF([.CC40]&gt;0;[.CC31];10000)" office:value-type="float" office:value="10000" calcext:value-type="float">
            <text:p>10000</text:p>
          </table:table-cell>
          <table:table-cell table:formula="of:=IF([.CD40]&gt;0;[.CD31];10000)" office:value-type="float" office:value="10000" calcext:value-type="float">
            <text:p>10000</text:p>
          </table:table-cell>
          <table:table-cell table:formula="of:=IF([.CE40]&gt;0;[.CE31];10000)" office:value-type="float" office:value="10000" calcext:value-type="float">
            <text:p>10000</text:p>
          </table:table-cell>
          <table:table-cell table:formula="of:=IF([.CF40]&gt;0;[.CF31];10000)" office:value-type="float" office:value="10000" calcext:value-type="float">
            <text:p>10000</text:p>
          </table:table-cell>
          <table:table-cell table:formula="of:=IF([.CG40]&gt;0;[.CG31];10000)" office:value-type="float" office:value="10000" calcext:value-type="float">
            <text:p>10000</text:p>
          </table:table-cell>
          <table:table-cell table:formula="of:=IF([.CH40]&gt;0;[.CH31];10000)" office:value-type="float" office:value="10000" calcext:value-type="float">
            <text:p>10000</text:p>
          </table:table-cell>
          <table:table-cell table:formula="of:=IF([.CI40]&gt;0;[.CI31];10000)" office:value-type="float" office:value="10000" calcext:value-type="float">
            <text:p>10000</text:p>
          </table:table-cell>
          <table:table-cell table:formula="of:=IF([.CJ40]&gt;0;[.CJ31];10000)" office:value-type="float" office:value="10000" calcext:value-type="float">
            <text:p>10000</text:p>
          </table:table-cell>
          <table:table-cell table:formula="of:=IF([.CK40]&gt;0;[.CK31];10000)" office:value-type="float" office:value="10000" calcext:value-type="float">
            <text:p>10000</text:p>
          </table:table-cell>
          <table:table-cell table:formula="of:=IF([.CL40]&gt;0;[.CL31];10000)" office:value-type="float" office:value="10000" calcext:value-type="float">
            <text:p>10000</text:p>
          </table:table-cell>
          <table:table-cell table:formula="of:=IF([.CM40]&gt;0;[.CM31];10000)" office:value-type="float" office:value="10000" calcext:value-type="float">
            <text:p>10000</text:p>
          </table:table-cell>
          <table:table-cell table:formula="of:=IF([.CN40]&gt;0;[.CN31];10000)" office:value-type="float" office:value="10000" calcext:value-type="float">
            <text:p>10000</text:p>
          </table:table-cell>
          <table:table-cell table:formula="of:=IF([.CO40]&gt;0;[.CO31];10000)" office:value-type="float" office:value="10000" calcext:value-type="float">
            <text:p>10000</text:p>
          </table:table-cell>
          <table:table-cell table:formula="of:=IF([.CP40]&gt;0;[.CP31];10000)" office:value-type="float" office:value="10000" calcext:value-type="float">
            <text:p>10000</text:p>
          </table:table-cell>
          <table:table-cell table:formula="of:=IF([.CQ40]&gt;0;[.CQ31];10000)" office:value-type="float" office:value="10000" calcext:value-type="float">
            <text:p>10000</text:p>
          </table:table-cell>
          <table:table-cell table:formula="of:=IF([.CR40]&gt;0;[.CR31];10000)" office:value-type="float" office:value="10000" calcext:value-type="float">
            <text:p>10000</text:p>
          </table:table-cell>
          <table:table-cell table:formula="of:=IF([.CS40]&gt;0;[.CS31];10000)" office:value-type="float" office:value="10000" calcext:value-type="float">
            <text:p>10000</text:p>
          </table:table-cell>
          <table:table-cell table:formula="of:=IF([.CT40]&gt;0;[.CT31];10000)" office:value-type="float" office:value="10000" calcext:value-type="float">
            <text:p>10000</text:p>
          </table:table-cell>
          <table:table-cell table:formula="of:=IF([.CU40]&gt;0;[.CU31];10000)" office:value-type="float" office:value="10000" calcext:value-type="float">
            <text:p>10000</text:p>
          </table:table-cell>
          <table:table-cell table:formula="of:=IF([.CV40]&gt;0;[.CV31];10000)" office:value-type="float" office:value="10000" calcext:value-type="float">
            <text:p>10000</text:p>
          </table:table-cell>
          <table:table-cell table:formula="of:=IF([.CW40]&gt;0;[.CW31];10000)" office:value-type="float" office:value="10000" calcext:value-type="float">
            <text:p>10000</text:p>
          </table:table-cell>
          <table:table-cell table:formula="of:=IF([.CX40]&gt;0;[.CX31];10000)" office:value-type="float" office:value="10000" calcext:value-type="float">
            <text:p>10000</text:p>
          </table:table-cell>
          <table:table-cell table:formula="of:=IF([.CY40]&gt;0;[.CY31];10000)" office:value-type="float" office:value="10000" calcext:value-type="float">
            <text:p>10000</text:p>
          </table:table-cell>
          <table:table-cell table:formula="of:=IF([.CZ40]&gt;0;[.CZ31];10000)" office:value-type="float" office:value="10000" calcext:value-type="float">
            <text:p>10000</text:p>
          </table:table-cell>
          <table:table-cell table:formula="of:=IF([.DA40]&gt;0;[.DA31];10000)" office:value-type="float" office:value="10000" calcext:value-type="float">
            <text:p>10000</text:p>
          </table:table-cell>
          <table:table-cell table:formula="of:=IF([.DB40]&gt;0;[.DB31];10000)" office:value-type="float" office:value="10000" calcext:value-type="float">
            <text:p>10000</text:p>
          </table:table-cell>
          <table:table-cell table:formula="of:=IF([.DC40]&gt;0;[.DC31];10000)" office:value-type="float" office:value="10000" calcext:value-type="float">
            <text:p>10000</text:p>
          </table:table-cell>
          <table:table-cell table:formula="of:=IF([.DD40]&gt;0;[.DD31];10000)" office:value-type="float" office:value="10000" calcext:value-type="float">
            <text:p>10000</text:p>
          </table:table-cell>
          <table:table-cell table:formula="of:=IF([.DE40]&gt;0;[.DE31];10000)" office:value-type="float" office:value="10000" calcext:value-type="float">
            <text:p>10000</text:p>
          </table:table-cell>
          <table:table-cell table:formula="of:=IF([.DF40]&gt;0;[.DF31];10000)" office:value-type="float" office:value="10000" calcext:value-type="float">
            <text:p>10000</text:p>
          </table:table-cell>
          <table:table-cell table:formula="of:=IF([.DG40]&gt;0;[.DG31];10000)" office:value-type="float" office:value="10000" calcext:value-type="float">
            <text:p>10000</text:p>
          </table:table-cell>
          <table:table-cell table:formula="of:=IF([.DH40]&gt;0;[.DH31];10000)" office:value-type="float" office:value="10000" calcext:value-type="float">
            <text:p>10000</text:p>
          </table:table-cell>
          <table:table-cell table:formula="of:=IF([.DI40]&gt;0;[.DI31];10000)" office:value-type="float" office:value="10000" calcext:value-type="float">
            <text:p>10000</text:p>
          </table:table-cell>
          <table:table-cell table:formula="of:=IF([.DJ40]&gt;0;[.DJ31];10000)" office:value-type="float" office:value="10000" calcext:value-type="float">
            <text:p>10000</text:p>
          </table:table-cell>
          <table:table-cell table:formula="of:=IF([.DK40]&gt;0;[.DK31];10000)" office:value-type="float" office:value="10000" calcext:value-type="float">
            <text:p>10000</text:p>
          </table:table-cell>
          <table:table-cell table:formula="of:=IF([.DL40]&gt;0;[.DL31];10000)" office:value-type="float" office:value="10000" calcext:value-type="float">
            <text:p>10000</text:p>
          </table:table-cell>
          <table:table-cell table:formula="of:=IF([.DM40]&gt;0;[.DM31];10000)" office:value-type="float" office:value="10000" calcext:value-type="float">
            <text:p>10000</text:p>
          </table:table-cell>
          <table:table-cell table:formula="of:=IF([.DN40]&gt;0;[.DN31];10000)" office:value-type="float" office:value="10000" calcext:value-type="float">
            <text:p>10000</text:p>
          </table:table-cell>
          <table:table-cell table:formula="of:=IF([.DO40]&gt;0;[.DO31];10000)" office:value-type="float" office:value="10000" calcext:value-type="float">
            <text:p>10000</text:p>
          </table:table-cell>
          <table:table-cell table:formula="of:=IF([.DP40]&gt;0;[.DP31];10000)" office:value-type="float" office:value="10000" calcext:value-type="float">
            <text:p>10000</text:p>
          </table:table-cell>
          <table:table-cell table:formula="of:=IF([.DQ40]&gt;0;[.DQ31];10000)" office:value-type="float" office:value="10000" calcext:value-type="float">
            <text:p>10000</text:p>
          </table:table-cell>
          <table:table-cell table:formula="of:=IF([.DR40]&gt;0;[.DR31];10000)" office:value-type="float" office:value="10000" calcext:value-type="float">
            <text:p>10000</text:p>
          </table:table-cell>
          <table:table-cell table:formula="of:=IF([.DS40]&gt;0;[.DS31];10000)" office:value-type="float" office:value="10000" calcext:value-type="float">
            <text:p>10000</text:p>
          </table:table-cell>
          <table:table-cell table:formula="of:=IF([.DT40]&gt;0;[.DT31];10000)" office:value-type="float" office:value="10000" calcext:value-type="float">
            <text:p>10000</text:p>
          </table:table-cell>
          <table:table-cell table:formula="of:=IF([.DU40]&gt;0;[.DU31];10000)" office:value-type="float" office:value="10000" calcext:value-type="float">
            <text:p>10000</text:p>
          </table:table-cell>
          <table:table-cell table:formula="of:=IF([.DV40]&gt;0;[.DV31];10000)" office:value-type="float" office:value="10000" calcext:value-type="float">
            <text:p>10000</text:p>
          </table:table-cell>
          <table:table-cell table:formula="of:=IF([.DW40]&gt;0;[.DW31];10000)" office:value-type="float" office:value="10000" calcext:value-type="float">
            <text:p>10000</text:p>
          </table:table-cell>
          <table:table-cell table:formula="of:=IF([.DX40]&gt;0;[.DX31];10000)" office:value-type="float" office:value="10000" calcext:value-type="float">
            <text:p>10000</text:p>
          </table:table-cell>
          <table:table-cell table:formula="of:=IF([.DY40]&gt;0;[.DY31];10000)" office:value-type="float" office:value="10000" calcext:value-type="float">
            <text:p>10000</text:p>
          </table:table-cell>
          <table:table-cell table:formula="of:=IF([.DZ40]&gt;0;[.DZ31];10000)" office:value-type="float" office:value="10000" calcext:value-type="float">
            <text:p>10000</text:p>
          </table:table-cell>
          <table:table-cell table:formula="of:=IF([.EA40]&gt;0;[.EA31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[.I41]&gt;0;[.I32];10000)" office:value-type="float" office:value="10000" calcext:value-type="float">
            <text:p>10000</text:p>
          </table:table-cell>
          <table:table-cell table:formula="of:=IF([.J41]&gt;0;[.J32];10000)" office:value-type="float" office:value="10000" calcext:value-type="float">
            <text:p>10000</text:p>
          </table:table-cell>
          <table:table-cell table:formula="of:=IF([.K41]&gt;0;[.K32];10000)" office:value-type="float" office:value="10000" calcext:value-type="float">
            <text:p>10000</text:p>
          </table:table-cell>
          <table:table-cell table:formula="of:=IF([.L41]&gt;0;[.L32];10000)" office:value-type="float" office:value="10000" calcext:value-type="float">
            <text:p>10000</text:p>
          </table:table-cell>
          <table:table-cell table:formula="of:=IF([.M41]&gt;0;[.M32];10000)" office:value-type="float" office:value="10000" calcext:value-type="float">
            <text:p>10000</text:p>
          </table:table-cell>
          <table:table-cell table:formula="of:=IF([.N41]&gt;0;[.N32];10000)" office:value-type="float" office:value="10000" calcext:value-type="float">
            <text:p>10000</text:p>
          </table:table-cell>
          <table:table-cell table:formula="of:=IF([.O41]&gt;0;[.O32];10000)" office:value-type="float" office:value="10000" calcext:value-type="float">
            <text:p>10000</text:p>
          </table:table-cell>
          <table:table-cell table:formula="of:=IF([.P41]&gt;0;[.P32];10000)" office:value-type="float" office:value="10000" calcext:value-type="float">
            <text:p>10000</text:p>
          </table:table-cell>
          <table:table-cell table:formula="of:=IF([.Q41]&gt;0;[.Q32];10000)" office:value-type="float" office:value="10000" calcext:value-type="float">
            <text:p>10000</text:p>
          </table:table-cell>
          <table:table-cell table:formula="of:=IF([.R41]&gt;0;[.R32];10000)" office:value-type="float" office:value="10000" calcext:value-type="float">
            <text:p>10000</text:p>
          </table:table-cell>
          <table:table-cell table:formula="of:=IF([.S41]&gt;0;[.S32];10000)" office:value-type="float" office:value="10000" calcext:value-type="float">
            <text:p>10000</text:p>
          </table:table-cell>
          <table:table-cell table:formula="of:=IF([.T41]&gt;0;[.T32];10000)" office:value-type="float" office:value="10000" calcext:value-type="float">
            <text:p>10000</text:p>
          </table:table-cell>
          <table:table-cell table:formula="of:=IF([.U41]&gt;0;[.U32];10000)" office:value-type="float" office:value="10000" calcext:value-type="float">
            <text:p>10000</text:p>
          </table:table-cell>
          <table:table-cell table:formula="of:=IF([.V41]&gt;0;[.V32];10000)" office:value-type="float" office:value="10000" calcext:value-type="float">
            <text:p>10000</text:p>
          </table:table-cell>
          <table:table-cell table:formula="of:=IF([.W41]&gt;0;[.W32];10000)" office:value-type="float" office:value="10000" calcext:value-type="float">
            <text:p>10000</text:p>
          </table:table-cell>
          <table:table-cell table:formula="of:=IF([.X41]&gt;0;[.X32];10000)" office:value-type="float" office:value="10000" calcext:value-type="float">
            <text:p>10000</text:p>
          </table:table-cell>
          <table:table-cell table:formula="of:=IF([.Y41]&gt;0;[.Y32];10000)" office:value-type="float" office:value="10000" calcext:value-type="float">
            <text:p>10000</text:p>
          </table:table-cell>
          <table:table-cell table:formula="of:=IF([.Z41]&gt;0;[.Z32];10000)" office:value-type="float" office:value="10000" calcext:value-type="float">
            <text:p>10000</text:p>
          </table:table-cell>
          <table:table-cell table:formula="of:=IF([.AA41]&gt;0;[.AA32];10000)" office:value-type="float" office:value="10000" calcext:value-type="float">
            <text:p>10000</text:p>
          </table:table-cell>
          <table:table-cell table:formula="of:=IF([.AB41]&gt;0;[.AB32];10000)" office:value-type="float" office:value="10000" calcext:value-type="float">
            <text:p>10000</text:p>
          </table:table-cell>
          <table:table-cell table:formula="of:=IF([.AC41]&gt;0;[.AC32];10000)" office:value-type="float" office:value="10000" calcext:value-type="float">
            <text:p>10000</text:p>
          </table:table-cell>
          <table:table-cell table:formula="of:=IF([.AD41]&gt;0;[.AD32];10000)" office:value-type="float" office:value="10000" calcext:value-type="float">
            <text:p>10000</text:p>
          </table:table-cell>
          <table:table-cell table:formula="of:=IF([.AE41]&gt;0;[.AE32];10000)" office:value-type="float" office:value="10000" calcext:value-type="float">
            <text:p>10000</text:p>
          </table:table-cell>
          <table:table-cell table:formula="of:=IF([.AF41]&gt;0;[.AF32];10000)" office:value-type="float" office:value="10000" calcext:value-type="float">
            <text:p>10000</text:p>
          </table:table-cell>
          <table:table-cell table:formula="of:=IF([.AG41]&gt;0;[.AG32];10000)" office:value-type="float" office:value="10000" calcext:value-type="float">
            <text:p>10000</text:p>
          </table:table-cell>
          <table:table-cell table:formula="of:=IF([.AH41]&gt;0;[.AH32];10000)" office:value-type="float" office:value="10000" calcext:value-type="float">
            <text:p>10000</text:p>
          </table:table-cell>
          <table:table-cell table:formula="of:=IF([.AI41]&gt;0;[.AI32];10000)" office:value-type="float" office:value="10000" calcext:value-type="float">
            <text:p>10000</text:p>
          </table:table-cell>
          <table:table-cell table:formula="of:=IF([.AJ41]&gt;0;[.AJ32];10000)" office:value-type="float" office:value="10000" calcext:value-type="float">
            <text:p>10000</text:p>
          </table:table-cell>
          <table:table-cell table:formula="of:=IF([.AK41]&gt;0;[.AK32];10000)" office:value-type="float" office:value="10000" calcext:value-type="float">
            <text:p>10000</text:p>
          </table:table-cell>
          <table:table-cell table:formula="of:=IF([.AL41]&gt;0;[.AL32];10000)" office:value-type="float" office:value="10000" calcext:value-type="float">
            <text:p>10000</text:p>
          </table:table-cell>
          <table:table-cell table:formula="of:=IF([.AM41]&gt;0;[.AM32];10000)" office:value-type="float" office:value="10000" calcext:value-type="float">
            <text:p>10000</text:p>
          </table:table-cell>
          <table:table-cell table:formula="of:=IF([.AN41]&gt;0;[.AN32];10000)" office:value-type="float" office:value="10000" calcext:value-type="float">
            <text:p>10000</text:p>
          </table:table-cell>
          <table:table-cell table:formula="of:=IF([.AO41]&gt;0;[.AO32];10000)" office:value-type="float" office:value="10000" calcext:value-type="float">
            <text:p>10000</text:p>
          </table:table-cell>
          <table:table-cell table:formula="of:=IF([.AP41]&gt;0;[.AP32];10000)" office:value-type="float" office:value="10000" calcext:value-type="float">
            <text:p>10000</text:p>
          </table:table-cell>
          <table:table-cell table:formula="of:=IF([.AQ41]&gt;0;[.AQ32];10000)" office:value-type="float" office:value="10000" calcext:value-type="float">
            <text:p>10000</text:p>
          </table:table-cell>
          <table:table-cell table:formula="of:=IF([.AR41]&gt;0;[.AR32];10000)" office:value-type="float" office:value="10000" calcext:value-type="float">
            <text:p>10000</text:p>
          </table:table-cell>
          <table:table-cell table:formula="of:=IF([.AS41]&gt;0;[.AS32];10000)" office:value-type="float" office:value="10000" calcext:value-type="float">
            <text:p>10000</text:p>
          </table:table-cell>
          <table:table-cell table:formula="of:=IF([.AT41]&gt;0;[.AT32];10000)" office:value-type="float" office:value="10000" calcext:value-type="float">
            <text:p>10000</text:p>
          </table:table-cell>
          <table:table-cell table:formula="of:=IF([.AU41]&gt;0;[.AU32];10000)" office:value-type="float" office:value="10000" calcext:value-type="float">
            <text:p>10000</text:p>
          </table:table-cell>
          <table:table-cell table:formula="of:=IF([.AV41]&gt;0;[.AV32];10000)" office:value-type="float" office:value="10000" calcext:value-type="float">
            <text:p>10000</text:p>
          </table:table-cell>
          <table:table-cell table:formula="of:=IF([.AW41]&gt;0;[.AW32];10000)" office:value-type="float" office:value="10000" calcext:value-type="float">
            <text:p>10000</text:p>
          </table:table-cell>
          <table:table-cell table:formula="of:=IF([.AX41]&gt;0;[.AX32];10000)" office:value-type="float" office:value="10000" calcext:value-type="float">
            <text:p>10000</text:p>
          </table:table-cell>
          <table:table-cell table:formula="of:=IF([.AY41]&gt;0;[.AY32];10000)" office:value-type="float" office:value="10000" calcext:value-type="float">
            <text:p>10000</text:p>
          </table:table-cell>
          <table:table-cell table:formula="of:=IF([.AZ41]&gt;0;[.AZ32];10000)" office:value-type="float" office:value="10000" calcext:value-type="float">
            <text:p>10000</text:p>
          </table:table-cell>
          <table:table-cell table:formula="of:=IF([.BA41]&gt;0;[.BA32];10000)" office:value-type="float" office:value="10000" calcext:value-type="float">
            <text:p>10000</text:p>
          </table:table-cell>
          <table:table-cell table:formula="of:=IF([.BB41]&gt;0;[.BB32];10000)" office:value-type="float" office:value="10000" calcext:value-type="float">
            <text:p>10000</text:p>
          </table:table-cell>
          <table:table-cell table:formula="of:=IF([.BC41]&gt;0;[.BC32];10000)" office:value-type="float" office:value="10000" calcext:value-type="float">
            <text:p>10000</text:p>
          </table:table-cell>
          <table:table-cell table:formula="of:=IF([.BD41]&gt;0;[.BD32];10000)" office:value-type="float" office:value="10000" calcext:value-type="float">
            <text:p>10000</text:p>
          </table:table-cell>
          <table:table-cell table:formula="of:=IF([.BE41]&gt;0;[.BE32];10000)" office:value-type="float" office:value="10000" calcext:value-type="float">
            <text:p>10000</text:p>
          </table:table-cell>
          <table:table-cell table:formula="of:=IF([.BF41]&gt;0;[.BF32];10000)" office:value-type="float" office:value="10000" calcext:value-type="float">
            <text:p>10000</text:p>
          </table:table-cell>
          <table:table-cell table:formula="of:=IF([.BG41]&gt;0;[.BG32];10000)" office:value-type="float" office:value="10000" calcext:value-type="float">
            <text:p>10000</text:p>
          </table:table-cell>
          <table:table-cell table:formula="of:=IF([.BH41]&gt;0;[.BH32];10000)" office:value-type="float" office:value="10000" calcext:value-type="float">
            <text:p>10000</text:p>
          </table:table-cell>
          <table:table-cell table:formula="of:=IF([.BI41]&gt;0;[.BI32];10000)" office:value-type="float" office:value="10000" calcext:value-type="float">
            <text:p>10000</text:p>
          </table:table-cell>
          <table:table-cell table:formula="of:=IF([.BJ41]&gt;0;[.BJ32];10000)" office:value-type="float" office:value="10000" calcext:value-type="float">
            <text:p>10000</text:p>
          </table:table-cell>
          <table:table-cell table:formula="of:=IF([.BK41]&gt;0;[.BK32];10000)" office:value-type="float" office:value="10000" calcext:value-type="float">
            <text:p>10000</text:p>
          </table:table-cell>
          <table:table-cell table:formula="of:=IF([.BL41]&gt;0;[.BL32];10000)" office:value-type="float" office:value="10000" calcext:value-type="float">
            <text:p>10000</text:p>
          </table:table-cell>
          <table:table-cell table:formula="of:=IF([.BM41]&gt;0;[.BM32];10000)" office:value-type="float" office:value="10000" calcext:value-type="float">
            <text:p>10000</text:p>
          </table:table-cell>
          <table:table-cell table:formula="of:=IF([.BN41]&gt;0;[.BN32];10000)" office:value-type="float" office:value="10000" calcext:value-type="float">
            <text:p>10000</text:p>
          </table:table-cell>
          <table:table-cell table:formula="of:=IF([.BO41]&gt;0;[.BO32];10000)" office:value-type="float" office:value="10000" calcext:value-type="float">
            <text:p>10000</text:p>
          </table:table-cell>
          <table:table-cell table:formula="of:=IF([.BP41]&gt;0;[.BP32];10000)" office:value-type="float" office:value="10000" calcext:value-type="float">
            <text:p>10000</text:p>
          </table:table-cell>
          <table:table-cell table:formula="of:=IF([.BQ41]&gt;0;[.BQ32];10000)" office:value-type="float" office:value="10000" calcext:value-type="float">
            <text:p>10000</text:p>
          </table:table-cell>
          <table:table-cell table:formula="of:=IF([.BR41]&gt;0;[.BR32];10000)" office:value-type="float" office:value="10000" calcext:value-type="float">
            <text:p>10000</text:p>
          </table:table-cell>
          <table:table-cell table:formula="of:=IF([.BS41]&gt;0;[.BS32];10000)" office:value-type="float" office:value="10000" calcext:value-type="float">
            <text:p>10000</text:p>
          </table:table-cell>
          <table:table-cell table:formula="of:=IF([.BT41]&gt;0;[.BT32];10000)" office:value-type="float" office:value="10000" calcext:value-type="float">
            <text:p>10000</text:p>
          </table:table-cell>
          <table:table-cell table:formula="of:=IF([.BU41]&gt;0;[.BU32];10000)" office:value-type="float" office:value="10000" calcext:value-type="float">
            <text:p>10000</text:p>
          </table:table-cell>
          <table:table-cell table:formula="of:=IF([.BV41]&gt;0;[.BV32];10000)" office:value-type="float" office:value="10000" calcext:value-type="float">
            <text:p>10000</text:p>
          </table:table-cell>
          <table:table-cell table:formula="of:=IF([.BW41]&gt;0;[.BW32];10000)" office:value-type="float" office:value="10000" calcext:value-type="float">
            <text:p>10000</text:p>
          </table:table-cell>
          <table:table-cell table:formula="of:=IF([.BX41]&gt;0;[.BX32];10000)" office:value-type="float" office:value="10000" calcext:value-type="float">
            <text:p>10000</text:p>
          </table:table-cell>
          <table:table-cell table:formula="of:=IF([.BY41]&gt;0;[.BY32];10000)" office:value-type="float" office:value="10000" calcext:value-type="float">
            <text:p>10000</text:p>
          </table:table-cell>
          <table:table-cell table:formula="of:=IF([.BZ41]&gt;0;[.BZ32];10000)" office:value-type="float" office:value="10000" calcext:value-type="float">
            <text:p>10000</text:p>
          </table:table-cell>
          <table:table-cell table:formula="of:=IF([.CA41]&gt;0;[.CA32];10000)" office:value-type="float" office:value="10000" calcext:value-type="float">
            <text:p>10000</text:p>
          </table:table-cell>
          <table:table-cell table:formula="of:=IF([.CB41]&gt;0;[.CB32];10000)" office:value-type="float" office:value="10000" calcext:value-type="float">
            <text:p>10000</text:p>
          </table:table-cell>
          <table:table-cell table:formula="of:=IF([.CC41]&gt;0;[.CC32];10000)" office:value-type="float" office:value="10000" calcext:value-type="float">
            <text:p>10000</text:p>
          </table:table-cell>
          <table:table-cell table:formula="of:=IF([.CD41]&gt;0;[.CD32];10000)" office:value-type="float" office:value="10000" calcext:value-type="float">
            <text:p>10000</text:p>
          </table:table-cell>
          <table:table-cell table:formula="of:=IF([.CE41]&gt;0;[.CE32];10000)" office:value-type="float" office:value="10000" calcext:value-type="float">
            <text:p>10000</text:p>
          </table:table-cell>
          <table:table-cell table:formula="of:=IF([.CF41]&gt;0;[.CF32];10000)" office:value-type="float" office:value="10000" calcext:value-type="float">
            <text:p>10000</text:p>
          </table:table-cell>
          <table:table-cell table:formula="of:=IF([.CG41]&gt;0;[.CG32];10000)" office:value-type="float" office:value="10000" calcext:value-type="float">
            <text:p>10000</text:p>
          </table:table-cell>
          <table:table-cell table:formula="of:=IF([.CH41]&gt;0;[.CH32];10000)" office:value-type="float" office:value="10000" calcext:value-type="float">
            <text:p>10000</text:p>
          </table:table-cell>
          <table:table-cell table:formula="of:=IF([.CI41]&gt;0;[.CI32];10000)" office:value-type="float" office:value="10000" calcext:value-type="float">
            <text:p>10000</text:p>
          </table:table-cell>
          <table:table-cell table:formula="of:=IF([.CJ41]&gt;0;[.CJ32];10000)" office:value-type="float" office:value="10000" calcext:value-type="float">
            <text:p>10000</text:p>
          </table:table-cell>
          <table:table-cell table:formula="of:=IF([.CK41]&gt;0;[.CK32];10000)" office:value-type="float" office:value="10000" calcext:value-type="float">
            <text:p>10000</text:p>
          </table:table-cell>
          <table:table-cell table:formula="of:=IF([.CL41]&gt;0;[.CL32];10000)" office:value-type="float" office:value="10000" calcext:value-type="float">
            <text:p>10000</text:p>
          </table:table-cell>
          <table:table-cell table:formula="of:=IF([.CM41]&gt;0;[.CM32];10000)" office:value-type="float" office:value="10000" calcext:value-type="float">
            <text:p>10000</text:p>
          </table:table-cell>
          <table:table-cell table:formula="of:=IF([.CN41]&gt;0;[.CN32];10000)" office:value-type="float" office:value="10000" calcext:value-type="float">
            <text:p>10000</text:p>
          </table:table-cell>
          <table:table-cell table:formula="of:=IF([.CO41]&gt;0;[.CO32];10000)" office:value-type="float" office:value="10000" calcext:value-type="float">
            <text:p>10000</text:p>
          </table:table-cell>
          <table:table-cell table:formula="of:=IF([.CP41]&gt;0;[.CP32];10000)" office:value-type="float" office:value="10000" calcext:value-type="float">
            <text:p>10000</text:p>
          </table:table-cell>
          <table:table-cell table:formula="of:=IF([.CQ41]&gt;0;[.CQ32];10000)" office:value-type="float" office:value="10000" calcext:value-type="float">
            <text:p>10000</text:p>
          </table:table-cell>
          <table:table-cell table:formula="of:=IF([.CR41]&gt;0;[.CR32];10000)" office:value-type="float" office:value="10000" calcext:value-type="float">
            <text:p>10000</text:p>
          </table:table-cell>
          <table:table-cell table:formula="of:=IF([.CS41]&gt;0;[.CS32];10000)" office:value-type="float" office:value="10000" calcext:value-type="float">
            <text:p>10000</text:p>
          </table:table-cell>
          <table:table-cell table:formula="of:=IF([.CT41]&gt;0;[.CT32];10000)" office:value-type="float" office:value="10000" calcext:value-type="float">
            <text:p>10000</text:p>
          </table:table-cell>
          <table:table-cell table:formula="of:=IF([.CU41]&gt;0;[.CU32];10000)" office:value-type="float" office:value="10000" calcext:value-type="float">
            <text:p>10000</text:p>
          </table:table-cell>
          <table:table-cell table:formula="of:=IF([.CV41]&gt;0;[.CV32];10000)" office:value-type="float" office:value="10000" calcext:value-type="float">
            <text:p>10000</text:p>
          </table:table-cell>
          <table:table-cell table:formula="of:=IF([.CW41]&gt;0;[.CW32];10000)" office:value-type="float" office:value="10000" calcext:value-type="float">
            <text:p>10000</text:p>
          </table:table-cell>
          <table:table-cell table:formula="of:=IF([.CX41]&gt;0;[.CX32];10000)" office:value-type="float" office:value="10000" calcext:value-type="float">
            <text:p>10000</text:p>
          </table:table-cell>
          <table:table-cell table:formula="of:=IF([.CY41]&gt;0;[.CY32];10000)" office:value-type="float" office:value="10000" calcext:value-type="float">
            <text:p>10000</text:p>
          </table:table-cell>
          <table:table-cell table:formula="of:=IF([.CZ41]&gt;0;[.CZ32];10000)" office:value-type="float" office:value="10000" calcext:value-type="float">
            <text:p>10000</text:p>
          </table:table-cell>
          <table:table-cell table:formula="of:=IF([.DA41]&gt;0;[.DA32];10000)" office:value-type="float" office:value="10000" calcext:value-type="float">
            <text:p>10000</text:p>
          </table:table-cell>
          <table:table-cell table:formula="of:=IF([.DB41]&gt;0;[.DB32];10000)" office:value-type="float" office:value="10000" calcext:value-type="float">
            <text:p>10000</text:p>
          </table:table-cell>
          <table:table-cell table:formula="of:=IF([.DC41]&gt;0;[.DC32];10000)" office:value-type="float" office:value="10000" calcext:value-type="float">
            <text:p>10000</text:p>
          </table:table-cell>
          <table:table-cell table:formula="of:=IF([.DD41]&gt;0;[.DD32];10000)" office:value-type="float" office:value="10000" calcext:value-type="float">
            <text:p>10000</text:p>
          </table:table-cell>
          <table:table-cell table:formula="of:=IF([.DE41]&gt;0;[.DE32];10000)" office:value-type="float" office:value="10000" calcext:value-type="float">
            <text:p>10000</text:p>
          </table:table-cell>
          <table:table-cell table:formula="of:=IF([.DF41]&gt;0;[.DF32];10000)" office:value-type="float" office:value="10000" calcext:value-type="float">
            <text:p>10000</text:p>
          </table:table-cell>
          <table:table-cell table:formula="of:=IF([.DG41]&gt;0;[.DG32];10000)" office:value-type="float" office:value="10000" calcext:value-type="float">
            <text:p>10000</text:p>
          </table:table-cell>
          <table:table-cell table:formula="of:=IF([.DH41]&gt;0;[.DH32];10000)" office:value-type="float" office:value="10000" calcext:value-type="float">
            <text:p>10000</text:p>
          </table:table-cell>
          <table:table-cell table:formula="of:=IF([.DI41]&gt;0;[.DI32];10000)" office:value-type="float" office:value="10000" calcext:value-type="float">
            <text:p>10000</text:p>
          </table:table-cell>
          <table:table-cell table:formula="of:=IF([.DJ41]&gt;0;[.DJ32];10000)" office:value-type="float" office:value="10000" calcext:value-type="float">
            <text:p>10000</text:p>
          </table:table-cell>
          <table:table-cell table:formula="of:=IF([.DK41]&gt;0;[.DK32];10000)" office:value-type="float" office:value="10000" calcext:value-type="float">
            <text:p>10000</text:p>
          </table:table-cell>
          <table:table-cell table:formula="of:=IF([.DL41]&gt;0;[.DL32];10000)" office:value-type="float" office:value="10000" calcext:value-type="float">
            <text:p>10000</text:p>
          </table:table-cell>
          <table:table-cell table:formula="of:=IF([.DM41]&gt;0;[.DM32];10000)" office:value-type="float" office:value="10000" calcext:value-type="float">
            <text:p>10000</text:p>
          </table:table-cell>
          <table:table-cell table:formula="of:=IF([.DN41]&gt;0;[.DN32];10000)" office:value-type="float" office:value="10000" calcext:value-type="float">
            <text:p>10000</text:p>
          </table:table-cell>
          <table:table-cell table:formula="of:=IF([.DO41]&gt;0;[.DO32];10000)" office:value-type="float" office:value="10000" calcext:value-type="float">
            <text:p>10000</text:p>
          </table:table-cell>
          <table:table-cell table:formula="of:=IF([.DP41]&gt;0;[.DP32];10000)" office:value-type="float" office:value="10000" calcext:value-type="float">
            <text:p>10000</text:p>
          </table:table-cell>
          <table:table-cell table:formula="of:=IF([.DQ41]&gt;0;[.DQ32];10000)" office:value-type="float" office:value="10000" calcext:value-type="float">
            <text:p>10000</text:p>
          </table:table-cell>
          <table:table-cell table:formula="of:=IF([.DR41]&gt;0;[.DR32];10000)" office:value-type="float" office:value="10000" calcext:value-type="float">
            <text:p>10000</text:p>
          </table:table-cell>
          <table:table-cell table:formula="of:=IF([.DS41]&gt;0;[.DS32];10000)" office:value-type="float" office:value="10000" calcext:value-type="float">
            <text:p>10000</text:p>
          </table:table-cell>
          <table:table-cell table:formula="of:=IF([.DT41]&gt;0;[.DT32];10000)" office:value-type="float" office:value="10000" calcext:value-type="float">
            <text:p>10000</text:p>
          </table:table-cell>
          <table:table-cell table:formula="of:=IF([.DU41]&gt;0;[.DU32];10000)" office:value-type="float" office:value="10000" calcext:value-type="float">
            <text:p>10000</text:p>
          </table:table-cell>
          <table:table-cell table:formula="of:=IF([.DV41]&gt;0;[.DV32];10000)" office:value-type="float" office:value="10000" calcext:value-type="float">
            <text:p>10000</text:p>
          </table:table-cell>
          <table:table-cell table:formula="of:=IF([.DW41]&gt;0;[.DW32];10000)" office:value-type="float" office:value="10000" calcext:value-type="float">
            <text:p>10000</text:p>
          </table:table-cell>
          <table:table-cell table:formula="of:=IF([.DX41]&gt;0;[.DX32];10000)" office:value-type="float" office:value="10000" calcext:value-type="float">
            <text:p>10000</text:p>
          </table:table-cell>
          <table:table-cell table:formula="of:=IF([.DY41]&gt;0;[.DY32];10000)" office:value-type="float" office:value="10000" calcext:value-type="float">
            <text:p>10000</text:p>
          </table:table-cell>
          <table:table-cell table:formula="of:=IF([.DZ41]&gt;0;[.DZ32];10000)" office:value-type="float" office:value="10000" calcext:value-type="float">
            <text:p>10000</text:p>
          </table:table-cell>
          <table:table-cell table:formula="of:=IF([.EA41]&gt;0;[.EA32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style-name="Default" table:number-columns-repeated="123"/>
        </table:table-row>
        <table:table-row table:style-name="ro1" table:visibility="collapse">
          <table:table-cell table:number-columns-repeated="7"/>
          <table:table-cell office:value-type="string" calcext:value-type="string">
            <text:p>Earliest deadline</text:p>
          </table:table-cell>
          <table:table-cell table:formula="of:=MIN([.I43:.I50])" office:value-type="float" office:value="5" calcext:value-type="float">
            <text:p>5</text:p>
          </table:table-cell>
          <table:table-cell table:formula="of:=MIN([.J43:.J50])" office:value-type="float" office:value="10" calcext:value-type="float">
            <text:p>10</text:p>
          </table:table-cell>
          <table:table-cell table:formula="of:=MIN([.K43:.K50])" office:value-type="float" office:value="8" calcext:value-type="float">
            <text:p>8</text:p>
          </table:table-cell>
          <table:table-cell table:formula="of:=MIN([.L43:.L50])" office:value-type="float" office:value="10" calcext:value-type="float">
            <text:p>10</text:p>
          </table:table-cell>
          <table:table-cell table:formula="of:=MIN([.M43:.M50])" office:value-type="float" office:value="10" calcext:value-type="float">
            <text:p>10</text:p>
          </table:table-cell>
          <table:table-cell table:formula="of:=MIN([.N43:.N50])" office:value-type="float" office:value="10" calcext:value-type="float">
            <text:p>10</text:p>
          </table:table-cell>
          <table:table-cell table:formula="of:=MIN([.O43:.O50])" office:value-type="float" office:value="10" calcext:value-type="float">
            <text:p>10</text:p>
          </table:table-cell>
          <table:table-cell table:formula="of:=MIN([.P43:.P50])" office:value-type="float" office:value="10000" calcext:value-type="float">
            <text:p>10000</text:p>
          </table:table-cell>
          <table:table-cell table:formula="of:=MIN([.Q43:.Q50])" office:value-type="float" office:value="10000" calcext:value-type="float">
            <text:p>10000</text:p>
          </table:table-cell>
          <table:table-cell table:formula="of:=MIN([.R43:.R50])" office:value-type="float" office:value="10000" calcext:value-type="float">
            <text:p>10000</text:p>
          </table:table-cell>
          <table:table-cell table:formula="of:=MIN([.S43:.S50])" office:value-type="float" office:value="15" calcext:value-type="float">
            <text:p>15</text:p>
          </table:table-cell>
          <table:table-cell table:formula="of:=MIN([.T43:.T50])" office:value-type="float" office:value="16" calcext:value-type="float">
            <text:p>16</text:p>
          </table:table-cell>
          <table:table-cell table:formula="of:=MIN([.U43:.U50])" office:value-type="float" office:value="10000" calcext:value-type="float">
            <text:p>10000</text:p>
          </table:table-cell>
          <table:table-cell table:formula="of:=MIN([.V43:.V50])" office:value-type="float" office:value="10000" calcext:value-type="float">
            <text:p>10000</text:p>
          </table:table-cell>
          <table:table-cell table:formula="of:=MIN([.W43:.W50])" office:value-type="float" office:value="10000" calcext:value-type="float">
            <text:p>10000</text:p>
          </table:table-cell>
          <table:table-cell table:formula="of:=MIN([.X43:.X50])" office:value-type="float" office:value="20" calcext:value-type="float">
            <text:p>20</text:p>
          </table:table-cell>
          <table:table-cell table:formula="of:=MIN([.Y43:.Y50])" office:value-type="float" office:value="22" calcext:value-type="float">
            <text:p>22</text:p>
          </table:table-cell>
          <table:table-cell table:formula="of:=MIN([.Z43:.Z50])" office:value-type="float" office:value="22" calcext:value-type="float">
            <text:p>22</text:p>
          </table:table-cell>
          <table:table-cell table:formula="of:=MIN([.AA43:.AA50])" office:value-type="float" office:value="24" calcext:value-type="float">
            <text:p>24</text:p>
          </table:table-cell>
          <table:table-cell table:formula="of:=MIN([.AB43:.AB50])" office:value-type="float" office:value="10000" calcext:value-type="float">
            <text:p>10000</text:p>
          </table:table-cell>
          <table:table-cell table:formula="of:=MIN([.AC43:.AC50])" office:value-type="float" office:value="25" calcext:value-type="float">
            <text:p>25</text:p>
          </table:table-cell>
          <table:table-cell table:formula="of:=MIN([.AD43:.AD50])" office:value-type="float" office:value="30" calcext:value-type="float">
            <text:p>30</text:p>
          </table:table-cell>
          <table:table-cell table:formula="of:=MIN([.AE43:.AE50])" office:value-type="float" office:value="30" calcext:value-type="float">
            <text:p>30</text:p>
          </table:table-cell>
          <table:table-cell table:formula="of:=MIN([.AF43:.AF50])" office:value-type="float" office:value="10000" calcext:value-type="float">
            <text:p>10000</text:p>
          </table:table-cell>
          <table:table-cell table:formula="of:=MIN([.AG43:.AG50])" office:value-type="float" office:value="10000" calcext:value-type="float">
            <text:p>10000</text:p>
          </table:table-cell>
          <table:table-cell table:formula="of:=MIN([.AH43:.AH50])" office:value-type="float" office:value="30" calcext:value-type="float">
            <text:p>30</text:p>
          </table:table-cell>
          <table:table-cell table:formula="of:=MIN([.AI43:.AI50])" office:value-type="float" office:value="32" calcext:value-type="float">
            <text:p>32</text:p>
          </table:table-cell>
          <table:table-cell table:formula="of:=MIN([.AJ43:.AJ50])" office:value-type="float" office:value="10000" calcext:value-type="float">
            <text:p>10000</text:p>
          </table:table-cell>
          <table:table-cell table:formula="of:=MIN([.AK43:.AK50])" office:value-type="float" office:value="34" calcext:value-type="float">
            <text:p>34</text:p>
          </table:table-cell>
          <table:table-cell table:formula="of:=MIN([.AL43:.AL50])" office:value-type="float" office:value="34" calcext:value-type="float">
            <text:p>34</text:p>
          </table:table-cell>
          <table:table-cell table:formula="of:=MIN([.AM43:.AM50])" office:value-type="float" office:value="35" calcext:value-type="float">
            <text:p>35</text:p>
          </table:table-cell>
          <table:table-cell table:formula="of:=MIN([.AN43:.AN50])" office:value-type="float" office:value="10000" calcext:value-type="float">
            <text:p>10000</text:p>
          </table:table-cell>
          <table:table-cell table:formula="of:=MIN([.AO43:.AO50])" office:value-type="float" office:value="10000" calcext:value-type="float">
            <text:p>10000</text:p>
          </table:table-cell>
          <table:table-cell table:formula="of:=MIN([.AP43:.AP50])" office:value-type="float" office:value="10000" calcext:value-type="float">
            <text:p>10000</text:p>
          </table:table-cell>
          <table:table-cell table:formula="of:=MIN([.AQ43:.AQ50])" office:value-type="float" office:value="40" calcext:value-type="float">
            <text:p>40</text:p>
          </table:table-cell>
          <table:table-cell table:formula="of:=MIN([.AR43:.AR50])" office:value-type="float" office:value="40" calcext:value-type="float">
            <text:p>40</text:p>
          </table:table-cell>
          <table:table-cell table:formula="of:=MIN([.AS43:.AS50])" office:value-type="float" office:value="10000" calcext:value-type="float">
            <text:p>10000</text:p>
          </table:table-cell>
          <table:table-cell table:formula="of:=MIN([.AT43:.AT50])" office:value-type="float" office:value="10000" calcext:value-type="float">
            <text:p>10000</text:p>
          </table:table-cell>
          <table:table-cell table:formula="of:=MIN([.AU43:.AU50])" office:value-type="float" office:value="10000" calcext:value-type="float">
            <text:p>10000</text:p>
          </table:table-cell>
          <table:table-cell table:formula="of:=MIN([.AV43:.AV50])" office:value-type="float" office:value="10000" calcext:value-type="float">
            <text:p>10000</text:p>
          </table:table-cell>
          <table:table-cell table:formula="of:=MIN([.AW43:.AW50])" office:value-type="float" office:value="45" calcext:value-type="float">
            <text:p>45</text:p>
          </table:table-cell>
          <table:table-cell table:formula="of:=MIN([.AX43:.AX50])" office:value-type="float" office:value="46" calcext:value-type="float">
            <text:p>46</text:p>
          </table:table-cell>
          <table:table-cell table:formula="of:=MIN([.AY43:.AY50])" office:value-type="float" office:value="46" calcext:value-type="float">
            <text:p>46</text:p>
          </table:table-cell>
          <table:table-cell table:formula="of:=MIN([.AZ43:.AZ50])" office:value-type="float" office:value="48" calcext:value-type="float">
            <text:p>48</text:p>
          </table:table-cell>
          <table:table-cell table:formula="of:=MIN([.BA43:.BA50])" office:value-type="float" office:value="50" calcext:value-type="float">
            <text:p>50</text:p>
          </table:table-cell>
          <table:table-cell table:formula="of:=MIN([.BB43:.BB50])" office:value-type="float" office:value="50" calcext:value-type="float">
            <text:p>50</text:p>
          </table:table-cell>
          <table:table-cell table:formula="of:=MIN([.BC43:.BC50])" office:value-type="float" office:value="50" calcext:value-type="float">
            <text:p>50</text:p>
          </table:table-cell>
          <table:table-cell table:formula="of:=MIN([.BD43:.BD50])" office:value-type="float" office:value="10000" calcext:value-type="float">
            <text:p>10000</text:p>
          </table:table-cell>
          <table:table-cell table:formula="of:=MIN([.BE43:.BE50])" office:value-type="float" office:value="10000" calcext:value-type="float">
            <text:p>10000</text:p>
          </table:table-cell>
          <table:table-cell table:formula="of:=MIN([.BF43:.BF50])" office:value-type="float" office:value="10000" calcext:value-type="float">
            <text:p>10000</text:p>
          </table:table-cell>
          <table:table-cell table:formula="of:=MIN([.BG43:.BG50])" office:value-type="float" office:value="55" calcext:value-type="float">
            <text:p>55</text:p>
          </table:table-cell>
          <table:table-cell table:formula="of:=MIN([.BH43:.BH50])" office:value-type="float" office:value="56" calcext:value-type="float">
            <text:p>56</text:p>
          </table:table-cell>
          <table:table-cell table:formula="of:=MIN([.BI43:.BI50])" office:value-type="float" office:value="58" calcext:value-type="float">
            <text:p>58</text:p>
          </table:table-cell>
          <table:table-cell table:formula="of:=MIN([.BJ43:.BJ50])" office:value-type="float" office:value="58" calcext:value-type="float">
            <text:p>58</text:p>
          </table:table-cell>
          <table:table-cell table:formula="of:=MIN([.BK43:.BK50])" office:value-type="float" office:value="10000" calcext:value-type="float">
            <text:p>10000</text:p>
          </table:table-cell>
          <table:table-cell table:formula="of:=MIN([.BL43:.BL50])" office:value-type="float" office:value="60" calcext:value-type="float">
            <text:p>60</text:p>
          </table:table-cell>
          <table:table-cell table:formula="of:=MIN([.BM43:.BM50])" office:value-type="float" office:value="10000" calcext:value-type="float">
            <text:p>10000</text:p>
          </table:table-cell>
          <table:table-cell table:formula="of:=MIN([.BN43:.BN50])" office:value-type="float" office:value="10000" calcext:value-type="float">
            <text:p>10000</text:p>
          </table:table-cell>
          <table:table-cell table:formula="of:=MIN([.BO43:.BO50])" office:value-type="float" office:value="64" calcext:value-type="float">
            <text:p>64</text:p>
          </table:table-cell>
          <table:table-cell table:formula="of:=MIN([.BP43:.BP50])" office:value-type="float" office:value="10000" calcext:value-type="float">
            <text:p>10000</text:p>
          </table:table-cell>
          <table:table-cell table:formula="of:=MIN([.BQ43:.BQ50])" office:value-type="float" office:value="65" calcext:value-type="float">
            <text:p>65</text:p>
          </table:table-cell>
          <table:table-cell table:formula="of:=MIN([.BR43:.BR50])" office:value-type="float" office:value="70" calcext:value-type="float">
            <text:p>70</text:p>
          </table:table-cell>
          <table:table-cell table:formula="of:=MIN([.BS43:.BS50])" office:value-type="float" office:value="70" calcext:value-type="float">
            <text:p>70</text:p>
          </table:table-cell>
          <table:table-cell table:formula="of:=MIN([.BT43:.BT50])" office:value-type="float" office:value="10000" calcext:value-type="float">
            <text:p>10000</text:p>
          </table:table-cell>
          <table:table-cell table:formula="of:=MIN([.BU43:.BU50])" office:value-type="float" office:value="70" calcext:value-type="float">
            <text:p>70</text:p>
          </table:table-cell>
          <table:table-cell table:formula="of:=MIN([.BV43:.BV50])" office:value-type="float" office:value="70" calcext:value-type="float">
            <text:p>70</text:p>
          </table:table-cell>
          <table:table-cell table:formula="of:=MIN([.BW43:.BW50])" office:value-type="float" office:value="70" calcext:value-type="float">
            <text:p>70</text:p>
          </table:table-cell>
          <table:table-cell table:formula="of:=MIN([.BX43:.BX50])" office:value-type="float" office:value="72" calcext:value-type="float">
            <text:p>72</text:p>
          </table:table-cell>
          <table:table-cell table:formula="of:=MIN([.BY43:.BY50])" office:value-type="float" office:value="10000" calcext:value-type="float">
            <text:p>10000</text:p>
          </table:table-cell>
          <table:table-cell table:formula="of:=MIN([.BZ43:.BZ50])" office:value-type="float" office:value="10000" calcext:value-type="float">
            <text:p>10000</text:p>
          </table:table-cell>
          <table:table-cell table:formula="of:=MIN([.CA43:.CA50])" office:value-type="float" office:value="75" calcext:value-type="float">
            <text:p>75</text:p>
          </table:table-cell>
          <table:table-cell table:formula="of:=MIN([.CB43:.CB50])" office:value-type="float" office:value="10000" calcext:value-type="float">
            <text:p>10000</text:p>
          </table:table-cell>
          <table:table-cell table:formula="of:=MIN([.CC43:.CC50])" office:value-type="float" office:value="10000" calcext:value-type="float">
            <text:p>10000</text:p>
          </table:table-cell>
          <table:table-cell table:formula="of:=MIN([.CD43:.CD50])" office:value-type="float" office:value="10000" calcext:value-type="float">
            <text:p>10000</text:p>
          </table:table-cell>
          <table:table-cell table:formula="of:=MIN([.CE43:.CE50])" office:value-type="float" office:value="80" calcext:value-type="float">
            <text:p>80</text:p>
          </table:table-cell>
          <table:table-cell table:formula="of:=MIN([.CF43:.CF50])" office:value-type="float" office:value="80" calcext:value-type="float">
            <text:p>80</text:p>
          </table:table-cell>
          <table:table-cell table:formula="of:=MIN([.CG43:.CG50])" office:value-type="float" office:value="82" calcext:value-type="float">
            <text:p>82</text:p>
          </table:table-cell>
          <table:table-cell table:formula="of:=MIN([.CH43:.CH50])" office:value-type="float" office:value="82" calcext:value-type="float">
            <text:p>82</text:p>
          </table:table-cell>
          <table:table-cell table:formula="of:=MIN([.CI43:.CI50])" office:value-type="float" office:value="10000" calcext:value-type="float">
            <text:p>10000</text:p>
          </table:table-cell>
          <table:table-cell table:formula="of:=MIN([.CJ43:.CJ50])" office:value-type="float" office:value="10000" calcext:value-type="float">
            <text:p>10000</text:p>
          </table:table-cell>
          <table:table-cell table:formula="of:=MIN([.CK43:.CK50])" office:value-type="float" office:value="85" calcext:value-type="float">
            <text:p>85</text:p>
          </table:table-cell>
          <table:table-cell table:formula="of:=MIN([.CL43:.CL50])" office:value-type="float" office:value="90" calcext:value-type="float">
            <text:p>90</text:p>
          </table:table-cell>
          <table:table-cell table:formula="of:=MIN([.CM43:.CM50])" office:value-type="float" office:value="88" calcext:value-type="float">
            <text:p>88</text:p>
          </table:table-cell>
          <table:table-cell table:formula="of:=MIN([.CN43:.CN50])" office:value-type="float" office:value="90" calcext:value-type="float">
            <text:p>90</text:p>
          </table:table-cell>
          <table:table-cell table:formula="of:=MIN([.CO43:.CO50])" office:value-type="float" office:value="10000" calcext:value-type="float">
            <text:p>10000</text:p>
          </table:table-cell>
          <table:table-cell table:formula="of:=MIN([.CP43:.CP50])" office:value-type="float" office:value="90" calcext:value-type="float">
            <text:p>90</text:p>
          </table:table-cell>
          <table:table-cell table:formula="of:=MIN([.CQ43:.CQ50])" office:value-type="float" office:value="10000" calcext:value-type="float">
            <text:p>10000</text:p>
          </table:table-cell>
          <table:table-cell table:formula="of:=MIN([.CR43:.CR50])" office:value-type="float" office:value="10000" calcext:value-type="float">
            <text:p>10000</text:p>
          </table:table-cell>
          <table:table-cell table:formula="of:=MIN([.CS43:.CS50])" office:value-type="float" office:value="94" calcext:value-type="float">
            <text:p>94</text:p>
          </table:table-cell>
          <table:table-cell table:formula="of:=MIN([.CT43:.CT50])" office:value-type="float" office:value="94" calcext:value-type="float">
            <text:p>94</text:p>
          </table:table-cell>
          <table:table-cell table:formula="of:=MIN([.CU43:.CU50])" office:value-type="float" office:value="95" calcext:value-type="float">
            <text:p>95</text:p>
          </table:table-cell>
          <table:table-cell table:formula="of:=MIN([.CV43:.CV50])" office:value-type="float" office:value="96" calcext:value-type="float">
            <text:p>96</text:p>
          </table:table-cell>
          <table:table-cell table:formula="of:=MIN([.CW43:.CW50])" office:value-type="float" office:value="10000" calcext:value-type="float">
            <text:p>10000</text:p>
          </table:table-cell>
          <table:table-cell table:formula="of:=MIN([.CX43:.CX50])" office:value-type="float" office:value="10000" calcext:value-type="float">
            <text:p>10000</text:p>
          </table:table-cell>
          <table:table-cell table:formula="of:=MIN([.CY43:.CY50])" office:value-type="float" office:value="10000" calcext:value-type="float">
            <text:p>10000</text:p>
          </table:table-cell>
          <table:table-cell table:formula="of:=MIN([.CZ43:.CZ50])" office:value-type="float" office:value="100" calcext:value-type="float">
            <text:p>100</text:p>
          </table:table-cell>
          <table:table-cell table:formula="of:=MIN([.DA43:.DA50])" office:value-type="float" office:value="10000" calcext:value-type="float">
            <text:p>10000</text:p>
          </table:table-cell>
          <table:table-cell table:formula="of:=MIN([.DB43:.DB50])" office:value-type="float" office:value="10000" calcext:value-type="float">
            <text:p>10000</text:p>
          </table:table-cell>
          <table:table-cell table:formula="of:=MIN([.DC43:.DC50])" office:value-type="float" office:value="104" calcext:value-type="float">
            <text:p>104</text:p>
          </table:table-cell>
          <table:table-cell table:formula="of:=MIN([.DD43:.DD50])" office:value-type="float" office:value="10000" calcext:value-type="float">
            <text:p>10000</text:p>
          </table:table-cell>
          <table:table-cell table:formula="of:=MIN([.DE43:.DE50])" office:value-type="float" office:value="105" calcext:value-type="float">
            <text:p>105</text:p>
          </table:table-cell>
          <table:table-cell table:formula="of:=MIN([.DF43:.DF50])" office:value-type="float" office:value="106" calcext:value-type="float">
            <text:p>106</text:p>
          </table:table-cell>
          <table:table-cell table:formula="of:=MIN([.DG43:.DG50])" office:value-type="float" office:value="106" calcext:value-type="float">
            <text:p>106</text:p>
          </table:table-cell>
          <table:table-cell table:formula="of:=MIN([.DH43:.DH50])" office:value-type="float" office:value="110" calcext:value-type="float">
            <text:p>110</text:p>
          </table:table-cell>
          <table:table-cell table:formula="of:=MIN([.DI43:.DI50])" office:value-type="float" office:value="110" calcext:value-type="float">
            <text:p>110</text:p>
          </table:table-cell>
          <table:table-cell table:formula="of:=MIN([.DJ43:.DJ50])" office:value-type="float" office:value="110" calcext:value-type="float">
            <text:p>110</text:p>
          </table:table-cell>
          <table:table-cell table:formula="of:=MIN([.DK43:.DK50])" office:value-type="float" office:value="112" calcext:value-type="float">
            <text:p>112</text:p>
          </table:table-cell>
          <table:table-cell table:formula="of:=MIN([.DL43:.DL50])" office:value-type="float" office:value="10000" calcext:value-type="float">
            <text:p>10000</text:p>
          </table:table-cell>
          <table:table-cell table:formula="of:=MIN([.DM43:.DM50])" office:value-type="float" office:value="10000" calcext:value-type="float">
            <text:p>10000</text:p>
          </table:table-cell>
          <table:table-cell table:formula="of:=MIN([.DN43:.DN50])" office:value-type="float" office:value="10000" calcext:value-type="float">
            <text:p>10000</text:p>
          </table:table-cell>
          <table:table-cell table:formula="of:=MIN([.DO43:.DO50])" office:value-type="float" office:value="115" calcext:value-type="float">
            <text:p>115</text:p>
          </table:table-cell>
          <table:table-cell table:formula="of:=MIN([.DP43:.DP50])" office:value-type="float" office:value="10000" calcext:value-type="float">
            <text:p>10000</text:p>
          </table:table-cell>
          <table:table-cell table:formula="of:=MIN([.DQ43:.DQ50])" office:value-type="float" office:value="118" calcext:value-type="float">
            <text:p>118</text:p>
          </table:table-cell>
          <table:table-cell table:formula="of:=MIN([.DR43:.DR50])" office:value-type="float" office:value="118" calcext:value-type="float">
            <text:p>118</text:p>
          </table:table-cell>
          <table:table-cell table:formula="of:=MIN([.DS43:.DS50])" office:value-type="float" office:value="120" calcext:value-type="float">
            <text:p>120</text:p>
          </table:table-cell>
          <table:table-cell table:formula="of:=MIN([.DT43:.DT50])" office:value-type="float" office:value="120" calcext:value-type="float">
            <text:p>120</text:p>
          </table:table-cell>
          <table:table-cell table:formula="of:=MIN([.DU43:.DU50])" office:value-type="float" office:value="10000" calcext:value-type="float">
            <text:p>10000</text:p>
          </table:table-cell>
          <table:table-cell table:formula="of:=MIN([.DV43:.DV50])" office:value-type="float" office:value="10000" calcext:value-type="float">
            <text:p>10000</text:p>
          </table:table-cell>
          <table:table-cell table:formula="of:=MIN([.DW43:.DW50])" office:value-type="float" office:value="10000" calcext:value-type="float">
            <text:p>10000</text:p>
          </table:table-cell>
          <table:table-cell table:formula="of:=MIN([.DX43:.DX50])" office:value-type="float" office:value="10000" calcext:value-type="float">
            <text:p>10000</text:p>
          </table:table-cell>
          <table:table-cell table:formula="of:=MIN([.DY43:.DY50])" office:value-type="float" office:value="125" calcext:value-type="float">
            <text:p>125</text:p>
          </table:table-cell>
          <table:table-cell table:formula="of:=MIN([.DZ43:.DZ50])" office:value-type="float" office:value="130" calcext:value-type="float">
            <text:p>130</text:p>
          </table:table-cell>
          <table:table-cell table:formula="of:=MIN([.EA43:.EA50])" office:value-type="float" office:value="128" calcext:value-type="float">
            <text:p>128</text:p>
          </table:table-cell>
        </table:table-row>
        <table:table-row table:style-name="ro1" table:visibility="collapse">
          <table:table-cell table:number-columns-repeated="8"/>
          <table:table-cell table:style-name="Default" table:number-columns-repeated="123"/>
        </table:table-row>
        <table:table-row table:style-name="ro1" table:visibility="collapse">
          <table:table-cell table:number-columns-repeated="7"/>
          <table:table-cell office:value-type="string" calcext:value-type="string">
            <text:p>Highest priority</text:p>
          </table:table-cell>
          <table:table-cell table:formula="of:=MIN([.I57:.I64])" office:value-type="float" office:value="1" calcext:value-type="float">
            <text:p>1</text:p>
          </table:table-cell>
          <table:table-cell table:formula="of:=MIN([.J57:.J64])" office:value-type="float" office:value="4" calcext:value-type="float">
            <text:p>4</text:p>
          </table:table-cell>
          <table:table-cell table:formula="of:=MIN([.K57:.K64])" office:value-type="float" office:value="2" calcext:value-type="float">
            <text:p>2</text:p>
          </table:table-cell>
          <table:table-cell table:formula="of:=MIN([.L57:.L64])" office:value-type="float" office:value="4" calcext:value-type="float">
            <text:p>4</text:p>
          </table:table-cell>
          <table:table-cell table:formula="of:=MIN([.M57:.M64])" office:value-type="float" office:value="3" calcext:value-type="float">
            <text:p>3</text:p>
          </table:table-cell>
          <table:table-cell table:formula="of:=MIN([.N57:.N64])" office:value-type="float" office:value="1" calcext:value-type="float">
            <text:p>1</text:p>
          </table:table-cell>
          <table:table-cell table:formula="of:=MIN([.O57:.O64])" office:value-type="float" office:value="3" calcext:value-type="float">
            <text:p>3</text:p>
          </table:table-cell>
          <table:table-cell table:formula="of:=MIN([.P57:.P64])" office:value-type="float" office:value="10000" calcext:value-type="float">
            <text:p>10000</text:p>
          </table:table-cell>
          <table:table-cell table:formula="of:=MIN([.Q57:.Q64])" office:value-type="float" office:value="10000" calcext:value-type="float">
            <text:p>10000</text:p>
          </table:table-cell>
          <table:table-cell table:formula="of:=MIN([.R57:.R64])" office:value-type="float" office:value="10000" calcext:value-type="float">
            <text:p>10000</text:p>
          </table:table-cell>
          <table:table-cell table:formula="of:=MIN([.S57:.S64])" office:value-type="float" office:value="1" calcext:value-type="float">
            <text:p>1</text:p>
          </table:table-cell>
          <table:table-cell table:formula="of:=MIN([.T57:.T64])" office:value-type="float" office:value="2" calcext:value-type="float">
            <text:p>2</text:p>
          </table:table-cell>
          <table:table-cell table:formula="of:=MIN([.U57:.U64])" office:value-type="float" office:value="10000" calcext:value-type="float">
            <text:p>10000</text:p>
          </table:table-cell>
          <table:table-cell table:formula="of:=MIN([.V57:.V64])" office:value-type="float" office:value="10000" calcext:value-type="float">
            <text:p>10000</text:p>
          </table:table-cell>
          <table:table-cell table:formula="of:=MIN([.W57:.W64])" office:value-type="float" office:value="10000" calcext:value-type="float">
            <text:p>10000</text:p>
          </table:table-cell>
          <table:table-cell table:formula="of:=MIN([.X57:.X64])" office:value-type="float" office:value="1" calcext:value-type="float">
            <text:p>1</text:p>
          </table:table-cell>
          <table:table-cell table:formula="of:=MIN([.Y57:.Y64])" office:value-type="float" office:value="3" calcext:value-type="float">
            <text:p>3</text:p>
          </table:table-cell>
          <table:table-cell table:formula="of:=MIN([.Z57:.Z64])" office:value-type="float" office:value="3" calcext:value-type="float">
            <text:p>3</text:p>
          </table:table-cell>
          <table:table-cell table:formula="of:=MIN([.AA57:.AA64])" office:value-type="float" office:value="2" calcext:value-type="float">
            <text:p>2</text:p>
          </table:table-cell>
          <table:table-cell table:formula="of:=MIN([.AB57:.AB64])" office:value-type="float" office:value="10000" calcext:value-type="float">
            <text:p>10000</text:p>
          </table:table-cell>
          <table:table-cell table:formula="of:=MIN([.AC57:.AC64])" office:value-type="float" office:value="1" calcext:value-type="float">
            <text:p>1</text:p>
          </table:table-cell>
          <table:table-cell table:formula="of:=MIN([.AD57:.AD64])" office:value-type="float" office:value="4" calcext:value-type="float">
            <text:p>4</text:p>
          </table:table-cell>
          <table:table-cell table:formula="of:=MIN([.AE57:.AE64])" office:value-type="float" office:value="4" calcext:value-type="float">
            <text:p>4</text:p>
          </table:table-cell>
          <table:table-cell table:formula="of:=MIN([.AF57:.AF64])" office:value-type="float" office:value="10000" calcext:value-type="float">
            <text:p>10000</text:p>
          </table:table-cell>
          <table:table-cell table:formula="of:=MIN([.AG57:.AG64])" office:value-type="float" office:value="10000" calcext:value-type="float">
            <text:p>10000</text:p>
          </table:table-cell>
          <table:table-cell table:formula="of:=MIN([.AH57:.AH64])" office:value-type="float" office:value="1" calcext:value-type="float">
            <text:p>1</text:p>
          </table:table-cell>
          <table:table-cell table:formula="of:=MIN([.AI57:.AI64])" office:value-type="float" office:value="2" calcext:value-type="float">
            <text:p>2</text:p>
          </table:table-cell>
          <table:table-cell table:formula="of:=MIN([.AJ57:.AJ64])" office:value-type="float" office:value="10000" calcext:value-type="float">
            <text:p>10000</text:p>
          </table:table-cell>
          <table:table-cell table:formula="of:=MIN([.AK57:.AK64])" office:value-type="float" office:value="3" calcext:value-type="float">
            <text:p>3</text:p>
          </table:table-cell>
          <table:table-cell table:formula="of:=MIN([.AL57:.AL64])" office:value-type="float" office:value="3" calcext:value-type="float">
            <text:p>3</text:p>
          </table:table-cell>
          <table:table-cell table:formula="of:=MIN([.AM57:.AM64])" office:value-type="float" office:value="1" calcext:value-type="float">
            <text:p>1</text:p>
          </table:table-cell>
          <table:table-cell table:formula="of:=MIN([.AN57:.AN64])" office:value-type="float" office:value="10000" calcext:value-type="float">
            <text:p>10000</text:p>
          </table:table-cell>
          <table:table-cell table:formula="of:=MIN([.AO57:.AO64])" office:value-type="float" office:value="10000" calcext:value-type="float">
            <text:p>10000</text:p>
          </table:table-cell>
          <table:table-cell table:formula="of:=MIN([.AP57:.AP64])" office:value-type="float" office:value="10000" calcext:value-type="float">
            <text:p>10000</text:p>
          </table:table-cell>
          <table:table-cell table:formula="of:=MIN([.AQ57:.AQ64])" office:value-type="float" office:value="2" calcext:value-type="float">
            <text:p>2</text:p>
          </table:table-cell>
          <table:table-cell table:formula="of:=MIN([.AR57:.AR64])" office:value-type="float" office:value="1" calcext:value-type="float">
            <text:p>1</text:p>
          </table:table-cell>
          <table:table-cell table:formula="of:=MIN([.AS57:.AS64])" office:value-type="float" office:value="10000" calcext:value-type="float">
            <text:p>10000</text:p>
          </table:table-cell>
          <table:table-cell table:formula="of:=MIN([.AT57:.AT64])" office:value-type="float" office:value="10000" calcext:value-type="float">
            <text:p>10000</text:p>
          </table:table-cell>
          <table:table-cell table:formula="of:=MIN([.AU57:.AU64])" office:value-type="float" office:value="10000" calcext:value-type="float">
            <text:p>10000</text:p>
          </table:table-cell>
          <table:table-cell table:formula="of:=MIN([.AV57:.AV64])" office:value-type="float" office:value="10000" calcext:value-type="float">
            <text:p>10000</text:p>
          </table:table-cell>
          <table:table-cell table:formula="of:=MIN([.AW57:.AW64])" office:value-type="float" office:value="1" calcext:value-type="float">
            <text:p>1</text:p>
          </table:table-cell>
          <table:table-cell table:formula="of:=MIN([.AX57:.AX64])" office:value-type="float" office:value="3" calcext:value-type="float">
            <text:p>3</text:p>
          </table:table-cell>
          <table:table-cell table:formula="of:=MIN([.AY57:.AY64])" office:value-type="float" office:value="3" calcext:value-type="float">
            <text:p>3</text:p>
          </table:table-cell>
          <table:table-cell table:formula="of:=MIN([.AZ57:.AZ64])" office:value-type="float" office:value="2" calcext:value-type="float">
            <text:p>2</text:p>
          </table:table-cell>
          <table:table-cell table:formula="of:=MIN([.BA57:.BA64])" office:value-type="float" office:value="4" calcext:value-type="float">
            <text:p>4</text:p>
          </table:table-cell>
          <table:table-cell table:formula="of:=MIN([.BB57:.BB64])" office:value-type="float" office:value="1" calcext:value-type="float">
            <text:p>1</text:p>
          </table:table-cell>
          <table:table-cell table:formula="of:=MIN([.BC57:.BC64])" office:value-type="float" office:value="4" calcext:value-type="float">
            <text:p>4</text:p>
          </table:table-cell>
          <table:table-cell table:formula="of:=MIN([.BD57:.BD64])" office:value-type="float" office:value="10000" calcext:value-type="float">
            <text:p>10000</text:p>
          </table:table-cell>
          <table:table-cell table:formula="of:=MIN([.BE57:.BE64])" office:value-type="float" office:value="10000" calcext:value-type="float">
            <text:p>10000</text:p>
          </table:table-cell>
          <table:table-cell table:formula="of:=MIN([.BF57:.BF64])" office:value-type="float" office:value="10000" calcext:value-type="float">
            <text:p>10000</text:p>
          </table:table-cell>
          <table:table-cell table:formula="of:=MIN([.BG57:.BG64])" office:value-type="float" office:value="1" calcext:value-type="float">
            <text:p>1</text:p>
          </table:table-cell>
          <table:table-cell table:formula="of:=MIN([.BH57:.BH64])" office:value-type="float" office:value="2" calcext:value-type="float">
            <text:p>2</text:p>
          </table:table-cell>
          <table:table-cell table:formula="of:=MIN([.BI57:.BI64])" office:value-type="float" office:value="3" calcext:value-type="float">
            <text:p>3</text:p>
          </table:table-cell>
          <table:table-cell table:formula="of:=MIN([.BJ57:.BJ64])" office:value-type="float" office:value="3" calcext:value-type="float">
            <text:p>3</text:p>
          </table:table-cell>
          <table:table-cell table:formula="of:=MIN([.BK57:.BK64])" office:value-type="float" office:value="10000" calcext:value-type="float">
            <text:p>10000</text:p>
          </table:table-cell>
          <table:table-cell table:formula="of:=MIN([.BL57:.BL64])" office:value-type="float" office:value="1" calcext:value-type="float">
            <text:p>1</text:p>
          </table:table-cell>
          <table:table-cell table:formula="of:=MIN([.BM57:.BM64])" office:value-type="float" office:value="10000" calcext:value-type="float">
            <text:p>10000</text:p>
          </table:table-cell>
          <table:table-cell table:formula="of:=MIN([.BN57:.BN64])" office:value-type="float" office:value="10000" calcext:value-type="float">
            <text:p>10000</text:p>
          </table:table-cell>
          <table:table-cell table:formula="of:=MIN([.BO57:.BO64])" office:value-type="float" office:value="2" calcext:value-type="float">
            <text:p>2</text:p>
          </table:table-cell>
          <table:table-cell table:formula="of:=MIN([.BP57:.BP64])" office:value-type="float" office:value="10000" calcext:value-type="float">
            <text:p>10000</text:p>
          </table:table-cell>
          <table:table-cell table:formula="of:=MIN([.BQ57:.BQ64])" office:value-type="float" office:value="1" calcext:value-type="float">
            <text:p>1</text:p>
          </table:table-cell>
          <table:table-cell table:formula="of:=MIN([.BR57:.BR64])" office:value-type="float" office:value="4" calcext:value-type="float">
            <text:p>4</text:p>
          </table:table-cell>
          <table:table-cell table:formula="of:=MIN([.BS57:.BS64])" office:value-type="float" office:value="4" calcext:value-type="float">
            <text:p>4</text:p>
          </table:table-cell>
          <table:table-cell table:formula="of:=MIN([.BT57:.BT64])" office:value-type="float" office:value="10000" calcext:value-type="float">
            <text:p>10000</text:p>
          </table:table-cell>
          <table:table-cell table:formula="of:=MIN([.BU57:.BU64])" office:value-type="float" office:value="3" calcext:value-type="float">
            <text:p>3</text:p>
          </table:table-cell>
          <table:table-cell table:formula="of:=MIN([.BV57:.BV64])" office:value-type="float" office:value="1" calcext:value-type="float">
            <text:p>1</text:p>
          </table:table-cell>
          <table:table-cell table:formula="of:=MIN([.BW57:.BW64])" office:value-type="float" office:value="3" calcext:value-type="float">
            <text:p>3</text:p>
          </table:table-cell>
          <table:table-cell table:formula="of:=MIN([.BX57:.BX64])" office:value-type="float" office:value="2" calcext:value-type="float">
            <text:p>2</text:p>
          </table:table-cell>
          <table:table-cell table:formula="of:=MIN([.BY57:.BY64])" office:value-type="float" office:value="10000" calcext:value-type="float">
            <text:p>10000</text:p>
          </table:table-cell>
          <table:table-cell table:formula="of:=MIN([.BZ57:.BZ64])" office:value-type="float" office:value="10000" calcext:value-type="float">
            <text:p>10000</text:p>
          </table:table-cell>
          <table:table-cell table:formula="of:=MIN([.CA57:.CA64])" office:value-type="float" office:value="1" calcext:value-type="float">
            <text:p>1</text:p>
          </table:table-cell>
          <table:table-cell table:formula="of:=MIN([.CB57:.CB64])" office:value-type="float" office:value="10000" calcext:value-type="float">
            <text:p>10000</text:p>
          </table:table-cell>
          <table:table-cell table:formula="of:=MIN([.CC57:.CC64])" office:value-type="float" office:value="10000" calcext:value-type="float">
            <text:p>10000</text:p>
          </table:table-cell>
          <table:table-cell table:formula="of:=MIN([.CD57:.CD64])" office:value-type="float" office:value="10000" calcext:value-type="float">
            <text:p>10000</text:p>
          </table:table-cell>
          <table:table-cell table:formula="of:=MIN([.CE57:.CE64])" office:value-type="float" office:value="2" calcext:value-type="float">
            <text:p>2</text:p>
          </table:table-cell>
          <table:table-cell table:formula="of:=MIN([.CF57:.CF64])" office:value-type="float" office:value="1" calcext:value-type="float">
            <text:p>1</text:p>
          </table:table-cell>
          <table:table-cell table:formula="of:=MIN([.CG57:.CG64])" office:value-type="float" office:value="3" calcext:value-type="float">
            <text:p>3</text:p>
          </table:table-cell>
          <table:table-cell table:formula="of:=MIN([.CH57:.CH64])" office:value-type="float" office:value="3" calcext:value-type="float">
            <text:p>3</text:p>
          </table:table-cell>
          <table:table-cell table:formula="of:=MIN([.CI57:.CI64])" office:value-type="float" office:value="10000" calcext:value-type="float">
            <text:p>10000</text:p>
          </table:table-cell>
          <table:table-cell table:formula="of:=MIN([.CJ57:.CJ64])" office:value-type="float" office:value="10000" calcext:value-type="float">
            <text:p>10000</text:p>
          </table:table-cell>
          <table:table-cell table:formula="of:=MIN([.CK57:.CK64])" office:value-type="float" office:value="1" calcext:value-type="float">
            <text:p>1</text:p>
          </table:table-cell>
          <table:table-cell table:formula="of:=MIN([.CL57:.CL64])" office:value-type="float" office:value="4" calcext:value-type="float">
            <text:p>4</text:p>
          </table:table-cell>
          <table:table-cell table:formula="of:=MIN([.CM57:.CM64])" office:value-type="float" office:value="2" calcext:value-type="float">
            <text:p>2</text:p>
          </table:table-cell>
          <table:table-cell table:formula="of:=MIN([.CN57:.CN64])" office:value-type="float" office:value="4" calcext:value-type="float">
            <text:p>4</text:p>
          </table:table-cell>
          <table:table-cell table:formula="of:=MIN([.CO57:.CO64])" office:value-type="float" office:value="10000" calcext:value-type="float">
            <text:p>10000</text:p>
          </table:table-cell>
          <table:table-cell table:formula="of:=MIN([.CP57:.CP64])" office:value-type="float" office:value="1" calcext:value-type="float">
            <text:p>1</text:p>
          </table:table-cell>
          <table:table-cell table:formula="of:=MIN([.CQ57:.CQ64])" office:value-type="float" office:value="10000" calcext:value-type="float">
            <text:p>10000</text:p>
          </table:table-cell>
          <table:table-cell table:formula="of:=MIN([.CR57:.CR64])" office:value-type="float" office:value="10000" calcext:value-type="float">
            <text:p>10000</text:p>
          </table:table-cell>
          <table:table-cell table:formula="of:=MIN([.CS57:.CS64])" office:value-type="float" office:value="3" calcext:value-type="float">
            <text:p>3</text:p>
          </table:table-cell>
          <table:table-cell table:formula="of:=MIN([.CT57:.CT64])" office:value-type="float" office:value="3" calcext:value-type="float">
            <text:p>3</text:p>
          </table:table-cell>
          <table:table-cell table:formula="of:=MIN([.CU57:.CU64])" office:value-type="float" office:value="1" calcext:value-type="float">
            <text:p>1</text:p>
          </table:table-cell>
          <table:table-cell table:formula="of:=MIN([.CV57:.CV64])" office:value-type="float" office:value="2" calcext:value-type="float">
            <text:p>2</text:p>
          </table:table-cell>
          <table:table-cell table:formula="of:=MIN([.CW57:.CW64])" office:value-type="float" office:value="10000" calcext:value-type="float">
            <text:p>10000</text:p>
          </table:table-cell>
          <table:table-cell table:formula="of:=MIN([.CX57:.CX64])" office:value-type="float" office:value="10000" calcext:value-type="float">
            <text:p>10000</text:p>
          </table:table-cell>
          <table:table-cell table:formula="of:=MIN([.CY57:.CY64])" office:value-type="float" office:value="10000" calcext:value-type="float">
            <text:p>10000</text:p>
          </table:table-cell>
          <table:table-cell table:formula="of:=MIN([.CZ57:.CZ64])" office:value-type="float" office:value="1" calcext:value-type="float">
            <text:p>1</text:p>
          </table:table-cell>
          <table:table-cell table:formula="of:=MIN([.DA57:.DA64])" office:value-type="float" office:value="10000" calcext:value-type="float">
            <text:p>10000</text:p>
          </table:table-cell>
          <table:table-cell table:formula="of:=MIN([.DB57:.DB64])" office:value-type="float" office:value="10000" calcext:value-type="float">
            <text:p>10000</text:p>
          </table:table-cell>
          <table:table-cell table:formula="of:=MIN([.DC57:.DC64])" office:value-type="float" office:value="2" calcext:value-type="float">
            <text:p>2</text:p>
          </table:table-cell>
          <table:table-cell table:formula="of:=MIN([.DD57:.DD64])" office:value-type="float" office:value="10000" calcext:value-type="float">
            <text:p>10000</text:p>
          </table:table-cell>
          <table:table-cell table:formula="of:=MIN([.DE57:.DE64])" office:value-type="float" office:value="1" calcext:value-type="float">
            <text:p>1</text:p>
          </table:table-cell>
          <table:table-cell table:formula="of:=MIN([.DF57:.DF64])" office:value-type="float" office:value="3" calcext:value-type="float">
            <text:p>3</text:p>
          </table:table-cell>
          <table:table-cell table:formula="of:=MIN([.DG57:.DG64])" office:value-type="float" office:value="3" calcext:value-type="float">
            <text:p>3</text:p>
          </table:table-cell>
          <table:table-cell table:formula="of:=MIN([.DH57:.DH64])" office:value-type="float" office:value="4" calcext:value-type="float">
            <text:p>4</text:p>
          </table:table-cell>
          <table:table-cell table:formula="of:=MIN([.DI57:.DI64])" office:value-type="float" office:value="4" calcext:value-type="float">
            <text:p>4</text:p>
          </table:table-cell>
          <table:table-cell table:formula="of:=MIN([.DJ57:.DJ64])" office:value-type="float" office:value="1" calcext:value-type="float">
            <text:p>1</text:p>
          </table:table-cell>
          <table:table-cell table:formula="of:=MIN([.DK57:.DK64])" office:value-type="float" office:value="2" calcext:value-type="float">
            <text:p>2</text:p>
          </table:table-cell>
          <table:table-cell table:formula="of:=MIN([.DL57:.DL64])" office:value-type="float" office:value="10000" calcext:value-type="float">
            <text:p>10000</text:p>
          </table:table-cell>
          <table:table-cell table:formula="of:=MIN([.DM57:.DM64])" office:value-type="float" office:value="10000" calcext:value-type="float">
            <text:p>10000</text:p>
          </table:table-cell>
          <table:table-cell table:formula="of:=MIN([.DN57:.DN64])" office:value-type="float" office:value="10000" calcext:value-type="float">
            <text:p>10000</text:p>
          </table:table-cell>
          <table:table-cell table:formula="of:=MIN([.DO57:.DO64])" office:value-type="float" office:value="1" calcext:value-type="float">
            <text:p>1</text:p>
          </table:table-cell>
          <table:table-cell table:formula="of:=MIN([.DP57:.DP64])" office:value-type="float" office:value="10000" calcext:value-type="float">
            <text:p>10000</text:p>
          </table:table-cell>
          <table:table-cell table:formula="of:=MIN([.DQ57:.DQ64])" office:value-type="float" office:value="3" calcext:value-type="float">
            <text:p>3</text:p>
          </table:table-cell>
          <table:table-cell table:formula="of:=MIN([.DR57:.DR64])" office:value-type="float" office:value="3" calcext:value-type="float">
            <text:p>3</text:p>
          </table:table-cell>
          <table:table-cell table:formula="of:=MIN([.DS57:.DS64])" office:value-type="float" office:value="2" calcext:value-type="float">
            <text:p>2</text:p>
          </table:table-cell>
          <table:table-cell table:formula="of:=MIN([.DT57:.DT64])" office:value-type="float" office:value="1" calcext:value-type="float">
            <text:p>1</text:p>
          </table:table-cell>
          <table:table-cell table:formula="of:=MIN([.DU57:.DU64])" office:value-type="float" office:value="10000" calcext:value-type="float">
            <text:p>10000</text:p>
          </table:table-cell>
          <table:table-cell table:formula="of:=MIN([.DV57:.DV64])" office:value-type="float" office:value="10000" calcext:value-type="float">
            <text:p>10000</text:p>
          </table:table-cell>
          <table:table-cell table:formula="of:=MIN([.DW57:.DW64])" office:value-type="float" office:value="10000" calcext:value-type="float">
            <text:p>10000</text:p>
          </table:table-cell>
          <table:table-cell table:formula="of:=MIN([.DX57:.DX64])" office:value-type="float" office:value="10000" calcext:value-type="float">
            <text:p>10000</text:p>
          </table:table-cell>
          <table:table-cell table:formula="of:=MIN([.DY57:.DY64])" office:value-type="float" office:value="1" calcext:value-type="float">
            <text:p>1</text:p>
          </table:table-cell>
          <table:table-cell table:formula="of:=MIN([.DZ57:.DZ64])" office:value-type="float" office:value="4" calcext:value-type="float">
            <text:p>4</text:p>
          </table:table-cell>
          <table:table-cell table:formula="of:=MIN([.EA57:.EA64]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task <text:s text:c="2"/></text:p>
          </table:table-cell>
          <table:table-cell table:style-name="Default" table:number-columns-repeated="123"/>
        </table:table-row>
        <table:table-row table:style-name="ro1" table:visibility="collapse">
          <table:table-cell table:number-columns-repeated="8"/>
          <table:table-cell table:style-name="Default" table:number-columns-repeated="123"/>
        </table:table-row>
        <table:table-row table:style-name="ro1" table:visibility="collapse">
          <table:table-cell table:number-columns-repeated="8"/>
          <table:table-cell table:formula="of:=IF(AND([.I$52]=[.I43];NOT([.I$52]=10000));[.$A4];10000)" office:value-type="float" office:value="1" calcext:value-type="float">
            <text:p>1</text:p>
          </table:table-cell>
          <table:table-cell table:formula="of:=IF(AND([.J$52]=[.J43];NOT([.J$52]=10000));[.$A4];10000)" office:value-type="float" office:value="10000" calcext:value-type="float">
            <text:p>10000</text:p>
          </table:table-cell>
          <table:table-cell table:formula="of:=IF(AND([.K$52]=[.K43];NOT([.K$52]=10000));[.$A4];10000)" office:value-type="float" office:value="10000" calcext:value-type="float">
            <text:p>10000</text:p>
          </table:table-cell>
          <table:table-cell table:formula="of:=IF(AND([.L$52]=[.L43];NOT([.L$52]=10000));[.$A4];10000)" office:value-type="float" office:value="10000" calcext:value-type="float">
            <text:p>10000</text:p>
          </table:table-cell>
          <table:table-cell table:formula="of:=IF(AND([.M$52]=[.M43];NOT([.M$52]=10000));[.$A4];10000)" office:value-type="float" office:value="10000" calcext:value-type="float">
            <text:p>10000</text:p>
          </table:table-cell>
          <table:table-cell table:formula="of:=IF(AND([.N$52]=[.N43];NOT([.N$52]=10000));[.$A4];10000)" office:value-type="float" office:value="1" calcext:value-type="float">
            <text:p>1</text:p>
          </table:table-cell>
          <table:table-cell table:formula="of:=IF(AND([.O$52]=[.O43];NOT([.O$52]=10000));[.$A4];10000)" office:value-type="float" office:value="10000" calcext:value-type="float">
            <text:p>10000</text:p>
          </table:table-cell>
          <table:table-cell table:formula="of:=IF(AND([.P$52]=[.P43];NOT([.P$52]=10000));[.$A4];10000)" office:value-type="float" office:value="10000" calcext:value-type="float">
            <text:p>10000</text:p>
          </table:table-cell>
          <table:table-cell table:formula="of:=IF(AND([.Q$52]=[.Q43];NOT([.Q$52]=10000));[.$A4];10000)" office:value-type="float" office:value="10000" calcext:value-type="float">
            <text:p>10000</text:p>
          </table:table-cell>
          <table:table-cell table:formula="of:=IF(AND([.R$52]=[.R43];NOT([.R$52]=10000));[.$A4];10000)" office:value-type="float" office:value="10000" calcext:value-type="float">
            <text:p>10000</text:p>
          </table:table-cell>
          <table:table-cell table:formula="of:=IF(AND([.S$52]=[.S43];NOT([.S$52]=10000));[.$A4];10000)" office:value-type="float" office:value="1" calcext:value-type="float">
            <text:p>1</text:p>
          </table:table-cell>
          <table:table-cell table:formula="of:=IF(AND([.T$52]=[.T43];NOT([.T$52]=10000));[.$A4];10000)" office:value-type="float" office:value="10000" calcext:value-type="float">
            <text:p>10000</text:p>
          </table:table-cell>
          <table:table-cell table:formula="of:=IF(AND([.U$52]=[.U43];NOT([.U$52]=10000));[.$A4];10000)" office:value-type="float" office:value="10000" calcext:value-type="float">
            <text:p>10000</text:p>
          </table:table-cell>
          <table:table-cell table:formula="of:=IF(AND([.V$52]=[.V43];NOT([.V$52]=10000));[.$A4];10000)" office:value-type="float" office:value="10000" calcext:value-type="float">
            <text:p>10000</text:p>
          </table:table-cell>
          <table:table-cell table:formula="of:=IF(AND([.W$52]=[.W43];NOT([.W$52]=10000));[.$A4];10000)" office:value-type="float" office:value="10000" calcext:value-type="float">
            <text:p>10000</text:p>
          </table:table-cell>
          <table:table-cell table:formula="of:=IF(AND([.X$52]=[.X43];NOT([.X$52]=10000));[.$A4];10000)" office:value-type="float" office:value="1" calcext:value-type="float">
            <text:p>1</text:p>
          </table:table-cell>
          <table:table-cell table:formula="of:=IF(AND([.Y$52]=[.Y43];NOT([.Y$52]=10000));[.$A4];10000)" office:value-type="float" office:value="10000" calcext:value-type="float">
            <text:p>10000</text:p>
          </table:table-cell>
          <table:table-cell table:formula="of:=IF(AND([.Z$52]=[.Z43];NOT([.Z$52]=10000));[.$A4];10000)" office:value-type="float" office:value="10000" calcext:value-type="float">
            <text:p>10000</text:p>
          </table:table-cell>
          <table:table-cell table:formula="of:=IF(AND([.AA$52]=[.AA43];NOT([.AA$52]=10000));[.$A4];10000)" office:value-type="float" office:value="10000" calcext:value-type="float">
            <text:p>10000</text:p>
          </table:table-cell>
          <table:table-cell table:formula="of:=IF(AND([.AB$52]=[.AB43];NOT([.AB$52]=10000));[.$A4];10000)" office:value-type="float" office:value="10000" calcext:value-type="float">
            <text:p>10000</text:p>
          </table:table-cell>
          <table:table-cell table:formula="of:=IF(AND([.AC$52]=[.AC43];NOT([.AC$52]=10000));[.$A4];10000)" office:value-type="float" office:value="1" calcext:value-type="float">
            <text:p>1</text:p>
          </table:table-cell>
          <table:table-cell table:formula="of:=IF(AND([.AD$52]=[.AD43];NOT([.AD$52]=10000));[.$A4];10000)" office:value-type="float" office:value="10000" calcext:value-type="float">
            <text:p>10000</text:p>
          </table:table-cell>
          <table:table-cell table:formula="of:=IF(AND([.AE$52]=[.AE43];NOT([.AE$52]=10000));[.$A4];10000)" office:value-type="float" office:value="10000" calcext:value-type="float">
            <text:p>10000</text:p>
          </table:table-cell>
          <table:table-cell table:formula="of:=IF(AND([.AF$52]=[.AF43];NOT([.AF$52]=10000));[.$A4];10000)" office:value-type="float" office:value="10000" calcext:value-type="float">
            <text:p>10000</text:p>
          </table:table-cell>
          <table:table-cell table:formula="of:=IF(AND([.AG$52]=[.AG43];NOT([.AG$52]=10000));[.$A4];10000)" office:value-type="float" office:value="10000" calcext:value-type="float">
            <text:p>10000</text:p>
          </table:table-cell>
          <table:table-cell table:formula="of:=IF(AND([.AH$52]=[.AH43];NOT([.AH$52]=10000));[.$A4];10000)" office:value-type="float" office:value="1" calcext:value-type="float">
            <text:p>1</text:p>
          </table:table-cell>
          <table:table-cell table:formula="of:=IF(AND([.AI$52]=[.AI43];NOT([.AI$52]=10000));[.$A4];10000)" office:value-type="float" office:value="10000" calcext:value-type="float">
            <text:p>10000</text:p>
          </table:table-cell>
          <table:table-cell table:formula="of:=IF(AND([.AJ$52]=[.AJ43];NOT([.AJ$52]=10000));[.$A4];10000)" office:value-type="float" office:value="10000" calcext:value-type="float">
            <text:p>10000</text:p>
          </table:table-cell>
          <table:table-cell table:formula="of:=IF(AND([.AK$52]=[.AK43];NOT([.AK$52]=10000));[.$A4];10000)" office:value-type="float" office:value="10000" calcext:value-type="float">
            <text:p>10000</text:p>
          </table:table-cell>
          <table:table-cell table:formula="of:=IF(AND([.AL$52]=[.AL43];NOT([.AL$52]=10000));[.$A4];10000)" office:value-type="float" office:value="10000" calcext:value-type="float">
            <text:p>10000</text:p>
          </table:table-cell>
          <table:table-cell table:formula="of:=IF(AND([.AM$52]=[.AM43];NOT([.AM$52]=10000));[.$A4];10000)" office:value-type="float" office:value="1" calcext:value-type="float">
            <text:p>1</text:p>
          </table:table-cell>
          <table:table-cell table:formula="of:=IF(AND([.AN$52]=[.AN43];NOT([.AN$52]=10000));[.$A4];10000)" office:value-type="float" office:value="10000" calcext:value-type="float">
            <text:p>10000</text:p>
          </table:table-cell>
          <table:table-cell table:formula="of:=IF(AND([.AO$52]=[.AO43];NOT([.AO$52]=10000));[.$A4];10000)" office:value-type="float" office:value="10000" calcext:value-type="float">
            <text:p>10000</text:p>
          </table:table-cell>
          <table:table-cell table:formula="of:=IF(AND([.AP$52]=[.AP43];NOT([.AP$52]=10000));[.$A4];10000)" office:value-type="float" office:value="10000" calcext:value-type="float">
            <text:p>10000</text:p>
          </table:table-cell>
          <table:table-cell table:formula="of:=IF(AND([.AQ$52]=[.AQ43];NOT([.AQ$52]=10000));[.$A4];10000)" office:value-type="float" office:value="10000" calcext:value-type="float">
            <text:p>10000</text:p>
          </table:table-cell>
          <table:table-cell table:formula="of:=IF(AND([.AR$52]=[.AR43];NOT([.AR$52]=10000));[.$A4];10000)" office:value-type="float" office:value="1" calcext:value-type="float">
            <text:p>1</text:p>
          </table:table-cell>
          <table:table-cell table:formula="of:=IF(AND([.AS$52]=[.AS43];NOT([.AS$52]=10000));[.$A4];10000)" office:value-type="float" office:value="10000" calcext:value-type="float">
            <text:p>10000</text:p>
          </table:table-cell>
          <table:table-cell table:formula="of:=IF(AND([.AT$52]=[.AT43];NOT([.AT$52]=10000));[.$A4];10000)" office:value-type="float" office:value="10000" calcext:value-type="float">
            <text:p>10000</text:p>
          </table:table-cell>
          <table:table-cell table:formula="of:=IF(AND([.AU$52]=[.AU43];NOT([.AU$52]=10000));[.$A4];10000)" office:value-type="float" office:value="10000" calcext:value-type="float">
            <text:p>10000</text:p>
          </table:table-cell>
          <table:table-cell table:formula="of:=IF(AND([.AV$52]=[.AV43];NOT([.AV$52]=10000));[.$A4];10000)" office:value-type="float" office:value="10000" calcext:value-type="float">
            <text:p>10000</text:p>
          </table:table-cell>
          <table:table-cell table:formula="of:=IF(AND([.AW$52]=[.AW43];NOT([.AW$52]=10000));[.$A4];10000)" office:value-type="float" office:value="1" calcext:value-type="float">
            <text:p>1</text:p>
          </table:table-cell>
          <table:table-cell table:formula="of:=IF(AND([.AX$52]=[.AX43];NOT([.AX$52]=10000));[.$A4];10000)" office:value-type="float" office:value="10000" calcext:value-type="float">
            <text:p>10000</text:p>
          </table:table-cell>
          <table:table-cell table:formula="of:=IF(AND([.AY$52]=[.AY43];NOT([.AY$52]=10000));[.$A4];10000)" office:value-type="float" office:value="10000" calcext:value-type="float">
            <text:p>10000</text:p>
          </table:table-cell>
          <table:table-cell table:formula="of:=IF(AND([.AZ$52]=[.AZ43];NOT([.AZ$52]=10000));[.$A4];10000)" office:value-type="float" office:value="10000" calcext:value-type="float">
            <text:p>10000</text:p>
          </table:table-cell>
          <table:table-cell table:formula="of:=IF(AND([.BA$52]=[.BA43];NOT([.BA$52]=10000));[.$A4];10000)" office:value-type="float" office:value="10000" calcext:value-type="float">
            <text:p>10000</text:p>
          </table:table-cell>
          <table:table-cell table:formula="of:=IF(AND([.BB$52]=[.BB43];NOT([.BB$52]=10000));[.$A4];10000)" office:value-type="float" office:value="1" calcext:value-type="float">
            <text:p>1</text:p>
          </table:table-cell>
          <table:table-cell table:formula="of:=IF(AND([.BC$52]=[.BC43];NOT([.BC$52]=10000));[.$A4];10000)" office:value-type="float" office:value="10000" calcext:value-type="float">
            <text:p>10000</text:p>
          </table:table-cell>
          <table:table-cell table:formula="of:=IF(AND([.BD$52]=[.BD43];NOT([.BD$52]=10000));[.$A4];10000)" office:value-type="float" office:value="10000" calcext:value-type="float">
            <text:p>10000</text:p>
          </table:table-cell>
          <table:table-cell table:formula="of:=IF(AND([.BE$52]=[.BE43];NOT([.BE$52]=10000));[.$A4];10000)" office:value-type="float" office:value="10000" calcext:value-type="float">
            <text:p>10000</text:p>
          </table:table-cell>
          <table:table-cell table:formula="of:=IF(AND([.BF$52]=[.BF43];NOT([.BF$52]=10000));[.$A4];10000)" office:value-type="float" office:value="10000" calcext:value-type="float">
            <text:p>10000</text:p>
          </table:table-cell>
          <table:table-cell table:formula="of:=IF(AND([.BG$52]=[.BG43];NOT([.BG$52]=10000));[.$A4];10000)" office:value-type="float" office:value="1" calcext:value-type="float">
            <text:p>1</text:p>
          </table:table-cell>
          <table:table-cell table:formula="of:=IF(AND([.BH$52]=[.BH43];NOT([.BH$52]=10000));[.$A4];10000)" office:value-type="float" office:value="10000" calcext:value-type="float">
            <text:p>10000</text:p>
          </table:table-cell>
          <table:table-cell table:formula="of:=IF(AND([.BI$52]=[.BI43];NOT([.BI$52]=10000));[.$A4];10000)" office:value-type="float" office:value="10000" calcext:value-type="float">
            <text:p>10000</text:p>
          </table:table-cell>
          <table:table-cell table:formula="of:=IF(AND([.BJ$52]=[.BJ43];NOT([.BJ$52]=10000));[.$A4];10000)" office:value-type="float" office:value="10000" calcext:value-type="float">
            <text:p>10000</text:p>
          </table:table-cell>
          <table:table-cell table:formula="of:=IF(AND([.BK$52]=[.BK43];NOT([.BK$52]=10000));[.$A4];10000)" office:value-type="float" office:value="10000" calcext:value-type="float">
            <text:p>10000</text:p>
          </table:table-cell>
          <table:table-cell table:formula="of:=IF(AND([.BL$52]=[.BL43];NOT([.BL$52]=10000));[.$A4];10000)" office:value-type="float" office:value="1" calcext:value-type="float">
            <text:p>1</text:p>
          </table:table-cell>
          <table:table-cell table:formula="of:=IF(AND([.BM$52]=[.BM43];NOT([.BM$52]=10000));[.$A4];10000)" office:value-type="float" office:value="10000" calcext:value-type="float">
            <text:p>10000</text:p>
          </table:table-cell>
          <table:table-cell table:formula="of:=IF(AND([.BN$52]=[.BN43];NOT([.BN$52]=10000));[.$A4];10000)" office:value-type="float" office:value="10000" calcext:value-type="float">
            <text:p>10000</text:p>
          </table:table-cell>
          <table:table-cell table:formula="of:=IF(AND([.BO$52]=[.BO43];NOT([.BO$52]=10000));[.$A4];10000)" office:value-type="float" office:value="10000" calcext:value-type="float">
            <text:p>10000</text:p>
          </table:table-cell>
          <table:table-cell table:formula="of:=IF(AND([.BP$52]=[.BP43];NOT([.BP$52]=10000));[.$A4];10000)" office:value-type="float" office:value="10000" calcext:value-type="float">
            <text:p>10000</text:p>
          </table:table-cell>
          <table:table-cell table:formula="of:=IF(AND([.BQ$52]=[.BQ43];NOT([.BQ$52]=10000));[.$A4];10000)" office:value-type="float" office:value="1" calcext:value-type="float">
            <text:p>1</text:p>
          </table:table-cell>
          <table:table-cell table:formula="of:=IF(AND([.BR$52]=[.BR43];NOT([.BR$52]=10000));[.$A4];10000)" office:value-type="float" office:value="10000" calcext:value-type="float">
            <text:p>10000</text:p>
          </table:table-cell>
          <table:table-cell table:formula="of:=IF(AND([.BS$52]=[.BS43];NOT([.BS$52]=10000));[.$A4];10000)" office:value-type="float" office:value="10000" calcext:value-type="float">
            <text:p>10000</text:p>
          </table:table-cell>
          <table:table-cell table:formula="of:=IF(AND([.BT$52]=[.BT43];NOT([.BT$52]=10000));[.$A4];10000)" office:value-type="float" office:value="10000" calcext:value-type="float">
            <text:p>10000</text:p>
          </table:table-cell>
          <table:table-cell table:formula="of:=IF(AND([.BU$52]=[.BU43];NOT([.BU$52]=10000));[.$A4];10000)" office:value-type="float" office:value="10000" calcext:value-type="float">
            <text:p>10000</text:p>
          </table:table-cell>
          <table:table-cell table:formula="of:=IF(AND([.BV$52]=[.BV43];NOT([.BV$52]=10000));[.$A4];10000)" office:value-type="float" office:value="1" calcext:value-type="float">
            <text:p>1</text:p>
          </table:table-cell>
          <table:table-cell table:formula="of:=IF(AND([.BW$52]=[.BW43];NOT([.BW$52]=10000));[.$A4];10000)" office:value-type="float" office:value="10000" calcext:value-type="float">
            <text:p>10000</text:p>
          </table:table-cell>
          <table:table-cell table:formula="of:=IF(AND([.BX$52]=[.BX43];NOT([.BX$52]=10000));[.$A4];10000)" office:value-type="float" office:value="10000" calcext:value-type="float">
            <text:p>10000</text:p>
          </table:table-cell>
          <table:table-cell table:formula="of:=IF(AND([.BY$52]=[.BY43];NOT([.BY$52]=10000));[.$A4];10000)" office:value-type="float" office:value="10000" calcext:value-type="float">
            <text:p>10000</text:p>
          </table:table-cell>
          <table:table-cell table:formula="of:=IF(AND([.BZ$52]=[.BZ43];NOT([.BZ$52]=10000));[.$A4];10000)" office:value-type="float" office:value="10000" calcext:value-type="float">
            <text:p>10000</text:p>
          </table:table-cell>
          <table:table-cell table:formula="of:=IF(AND([.CA$52]=[.CA43];NOT([.CA$52]=10000));[.$A4];10000)" office:value-type="float" office:value="1" calcext:value-type="float">
            <text:p>1</text:p>
          </table:table-cell>
          <table:table-cell table:formula="of:=IF(AND([.CB$52]=[.CB43];NOT([.CB$52]=10000));[.$A4];10000)" office:value-type="float" office:value="10000" calcext:value-type="float">
            <text:p>10000</text:p>
          </table:table-cell>
          <table:table-cell table:formula="of:=IF(AND([.CC$52]=[.CC43];NOT([.CC$52]=10000));[.$A4];10000)" office:value-type="float" office:value="10000" calcext:value-type="float">
            <text:p>10000</text:p>
          </table:table-cell>
          <table:table-cell table:formula="of:=IF(AND([.CD$52]=[.CD43];NOT([.CD$52]=10000));[.$A4];10000)" office:value-type="float" office:value="10000" calcext:value-type="float">
            <text:p>10000</text:p>
          </table:table-cell>
          <table:table-cell table:formula="of:=IF(AND([.CE$52]=[.CE43];NOT([.CE$52]=10000));[.$A4];10000)" office:value-type="float" office:value="10000" calcext:value-type="float">
            <text:p>10000</text:p>
          </table:table-cell>
          <table:table-cell table:formula="of:=IF(AND([.CF$52]=[.CF43];NOT([.CF$52]=10000));[.$A4];10000)" office:value-type="float" office:value="1" calcext:value-type="float">
            <text:p>1</text:p>
          </table:table-cell>
          <table:table-cell table:formula="of:=IF(AND([.CG$52]=[.CG43];NOT([.CG$52]=10000));[.$A4];10000)" office:value-type="float" office:value="10000" calcext:value-type="float">
            <text:p>10000</text:p>
          </table:table-cell>
          <table:table-cell table:formula="of:=IF(AND([.CH$52]=[.CH43];NOT([.CH$52]=10000));[.$A4];10000)" office:value-type="float" office:value="10000" calcext:value-type="float">
            <text:p>10000</text:p>
          </table:table-cell>
          <table:table-cell table:formula="of:=IF(AND([.CI$52]=[.CI43];NOT([.CI$52]=10000));[.$A4];10000)" office:value-type="float" office:value="10000" calcext:value-type="float">
            <text:p>10000</text:p>
          </table:table-cell>
          <table:table-cell table:formula="of:=IF(AND([.CJ$52]=[.CJ43];NOT([.CJ$52]=10000));[.$A4];10000)" office:value-type="float" office:value="10000" calcext:value-type="float">
            <text:p>10000</text:p>
          </table:table-cell>
          <table:table-cell table:formula="of:=IF(AND([.CK$52]=[.CK43];NOT([.CK$52]=10000));[.$A4];10000)" office:value-type="float" office:value="1" calcext:value-type="float">
            <text:p>1</text:p>
          </table:table-cell>
          <table:table-cell table:formula="of:=IF(AND([.CL$52]=[.CL43];NOT([.CL$52]=10000));[.$A4];10000)" office:value-type="float" office:value="10000" calcext:value-type="float">
            <text:p>10000</text:p>
          </table:table-cell>
          <table:table-cell table:formula="of:=IF(AND([.CM$52]=[.CM43];NOT([.CM$52]=10000));[.$A4];10000)" office:value-type="float" office:value="10000" calcext:value-type="float">
            <text:p>10000</text:p>
          </table:table-cell>
          <table:table-cell table:formula="of:=IF(AND([.CN$52]=[.CN43];NOT([.CN$52]=10000));[.$A4];10000)" office:value-type="float" office:value="10000" calcext:value-type="float">
            <text:p>10000</text:p>
          </table:table-cell>
          <table:table-cell table:formula="of:=IF(AND([.CO$52]=[.CO43];NOT([.CO$52]=10000));[.$A4];10000)" office:value-type="float" office:value="10000" calcext:value-type="float">
            <text:p>10000</text:p>
          </table:table-cell>
          <table:table-cell table:formula="of:=IF(AND([.CP$52]=[.CP43];NOT([.CP$52]=10000));[.$A4];10000)" office:value-type="float" office:value="1" calcext:value-type="float">
            <text:p>1</text:p>
          </table:table-cell>
          <table:table-cell table:formula="of:=IF(AND([.CQ$52]=[.CQ43];NOT([.CQ$52]=10000));[.$A4];10000)" office:value-type="float" office:value="10000" calcext:value-type="float">
            <text:p>10000</text:p>
          </table:table-cell>
          <table:table-cell table:formula="of:=IF(AND([.CR$52]=[.CR43];NOT([.CR$52]=10000));[.$A4];10000)" office:value-type="float" office:value="10000" calcext:value-type="float">
            <text:p>10000</text:p>
          </table:table-cell>
          <table:table-cell table:formula="of:=IF(AND([.CS$52]=[.CS43];NOT([.CS$52]=10000));[.$A4];10000)" office:value-type="float" office:value="10000" calcext:value-type="float">
            <text:p>10000</text:p>
          </table:table-cell>
          <table:table-cell table:formula="of:=IF(AND([.CT$52]=[.CT43];NOT([.CT$52]=10000));[.$A4];10000)" office:value-type="float" office:value="10000" calcext:value-type="float">
            <text:p>10000</text:p>
          </table:table-cell>
          <table:table-cell table:formula="of:=IF(AND([.CU$52]=[.CU43];NOT([.CU$52]=10000));[.$A4];10000)" office:value-type="float" office:value="1" calcext:value-type="float">
            <text:p>1</text:p>
          </table:table-cell>
          <table:table-cell table:formula="of:=IF(AND([.CV$52]=[.CV43];NOT([.CV$52]=10000));[.$A4];10000)" office:value-type="float" office:value="10000" calcext:value-type="float">
            <text:p>10000</text:p>
          </table:table-cell>
          <table:table-cell table:formula="of:=IF(AND([.CW$52]=[.CW43];NOT([.CW$52]=10000));[.$A4];10000)" office:value-type="float" office:value="10000" calcext:value-type="float">
            <text:p>10000</text:p>
          </table:table-cell>
          <table:table-cell table:formula="of:=IF(AND([.CX$52]=[.CX43];NOT([.CX$52]=10000));[.$A4];10000)" office:value-type="float" office:value="10000" calcext:value-type="float">
            <text:p>10000</text:p>
          </table:table-cell>
          <table:table-cell table:formula="of:=IF(AND([.CY$52]=[.CY43];NOT([.CY$52]=10000));[.$A4];10000)" office:value-type="float" office:value="10000" calcext:value-type="float">
            <text:p>10000</text:p>
          </table:table-cell>
          <table:table-cell table:formula="of:=IF(AND([.CZ$52]=[.CZ43];NOT([.CZ$52]=10000));[.$A4];10000)" office:value-type="float" office:value="1" calcext:value-type="float">
            <text:p>1</text:p>
          </table:table-cell>
          <table:table-cell table:formula="of:=IF(AND([.DA$52]=[.DA43];NOT([.DA$52]=10000));[.$A4];10000)" office:value-type="float" office:value="10000" calcext:value-type="float">
            <text:p>10000</text:p>
          </table:table-cell>
          <table:table-cell table:formula="of:=IF(AND([.DB$52]=[.DB43];NOT([.DB$52]=10000));[.$A4];10000)" office:value-type="float" office:value="10000" calcext:value-type="float">
            <text:p>10000</text:p>
          </table:table-cell>
          <table:table-cell table:formula="of:=IF(AND([.DC$52]=[.DC43];NOT([.DC$52]=10000));[.$A4];10000)" office:value-type="float" office:value="10000" calcext:value-type="float">
            <text:p>10000</text:p>
          </table:table-cell>
          <table:table-cell table:formula="of:=IF(AND([.DD$52]=[.DD43];NOT([.DD$52]=10000));[.$A4];10000)" office:value-type="float" office:value="10000" calcext:value-type="float">
            <text:p>10000</text:p>
          </table:table-cell>
          <table:table-cell table:formula="of:=IF(AND([.DE$52]=[.DE43];NOT([.DE$52]=10000));[.$A4];10000)" office:value-type="float" office:value="1" calcext:value-type="float">
            <text:p>1</text:p>
          </table:table-cell>
          <table:table-cell table:formula="of:=IF(AND([.DF$52]=[.DF43];NOT([.DF$52]=10000));[.$A4];10000)" office:value-type="float" office:value="10000" calcext:value-type="float">
            <text:p>10000</text:p>
          </table:table-cell>
          <table:table-cell table:formula="of:=IF(AND([.DG$52]=[.DG43];NOT([.DG$52]=10000));[.$A4];10000)" office:value-type="float" office:value="10000" calcext:value-type="float">
            <text:p>10000</text:p>
          </table:table-cell>
          <table:table-cell table:formula="of:=IF(AND([.DH$52]=[.DH43];NOT([.DH$52]=10000));[.$A4];10000)" office:value-type="float" office:value="10000" calcext:value-type="float">
            <text:p>10000</text:p>
          </table:table-cell>
          <table:table-cell table:formula="of:=IF(AND([.DI$52]=[.DI43];NOT([.DI$52]=10000));[.$A4];10000)" office:value-type="float" office:value="10000" calcext:value-type="float">
            <text:p>10000</text:p>
          </table:table-cell>
          <table:table-cell table:formula="of:=IF(AND([.DJ$52]=[.DJ43];NOT([.DJ$52]=10000));[.$A4];10000)" office:value-type="float" office:value="1" calcext:value-type="float">
            <text:p>1</text:p>
          </table:table-cell>
          <table:table-cell table:formula="of:=IF(AND([.DK$52]=[.DK43];NOT([.DK$52]=10000));[.$A4];10000)" office:value-type="float" office:value="10000" calcext:value-type="float">
            <text:p>10000</text:p>
          </table:table-cell>
          <table:table-cell table:formula="of:=IF(AND([.DL$52]=[.DL43];NOT([.DL$52]=10000));[.$A4];10000)" office:value-type="float" office:value="10000" calcext:value-type="float">
            <text:p>10000</text:p>
          </table:table-cell>
          <table:table-cell table:formula="of:=IF(AND([.DM$52]=[.DM43];NOT([.DM$52]=10000));[.$A4];10000)" office:value-type="float" office:value="10000" calcext:value-type="float">
            <text:p>10000</text:p>
          </table:table-cell>
          <table:table-cell table:formula="of:=IF(AND([.DN$52]=[.DN43];NOT([.DN$52]=10000));[.$A4];10000)" office:value-type="float" office:value="10000" calcext:value-type="float">
            <text:p>10000</text:p>
          </table:table-cell>
          <table:table-cell table:formula="of:=IF(AND([.DO$52]=[.DO43];NOT([.DO$52]=10000));[.$A4];10000)" office:value-type="float" office:value="1" calcext:value-type="float">
            <text:p>1</text:p>
          </table:table-cell>
          <table:table-cell table:formula="of:=IF(AND([.DP$52]=[.DP43];NOT([.DP$52]=10000));[.$A4];10000)" office:value-type="float" office:value="10000" calcext:value-type="float">
            <text:p>10000</text:p>
          </table:table-cell>
          <table:table-cell table:formula="of:=IF(AND([.DQ$52]=[.DQ43];NOT([.DQ$52]=10000));[.$A4];10000)" office:value-type="float" office:value="10000" calcext:value-type="float">
            <text:p>10000</text:p>
          </table:table-cell>
          <table:table-cell table:formula="of:=IF(AND([.DR$52]=[.DR43];NOT([.DR$52]=10000));[.$A4];10000)" office:value-type="float" office:value="10000" calcext:value-type="float">
            <text:p>10000</text:p>
          </table:table-cell>
          <table:table-cell table:formula="of:=IF(AND([.DS$52]=[.DS43];NOT([.DS$52]=10000));[.$A4];10000)" office:value-type="float" office:value="10000" calcext:value-type="float">
            <text:p>10000</text:p>
          </table:table-cell>
          <table:table-cell table:formula="of:=IF(AND([.DT$52]=[.DT43];NOT([.DT$52]=10000));[.$A4];10000)" office:value-type="float" office:value="1" calcext:value-type="float">
            <text:p>1</text:p>
          </table:table-cell>
          <table:table-cell table:formula="of:=IF(AND([.DU$52]=[.DU43];NOT([.DU$52]=10000));[.$A4];10000)" office:value-type="float" office:value="10000" calcext:value-type="float">
            <text:p>10000</text:p>
          </table:table-cell>
          <table:table-cell table:formula="of:=IF(AND([.DV$52]=[.DV43];NOT([.DV$52]=10000));[.$A4];10000)" office:value-type="float" office:value="10000" calcext:value-type="float">
            <text:p>10000</text:p>
          </table:table-cell>
          <table:table-cell table:formula="of:=IF(AND([.DW$52]=[.DW43];NOT([.DW$52]=10000));[.$A4];10000)" office:value-type="float" office:value="10000" calcext:value-type="float">
            <text:p>10000</text:p>
          </table:table-cell>
          <table:table-cell table:formula="of:=IF(AND([.DX$52]=[.DX43];NOT([.DX$52]=10000));[.$A4];10000)" office:value-type="float" office:value="10000" calcext:value-type="float">
            <text:p>10000</text:p>
          </table:table-cell>
          <table:table-cell table:formula="of:=IF(AND([.DY$52]=[.DY43];NOT([.DY$52]=10000));[.$A4];10000)" office:value-type="float" office:value="1" calcext:value-type="float">
            <text:p>1</text:p>
          </table:table-cell>
          <table:table-cell table:formula="of:=IF(AND([.DZ$52]=[.DZ43];NOT([.DZ$52]=10000));[.$A4];10000)" office:value-type="float" office:value="10000" calcext:value-type="float">
            <text:p>10000</text:p>
          </table:table-cell>
          <table:table-cell table:formula="of:=IF(AND([.EA$52]=[.EA43];NOT([.EA$52]=10000));[.$A4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Highest priority</text:p>
          </table:table-cell>
          <table:table-cell table:formula="of:=IF(AND([.I$52]=[.I44];NOT([.I$52]=10000));[.$A5];10000)" office:value-type="float" office:value="10000" calcext:value-type="float">
            <text:p>10000</text:p>
          </table:table-cell>
          <table:table-cell table:formula="of:=IF(AND([.J$52]=[.J44];NOT([.J$52]=10000));[.$A5];10000)" office:value-type="float" office:value="10000" calcext:value-type="float">
            <text:p>10000</text:p>
          </table:table-cell>
          <table:table-cell table:formula="of:=IF(AND([.K$52]=[.K44];NOT([.K$52]=10000));[.$A5];10000)" office:value-type="float" office:value="2" calcext:value-type="float">
            <text:p>2</text:p>
          </table:table-cell>
          <table:table-cell table:formula="of:=IF(AND([.L$52]=[.L44];NOT([.L$52]=10000));[.$A5];10000)" office:value-type="float" office:value="10000" calcext:value-type="float">
            <text:p>10000</text:p>
          </table:table-cell>
          <table:table-cell table:formula="of:=IF(AND([.M$52]=[.M44];NOT([.M$52]=10000));[.$A5];10000)" office:value-type="float" office:value="10000" calcext:value-type="float">
            <text:p>10000</text:p>
          </table:table-cell>
          <table:table-cell table:formula="of:=IF(AND([.N$52]=[.N44];NOT([.N$52]=10000));[.$A5];10000)" office:value-type="float" office:value="10000" calcext:value-type="float">
            <text:p>10000</text:p>
          </table:table-cell>
          <table:table-cell table:formula="of:=IF(AND([.O$52]=[.O44];NOT([.O$52]=10000));[.$A5];10000)" office:value-type="float" office:value="10000" calcext:value-type="float">
            <text:p>10000</text:p>
          </table:table-cell>
          <table:table-cell table:formula="of:=IF(AND([.P$52]=[.P44];NOT([.P$52]=10000));[.$A5];10000)" office:value-type="float" office:value="10000" calcext:value-type="float">
            <text:p>10000</text:p>
          </table:table-cell>
          <table:table-cell table:formula="of:=IF(AND([.Q$52]=[.Q44];NOT([.Q$52]=10000));[.$A5];10000)" office:value-type="float" office:value="10000" calcext:value-type="float">
            <text:p>10000</text:p>
          </table:table-cell>
          <table:table-cell table:formula="of:=IF(AND([.R$52]=[.R44];NOT([.R$52]=10000));[.$A5];10000)" office:value-type="float" office:value="10000" calcext:value-type="float">
            <text:p>10000</text:p>
          </table:table-cell>
          <table:table-cell table:formula="of:=IF(AND([.S$52]=[.S44];NOT([.S$52]=10000));[.$A5];10000)" office:value-type="float" office:value="10000" calcext:value-type="float">
            <text:p>10000</text:p>
          </table:table-cell>
          <table:table-cell table:formula="of:=IF(AND([.T$52]=[.T44];NOT([.T$52]=10000));[.$A5];10000)" office:value-type="float" office:value="2" calcext:value-type="float">
            <text:p>2</text:p>
          </table:table-cell>
          <table:table-cell table:formula="of:=IF(AND([.U$52]=[.U44];NOT([.U$52]=10000));[.$A5];10000)" office:value-type="float" office:value="10000" calcext:value-type="float">
            <text:p>10000</text:p>
          </table:table-cell>
          <table:table-cell table:formula="of:=IF(AND([.V$52]=[.V44];NOT([.V$52]=10000));[.$A5];10000)" office:value-type="float" office:value="10000" calcext:value-type="float">
            <text:p>10000</text:p>
          </table:table-cell>
          <table:table-cell table:formula="of:=IF(AND([.W$52]=[.W44];NOT([.W$52]=10000));[.$A5];10000)" office:value-type="float" office:value="10000" calcext:value-type="float">
            <text:p>10000</text:p>
          </table:table-cell>
          <table:table-cell table:formula="of:=IF(AND([.X$52]=[.X44];NOT([.X$52]=10000));[.$A5];10000)" office:value-type="float" office:value="10000" calcext:value-type="float">
            <text:p>10000</text:p>
          </table:table-cell>
          <table:table-cell table:formula="of:=IF(AND([.Y$52]=[.Y44];NOT([.Y$52]=10000));[.$A5];10000)" office:value-type="float" office:value="10000" calcext:value-type="float">
            <text:p>10000</text:p>
          </table:table-cell>
          <table:table-cell table:formula="of:=IF(AND([.Z$52]=[.Z44];NOT([.Z$52]=10000));[.$A5];10000)" office:value-type="float" office:value="10000" calcext:value-type="float">
            <text:p>10000</text:p>
          </table:table-cell>
          <table:table-cell table:formula="of:=IF(AND([.AA$52]=[.AA44];NOT([.AA$52]=10000));[.$A5];10000)" office:value-type="float" office:value="2" calcext:value-type="float">
            <text:p>2</text:p>
          </table:table-cell>
          <table:table-cell table:formula="of:=IF(AND([.AB$52]=[.AB44];NOT([.AB$52]=10000));[.$A5];10000)" office:value-type="float" office:value="10000" calcext:value-type="float">
            <text:p>10000</text:p>
          </table:table-cell>
          <table:table-cell table:formula="of:=IF(AND([.AC$52]=[.AC44];NOT([.AC$52]=10000));[.$A5];10000)" office:value-type="float" office:value="10000" calcext:value-type="float">
            <text:p>10000</text:p>
          </table:table-cell>
          <table:table-cell table:formula="of:=IF(AND([.AD$52]=[.AD44];NOT([.AD$52]=10000));[.$A5];10000)" office:value-type="float" office:value="10000" calcext:value-type="float">
            <text:p>10000</text:p>
          </table:table-cell>
          <table:table-cell table:formula="of:=IF(AND([.AE$52]=[.AE44];NOT([.AE$52]=10000));[.$A5];10000)" office:value-type="float" office:value="10000" calcext:value-type="float">
            <text:p>10000</text:p>
          </table:table-cell>
          <table:table-cell table:formula="of:=IF(AND([.AF$52]=[.AF44];NOT([.AF$52]=10000));[.$A5];10000)" office:value-type="float" office:value="10000" calcext:value-type="float">
            <text:p>10000</text:p>
          </table:table-cell>
          <table:table-cell table:formula="of:=IF(AND([.AG$52]=[.AG44];NOT([.AG$52]=10000));[.$A5];10000)" office:value-type="float" office:value="10000" calcext:value-type="float">
            <text:p>10000</text:p>
          </table:table-cell>
          <table:table-cell table:formula="of:=IF(AND([.AH$52]=[.AH44];NOT([.AH$52]=10000));[.$A5];10000)" office:value-type="float" office:value="10000" calcext:value-type="float">
            <text:p>10000</text:p>
          </table:table-cell>
          <table:table-cell table:formula="of:=IF(AND([.AI$52]=[.AI44];NOT([.AI$52]=10000));[.$A5];10000)" office:value-type="float" office:value="2" calcext:value-type="float">
            <text:p>2</text:p>
          </table:table-cell>
          <table:table-cell table:formula="of:=IF(AND([.AJ$52]=[.AJ44];NOT([.AJ$52]=10000));[.$A5];10000)" office:value-type="float" office:value="10000" calcext:value-type="float">
            <text:p>10000</text:p>
          </table:table-cell>
          <table:table-cell table:formula="of:=IF(AND([.AK$52]=[.AK44];NOT([.AK$52]=10000));[.$A5];10000)" office:value-type="float" office:value="10000" calcext:value-type="float">
            <text:p>10000</text:p>
          </table:table-cell>
          <table:table-cell table:formula="of:=IF(AND([.AL$52]=[.AL44];NOT([.AL$52]=10000));[.$A5];10000)" office:value-type="float" office:value="10000" calcext:value-type="float">
            <text:p>10000</text:p>
          </table:table-cell>
          <table:table-cell table:formula="of:=IF(AND([.AM$52]=[.AM44];NOT([.AM$52]=10000));[.$A5];10000)" office:value-type="float" office:value="10000" calcext:value-type="float">
            <text:p>10000</text:p>
          </table:table-cell>
          <table:table-cell table:formula="of:=IF(AND([.AN$52]=[.AN44];NOT([.AN$52]=10000));[.$A5];10000)" office:value-type="float" office:value="10000" calcext:value-type="float">
            <text:p>10000</text:p>
          </table:table-cell>
          <table:table-cell table:formula="of:=IF(AND([.AO$52]=[.AO44];NOT([.AO$52]=10000));[.$A5];10000)" office:value-type="float" office:value="10000" calcext:value-type="float">
            <text:p>10000</text:p>
          </table:table-cell>
          <table:table-cell table:formula="of:=IF(AND([.AP$52]=[.AP44];NOT([.AP$52]=10000));[.$A5];10000)" office:value-type="float" office:value="10000" calcext:value-type="float">
            <text:p>10000</text:p>
          </table:table-cell>
          <table:table-cell table:formula="of:=IF(AND([.AQ$52]=[.AQ44];NOT([.AQ$52]=10000));[.$A5];10000)" office:value-type="float" office:value="2" calcext:value-type="float">
            <text:p>2</text:p>
          </table:table-cell>
          <table:table-cell table:formula="of:=IF(AND([.AR$52]=[.AR44];NOT([.AR$52]=10000));[.$A5];10000)" office:value-type="float" office:value="10000" calcext:value-type="float">
            <text:p>10000</text:p>
          </table:table-cell>
          <table:table-cell table:formula="of:=IF(AND([.AS$52]=[.AS44];NOT([.AS$52]=10000));[.$A5];10000)" office:value-type="float" office:value="10000" calcext:value-type="float">
            <text:p>10000</text:p>
          </table:table-cell>
          <table:table-cell table:formula="of:=IF(AND([.AT$52]=[.AT44];NOT([.AT$52]=10000));[.$A5];10000)" office:value-type="float" office:value="10000" calcext:value-type="float">
            <text:p>10000</text:p>
          </table:table-cell>
          <table:table-cell table:formula="of:=IF(AND([.AU$52]=[.AU44];NOT([.AU$52]=10000));[.$A5];10000)" office:value-type="float" office:value="10000" calcext:value-type="float">
            <text:p>10000</text:p>
          </table:table-cell>
          <table:table-cell table:formula="of:=IF(AND([.AV$52]=[.AV44];NOT([.AV$52]=10000));[.$A5];10000)" office:value-type="float" office:value="10000" calcext:value-type="float">
            <text:p>10000</text:p>
          </table:table-cell>
          <table:table-cell table:formula="of:=IF(AND([.AW$52]=[.AW44];NOT([.AW$52]=10000));[.$A5];10000)" office:value-type="float" office:value="10000" calcext:value-type="float">
            <text:p>10000</text:p>
          </table:table-cell>
          <table:table-cell table:formula="of:=IF(AND([.AX$52]=[.AX44];NOT([.AX$52]=10000));[.$A5];10000)" office:value-type="float" office:value="10000" calcext:value-type="float">
            <text:p>10000</text:p>
          </table:table-cell>
          <table:table-cell table:formula="of:=IF(AND([.AY$52]=[.AY44];NOT([.AY$52]=10000));[.$A5];10000)" office:value-type="float" office:value="10000" calcext:value-type="float">
            <text:p>10000</text:p>
          </table:table-cell>
          <table:table-cell table:formula="of:=IF(AND([.AZ$52]=[.AZ44];NOT([.AZ$52]=10000));[.$A5];10000)" office:value-type="float" office:value="2" calcext:value-type="float">
            <text:p>2</text:p>
          </table:table-cell>
          <table:table-cell table:formula="of:=IF(AND([.BA$52]=[.BA44];NOT([.BA$52]=10000));[.$A5];10000)" office:value-type="float" office:value="10000" calcext:value-type="float">
            <text:p>10000</text:p>
          </table:table-cell>
          <table:table-cell table:formula="of:=IF(AND([.BB$52]=[.BB44];NOT([.BB$52]=10000));[.$A5];10000)" office:value-type="float" office:value="10000" calcext:value-type="float">
            <text:p>10000</text:p>
          </table:table-cell>
          <table:table-cell table:formula="of:=IF(AND([.BC$52]=[.BC44];NOT([.BC$52]=10000));[.$A5];10000)" office:value-type="float" office:value="10000" calcext:value-type="float">
            <text:p>10000</text:p>
          </table:table-cell>
          <table:table-cell table:formula="of:=IF(AND([.BD$52]=[.BD44];NOT([.BD$52]=10000));[.$A5];10000)" office:value-type="float" office:value="10000" calcext:value-type="float">
            <text:p>10000</text:p>
          </table:table-cell>
          <table:table-cell table:formula="of:=IF(AND([.BE$52]=[.BE44];NOT([.BE$52]=10000));[.$A5];10000)" office:value-type="float" office:value="10000" calcext:value-type="float">
            <text:p>10000</text:p>
          </table:table-cell>
          <table:table-cell table:formula="of:=IF(AND([.BF$52]=[.BF44];NOT([.BF$52]=10000));[.$A5];10000)" office:value-type="float" office:value="10000" calcext:value-type="float">
            <text:p>10000</text:p>
          </table:table-cell>
          <table:table-cell table:formula="of:=IF(AND([.BG$52]=[.BG44];NOT([.BG$52]=10000));[.$A5];10000)" office:value-type="float" office:value="10000" calcext:value-type="float">
            <text:p>10000</text:p>
          </table:table-cell>
          <table:table-cell table:formula="of:=IF(AND([.BH$52]=[.BH44];NOT([.BH$52]=10000));[.$A5];10000)" office:value-type="float" office:value="2" calcext:value-type="float">
            <text:p>2</text:p>
          </table:table-cell>
          <table:table-cell table:formula="of:=IF(AND([.BI$52]=[.BI44];NOT([.BI$52]=10000));[.$A5];10000)" office:value-type="float" office:value="10000" calcext:value-type="float">
            <text:p>10000</text:p>
          </table:table-cell>
          <table:table-cell table:formula="of:=IF(AND([.BJ$52]=[.BJ44];NOT([.BJ$52]=10000));[.$A5];10000)" office:value-type="float" office:value="10000" calcext:value-type="float">
            <text:p>10000</text:p>
          </table:table-cell>
          <table:table-cell table:formula="of:=IF(AND([.BK$52]=[.BK44];NOT([.BK$52]=10000));[.$A5];10000)" office:value-type="float" office:value="10000" calcext:value-type="float">
            <text:p>10000</text:p>
          </table:table-cell>
          <table:table-cell table:formula="of:=IF(AND([.BL$52]=[.BL44];NOT([.BL$52]=10000));[.$A5];10000)" office:value-type="float" office:value="10000" calcext:value-type="float">
            <text:p>10000</text:p>
          </table:table-cell>
          <table:table-cell table:formula="of:=IF(AND([.BM$52]=[.BM44];NOT([.BM$52]=10000));[.$A5];10000)" office:value-type="float" office:value="10000" calcext:value-type="float">
            <text:p>10000</text:p>
          </table:table-cell>
          <table:table-cell table:formula="of:=IF(AND([.BN$52]=[.BN44];NOT([.BN$52]=10000));[.$A5];10000)" office:value-type="float" office:value="10000" calcext:value-type="float">
            <text:p>10000</text:p>
          </table:table-cell>
          <table:table-cell table:formula="of:=IF(AND([.BO$52]=[.BO44];NOT([.BO$52]=10000));[.$A5];10000)" office:value-type="float" office:value="2" calcext:value-type="float">
            <text:p>2</text:p>
          </table:table-cell>
          <table:table-cell table:formula="of:=IF(AND([.BP$52]=[.BP44];NOT([.BP$52]=10000));[.$A5];10000)" office:value-type="float" office:value="10000" calcext:value-type="float">
            <text:p>10000</text:p>
          </table:table-cell>
          <table:table-cell table:formula="of:=IF(AND([.BQ$52]=[.BQ44];NOT([.BQ$52]=10000));[.$A5];10000)" office:value-type="float" office:value="10000" calcext:value-type="float">
            <text:p>10000</text:p>
          </table:table-cell>
          <table:table-cell table:formula="of:=IF(AND([.BR$52]=[.BR44];NOT([.BR$52]=10000));[.$A5];10000)" office:value-type="float" office:value="10000" calcext:value-type="float">
            <text:p>10000</text:p>
          </table:table-cell>
          <table:table-cell table:formula="of:=IF(AND([.BS$52]=[.BS44];NOT([.BS$52]=10000));[.$A5];10000)" office:value-type="float" office:value="10000" calcext:value-type="float">
            <text:p>10000</text:p>
          </table:table-cell>
          <table:table-cell table:formula="of:=IF(AND([.BT$52]=[.BT44];NOT([.BT$52]=10000));[.$A5];10000)" office:value-type="float" office:value="10000" calcext:value-type="float">
            <text:p>10000</text:p>
          </table:table-cell>
          <table:table-cell table:formula="of:=IF(AND([.BU$52]=[.BU44];NOT([.BU$52]=10000));[.$A5];10000)" office:value-type="float" office:value="10000" calcext:value-type="float">
            <text:p>10000</text:p>
          </table:table-cell>
          <table:table-cell table:formula="of:=IF(AND([.BV$52]=[.BV44];NOT([.BV$52]=10000));[.$A5];10000)" office:value-type="float" office:value="10000" calcext:value-type="float">
            <text:p>10000</text:p>
          </table:table-cell>
          <table:table-cell table:formula="of:=IF(AND([.BW$52]=[.BW44];NOT([.BW$52]=10000));[.$A5];10000)" office:value-type="float" office:value="10000" calcext:value-type="float">
            <text:p>10000</text:p>
          </table:table-cell>
          <table:table-cell table:formula="of:=IF(AND([.BX$52]=[.BX44];NOT([.BX$52]=10000));[.$A5];10000)" office:value-type="float" office:value="2" calcext:value-type="float">
            <text:p>2</text:p>
          </table:table-cell>
          <table:table-cell table:formula="of:=IF(AND([.BY$52]=[.BY44];NOT([.BY$52]=10000));[.$A5];10000)" office:value-type="float" office:value="10000" calcext:value-type="float">
            <text:p>10000</text:p>
          </table:table-cell>
          <table:table-cell table:formula="of:=IF(AND([.BZ$52]=[.BZ44];NOT([.BZ$52]=10000));[.$A5];10000)" office:value-type="float" office:value="10000" calcext:value-type="float">
            <text:p>10000</text:p>
          </table:table-cell>
          <table:table-cell table:formula="of:=IF(AND([.CA$52]=[.CA44];NOT([.CA$52]=10000));[.$A5];10000)" office:value-type="float" office:value="10000" calcext:value-type="float">
            <text:p>10000</text:p>
          </table:table-cell>
          <table:table-cell table:formula="of:=IF(AND([.CB$52]=[.CB44];NOT([.CB$52]=10000));[.$A5];10000)" office:value-type="float" office:value="10000" calcext:value-type="float">
            <text:p>10000</text:p>
          </table:table-cell>
          <table:table-cell table:formula="of:=IF(AND([.CC$52]=[.CC44];NOT([.CC$52]=10000));[.$A5];10000)" office:value-type="float" office:value="10000" calcext:value-type="float">
            <text:p>10000</text:p>
          </table:table-cell>
          <table:table-cell table:formula="of:=IF(AND([.CD$52]=[.CD44];NOT([.CD$52]=10000));[.$A5];10000)" office:value-type="float" office:value="10000" calcext:value-type="float">
            <text:p>10000</text:p>
          </table:table-cell>
          <table:table-cell table:formula="of:=IF(AND([.CE$52]=[.CE44];NOT([.CE$52]=10000));[.$A5];10000)" office:value-type="float" office:value="2" calcext:value-type="float">
            <text:p>2</text:p>
          </table:table-cell>
          <table:table-cell table:formula="of:=IF(AND([.CF$52]=[.CF44];NOT([.CF$52]=10000));[.$A5];10000)" office:value-type="float" office:value="10000" calcext:value-type="float">
            <text:p>10000</text:p>
          </table:table-cell>
          <table:table-cell table:formula="of:=IF(AND([.CG$52]=[.CG44];NOT([.CG$52]=10000));[.$A5];10000)" office:value-type="float" office:value="10000" calcext:value-type="float">
            <text:p>10000</text:p>
          </table:table-cell>
          <table:table-cell table:formula="of:=IF(AND([.CH$52]=[.CH44];NOT([.CH$52]=10000));[.$A5];10000)" office:value-type="float" office:value="10000" calcext:value-type="float">
            <text:p>10000</text:p>
          </table:table-cell>
          <table:table-cell table:formula="of:=IF(AND([.CI$52]=[.CI44];NOT([.CI$52]=10000));[.$A5];10000)" office:value-type="float" office:value="10000" calcext:value-type="float">
            <text:p>10000</text:p>
          </table:table-cell>
          <table:table-cell table:formula="of:=IF(AND([.CJ$52]=[.CJ44];NOT([.CJ$52]=10000));[.$A5];10000)" office:value-type="float" office:value="10000" calcext:value-type="float">
            <text:p>10000</text:p>
          </table:table-cell>
          <table:table-cell table:formula="of:=IF(AND([.CK$52]=[.CK44];NOT([.CK$52]=10000));[.$A5];10000)" office:value-type="float" office:value="10000" calcext:value-type="float">
            <text:p>10000</text:p>
          </table:table-cell>
          <table:table-cell table:formula="of:=IF(AND([.CL$52]=[.CL44];NOT([.CL$52]=10000));[.$A5];10000)" office:value-type="float" office:value="10000" calcext:value-type="float">
            <text:p>10000</text:p>
          </table:table-cell>
          <table:table-cell table:formula="of:=IF(AND([.CM$52]=[.CM44];NOT([.CM$52]=10000));[.$A5];10000)" office:value-type="float" office:value="2" calcext:value-type="float">
            <text:p>2</text:p>
          </table:table-cell>
          <table:table-cell table:formula="of:=IF(AND([.CN$52]=[.CN44];NOT([.CN$52]=10000));[.$A5];10000)" office:value-type="float" office:value="10000" calcext:value-type="float">
            <text:p>10000</text:p>
          </table:table-cell>
          <table:table-cell table:formula="of:=IF(AND([.CO$52]=[.CO44];NOT([.CO$52]=10000));[.$A5];10000)" office:value-type="float" office:value="10000" calcext:value-type="float">
            <text:p>10000</text:p>
          </table:table-cell>
          <table:table-cell table:formula="of:=IF(AND([.CP$52]=[.CP44];NOT([.CP$52]=10000));[.$A5];10000)" office:value-type="float" office:value="10000" calcext:value-type="float">
            <text:p>10000</text:p>
          </table:table-cell>
          <table:table-cell table:formula="of:=IF(AND([.CQ$52]=[.CQ44];NOT([.CQ$52]=10000));[.$A5];10000)" office:value-type="float" office:value="10000" calcext:value-type="float">
            <text:p>10000</text:p>
          </table:table-cell>
          <table:table-cell table:formula="of:=IF(AND([.CR$52]=[.CR44];NOT([.CR$52]=10000));[.$A5];10000)" office:value-type="float" office:value="10000" calcext:value-type="float">
            <text:p>10000</text:p>
          </table:table-cell>
          <table:table-cell table:formula="of:=IF(AND([.CS$52]=[.CS44];NOT([.CS$52]=10000));[.$A5];10000)" office:value-type="float" office:value="10000" calcext:value-type="float">
            <text:p>10000</text:p>
          </table:table-cell>
          <table:table-cell table:formula="of:=IF(AND([.CT$52]=[.CT44];NOT([.CT$52]=10000));[.$A5];10000)" office:value-type="float" office:value="10000" calcext:value-type="float">
            <text:p>10000</text:p>
          </table:table-cell>
          <table:table-cell table:formula="of:=IF(AND([.CU$52]=[.CU44];NOT([.CU$52]=10000));[.$A5];10000)" office:value-type="float" office:value="10000" calcext:value-type="float">
            <text:p>10000</text:p>
          </table:table-cell>
          <table:table-cell table:formula="of:=IF(AND([.CV$52]=[.CV44];NOT([.CV$52]=10000));[.$A5];10000)" office:value-type="float" office:value="2" calcext:value-type="float">
            <text:p>2</text:p>
          </table:table-cell>
          <table:table-cell table:formula="of:=IF(AND([.CW$52]=[.CW44];NOT([.CW$52]=10000));[.$A5];10000)" office:value-type="float" office:value="10000" calcext:value-type="float">
            <text:p>10000</text:p>
          </table:table-cell>
          <table:table-cell table:formula="of:=IF(AND([.CX$52]=[.CX44];NOT([.CX$52]=10000));[.$A5];10000)" office:value-type="float" office:value="10000" calcext:value-type="float">
            <text:p>10000</text:p>
          </table:table-cell>
          <table:table-cell table:formula="of:=IF(AND([.CY$52]=[.CY44];NOT([.CY$52]=10000));[.$A5];10000)" office:value-type="float" office:value="10000" calcext:value-type="float">
            <text:p>10000</text:p>
          </table:table-cell>
          <table:table-cell table:formula="of:=IF(AND([.CZ$52]=[.CZ44];NOT([.CZ$52]=10000));[.$A5];10000)" office:value-type="float" office:value="10000" calcext:value-type="float">
            <text:p>10000</text:p>
          </table:table-cell>
          <table:table-cell table:formula="of:=IF(AND([.DA$52]=[.DA44];NOT([.DA$52]=10000));[.$A5];10000)" office:value-type="float" office:value="10000" calcext:value-type="float">
            <text:p>10000</text:p>
          </table:table-cell>
          <table:table-cell table:formula="of:=IF(AND([.DB$52]=[.DB44];NOT([.DB$52]=10000));[.$A5];10000)" office:value-type="float" office:value="10000" calcext:value-type="float">
            <text:p>10000</text:p>
          </table:table-cell>
          <table:table-cell table:formula="of:=IF(AND([.DC$52]=[.DC44];NOT([.DC$52]=10000));[.$A5];10000)" office:value-type="float" office:value="2" calcext:value-type="float">
            <text:p>2</text:p>
          </table:table-cell>
          <table:table-cell table:formula="of:=IF(AND([.DD$52]=[.DD44];NOT([.DD$52]=10000));[.$A5];10000)" office:value-type="float" office:value="10000" calcext:value-type="float">
            <text:p>10000</text:p>
          </table:table-cell>
          <table:table-cell table:formula="of:=IF(AND([.DE$52]=[.DE44];NOT([.DE$52]=10000));[.$A5];10000)" office:value-type="float" office:value="10000" calcext:value-type="float">
            <text:p>10000</text:p>
          </table:table-cell>
          <table:table-cell table:formula="of:=IF(AND([.DF$52]=[.DF44];NOT([.DF$52]=10000));[.$A5];10000)" office:value-type="float" office:value="10000" calcext:value-type="float">
            <text:p>10000</text:p>
          </table:table-cell>
          <table:table-cell table:formula="of:=IF(AND([.DG$52]=[.DG44];NOT([.DG$52]=10000));[.$A5];10000)" office:value-type="float" office:value="10000" calcext:value-type="float">
            <text:p>10000</text:p>
          </table:table-cell>
          <table:table-cell table:formula="of:=IF(AND([.DH$52]=[.DH44];NOT([.DH$52]=10000));[.$A5];10000)" office:value-type="float" office:value="10000" calcext:value-type="float">
            <text:p>10000</text:p>
          </table:table-cell>
          <table:table-cell table:formula="of:=IF(AND([.DI$52]=[.DI44];NOT([.DI$52]=10000));[.$A5];10000)" office:value-type="float" office:value="10000" calcext:value-type="float">
            <text:p>10000</text:p>
          </table:table-cell>
          <table:table-cell table:formula="of:=IF(AND([.DJ$52]=[.DJ44];NOT([.DJ$52]=10000));[.$A5];10000)" office:value-type="float" office:value="10000" calcext:value-type="float">
            <text:p>10000</text:p>
          </table:table-cell>
          <table:table-cell table:formula="of:=IF(AND([.DK$52]=[.DK44];NOT([.DK$52]=10000));[.$A5];10000)" office:value-type="float" office:value="2" calcext:value-type="float">
            <text:p>2</text:p>
          </table:table-cell>
          <table:table-cell table:formula="of:=IF(AND([.DL$52]=[.DL44];NOT([.DL$52]=10000));[.$A5];10000)" office:value-type="float" office:value="10000" calcext:value-type="float">
            <text:p>10000</text:p>
          </table:table-cell>
          <table:table-cell table:formula="of:=IF(AND([.DM$52]=[.DM44];NOT([.DM$52]=10000));[.$A5];10000)" office:value-type="float" office:value="10000" calcext:value-type="float">
            <text:p>10000</text:p>
          </table:table-cell>
          <table:table-cell table:formula="of:=IF(AND([.DN$52]=[.DN44];NOT([.DN$52]=10000));[.$A5];10000)" office:value-type="float" office:value="10000" calcext:value-type="float">
            <text:p>10000</text:p>
          </table:table-cell>
          <table:table-cell table:formula="of:=IF(AND([.DO$52]=[.DO44];NOT([.DO$52]=10000));[.$A5];10000)" office:value-type="float" office:value="10000" calcext:value-type="float">
            <text:p>10000</text:p>
          </table:table-cell>
          <table:table-cell table:formula="of:=IF(AND([.DP$52]=[.DP44];NOT([.DP$52]=10000));[.$A5];10000)" office:value-type="float" office:value="10000" calcext:value-type="float">
            <text:p>10000</text:p>
          </table:table-cell>
          <table:table-cell table:formula="of:=IF(AND([.DQ$52]=[.DQ44];NOT([.DQ$52]=10000));[.$A5];10000)" office:value-type="float" office:value="10000" calcext:value-type="float">
            <text:p>10000</text:p>
          </table:table-cell>
          <table:table-cell table:formula="of:=IF(AND([.DR$52]=[.DR44];NOT([.DR$52]=10000));[.$A5];10000)" office:value-type="float" office:value="10000" calcext:value-type="float">
            <text:p>10000</text:p>
          </table:table-cell>
          <table:table-cell table:formula="of:=IF(AND([.DS$52]=[.DS44];NOT([.DS$52]=10000));[.$A5];10000)" office:value-type="float" office:value="2" calcext:value-type="float">
            <text:p>2</text:p>
          </table:table-cell>
          <table:table-cell table:formula="of:=IF(AND([.DT$52]=[.DT44];NOT([.DT$52]=10000));[.$A5];10000)" office:value-type="float" office:value="10000" calcext:value-type="float">
            <text:p>10000</text:p>
          </table:table-cell>
          <table:table-cell table:formula="of:=IF(AND([.DU$52]=[.DU44];NOT([.DU$52]=10000));[.$A5];10000)" office:value-type="float" office:value="10000" calcext:value-type="float">
            <text:p>10000</text:p>
          </table:table-cell>
          <table:table-cell table:formula="of:=IF(AND([.DV$52]=[.DV44];NOT([.DV$52]=10000));[.$A5];10000)" office:value-type="float" office:value="10000" calcext:value-type="float">
            <text:p>10000</text:p>
          </table:table-cell>
          <table:table-cell table:formula="of:=IF(AND([.DW$52]=[.DW44];NOT([.DW$52]=10000));[.$A5];10000)" office:value-type="float" office:value="10000" calcext:value-type="float">
            <text:p>10000</text:p>
          </table:table-cell>
          <table:table-cell table:formula="of:=IF(AND([.DX$52]=[.DX44];NOT([.DX$52]=10000));[.$A5];10000)" office:value-type="float" office:value="10000" calcext:value-type="float">
            <text:p>10000</text:p>
          </table:table-cell>
          <table:table-cell table:formula="of:=IF(AND([.DY$52]=[.DY44];NOT([.DY$52]=10000));[.$A5];10000)" office:value-type="float" office:value="10000" calcext:value-type="float">
            <text:p>10000</text:p>
          </table:table-cell>
          <table:table-cell table:formula="of:=IF(AND([.DZ$52]=[.DZ44];NOT([.DZ$52]=10000));[.$A5];10000)" office:value-type="float" office:value="10000" calcext:value-type="float">
            <text:p>10000</text:p>
          </table:table-cell>
          <table:table-cell table:formula="of:=IF(AND([.EA$52]=[.EA44];NOT([.EA$52]=10000));[.$A5];10000)" office:value-type="float" office:value="2" calcext:value-type="float">
            <text:p>2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task (the one</text:p>
          </table:table-cell>
          <table:table-cell table:formula="of:=IF(AND([.I$52]=[.I45];NOT([.I$52]=10000));[.$A6];10000)" office:value-type="float" office:value="10000" calcext:value-type="float">
            <text:p>10000</text:p>
          </table:table-cell>
          <table:table-cell table:formula="of:=IF(AND([.J$52]=[.J45];NOT([.J$52]=10000));[.$A6];10000)" office:value-type="float" office:value="10000" calcext:value-type="float">
            <text:p>10000</text:p>
          </table:table-cell>
          <table:table-cell table:formula="of:=IF(AND([.K$52]=[.K45];NOT([.K$52]=10000));[.$A6];10000)" office:value-type="float" office:value="10000" calcext:value-type="float">
            <text:p>10000</text:p>
          </table:table-cell>
          <table:table-cell table:formula="of:=IF(AND([.L$52]=[.L45];NOT([.L$52]=10000));[.$A6];10000)" office:value-type="float" office:value="10000" calcext:value-type="float">
            <text:p>10000</text:p>
          </table:table-cell>
          <table:table-cell table:formula="of:=IF(AND([.M$52]=[.M45];NOT([.M$52]=10000));[.$A6];10000)" office:value-type="float" office:value="3" calcext:value-type="float">
            <text:p>3</text:p>
          </table:table-cell>
          <table:table-cell table:formula="of:=IF(AND([.N$52]=[.N45];NOT([.N$52]=10000));[.$A6];10000)" office:value-type="float" office:value="3" calcext:value-type="float">
            <text:p>3</text:p>
          </table:table-cell>
          <table:table-cell table:formula="of:=IF(AND([.O$52]=[.O45];NOT([.O$52]=10000));[.$A6];10000)" office:value-type="float" office:value="3" calcext:value-type="float">
            <text:p>3</text:p>
          </table:table-cell>
          <table:table-cell table:formula="of:=IF(AND([.P$52]=[.P45];NOT([.P$52]=10000));[.$A6];10000)" office:value-type="float" office:value="10000" calcext:value-type="float">
            <text:p>10000</text:p>
          </table:table-cell>
          <table:table-cell table:formula="of:=IF(AND([.Q$52]=[.Q45];NOT([.Q$52]=10000));[.$A6];10000)" office:value-type="float" office:value="10000" calcext:value-type="float">
            <text:p>10000</text:p>
          </table:table-cell>
          <table:table-cell table:formula="of:=IF(AND([.R$52]=[.R45];NOT([.R$52]=10000));[.$A6];10000)" office:value-type="float" office:value="10000" calcext:value-type="float">
            <text:p>10000</text:p>
          </table:table-cell>
          <table:table-cell table:formula="of:=IF(AND([.S$52]=[.S45];NOT([.S$52]=10000));[.$A6];10000)" office:value-type="float" office:value="10000" calcext:value-type="float">
            <text:p>10000</text:p>
          </table:table-cell>
          <table:table-cell table:formula="of:=IF(AND([.T$52]=[.T45];NOT([.T$52]=10000));[.$A6];10000)" office:value-type="float" office:value="10000" calcext:value-type="float">
            <text:p>10000</text:p>
          </table:table-cell>
          <table:table-cell table:formula="of:=IF(AND([.U$52]=[.U45];NOT([.U$52]=10000));[.$A6];10000)" office:value-type="float" office:value="10000" calcext:value-type="float">
            <text:p>10000</text:p>
          </table:table-cell>
          <table:table-cell table:formula="of:=IF(AND([.V$52]=[.V45];NOT([.V$52]=10000));[.$A6];10000)" office:value-type="float" office:value="10000" calcext:value-type="float">
            <text:p>10000</text:p>
          </table:table-cell>
          <table:table-cell table:formula="of:=IF(AND([.W$52]=[.W45];NOT([.W$52]=10000));[.$A6];10000)" office:value-type="float" office:value="10000" calcext:value-type="float">
            <text:p>10000</text:p>
          </table:table-cell>
          <table:table-cell table:formula="of:=IF(AND([.X$52]=[.X45];NOT([.X$52]=10000));[.$A6];10000)" office:value-type="float" office:value="10000" calcext:value-type="float">
            <text:p>10000</text:p>
          </table:table-cell>
          <table:table-cell table:formula="of:=IF(AND([.Y$52]=[.Y45];NOT([.Y$52]=10000));[.$A6];10000)" office:value-type="float" office:value="3" calcext:value-type="float">
            <text:p>3</text:p>
          </table:table-cell>
          <table:table-cell table:formula="of:=IF(AND([.Z$52]=[.Z45];NOT([.Z$52]=10000));[.$A6];10000)" office:value-type="float" office:value="3" calcext:value-type="float">
            <text:p>3</text:p>
          </table:table-cell>
          <table:table-cell table:formula="of:=IF(AND([.AA$52]=[.AA45];NOT([.AA$52]=10000));[.$A6];10000)" office:value-type="float" office:value="10000" calcext:value-type="float">
            <text:p>10000</text:p>
          </table:table-cell>
          <table:table-cell table:formula="of:=IF(AND([.AB$52]=[.AB45];NOT([.AB$52]=10000));[.$A6];10000)" office:value-type="float" office:value="10000" calcext:value-type="float">
            <text:p>10000</text:p>
          </table:table-cell>
          <table:table-cell table:formula="of:=IF(AND([.AC$52]=[.AC45];NOT([.AC$52]=10000));[.$A6];10000)" office:value-type="float" office:value="10000" calcext:value-type="float">
            <text:p>10000</text:p>
          </table:table-cell>
          <table:table-cell table:formula="of:=IF(AND([.AD$52]=[.AD45];NOT([.AD$52]=10000));[.$A6];10000)" office:value-type="float" office:value="10000" calcext:value-type="float">
            <text:p>10000</text:p>
          </table:table-cell>
          <table:table-cell table:formula="of:=IF(AND([.AE$52]=[.AE45];NOT([.AE$52]=10000));[.$A6];10000)" office:value-type="float" office:value="10000" calcext:value-type="float">
            <text:p>10000</text:p>
          </table:table-cell>
          <table:table-cell table:formula="of:=IF(AND([.AF$52]=[.AF45];NOT([.AF$52]=10000));[.$A6];10000)" office:value-type="float" office:value="10000" calcext:value-type="float">
            <text:p>10000</text:p>
          </table:table-cell>
          <table:table-cell table:formula="of:=IF(AND([.AG$52]=[.AG45];NOT([.AG$52]=10000));[.$A6];10000)" office:value-type="float" office:value="10000" calcext:value-type="float">
            <text:p>10000</text:p>
          </table:table-cell>
          <table:table-cell table:formula="of:=IF(AND([.AH$52]=[.AH45];NOT([.AH$52]=10000));[.$A6];10000)" office:value-type="float" office:value="10000" calcext:value-type="float">
            <text:p>10000</text:p>
          </table:table-cell>
          <table:table-cell table:formula="of:=IF(AND([.AI$52]=[.AI45];NOT([.AI$52]=10000));[.$A6];10000)" office:value-type="float" office:value="10000" calcext:value-type="float">
            <text:p>10000</text:p>
          </table:table-cell>
          <table:table-cell table:formula="of:=IF(AND([.AJ$52]=[.AJ45];NOT([.AJ$52]=10000));[.$A6];10000)" office:value-type="float" office:value="10000" calcext:value-type="float">
            <text:p>10000</text:p>
          </table:table-cell>
          <table:table-cell table:formula="of:=IF(AND([.AK$52]=[.AK45];NOT([.AK$52]=10000));[.$A6];10000)" office:value-type="float" office:value="3" calcext:value-type="float">
            <text:p>3</text:p>
          </table:table-cell>
          <table:table-cell table:formula="of:=IF(AND([.AL$52]=[.AL45];NOT([.AL$52]=10000));[.$A6];10000)" office:value-type="float" office:value="3" calcext:value-type="float">
            <text:p>3</text:p>
          </table:table-cell>
          <table:table-cell table:formula="of:=IF(AND([.AM$52]=[.AM45];NOT([.AM$52]=10000));[.$A6];10000)" office:value-type="float" office:value="10000" calcext:value-type="float">
            <text:p>10000</text:p>
          </table:table-cell>
          <table:table-cell table:formula="of:=IF(AND([.AN$52]=[.AN45];NOT([.AN$52]=10000));[.$A6];10000)" office:value-type="float" office:value="10000" calcext:value-type="float">
            <text:p>10000</text:p>
          </table:table-cell>
          <table:table-cell table:formula="of:=IF(AND([.AO$52]=[.AO45];NOT([.AO$52]=10000));[.$A6];10000)" office:value-type="float" office:value="10000" calcext:value-type="float">
            <text:p>10000</text:p>
          </table:table-cell>
          <table:table-cell table:formula="of:=IF(AND([.AP$52]=[.AP45];NOT([.AP$52]=10000));[.$A6];10000)" office:value-type="float" office:value="10000" calcext:value-type="float">
            <text:p>10000</text:p>
          </table:table-cell>
          <table:table-cell table:formula="of:=IF(AND([.AQ$52]=[.AQ45];NOT([.AQ$52]=10000));[.$A6];10000)" office:value-type="float" office:value="10000" calcext:value-type="float">
            <text:p>10000</text:p>
          </table:table-cell>
          <table:table-cell table:formula="of:=IF(AND([.AR$52]=[.AR45];NOT([.AR$52]=10000));[.$A6];10000)" office:value-type="float" office:value="10000" calcext:value-type="float">
            <text:p>10000</text:p>
          </table:table-cell>
          <table:table-cell table:formula="of:=IF(AND([.AS$52]=[.AS45];NOT([.AS$52]=10000));[.$A6];10000)" office:value-type="float" office:value="10000" calcext:value-type="float">
            <text:p>10000</text:p>
          </table:table-cell>
          <table:table-cell table:formula="of:=IF(AND([.AT$52]=[.AT45];NOT([.AT$52]=10000));[.$A6];10000)" office:value-type="float" office:value="10000" calcext:value-type="float">
            <text:p>10000</text:p>
          </table:table-cell>
          <table:table-cell table:formula="of:=IF(AND([.AU$52]=[.AU45];NOT([.AU$52]=10000));[.$A6];10000)" office:value-type="float" office:value="10000" calcext:value-type="float">
            <text:p>10000</text:p>
          </table:table-cell>
          <table:table-cell table:formula="of:=IF(AND([.AV$52]=[.AV45];NOT([.AV$52]=10000));[.$A6];10000)" office:value-type="float" office:value="10000" calcext:value-type="float">
            <text:p>10000</text:p>
          </table:table-cell>
          <table:table-cell table:formula="of:=IF(AND([.AW$52]=[.AW45];NOT([.AW$52]=10000));[.$A6];10000)" office:value-type="float" office:value="10000" calcext:value-type="float">
            <text:p>10000</text:p>
          </table:table-cell>
          <table:table-cell table:formula="of:=IF(AND([.AX$52]=[.AX45];NOT([.AX$52]=10000));[.$A6];10000)" office:value-type="float" office:value="3" calcext:value-type="float">
            <text:p>3</text:p>
          </table:table-cell>
          <table:table-cell table:formula="of:=IF(AND([.AY$52]=[.AY45];NOT([.AY$52]=10000));[.$A6];10000)" office:value-type="float" office:value="3" calcext:value-type="float">
            <text:p>3</text:p>
          </table:table-cell>
          <table:table-cell table:formula="of:=IF(AND([.AZ$52]=[.AZ45];NOT([.AZ$52]=10000));[.$A6];10000)" office:value-type="float" office:value="10000" calcext:value-type="float">
            <text:p>10000</text:p>
          </table:table-cell>
          <table:table-cell table:formula="of:=IF(AND([.BA$52]=[.BA45];NOT([.BA$52]=10000));[.$A6];10000)" office:value-type="float" office:value="10000" calcext:value-type="float">
            <text:p>10000</text:p>
          </table:table-cell>
          <table:table-cell table:formula="of:=IF(AND([.BB$52]=[.BB45];NOT([.BB$52]=10000));[.$A6];10000)" office:value-type="float" office:value="10000" calcext:value-type="float">
            <text:p>10000</text:p>
          </table:table-cell>
          <table:table-cell table:formula="of:=IF(AND([.BC$52]=[.BC45];NOT([.BC$52]=10000));[.$A6];10000)" office:value-type="float" office:value="10000" calcext:value-type="float">
            <text:p>10000</text:p>
          </table:table-cell>
          <table:table-cell table:formula="of:=IF(AND([.BD$52]=[.BD45];NOT([.BD$52]=10000));[.$A6];10000)" office:value-type="float" office:value="10000" calcext:value-type="float">
            <text:p>10000</text:p>
          </table:table-cell>
          <table:table-cell table:formula="of:=IF(AND([.BE$52]=[.BE45];NOT([.BE$52]=10000));[.$A6];10000)" office:value-type="float" office:value="10000" calcext:value-type="float">
            <text:p>10000</text:p>
          </table:table-cell>
          <table:table-cell table:formula="of:=IF(AND([.BF$52]=[.BF45];NOT([.BF$52]=10000));[.$A6];10000)" office:value-type="float" office:value="10000" calcext:value-type="float">
            <text:p>10000</text:p>
          </table:table-cell>
          <table:table-cell table:formula="of:=IF(AND([.BG$52]=[.BG45];NOT([.BG$52]=10000));[.$A6];10000)" office:value-type="float" office:value="10000" calcext:value-type="float">
            <text:p>10000</text:p>
          </table:table-cell>
          <table:table-cell table:formula="of:=IF(AND([.BH$52]=[.BH45];NOT([.BH$52]=10000));[.$A6];10000)" office:value-type="float" office:value="10000" calcext:value-type="float">
            <text:p>10000</text:p>
          </table:table-cell>
          <table:table-cell table:formula="of:=IF(AND([.BI$52]=[.BI45];NOT([.BI$52]=10000));[.$A6];10000)" office:value-type="float" office:value="3" calcext:value-type="float">
            <text:p>3</text:p>
          </table:table-cell>
          <table:table-cell table:formula="of:=IF(AND([.BJ$52]=[.BJ45];NOT([.BJ$52]=10000));[.$A6];10000)" office:value-type="float" office:value="3" calcext:value-type="float">
            <text:p>3</text:p>
          </table:table-cell>
          <table:table-cell table:formula="of:=IF(AND([.BK$52]=[.BK45];NOT([.BK$52]=10000));[.$A6];10000)" office:value-type="float" office:value="10000" calcext:value-type="float">
            <text:p>10000</text:p>
          </table:table-cell>
          <table:table-cell table:formula="of:=IF(AND([.BL$52]=[.BL45];NOT([.BL$52]=10000));[.$A6];10000)" office:value-type="float" office:value="10000" calcext:value-type="float">
            <text:p>10000</text:p>
          </table:table-cell>
          <table:table-cell table:formula="of:=IF(AND([.BM$52]=[.BM45];NOT([.BM$52]=10000));[.$A6];10000)" office:value-type="float" office:value="10000" calcext:value-type="float">
            <text:p>10000</text:p>
          </table:table-cell>
          <table:table-cell table:formula="of:=IF(AND([.BN$52]=[.BN45];NOT([.BN$52]=10000));[.$A6];10000)" office:value-type="float" office:value="10000" calcext:value-type="float">
            <text:p>10000</text:p>
          </table:table-cell>
          <table:table-cell table:formula="of:=IF(AND([.BO$52]=[.BO45];NOT([.BO$52]=10000));[.$A6];10000)" office:value-type="float" office:value="10000" calcext:value-type="float">
            <text:p>10000</text:p>
          </table:table-cell>
          <table:table-cell table:formula="of:=IF(AND([.BP$52]=[.BP45];NOT([.BP$52]=10000));[.$A6];10000)" office:value-type="float" office:value="10000" calcext:value-type="float">
            <text:p>10000</text:p>
          </table:table-cell>
          <table:table-cell table:formula="of:=IF(AND([.BQ$52]=[.BQ45];NOT([.BQ$52]=10000));[.$A6];10000)" office:value-type="float" office:value="10000" calcext:value-type="float">
            <text:p>10000</text:p>
          </table:table-cell>
          <table:table-cell table:formula="of:=IF(AND([.BR$52]=[.BR45];NOT([.BR$52]=10000));[.$A6];10000)" office:value-type="float" office:value="10000" calcext:value-type="float">
            <text:p>10000</text:p>
          </table:table-cell>
          <table:table-cell table:formula="of:=IF(AND([.BS$52]=[.BS45];NOT([.BS$52]=10000));[.$A6];10000)" office:value-type="float" office:value="10000" calcext:value-type="float">
            <text:p>10000</text:p>
          </table:table-cell>
          <table:table-cell table:formula="of:=IF(AND([.BT$52]=[.BT45];NOT([.BT$52]=10000));[.$A6];10000)" office:value-type="float" office:value="10000" calcext:value-type="float">
            <text:p>10000</text:p>
          </table:table-cell>
          <table:table-cell table:formula="of:=IF(AND([.BU$52]=[.BU45];NOT([.BU$52]=10000));[.$A6];10000)" office:value-type="float" office:value="3" calcext:value-type="float">
            <text:p>3</text:p>
          </table:table-cell>
          <table:table-cell table:formula="of:=IF(AND([.BV$52]=[.BV45];NOT([.BV$52]=10000));[.$A6];10000)" office:value-type="float" office:value="3" calcext:value-type="float">
            <text:p>3</text:p>
          </table:table-cell>
          <table:table-cell table:formula="of:=IF(AND([.BW$52]=[.BW45];NOT([.BW$52]=10000));[.$A6];10000)" office:value-type="float" office:value="3" calcext:value-type="float">
            <text:p>3</text:p>
          </table:table-cell>
          <table:table-cell table:formula="of:=IF(AND([.BX$52]=[.BX45];NOT([.BX$52]=10000));[.$A6];10000)" office:value-type="float" office:value="10000" calcext:value-type="float">
            <text:p>10000</text:p>
          </table:table-cell>
          <table:table-cell table:formula="of:=IF(AND([.BY$52]=[.BY45];NOT([.BY$52]=10000));[.$A6];10000)" office:value-type="float" office:value="10000" calcext:value-type="float">
            <text:p>10000</text:p>
          </table:table-cell>
          <table:table-cell table:formula="of:=IF(AND([.BZ$52]=[.BZ45];NOT([.BZ$52]=10000));[.$A6];10000)" office:value-type="float" office:value="10000" calcext:value-type="float">
            <text:p>10000</text:p>
          </table:table-cell>
          <table:table-cell table:formula="of:=IF(AND([.CA$52]=[.CA45];NOT([.CA$52]=10000));[.$A6];10000)" office:value-type="float" office:value="10000" calcext:value-type="float">
            <text:p>10000</text:p>
          </table:table-cell>
          <table:table-cell table:formula="of:=IF(AND([.CB$52]=[.CB45];NOT([.CB$52]=10000));[.$A6];10000)" office:value-type="float" office:value="10000" calcext:value-type="float">
            <text:p>10000</text:p>
          </table:table-cell>
          <table:table-cell table:formula="of:=IF(AND([.CC$52]=[.CC45];NOT([.CC$52]=10000));[.$A6];10000)" office:value-type="float" office:value="10000" calcext:value-type="float">
            <text:p>10000</text:p>
          </table:table-cell>
          <table:table-cell table:formula="of:=IF(AND([.CD$52]=[.CD45];NOT([.CD$52]=10000));[.$A6];10000)" office:value-type="float" office:value="10000" calcext:value-type="float">
            <text:p>10000</text:p>
          </table:table-cell>
          <table:table-cell table:formula="of:=IF(AND([.CE$52]=[.CE45];NOT([.CE$52]=10000));[.$A6];10000)" office:value-type="float" office:value="10000" calcext:value-type="float">
            <text:p>10000</text:p>
          </table:table-cell>
          <table:table-cell table:formula="of:=IF(AND([.CF$52]=[.CF45];NOT([.CF$52]=10000));[.$A6];10000)" office:value-type="float" office:value="10000" calcext:value-type="float">
            <text:p>10000</text:p>
          </table:table-cell>
          <table:table-cell table:formula="of:=IF(AND([.CG$52]=[.CG45];NOT([.CG$52]=10000));[.$A6];10000)" office:value-type="float" office:value="3" calcext:value-type="float">
            <text:p>3</text:p>
          </table:table-cell>
          <table:table-cell table:formula="of:=IF(AND([.CH$52]=[.CH45];NOT([.CH$52]=10000));[.$A6];10000)" office:value-type="float" office:value="3" calcext:value-type="float">
            <text:p>3</text:p>
          </table:table-cell>
          <table:table-cell table:formula="of:=IF(AND([.CI$52]=[.CI45];NOT([.CI$52]=10000));[.$A6];10000)" office:value-type="float" office:value="10000" calcext:value-type="float">
            <text:p>10000</text:p>
          </table:table-cell>
          <table:table-cell table:formula="of:=IF(AND([.CJ$52]=[.CJ45];NOT([.CJ$52]=10000));[.$A6];10000)" office:value-type="float" office:value="10000" calcext:value-type="float">
            <text:p>10000</text:p>
          </table:table-cell>
          <table:table-cell table:formula="of:=IF(AND([.CK$52]=[.CK45];NOT([.CK$52]=10000));[.$A6];10000)" office:value-type="float" office:value="10000" calcext:value-type="float">
            <text:p>10000</text:p>
          </table:table-cell>
          <table:table-cell table:formula="of:=IF(AND([.CL$52]=[.CL45];NOT([.CL$52]=10000));[.$A6];10000)" office:value-type="float" office:value="10000" calcext:value-type="float">
            <text:p>10000</text:p>
          </table:table-cell>
          <table:table-cell table:formula="of:=IF(AND([.CM$52]=[.CM45];NOT([.CM$52]=10000));[.$A6];10000)" office:value-type="float" office:value="10000" calcext:value-type="float">
            <text:p>10000</text:p>
          </table:table-cell>
          <table:table-cell table:formula="of:=IF(AND([.CN$52]=[.CN45];NOT([.CN$52]=10000));[.$A6];10000)" office:value-type="float" office:value="10000" calcext:value-type="float">
            <text:p>10000</text:p>
          </table:table-cell>
          <table:table-cell table:formula="of:=IF(AND([.CO$52]=[.CO45];NOT([.CO$52]=10000));[.$A6];10000)" office:value-type="float" office:value="10000" calcext:value-type="float">
            <text:p>10000</text:p>
          </table:table-cell>
          <table:table-cell table:formula="of:=IF(AND([.CP$52]=[.CP45];NOT([.CP$52]=10000));[.$A6];10000)" office:value-type="float" office:value="10000" calcext:value-type="float">
            <text:p>10000</text:p>
          </table:table-cell>
          <table:table-cell table:formula="of:=IF(AND([.CQ$52]=[.CQ45];NOT([.CQ$52]=10000));[.$A6];10000)" office:value-type="float" office:value="10000" calcext:value-type="float">
            <text:p>10000</text:p>
          </table:table-cell>
          <table:table-cell table:formula="of:=IF(AND([.CR$52]=[.CR45];NOT([.CR$52]=10000));[.$A6];10000)" office:value-type="float" office:value="10000" calcext:value-type="float">
            <text:p>10000</text:p>
          </table:table-cell>
          <table:table-cell table:formula="of:=IF(AND([.CS$52]=[.CS45];NOT([.CS$52]=10000));[.$A6];10000)" office:value-type="float" office:value="3" calcext:value-type="float">
            <text:p>3</text:p>
          </table:table-cell>
          <table:table-cell table:formula="of:=IF(AND([.CT$52]=[.CT45];NOT([.CT$52]=10000));[.$A6];10000)" office:value-type="float" office:value="3" calcext:value-type="float">
            <text:p>3</text:p>
          </table:table-cell>
          <table:table-cell table:formula="of:=IF(AND([.CU$52]=[.CU45];NOT([.CU$52]=10000));[.$A6];10000)" office:value-type="float" office:value="10000" calcext:value-type="float">
            <text:p>10000</text:p>
          </table:table-cell>
          <table:table-cell table:formula="of:=IF(AND([.CV$52]=[.CV45];NOT([.CV$52]=10000));[.$A6];10000)" office:value-type="float" office:value="10000" calcext:value-type="float">
            <text:p>10000</text:p>
          </table:table-cell>
          <table:table-cell table:formula="of:=IF(AND([.CW$52]=[.CW45];NOT([.CW$52]=10000));[.$A6];10000)" office:value-type="float" office:value="10000" calcext:value-type="float">
            <text:p>10000</text:p>
          </table:table-cell>
          <table:table-cell table:formula="of:=IF(AND([.CX$52]=[.CX45];NOT([.CX$52]=10000));[.$A6];10000)" office:value-type="float" office:value="10000" calcext:value-type="float">
            <text:p>10000</text:p>
          </table:table-cell>
          <table:table-cell table:formula="of:=IF(AND([.CY$52]=[.CY45];NOT([.CY$52]=10000));[.$A6];10000)" office:value-type="float" office:value="10000" calcext:value-type="float">
            <text:p>10000</text:p>
          </table:table-cell>
          <table:table-cell table:formula="of:=IF(AND([.CZ$52]=[.CZ45];NOT([.CZ$52]=10000));[.$A6];10000)" office:value-type="float" office:value="10000" calcext:value-type="float">
            <text:p>10000</text:p>
          </table:table-cell>
          <table:table-cell table:formula="of:=IF(AND([.DA$52]=[.DA45];NOT([.DA$52]=10000));[.$A6];10000)" office:value-type="float" office:value="10000" calcext:value-type="float">
            <text:p>10000</text:p>
          </table:table-cell>
          <table:table-cell table:formula="of:=IF(AND([.DB$52]=[.DB45];NOT([.DB$52]=10000));[.$A6];10000)" office:value-type="float" office:value="10000" calcext:value-type="float">
            <text:p>10000</text:p>
          </table:table-cell>
          <table:table-cell table:formula="of:=IF(AND([.DC$52]=[.DC45];NOT([.DC$52]=10000));[.$A6];10000)" office:value-type="float" office:value="10000" calcext:value-type="float">
            <text:p>10000</text:p>
          </table:table-cell>
          <table:table-cell table:formula="of:=IF(AND([.DD$52]=[.DD45];NOT([.DD$52]=10000));[.$A6];10000)" office:value-type="float" office:value="10000" calcext:value-type="float">
            <text:p>10000</text:p>
          </table:table-cell>
          <table:table-cell table:formula="of:=IF(AND([.DE$52]=[.DE45];NOT([.DE$52]=10000));[.$A6];10000)" office:value-type="float" office:value="10000" calcext:value-type="float">
            <text:p>10000</text:p>
          </table:table-cell>
          <table:table-cell table:formula="of:=IF(AND([.DF$52]=[.DF45];NOT([.DF$52]=10000));[.$A6];10000)" office:value-type="float" office:value="3" calcext:value-type="float">
            <text:p>3</text:p>
          </table:table-cell>
          <table:table-cell table:formula="of:=IF(AND([.DG$52]=[.DG45];NOT([.DG$52]=10000));[.$A6];10000)" office:value-type="float" office:value="3" calcext:value-type="float">
            <text:p>3</text:p>
          </table:table-cell>
          <table:table-cell table:formula="of:=IF(AND([.DH$52]=[.DH45];NOT([.DH$52]=10000));[.$A6];10000)" office:value-type="float" office:value="10000" calcext:value-type="float">
            <text:p>10000</text:p>
          </table:table-cell>
          <table:table-cell table:formula="of:=IF(AND([.DI$52]=[.DI45];NOT([.DI$52]=10000));[.$A6];10000)" office:value-type="float" office:value="10000" calcext:value-type="float">
            <text:p>10000</text:p>
          </table:table-cell>
          <table:table-cell table:formula="of:=IF(AND([.DJ$52]=[.DJ45];NOT([.DJ$52]=10000));[.$A6];10000)" office:value-type="float" office:value="10000" calcext:value-type="float">
            <text:p>10000</text:p>
          </table:table-cell>
          <table:table-cell table:formula="of:=IF(AND([.DK$52]=[.DK45];NOT([.DK$52]=10000));[.$A6];10000)" office:value-type="float" office:value="10000" calcext:value-type="float">
            <text:p>10000</text:p>
          </table:table-cell>
          <table:table-cell table:formula="of:=IF(AND([.DL$52]=[.DL45];NOT([.DL$52]=10000));[.$A6];10000)" office:value-type="float" office:value="10000" calcext:value-type="float">
            <text:p>10000</text:p>
          </table:table-cell>
          <table:table-cell table:formula="of:=IF(AND([.DM$52]=[.DM45];NOT([.DM$52]=10000));[.$A6];10000)" office:value-type="float" office:value="10000" calcext:value-type="float">
            <text:p>10000</text:p>
          </table:table-cell>
          <table:table-cell table:formula="of:=IF(AND([.DN$52]=[.DN45];NOT([.DN$52]=10000));[.$A6];10000)" office:value-type="float" office:value="10000" calcext:value-type="float">
            <text:p>10000</text:p>
          </table:table-cell>
          <table:table-cell table:formula="of:=IF(AND([.DO$52]=[.DO45];NOT([.DO$52]=10000));[.$A6];10000)" office:value-type="float" office:value="10000" calcext:value-type="float">
            <text:p>10000</text:p>
          </table:table-cell>
          <table:table-cell table:formula="of:=IF(AND([.DP$52]=[.DP45];NOT([.DP$52]=10000));[.$A6];10000)" office:value-type="float" office:value="10000" calcext:value-type="float">
            <text:p>10000</text:p>
          </table:table-cell>
          <table:table-cell table:formula="of:=IF(AND([.DQ$52]=[.DQ45];NOT([.DQ$52]=10000));[.$A6];10000)" office:value-type="float" office:value="3" calcext:value-type="float">
            <text:p>3</text:p>
          </table:table-cell>
          <table:table-cell table:formula="of:=IF(AND([.DR$52]=[.DR45];NOT([.DR$52]=10000));[.$A6];10000)" office:value-type="float" office:value="3" calcext:value-type="float">
            <text:p>3</text:p>
          </table:table-cell>
          <table:table-cell table:formula="of:=IF(AND([.DS$52]=[.DS45];NOT([.DS$52]=10000));[.$A6];10000)" office:value-type="float" office:value="10000" calcext:value-type="float">
            <text:p>10000</text:p>
          </table:table-cell>
          <table:table-cell table:formula="of:=IF(AND([.DT$52]=[.DT45];NOT([.DT$52]=10000));[.$A6];10000)" office:value-type="float" office:value="10000" calcext:value-type="float">
            <text:p>10000</text:p>
          </table:table-cell>
          <table:table-cell table:formula="of:=IF(AND([.DU$52]=[.DU45];NOT([.DU$52]=10000));[.$A6];10000)" office:value-type="float" office:value="10000" calcext:value-type="float">
            <text:p>10000</text:p>
          </table:table-cell>
          <table:table-cell table:formula="of:=IF(AND([.DV$52]=[.DV45];NOT([.DV$52]=10000));[.$A6];10000)" office:value-type="float" office:value="10000" calcext:value-type="float">
            <text:p>10000</text:p>
          </table:table-cell>
          <table:table-cell table:formula="of:=IF(AND([.DW$52]=[.DW45];NOT([.DW$52]=10000));[.$A6];10000)" office:value-type="float" office:value="10000" calcext:value-type="float">
            <text:p>10000</text:p>
          </table:table-cell>
          <table:table-cell table:formula="of:=IF(AND([.DX$52]=[.DX45];NOT([.DX$52]=10000));[.$A6];10000)" office:value-type="float" office:value="10000" calcext:value-type="float">
            <text:p>10000</text:p>
          </table:table-cell>
          <table:table-cell table:formula="of:=IF(AND([.DY$52]=[.DY45];NOT([.DY$52]=10000));[.$A6];10000)" office:value-type="float" office:value="10000" calcext:value-type="float">
            <text:p>10000</text:p>
          </table:table-cell>
          <table:table-cell table:formula="of:=IF(AND([.DZ$52]=[.DZ45];NOT([.DZ$52]=10000));[.$A6];10000)" office:value-type="float" office:value="10000" calcext:value-type="float">
            <text:p>10000</text:p>
          </table:table-cell>
          <table:table-cell table:formula="of:=IF(AND([.EA$52]=[.EA45];NOT([.EA$52]=10000));[.$A6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different from -1)</text:p>
          </table:table-cell>
          <table:table-cell table:formula="of:=IF(AND([.I$52]=[.I46];NOT([.I$52]=10000));[.$A7];10000)" office:value-type="float" office:value="10000" calcext:value-type="float">
            <text:p>10000</text:p>
          </table:table-cell>
          <table:table-cell table:formula="of:=IF(AND([.J$52]=[.J46];NOT([.J$52]=10000));[.$A7];10000)" office:value-type="float" office:value="4" calcext:value-type="float">
            <text:p>4</text:p>
          </table:table-cell>
          <table:table-cell table:formula="of:=IF(AND([.K$52]=[.K46];NOT([.K$52]=10000));[.$A7];10000)" office:value-type="float" office:value="10000" calcext:value-type="float">
            <text:p>10000</text:p>
          </table:table-cell>
          <table:table-cell table:formula="of:=IF(AND([.L$52]=[.L46];NOT([.L$52]=10000));[.$A7];10000)" office:value-type="float" office:value="4" calcext:value-type="float">
            <text:p>4</text:p>
          </table:table-cell>
          <table:table-cell table:formula="of:=IF(AND([.M$52]=[.M46];NOT([.M$52]=10000));[.$A7];10000)" office:value-type="float" office:value="10000" calcext:value-type="float">
            <text:p>10000</text:p>
          </table:table-cell>
          <table:table-cell table:formula="of:=IF(AND([.N$52]=[.N46];NOT([.N$52]=10000));[.$A7];10000)" office:value-type="float" office:value="10000" calcext:value-type="float">
            <text:p>10000</text:p>
          </table:table-cell>
          <table:table-cell table:formula="of:=IF(AND([.O$52]=[.O46];NOT([.O$52]=10000));[.$A7];10000)" office:value-type="float" office:value="10000" calcext:value-type="float">
            <text:p>10000</text:p>
          </table:table-cell>
          <table:table-cell table:formula="of:=IF(AND([.P$52]=[.P46];NOT([.P$52]=10000));[.$A7];10000)" office:value-type="float" office:value="10000" calcext:value-type="float">
            <text:p>10000</text:p>
          </table:table-cell>
          <table:table-cell table:formula="of:=IF(AND([.Q$52]=[.Q46];NOT([.Q$52]=10000));[.$A7];10000)" office:value-type="float" office:value="10000" calcext:value-type="float">
            <text:p>10000</text:p>
          </table:table-cell>
          <table:table-cell table:formula="of:=IF(AND([.R$52]=[.R46];NOT([.R$52]=10000));[.$A7];10000)" office:value-type="float" office:value="10000" calcext:value-type="float">
            <text:p>10000</text:p>
          </table:table-cell>
          <table:table-cell table:formula="of:=IF(AND([.S$52]=[.S46];NOT([.S$52]=10000));[.$A7];10000)" office:value-type="float" office:value="10000" calcext:value-type="float">
            <text:p>10000</text:p>
          </table:table-cell>
          <table:table-cell table:formula="of:=IF(AND([.T$52]=[.T46];NOT([.T$52]=10000));[.$A7];10000)" office:value-type="float" office:value="10000" calcext:value-type="float">
            <text:p>10000</text:p>
          </table:table-cell>
          <table:table-cell table:formula="of:=IF(AND([.U$52]=[.U46];NOT([.U$52]=10000));[.$A7];10000)" office:value-type="float" office:value="10000" calcext:value-type="float">
            <text:p>10000</text:p>
          </table:table-cell>
          <table:table-cell table:formula="of:=IF(AND([.V$52]=[.V46];NOT([.V$52]=10000));[.$A7];10000)" office:value-type="float" office:value="10000" calcext:value-type="float">
            <text:p>10000</text:p>
          </table:table-cell>
          <table:table-cell table:formula="of:=IF(AND([.W$52]=[.W46];NOT([.W$52]=10000));[.$A7];10000)" office:value-type="float" office:value="10000" calcext:value-type="float">
            <text:p>10000</text:p>
          </table:table-cell>
          <table:table-cell table:formula="of:=IF(AND([.X$52]=[.X46];NOT([.X$52]=10000));[.$A7];10000)" office:value-type="float" office:value="10000" calcext:value-type="float">
            <text:p>10000</text:p>
          </table:table-cell>
          <table:table-cell table:formula="of:=IF(AND([.Y$52]=[.Y46];NOT([.Y$52]=10000));[.$A7];10000)" office:value-type="float" office:value="10000" calcext:value-type="float">
            <text:p>10000</text:p>
          </table:table-cell>
          <table:table-cell table:formula="of:=IF(AND([.Z$52]=[.Z46];NOT([.Z$52]=10000));[.$A7];10000)" office:value-type="float" office:value="10000" calcext:value-type="float">
            <text:p>10000</text:p>
          </table:table-cell>
          <table:table-cell table:formula="of:=IF(AND([.AA$52]=[.AA46];NOT([.AA$52]=10000));[.$A7];10000)" office:value-type="float" office:value="10000" calcext:value-type="float">
            <text:p>10000</text:p>
          </table:table-cell>
          <table:table-cell table:formula="of:=IF(AND([.AB$52]=[.AB46];NOT([.AB$52]=10000));[.$A7];10000)" office:value-type="float" office:value="10000" calcext:value-type="float">
            <text:p>10000</text:p>
          </table:table-cell>
          <table:table-cell table:formula="of:=IF(AND([.AC$52]=[.AC46];NOT([.AC$52]=10000));[.$A7];10000)" office:value-type="float" office:value="10000" calcext:value-type="float">
            <text:p>10000</text:p>
          </table:table-cell>
          <table:table-cell table:formula="of:=IF(AND([.AD$52]=[.AD46];NOT([.AD$52]=10000));[.$A7];10000)" office:value-type="float" office:value="4" calcext:value-type="float">
            <text:p>4</text:p>
          </table:table-cell>
          <table:table-cell table:formula="of:=IF(AND([.AE$52]=[.AE46];NOT([.AE$52]=10000));[.$A7];10000)" office:value-type="float" office:value="4" calcext:value-type="float">
            <text:p>4</text:p>
          </table:table-cell>
          <table:table-cell table:formula="of:=IF(AND([.AF$52]=[.AF46];NOT([.AF$52]=10000));[.$A7];10000)" office:value-type="float" office:value="10000" calcext:value-type="float">
            <text:p>10000</text:p>
          </table:table-cell>
          <table:table-cell table:formula="of:=IF(AND([.AG$52]=[.AG46];NOT([.AG$52]=10000));[.$A7];10000)" office:value-type="float" office:value="10000" calcext:value-type="float">
            <text:p>10000</text:p>
          </table:table-cell>
          <table:table-cell table:formula="of:=IF(AND([.AH$52]=[.AH46];NOT([.AH$52]=10000));[.$A7];10000)" office:value-type="float" office:value="10000" calcext:value-type="float">
            <text:p>10000</text:p>
          </table:table-cell>
          <table:table-cell table:formula="of:=IF(AND([.AI$52]=[.AI46];NOT([.AI$52]=10000));[.$A7];10000)" office:value-type="float" office:value="10000" calcext:value-type="float">
            <text:p>10000</text:p>
          </table:table-cell>
          <table:table-cell table:formula="of:=IF(AND([.AJ$52]=[.AJ46];NOT([.AJ$52]=10000));[.$A7];10000)" office:value-type="float" office:value="10000" calcext:value-type="float">
            <text:p>10000</text:p>
          </table:table-cell>
          <table:table-cell table:formula="of:=IF(AND([.AK$52]=[.AK46];NOT([.AK$52]=10000));[.$A7];10000)" office:value-type="float" office:value="10000" calcext:value-type="float">
            <text:p>10000</text:p>
          </table:table-cell>
          <table:table-cell table:formula="of:=IF(AND([.AL$52]=[.AL46];NOT([.AL$52]=10000));[.$A7];10000)" office:value-type="float" office:value="10000" calcext:value-type="float">
            <text:p>10000</text:p>
          </table:table-cell>
          <table:table-cell table:formula="of:=IF(AND([.AM$52]=[.AM46];NOT([.AM$52]=10000));[.$A7];10000)" office:value-type="float" office:value="10000" calcext:value-type="float">
            <text:p>10000</text:p>
          </table:table-cell>
          <table:table-cell table:formula="of:=IF(AND([.AN$52]=[.AN46];NOT([.AN$52]=10000));[.$A7];10000)" office:value-type="float" office:value="10000" calcext:value-type="float">
            <text:p>10000</text:p>
          </table:table-cell>
          <table:table-cell table:formula="of:=IF(AND([.AO$52]=[.AO46];NOT([.AO$52]=10000));[.$A7];10000)" office:value-type="float" office:value="10000" calcext:value-type="float">
            <text:p>10000</text:p>
          </table:table-cell>
          <table:table-cell table:formula="of:=IF(AND([.AP$52]=[.AP46];NOT([.AP$52]=10000));[.$A7];10000)" office:value-type="float" office:value="10000" calcext:value-type="float">
            <text:p>10000</text:p>
          </table:table-cell>
          <table:table-cell table:formula="of:=IF(AND([.AQ$52]=[.AQ46];NOT([.AQ$52]=10000));[.$A7];10000)" office:value-type="float" office:value="10000" calcext:value-type="float">
            <text:p>10000</text:p>
          </table:table-cell>
          <table:table-cell table:formula="of:=IF(AND([.AR$52]=[.AR46];NOT([.AR$52]=10000));[.$A7];10000)" office:value-type="float" office:value="10000" calcext:value-type="float">
            <text:p>10000</text:p>
          </table:table-cell>
          <table:table-cell table:formula="of:=IF(AND([.AS$52]=[.AS46];NOT([.AS$52]=10000));[.$A7];10000)" office:value-type="float" office:value="10000" calcext:value-type="float">
            <text:p>10000</text:p>
          </table:table-cell>
          <table:table-cell table:formula="of:=IF(AND([.AT$52]=[.AT46];NOT([.AT$52]=10000));[.$A7];10000)" office:value-type="float" office:value="10000" calcext:value-type="float">
            <text:p>10000</text:p>
          </table:table-cell>
          <table:table-cell table:formula="of:=IF(AND([.AU$52]=[.AU46];NOT([.AU$52]=10000));[.$A7];10000)" office:value-type="float" office:value="10000" calcext:value-type="float">
            <text:p>10000</text:p>
          </table:table-cell>
          <table:table-cell table:formula="of:=IF(AND([.AV$52]=[.AV46];NOT([.AV$52]=10000));[.$A7];10000)" office:value-type="float" office:value="10000" calcext:value-type="float">
            <text:p>10000</text:p>
          </table:table-cell>
          <table:table-cell table:formula="of:=IF(AND([.AW$52]=[.AW46];NOT([.AW$52]=10000));[.$A7];10000)" office:value-type="float" office:value="10000" calcext:value-type="float">
            <text:p>10000</text:p>
          </table:table-cell>
          <table:table-cell table:formula="of:=IF(AND([.AX$52]=[.AX46];NOT([.AX$52]=10000));[.$A7];10000)" office:value-type="float" office:value="10000" calcext:value-type="float">
            <text:p>10000</text:p>
          </table:table-cell>
          <table:table-cell table:formula="of:=IF(AND([.AY$52]=[.AY46];NOT([.AY$52]=10000));[.$A7];10000)" office:value-type="float" office:value="10000" calcext:value-type="float">
            <text:p>10000</text:p>
          </table:table-cell>
          <table:table-cell table:formula="of:=IF(AND([.AZ$52]=[.AZ46];NOT([.AZ$52]=10000));[.$A7];10000)" office:value-type="float" office:value="10000" calcext:value-type="float">
            <text:p>10000</text:p>
          </table:table-cell>
          <table:table-cell table:formula="of:=IF(AND([.BA$52]=[.BA46];NOT([.BA$52]=10000));[.$A7];10000)" office:value-type="float" office:value="4" calcext:value-type="float">
            <text:p>4</text:p>
          </table:table-cell>
          <table:table-cell table:formula="of:=IF(AND([.BB$52]=[.BB46];NOT([.BB$52]=10000));[.$A7];10000)" office:value-type="float" office:value="4" calcext:value-type="float">
            <text:p>4</text:p>
          </table:table-cell>
          <table:table-cell table:formula="of:=IF(AND([.BC$52]=[.BC46];NOT([.BC$52]=10000));[.$A7];10000)" office:value-type="float" office:value="4" calcext:value-type="float">
            <text:p>4</text:p>
          </table:table-cell>
          <table:table-cell table:formula="of:=IF(AND([.BD$52]=[.BD46];NOT([.BD$52]=10000));[.$A7];10000)" office:value-type="float" office:value="10000" calcext:value-type="float">
            <text:p>10000</text:p>
          </table:table-cell>
          <table:table-cell table:formula="of:=IF(AND([.BE$52]=[.BE46];NOT([.BE$52]=10000));[.$A7];10000)" office:value-type="float" office:value="10000" calcext:value-type="float">
            <text:p>10000</text:p>
          </table:table-cell>
          <table:table-cell table:formula="of:=IF(AND([.BF$52]=[.BF46];NOT([.BF$52]=10000));[.$A7];10000)" office:value-type="float" office:value="10000" calcext:value-type="float">
            <text:p>10000</text:p>
          </table:table-cell>
          <table:table-cell table:formula="of:=IF(AND([.BG$52]=[.BG46];NOT([.BG$52]=10000));[.$A7];10000)" office:value-type="float" office:value="10000" calcext:value-type="float">
            <text:p>10000</text:p>
          </table:table-cell>
          <table:table-cell table:formula="of:=IF(AND([.BH$52]=[.BH46];NOT([.BH$52]=10000));[.$A7];10000)" office:value-type="float" office:value="10000" calcext:value-type="float">
            <text:p>10000</text:p>
          </table:table-cell>
          <table:table-cell table:formula="of:=IF(AND([.BI$52]=[.BI46];NOT([.BI$52]=10000));[.$A7];10000)" office:value-type="float" office:value="10000" calcext:value-type="float">
            <text:p>10000</text:p>
          </table:table-cell>
          <table:table-cell table:formula="of:=IF(AND([.BJ$52]=[.BJ46];NOT([.BJ$52]=10000));[.$A7];10000)" office:value-type="float" office:value="10000" calcext:value-type="float">
            <text:p>10000</text:p>
          </table:table-cell>
          <table:table-cell table:formula="of:=IF(AND([.BK$52]=[.BK46];NOT([.BK$52]=10000));[.$A7];10000)" office:value-type="float" office:value="10000" calcext:value-type="float">
            <text:p>10000</text:p>
          </table:table-cell>
          <table:table-cell table:formula="of:=IF(AND([.BL$52]=[.BL46];NOT([.BL$52]=10000));[.$A7];10000)" office:value-type="float" office:value="10000" calcext:value-type="float">
            <text:p>10000</text:p>
          </table:table-cell>
          <table:table-cell table:formula="of:=IF(AND([.BM$52]=[.BM46];NOT([.BM$52]=10000));[.$A7];10000)" office:value-type="float" office:value="10000" calcext:value-type="float">
            <text:p>10000</text:p>
          </table:table-cell>
          <table:table-cell table:formula="of:=IF(AND([.BN$52]=[.BN46];NOT([.BN$52]=10000));[.$A7];10000)" office:value-type="float" office:value="10000" calcext:value-type="float">
            <text:p>10000</text:p>
          </table:table-cell>
          <table:table-cell table:formula="of:=IF(AND([.BO$52]=[.BO46];NOT([.BO$52]=10000));[.$A7];10000)" office:value-type="float" office:value="10000" calcext:value-type="float">
            <text:p>10000</text:p>
          </table:table-cell>
          <table:table-cell table:formula="of:=IF(AND([.BP$52]=[.BP46];NOT([.BP$52]=10000));[.$A7];10000)" office:value-type="float" office:value="10000" calcext:value-type="float">
            <text:p>10000</text:p>
          </table:table-cell>
          <table:table-cell table:formula="of:=IF(AND([.BQ$52]=[.BQ46];NOT([.BQ$52]=10000));[.$A7];10000)" office:value-type="float" office:value="10000" calcext:value-type="float">
            <text:p>10000</text:p>
          </table:table-cell>
          <table:table-cell table:formula="of:=IF(AND([.BR$52]=[.BR46];NOT([.BR$52]=10000));[.$A7];10000)" office:value-type="float" office:value="4" calcext:value-type="float">
            <text:p>4</text:p>
          </table:table-cell>
          <table:table-cell table:formula="of:=IF(AND([.BS$52]=[.BS46];NOT([.BS$52]=10000));[.$A7];10000)" office:value-type="float" office:value="4" calcext:value-type="float">
            <text:p>4</text:p>
          </table:table-cell>
          <table:table-cell table:formula="of:=IF(AND([.BT$52]=[.BT46];NOT([.BT$52]=10000));[.$A7];10000)" office:value-type="float" office:value="10000" calcext:value-type="float">
            <text:p>10000</text:p>
          </table:table-cell>
          <table:table-cell table:formula="of:=IF(AND([.BU$52]=[.BU46];NOT([.BU$52]=10000));[.$A7];10000)" office:value-type="float" office:value="10000" calcext:value-type="float">
            <text:p>10000</text:p>
          </table:table-cell>
          <table:table-cell table:formula="of:=IF(AND([.BV$52]=[.BV46];NOT([.BV$52]=10000));[.$A7];10000)" office:value-type="float" office:value="10000" calcext:value-type="float">
            <text:p>10000</text:p>
          </table:table-cell>
          <table:table-cell table:formula="of:=IF(AND([.BW$52]=[.BW46];NOT([.BW$52]=10000));[.$A7];10000)" office:value-type="float" office:value="10000" calcext:value-type="float">
            <text:p>10000</text:p>
          </table:table-cell>
          <table:table-cell table:formula="of:=IF(AND([.BX$52]=[.BX46];NOT([.BX$52]=10000));[.$A7];10000)" office:value-type="float" office:value="10000" calcext:value-type="float">
            <text:p>10000</text:p>
          </table:table-cell>
          <table:table-cell table:formula="of:=IF(AND([.BY$52]=[.BY46];NOT([.BY$52]=10000));[.$A7];10000)" office:value-type="float" office:value="10000" calcext:value-type="float">
            <text:p>10000</text:p>
          </table:table-cell>
          <table:table-cell table:formula="of:=IF(AND([.BZ$52]=[.BZ46];NOT([.BZ$52]=10000));[.$A7];10000)" office:value-type="float" office:value="10000" calcext:value-type="float">
            <text:p>10000</text:p>
          </table:table-cell>
          <table:table-cell table:formula="of:=IF(AND([.CA$52]=[.CA46];NOT([.CA$52]=10000));[.$A7];10000)" office:value-type="float" office:value="10000" calcext:value-type="float">
            <text:p>10000</text:p>
          </table:table-cell>
          <table:table-cell table:formula="of:=IF(AND([.CB$52]=[.CB46];NOT([.CB$52]=10000));[.$A7];10000)" office:value-type="float" office:value="10000" calcext:value-type="float">
            <text:p>10000</text:p>
          </table:table-cell>
          <table:table-cell table:formula="of:=IF(AND([.CC$52]=[.CC46];NOT([.CC$52]=10000));[.$A7];10000)" office:value-type="float" office:value="10000" calcext:value-type="float">
            <text:p>10000</text:p>
          </table:table-cell>
          <table:table-cell table:formula="of:=IF(AND([.CD$52]=[.CD46];NOT([.CD$52]=10000));[.$A7];10000)" office:value-type="float" office:value="10000" calcext:value-type="float">
            <text:p>10000</text:p>
          </table:table-cell>
          <table:table-cell table:formula="of:=IF(AND([.CE$52]=[.CE46];NOT([.CE$52]=10000));[.$A7];10000)" office:value-type="float" office:value="10000" calcext:value-type="float">
            <text:p>10000</text:p>
          </table:table-cell>
          <table:table-cell table:formula="of:=IF(AND([.CF$52]=[.CF46];NOT([.CF$52]=10000));[.$A7];10000)" office:value-type="float" office:value="10000" calcext:value-type="float">
            <text:p>10000</text:p>
          </table:table-cell>
          <table:table-cell table:formula="of:=IF(AND([.CG$52]=[.CG46];NOT([.CG$52]=10000));[.$A7];10000)" office:value-type="float" office:value="10000" calcext:value-type="float">
            <text:p>10000</text:p>
          </table:table-cell>
          <table:table-cell table:formula="of:=IF(AND([.CH$52]=[.CH46];NOT([.CH$52]=10000));[.$A7];10000)" office:value-type="float" office:value="10000" calcext:value-type="float">
            <text:p>10000</text:p>
          </table:table-cell>
          <table:table-cell table:formula="of:=IF(AND([.CI$52]=[.CI46];NOT([.CI$52]=10000));[.$A7];10000)" office:value-type="float" office:value="10000" calcext:value-type="float">
            <text:p>10000</text:p>
          </table:table-cell>
          <table:table-cell table:formula="of:=IF(AND([.CJ$52]=[.CJ46];NOT([.CJ$52]=10000));[.$A7];10000)" office:value-type="float" office:value="10000" calcext:value-type="float">
            <text:p>10000</text:p>
          </table:table-cell>
          <table:table-cell table:formula="of:=IF(AND([.CK$52]=[.CK46];NOT([.CK$52]=10000));[.$A7];10000)" office:value-type="float" office:value="10000" calcext:value-type="float">
            <text:p>10000</text:p>
          </table:table-cell>
          <table:table-cell table:formula="of:=IF(AND([.CL$52]=[.CL46];NOT([.CL$52]=10000));[.$A7];10000)" office:value-type="float" office:value="4" calcext:value-type="float">
            <text:p>4</text:p>
          </table:table-cell>
          <table:table-cell table:formula="of:=IF(AND([.CM$52]=[.CM46];NOT([.CM$52]=10000));[.$A7];10000)" office:value-type="float" office:value="10000" calcext:value-type="float">
            <text:p>10000</text:p>
          </table:table-cell>
          <table:table-cell table:formula="of:=IF(AND([.CN$52]=[.CN46];NOT([.CN$52]=10000));[.$A7];10000)" office:value-type="float" office:value="4" calcext:value-type="float">
            <text:p>4</text:p>
          </table:table-cell>
          <table:table-cell table:formula="of:=IF(AND([.CO$52]=[.CO46];NOT([.CO$52]=10000));[.$A7];10000)" office:value-type="float" office:value="10000" calcext:value-type="float">
            <text:p>10000</text:p>
          </table:table-cell>
          <table:table-cell table:formula="of:=IF(AND([.CP$52]=[.CP46];NOT([.CP$52]=10000));[.$A7];10000)" office:value-type="float" office:value="10000" calcext:value-type="float">
            <text:p>10000</text:p>
          </table:table-cell>
          <table:table-cell table:formula="of:=IF(AND([.CQ$52]=[.CQ46];NOT([.CQ$52]=10000));[.$A7];10000)" office:value-type="float" office:value="10000" calcext:value-type="float">
            <text:p>10000</text:p>
          </table:table-cell>
          <table:table-cell table:formula="of:=IF(AND([.CR$52]=[.CR46];NOT([.CR$52]=10000));[.$A7];10000)" office:value-type="float" office:value="10000" calcext:value-type="float">
            <text:p>10000</text:p>
          </table:table-cell>
          <table:table-cell table:formula="of:=IF(AND([.CS$52]=[.CS46];NOT([.CS$52]=10000));[.$A7];10000)" office:value-type="float" office:value="10000" calcext:value-type="float">
            <text:p>10000</text:p>
          </table:table-cell>
          <table:table-cell table:formula="of:=IF(AND([.CT$52]=[.CT46];NOT([.CT$52]=10000));[.$A7];10000)" office:value-type="float" office:value="10000" calcext:value-type="float">
            <text:p>10000</text:p>
          </table:table-cell>
          <table:table-cell table:formula="of:=IF(AND([.CU$52]=[.CU46];NOT([.CU$52]=10000));[.$A7];10000)" office:value-type="float" office:value="10000" calcext:value-type="float">
            <text:p>10000</text:p>
          </table:table-cell>
          <table:table-cell table:formula="of:=IF(AND([.CV$52]=[.CV46];NOT([.CV$52]=10000));[.$A7];10000)" office:value-type="float" office:value="10000" calcext:value-type="float">
            <text:p>10000</text:p>
          </table:table-cell>
          <table:table-cell table:formula="of:=IF(AND([.CW$52]=[.CW46];NOT([.CW$52]=10000));[.$A7];10000)" office:value-type="float" office:value="10000" calcext:value-type="float">
            <text:p>10000</text:p>
          </table:table-cell>
          <table:table-cell table:formula="of:=IF(AND([.CX$52]=[.CX46];NOT([.CX$52]=10000));[.$A7];10000)" office:value-type="float" office:value="10000" calcext:value-type="float">
            <text:p>10000</text:p>
          </table:table-cell>
          <table:table-cell table:formula="of:=IF(AND([.CY$52]=[.CY46];NOT([.CY$52]=10000));[.$A7];10000)" office:value-type="float" office:value="10000" calcext:value-type="float">
            <text:p>10000</text:p>
          </table:table-cell>
          <table:table-cell table:formula="of:=IF(AND([.CZ$52]=[.CZ46];NOT([.CZ$52]=10000));[.$A7];10000)" office:value-type="float" office:value="10000" calcext:value-type="float">
            <text:p>10000</text:p>
          </table:table-cell>
          <table:table-cell table:formula="of:=IF(AND([.DA$52]=[.DA46];NOT([.DA$52]=10000));[.$A7];10000)" office:value-type="float" office:value="10000" calcext:value-type="float">
            <text:p>10000</text:p>
          </table:table-cell>
          <table:table-cell table:formula="of:=IF(AND([.DB$52]=[.DB46];NOT([.DB$52]=10000));[.$A7];10000)" office:value-type="float" office:value="10000" calcext:value-type="float">
            <text:p>10000</text:p>
          </table:table-cell>
          <table:table-cell table:formula="of:=IF(AND([.DC$52]=[.DC46];NOT([.DC$52]=10000));[.$A7];10000)" office:value-type="float" office:value="10000" calcext:value-type="float">
            <text:p>10000</text:p>
          </table:table-cell>
          <table:table-cell table:formula="of:=IF(AND([.DD$52]=[.DD46];NOT([.DD$52]=10000));[.$A7];10000)" office:value-type="float" office:value="10000" calcext:value-type="float">
            <text:p>10000</text:p>
          </table:table-cell>
          <table:table-cell table:formula="of:=IF(AND([.DE$52]=[.DE46];NOT([.DE$52]=10000));[.$A7];10000)" office:value-type="float" office:value="10000" calcext:value-type="float">
            <text:p>10000</text:p>
          </table:table-cell>
          <table:table-cell table:formula="of:=IF(AND([.DF$52]=[.DF46];NOT([.DF$52]=10000));[.$A7];10000)" office:value-type="float" office:value="10000" calcext:value-type="float">
            <text:p>10000</text:p>
          </table:table-cell>
          <table:table-cell table:formula="of:=IF(AND([.DG$52]=[.DG46];NOT([.DG$52]=10000));[.$A7];10000)" office:value-type="float" office:value="10000" calcext:value-type="float">
            <text:p>10000</text:p>
          </table:table-cell>
          <table:table-cell table:formula="of:=IF(AND([.DH$52]=[.DH46];NOT([.DH$52]=10000));[.$A7];10000)" office:value-type="float" office:value="4" calcext:value-type="float">
            <text:p>4</text:p>
          </table:table-cell>
          <table:table-cell table:formula="of:=IF(AND([.DI$52]=[.DI46];NOT([.DI$52]=10000));[.$A7];10000)" office:value-type="float" office:value="4" calcext:value-type="float">
            <text:p>4</text:p>
          </table:table-cell>
          <table:table-cell table:formula="of:=IF(AND([.DJ$52]=[.DJ46];NOT([.DJ$52]=10000));[.$A7];10000)" office:value-type="float" office:value="10000" calcext:value-type="float">
            <text:p>10000</text:p>
          </table:table-cell>
          <table:table-cell table:formula="of:=IF(AND([.DK$52]=[.DK46];NOT([.DK$52]=10000));[.$A7];10000)" office:value-type="float" office:value="10000" calcext:value-type="float">
            <text:p>10000</text:p>
          </table:table-cell>
          <table:table-cell table:formula="of:=IF(AND([.DL$52]=[.DL46];NOT([.DL$52]=10000));[.$A7];10000)" office:value-type="float" office:value="10000" calcext:value-type="float">
            <text:p>10000</text:p>
          </table:table-cell>
          <table:table-cell table:formula="of:=IF(AND([.DM$52]=[.DM46];NOT([.DM$52]=10000));[.$A7];10000)" office:value-type="float" office:value="10000" calcext:value-type="float">
            <text:p>10000</text:p>
          </table:table-cell>
          <table:table-cell table:formula="of:=IF(AND([.DN$52]=[.DN46];NOT([.DN$52]=10000));[.$A7];10000)" office:value-type="float" office:value="10000" calcext:value-type="float">
            <text:p>10000</text:p>
          </table:table-cell>
          <table:table-cell table:formula="of:=IF(AND([.DO$52]=[.DO46];NOT([.DO$52]=10000));[.$A7];10000)" office:value-type="float" office:value="10000" calcext:value-type="float">
            <text:p>10000</text:p>
          </table:table-cell>
          <table:table-cell table:formula="of:=IF(AND([.DP$52]=[.DP46];NOT([.DP$52]=10000));[.$A7];10000)" office:value-type="float" office:value="10000" calcext:value-type="float">
            <text:p>10000</text:p>
          </table:table-cell>
          <table:table-cell table:formula="of:=IF(AND([.DQ$52]=[.DQ46];NOT([.DQ$52]=10000));[.$A7];10000)" office:value-type="float" office:value="10000" calcext:value-type="float">
            <text:p>10000</text:p>
          </table:table-cell>
          <table:table-cell table:formula="of:=IF(AND([.DR$52]=[.DR46];NOT([.DR$52]=10000));[.$A7];10000)" office:value-type="float" office:value="10000" calcext:value-type="float">
            <text:p>10000</text:p>
          </table:table-cell>
          <table:table-cell table:formula="of:=IF(AND([.DS$52]=[.DS46];NOT([.DS$52]=10000));[.$A7];10000)" office:value-type="float" office:value="10000" calcext:value-type="float">
            <text:p>10000</text:p>
          </table:table-cell>
          <table:table-cell table:formula="of:=IF(AND([.DT$52]=[.DT46];NOT([.DT$52]=10000));[.$A7];10000)" office:value-type="float" office:value="10000" calcext:value-type="float">
            <text:p>10000</text:p>
          </table:table-cell>
          <table:table-cell table:formula="of:=IF(AND([.DU$52]=[.DU46];NOT([.DU$52]=10000));[.$A7];10000)" office:value-type="float" office:value="10000" calcext:value-type="float">
            <text:p>10000</text:p>
          </table:table-cell>
          <table:table-cell table:formula="of:=IF(AND([.DV$52]=[.DV46];NOT([.DV$52]=10000));[.$A7];10000)" office:value-type="float" office:value="10000" calcext:value-type="float">
            <text:p>10000</text:p>
          </table:table-cell>
          <table:table-cell table:formula="of:=IF(AND([.DW$52]=[.DW46];NOT([.DW$52]=10000));[.$A7];10000)" office:value-type="float" office:value="10000" calcext:value-type="float">
            <text:p>10000</text:p>
          </table:table-cell>
          <table:table-cell table:formula="of:=IF(AND([.DX$52]=[.DX46];NOT([.DX$52]=10000));[.$A7];10000)" office:value-type="float" office:value="10000" calcext:value-type="float">
            <text:p>10000</text:p>
          </table:table-cell>
          <table:table-cell table:formula="of:=IF(AND([.DY$52]=[.DY46];NOT([.DY$52]=10000));[.$A7];10000)" office:value-type="float" office:value="10000" calcext:value-type="float">
            <text:p>10000</text:p>
          </table:table-cell>
          <table:table-cell table:formula="of:=IF(AND([.DZ$52]=[.DZ46];NOT([.DZ$52]=10000));[.$A7];10000)" office:value-type="float" office:value="4" calcext:value-type="float">
            <text:p>4</text:p>
          </table:table-cell>
          <table:table-cell table:formula="of:=IF(AND([.EA$52]=[.EA46];NOT([.EA$52]=10000));[.$A7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AND([.I$52]=[.I47];NOT([.I$52]=10000));[.$A8];10000)" office:value-type="float" office:value="10000" calcext:value-type="float">
            <text:p>10000</text:p>
          </table:table-cell>
          <table:table-cell table:formula="of:=IF(AND([.J$52]=[.J47];NOT([.J$52]=10000));[.$A8];10000)" office:value-type="float" office:value="10000" calcext:value-type="float">
            <text:p>10000</text:p>
          </table:table-cell>
          <table:table-cell table:formula="of:=IF(AND([.K$52]=[.K47];NOT([.K$52]=10000));[.$A8];10000)" office:value-type="float" office:value="10000" calcext:value-type="float">
            <text:p>10000</text:p>
          </table:table-cell>
          <table:table-cell table:formula="of:=IF(AND([.L$52]=[.L47];NOT([.L$52]=10000));[.$A8];10000)" office:value-type="float" office:value="10000" calcext:value-type="float">
            <text:p>10000</text:p>
          </table:table-cell>
          <table:table-cell table:formula="of:=IF(AND([.M$52]=[.M47];NOT([.M$52]=10000));[.$A8];10000)" office:value-type="float" office:value="10000" calcext:value-type="float">
            <text:p>10000</text:p>
          </table:table-cell>
          <table:table-cell table:formula="of:=IF(AND([.N$52]=[.N47];NOT([.N$52]=10000));[.$A8];10000)" office:value-type="float" office:value="10000" calcext:value-type="float">
            <text:p>10000</text:p>
          </table:table-cell>
          <table:table-cell table:formula="of:=IF(AND([.O$52]=[.O47];NOT([.O$52]=10000));[.$A8];10000)" office:value-type="float" office:value="10000" calcext:value-type="float">
            <text:p>10000</text:p>
          </table:table-cell>
          <table:table-cell table:formula="of:=IF(AND([.P$52]=[.P47];NOT([.P$52]=10000));[.$A8];10000)" office:value-type="float" office:value="10000" calcext:value-type="float">
            <text:p>10000</text:p>
          </table:table-cell>
          <table:table-cell table:formula="of:=IF(AND([.Q$52]=[.Q47];NOT([.Q$52]=10000));[.$A8];10000)" office:value-type="float" office:value="10000" calcext:value-type="float">
            <text:p>10000</text:p>
          </table:table-cell>
          <table:table-cell table:formula="of:=IF(AND([.R$52]=[.R47];NOT([.R$52]=10000));[.$A8];10000)" office:value-type="float" office:value="10000" calcext:value-type="float">
            <text:p>10000</text:p>
          </table:table-cell>
          <table:table-cell table:formula="of:=IF(AND([.S$52]=[.S47];NOT([.S$52]=10000));[.$A8];10000)" office:value-type="float" office:value="10000" calcext:value-type="float">
            <text:p>10000</text:p>
          </table:table-cell>
          <table:table-cell table:formula="of:=IF(AND([.T$52]=[.T47];NOT([.T$52]=10000));[.$A8];10000)" office:value-type="float" office:value="10000" calcext:value-type="float">
            <text:p>10000</text:p>
          </table:table-cell>
          <table:table-cell table:formula="of:=IF(AND([.U$52]=[.U47];NOT([.U$52]=10000));[.$A8];10000)" office:value-type="float" office:value="10000" calcext:value-type="float">
            <text:p>10000</text:p>
          </table:table-cell>
          <table:table-cell table:formula="of:=IF(AND([.V$52]=[.V47];NOT([.V$52]=10000));[.$A8];10000)" office:value-type="float" office:value="10000" calcext:value-type="float">
            <text:p>10000</text:p>
          </table:table-cell>
          <table:table-cell table:formula="of:=IF(AND([.W$52]=[.W47];NOT([.W$52]=10000));[.$A8];10000)" office:value-type="float" office:value="10000" calcext:value-type="float">
            <text:p>10000</text:p>
          </table:table-cell>
          <table:table-cell table:formula="of:=IF(AND([.X$52]=[.X47];NOT([.X$52]=10000));[.$A8];10000)" office:value-type="float" office:value="10000" calcext:value-type="float">
            <text:p>10000</text:p>
          </table:table-cell>
          <table:table-cell table:formula="of:=IF(AND([.Y$52]=[.Y47];NOT([.Y$52]=10000));[.$A8];10000)" office:value-type="float" office:value="10000" calcext:value-type="float">
            <text:p>10000</text:p>
          </table:table-cell>
          <table:table-cell table:formula="of:=IF(AND([.Z$52]=[.Z47];NOT([.Z$52]=10000));[.$A8];10000)" office:value-type="float" office:value="10000" calcext:value-type="float">
            <text:p>10000</text:p>
          </table:table-cell>
          <table:table-cell table:formula="of:=IF(AND([.AA$52]=[.AA47];NOT([.AA$52]=10000));[.$A8];10000)" office:value-type="float" office:value="10000" calcext:value-type="float">
            <text:p>10000</text:p>
          </table:table-cell>
          <table:table-cell table:formula="of:=IF(AND([.AB$52]=[.AB47];NOT([.AB$52]=10000));[.$A8];10000)" office:value-type="float" office:value="10000" calcext:value-type="float">
            <text:p>10000</text:p>
          </table:table-cell>
          <table:table-cell table:formula="of:=IF(AND([.AC$52]=[.AC47];NOT([.AC$52]=10000));[.$A8];10000)" office:value-type="float" office:value="10000" calcext:value-type="float">
            <text:p>10000</text:p>
          </table:table-cell>
          <table:table-cell table:formula="of:=IF(AND([.AD$52]=[.AD47];NOT([.AD$52]=10000));[.$A8];10000)" office:value-type="float" office:value="10000" calcext:value-type="float">
            <text:p>10000</text:p>
          </table:table-cell>
          <table:table-cell table:formula="of:=IF(AND([.AE$52]=[.AE47];NOT([.AE$52]=10000));[.$A8];10000)" office:value-type="float" office:value="10000" calcext:value-type="float">
            <text:p>10000</text:p>
          </table:table-cell>
          <table:table-cell table:formula="of:=IF(AND([.AF$52]=[.AF47];NOT([.AF$52]=10000));[.$A8];10000)" office:value-type="float" office:value="10000" calcext:value-type="float">
            <text:p>10000</text:p>
          </table:table-cell>
          <table:table-cell table:formula="of:=IF(AND([.AG$52]=[.AG47];NOT([.AG$52]=10000));[.$A8];10000)" office:value-type="float" office:value="10000" calcext:value-type="float">
            <text:p>10000</text:p>
          </table:table-cell>
          <table:table-cell table:formula="of:=IF(AND([.AH$52]=[.AH47];NOT([.AH$52]=10000));[.$A8];10000)" office:value-type="float" office:value="10000" calcext:value-type="float">
            <text:p>10000</text:p>
          </table:table-cell>
          <table:table-cell table:formula="of:=IF(AND([.AI$52]=[.AI47];NOT([.AI$52]=10000));[.$A8];10000)" office:value-type="float" office:value="10000" calcext:value-type="float">
            <text:p>10000</text:p>
          </table:table-cell>
          <table:table-cell table:formula="of:=IF(AND([.AJ$52]=[.AJ47];NOT([.AJ$52]=10000));[.$A8];10000)" office:value-type="float" office:value="10000" calcext:value-type="float">
            <text:p>10000</text:p>
          </table:table-cell>
          <table:table-cell table:formula="of:=IF(AND([.AK$52]=[.AK47];NOT([.AK$52]=10000));[.$A8];10000)" office:value-type="float" office:value="10000" calcext:value-type="float">
            <text:p>10000</text:p>
          </table:table-cell>
          <table:table-cell table:formula="of:=IF(AND([.AL$52]=[.AL47];NOT([.AL$52]=10000));[.$A8];10000)" office:value-type="float" office:value="10000" calcext:value-type="float">
            <text:p>10000</text:p>
          </table:table-cell>
          <table:table-cell table:formula="of:=IF(AND([.AM$52]=[.AM47];NOT([.AM$52]=10000));[.$A8];10000)" office:value-type="float" office:value="10000" calcext:value-type="float">
            <text:p>10000</text:p>
          </table:table-cell>
          <table:table-cell table:formula="of:=IF(AND([.AN$52]=[.AN47];NOT([.AN$52]=10000));[.$A8];10000)" office:value-type="float" office:value="10000" calcext:value-type="float">
            <text:p>10000</text:p>
          </table:table-cell>
          <table:table-cell table:formula="of:=IF(AND([.AO$52]=[.AO47];NOT([.AO$52]=10000));[.$A8];10000)" office:value-type="float" office:value="10000" calcext:value-type="float">
            <text:p>10000</text:p>
          </table:table-cell>
          <table:table-cell table:formula="of:=IF(AND([.AP$52]=[.AP47];NOT([.AP$52]=10000));[.$A8];10000)" office:value-type="float" office:value="10000" calcext:value-type="float">
            <text:p>10000</text:p>
          </table:table-cell>
          <table:table-cell table:formula="of:=IF(AND([.AQ$52]=[.AQ47];NOT([.AQ$52]=10000));[.$A8];10000)" office:value-type="float" office:value="10000" calcext:value-type="float">
            <text:p>10000</text:p>
          </table:table-cell>
          <table:table-cell table:formula="of:=IF(AND([.AR$52]=[.AR47];NOT([.AR$52]=10000));[.$A8];10000)" office:value-type="float" office:value="10000" calcext:value-type="float">
            <text:p>10000</text:p>
          </table:table-cell>
          <table:table-cell table:formula="of:=IF(AND([.AS$52]=[.AS47];NOT([.AS$52]=10000));[.$A8];10000)" office:value-type="float" office:value="10000" calcext:value-type="float">
            <text:p>10000</text:p>
          </table:table-cell>
          <table:table-cell table:formula="of:=IF(AND([.AT$52]=[.AT47];NOT([.AT$52]=10000));[.$A8];10000)" office:value-type="float" office:value="10000" calcext:value-type="float">
            <text:p>10000</text:p>
          </table:table-cell>
          <table:table-cell table:formula="of:=IF(AND([.AU$52]=[.AU47];NOT([.AU$52]=10000));[.$A8];10000)" office:value-type="float" office:value="10000" calcext:value-type="float">
            <text:p>10000</text:p>
          </table:table-cell>
          <table:table-cell table:formula="of:=IF(AND([.AV$52]=[.AV47];NOT([.AV$52]=10000));[.$A8];10000)" office:value-type="float" office:value="10000" calcext:value-type="float">
            <text:p>10000</text:p>
          </table:table-cell>
          <table:table-cell table:formula="of:=IF(AND([.AW$52]=[.AW47];NOT([.AW$52]=10000));[.$A8];10000)" office:value-type="float" office:value="10000" calcext:value-type="float">
            <text:p>10000</text:p>
          </table:table-cell>
          <table:table-cell table:formula="of:=IF(AND([.AX$52]=[.AX47];NOT([.AX$52]=10000));[.$A8];10000)" office:value-type="float" office:value="10000" calcext:value-type="float">
            <text:p>10000</text:p>
          </table:table-cell>
          <table:table-cell table:formula="of:=IF(AND([.AY$52]=[.AY47];NOT([.AY$52]=10000));[.$A8];10000)" office:value-type="float" office:value="10000" calcext:value-type="float">
            <text:p>10000</text:p>
          </table:table-cell>
          <table:table-cell table:formula="of:=IF(AND([.AZ$52]=[.AZ47];NOT([.AZ$52]=10000));[.$A8];10000)" office:value-type="float" office:value="10000" calcext:value-type="float">
            <text:p>10000</text:p>
          </table:table-cell>
          <table:table-cell table:formula="of:=IF(AND([.BA$52]=[.BA47];NOT([.BA$52]=10000));[.$A8];10000)" office:value-type="float" office:value="10000" calcext:value-type="float">
            <text:p>10000</text:p>
          </table:table-cell>
          <table:table-cell table:formula="of:=IF(AND([.BB$52]=[.BB47];NOT([.BB$52]=10000));[.$A8];10000)" office:value-type="float" office:value="10000" calcext:value-type="float">
            <text:p>10000</text:p>
          </table:table-cell>
          <table:table-cell table:formula="of:=IF(AND([.BC$52]=[.BC47];NOT([.BC$52]=10000));[.$A8];10000)" office:value-type="float" office:value="10000" calcext:value-type="float">
            <text:p>10000</text:p>
          </table:table-cell>
          <table:table-cell table:formula="of:=IF(AND([.BD$52]=[.BD47];NOT([.BD$52]=10000));[.$A8];10000)" office:value-type="float" office:value="10000" calcext:value-type="float">
            <text:p>10000</text:p>
          </table:table-cell>
          <table:table-cell table:formula="of:=IF(AND([.BE$52]=[.BE47];NOT([.BE$52]=10000));[.$A8];10000)" office:value-type="float" office:value="10000" calcext:value-type="float">
            <text:p>10000</text:p>
          </table:table-cell>
          <table:table-cell table:formula="of:=IF(AND([.BF$52]=[.BF47];NOT([.BF$52]=10000));[.$A8];10000)" office:value-type="float" office:value="10000" calcext:value-type="float">
            <text:p>10000</text:p>
          </table:table-cell>
          <table:table-cell table:formula="of:=IF(AND([.BG$52]=[.BG47];NOT([.BG$52]=10000));[.$A8];10000)" office:value-type="float" office:value="10000" calcext:value-type="float">
            <text:p>10000</text:p>
          </table:table-cell>
          <table:table-cell table:formula="of:=IF(AND([.BH$52]=[.BH47];NOT([.BH$52]=10000));[.$A8];10000)" office:value-type="float" office:value="10000" calcext:value-type="float">
            <text:p>10000</text:p>
          </table:table-cell>
          <table:table-cell table:formula="of:=IF(AND([.BI$52]=[.BI47];NOT([.BI$52]=10000));[.$A8];10000)" office:value-type="float" office:value="10000" calcext:value-type="float">
            <text:p>10000</text:p>
          </table:table-cell>
          <table:table-cell table:formula="of:=IF(AND([.BJ$52]=[.BJ47];NOT([.BJ$52]=10000));[.$A8];10000)" office:value-type="float" office:value="10000" calcext:value-type="float">
            <text:p>10000</text:p>
          </table:table-cell>
          <table:table-cell table:formula="of:=IF(AND([.BK$52]=[.BK47];NOT([.BK$52]=10000));[.$A8];10000)" office:value-type="float" office:value="10000" calcext:value-type="float">
            <text:p>10000</text:p>
          </table:table-cell>
          <table:table-cell table:formula="of:=IF(AND([.BL$52]=[.BL47];NOT([.BL$52]=10000));[.$A8];10000)" office:value-type="float" office:value="10000" calcext:value-type="float">
            <text:p>10000</text:p>
          </table:table-cell>
          <table:table-cell table:formula="of:=IF(AND([.BM$52]=[.BM47];NOT([.BM$52]=10000));[.$A8];10000)" office:value-type="float" office:value="10000" calcext:value-type="float">
            <text:p>10000</text:p>
          </table:table-cell>
          <table:table-cell table:formula="of:=IF(AND([.BN$52]=[.BN47];NOT([.BN$52]=10000));[.$A8];10000)" office:value-type="float" office:value="10000" calcext:value-type="float">
            <text:p>10000</text:p>
          </table:table-cell>
          <table:table-cell table:formula="of:=IF(AND([.BO$52]=[.BO47];NOT([.BO$52]=10000));[.$A8];10000)" office:value-type="float" office:value="10000" calcext:value-type="float">
            <text:p>10000</text:p>
          </table:table-cell>
          <table:table-cell table:formula="of:=IF(AND([.BP$52]=[.BP47];NOT([.BP$52]=10000));[.$A8];10000)" office:value-type="float" office:value="10000" calcext:value-type="float">
            <text:p>10000</text:p>
          </table:table-cell>
          <table:table-cell table:formula="of:=IF(AND([.BQ$52]=[.BQ47];NOT([.BQ$52]=10000));[.$A8];10000)" office:value-type="float" office:value="10000" calcext:value-type="float">
            <text:p>10000</text:p>
          </table:table-cell>
          <table:table-cell table:formula="of:=IF(AND([.BR$52]=[.BR47];NOT([.BR$52]=10000));[.$A8];10000)" office:value-type="float" office:value="10000" calcext:value-type="float">
            <text:p>10000</text:p>
          </table:table-cell>
          <table:table-cell table:formula="of:=IF(AND([.BS$52]=[.BS47];NOT([.BS$52]=10000));[.$A8];10000)" office:value-type="float" office:value="10000" calcext:value-type="float">
            <text:p>10000</text:p>
          </table:table-cell>
          <table:table-cell table:formula="of:=IF(AND([.BT$52]=[.BT47];NOT([.BT$52]=10000));[.$A8];10000)" office:value-type="float" office:value="10000" calcext:value-type="float">
            <text:p>10000</text:p>
          </table:table-cell>
          <table:table-cell table:formula="of:=IF(AND([.BU$52]=[.BU47];NOT([.BU$52]=10000));[.$A8];10000)" office:value-type="float" office:value="10000" calcext:value-type="float">
            <text:p>10000</text:p>
          </table:table-cell>
          <table:table-cell table:formula="of:=IF(AND([.BV$52]=[.BV47];NOT([.BV$52]=10000));[.$A8];10000)" office:value-type="float" office:value="10000" calcext:value-type="float">
            <text:p>10000</text:p>
          </table:table-cell>
          <table:table-cell table:formula="of:=IF(AND([.BW$52]=[.BW47];NOT([.BW$52]=10000));[.$A8];10000)" office:value-type="float" office:value="10000" calcext:value-type="float">
            <text:p>10000</text:p>
          </table:table-cell>
          <table:table-cell table:formula="of:=IF(AND([.BX$52]=[.BX47];NOT([.BX$52]=10000));[.$A8];10000)" office:value-type="float" office:value="10000" calcext:value-type="float">
            <text:p>10000</text:p>
          </table:table-cell>
          <table:table-cell table:formula="of:=IF(AND([.BY$52]=[.BY47];NOT([.BY$52]=10000));[.$A8];10000)" office:value-type="float" office:value="10000" calcext:value-type="float">
            <text:p>10000</text:p>
          </table:table-cell>
          <table:table-cell table:formula="of:=IF(AND([.BZ$52]=[.BZ47];NOT([.BZ$52]=10000));[.$A8];10000)" office:value-type="float" office:value="10000" calcext:value-type="float">
            <text:p>10000</text:p>
          </table:table-cell>
          <table:table-cell table:formula="of:=IF(AND([.CA$52]=[.CA47];NOT([.CA$52]=10000));[.$A8];10000)" office:value-type="float" office:value="10000" calcext:value-type="float">
            <text:p>10000</text:p>
          </table:table-cell>
          <table:table-cell table:formula="of:=IF(AND([.CB$52]=[.CB47];NOT([.CB$52]=10000));[.$A8];10000)" office:value-type="float" office:value="10000" calcext:value-type="float">
            <text:p>10000</text:p>
          </table:table-cell>
          <table:table-cell table:formula="of:=IF(AND([.CC$52]=[.CC47];NOT([.CC$52]=10000));[.$A8];10000)" office:value-type="float" office:value="10000" calcext:value-type="float">
            <text:p>10000</text:p>
          </table:table-cell>
          <table:table-cell table:formula="of:=IF(AND([.CD$52]=[.CD47];NOT([.CD$52]=10000));[.$A8];10000)" office:value-type="float" office:value="10000" calcext:value-type="float">
            <text:p>10000</text:p>
          </table:table-cell>
          <table:table-cell table:formula="of:=IF(AND([.CE$52]=[.CE47];NOT([.CE$52]=10000));[.$A8];10000)" office:value-type="float" office:value="10000" calcext:value-type="float">
            <text:p>10000</text:p>
          </table:table-cell>
          <table:table-cell table:formula="of:=IF(AND([.CF$52]=[.CF47];NOT([.CF$52]=10000));[.$A8];10000)" office:value-type="float" office:value="10000" calcext:value-type="float">
            <text:p>10000</text:p>
          </table:table-cell>
          <table:table-cell table:formula="of:=IF(AND([.CG$52]=[.CG47];NOT([.CG$52]=10000));[.$A8];10000)" office:value-type="float" office:value="10000" calcext:value-type="float">
            <text:p>10000</text:p>
          </table:table-cell>
          <table:table-cell table:formula="of:=IF(AND([.CH$52]=[.CH47];NOT([.CH$52]=10000));[.$A8];10000)" office:value-type="float" office:value="10000" calcext:value-type="float">
            <text:p>10000</text:p>
          </table:table-cell>
          <table:table-cell table:formula="of:=IF(AND([.CI$52]=[.CI47];NOT([.CI$52]=10000));[.$A8];10000)" office:value-type="float" office:value="10000" calcext:value-type="float">
            <text:p>10000</text:p>
          </table:table-cell>
          <table:table-cell table:formula="of:=IF(AND([.CJ$52]=[.CJ47];NOT([.CJ$52]=10000));[.$A8];10000)" office:value-type="float" office:value="10000" calcext:value-type="float">
            <text:p>10000</text:p>
          </table:table-cell>
          <table:table-cell table:formula="of:=IF(AND([.CK$52]=[.CK47];NOT([.CK$52]=10000));[.$A8];10000)" office:value-type="float" office:value="10000" calcext:value-type="float">
            <text:p>10000</text:p>
          </table:table-cell>
          <table:table-cell table:formula="of:=IF(AND([.CL$52]=[.CL47];NOT([.CL$52]=10000));[.$A8];10000)" office:value-type="float" office:value="10000" calcext:value-type="float">
            <text:p>10000</text:p>
          </table:table-cell>
          <table:table-cell table:formula="of:=IF(AND([.CM$52]=[.CM47];NOT([.CM$52]=10000));[.$A8];10000)" office:value-type="float" office:value="10000" calcext:value-type="float">
            <text:p>10000</text:p>
          </table:table-cell>
          <table:table-cell table:formula="of:=IF(AND([.CN$52]=[.CN47];NOT([.CN$52]=10000));[.$A8];10000)" office:value-type="float" office:value="10000" calcext:value-type="float">
            <text:p>10000</text:p>
          </table:table-cell>
          <table:table-cell table:formula="of:=IF(AND([.CO$52]=[.CO47];NOT([.CO$52]=10000));[.$A8];10000)" office:value-type="float" office:value="10000" calcext:value-type="float">
            <text:p>10000</text:p>
          </table:table-cell>
          <table:table-cell table:formula="of:=IF(AND([.CP$52]=[.CP47];NOT([.CP$52]=10000));[.$A8];10000)" office:value-type="float" office:value="10000" calcext:value-type="float">
            <text:p>10000</text:p>
          </table:table-cell>
          <table:table-cell table:formula="of:=IF(AND([.CQ$52]=[.CQ47];NOT([.CQ$52]=10000));[.$A8];10000)" office:value-type="float" office:value="10000" calcext:value-type="float">
            <text:p>10000</text:p>
          </table:table-cell>
          <table:table-cell table:formula="of:=IF(AND([.CR$52]=[.CR47];NOT([.CR$52]=10000));[.$A8];10000)" office:value-type="float" office:value="10000" calcext:value-type="float">
            <text:p>10000</text:p>
          </table:table-cell>
          <table:table-cell table:formula="of:=IF(AND([.CS$52]=[.CS47];NOT([.CS$52]=10000));[.$A8];10000)" office:value-type="float" office:value="10000" calcext:value-type="float">
            <text:p>10000</text:p>
          </table:table-cell>
          <table:table-cell table:formula="of:=IF(AND([.CT$52]=[.CT47];NOT([.CT$52]=10000));[.$A8];10000)" office:value-type="float" office:value="10000" calcext:value-type="float">
            <text:p>10000</text:p>
          </table:table-cell>
          <table:table-cell table:formula="of:=IF(AND([.CU$52]=[.CU47];NOT([.CU$52]=10000));[.$A8];10000)" office:value-type="float" office:value="10000" calcext:value-type="float">
            <text:p>10000</text:p>
          </table:table-cell>
          <table:table-cell table:formula="of:=IF(AND([.CV$52]=[.CV47];NOT([.CV$52]=10000));[.$A8];10000)" office:value-type="float" office:value="10000" calcext:value-type="float">
            <text:p>10000</text:p>
          </table:table-cell>
          <table:table-cell table:formula="of:=IF(AND([.CW$52]=[.CW47];NOT([.CW$52]=10000));[.$A8];10000)" office:value-type="float" office:value="10000" calcext:value-type="float">
            <text:p>10000</text:p>
          </table:table-cell>
          <table:table-cell table:formula="of:=IF(AND([.CX$52]=[.CX47];NOT([.CX$52]=10000));[.$A8];10000)" office:value-type="float" office:value="10000" calcext:value-type="float">
            <text:p>10000</text:p>
          </table:table-cell>
          <table:table-cell table:formula="of:=IF(AND([.CY$52]=[.CY47];NOT([.CY$52]=10000));[.$A8];10000)" office:value-type="float" office:value="10000" calcext:value-type="float">
            <text:p>10000</text:p>
          </table:table-cell>
          <table:table-cell table:formula="of:=IF(AND([.CZ$52]=[.CZ47];NOT([.CZ$52]=10000));[.$A8];10000)" office:value-type="float" office:value="10000" calcext:value-type="float">
            <text:p>10000</text:p>
          </table:table-cell>
          <table:table-cell table:formula="of:=IF(AND([.DA$52]=[.DA47];NOT([.DA$52]=10000));[.$A8];10000)" office:value-type="float" office:value="10000" calcext:value-type="float">
            <text:p>10000</text:p>
          </table:table-cell>
          <table:table-cell table:formula="of:=IF(AND([.DB$52]=[.DB47];NOT([.DB$52]=10000));[.$A8];10000)" office:value-type="float" office:value="10000" calcext:value-type="float">
            <text:p>10000</text:p>
          </table:table-cell>
          <table:table-cell table:formula="of:=IF(AND([.DC$52]=[.DC47];NOT([.DC$52]=10000));[.$A8];10000)" office:value-type="float" office:value="10000" calcext:value-type="float">
            <text:p>10000</text:p>
          </table:table-cell>
          <table:table-cell table:formula="of:=IF(AND([.DD$52]=[.DD47];NOT([.DD$52]=10000));[.$A8];10000)" office:value-type="float" office:value="10000" calcext:value-type="float">
            <text:p>10000</text:p>
          </table:table-cell>
          <table:table-cell table:formula="of:=IF(AND([.DE$52]=[.DE47];NOT([.DE$52]=10000));[.$A8];10000)" office:value-type="float" office:value="10000" calcext:value-type="float">
            <text:p>10000</text:p>
          </table:table-cell>
          <table:table-cell table:formula="of:=IF(AND([.DF$52]=[.DF47];NOT([.DF$52]=10000));[.$A8];10000)" office:value-type="float" office:value="10000" calcext:value-type="float">
            <text:p>10000</text:p>
          </table:table-cell>
          <table:table-cell table:formula="of:=IF(AND([.DG$52]=[.DG47];NOT([.DG$52]=10000));[.$A8];10000)" office:value-type="float" office:value="10000" calcext:value-type="float">
            <text:p>10000</text:p>
          </table:table-cell>
          <table:table-cell table:formula="of:=IF(AND([.DH$52]=[.DH47];NOT([.DH$52]=10000));[.$A8];10000)" office:value-type="float" office:value="10000" calcext:value-type="float">
            <text:p>10000</text:p>
          </table:table-cell>
          <table:table-cell table:formula="of:=IF(AND([.DI$52]=[.DI47];NOT([.DI$52]=10000));[.$A8];10000)" office:value-type="float" office:value="10000" calcext:value-type="float">
            <text:p>10000</text:p>
          </table:table-cell>
          <table:table-cell table:formula="of:=IF(AND([.DJ$52]=[.DJ47];NOT([.DJ$52]=10000));[.$A8];10000)" office:value-type="float" office:value="10000" calcext:value-type="float">
            <text:p>10000</text:p>
          </table:table-cell>
          <table:table-cell table:formula="of:=IF(AND([.DK$52]=[.DK47];NOT([.DK$52]=10000));[.$A8];10000)" office:value-type="float" office:value="10000" calcext:value-type="float">
            <text:p>10000</text:p>
          </table:table-cell>
          <table:table-cell table:formula="of:=IF(AND([.DL$52]=[.DL47];NOT([.DL$52]=10000));[.$A8];10000)" office:value-type="float" office:value="10000" calcext:value-type="float">
            <text:p>10000</text:p>
          </table:table-cell>
          <table:table-cell table:formula="of:=IF(AND([.DM$52]=[.DM47];NOT([.DM$52]=10000));[.$A8];10000)" office:value-type="float" office:value="10000" calcext:value-type="float">
            <text:p>10000</text:p>
          </table:table-cell>
          <table:table-cell table:formula="of:=IF(AND([.DN$52]=[.DN47];NOT([.DN$52]=10000));[.$A8];10000)" office:value-type="float" office:value="10000" calcext:value-type="float">
            <text:p>10000</text:p>
          </table:table-cell>
          <table:table-cell table:formula="of:=IF(AND([.DO$52]=[.DO47];NOT([.DO$52]=10000));[.$A8];10000)" office:value-type="float" office:value="10000" calcext:value-type="float">
            <text:p>10000</text:p>
          </table:table-cell>
          <table:table-cell table:formula="of:=IF(AND([.DP$52]=[.DP47];NOT([.DP$52]=10000));[.$A8];10000)" office:value-type="float" office:value="10000" calcext:value-type="float">
            <text:p>10000</text:p>
          </table:table-cell>
          <table:table-cell table:formula="of:=IF(AND([.DQ$52]=[.DQ47];NOT([.DQ$52]=10000));[.$A8];10000)" office:value-type="float" office:value="10000" calcext:value-type="float">
            <text:p>10000</text:p>
          </table:table-cell>
          <table:table-cell table:formula="of:=IF(AND([.DR$52]=[.DR47];NOT([.DR$52]=10000));[.$A8];10000)" office:value-type="float" office:value="10000" calcext:value-type="float">
            <text:p>10000</text:p>
          </table:table-cell>
          <table:table-cell table:formula="of:=IF(AND([.DS$52]=[.DS47];NOT([.DS$52]=10000));[.$A8];10000)" office:value-type="float" office:value="10000" calcext:value-type="float">
            <text:p>10000</text:p>
          </table:table-cell>
          <table:table-cell table:formula="of:=IF(AND([.DT$52]=[.DT47];NOT([.DT$52]=10000));[.$A8];10000)" office:value-type="float" office:value="10000" calcext:value-type="float">
            <text:p>10000</text:p>
          </table:table-cell>
          <table:table-cell table:formula="of:=IF(AND([.DU$52]=[.DU47];NOT([.DU$52]=10000));[.$A8];10000)" office:value-type="float" office:value="10000" calcext:value-type="float">
            <text:p>10000</text:p>
          </table:table-cell>
          <table:table-cell table:formula="of:=IF(AND([.DV$52]=[.DV47];NOT([.DV$52]=10000));[.$A8];10000)" office:value-type="float" office:value="10000" calcext:value-type="float">
            <text:p>10000</text:p>
          </table:table-cell>
          <table:table-cell table:formula="of:=IF(AND([.DW$52]=[.DW47];NOT([.DW$52]=10000));[.$A8];10000)" office:value-type="float" office:value="10000" calcext:value-type="float">
            <text:p>10000</text:p>
          </table:table-cell>
          <table:table-cell table:formula="of:=IF(AND([.DX$52]=[.DX47];NOT([.DX$52]=10000));[.$A8];10000)" office:value-type="float" office:value="10000" calcext:value-type="float">
            <text:p>10000</text:p>
          </table:table-cell>
          <table:table-cell table:formula="of:=IF(AND([.DY$52]=[.DY47];NOT([.DY$52]=10000));[.$A8];10000)" office:value-type="float" office:value="10000" calcext:value-type="float">
            <text:p>10000</text:p>
          </table:table-cell>
          <table:table-cell table:formula="of:=IF(AND([.DZ$52]=[.DZ47];NOT([.DZ$52]=10000));[.$A8];10000)" office:value-type="float" office:value="10000" calcext:value-type="float">
            <text:p>10000</text:p>
          </table:table-cell>
          <table:table-cell table:formula="of:=IF(AND([.EA$52]=[.EA47];NOT([.EA$52]=10000));[.$A8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AND([.I$52]=[.I48];NOT([.I$52]=10000));[.$A9];10000)" office:value-type="float" office:value="10000" calcext:value-type="float">
            <text:p>10000</text:p>
          </table:table-cell>
          <table:table-cell table:formula="of:=IF(AND([.J$52]=[.J48];NOT([.J$52]=10000));[.$A9];10000)" office:value-type="float" office:value="10000" calcext:value-type="float">
            <text:p>10000</text:p>
          </table:table-cell>
          <table:table-cell table:formula="of:=IF(AND([.K$52]=[.K48];NOT([.K$52]=10000));[.$A9];10000)" office:value-type="float" office:value="10000" calcext:value-type="float">
            <text:p>10000</text:p>
          </table:table-cell>
          <table:table-cell table:formula="of:=IF(AND([.L$52]=[.L48];NOT([.L$52]=10000));[.$A9];10000)" office:value-type="float" office:value="10000" calcext:value-type="float">
            <text:p>10000</text:p>
          </table:table-cell>
          <table:table-cell table:formula="of:=IF(AND([.M$52]=[.M48];NOT([.M$52]=10000));[.$A9];10000)" office:value-type="float" office:value="10000" calcext:value-type="float">
            <text:p>10000</text:p>
          </table:table-cell>
          <table:table-cell table:formula="of:=IF(AND([.N$52]=[.N48];NOT([.N$52]=10000));[.$A9];10000)" office:value-type="float" office:value="10000" calcext:value-type="float">
            <text:p>10000</text:p>
          </table:table-cell>
          <table:table-cell table:formula="of:=IF(AND([.O$52]=[.O48];NOT([.O$52]=10000));[.$A9];10000)" office:value-type="float" office:value="10000" calcext:value-type="float">
            <text:p>10000</text:p>
          </table:table-cell>
          <table:table-cell table:formula="of:=IF(AND([.P$52]=[.P48];NOT([.P$52]=10000));[.$A9];10000)" office:value-type="float" office:value="10000" calcext:value-type="float">
            <text:p>10000</text:p>
          </table:table-cell>
          <table:table-cell table:formula="of:=IF(AND([.Q$52]=[.Q48];NOT([.Q$52]=10000));[.$A9];10000)" office:value-type="float" office:value="10000" calcext:value-type="float">
            <text:p>10000</text:p>
          </table:table-cell>
          <table:table-cell table:formula="of:=IF(AND([.R$52]=[.R48];NOT([.R$52]=10000));[.$A9];10000)" office:value-type="float" office:value="10000" calcext:value-type="float">
            <text:p>10000</text:p>
          </table:table-cell>
          <table:table-cell table:formula="of:=IF(AND([.S$52]=[.S48];NOT([.S$52]=10000));[.$A9];10000)" office:value-type="float" office:value="10000" calcext:value-type="float">
            <text:p>10000</text:p>
          </table:table-cell>
          <table:table-cell table:formula="of:=IF(AND([.T$52]=[.T48];NOT([.T$52]=10000));[.$A9];10000)" office:value-type="float" office:value="10000" calcext:value-type="float">
            <text:p>10000</text:p>
          </table:table-cell>
          <table:table-cell table:formula="of:=IF(AND([.U$52]=[.U48];NOT([.U$52]=10000));[.$A9];10000)" office:value-type="float" office:value="10000" calcext:value-type="float">
            <text:p>10000</text:p>
          </table:table-cell>
          <table:table-cell table:formula="of:=IF(AND([.V$52]=[.V48];NOT([.V$52]=10000));[.$A9];10000)" office:value-type="float" office:value="10000" calcext:value-type="float">
            <text:p>10000</text:p>
          </table:table-cell>
          <table:table-cell table:formula="of:=IF(AND([.W$52]=[.W48];NOT([.W$52]=10000));[.$A9];10000)" office:value-type="float" office:value="10000" calcext:value-type="float">
            <text:p>10000</text:p>
          </table:table-cell>
          <table:table-cell table:formula="of:=IF(AND([.X$52]=[.X48];NOT([.X$52]=10000));[.$A9];10000)" office:value-type="float" office:value="10000" calcext:value-type="float">
            <text:p>10000</text:p>
          </table:table-cell>
          <table:table-cell table:formula="of:=IF(AND([.Y$52]=[.Y48];NOT([.Y$52]=10000));[.$A9];10000)" office:value-type="float" office:value="10000" calcext:value-type="float">
            <text:p>10000</text:p>
          </table:table-cell>
          <table:table-cell table:formula="of:=IF(AND([.Z$52]=[.Z48];NOT([.Z$52]=10000));[.$A9];10000)" office:value-type="float" office:value="10000" calcext:value-type="float">
            <text:p>10000</text:p>
          </table:table-cell>
          <table:table-cell table:formula="of:=IF(AND([.AA$52]=[.AA48];NOT([.AA$52]=10000));[.$A9];10000)" office:value-type="float" office:value="10000" calcext:value-type="float">
            <text:p>10000</text:p>
          </table:table-cell>
          <table:table-cell table:formula="of:=IF(AND([.AB$52]=[.AB48];NOT([.AB$52]=10000));[.$A9];10000)" office:value-type="float" office:value="10000" calcext:value-type="float">
            <text:p>10000</text:p>
          </table:table-cell>
          <table:table-cell table:formula="of:=IF(AND([.AC$52]=[.AC48];NOT([.AC$52]=10000));[.$A9];10000)" office:value-type="float" office:value="10000" calcext:value-type="float">
            <text:p>10000</text:p>
          </table:table-cell>
          <table:table-cell table:formula="of:=IF(AND([.AD$52]=[.AD48];NOT([.AD$52]=10000));[.$A9];10000)" office:value-type="float" office:value="10000" calcext:value-type="float">
            <text:p>10000</text:p>
          </table:table-cell>
          <table:table-cell table:formula="of:=IF(AND([.AE$52]=[.AE48];NOT([.AE$52]=10000));[.$A9];10000)" office:value-type="float" office:value="10000" calcext:value-type="float">
            <text:p>10000</text:p>
          </table:table-cell>
          <table:table-cell table:formula="of:=IF(AND([.AF$52]=[.AF48];NOT([.AF$52]=10000));[.$A9];10000)" office:value-type="float" office:value="10000" calcext:value-type="float">
            <text:p>10000</text:p>
          </table:table-cell>
          <table:table-cell table:formula="of:=IF(AND([.AG$52]=[.AG48];NOT([.AG$52]=10000));[.$A9];10000)" office:value-type="float" office:value="10000" calcext:value-type="float">
            <text:p>10000</text:p>
          </table:table-cell>
          <table:table-cell table:formula="of:=IF(AND([.AH$52]=[.AH48];NOT([.AH$52]=10000));[.$A9];10000)" office:value-type="float" office:value="10000" calcext:value-type="float">
            <text:p>10000</text:p>
          </table:table-cell>
          <table:table-cell table:formula="of:=IF(AND([.AI$52]=[.AI48];NOT([.AI$52]=10000));[.$A9];10000)" office:value-type="float" office:value="10000" calcext:value-type="float">
            <text:p>10000</text:p>
          </table:table-cell>
          <table:table-cell table:formula="of:=IF(AND([.AJ$52]=[.AJ48];NOT([.AJ$52]=10000));[.$A9];10000)" office:value-type="float" office:value="10000" calcext:value-type="float">
            <text:p>10000</text:p>
          </table:table-cell>
          <table:table-cell table:formula="of:=IF(AND([.AK$52]=[.AK48];NOT([.AK$52]=10000));[.$A9];10000)" office:value-type="float" office:value="10000" calcext:value-type="float">
            <text:p>10000</text:p>
          </table:table-cell>
          <table:table-cell table:formula="of:=IF(AND([.AL$52]=[.AL48];NOT([.AL$52]=10000));[.$A9];10000)" office:value-type="float" office:value="10000" calcext:value-type="float">
            <text:p>10000</text:p>
          </table:table-cell>
          <table:table-cell table:formula="of:=IF(AND([.AM$52]=[.AM48];NOT([.AM$52]=10000));[.$A9];10000)" office:value-type="float" office:value="10000" calcext:value-type="float">
            <text:p>10000</text:p>
          </table:table-cell>
          <table:table-cell table:formula="of:=IF(AND([.AN$52]=[.AN48];NOT([.AN$52]=10000));[.$A9];10000)" office:value-type="float" office:value="10000" calcext:value-type="float">
            <text:p>10000</text:p>
          </table:table-cell>
          <table:table-cell table:formula="of:=IF(AND([.AO$52]=[.AO48];NOT([.AO$52]=10000));[.$A9];10000)" office:value-type="float" office:value="10000" calcext:value-type="float">
            <text:p>10000</text:p>
          </table:table-cell>
          <table:table-cell table:formula="of:=IF(AND([.AP$52]=[.AP48];NOT([.AP$52]=10000));[.$A9];10000)" office:value-type="float" office:value="10000" calcext:value-type="float">
            <text:p>10000</text:p>
          </table:table-cell>
          <table:table-cell table:formula="of:=IF(AND([.AQ$52]=[.AQ48];NOT([.AQ$52]=10000));[.$A9];10000)" office:value-type="float" office:value="10000" calcext:value-type="float">
            <text:p>10000</text:p>
          </table:table-cell>
          <table:table-cell table:formula="of:=IF(AND([.AR$52]=[.AR48];NOT([.AR$52]=10000));[.$A9];10000)" office:value-type="float" office:value="10000" calcext:value-type="float">
            <text:p>10000</text:p>
          </table:table-cell>
          <table:table-cell table:formula="of:=IF(AND([.AS$52]=[.AS48];NOT([.AS$52]=10000));[.$A9];10000)" office:value-type="float" office:value="10000" calcext:value-type="float">
            <text:p>10000</text:p>
          </table:table-cell>
          <table:table-cell table:formula="of:=IF(AND([.AT$52]=[.AT48];NOT([.AT$52]=10000));[.$A9];10000)" office:value-type="float" office:value="10000" calcext:value-type="float">
            <text:p>10000</text:p>
          </table:table-cell>
          <table:table-cell table:formula="of:=IF(AND([.AU$52]=[.AU48];NOT([.AU$52]=10000));[.$A9];10000)" office:value-type="float" office:value="10000" calcext:value-type="float">
            <text:p>10000</text:p>
          </table:table-cell>
          <table:table-cell table:formula="of:=IF(AND([.AV$52]=[.AV48];NOT([.AV$52]=10000));[.$A9];10000)" office:value-type="float" office:value="10000" calcext:value-type="float">
            <text:p>10000</text:p>
          </table:table-cell>
          <table:table-cell table:formula="of:=IF(AND([.AW$52]=[.AW48];NOT([.AW$52]=10000));[.$A9];10000)" office:value-type="float" office:value="10000" calcext:value-type="float">
            <text:p>10000</text:p>
          </table:table-cell>
          <table:table-cell table:formula="of:=IF(AND([.AX$52]=[.AX48];NOT([.AX$52]=10000));[.$A9];10000)" office:value-type="float" office:value="10000" calcext:value-type="float">
            <text:p>10000</text:p>
          </table:table-cell>
          <table:table-cell table:formula="of:=IF(AND([.AY$52]=[.AY48];NOT([.AY$52]=10000));[.$A9];10000)" office:value-type="float" office:value="10000" calcext:value-type="float">
            <text:p>10000</text:p>
          </table:table-cell>
          <table:table-cell table:formula="of:=IF(AND([.AZ$52]=[.AZ48];NOT([.AZ$52]=10000));[.$A9];10000)" office:value-type="float" office:value="10000" calcext:value-type="float">
            <text:p>10000</text:p>
          </table:table-cell>
          <table:table-cell table:formula="of:=IF(AND([.BA$52]=[.BA48];NOT([.BA$52]=10000));[.$A9];10000)" office:value-type="float" office:value="10000" calcext:value-type="float">
            <text:p>10000</text:p>
          </table:table-cell>
          <table:table-cell table:formula="of:=IF(AND([.BB$52]=[.BB48];NOT([.BB$52]=10000));[.$A9];10000)" office:value-type="float" office:value="10000" calcext:value-type="float">
            <text:p>10000</text:p>
          </table:table-cell>
          <table:table-cell table:formula="of:=IF(AND([.BC$52]=[.BC48];NOT([.BC$52]=10000));[.$A9];10000)" office:value-type="float" office:value="10000" calcext:value-type="float">
            <text:p>10000</text:p>
          </table:table-cell>
          <table:table-cell table:formula="of:=IF(AND([.BD$52]=[.BD48];NOT([.BD$52]=10000));[.$A9];10000)" office:value-type="float" office:value="10000" calcext:value-type="float">
            <text:p>10000</text:p>
          </table:table-cell>
          <table:table-cell table:formula="of:=IF(AND([.BE$52]=[.BE48];NOT([.BE$52]=10000));[.$A9];10000)" office:value-type="float" office:value="10000" calcext:value-type="float">
            <text:p>10000</text:p>
          </table:table-cell>
          <table:table-cell table:formula="of:=IF(AND([.BF$52]=[.BF48];NOT([.BF$52]=10000));[.$A9];10000)" office:value-type="float" office:value="10000" calcext:value-type="float">
            <text:p>10000</text:p>
          </table:table-cell>
          <table:table-cell table:formula="of:=IF(AND([.BG$52]=[.BG48];NOT([.BG$52]=10000));[.$A9];10000)" office:value-type="float" office:value="10000" calcext:value-type="float">
            <text:p>10000</text:p>
          </table:table-cell>
          <table:table-cell table:formula="of:=IF(AND([.BH$52]=[.BH48];NOT([.BH$52]=10000));[.$A9];10000)" office:value-type="float" office:value="10000" calcext:value-type="float">
            <text:p>10000</text:p>
          </table:table-cell>
          <table:table-cell table:formula="of:=IF(AND([.BI$52]=[.BI48];NOT([.BI$52]=10000));[.$A9];10000)" office:value-type="float" office:value="10000" calcext:value-type="float">
            <text:p>10000</text:p>
          </table:table-cell>
          <table:table-cell table:formula="of:=IF(AND([.BJ$52]=[.BJ48];NOT([.BJ$52]=10000));[.$A9];10000)" office:value-type="float" office:value="10000" calcext:value-type="float">
            <text:p>10000</text:p>
          </table:table-cell>
          <table:table-cell table:formula="of:=IF(AND([.BK$52]=[.BK48];NOT([.BK$52]=10000));[.$A9];10000)" office:value-type="float" office:value="10000" calcext:value-type="float">
            <text:p>10000</text:p>
          </table:table-cell>
          <table:table-cell table:formula="of:=IF(AND([.BL$52]=[.BL48];NOT([.BL$52]=10000));[.$A9];10000)" office:value-type="float" office:value="10000" calcext:value-type="float">
            <text:p>10000</text:p>
          </table:table-cell>
          <table:table-cell table:formula="of:=IF(AND([.BM$52]=[.BM48];NOT([.BM$52]=10000));[.$A9];10000)" office:value-type="float" office:value="10000" calcext:value-type="float">
            <text:p>10000</text:p>
          </table:table-cell>
          <table:table-cell table:formula="of:=IF(AND([.BN$52]=[.BN48];NOT([.BN$52]=10000));[.$A9];10000)" office:value-type="float" office:value="10000" calcext:value-type="float">
            <text:p>10000</text:p>
          </table:table-cell>
          <table:table-cell table:formula="of:=IF(AND([.BO$52]=[.BO48];NOT([.BO$52]=10000));[.$A9];10000)" office:value-type="float" office:value="10000" calcext:value-type="float">
            <text:p>10000</text:p>
          </table:table-cell>
          <table:table-cell table:formula="of:=IF(AND([.BP$52]=[.BP48];NOT([.BP$52]=10000));[.$A9];10000)" office:value-type="float" office:value="10000" calcext:value-type="float">
            <text:p>10000</text:p>
          </table:table-cell>
          <table:table-cell table:formula="of:=IF(AND([.BQ$52]=[.BQ48];NOT([.BQ$52]=10000));[.$A9];10000)" office:value-type="float" office:value="10000" calcext:value-type="float">
            <text:p>10000</text:p>
          </table:table-cell>
          <table:table-cell table:formula="of:=IF(AND([.BR$52]=[.BR48];NOT([.BR$52]=10000));[.$A9];10000)" office:value-type="float" office:value="10000" calcext:value-type="float">
            <text:p>10000</text:p>
          </table:table-cell>
          <table:table-cell table:formula="of:=IF(AND([.BS$52]=[.BS48];NOT([.BS$52]=10000));[.$A9];10000)" office:value-type="float" office:value="10000" calcext:value-type="float">
            <text:p>10000</text:p>
          </table:table-cell>
          <table:table-cell table:formula="of:=IF(AND([.BT$52]=[.BT48];NOT([.BT$52]=10000));[.$A9];10000)" office:value-type="float" office:value="10000" calcext:value-type="float">
            <text:p>10000</text:p>
          </table:table-cell>
          <table:table-cell table:formula="of:=IF(AND([.BU$52]=[.BU48];NOT([.BU$52]=10000));[.$A9];10000)" office:value-type="float" office:value="10000" calcext:value-type="float">
            <text:p>10000</text:p>
          </table:table-cell>
          <table:table-cell table:formula="of:=IF(AND([.BV$52]=[.BV48];NOT([.BV$52]=10000));[.$A9];10000)" office:value-type="float" office:value="10000" calcext:value-type="float">
            <text:p>10000</text:p>
          </table:table-cell>
          <table:table-cell table:formula="of:=IF(AND([.BW$52]=[.BW48];NOT([.BW$52]=10000));[.$A9];10000)" office:value-type="float" office:value="10000" calcext:value-type="float">
            <text:p>10000</text:p>
          </table:table-cell>
          <table:table-cell table:formula="of:=IF(AND([.BX$52]=[.BX48];NOT([.BX$52]=10000));[.$A9];10000)" office:value-type="float" office:value="10000" calcext:value-type="float">
            <text:p>10000</text:p>
          </table:table-cell>
          <table:table-cell table:formula="of:=IF(AND([.BY$52]=[.BY48];NOT([.BY$52]=10000));[.$A9];10000)" office:value-type="float" office:value="10000" calcext:value-type="float">
            <text:p>10000</text:p>
          </table:table-cell>
          <table:table-cell table:formula="of:=IF(AND([.BZ$52]=[.BZ48];NOT([.BZ$52]=10000));[.$A9];10000)" office:value-type="float" office:value="10000" calcext:value-type="float">
            <text:p>10000</text:p>
          </table:table-cell>
          <table:table-cell table:formula="of:=IF(AND([.CA$52]=[.CA48];NOT([.CA$52]=10000));[.$A9];10000)" office:value-type="float" office:value="10000" calcext:value-type="float">
            <text:p>10000</text:p>
          </table:table-cell>
          <table:table-cell table:formula="of:=IF(AND([.CB$52]=[.CB48];NOT([.CB$52]=10000));[.$A9];10000)" office:value-type="float" office:value="10000" calcext:value-type="float">
            <text:p>10000</text:p>
          </table:table-cell>
          <table:table-cell table:formula="of:=IF(AND([.CC$52]=[.CC48];NOT([.CC$52]=10000));[.$A9];10000)" office:value-type="float" office:value="10000" calcext:value-type="float">
            <text:p>10000</text:p>
          </table:table-cell>
          <table:table-cell table:formula="of:=IF(AND([.CD$52]=[.CD48];NOT([.CD$52]=10000));[.$A9];10000)" office:value-type="float" office:value="10000" calcext:value-type="float">
            <text:p>10000</text:p>
          </table:table-cell>
          <table:table-cell table:formula="of:=IF(AND([.CE$52]=[.CE48];NOT([.CE$52]=10000));[.$A9];10000)" office:value-type="float" office:value="10000" calcext:value-type="float">
            <text:p>10000</text:p>
          </table:table-cell>
          <table:table-cell table:formula="of:=IF(AND([.CF$52]=[.CF48];NOT([.CF$52]=10000));[.$A9];10000)" office:value-type="float" office:value="10000" calcext:value-type="float">
            <text:p>10000</text:p>
          </table:table-cell>
          <table:table-cell table:formula="of:=IF(AND([.CG$52]=[.CG48];NOT([.CG$52]=10000));[.$A9];10000)" office:value-type="float" office:value="10000" calcext:value-type="float">
            <text:p>10000</text:p>
          </table:table-cell>
          <table:table-cell table:formula="of:=IF(AND([.CH$52]=[.CH48];NOT([.CH$52]=10000));[.$A9];10000)" office:value-type="float" office:value="10000" calcext:value-type="float">
            <text:p>10000</text:p>
          </table:table-cell>
          <table:table-cell table:formula="of:=IF(AND([.CI$52]=[.CI48];NOT([.CI$52]=10000));[.$A9];10000)" office:value-type="float" office:value="10000" calcext:value-type="float">
            <text:p>10000</text:p>
          </table:table-cell>
          <table:table-cell table:formula="of:=IF(AND([.CJ$52]=[.CJ48];NOT([.CJ$52]=10000));[.$A9];10000)" office:value-type="float" office:value="10000" calcext:value-type="float">
            <text:p>10000</text:p>
          </table:table-cell>
          <table:table-cell table:formula="of:=IF(AND([.CK$52]=[.CK48];NOT([.CK$52]=10000));[.$A9];10000)" office:value-type="float" office:value="10000" calcext:value-type="float">
            <text:p>10000</text:p>
          </table:table-cell>
          <table:table-cell table:formula="of:=IF(AND([.CL$52]=[.CL48];NOT([.CL$52]=10000));[.$A9];10000)" office:value-type="float" office:value="10000" calcext:value-type="float">
            <text:p>10000</text:p>
          </table:table-cell>
          <table:table-cell table:formula="of:=IF(AND([.CM$52]=[.CM48];NOT([.CM$52]=10000));[.$A9];10000)" office:value-type="float" office:value="10000" calcext:value-type="float">
            <text:p>10000</text:p>
          </table:table-cell>
          <table:table-cell table:formula="of:=IF(AND([.CN$52]=[.CN48];NOT([.CN$52]=10000));[.$A9];10000)" office:value-type="float" office:value="10000" calcext:value-type="float">
            <text:p>10000</text:p>
          </table:table-cell>
          <table:table-cell table:formula="of:=IF(AND([.CO$52]=[.CO48];NOT([.CO$52]=10000));[.$A9];10000)" office:value-type="float" office:value="10000" calcext:value-type="float">
            <text:p>10000</text:p>
          </table:table-cell>
          <table:table-cell table:formula="of:=IF(AND([.CP$52]=[.CP48];NOT([.CP$52]=10000));[.$A9];10000)" office:value-type="float" office:value="10000" calcext:value-type="float">
            <text:p>10000</text:p>
          </table:table-cell>
          <table:table-cell table:formula="of:=IF(AND([.CQ$52]=[.CQ48];NOT([.CQ$52]=10000));[.$A9];10000)" office:value-type="float" office:value="10000" calcext:value-type="float">
            <text:p>10000</text:p>
          </table:table-cell>
          <table:table-cell table:formula="of:=IF(AND([.CR$52]=[.CR48];NOT([.CR$52]=10000));[.$A9];10000)" office:value-type="float" office:value="10000" calcext:value-type="float">
            <text:p>10000</text:p>
          </table:table-cell>
          <table:table-cell table:formula="of:=IF(AND([.CS$52]=[.CS48];NOT([.CS$52]=10000));[.$A9];10000)" office:value-type="float" office:value="10000" calcext:value-type="float">
            <text:p>10000</text:p>
          </table:table-cell>
          <table:table-cell table:formula="of:=IF(AND([.CT$52]=[.CT48];NOT([.CT$52]=10000));[.$A9];10000)" office:value-type="float" office:value="10000" calcext:value-type="float">
            <text:p>10000</text:p>
          </table:table-cell>
          <table:table-cell table:formula="of:=IF(AND([.CU$52]=[.CU48];NOT([.CU$52]=10000));[.$A9];10000)" office:value-type="float" office:value="10000" calcext:value-type="float">
            <text:p>10000</text:p>
          </table:table-cell>
          <table:table-cell table:formula="of:=IF(AND([.CV$52]=[.CV48];NOT([.CV$52]=10000));[.$A9];10000)" office:value-type="float" office:value="10000" calcext:value-type="float">
            <text:p>10000</text:p>
          </table:table-cell>
          <table:table-cell table:formula="of:=IF(AND([.CW$52]=[.CW48];NOT([.CW$52]=10000));[.$A9];10000)" office:value-type="float" office:value="10000" calcext:value-type="float">
            <text:p>10000</text:p>
          </table:table-cell>
          <table:table-cell table:formula="of:=IF(AND([.CX$52]=[.CX48];NOT([.CX$52]=10000));[.$A9];10000)" office:value-type="float" office:value="10000" calcext:value-type="float">
            <text:p>10000</text:p>
          </table:table-cell>
          <table:table-cell table:formula="of:=IF(AND([.CY$52]=[.CY48];NOT([.CY$52]=10000));[.$A9];10000)" office:value-type="float" office:value="10000" calcext:value-type="float">
            <text:p>10000</text:p>
          </table:table-cell>
          <table:table-cell table:formula="of:=IF(AND([.CZ$52]=[.CZ48];NOT([.CZ$52]=10000));[.$A9];10000)" office:value-type="float" office:value="10000" calcext:value-type="float">
            <text:p>10000</text:p>
          </table:table-cell>
          <table:table-cell table:formula="of:=IF(AND([.DA$52]=[.DA48];NOT([.DA$52]=10000));[.$A9];10000)" office:value-type="float" office:value="10000" calcext:value-type="float">
            <text:p>10000</text:p>
          </table:table-cell>
          <table:table-cell table:formula="of:=IF(AND([.DB$52]=[.DB48];NOT([.DB$52]=10000));[.$A9];10000)" office:value-type="float" office:value="10000" calcext:value-type="float">
            <text:p>10000</text:p>
          </table:table-cell>
          <table:table-cell table:formula="of:=IF(AND([.DC$52]=[.DC48];NOT([.DC$52]=10000));[.$A9];10000)" office:value-type="float" office:value="10000" calcext:value-type="float">
            <text:p>10000</text:p>
          </table:table-cell>
          <table:table-cell table:formula="of:=IF(AND([.DD$52]=[.DD48];NOT([.DD$52]=10000));[.$A9];10000)" office:value-type="float" office:value="10000" calcext:value-type="float">
            <text:p>10000</text:p>
          </table:table-cell>
          <table:table-cell table:formula="of:=IF(AND([.DE$52]=[.DE48];NOT([.DE$52]=10000));[.$A9];10000)" office:value-type="float" office:value="10000" calcext:value-type="float">
            <text:p>10000</text:p>
          </table:table-cell>
          <table:table-cell table:formula="of:=IF(AND([.DF$52]=[.DF48];NOT([.DF$52]=10000));[.$A9];10000)" office:value-type="float" office:value="10000" calcext:value-type="float">
            <text:p>10000</text:p>
          </table:table-cell>
          <table:table-cell table:formula="of:=IF(AND([.DG$52]=[.DG48];NOT([.DG$52]=10000));[.$A9];10000)" office:value-type="float" office:value="10000" calcext:value-type="float">
            <text:p>10000</text:p>
          </table:table-cell>
          <table:table-cell table:formula="of:=IF(AND([.DH$52]=[.DH48];NOT([.DH$52]=10000));[.$A9];10000)" office:value-type="float" office:value="10000" calcext:value-type="float">
            <text:p>10000</text:p>
          </table:table-cell>
          <table:table-cell table:formula="of:=IF(AND([.DI$52]=[.DI48];NOT([.DI$52]=10000));[.$A9];10000)" office:value-type="float" office:value="10000" calcext:value-type="float">
            <text:p>10000</text:p>
          </table:table-cell>
          <table:table-cell table:formula="of:=IF(AND([.DJ$52]=[.DJ48];NOT([.DJ$52]=10000));[.$A9];10000)" office:value-type="float" office:value="10000" calcext:value-type="float">
            <text:p>10000</text:p>
          </table:table-cell>
          <table:table-cell table:formula="of:=IF(AND([.DK$52]=[.DK48];NOT([.DK$52]=10000));[.$A9];10000)" office:value-type="float" office:value="10000" calcext:value-type="float">
            <text:p>10000</text:p>
          </table:table-cell>
          <table:table-cell table:formula="of:=IF(AND([.DL$52]=[.DL48];NOT([.DL$52]=10000));[.$A9];10000)" office:value-type="float" office:value="10000" calcext:value-type="float">
            <text:p>10000</text:p>
          </table:table-cell>
          <table:table-cell table:formula="of:=IF(AND([.DM$52]=[.DM48];NOT([.DM$52]=10000));[.$A9];10000)" office:value-type="float" office:value="10000" calcext:value-type="float">
            <text:p>10000</text:p>
          </table:table-cell>
          <table:table-cell table:formula="of:=IF(AND([.DN$52]=[.DN48];NOT([.DN$52]=10000));[.$A9];10000)" office:value-type="float" office:value="10000" calcext:value-type="float">
            <text:p>10000</text:p>
          </table:table-cell>
          <table:table-cell table:formula="of:=IF(AND([.DO$52]=[.DO48];NOT([.DO$52]=10000));[.$A9];10000)" office:value-type="float" office:value="10000" calcext:value-type="float">
            <text:p>10000</text:p>
          </table:table-cell>
          <table:table-cell table:formula="of:=IF(AND([.DP$52]=[.DP48];NOT([.DP$52]=10000));[.$A9];10000)" office:value-type="float" office:value="10000" calcext:value-type="float">
            <text:p>10000</text:p>
          </table:table-cell>
          <table:table-cell table:formula="of:=IF(AND([.DQ$52]=[.DQ48];NOT([.DQ$52]=10000));[.$A9];10000)" office:value-type="float" office:value="10000" calcext:value-type="float">
            <text:p>10000</text:p>
          </table:table-cell>
          <table:table-cell table:formula="of:=IF(AND([.DR$52]=[.DR48];NOT([.DR$52]=10000));[.$A9];10000)" office:value-type="float" office:value="10000" calcext:value-type="float">
            <text:p>10000</text:p>
          </table:table-cell>
          <table:table-cell table:formula="of:=IF(AND([.DS$52]=[.DS48];NOT([.DS$52]=10000));[.$A9];10000)" office:value-type="float" office:value="10000" calcext:value-type="float">
            <text:p>10000</text:p>
          </table:table-cell>
          <table:table-cell table:formula="of:=IF(AND([.DT$52]=[.DT48];NOT([.DT$52]=10000));[.$A9];10000)" office:value-type="float" office:value="10000" calcext:value-type="float">
            <text:p>10000</text:p>
          </table:table-cell>
          <table:table-cell table:formula="of:=IF(AND([.DU$52]=[.DU48];NOT([.DU$52]=10000));[.$A9];10000)" office:value-type="float" office:value="10000" calcext:value-type="float">
            <text:p>10000</text:p>
          </table:table-cell>
          <table:table-cell table:formula="of:=IF(AND([.DV$52]=[.DV48];NOT([.DV$52]=10000));[.$A9];10000)" office:value-type="float" office:value="10000" calcext:value-type="float">
            <text:p>10000</text:p>
          </table:table-cell>
          <table:table-cell table:formula="of:=IF(AND([.DW$52]=[.DW48];NOT([.DW$52]=10000));[.$A9];10000)" office:value-type="float" office:value="10000" calcext:value-type="float">
            <text:p>10000</text:p>
          </table:table-cell>
          <table:table-cell table:formula="of:=IF(AND([.DX$52]=[.DX48];NOT([.DX$52]=10000));[.$A9];10000)" office:value-type="float" office:value="10000" calcext:value-type="float">
            <text:p>10000</text:p>
          </table:table-cell>
          <table:table-cell table:formula="of:=IF(AND([.DY$52]=[.DY48];NOT([.DY$52]=10000));[.$A9];10000)" office:value-type="float" office:value="10000" calcext:value-type="float">
            <text:p>10000</text:p>
          </table:table-cell>
          <table:table-cell table:formula="of:=IF(AND([.DZ$52]=[.DZ48];NOT([.DZ$52]=10000));[.$A9];10000)" office:value-type="float" office:value="10000" calcext:value-type="float">
            <text:p>10000</text:p>
          </table:table-cell>
          <table:table-cell table:formula="of:=IF(AND([.EA$52]=[.EA48];NOT([.EA$52]=10000));[.$A9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AND([.I$52]=[.I49];NOT([.I$52]=10000));[.$A10];10000)" office:value-type="float" office:value="10000" calcext:value-type="float">
            <text:p>10000</text:p>
          </table:table-cell>
          <table:table-cell table:formula="of:=IF(AND([.J$52]=[.J49];NOT([.J$52]=10000));[.$A10];10000)" office:value-type="float" office:value="10000" calcext:value-type="float">
            <text:p>10000</text:p>
          </table:table-cell>
          <table:table-cell table:formula="of:=IF(AND([.K$52]=[.K49];NOT([.K$52]=10000));[.$A10];10000)" office:value-type="float" office:value="10000" calcext:value-type="float">
            <text:p>10000</text:p>
          </table:table-cell>
          <table:table-cell table:formula="of:=IF(AND([.L$52]=[.L49];NOT([.L$52]=10000));[.$A10];10000)" office:value-type="float" office:value="10000" calcext:value-type="float">
            <text:p>10000</text:p>
          </table:table-cell>
          <table:table-cell table:formula="of:=IF(AND([.M$52]=[.M49];NOT([.M$52]=10000));[.$A10];10000)" office:value-type="float" office:value="10000" calcext:value-type="float">
            <text:p>10000</text:p>
          </table:table-cell>
          <table:table-cell table:formula="of:=IF(AND([.N$52]=[.N49];NOT([.N$52]=10000));[.$A10];10000)" office:value-type="float" office:value="10000" calcext:value-type="float">
            <text:p>10000</text:p>
          </table:table-cell>
          <table:table-cell table:formula="of:=IF(AND([.O$52]=[.O49];NOT([.O$52]=10000));[.$A10];10000)" office:value-type="float" office:value="10000" calcext:value-type="float">
            <text:p>10000</text:p>
          </table:table-cell>
          <table:table-cell table:formula="of:=IF(AND([.P$52]=[.P49];NOT([.P$52]=10000));[.$A10];10000)" office:value-type="float" office:value="10000" calcext:value-type="float">
            <text:p>10000</text:p>
          </table:table-cell>
          <table:table-cell table:formula="of:=IF(AND([.Q$52]=[.Q49];NOT([.Q$52]=10000));[.$A10];10000)" office:value-type="float" office:value="10000" calcext:value-type="float">
            <text:p>10000</text:p>
          </table:table-cell>
          <table:table-cell table:formula="of:=IF(AND([.R$52]=[.R49];NOT([.R$52]=10000));[.$A10];10000)" office:value-type="float" office:value="10000" calcext:value-type="float">
            <text:p>10000</text:p>
          </table:table-cell>
          <table:table-cell table:formula="of:=IF(AND([.S$52]=[.S49];NOT([.S$52]=10000));[.$A10];10000)" office:value-type="float" office:value="10000" calcext:value-type="float">
            <text:p>10000</text:p>
          </table:table-cell>
          <table:table-cell table:formula="of:=IF(AND([.T$52]=[.T49];NOT([.T$52]=10000));[.$A10];10000)" office:value-type="float" office:value="10000" calcext:value-type="float">
            <text:p>10000</text:p>
          </table:table-cell>
          <table:table-cell table:formula="of:=IF(AND([.U$52]=[.U49];NOT([.U$52]=10000));[.$A10];10000)" office:value-type="float" office:value="10000" calcext:value-type="float">
            <text:p>10000</text:p>
          </table:table-cell>
          <table:table-cell table:formula="of:=IF(AND([.V$52]=[.V49];NOT([.V$52]=10000));[.$A10];10000)" office:value-type="float" office:value="10000" calcext:value-type="float">
            <text:p>10000</text:p>
          </table:table-cell>
          <table:table-cell table:formula="of:=IF(AND([.W$52]=[.W49];NOT([.W$52]=10000));[.$A10];10000)" office:value-type="float" office:value="10000" calcext:value-type="float">
            <text:p>10000</text:p>
          </table:table-cell>
          <table:table-cell table:formula="of:=IF(AND([.X$52]=[.X49];NOT([.X$52]=10000));[.$A10];10000)" office:value-type="float" office:value="10000" calcext:value-type="float">
            <text:p>10000</text:p>
          </table:table-cell>
          <table:table-cell table:formula="of:=IF(AND([.Y$52]=[.Y49];NOT([.Y$52]=10000));[.$A10];10000)" office:value-type="float" office:value="10000" calcext:value-type="float">
            <text:p>10000</text:p>
          </table:table-cell>
          <table:table-cell table:formula="of:=IF(AND([.Z$52]=[.Z49];NOT([.Z$52]=10000));[.$A10];10000)" office:value-type="float" office:value="10000" calcext:value-type="float">
            <text:p>10000</text:p>
          </table:table-cell>
          <table:table-cell table:formula="of:=IF(AND([.AA$52]=[.AA49];NOT([.AA$52]=10000));[.$A10];10000)" office:value-type="float" office:value="10000" calcext:value-type="float">
            <text:p>10000</text:p>
          </table:table-cell>
          <table:table-cell table:formula="of:=IF(AND([.AB$52]=[.AB49];NOT([.AB$52]=10000));[.$A10];10000)" office:value-type="float" office:value="10000" calcext:value-type="float">
            <text:p>10000</text:p>
          </table:table-cell>
          <table:table-cell table:formula="of:=IF(AND([.AC$52]=[.AC49];NOT([.AC$52]=10000));[.$A10];10000)" office:value-type="float" office:value="10000" calcext:value-type="float">
            <text:p>10000</text:p>
          </table:table-cell>
          <table:table-cell table:formula="of:=IF(AND([.AD$52]=[.AD49];NOT([.AD$52]=10000));[.$A10];10000)" office:value-type="float" office:value="10000" calcext:value-type="float">
            <text:p>10000</text:p>
          </table:table-cell>
          <table:table-cell table:formula="of:=IF(AND([.AE$52]=[.AE49];NOT([.AE$52]=10000));[.$A10];10000)" office:value-type="float" office:value="10000" calcext:value-type="float">
            <text:p>10000</text:p>
          </table:table-cell>
          <table:table-cell table:formula="of:=IF(AND([.AF$52]=[.AF49];NOT([.AF$52]=10000));[.$A10];10000)" office:value-type="float" office:value="10000" calcext:value-type="float">
            <text:p>10000</text:p>
          </table:table-cell>
          <table:table-cell table:formula="of:=IF(AND([.AG$52]=[.AG49];NOT([.AG$52]=10000));[.$A10];10000)" office:value-type="float" office:value="10000" calcext:value-type="float">
            <text:p>10000</text:p>
          </table:table-cell>
          <table:table-cell table:formula="of:=IF(AND([.AH$52]=[.AH49];NOT([.AH$52]=10000));[.$A10];10000)" office:value-type="float" office:value="10000" calcext:value-type="float">
            <text:p>10000</text:p>
          </table:table-cell>
          <table:table-cell table:formula="of:=IF(AND([.AI$52]=[.AI49];NOT([.AI$52]=10000));[.$A10];10000)" office:value-type="float" office:value="10000" calcext:value-type="float">
            <text:p>10000</text:p>
          </table:table-cell>
          <table:table-cell table:formula="of:=IF(AND([.AJ$52]=[.AJ49];NOT([.AJ$52]=10000));[.$A10];10000)" office:value-type="float" office:value="10000" calcext:value-type="float">
            <text:p>10000</text:p>
          </table:table-cell>
          <table:table-cell table:formula="of:=IF(AND([.AK$52]=[.AK49];NOT([.AK$52]=10000));[.$A10];10000)" office:value-type="float" office:value="10000" calcext:value-type="float">
            <text:p>10000</text:p>
          </table:table-cell>
          <table:table-cell table:formula="of:=IF(AND([.AL$52]=[.AL49];NOT([.AL$52]=10000));[.$A10];10000)" office:value-type="float" office:value="10000" calcext:value-type="float">
            <text:p>10000</text:p>
          </table:table-cell>
          <table:table-cell table:formula="of:=IF(AND([.AM$52]=[.AM49];NOT([.AM$52]=10000));[.$A10];10000)" office:value-type="float" office:value="10000" calcext:value-type="float">
            <text:p>10000</text:p>
          </table:table-cell>
          <table:table-cell table:formula="of:=IF(AND([.AN$52]=[.AN49];NOT([.AN$52]=10000));[.$A10];10000)" office:value-type="float" office:value="10000" calcext:value-type="float">
            <text:p>10000</text:p>
          </table:table-cell>
          <table:table-cell table:formula="of:=IF(AND([.AO$52]=[.AO49];NOT([.AO$52]=10000));[.$A10];10000)" office:value-type="float" office:value="10000" calcext:value-type="float">
            <text:p>10000</text:p>
          </table:table-cell>
          <table:table-cell table:formula="of:=IF(AND([.AP$52]=[.AP49];NOT([.AP$52]=10000));[.$A10];10000)" office:value-type="float" office:value="10000" calcext:value-type="float">
            <text:p>10000</text:p>
          </table:table-cell>
          <table:table-cell table:formula="of:=IF(AND([.AQ$52]=[.AQ49];NOT([.AQ$52]=10000));[.$A10];10000)" office:value-type="float" office:value="10000" calcext:value-type="float">
            <text:p>10000</text:p>
          </table:table-cell>
          <table:table-cell table:formula="of:=IF(AND([.AR$52]=[.AR49];NOT([.AR$52]=10000));[.$A10];10000)" office:value-type="float" office:value="10000" calcext:value-type="float">
            <text:p>10000</text:p>
          </table:table-cell>
          <table:table-cell table:formula="of:=IF(AND([.AS$52]=[.AS49];NOT([.AS$52]=10000));[.$A10];10000)" office:value-type="float" office:value="10000" calcext:value-type="float">
            <text:p>10000</text:p>
          </table:table-cell>
          <table:table-cell table:formula="of:=IF(AND([.AT$52]=[.AT49];NOT([.AT$52]=10000));[.$A10];10000)" office:value-type="float" office:value="10000" calcext:value-type="float">
            <text:p>10000</text:p>
          </table:table-cell>
          <table:table-cell table:formula="of:=IF(AND([.AU$52]=[.AU49];NOT([.AU$52]=10000));[.$A10];10000)" office:value-type="float" office:value="10000" calcext:value-type="float">
            <text:p>10000</text:p>
          </table:table-cell>
          <table:table-cell table:formula="of:=IF(AND([.AV$52]=[.AV49];NOT([.AV$52]=10000));[.$A10];10000)" office:value-type="float" office:value="10000" calcext:value-type="float">
            <text:p>10000</text:p>
          </table:table-cell>
          <table:table-cell table:formula="of:=IF(AND([.AW$52]=[.AW49];NOT([.AW$52]=10000));[.$A10];10000)" office:value-type="float" office:value="10000" calcext:value-type="float">
            <text:p>10000</text:p>
          </table:table-cell>
          <table:table-cell table:formula="of:=IF(AND([.AX$52]=[.AX49];NOT([.AX$52]=10000));[.$A10];10000)" office:value-type="float" office:value="10000" calcext:value-type="float">
            <text:p>10000</text:p>
          </table:table-cell>
          <table:table-cell table:formula="of:=IF(AND([.AY$52]=[.AY49];NOT([.AY$52]=10000));[.$A10];10000)" office:value-type="float" office:value="10000" calcext:value-type="float">
            <text:p>10000</text:p>
          </table:table-cell>
          <table:table-cell table:formula="of:=IF(AND([.AZ$52]=[.AZ49];NOT([.AZ$52]=10000));[.$A10];10000)" office:value-type="float" office:value="10000" calcext:value-type="float">
            <text:p>10000</text:p>
          </table:table-cell>
          <table:table-cell table:formula="of:=IF(AND([.BA$52]=[.BA49];NOT([.BA$52]=10000));[.$A10];10000)" office:value-type="float" office:value="10000" calcext:value-type="float">
            <text:p>10000</text:p>
          </table:table-cell>
          <table:table-cell table:formula="of:=IF(AND([.BB$52]=[.BB49];NOT([.BB$52]=10000));[.$A10];10000)" office:value-type="float" office:value="10000" calcext:value-type="float">
            <text:p>10000</text:p>
          </table:table-cell>
          <table:table-cell table:formula="of:=IF(AND([.BC$52]=[.BC49];NOT([.BC$52]=10000));[.$A10];10000)" office:value-type="float" office:value="10000" calcext:value-type="float">
            <text:p>10000</text:p>
          </table:table-cell>
          <table:table-cell table:formula="of:=IF(AND([.BD$52]=[.BD49];NOT([.BD$52]=10000));[.$A10];10000)" office:value-type="float" office:value="10000" calcext:value-type="float">
            <text:p>10000</text:p>
          </table:table-cell>
          <table:table-cell table:formula="of:=IF(AND([.BE$52]=[.BE49];NOT([.BE$52]=10000));[.$A10];10000)" office:value-type="float" office:value="10000" calcext:value-type="float">
            <text:p>10000</text:p>
          </table:table-cell>
          <table:table-cell table:formula="of:=IF(AND([.BF$52]=[.BF49];NOT([.BF$52]=10000));[.$A10];10000)" office:value-type="float" office:value="10000" calcext:value-type="float">
            <text:p>10000</text:p>
          </table:table-cell>
          <table:table-cell table:formula="of:=IF(AND([.BG$52]=[.BG49];NOT([.BG$52]=10000));[.$A10];10000)" office:value-type="float" office:value="10000" calcext:value-type="float">
            <text:p>10000</text:p>
          </table:table-cell>
          <table:table-cell table:formula="of:=IF(AND([.BH$52]=[.BH49];NOT([.BH$52]=10000));[.$A10];10000)" office:value-type="float" office:value="10000" calcext:value-type="float">
            <text:p>10000</text:p>
          </table:table-cell>
          <table:table-cell table:formula="of:=IF(AND([.BI$52]=[.BI49];NOT([.BI$52]=10000));[.$A10];10000)" office:value-type="float" office:value="10000" calcext:value-type="float">
            <text:p>10000</text:p>
          </table:table-cell>
          <table:table-cell table:formula="of:=IF(AND([.BJ$52]=[.BJ49];NOT([.BJ$52]=10000));[.$A10];10000)" office:value-type="float" office:value="10000" calcext:value-type="float">
            <text:p>10000</text:p>
          </table:table-cell>
          <table:table-cell table:formula="of:=IF(AND([.BK$52]=[.BK49];NOT([.BK$52]=10000));[.$A10];10000)" office:value-type="float" office:value="10000" calcext:value-type="float">
            <text:p>10000</text:p>
          </table:table-cell>
          <table:table-cell table:formula="of:=IF(AND([.BL$52]=[.BL49];NOT([.BL$52]=10000));[.$A10];10000)" office:value-type="float" office:value="10000" calcext:value-type="float">
            <text:p>10000</text:p>
          </table:table-cell>
          <table:table-cell table:formula="of:=IF(AND([.BM$52]=[.BM49];NOT([.BM$52]=10000));[.$A10];10000)" office:value-type="float" office:value="10000" calcext:value-type="float">
            <text:p>10000</text:p>
          </table:table-cell>
          <table:table-cell table:formula="of:=IF(AND([.BN$52]=[.BN49];NOT([.BN$52]=10000));[.$A10];10000)" office:value-type="float" office:value="10000" calcext:value-type="float">
            <text:p>10000</text:p>
          </table:table-cell>
          <table:table-cell table:formula="of:=IF(AND([.BO$52]=[.BO49];NOT([.BO$52]=10000));[.$A10];10000)" office:value-type="float" office:value="10000" calcext:value-type="float">
            <text:p>10000</text:p>
          </table:table-cell>
          <table:table-cell table:formula="of:=IF(AND([.BP$52]=[.BP49];NOT([.BP$52]=10000));[.$A10];10000)" office:value-type="float" office:value="10000" calcext:value-type="float">
            <text:p>10000</text:p>
          </table:table-cell>
          <table:table-cell table:formula="of:=IF(AND([.BQ$52]=[.BQ49];NOT([.BQ$52]=10000));[.$A10];10000)" office:value-type="float" office:value="10000" calcext:value-type="float">
            <text:p>10000</text:p>
          </table:table-cell>
          <table:table-cell table:formula="of:=IF(AND([.BR$52]=[.BR49];NOT([.BR$52]=10000));[.$A10];10000)" office:value-type="float" office:value="10000" calcext:value-type="float">
            <text:p>10000</text:p>
          </table:table-cell>
          <table:table-cell table:formula="of:=IF(AND([.BS$52]=[.BS49];NOT([.BS$52]=10000));[.$A10];10000)" office:value-type="float" office:value="10000" calcext:value-type="float">
            <text:p>10000</text:p>
          </table:table-cell>
          <table:table-cell table:formula="of:=IF(AND([.BT$52]=[.BT49];NOT([.BT$52]=10000));[.$A10];10000)" office:value-type="float" office:value="10000" calcext:value-type="float">
            <text:p>10000</text:p>
          </table:table-cell>
          <table:table-cell table:formula="of:=IF(AND([.BU$52]=[.BU49];NOT([.BU$52]=10000));[.$A10];10000)" office:value-type="float" office:value="10000" calcext:value-type="float">
            <text:p>10000</text:p>
          </table:table-cell>
          <table:table-cell table:formula="of:=IF(AND([.BV$52]=[.BV49];NOT([.BV$52]=10000));[.$A10];10000)" office:value-type="float" office:value="10000" calcext:value-type="float">
            <text:p>10000</text:p>
          </table:table-cell>
          <table:table-cell table:formula="of:=IF(AND([.BW$52]=[.BW49];NOT([.BW$52]=10000));[.$A10];10000)" office:value-type="float" office:value="10000" calcext:value-type="float">
            <text:p>10000</text:p>
          </table:table-cell>
          <table:table-cell table:formula="of:=IF(AND([.BX$52]=[.BX49];NOT([.BX$52]=10000));[.$A10];10000)" office:value-type="float" office:value="10000" calcext:value-type="float">
            <text:p>10000</text:p>
          </table:table-cell>
          <table:table-cell table:formula="of:=IF(AND([.BY$52]=[.BY49];NOT([.BY$52]=10000));[.$A10];10000)" office:value-type="float" office:value="10000" calcext:value-type="float">
            <text:p>10000</text:p>
          </table:table-cell>
          <table:table-cell table:formula="of:=IF(AND([.BZ$52]=[.BZ49];NOT([.BZ$52]=10000));[.$A10];10000)" office:value-type="float" office:value="10000" calcext:value-type="float">
            <text:p>10000</text:p>
          </table:table-cell>
          <table:table-cell table:formula="of:=IF(AND([.CA$52]=[.CA49];NOT([.CA$52]=10000));[.$A10];10000)" office:value-type="float" office:value="10000" calcext:value-type="float">
            <text:p>10000</text:p>
          </table:table-cell>
          <table:table-cell table:formula="of:=IF(AND([.CB$52]=[.CB49];NOT([.CB$52]=10000));[.$A10];10000)" office:value-type="float" office:value="10000" calcext:value-type="float">
            <text:p>10000</text:p>
          </table:table-cell>
          <table:table-cell table:formula="of:=IF(AND([.CC$52]=[.CC49];NOT([.CC$52]=10000));[.$A10];10000)" office:value-type="float" office:value="10000" calcext:value-type="float">
            <text:p>10000</text:p>
          </table:table-cell>
          <table:table-cell table:formula="of:=IF(AND([.CD$52]=[.CD49];NOT([.CD$52]=10000));[.$A10];10000)" office:value-type="float" office:value="10000" calcext:value-type="float">
            <text:p>10000</text:p>
          </table:table-cell>
          <table:table-cell table:formula="of:=IF(AND([.CE$52]=[.CE49];NOT([.CE$52]=10000));[.$A10];10000)" office:value-type="float" office:value="10000" calcext:value-type="float">
            <text:p>10000</text:p>
          </table:table-cell>
          <table:table-cell table:formula="of:=IF(AND([.CF$52]=[.CF49];NOT([.CF$52]=10000));[.$A10];10000)" office:value-type="float" office:value="10000" calcext:value-type="float">
            <text:p>10000</text:p>
          </table:table-cell>
          <table:table-cell table:formula="of:=IF(AND([.CG$52]=[.CG49];NOT([.CG$52]=10000));[.$A10];10000)" office:value-type="float" office:value="10000" calcext:value-type="float">
            <text:p>10000</text:p>
          </table:table-cell>
          <table:table-cell table:formula="of:=IF(AND([.CH$52]=[.CH49];NOT([.CH$52]=10000));[.$A10];10000)" office:value-type="float" office:value="10000" calcext:value-type="float">
            <text:p>10000</text:p>
          </table:table-cell>
          <table:table-cell table:formula="of:=IF(AND([.CI$52]=[.CI49];NOT([.CI$52]=10000));[.$A10];10000)" office:value-type="float" office:value="10000" calcext:value-type="float">
            <text:p>10000</text:p>
          </table:table-cell>
          <table:table-cell table:formula="of:=IF(AND([.CJ$52]=[.CJ49];NOT([.CJ$52]=10000));[.$A10];10000)" office:value-type="float" office:value="10000" calcext:value-type="float">
            <text:p>10000</text:p>
          </table:table-cell>
          <table:table-cell table:formula="of:=IF(AND([.CK$52]=[.CK49];NOT([.CK$52]=10000));[.$A10];10000)" office:value-type="float" office:value="10000" calcext:value-type="float">
            <text:p>10000</text:p>
          </table:table-cell>
          <table:table-cell table:formula="of:=IF(AND([.CL$52]=[.CL49];NOT([.CL$52]=10000));[.$A10];10000)" office:value-type="float" office:value="10000" calcext:value-type="float">
            <text:p>10000</text:p>
          </table:table-cell>
          <table:table-cell table:formula="of:=IF(AND([.CM$52]=[.CM49];NOT([.CM$52]=10000));[.$A10];10000)" office:value-type="float" office:value="10000" calcext:value-type="float">
            <text:p>10000</text:p>
          </table:table-cell>
          <table:table-cell table:formula="of:=IF(AND([.CN$52]=[.CN49];NOT([.CN$52]=10000));[.$A10];10000)" office:value-type="float" office:value="10000" calcext:value-type="float">
            <text:p>10000</text:p>
          </table:table-cell>
          <table:table-cell table:formula="of:=IF(AND([.CO$52]=[.CO49];NOT([.CO$52]=10000));[.$A10];10000)" office:value-type="float" office:value="10000" calcext:value-type="float">
            <text:p>10000</text:p>
          </table:table-cell>
          <table:table-cell table:formula="of:=IF(AND([.CP$52]=[.CP49];NOT([.CP$52]=10000));[.$A10];10000)" office:value-type="float" office:value="10000" calcext:value-type="float">
            <text:p>10000</text:p>
          </table:table-cell>
          <table:table-cell table:formula="of:=IF(AND([.CQ$52]=[.CQ49];NOT([.CQ$52]=10000));[.$A10];10000)" office:value-type="float" office:value="10000" calcext:value-type="float">
            <text:p>10000</text:p>
          </table:table-cell>
          <table:table-cell table:formula="of:=IF(AND([.CR$52]=[.CR49];NOT([.CR$52]=10000));[.$A10];10000)" office:value-type="float" office:value="10000" calcext:value-type="float">
            <text:p>10000</text:p>
          </table:table-cell>
          <table:table-cell table:formula="of:=IF(AND([.CS$52]=[.CS49];NOT([.CS$52]=10000));[.$A10];10000)" office:value-type="float" office:value="10000" calcext:value-type="float">
            <text:p>10000</text:p>
          </table:table-cell>
          <table:table-cell table:formula="of:=IF(AND([.CT$52]=[.CT49];NOT([.CT$52]=10000));[.$A10];10000)" office:value-type="float" office:value="10000" calcext:value-type="float">
            <text:p>10000</text:p>
          </table:table-cell>
          <table:table-cell table:formula="of:=IF(AND([.CU$52]=[.CU49];NOT([.CU$52]=10000));[.$A10];10000)" office:value-type="float" office:value="10000" calcext:value-type="float">
            <text:p>10000</text:p>
          </table:table-cell>
          <table:table-cell table:formula="of:=IF(AND([.CV$52]=[.CV49];NOT([.CV$52]=10000));[.$A10];10000)" office:value-type="float" office:value="10000" calcext:value-type="float">
            <text:p>10000</text:p>
          </table:table-cell>
          <table:table-cell table:formula="of:=IF(AND([.CW$52]=[.CW49];NOT([.CW$52]=10000));[.$A10];10000)" office:value-type="float" office:value="10000" calcext:value-type="float">
            <text:p>10000</text:p>
          </table:table-cell>
          <table:table-cell table:formula="of:=IF(AND([.CX$52]=[.CX49];NOT([.CX$52]=10000));[.$A10];10000)" office:value-type="float" office:value="10000" calcext:value-type="float">
            <text:p>10000</text:p>
          </table:table-cell>
          <table:table-cell table:formula="of:=IF(AND([.CY$52]=[.CY49];NOT([.CY$52]=10000));[.$A10];10000)" office:value-type="float" office:value="10000" calcext:value-type="float">
            <text:p>10000</text:p>
          </table:table-cell>
          <table:table-cell table:formula="of:=IF(AND([.CZ$52]=[.CZ49];NOT([.CZ$52]=10000));[.$A10];10000)" office:value-type="float" office:value="10000" calcext:value-type="float">
            <text:p>10000</text:p>
          </table:table-cell>
          <table:table-cell table:formula="of:=IF(AND([.DA$52]=[.DA49];NOT([.DA$52]=10000));[.$A10];10000)" office:value-type="float" office:value="10000" calcext:value-type="float">
            <text:p>10000</text:p>
          </table:table-cell>
          <table:table-cell table:formula="of:=IF(AND([.DB$52]=[.DB49];NOT([.DB$52]=10000));[.$A10];10000)" office:value-type="float" office:value="10000" calcext:value-type="float">
            <text:p>10000</text:p>
          </table:table-cell>
          <table:table-cell table:formula="of:=IF(AND([.DC$52]=[.DC49];NOT([.DC$52]=10000));[.$A10];10000)" office:value-type="float" office:value="10000" calcext:value-type="float">
            <text:p>10000</text:p>
          </table:table-cell>
          <table:table-cell table:formula="of:=IF(AND([.DD$52]=[.DD49];NOT([.DD$52]=10000));[.$A10];10000)" office:value-type="float" office:value="10000" calcext:value-type="float">
            <text:p>10000</text:p>
          </table:table-cell>
          <table:table-cell table:formula="of:=IF(AND([.DE$52]=[.DE49];NOT([.DE$52]=10000));[.$A10];10000)" office:value-type="float" office:value="10000" calcext:value-type="float">
            <text:p>10000</text:p>
          </table:table-cell>
          <table:table-cell table:formula="of:=IF(AND([.DF$52]=[.DF49];NOT([.DF$52]=10000));[.$A10];10000)" office:value-type="float" office:value="10000" calcext:value-type="float">
            <text:p>10000</text:p>
          </table:table-cell>
          <table:table-cell table:formula="of:=IF(AND([.DG$52]=[.DG49];NOT([.DG$52]=10000));[.$A10];10000)" office:value-type="float" office:value="10000" calcext:value-type="float">
            <text:p>10000</text:p>
          </table:table-cell>
          <table:table-cell table:formula="of:=IF(AND([.DH$52]=[.DH49];NOT([.DH$52]=10000));[.$A10];10000)" office:value-type="float" office:value="10000" calcext:value-type="float">
            <text:p>10000</text:p>
          </table:table-cell>
          <table:table-cell table:formula="of:=IF(AND([.DI$52]=[.DI49];NOT([.DI$52]=10000));[.$A10];10000)" office:value-type="float" office:value="10000" calcext:value-type="float">
            <text:p>10000</text:p>
          </table:table-cell>
          <table:table-cell table:formula="of:=IF(AND([.DJ$52]=[.DJ49];NOT([.DJ$52]=10000));[.$A10];10000)" office:value-type="float" office:value="10000" calcext:value-type="float">
            <text:p>10000</text:p>
          </table:table-cell>
          <table:table-cell table:formula="of:=IF(AND([.DK$52]=[.DK49];NOT([.DK$52]=10000));[.$A10];10000)" office:value-type="float" office:value="10000" calcext:value-type="float">
            <text:p>10000</text:p>
          </table:table-cell>
          <table:table-cell table:formula="of:=IF(AND([.DL$52]=[.DL49];NOT([.DL$52]=10000));[.$A10];10000)" office:value-type="float" office:value="10000" calcext:value-type="float">
            <text:p>10000</text:p>
          </table:table-cell>
          <table:table-cell table:formula="of:=IF(AND([.DM$52]=[.DM49];NOT([.DM$52]=10000));[.$A10];10000)" office:value-type="float" office:value="10000" calcext:value-type="float">
            <text:p>10000</text:p>
          </table:table-cell>
          <table:table-cell table:formula="of:=IF(AND([.DN$52]=[.DN49];NOT([.DN$52]=10000));[.$A10];10000)" office:value-type="float" office:value="10000" calcext:value-type="float">
            <text:p>10000</text:p>
          </table:table-cell>
          <table:table-cell table:formula="of:=IF(AND([.DO$52]=[.DO49];NOT([.DO$52]=10000));[.$A10];10000)" office:value-type="float" office:value="10000" calcext:value-type="float">
            <text:p>10000</text:p>
          </table:table-cell>
          <table:table-cell table:formula="of:=IF(AND([.DP$52]=[.DP49];NOT([.DP$52]=10000));[.$A10];10000)" office:value-type="float" office:value="10000" calcext:value-type="float">
            <text:p>10000</text:p>
          </table:table-cell>
          <table:table-cell table:formula="of:=IF(AND([.DQ$52]=[.DQ49];NOT([.DQ$52]=10000));[.$A10];10000)" office:value-type="float" office:value="10000" calcext:value-type="float">
            <text:p>10000</text:p>
          </table:table-cell>
          <table:table-cell table:formula="of:=IF(AND([.DR$52]=[.DR49];NOT([.DR$52]=10000));[.$A10];10000)" office:value-type="float" office:value="10000" calcext:value-type="float">
            <text:p>10000</text:p>
          </table:table-cell>
          <table:table-cell table:formula="of:=IF(AND([.DS$52]=[.DS49];NOT([.DS$52]=10000));[.$A10];10000)" office:value-type="float" office:value="10000" calcext:value-type="float">
            <text:p>10000</text:p>
          </table:table-cell>
          <table:table-cell table:formula="of:=IF(AND([.DT$52]=[.DT49];NOT([.DT$52]=10000));[.$A10];10000)" office:value-type="float" office:value="10000" calcext:value-type="float">
            <text:p>10000</text:p>
          </table:table-cell>
          <table:table-cell table:formula="of:=IF(AND([.DU$52]=[.DU49];NOT([.DU$52]=10000));[.$A10];10000)" office:value-type="float" office:value="10000" calcext:value-type="float">
            <text:p>10000</text:p>
          </table:table-cell>
          <table:table-cell table:formula="of:=IF(AND([.DV$52]=[.DV49];NOT([.DV$52]=10000));[.$A10];10000)" office:value-type="float" office:value="10000" calcext:value-type="float">
            <text:p>10000</text:p>
          </table:table-cell>
          <table:table-cell table:formula="of:=IF(AND([.DW$52]=[.DW49];NOT([.DW$52]=10000));[.$A10];10000)" office:value-type="float" office:value="10000" calcext:value-type="float">
            <text:p>10000</text:p>
          </table:table-cell>
          <table:table-cell table:formula="of:=IF(AND([.DX$52]=[.DX49];NOT([.DX$52]=10000));[.$A10];10000)" office:value-type="float" office:value="10000" calcext:value-type="float">
            <text:p>10000</text:p>
          </table:table-cell>
          <table:table-cell table:formula="of:=IF(AND([.DY$52]=[.DY49];NOT([.DY$52]=10000));[.$A10];10000)" office:value-type="float" office:value="10000" calcext:value-type="float">
            <text:p>10000</text:p>
          </table:table-cell>
          <table:table-cell table:formula="of:=IF(AND([.DZ$52]=[.DZ49];NOT([.DZ$52]=10000));[.$A10];10000)" office:value-type="float" office:value="10000" calcext:value-type="float">
            <text:p>10000</text:p>
          </table:table-cell>
          <table:table-cell table:formula="of:=IF(AND([.EA$52]=[.EA49];NOT([.EA$52]=10000));[.$A10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8"/>
          <table:table-cell table:formula="of:=IF(AND([.I$52]=[.I50];NOT([.I$52]=10000));[.$A11];10000)" office:value-type="float" office:value="10000" calcext:value-type="float">
            <text:p>10000</text:p>
          </table:table-cell>
          <table:table-cell table:formula="of:=IF(AND([.J$52]=[.J50];NOT([.J$52]=10000));[.$A11];10000)" office:value-type="float" office:value="10000" calcext:value-type="float">
            <text:p>10000</text:p>
          </table:table-cell>
          <table:table-cell table:formula="of:=IF(AND([.K$52]=[.K50];NOT([.K$52]=10000));[.$A11];10000)" office:value-type="float" office:value="10000" calcext:value-type="float">
            <text:p>10000</text:p>
          </table:table-cell>
          <table:table-cell table:formula="of:=IF(AND([.L$52]=[.L50];NOT([.L$52]=10000));[.$A11];10000)" office:value-type="float" office:value="10000" calcext:value-type="float">
            <text:p>10000</text:p>
          </table:table-cell>
          <table:table-cell table:formula="of:=IF(AND([.M$52]=[.M50];NOT([.M$52]=10000));[.$A11];10000)" office:value-type="float" office:value="10000" calcext:value-type="float">
            <text:p>10000</text:p>
          </table:table-cell>
          <table:table-cell table:formula="of:=IF(AND([.N$52]=[.N50];NOT([.N$52]=10000));[.$A11];10000)" office:value-type="float" office:value="10000" calcext:value-type="float">
            <text:p>10000</text:p>
          </table:table-cell>
          <table:table-cell table:formula="of:=IF(AND([.O$52]=[.O50];NOT([.O$52]=10000));[.$A11];10000)" office:value-type="float" office:value="10000" calcext:value-type="float">
            <text:p>10000</text:p>
          </table:table-cell>
          <table:table-cell table:formula="of:=IF(AND([.P$52]=[.P50];NOT([.P$52]=10000));[.$A11];10000)" office:value-type="float" office:value="10000" calcext:value-type="float">
            <text:p>10000</text:p>
          </table:table-cell>
          <table:table-cell table:formula="of:=IF(AND([.Q$52]=[.Q50];NOT([.Q$52]=10000));[.$A11];10000)" office:value-type="float" office:value="10000" calcext:value-type="float">
            <text:p>10000</text:p>
          </table:table-cell>
          <table:table-cell table:formula="of:=IF(AND([.R$52]=[.R50];NOT([.R$52]=10000));[.$A11];10000)" office:value-type="float" office:value="10000" calcext:value-type="float">
            <text:p>10000</text:p>
          </table:table-cell>
          <table:table-cell table:formula="of:=IF(AND([.S$52]=[.S50];NOT([.S$52]=10000));[.$A11];10000)" office:value-type="float" office:value="10000" calcext:value-type="float">
            <text:p>10000</text:p>
          </table:table-cell>
          <table:table-cell table:formula="of:=IF(AND([.T$52]=[.T50];NOT([.T$52]=10000));[.$A11];10000)" office:value-type="float" office:value="10000" calcext:value-type="float">
            <text:p>10000</text:p>
          </table:table-cell>
          <table:table-cell table:formula="of:=IF(AND([.U$52]=[.U50];NOT([.U$52]=10000));[.$A11];10000)" office:value-type="float" office:value="10000" calcext:value-type="float">
            <text:p>10000</text:p>
          </table:table-cell>
          <table:table-cell table:formula="of:=IF(AND([.V$52]=[.V50];NOT([.V$52]=10000));[.$A11];10000)" office:value-type="float" office:value="10000" calcext:value-type="float">
            <text:p>10000</text:p>
          </table:table-cell>
          <table:table-cell table:formula="of:=IF(AND([.W$52]=[.W50];NOT([.W$52]=10000));[.$A11];10000)" office:value-type="float" office:value="10000" calcext:value-type="float">
            <text:p>10000</text:p>
          </table:table-cell>
          <table:table-cell table:formula="of:=IF(AND([.X$52]=[.X50];NOT([.X$52]=10000));[.$A11];10000)" office:value-type="float" office:value="10000" calcext:value-type="float">
            <text:p>10000</text:p>
          </table:table-cell>
          <table:table-cell table:formula="of:=IF(AND([.Y$52]=[.Y50];NOT([.Y$52]=10000));[.$A11];10000)" office:value-type="float" office:value="10000" calcext:value-type="float">
            <text:p>10000</text:p>
          </table:table-cell>
          <table:table-cell table:formula="of:=IF(AND([.Z$52]=[.Z50];NOT([.Z$52]=10000));[.$A11];10000)" office:value-type="float" office:value="10000" calcext:value-type="float">
            <text:p>10000</text:p>
          </table:table-cell>
          <table:table-cell table:formula="of:=IF(AND([.AA$52]=[.AA50];NOT([.AA$52]=10000));[.$A11];10000)" office:value-type="float" office:value="10000" calcext:value-type="float">
            <text:p>10000</text:p>
          </table:table-cell>
          <table:table-cell table:formula="of:=IF(AND([.AB$52]=[.AB50];NOT([.AB$52]=10000));[.$A11];10000)" office:value-type="float" office:value="10000" calcext:value-type="float">
            <text:p>10000</text:p>
          </table:table-cell>
          <table:table-cell table:formula="of:=IF(AND([.AC$52]=[.AC50];NOT([.AC$52]=10000));[.$A11];10000)" office:value-type="float" office:value="10000" calcext:value-type="float">
            <text:p>10000</text:p>
          </table:table-cell>
          <table:table-cell table:formula="of:=IF(AND([.AD$52]=[.AD50];NOT([.AD$52]=10000));[.$A11];10000)" office:value-type="float" office:value="10000" calcext:value-type="float">
            <text:p>10000</text:p>
          </table:table-cell>
          <table:table-cell table:formula="of:=IF(AND([.AE$52]=[.AE50];NOT([.AE$52]=10000));[.$A11];10000)" office:value-type="float" office:value="10000" calcext:value-type="float">
            <text:p>10000</text:p>
          </table:table-cell>
          <table:table-cell table:formula="of:=IF(AND([.AF$52]=[.AF50];NOT([.AF$52]=10000));[.$A11];10000)" office:value-type="float" office:value="10000" calcext:value-type="float">
            <text:p>10000</text:p>
          </table:table-cell>
          <table:table-cell table:formula="of:=IF(AND([.AG$52]=[.AG50];NOT([.AG$52]=10000));[.$A11];10000)" office:value-type="float" office:value="10000" calcext:value-type="float">
            <text:p>10000</text:p>
          </table:table-cell>
          <table:table-cell table:formula="of:=IF(AND([.AH$52]=[.AH50];NOT([.AH$52]=10000));[.$A11];10000)" office:value-type="float" office:value="10000" calcext:value-type="float">
            <text:p>10000</text:p>
          </table:table-cell>
          <table:table-cell table:formula="of:=IF(AND([.AI$52]=[.AI50];NOT([.AI$52]=10000));[.$A11];10000)" office:value-type="float" office:value="10000" calcext:value-type="float">
            <text:p>10000</text:p>
          </table:table-cell>
          <table:table-cell table:formula="of:=IF(AND([.AJ$52]=[.AJ50];NOT([.AJ$52]=10000));[.$A11];10000)" office:value-type="float" office:value="10000" calcext:value-type="float">
            <text:p>10000</text:p>
          </table:table-cell>
          <table:table-cell table:formula="of:=IF(AND([.AK$52]=[.AK50];NOT([.AK$52]=10000));[.$A11];10000)" office:value-type="float" office:value="10000" calcext:value-type="float">
            <text:p>10000</text:p>
          </table:table-cell>
          <table:table-cell table:formula="of:=IF(AND([.AL$52]=[.AL50];NOT([.AL$52]=10000));[.$A11];10000)" office:value-type="float" office:value="10000" calcext:value-type="float">
            <text:p>10000</text:p>
          </table:table-cell>
          <table:table-cell table:formula="of:=IF(AND([.AM$52]=[.AM50];NOT([.AM$52]=10000));[.$A11];10000)" office:value-type="float" office:value="10000" calcext:value-type="float">
            <text:p>10000</text:p>
          </table:table-cell>
          <table:table-cell table:formula="of:=IF(AND([.AN$52]=[.AN50];NOT([.AN$52]=10000));[.$A11];10000)" office:value-type="float" office:value="10000" calcext:value-type="float">
            <text:p>10000</text:p>
          </table:table-cell>
          <table:table-cell table:formula="of:=IF(AND([.AO$52]=[.AO50];NOT([.AO$52]=10000));[.$A11];10000)" office:value-type="float" office:value="10000" calcext:value-type="float">
            <text:p>10000</text:p>
          </table:table-cell>
          <table:table-cell table:formula="of:=IF(AND([.AP$52]=[.AP50];NOT([.AP$52]=10000));[.$A11];10000)" office:value-type="float" office:value="10000" calcext:value-type="float">
            <text:p>10000</text:p>
          </table:table-cell>
          <table:table-cell table:formula="of:=IF(AND([.AQ$52]=[.AQ50];NOT([.AQ$52]=10000));[.$A11];10000)" office:value-type="float" office:value="10000" calcext:value-type="float">
            <text:p>10000</text:p>
          </table:table-cell>
          <table:table-cell table:formula="of:=IF(AND([.AR$52]=[.AR50];NOT([.AR$52]=10000));[.$A11];10000)" office:value-type="float" office:value="10000" calcext:value-type="float">
            <text:p>10000</text:p>
          </table:table-cell>
          <table:table-cell table:formula="of:=IF(AND([.AS$52]=[.AS50];NOT([.AS$52]=10000));[.$A11];10000)" office:value-type="float" office:value="10000" calcext:value-type="float">
            <text:p>10000</text:p>
          </table:table-cell>
          <table:table-cell table:formula="of:=IF(AND([.AT$52]=[.AT50];NOT([.AT$52]=10000));[.$A11];10000)" office:value-type="float" office:value="10000" calcext:value-type="float">
            <text:p>10000</text:p>
          </table:table-cell>
          <table:table-cell table:formula="of:=IF(AND([.AU$52]=[.AU50];NOT([.AU$52]=10000));[.$A11];10000)" office:value-type="float" office:value="10000" calcext:value-type="float">
            <text:p>10000</text:p>
          </table:table-cell>
          <table:table-cell table:formula="of:=IF(AND([.AV$52]=[.AV50];NOT([.AV$52]=10000));[.$A11];10000)" office:value-type="float" office:value="10000" calcext:value-type="float">
            <text:p>10000</text:p>
          </table:table-cell>
          <table:table-cell table:formula="of:=IF(AND([.AW$52]=[.AW50];NOT([.AW$52]=10000));[.$A11];10000)" office:value-type="float" office:value="10000" calcext:value-type="float">
            <text:p>10000</text:p>
          </table:table-cell>
          <table:table-cell table:formula="of:=IF(AND([.AX$52]=[.AX50];NOT([.AX$52]=10000));[.$A11];10000)" office:value-type="float" office:value="10000" calcext:value-type="float">
            <text:p>10000</text:p>
          </table:table-cell>
          <table:table-cell table:formula="of:=IF(AND([.AY$52]=[.AY50];NOT([.AY$52]=10000));[.$A11];10000)" office:value-type="float" office:value="10000" calcext:value-type="float">
            <text:p>10000</text:p>
          </table:table-cell>
          <table:table-cell table:formula="of:=IF(AND([.AZ$52]=[.AZ50];NOT([.AZ$52]=10000));[.$A11];10000)" office:value-type="float" office:value="10000" calcext:value-type="float">
            <text:p>10000</text:p>
          </table:table-cell>
          <table:table-cell table:formula="of:=IF(AND([.BA$52]=[.BA50];NOT([.BA$52]=10000));[.$A11];10000)" office:value-type="float" office:value="10000" calcext:value-type="float">
            <text:p>10000</text:p>
          </table:table-cell>
          <table:table-cell table:formula="of:=IF(AND([.BB$52]=[.BB50];NOT([.BB$52]=10000));[.$A11];10000)" office:value-type="float" office:value="10000" calcext:value-type="float">
            <text:p>10000</text:p>
          </table:table-cell>
          <table:table-cell table:formula="of:=IF(AND([.BC$52]=[.BC50];NOT([.BC$52]=10000));[.$A11];10000)" office:value-type="float" office:value="10000" calcext:value-type="float">
            <text:p>10000</text:p>
          </table:table-cell>
          <table:table-cell table:formula="of:=IF(AND([.BD$52]=[.BD50];NOT([.BD$52]=10000));[.$A11];10000)" office:value-type="float" office:value="10000" calcext:value-type="float">
            <text:p>10000</text:p>
          </table:table-cell>
          <table:table-cell table:formula="of:=IF(AND([.BE$52]=[.BE50];NOT([.BE$52]=10000));[.$A11];10000)" office:value-type="float" office:value="10000" calcext:value-type="float">
            <text:p>10000</text:p>
          </table:table-cell>
          <table:table-cell table:formula="of:=IF(AND([.BF$52]=[.BF50];NOT([.BF$52]=10000));[.$A11];10000)" office:value-type="float" office:value="10000" calcext:value-type="float">
            <text:p>10000</text:p>
          </table:table-cell>
          <table:table-cell table:formula="of:=IF(AND([.BG$52]=[.BG50];NOT([.BG$52]=10000));[.$A11];10000)" office:value-type="float" office:value="10000" calcext:value-type="float">
            <text:p>10000</text:p>
          </table:table-cell>
          <table:table-cell table:formula="of:=IF(AND([.BH$52]=[.BH50];NOT([.BH$52]=10000));[.$A11];10000)" office:value-type="float" office:value="10000" calcext:value-type="float">
            <text:p>10000</text:p>
          </table:table-cell>
          <table:table-cell table:formula="of:=IF(AND([.BI$52]=[.BI50];NOT([.BI$52]=10000));[.$A11];10000)" office:value-type="float" office:value="10000" calcext:value-type="float">
            <text:p>10000</text:p>
          </table:table-cell>
          <table:table-cell table:formula="of:=IF(AND([.BJ$52]=[.BJ50];NOT([.BJ$52]=10000));[.$A11];10000)" office:value-type="float" office:value="10000" calcext:value-type="float">
            <text:p>10000</text:p>
          </table:table-cell>
          <table:table-cell table:formula="of:=IF(AND([.BK$52]=[.BK50];NOT([.BK$52]=10000));[.$A11];10000)" office:value-type="float" office:value="10000" calcext:value-type="float">
            <text:p>10000</text:p>
          </table:table-cell>
          <table:table-cell table:formula="of:=IF(AND([.BL$52]=[.BL50];NOT([.BL$52]=10000));[.$A11];10000)" office:value-type="float" office:value="10000" calcext:value-type="float">
            <text:p>10000</text:p>
          </table:table-cell>
          <table:table-cell table:formula="of:=IF(AND([.BM$52]=[.BM50];NOT([.BM$52]=10000));[.$A11];10000)" office:value-type="float" office:value="10000" calcext:value-type="float">
            <text:p>10000</text:p>
          </table:table-cell>
          <table:table-cell table:formula="of:=IF(AND([.BN$52]=[.BN50];NOT([.BN$52]=10000));[.$A11];10000)" office:value-type="float" office:value="10000" calcext:value-type="float">
            <text:p>10000</text:p>
          </table:table-cell>
          <table:table-cell table:formula="of:=IF(AND([.BO$52]=[.BO50];NOT([.BO$52]=10000));[.$A11];10000)" office:value-type="float" office:value="10000" calcext:value-type="float">
            <text:p>10000</text:p>
          </table:table-cell>
          <table:table-cell table:formula="of:=IF(AND([.BP$52]=[.BP50];NOT([.BP$52]=10000));[.$A11];10000)" office:value-type="float" office:value="10000" calcext:value-type="float">
            <text:p>10000</text:p>
          </table:table-cell>
          <table:table-cell table:formula="of:=IF(AND([.BQ$52]=[.BQ50];NOT([.BQ$52]=10000));[.$A11];10000)" office:value-type="float" office:value="10000" calcext:value-type="float">
            <text:p>10000</text:p>
          </table:table-cell>
          <table:table-cell table:formula="of:=IF(AND([.BR$52]=[.BR50];NOT([.BR$52]=10000));[.$A11];10000)" office:value-type="float" office:value="10000" calcext:value-type="float">
            <text:p>10000</text:p>
          </table:table-cell>
          <table:table-cell table:formula="of:=IF(AND([.BS$52]=[.BS50];NOT([.BS$52]=10000));[.$A11];10000)" office:value-type="float" office:value="10000" calcext:value-type="float">
            <text:p>10000</text:p>
          </table:table-cell>
          <table:table-cell table:formula="of:=IF(AND([.BT$52]=[.BT50];NOT([.BT$52]=10000));[.$A11];10000)" office:value-type="float" office:value="10000" calcext:value-type="float">
            <text:p>10000</text:p>
          </table:table-cell>
          <table:table-cell table:formula="of:=IF(AND([.BU$52]=[.BU50];NOT([.BU$52]=10000));[.$A11];10000)" office:value-type="float" office:value="10000" calcext:value-type="float">
            <text:p>10000</text:p>
          </table:table-cell>
          <table:table-cell table:formula="of:=IF(AND([.BV$52]=[.BV50];NOT([.BV$52]=10000));[.$A11];10000)" office:value-type="float" office:value="10000" calcext:value-type="float">
            <text:p>10000</text:p>
          </table:table-cell>
          <table:table-cell table:formula="of:=IF(AND([.BW$52]=[.BW50];NOT([.BW$52]=10000));[.$A11];10000)" office:value-type="float" office:value="10000" calcext:value-type="float">
            <text:p>10000</text:p>
          </table:table-cell>
          <table:table-cell table:formula="of:=IF(AND([.BX$52]=[.BX50];NOT([.BX$52]=10000));[.$A11];10000)" office:value-type="float" office:value="10000" calcext:value-type="float">
            <text:p>10000</text:p>
          </table:table-cell>
          <table:table-cell table:formula="of:=IF(AND([.BY$52]=[.BY50];NOT([.BY$52]=10000));[.$A11];10000)" office:value-type="float" office:value="10000" calcext:value-type="float">
            <text:p>10000</text:p>
          </table:table-cell>
          <table:table-cell table:formula="of:=IF(AND([.BZ$52]=[.BZ50];NOT([.BZ$52]=10000));[.$A11];10000)" office:value-type="float" office:value="10000" calcext:value-type="float">
            <text:p>10000</text:p>
          </table:table-cell>
          <table:table-cell table:formula="of:=IF(AND([.CA$52]=[.CA50];NOT([.CA$52]=10000));[.$A11];10000)" office:value-type="float" office:value="10000" calcext:value-type="float">
            <text:p>10000</text:p>
          </table:table-cell>
          <table:table-cell table:formula="of:=IF(AND([.CB$52]=[.CB50];NOT([.CB$52]=10000));[.$A11];10000)" office:value-type="float" office:value="10000" calcext:value-type="float">
            <text:p>10000</text:p>
          </table:table-cell>
          <table:table-cell table:formula="of:=IF(AND([.CC$52]=[.CC50];NOT([.CC$52]=10000));[.$A11];10000)" office:value-type="float" office:value="10000" calcext:value-type="float">
            <text:p>10000</text:p>
          </table:table-cell>
          <table:table-cell table:formula="of:=IF(AND([.CD$52]=[.CD50];NOT([.CD$52]=10000));[.$A11];10000)" office:value-type="float" office:value="10000" calcext:value-type="float">
            <text:p>10000</text:p>
          </table:table-cell>
          <table:table-cell table:formula="of:=IF(AND([.CE$52]=[.CE50];NOT([.CE$52]=10000));[.$A11];10000)" office:value-type="float" office:value="10000" calcext:value-type="float">
            <text:p>10000</text:p>
          </table:table-cell>
          <table:table-cell table:formula="of:=IF(AND([.CF$52]=[.CF50];NOT([.CF$52]=10000));[.$A11];10000)" office:value-type="float" office:value="10000" calcext:value-type="float">
            <text:p>10000</text:p>
          </table:table-cell>
          <table:table-cell table:formula="of:=IF(AND([.CG$52]=[.CG50];NOT([.CG$52]=10000));[.$A11];10000)" office:value-type="float" office:value="10000" calcext:value-type="float">
            <text:p>10000</text:p>
          </table:table-cell>
          <table:table-cell table:formula="of:=IF(AND([.CH$52]=[.CH50];NOT([.CH$52]=10000));[.$A11];10000)" office:value-type="float" office:value="10000" calcext:value-type="float">
            <text:p>10000</text:p>
          </table:table-cell>
          <table:table-cell table:formula="of:=IF(AND([.CI$52]=[.CI50];NOT([.CI$52]=10000));[.$A11];10000)" office:value-type="float" office:value="10000" calcext:value-type="float">
            <text:p>10000</text:p>
          </table:table-cell>
          <table:table-cell table:formula="of:=IF(AND([.CJ$52]=[.CJ50];NOT([.CJ$52]=10000));[.$A11];10000)" office:value-type="float" office:value="10000" calcext:value-type="float">
            <text:p>10000</text:p>
          </table:table-cell>
          <table:table-cell table:formula="of:=IF(AND([.CK$52]=[.CK50];NOT([.CK$52]=10000));[.$A11];10000)" office:value-type="float" office:value="10000" calcext:value-type="float">
            <text:p>10000</text:p>
          </table:table-cell>
          <table:table-cell table:formula="of:=IF(AND([.CL$52]=[.CL50];NOT([.CL$52]=10000));[.$A11];10000)" office:value-type="float" office:value="10000" calcext:value-type="float">
            <text:p>10000</text:p>
          </table:table-cell>
          <table:table-cell table:formula="of:=IF(AND([.CM$52]=[.CM50];NOT([.CM$52]=10000));[.$A11];10000)" office:value-type="float" office:value="10000" calcext:value-type="float">
            <text:p>10000</text:p>
          </table:table-cell>
          <table:table-cell table:formula="of:=IF(AND([.CN$52]=[.CN50];NOT([.CN$52]=10000));[.$A11];10000)" office:value-type="float" office:value="10000" calcext:value-type="float">
            <text:p>10000</text:p>
          </table:table-cell>
          <table:table-cell table:formula="of:=IF(AND([.CO$52]=[.CO50];NOT([.CO$52]=10000));[.$A11];10000)" office:value-type="float" office:value="10000" calcext:value-type="float">
            <text:p>10000</text:p>
          </table:table-cell>
          <table:table-cell table:formula="of:=IF(AND([.CP$52]=[.CP50];NOT([.CP$52]=10000));[.$A11];10000)" office:value-type="float" office:value="10000" calcext:value-type="float">
            <text:p>10000</text:p>
          </table:table-cell>
          <table:table-cell table:formula="of:=IF(AND([.CQ$52]=[.CQ50];NOT([.CQ$52]=10000));[.$A11];10000)" office:value-type="float" office:value="10000" calcext:value-type="float">
            <text:p>10000</text:p>
          </table:table-cell>
          <table:table-cell table:formula="of:=IF(AND([.CR$52]=[.CR50];NOT([.CR$52]=10000));[.$A11];10000)" office:value-type="float" office:value="10000" calcext:value-type="float">
            <text:p>10000</text:p>
          </table:table-cell>
          <table:table-cell table:formula="of:=IF(AND([.CS$52]=[.CS50];NOT([.CS$52]=10000));[.$A11];10000)" office:value-type="float" office:value="10000" calcext:value-type="float">
            <text:p>10000</text:p>
          </table:table-cell>
          <table:table-cell table:formula="of:=IF(AND([.CT$52]=[.CT50];NOT([.CT$52]=10000));[.$A11];10000)" office:value-type="float" office:value="10000" calcext:value-type="float">
            <text:p>10000</text:p>
          </table:table-cell>
          <table:table-cell table:formula="of:=IF(AND([.CU$52]=[.CU50];NOT([.CU$52]=10000));[.$A11];10000)" office:value-type="float" office:value="10000" calcext:value-type="float">
            <text:p>10000</text:p>
          </table:table-cell>
          <table:table-cell table:formula="of:=IF(AND([.CV$52]=[.CV50];NOT([.CV$52]=10000));[.$A11];10000)" office:value-type="float" office:value="10000" calcext:value-type="float">
            <text:p>10000</text:p>
          </table:table-cell>
          <table:table-cell table:formula="of:=IF(AND([.CW$52]=[.CW50];NOT([.CW$52]=10000));[.$A11];10000)" office:value-type="float" office:value="10000" calcext:value-type="float">
            <text:p>10000</text:p>
          </table:table-cell>
          <table:table-cell table:formula="of:=IF(AND([.CX$52]=[.CX50];NOT([.CX$52]=10000));[.$A11];10000)" office:value-type="float" office:value="10000" calcext:value-type="float">
            <text:p>10000</text:p>
          </table:table-cell>
          <table:table-cell table:formula="of:=IF(AND([.CY$52]=[.CY50];NOT([.CY$52]=10000));[.$A11];10000)" office:value-type="float" office:value="10000" calcext:value-type="float">
            <text:p>10000</text:p>
          </table:table-cell>
          <table:table-cell table:formula="of:=IF(AND([.CZ$52]=[.CZ50];NOT([.CZ$52]=10000));[.$A11];10000)" office:value-type="float" office:value="10000" calcext:value-type="float">
            <text:p>10000</text:p>
          </table:table-cell>
          <table:table-cell table:formula="of:=IF(AND([.DA$52]=[.DA50];NOT([.DA$52]=10000));[.$A11];10000)" office:value-type="float" office:value="10000" calcext:value-type="float">
            <text:p>10000</text:p>
          </table:table-cell>
          <table:table-cell table:formula="of:=IF(AND([.DB$52]=[.DB50];NOT([.DB$52]=10000));[.$A11];10000)" office:value-type="float" office:value="10000" calcext:value-type="float">
            <text:p>10000</text:p>
          </table:table-cell>
          <table:table-cell table:formula="of:=IF(AND([.DC$52]=[.DC50];NOT([.DC$52]=10000));[.$A11];10000)" office:value-type="float" office:value="10000" calcext:value-type="float">
            <text:p>10000</text:p>
          </table:table-cell>
          <table:table-cell table:formula="of:=IF(AND([.DD$52]=[.DD50];NOT([.DD$52]=10000));[.$A11];10000)" office:value-type="float" office:value="10000" calcext:value-type="float">
            <text:p>10000</text:p>
          </table:table-cell>
          <table:table-cell table:formula="of:=IF(AND([.DE$52]=[.DE50];NOT([.DE$52]=10000));[.$A11];10000)" office:value-type="float" office:value="10000" calcext:value-type="float">
            <text:p>10000</text:p>
          </table:table-cell>
          <table:table-cell table:formula="of:=IF(AND([.DF$52]=[.DF50];NOT([.DF$52]=10000));[.$A11];10000)" office:value-type="float" office:value="10000" calcext:value-type="float">
            <text:p>10000</text:p>
          </table:table-cell>
          <table:table-cell table:formula="of:=IF(AND([.DG$52]=[.DG50];NOT([.DG$52]=10000));[.$A11];10000)" office:value-type="float" office:value="10000" calcext:value-type="float">
            <text:p>10000</text:p>
          </table:table-cell>
          <table:table-cell table:formula="of:=IF(AND([.DH$52]=[.DH50];NOT([.DH$52]=10000));[.$A11];10000)" office:value-type="float" office:value="10000" calcext:value-type="float">
            <text:p>10000</text:p>
          </table:table-cell>
          <table:table-cell table:formula="of:=IF(AND([.DI$52]=[.DI50];NOT([.DI$52]=10000));[.$A11];10000)" office:value-type="float" office:value="10000" calcext:value-type="float">
            <text:p>10000</text:p>
          </table:table-cell>
          <table:table-cell table:formula="of:=IF(AND([.DJ$52]=[.DJ50];NOT([.DJ$52]=10000));[.$A11];10000)" office:value-type="float" office:value="10000" calcext:value-type="float">
            <text:p>10000</text:p>
          </table:table-cell>
          <table:table-cell table:formula="of:=IF(AND([.DK$52]=[.DK50];NOT([.DK$52]=10000));[.$A11];10000)" office:value-type="float" office:value="10000" calcext:value-type="float">
            <text:p>10000</text:p>
          </table:table-cell>
          <table:table-cell table:formula="of:=IF(AND([.DL$52]=[.DL50];NOT([.DL$52]=10000));[.$A11];10000)" office:value-type="float" office:value="10000" calcext:value-type="float">
            <text:p>10000</text:p>
          </table:table-cell>
          <table:table-cell table:formula="of:=IF(AND([.DM$52]=[.DM50];NOT([.DM$52]=10000));[.$A11];10000)" office:value-type="float" office:value="10000" calcext:value-type="float">
            <text:p>10000</text:p>
          </table:table-cell>
          <table:table-cell table:formula="of:=IF(AND([.DN$52]=[.DN50];NOT([.DN$52]=10000));[.$A11];10000)" office:value-type="float" office:value="10000" calcext:value-type="float">
            <text:p>10000</text:p>
          </table:table-cell>
          <table:table-cell table:formula="of:=IF(AND([.DO$52]=[.DO50];NOT([.DO$52]=10000));[.$A11];10000)" office:value-type="float" office:value="10000" calcext:value-type="float">
            <text:p>10000</text:p>
          </table:table-cell>
          <table:table-cell table:formula="of:=IF(AND([.DP$52]=[.DP50];NOT([.DP$52]=10000));[.$A11];10000)" office:value-type="float" office:value="10000" calcext:value-type="float">
            <text:p>10000</text:p>
          </table:table-cell>
          <table:table-cell table:formula="of:=IF(AND([.DQ$52]=[.DQ50];NOT([.DQ$52]=10000));[.$A11];10000)" office:value-type="float" office:value="10000" calcext:value-type="float">
            <text:p>10000</text:p>
          </table:table-cell>
          <table:table-cell table:formula="of:=IF(AND([.DR$52]=[.DR50];NOT([.DR$52]=10000));[.$A11];10000)" office:value-type="float" office:value="10000" calcext:value-type="float">
            <text:p>10000</text:p>
          </table:table-cell>
          <table:table-cell table:formula="of:=IF(AND([.DS$52]=[.DS50];NOT([.DS$52]=10000));[.$A11];10000)" office:value-type="float" office:value="10000" calcext:value-type="float">
            <text:p>10000</text:p>
          </table:table-cell>
          <table:table-cell table:formula="of:=IF(AND([.DT$52]=[.DT50];NOT([.DT$52]=10000));[.$A11];10000)" office:value-type="float" office:value="10000" calcext:value-type="float">
            <text:p>10000</text:p>
          </table:table-cell>
          <table:table-cell table:formula="of:=IF(AND([.DU$52]=[.DU50];NOT([.DU$52]=10000));[.$A11];10000)" office:value-type="float" office:value="10000" calcext:value-type="float">
            <text:p>10000</text:p>
          </table:table-cell>
          <table:table-cell table:formula="of:=IF(AND([.DV$52]=[.DV50];NOT([.DV$52]=10000));[.$A11];10000)" office:value-type="float" office:value="10000" calcext:value-type="float">
            <text:p>10000</text:p>
          </table:table-cell>
          <table:table-cell table:formula="of:=IF(AND([.DW$52]=[.DW50];NOT([.DW$52]=10000));[.$A11];10000)" office:value-type="float" office:value="10000" calcext:value-type="float">
            <text:p>10000</text:p>
          </table:table-cell>
          <table:table-cell table:formula="of:=IF(AND([.DX$52]=[.DX50];NOT([.DX$52]=10000));[.$A11];10000)" office:value-type="float" office:value="10000" calcext:value-type="float">
            <text:p>10000</text:p>
          </table:table-cell>
          <table:table-cell table:formula="of:=IF(AND([.DY$52]=[.DY50];NOT([.DY$52]=10000));[.$A11];10000)" office:value-type="float" office:value="10000" calcext:value-type="float">
            <text:p>10000</text:p>
          </table:table-cell>
          <table:table-cell table:formula="of:=IF(AND([.DZ$52]=[.DZ50];NOT([.DZ$52]=10000));[.$A11];10000)" office:value-type="float" office:value="10000" calcext:value-type="float">
            <text:p>10000</text:p>
          </table:table-cell>
          <table:table-cell table:formula="of:=IF(AND([.EA$52]=[.EA50];NOT([.EA$52]=10000));[.$A11];10000)" office:value-type="float" office:value="10000" calcext:value-type="float">
            <text:p>10000</text:p>
          </table:table-cell>
        </table:table-row>
        <table:table-row table:style-name="ro1" table:visibility="collapse">
          <table:table-cell table:number-columns-repeated="131"/>
        </table:table-row>
        <table:table-row table:style-name="ro1" table:visibility="collapse">
          <table:table-cell table:number-columns-repeated="8"/>
          <table:table-cell table:formula="of:=IF([.I$54]=[.$A4];[.I34]-1;[.I34])" office:value-type="float" office:value="0" calcext:value-type="float">
            <text:p>0</text:p>
          </table:table-cell>
          <table:table-cell table:formula="of:=IF([.J$54]=[.$A4];[.J34]-1;[.J34])" office:value-type="float" office:value="0" calcext:value-type="float">
            <text:p>0</text:p>
          </table:table-cell>
          <table:table-cell table:formula="of:=IF([.K$54]=[.$A4];[.K34]-1;[.K34])" office:value-type="float" office:value="0" calcext:value-type="float">
            <text:p>0</text:p>
          </table:table-cell>
          <table:table-cell table:formula="of:=IF([.L$54]=[.$A4];[.L34]-1;[.L34])" office:value-type="float" office:value="0" calcext:value-type="float">
            <text:p>0</text:p>
          </table:table-cell>
          <table:table-cell table:formula="of:=IF([.M$54]=[.$A4];[.M34]-1;[.M34])" office:value-type="float" office:value="0" calcext:value-type="float">
            <text:p>0</text:p>
          </table:table-cell>
          <table:table-cell table:formula="of:=IF([.N$54]=[.$A4];[.N34]-1;[.N34])" office:value-type="float" office:value="0" calcext:value-type="float">
            <text:p>0</text:p>
          </table:table-cell>
          <table:table-cell table:formula="of:=IF([.O$54]=[.$A4];[.O34]-1;[.O34])" office:value-type="float" office:value="0" calcext:value-type="float">
            <text:p>0</text:p>
          </table:table-cell>
          <table:table-cell table:formula="of:=IF([.P$54]=[.$A4];[.P34]-1;[.P34])" office:value-type="float" office:value="0" calcext:value-type="float">
            <text:p>0</text:p>
          </table:table-cell>
          <table:table-cell table:formula="of:=IF([.Q$54]=[.$A4];[.Q34]-1;[.Q34])" office:value-type="float" office:value="0" calcext:value-type="float">
            <text:p>0</text:p>
          </table:table-cell>
          <table:table-cell table:formula="of:=IF([.R$54]=[.$A4];[.R34]-1;[.R34])" office:value-type="float" office:value="0" calcext:value-type="float">
            <text:p>0</text:p>
          </table:table-cell>
          <table:table-cell table:formula="of:=IF([.S$54]=[.$A4];[.S34]-1;[.S34])" office:value-type="float" office:value="0" calcext:value-type="float">
            <text:p>0</text:p>
          </table:table-cell>
          <table:table-cell table:formula="of:=IF([.T$54]=[.$A4];[.T34]-1;[.T34])" office:value-type="float" office:value="0" calcext:value-type="float">
            <text:p>0</text:p>
          </table:table-cell>
          <table:table-cell table:formula="of:=IF([.U$54]=[.$A4];[.U34]-1;[.U34])" office:value-type="float" office:value="0" calcext:value-type="float">
            <text:p>0</text:p>
          </table:table-cell>
          <table:table-cell table:formula="of:=IF([.V$54]=[.$A4];[.V34]-1;[.V34])" office:value-type="float" office:value="0" calcext:value-type="float">
            <text:p>0</text:p>
          </table:table-cell>
          <table:table-cell table:formula="of:=IF([.W$54]=[.$A4];[.W34]-1;[.W34])" office:value-type="float" office:value="0" calcext:value-type="float">
            <text:p>0</text:p>
          </table:table-cell>
          <table:table-cell table:formula="of:=IF([.X$54]=[.$A4];[.X34]-1;[.X34])" office:value-type="float" office:value="0" calcext:value-type="float">
            <text:p>0</text:p>
          </table:table-cell>
          <table:table-cell table:formula="of:=IF([.Y$54]=[.$A4];[.Y34]-1;[.Y34])" office:value-type="float" office:value="0" calcext:value-type="float">
            <text:p>0</text:p>
          </table:table-cell>
          <table:table-cell table:formula="of:=IF([.Z$54]=[.$A4];[.Z34]-1;[.Z34])" office:value-type="float" office:value="0" calcext:value-type="float">
            <text:p>0</text:p>
          </table:table-cell>
          <table:table-cell table:formula="of:=IF([.AA$54]=[.$A4];[.AA34]-1;[.AA34])" office:value-type="float" office:value="0" calcext:value-type="float">
            <text:p>0</text:p>
          </table:table-cell>
          <table:table-cell table:formula="of:=IF([.AB$54]=[.$A4];[.AB34]-1;[.AB34])" office:value-type="float" office:value="0" calcext:value-type="float">
            <text:p>0</text:p>
          </table:table-cell>
          <table:table-cell table:formula="of:=IF([.AC$54]=[.$A4];[.AC34]-1;[.AC34])" office:value-type="float" office:value="0" calcext:value-type="float">
            <text:p>0</text:p>
          </table:table-cell>
          <table:table-cell table:formula="of:=IF([.AD$54]=[.$A4];[.AD34]-1;[.AD34])" office:value-type="float" office:value="0" calcext:value-type="float">
            <text:p>0</text:p>
          </table:table-cell>
          <table:table-cell table:formula="of:=IF([.AE$54]=[.$A4];[.AE34]-1;[.AE34])" office:value-type="float" office:value="0" calcext:value-type="float">
            <text:p>0</text:p>
          </table:table-cell>
          <table:table-cell table:formula="of:=IF([.AF$54]=[.$A4];[.AF34]-1;[.AF34])" office:value-type="float" office:value="0" calcext:value-type="float">
            <text:p>0</text:p>
          </table:table-cell>
          <table:table-cell table:formula="of:=IF([.AG$54]=[.$A4];[.AG34]-1;[.AG34])" office:value-type="float" office:value="0" calcext:value-type="float">
            <text:p>0</text:p>
          </table:table-cell>
          <table:table-cell table:formula="of:=IF([.AH$54]=[.$A4];[.AH34]-1;[.AH34])" office:value-type="float" office:value="0" calcext:value-type="float">
            <text:p>0</text:p>
          </table:table-cell>
          <table:table-cell table:formula="of:=IF([.AI$54]=[.$A4];[.AI34]-1;[.AI34])" office:value-type="float" office:value="0" calcext:value-type="float">
            <text:p>0</text:p>
          </table:table-cell>
          <table:table-cell table:formula="of:=IF([.AJ$54]=[.$A4];[.AJ34]-1;[.AJ34])" office:value-type="float" office:value="0" calcext:value-type="float">
            <text:p>0</text:p>
          </table:table-cell>
          <table:table-cell table:formula="of:=IF([.AK$54]=[.$A4];[.AK34]-1;[.AK34])" office:value-type="float" office:value="0" calcext:value-type="float">
            <text:p>0</text:p>
          </table:table-cell>
          <table:table-cell table:formula="of:=IF([.AL$54]=[.$A4];[.AL34]-1;[.AL34])" office:value-type="float" office:value="0" calcext:value-type="float">
            <text:p>0</text:p>
          </table:table-cell>
          <table:table-cell table:formula="of:=IF([.AM$54]=[.$A4];[.AM34]-1;[.AM34])" office:value-type="float" office:value="0" calcext:value-type="float">
            <text:p>0</text:p>
          </table:table-cell>
          <table:table-cell table:formula="of:=IF([.AN$54]=[.$A4];[.AN34]-1;[.AN34])" office:value-type="float" office:value="0" calcext:value-type="float">
            <text:p>0</text:p>
          </table:table-cell>
          <table:table-cell table:formula="of:=IF([.AO$54]=[.$A4];[.AO34]-1;[.AO34])" office:value-type="float" office:value="0" calcext:value-type="float">
            <text:p>0</text:p>
          </table:table-cell>
          <table:table-cell table:formula="of:=IF([.AP$54]=[.$A4];[.AP34]-1;[.AP34])" office:value-type="float" office:value="0" calcext:value-type="float">
            <text:p>0</text:p>
          </table:table-cell>
          <table:table-cell table:formula="of:=IF([.AQ$54]=[.$A4];[.AQ34]-1;[.AQ34])" office:value-type="float" office:value="0" calcext:value-type="float">
            <text:p>0</text:p>
          </table:table-cell>
          <table:table-cell table:formula="of:=IF([.AR$54]=[.$A4];[.AR34]-1;[.AR34])" office:value-type="float" office:value="0" calcext:value-type="float">
            <text:p>0</text:p>
          </table:table-cell>
          <table:table-cell table:formula="of:=IF([.AS$54]=[.$A4];[.AS34]-1;[.AS34])" office:value-type="float" office:value="0" calcext:value-type="float">
            <text:p>0</text:p>
          </table:table-cell>
          <table:table-cell table:formula="of:=IF([.AT$54]=[.$A4];[.AT34]-1;[.AT34])" office:value-type="float" office:value="0" calcext:value-type="float">
            <text:p>0</text:p>
          </table:table-cell>
          <table:table-cell table:formula="of:=IF([.AU$54]=[.$A4];[.AU34]-1;[.AU34])" office:value-type="float" office:value="0" calcext:value-type="float">
            <text:p>0</text:p>
          </table:table-cell>
          <table:table-cell table:formula="of:=IF([.AV$54]=[.$A4];[.AV34]-1;[.AV34])" office:value-type="float" office:value="0" calcext:value-type="float">
            <text:p>0</text:p>
          </table:table-cell>
          <table:table-cell table:formula="of:=IF([.AW$54]=[.$A4];[.AW34]-1;[.AW34])" office:value-type="float" office:value="0" calcext:value-type="float">
            <text:p>0</text:p>
          </table:table-cell>
          <table:table-cell table:formula="of:=IF([.AX$54]=[.$A4];[.AX34]-1;[.AX34])" office:value-type="float" office:value="0" calcext:value-type="float">
            <text:p>0</text:p>
          </table:table-cell>
          <table:table-cell table:formula="of:=IF([.AY$54]=[.$A4];[.AY34]-1;[.AY34])" office:value-type="float" office:value="0" calcext:value-type="float">
            <text:p>0</text:p>
          </table:table-cell>
          <table:table-cell table:formula="of:=IF([.AZ$54]=[.$A4];[.AZ34]-1;[.AZ34])" office:value-type="float" office:value="0" calcext:value-type="float">
            <text:p>0</text:p>
          </table:table-cell>
          <table:table-cell table:formula="of:=IF([.BA$54]=[.$A4];[.BA34]-1;[.BA34])" office:value-type="float" office:value="0" calcext:value-type="float">
            <text:p>0</text:p>
          </table:table-cell>
          <table:table-cell table:formula="of:=IF([.BB$54]=[.$A4];[.BB34]-1;[.BB34])" office:value-type="float" office:value="0" calcext:value-type="float">
            <text:p>0</text:p>
          </table:table-cell>
          <table:table-cell table:formula="of:=IF([.BC$54]=[.$A4];[.BC34]-1;[.BC34])" office:value-type="float" office:value="0" calcext:value-type="float">
            <text:p>0</text:p>
          </table:table-cell>
          <table:table-cell table:formula="of:=IF([.BD$54]=[.$A4];[.BD34]-1;[.BD34])" office:value-type="float" office:value="0" calcext:value-type="float">
            <text:p>0</text:p>
          </table:table-cell>
          <table:table-cell table:formula="of:=IF([.BE$54]=[.$A4];[.BE34]-1;[.BE34])" office:value-type="float" office:value="0" calcext:value-type="float">
            <text:p>0</text:p>
          </table:table-cell>
          <table:table-cell table:formula="of:=IF([.BF$54]=[.$A4];[.BF34]-1;[.BF34])" office:value-type="float" office:value="0" calcext:value-type="float">
            <text:p>0</text:p>
          </table:table-cell>
          <table:table-cell table:formula="of:=IF([.BG$54]=[.$A4];[.BG34]-1;[.BG34])" office:value-type="float" office:value="0" calcext:value-type="float">
            <text:p>0</text:p>
          </table:table-cell>
          <table:table-cell table:formula="of:=IF([.BH$54]=[.$A4];[.BH34]-1;[.BH34])" office:value-type="float" office:value="0" calcext:value-type="float">
            <text:p>0</text:p>
          </table:table-cell>
          <table:table-cell table:formula="of:=IF([.BI$54]=[.$A4];[.BI34]-1;[.BI34])" office:value-type="float" office:value="0" calcext:value-type="float">
            <text:p>0</text:p>
          </table:table-cell>
          <table:table-cell table:formula="of:=IF([.BJ$54]=[.$A4];[.BJ34]-1;[.BJ34])" office:value-type="float" office:value="0" calcext:value-type="float">
            <text:p>0</text:p>
          </table:table-cell>
          <table:table-cell table:formula="of:=IF([.BK$54]=[.$A4];[.BK34]-1;[.BK34])" office:value-type="float" office:value="0" calcext:value-type="float">
            <text:p>0</text:p>
          </table:table-cell>
          <table:table-cell table:formula="of:=IF([.BL$54]=[.$A4];[.BL34]-1;[.BL34])" office:value-type="float" office:value="0" calcext:value-type="float">
            <text:p>0</text:p>
          </table:table-cell>
          <table:table-cell table:formula="of:=IF([.BM$54]=[.$A4];[.BM34]-1;[.BM34])" office:value-type="float" office:value="0" calcext:value-type="float">
            <text:p>0</text:p>
          </table:table-cell>
          <table:table-cell table:formula="of:=IF([.BN$54]=[.$A4];[.BN34]-1;[.BN34])" office:value-type="float" office:value="0" calcext:value-type="float">
            <text:p>0</text:p>
          </table:table-cell>
          <table:table-cell table:formula="of:=IF([.BO$54]=[.$A4];[.BO34]-1;[.BO34])" office:value-type="float" office:value="0" calcext:value-type="float">
            <text:p>0</text:p>
          </table:table-cell>
          <table:table-cell table:formula="of:=IF([.BP$54]=[.$A4];[.BP34]-1;[.BP34])" office:value-type="float" office:value="0" calcext:value-type="float">
            <text:p>0</text:p>
          </table:table-cell>
          <table:table-cell table:formula="of:=IF([.BQ$54]=[.$A4];[.BQ34]-1;[.BQ34])" office:value-type="float" office:value="0" calcext:value-type="float">
            <text:p>0</text:p>
          </table:table-cell>
          <table:table-cell table:formula="of:=IF([.BR$54]=[.$A4];[.BR34]-1;[.BR34])" office:value-type="float" office:value="0" calcext:value-type="float">
            <text:p>0</text:p>
          </table:table-cell>
          <table:table-cell table:formula="of:=IF([.BS$54]=[.$A4];[.BS34]-1;[.BS34])" office:value-type="float" office:value="0" calcext:value-type="float">
            <text:p>0</text:p>
          </table:table-cell>
          <table:table-cell table:formula="of:=IF([.BT$54]=[.$A4];[.BT34]-1;[.BT34])" office:value-type="float" office:value="0" calcext:value-type="float">
            <text:p>0</text:p>
          </table:table-cell>
          <table:table-cell table:formula="of:=IF([.BU$54]=[.$A4];[.BU34]-1;[.BU34])" office:value-type="float" office:value="0" calcext:value-type="float">
            <text:p>0</text:p>
          </table:table-cell>
          <table:table-cell table:formula="of:=IF([.BV$54]=[.$A4];[.BV34]-1;[.BV34])" office:value-type="float" office:value="0" calcext:value-type="float">
            <text:p>0</text:p>
          </table:table-cell>
          <table:table-cell table:formula="of:=IF([.BW$54]=[.$A4];[.BW34]-1;[.BW34])" office:value-type="float" office:value="0" calcext:value-type="float">
            <text:p>0</text:p>
          </table:table-cell>
          <table:table-cell table:formula="of:=IF([.BX$54]=[.$A4];[.BX34]-1;[.BX34])" office:value-type="float" office:value="0" calcext:value-type="float">
            <text:p>0</text:p>
          </table:table-cell>
          <table:table-cell table:formula="of:=IF([.BY$54]=[.$A4];[.BY34]-1;[.BY34])" office:value-type="float" office:value="0" calcext:value-type="float">
            <text:p>0</text:p>
          </table:table-cell>
          <table:table-cell table:formula="of:=IF([.BZ$54]=[.$A4];[.BZ34]-1;[.BZ34])" office:value-type="float" office:value="0" calcext:value-type="float">
            <text:p>0</text:p>
          </table:table-cell>
          <table:table-cell table:formula="of:=IF([.CA$54]=[.$A4];[.CA34]-1;[.CA34])" office:value-type="float" office:value="0" calcext:value-type="float">
            <text:p>0</text:p>
          </table:table-cell>
          <table:table-cell table:formula="of:=IF([.CB$54]=[.$A4];[.CB34]-1;[.CB34])" office:value-type="float" office:value="0" calcext:value-type="float">
            <text:p>0</text:p>
          </table:table-cell>
          <table:table-cell table:formula="of:=IF([.CC$54]=[.$A4];[.CC34]-1;[.CC34])" office:value-type="float" office:value="0" calcext:value-type="float">
            <text:p>0</text:p>
          </table:table-cell>
          <table:table-cell table:formula="of:=IF([.CD$54]=[.$A4];[.CD34]-1;[.CD34])" office:value-type="float" office:value="0" calcext:value-type="float">
            <text:p>0</text:p>
          </table:table-cell>
          <table:table-cell table:formula="of:=IF([.CE$54]=[.$A4];[.CE34]-1;[.CE34])" office:value-type="float" office:value="0" calcext:value-type="float">
            <text:p>0</text:p>
          </table:table-cell>
          <table:table-cell table:formula="of:=IF([.CF$54]=[.$A4];[.CF34]-1;[.CF34])" office:value-type="float" office:value="0" calcext:value-type="float">
            <text:p>0</text:p>
          </table:table-cell>
          <table:table-cell table:formula="of:=IF([.CG$54]=[.$A4];[.CG34]-1;[.CG34])" office:value-type="float" office:value="0" calcext:value-type="float">
            <text:p>0</text:p>
          </table:table-cell>
          <table:table-cell table:formula="of:=IF([.CH$54]=[.$A4];[.CH34]-1;[.CH34])" office:value-type="float" office:value="0" calcext:value-type="float">
            <text:p>0</text:p>
          </table:table-cell>
          <table:table-cell table:formula="of:=IF([.CI$54]=[.$A4];[.CI34]-1;[.CI34])" office:value-type="float" office:value="0" calcext:value-type="float">
            <text:p>0</text:p>
          </table:table-cell>
          <table:table-cell table:formula="of:=IF([.CJ$54]=[.$A4];[.CJ34]-1;[.CJ34])" office:value-type="float" office:value="0" calcext:value-type="float">
            <text:p>0</text:p>
          </table:table-cell>
          <table:table-cell table:formula="of:=IF([.CK$54]=[.$A4];[.CK34]-1;[.CK34])" office:value-type="float" office:value="0" calcext:value-type="float">
            <text:p>0</text:p>
          </table:table-cell>
          <table:table-cell table:formula="of:=IF([.CL$54]=[.$A4];[.CL34]-1;[.CL34])" office:value-type="float" office:value="0" calcext:value-type="float">
            <text:p>0</text:p>
          </table:table-cell>
          <table:table-cell table:formula="of:=IF([.CM$54]=[.$A4];[.CM34]-1;[.CM34])" office:value-type="float" office:value="0" calcext:value-type="float">
            <text:p>0</text:p>
          </table:table-cell>
          <table:table-cell table:formula="of:=IF([.CN$54]=[.$A4];[.CN34]-1;[.CN34])" office:value-type="float" office:value="0" calcext:value-type="float">
            <text:p>0</text:p>
          </table:table-cell>
          <table:table-cell table:formula="of:=IF([.CO$54]=[.$A4];[.CO34]-1;[.CO34])" office:value-type="float" office:value="0" calcext:value-type="float">
            <text:p>0</text:p>
          </table:table-cell>
          <table:table-cell table:formula="of:=IF([.CP$54]=[.$A4];[.CP34]-1;[.CP34])" office:value-type="float" office:value="0" calcext:value-type="float">
            <text:p>0</text:p>
          </table:table-cell>
          <table:table-cell table:formula="of:=IF([.CQ$54]=[.$A4];[.CQ34]-1;[.CQ34])" office:value-type="float" office:value="0" calcext:value-type="float">
            <text:p>0</text:p>
          </table:table-cell>
          <table:table-cell table:formula="of:=IF([.CR$54]=[.$A4];[.CR34]-1;[.CR34])" office:value-type="float" office:value="0" calcext:value-type="float">
            <text:p>0</text:p>
          </table:table-cell>
          <table:table-cell table:formula="of:=IF([.CS$54]=[.$A4];[.CS34]-1;[.CS34])" office:value-type="float" office:value="0" calcext:value-type="float">
            <text:p>0</text:p>
          </table:table-cell>
          <table:table-cell table:formula="of:=IF([.CT$54]=[.$A4];[.CT34]-1;[.CT34])" office:value-type="float" office:value="0" calcext:value-type="float">
            <text:p>0</text:p>
          </table:table-cell>
          <table:table-cell table:formula="of:=IF([.CU$54]=[.$A4];[.CU34]-1;[.CU34])" office:value-type="float" office:value="0" calcext:value-type="float">
            <text:p>0</text:p>
          </table:table-cell>
          <table:table-cell table:formula="of:=IF([.CV$54]=[.$A4];[.CV34]-1;[.CV34])" office:value-type="float" office:value="0" calcext:value-type="float">
            <text:p>0</text:p>
          </table:table-cell>
          <table:table-cell table:formula="of:=IF([.CW$54]=[.$A4];[.CW34]-1;[.CW34])" office:value-type="float" office:value="0" calcext:value-type="float">
            <text:p>0</text:p>
          </table:table-cell>
          <table:table-cell table:formula="of:=IF([.CX$54]=[.$A4];[.CX34]-1;[.CX34])" office:value-type="float" office:value="0" calcext:value-type="float">
            <text:p>0</text:p>
          </table:table-cell>
          <table:table-cell table:formula="of:=IF([.CY$54]=[.$A4];[.CY34]-1;[.CY34])" office:value-type="float" office:value="0" calcext:value-type="float">
            <text:p>0</text:p>
          </table:table-cell>
          <table:table-cell table:formula="of:=IF([.CZ$54]=[.$A4];[.CZ34]-1;[.CZ34])" office:value-type="float" office:value="0" calcext:value-type="float">
            <text:p>0</text:p>
          </table:table-cell>
          <table:table-cell table:formula="of:=IF([.DA$54]=[.$A4];[.DA34]-1;[.DA34])" office:value-type="float" office:value="0" calcext:value-type="float">
            <text:p>0</text:p>
          </table:table-cell>
          <table:table-cell table:formula="of:=IF([.DB$54]=[.$A4];[.DB34]-1;[.DB34])" office:value-type="float" office:value="0" calcext:value-type="float">
            <text:p>0</text:p>
          </table:table-cell>
          <table:table-cell table:formula="of:=IF([.DC$54]=[.$A4];[.DC34]-1;[.DC34])" office:value-type="float" office:value="0" calcext:value-type="float">
            <text:p>0</text:p>
          </table:table-cell>
          <table:table-cell table:formula="of:=IF([.DD$54]=[.$A4];[.DD34]-1;[.DD34])" office:value-type="float" office:value="0" calcext:value-type="float">
            <text:p>0</text:p>
          </table:table-cell>
          <table:table-cell table:formula="of:=IF([.DE$54]=[.$A4];[.DE34]-1;[.DE34])" office:value-type="float" office:value="0" calcext:value-type="float">
            <text:p>0</text:p>
          </table:table-cell>
          <table:table-cell table:formula="of:=IF([.DF$54]=[.$A4];[.DF34]-1;[.DF34])" office:value-type="float" office:value="0" calcext:value-type="float">
            <text:p>0</text:p>
          </table:table-cell>
          <table:table-cell table:formula="of:=IF([.DG$54]=[.$A4];[.DG34]-1;[.DG34])" office:value-type="float" office:value="0" calcext:value-type="float">
            <text:p>0</text:p>
          </table:table-cell>
          <table:table-cell table:formula="of:=IF([.DH$54]=[.$A4];[.DH34]-1;[.DH34])" office:value-type="float" office:value="0" calcext:value-type="float">
            <text:p>0</text:p>
          </table:table-cell>
          <table:table-cell table:formula="of:=IF([.DI$54]=[.$A4];[.DI34]-1;[.DI34])" office:value-type="float" office:value="0" calcext:value-type="float">
            <text:p>0</text:p>
          </table:table-cell>
          <table:table-cell table:formula="of:=IF([.DJ$54]=[.$A4];[.DJ34]-1;[.DJ34])" office:value-type="float" office:value="0" calcext:value-type="float">
            <text:p>0</text:p>
          </table:table-cell>
          <table:table-cell table:formula="of:=IF([.DK$54]=[.$A4];[.DK34]-1;[.DK34])" office:value-type="float" office:value="0" calcext:value-type="float">
            <text:p>0</text:p>
          </table:table-cell>
          <table:table-cell table:formula="of:=IF([.DL$54]=[.$A4];[.DL34]-1;[.DL34])" office:value-type="float" office:value="0" calcext:value-type="float">
            <text:p>0</text:p>
          </table:table-cell>
          <table:table-cell table:formula="of:=IF([.DM$54]=[.$A4];[.DM34]-1;[.DM34])" office:value-type="float" office:value="0" calcext:value-type="float">
            <text:p>0</text:p>
          </table:table-cell>
          <table:table-cell table:formula="of:=IF([.DN$54]=[.$A4];[.DN34]-1;[.DN34])" office:value-type="float" office:value="0" calcext:value-type="float">
            <text:p>0</text:p>
          </table:table-cell>
          <table:table-cell table:formula="of:=IF([.DO$54]=[.$A4];[.DO34]-1;[.DO34])" office:value-type="float" office:value="0" calcext:value-type="float">
            <text:p>0</text:p>
          </table:table-cell>
          <table:table-cell table:formula="of:=IF([.DP$54]=[.$A4];[.DP34]-1;[.DP34])" office:value-type="float" office:value="0" calcext:value-type="float">
            <text:p>0</text:p>
          </table:table-cell>
          <table:table-cell table:formula="of:=IF([.DQ$54]=[.$A4];[.DQ34]-1;[.DQ34])" office:value-type="float" office:value="0" calcext:value-type="float">
            <text:p>0</text:p>
          </table:table-cell>
          <table:table-cell table:formula="of:=IF([.DR$54]=[.$A4];[.DR34]-1;[.DR34])" office:value-type="float" office:value="0" calcext:value-type="float">
            <text:p>0</text:p>
          </table:table-cell>
          <table:table-cell table:formula="of:=IF([.DS$54]=[.$A4];[.DS34]-1;[.DS34])" office:value-type="float" office:value="0" calcext:value-type="float">
            <text:p>0</text:p>
          </table:table-cell>
          <table:table-cell table:formula="of:=IF([.DT$54]=[.$A4];[.DT34]-1;[.DT34])" office:value-type="float" office:value="0" calcext:value-type="float">
            <text:p>0</text:p>
          </table:table-cell>
          <table:table-cell table:formula="of:=IF([.DU$54]=[.$A4];[.DU34]-1;[.DU34])" office:value-type="float" office:value="0" calcext:value-type="float">
            <text:p>0</text:p>
          </table:table-cell>
          <table:table-cell table:formula="of:=IF([.DV$54]=[.$A4];[.DV34]-1;[.DV34])" office:value-type="float" office:value="0" calcext:value-type="float">
            <text:p>0</text:p>
          </table:table-cell>
          <table:table-cell table:formula="of:=IF([.DW$54]=[.$A4];[.DW34]-1;[.DW34])" office:value-type="float" office:value="0" calcext:value-type="float">
            <text:p>0</text:p>
          </table:table-cell>
          <table:table-cell table:formula="of:=IF([.DX$54]=[.$A4];[.DX34]-1;[.DX34])" office:value-type="float" office:value="0" calcext:value-type="float">
            <text:p>0</text:p>
          </table:table-cell>
          <table:table-cell table:formula="of:=IF([.DY$54]=[.$A4];[.DY34]-1;[.DY34])" office:value-type="float" office:value="0" calcext:value-type="float">
            <text:p>0</text:p>
          </table:table-cell>
          <table:table-cell table:formula="of:=IF([.DZ$54]=[.$A4];[.DZ34]-1;[.DZ34])" office:value-type="float" office:value="0" calcext:value-type="float">
            <text:p>0</text:p>
          </table:table-cell>
          <table:table-cell table:formula="of:=IF([.EA$54]=[.$A4];[.EA34]-1;[.EA34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Execution Time</text:p>
          </table:table-cell>
          <table:table-cell table:formula="of:=IF([.I$54]=[.$A5];[.I35]-1;[.I35])" office:value-type="float" office:value="0" calcext:value-type="float">
            <text:p>0</text:p>
          </table:table-cell>
          <table:table-cell table:formula="of:=IF([.J$54]=[.$A5];[.J35]-1;[.J35])" office:value-type="float" office:value="0" calcext:value-type="float">
            <text:p>0</text:p>
          </table:table-cell>
          <table:table-cell table:formula="of:=IF([.K$54]=[.$A5];[.K35]-1;[.K35])" office:value-type="float" office:value="0" calcext:value-type="float">
            <text:p>0</text:p>
          </table:table-cell>
          <table:table-cell table:formula="of:=IF([.L$54]=[.$A5];[.L35]-1;[.L35])" office:value-type="float" office:value="0" calcext:value-type="float">
            <text:p>0</text:p>
          </table:table-cell>
          <table:table-cell table:formula="of:=IF([.M$54]=[.$A5];[.M35]-1;[.M35])" office:value-type="float" office:value="0" calcext:value-type="float">
            <text:p>0</text:p>
          </table:table-cell>
          <table:table-cell table:formula="of:=IF([.N$54]=[.$A5];[.N35]-1;[.N35])" office:value-type="float" office:value="0" calcext:value-type="float">
            <text:p>0</text:p>
          </table:table-cell>
          <table:table-cell table:formula="of:=IF([.O$54]=[.$A5];[.O35]-1;[.O35])" office:value-type="float" office:value="0" calcext:value-type="float">
            <text:p>0</text:p>
          </table:table-cell>
          <table:table-cell table:formula="of:=IF([.P$54]=[.$A5];[.P35]-1;[.P35])" office:value-type="float" office:value="0" calcext:value-type="float">
            <text:p>0</text:p>
          </table:table-cell>
          <table:table-cell table:formula="of:=IF([.Q$54]=[.$A5];[.Q35]-1;[.Q35])" office:value-type="float" office:value="0" calcext:value-type="float">
            <text:p>0</text:p>
          </table:table-cell>
          <table:table-cell table:formula="of:=IF([.R$54]=[.$A5];[.R35]-1;[.R35])" office:value-type="float" office:value="0" calcext:value-type="float">
            <text:p>0</text:p>
          </table:table-cell>
          <table:table-cell table:formula="of:=IF([.S$54]=[.$A5];[.S35]-1;[.S35])" office:value-type="float" office:value="1" calcext:value-type="float">
            <text:p>1</text:p>
          </table:table-cell>
          <table:table-cell table:formula="of:=IF([.T$54]=[.$A5];[.T35]-1;[.T35])" office:value-type="float" office:value="0" calcext:value-type="float">
            <text:p>0</text:p>
          </table:table-cell>
          <table:table-cell table:formula="of:=IF([.U$54]=[.$A5];[.U35]-1;[.U35])" office:value-type="float" office:value="0" calcext:value-type="float">
            <text:p>0</text:p>
          </table:table-cell>
          <table:table-cell table:formula="of:=IF([.V$54]=[.$A5];[.V35]-1;[.V35])" office:value-type="float" office:value="0" calcext:value-type="float">
            <text:p>0</text:p>
          </table:table-cell>
          <table:table-cell table:formula="of:=IF([.W$54]=[.$A5];[.W35]-1;[.W35])" office:value-type="float" office:value="0" calcext:value-type="float">
            <text:p>0</text:p>
          </table:table-cell>
          <table:table-cell table:formula="of:=IF([.X$54]=[.$A5];[.X35]-1;[.X35])" office:value-type="float" office:value="0" calcext:value-type="float">
            <text:p>0</text:p>
          </table:table-cell>
          <table:table-cell table:formula="of:=IF([.Y$54]=[.$A5];[.Y35]-1;[.Y35])" office:value-type="float" office:value="0" calcext:value-type="float">
            <text:p>0</text:p>
          </table:table-cell>
          <table:table-cell table:formula="of:=IF([.Z$54]=[.$A5];[.Z35]-1;[.Z35])" office:value-type="float" office:value="0" calcext:value-type="float">
            <text:p>0</text:p>
          </table:table-cell>
          <table:table-cell table:formula="of:=IF([.AA$54]=[.$A5];[.AA35]-1;[.AA35])" office:value-type="float" office:value="0" calcext:value-type="float">
            <text:p>0</text:p>
          </table:table-cell>
          <table:table-cell table:formula="of:=IF([.AB$54]=[.$A5];[.AB35]-1;[.AB35])" office:value-type="float" office:value="0" calcext:value-type="float">
            <text:p>0</text:p>
          </table:table-cell>
          <table:table-cell table:formula="of:=IF([.AC$54]=[.$A5];[.AC35]-1;[.AC35])" office:value-type="float" office:value="0" calcext:value-type="float">
            <text:p>0</text:p>
          </table:table-cell>
          <table:table-cell table:formula="of:=IF([.AD$54]=[.$A5];[.AD35]-1;[.AD35])" office:value-type="float" office:value="0" calcext:value-type="float">
            <text:p>0</text:p>
          </table:table-cell>
          <table:table-cell table:formula="of:=IF([.AE$54]=[.$A5];[.AE35]-1;[.AE35])" office:value-type="float" office:value="0" calcext:value-type="float">
            <text:p>0</text:p>
          </table:table-cell>
          <table:table-cell table:formula="of:=IF([.AF$54]=[.$A5];[.AF35]-1;[.AF35])" office:value-type="float" office:value="0" calcext:value-type="float">
            <text:p>0</text:p>
          </table:table-cell>
          <table:table-cell table:formula="of:=IF([.AG$54]=[.$A5];[.AG35]-1;[.AG35])" office:value-type="float" office:value="0" calcext:value-type="float">
            <text:p>0</text:p>
          </table:table-cell>
          <table:table-cell table:formula="of:=IF([.AH$54]=[.$A5];[.AH35]-1;[.AH35])" office:value-type="float" office:value="0" calcext:value-type="float">
            <text:p>0</text:p>
          </table:table-cell>
          <table:table-cell table:formula="of:=IF([.AI$54]=[.$A5];[.AI35]-1;[.AI35])" office:value-type="float" office:value="0" calcext:value-type="float">
            <text:p>0</text:p>
          </table:table-cell>
          <table:table-cell table:formula="of:=IF([.AJ$54]=[.$A5];[.AJ35]-1;[.AJ35])" office:value-type="float" office:value="0" calcext:value-type="float">
            <text:p>0</text:p>
          </table:table-cell>
          <table:table-cell table:formula="of:=IF([.AK$54]=[.$A5];[.AK35]-1;[.AK35])" office:value-type="float" office:value="0" calcext:value-type="float">
            <text:p>0</text:p>
          </table:table-cell>
          <table:table-cell table:formula="of:=IF([.AL$54]=[.$A5];[.AL35]-1;[.AL35])" office:value-type="float" office:value="0" calcext:value-type="float">
            <text:p>0</text:p>
          </table:table-cell>
          <table:table-cell table:formula="of:=IF([.AM$54]=[.$A5];[.AM35]-1;[.AM35])" office:value-type="float" office:value="0" calcext:value-type="float">
            <text:p>0</text:p>
          </table:table-cell>
          <table:table-cell table:formula="of:=IF([.AN$54]=[.$A5];[.AN35]-1;[.AN35])" office:value-type="float" office:value="0" calcext:value-type="float">
            <text:p>0</text:p>
          </table:table-cell>
          <table:table-cell table:formula="of:=IF([.AO$54]=[.$A5];[.AO35]-1;[.AO35])" office:value-type="float" office:value="0" calcext:value-type="float">
            <text:p>0</text:p>
          </table:table-cell>
          <table:table-cell table:formula="of:=IF([.AP$54]=[.$A5];[.AP35]-1;[.AP35])" office:value-type="float" office:value="0" calcext:value-type="float">
            <text:p>0</text:p>
          </table:table-cell>
          <table:table-cell table:formula="of:=IF([.AQ$54]=[.$A5];[.AQ35]-1;[.AQ35])" office:value-type="float" office:value="0" calcext:value-type="float">
            <text:p>0</text:p>
          </table:table-cell>
          <table:table-cell table:formula="of:=IF([.AR$54]=[.$A5];[.AR35]-1;[.AR35])" office:value-type="float" office:value="0" calcext:value-type="float">
            <text:p>0</text:p>
          </table:table-cell>
          <table:table-cell table:formula="of:=IF([.AS$54]=[.$A5];[.AS35]-1;[.AS35])" office:value-type="float" office:value="0" calcext:value-type="float">
            <text:p>0</text:p>
          </table:table-cell>
          <table:table-cell table:formula="of:=IF([.AT$54]=[.$A5];[.AT35]-1;[.AT35])" office:value-type="float" office:value="0" calcext:value-type="float">
            <text:p>0</text:p>
          </table:table-cell>
          <table:table-cell table:formula="of:=IF([.AU$54]=[.$A5];[.AU35]-1;[.AU35])" office:value-type="float" office:value="0" calcext:value-type="float">
            <text:p>0</text:p>
          </table:table-cell>
          <table:table-cell table:formula="of:=IF([.AV$54]=[.$A5];[.AV35]-1;[.AV35])" office:value-type="float" office:value="0" calcext:value-type="float">
            <text:p>0</text:p>
          </table:table-cell>
          <table:table-cell table:formula="of:=IF([.AW$54]=[.$A5];[.AW35]-1;[.AW35])" office:value-type="float" office:value="0" calcext:value-type="float">
            <text:p>0</text:p>
          </table:table-cell>
          <table:table-cell table:formula="of:=IF([.AX$54]=[.$A5];[.AX35]-1;[.AX35])" office:value-type="float" office:value="0" calcext:value-type="float">
            <text:p>0</text:p>
          </table:table-cell>
          <table:table-cell table:formula="of:=IF([.AY$54]=[.$A5];[.AY35]-1;[.AY35])" office:value-type="float" office:value="1" calcext:value-type="float">
            <text:p>1</text:p>
          </table:table-cell>
          <table:table-cell table:formula="of:=IF([.AZ$54]=[.$A5];[.AZ35]-1;[.AZ35])" office:value-type="float" office:value="0" calcext:value-type="float">
            <text:p>0</text:p>
          </table:table-cell>
          <table:table-cell table:formula="of:=IF([.BA$54]=[.$A5];[.BA35]-1;[.BA35])" office:value-type="float" office:value="0" calcext:value-type="float">
            <text:p>0</text:p>
          </table:table-cell>
          <table:table-cell table:formula="of:=IF([.BB$54]=[.$A5];[.BB35]-1;[.BB35])" office:value-type="float" office:value="0" calcext:value-type="float">
            <text:p>0</text:p>
          </table:table-cell>
          <table:table-cell table:formula="of:=IF([.BC$54]=[.$A5];[.BC35]-1;[.BC35])" office:value-type="float" office:value="0" calcext:value-type="float">
            <text:p>0</text:p>
          </table:table-cell>
          <table:table-cell table:formula="of:=IF([.BD$54]=[.$A5];[.BD35]-1;[.BD35])" office:value-type="float" office:value="0" calcext:value-type="float">
            <text:p>0</text:p>
          </table:table-cell>
          <table:table-cell table:formula="of:=IF([.BE$54]=[.$A5];[.BE35]-1;[.BE35])" office:value-type="float" office:value="0" calcext:value-type="float">
            <text:p>0</text:p>
          </table:table-cell>
          <table:table-cell table:formula="of:=IF([.BF$54]=[.$A5];[.BF35]-1;[.BF35])" office:value-type="float" office:value="0" calcext:value-type="float">
            <text:p>0</text:p>
          </table:table-cell>
          <table:table-cell table:formula="of:=IF([.BG$54]=[.$A5];[.BG35]-1;[.BG35])" office:value-type="float" office:value="1" calcext:value-type="float">
            <text:p>1</text:p>
          </table:table-cell>
          <table:table-cell table:formula="of:=IF([.BH$54]=[.$A5];[.BH35]-1;[.BH35])" office:value-type="float" office:value="0" calcext:value-type="float">
            <text:p>0</text:p>
          </table:table-cell>
          <table:table-cell table:formula="of:=IF([.BI$54]=[.$A5];[.BI35]-1;[.BI35])" office:value-type="float" office:value="0" calcext:value-type="float">
            <text:p>0</text:p>
          </table:table-cell>
          <table:table-cell table:formula="of:=IF([.BJ$54]=[.$A5];[.BJ35]-1;[.BJ35])" office:value-type="float" office:value="0" calcext:value-type="float">
            <text:p>0</text:p>
          </table:table-cell>
          <table:table-cell table:formula="of:=IF([.BK$54]=[.$A5];[.BK35]-1;[.BK35])" office:value-type="float" office:value="0" calcext:value-type="float">
            <text:p>0</text:p>
          </table:table-cell>
          <table:table-cell table:formula="of:=IF([.BL$54]=[.$A5];[.BL35]-1;[.BL35])" office:value-type="float" office:value="0" calcext:value-type="float">
            <text:p>0</text:p>
          </table:table-cell>
          <table:table-cell table:formula="of:=IF([.BM$54]=[.$A5];[.BM35]-1;[.BM35])" office:value-type="float" office:value="0" calcext:value-type="float">
            <text:p>0</text:p>
          </table:table-cell>
          <table:table-cell table:formula="of:=IF([.BN$54]=[.$A5];[.BN35]-1;[.BN35])" office:value-type="float" office:value="0" calcext:value-type="float">
            <text:p>0</text:p>
          </table:table-cell>
          <table:table-cell table:formula="of:=IF([.BO$54]=[.$A5];[.BO35]-1;[.BO35])" office:value-type="float" office:value="0" calcext:value-type="float">
            <text:p>0</text:p>
          </table:table-cell>
          <table:table-cell table:formula="of:=IF([.BP$54]=[.$A5];[.BP35]-1;[.BP35])" office:value-type="float" office:value="0" calcext:value-type="float">
            <text:p>0</text:p>
          </table:table-cell>
          <table:table-cell table:formula="of:=IF([.BQ$54]=[.$A5];[.BQ35]-1;[.BQ35])" office:value-type="float" office:value="0" calcext:value-type="float">
            <text:p>0</text:p>
          </table:table-cell>
          <table:table-cell table:formula="of:=IF([.BR$54]=[.$A5];[.BR35]-1;[.BR35])" office:value-type="float" office:value="0" calcext:value-type="float">
            <text:p>0</text:p>
          </table:table-cell>
          <table:table-cell table:formula="of:=IF([.BS$54]=[.$A5];[.BS35]-1;[.BS35])" office:value-type="float" office:value="0" calcext:value-type="float">
            <text:p>0</text:p>
          </table:table-cell>
          <table:table-cell table:formula="of:=IF([.BT$54]=[.$A5];[.BT35]-1;[.BT35])" office:value-type="float" office:value="0" calcext:value-type="float">
            <text:p>0</text:p>
          </table:table-cell>
          <table:table-cell table:formula="of:=IF([.BU$54]=[.$A5];[.BU35]-1;[.BU35])" office:value-type="float" office:value="0" calcext:value-type="float">
            <text:p>0</text:p>
          </table:table-cell>
          <table:table-cell table:formula="of:=IF([.BV$54]=[.$A5];[.BV35]-1;[.BV35])" office:value-type="float" office:value="0" calcext:value-type="float">
            <text:p>0</text:p>
          </table:table-cell>
          <table:table-cell table:formula="of:=IF([.BW$54]=[.$A5];[.BW35]-1;[.BW35])" office:value-type="float" office:value="1" calcext:value-type="float">
            <text:p>1</text:p>
          </table:table-cell>
          <table:table-cell table:formula="of:=IF([.BX$54]=[.$A5];[.BX35]-1;[.BX35])" office:value-type="float" office:value="0" calcext:value-type="float">
            <text:p>0</text:p>
          </table:table-cell>
          <table:table-cell table:formula="of:=IF([.BY$54]=[.$A5];[.BY35]-1;[.BY35])" office:value-type="float" office:value="0" calcext:value-type="float">
            <text:p>0</text:p>
          </table:table-cell>
          <table:table-cell table:formula="of:=IF([.BZ$54]=[.$A5];[.BZ35]-1;[.BZ35])" office:value-type="float" office:value="0" calcext:value-type="float">
            <text:p>0</text:p>
          </table:table-cell>
          <table:table-cell table:formula="of:=IF([.CA$54]=[.$A5];[.CA35]-1;[.CA35])" office:value-type="float" office:value="0" calcext:value-type="float">
            <text:p>0</text:p>
          </table:table-cell>
          <table:table-cell table:formula="of:=IF([.CB$54]=[.$A5];[.CB35]-1;[.CB35])" office:value-type="float" office:value="0" calcext:value-type="float">
            <text:p>0</text:p>
          </table:table-cell>
          <table:table-cell table:formula="of:=IF([.CC$54]=[.$A5];[.CC35]-1;[.CC35])" office:value-type="float" office:value="0" calcext:value-type="float">
            <text:p>0</text:p>
          </table:table-cell>
          <table:table-cell table:formula="of:=IF([.CD$54]=[.$A5];[.CD35]-1;[.CD35])" office:value-type="float" office:value="0" calcext:value-type="float">
            <text:p>0</text:p>
          </table:table-cell>
          <table:table-cell table:formula="of:=IF([.CE$54]=[.$A5];[.CE35]-1;[.CE35])" office:value-type="float" office:value="0" calcext:value-type="float">
            <text:p>0</text:p>
          </table:table-cell>
          <table:table-cell table:formula="of:=IF([.CF$54]=[.$A5];[.CF35]-1;[.CF35])" office:value-type="float" office:value="0" calcext:value-type="float">
            <text:p>0</text:p>
          </table:table-cell>
          <table:table-cell table:formula="of:=IF([.CG$54]=[.$A5];[.CG35]-1;[.CG35])" office:value-type="float" office:value="0" calcext:value-type="float">
            <text:p>0</text:p>
          </table:table-cell>
          <table:table-cell table:formula="of:=IF([.CH$54]=[.$A5];[.CH35]-1;[.CH35])" office:value-type="float" office:value="0" calcext:value-type="float">
            <text:p>0</text:p>
          </table:table-cell>
          <table:table-cell table:formula="of:=IF([.CI$54]=[.$A5];[.CI35]-1;[.CI35])" office:value-type="float" office:value="0" calcext:value-type="float">
            <text:p>0</text:p>
          </table:table-cell>
          <table:table-cell table:formula="of:=IF([.CJ$54]=[.$A5];[.CJ35]-1;[.CJ35])" office:value-type="float" office:value="0" calcext:value-type="float">
            <text:p>0</text:p>
          </table:table-cell>
          <table:table-cell table:formula="of:=IF([.CK$54]=[.$A5];[.CK35]-1;[.CK35])" office:value-type="float" office:value="0" calcext:value-type="float">
            <text:p>0</text:p>
          </table:table-cell>
          <table:table-cell table:formula="of:=IF([.CL$54]=[.$A5];[.CL35]-1;[.CL35])" office:value-type="float" office:value="0" calcext:value-type="float">
            <text:p>0</text:p>
          </table:table-cell>
          <table:table-cell table:formula="of:=IF([.CM$54]=[.$A5];[.CM35]-1;[.CM35])" office:value-type="float" office:value="0" calcext:value-type="float">
            <text:p>0</text:p>
          </table:table-cell>
          <table:table-cell table:formula="of:=IF([.CN$54]=[.$A5];[.CN35]-1;[.CN35])" office:value-type="float" office:value="0" calcext:value-type="float">
            <text:p>0</text:p>
          </table:table-cell>
          <table:table-cell table:formula="of:=IF([.CO$54]=[.$A5];[.CO35]-1;[.CO35])" office:value-type="float" office:value="0" calcext:value-type="float">
            <text:p>0</text:p>
          </table:table-cell>
          <table:table-cell table:formula="of:=IF([.CP$54]=[.$A5];[.CP35]-1;[.CP35])" office:value-type="float" office:value="0" calcext:value-type="float">
            <text:p>0</text:p>
          </table:table-cell>
          <table:table-cell table:formula="of:=IF([.CQ$54]=[.$A5];[.CQ35]-1;[.CQ35])" office:value-type="float" office:value="0" calcext:value-type="float">
            <text:p>0</text:p>
          </table:table-cell>
          <table:table-cell table:formula="of:=IF([.CR$54]=[.$A5];[.CR35]-1;[.CR35])" office:value-type="float" office:value="0" calcext:value-type="float">
            <text:p>0</text:p>
          </table:table-cell>
          <table:table-cell table:formula="of:=IF([.CS$54]=[.$A5];[.CS35]-1;[.CS35])" office:value-type="float" office:value="0" calcext:value-type="float">
            <text:p>0</text:p>
          </table:table-cell>
          <table:table-cell table:formula="of:=IF([.CT$54]=[.$A5];[.CT35]-1;[.CT35])" office:value-type="float" office:value="0" calcext:value-type="float">
            <text:p>0</text:p>
          </table:table-cell>
          <table:table-cell table:formula="of:=IF([.CU$54]=[.$A5];[.CU35]-1;[.CU35])" office:value-type="float" office:value="1" calcext:value-type="float">
            <text:p>1</text:p>
          </table:table-cell>
          <table:table-cell table:formula="of:=IF([.CV$54]=[.$A5];[.CV35]-1;[.CV35])" office:value-type="float" office:value="0" calcext:value-type="float">
            <text:p>0</text:p>
          </table:table-cell>
          <table:table-cell table:formula="of:=IF([.CW$54]=[.$A5];[.CW35]-1;[.CW35])" office:value-type="float" office:value="0" calcext:value-type="float">
            <text:p>0</text:p>
          </table:table-cell>
          <table:table-cell table:formula="of:=IF([.CX$54]=[.$A5];[.CX35]-1;[.CX35])" office:value-type="float" office:value="0" calcext:value-type="float">
            <text:p>0</text:p>
          </table:table-cell>
          <table:table-cell table:formula="of:=IF([.CY$54]=[.$A5];[.CY35]-1;[.CY35])" office:value-type="float" office:value="0" calcext:value-type="float">
            <text:p>0</text:p>
          </table:table-cell>
          <table:table-cell table:formula="of:=IF([.CZ$54]=[.$A5];[.CZ35]-1;[.CZ35])" office:value-type="float" office:value="0" calcext:value-type="float">
            <text:p>0</text:p>
          </table:table-cell>
          <table:table-cell table:formula="of:=IF([.DA$54]=[.$A5];[.DA35]-1;[.DA35])" office:value-type="float" office:value="0" calcext:value-type="float">
            <text:p>0</text:p>
          </table:table-cell>
          <table:table-cell table:formula="of:=IF([.DB$54]=[.$A5];[.DB35]-1;[.DB35])" office:value-type="float" office:value="0" calcext:value-type="float">
            <text:p>0</text:p>
          </table:table-cell>
          <table:table-cell table:formula="of:=IF([.DC$54]=[.$A5];[.DC35]-1;[.DC35])" office:value-type="float" office:value="0" calcext:value-type="float">
            <text:p>0</text:p>
          </table:table-cell>
          <table:table-cell table:formula="of:=IF([.DD$54]=[.$A5];[.DD35]-1;[.DD35])" office:value-type="float" office:value="0" calcext:value-type="float">
            <text:p>0</text:p>
          </table:table-cell>
          <table:table-cell table:formula="of:=IF([.DE$54]=[.$A5];[.DE35]-1;[.DE35])" office:value-type="float" office:value="0" calcext:value-type="float">
            <text:p>0</text:p>
          </table:table-cell>
          <table:table-cell table:formula="of:=IF([.DF$54]=[.$A5];[.DF35]-1;[.DF35])" office:value-type="float" office:value="0" calcext:value-type="float">
            <text:p>0</text:p>
          </table:table-cell>
          <table:table-cell table:formula="of:=IF([.DG$54]=[.$A5];[.DG35]-1;[.DG35])" office:value-type="float" office:value="0" calcext:value-type="float">
            <text:p>0</text:p>
          </table:table-cell>
          <table:table-cell table:formula="of:=IF([.DH$54]=[.$A5];[.DH35]-1;[.DH35])" office:value-type="float" office:value="0" calcext:value-type="float">
            <text:p>0</text:p>
          </table:table-cell>
          <table:table-cell table:formula="of:=IF([.DI$54]=[.$A5];[.DI35]-1;[.DI35])" office:value-type="float" office:value="0" calcext:value-type="float">
            <text:p>0</text:p>
          </table:table-cell>
          <table:table-cell table:formula="of:=IF([.DJ$54]=[.$A5];[.DJ35]-1;[.DJ35])" office:value-type="float" office:value="0" calcext:value-type="float">
            <text:p>0</text:p>
          </table:table-cell>
          <table:table-cell table:formula="of:=IF([.DK$54]=[.$A5];[.DK35]-1;[.DK35])" office:value-type="float" office:value="0" calcext:value-type="float">
            <text:p>0</text:p>
          </table:table-cell>
          <table:table-cell table:formula="of:=IF([.DL$54]=[.$A5];[.DL35]-1;[.DL35])" office:value-type="float" office:value="0" calcext:value-type="float">
            <text:p>0</text:p>
          </table:table-cell>
          <table:table-cell table:formula="of:=IF([.DM$54]=[.$A5];[.DM35]-1;[.DM35])" office:value-type="float" office:value="0" calcext:value-type="float">
            <text:p>0</text:p>
          </table:table-cell>
          <table:table-cell table:formula="of:=IF([.DN$54]=[.$A5];[.DN35]-1;[.DN35])" office:value-type="float" office:value="0" calcext:value-type="float">
            <text:p>0</text:p>
          </table:table-cell>
          <table:table-cell table:formula="of:=IF([.DO$54]=[.$A5];[.DO35]-1;[.DO35])" office:value-type="float" office:value="0" calcext:value-type="float">
            <text:p>0</text:p>
          </table:table-cell>
          <table:table-cell table:formula="of:=IF([.DP$54]=[.$A5];[.DP35]-1;[.DP35])" office:value-type="float" office:value="0" calcext:value-type="float">
            <text:p>0</text:p>
          </table:table-cell>
          <table:table-cell table:formula="of:=IF([.DQ$54]=[.$A5];[.DQ35]-1;[.DQ35])" office:value-type="float" office:value="0" calcext:value-type="float">
            <text:p>0</text:p>
          </table:table-cell>
          <table:table-cell table:formula="of:=IF([.DR$54]=[.$A5];[.DR35]-1;[.DR35])" office:value-type="float" office:value="0" calcext:value-type="float">
            <text:p>0</text:p>
          </table:table-cell>
          <table:table-cell table:formula="of:=IF([.DS$54]=[.$A5];[.DS35]-1;[.DS35])" office:value-type="float" office:value="0" calcext:value-type="float">
            <text:p>0</text:p>
          </table:table-cell>
          <table:table-cell table:formula="of:=IF([.DT$54]=[.$A5];[.DT35]-1;[.DT35])" office:value-type="float" office:value="0" calcext:value-type="float">
            <text:p>0</text:p>
          </table:table-cell>
          <table:table-cell table:formula="of:=IF([.DU$54]=[.$A5];[.DU35]-1;[.DU35])" office:value-type="float" office:value="0" calcext:value-type="float">
            <text:p>0</text:p>
          </table:table-cell>
          <table:table-cell table:formula="of:=IF([.DV$54]=[.$A5];[.DV35]-1;[.DV35])" office:value-type="float" office:value="0" calcext:value-type="float">
            <text:p>0</text:p>
          </table:table-cell>
          <table:table-cell table:formula="of:=IF([.DW$54]=[.$A5];[.DW35]-1;[.DW35])" office:value-type="float" office:value="0" calcext:value-type="float">
            <text:p>0</text:p>
          </table:table-cell>
          <table:table-cell table:formula="of:=IF([.DX$54]=[.$A5];[.DX35]-1;[.DX35])" office:value-type="float" office:value="0" calcext:value-type="float">
            <text:p>0</text:p>
          </table:table-cell>
          <table:table-cell table:formula="of:=IF([.DY$54]=[.$A5];[.DY35]-1;[.DY35])" office:value-type="float" office:value="0" calcext:value-type="float">
            <text:p>0</text:p>
          </table:table-cell>
          <table:table-cell table:formula="of:=IF([.DZ$54]=[.$A5];[.DZ35]-1;[.DZ35])" office:value-type="float" office:value="0" calcext:value-type="float">
            <text:p>0</text:p>
          </table:table-cell>
          <table:table-cell table:formula="of:=IF([.EA$54]=[.$A5];[.EA35]-1;[.EA35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at the end of the </text:p>
          </table:table-cell>
          <table:table-cell table:formula="of:=IF([.I$54]=[.$A6];[.I36]-1;[.I36])" office:value-type="float" office:value="0" calcext:value-type="float">
            <text:p>0</text:p>
          </table:table-cell>
          <table:table-cell table:formula="of:=IF([.J$54]=[.$A6];[.J36]-1;[.J36])" office:value-type="float" office:value="0" calcext:value-type="float">
            <text:p>0</text:p>
          </table:table-cell>
          <table:table-cell table:formula="of:=IF([.K$54]=[.$A6];[.K36]-1;[.K36])" office:value-type="float" office:value="0" calcext:value-type="float">
            <text:p>0</text:p>
          </table:table-cell>
          <table:table-cell table:formula="of:=IF([.L$54]=[.$A6];[.L36]-1;[.L36])" office:value-type="float" office:value="0" calcext:value-type="float">
            <text:p>0</text:p>
          </table:table-cell>
          <table:table-cell table:formula="of:=IF([.M$54]=[.$A6];[.M36]-1;[.M36])" office:value-type="float" office:value="1" calcext:value-type="float">
            <text:p>1</text:p>
          </table:table-cell>
          <table:table-cell table:formula="of:=IF([.N$54]=[.$A6];[.N36]-1;[.N36])" office:value-type="float" office:value="1" calcext:value-type="float">
            <text:p>1</text:p>
          </table:table-cell>
          <table:table-cell table:formula="of:=IF([.O$54]=[.$A6];[.O36]-1;[.O36])" office:value-type="float" office:value="0" calcext:value-type="float">
            <text:p>0</text:p>
          </table:table-cell>
          <table:table-cell table:formula="of:=IF([.P$54]=[.$A6];[.P36]-1;[.P36])" office:value-type="float" office:value="0" calcext:value-type="float">
            <text:p>0</text:p>
          </table:table-cell>
          <table:table-cell table:formula="of:=IF([.Q$54]=[.$A6];[.Q36]-1;[.Q36])" office:value-type="float" office:value="0" calcext:value-type="float">
            <text:p>0</text:p>
          </table:table-cell>
          <table:table-cell table:formula="of:=IF([.R$54]=[.$A6];[.R36]-1;[.R36])" office:value-type="float" office:value="0" calcext:value-type="float">
            <text:p>0</text:p>
          </table:table-cell>
          <table:table-cell table:formula="of:=IF([.S$54]=[.$A6];[.S36]-1;[.S36])" office:value-type="float" office:value="0" calcext:value-type="float">
            <text:p>0</text:p>
          </table:table-cell>
          <table:table-cell table:formula="of:=IF([.T$54]=[.$A6];[.T36]-1;[.T36])" office:value-type="float" office:value="0" calcext:value-type="float">
            <text:p>0</text:p>
          </table:table-cell>
          <table:table-cell table:formula="of:=IF([.U$54]=[.$A6];[.U36]-1;[.U36])" office:value-type="float" office:value="0" calcext:value-type="float">
            <text:p>0</text:p>
          </table:table-cell>
          <table:table-cell table:formula="of:=IF([.V$54]=[.$A6];[.V36]-1;[.V36])" office:value-type="float" office:value="0" calcext:value-type="float">
            <text:p>0</text:p>
          </table:table-cell>
          <table:table-cell table:formula="of:=IF([.W$54]=[.$A6];[.W36]-1;[.W36])" office:value-type="float" office:value="0" calcext:value-type="float">
            <text:p>0</text:p>
          </table:table-cell>
          <table:table-cell table:formula="of:=IF([.X$54]=[.$A6];[.X36]-1;[.X36])" office:value-type="float" office:value="0" calcext:value-type="float">
            <text:p>0</text:p>
          </table:table-cell>
          <table:table-cell table:formula="of:=IF([.Y$54]=[.$A6];[.Y36]-1;[.Y36])" office:value-type="float" office:value="1" calcext:value-type="float">
            <text:p>1</text:p>
          </table:table-cell>
          <table:table-cell table:formula="of:=IF([.Z$54]=[.$A6];[.Z36]-1;[.Z36])" office:value-type="float" office:value="0" calcext:value-type="float">
            <text:p>0</text:p>
          </table:table-cell>
          <table:table-cell table:formula="of:=IF([.AA$54]=[.$A6];[.AA36]-1;[.AA36])" office:value-type="float" office:value="0" calcext:value-type="float">
            <text:p>0</text:p>
          </table:table-cell>
          <table:table-cell table:formula="of:=IF([.AB$54]=[.$A6];[.AB36]-1;[.AB36])" office:value-type="float" office:value="0" calcext:value-type="float">
            <text:p>0</text:p>
          </table:table-cell>
          <table:table-cell table:formula="of:=IF([.AC$54]=[.$A6];[.AC36]-1;[.AC36])" office:value-type="float" office:value="0" calcext:value-type="float">
            <text:p>0</text:p>
          </table:table-cell>
          <table:table-cell table:formula="of:=IF([.AD$54]=[.$A6];[.AD36]-1;[.AD36])" office:value-type="float" office:value="0" calcext:value-type="float">
            <text:p>0</text:p>
          </table:table-cell>
          <table:table-cell table:formula="of:=IF([.AE$54]=[.$A6];[.AE36]-1;[.AE36])" office:value-type="float" office:value="0" calcext:value-type="float">
            <text:p>0</text:p>
          </table:table-cell>
          <table:table-cell table:formula="of:=IF([.AF$54]=[.$A6];[.AF36]-1;[.AF36])" office:value-type="float" office:value="0" calcext:value-type="float">
            <text:p>0</text:p>
          </table:table-cell>
          <table:table-cell table:formula="of:=IF([.AG$54]=[.$A6];[.AG36]-1;[.AG36])" office:value-type="float" office:value="0" calcext:value-type="float">
            <text:p>0</text:p>
          </table:table-cell>
          <table:table-cell table:formula="of:=IF([.AH$54]=[.$A6];[.AH36]-1;[.AH36])" office:value-type="float" office:value="0" calcext:value-type="float">
            <text:p>0</text:p>
          </table:table-cell>
          <table:table-cell table:formula="of:=IF([.AI$54]=[.$A6];[.AI36]-1;[.AI36])" office:value-type="float" office:value="0" calcext:value-type="float">
            <text:p>0</text:p>
          </table:table-cell>
          <table:table-cell table:formula="of:=IF([.AJ$54]=[.$A6];[.AJ36]-1;[.AJ36])" office:value-type="float" office:value="0" calcext:value-type="float">
            <text:p>0</text:p>
          </table:table-cell>
          <table:table-cell table:formula="of:=IF([.AK$54]=[.$A6];[.AK36]-1;[.AK36])" office:value-type="float" office:value="1" calcext:value-type="float">
            <text:p>1</text:p>
          </table:table-cell>
          <table:table-cell table:formula="of:=IF([.AL$54]=[.$A6];[.AL36]-1;[.AL36])" office:value-type="float" office:value="0" calcext:value-type="float">
            <text:p>0</text:p>
          </table:table-cell>
          <table:table-cell table:formula="of:=IF([.AM$54]=[.$A6];[.AM36]-1;[.AM36])" office:value-type="float" office:value="0" calcext:value-type="float">
            <text:p>0</text:p>
          </table:table-cell>
          <table:table-cell table:formula="of:=IF([.AN$54]=[.$A6];[.AN36]-1;[.AN36])" office:value-type="float" office:value="0" calcext:value-type="float">
            <text:p>0</text:p>
          </table:table-cell>
          <table:table-cell table:formula="of:=IF([.AO$54]=[.$A6];[.AO36]-1;[.AO36])" office:value-type="float" office:value="0" calcext:value-type="float">
            <text:p>0</text:p>
          </table:table-cell>
          <table:table-cell table:formula="of:=IF([.AP$54]=[.$A6];[.AP36]-1;[.AP36])" office:value-type="float" office:value="0" calcext:value-type="float">
            <text:p>0</text:p>
          </table:table-cell>
          <table:table-cell table:formula="of:=IF([.AQ$54]=[.$A6];[.AQ36]-1;[.AQ36])" office:value-type="float" office:value="0" calcext:value-type="float">
            <text:p>0</text:p>
          </table:table-cell>
          <table:table-cell table:formula="of:=IF([.AR$54]=[.$A6];[.AR36]-1;[.AR36])" office:value-type="float" office:value="0" calcext:value-type="float">
            <text:p>0</text:p>
          </table:table-cell>
          <table:table-cell table:formula="of:=IF([.AS$54]=[.$A6];[.AS36]-1;[.AS36])" office:value-type="float" office:value="0" calcext:value-type="float">
            <text:p>0</text:p>
          </table:table-cell>
          <table:table-cell table:formula="of:=IF([.AT$54]=[.$A6];[.AT36]-1;[.AT36])" office:value-type="float" office:value="0" calcext:value-type="float">
            <text:p>0</text:p>
          </table:table-cell>
          <table:table-cell table:formula="of:=IF([.AU$54]=[.$A6];[.AU36]-1;[.AU36])" office:value-type="float" office:value="0" calcext:value-type="float">
            <text:p>0</text:p>
          </table:table-cell>
          <table:table-cell table:formula="of:=IF([.AV$54]=[.$A6];[.AV36]-1;[.AV36])" office:value-type="float" office:value="0" calcext:value-type="float">
            <text:p>0</text:p>
          </table:table-cell>
          <table:table-cell table:formula="of:=IF([.AW$54]=[.$A6];[.AW36]-1;[.AW36])" office:value-type="float" office:value="2" calcext:value-type="float">
            <text:p>2</text:p>
          </table:table-cell>
          <table:table-cell table:formula="of:=IF([.AX$54]=[.$A6];[.AX36]-1;[.AX36])" office:value-type="float" office:value="1" calcext:value-type="float">
            <text:p>1</text:p>
          </table:table-cell>
          <table:table-cell table:formula="of:=IF([.AY$54]=[.$A6];[.AY36]-1;[.AY36])" office:value-type="float" office:value="0" calcext:value-type="float">
            <text:p>0</text:p>
          </table:table-cell>
          <table:table-cell table:formula="of:=IF([.AZ$54]=[.$A6];[.AZ36]-1;[.AZ36])" office:value-type="float" office:value="0" calcext:value-type="float">
            <text:p>0</text:p>
          </table:table-cell>
          <table:table-cell table:formula="of:=IF([.BA$54]=[.$A6];[.BA36]-1;[.BA36])" office:value-type="float" office:value="0" calcext:value-type="float">
            <text:p>0</text:p>
          </table:table-cell>
          <table:table-cell table:formula="of:=IF([.BB$54]=[.$A6];[.BB36]-1;[.BB36])" office:value-type="float" office:value="0" calcext:value-type="float">
            <text:p>0</text:p>
          </table:table-cell>
          <table:table-cell table:formula="of:=IF([.BC$54]=[.$A6];[.BC36]-1;[.BC36])" office:value-type="float" office:value="0" calcext:value-type="float">
            <text:p>0</text:p>
          </table:table-cell>
          <table:table-cell table:formula="of:=IF([.BD$54]=[.$A6];[.BD36]-1;[.BD36])" office:value-type="float" office:value="0" calcext:value-type="float">
            <text:p>0</text:p>
          </table:table-cell>
          <table:table-cell table:formula="of:=IF([.BE$54]=[.$A6];[.BE36]-1;[.BE36])" office:value-type="float" office:value="0" calcext:value-type="float">
            <text:p>0</text:p>
          </table:table-cell>
          <table:table-cell table:formula="of:=IF([.BF$54]=[.$A6];[.BF36]-1;[.BF36])" office:value-type="float" office:value="0" calcext:value-type="float">
            <text:p>0</text:p>
          </table:table-cell>
          <table:table-cell table:formula="of:=IF([.BG$54]=[.$A6];[.BG36]-1;[.BG36])" office:value-type="float" office:value="0" calcext:value-type="float">
            <text:p>0</text:p>
          </table:table-cell>
          <table:table-cell table:formula="of:=IF([.BH$54]=[.$A6];[.BH36]-1;[.BH36])" office:value-type="float" office:value="0" calcext:value-type="float">
            <text:p>0</text:p>
          </table:table-cell>
          <table:table-cell table:formula="of:=IF([.BI$54]=[.$A6];[.BI36]-1;[.BI36])" office:value-type="float" office:value="1" calcext:value-type="float">
            <text:p>1</text:p>
          </table:table-cell>
          <table:table-cell table:formula="of:=IF([.BJ$54]=[.$A6];[.BJ36]-1;[.BJ36])" office:value-type="float" office:value="0" calcext:value-type="float">
            <text:p>0</text:p>
          </table:table-cell>
          <table:table-cell table:formula="of:=IF([.BK$54]=[.$A6];[.BK36]-1;[.BK36])" office:value-type="float" office:value="0" calcext:value-type="float">
            <text:p>0</text:p>
          </table:table-cell>
          <table:table-cell table:formula="of:=IF([.BL$54]=[.$A6];[.BL36]-1;[.BL36])" office:value-type="float" office:value="0" calcext:value-type="float">
            <text:p>0</text:p>
          </table:table-cell>
          <table:table-cell table:formula="of:=IF([.BM$54]=[.$A6];[.BM36]-1;[.BM36])" office:value-type="float" office:value="0" calcext:value-type="float">
            <text:p>0</text:p>
          </table:table-cell>
          <table:table-cell table:formula="of:=IF([.BN$54]=[.$A6];[.BN36]-1;[.BN36])" office:value-type="float" office:value="0" calcext:value-type="float">
            <text:p>0</text:p>
          </table:table-cell>
          <table:table-cell table:formula="of:=IF([.BO$54]=[.$A6];[.BO36]-1;[.BO36])" office:value-type="float" office:value="0" calcext:value-type="float">
            <text:p>0</text:p>
          </table:table-cell>
          <table:table-cell table:formula="of:=IF([.BP$54]=[.$A6];[.BP36]-1;[.BP36])" office:value-type="float" office:value="0" calcext:value-type="float">
            <text:p>0</text:p>
          </table:table-cell>
          <table:table-cell table:formula="of:=IF([.BQ$54]=[.$A6];[.BQ36]-1;[.BQ36])" office:value-type="float" office:value="0" calcext:value-type="float">
            <text:p>0</text:p>
          </table:table-cell>
          <table:table-cell table:formula="of:=IF([.BR$54]=[.$A6];[.BR36]-1;[.BR36])" office:value-type="float" office:value="0" calcext:value-type="float">
            <text:p>0</text:p>
          </table:table-cell>
          <table:table-cell table:formula="of:=IF([.BS$54]=[.$A6];[.BS36]-1;[.BS36])" office:value-type="float" office:value="0" calcext:value-type="float">
            <text:p>0</text:p>
          </table:table-cell>
          <table:table-cell table:formula="of:=IF([.BT$54]=[.$A6];[.BT36]-1;[.BT36])" office:value-type="float" office:value="0" calcext:value-type="float">
            <text:p>0</text:p>
          </table:table-cell>
          <table:table-cell table:formula="of:=IF([.BU$54]=[.$A6];[.BU36]-1;[.BU36])" office:value-type="float" office:value="1" calcext:value-type="float">
            <text:p>1</text:p>
          </table:table-cell>
          <table:table-cell table:formula="of:=IF([.BV$54]=[.$A6];[.BV36]-1;[.BV36])" office:value-type="float" office:value="1" calcext:value-type="float">
            <text:p>1</text:p>
          </table:table-cell>
          <table:table-cell table:formula="of:=IF([.BW$54]=[.$A6];[.BW36]-1;[.BW36])" office:value-type="float" office:value="0" calcext:value-type="float">
            <text:p>0</text:p>
          </table:table-cell>
          <table:table-cell table:formula="of:=IF([.BX$54]=[.$A6];[.BX36]-1;[.BX36])" office:value-type="float" office:value="0" calcext:value-type="float">
            <text:p>0</text:p>
          </table:table-cell>
          <table:table-cell table:formula="of:=IF([.BY$54]=[.$A6];[.BY36]-1;[.BY36])" office:value-type="float" office:value="0" calcext:value-type="float">
            <text:p>0</text:p>
          </table:table-cell>
          <table:table-cell table:formula="of:=IF([.BZ$54]=[.$A6];[.BZ36]-1;[.BZ36])" office:value-type="float" office:value="0" calcext:value-type="float">
            <text:p>0</text:p>
          </table:table-cell>
          <table:table-cell table:formula="of:=IF([.CA$54]=[.$A6];[.CA36]-1;[.CA36])" office:value-type="float" office:value="0" calcext:value-type="float">
            <text:p>0</text:p>
          </table:table-cell>
          <table:table-cell table:formula="of:=IF([.CB$54]=[.$A6];[.CB36]-1;[.CB36])" office:value-type="float" office:value="0" calcext:value-type="float">
            <text:p>0</text:p>
          </table:table-cell>
          <table:table-cell table:formula="of:=IF([.CC$54]=[.$A6];[.CC36]-1;[.CC36])" office:value-type="float" office:value="0" calcext:value-type="float">
            <text:p>0</text:p>
          </table:table-cell>
          <table:table-cell table:formula="of:=IF([.CD$54]=[.$A6];[.CD36]-1;[.CD36])" office:value-type="float" office:value="0" calcext:value-type="float">
            <text:p>0</text:p>
          </table:table-cell>
          <table:table-cell table:formula="of:=IF([.CE$54]=[.$A6];[.CE36]-1;[.CE36])" office:value-type="float" office:value="0" calcext:value-type="float">
            <text:p>0</text:p>
          </table:table-cell>
          <table:table-cell table:formula="of:=IF([.CF$54]=[.$A6];[.CF36]-1;[.CF36])" office:value-type="float" office:value="0" calcext:value-type="float">
            <text:p>0</text:p>
          </table:table-cell>
          <table:table-cell table:formula="of:=IF([.CG$54]=[.$A6];[.CG36]-1;[.CG36])" office:value-type="float" office:value="1" calcext:value-type="float">
            <text:p>1</text:p>
          </table:table-cell>
          <table:table-cell table:formula="of:=IF([.CH$54]=[.$A6];[.CH36]-1;[.CH36])" office:value-type="float" office:value="0" calcext:value-type="float">
            <text:p>0</text:p>
          </table:table-cell>
          <table:table-cell table:formula="of:=IF([.CI$54]=[.$A6];[.CI36]-1;[.CI36])" office:value-type="float" office:value="0" calcext:value-type="float">
            <text:p>0</text:p>
          </table:table-cell>
          <table:table-cell table:formula="of:=IF([.CJ$54]=[.$A6];[.CJ36]-1;[.CJ36])" office:value-type="float" office:value="0" calcext:value-type="float">
            <text:p>0</text:p>
          </table:table-cell>
          <table:table-cell table:formula="of:=IF([.CK$54]=[.$A6];[.CK36]-1;[.CK36])" office:value-type="float" office:value="0" calcext:value-type="float">
            <text:p>0</text:p>
          </table:table-cell>
          <table:table-cell table:formula="of:=IF([.CL$54]=[.$A6];[.CL36]-1;[.CL36])" office:value-type="float" office:value="0" calcext:value-type="float">
            <text:p>0</text:p>
          </table:table-cell>
          <table:table-cell table:formula="of:=IF([.CM$54]=[.$A6];[.CM36]-1;[.CM36])" office:value-type="float" office:value="0" calcext:value-type="float">
            <text:p>0</text:p>
          </table:table-cell>
          <table:table-cell table:formula="of:=IF([.CN$54]=[.$A6];[.CN36]-1;[.CN36])" office:value-type="float" office:value="0" calcext:value-type="float">
            <text:p>0</text:p>
          </table:table-cell>
          <table:table-cell table:formula="of:=IF([.CO$54]=[.$A6];[.CO36]-1;[.CO36])" office:value-type="float" office:value="0" calcext:value-type="float">
            <text:p>0</text:p>
          </table:table-cell>
          <table:table-cell table:formula="of:=IF([.CP$54]=[.$A6];[.CP36]-1;[.CP36])" office:value-type="float" office:value="0" calcext:value-type="float">
            <text:p>0</text:p>
          </table:table-cell>
          <table:table-cell table:formula="of:=IF([.CQ$54]=[.$A6];[.CQ36]-1;[.CQ36])" office:value-type="float" office:value="0" calcext:value-type="float">
            <text:p>0</text:p>
          </table:table-cell>
          <table:table-cell table:formula="of:=IF([.CR$54]=[.$A6];[.CR36]-1;[.CR36])" office:value-type="float" office:value="0" calcext:value-type="float">
            <text:p>0</text:p>
          </table:table-cell>
          <table:table-cell table:formula="of:=IF([.CS$54]=[.$A6];[.CS36]-1;[.CS36])" office:value-type="float" office:value="1" calcext:value-type="float">
            <text:p>1</text:p>
          </table:table-cell>
          <table:table-cell table:formula="of:=IF([.CT$54]=[.$A6];[.CT36]-1;[.CT36])" office:value-type="float" office:value="0" calcext:value-type="float">
            <text:p>0</text:p>
          </table:table-cell>
          <table:table-cell table:formula="of:=IF([.CU$54]=[.$A6];[.CU36]-1;[.CU36])" office:value-type="float" office:value="0" calcext:value-type="float">
            <text:p>0</text:p>
          </table:table-cell>
          <table:table-cell table:formula="of:=IF([.CV$54]=[.$A6];[.CV36]-1;[.CV36])" office:value-type="float" office:value="0" calcext:value-type="float">
            <text:p>0</text:p>
          </table:table-cell>
          <table:table-cell table:formula="of:=IF([.CW$54]=[.$A6];[.CW36]-1;[.CW36])" office:value-type="float" office:value="0" calcext:value-type="float">
            <text:p>0</text:p>
          </table:table-cell>
          <table:table-cell table:formula="of:=IF([.CX$54]=[.$A6];[.CX36]-1;[.CX36])" office:value-type="float" office:value="0" calcext:value-type="float">
            <text:p>0</text:p>
          </table:table-cell>
          <table:table-cell table:formula="of:=IF([.CY$54]=[.$A6];[.CY36]-1;[.CY36])" office:value-type="float" office:value="0" calcext:value-type="float">
            <text:p>0</text:p>
          </table:table-cell>
          <table:table-cell table:formula="of:=IF([.CZ$54]=[.$A6];[.CZ36]-1;[.CZ36])" office:value-type="float" office:value="0" calcext:value-type="float">
            <text:p>0</text:p>
          </table:table-cell>
          <table:table-cell table:formula="of:=IF([.DA$54]=[.$A6];[.DA36]-1;[.DA36])" office:value-type="float" office:value="0" calcext:value-type="float">
            <text:p>0</text:p>
          </table:table-cell>
          <table:table-cell table:formula="of:=IF([.DB$54]=[.$A6];[.DB36]-1;[.DB36])" office:value-type="float" office:value="0" calcext:value-type="float">
            <text:p>0</text:p>
          </table:table-cell>
          <table:table-cell table:formula="of:=IF([.DC$54]=[.$A6];[.DC36]-1;[.DC36])" office:value-type="float" office:value="0" calcext:value-type="float">
            <text:p>0</text:p>
          </table:table-cell>
          <table:table-cell table:formula="of:=IF([.DD$54]=[.$A6];[.DD36]-1;[.DD36])" office:value-type="float" office:value="0" calcext:value-type="float">
            <text:p>0</text:p>
          </table:table-cell>
          <table:table-cell table:formula="of:=IF([.DE$54]=[.$A6];[.DE36]-1;[.DE36])" office:value-type="float" office:value="2" calcext:value-type="float">
            <text:p>2</text:p>
          </table:table-cell>
          <table:table-cell table:formula="of:=IF([.DF$54]=[.$A6];[.DF36]-1;[.DF36])" office:value-type="float" office:value="1" calcext:value-type="float">
            <text:p>1</text:p>
          </table:table-cell>
          <table:table-cell table:formula="of:=IF([.DG$54]=[.$A6];[.DG36]-1;[.DG36])" office:value-type="float" office:value="0" calcext:value-type="float">
            <text:p>0</text:p>
          </table:table-cell>
          <table:table-cell table:formula="of:=IF([.DH$54]=[.$A6];[.DH36]-1;[.DH36])" office:value-type="float" office:value="0" calcext:value-type="float">
            <text:p>0</text:p>
          </table:table-cell>
          <table:table-cell table:formula="of:=IF([.DI$54]=[.$A6];[.DI36]-1;[.DI36])" office:value-type="float" office:value="0" calcext:value-type="float">
            <text:p>0</text:p>
          </table:table-cell>
          <table:table-cell table:formula="of:=IF([.DJ$54]=[.$A6];[.DJ36]-1;[.DJ36])" office:value-type="float" office:value="0" calcext:value-type="float">
            <text:p>0</text:p>
          </table:table-cell>
          <table:table-cell table:formula="of:=IF([.DK$54]=[.$A6];[.DK36]-1;[.DK36])" office:value-type="float" office:value="0" calcext:value-type="float">
            <text:p>0</text:p>
          </table:table-cell>
          <table:table-cell table:formula="of:=IF([.DL$54]=[.$A6];[.DL36]-1;[.DL36])" office:value-type="float" office:value="0" calcext:value-type="float">
            <text:p>0</text:p>
          </table:table-cell>
          <table:table-cell table:formula="of:=IF([.DM$54]=[.$A6];[.DM36]-1;[.DM36])" office:value-type="float" office:value="0" calcext:value-type="float">
            <text:p>0</text:p>
          </table:table-cell>
          <table:table-cell table:formula="of:=IF([.DN$54]=[.$A6];[.DN36]-1;[.DN36])" office:value-type="float" office:value="0" calcext:value-type="float">
            <text:p>0</text:p>
          </table:table-cell>
          <table:table-cell table:formula="of:=IF([.DO$54]=[.$A6];[.DO36]-1;[.DO36])" office:value-type="float" office:value="0" calcext:value-type="float">
            <text:p>0</text:p>
          </table:table-cell>
          <table:table-cell table:formula="of:=IF([.DP$54]=[.$A6];[.DP36]-1;[.DP36])" office:value-type="float" office:value="0" calcext:value-type="float">
            <text:p>0</text:p>
          </table:table-cell>
          <table:table-cell table:formula="of:=IF([.DQ$54]=[.$A6];[.DQ36]-1;[.DQ36])" office:value-type="float" office:value="1" calcext:value-type="float">
            <text:p>1</text:p>
          </table:table-cell>
          <table:table-cell table:formula="of:=IF([.DR$54]=[.$A6];[.DR36]-1;[.DR36])" office:value-type="float" office:value="0" calcext:value-type="float">
            <text:p>0</text:p>
          </table:table-cell>
          <table:table-cell table:formula="of:=IF([.DS$54]=[.$A6];[.DS36]-1;[.DS36])" office:value-type="float" office:value="0" calcext:value-type="float">
            <text:p>0</text:p>
          </table:table-cell>
          <table:table-cell table:formula="of:=IF([.DT$54]=[.$A6];[.DT36]-1;[.DT36])" office:value-type="float" office:value="0" calcext:value-type="float">
            <text:p>0</text:p>
          </table:table-cell>
          <table:table-cell table:formula="of:=IF([.DU$54]=[.$A6];[.DU36]-1;[.DU36])" office:value-type="float" office:value="0" calcext:value-type="float">
            <text:p>0</text:p>
          </table:table-cell>
          <table:table-cell table:formula="of:=IF([.DV$54]=[.$A6];[.DV36]-1;[.DV36])" office:value-type="float" office:value="0" calcext:value-type="float">
            <text:p>0</text:p>
          </table:table-cell>
          <table:table-cell table:formula="of:=IF([.DW$54]=[.$A6];[.DW36]-1;[.DW36])" office:value-type="float" office:value="0" calcext:value-type="float">
            <text:p>0</text:p>
          </table:table-cell>
          <table:table-cell table:formula="of:=IF([.DX$54]=[.$A6];[.DX36]-1;[.DX36])" office:value-type="float" office:value="0" calcext:value-type="float">
            <text:p>0</text:p>
          </table:table-cell>
          <table:table-cell table:formula="of:=IF([.DY$54]=[.$A6];[.DY36]-1;[.DY36])" office:value-type="float" office:value="0" calcext:value-type="float">
            <text:p>0</text:p>
          </table:table-cell>
          <table:table-cell table:formula="of:=IF([.DZ$54]=[.$A6];[.DZ36]-1;[.DZ36])" office:value-type="float" office:value="0" calcext:value-type="float">
            <text:p>0</text:p>
          </table:table-cell>
          <table:table-cell table:formula="of:=IF([.EA$54]=[.$A6];[.EA36]-1;[.EA36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slot</text:p>
          </table:table-cell>
          <table:table-cell table:formula="of:=IF([.I$54]=[.$A7];[.I37]-1;[.I37])" office:value-type="float" office:value="2" calcext:value-type="float">
            <text:p>2</text:p>
          </table:table-cell>
          <table:table-cell table:formula="of:=IF([.J$54]=[.$A7];[.J37]-1;[.J37])" office:value-type="float" office:value="1" calcext:value-type="float">
            <text:p>1</text:p>
          </table:table-cell>
          <table:table-cell table:formula="of:=IF([.K$54]=[.$A7];[.K37]-1;[.K37])" office:value-type="float" office:value="1" calcext:value-type="float">
            <text:p>1</text:p>
          </table:table-cell>
          <table:table-cell table:formula="of:=IF([.L$54]=[.$A7];[.L37]-1;[.L37])" office:value-type="float" office:value="0" calcext:value-type="float">
            <text:p>0</text:p>
          </table:table-cell>
          <table:table-cell table:formula="of:=IF([.M$54]=[.$A7];[.M37]-1;[.M37])" office:value-type="float" office:value="0" calcext:value-type="float">
            <text:p>0</text:p>
          </table:table-cell>
          <table:table-cell table:formula="of:=IF([.N$54]=[.$A7];[.N37]-1;[.N37])" office:value-type="float" office:value="0" calcext:value-type="float">
            <text:p>0</text:p>
          </table:table-cell>
          <table:table-cell table:formula="of:=IF([.O$54]=[.$A7];[.O37]-1;[.O37])" office:value-type="float" office:value="0" calcext:value-type="float">
            <text:p>0</text:p>
          </table:table-cell>
          <table:table-cell table:formula="of:=IF([.P$54]=[.$A7];[.P37]-1;[.P37])" office:value-type="float" office:value="0" calcext:value-type="float">
            <text:p>0</text:p>
          </table:table-cell>
          <table:table-cell table:formula="of:=IF([.Q$54]=[.$A7];[.Q37]-1;[.Q37])" office:value-type="float" office:value="0" calcext:value-type="float">
            <text:p>0</text:p>
          </table:table-cell>
          <table:table-cell table:formula="of:=IF([.R$54]=[.$A7];[.R37]-1;[.R37])" office:value-type="float" office:value="0" calcext:value-type="float">
            <text:p>0</text:p>
          </table:table-cell>
          <table:table-cell table:formula="of:=IF([.S$54]=[.$A7];[.S37]-1;[.S37])" office:value-type="float" office:value="0" calcext:value-type="float">
            <text:p>0</text:p>
          </table:table-cell>
          <table:table-cell table:formula="of:=IF([.T$54]=[.$A7];[.T37]-1;[.T37])" office:value-type="float" office:value="0" calcext:value-type="float">
            <text:p>0</text:p>
          </table:table-cell>
          <table:table-cell table:formula="of:=IF([.U$54]=[.$A7];[.U37]-1;[.U37])" office:value-type="float" office:value="0" calcext:value-type="float">
            <text:p>0</text:p>
          </table:table-cell>
          <table:table-cell table:formula="of:=IF([.V$54]=[.$A7];[.V37]-1;[.V37])" office:value-type="float" office:value="0" calcext:value-type="float">
            <text:p>0</text:p>
          </table:table-cell>
          <table:table-cell table:formula="of:=IF([.W$54]=[.$A7];[.W37]-1;[.W37])" office:value-type="float" office:value="0" calcext:value-type="float">
            <text:p>0</text:p>
          </table:table-cell>
          <table:table-cell table:formula="of:=IF([.X$54]=[.$A7];[.X37]-1;[.X37])" office:value-type="float" office:value="0" calcext:value-type="float">
            <text:p>0</text:p>
          </table:table-cell>
          <table:table-cell table:formula="of:=IF([.Y$54]=[.$A7];[.Y37]-1;[.Y37])" office:value-type="float" office:value="0" calcext:value-type="float">
            <text:p>0</text:p>
          </table:table-cell>
          <table:table-cell table:formula="of:=IF([.Z$54]=[.$A7];[.Z37]-1;[.Z37])" office:value-type="float" office:value="0" calcext:value-type="float">
            <text:p>0</text:p>
          </table:table-cell>
          <table:table-cell table:formula="of:=IF([.AA$54]=[.$A7];[.AA37]-1;[.AA37])" office:value-type="float" office:value="0" calcext:value-type="float">
            <text:p>0</text:p>
          </table:table-cell>
          <table:table-cell table:formula="of:=IF([.AB$54]=[.$A7];[.AB37]-1;[.AB37])" office:value-type="float" office:value="0" calcext:value-type="float">
            <text:p>0</text:p>
          </table:table-cell>
          <table:table-cell table:formula="of:=IF([.AC$54]=[.$A7];[.AC37]-1;[.AC37])" office:value-type="float" office:value="2" calcext:value-type="float">
            <text:p>2</text:p>
          </table:table-cell>
          <table:table-cell table:formula="of:=IF([.AD$54]=[.$A7];[.AD37]-1;[.AD37])" office:value-type="float" office:value="1" calcext:value-type="float">
            <text:p>1</text:p>
          </table:table-cell>
          <table:table-cell table:formula="of:=IF([.AE$54]=[.$A7];[.AE37]-1;[.AE37])" office:value-type="float" office:value="0" calcext:value-type="float">
            <text:p>0</text:p>
          </table:table-cell>
          <table:table-cell table:formula="of:=IF([.AF$54]=[.$A7];[.AF37]-1;[.AF37])" office:value-type="float" office:value="0" calcext:value-type="float">
            <text:p>0</text:p>
          </table:table-cell>
          <table:table-cell table:formula="of:=IF([.AG$54]=[.$A7];[.AG37]-1;[.AG37])" office:value-type="float" office:value="0" calcext:value-type="float">
            <text:p>0</text:p>
          </table:table-cell>
          <table:table-cell table:formula="of:=IF([.AH$54]=[.$A7];[.AH37]-1;[.AH37])" office:value-type="float" office:value="0" calcext:value-type="float">
            <text:p>0</text:p>
          </table:table-cell>
          <table:table-cell table:formula="of:=IF([.AI$54]=[.$A7];[.AI37]-1;[.AI37])" office:value-type="float" office:value="0" calcext:value-type="float">
            <text:p>0</text:p>
          </table:table-cell>
          <table:table-cell table:formula="of:=IF([.AJ$54]=[.$A7];[.AJ37]-1;[.AJ37])" office:value-type="float" office:value="0" calcext:value-type="float">
            <text:p>0</text:p>
          </table:table-cell>
          <table:table-cell table:formula="of:=IF([.AK$54]=[.$A7];[.AK37]-1;[.AK37])" office:value-type="float" office:value="0" calcext:value-type="float">
            <text:p>0</text:p>
          </table:table-cell>
          <table:table-cell table:formula="of:=IF([.AL$54]=[.$A7];[.AL37]-1;[.AL37])" office:value-type="float" office:value="0" calcext:value-type="float">
            <text:p>0</text:p>
          </table:table-cell>
          <table:table-cell table:formula="of:=IF([.AM$54]=[.$A7];[.AM37]-1;[.AM37])" office:value-type="float" office:value="0" calcext:value-type="float">
            <text:p>0</text:p>
          </table:table-cell>
          <table:table-cell table:formula="of:=IF([.AN$54]=[.$A7];[.AN37]-1;[.AN37])" office:value-type="float" office:value="0" calcext:value-type="float">
            <text:p>0</text:p>
          </table:table-cell>
          <table:table-cell table:formula="of:=IF([.AO$54]=[.$A7];[.AO37]-1;[.AO37])" office:value-type="float" office:value="0" calcext:value-type="float">
            <text:p>0</text:p>
          </table:table-cell>
          <table:table-cell table:formula="of:=IF([.AP$54]=[.$A7];[.AP37]-1;[.AP37])" office:value-type="float" office:value="0" calcext:value-type="float">
            <text:p>0</text:p>
          </table:table-cell>
          <table:table-cell table:formula="of:=IF([.AQ$54]=[.$A7];[.AQ37]-1;[.AQ37])" office:value-type="float" office:value="0" calcext:value-type="float">
            <text:p>0</text:p>
          </table:table-cell>
          <table:table-cell table:formula="of:=IF([.AR$54]=[.$A7];[.AR37]-1;[.AR37])" office:value-type="float" office:value="0" calcext:value-type="float">
            <text:p>0</text:p>
          </table:table-cell>
          <table:table-cell table:formula="of:=IF([.AS$54]=[.$A7];[.AS37]-1;[.AS37])" office:value-type="float" office:value="0" calcext:value-type="float">
            <text:p>0</text:p>
          </table:table-cell>
          <table:table-cell table:formula="of:=IF([.AT$54]=[.$A7];[.AT37]-1;[.AT37])" office:value-type="float" office:value="0" calcext:value-type="float">
            <text:p>0</text:p>
          </table:table-cell>
          <table:table-cell table:formula="of:=IF([.AU$54]=[.$A7];[.AU37]-1;[.AU37])" office:value-type="float" office:value="0" calcext:value-type="float">
            <text:p>0</text:p>
          </table:table-cell>
          <table:table-cell table:formula="of:=IF([.AV$54]=[.$A7];[.AV37]-1;[.AV37])" office:value-type="float" office:value="0" calcext:value-type="float">
            <text:p>0</text:p>
          </table:table-cell>
          <table:table-cell table:formula="of:=IF([.AW$54]=[.$A7];[.AW37]-1;[.AW37])" office:value-type="float" office:value="2" calcext:value-type="float">
            <text:p>2</text:p>
          </table:table-cell>
          <table:table-cell table:formula="of:=IF([.AX$54]=[.$A7];[.AX37]-1;[.AX37])" office:value-type="float" office:value="2" calcext:value-type="float">
            <text:p>2</text:p>
          </table:table-cell>
          <table:table-cell table:formula="of:=IF([.AY$54]=[.$A7];[.AY37]-1;[.AY37])" office:value-type="float" office:value="2" calcext:value-type="float">
            <text:p>2</text:p>
          </table:table-cell>
          <table:table-cell table:formula="of:=IF([.AZ$54]=[.$A7];[.AZ37]-1;[.AZ37])" office:value-type="float" office:value="2" calcext:value-type="float">
            <text:p>2</text:p>
          </table:table-cell>
          <table:table-cell table:formula="of:=IF([.BA$54]=[.$A7];[.BA37]-1;[.BA37])" office:value-type="float" office:value="1" calcext:value-type="float">
            <text:p>1</text:p>
          </table:table-cell>
          <table:table-cell table:formula="of:=IF([.BB$54]=[.$A7];[.BB37]-1;[.BB37])" office:value-type="float" office:value="1" calcext:value-type="float">
            <text:p>1</text:p>
          </table:table-cell>
          <table:table-cell table:formula="of:=IF([.BC$54]=[.$A7];[.BC37]-1;[.BC37])" office:value-type="float" office:value="0" calcext:value-type="float">
            <text:p>0</text:p>
          </table:table-cell>
          <table:table-cell table:formula="of:=IF([.BD$54]=[.$A7];[.BD37]-1;[.BD37])" office:value-type="float" office:value="0" calcext:value-type="float">
            <text:p>0</text:p>
          </table:table-cell>
          <table:table-cell table:formula="of:=IF([.BE$54]=[.$A7];[.BE37]-1;[.BE37])" office:value-type="float" office:value="0" calcext:value-type="float">
            <text:p>0</text:p>
          </table:table-cell>
          <table:table-cell table:formula="of:=IF([.BF$54]=[.$A7];[.BF37]-1;[.BF37])" office:value-type="float" office:value="0" calcext:value-type="float">
            <text:p>0</text:p>
          </table:table-cell>
          <table:table-cell table:formula="of:=IF([.BG$54]=[.$A7];[.BG37]-1;[.BG37])" office:value-type="float" office:value="0" calcext:value-type="float">
            <text:p>0</text:p>
          </table:table-cell>
          <table:table-cell table:formula="of:=IF([.BH$54]=[.$A7];[.BH37]-1;[.BH37])" office:value-type="float" office:value="0" calcext:value-type="float">
            <text:p>0</text:p>
          </table:table-cell>
          <table:table-cell table:formula="of:=IF([.BI$54]=[.$A7];[.BI37]-1;[.BI37])" office:value-type="float" office:value="0" calcext:value-type="float">
            <text:p>0</text:p>
          </table:table-cell>
          <table:table-cell table:formula="of:=IF([.BJ$54]=[.$A7];[.BJ37]-1;[.BJ37])" office:value-type="float" office:value="0" calcext:value-type="float">
            <text:p>0</text:p>
          </table:table-cell>
          <table:table-cell table:formula="of:=IF([.BK$54]=[.$A7];[.BK37]-1;[.BK37])" office:value-type="float" office:value="0" calcext:value-type="float">
            <text:p>0</text:p>
          </table:table-cell>
          <table:table-cell table:formula="of:=IF([.BL$54]=[.$A7];[.BL37]-1;[.BL37])" office:value-type="float" office:value="0" calcext:value-type="float">
            <text:p>0</text:p>
          </table:table-cell>
          <table:table-cell table:formula="of:=IF([.BM$54]=[.$A7];[.BM37]-1;[.BM37])" office:value-type="float" office:value="0" calcext:value-type="float">
            <text:p>0</text:p>
          </table:table-cell>
          <table:table-cell table:formula="of:=IF([.BN$54]=[.$A7];[.BN37]-1;[.BN37])" office:value-type="float" office:value="0" calcext:value-type="float">
            <text:p>0</text:p>
          </table:table-cell>
          <table:table-cell table:formula="of:=IF([.BO$54]=[.$A7];[.BO37]-1;[.BO37])" office:value-type="float" office:value="0" calcext:value-type="float">
            <text:p>0</text:p>
          </table:table-cell>
          <table:table-cell table:formula="of:=IF([.BP$54]=[.$A7];[.BP37]-1;[.BP37])" office:value-type="float" office:value="0" calcext:value-type="float">
            <text:p>0</text:p>
          </table:table-cell>
          <table:table-cell table:formula="of:=IF([.BQ$54]=[.$A7];[.BQ37]-1;[.BQ37])" office:value-type="float" office:value="2" calcext:value-type="float">
            <text:p>2</text:p>
          </table:table-cell>
          <table:table-cell table:formula="of:=IF([.BR$54]=[.$A7];[.BR37]-1;[.BR37])" office:value-type="float" office:value="1" calcext:value-type="float">
            <text:p>1</text:p>
          </table:table-cell>
          <table:table-cell table:formula="of:=IF([.BS$54]=[.$A7];[.BS37]-1;[.BS37])" office:value-type="float" office:value="0" calcext:value-type="float">
            <text:p>0</text:p>
          </table:table-cell>
          <table:table-cell table:formula="of:=IF([.BT$54]=[.$A7];[.BT37]-1;[.BT37])" office:value-type="float" office:value="0" calcext:value-type="float">
            <text:p>0</text:p>
          </table:table-cell>
          <table:table-cell table:formula="of:=IF([.BU$54]=[.$A7];[.BU37]-1;[.BU37])" office:value-type="float" office:value="0" calcext:value-type="float">
            <text:p>0</text:p>
          </table:table-cell>
          <table:table-cell table:formula="of:=IF([.BV$54]=[.$A7];[.BV37]-1;[.BV37])" office:value-type="float" office:value="0" calcext:value-type="float">
            <text:p>0</text:p>
          </table:table-cell>
          <table:table-cell table:formula="of:=IF([.BW$54]=[.$A7];[.BW37]-1;[.BW37])" office:value-type="float" office:value="0" calcext:value-type="float">
            <text:p>0</text:p>
          </table:table-cell>
          <table:table-cell table:formula="of:=IF([.BX$54]=[.$A7];[.BX37]-1;[.BX37])" office:value-type="float" office:value="0" calcext:value-type="float">
            <text:p>0</text:p>
          </table:table-cell>
          <table:table-cell table:formula="of:=IF([.BY$54]=[.$A7];[.BY37]-1;[.BY37])" office:value-type="float" office:value="0" calcext:value-type="float">
            <text:p>0</text:p>
          </table:table-cell>
          <table:table-cell table:formula="of:=IF([.BZ$54]=[.$A7];[.BZ37]-1;[.BZ37])" office:value-type="float" office:value="0" calcext:value-type="float">
            <text:p>0</text:p>
          </table:table-cell>
          <table:table-cell table:formula="of:=IF([.CA$54]=[.$A7];[.CA37]-1;[.CA37])" office:value-type="float" office:value="0" calcext:value-type="float">
            <text:p>0</text:p>
          </table:table-cell>
          <table:table-cell table:formula="of:=IF([.CB$54]=[.$A7];[.CB37]-1;[.CB37])" office:value-type="float" office:value="0" calcext:value-type="float">
            <text:p>0</text:p>
          </table:table-cell>
          <table:table-cell table:formula="of:=IF([.CC$54]=[.$A7];[.CC37]-1;[.CC37])" office:value-type="float" office:value="0" calcext:value-type="float">
            <text:p>0</text:p>
          </table:table-cell>
          <table:table-cell table:formula="of:=IF([.CD$54]=[.$A7];[.CD37]-1;[.CD37])" office:value-type="float" office:value="0" calcext:value-type="float">
            <text:p>0</text:p>
          </table:table-cell>
          <table:table-cell table:formula="of:=IF([.CE$54]=[.$A7];[.CE37]-1;[.CE37])" office:value-type="float" office:value="0" calcext:value-type="float">
            <text:p>0</text:p>
          </table:table-cell>
          <table:table-cell table:formula="of:=IF([.CF$54]=[.$A7];[.CF37]-1;[.CF37])" office:value-type="float" office:value="0" calcext:value-type="float">
            <text:p>0</text:p>
          </table:table-cell>
          <table:table-cell table:formula="of:=IF([.CG$54]=[.$A7];[.CG37]-1;[.CG37])" office:value-type="float" office:value="0" calcext:value-type="float">
            <text:p>0</text:p>
          </table:table-cell>
          <table:table-cell table:formula="of:=IF([.CH$54]=[.$A7];[.CH37]-1;[.CH37])" office:value-type="float" office:value="0" calcext:value-type="float">
            <text:p>0</text:p>
          </table:table-cell>
          <table:table-cell table:formula="of:=IF([.CI$54]=[.$A7];[.CI37]-1;[.CI37])" office:value-type="float" office:value="0" calcext:value-type="float">
            <text:p>0</text:p>
          </table:table-cell>
          <table:table-cell table:formula="of:=IF([.CJ$54]=[.$A7];[.CJ37]-1;[.CJ37])" office:value-type="float" office:value="0" calcext:value-type="float">
            <text:p>0</text:p>
          </table:table-cell>
          <table:table-cell table:formula="of:=IF([.CK$54]=[.$A7];[.CK37]-1;[.CK37])" office:value-type="float" office:value="2" calcext:value-type="float">
            <text:p>2</text:p>
          </table:table-cell>
          <table:table-cell table:formula="of:=IF([.CL$54]=[.$A7];[.CL37]-1;[.CL37])" office:value-type="float" office:value="1" calcext:value-type="float">
            <text:p>1</text:p>
          </table:table-cell>
          <table:table-cell table:formula="of:=IF([.CM$54]=[.$A7];[.CM37]-1;[.CM37])" office:value-type="float" office:value="1" calcext:value-type="float">
            <text:p>1</text:p>
          </table:table-cell>
          <table:table-cell table:formula="of:=IF([.CN$54]=[.$A7];[.CN37]-1;[.CN37])" office:value-type="float" office:value="0" calcext:value-type="float">
            <text:p>0</text:p>
          </table:table-cell>
          <table:table-cell table:formula="of:=IF([.CO$54]=[.$A7];[.CO37]-1;[.CO37])" office:value-type="float" office:value="0" calcext:value-type="float">
            <text:p>0</text:p>
          </table:table-cell>
          <table:table-cell table:formula="of:=IF([.CP$54]=[.$A7];[.CP37]-1;[.CP37])" office:value-type="float" office:value="0" calcext:value-type="float">
            <text:p>0</text:p>
          </table:table-cell>
          <table:table-cell table:formula="of:=IF([.CQ$54]=[.$A7];[.CQ37]-1;[.CQ37])" office:value-type="float" office:value="0" calcext:value-type="float">
            <text:p>0</text:p>
          </table:table-cell>
          <table:table-cell table:formula="of:=IF([.CR$54]=[.$A7];[.CR37]-1;[.CR37])" office:value-type="float" office:value="0" calcext:value-type="float">
            <text:p>0</text:p>
          </table:table-cell>
          <table:table-cell table:formula="of:=IF([.CS$54]=[.$A7];[.CS37]-1;[.CS37])" office:value-type="float" office:value="0" calcext:value-type="float">
            <text:p>0</text:p>
          </table:table-cell>
          <table:table-cell table:formula="of:=IF([.CT$54]=[.$A7];[.CT37]-1;[.CT37])" office:value-type="float" office:value="0" calcext:value-type="float">
            <text:p>0</text:p>
          </table:table-cell>
          <table:table-cell table:formula="of:=IF([.CU$54]=[.$A7];[.CU37]-1;[.CU37])" office:value-type="float" office:value="0" calcext:value-type="float">
            <text:p>0</text:p>
          </table:table-cell>
          <table:table-cell table:formula="of:=IF([.CV$54]=[.$A7];[.CV37]-1;[.CV37])" office:value-type="float" office:value="0" calcext:value-type="float">
            <text:p>0</text:p>
          </table:table-cell>
          <table:table-cell table:formula="of:=IF([.CW$54]=[.$A7];[.CW37]-1;[.CW37])" office:value-type="float" office:value="0" calcext:value-type="float">
            <text:p>0</text:p>
          </table:table-cell>
          <table:table-cell table:formula="of:=IF([.CX$54]=[.$A7];[.CX37]-1;[.CX37])" office:value-type="float" office:value="0" calcext:value-type="float">
            <text:p>0</text:p>
          </table:table-cell>
          <table:table-cell table:formula="of:=IF([.CY$54]=[.$A7];[.CY37]-1;[.CY37])" office:value-type="float" office:value="0" calcext:value-type="float">
            <text:p>0</text:p>
          </table:table-cell>
          <table:table-cell table:formula="of:=IF([.CZ$54]=[.$A7];[.CZ37]-1;[.CZ37])" office:value-type="float" office:value="0" calcext:value-type="float">
            <text:p>0</text:p>
          </table:table-cell>
          <table:table-cell table:formula="of:=IF([.DA$54]=[.$A7];[.DA37]-1;[.DA37])" office:value-type="float" office:value="0" calcext:value-type="float">
            <text:p>0</text:p>
          </table:table-cell>
          <table:table-cell table:formula="of:=IF([.DB$54]=[.$A7];[.DB37]-1;[.DB37])" office:value-type="float" office:value="0" calcext:value-type="float">
            <text:p>0</text:p>
          </table:table-cell>
          <table:table-cell table:formula="of:=IF([.DC$54]=[.$A7];[.DC37]-1;[.DC37])" office:value-type="float" office:value="0" calcext:value-type="float">
            <text:p>0</text:p>
          </table:table-cell>
          <table:table-cell table:formula="of:=IF([.DD$54]=[.$A7];[.DD37]-1;[.DD37])" office:value-type="float" office:value="0" calcext:value-type="float">
            <text:p>0</text:p>
          </table:table-cell>
          <table:table-cell table:formula="of:=IF([.DE$54]=[.$A7];[.DE37]-1;[.DE37])" office:value-type="float" office:value="2" calcext:value-type="float">
            <text:p>2</text:p>
          </table:table-cell>
          <table:table-cell table:formula="of:=IF([.DF$54]=[.$A7];[.DF37]-1;[.DF37])" office:value-type="float" office:value="2" calcext:value-type="float">
            <text:p>2</text:p>
          </table:table-cell>
          <table:table-cell table:formula="of:=IF([.DG$54]=[.$A7];[.DG37]-1;[.DG37])" office:value-type="float" office:value="2" calcext:value-type="float">
            <text:p>2</text:p>
          </table:table-cell>
          <table:table-cell table:formula="of:=IF([.DH$54]=[.$A7];[.DH37]-1;[.DH37])" office:value-type="float" office:value="1" calcext:value-type="float">
            <text:p>1</text:p>
          </table:table-cell>
          <table:table-cell table:formula="of:=IF([.DI$54]=[.$A7];[.DI37]-1;[.DI37])" office:value-type="float" office:value="0" calcext:value-type="float">
            <text:p>0</text:p>
          </table:table-cell>
          <table:table-cell table:formula="of:=IF([.DJ$54]=[.$A7];[.DJ37]-1;[.DJ37])" office:value-type="float" office:value="0" calcext:value-type="float">
            <text:p>0</text:p>
          </table:table-cell>
          <table:table-cell table:formula="of:=IF([.DK$54]=[.$A7];[.DK37]-1;[.DK37])" office:value-type="float" office:value="0" calcext:value-type="float">
            <text:p>0</text:p>
          </table:table-cell>
          <table:table-cell table:formula="of:=IF([.DL$54]=[.$A7];[.DL37]-1;[.DL37])" office:value-type="float" office:value="0" calcext:value-type="float">
            <text:p>0</text:p>
          </table:table-cell>
          <table:table-cell table:formula="of:=IF([.DM$54]=[.$A7];[.DM37]-1;[.DM37])" office:value-type="float" office:value="0" calcext:value-type="float">
            <text:p>0</text:p>
          </table:table-cell>
          <table:table-cell table:formula="of:=IF([.DN$54]=[.$A7];[.DN37]-1;[.DN37])" office:value-type="float" office:value="0" calcext:value-type="float">
            <text:p>0</text:p>
          </table:table-cell>
          <table:table-cell table:formula="of:=IF([.DO$54]=[.$A7];[.DO37]-1;[.DO37])" office:value-type="float" office:value="0" calcext:value-type="float">
            <text:p>0</text:p>
          </table:table-cell>
          <table:table-cell table:formula="of:=IF([.DP$54]=[.$A7];[.DP37]-1;[.DP37])" office:value-type="float" office:value="0" calcext:value-type="float">
            <text:p>0</text:p>
          </table:table-cell>
          <table:table-cell table:formula="of:=IF([.DQ$54]=[.$A7];[.DQ37]-1;[.DQ37])" office:value-type="float" office:value="0" calcext:value-type="float">
            <text:p>0</text:p>
          </table:table-cell>
          <table:table-cell table:formula="of:=IF([.DR$54]=[.$A7];[.DR37]-1;[.DR37])" office:value-type="float" office:value="0" calcext:value-type="float">
            <text:p>0</text:p>
          </table:table-cell>
          <table:table-cell table:formula="of:=IF([.DS$54]=[.$A7];[.DS37]-1;[.DS37])" office:value-type="float" office:value="0" calcext:value-type="float">
            <text:p>0</text:p>
          </table:table-cell>
          <table:table-cell table:formula="of:=IF([.DT$54]=[.$A7];[.DT37]-1;[.DT37])" office:value-type="float" office:value="0" calcext:value-type="float">
            <text:p>0</text:p>
          </table:table-cell>
          <table:table-cell table:formula="of:=IF([.DU$54]=[.$A7];[.DU37]-1;[.DU37])" office:value-type="float" office:value="0" calcext:value-type="float">
            <text:p>0</text:p>
          </table:table-cell>
          <table:table-cell table:formula="of:=IF([.DV$54]=[.$A7];[.DV37]-1;[.DV37])" office:value-type="float" office:value="0" calcext:value-type="float">
            <text:p>0</text:p>
          </table:table-cell>
          <table:table-cell table:formula="of:=IF([.DW$54]=[.$A7];[.DW37]-1;[.DW37])" office:value-type="float" office:value="0" calcext:value-type="float">
            <text:p>0</text:p>
          </table:table-cell>
          <table:table-cell table:formula="of:=IF([.DX$54]=[.$A7];[.DX37]-1;[.DX37])" office:value-type="float" office:value="0" calcext:value-type="float">
            <text:p>0</text:p>
          </table:table-cell>
          <table:table-cell table:formula="of:=IF([.DY$54]=[.$A7];[.DY37]-1;[.DY37])" office:value-type="float" office:value="2" calcext:value-type="float">
            <text:p>2</text:p>
          </table:table-cell>
          <table:table-cell table:formula="of:=IF([.DZ$54]=[.$A7];[.DZ37]-1;[.DZ37])" office:value-type="float" office:value="1" calcext:value-type="float">
            <text:p>1</text:p>
          </table:table-cell>
          <table:table-cell table:formula="of:=IF([.EA$54]=[.$A7];[.EA37]-1;[.EA37])" office:value-type="float" office:value="1" calcext:value-type="float">
            <text:p>1</text:p>
          </table:table-cell>
        </table:table-row>
        <table:table-row table:style-name="ro1" table:visibility="collapse">
          <table:table-cell table:number-columns-repeated="8"/>
          <table:table-cell table:formula="of:=IF([.I$54]=[.$A8];[.I38]-1;[.I38])" office:value-type="float" office:value="0" calcext:value-type="float">
            <text:p>0</text:p>
          </table:table-cell>
          <table:table-cell table:formula="of:=IF([.J$54]=[.$A8];[.J38]-1;[.J38])" office:value-type="float" office:value="0" calcext:value-type="float">
            <text:p>0</text:p>
          </table:table-cell>
          <table:table-cell table:formula="of:=IF([.K$54]=[.$A8];[.K38]-1;[.K38])" office:value-type="float" office:value="0" calcext:value-type="float">
            <text:p>0</text:p>
          </table:table-cell>
          <table:table-cell table:formula="of:=IF([.L$54]=[.$A8];[.L38]-1;[.L38])" office:value-type="float" office:value="0" calcext:value-type="float">
            <text:p>0</text:p>
          </table:table-cell>
          <table:table-cell table:formula="of:=IF([.M$54]=[.$A8];[.M38]-1;[.M38])" office:value-type="float" office:value="0" calcext:value-type="float">
            <text:p>0</text:p>
          </table:table-cell>
          <table:table-cell table:formula="of:=IF([.N$54]=[.$A8];[.N38]-1;[.N38])" office:value-type="float" office:value="0" calcext:value-type="float">
            <text:p>0</text:p>
          </table:table-cell>
          <table:table-cell table:formula="of:=IF([.O$54]=[.$A8];[.O38]-1;[.O38])" office:value-type="float" office:value="0" calcext:value-type="float">
            <text:p>0</text:p>
          </table:table-cell>
          <table:table-cell table:formula="of:=IF([.P$54]=[.$A8];[.P38]-1;[.P38])" office:value-type="float" office:value="0" calcext:value-type="float">
            <text:p>0</text:p>
          </table:table-cell>
          <table:table-cell table:formula="of:=IF([.Q$54]=[.$A8];[.Q38]-1;[.Q38])" office:value-type="float" office:value="0" calcext:value-type="float">
            <text:p>0</text:p>
          </table:table-cell>
          <table:table-cell table:formula="of:=IF([.R$54]=[.$A8];[.R38]-1;[.R38])" office:value-type="float" office:value="0" calcext:value-type="float">
            <text:p>0</text:p>
          </table:table-cell>
          <table:table-cell table:formula="of:=IF([.S$54]=[.$A8];[.S38]-1;[.S38])" office:value-type="float" office:value="0" calcext:value-type="float">
            <text:p>0</text:p>
          </table:table-cell>
          <table:table-cell table:formula="of:=IF([.T$54]=[.$A8];[.T38]-1;[.T38])" office:value-type="float" office:value="0" calcext:value-type="float">
            <text:p>0</text:p>
          </table:table-cell>
          <table:table-cell table:formula="of:=IF([.U$54]=[.$A8];[.U38]-1;[.U38])" office:value-type="float" office:value="0" calcext:value-type="float">
            <text:p>0</text:p>
          </table:table-cell>
          <table:table-cell table:formula="of:=IF([.V$54]=[.$A8];[.V38]-1;[.V38])" office:value-type="float" office:value="0" calcext:value-type="float">
            <text:p>0</text:p>
          </table:table-cell>
          <table:table-cell table:formula="of:=IF([.W$54]=[.$A8];[.W38]-1;[.W38])" office:value-type="float" office:value="0" calcext:value-type="float">
            <text:p>0</text:p>
          </table:table-cell>
          <table:table-cell table:formula="of:=IF([.X$54]=[.$A8];[.X38]-1;[.X38])" office:value-type="float" office:value="0" calcext:value-type="float">
            <text:p>0</text:p>
          </table:table-cell>
          <table:table-cell table:formula="of:=IF([.Y$54]=[.$A8];[.Y38]-1;[.Y38])" office:value-type="float" office:value="0" calcext:value-type="float">
            <text:p>0</text:p>
          </table:table-cell>
          <table:table-cell table:formula="of:=IF([.Z$54]=[.$A8];[.Z38]-1;[.Z38])" office:value-type="float" office:value="0" calcext:value-type="float">
            <text:p>0</text:p>
          </table:table-cell>
          <table:table-cell table:formula="of:=IF([.AA$54]=[.$A8];[.AA38]-1;[.AA38])" office:value-type="float" office:value="0" calcext:value-type="float">
            <text:p>0</text:p>
          </table:table-cell>
          <table:table-cell table:formula="of:=IF([.AB$54]=[.$A8];[.AB38]-1;[.AB38])" office:value-type="float" office:value="0" calcext:value-type="float">
            <text:p>0</text:p>
          </table:table-cell>
          <table:table-cell table:formula="of:=IF([.AC$54]=[.$A8];[.AC38]-1;[.AC38])" office:value-type="float" office:value="0" calcext:value-type="float">
            <text:p>0</text:p>
          </table:table-cell>
          <table:table-cell table:formula="of:=IF([.AD$54]=[.$A8];[.AD38]-1;[.AD38])" office:value-type="float" office:value="0" calcext:value-type="float">
            <text:p>0</text:p>
          </table:table-cell>
          <table:table-cell table:formula="of:=IF([.AE$54]=[.$A8];[.AE38]-1;[.AE38])" office:value-type="float" office:value="0" calcext:value-type="float">
            <text:p>0</text:p>
          </table:table-cell>
          <table:table-cell table:formula="of:=IF([.AF$54]=[.$A8];[.AF38]-1;[.AF38])" office:value-type="float" office:value="0" calcext:value-type="float">
            <text:p>0</text:p>
          </table:table-cell>
          <table:table-cell table:formula="of:=IF([.AG$54]=[.$A8];[.AG38]-1;[.AG38])" office:value-type="float" office:value="0" calcext:value-type="float">
            <text:p>0</text:p>
          </table:table-cell>
          <table:table-cell table:formula="of:=IF([.AH$54]=[.$A8];[.AH38]-1;[.AH38])" office:value-type="float" office:value="0" calcext:value-type="float">
            <text:p>0</text:p>
          </table:table-cell>
          <table:table-cell table:formula="of:=IF([.AI$54]=[.$A8];[.AI38]-1;[.AI38])" office:value-type="float" office:value="0" calcext:value-type="float">
            <text:p>0</text:p>
          </table:table-cell>
          <table:table-cell table:formula="of:=IF([.AJ$54]=[.$A8];[.AJ38]-1;[.AJ38])" office:value-type="float" office:value="0" calcext:value-type="float">
            <text:p>0</text:p>
          </table:table-cell>
          <table:table-cell table:formula="of:=IF([.AK$54]=[.$A8];[.AK38]-1;[.AK38])" office:value-type="float" office:value="0" calcext:value-type="float">
            <text:p>0</text:p>
          </table:table-cell>
          <table:table-cell table:formula="of:=IF([.AL$54]=[.$A8];[.AL38]-1;[.AL38])" office:value-type="float" office:value="0" calcext:value-type="float">
            <text:p>0</text:p>
          </table:table-cell>
          <table:table-cell table:formula="of:=IF([.AM$54]=[.$A8];[.AM38]-1;[.AM38])" office:value-type="float" office:value="0" calcext:value-type="float">
            <text:p>0</text:p>
          </table:table-cell>
          <table:table-cell table:formula="of:=IF([.AN$54]=[.$A8];[.AN38]-1;[.AN38])" office:value-type="float" office:value="0" calcext:value-type="float">
            <text:p>0</text:p>
          </table:table-cell>
          <table:table-cell table:formula="of:=IF([.AO$54]=[.$A8];[.AO38]-1;[.AO38])" office:value-type="float" office:value="0" calcext:value-type="float">
            <text:p>0</text:p>
          </table:table-cell>
          <table:table-cell table:formula="of:=IF([.AP$54]=[.$A8];[.AP38]-1;[.AP38])" office:value-type="float" office:value="0" calcext:value-type="float">
            <text:p>0</text:p>
          </table:table-cell>
          <table:table-cell table:formula="of:=IF([.AQ$54]=[.$A8];[.AQ38]-1;[.AQ38])" office:value-type="float" office:value="0" calcext:value-type="float">
            <text:p>0</text:p>
          </table:table-cell>
          <table:table-cell table:formula="of:=IF([.AR$54]=[.$A8];[.AR38]-1;[.AR38])" office:value-type="float" office:value="0" calcext:value-type="float">
            <text:p>0</text:p>
          </table:table-cell>
          <table:table-cell table:formula="of:=IF([.AS$54]=[.$A8];[.AS38]-1;[.AS38])" office:value-type="float" office:value="0" calcext:value-type="float">
            <text:p>0</text:p>
          </table:table-cell>
          <table:table-cell table:formula="of:=IF([.AT$54]=[.$A8];[.AT38]-1;[.AT38])" office:value-type="float" office:value="0" calcext:value-type="float">
            <text:p>0</text:p>
          </table:table-cell>
          <table:table-cell table:formula="of:=IF([.AU$54]=[.$A8];[.AU38]-1;[.AU38])" office:value-type="float" office:value="0" calcext:value-type="float">
            <text:p>0</text:p>
          </table:table-cell>
          <table:table-cell table:formula="of:=IF([.AV$54]=[.$A8];[.AV38]-1;[.AV38])" office:value-type="float" office:value="0" calcext:value-type="float">
            <text:p>0</text:p>
          </table:table-cell>
          <table:table-cell table:formula="of:=IF([.AW$54]=[.$A8];[.AW38]-1;[.AW38])" office:value-type="float" office:value="0" calcext:value-type="float">
            <text:p>0</text:p>
          </table:table-cell>
          <table:table-cell table:formula="of:=IF([.AX$54]=[.$A8];[.AX38]-1;[.AX38])" office:value-type="float" office:value="0" calcext:value-type="float">
            <text:p>0</text:p>
          </table:table-cell>
          <table:table-cell table:formula="of:=IF([.AY$54]=[.$A8];[.AY38]-1;[.AY38])" office:value-type="float" office:value="0" calcext:value-type="float">
            <text:p>0</text:p>
          </table:table-cell>
          <table:table-cell table:formula="of:=IF([.AZ$54]=[.$A8];[.AZ38]-1;[.AZ38])" office:value-type="float" office:value="0" calcext:value-type="float">
            <text:p>0</text:p>
          </table:table-cell>
          <table:table-cell table:formula="of:=IF([.BA$54]=[.$A8];[.BA38]-1;[.BA38])" office:value-type="float" office:value="0" calcext:value-type="float">
            <text:p>0</text:p>
          </table:table-cell>
          <table:table-cell table:formula="of:=IF([.BB$54]=[.$A8];[.BB38]-1;[.BB38])" office:value-type="float" office:value="0" calcext:value-type="float">
            <text:p>0</text:p>
          </table:table-cell>
          <table:table-cell table:formula="of:=IF([.BC$54]=[.$A8];[.BC38]-1;[.BC38])" office:value-type="float" office:value="0" calcext:value-type="float">
            <text:p>0</text:p>
          </table:table-cell>
          <table:table-cell table:formula="of:=IF([.BD$54]=[.$A8];[.BD38]-1;[.BD38])" office:value-type="float" office:value="0" calcext:value-type="float">
            <text:p>0</text:p>
          </table:table-cell>
          <table:table-cell table:formula="of:=IF([.BE$54]=[.$A8];[.BE38]-1;[.BE38])" office:value-type="float" office:value="0" calcext:value-type="float">
            <text:p>0</text:p>
          </table:table-cell>
          <table:table-cell table:formula="of:=IF([.BF$54]=[.$A8];[.BF38]-1;[.BF38])" office:value-type="float" office:value="0" calcext:value-type="float">
            <text:p>0</text:p>
          </table:table-cell>
          <table:table-cell table:formula="of:=IF([.BG$54]=[.$A8];[.BG38]-1;[.BG38])" office:value-type="float" office:value="0" calcext:value-type="float">
            <text:p>0</text:p>
          </table:table-cell>
          <table:table-cell table:formula="of:=IF([.BH$54]=[.$A8];[.BH38]-1;[.BH38])" office:value-type="float" office:value="0" calcext:value-type="float">
            <text:p>0</text:p>
          </table:table-cell>
          <table:table-cell table:formula="of:=IF([.BI$54]=[.$A8];[.BI38]-1;[.BI38])" office:value-type="float" office:value="0" calcext:value-type="float">
            <text:p>0</text:p>
          </table:table-cell>
          <table:table-cell table:formula="of:=IF([.BJ$54]=[.$A8];[.BJ38]-1;[.BJ38])" office:value-type="float" office:value="0" calcext:value-type="float">
            <text:p>0</text:p>
          </table:table-cell>
          <table:table-cell table:formula="of:=IF([.BK$54]=[.$A8];[.BK38]-1;[.BK38])" office:value-type="float" office:value="0" calcext:value-type="float">
            <text:p>0</text:p>
          </table:table-cell>
          <table:table-cell table:formula="of:=IF([.BL$54]=[.$A8];[.BL38]-1;[.BL38])" office:value-type="float" office:value="0" calcext:value-type="float">
            <text:p>0</text:p>
          </table:table-cell>
          <table:table-cell table:formula="of:=IF([.BM$54]=[.$A8];[.BM38]-1;[.BM38])" office:value-type="float" office:value="0" calcext:value-type="float">
            <text:p>0</text:p>
          </table:table-cell>
          <table:table-cell table:formula="of:=IF([.BN$54]=[.$A8];[.BN38]-1;[.BN38])" office:value-type="float" office:value="0" calcext:value-type="float">
            <text:p>0</text:p>
          </table:table-cell>
          <table:table-cell table:formula="of:=IF([.BO$54]=[.$A8];[.BO38]-1;[.BO38])" office:value-type="float" office:value="0" calcext:value-type="float">
            <text:p>0</text:p>
          </table:table-cell>
          <table:table-cell table:formula="of:=IF([.BP$54]=[.$A8];[.BP38]-1;[.BP38])" office:value-type="float" office:value="0" calcext:value-type="float">
            <text:p>0</text:p>
          </table:table-cell>
          <table:table-cell table:formula="of:=IF([.BQ$54]=[.$A8];[.BQ38]-1;[.BQ38])" office:value-type="float" office:value="0" calcext:value-type="float">
            <text:p>0</text:p>
          </table:table-cell>
          <table:table-cell table:formula="of:=IF([.BR$54]=[.$A8];[.BR38]-1;[.BR38])" office:value-type="float" office:value="0" calcext:value-type="float">
            <text:p>0</text:p>
          </table:table-cell>
          <table:table-cell table:formula="of:=IF([.BS$54]=[.$A8];[.BS38]-1;[.BS38])" office:value-type="float" office:value="0" calcext:value-type="float">
            <text:p>0</text:p>
          </table:table-cell>
          <table:table-cell table:formula="of:=IF([.BT$54]=[.$A8];[.BT38]-1;[.BT38])" office:value-type="float" office:value="0" calcext:value-type="float">
            <text:p>0</text:p>
          </table:table-cell>
          <table:table-cell table:formula="of:=IF([.BU$54]=[.$A8];[.BU38]-1;[.BU38])" office:value-type="float" office:value="0" calcext:value-type="float">
            <text:p>0</text:p>
          </table:table-cell>
          <table:table-cell table:formula="of:=IF([.BV$54]=[.$A8];[.BV38]-1;[.BV38])" office:value-type="float" office:value="0" calcext:value-type="float">
            <text:p>0</text:p>
          </table:table-cell>
          <table:table-cell table:formula="of:=IF([.BW$54]=[.$A8];[.BW38]-1;[.BW38])" office:value-type="float" office:value="0" calcext:value-type="float">
            <text:p>0</text:p>
          </table:table-cell>
          <table:table-cell table:formula="of:=IF([.BX$54]=[.$A8];[.BX38]-1;[.BX38])" office:value-type="float" office:value="0" calcext:value-type="float">
            <text:p>0</text:p>
          </table:table-cell>
          <table:table-cell table:formula="of:=IF([.BY$54]=[.$A8];[.BY38]-1;[.BY38])" office:value-type="float" office:value="0" calcext:value-type="float">
            <text:p>0</text:p>
          </table:table-cell>
          <table:table-cell table:formula="of:=IF([.BZ$54]=[.$A8];[.BZ38]-1;[.BZ38])" office:value-type="float" office:value="0" calcext:value-type="float">
            <text:p>0</text:p>
          </table:table-cell>
          <table:table-cell table:formula="of:=IF([.CA$54]=[.$A8];[.CA38]-1;[.CA38])" office:value-type="float" office:value="0" calcext:value-type="float">
            <text:p>0</text:p>
          </table:table-cell>
          <table:table-cell table:formula="of:=IF([.CB$54]=[.$A8];[.CB38]-1;[.CB38])" office:value-type="float" office:value="0" calcext:value-type="float">
            <text:p>0</text:p>
          </table:table-cell>
          <table:table-cell table:formula="of:=IF([.CC$54]=[.$A8];[.CC38]-1;[.CC38])" office:value-type="float" office:value="0" calcext:value-type="float">
            <text:p>0</text:p>
          </table:table-cell>
          <table:table-cell table:formula="of:=IF([.CD$54]=[.$A8];[.CD38]-1;[.CD38])" office:value-type="float" office:value="0" calcext:value-type="float">
            <text:p>0</text:p>
          </table:table-cell>
          <table:table-cell table:formula="of:=IF([.CE$54]=[.$A8];[.CE38]-1;[.CE38])" office:value-type="float" office:value="0" calcext:value-type="float">
            <text:p>0</text:p>
          </table:table-cell>
          <table:table-cell table:formula="of:=IF([.CF$54]=[.$A8];[.CF38]-1;[.CF38])" office:value-type="float" office:value="0" calcext:value-type="float">
            <text:p>0</text:p>
          </table:table-cell>
          <table:table-cell table:formula="of:=IF([.CG$54]=[.$A8];[.CG38]-1;[.CG38])" office:value-type="float" office:value="0" calcext:value-type="float">
            <text:p>0</text:p>
          </table:table-cell>
          <table:table-cell table:formula="of:=IF([.CH$54]=[.$A8];[.CH38]-1;[.CH38])" office:value-type="float" office:value="0" calcext:value-type="float">
            <text:p>0</text:p>
          </table:table-cell>
          <table:table-cell table:formula="of:=IF([.CI$54]=[.$A8];[.CI38]-1;[.CI38])" office:value-type="float" office:value="0" calcext:value-type="float">
            <text:p>0</text:p>
          </table:table-cell>
          <table:table-cell table:formula="of:=IF([.CJ$54]=[.$A8];[.CJ38]-1;[.CJ38])" office:value-type="float" office:value="0" calcext:value-type="float">
            <text:p>0</text:p>
          </table:table-cell>
          <table:table-cell table:formula="of:=IF([.CK$54]=[.$A8];[.CK38]-1;[.CK38])" office:value-type="float" office:value="0" calcext:value-type="float">
            <text:p>0</text:p>
          </table:table-cell>
          <table:table-cell table:formula="of:=IF([.CL$54]=[.$A8];[.CL38]-1;[.CL38])" office:value-type="float" office:value="0" calcext:value-type="float">
            <text:p>0</text:p>
          </table:table-cell>
          <table:table-cell table:formula="of:=IF([.CM$54]=[.$A8];[.CM38]-1;[.CM38])" office:value-type="float" office:value="0" calcext:value-type="float">
            <text:p>0</text:p>
          </table:table-cell>
          <table:table-cell table:formula="of:=IF([.CN$54]=[.$A8];[.CN38]-1;[.CN38])" office:value-type="float" office:value="0" calcext:value-type="float">
            <text:p>0</text:p>
          </table:table-cell>
          <table:table-cell table:formula="of:=IF([.CO$54]=[.$A8];[.CO38]-1;[.CO38])" office:value-type="float" office:value="0" calcext:value-type="float">
            <text:p>0</text:p>
          </table:table-cell>
          <table:table-cell table:formula="of:=IF([.CP$54]=[.$A8];[.CP38]-1;[.CP38])" office:value-type="float" office:value="0" calcext:value-type="float">
            <text:p>0</text:p>
          </table:table-cell>
          <table:table-cell table:formula="of:=IF([.CQ$54]=[.$A8];[.CQ38]-1;[.CQ38])" office:value-type="float" office:value="0" calcext:value-type="float">
            <text:p>0</text:p>
          </table:table-cell>
          <table:table-cell table:formula="of:=IF([.CR$54]=[.$A8];[.CR38]-1;[.CR38])" office:value-type="float" office:value="0" calcext:value-type="float">
            <text:p>0</text:p>
          </table:table-cell>
          <table:table-cell table:formula="of:=IF([.CS$54]=[.$A8];[.CS38]-1;[.CS38])" office:value-type="float" office:value="0" calcext:value-type="float">
            <text:p>0</text:p>
          </table:table-cell>
          <table:table-cell table:formula="of:=IF([.CT$54]=[.$A8];[.CT38]-1;[.CT38])" office:value-type="float" office:value="0" calcext:value-type="float">
            <text:p>0</text:p>
          </table:table-cell>
          <table:table-cell table:formula="of:=IF([.CU$54]=[.$A8];[.CU38]-1;[.CU38])" office:value-type="float" office:value="0" calcext:value-type="float">
            <text:p>0</text:p>
          </table:table-cell>
          <table:table-cell table:formula="of:=IF([.CV$54]=[.$A8];[.CV38]-1;[.CV38])" office:value-type="float" office:value="0" calcext:value-type="float">
            <text:p>0</text:p>
          </table:table-cell>
          <table:table-cell table:formula="of:=IF([.CW$54]=[.$A8];[.CW38]-1;[.CW38])" office:value-type="float" office:value="0" calcext:value-type="float">
            <text:p>0</text:p>
          </table:table-cell>
          <table:table-cell table:formula="of:=IF([.CX$54]=[.$A8];[.CX38]-1;[.CX38])" office:value-type="float" office:value="0" calcext:value-type="float">
            <text:p>0</text:p>
          </table:table-cell>
          <table:table-cell table:formula="of:=IF([.CY$54]=[.$A8];[.CY38]-1;[.CY38])" office:value-type="float" office:value="0" calcext:value-type="float">
            <text:p>0</text:p>
          </table:table-cell>
          <table:table-cell table:formula="of:=IF([.CZ$54]=[.$A8];[.CZ38]-1;[.CZ38])" office:value-type="float" office:value="0" calcext:value-type="float">
            <text:p>0</text:p>
          </table:table-cell>
          <table:table-cell table:formula="of:=IF([.DA$54]=[.$A8];[.DA38]-1;[.DA38])" office:value-type="float" office:value="0" calcext:value-type="float">
            <text:p>0</text:p>
          </table:table-cell>
          <table:table-cell table:formula="of:=IF([.DB$54]=[.$A8];[.DB38]-1;[.DB38])" office:value-type="float" office:value="0" calcext:value-type="float">
            <text:p>0</text:p>
          </table:table-cell>
          <table:table-cell table:formula="of:=IF([.DC$54]=[.$A8];[.DC38]-1;[.DC38])" office:value-type="float" office:value="0" calcext:value-type="float">
            <text:p>0</text:p>
          </table:table-cell>
          <table:table-cell table:formula="of:=IF([.DD$54]=[.$A8];[.DD38]-1;[.DD38])" office:value-type="float" office:value="0" calcext:value-type="float">
            <text:p>0</text:p>
          </table:table-cell>
          <table:table-cell table:formula="of:=IF([.DE$54]=[.$A8];[.DE38]-1;[.DE38])" office:value-type="float" office:value="0" calcext:value-type="float">
            <text:p>0</text:p>
          </table:table-cell>
          <table:table-cell table:formula="of:=IF([.DF$54]=[.$A8];[.DF38]-1;[.DF38])" office:value-type="float" office:value="0" calcext:value-type="float">
            <text:p>0</text:p>
          </table:table-cell>
          <table:table-cell table:formula="of:=IF([.DG$54]=[.$A8];[.DG38]-1;[.DG38])" office:value-type="float" office:value="0" calcext:value-type="float">
            <text:p>0</text:p>
          </table:table-cell>
          <table:table-cell table:formula="of:=IF([.DH$54]=[.$A8];[.DH38]-1;[.DH38])" office:value-type="float" office:value="0" calcext:value-type="float">
            <text:p>0</text:p>
          </table:table-cell>
          <table:table-cell table:formula="of:=IF([.DI$54]=[.$A8];[.DI38]-1;[.DI38])" office:value-type="float" office:value="0" calcext:value-type="float">
            <text:p>0</text:p>
          </table:table-cell>
          <table:table-cell table:formula="of:=IF([.DJ$54]=[.$A8];[.DJ38]-1;[.DJ38])" office:value-type="float" office:value="0" calcext:value-type="float">
            <text:p>0</text:p>
          </table:table-cell>
          <table:table-cell table:formula="of:=IF([.DK$54]=[.$A8];[.DK38]-1;[.DK38])" office:value-type="float" office:value="0" calcext:value-type="float">
            <text:p>0</text:p>
          </table:table-cell>
          <table:table-cell table:formula="of:=IF([.DL$54]=[.$A8];[.DL38]-1;[.DL38])" office:value-type="float" office:value="0" calcext:value-type="float">
            <text:p>0</text:p>
          </table:table-cell>
          <table:table-cell table:formula="of:=IF([.DM$54]=[.$A8];[.DM38]-1;[.DM38])" office:value-type="float" office:value="0" calcext:value-type="float">
            <text:p>0</text:p>
          </table:table-cell>
          <table:table-cell table:formula="of:=IF([.DN$54]=[.$A8];[.DN38]-1;[.DN38])" office:value-type="float" office:value="0" calcext:value-type="float">
            <text:p>0</text:p>
          </table:table-cell>
          <table:table-cell table:formula="of:=IF([.DO$54]=[.$A8];[.DO38]-1;[.DO38])" office:value-type="float" office:value="0" calcext:value-type="float">
            <text:p>0</text:p>
          </table:table-cell>
          <table:table-cell table:formula="of:=IF([.DP$54]=[.$A8];[.DP38]-1;[.DP38])" office:value-type="float" office:value="0" calcext:value-type="float">
            <text:p>0</text:p>
          </table:table-cell>
          <table:table-cell table:formula="of:=IF([.DQ$54]=[.$A8];[.DQ38]-1;[.DQ38])" office:value-type="float" office:value="0" calcext:value-type="float">
            <text:p>0</text:p>
          </table:table-cell>
          <table:table-cell table:formula="of:=IF([.DR$54]=[.$A8];[.DR38]-1;[.DR38])" office:value-type="float" office:value="0" calcext:value-type="float">
            <text:p>0</text:p>
          </table:table-cell>
          <table:table-cell table:formula="of:=IF([.DS$54]=[.$A8];[.DS38]-1;[.DS38])" office:value-type="float" office:value="0" calcext:value-type="float">
            <text:p>0</text:p>
          </table:table-cell>
          <table:table-cell table:formula="of:=IF([.DT$54]=[.$A8];[.DT38]-1;[.DT38])" office:value-type="float" office:value="0" calcext:value-type="float">
            <text:p>0</text:p>
          </table:table-cell>
          <table:table-cell table:formula="of:=IF([.DU$54]=[.$A8];[.DU38]-1;[.DU38])" office:value-type="float" office:value="0" calcext:value-type="float">
            <text:p>0</text:p>
          </table:table-cell>
          <table:table-cell table:formula="of:=IF([.DV$54]=[.$A8];[.DV38]-1;[.DV38])" office:value-type="float" office:value="0" calcext:value-type="float">
            <text:p>0</text:p>
          </table:table-cell>
          <table:table-cell table:formula="of:=IF([.DW$54]=[.$A8];[.DW38]-1;[.DW38])" office:value-type="float" office:value="0" calcext:value-type="float">
            <text:p>0</text:p>
          </table:table-cell>
          <table:table-cell table:formula="of:=IF([.DX$54]=[.$A8];[.DX38]-1;[.DX38])" office:value-type="float" office:value="0" calcext:value-type="float">
            <text:p>0</text:p>
          </table:table-cell>
          <table:table-cell table:formula="of:=IF([.DY$54]=[.$A8];[.DY38]-1;[.DY38])" office:value-type="float" office:value="0" calcext:value-type="float">
            <text:p>0</text:p>
          </table:table-cell>
          <table:table-cell table:formula="of:=IF([.DZ$54]=[.$A8];[.DZ38]-1;[.DZ38])" office:value-type="float" office:value="0" calcext:value-type="float">
            <text:p>0</text:p>
          </table:table-cell>
          <table:table-cell table:formula="of:=IF([.EA$54]=[.$A8];[.EA38]-1;[.EA38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I$54]=[.$A9];[.I39]-1;[.I39])" office:value-type="float" office:value="0" calcext:value-type="float">
            <text:p>0</text:p>
          </table:table-cell>
          <table:table-cell table:formula="of:=IF([.J$54]=[.$A9];[.J39]-1;[.J39])" office:value-type="float" office:value="0" calcext:value-type="float">
            <text:p>0</text:p>
          </table:table-cell>
          <table:table-cell table:formula="of:=IF([.K$54]=[.$A9];[.K39]-1;[.K39])" office:value-type="float" office:value="0" calcext:value-type="float">
            <text:p>0</text:p>
          </table:table-cell>
          <table:table-cell table:formula="of:=IF([.L$54]=[.$A9];[.L39]-1;[.L39])" office:value-type="float" office:value="0" calcext:value-type="float">
            <text:p>0</text:p>
          </table:table-cell>
          <table:table-cell table:formula="of:=IF([.M$54]=[.$A9];[.M39]-1;[.M39])" office:value-type="float" office:value="0" calcext:value-type="float">
            <text:p>0</text:p>
          </table:table-cell>
          <table:table-cell table:formula="of:=IF([.N$54]=[.$A9];[.N39]-1;[.N39])" office:value-type="float" office:value="0" calcext:value-type="float">
            <text:p>0</text:p>
          </table:table-cell>
          <table:table-cell table:formula="of:=IF([.O$54]=[.$A9];[.O39]-1;[.O39])" office:value-type="float" office:value="0" calcext:value-type="float">
            <text:p>0</text:p>
          </table:table-cell>
          <table:table-cell table:formula="of:=IF([.P$54]=[.$A9];[.P39]-1;[.P39])" office:value-type="float" office:value="0" calcext:value-type="float">
            <text:p>0</text:p>
          </table:table-cell>
          <table:table-cell table:formula="of:=IF([.Q$54]=[.$A9];[.Q39]-1;[.Q39])" office:value-type="float" office:value="0" calcext:value-type="float">
            <text:p>0</text:p>
          </table:table-cell>
          <table:table-cell table:formula="of:=IF([.R$54]=[.$A9];[.R39]-1;[.R39])" office:value-type="float" office:value="0" calcext:value-type="float">
            <text:p>0</text:p>
          </table:table-cell>
          <table:table-cell table:formula="of:=IF([.S$54]=[.$A9];[.S39]-1;[.S39])" office:value-type="float" office:value="0" calcext:value-type="float">
            <text:p>0</text:p>
          </table:table-cell>
          <table:table-cell table:formula="of:=IF([.T$54]=[.$A9];[.T39]-1;[.T39])" office:value-type="float" office:value="0" calcext:value-type="float">
            <text:p>0</text:p>
          </table:table-cell>
          <table:table-cell table:formula="of:=IF([.U$54]=[.$A9];[.U39]-1;[.U39])" office:value-type="float" office:value="0" calcext:value-type="float">
            <text:p>0</text:p>
          </table:table-cell>
          <table:table-cell table:formula="of:=IF([.V$54]=[.$A9];[.V39]-1;[.V39])" office:value-type="float" office:value="0" calcext:value-type="float">
            <text:p>0</text:p>
          </table:table-cell>
          <table:table-cell table:formula="of:=IF([.W$54]=[.$A9];[.W39]-1;[.W39])" office:value-type="float" office:value="0" calcext:value-type="float">
            <text:p>0</text:p>
          </table:table-cell>
          <table:table-cell table:formula="of:=IF([.X$54]=[.$A9];[.X39]-1;[.X39])" office:value-type="float" office:value="0" calcext:value-type="float">
            <text:p>0</text:p>
          </table:table-cell>
          <table:table-cell table:formula="of:=IF([.Y$54]=[.$A9];[.Y39]-1;[.Y39])" office:value-type="float" office:value="0" calcext:value-type="float">
            <text:p>0</text:p>
          </table:table-cell>
          <table:table-cell table:formula="of:=IF([.Z$54]=[.$A9];[.Z39]-1;[.Z39])" office:value-type="float" office:value="0" calcext:value-type="float">
            <text:p>0</text:p>
          </table:table-cell>
          <table:table-cell table:formula="of:=IF([.AA$54]=[.$A9];[.AA39]-1;[.AA39])" office:value-type="float" office:value="0" calcext:value-type="float">
            <text:p>0</text:p>
          </table:table-cell>
          <table:table-cell table:formula="of:=IF([.AB$54]=[.$A9];[.AB39]-1;[.AB39])" office:value-type="float" office:value="0" calcext:value-type="float">
            <text:p>0</text:p>
          </table:table-cell>
          <table:table-cell table:formula="of:=IF([.AC$54]=[.$A9];[.AC39]-1;[.AC39])" office:value-type="float" office:value="0" calcext:value-type="float">
            <text:p>0</text:p>
          </table:table-cell>
          <table:table-cell table:formula="of:=IF([.AD$54]=[.$A9];[.AD39]-1;[.AD39])" office:value-type="float" office:value="0" calcext:value-type="float">
            <text:p>0</text:p>
          </table:table-cell>
          <table:table-cell table:formula="of:=IF([.AE$54]=[.$A9];[.AE39]-1;[.AE39])" office:value-type="float" office:value="0" calcext:value-type="float">
            <text:p>0</text:p>
          </table:table-cell>
          <table:table-cell table:formula="of:=IF([.AF$54]=[.$A9];[.AF39]-1;[.AF39])" office:value-type="float" office:value="0" calcext:value-type="float">
            <text:p>0</text:p>
          </table:table-cell>
          <table:table-cell table:formula="of:=IF([.AG$54]=[.$A9];[.AG39]-1;[.AG39])" office:value-type="float" office:value="0" calcext:value-type="float">
            <text:p>0</text:p>
          </table:table-cell>
          <table:table-cell table:formula="of:=IF([.AH$54]=[.$A9];[.AH39]-1;[.AH39])" office:value-type="float" office:value="0" calcext:value-type="float">
            <text:p>0</text:p>
          </table:table-cell>
          <table:table-cell table:formula="of:=IF([.AI$54]=[.$A9];[.AI39]-1;[.AI39])" office:value-type="float" office:value="0" calcext:value-type="float">
            <text:p>0</text:p>
          </table:table-cell>
          <table:table-cell table:formula="of:=IF([.AJ$54]=[.$A9];[.AJ39]-1;[.AJ39])" office:value-type="float" office:value="0" calcext:value-type="float">
            <text:p>0</text:p>
          </table:table-cell>
          <table:table-cell table:formula="of:=IF([.AK$54]=[.$A9];[.AK39]-1;[.AK39])" office:value-type="float" office:value="0" calcext:value-type="float">
            <text:p>0</text:p>
          </table:table-cell>
          <table:table-cell table:formula="of:=IF([.AL$54]=[.$A9];[.AL39]-1;[.AL39])" office:value-type="float" office:value="0" calcext:value-type="float">
            <text:p>0</text:p>
          </table:table-cell>
          <table:table-cell table:formula="of:=IF([.AM$54]=[.$A9];[.AM39]-1;[.AM39])" office:value-type="float" office:value="0" calcext:value-type="float">
            <text:p>0</text:p>
          </table:table-cell>
          <table:table-cell table:formula="of:=IF([.AN$54]=[.$A9];[.AN39]-1;[.AN39])" office:value-type="float" office:value="0" calcext:value-type="float">
            <text:p>0</text:p>
          </table:table-cell>
          <table:table-cell table:formula="of:=IF([.AO$54]=[.$A9];[.AO39]-1;[.AO39])" office:value-type="float" office:value="0" calcext:value-type="float">
            <text:p>0</text:p>
          </table:table-cell>
          <table:table-cell table:formula="of:=IF([.AP$54]=[.$A9];[.AP39]-1;[.AP39])" office:value-type="float" office:value="0" calcext:value-type="float">
            <text:p>0</text:p>
          </table:table-cell>
          <table:table-cell table:formula="of:=IF([.AQ$54]=[.$A9];[.AQ39]-1;[.AQ39])" office:value-type="float" office:value="0" calcext:value-type="float">
            <text:p>0</text:p>
          </table:table-cell>
          <table:table-cell table:formula="of:=IF([.AR$54]=[.$A9];[.AR39]-1;[.AR39])" office:value-type="float" office:value="0" calcext:value-type="float">
            <text:p>0</text:p>
          </table:table-cell>
          <table:table-cell table:formula="of:=IF([.AS$54]=[.$A9];[.AS39]-1;[.AS39])" office:value-type="float" office:value="0" calcext:value-type="float">
            <text:p>0</text:p>
          </table:table-cell>
          <table:table-cell table:formula="of:=IF([.AT$54]=[.$A9];[.AT39]-1;[.AT39])" office:value-type="float" office:value="0" calcext:value-type="float">
            <text:p>0</text:p>
          </table:table-cell>
          <table:table-cell table:formula="of:=IF([.AU$54]=[.$A9];[.AU39]-1;[.AU39])" office:value-type="float" office:value="0" calcext:value-type="float">
            <text:p>0</text:p>
          </table:table-cell>
          <table:table-cell table:formula="of:=IF([.AV$54]=[.$A9];[.AV39]-1;[.AV39])" office:value-type="float" office:value="0" calcext:value-type="float">
            <text:p>0</text:p>
          </table:table-cell>
          <table:table-cell table:formula="of:=IF([.AW$54]=[.$A9];[.AW39]-1;[.AW39])" office:value-type="float" office:value="0" calcext:value-type="float">
            <text:p>0</text:p>
          </table:table-cell>
          <table:table-cell table:formula="of:=IF([.AX$54]=[.$A9];[.AX39]-1;[.AX39])" office:value-type="float" office:value="0" calcext:value-type="float">
            <text:p>0</text:p>
          </table:table-cell>
          <table:table-cell table:formula="of:=IF([.AY$54]=[.$A9];[.AY39]-1;[.AY39])" office:value-type="float" office:value="0" calcext:value-type="float">
            <text:p>0</text:p>
          </table:table-cell>
          <table:table-cell table:formula="of:=IF([.AZ$54]=[.$A9];[.AZ39]-1;[.AZ39])" office:value-type="float" office:value="0" calcext:value-type="float">
            <text:p>0</text:p>
          </table:table-cell>
          <table:table-cell table:formula="of:=IF([.BA$54]=[.$A9];[.BA39]-1;[.BA39])" office:value-type="float" office:value="0" calcext:value-type="float">
            <text:p>0</text:p>
          </table:table-cell>
          <table:table-cell table:formula="of:=IF([.BB$54]=[.$A9];[.BB39]-1;[.BB39])" office:value-type="float" office:value="0" calcext:value-type="float">
            <text:p>0</text:p>
          </table:table-cell>
          <table:table-cell table:formula="of:=IF([.BC$54]=[.$A9];[.BC39]-1;[.BC39])" office:value-type="float" office:value="0" calcext:value-type="float">
            <text:p>0</text:p>
          </table:table-cell>
          <table:table-cell table:formula="of:=IF([.BD$54]=[.$A9];[.BD39]-1;[.BD39])" office:value-type="float" office:value="0" calcext:value-type="float">
            <text:p>0</text:p>
          </table:table-cell>
          <table:table-cell table:formula="of:=IF([.BE$54]=[.$A9];[.BE39]-1;[.BE39])" office:value-type="float" office:value="0" calcext:value-type="float">
            <text:p>0</text:p>
          </table:table-cell>
          <table:table-cell table:formula="of:=IF([.BF$54]=[.$A9];[.BF39]-1;[.BF39])" office:value-type="float" office:value="0" calcext:value-type="float">
            <text:p>0</text:p>
          </table:table-cell>
          <table:table-cell table:formula="of:=IF([.BG$54]=[.$A9];[.BG39]-1;[.BG39])" office:value-type="float" office:value="0" calcext:value-type="float">
            <text:p>0</text:p>
          </table:table-cell>
          <table:table-cell table:formula="of:=IF([.BH$54]=[.$A9];[.BH39]-1;[.BH39])" office:value-type="float" office:value="0" calcext:value-type="float">
            <text:p>0</text:p>
          </table:table-cell>
          <table:table-cell table:formula="of:=IF([.BI$54]=[.$A9];[.BI39]-1;[.BI39])" office:value-type="float" office:value="0" calcext:value-type="float">
            <text:p>0</text:p>
          </table:table-cell>
          <table:table-cell table:formula="of:=IF([.BJ$54]=[.$A9];[.BJ39]-1;[.BJ39])" office:value-type="float" office:value="0" calcext:value-type="float">
            <text:p>0</text:p>
          </table:table-cell>
          <table:table-cell table:formula="of:=IF([.BK$54]=[.$A9];[.BK39]-1;[.BK39])" office:value-type="float" office:value="0" calcext:value-type="float">
            <text:p>0</text:p>
          </table:table-cell>
          <table:table-cell table:formula="of:=IF([.BL$54]=[.$A9];[.BL39]-1;[.BL39])" office:value-type="float" office:value="0" calcext:value-type="float">
            <text:p>0</text:p>
          </table:table-cell>
          <table:table-cell table:formula="of:=IF([.BM$54]=[.$A9];[.BM39]-1;[.BM39])" office:value-type="float" office:value="0" calcext:value-type="float">
            <text:p>0</text:p>
          </table:table-cell>
          <table:table-cell table:formula="of:=IF([.BN$54]=[.$A9];[.BN39]-1;[.BN39])" office:value-type="float" office:value="0" calcext:value-type="float">
            <text:p>0</text:p>
          </table:table-cell>
          <table:table-cell table:formula="of:=IF([.BO$54]=[.$A9];[.BO39]-1;[.BO39])" office:value-type="float" office:value="0" calcext:value-type="float">
            <text:p>0</text:p>
          </table:table-cell>
          <table:table-cell table:formula="of:=IF([.BP$54]=[.$A9];[.BP39]-1;[.BP39])" office:value-type="float" office:value="0" calcext:value-type="float">
            <text:p>0</text:p>
          </table:table-cell>
          <table:table-cell table:formula="of:=IF([.BQ$54]=[.$A9];[.BQ39]-1;[.BQ39])" office:value-type="float" office:value="0" calcext:value-type="float">
            <text:p>0</text:p>
          </table:table-cell>
          <table:table-cell table:formula="of:=IF([.BR$54]=[.$A9];[.BR39]-1;[.BR39])" office:value-type="float" office:value="0" calcext:value-type="float">
            <text:p>0</text:p>
          </table:table-cell>
          <table:table-cell table:formula="of:=IF([.BS$54]=[.$A9];[.BS39]-1;[.BS39])" office:value-type="float" office:value="0" calcext:value-type="float">
            <text:p>0</text:p>
          </table:table-cell>
          <table:table-cell table:formula="of:=IF([.BT$54]=[.$A9];[.BT39]-1;[.BT39])" office:value-type="float" office:value="0" calcext:value-type="float">
            <text:p>0</text:p>
          </table:table-cell>
          <table:table-cell table:formula="of:=IF([.BU$54]=[.$A9];[.BU39]-1;[.BU39])" office:value-type="float" office:value="0" calcext:value-type="float">
            <text:p>0</text:p>
          </table:table-cell>
          <table:table-cell table:formula="of:=IF([.BV$54]=[.$A9];[.BV39]-1;[.BV39])" office:value-type="float" office:value="0" calcext:value-type="float">
            <text:p>0</text:p>
          </table:table-cell>
          <table:table-cell table:formula="of:=IF([.BW$54]=[.$A9];[.BW39]-1;[.BW39])" office:value-type="float" office:value="0" calcext:value-type="float">
            <text:p>0</text:p>
          </table:table-cell>
          <table:table-cell table:formula="of:=IF([.BX$54]=[.$A9];[.BX39]-1;[.BX39])" office:value-type="float" office:value="0" calcext:value-type="float">
            <text:p>0</text:p>
          </table:table-cell>
          <table:table-cell table:formula="of:=IF([.BY$54]=[.$A9];[.BY39]-1;[.BY39])" office:value-type="float" office:value="0" calcext:value-type="float">
            <text:p>0</text:p>
          </table:table-cell>
          <table:table-cell table:formula="of:=IF([.BZ$54]=[.$A9];[.BZ39]-1;[.BZ39])" office:value-type="float" office:value="0" calcext:value-type="float">
            <text:p>0</text:p>
          </table:table-cell>
          <table:table-cell table:formula="of:=IF([.CA$54]=[.$A9];[.CA39]-1;[.CA39])" office:value-type="float" office:value="0" calcext:value-type="float">
            <text:p>0</text:p>
          </table:table-cell>
          <table:table-cell table:formula="of:=IF([.CB$54]=[.$A9];[.CB39]-1;[.CB39])" office:value-type="float" office:value="0" calcext:value-type="float">
            <text:p>0</text:p>
          </table:table-cell>
          <table:table-cell table:formula="of:=IF([.CC$54]=[.$A9];[.CC39]-1;[.CC39])" office:value-type="float" office:value="0" calcext:value-type="float">
            <text:p>0</text:p>
          </table:table-cell>
          <table:table-cell table:formula="of:=IF([.CD$54]=[.$A9];[.CD39]-1;[.CD39])" office:value-type="float" office:value="0" calcext:value-type="float">
            <text:p>0</text:p>
          </table:table-cell>
          <table:table-cell table:formula="of:=IF([.CE$54]=[.$A9];[.CE39]-1;[.CE39])" office:value-type="float" office:value="0" calcext:value-type="float">
            <text:p>0</text:p>
          </table:table-cell>
          <table:table-cell table:formula="of:=IF([.CF$54]=[.$A9];[.CF39]-1;[.CF39])" office:value-type="float" office:value="0" calcext:value-type="float">
            <text:p>0</text:p>
          </table:table-cell>
          <table:table-cell table:formula="of:=IF([.CG$54]=[.$A9];[.CG39]-1;[.CG39])" office:value-type="float" office:value="0" calcext:value-type="float">
            <text:p>0</text:p>
          </table:table-cell>
          <table:table-cell table:formula="of:=IF([.CH$54]=[.$A9];[.CH39]-1;[.CH39])" office:value-type="float" office:value="0" calcext:value-type="float">
            <text:p>0</text:p>
          </table:table-cell>
          <table:table-cell table:formula="of:=IF([.CI$54]=[.$A9];[.CI39]-1;[.CI39])" office:value-type="float" office:value="0" calcext:value-type="float">
            <text:p>0</text:p>
          </table:table-cell>
          <table:table-cell table:formula="of:=IF([.CJ$54]=[.$A9];[.CJ39]-1;[.CJ39])" office:value-type="float" office:value="0" calcext:value-type="float">
            <text:p>0</text:p>
          </table:table-cell>
          <table:table-cell table:formula="of:=IF([.CK$54]=[.$A9];[.CK39]-1;[.CK39])" office:value-type="float" office:value="0" calcext:value-type="float">
            <text:p>0</text:p>
          </table:table-cell>
          <table:table-cell table:formula="of:=IF([.CL$54]=[.$A9];[.CL39]-1;[.CL39])" office:value-type="float" office:value="0" calcext:value-type="float">
            <text:p>0</text:p>
          </table:table-cell>
          <table:table-cell table:formula="of:=IF([.CM$54]=[.$A9];[.CM39]-1;[.CM39])" office:value-type="float" office:value="0" calcext:value-type="float">
            <text:p>0</text:p>
          </table:table-cell>
          <table:table-cell table:formula="of:=IF([.CN$54]=[.$A9];[.CN39]-1;[.CN39])" office:value-type="float" office:value="0" calcext:value-type="float">
            <text:p>0</text:p>
          </table:table-cell>
          <table:table-cell table:formula="of:=IF([.CO$54]=[.$A9];[.CO39]-1;[.CO39])" office:value-type="float" office:value="0" calcext:value-type="float">
            <text:p>0</text:p>
          </table:table-cell>
          <table:table-cell table:formula="of:=IF([.CP$54]=[.$A9];[.CP39]-1;[.CP39])" office:value-type="float" office:value="0" calcext:value-type="float">
            <text:p>0</text:p>
          </table:table-cell>
          <table:table-cell table:formula="of:=IF([.CQ$54]=[.$A9];[.CQ39]-1;[.CQ39])" office:value-type="float" office:value="0" calcext:value-type="float">
            <text:p>0</text:p>
          </table:table-cell>
          <table:table-cell table:formula="of:=IF([.CR$54]=[.$A9];[.CR39]-1;[.CR39])" office:value-type="float" office:value="0" calcext:value-type="float">
            <text:p>0</text:p>
          </table:table-cell>
          <table:table-cell table:formula="of:=IF([.CS$54]=[.$A9];[.CS39]-1;[.CS39])" office:value-type="float" office:value="0" calcext:value-type="float">
            <text:p>0</text:p>
          </table:table-cell>
          <table:table-cell table:formula="of:=IF([.CT$54]=[.$A9];[.CT39]-1;[.CT39])" office:value-type="float" office:value="0" calcext:value-type="float">
            <text:p>0</text:p>
          </table:table-cell>
          <table:table-cell table:formula="of:=IF([.CU$54]=[.$A9];[.CU39]-1;[.CU39])" office:value-type="float" office:value="0" calcext:value-type="float">
            <text:p>0</text:p>
          </table:table-cell>
          <table:table-cell table:formula="of:=IF([.CV$54]=[.$A9];[.CV39]-1;[.CV39])" office:value-type="float" office:value="0" calcext:value-type="float">
            <text:p>0</text:p>
          </table:table-cell>
          <table:table-cell table:formula="of:=IF([.CW$54]=[.$A9];[.CW39]-1;[.CW39])" office:value-type="float" office:value="0" calcext:value-type="float">
            <text:p>0</text:p>
          </table:table-cell>
          <table:table-cell table:formula="of:=IF([.CX$54]=[.$A9];[.CX39]-1;[.CX39])" office:value-type="float" office:value="0" calcext:value-type="float">
            <text:p>0</text:p>
          </table:table-cell>
          <table:table-cell table:formula="of:=IF([.CY$54]=[.$A9];[.CY39]-1;[.CY39])" office:value-type="float" office:value="0" calcext:value-type="float">
            <text:p>0</text:p>
          </table:table-cell>
          <table:table-cell table:formula="of:=IF([.CZ$54]=[.$A9];[.CZ39]-1;[.CZ39])" office:value-type="float" office:value="0" calcext:value-type="float">
            <text:p>0</text:p>
          </table:table-cell>
          <table:table-cell table:formula="of:=IF([.DA$54]=[.$A9];[.DA39]-1;[.DA39])" office:value-type="float" office:value="0" calcext:value-type="float">
            <text:p>0</text:p>
          </table:table-cell>
          <table:table-cell table:formula="of:=IF([.DB$54]=[.$A9];[.DB39]-1;[.DB39])" office:value-type="float" office:value="0" calcext:value-type="float">
            <text:p>0</text:p>
          </table:table-cell>
          <table:table-cell table:formula="of:=IF([.DC$54]=[.$A9];[.DC39]-1;[.DC39])" office:value-type="float" office:value="0" calcext:value-type="float">
            <text:p>0</text:p>
          </table:table-cell>
          <table:table-cell table:formula="of:=IF([.DD$54]=[.$A9];[.DD39]-1;[.DD39])" office:value-type="float" office:value="0" calcext:value-type="float">
            <text:p>0</text:p>
          </table:table-cell>
          <table:table-cell table:formula="of:=IF([.DE$54]=[.$A9];[.DE39]-1;[.DE39])" office:value-type="float" office:value="0" calcext:value-type="float">
            <text:p>0</text:p>
          </table:table-cell>
          <table:table-cell table:formula="of:=IF([.DF$54]=[.$A9];[.DF39]-1;[.DF39])" office:value-type="float" office:value="0" calcext:value-type="float">
            <text:p>0</text:p>
          </table:table-cell>
          <table:table-cell table:formula="of:=IF([.DG$54]=[.$A9];[.DG39]-1;[.DG39])" office:value-type="float" office:value="0" calcext:value-type="float">
            <text:p>0</text:p>
          </table:table-cell>
          <table:table-cell table:formula="of:=IF([.DH$54]=[.$A9];[.DH39]-1;[.DH39])" office:value-type="float" office:value="0" calcext:value-type="float">
            <text:p>0</text:p>
          </table:table-cell>
          <table:table-cell table:formula="of:=IF([.DI$54]=[.$A9];[.DI39]-1;[.DI39])" office:value-type="float" office:value="0" calcext:value-type="float">
            <text:p>0</text:p>
          </table:table-cell>
          <table:table-cell table:formula="of:=IF([.DJ$54]=[.$A9];[.DJ39]-1;[.DJ39])" office:value-type="float" office:value="0" calcext:value-type="float">
            <text:p>0</text:p>
          </table:table-cell>
          <table:table-cell table:formula="of:=IF([.DK$54]=[.$A9];[.DK39]-1;[.DK39])" office:value-type="float" office:value="0" calcext:value-type="float">
            <text:p>0</text:p>
          </table:table-cell>
          <table:table-cell table:formula="of:=IF([.DL$54]=[.$A9];[.DL39]-1;[.DL39])" office:value-type="float" office:value="0" calcext:value-type="float">
            <text:p>0</text:p>
          </table:table-cell>
          <table:table-cell table:formula="of:=IF([.DM$54]=[.$A9];[.DM39]-1;[.DM39])" office:value-type="float" office:value="0" calcext:value-type="float">
            <text:p>0</text:p>
          </table:table-cell>
          <table:table-cell table:formula="of:=IF([.DN$54]=[.$A9];[.DN39]-1;[.DN39])" office:value-type="float" office:value="0" calcext:value-type="float">
            <text:p>0</text:p>
          </table:table-cell>
          <table:table-cell table:formula="of:=IF([.DO$54]=[.$A9];[.DO39]-1;[.DO39])" office:value-type="float" office:value="0" calcext:value-type="float">
            <text:p>0</text:p>
          </table:table-cell>
          <table:table-cell table:formula="of:=IF([.DP$54]=[.$A9];[.DP39]-1;[.DP39])" office:value-type="float" office:value="0" calcext:value-type="float">
            <text:p>0</text:p>
          </table:table-cell>
          <table:table-cell table:formula="of:=IF([.DQ$54]=[.$A9];[.DQ39]-1;[.DQ39])" office:value-type="float" office:value="0" calcext:value-type="float">
            <text:p>0</text:p>
          </table:table-cell>
          <table:table-cell table:formula="of:=IF([.DR$54]=[.$A9];[.DR39]-1;[.DR39])" office:value-type="float" office:value="0" calcext:value-type="float">
            <text:p>0</text:p>
          </table:table-cell>
          <table:table-cell table:formula="of:=IF([.DS$54]=[.$A9];[.DS39]-1;[.DS39])" office:value-type="float" office:value="0" calcext:value-type="float">
            <text:p>0</text:p>
          </table:table-cell>
          <table:table-cell table:formula="of:=IF([.DT$54]=[.$A9];[.DT39]-1;[.DT39])" office:value-type="float" office:value="0" calcext:value-type="float">
            <text:p>0</text:p>
          </table:table-cell>
          <table:table-cell table:formula="of:=IF([.DU$54]=[.$A9];[.DU39]-1;[.DU39])" office:value-type="float" office:value="0" calcext:value-type="float">
            <text:p>0</text:p>
          </table:table-cell>
          <table:table-cell table:formula="of:=IF([.DV$54]=[.$A9];[.DV39]-1;[.DV39])" office:value-type="float" office:value="0" calcext:value-type="float">
            <text:p>0</text:p>
          </table:table-cell>
          <table:table-cell table:formula="of:=IF([.DW$54]=[.$A9];[.DW39]-1;[.DW39])" office:value-type="float" office:value="0" calcext:value-type="float">
            <text:p>0</text:p>
          </table:table-cell>
          <table:table-cell table:formula="of:=IF([.DX$54]=[.$A9];[.DX39]-1;[.DX39])" office:value-type="float" office:value="0" calcext:value-type="float">
            <text:p>0</text:p>
          </table:table-cell>
          <table:table-cell table:formula="of:=IF([.DY$54]=[.$A9];[.DY39]-1;[.DY39])" office:value-type="float" office:value="0" calcext:value-type="float">
            <text:p>0</text:p>
          </table:table-cell>
          <table:table-cell table:formula="of:=IF([.DZ$54]=[.$A9];[.DZ39]-1;[.DZ39])" office:value-type="float" office:value="0" calcext:value-type="float">
            <text:p>0</text:p>
          </table:table-cell>
          <table:table-cell table:formula="of:=IF([.EA$54]=[.$A9];[.EA39]-1;[.EA39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I$54]=[.$A10];[.I40]-1;[.I40])" office:value-type="float" office:value="0" calcext:value-type="float">
            <text:p>0</text:p>
          </table:table-cell>
          <table:table-cell table:formula="of:=IF([.J$54]=[.$A10];[.J40]-1;[.J40])" office:value-type="float" office:value="0" calcext:value-type="float">
            <text:p>0</text:p>
          </table:table-cell>
          <table:table-cell table:formula="of:=IF([.K$54]=[.$A10];[.K40]-1;[.K40])" office:value-type="float" office:value="0" calcext:value-type="float">
            <text:p>0</text:p>
          </table:table-cell>
          <table:table-cell table:formula="of:=IF([.L$54]=[.$A10];[.L40]-1;[.L40])" office:value-type="float" office:value="0" calcext:value-type="float">
            <text:p>0</text:p>
          </table:table-cell>
          <table:table-cell table:formula="of:=IF([.M$54]=[.$A10];[.M40]-1;[.M40])" office:value-type="float" office:value="0" calcext:value-type="float">
            <text:p>0</text:p>
          </table:table-cell>
          <table:table-cell table:formula="of:=IF([.N$54]=[.$A10];[.N40]-1;[.N40])" office:value-type="float" office:value="0" calcext:value-type="float">
            <text:p>0</text:p>
          </table:table-cell>
          <table:table-cell table:formula="of:=IF([.O$54]=[.$A10];[.O40]-1;[.O40])" office:value-type="float" office:value="0" calcext:value-type="float">
            <text:p>0</text:p>
          </table:table-cell>
          <table:table-cell table:formula="of:=IF([.P$54]=[.$A10];[.P40]-1;[.P40])" office:value-type="float" office:value="0" calcext:value-type="float">
            <text:p>0</text:p>
          </table:table-cell>
          <table:table-cell table:formula="of:=IF([.Q$54]=[.$A10];[.Q40]-1;[.Q40])" office:value-type="float" office:value="0" calcext:value-type="float">
            <text:p>0</text:p>
          </table:table-cell>
          <table:table-cell table:formula="of:=IF([.R$54]=[.$A10];[.R40]-1;[.R40])" office:value-type="float" office:value="0" calcext:value-type="float">
            <text:p>0</text:p>
          </table:table-cell>
          <table:table-cell table:formula="of:=IF([.S$54]=[.$A10];[.S40]-1;[.S40])" office:value-type="float" office:value="0" calcext:value-type="float">
            <text:p>0</text:p>
          </table:table-cell>
          <table:table-cell table:formula="of:=IF([.T$54]=[.$A10];[.T40]-1;[.T40])" office:value-type="float" office:value="0" calcext:value-type="float">
            <text:p>0</text:p>
          </table:table-cell>
          <table:table-cell table:formula="of:=IF([.U$54]=[.$A10];[.U40]-1;[.U40])" office:value-type="float" office:value="0" calcext:value-type="float">
            <text:p>0</text:p>
          </table:table-cell>
          <table:table-cell table:formula="of:=IF([.V$54]=[.$A10];[.V40]-1;[.V40])" office:value-type="float" office:value="0" calcext:value-type="float">
            <text:p>0</text:p>
          </table:table-cell>
          <table:table-cell table:formula="of:=IF([.W$54]=[.$A10];[.W40]-1;[.W40])" office:value-type="float" office:value="0" calcext:value-type="float">
            <text:p>0</text:p>
          </table:table-cell>
          <table:table-cell table:formula="of:=IF([.X$54]=[.$A10];[.X40]-1;[.X40])" office:value-type="float" office:value="0" calcext:value-type="float">
            <text:p>0</text:p>
          </table:table-cell>
          <table:table-cell table:formula="of:=IF([.Y$54]=[.$A10];[.Y40]-1;[.Y40])" office:value-type="float" office:value="0" calcext:value-type="float">
            <text:p>0</text:p>
          </table:table-cell>
          <table:table-cell table:formula="of:=IF([.Z$54]=[.$A10];[.Z40]-1;[.Z40])" office:value-type="float" office:value="0" calcext:value-type="float">
            <text:p>0</text:p>
          </table:table-cell>
          <table:table-cell table:formula="of:=IF([.AA$54]=[.$A10];[.AA40]-1;[.AA40])" office:value-type="float" office:value="0" calcext:value-type="float">
            <text:p>0</text:p>
          </table:table-cell>
          <table:table-cell table:formula="of:=IF([.AB$54]=[.$A10];[.AB40]-1;[.AB40])" office:value-type="float" office:value="0" calcext:value-type="float">
            <text:p>0</text:p>
          </table:table-cell>
          <table:table-cell table:formula="of:=IF([.AC$54]=[.$A10];[.AC40]-1;[.AC40])" office:value-type="float" office:value="0" calcext:value-type="float">
            <text:p>0</text:p>
          </table:table-cell>
          <table:table-cell table:formula="of:=IF([.AD$54]=[.$A10];[.AD40]-1;[.AD40])" office:value-type="float" office:value="0" calcext:value-type="float">
            <text:p>0</text:p>
          </table:table-cell>
          <table:table-cell table:formula="of:=IF([.AE$54]=[.$A10];[.AE40]-1;[.AE40])" office:value-type="float" office:value="0" calcext:value-type="float">
            <text:p>0</text:p>
          </table:table-cell>
          <table:table-cell table:formula="of:=IF([.AF$54]=[.$A10];[.AF40]-1;[.AF40])" office:value-type="float" office:value="0" calcext:value-type="float">
            <text:p>0</text:p>
          </table:table-cell>
          <table:table-cell table:formula="of:=IF([.AG$54]=[.$A10];[.AG40]-1;[.AG40])" office:value-type="float" office:value="0" calcext:value-type="float">
            <text:p>0</text:p>
          </table:table-cell>
          <table:table-cell table:formula="of:=IF([.AH$54]=[.$A10];[.AH40]-1;[.AH40])" office:value-type="float" office:value="0" calcext:value-type="float">
            <text:p>0</text:p>
          </table:table-cell>
          <table:table-cell table:formula="of:=IF([.AI$54]=[.$A10];[.AI40]-1;[.AI40])" office:value-type="float" office:value="0" calcext:value-type="float">
            <text:p>0</text:p>
          </table:table-cell>
          <table:table-cell table:formula="of:=IF([.AJ$54]=[.$A10];[.AJ40]-1;[.AJ40])" office:value-type="float" office:value="0" calcext:value-type="float">
            <text:p>0</text:p>
          </table:table-cell>
          <table:table-cell table:formula="of:=IF([.AK$54]=[.$A10];[.AK40]-1;[.AK40])" office:value-type="float" office:value="0" calcext:value-type="float">
            <text:p>0</text:p>
          </table:table-cell>
          <table:table-cell table:formula="of:=IF([.AL$54]=[.$A10];[.AL40]-1;[.AL40])" office:value-type="float" office:value="0" calcext:value-type="float">
            <text:p>0</text:p>
          </table:table-cell>
          <table:table-cell table:formula="of:=IF([.AM$54]=[.$A10];[.AM40]-1;[.AM40])" office:value-type="float" office:value="0" calcext:value-type="float">
            <text:p>0</text:p>
          </table:table-cell>
          <table:table-cell table:formula="of:=IF([.AN$54]=[.$A10];[.AN40]-1;[.AN40])" office:value-type="float" office:value="0" calcext:value-type="float">
            <text:p>0</text:p>
          </table:table-cell>
          <table:table-cell table:formula="of:=IF([.AO$54]=[.$A10];[.AO40]-1;[.AO40])" office:value-type="float" office:value="0" calcext:value-type="float">
            <text:p>0</text:p>
          </table:table-cell>
          <table:table-cell table:formula="of:=IF([.AP$54]=[.$A10];[.AP40]-1;[.AP40])" office:value-type="float" office:value="0" calcext:value-type="float">
            <text:p>0</text:p>
          </table:table-cell>
          <table:table-cell table:formula="of:=IF([.AQ$54]=[.$A10];[.AQ40]-1;[.AQ40])" office:value-type="float" office:value="0" calcext:value-type="float">
            <text:p>0</text:p>
          </table:table-cell>
          <table:table-cell table:formula="of:=IF([.AR$54]=[.$A10];[.AR40]-1;[.AR40])" office:value-type="float" office:value="0" calcext:value-type="float">
            <text:p>0</text:p>
          </table:table-cell>
          <table:table-cell table:formula="of:=IF([.AS$54]=[.$A10];[.AS40]-1;[.AS40])" office:value-type="float" office:value="0" calcext:value-type="float">
            <text:p>0</text:p>
          </table:table-cell>
          <table:table-cell table:formula="of:=IF([.AT$54]=[.$A10];[.AT40]-1;[.AT40])" office:value-type="float" office:value="0" calcext:value-type="float">
            <text:p>0</text:p>
          </table:table-cell>
          <table:table-cell table:formula="of:=IF([.AU$54]=[.$A10];[.AU40]-1;[.AU40])" office:value-type="float" office:value="0" calcext:value-type="float">
            <text:p>0</text:p>
          </table:table-cell>
          <table:table-cell table:formula="of:=IF([.AV$54]=[.$A10];[.AV40]-1;[.AV40])" office:value-type="float" office:value="0" calcext:value-type="float">
            <text:p>0</text:p>
          </table:table-cell>
          <table:table-cell table:formula="of:=IF([.AW$54]=[.$A10];[.AW40]-1;[.AW40])" office:value-type="float" office:value="0" calcext:value-type="float">
            <text:p>0</text:p>
          </table:table-cell>
          <table:table-cell table:formula="of:=IF([.AX$54]=[.$A10];[.AX40]-1;[.AX40])" office:value-type="float" office:value="0" calcext:value-type="float">
            <text:p>0</text:p>
          </table:table-cell>
          <table:table-cell table:formula="of:=IF([.AY$54]=[.$A10];[.AY40]-1;[.AY40])" office:value-type="float" office:value="0" calcext:value-type="float">
            <text:p>0</text:p>
          </table:table-cell>
          <table:table-cell table:formula="of:=IF([.AZ$54]=[.$A10];[.AZ40]-1;[.AZ40])" office:value-type="float" office:value="0" calcext:value-type="float">
            <text:p>0</text:p>
          </table:table-cell>
          <table:table-cell table:formula="of:=IF([.BA$54]=[.$A10];[.BA40]-1;[.BA40])" office:value-type="float" office:value="0" calcext:value-type="float">
            <text:p>0</text:p>
          </table:table-cell>
          <table:table-cell table:formula="of:=IF([.BB$54]=[.$A10];[.BB40]-1;[.BB40])" office:value-type="float" office:value="0" calcext:value-type="float">
            <text:p>0</text:p>
          </table:table-cell>
          <table:table-cell table:formula="of:=IF([.BC$54]=[.$A10];[.BC40]-1;[.BC40])" office:value-type="float" office:value="0" calcext:value-type="float">
            <text:p>0</text:p>
          </table:table-cell>
          <table:table-cell table:formula="of:=IF([.BD$54]=[.$A10];[.BD40]-1;[.BD40])" office:value-type="float" office:value="0" calcext:value-type="float">
            <text:p>0</text:p>
          </table:table-cell>
          <table:table-cell table:formula="of:=IF([.BE$54]=[.$A10];[.BE40]-1;[.BE40])" office:value-type="float" office:value="0" calcext:value-type="float">
            <text:p>0</text:p>
          </table:table-cell>
          <table:table-cell table:formula="of:=IF([.BF$54]=[.$A10];[.BF40]-1;[.BF40])" office:value-type="float" office:value="0" calcext:value-type="float">
            <text:p>0</text:p>
          </table:table-cell>
          <table:table-cell table:formula="of:=IF([.BG$54]=[.$A10];[.BG40]-1;[.BG40])" office:value-type="float" office:value="0" calcext:value-type="float">
            <text:p>0</text:p>
          </table:table-cell>
          <table:table-cell table:formula="of:=IF([.BH$54]=[.$A10];[.BH40]-1;[.BH40])" office:value-type="float" office:value="0" calcext:value-type="float">
            <text:p>0</text:p>
          </table:table-cell>
          <table:table-cell table:formula="of:=IF([.BI$54]=[.$A10];[.BI40]-1;[.BI40])" office:value-type="float" office:value="0" calcext:value-type="float">
            <text:p>0</text:p>
          </table:table-cell>
          <table:table-cell table:formula="of:=IF([.BJ$54]=[.$A10];[.BJ40]-1;[.BJ40])" office:value-type="float" office:value="0" calcext:value-type="float">
            <text:p>0</text:p>
          </table:table-cell>
          <table:table-cell table:formula="of:=IF([.BK$54]=[.$A10];[.BK40]-1;[.BK40])" office:value-type="float" office:value="0" calcext:value-type="float">
            <text:p>0</text:p>
          </table:table-cell>
          <table:table-cell table:formula="of:=IF([.BL$54]=[.$A10];[.BL40]-1;[.BL40])" office:value-type="float" office:value="0" calcext:value-type="float">
            <text:p>0</text:p>
          </table:table-cell>
          <table:table-cell table:formula="of:=IF([.BM$54]=[.$A10];[.BM40]-1;[.BM40])" office:value-type="float" office:value="0" calcext:value-type="float">
            <text:p>0</text:p>
          </table:table-cell>
          <table:table-cell table:formula="of:=IF([.BN$54]=[.$A10];[.BN40]-1;[.BN40])" office:value-type="float" office:value="0" calcext:value-type="float">
            <text:p>0</text:p>
          </table:table-cell>
          <table:table-cell table:formula="of:=IF([.BO$54]=[.$A10];[.BO40]-1;[.BO40])" office:value-type="float" office:value="0" calcext:value-type="float">
            <text:p>0</text:p>
          </table:table-cell>
          <table:table-cell table:formula="of:=IF([.BP$54]=[.$A10];[.BP40]-1;[.BP40])" office:value-type="float" office:value="0" calcext:value-type="float">
            <text:p>0</text:p>
          </table:table-cell>
          <table:table-cell table:formula="of:=IF([.BQ$54]=[.$A10];[.BQ40]-1;[.BQ40])" office:value-type="float" office:value="0" calcext:value-type="float">
            <text:p>0</text:p>
          </table:table-cell>
          <table:table-cell table:formula="of:=IF([.BR$54]=[.$A10];[.BR40]-1;[.BR40])" office:value-type="float" office:value="0" calcext:value-type="float">
            <text:p>0</text:p>
          </table:table-cell>
          <table:table-cell table:formula="of:=IF([.BS$54]=[.$A10];[.BS40]-1;[.BS40])" office:value-type="float" office:value="0" calcext:value-type="float">
            <text:p>0</text:p>
          </table:table-cell>
          <table:table-cell table:formula="of:=IF([.BT$54]=[.$A10];[.BT40]-1;[.BT40])" office:value-type="float" office:value="0" calcext:value-type="float">
            <text:p>0</text:p>
          </table:table-cell>
          <table:table-cell table:formula="of:=IF([.BU$54]=[.$A10];[.BU40]-1;[.BU40])" office:value-type="float" office:value="0" calcext:value-type="float">
            <text:p>0</text:p>
          </table:table-cell>
          <table:table-cell table:formula="of:=IF([.BV$54]=[.$A10];[.BV40]-1;[.BV40])" office:value-type="float" office:value="0" calcext:value-type="float">
            <text:p>0</text:p>
          </table:table-cell>
          <table:table-cell table:formula="of:=IF([.BW$54]=[.$A10];[.BW40]-1;[.BW40])" office:value-type="float" office:value="0" calcext:value-type="float">
            <text:p>0</text:p>
          </table:table-cell>
          <table:table-cell table:formula="of:=IF([.BX$54]=[.$A10];[.BX40]-1;[.BX40])" office:value-type="float" office:value="0" calcext:value-type="float">
            <text:p>0</text:p>
          </table:table-cell>
          <table:table-cell table:formula="of:=IF([.BY$54]=[.$A10];[.BY40]-1;[.BY40])" office:value-type="float" office:value="0" calcext:value-type="float">
            <text:p>0</text:p>
          </table:table-cell>
          <table:table-cell table:formula="of:=IF([.BZ$54]=[.$A10];[.BZ40]-1;[.BZ40])" office:value-type="float" office:value="0" calcext:value-type="float">
            <text:p>0</text:p>
          </table:table-cell>
          <table:table-cell table:formula="of:=IF([.CA$54]=[.$A10];[.CA40]-1;[.CA40])" office:value-type="float" office:value="0" calcext:value-type="float">
            <text:p>0</text:p>
          </table:table-cell>
          <table:table-cell table:formula="of:=IF([.CB$54]=[.$A10];[.CB40]-1;[.CB40])" office:value-type="float" office:value="0" calcext:value-type="float">
            <text:p>0</text:p>
          </table:table-cell>
          <table:table-cell table:formula="of:=IF([.CC$54]=[.$A10];[.CC40]-1;[.CC40])" office:value-type="float" office:value="0" calcext:value-type="float">
            <text:p>0</text:p>
          </table:table-cell>
          <table:table-cell table:formula="of:=IF([.CD$54]=[.$A10];[.CD40]-1;[.CD40])" office:value-type="float" office:value="0" calcext:value-type="float">
            <text:p>0</text:p>
          </table:table-cell>
          <table:table-cell table:formula="of:=IF([.CE$54]=[.$A10];[.CE40]-1;[.CE40])" office:value-type="float" office:value="0" calcext:value-type="float">
            <text:p>0</text:p>
          </table:table-cell>
          <table:table-cell table:formula="of:=IF([.CF$54]=[.$A10];[.CF40]-1;[.CF40])" office:value-type="float" office:value="0" calcext:value-type="float">
            <text:p>0</text:p>
          </table:table-cell>
          <table:table-cell table:formula="of:=IF([.CG$54]=[.$A10];[.CG40]-1;[.CG40])" office:value-type="float" office:value="0" calcext:value-type="float">
            <text:p>0</text:p>
          </table:table-cell>
          <table:table-cell table:formula="of:=IF([.CH$54]=[.$A10];[.CH40]-1;[.CH40])" office:value-type="float" office:value="0" calcext:value-type="float">
            <text:p>0</text:p>
          </table:table-cell>
          <table:table-cell table:formula="of:=IF([.CI$54]=[.$A10];[.CI40]-1;[.CI40])" office:value-type="float" office:value="0" calcext:value-type="float">
            <text:p>0</text:p>
          </table:table-cell>
          <table:table-cell table:formula="of:=IF([.CJ$54]=[.$A10];[.CJ40]-1;[.CJ40])" office:value-type="float" office:value="0" calcext:value-type="float">
            <text:p>0</text:p>
          </table:table-cell>
          <table:table-cell table:formula="of:=IF([.CK$54]=[.$A10];[.CK40]-1;[.CK40])" office:value-type="float" office:value="0" calcext:value-type="float">
            <text:p>0</text:p>
          </table:table-cell>
          <table:table-cell table:formula="of:=IF([.CL$54]=[.$A10];[.CL40]-1;[.CL40])" office:value-type="float" office:value="0" calcext:value-type="float">
            <text:p>0</text:p>
          </table:table-cell>
          <table:table-cell table:formula="of:=IF([.CM$54]=[.$A10];[.CM40]-1;[.CM40])" office:value-type="float" office:value="0" calcext:value-type="float">
            <text:p>0</text:p>
          </table:table-cell>
          <table:table-cell table:formula="of:=IF([.CN$54]=[.$A10];[.CN40]-1;[.CN40])" office:value-type="float" office:value="0" calcext:value-type="float">
            <text:p>0</text:p>
          </table:table-cell>
          <table:table-cell table:formula="of:=IF([.CO$54]=[.$A10];[.CO40]-1;[.CO40])" office:value-type="float" office:value="0" calcext:value-type="float">
            <text:p>0</text:p>
          </table:table-cell>
          <table:table-cell table:formula="of:=IF([.CP$54]=[.$A10];[.CP40]-1;[.CP40])" office:value-type="float" office:value="0" calcext:value-type="float">
            <text:p>0</text:p>
          </table:table-cell>
          <table:table-cell table:formula="of:=IF([.CQ$54]=[.$A10];[.CQ40]-1;[.CQ40])" office:value-type="float" office:value="0" calcext:value-type="float">
            <text:p>0</text:p>
          </table:table-cell>
          <table:table-cell table:formula="of:=IF([.CR$54]=[.$A10];[.CR40]-1;[.CR40])" office:value-type="float" office:value="0" calcext:value-type="float">
            <text:p>0</text:p>
          </table:table-cell>
          <table:table-cell table:formula="of:=IF([.CS$54]=[.$A10];[.CS40]-1;[.CS40])" office:value-type="float" office:value="0" calcext:value-type="float">
            <text:p>0</text:p>
          </table:table-cell>
          <table:table-cell table:formula="of:=IF([.CT$54]=[.$A10];[.CT40]-1;[.CT40])" office:value-type="float" office:value="0" calcext:value-type="float">
            <text:p>0</text:p>
          </table:table-cell>
          <table:table-cell table:formula="of:=IF([.CU$54]=[.$A10];[.CU40]-1;[.CU40])" office:value-type="float" office:value="0" calcext:value-type="float">
            <text:p>0</text:p>
          </table:table-cell>
          <table:table-cell table:formula="of:=IF([.CV$54]=[.$A10];[.CV40]-1;[.CV40])" office:value-type="float" office:value="0" calcext:value-type="float">
            <text:p>0</text:p>
          </table:table-cell>
          <table:table-cell table:formula="of:=IF([.CW$54]=[.$A10];[.CW40]-1;[.CW40])" office:value-type="float" office:value="0" calcext:value-type="float">
            <text:p>0</text:p>
          </table:table-cell>
          <table:table-cell table:formula="of:=IF([.CX$54]=[.$A10];[.CX40]-1;[.CX40])" office:value-type="float" office:value="0" calcext:value-type="float">
            <text:p>0</text:p>
          </table:table-cell>
          <table:table-cell table:formula="of:=IF([.CY$54]=[.$A10];[.CY40]-1;[.CY40])" office:value-type="float" office:value="0" calcext:value-type="float">
            <text:p>0</text:p>
          </table:table-cell>
          <table:table-cell table:formula="of:=IF([.CZ$54]=[.$A10];[.CZ40]-1;[.CZ40])" office:value-type="float" office:value="0" calcext:value-type="float">
            <text:p>0</text:p>
          </table:table-cell>
          <table:table-cell table:formula="of:=IF([.DA$54]=[.$A10];[.DA40]-1;[.DA40])" office:value-type="float" office:value="0" calcext:value-type="float">
            <text:p>0</text:p>
          </table:table-cell>
          <table:table-cell table:formula="of:=IF([.DB$54]=[.$A10];[.DB40]-1;[.DB40])" office:value-type="float" office:value="0" calcext:value-type="float">
            <text:p>0</text:p>
          </table:table-cell>
          <table:table-cell table:formula="of:=IF([.DC$54]=[.$A10];[.DC40]-1;[.DC40])" office:value-type="float" office:value="0" calcext:value-type="float">
            <text:p>0</text:p>
          </table:table-cell>
          <table:table-cell table:formula="of:=IF([.DD$54]=[.$A10];[.DD40]-1;[.DD40])" office:value-type="float" office:value="0" calcext:value-type="float">
            <text:p>0</text:p>
          </table:table-cell>
          <table:table-cell table:formula="of:=IF([.DE$54]=[.$A10];[.DE40]-1;[.DE40])" office:value-type="float" office:value="0" calcext:value-type="float">
            <text:p>0</text:p>
          </table:table-cell>
          <table:table-cell table:formula="of:=IF([.DF$54]=[.$A10];[.DF40]-1;[.DF40])" office:value-type="float" office:value="0" calcext:value-type="float">
            <text:p>0</text:p>
          </table:table-cell>
          <table:table-cell table:formula="of:=IF([.DG$54]=[.$A10];[.DG40]-1;[.DG40])" office:value-type="float" office:value="0" calcext:value-type="float">
            <text:p>0</text:p>
          </table:table-cell>
          <table:table-cell table:formula="of:=IF([.DH$54]=[.$A10];[.DH40]-1;[.DH40])" office:value-type="float" office:value="0" calcext:value-type="float">
            <text:p>0</text:p>
          </table:table-cell>
          <table:table-cell table:formula="of:=IF([.DI$54]=[.$A10];[.DI40]-1;[.DI40])" office:value-type="float" office:value="0" calcext:value-type="float">
            <text:p>0</text:p>
          </table:table-cell>
          <table:table-cell table:formula="of:=IF([.DJ$54]=[.$A10];[.DJ40]-1;[.DJ40])" office:value-type="float" office:value="0" calcext:value-type="float">
            <text:p>0</text:p>
          </table:table-cell>
          <table:table-cell table:formula="of:=IF([.DK$54]=[.$A10];[.DK40]-1;[.DK40])" office:value-type="float" office:value="0" calcext:value-type="float">
            <text:p>0</text:p>
          </table:table-cell>
          <table:table-cell table:formula="of:=IF([.DL$54]=[.$A10];[.DL40]-1;[.DL40])" office:value-type="float" office:value="0" calcext:value-type="float">
            <text:p>0</text:p>
          </table:table-cell>
          <table:table-cell table:formula="of:=IF([.DM$54]=[.$A10];[.DM40]-1;[.DM40])" office:value-type="float" office:value="0" calcext:value-type="float">
            <text:p>0</text:p>
          </table:table-cell>
          <table:table-cell table:formula="of:=IF([.DN$54]=[.$A10];[.DN40]-1;[.DN40])" office:value-type="float" office:value="0" calcext:value-type="float">
            <text:p>0</text:p>
          </table:table-cell>
          <table:table-cell table:formula="of:=IF([.DO$54]=[.$A10];[.DO40]-1;[.DO40])" office:value-type="float" office:value="0" calcext:value-type="float">
            <text:p>0</text:p>
          </table:table-cell>
          <table:table-cell table:formula="of:=IF([.DP$54]=[.$A10];[.DP40]-1;[.DP40])" office:value-type="float" office:value="0" calcext:value-type="float">
            <text:p>0</text:p>
          </table:table-cell>
          <table:table-cell table:formula="of:=IF([.DQ$54]=[.$A10];[.DQ40]-1;[.DQ40])" office:value-type="float" office:value="0" calcext:value-type="float">
            <text:p>0</text:p>
          </table:table-cell>
          <table:table-cell table:formula="of:=IF([.DR$54]=[.$A10];[.DR40]-1;[.DR40])" office:value-type="float" office:value="0" calcext:value-type="float">
            <text:p>0</text:p>
          </table:table-cell>
          <table:table-cell table:formula="of:=IF([.DS$54]=[.$A10];[.DS40]-1;[.DS40])" office:value-type="float" office:value="0" calcext:value-type="float">
            <text:p>0</text:p>
          </table:table-cell>
          <table:table-cell table:formula="of:=IF([.DT$54]=[.$A10];[.DT40]-1;[.DT40])" office:value-type="float" office:value="0" calcext:value-type="float">
            <text:p>0</text:p>
          </table:table-cell>
          <table:table-cell table:formula="of:=IF([.DU$54]=[.$A10];[.DU40]-1;[.DU40])" office:value-type="float" office:value="0" calcext:value-type="float">
            <text:p>0</text:p>
          </table:table-cell>
          <table:table-cell table:formula="of:=IF([.DV$54]=[.$A10];[.DV40]-1;[.DV40])" office:value-type="float" office:value="0" calcext:value-type="float">
            <text:p>0</text:p>
          </table:table-cell>
          <table:table-cell table:formula="of:=IF([.DW$54]=[.$A10];[.DW40]-1;[.DW40])" office:value-type="float" office:value="0" calcext:value-type="float">
            <text:p>0</text:p>
          </table:table-cell>
          <table:table-cell table:formula="of:=IF([.DX$54]=[.$A10];[.DX40]-1;[.DX40])" office:value-type="float" office:value="0" calcext:value-type="float">
            <text:p>0</text:p>
          </table:table-cell>
          <table:table-cell table:formula="of:=IF([.DY$54]=[.$A10];[.DY40]-1;[.DY40])" office:value-type="float" office:value="0" calcext:value-type="float">
            <text:p>0</text:p>
          </table:table-cell>
          <table:table-cell table:formula="of:=IF([.DZ$54]=[.$A10];[.DZ40]-1;[.DZ40])" office:value-type="float" office:value="0" calcext:value-type="float">
            <text:p>0</text:p>
          </table:table-cell>
          <table:table-cell table:formula="of:=IF([.EA$54]=[.$A10];[.EA40]-1;[.EA40]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  <table:table-cell table:formula="of:=IF([.I$54]=[.$A11];[.I41]-1;[.I41])" office:value-type="float" office:value="0" calcext:value-type="float">
            <text:p>0</text:p>
          </table:table-cell>
          <table:table-cell table:formula="of:=IF([.J$54]=[.$A11];[.J41]-1;[.J41])" office:value-type="float" office:value="0" calcext:value-type="float">
            <text:p>0</text:p>
          </table:table-cell>
          <table:table-cell table:formula="of:=IF([.K$54]=[.$A11];[.K41]-1;[.K41])" office:value-type="float" office:value="0" calcext:value-type="float">
            <text:p>0</text:p>
          </table:table-cell>
          <table:table-cell table:formula="of:=IF([.L$54]=[.$A11];[.L41]-1;[.L41])" office:value-type="float" office:value="0" calcext:value-type="float">
            <text:p>0</text:p>
          </table:table-cell>
          <table:table-cell table:formula="of:=IF([.M$54]=[.$A11];[.M41]-1;[.M41])" office:value-type="float" office:value="0" calcext:value-type="float">
            <text:p>0</text:p>
          </table:table-cell>
          <table:table-cell table:formula="of:=IF([.N$54]=[.$A11];[.N41]-1;[.N41])" office:value-type="float" office:value="0" calcext:value-type="float">
            <text:p>0</text:p>
          </table:table-cell>
          <table:table-cell table:formula="of:=IF([.O$54]=[.$A11];[.O41]-1;[.O41])" office:value-type="float" office:value="0" calcext:value-type="float">
            <text:p>0</text:p>
          </table:table-cell>
          <table:table-cell table:formula="of:=IF([.P$54]=[.$A11];[.P41]-1;[.P41])" office:value-type="float" office:value="0" calcext:value-type="float">
            <text:p>0</text:p>
          </table:table-cell>
          <table:table-cell table:formula="of:=IF([.Q$54]=[.$A11];[.Q41]-1;[.Q41])" office:value-type="float" office:value="0" calcext:value-type="float">
            <text:p>0</text:p>
          </table:table-cell>
          <table:table-cell table:formula="of:=IF([.R$54]=[.$A11];[.R41]-1;[.R41])" office:value-type="float" office:value="0" calcext:value-type="float">
            <text:p>0</text:p>
          </table:table-cell>
          <table:table-cell table:formula="of:=IF([.S$54]=[.$A11];[.S41]-1;[.S41])" office:value-type="float" office:value="0" calcext:value-type="float">
            <text:p>0</text:p>
          </table:table-cell>
          <table:table-cell table:formula="of:=IF([.T$54]=[.$A11];[.T41]-1;[.T41])" office:value-type="float" office:value="0" calcext:value-type="float">
            <text:p>0</text:p>
          </table:table-cell>
          <table:table-cell table:formula="of:=IF([.U$54]=[.$A11];[.U41]-1;[.U41])" office:value-type="float" office:value="0" calcext:value-type="float">
            <text:p>0</text:p>
          </table:table-cell>
          <table:table-cell table:formula="of:=IF([.V$54]=[.$A11];[.V41]-1;[.V41])" office:value-type="float" office:value="0" calcext:value-type="float">
            <text:p>0</text:p>
          </table:table-cell>
          <table:table-cell table:formula="of:=IF([.W$54]=[.$A11];[.W41]-1;[.W41])" office:value-type="float" office:value="0" calcext:value-type="float">
            <text:p>0</text:p>
          </table:table-cell>
          <table:table-cell table:formula="of:=IF([.X$54]=[.$A11];[.X41]-1;[.X41])" office:value-type="float" office:value="0" calcext:value-type="float">
            <text:p>0</text:p>
          </table:table-cell>
          <table:table-cell table:formula="of:=IF([.Y$54]=[.$A11];[.Y41]-1;[.Y41])" office:value-type="float" office:value="0" calcext:value-type="float">
            <text:p>0</text:p>
          </table:table-cell>
          <table:table-cell table:formula="of:=IF([.Z$54]=[.$A11];[.Z41]-1;[.Z41])" office:value-type="float" office:value="0" calcext:value-type="float">
            <text:p>0</text:p>
          </table:table-cell>
          <table:table-cell table:formula="of:=IF([.AA$54]=[.$A11];[.AA41]-1;[.AA41])" office:value-type="float" office:value="0" calcext:value-type="float">
            <text:p>0</text:p>
          </table:table-cell>
          <table:table-cell table:formula="of:=IF([.AB$54]=[.$A11];[.AB41]-1;[.AB41])" office:value-type="float" office:value="0" calcext:value-type="float">
            <text:p>0</text:p>
          </table:table-cell>
          <table:table-cell table:formula="of:=IF([.AC$54]=[.$A11];[.AC41]-1;[.AC41])" office:value-type="float" office:value="0" calcext:value-type="float">
            <text:p>0</text:p>
          </table:table-cell>
          <table:table-cell table:formula="of:=IF([.AD$54]=[.$A11];[.AD41]-1;[.AD41])" office:value-type="float" office:value="0" calcext:value-type="float">
            <text:p>0</text:p>
          </table:table-cell>
          <table:table-cell table:formula="of:=IF([.AE$54]=[.$A11];[.AE41]-1;[.AE41])" office:value-type="float" office:value="0" calcext:value-type="float">
            <text:p>0</text:p>
          </table:table-cell>
          <table:table-cell table:formula="of:=IF([.AF$54]=[.$A11];[.AF41]-1;[.AF41])" office:value-type="float" office:value="0" calcext:value-type="float">
            <text:p>0</text:p>
          </table:table-cell>
          <table:table-cell table:formula="of:=IF([.AG$54]=[.$A11];[.AG41]-1;[.AG41])" office:value-type="float" office:value="0" calcext:value-type="float">
            <text:p>0</text:p>
          </table:table-cell>
          <table:table-cell table:formula="of:=IF([.AH$54]=[.$A11];[.AH41]-1;[.AH41])" office:value-type="float" office:value="0" calcext:value-type="float">
            <text:p>0</text:p>
          </table:table-cell>
          <table:table-cell table:formula="of:=IF([.AI$54]=[.$A11];[.AI41]-1;[.AI41])" office:value-type="float" office:value="0" calcext:value-type="float">
            <text:p>0</text:p>
          </table:table-cell>
          <table:table-cell table:formula="of:=IF([.AJ$54]=[.$A11];[.AJ41]-1;[.AJ41])" office:value-type="float" office:value="0" calcext:value-type="float">
            <text:p>0</text:p>
          </table:table-cell>
          <table:table-cell table:formula="of:=IF([.AK$54]=[.$A11];[.AK41]-1;[.AK41])" office:value-type="float" office:value="0" calcext:value-type="float">
            <text:p>0</text:p>
          </table:table-cell>
          <table:table-cell table:formula="of:=IF([.AL$54]=[.$A11];[.AL41]-1;[.AL41])" office:value-type="float" office:value="0" calcext:value-type="float">
            <text:p>0</text:p>
          </table:table-cell>
          <table:table-cell table:formula="of:=IF([.AM$54]=[.$A11];[.AM41]-1;[.AM41])" office:value-type="float" office:value="0" calcext:value-type="float">
            <text:p>0</text:p>
          </table:table-cell>
          <table:table-cell table:formula="of:=IF([.AN$54]=[.$A11];[.AN41]-1;[.AN41])" office:value-type="float" office:value="0" calcext:value-type="float">
            <text:p>0</text:p>
          </table:table-cell>
          <table:table-cell table:formula="of:=IF([.AO$54]=[.$A11];[.AO41]-1;[.AO41])" office:value-type="float" office:value="0" calcext:value-type="float">
            <text:p>0</text:p>
          </table:table-cell>
          <table:table-cell table:formula="of:=IF([.AP$54]=[.$A11];[.AP41]-1;[.AP41])" office:value-type="float" office:value="0" calcext:value-type="float">
            <text:p>0</text:p>
          </table:table-cell>
          <table:table-cell table:formula="of:=IF([.AQ$54]=[.$A11];[.AQ41]-1;[.AQ41])" office:value-type="float" office:value="0" calcext:value-type="float">
            <text:p>0</text:p>
          </table:table-cell>
          <table:table-cell table:formula="of:=IF([.AR$54]=[.$A11];[.AR41]-1;[.AR41])" office:value-type="float" office:value="0" calcext:value-type="float">
            <text:p>0</text:p>
          </table:table-cell>
          <table:table-cell table:formula="of:=IF([.AS$54]=[.$A11];[.AS41]-1;[.AS41])" office:value-type="float" office:value="0" calcext:value-type="float">
            <text:p>0</text:p>
          </table:table-cell>
          <table:table-cell table:formula="of:=IF([.AT$54]=[.$A11];[.AT41]-1;[.AT41])" office:value-type="float" office:value="0" calcext:value-type="float">
            <text:p>0</text:p>
          </table:table-cell>
          <table:table-cell table:formula="of:=IF([.AU$54]=[.$A11];[.AU41]-1;[.AU41])" office:value-type="float" office:value="0" calcext:value-type="float">
            <text:p>0</text:p>
          </table:table-cell>
          <table:table-cell table:formula="of:=IF([.AV$54]=[.$A11];[.AV41]-1;[.AV41])" office:value-type="float" office:value="0" calcext:value-type="float">
            <text:p>0</text:p>
          </table:table-cell>
          <table:table-cell table:formula="of:=IF([.AW$54]=[.$A11];[.AW41]-1;[.AW41])" office:value-type="float" office:value="0" calcext:value-type="float">
            <text:p>0</text:p>
          </table:table-cell>
          <table:table-cell table:formula="of:=IF([.AX$54]=[.$A11];[.AX41]-1;[.AX41])" office:value-type="float" office:value="0" calcext:value-type="float">
            <text:p>0</text:p>
          </table:table-cell>
          <table:table-cell table:formula="of:=IF([.AY$54]=[.$A11];[.AY41]-1;[.AY41])" office:value-type="float" office:value="0" calcext:value-type="float">
            <text:p>0</text:p>
          </table:table-cell>
          <table:table-cell table:formula="of:=IF([.AZ$54]=[.$A11];[.AZ41]-1;[.AZ41])" office:value-type="float" office:value="0" calcext:value-type="float">
            <text:p>0</text:p>
          </table:table-cell>
          <table:table-cell table:formula="of:=IF([.BA$54]=[.$A11];[.BA41]-1;[.BA41])" office:value-type="float" office:value="0" calcext:value-type="float">
            <text:p>0</text:p>
          </table:table-cell>
          <table:table-cell table:formula="of:=IF([.BB$54]=[.$A11];[.BB41]-1;[.BB41])" office:value-type="float" office:value="0" calcext:value-type="float">
            <text:p>0</text:p>
          </table:table-cell>
          <table:table-cell table:formula="of:=IF([.BC$54]=[.$A11];[.BC41]-1;[.BC41])" office:value-type="float" office:value="0" calcext:value-type="float">
            <text:p>0</text:p>
          </table:table-cell>
          <table:table-cell table:formula="of:=IF([.BD$54]=[.$A11];[.BD41]-1;[.BD41])" office:value-type="float" office:value="0" calcext:value-type="float">
            <text:p>0</text:p>
          </table:table-cell>
          <table:table-cell table:formula="of:=IF([.BE$54]=[.$A11];[.BE41]-1;[.BE41])" office:value-type="float" office:value="0" calcext:value-type="float">
            <text:p>0</text:p>
          </table:table-cell>
          <table:table-cell table:formula="of:=IF([.BF$54]=[.$A11];[.BF41]-1;[.BF41])" office:value-type="float" office:value="0" calcext:value-type="float">
            <text:p>0</text:p>
          </table:table-cell>
          <table:table-cell table:formula="of:=IF([.BG$54]=[.$A11];[.BG41]-1;[.BG41])" office:value-type="float" office:value="0" calcext:value-type="float">
            <text:p>0</text:p>
          </table:table-cell>
          <table:table-cell table:formula="of:=IF([.BH$54]=[.$A11];[.BH41]-1;[.BH41])" office:value-type="float" office:value="0" calcext:value-type="float">
            <text:p>0</text:p>
          </table:table-cell>
          <table:table-cell table:formula="of:=IF([.BI$54]=[.$A11];[.BI41]-1;[.BI41])" office:value-type="float" office:value="0" calcext:value-type="float">
            <text:p>0</text:p>
          </table:table-cell>
          <table:table-cell table:formula="of:=IF([.BJ$54]=[.$A11];[.BJ41]-1;[.BJ41])" office:value-type="float" office:value="0" calcext:value-type="float">
            <text:p>0</text:p>
          </table:table-cell>
          <table:table-cell table:formula="of:=IF([.BK$54]=[.$A11];[.BK41]-1;[.BK41])" office:value-type="float" office:value="0" calcext:value-type="float">
            <text:p>0</text:p>
          </table:table-cell>
          <table:table-cell table:formula="of:=IF([.BL$54]=[.$A11];[.BL41]-1;[.BL41])" office:value-type="float" office:value="0" calcext:value-type="float">
            <text:p>0</text:p>
          </table:table-cell>
          <table:table-cell table:formula="of:=IF([.BM$54]=[.$A11];[.BM41]-1;[.BM41])" office:value-type="float" office:value="0" calcext:value-type="float">
            <text:p>0</text:p>
          </table:table-cell>
          <table:table-cell table:formula="of:=IF([.BN$54]=[.$A11];[.BN41]-1;[.BN41])" office:value-type="float" office:value="0" calcext:value-type="float">
            <text:p>0</text:p>
          </table:table-cell>
          <table:table-cell table:formula="of:=IF([.BO$54]=[.$A11];[.BO41]-1;[.BO41])" office:value-type="float" office:value="0" calcext:value-type="float">
            <text:p>0</text:p>
          </table:table-cell>
          <table:table-cell table:formula="of:=IF([.BP$54]=[.$A11];[.BP41]-1;[.BP41])" office:value-type="float" office:value="0" calcext:value-type="float">
            <text:p>0</text:p>
          </table:table-cell>
          <table:table-cell table:formula="of:=IF([.BQ$54]=[.$A11];[.BQ41]-1;[.BQ41])" office:value-type="float" office:value="0" calcext:value-type="float">
            <text:p>0</text:p>
          </table:table-cell>
          <table:table-cell table:formula="of:=IF([.BR$54]=[.$A11];[.BR41]-1;[.BR41])" office:value-type="float" office:value="0" calcext:value-type="float">
            <text:p>0</text:p>
          </table:table-cell>
          <table:table-cell table:formula="of:=IF([.BS$54]=[.$A11];[.BS41]-1;[.BS41])" office:value-type="float" office:value="0" calcext:value-type="float">
            <text:p>0</text:p>
          </table:table-cell>
          <table:table-cell table:formula="of:=IF([.BT$54]=[.$A11];[.BT41]-1;[.BT41])" office:value-type="float" office:value="0" calcext:value-type="float">
            <text:p>0</text:p>
          </table:table-cell>
          <table:table-cell table:formula="of:=IF([.BU$54]=[.$A11];[.BU41]-1;[.BU41])" office:value-type="float" office:value="0" calcext:value-type="float">
            <text:p>0</text:p>
          </table:table-cell>
          <table:table-cell table:formula="of:=IF([.BV$54]=[.$A11];[.BV41]-1;[.BV41])" office:value-type="float" office:value="0" calcext:value-type="float">
            <text:p>0</text:p>
          </table:table-cell>
          <table:table-cell table:formula="of:=IF([.BW$54]=[.$A11];[.BW41]-1;[.BW41])" office:value-type="float" office:value="0" calcext:value-type="float">
            <text:p>0</text:p>
          </table:table-cell>
          <table:table-cell table:formula="of:=IF([.BX$54]=[.$A11];[.BX41]-1;[.BX41])" office:value-type="float" office:value="0" calcext:value-type="float">
            <text:p>0</text:p>
          </table:table-cell>
          <table:table-cell table:formula="of:=IF([.BY$54]=[.$A11];[.BY41]-1;[.BY41])" office:value-type="float" office:value="0" calcext:value-type="float">
            <text:p>0</text:p>
          </table:table-cell>
          <table:table-cell table:formula="of:=IF([.BZ$54]=[.$A11];[.BZ41]-1;[.BZ41])" office:value-type="float" office:value="0" calcext:value-type="float">
            <text:p>0</text:p>
          </table:table-cell>
          <table:table-cell table:formula="of:=IF([.CA$54]=[.$A11];[.CA41]-1;[.CA41])" office:value-type="float" office:value="0" calcext:value-type="float">
            <text:p>0</text:p>
          </table:table-cell>
          <table:table-cell table:formula="of:=IF([.CB$54]=[.$A11];[.CB41]-1;[.CB41])" office:value-type="float" office:value="0" calcext:value-type="float">
            <text:p>0</text:p>
          </table:table-cell>
          <table:table-cell table:formula="of:=IF([.CC$54]=[.$A11];[.CC41]-1;[.CC41])" office:value-type="float" office:value="0" calcext:value-type="float">
            <text:p>0</text:p>
          </table:table-cell>
          <table:table-cell table:formula="of:=IF([.CD$54]=[.$A11];[.CD41]-1;[.CD41])" office:value-type="float" office:value="0" calcext:value-type="float">
            <text:p>0</text:p>
          </table:table-cell>
          <table:table-cell table:formula="of:=IF([.CE$54]=[.$A11];[.CE41]-1;[.CE41])" office:value-type="float" office:value="0" calcext:value-type="float">
            <text:p>0</text:p>
          </table:table-cell>
          <table:table-cell table:formula="of:=IF([.CF$54]=[.$A11];[.CF41]-1;[.CF41])" office:value-type="float" office:value="0" calcext:value-type="float">
            <text:p>0</text:p>
          </table:table-cell>
          <table:table-cell table:formula="of:=IF([.CG$54]=[.$A11];[.CG41]-1;[.CG41])" office:value-type="float" office:value="0" calcext:value-type="float">
            <text:p>0</text:p>
          </table:table-cell>
          <table:table-cell table:formula="of:=IF([.CH$54]=[.$A11];[.CH41]-1;[.CH41])" office:value-type="float" office:value="0" calcext:value-type="float">
            <text:p>0</text:p>
          </table:table-cell>
          <table:table-cell table:formula="of:=IF([.CI$54]=[.$A11];[.CI41]-1;[.CI41])" office:value-type="float" office:value="0" calcext:value-type="float">
            <text:p>0</text:p>
          </table:table-cell>
          <table:table-cell table:formula="of:=IF([.CJ$54]=[.$A11];[.CJ41]-1;[.CJ41])" office:value-type="float" office:value="0" calcext:value-type="float">
            <text:p>0</text:p>
          </table:table-cell>
          <table:table-cell table:formula="of:=IF([.CK$54]=[.$A11];[.CK41]-1;[.CK41])" office:value-type="float" office:value="0" calcext:value-type="float">
            <text:p>0</text:p>
          </table:table-cell>
          <table:table-cell table:formula="of:=IF([.CL$54]=[.$A11];[.CL41]-1;[.CL41])" office:value-type="float" office:value="0" calcext:value-type="float">
            <text:p>0</text:p>
          </table:table-cell>
          <table:table-cell table:formula="of:=IF([.CM$54]=[.$A11];[.CM41]-1;[.CM41])" office:value-type="float" office:value="0" calcext:value-type="float">
            <text:p>0</text:p>
          </table:table-cell>
          <table:table-cell table:formula="of:=IF([.CN$54]=[.$A11];[.CN41]-1;[.CN41])" office:value-type="float" office:value="0" calcext:value-type="float">
            <text:p>0</text:p>
          </table:table-cell>
          <table:table-cell table:formula="of:=IF([.CO$54]=[.$A11];[.CO41]-1;[.CO41])" office:value-type="float" office:value="0" calcext:value-type="float">
            <text:p>0</text:p>
          </table:table-cell>
          <table:table-cell table:formula="of:=IF([.CP$54]=[.$A11];[.CP41]-1;[.CP41])" office:value-type="float" office:value="0" calcext:value-type="float">
            <text:p>0</text:p>
          </table:table-cell>
          <table:table-cell table:formula="of:=IF([.CQ$54]=[.$A11];[.CQ41]-1;[.CQ41])" office:value-type="float" office:value="0" calcext:value-type="float">
            <text:p>0</text:p>
          </table:table-cell>
          <table:table-cell table:formula="of:=IF([.CR$54]=[.$A11];[.CR41]-1;[.CR41])" office:value-type="float" office:value="0" calcext:value-type="float">
            <text:p>0</text:p>
          </table:table-cell>
          <table:table-cell table:formula="of:=IF([.CS$54]=[.$A11];[.CS41]-1;[.CS41])" office:value-type="float" office:value="0" calcext:value-type="float">
            <text:p>0</text:p>
          </table:table-cell>
          <table:table-cell table:formula="of:=IF([.CT$54]=[.$A11];[.CT41]-1;[.CT41])" office:value-type="float" office:value="0" calcext:value-type="float">
            <text:p>0</text:p>
          </table:table-cell>
          <table:table-cell table:formula="of:=IF([.CU$54]=[.$A11];[.CU41]-1;[.CU41])" office:value-type="float" office:value="0" calcext:value-type="float">
            <text:p>0</text:p>
          </table:table-cell>
          <table:table-cell table:formula="of:=IF([.CV$54]=[.$A11];[.CV41]-1;[.CV41])" office:value-type="float" office:value="0" calcext:value-type="float">
            <text:p>0</text:p>
          </table:table-cell>
          <table:table-cell table:formula="of:=IF([.CW$54]=[.$A11];[.CW41]-1;[.CW41])" office:value-type="float" office:value="0" calcext:value-type="float">
            <text:p>0</text:p>
          </table:table-cell>
          <table:table-cell table:formula="of:=IF([.CX$54]=[.$A11];[.CX41]-1;[.CX41])" office:value-type="float" office:value="0" calcext:value-type="float">
            <text:p>0</text:p>
          </table:table-cell>
          <table:table-cell table:formula="of:=IF([.CY$54]=[.$A11];[.CY41]-1;[.CY41])" office:value-type="float" office:value="0" calcext:value-type="float">
            <text:p>0</text:p>
          </table:table-cell>
          <table:table-cell table:formula="of:=IF([.CZ$54]=[.$A11];[.CZ41]-1;[.CZ41])" office:value-type="float" office:value="0" calcext:value-type="float">
            <text:p>0</text:p>
          </table:table-cell>
          <table:table-cell table:formula="of:=IF([.DA$54]=[.$A11];[.DA41]-1;[.DA41])" office:value-type="float" office:value="0" calcext:value-type="float">
            <text:p>0</text:p>
          </table:table-cell>
          <table:table-cell table:formula="of:=IF([.DB$54]=[.$A11];[.DB41]-1;[.DB41])" office:value-type="float" office:value="0" calcext:value-type="float">
            <text:p>0</text:p>
          </table:table-cell>
          <table:table-cell table:formula="of:=IF([.DC$54]=[.$A11];[.DC41]-1;[.DC41])" office:value-type="float" office:value="0" calcext:value-type="float">
            <text:p>0</text:p>
          </table:table-cell>
          <table:table-cell table:formula="of:=IF([.DD$54]=[.$A11];[.DD41]-1;[.DD41])" office:value-type="float" office:value="0" calcext:value-type="float">
            <text:p>0</text:p>
          </table:table-cell>
          <table:table-cell table:formula="of:=IF([.DE$54]=[.$A11];[.DE41]-1;[.DE41])" office:value-type="float" office:value="0" calcext:value-type="float">
            <text:p>0</text:p>
          </table:table-cell>
          <table:table-cell table:formula="of:=IF([.DF$54]=[.$A11];[.DF41]-1;[.DF41])" office:value-type="float" office:value="0" calcext:value-type="float">
            <text:p>0</text:p>
          </table:table-cell>
          <table:table-cell table:formula="of:=IF([.DG$54]=[.$A11];[.DG41]-1;[.DG41])" office:value-type="float" office:value="0" calcext:value-type="float">
            <text:p>0</text:p>
          </table:table-cell>
          <table:table-cell table:formula="of:=IF([.DH$54]=[.$A11];[.DH41]-1;[.DH41])" office:value-type="float" office:value="0" calcext:value-type="float">
            <text:p>0</text:p>
          </table:table-cell>
          <table:table-cell table:formula="of:=IF([.DI$54]=[.$A11];[.DI41]-1;[.DI41])" office:value-type="float" office:value="0" calcext:value-type="float">
            <text:p>0</text:p>
          </table:table-cell>
          <table:table-cell table:formula="of:=IF([.DJ$54]=[.$A11];[.DJ41]-1;[.DJ41])" office:value-type="float" office:value="0" calcext:value-type="float">
            <text:p>0</text:p>
          </table:table-cell>
          <table:table-cell table:formula="of:=IF([.DK$54]=[.$A11];[.DK41]-1;[.DK41])" office:value-type="float" office:value="0" calcext:value-type="float">
            <text:p>0</text:p>
          </table:table-cell>
          <table:table-cell table:formula="of:=IF([.DL$54]=[.$A11];[.DL41]-1;[.DL41])" office:value-type="float" office:value="0" calcext:value-type="float">
            <text:p>0</text:p>
          </table:table-cell>
          <table:table-cell table:formula="of:=IF([.DM$54]=[.$A11];[.DM41]-1;[.DM41])" office:value-type="float" office:value="0" calcext:value-type="float">
            <text:p>0</text:p>
          </table:table-cell>
          <table:table-cell table:formula="of:=IF([.DN$54]=[.$A11];[.DN41]-1;[.DN41])" office:value-type="float" office:value="0" calcext:value-type="float">
            <text:p>0</text:p>
          </table:table-cell>
          <table:table-cell table:formula="of:=IF([.DO$54]=[.$A11];[.DO41]-1;[.DO41])" office:value-type="float" office:value="0" calcext:value-type="float">
            <text:p>0</text:p>
          </table:table-cell>
          <table:table-cell table:formula="of:=IF([.DP$54]=[.$A11];[.DP41]-1;[.DP41])" office:value-type="float" office:value="0" calcext:value-type="float">
            <text:p>0</text:p>
          </table:table-cell>
          <table:table-cell table:formula="of:=IF([.DQ$54]=[.$A11];[.DQ41]-1;[.DQ41])" office:value-type="float" office:value="0" calcext:value-type="float">
            <text:p>0</text:p>
          </table:table-cell>
          <table:table-cell table:formula="of:=IF([.DR$54]=[.$A11];[.DR41]-1;[.DR41])" office:value-type="float" office:value="0" calcext:value-type="float">
            <text:p>0</text:p>
          </table:table-cell>
          <table:table-cell table:formula="of:=IF([.DS$54]=[.$A11];[.DS41]-1;[.DS41])" office:value-type="float" office:value="0" calcext:value-type="float">
            <text:p>0</text:p>
          </table:table-cell>
          <table:table-cell table:formula="of:=IF([.DT$54]=[.$A11];[.DT41]-1;[.DT41])" office:value-type="float" office:value="0" calcext:value-type="float">
            <text:p>0</text:p>
          </table:table-cell>
          <table:table-cell table:formula="of:=IF([.DU$54]=[.$A11];[.DU41]-1;[.DU41])" office:value-type="float" office:value="0" calcext:value-type="float">
            <text:p>0</text:p>
          </table:table-cell>
          <table:table-cell table:formula="of:=IF([.DV$54]=[.$A11];[.DV41]-1;[.DV41])" office:value-type="float" office:value="0" calcext:value-type="float">
            <text:p>0</text:p>
          </table:table-cell>
          <table:table-cell table:formula="of:=IF([.DW$54]=[.$A11];[.DW41]-1;[.DW41])" office:value-type="float" office:value="0" calcext:value-type="float">
            <text:p>0</text:p>
          </table:table-cell>
          <table:table-cell table:formula="of:=IF([.DX$54]=[.$A11];[.DX41]-1;[.DX41])" office:value-type="float" office:value="0" calcext:value-type="float">
            <text:p>0</text:p>
          </table:table-cell>
          <table:table-cell table:formula="of:=IF([.DY$54]=[.$A11];[.DY41]-1;[.DY41])" office:value-type="float" office:value="0" calcext:value-type="float">
            <text:p>0</text:p>
          </table:table-cell>
          <table:table-cell table:formula="of:=IF([.DZ$54]=[.$A11];[.DZ41]-1;[.DZ41])" office:value-type="float" office:value="0" calcext:value-type="float">
            <text:p>0</text:p>
          </table:table-cell>
          <table:table-cell table:formula="of:=IF([.EA$54]=[.$A11];[.EA41]-1;[.EA4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 table:number-columns-repeated="123"/>
        </table:table-row>
        <table:table-row table:style-name="ro1">
          <table:table-cell office:value-type="string" calcext:value-type="string">
            <text:p>Legenda</text:p>
          </table:table-cell>
          <table:table-cell table:number-columns-repeated="7"/>
          <table:table-cell table:style-name="Default" table:number-columns-repeated="123"/>
        </table:table-row>
        <table:table-row table:style-name="ro1">
          <table:table-cell table:number-columns-repeated="8"/>
          <table:table-cell table:style-name="Default" table:number-columns-repeated="123"/>
        </table:table-row>
        <table:table-row table:style-name="ro1">
          <table:table-cell office:value-type="string" calcext:value-type="string">
            <text:p>Ready and executing</text:p>
          </table:table-cell>
          <table:table-cell table:number-columns-repeated="7"/>
          <table:table-cell table:style-name="ce14"/>
          <table:table-cell table:style-name="Default" table:number-columns-repeated="122"/>
        </table:table-row>
        <table:table-row table:style-name="ro1">
          <table:table-cell office:value-type="string" calcext:value-type="string">
            <text:p>Arrival</text:p>
          </table:table-cell>
          <table:table-cell table:number-columns-repeated="7"/>
          <table:table-cell table:style-name="ce15"/>
          <table:table-cell table:style-name="Default" table:number-columns-repeated="122"/>
        </table:table-row>
        <table:table-row table:style-name="ro1">
          <table:table-cell office:value-type="string" calcext:value-type="string">
            <text:p>Not finished (and not executing)</text:p>
          </table:table-cell>
          <table:table-cell table:number-columns-repeated="7"/>
          <table:table-cell table:style-name="ce16"/>
          <table:table-cell table:style-name="Default" table:number-columns-repeated="122"/>
        </table:table-row>
        <table:table-row table:style-name="ro1">
          <table:table-cell office:value-type="string" calcext:value-type="string">
            <text:p>Finished, t &lt;= abs deadline</text:p>
          </table:table-cell>
          <table:table-cell table:number-columns-repeated="7"/>
          <table:table-cell table:style-name="ce17"/>
          <table:table-cell table:style-name="Default" table:number-columns-repeated="122"/>
        </table:table-row>
        <table:table-row table:style-name="ro1">
          <table:table-cell office:value-type="string" calcext:value-type="string">
            <text:p>Finished, t &gt; deadline</text:p>
          </table:table-cell>
          <table:table-cell table:number-columns-repeated="7"/>
          <table:table-cell table:style-name="Default" table:number-columns-repeated="123"/>
        </table:table-row>
        <table:table-row table:style-name="ro1">
          <table:table-cell office:value-type="string" calcext:value-type="string">
            <text:p>Late (executing after deadline)</text:p>
          </table:table-cell>
          <table:table-cell table:number-columns-repeated="7"/>
          <table:table-cell table:style-name="ce18"/>
          <table:table-cell table:style-name="Default" table:number-columns-repeated="122"/>
        </table:table-row>
      </table:table>
      <table:table table:name="Demand Bound Function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9" table:number-columns-repeated="99" table:default-cell-style-name="Default"/>
        <table:table-column table:style-name="co14" table:number-columns-repeated="23" table:default-cell-style-name="Default"/>
        <table:table-row table:style-name="ro2" table:number-rows-repeated="2">
          <table:table-cell table:style-name="ce19"/>
          <table:table-cell table:style-name="ce21" table:number-columns-repeated="123"/>
        </table:table-row>
        <table:table-row table:style-name="ro2">
          <table:table-cell table:style-name="ce19" office:value-type="string" calcext:value-type="string">
            <text:p>Time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B3]+1" office:value-type="float" office:value="1" calcext:value-type="float">
            <text:p>1</text:p>
          </table:table-cell>
          <table:table-cell table:style-name="ce22" table:formula="of:=[.C3]+1" office:value-type="float" office:value="2" calcext:value-type="float">
            <text:p>2</text:p>
          </table:table-cell>
          <table:table-cell table:style-name="ce22" table:formula="of:=[.D3]+1" office:value-type="float" office:value="3" calcext:value-type="float">
            <text:p>3</text:p>
          </table:table-cell>
          <table:table-cell table:style-name="ce22" table:formula="of:=[.E3]+1" office:value-type="float" office:value="4" calcext:value-type="float">
            <text:p>4</text:p>
          </table:table-cell>
          <table:table-cell table:style-name="ce22" table:formula="of:=[.F3]+1" office:value-type="float" office:value="5" calcext:value-type="float">
            <text:p>5</text:p>
          </table:table-cell>
          <table:table-cell table:style-name="ce22" table:formula="of:=[.G3]+1" office:value-type="float" office:value="6" calcext:value-type="float">
            <text:p>6</text:p>
          </table:table-cell>
          <table:table-cell table:style-name="ce22" table:formula="of:=[.H3]+1" office:value-type="float" office:value="7" calcext:value-type="float">
            <text:p>7</text:p>
          </table:table-cell>
          <table:table-cell table:style-name="ce22" table:formula="of:=[.I3]+1" office:value-type="float" office:value="8" calcext:value-type="float">
            <text:p>8</text:p>
          </table:table-cell>
          <table:table-cell table:style-name="ce22" table:formula="of:=[.J3]+1" office:value-type="float" office:value="9" calcext:value-type="float">
            <text:p>9</text:p>
          </table:table-cell>
          <table:table-cell table:style-name="ce22" table:formula="of:=[.K3]+1" office:value-type="float" office:value="10" calcext:value-type="float">
            <text:p>10</text:p>
          </table:table-cell>
          <table:table-cell table:style-name="ce22" table:formula="of:=[.L3]+1" office:value-type="float" office:value="11" calcext:value-type="float">
            <text:p>11</text:p>
          </table:table-cell>
          <table:table-cell table:style-name="ce22" table:formula="of:=[.M3]+1" office:value-type="float" office:value="12" calcext:value-type="float">
            <text:p>12</text:p>
          </table:table-cell>
          <table:table-cell table:style-name="ce22" table:formula="of:=[.N3]+1" office:value-type="float" office:value="13" calcext:value-type="float">
            <text:p>13</text:p>
          </table:table-cell>
          <table:table-cell table:style-name="ce22" table:formula="of:=[.O3]+1" office:value-type="float" office:value="14" calcext:value-type="float">
            <text:p>14</text:p>
          </table:table-cell>
          <table:table-cell table:style-name="ce22" table:formula="of:=[.P3]+1" office:value-type="float" office:value="15" calcext:value-type="float">
            <text:p>15</text:p>
          </table:table-cell>
          <table:table-cell table:style-name="ce22" table:formula="of:=[.Q3]+1" office:value-type="float" office:value="16" calcext:value-type="float">
            <text:p>16</text:p>
          </table:table-cell>
          <table:table-cell table:style-name="ce22" table:formula="of:=[.R3]+1" office:value-type="float" office:value="17" calcext:value-type="float">
            <text:p>17</text:p>
          </table:table-cell>
          <table:table-cell table:style-name="ce22" table:formula="of:=[.S3]+1" office:value-type="float" office:value="18" calcext:value-type="float">
            <text:p>18</text:p>
          </table:table-cell>
          <table:table-cell table:style-name="ce22" table:formula="of:=[.T3]+1" office:value-type="float" office:value="19" calcext:value-type="float">
            <text:p>19</text:p>
          </table:table-cell>
          <table:table-cell table:style-name="ce22" table:formula="of:=[.U3]+1" office:value-type="float" office:value="20" calcext:value-type="float">
            <text:p>20</text:p>
          </table:table-cell>
          <table:table-cell table:style-name="ce22" table:formula="of:=[.V3]+1" office:value-type="float" office:value="21" calcext:value-type="float">
            <text:p>21</text:p>
          </table:table-cell>
          <table:table-cell table:style-name="ce22" table:formula="of:=[.W3]+1" office:value-type="float" office:value="22" calcext:value-type="float">
            <text:p>22</text:p>
          </table:table-cell>
          <table:table-cell table:style-name="ce22" table:formula="of:=[.X3]+1" office:value-type="float" office:value="23" calcext:value-type="float">
            <text:p>23</text:p>
          </table:table-cell>
          <table:table-cell table:style-name="ce22" table:formula="of:=[.Y3]+1" office:value-type="float" office:value="24" calcext:value-type="float">
            <text:p>24</text:p>
          </table:table-cell>
          <table:table-cell table:style-name="ce22" table:formula="of:=[.Z3]+1" office:value-type="float" office:value="25" calcext:value-type="float">
            <text:p>25</text:p>
          </table:table-cell>
          <table:table-cell table:style-name="ce22" table:formula="of:=[.AA3]+1" office:value-type="float" office:value="26" calcext:value-type="float">
            <text:p>26</text:p>
          </table:table-cell>
          <table:table-cell table:style-name="ce22" table:formula="of:=[.AB3]+1" office:value-type="float" office:value="27" calcext:value-type="float">
            <text:p>27</text:p>
          </table:table-cell>
          <table:table-cell table:style-name="ce22" table:formula="of:=[.AC3]+1" office:value-type="float" office:value="28" calcext:value-type="float">
            <text:p>28</text:p>
          </table:table-cell>
          <table:table-cell table:style-name="ce22" table:formula="of:=[.AD3]+1" office:value-type="float" office:value="29" calcext:value-type="float">
            <text:p>29</text:p>
          </table:table-cell>
          <table:table-cell table:style-name="ce22" table:formula="of:=[.AE3]+1" office:value-type="float" office:value="30" calcext:value-type="float">
            <text:p>30</text:p>
          </table:table-cell>
          <table:table-cell table:style-name="ce22" table:formula="of:=[.AF3]+1" office:value-type="float" office:value="31" calcext:value-type="float">
            <text:p>31</text:p>
          </table:table-cell>
          <table:table-cell table:style-name="ce22" table:formula="of:=[.AG3]+1" office:value-type="float" office:value="32" calcext:value-type="float">
            <text:p>32</text:p>
          </table:table-cell>
          <table:table-cell table:style-name="ce22" table:formula="of:=[.AH3]+1" office:value-type="float" office:value="33" calcext:value-type="float">
            <text:p>33</text:p>
          </table:table-cell>
          <table:table-cell table:style-name="ce22" table:formula="of:=[.AI3]+1" office:value-type="float" office:value="34" calcext:value-type="float">
            <text:p>34</text:p>
          </table:table-cell>
          <table:table-cell table:style-name="ce22" table:formula="of:=[.AJ3]+1" office:value-type="float" office:value="35" calcext:value-type="float">
            <text:p>35</text:p>
          </table:table-cell>
          <table:table-cell table:style-name="ce22" table:formula="of:=[.AK3]+1" office:value-type="float" office:value="36" calcext:value-type="float">
            <text:p>36</text:p>
          </table:table-cell>
          <table:table-cell table:style-name="ce22" table:formula="of:=[.AL3]+1" office:value-type="float" office:value="37" calcext:value-type="float">
            <text:p>37</text:p>
          </table:table-cell>
          <table:table-cell table:style-name="ce22" table:formula="of:=[.AM3]+1" office:value-type="float" office:value="38" calcext:value-type="float">
            <text:p>38</text:p>
          </table:table-cell>
          <table:table-cell table:style-name="ce22" table:formula="of:=[.AN3]+1" office:value-type="float" office:value="39" calcext:value-type="float">
            <text:p>39</text:p>
          </table:table-cell>
          <table:table-cell table:style-name="ce22" table:formula="of:=[.AO3]+1" office:value-type="float" office:value="40" calcext:value-type="float">
            <text:p>40</text:p>
          </table:table-cell>
          <table:table-cell table:style-name="ce22" table:formula="of:=[.AP3]+1" office:value-type="float" office:value="41" calcext:value-type="float">
            <text:p>41</text:p>
          </table:table-cell>
          <table:table-cell table:style-name="ce22" table:formula="of:=[.AQ3]+1" office:value-type="float" office:value="42" calcext:value-type="float">
            <text:p>42</text:p>
          </table:table-cell>
          <table:table-cell table:style-name="ce22" table:formula="of:=[.AR3]+1" office:value-type="float" office:value="43" calcext:value-type="float">
            <text:p>43</text:p>
          </table:table-cell>
          <table:table-cell table:style-name="ce22" table:formula="of:=[.AS3]+1" office:value-type="float" office:value="44" calcext:value-type="float">
            <text:p>44</text:p>
          </table:table-cell>
          <table:table-cell table:style-name="ce22" table:formula="of:=[.AT3]+1" office:value-type="float" office:value="45" calcext:value-type="float">
            <text:p>45</text:p>
          </table:table-cell>
          <table:table-cell table:style-name="ce22" table:formula="of:=[.AU3]+1" office:value-type="float" office:value="46" calcext:value-type="float">
            <text:p>46</text:p>
          </table:table-cell>
          <table:table-cell table:style-name="ce22" table:formula="of:=[.AV3]+1" office:value-type="float" office:value="47" calcext:value-type="float">
            <text:p>47</text:p>
          </table:table-cell>
          <table:table-cell table:style-name="ce22" table:formula="of:=[.AW3]+1" office:value-type="float" office:value="48" calcext:value-type="float">
            <text:p>48</text:p>
          </table:table-cell>
          <table:table-cell table:style-name="ce22" table:formula="of:=[.AX3]+1" office:value-type="float" office:value="49" calcext:value-type="float">
            <text:p>49</text:p>
          </table:table-cell>
          <table:table-cell table:style-name="ce22" table:formula="of:=[.AY3]+1" office:value-type="float" office:value="50" calcext:value-type="float">
            <text:p>50</text:p>
          </table:table-cell>
          <table:table-cell table:style-name="ce22" table:formula="of:=[.AZ3]+1" office:value-type="float" office:value="51" calcext:value-type="float">
            <text:p>51</text:p>
          </table:table-cell>
          <table:table-cell table:style-name="ce22" table:formula="of:=[.BA3]+1" office:value-type="float" office:value="52" calcext:value-type="float">
            <text:p>52</text:p>
          </table:table-cell>
          <table:table-cell table:style-name="ce22" table:formula="of:=[.BB3]+1" office:value-type="float" office:value="53" calcext:value-type="float">
            <text:p>53</text:p>
          </table:table-cell>
          <table:table-cell table:style-name="ce22" table:formula="of:=[.BC3]+1" office:value-type="float" office:value="54" calcext:value-type="float">
            <text:p>54</text:p>
          </table:table-cell>
          <table:table-cell table:style-name="ce22" table:formula="of:=[.BD3]+1" office:value-type="float" office:value="55" calcext:value-type="float">
            <text:p>55</text:p>
          </table:table-cell>
          <table:table-cell table:style-name="ce22" table:formula="of:=[.BE3]+1" office:value-type="float" office:value="56" calcext:value-type="float">
            <text:p>56</text:p>
          </table:table-cell>
          <table:table-cell table:style-name="ce22" table:formula="of:=[.BF3]+1" office:value-type="float" office:value="57" calcext:value-type="float">
            <text:p>57</text:p>
          </table:table-cell>
          <table:table-cell table:style-name="ce22" table:formula="of:=[.BG3]+1" office:value-type="float" office:value="58" calcext:value-type="float">
            <text:p>58</text:p>
          </table:table-cell>
          <table:table-cell table:style-name="ce22" table:formula="of:=[.BH3]+1" office:value-type="float" office:value="59" calcext:value-type="float">
            <text:p>59</text:p>
          </table:table-cell>
          <table:table-cell table:style-name="ce22" table:formula="of:=[.BI3]+1" office:value-type="float" office:value="60" calcext:value-type="float">
            <text:p>60</text:p>
          </table:table-cell>
          <table:table-cell table:style-name="ce22" table:formula="of:=[.BJ3]+1" office:value-type="float" office:value="61" calcext:value-type="float">
            <text:p>61</text:p>
          </table:table-cell>
          <table:table-cell table:style-name="ce22" table:formula="of:=[.BK3]+1" office:value-type="float" office:value="62" calcext:value-type="float">
            <text:p>62</text:p>
          </table:table-cell>
          <table:table-cell table:style-name="ce22" table:formula="of:=[.BL3]+1" office:value-type="float" office:value="63" calcext:value-type="float">
            <text:p>63</text:p>
          </table:table-cell>
          <table:table-cell table:style-name="ce22" table:formula="of:=[.BM3]+1" office:value-type="float" office:value="64" calcext:value-type="float">
            <text:p>64</text:p>
          </table:table-cell>
          <table:table-cell table:style-name="ce22" table:formula="of:=[.BN3]+1" office:value-type="float" office:value="65" calcext:value-type="float">
            <text:p>65</text:p>
          </table:table-cell>
          <table:table-cell table:style-name="ce22" table:formula="of:=[.BO3]+1" office:value-type="float" office:value="66" calcext:value-type="float">
            <text:p>66</text:p>
          </table:table-cell>
          <table:table-cell table:style-name="ce22" table:formula="of:=[.BP3]+1" office:value-type="float" office:value="67" calcext:value-type="float">
            <text:p>67</text:p>
          </table:table-cell>
          <table:table-cell table:style-name="ce22" table:formula="of:=[.BQ3]+1" office:value-type="float" office:value="68" calcext:value-type="float">
            <text:p>68</text:p>
          </table:table-cell>
          <table:table-cell table:style-name="ce22" table:formula="of:=[.BR3]+1" office:value-type="float" office:value="69" calcext:value-type="float">
            <text:p>69</text:p>
          </table:table-cell>
          <table:table-cell table:style-name="ce22" table:formula="of:=[.BS3]+1" office:value-type="float" office:value="70" calcext:value-type="float">
            <text:p>70</text:p>
          </table:table-cell>
          <table:table-cell table:style-name="ce22" table:formula="of:=[.BT3]+1" office:value-type="float" office:value="71" calcext:value-type="float">
            <text:p>71</text:p>
          </table:table-cell>
          <table:table-cell table:style-name="ce22" table:formula="of:=[.BU3]+1" office:value-type="float" office:value="72" calcext:value-type="float">
            <text:p>72</text:p>
          </table:table-cell>
          <table:table-cell table:style-name="ce22" table:formula="of:=[.BV3]+1" office:value-type="float" office:value="73" calcext:value-type="float">
            <text:p>73</text:p>
          </table:table-cell>
          <table:table-cell table:style-name="ce22" table:formula="of:=[.BW3]+1" office:value-type="float" office:value="74" calcext:value-type="float">
            <text:p>74</text:p>
          </table:table-cell>
          <table:table-cell table:style-name="ce22" table:formula="of:=[.BX3]+1" office:value-type="float" office:value="75" calcext:value-type="float">
            <text:p>75</text:p>
          </table:table-cell>
          <table:table-cell table:style-name="ce22" table:formula="of:=[.BY3]+1" office:value-type="float" office:value="76" calcext:value-type="float">
            <text:p>76</text:p>
          </table:table-cell>
          <table:table-cell table:style-name="ce22" table:formula="of:=[.BZ3]+1" office:value-type="float" office:value="77" calcext:value-type="float">
            <text:p>77</text:p>
          </table:table-cell>
          <table:table-cell table:style-name="ce22" table:formula="of:=[.CA3]+1" office:value-type="float" office:value="78" calcext:value-type="float">
            <text:p>78</text:p>
          </table:table-cell>
          <table:table-cell table:style-name="ce22" table:formula="of:=[.CB3]+1" office:value-type="float" office:value="79" calcext:value-type="float">
            <text:p>79</text:p>
          </table:table-cell>
          <table:table-cell table:style-name="ce22" table:formula="of:=[.CC3]+1" office:value-type="float" office:value="80" calcext:value-type="float">
            <text:p>80</text:p>
          </table:table-cell>
          <table:table-cell table:style-name="ce22" table:formula="of:=[.CD3]+1" office:value-type="float" office:value="81" calcext:value-type="float">
            <text:p>81</text:p>
          </table:table-cell>
          <table:table-cell table:style-name="ce22" table:formula="of:=[.CE3]+1" office:value-type="float" office:value="82" calcext:value-type="float">
            <text:p>82</text:p>
          </table:table-cell>
          <table:table-cell table:style-name="ce22" table:formula="of:=[.CF3]+1" office:value-type="float" office:value="83" calcext:value-type="float">
            <text:p>83</text:p>
          </table:table-cell>
          <table:table-cell table:style-name="ce22" table:formula="of:=[.CG3]+1" office:value-type="float" office:value="84" calcext:value-type="float">
            <text:p>84</text:p>
          </table:table-cell>
          <table:table-cell table:style-name="ce22" table:formula="of:=[.CH3]+1" office:value-type="float" office:value="85" calcext:value-type="float">
            <text:p>85</text:p>
          </table:table-cell>
          <table:table-cell table:style-name="ce22" table:formula="of:=[.CI3]+1" office:value-type="float" office:value="86" calcext:value-type="float">
            <text:p>86</text:p>
          </table:table-cell>
          <table:table-cell table:style-name="ce22" table:formula="of:=[.CJ3]+1" office:value-type="float" office:value="87" calcext:value-type="float">
            <text:p>87</text:p>
          </table:table-cell>
          <table:table-cell table:style-name="ce22" table:formula="of:=[.CK3]+1" office:value-type="float" office:value="88" calcext:value-type="float">
            <text:p>88</text:p>
          </table:table-cell>
          <table:table-cell table:style-name="ce22" table:formula="of:=[.CL3]+1" office:value-type="float" office:value="89" calcext:value-type="float">
            <text:p>89</text:p>
          </table:table-cell>
          <table:table-cell table:style-name="ce22" table:formula="of:=[.CM3]+1" office:value-type="float" office:value="90" calcext:value-type="float">
            <text:p>90</text:p>
          </table:table-cell>
          <table:table-cell table:style-name="ce22" table:formula="of:=[.CN3]+1" office:value-type="float" office:value="91" calcext:value-type="float">
            <text:p>91</text:p>
          </table:table-cell>
          <table:table-cell table:style-name="ce22" table:formula="of:=[.CO3]+1" office:value-type="float" office:value="92" calcext:value-type="float">
            <text:p>92</text:p>
          </table:table-cell>
          <table:table-cell table:style-name="ce22" table:formula="of:=[.CP3]+1" office:value-type="float" office:value="93" calcext:value-type="float">
            <text:p>93</text:p>
          </table:table-cell>
          <table:table-cell table:style-name="ce22" table:formula="of:=[.CQ3]+1" office:value-type="float" office:value="94" calcext:value-type="float">
            <text:p>94</text:p>
          </table:table-cell>
          <table:table-cell table:style-name="ce22" table:formula="of:=[.CR3]+1" office:value-type="float" office:value="95" calcext:value-type="float">
            <text:p>95</text:p>
          </table:table-cell>
          <table:table-cell table:style-name="ce22" table:formula="of:=[.CS3]+1" office:value-type="float" office:value="96" calcext:value-type="float">
            <text:p>96</text:p>
          </table:table-cell>
          <table:table-cell table:style-name="ce22" table:formula="of:=[.CT3]+1" office:value-type="float" office:value="97" calcext:value-type="float">
            <text:p>97</text:p>
          </table:table-cell>
          <table:table-cell table:style-name="ce22" table:formula="of:=[.CU3]+1" office:value-type="float" office:value="98" calcext:value-type="float">
            <text:p>98</text:p>
          </table:table-cell>
          <table:table-cell table:style-name="ce22" table:formula="of:=[.CV3]+1" office:value-type="float" office:value="99" calcext:value-type="float">
            <text:p>99</text:p>
          </table:table-cell>
          <table:table-cell table:style-name="ce22" table:formula="of:=[.CW3]+1" office:value-type="float" office:value="100" calcext:value-type="float">
            <text:p>100</text:p>
          </table:table-cell>
          <table:table-cell table:style-name="ce22" table:formula="of:=[.CX3]+1" office:value-type="float" office:value="101" calcext:value-type="float">
            <text:p>101</text:p>
          </table:table-cell>
          <table:table-cell table:style-name="ce22" table:formula="of:=[.CY3]+1" office:value-type="float" office:value="102" calcext:value-type="float">
            <text:p>102</text:p>
          </table:table-cell>
          <table:table-cell table:style-name="ce22" table:formula="of:=[.CZ3]+1" office:value-type="float" office:value="103" calcext:value-type="float">
            <text:p>103</text:p>
          </table:table-cell>
          <table:table-cell table:style-name="ce22" table:formula="of:=[.DA3]+1" office:value-type="float" office:value="104" calcext:value-type="float">
            <text:p>104</text:p>
          </table:table-cell>
          <table:table-cell table:style-name="ce22" table:formula="of:=[.DB3]+1" office:value-type="float" office:value="105" calcext:value-type="float">
            <text:p>105</text:p>
          </table:table-cell>
          <table:table-cell table:style-name="ce22" table:formula="of:=[.DC3]+1" office:value-type="float" office:value="106" calcext:value-type="float">
            <text:p>106</text:p>
          </table:table-cell>
          <table:table-cell table:style-name="ce22" table:formula="of:=[.DD3]+1" office:value-type="float" office:value="107" calcext:value-type="float">
            <text:p>107</text:p>
          </table:table-cell>
          <table:table-cell table:style-name="ce22" table:formula="of:=[.DE3]+1" office:value-type="float" office:value="108" calcext:value-type="float">
            <text:p>108</text:p>
          </table:table-cell>
          <table:table-cell table:style-name="ce22" table:formula="of:=[.DF3]+1" office:value-type="float" office:value="109" calcext:value-type="float">
            <text:p>109</text:p>
          </table:table-cell>
          <table:table-cell table:style-name="ce22" table:formula="of:=[.DG3]+1" office:value-type="float" office:value="110" calcext:value-type="float">
            <text:p>110</text:p>
          </table:table-cell>
          <table:table-cell table:style-name="ce22" table:formula="of:=[.DH3]+1" office:value-type="float" office:value="111" calcext:value-type="float">
            <text:p>111</text:p>
          </table:table-cell>
          <table:table-cell table:style-name="ce22" table:formula="of:=[.DI3]+1" office:value-type="float" office:value="112" calcext:value-type="float">
            <text:p>112</text:p>
          </table:table-cell>
          <table:table-cell table:style-name="ce22" table:formula="of:=[.DJ3]+1" office:value-type="float" office:value="113" calcext:value-type="float">
            <text:p>113</text:p>
          </table:table-cell>
          <table:table-cell table:style-name="ce22" table:formula="of:=[.DK3]+1" office:value-type="float" office:value="114" calcext:value-type="float">
            <text:p>114</text:p>
          </table:table-cell>
          <table:table-cell table:style-name="ce22" table:formula="of:=[.DL3]+1" office:value-type="float" office:value="115" calcext:value-type="float">
            <text:p>115</text:p>
          </table:table-cell>
          <table:table-cell table:style-name="ce22" table:formula="of:=[.DM3]+1" office:value-type="float" office:value="116" calcext:value-type="float">
            <text:p>116</text:p>
          </table:table-cell>
          <table:table-cell table:style-name="ce22" table:formula="of:=[.DN3]+1" office:value-type="float" office:value="117" calcext:value-type="float">
            <text:p>117</text:p>
          </table:table-cell>
          <table:table-cell table:style-name="ce22" table:formula="of:=[.DO3]+1" office:value-type="float" office:value="118" calcext:value-type="float">
            <text:p>118</text:p>
          </table:table-cell>
          <table:table-cell table:style-name="ce22" table:formula="of:=[.DP3]+1" office:value-type="float" office:value="119" calcext:value-type="float">
            <text:p>119</text:p>
          </table:table-cell>
          <table:table-cell table:style-name="ce22" table:formula="of:=[.DQ3]+1" office:value-type="float" office:value="120" calcext:value-type="float">
            <text:p>120</text:p>
          </table:table-cell>
          <table:table-cell table:style-name="ce22" table:formula="of:=[.DR3]+1" office:value-type="float" office:value="121" calcext:value-type="float">
            <text:p>121</text:p>
          </table:table-cell>
          <table:table-cell table:style-name="ce22" table:formula="of:=[.DS3]+1"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task 1</text:p>
          </table:table-cell>
          <table:table-cell table:style-name="ce23" table:formula="of:=IF([.B$3]&gt;=[EDF.$D4];FLOOR(([.B$3]-[EDF.$D4])/[EDF.$C4];1)+1;0)*[EDF.$B4]" office:value-type="float" office:value="0" calcext:value-type="float">
            <text:p>0</text:p>
          </table:table-cell>
          <table:table-cell table:formula="of:=IF([.C$3]&gt;=[EDF.$D4];FLOOR(([.C$3]-[EDF.$D4])/[EDF.$C4];1)+1;0)*[EDF.$B4]" office:value-type="float" office:value="0" calcext:value-type="float">
            <text:p>0</text:p>
          </table:table-cell>
          <table:table-cell table:formula="of:=IF([.D$3]&gt;=[EDF.$D4];FLOOR(([.D$3]-[EDF.$D4])/[EDF.$C4];1)+1;0)*[EDF.$B4]" office:value-type="float" office:value="0" calcext:value-type="float">
            <text:p>0</text:p>
          </table:table-cell>
          <table:table-cell table:formula="of:=IF([.E$3]&gt;=[EDF.$D4];FLOOR(([.E$3]-[EDF.$D4])/[EDF.$C4];1)+1;0)*[EDF.$B4]" office:value-type="float" office:value="0" calcext:value-type="float">
            <text:p>0</text:p>
          </table:table-cell>
          <table:table-cell table:formula="of:=IF([.F$3]&gt;=[EDF.$D4];FLOOR(([.F$3]-[EDF.$D4])/[EDF.$C4];1)+1;0)*[EDF.$B4]" office:value-type="float" office:value="0" calcext:value-type="float">
            <text:p>0</text:p>
          </table:table-cell>
          <table:table-cell table:formula="of:=IF([.G$3]&gt;=[EDF.$D4];FLOOR(([.G$3]-[EDF.$D4])/[EDF.$C4];1)+1;0)*[EDF.$B4]" office:value-type="float" office:value="1" calcext:value-type="float">
            <text:p>1</text:p>
          </table:table-cell>
          <table:table-cell table:formula="of:=IF([.H$3]&gt;=[EDF.$D4];FLOOR(([.H$3]-[EDF.$D4])/[EDF.$C4];1)+1;0)*[EDF.$B4]" office:value-type="float" office:value="1" calcext:value-type="float">
            <text:p>1</text:p>
          </table:table-cell>
          <table:table-cell table:formula="of:=IF([.I$3]&gt;=[EDF.$D4];FLOOR(([.I$3]-[EDF.$D4])/[EDF.$C4];1)+1;0)*[EDF.$B4]" office:value-type="float" office:value="1" calcext:value-type="float">
            <text:p>1</text:p>
          </table:table-cell>
          <table:table-cell table:formula="of:=IF([.J$3]&gt;=[EDF.$D4];FLOOR(([.J$3]-[EDF.$D4])/[EDF.$C4];1)+1;0)*[EDF.$B4]" office:value-type="float" office:value="1" calcext:value-type="float">
            <text:p>1</text:p>
          </table:table-cell>
          <table:table-cell table:formula="of:=IF([.K$3]&gt;=[EDF.$D4];FLOOR(([.K$3]-[EDF.$D4])/[EDF.$C4];1)+1;0)*[EDF.$B4]" office:value-type="float" office:value="1" calcext:value-type="float">
            <text:p>1</text:p>
          </table:table-cell>
          <table:table-cell table:formula="of:=IF([.L$3]&gt;=[EDF.$D4];FLOOR(([.L$3]-[EDF.$D4])/[EDF.$C4];1)+1;0)*[EDF.$B4]" office:value-type="float" office:value="2" calcext:value-type="float">
            <text:p>2</text:p>
          </table:table-cell>
          <table:table-cell table:formula="of:=IF([.M$3]&gt;=[EDF.$D4];FLOOR(([.M$3]-[EDF.$D4])/[EDF.$C4];1)+1;0)*[EDF.$B4]" office:value-type="float" office:value="2" calcext:value-type="float">
            <text:p>2</text:p>
          </table:table-cell>
          <table:table-cell table:formula="of:=IF([.N$3]&gt;=[EDF.$D4];FLOOR(([.N$3]-[EDF.$D4])/[EDF.$C4];1)+1;0)*[EDF.$B4]" office:value-type="float" office:value="2" calcext:value-type="float">
            <text:p>2</text:p>
          </table:table-cell>
          <table:table-cell table:formula="of:=IF([.O$3]&gt;=[EDF.$D4];FLOOR(([.O$3]-[EDF.$D4])/[EDF.$C4];1)+1;0)*[EDF.$B4]" office:value-type="float" office:value="2" calcext:value-type="float">
            <text:p>2</text:p>
          </table:table-cell>
          <table:table-cell table:formula="of:=IF([.P$3]&gt;=[EDF.$D4];FLOOR(([.P$3]-[EDF.$D4])/[EDF.$C4];1)+1;0)*[EDF.$B4]" office:value-type="float" office:value="2" calcext:value-type="float">
            <text:p>2</text:p>
          </table:table-cell>
          <table:table-cell table:formula="of:=IF([.Q$3]&gt;=[EDF.$D4];FLOOR(([.Q$3]-[EDF.$D4])/[EDF.$C4];1)+1;0)*[EDF.$B4]" office:value-type="float" office:value="3" calcext:value-type="float">
            <text:p>3</text:p>
          </table:table-cell>
          <table:table-cell table:formula="of:=IF([.R$3]&gt;=[EDF.$D4];FLOOR(([.R$3]-[EDF.$D4])/[EDF.$C4];1)+1;0)*[EDF.$B4]" office:value-type="float" office:value="3" calcext:value-type="float">
            <text:p>3</text:p>
          </table:table-cell>
          <table:table-cell table:formula="of:=IF([.S$3]&gt;=[EDF.$D4];FLOOR(([.S$3]-[EDF.$D4])/[EDF.$C4];1)+1;0)*[EDF.$B4]" office:value-type="float" office:value="3" calcext:value-type="float">
            <text:p>3</text:p>
          </table:table-cell>
          <table:table-cell table:formula="of:=IF([.T$3]&gt;=[EDF.$D4];FLOOR(([.T$3]-[EDF.$D4])/[EDF.$C4];1)+1;0)*[EDF.$B4]" office:value-type="float" office:value="3" calcext:value-type="float">
            <text:p>3</text:p>
          </table:table-cell>
          <table:table-cell table:formula="of:=IF([.U$3]&gt;=[EDF.$D4];FLOOR(([.U$3]-[EDF.$D4])/[EDF.$C4];1)+1;0)*[EDF.$B4]" office:value-type="float" office:value="3" calcext:value-type="float">
            <text:p>3</text:p>
          </table:table-cell>
          <table:table-cell table:formula="of:=IF([.V$3]&gt;=[EDF.$D4];FLOOR(([.V$3]-[EDF.$D4])/[EDF.$C4];1)+1;0)*[EDF.$B4]" office:value-type="float" office:value="4" calcext:value-type="float">
            <text:p>4</text:p>
          </table:table-cell>
          <table:table-cell table:formula="of:=IF([.W$3]&gt;=[EDF.$D4];FLOOR(([.W$3]-[EDF.$D4])/[EDF.$C4];1)+1;0)*[EDF.$B4]" office:value-type="float" office:value="4" calcext:value-type="float">
            <text:p>4</text:p>
          </table:table-cell>
          <table:table-cell table:formula="of:=IF([.X$3]&gt;=[EDF.$D4];FLOOR(([.X$3]-[EDF.$D4])/[EDF.$C4];1)+1;0)*[EDF.$B4]" office:value-type="float" office:value="4" calcext:value-type="float">
            <text:p>4</text:p>
          </table:table-cell>
          <table:table-cell table:formula="of:=IF([.Y$3]&gt;=[EDF.$D4];FLOOR(([.Y$3]-[EDF.$D4])/[EDF.$C4];1)+1;0)*[EDF.$B4]" office:value-type="float" office:value="4" calcext:value-type="float">
            <text:p>4</text:p>
          </table:table-cell>
          <table:table-cell table:formula="of:=IF([.Z$3]&gt;=[EDF.$D4];FLOOR(([.Z$3]-[EDF.$D4])/[EDF.$C4];1)+1;0)*[EDF.$B4]" office:value-type="float" office:value="4" calcext:value-type="float">
            <text:p>4</text:p>
          </table:table-cell>
          <table:table-cell table:formula="of:=IF([.AA$3]&gt;=[EDF.$D4];FLOOR(([.AA$3]-[EDF.$D4])/[EDF.$C4];1)+1;0)*[EDF.$B4]" office:value-type="float" office:value="5" calcext:value-type="float">
            <text:p>5</text:p>
          </table:table-cell>
          <table:table-cell table:formula="of:=IF([.AB$3]&gt;=[EDF.$D4];FLOOR(([.AB$3]-[EDF.$D4])/[EDF.$C4];1)+1;0)*[EDF.$B4]" office:value-type="float" office:value="5" calcext:value-type="float">
            <text:p>5</text:p>
          </table:table-cell>
          <table:table-cell table:formula="of:=IF([.AC$3]&gt;=[EDF.$D4];FLOOR(([.AC$3]-[EDF.$D4])/[EDF.$C4];1)+1;0)*[EDF.$B4]" office:value-type="float" office:value="5" calcext:value-type="float">
            <text:p>5</text:p>
          </table:table-cell>
          <table:table-cell table:formula="of:=IF([.AD$3]&gt;=[EDF.$D4];FLOOR(([.AD$3]-[EDF.$D4])/[EDF.$C4];1)+1;0)*[EDF.$B4]" office:value-type="float" office:value="5" calcext:value-type="float">
            <text:p>5</text:p>
          </table:table-cell>
          <table:table-cell table:formula="of:=IF([.AE$3]&gt;=[EDF.$D4];FLOOR(([.AE$3]-[EDF.$D4])/[EDF.$C4];1)+1;0)*[EDF.$B4]" office:value-type="float" office:value="5" calcext:value-type="float">
            <text:p>5</text:p>
          </table:table-cell>
          <table:table-cell table:formula="of:=IF([.AF$3]&gt;=[EDF.$D4];FLOOR(([.AF$3]-[EDF.$D4])/[EDF.$C4];1)+1;0)*[EDF.$B4]" office:value-type="float" office:value="6" calcext:value-type="float">
            <text:p>6</text:p>
          </table:table-cell>
          <table:table-cell table:formula="of:=IF([.AG$3]&gt;=[EDF.$D4];FLOOR(([.AG$3]-[EDF.$D4])/[EDF.$C4];1)+1;0)*[EDF.$B4]" office:value-type="float" office:value="6" calcext:value-type="float">
            <text:p>6</text:p>
          </table:table-cell>
          <table:table-cell table:formula="of:=IF([.AH$3]&gt;=[EDF.$D4];FLOOR(([.AH$3]-[EDF.$D4])/[EDF.$C4];1)+1;0)*[EDF.$B4]" office:value-type="float" office:value="6" calcext:value-type="float">
            <text:p>6</text:p>
          </table:table-cell>
          <table:table-cell table:formula="of:=IF([.AI$3]&gt;=[EDF.$D4];FLOOR(([.AI$3]-[EDF.$D4])/[EDF.$C4];1)+1;0)*[EDF.$B4]" office:value-type="float" office:value="6" calcext:value-type="float">
            <text:p>6</text:p>
          </table:table-cell>
          <table:table-cell table:formula="of:=IF([.AJ$3]&gt;=[EDF.$D4];FLOOR(([.AJ$3]-[EDF.$D4])/[EDF.$C4];1)+1;0)*[EDF.$B4]" office:value-type="float" office:value="6" calcext:value-type="float">
            <text:p>6</text:p>
          </table:table-cell>
          <table:table-cell table:formula="of:=IF([.AK$3]&gt;=[EDF.$D4];FLOOR(([.AK$3]-[EDF.$D4])/[EDF.$C4];1)+1;0)*[EDF.$B4]" office:value-type="float" office:value="7" calcext:value-type="float">
            <text:p>7</text:p>
          </table:table-cell>
          <table:table-cell table:formula="of:=IF([.AL$3]&gt;=[EDF.$D4];FLOOR(([.AL$3]-[EDF.$D4])/[EDF.$C4];1)+1;0)*[EDF.$B4]" office:value-type="float" office:value="7" calcext:value-type="float">
            <text:p>7</text:p>
          </table:table-cell>
          <table:table-cell table:formula="of:=IF([.AM$3]&gt;=[EDF.$D4];FLOOR(([.AM$3]-[EDF.$D4])/[EDF.$C4];1)+1;0)*[EDF.$B4]" office:value-type="float" office:value="7" calcext:value-type="float">
            <text:p>7</text:p>
          </table:table-cell>
          <table:table-cell table:formula="of:=IF([.AN$3]&gt;=[EDF.$D4];FLOOR(([.AN$3]-[EDF.$D4])/[EDF.$C4];1)+1;0)*[EDF.$B4]" office:value-type="float" office:value="7" calcext:value-type="float">
            <text:p>7</text:p>
          </table:table-cell>
          <table:table-cell table:formula="of:=IF([.AO$3]&gt;=[EDF.$D4];FLOOR(([.AO$3]-[EDF.$D4])/[EDF.$C4];1)+1;0)*[EDF.$B4]" office:value-type="float" office:value="7" calcext:value-type="float">
            <text:p>7</text:p>
          </table:table-cell>
          <table:table-cell table:formula="of:=IF([.AP$3]&gt;=[EDF.$D4];FLOOR(([.AP$3]-[EDF.$D4])/[EDF.$C4];1)+1;0)*[EDF.$B4]" office:value-type="float" office:value="8" calcext:value-type="float">
            <text:p>8</text:p>
          </table:table-cell>
          <table:table-cell table:formula="of:=IF([.AQ$3]&gt;=[EDF.$D4];FLOOR(([.AQ$3]-[EDF.$D4])/[EDF.$C4];1)+1;0)*[EDF.$B4]" office:value-type="float" office:value="8" calcext:value-type="float">
            <text:p>8</text:p>
          </table:table-cell>
          <table:table-cell table:formula="of:=IF([.AR$3]&gt;=[EDF.$D4];FLOOR(([.AR$3]-[EDF.$D4])/[EDF.$C4];1)+1;0)*[EDF.$B4]" office:value-type="float" office:value="8" calcext:value-type="float">
            <text:p>8</text:p>
          </table:table-cell>
          <table:table-cell table:formula="of:=IF([.AS$3]&gt;=[EDF.$D4];FLOOR(([.AS$3]-[EDF.$D4])/[EDF.$C4];1)+1;0)*[EDF.$B4]" office:value-type="float" office:value="8" calcext:value-type="float">
            <text:p>8</text:p>
          </table:table-cell>
          <table:table-cell table:formula="of:=IF([.AT$3]&gt;=[EDF.$D4];FLOOR(([.AT$3]-[EDF.$D4])/[EDF.$C4];1)+1;0)*[EDF.$B4]" office:value-type="float" office:value="8" calcext:value-type="float">
            <text:p>8</text:p>
          </table:table-cell>
          <table:table-cell table:formula="of:=IF([.AU$3]&gt;=[EDF.$D4];FLOOR(([.AU$3]-[EDF.$D4])/[EDF.$C4];1)+1;0)*[EDF.$B4]" office:value-type="float" office:value="9" calcext:value-type="float">
            <text:p>9</text:p>
          </table:table-cell>
          <table:table-cell table:formula="of:=IF([.AV$3]&gt;=[EDF.$D4];FLOOR(([.AV$3]-[EDF.$D4])/[EDF.$C4];1)+1;0)*[EDF.$B4]" office:value-type="float" office:value="9" calcext:value-type="float">
            <text:p>9</text:p>
          </table:table-cell>
          <table:table-cell table:formula="of:=IF([.AW$3]&gt;=[EDF.$D4];FLOOR(([.AW$3]-[EDF.$D4])/[EDF.$C4];1)+1;0)*[EDF.$B4]" office:value-type="float" office:value="9" calcext:value-type="float">
            <text:p>9</text:p>
          </table:table-cell>
          <table:table-cell table:formula="of:=IF([.AX$3]&gt;=[EDF.$D4];FLOOR(([.AX$3]-[EDF.$D4])/[EDF.$C4];1)+1;0)*[EDF.$B4]" office:value-type="float" office:value="9" calcext:value-type="float">
            <text:p>9</text:p>
          </table:table-cell>
          <table:table-cell table:formula="of:=IF([.AY$3]&gt;=[EDF.$D4];FLOOR(([.AY$3]-[EDF.$D4])/[EDF.$C4];1)+1;0)*[EDF.$B4]" office:value-type="float" office:value="9" calcext:value-type="float">
            <text:p>9</text:p>
          </table:table-cell>
          <table:table-cell table:formula="of:=IF([.AZ$3]&gt;=[EDF.$D4];FLOOR(([.AZ$3]-[EDF.$D4])/[EDF.$C4];1)+1;0)*[EDF.$B4]" office:value-type="float" office:value="10" calcext:value-type="float">
            <text:p>10</text:p>
          </table:table-cell>
          <table:table-cell table:formula="of:=IF([.BA$3]&gt;=[EDF.$D4];FLOOR(([.BA$3]-[EDF.$D4])/[EDF.$C4];1)+1;0)*[EDF.$B4]" office:value-type="float" office:value="10" calcext:value-type="float">
            <text:p>10</text:p>
          </table:table-cell>
          <table:table-cell table:formula="of:=IF([.BB$3]&gt;=[EDF.$D4];FLOOR(([.BB$3]-[EDF.$D4])/[EDF.$C4];1)+1;0)*[EDF.$B4]" office:value-type="float" office:value="10" calcext:value-type="float">
            <text:p>10</text:p>
          </table:table-cell>
          <table:table-cell table:formula="of:=IF([.BC$3]&gt;=[EDF.$D4];FLOOR(([.BC$3]-[EDF.$D4])/[EDF.$C4];1)+1;0)*[EDF.$B4]" office:value-type="float" office:value="10" calcext:value-type="float">
            <text:p>10</text:p>
          </table:table-cell>
          <table:table-cell table:formula="of:=IF([.BD$3]&gt;=[EDF.$D4];FLOOR(([.BD$3]-[EDF.$D4])/[EDF.$C4];1)+1;0)*[EDF.$B4]" office:value-type="float" office:value="10" calcext:value-type="float">
            <text:p>10</text:p>
          </table:table-cell>
          <table:table-cell table:formula="of:=IF([.BE$3]&gt;=[EDF.$D4];FLOOR(([.BE$3]-[EDF.$D4])/[EDF.$C4];1)+1;0)*[EDF.$B4]" office:value-type="float" office:value="11" calcext:value-type="float">
            <text:p>11</text:p>
          </table:table-cell>
          <table:table-cell table:formula="of:=IF([.BF$3]&gt;=[EDF.$D4];FLOOR(([.BF$3]-[EDF.$D4])/[EDF.$C4];1)+1;0)*[EDF.$B4]" office:value-type="float" office:value="11" calcext:value-type="float">
            <text:p>11</text:p>
          </table:table-cell>
          <table:table-cell table:formula="of:=IF([.BG$3]&gt;=[EDF.$D4];FLOOR(([.BG$3]-[EDF.$D4])/[EDF.$C4];1)+1;0)*[EDF.$B4]" office:value-type="float" office:value="11" calcext:value-type="float">
            <text:p>11</text:p>
          </table:table-cell>
          <table:table-cell table:formula="of:=IF([.BH$3]&gt;=[EDF.$D4];FLOOR(([.BH$3]-[EDF.$D4])/[EDF.$C4];1)+1;0)*[EDF.$B4]" office:value-type="float" office:value="11" calcext:value-type="float">
            <text:p>11</text:p>
          </table:table-cell>
          <table:table-cell table:formula="of:=IF([.BI$3]&gt;=[EDF.$D4];FLOOR(([.BI$3]-[EDF.$D4])/[EDF.$C4];1)+1;0)*[EDF.$B4]" office:value-type="float" office:value="11" calcext:value-type="float">
            <text:p>11</text:p>
          </table:table-cell>
          <table:table-cell table:formula="of:=IF([.BJ$3]&gt;=[EDF.$D4];FLOOR(([.BJ$3]-[EDF.$D4])/[EDF.$C4];1)+1;0)*[EDF.$B4]" office:value-type="float" office:value="12" calcext:value-type="float">
            <text:p>12</text:p>
          </table:table-cell>
          <table:table-cell table:formula="of:=IF([.BK$3]&gt;=[EDF.$D4];FLOOR(([.BK$3]-[EDF.$D4])/[EDF.$C4];1)+1;0)*[EDF.$B4]" office:value-type="float" office:value="12" calcext:value-type="float">
            <text:p>12</text:p>
          </table:table-cell>
          <table:table-cell table:formula="of:=IF([.BL$3]&gt;=[EDF.$D4];FLOOR(([.BL$3]-[EDF.$D4])/[EDF.$C4];1)+1;0)*[EDF.$B4]" office:value-type="float" office:value="12" calcext:value-type="float">
            <text:p>12</text:p>
          </table:table-cell>
          <table:table-cell table:formula="of:=IF([.BM$3]&gt;=[EDF.$D4];FLOOR(([.BM$3]-[EDF.$D4])/[EDF.$C4];1)+1;0)*[EDF.$B4]" office:value-type="float" office:value="12" calcext:value-type="float">
            <text:p>12</text:p>
          </table:table-cell>
          <table:table-cell table:formula="of:=IF([.BN$3]&gt;=[EDF.$D4];FLOOR(([.BN$3]-[EDF.$D4])/[EDF.$C4];1)+1;0)*[EDF.$B4]" office:value-type="float" office:value="12" calcext:value-type="float">
            <text:p>12</text:p>
          </table:table-cell>
          <table:table-cell table:formula="of:=IF([.BO$3]&gt;=[EDF.$D4];FLOOR(([.BO$3]-[EDF.$D4])/[EDF.$C4];1)+1;0)*[EDF.$B4]" office:value-type="float" office:value="13" calcext:value-type="float">
            <text:p>13</text:p>
          </table:table-cell>
          <table:table-cell table:formula="of:=IF([.BP$3]&gt;=[EDF.$D4];FLOOR(([.BP$3]-[EDF.$D4])/[EDF.$C4];1)+1;0)*[EDF.$B4]" office:value-type="float" office:value="13" calcext:value-type="float">
            <text:p>13</text:p>
          </table:table-cell>
          <table:table-cell table:formula="of:=IF([.BQ$3]&gt;=[EDF.$D4];FLOOR(([.BQ$3]-[EDF.$D4])/[EDF.$C4];1)+1;0)*[EDF.$B4]" office:value-type="float" office:value="13" calcext:value-type="float">
            <text:p>13</text:p>
          </table:table-cell>
          <table:table-cell table:formula="of:=IF([.BR$3]&gt;=[EDF.$D4];FLOOR(([.BR$3]-[EDF.$D4])/[EDF.$C4];1)+1;0)*[EDF.$B4]" office:value-type="float" office:value="13" calcext:value-type="float">
            <text:p>13</text:p>
          </table:table-cell>
          <table:table-cell table:formula="of:=IF([.BS$3]&gt;=[EDF.$D4];FLOOR(([.BS$3]-[EDF.$D4])/[EDF.$C4];1)+1;0)*[EDF.$B4]" office:value-type="float" office:value="13" calcext:value-type="float">
            <text:p>13</text:p>
          </table:table-cell>
          <table:table-cell table:formula="of:=IF([.BT$3]&gt;=[EDF.$D4];FLOOR(([.BT$3]-[EDF.$D4])/[EDF.$C4];1)+1;0)*[EDF.$B4]" office:value-type="float" office:value="14" calcext:value-type="float">
            <text:p>14</text:p>
          </table:table-cell>
          <table:table-cell table:formula="of:=IF([.BU$3]&gt;=[EDF.$D4];FLOOR(([.BU$3]-[EDF.$D4])/[EDF.$C4];1)+1;0)*[EDF.$B4]" office:value-type="float" office:value="14" calcext:value-type="float">
            <text:p>14</text:p>
          </table:table-cell>
          <table:table-cell table:formula="of:=IF([.BV$3]&gt;=[EDF.$D4];FLOOR(([.BV$3]-[EDF.$D4])/[EDF.$C4];1)+1;0)*[EDF.$B4]" office:value-type="float" office:value="14" calcext:value-type="float">
            <text:p>14</text:p>
          </table:table-cell>
          <table:table-cell table:formula="of:=IF([.BW$3]&gt;=[EDF.$D4];FLOOR(([.BW$3]-[EDF.$D4])/[EDF.$C4];1)+1;0)*[EDF.$B4]" office:value-type="float" office:value="14" calcext:value-type="float">
            <text:p>14</text:p>
          </table:table-cell>
          <table:table-cell table:formula="of:=IF([.BX$3]&gt;=[EDF.$D4];FLOOR(([.BX$3]-[EDF.$D4])/[EDF.$C4];1)+1;0)*[EDF.$B4]" office:value-type="float" office:value="14" calcext:value-type="float">
            <text:p>14</text:p>
          </table:table-cell>
          <table:table-cell table:formula="of:=IF([.BY$3]&gt;=[EDF.$D4];FLOOR(([.BY$3]-[EDF.$D4])/[EDF.$C4];1)+1;0)*[EDF.$B4]" office:value-type="float" office:value="15" calcext:value-type="float">
            <text:p>15</text:p>
          </table:table-cell>
          <table:table-cell table:formula="of:=IF([.BZ$3]&gt;=[EDF.$D4];FLOOR(([.BZ$3]-[EDF.$D4])/[EDF.$C4];1)+1;0)*[EDF.$B4]" office:value-type="float" office:value="15" calcext:value-type="float">
            <text:p>15</text:p>
          </table:table-cell>
          <table:table-cell table:formula="of:=IF([.CA$3]&gt;=[EDF.$D4];FLOOR(([.CA$3]-[EDF.$D4])/[EDF.$C4];1)+1;0)*[EDF.$B4]" office:value-type="float" office:value="15" calcext:value-type="float">
            <text:p>15</text:p>
          </table:table-cell>
          <table:table-cell table:formula="of:=IF([.CB$3]&gt;=[EDF.$D4];FLOOR(([.CB$3]-[EDF.$D4])/[EDF.$C4];1)+1;0)*[EDF.$B4]" office:value-type="float" office:value="15" calcext:value-type="float">
            <text:p>15</text:p>
          </table:table-cell>
          <table:table-cell table:formula="of:=IF([.CC$3]&gt;=[EDF.$D4];FLOOR(([.CC$3]-[EDF.$D4])/[EDF.$C4];1)+1;0)*[EDF.$B4]" office:value-type="float" office:value="15" calcext:value-type="float">
            <text:p>15</text:p>
          </table:table-cell>
          <table:table-cell table:formula="of:=IF([.CD$3]&gt;=[EDF.$D4];FLOOR(([.CD$3]-[EDF.$D4])/[EDF.$C4];1)+1;0)*[EDF.$B4]" office:value-type="float" office:value="16" calcext:value-type="float">
            <text:p>16</text:p>
          </table:table-cell>
          <table:table-cell table:formula="of:=IF([.CE$3]&gt;=[EDF.$D4];FLOOR(([.CE$3]-[EDF.$D4])/[EDF.$C4];1)+1;0)*[EDF.$B4]" office:value-type="float" office:value="16" calcext:value-type="float">
            <text:p>16</text:p>
          </table:table-cell>
          <table:table-cell table:formula="of:=IF([.CF$3]&gt;=[EDF.$D4];FLOOR(([.CF$3]-[EDF.$D4])/[EDF.$C4];1)+1;0)*[EDF.$B4]" office:value-type="float" office:value="16" calcext:value-type="float">
            <text:p>16</text:p>
          </table:table-cell>
          <table:table-cell table:formula="of:=IF([.CG$3]&gt;=[EDF.$D4];FLOOR(([.CG$3]-[EDF.$D4])/[EDF.$C4];1)+1;0)*[EDF.$B4]" office:value-type="float" office:value="16" calcext:value-type="float">
            <text:p>16</text:p>
          </table:table-cell>
          <table:table-cell table:formula="of:=IF([.CH$3]&gt;=[EDF.$D4];FLOOR(([.CH$3]-[EDF.$D4])/[EDF.$C4];1)+1;0)*[EDF.$B4]" office:value-type="float" office:value="16" calcext:value-type="float">
            <text:p>16</text:p>
          </table:table-cell>
          <table:table-cell table:formula="of:=IF([.CI$3]&gt;=[EDF.$D4];FLOOR(([.CI$3]-[EDF.$D4])/[EDF.$C4];1)+1;0)*[EDF.$B4]" office:value-type="float" office:value="17" calcext:value-type="float">
            <text:p>17</text:p>
          </table:table-cell>
          <table:table-cell table:formula="of:=IF([.CJ$3]&gt;=[EDF.$D4];FLOOR(([.CJ$3]-[EDF.$D4])/[EDF.$C4];1)+1;0)*[EDF.$B4]" office:value-type="float" office:value="17" calcext:value-type="float">
            <text:p>17</text:p>
          </table:table-cell>
          <table:table-cell table:formula="of:=IF([.CK$3]&gt;=[EDF.$D4];FLOOR(([.CK$3]-[EDF.$D4])/[EDF.$C4];1)+1;0)*[EDF.$B4]" office:value-type="float" office:value="17" calcext:value-type="float">
            <text:p>17</text:p>
          </table:table-cell>
          <table:table-cell table:formula="of:=IF([.CL$3]&gt;=[EDF.$D4];FLOOR(([.CL$3]-[EDF.$D4])/[EDF.$C4];1)+1;0)*[EDF.$B4]" office:value-type="float" office:value="17" calcext:value-type="float">
            <text:p>17</text:p>
          </table:table-cell>
          <table:table-cell table:formula="of:=IF([.CM$3]&gt;=[EDF.$D4];FLOOR(([.CM$3]-[EDF.$D4])/[EDF.$C4];1)+1;0)*[EDF.$B4]" office:value-type="float" office:value="17" calcext:value-type="float">
            <text:p>17</text:p>
          </table:table-cell>
          <table:table-cell table:formula="of:=IF([.CN$3]&gt;=[EDF.$D4];FLOOR(([.CN$3]-[EDF.$D4])/[EDF.$C4];1)+1;0)*[EDF.$B4]" office:value-type="float" office:value="18" calcext:value-type="float">
            <text:p>18</text:p>
          </table:table-cell>
          <table:table-cell table:formula="of:=IF([.CO$3]&gt;=[EDF.$D4];FLOOR(([.CO$3]-[EDF.$D4])/[EDF.$C4];1)+1;0)*[EDF.$B4]" office:value-type="float" office:value="18" calcext:value-type="float">
            <text:p>18</text:p>
          </table:table-cell>
          <table:table-cell table:formula="of:=IF([.CP$3]&gt;=[EDF.$D4];FLOOR(([.CP$3]-[EDF.$D4])/[EDF.$C4];1)+1;0)*[EDF.$B4]" office:value-type="float" office:value="18" calcext:value-type="float">
            <text:p>18</text:p>
          </table:table-cell>
          <table:table-cell table:formula="of:=IF([.CQ$3]&gt;=[EDF.$D4];FLOOR(([.CQ$3]-[EDF.$D4])/[EDF.$C4];1)+1;0)*[EDF.$B4]" office:value-type="float" office:value="18" calcext:value-type="float">
            <text:p>18</text:p>
          </table:table-cell>
          <table:table-cell table:formula="of:=IF([.CR$3]&gt;=[EDF.$D4];FLOOR(([.CR$3]-[EDF.$D4])/[EDF.$C4];1)+1;0)*[EDF.$B4]" office:value-type="float" office:value="18" calcext:value-type="float">
            <text:p>18</text:p>
          </table:table-cell>
          <table:table-cell table:formula="of:=IF([.CS$3]&gt;=[EDF.$D4];FLOOR(([.CS$3]-[EDF.$D4])/[EDF.$C4];1)+1;0)*[EDF.$B4]" office:value-type="float" office:value="19" calcext:value-type="float">
            <text:p>19</text:p>
          </table:table-cell>
          <table:table-cell table:formula="of:=IF([.CT$3]&gt;=[EDF.$D4];FLOOR(([.CT$3]-[EDF.$D4])/[EDF.$C4];1)+1;0)*[EDF.$B4]" office:value-type="float" office:value="19" calcext:value-type="float">
            <text:p>19</text:p>
          </table:table-cell>
          <table:table-cell table:formula="of:=IF([.CU$3]&gt;=[EDF.$D4];FLOOR(([.CU$3]-[EDF.$D4])/[EDF.$C4];1)+1;0)*[EDF.$B4]" office:value-type="float" office:value="19" calcext:value-type="float">
            <text:p>19</text:p>
          </table:table-cell>
          <table:table-cell table:formula="of:=IF([.CV$3]&gt;=[EDF.$D4];FLOOR(([.CV$3]-[EDF.$D4])/[EDF.$C4];1)+1;0)*[EDF.$B4]" office:value-type="float" office:value="19" calcext:value-type="float">
            <text:p>19</text:p>
          </table:table-cell>
          <table:table-cell table:formula="of:=IF([.CW$3]&gt;=[EDF.$D4];FLOOR(([.CW$3]-[EDF.$D4])/[EDF.$C4];1)+1;0)*[EDF.$B4]" office:value-type="float" office:value="19" calcext:value-type="float">
            <text:p>19</text:p>
          </table:table-cell>
          <table:table-cell table:formula="of:=IF([.CX$3]&gt;=[EDF.$D4];FLOOR(([.CX$3]-[EDF.$D4])/[EDF.$C4];1)+1;0)*[EDF.$B4]" office:value-type="float" office:value="20" calcext:value-type="float">
            <text:p>20</text:p>
          </table:table-cell>
          <table:table-cell table:formula="of:=IF([.CY$3]&gt;=[EDF.$D4];FLOOR(([.CY$3]-[EDF.$D4])/[EDF.$C4];1)+1;0)*[EDF.$B4]" office:value-type="float" office:value="20" calcext:value-type="float">
            <text:p>20</text:p>
          </table:table-cell>
          <table:table-cell table:formula="of:=IF([.CZ$3]&gt;=[EDF.$D4];FLOOR(([.CZ$3]-[EDF.$D4])/[EDF.$C4];1)+1;0)*[EDF.$B4]" office:value-type="float" office:value="20" calcext:value-type="float">
            <text:p>20</text:p>
          </table:table-cell>
          <table:table-cell table:formula="of:=IF([.DA$3]&gt;=[EDF.$D4];FLOOR(([.DA$3]-[EDF.$D4])/[EDF.$C4];1)+1;0)*[EDF.$B4]" office:value-type="float" office:value="20" calcext:value-type="float">
            <text:p>20</text:p>
          </table:table-cell>
          <table:table-cell table:formula="of:=IF([.DB$3]&gt;=[EDF.$D4];FLOOR(([.DB$3]-[EDF.$D4])/[EDF.$C4];1)+1;0)*[EDF.$B4]" office:value-type="float" office:value="20" calcext:value-type="float">
            <text:p>20</text:p>
          </table:table-cell>
          <table:table-cell table:formula="of:=IF([.DC$3]&gt;=[EDF.$D4];FLOOR(([.DC$3]-[EDF.$D4])/[EDF.$C4];1)+1;0)*[EDF.$B4]" office:value-type="float" office:value="21" calcext:value-type="float">
            <text:p>21</text:p>
          </table:table-cell>
          <table:table-cell table:formula="of:=IF([.DD$3]&gt;=[EDF.$D4];FLOOR(([.DD$3]-[EDF.$D4])/[EDF.$C4];1)+1;0)*[EDF.$B4]" office:value-type="float" office:value="21" calcext:value-type="float">
            <text:p>21</text:p>
          </table:table-cell>
          <table:table-cell table:formula="of:=IF([.DE$3]&gt;=[EDF.$D4];FLOOR(([.DE$3]-[EDF.$D4])/[EDF.$C4];1)+1;0)*[EDF.$B4]" office:value-type="float" office:value="21" calcext:value-type="float">
            <text:p>21</text:p>
          </table:table-cell>
          <table:table-cell table:formula="of:=IF([.DF$3]&gt;=[EDF.$D4];FLOOR(([.DF$3]-[EDF.$D4])/[EDF.$C4];1)+1;0)*[EDF.$B4]" office:value-type="float" office:value="21" calcext:value-type="float">
            <text:p>21</text:p>
          </table:table-cell>
          <table:table-cell table:formula="of:=IF([.DG$3]&gt;=[EDF.$D4];FLOOR(([.DG$3]-[EDF.$D4])/[EDF.$C4];1)+1;0)*[EDF.$B4]" office:value-type="float" office:value="21" calcext:value-type="float">
            <text:p>21</text:p>
          </table:table-cell>
          <table:table-cell table:formula="of:=IF([.DH$3]&gt;=[EDF.$D4];FLOOR(([.DH$3]-[EDF.$D4])/[EDF.$C4];1)+1;0)*[EDF.$B4]" office:value-type="float" office:value="22" calcext:value-type="float">
            <text:p>22</text:p>
          </table:table-cell>
          <table:table-cell table:formula="of:=IF([.DI$3]&gt;=[EDF.$D4];FLOOR(([.DI$3]-[EDF.$D4])/[EDF.$C4];1)+1;0)*[EDF.$B4]" office:value-type="float" office:value="22" calcext:value-type="float">
            <text:p>22</text:p>
          </table:table-cell>
          <table:table-cell table:formula="of:=IF([.DJ$3]&gt;=[EDF.$D4];FLOOR(([.DJ$3]-[EDF.$D4])/[EDF.$C4];1)+1;0)*[EDF.$B4]" office:value-type="float" office:value="22" calcext:value-type="float">
            <text:p>22</text:p>
          </table:table-cell>
          <table:table-cell table:formula="of:=IF([.DK$3]&gt;=[EDF.$D4];FLOOR(([.DK$3]-[EDF.$D4])/[EDF.$C4];1)+1;0)*[EDF.$B4]" office:value-type="float" office:value="22" calcext:value-type="float">
            <text:p>22</text:p>
          </table:table-cell>
          <table:table-cell table:formula="of:=IF([.DL$3]&gt;=[EDF.$D4];FLOOR(([.DL$3]-[EDF.$D4])/[EDF.$C4];1)+1;0)*[EDF.$B4]" office:value-type="float" office:value="22" calcext:value-type="float">
            <text:p>22</text:p>
          </table:table-cell>
          <table:table-cell table:formula="of:=IF([.DM$3]&gt;=[EDF.$D4];FLOOR(([.DM$3]-[EDF.$D4])/[EDF.$C4];1)+1;0)*[EDF.$B4]" office:value-type="float" office:value="23" calcext:value-type="float">
            <text:p>23</text:p>
          </table:table-cell>
          <table:table-cell table:formula="of:=IF([.DN$3]&gt;=[EDF.$D4];FLOOR(([.DN$3]-[EDF.$D4])/[EDF.$C4];1)+1;0)*[EDF.$B4]" office:value-type="float" office:value="23" calcext:value-type="float">
            <text:p>23</text:p>
          </table:table-cell>
          <table:table-cell table:formula="of:=IF([.DO$3]&gt;=[EDF.$D4];FLOOR(([.DO$3]-[EDF.$D4])/[EDF.$C4];1)+1;0)*[EDF.$B4]" office:value-type="float" office:value="23" calcext:value-type="float">
            <text:p>23</text:p>
          </table:table-cell>
          <table:table-cell table:formula="of:=IF([.DP$3]&gt;=[EDF.$D4];FLOOR(([.DP$3]-[EDF.$D4])/[EDF.$C4];1)+1;0)*[EDF.$B4]" office:value-type="float" office:value="23" calcext:value-type="float">
            <text:p>23</text:p>
          </table:table-cell>
          <table:table-cell table:formula="of:=IF([.DQ$3]&gt;=[EDF.$D4];FLOOR(([.DQ$3]-[EDF.$D4])/[EDF.$C4];1)+1;0)*[EDF.$B4]" office:value-type="float" office:value="23" calcext:value-type="float">
            <text:p>23</text:p>
          </table:table-cell>
          <table:table-cell table:formula="of:=IF([.DR$3]&gt;=[EDF.$D4];FLOOR(([.DR$3]-[EDF.$D4])/[EDF.$C4];1)+1;0)*[EDF.$B4]" office:value-type="float" office:value="24" calcext:value-type="float">
            <text:p>24</text:p>
          </table:table-cell>
          <table:table-cell table:formula="of:=IF([.DS$3]&gt;=[EDF.$D4];FLOOR(([.DS$3]-[EDF.$D4])/[EDF.$C4];1)+1;0)*[EDF.$B4]" office:value-type="float" office:value="24" calcext:value-type="float">
            <text:p>24</text:p>
          </table:table-cell>
          <table:table-cell table:formula="of:=IF([.DT$3]&gt;=[EDF.$D4];FLOOR(([.DT$3]-[EDF.$D4])/[EDF.$C4];1)+1;0)*[EDF.$B4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task 2</text:p>
          </table:table-cell>
          <table:table-cell table:formula="of:=IF([.B$3]&gt;=[EDF.$D5];FLOOR(([.B$3]-[EDF.$D5])/[EDF.$C5];1)+1;0)*[EDF.$B5]" office:value-type="float" office:value="0" calcext:value-type="float">
            <text:p>0</text:p>
          </table:table-cell>
          <table:table-cell table:formula="of:=IF([.C$3]&gt;=[EDF.$D5];FLOOR(([.C$3]-[EDF.$D5])/[EDF.$C5];1)+1;0)*[EDF.$B5]" office:value-type="float" office:value="0" calcext:value-type="float">
            <text:p>0</text:p>
          </table:table-cell>
          <table:table-cell table:formula="of:=IF([.D$3]&gt;=[EDF.$D5];FLOOR(([.D$3]-[EDF.$D5])/[EDF.$C5];1)+1;0)*[EDF.$B5]" office:value-type="float" office:value="0" calcext:value-type="float">
            <text:p>0</text:p>
          </table:table-cell>
          <table:table-cell table:formula="of:=IF([.E$3]&gt;=[EDF.$D5];FLOOR(([.E$3]-[EDF.$D5])/[EDF.$C5];1)+1;0)*[EDF.$B5]" office:value-type="float" office:value="0" calcext:value-type="float">
            <text:p>0</text:p>
          </table:table-cell>
          <table:table-cell table:formula="of:=IF([.F$3]&gt;=[EDF.$D5];FLOOR(([.F$3]-[EDF.$D5])/[EDF.$C5];1)+1;0)*[EDF.$B5]" office:value-type="float" office:value="0" calcext:value-type="float">
            <text:p>0</text:p>
          </table:table-cell>
          <table:table-cell table:formula="of:=IF([.G$3]&gt;=[EDF.$D5];FLOOR(([.G$3]-[EDF.$D5])/[EDF.$C5];1)+1;0)*[EDF.$B5]" office:value-type="float" office:value="0" calcext:value-type="float">
            <text:p>0</text:p>
          </table:table-cell>
          <table:table-cell table:formula="of:=IF([.H$3]&gt;=[EDF.$D5];FLOOR(([.H$3]-[EDF.$D5])/[EDF.$C5];1)+1;0)*[EDF.$B5]" office:value-type="float" office:value="0" calcext:value-type="float">
            <text:p>0</text:p>
          </table:table-cell>
          <table:table-cell table:formula="of:=IF([.I$3]&gt;=[EDF.$D5];FLOOR(([.I$3]-[EDF.$D5])/[EDF.$C5];1)+1;0)*[EDF.$B5]" office:value-type="float" office:value="0" calcext:value-type="float">
            <text:p>0</text:p>
          </table:table-cell>
          <table:table-cell table:formula="of:=IF([.J$3]&gt;=[EDF.$D5];FLOOR(([.J$3]-[EDF.$D5])/[EDF.$C5];1)+1;0)*[EDF.$B5]" office:value-type="float" office:value="1" calcext:value-type="float">
            <text:p>1</text:p>
          </table:table-cell>
          <table:table-cell table:formula="of:=IF([.K$3]&gt;=[EDF.$D5];FLOOR(([.K$3]-[EDF.$D5])/[EDF.$C5];1)+1;0)*[EDF.$B5]" office:value-type="float" office:value="1" calcext:value-type="float">
            <text:p>1</text:p>
          </table:table-cell>
          <table:table-cell table:formula="of:=IF([.L$3]&gt;=[EDF.$D5];FLOOR(([.L$3]-[EDF.$D5])/[EDF.$C5];1)+1;0)*[EDF.$B5]" office:value-type="float" office:value="1" calcext:value-type="float">
            <text:p>1</text:p>
          </table:table-cell>
          <table:table-cell table:formula="of:=IF([.M$3]&gt;=[EDF.$D5];FLOOR(([.M$3]-[EDF.$D5])/[EDF.$C5];1)+1;0)*[EDF.$B5]" office:value-type="float" office:value="1" calcext:value-type="float">
            <text:p>1</text:p>
          </table:table-cell>
          <table:table-cell table:formula="of:=IF([.N$3]&gt;=[EDF.$D5];FLOOR(([.N$3]-[EDF.$D5])/[EDF.$C5];1)+1;0)*[EDF.$B5]" office:value-type="float" office:value="1" calcext:value-type="float">
            <text:p>1</text:p>
          </table:table-cell>
          <table:table-cell table:formula="of:=IF([.O$3]&gt;=[EDF.$D5];FLOOR(([.O$3]-[EDF.$D5])/[EDF.$C5];1)+1;0)*[EDF.$B5]" office:value-type="float" office:value="1" calcext:value-type="float">
            <text:p>1</text:p>
          </table:table-cell>
          <table:table-cell table:formula="of:=IF([.P$3]&gt;=[EDF.$D5];FLOOR(([.P$3]-[EDF.$D5])/[EDF.$C5];1)+1;0)*[EDF.$B5]" office:value-type="float" office:value="1" calcext:value-type="float">
            <text:p>1</text:p>
          </table:table-cell>
          <table:table-cell table:formula="of:=IF([.Q$3]&gt;=[EDF.$D5];FLOOR(([.Q$3]-[EDF.$D5])/[EDF.$C5];1)+1;0)*[EDF.$B5]" office:value-type="float" office:value="1" calcext:value-type="float">
            <text:p>1</text:p>
          </table:table-cell>
          <table:table-cell table:formula="of:=IF([.R$3]&gt;=[EDF.$D5];FLOOR(([.R$3]-[EDF.$D5])/[EDF.$C5];1)+1;0)*[EDF.$B5]" office:value-type="float" office:value="2" calcext:value-type="float">
            <text:p>2</text:p>
          </table:table-cell>
          <table:table-cell table:formula="of:=IF([.S$3]&gt;=[EDF.$D5];FLOOR(([.S$3]-[EDF.$D5])/[EDF.$C5];1)+1;0)*[EDF.$B5]" office:value-type="float" office:value="2" calcext:value-type="float">
            <text:p>2</text:p>
          </table:table-cell>
          <table:table-cell table:formula="of:=IF([.T$3]&gt;=[EDF.$D5];FLOOR(([.T$3]-[EDF.$D5])/[EDF.$C5];1)+1;0)*[EDF.$B5]" office:value-type="float" office:value="2" calcext:value-type="float">
            <text:p>2</text:p>
          </table:table-cell>
          <table:table-cell table:formula="of:=IF([.U$3]&gt;=[EDF.$D5];FLOOR(([.U$3]-[EDF.$D5])/[EDF.$C5];1)+1;0)*[EDF.$B5]" office:value-type="float" office:value="2" calcext:value-type="float">
            <text:p>2</text:p>
          </table:table-cell>
          <table:table-cell table:formula="of:=IF([.V$3]&gt;=[EDF.$D5];FLOOR(([.V$3]-[EDF.$D5])/[EDF.$C5];1)+1;0)*[EDF.$B5]" office:value-type="float" office:value="2" calcext:value-type="float">
            <text:p>2</text:p>
          </table:table-cell>
          <table:table-cell table:formula="of:=IF([.W$3]&gt;=[EDF.$D5];FLOOR(([.W$3]-[EDF.$D5])/[EDF.$C5];1)+1;0)*[EDF.$B5]" office:value-type="float" office:value="2" calcext:value-type="float">
            <text:p>2</text:p>
          </table:table-cell>
          <table:table-cell table:formula="of:=IF([.X$3]&gt;=[EDF.$D5];FLOOR(([.X$3]-[EDF.$D5])/[EDF.$C5];1)+1;0)*[EDF.$B5]" office:value-type="float" office:value="2" calcext:value-type="float">
            <text:p>2</text:p>
          </table:table-cell>
          <table:table-cell table:formula="of:=IF([.Y$3]&gt;=[EDF.$D5];FLOOR(([.Y$3]-[EDF.$D5])/[EDF.$C5];1)+1;0)*[EDF.$B5]" office:value-type="float" office:value="2" calcext:value-type="float">
            <text:p>2</text:p>
          </table:table-cell>
          <table:table-cell table:formula="of:=IF([.Z$3]&gt;=[EDF.$D5];FLOOR(([.Z$3]-[EDF.$D5])/[EDF.$C5];1)+1;0)*[EDF.$B5]" office:value-type="float" office:value="3" calcext:value-type="float">
            <text:p>3</text:p>
          </table:table-cell>
          <table:table-cell table:formula="of:=IF([.AA$3]&gt;=[EDF.$D5];FLOOR(([.AA$3]-[EDF.$D5])/[EDF.$C5];1)+1;0)*[EDF.$B5]" office:value-type="float" office:value="3" calcext:value-type="float">
            <text:p>3</text:p>
          </table:table-cell>
          <table:table-cell table:formula="of:=IF([.AB$3]&gt;=[EDF.$D5];FLOOR(([.AB$3]-[EDF.$D5])/[EDF.$C5];1)+1;0)*[EDF.$B5]" office:value-type="float" office:value="3" calcext:value-type="float">
            <text:p>3</text:p>
          </table:table-cell>
          <table:table-cell table:formula="of:=IF([.AC$3]&gt;=[EDF.$D5];FLOOR(([.AC$3]-[EDF.$D5])/[EDF.$C5];1)+1;0)*[EDF.$B5]" office:value-type="float" office:value="3" calcext:value-type="float">
            <text:p>3</text:p>
          </table:table-cell>
          <table:table-cell table:formula="of:=IF([.AD$3]&gt;=[EDF.$D5];FLOOR(([.AD$3]-[EDF.$D5])/[EDF.$C5];1)+1;0)*[EDF.$B5]" office:value-type="float" office:value="3" calcext:value-type="float">
            <text:p>3</text:p>
          </table:table-cell>
          <table:table-cell table:formula="of:=IF([.AE$3]&gt;=[EDF.$D5];FLOOR(([.AE$3]-[EDF.$D5])/[EDF.$C5];1)+1;0)*[EDF.$B5]" office:value-type="float" office:value="3" calcext:value-type="float">
            <text:p>3</text:p>
          </table:table-cell>
          <table:table-cell table:formula="of:=IF([.AF$3]&gt;=[EDF.$D5];FLOOR(([.AF$3]-[EDF.$D5])/[EDF.$C5];1)+1;0)*[EDF.$B5]" office:value-type="float" office:value="3" calcext:value-type="float">
            <text:p>3</text:p>
          </table:table-cell>
          <table:table-cell table:formula="of:=IF([.AG$3]&gt;=[EDF.$D5];FLOOR(([.AG$3]-[EDF.$D5])/[EDF.$C5];1)+1;0)*[EDF.$B5]" office:value-type="float" office:value="3" calcext:value-type="float">
            <text:p>3</text:p>
          </table:table-cell>
          <table:table-cell table:formula="of:=IF([.AH$3]&gt;=[EDF.$D5];FLOOR(([.AH$3]-[EDF.$D5])/[EDF.$C5];1)+1;0)*[EDF.$B5]" office:value-type="float" office:value="4" calcext:value-type="float">
            <text:p>4</text:p>
          </table:table-cell>
          <table:table-cell table:formula="of:=IF([.AI$3]&gt;=[EDF.$D5];FLOOR(([.AI$3]-[EDF.$D5])/[EDF.$C5];1)+1;0)*[EDF.$B5]" office:value-type="float" office:value="4" calcext:value-type="float">
            <text:p>4</text:p>
          </table:table-cell>
          <table:table-cell table:formula="of:=IF([.AJ$3]&gt;=[EDF.$D5];FLOOR(([.AJ$3]-[EDF.$D5])/[EDF.$C5];1)+1;0)*[EDF.$B5]" office:value-type="float" office:value="4" calcext:value-type="float">
            <text:p>4</text:p>
          </table:table-cell>
          <table:table-cell table:formula="of:=IF([.AK$3]&gt;=[EDF.$D5];FLOOR(([.AK$3]-[EDF.$D5])/[EDF.$C5];1)+1;0)*[EDF.$B5]" office:value-type="float" office:value="4" calcext:value-type="float">
            <text:p>4</text:p>
          </table:table-cell>
          <table:table-cell table:formula="of:=IF([.AL$3]&gt;=[EDF.$D5];FLOOR(([.AL$3]-[EDF.$D5])/[EDF.$C5];1)+1;0)*[EDF.$B5]" office:value-type="float" office:value="4" calcext:value-type="float">
            <text:p>4</text:p>
          </table:table-cell>
          <table:table-cell table:formula="of:=IF([.AM$3]&gt;=[EDF.$D5];FLOOR(([.AM$3]-[EDF.$D5])/[EDF.$C5];1)+1;0)*[EDF.$B5]" office:value-type="float" office:value="4" calcext:value-type="float">
            <text:p>4</text:p>
          </table:table-cell>
          <table:table-cell table:formula="of:=IF([.AN$3]&gt;=[EDF.$D5];FLOOR(([.AN$3]-[EDF.$D5])/[EDF.$C5];1)+1;0)*[EDF.$B5]" office:value-type="float" office:value="4" calcext:value-type="float">
            <text:p>4</text:p>
          </table:table-cell>
          <table:table-cell table:formula="of:=IF([.AO$3]&gt;=[EDF.$D5];FLOOR(([.AO$3]-[EDF.$D5])/[EDF.$C5];1)+1;0)*[EDF.$B5]" office:value-type="float" office:value="4" calcext:value-type="float">
            <text:p>4</text:p>
          </table:table-cell>
          <table:table-cell table:formula="of:=IF([.AP$3]&gt;=[EDF.$D5];FLOOR(([.AP$3]-[EDF.$D5])/[EDF.$C5];1)+1;0)*[EDF.$B5]" office:value-type="float" office:value="5" calcext:value-type="float">
            <text:p>5</text:p>
          </table:table-cell>
          <table:table-cell table:formula="of:=IF([.AQ$3]&gt;=[EDF.$D5];FLOOR(([.AQ$3]-[EDF.$D5])/[EDF.$C5];1)+1;0)*[EDF.$B5]" office:value-type="float" office:value="5" calcext:value-type="float">
            <text:p>5</text:p>
          </table:table-cell>
          <table:table-cell table:formula="of:=IF([.AR$3]&gt;=[EDF.$D5];FLOOR(([.AR$3]-[EDF.$D5])/[EDF.$C5];1)+1;0)*[EDF.$B5]" office:value-type="float" office:value="5" calcext:value-type="float">
            <text:p>5</text:p>
          </table:table-cell>
          <table:table-cell table:formula="of:=IF([.AS$3]&gt;=[EDF.$D5];FLOOR(([.AS$3]-[EDF.$D5])/[EDF.$C5];1)+1;0)*[EDF.$B5]" office:value-type="float" office:value="5" calcext:value-type="float">
            <text:p>5</text:p>
          </table:table-cell>
          <table:table-cell table:formula="of:=IF([.AT$3]&gt;=[EDF.$D5];FLOOR(([.AT$3]-[EDF.$D5])/[EDF.$C5];1)+1;0)*[EDF.$B5]" office:value-type="float" office:value="5" calcext:value-type="float">
            <text:p>5</text:p>
          </table:table-cell>
          <table:table-cell table:formula="of:=IF([.AU$3]&gt;=[EDF.$D5];FLOOR(([.AU$3]-[EDF.$D5])/[EDF.$C5];1)+1;0)*[EDF.$B5]" office:value-type="float" office:value="5" calcext:value-type="float">
            <text:p>5</text:p>
          </table:table-cell>
          <table:table-cell table:formula="of:=IF([.AV$3]&gt;=[EDF.$D5];FLOOR(([.AV$3]-[EDF.$D5])/[EDF.$C5];1)+1;0)*[EDF.$B5]" office:value-type="float" office:value="5" calcext:value-type="float">
            <text:p>5</text:p>
          </table:table-cell>
          <table:table-cell table:formula="of:=IF([.AW$3]&gt;=[EDF.$D5];FLOOR(([.AW$3]-[EDF.$D5])/[EDF.$C5];1)+1;0)*[EDF.$B5]" office:value-type="float" office:value="5" calcext:value-type="float">
            <text:p>5</text:p>
          </table:table-cell>
          <table:table-cell table:formula="of:=IF([.AX$3]&gt;=[EDF.$D5];FLOOR(([.AX$3]-[EDF.$D5])/[EDF.$C5];1)+1;0)*[EDF.$B5]" office:value-type="float" office:value="6" calcext:value-type="float">
            <text:p>6</text:p>
          </table:table-cell>
          <table:table-cell table:formula="of:=IF([.AY$3]&gt;=[EDF.$D5];FLOOR(([.AY$3]-[EDF.$D5])/[EDF.$C5];1)+1;0)*[EDF.$B5]" office:value-type="float" office:value="6" calcext:value-type="float">
            <text:p>6</text:p>
          </table:table-cell>
          <table:table-cell table:formula="of:=IF([.AZ$3]&gt;=[EDF.$D5];FLOOR(([.AZ$3]-[EDF.$D5])/[EDF.$C5];1)+1;0)*[EDF.$B5]" office:value-type="float" office:value="6" calcext:value-type="float">
            <text:p>6</text:p>
          </table:table-cell>
          <table:table-cell table:formula="of:=IF([.BA$3]&gt;=[EDF.$D5];FLOOR(([.BA$3]-[EDF.$D5])/[EDF.$C5];1)+1;0)*[EDF.$B5]" office:value-type="float" office:value="6" calcext:value-type="float">
            <text:p>6</text:p>
          </table:table-cell>
          <table:table-cell table:formula="of:=IF([.BB$3]&gt;=[EDF.$D5];FLOOR(([.BB$3]-[EDF.$D5])/[EDF.$C5];1)+1;0)*[EDF.$B5]" office:value-type="float" office:value="6" calcext:value-type="float">
            <text:p>6</text:p>
          </table:table-cell>
          <table:table-cell table:formula="of:=IF([.BC$3]&gt;=[EDF.$D5];FLOOR(([.BC$3]-[EDF.$D5])/[EDF.$C5];1)+1;0)*[EDF.$B5]" office:value-type="float" office:value="6" calcext:value-type="float">
            <text:p>6</text:p>
          </table:table-cell>
          <table:table-cell table:formula="of:=IF([.BD$3]&gt;=[EDF.$D5];FLOOR(([.BD$3]-[EDF.$D5])/[EDF.$C5];1)+1;0)*[EDF.$B5]" office:value-type="float" office:value="6" calcext:value-type="float">
            <text:p>6</text:p>
          </table:table-cell>
          <table:table-cell table:formula="of:=IF([.BE$3]&gt;=[EDF.$D5];FLOOR(([.BE$3]-[EDF.$D5])/[EDF.$C5];1)+1;0)*[EDF.$B5]" office:value-type="float" office:value="6" calcext:value-type="float">
            <text:p>6</text:p>
          </table:table-cell>
          <table:table-cell table:formula="of:=IF([.BF$3]&gt;=[EDF.$D5];FLOOR(([.BF$3]-[EDF.$D5])/[EDF.$C5];1)+1;0)*[EDF.$B5]" office:value-type="float" office:value="7" calcext:value-type="float">
            <text:p>7</text:p>
          </table:table-cell>
          <table:table-cell table:formula="of:=IF([.BG$3]&gt;=[EDF.$D5];FLOOR(([.BG$3]-[EDF.$D5])/[EDF.$C5];1)+1;0)*[EDF.$B5]" office:value-type="float" office:value="7" calcext:value-type="float">
            <text:p>7</text:p>
          </table:table-cell>
          <table:table-cell table:formula="of:=IF([.BH$3]&gt;=[EDF.$D5];FLOOR(([.BH$3]-[EDF.$D5])/[EDF.$C5];1)+1;0)*[EDF.$B5]" office:value-type="float" office:value="7" calcext:value-type="float">
            <text:p>7</text:p>
          </table:table-cell>
          <table:table-cell table:formula="of:=IF([.BI$3]&gt;=[EDF.$D5];FLOOR(([.BI$3]-[EDF.$D5])/[EDF.$C5];1)+1;0)*[EDF.$B5]" office:value-type="float" office:value="7" calcext:value-type="float">
            <text:p>7</text:p>
          </table:table-cell>
          <table:table-cell table:formula="of:=IF([.BJ$3]&gt;=[EDF.$D5];FLOOR(([.BJ$3]-[EDF.$D5])/[EDF.$C5];1)+1;0)*[EDF.$B5]" office:value-type="float" office:value="7" calcext:value-type="float">
            <text:p>7</text:p>
          </table:table-cell>
          <table:table-cell table:formula="of:=IF([.BK$3]&gt;=[EDF.$D5];FLOOR(([.BK$3]-[EDF.$D5])/[EDF.$C5];1)+1;0)*[EDF.$B5]" office:value-type="float" office:value="7" calcext:value-type="float">
            <text:p>7</text:p>
          </table:table-cell>
          <table:table-cell table:formula="of:=IF([.BL$3]&gt;=[EDF.$D5];FLOOR(([.BL$3]-[EDF.$D5])/[EDF.$C5];1)+1;0)*[EDF.$B5]" office:value-type="float" office:value="7" calcext:value-type="float">
            <text:p>7</text:p>
          </table:table-cell>
          <table:table-cell table:formula="of:=IF([.BM$3]&gt;=[EDF.$D5];FLOOR(([.BM$3]-[EDF.$D5])/[EDF.$C5];1)+1;0)*[EDF.$B5]" office:value-type="float" office:value="7" calcext:value-type="float">
            <text:p>7</text:p>
          </table:table-cell>
          <table:table-cell table:formula="of:=IF([.BN$3]&gt;=[EDF.$D5];FLOOR(([.BN$3]-[EDF.$D5])/[EDF.$C5];1)+1;0)*[EDF.$B5]" office:value-type="float" office:value="8" calcext:value-type="float">
            <text:p>8</text:p>
          </table:table-cell>
          <table:table-cell table:formula="of:=IF([.BO$3]&gt;=[EDF.$D5];FLOOR(([.BO$3]-[EDF.$D5])/[EDF.$C5];1)+1;0)*[EDF.$B5]" office:value-type="float" office:value="8" calcext:value-type="float">
            <text:p>8</text:p>
          </table:table-cell>
          <table:table-cell table:formula="of:=IF([.BP$3]&gt;=[EDF.$D5];FLOOR(([.BP$3]-[EDF.$D5])/[EDF.$C5];1)+1;0)*[EDF.$B5]" office:value-type="float" office:value="8" calcext:value-type="float">
            <text:p>8</text:p>
          </table:table-cell>
          <table:table-cell table:formula="of:=IF([.BQ$3]&gt;=[EDF.$D5];FLOOR(([.BQ$3]-[EDF.$D5])/[EDF.$C5];1)+1;0)*[EDF.$B5]" office:value-type="float" office:value="8" calcext:value-type="float">
            <text:p>8</text:p>
          </table:table-cell>
          <table:table-cell table:formula="of:=IF([.BR$3]&gt;=[EDF.$D5];FLOOR(([.BR$3]-[EDF.$D5])/[EDF.$C5];1)+1;0)*[EDF.$B5]" office:value-type="float" office:value="8" calcext:value-type="float">
            <text:p>8</text:p>
          </table:table-cell>
          <table:table-cell table:formula="of:=IF([.BS$3]&gt;=[EDF.$D5];FLOOR(([.BS$3]-[EDF.$D5])/[EDF.$C5];1)+1;0)*[EDF.$B5]" office:value-type="float" office:value="8" calcext:value-type="float">
            <text:p>8</text:p>
          </table:table-cell>
          <table:table-cell table:formula="of:=IF([.BT$3]&gt;=[EDF.$D5];FLOOR(([.BT$3]-[EDF.$D5])/[EDF.$C5];1)+1;0)*[EDF.$B5]" office:value-type="float" office:value="8" calcext:value-type="float">
            <text:p>8</text:p>
          </table:table-cell>
          <table:table-cell table:formula="of:=IF([.BU$3]&gt;=[EDF.$D5];FLOOR(([.BU$3]-[EDF.$D5])/[EDF.$C5];1)+1;0)*[EDF.$B5]" office:value-type="float" office:value="8" calcext:value-type="float">
            <text:p>8</text:p>
          </table:table-cell>
          <table:table-cell table:formula="of:=IF([.BV$3]&gt;=[EDF.$D5];FLOOR(([.BV$3]-[EDF.$D5])/[EDF.$C5];1)+1;0)*[EDF.$B5]" office:value-type="float" office:value="9" calcext:value-type="float">
            <text:p>9</text:p>
          </table:table-cell>
          <table:table-cell table:formula="of:=IF([.BW$3]&gt;=[EDF.$D5];FLOOR(([.BW$3]-[EDF.$D5])/[EDF.$C5];1)+1;0)*[EDF.$B5]" office:value-type="float" office:value="9" calcext:value-type="float">
            <text:p>9</text:p>
          </table:table-cell>
          <table:table-cell table:formula="of:=IF([.BX$3]&gt;=[EDF.$D5];FLOOR(([.BX$3]-[EDF.$D5])/[EDF.$C5];1)+1;0)*[EDF.$B5]" office:value-type="float" office:value="9" calcext:value-type="float">
            <text:p>9</text:p>
          </table:table-cell>
          <table:table-cell table:formula="of:=IF([.BY$3]&gt;=[EDF.$D5];FLOOR(([.BY$3]-[EDF.$D5])/[EDF.$C5];1)+1;0)*[EDF.$B5]" office:value-type="float" office:value="9" calcext:value-type="float">
            <text:p>9</text:p>
          </table:table-cell>
          <table:table-cell table:formula="of:=IF([.BZ$3]&gt;=[EDF.$D5];FLOOR(([.BZ$3]-[EDF.$D5])/[EDF.$C5];1)+1;0)*[EDF.$B5]" office:value-type="float" office:value="9" calcext:value-type="float">
            <text:p>9</text:p>
          </table:table-cell>
          <table:table-cell table:formula="of:=IF([.CA$3]&gt;=[EDF.$D5];FLOOR(([.CA$3]-[EDF.$D5])/[EDF.$C5];1)+1;0)*[EDF.$B5]" office:value-type="float" office:value="9" calcext:value-type="float">
            <text:p>9</text:p>
          </table:table-cell>
          <table:table-cell table:formula="of:=IF([.CB$3]&gt;=[EDF.$D5];FLOOR(([.CB$3]-[EDF.$D5])/[EDF.$C5];1)+1;0)*[EDF.$B5]" office:value-type="float" office:value="9" calcext:value-type="float">
            <text:p>9</text:p>
          </table:table-cell>
          <table:table-cell table:formula="of:=IF([.CC$3]&gt;=[EDF.$D5];FLOOR(([.CC$3]-[EDF.$D5])/[EDF.$C5];1)+1;0)*[EDF.$B5]" office:value-type="float" office:value="9" calcext:value-type="float">
            <text:p>9</text:p>
          </table:table-cell>
          <table:table-cell table:formula="of:=IF([.CD$3]&gt;=[EDF.$D5];FLOOR(([.CD$3]-[EDF.$D5])/[EDF.$C5];1)+1;0)*[EDF.$B5]" office:value-type="float" office:value="10" calcext:value-type="float">
            <text:p>10</text:p>
          </table:table-cell>
          <table:table-cell table:formula="of:=IF([.CE$3]&gt;=[EDF.$D5];FLOOR(([.CE$3]-[EDF.$D5])/[EDF.$C5];1)+1;0)*[EDF.$B5]" office:value-type="float" office:value="10" calcext:value-type="float">
            <text:p>10</text:p>
          </table:table-cell>
          <table:table-cell table:formula="of:=IF([.CF$3]&gt;=[EDF.$D5];FLOOR(([.CF$3]-[EDF.$D5])/[EDF.$C5];1)+1;0)*[EDF.$B5]" office:value-type="float" office:value="10" calcext:value-type="float">
            <text:p>10</text:p>
          </table:table-cell>
          <table:table-cell table:formula="of:=IF([.CG$3]&gt;=[EDF.$D5];FLOOR(([.CG$3]-[EDF.$D5])/[EDF.$C5];1)+1;0)*[EDF.$B5]" office:value-type="float" office:value="10" calcext:value-type="float">
            <text:p>10</text:p>
          </table:table-cell>
          <table:table-cell table:formula="of:=IF([.CH$3]&gt;=[EDF.$D5];FLOOR(([.CH$3]-[EDF.$D5])/[EDF.$C5];1)+1;0)*[EDF.$B5]" office:value-type="float" office:value="10" calcext:value-type="float">
            <text:p>10</text:p>
          </table:table-cell>
          <table:table-cell table:formula="of:=IF([.CI$3]&gt;=[EDF.$D5];FLOOR(([.CI$3]-[EDF.$D5])/[EDF.$C5];1)+1;0)*[EDF.$B5]" office:value-type="float" office:value="10" calcext:value-type="float">
            <text:p>10</text:p>
          </table:table-cell>
          <table:table-cell table:formula="of:=IF([.CJ$3]&gt;=[EDF.$D5];FLOOR(([.CJ$3]-[EDF.$D5])/[EDF.$C5];1)+1;0)*[EDF.$B5]" office:value-type="float" office:value="10" calcext:value-type="float">
            <text:p>10</text:p>
          </table:table-cell>
          <table:table-cell table:formula="of:=IF([.CK$3]&gt;=[EDF.$D5];FLOOR(([.CK$3]-[EDF.$D5])/[EDF.$C5];1)+1;0)*[EDF.$B5]" office:value-type="float" office:value="10" calcext:value-type="float">
            <text:p>10</text:p>
          </table:table-cell>
          <table:table-cell table:formula="of:=IF([.CL$3]&gt;=[EDF.$D5];FLOOR(([.CL$3]-[EDF.$D5])/[EDF.$C5];1)+1;0)*[EDF.$B5]" office:value-type="float" office:value="11" calcext:value-type="float">
            <text:p>11</text:p>
          </table:table-cell>
          <table:table-cell table:formula="of:=IF([.CM$3]&gt;=[EDF.$D5];FLOOR(([.CM$3]-[EDF.$D5])/[EDF.$C5];1)+1;0)*[EDF.$B5]" office:value-type="float" office:value="11" calcext:value-type="float">
            <text:p>11</text:p>
          </table:table-cell>
          <table:table-cell table:formula="of:=IF([.CN$3]&gt;=[EDF.$D5];FLOOR(([.CN$3]-[EDF.$D5])/[EDF.$C5];1)+1;0)*[EDF.$B5]" office:value-type="float" office:value="11" calcext:value-type="float">
            <text:p>11</text:p>
          </table:table-cell>
          <table:table-cell table:formula="of:=IF([.CO$3]&gt;=[EDF.$D5];FLOOR(([.CO$3]-[EDF.$D5])/[EDF.$C5];1)+1;0)*[EDF.$B5]" office:value-type="float" office:value="11" calcext:value-type="float">
            <text:p>11</text:p>
          </table:table-cell>
          <table:table-cell table:formula="of:=IF([.CP$3]&gt;=[EDF.$D5];FLOOR(([.CP$3]-[EDF.$D5])/[EDF.$C5];1)+1;0)*[EDF.$B5]" office:value-type="float" office:value="11" calcext:value-type="float">
            <text:p>11</text:p>
          </table:table-cell>
          <table:table-cell table:formula="of:=IF([.CQ$3]&gt;=[EDF.$D5];FLOOR(([.CQ$3]-[EDF.$D5])/[EDF.$C5];1)+1;0)*[EDF.$B5]" office:value-type="float" office:value="11" calcext:value-type="float">
            <text:p>11</text:p>
          </table:table-cell>
          <table:table-cell table:formula="of:=IF([.CR$3]&gt;=[EDF.$D5];FLOOR(([.CR$3]-[EDF.$D5])/[EDF.$C5];1)+1;0)*[EDF.$B5]" office:value-type="float" office:value="11" calcext:value-type="float">
            <text:p>11</text:p>
          </table:table-cell>
          <table:table-cell table:formula="of:=IF([.CS$3]&gt;=[EDF.$D5];FLOOR(([.CS$3]-[EDF.$D5])/[EDF.$C5];1)+1;0)*[EDF.$B5]" office:value-type="float" office:value="11" calcext:value-type="float">
            <text:p>11</text:p>
          </table:table-cell>
          <table:table-cell table:formula="of:=IF([.CT$3]&gt;=[EDF.$D5];FLOOR(([.CT$3]-[EDF.$D5])/[EDF.$C5];1)+1;0)*[EDF.$B5]" office:value-type="float" office:value="12" calcext:value-type="float">
            <text:p>12</text:p>
          </table:table-cell>
          <table:table-cell table:formula="of:=IF([.CU$3]&gt;=[EDF.$D5];FLOOR(([.CU$3]-[EDF.$D5])/[EDF.$C5];1)+1;0)*[EDF.$B5]" office:value-type="float" office:value="12" calcext:value-type="float">
            <text:p>12</text:p>
          </table:table-cell>
          <table:table-cell table:formula="of:=IF([.CV$3]&gt;=[EDF.$D5];FLOOR(([.CV$3]-[EDF.$D5])/[EDF.$C5];1)+1;0)*[EDF.$B5]" office:value-type="float" office:value="12" calcext:value-type="float">
            <text:p>12</text:p>
          </table:table-cell>
          <table:table-cell table:formula="of:=IF([.CW$3]&gt;=[EDF.$D5];FLOOR(([.CW$3]-[EDF.$D5])/[EDF.$C5];1)+1;0)*[EDF.$B5]" office:value-type="float" office:value="12" calcext:value-type="float">
            <text:p>12</text:p>
          </table:table-cell>
          <table:table-cell table:formula="of:=IF([.CX$3]&gt;=[EDF.$D5];FLOOR(([.CX$3]-[EDF.$D5])/[EDF.$C5];1)+1;0)*[EDF.$B5]" office:value-type="float" office:value="12" calcext:value-type="float">
            <text:p>12</text:p>
          </table:table-cell>
          <table:table-cell table:formula="of:=IF([.CY$3]&gt;=[EDF.$D5];FLOOR(([.CY$3]-[EDF.$D5])/[EDF.$C5];1)+1;0)*[EDF.$B5]" office:value-type="float" office:value="12" calcext:value-type="float">
            <text:p>12</text:p>
          </table:table-cell>
          <table:table-cell table:formula="of:=IF([.CZ$3]&gt;=[EDF.$D5];FLOOR(([.CZ$3]-[EDF.$D5])/[EDF.$C5];1)+1;0)*[EDF.$B5]" office:value-type="float" office:value="12" calcext:value-type="float">
            <text:p>12</text:p>
          </table:table-cell>
          <table:table-cell table:formula="of:=IF([.DA$3]&gt;=[EDF.$D5];FLOOR(([.DA$3]-[EDF.$D5])/[EDF.$C5];1)+1;0)*[EDF.$B5]" office:value-type="float" office:value="12" calcext:value-type="float">
            <text:p>12</text:p>
          </table:table-cell>
          <table:table-cell table:formula="of:=IF([.DB$3]&gt;=[EDF.$D5];FLOOR(([.DB$3]-[EDF.$D5])/[EDF.$C5];1)+1;0)*[EDF.$B5]" office:value-type="float" office:value="13" calcext:value-type="float">
            <text:p>13</text:p>
          </table:table-cell>
          <table:table-cell table:formula="of:=IF([.DC$3]&gt;=[EDF.$D5];FLOOR(([.DC$3]-[EDF.$D5])/[EDF.$C5];1)+1;0)*[EDF.$B5]" office:value-type="float" office:value="13" calcext:value-type="float">
            <text:p>13</text:p>
          </table:table-cell>
          <table:table-cell table:formula="of:=IF([.DD$3]&gt;=[EDF.$D5];FLOOR(([.DD$3]-[EDF.$D5])/[EDF.$C5];1)+1;0)*[EDF.$B5]" office:value-type="float" office:value="13" calcext:value-type="float">
            <text:p>13</text:p>
          </table:table-cell>
          <table:table-cell table:formula="of:=IF([.DE$3]&gt;=[EDF.$D5];FLOOR(([.DE$3]-[EDF.$D5])/[EDF.$C5];1)+1;0)*[EDF.$B5]" office:value-type="float" office:value="13" calcext:value-type="float">
            <text:p>13</text:p>
          </table:table-cell>
          <table:table-cell table:formula="of:=IF([.DF$3]&gt;=[EDF.$D5];FLOOR(([.DF$3]-[EDF.$D5])/[EDF.$C5];1)+1;0)*[EDF.$B5]" office:value-type="float" office:value="13" calcext:value-type="float">
            <text:p>13</text:p>
          </table:table-cell>
          <table:table-cell table:formula="of:=IF([.DG$3]&gt;=[EDF.$D5];FLOOR(([.DG$3]-[EDF.$D5])/[EDF.$C5];1)+1;0)*[EDF.$B5]" office:value-type="float" office:value="13" calcext:value-type="float">
            <text:p>13</text:p>
          </table:table-cell>
          <table:table-cell table:formula="of:=IF([.DH$3]&gt;=[EDF.$D5];FLOOR(([.DH$3]-[EDF.$D5])/[EDF.$C5];1)+1;0)*[EDF.$B5]" office:value-type="float" office:value="13" calcext:value-type="float">
            <text:p>13</text:p>
          </table:table-cell>
          <table:table-cell table:formula="of:=IF([.DI$3]&gt;=[EDF.$D5];FLOOR(([.DI$3]-[EDF.$D5])/[EDF.$C5];1)+1;0)*[EDF.$B5]" office:value-type="float" office:value="13" calcext:value-type="float">
            <text:p>13</text:p>
          </table:table-cell>
          <table:table-cell table:formula="of:=IF([.DJ$3]&gt;=[EDF.$D5];FLOOR(([.DJ$3]-[EDF.$D5])/[EDF.$C5];1)+1;0)*[EDF.$B5]" office:value-type="float" office:value="14" calcext:value-type="float">
            <text:p>14</text:p>
          </table:table-cell>
          <table:table-cell table:formula="of:=IF([.DK$3]&gt;=[EDF.$D5];FLOOR(([.DK$3]-[EDF.$D5])/[EDF.$C5];1)+1;0)*[EDF.$B5]" office:value-type="float" office:value="14" calcext:value-type="float">
            <text:p>14</text:p>
          </table:table-cell>
          <table:table-cell table:formula="of:=IF([.DL$3]&gt;=[EDF.$D5];FLOOR(([.DL$3]-[EDF.$D5])/[EDF.$C5];1)+1;0)*[EDF.$B5]" office:value-type="float" office:value="14" calcext:value-type="float">
            <text:p>14</text:p>
          </table:table-cell>
          <table:table-cell table:formula="of:=IF([.DM$3]&gt;=[EDF.$D5];FLOOR(([.DM$3]-[EDF.$D5])/[EDF.$C5];1)+1;0)*[EDF.$B5]" office:value-type="float" office:value="14" calcext:value-type="float">
            <text:p>14</text:p>
          </table:table-cell>
          <table:table-cell table:formula="of:=IF([.DN$3]&gt;=[EDF.$D5];FLOOR(([.DN$3]-[EDF.$D5])/[EDF.$C5];1)+1;0)*[EDF.$B5]" office:value-type="float" office:value="14" calcext:value-type="float">
            <text:p>14</text:p>
          </table:table-cell>
          <table:table-cell table:formula="of:=IF([.DO$3]&gt;=[EDF.$D5];FLOOR(([.DO$3]-[EDF.$D5])/[EDF.$C5];1)+1;0)*[EDF.$B5]" office:value-type="float" office:value="14" calcext:value-type="float">
            <text:p>14</text:p>
          </table:table-cell>
          <table:table-cell table:formula="of:=IF([.DP$3]&gt;=[EDF.$D5];FLOOR(([.DP$3]-[EDF.$D5])/[EDF.$C5];1)+1;0)*[EDF.$B5]" office:value-type="float" office:value="14" calcext:value-type="float">
            <text:p>14</text:p>
          </table:table-cell>
          <table:table-cell table:formula="of:=IF([.DQ$3]&gt;=[EDF.$D5];FLOOR(([.DQ$3]-[EDF.$D5])/[EDF.$C5];1)+1;0)*[EDF.$B5]" office:value-type="float" office:value="14" calcext:value-type="float">
            <text:p>14</text:p>
          </table:table-cell>
          <table:table-cell table:formula="of:=IF([.DR$3]&gt;=[EDF.$D5];FLOOR(([.DR$3]-[EDF.$D5])/[EDF.$C5];1)+1;0)*[EDF.$B5]" office:value-type="float" office:value="15" calcext:value-type="float">
            <text:p>15</text:p>
          </table:table-cell>
          <table:table-cell table:formula="of:=IF([.DS$3]&gt;=[EDF.$D5];FLOOR(([.DS$3]-[EDF.$D5])/[EDF.$C5];1)+1;0)*[EDF.$B5]" office:value-type="float" office:value="15" calcext:value-type="float">
            <text:p>15</text:p>
          </table:table-cell>
          <table:table-cell table:formula="of:=IF([.DT$3]&gt;=[EDF.$D5];FLOOR(([.DT$3]-[EDF.$D5])/[EDF.$C5];1)+1;0)*[EDF.$B5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ask 3</text:p>
          </table:table-cell>
          <table:table-cell table:formula="of:=IF([.B$3]&gt;=[EDF.$D6];FLOOR(([.B$3]-[EDF.$D6])/[EDF.$C6];1)+1;0)*[EDF.$B6]" office:value-type="float" office:value="0" calcext:value-type="float">
            <text:p>0</text:p>
          </table:table-cell>
          <table:table-cell table:formula="of:=IF([.C$3]&gt;=[EDF.$D6];FLOOR(([.C$3]-[EDF.$D6])/[EDF.$C6];1)+1;0)*[EDF.$B6]" office:value-type="float" office:value="0" calcext:value-type="float">
            <text:p>0</text:p>
          </table:table-cell>
          <table:table-cell table:formula="of:=IF([.D$3]&gt;=[EDF.$D6];FLOOR(([.D$3]-[EDF.$D6])/[EDF.$C6];1)+1;0)*[EDF.$B6]" office:value-type="float" office:value="0" calcext:value-type="float">
            <text:p>0</text:p>
          </table:table-cell>
          <table:table-cell table:formula="of:=IF([.E$3]&gt;=[EDF.$D6];FLOOR(([.E$3]-[EDF.$D6])/[EDF.$C6];1)+1;0)*[EDF.$B6]" office:value-type="float" office:value="0" calcext:value-type="float">
            <text:p>0</text:p>
          </table:table-cell>
          <table:table-cell table:formula="of:=IF([.F$3]&gt;=[EDF.$D6];FLOOR(([.F$3]-[EDF.$D6])/[EDF.$C6];1)+1;0)*[EDF.$B6]" office:value-type="float" office:value="0" calcext:value-type="float">
            <text:p>0</text:p>
          </table:table-cell>
          <table:table-cell table:formula="of:=IF([.G$3]&gt;=[EDF.$D6];FLOOR(([.G$3]-[EDF.$D6])/[EDF.$C6];1)+1;0)*[EDF.$B6]" office:value-type="float" office:value="0" calcext:value-type="float">
            <text:p>0</text:p>
          </table:table-cell>
          <table:table-cell table:formula="of:=IF([.H$3]&gt;=[EDF.$D6];FLOOR(([.H$3]-[EDF.$D6])/[EDF.$C6];1)+1;0)*[EDF.$B6]" office:value-type="float" office:value="0" calcext:value-type="float">
            <text:p>0</text:p>
          </table:table-cell>
          <table:table-cell table:formula="of:=IF([.I$3]&gt;=[EDF.$D6];FLOOR(([.I$3]-[EDF.$D6])/[EDF.$C6];1)+1;0)*[EDF.$B6]" office:value-type="float" office:value="0" calcext:value-type="float">
            <text:p>0</text:p>
          </table:table-cell>
          <table:table-cell table:formula="of:=IF([.J$3]&gt;=[EDF.$D6];FLOOR(([.J$3]-[EDF.$D6])/[EDF.$C6];1)+1;0)*[EDF.$B6]" office:value-type="float" office:value="0" calcext:value-type="float">
            <text:p>0</text:p>
          </table:table-cell>
          <table:table-cell table:formula="of:=IF([.K$3]&gt;=[EDF.$D6];FLOOR(([.K$3]-[EDF.$D6])/[EDF.$C6];1)+1;0)*[EDF.$B6]" office:value-type="float" office:value="0" calcext:value-type="float">
            <text:p>0</text:p>
          </table:table-cell>
          <table:table-cell table:formula="of:=IF([.L$3]&gt;=[EDF.$D6];FLOOR(([.L$3]-[EDF.$D6])/[EDF.$C6];1)+1;0)*[EDF.$B6]" office:value-type="float" office:value="2" calcext:value-type="float">
            <text:p>2</text:p>
          </table:table-cell>
          <table:table-cell table:formula="of:=IF([.M$3]&gt;=[EDF.$D6];FLOOR(([.M$3]-[EDF.$D6])/[EDF.$C6];1)+1;0)*[EDF.$B6]" office:value-type="float" office:value="2" calcext:value-type="float">
            <text:p>2</text:p>
          </table:table-cell>
          <table:table-cell table:formula="of:=IF([.N$3]&gt;=[EDF.$D6];FLOOR(([.N$3]-[EDF.$D6])/[EDF.$C6];1)+1;0)*[EDF.$B6]" office:value-type="float" office:value="2" calcext:value-type="float">
            <text:p>2</text:p>
          </table:table-cell>
          <table:table-cell table:formula="of:=IF([.O$3]&gt;=[EDF.$D6];FLOOR(([.O$3]-[EDF.$D6])/[EDF.$C6];1)+1;0)*[EDF.$B6]" office:value-type="float" office:value="2" calcext:value-type="float">
            <text:p>2</text:p>
          </table:table-cell>
          <table:table-cell table:formula="of:=IF([.P$3]&gt;=[EDF.$D6];FLOOR(([.P$3]-[EDF.$D6])/[EDF.$C6];1)+1;0)*[EDF.$B6]" office:value-type="float" office:value="2" calcext:value-type="float">
            <text:p>2</text:p>
          </table:table-cell>
          <table:table-cell table:formula="of:=IF([.Q$3]&gt;=[EDF.$D6];FLOOR(([.Q$3]-[EDF.$D6])/[EDF.$C6];1)+1;0)*[EDF.$B6]" office:value-type="float" office:value="2" calcext:value-type="float">
            <text:p>2</text:p>
          </table:table-cell>
          <table:table-cell table:formula="of:=IF([.R$3]&gt;=[EDF.$D6];FLOOR(([.R$3]-[EDF.$D6])/[EDF.$C6];1)+1;0)*[EDF.$B6]" office:value-type="float" office:value="2" calcext:value-type="float">
            <text:p>2</text:p>
          </table:table-cell>
          <table:table-cell table:formula="of:=IF([.S$3]&gt;=[EDF.$D6];FLOOR(([.S$3]-[EDF.$D6])/[EDF.$C6];1)+1;0)*[EDF.$B6]" office:value-type="float" office:value="2" calcext:value-type="float">
            <text:p>2</text:p>
          </table:table-cell>
          <table:table-cell table:formula="of:=IF([.T$3]&gt;=[EDF.$D6];FLOOR(([.T$3]-[EDF.$D6])/[EDF.$C6];1)+1;0)*[EDF.$B6]" office:value-type="float" office:value="2" calcext:value-type="float">
            <text:p>2</text:p>
          </table:table-cell>
          <table:table-cell table:formula="of:=IF([.U$3]&gt;=[EDF.$D6];FLOOR(([.U$3]-[EDF.$D6])/[EDF.$C6];1)+1;0)*[EDF.$B6]" office:value-type="float" office:value="2" calcext:value-type="float">
            <text:p>2</text:p>
          </table:table-cell>
          <table:table-cell table:formula="of:=IF([.V$3]&gt;=[EDF.$D6];FLOOR(([.V$3]-[EDF.$D6])/[EDF.$C6];1)+1;0)*[EDF.$B6]" office:value-type="float" office:value="2" calcext:value-type="float">
            <text:p>2</text:p>
          </table:table-cell>
          <table:table-cell table:formula="of:=IF([.W$3]&gt;=[EDF.$D6];FLOOR(([.W$3]-[EDF.$D6])/[EDF.$C6];1)+1;0)*[EDF.$B6]" office:value-type="float" office:value="2" calcext:value-type="float">
            <text:p>2</text:p>
          </table:table-cell>
          <table:table-cell table:formula="of:=IF([.X$3]&gt;=[EDF.$D6];FLOOR(([.X$3]-[EDF.$D6])/[EDF.$C6];1)+1;0)*[EDF.$B6]" office:value-type="float" office:value="4" calcext:value-type="float">
            <text:p>4</text:p>
          </table:table-cell>
          <table:table-cell table:formula="of:=IF([.Y$3]&gt;=[EDF.$D6];FLOOR(([.Y$3]-[EDF.$D6])/[EDF.$C6];1)+1;0)*[EDF.$B6]" office:value-type="float" office:value="4" calcext:value-type="float">
            <text:p>4</text:p>
          </table:table-cell>
          <table:table-cell table:formula="of:=IF([.Z$3]&gt;=[EDF.$D6];FLOOR(([.Z$3]-[EDF.$D6])/[EDF.$C6];1)+1;0)*[EDF.$B6]" office:value-type="float" office:value="4" calcext:value-type="float">
            <text:p>4</text:p>
          </table:table-cell>
          <table:table-cell table:formula="of:=IF([.AA$3]&gt;=[EDF.$D6];FLOOR(([.AA$3]-[EDF.$D6])/[EDF.$C6];1)+1;0)*[EDF.$B6]" office:value-type="float" office:value="4" calcext:value-type="float">
            <text:p>4</text:p>
          </table:table-cell>
          <table:table-cell table:formula="of:=IF([.AB$3]&gt;=[EDF.$D6];FLOOR(([.AB$3]-[EDF.$D6])/[EDF.$C6];1)+1;0)*[EDF.$B6]" office:value-type="float" office:value="4" calcext:value-type="float">
            <text:p>4</text:p>
          </table:table-cell>
          <table:table-cell table:formula="of:=IF([.AC$3]&gt;=[EDF.$D6];FLOOR(([.AC$3]-[EDF.$D6])/[EDF.$C6];1)+1;0)*[EDF.$B6]" office:value-type="float" office:value="4" calcext:value-type="float">
            <text:p>4</text:p>
          </table:table-cell>
          <table:table-cell table:formula="of:=IF([.AD$3]&gt;=[EDF.$D6];FLOOR(([.AD$3]-[EDF.$D6])/[EDF.$C6];1)+1;0)*[EDF.$B6]" office:value-type="float" office:value="4" calcext:value-type="float">
            <text:p>4</text:p>
          </table:table-cell>
          <table:table-cell table:formula="of:=IF([.AE$3]&gt;=[EDF.$D6];FLOOR(([.AE$3]-[EDF.$D6])/[EDF.$C6];1)+1;0)*[EDF.$B6]" office:value-type="float" office:value="4" calcext:value-type="float">
            <text:p>4</text:p>
          </table:table-cell>
          <table:table-cell table:formula="of:=IF([.AF$3]&gt;=[EDF.$D6];FLOOR(([.AF$3]-[EDF.$D6])/[EDF.$C6];1)+1;0)*[EDF.$B6]" office:value-type="float" office:value="4" calcext:value-type="float">
            <text:p>4</text:p>
          </table:table-cell>
          <table:table-cell table:formula="of:=IF([.AG$3]&gt;=[EDF.$D6];FLOOR(([.AG$3]-[EDF.$D6])/[EDF.$C6];1)+1;0)*[EDF.$B6]" office:value-type="float" office:value="4" calcext:value-type="float">
            <text:p>4</text:p>
          </table:table-cell>
          <table:table-cell table:formula="of:=IF([.AH$3]&gt;=[EDF.$D6];FLOOR(([.AH$3]-[EDF.$D6])/[EDF.$C6];1)+1;0)*[EDF.$B6]" office:value-type="float" office:value="4" calcext:value-type="float">
            <text:p>4</text:p>
          </table:table-cell>
          <table:table-cell table:formula="of:=IF([.AI$3]&gt;=[EDF.$D6];FLOOR(([.AI$3]-[EDF.$D6])/[EDF.$C6];1)+1;0)*[EDF.$B6]" office:value-type="float" office:value="4" calcext:value-type="float">
            <text:p>4</text:p>
          </table:table-cell>
          <table:table-cell table:formula="of:=IF([.AJ$3]&gt;=[EDF.$D6];FLOOR(([.AJ$3]-[EDF.$D6])/[EDF.$C6];1)+1;0)*[EDF.$B6]" office:value-type="float" office:value="6" calcext:value-type="float">
            <text:p>6</text:p>
          </table:table-cell>
          <table:table-cell table:formula="of:=IF([.AK$3]&gt;=[EDF.$D6];FLOOR(([.AK$3]-[EDF.$D6])/[EDF.$C6];1)+1;0)*[EDF.$B6]" office:value-type="float" office:value="6" calcext:value-type="float">
            <text:p>6</text:p>
          </table:table-cell>
          <table:table-cell table:formula="of:=IF([.AL$3]&gt;=[EDF.$D6];FLOOR(([.AL$3]-[EDF.$D6])/[EDF.$C6];1)+1;0)*[EDF.$B6]" office:value-type="float" office:value="6" calcext:value-type="float">
            <text:p>6</text:p>
          </table:table-cell>
          <table:table-cell table:formula="of:=IF([.AM$3]&gt;=[EDF.$D6];FLOOR(([.AM$3]-[EDF.$D6])/[EDF.$C6];1)+1;0)*[EDF.$B6]" office:value-type="float" office:value="6" calcext:value-type="float">
            <text:p>6</text:p>
          </table:table-cell>
          <table:table-cell table:formula="of:=IF([.AN$3]&gt;=[EDF.$D6];FLOOR(([.AN$3]-[EDF.$D6])/[EDF.$C6];1)+1;0)*[EDF.$B6]" office:value-type="float" office:value="6" calcext:value-type="float">
            <text:p>6</text:p>
          </table:table-cell>
          <table:table-cell table:formula="of:=IF([.AO$3]&gt;=[EDF.$D6];FLOOR(([.AO$3]-[EDF.$D6])/[EDF.$C6];1)+1;0)*[EDF.$B6]" office:value-type="float" office:value="6" calcext:value-type="float">
            <text:p>6</text:p>
          </table:table-cell>
          <table:table-cell table:formula="of:=IF([.AP$3]&gt;=[EDF.$D6];FLOOR(([.AP$3]-[EDF.$D6])/[EDF.$C6];1)+1;0)*[EDF.$B6]" office:value-type="float" office:value="6" calcext:value-type="float">
            <text:p>6</text:p>
          </table:table-cell>
          <table:table-cell table:formula="of:=IF([.AQ$3]&gt;=[EDF.$D6];FLOOR(([.AQ$3]-[EDF.$D6])/[EDF.$C6];1)+1;0)*[EDF.$B6]" office:value-type="float" office:value="6" calcext:value-type="float">
            <text:p>6</text:p>
          </table:table-cell>
          <table:table-cell table:formula="of:=IF([.AR$3]&gt;=[EDF.$D6];FLOOR(([.AR$3]-[EDF.$D6])/[EDF.$C6];1)+1;0)*[EDF.$B6]" office:value-type="float" office:value="6" calcext:value-type="float">
            <text:p>6</text:p>
          </table:table-cell>
          <table:table-cell table:formula="of:=IF([.AS$3]&gt;=[EDF.$D6];FLOOR(([.AS$3]-[EDF.$D6])/[EDF.$C6];1)+1;0)*[EDF.$B6]" office:value-type="float" office:value="6" calcext:value-type="float">
            <text:p>6</text:p>
          </table:table-cell>
          <table:table-cell table:formula="of:=IF([.AT$3]&gt;=[EDF.$D6];FLOOR(([.AT$3]-[EDF.$D6])/[EDF.$C6];1)+1;0)*[EDF.$B6]" office:value-type="float" office:value="6" calcext:value-type="float">
            <text:p>6</text:p>
          </table:table-cell>
          <table:table-cell table:formula="of:=IF([.AU$3]&gt;=[EDF.$D6];FLOOR(([.AU$3]-[EDF.$D6])/[EDF.$C6];1)+1;0)*[EDF.$B6]" office:value-type="float" office:value="6" calcext:value-type="float">
            <text:p>6</text:p>
          </table:table-cell>
          <table:table-cell table:formula="of:=IF([.AV$3]&gt;=[EDF.$D6];FLOOR(([.AV$3]-[EDF.$D6])/[EDF.$C6];1)+1;0)*[EDF.$B6]" office:value-type="float" office:value="8" calcext:value-type="float">
            <text:p>8</text:p>
          </table:table-cell>
          <table:table-cell table:formula="of:=IF([.AW$3]&gt;=[EDF.$D6];FLOOR(([.AW$3]-[EDF.$D6])/[EDF.$C6];1)+1;0)*[EDF.$B6]" office:value-type="float" office:value="8" calcext:value-type="float">
            <text:p>8</text:p>
          </table:table-cell>
          <table:table-cell table:formula="of:=IF([.AX$3]&gt;=[EDF.$D6];FLOOR(([.AX$3]-[EDF.$D6])/[EDF.$C6];1)+1;0)*[EDF.$B6]" office:value-type="float" office:value="8" calcext:value-type="float">
            <text:p>8</text:p>
          </table:table-cell>
          <table:table-cell table:formula="of:=IF([.AY$3]&gt;=[EDF.$D6];FLOOR(([.AY$3]-[EDF.$D6])/[EDF.$C6];1)+1;0)*[EDF.$B6]" office:value-type="float" office:value="8" calcext:value-type="float">
            <text:p>8</text:p>
          </table:table-cell>
          <table:table-cell table:formula="of:=IF([.AZ$3]&gt;=[EDF.$D6];FLOOR(([.AZ$3]-[EDF.$D6])/[EDF.$C6];1)+1;0)*[EDF.$B6]" office:value-type="float" office:value="8" calcext:value-type="float">
            <text:p>8</text:p>
          </table:table-cell>
          <table:table-cell table:formula="of:=IF([.BA$3]&gt;=[EDF.$D6];FLOOR(([.BA$3]-[EDF.$D6])/[EDF.$C6];1)+1;0)*[EDF.$B6]" office:value-type="float" office:value="8" calcext:value-type="float">
            <text:p>8</text:p>
          </table:table-cell>
          <table:table-cell table:formula="of:=IF([.BB$3]&gt;=[EDF.$D6];FLOOR(([.BB$3]-[EDF.$D6])/[EDF.$C6];1)+1;0)*[EDF.$B6]" office:value-type="float" office:value="8" calcext:value-type="float">
            <text:p>8</text:p>
          </table:table-cell>
          <table:table-cell table:formula="of:=IF([.BC$3]&gt;=[EDF.$D6];FLOOR(([.BC$3]-[EDF.$D6])/[EDF.$C6];1)+1;0)*[EDF.$B6]" office:value-type="float" office:value="8" calcext:value-type="float">
            <text:p>8</text:p>
          </table:table-cell>
          <table:table-cell table:formula="of:=IF([.BD$3]&gt;=[EDF.$D6];FLOOR(([.BD$3]-[EDF.$D6])/[EDF.$C6];1)+1;0)*[EDF.$B6]" office:value-type="float" office:value="8" calcext:value-type="float">
            <text:p>8</text:p>
          </table:table-cell>
          <table:table-cell table:formula="of:=IF([.BE$3]&gt;=[EDF.$D6];FLOOR(([.BE$3]-[EDF.$D6])/[EDF.$C6];1)+1;0)*[EDF.$B6]" office:value-type="float" office:value="8" calcext:value-type="float">
            <text:p>8</text:p>
          </table:table-cell>
          <table:table-cell table:formula="of:=IF([.BF$3]&gt;=[EDF.$D6];FLOOR(([.BF$3]-[EDF.$D6])/[EDF.$C6];1)+1;0)*[EDF.$B6]" office:value-type="float" office:value="8" calcext:value-type="float">
            <text:p>8</text:p>
          </table:table-cell>
          <table:table-cell table:formula="of:=IF([.BG$3]&gt;=[EDF.$D6];FLOOR(([.BG$3]-[EDF.$D6])/[EDF.$C6];1)+1;0)*[EDF.$B6]" office:value-type="float" office:value="8" calcext:value-type="float">
            <text:p>8</text:p>
          </table:table-cell>
          <table:table-cell table:formula="of:=IF([.BH$3]&gt;=[EDF.$D6];FLOOR(([.BH$3]-[EDF.$D6])/[EDF.$C6];1)+1;0)*[EDF.$B6]" office:value-type="float" office:value="10" calcext:value-type="float">
            <text:p>10</text:p>
          </table:table-cell>
          <table:table-cell table:formula="of:=IF([.BI$3]&gt;=[EDF.$D6];FLOOR(([.BI$3]-[EDF.$D6])/[EDF.$C6];1)+1;0)*[EDF.$B6]" office:value-type="float" office:value="10" calcext:value-type="float">
            <text:p>10</text:p>
          </table:table-cell>
          <table:table-cell table:formula="of:=IF([.BJ$3]&gt;=[EDF.$D6];FLOOR(([.BJ$3]-[EDF.$D6])/[EDF.$C6];1)+1;0)*[EDF.$B6]" office:value-type="float" office:value="10" calcext:value-type="float">
            <text:p>10</text:p>
          </table:table-cell>
          <table:table-cell table:formula="of:=IF([.BK$3]&gt;=[EDF.$D6];FLOOR(([.BK$3]-[EDF.$D6])/[EDF.$C6];1)+1;0)*[EDF.$B6]" office:value-type="float" office:value="10" calcext:value-type="float">
            <text:p>10</text:p>
          </table:table-cell>
          <table:table-cell table:formula="of:=IF([.BL$3]&gt;=[EDF.$D6];FLOOR(([.BL$3]-[EDF.$D6])/[EDF.$C6];1)+1;0)*[EDF.$B6]" office:value-type="float" office:value="10" calcext:value-type="float">
            <text:p>10</text:p>
          </table:table-cell>
          <table:table-cell table:formula="of:=IF([.BM$3]&gt;=[EDF.$D6];FLOOR(([.BM$3]-[EDF.$D6])/[EDF.$C6];1)+1;0)*[EDF.$B6]" office:value-type="float" office:value="10" calcext:value-type="float">
            <text:p>10</text:p>
          </table:table-cell>
          <table:table-cell table:formula="of:=IF([.BN$3]&gt;=[EDF.$D6];FLOOR(([.BN$3]-[EDF.$D6])/[EDF.$C6];1)+1;0)*[EDF.$B6]" office:value-type="float" office:value="10" calcext:value-type="float">
            <text:p>10</text:p>
          </table:table-cell>
          <table:table-cell table:formula="of:=IF([.BO$3]&gt;=[EDF.$D6];FLOOR(([.BO$3]-[EDF.$D6])/[EDF.$C6];1)+1;0)*[EDF.$B6]" office:value-type="float" office:value="10" calcext:value-type="float">
            <text:p>10</text:p>
          </table:table-cell>
          <table:table-cell table:formula="of:=IF([.BP$3]&gt;=[EDF.$D6];FLOOR(([.BP$3]-[EDF.$D6])/[EDF.$C6];1)+1;0)*[EDF.$B6]" office:value-type="float" office:value="10" calcext:value-type="float">
            <text:p>10</text:p>
          </table:table-cell>
          <table:table-cell table:formula="of:=IF([.BQ$3]&gt;=[EDF.$D6];FLOOR(([.BQ$3]-[EDF.$D6])/[EDF.$C6];1)+1;0)*[EDF.$B6]" office:value-type="float" office:value="10" calcext:value-type="float">
            <text:p>10</text:p>
          </table:table-cell>
          <table:table-cell table:formula="of:=IF([.BR$3]&gt;=[EDF.$D6];FLOOR(([.BR$3]-[EDF.$D6])/[EDF.$C6];1)+1;0)*[EDF.$B6]" office:value-type="float" office:value="10" calcext:value-type="float">
            <text:p>10</text:p>
          </table:table-cell>
          <table:table-cell table:formula="of:=IF([.BS$3]&gt;=[EDF.$D6];FLOOR(([.BS$3]-[EDF.$D6])/[EDF.$C6];1)+1;0)*[EDF.$B6]" office:value-type="float" office:value="10" calcext:value-type="float">
            <text:p>10</text:p>
          </table:table-cell>
          <table:table-cell table:formula="of:=IF([.BT$3]&gt;=[EDF.$D6];FLOOR(([.BT$3]-[EDF.$D6])/[EDF.$C6];1)+1;0)*[EDF.$B6]" office:value-type="float" office:value="12" calcext:value-type="float">
            <text:p>12</text:p>
          </table:table-cell>
          <table:table-cell table:formula="of:=IF([.BU$3]&gt;=[EDF.$D6];FLOOR(([.BU$3]-[EDF.$D6])/[EDF.$C6];1)+1;0)*[EDF.$B6]" office:value-type="float" office:value="12" calcext:value-type="float">
            <text:p>12</text:p>
          </table:table-cell>
          <table:table-cell table:formula="of:=IF([.BV$3]&gt;=[EDF.$D6];FLOOR(([.BV$3]-[EDF.$D6])/[EDF.$C6];1)+1;0)*[EDF.$B6]" office:value-type="float" office:value="12" calcext:value-type="float">
            <text:p>12</text:p>
          </table:table-cell>
          <table:table-cell table:formula="of:=IF([.BW$3]&gt;=[EDF.$D6];FLOOR(([.BW$3]-[EDF.$D6])/[EDF.$C6];1)+1;0)*[EDF.$B6]" office:value-type="float" office:value="12" calcext:value-type="float">
            <text:p>12</text:p>
          </table:table-cell>
          <table:table-cell table:formula="of:=IF([.BX$3]&gt;=[EDF.$D6];FLOOR(([.BX$3]-[EDF.$D6])/[EDF.$C6];1)+1;0)*[EDF.$B6]" office:value-type="float" office:value="12" calcext:value-type="float">
            <text:p>12</text:p>
          </table:table-cell>
          <table:table-cell table:formula="of:=IF([.BY$3]&gt;=[EDF.$D6];FLOOR(([.BY$3]-[EDF.$D6])/[EDF.$C6];1)+1;0)*[EDF.$B6]" office:value-type="float" office:value="12" calcext:value-type="float">
            <text:p>12</text:p>
          </table:table-cell>
          <table:table-cell table:formula="of:=IF([.BZ$3]&gt;=[EDF.$D6];FLOOR(([.BZ$3]-[EDF.$D6])/[EDF.$C6];1)+1;0)*[EDF.$B6]" office:value-type="float" office:value="12" calcext:value-type="float">
            <text:p>12</text:p>
          </table:table-cell>
          <table:table-cell table:formula="of:=IF([.CA$3]&gt;=[EDF.$D6];FLOOR(([.CA$3]-[EDF.$D6])/[EDF.$C6];1)+1;0)*[EDF.$B6]" office:value-type="float" office:value="12" calcext:value-type="float">
            <text:p>12</text:p>
          </table:table-cell>
          <table:table-cell table:formula="of:=IF([.CB$3]&gt;=[EDF.$D6];FLOOR(([.CB$3]-[EDF.$D6])/[EDF.$C6];1)+1;0)*[EDF.$B6]" office:value-type="float" office:value="12" calcext:value-type="float">
            <text:p>12</text:p>
          </table:table-cell>
          <table:table-cell table:formula="of:=IF([.CC$3]&gt;=[EDF.$D6];FLOOR(([.CC$3]-[EDF.$D6])/[EDF.$C6];1)+1;0)*[EDF.$B6]" office:value-type="float" office:value="12" calcext:value-type="float">
            <text:p>12</text:p>
          </table:table-cell>
          <table:table-cell table:formula="of:=IF([.CD$3]&gt;=[EDF.$D6];FLOOR(([.CD$3]-[EDF.$D6])/[EDF.$C6];1)+1;0)*[EDF.$B6]" office:value-type="float" office:value="12" calcext:value-type="float">
            <text:p>12</text:p>
          </table:table-cell>
          <table:table-cell table:formula="of:=IF([.CE$3]&gt;=[EDF.$D6];FLOOR(([.CE$3]-[EDF.$D6])/[EDF.$C6];1)+1;0)*[EDF.$B6]" office:value-type="float" office:value="12" calcext:value-type="float">
            <text:p>12</text:p>
          </table:table-cell>
          <table:table-cell table:formula="of:=IF([.CF$3]&gt;=[EDF.$D6];FLOOR(([.CF$3]-[EDF.$D6])/[EDF.$C6];1)+1;0)*[EDF.$B6]" office:value-type="float" office:value="14" calcext:value-type="float">
            <text:p>14</text:p>
          </table:table-cell>
          <table:table-cell table:formula="of:=IF([.CG$3]&gt;=[EDF.$D6];FLOOR(([.CG$3]-[EDF.$D6])/[EDF.$C6];1)+1;0)*[EDF.$B6]" office:value-type="float" office:value="14" calcext:value-type="float">
            <text:p>14</text:p>
          </table:table-cell>
          <table:table-cell table:formula="of:=IF([.CH$3]&gt;=[EDF.$D6];FLOOR(([.CH$3]-[EDF.$D6])/[EDF.$C6];1)+1;0)*[EDF.$B6]" office:value-type="float" office:value="14" calcext:value-type="float">
            <text:p>14</text:p>
          </table:table-cell>
          <table:table-cell table:formula="of:=IF([.CI$3]&gt;=[EDF.$D6];FLOOR(([.CI$3]-[EDF.$D6])/[EDF.$C6];1)+1;0)*[EDF.$B6]" office:value-type="float" office:value="14" calcext:value-type="float">
            <text:p>14</text:p>
          </table:table-cell>
          <table:table-cell table:formula="of:=IF([.CJ$3]&gt;=[EDF.$D6];FLOOR(([.CJ$3]-[EDF.$D6])/[EDF.$C6];1)+1;0)*[EDF.$B6]" office:value-type="float" office:value="14" calcext:value-type="float">
            <text:p>14</text:p>
          </table:table-cell>
          <table:table-cell table:formula="of:=IF([.CK$3]&gt;=[EDF.$D6];FLOOR(([.CK$3]-[EDF.$D6])/[EDF.$C6];1)+1;0)*[EDF.$B6]" office:value-type="float" office:value="14" calcext:value-type="float">
            <text:p>14</text:p>
          </table:table-cell>
          <table:table-cell table:formula="of:=IF([.CL$3]&gt;=[EDF.$D6];FLOOR(([.CL$3]-[EDF.$D6])/[EDF.$C6];1)+1;0)*[EDF.$B6]" office:value-type="float" office:value="14" calcext:value-type="float">
            <text:p>14</text:p>
          </table:table-cell>
          <table:table-cell table:formula="of:=IF([.CM$3]&gt;=[EDF.$D6];FLOOR(([.CM$3]-[EDF.$D6])/[EDF.$C6];1)+1;0)*[EDF.$B6]" office:value-type="float" office:value="14" calcext:value-type="float">
            <text:p>14</text:p>
          </table:table-cell>
          <table:table-cell table:formula="of:=IF([.CN$3]&gt;=[EDF.$D6];FLOOR(([.CN$3]-[EDF.$D6])/[EDF.$C6];1)+1;0)*[EDF.$B6]" office:value-type="float" office:value="14" calcext:value-type="float">
            <text:p>14</text:p>
          </table:table-cell>
          <table:table-cell table:formula="of:=IF([.CO$3]&gt;=[EDF.$D6];FLOOR(([.CO$3]-[EDF.$D6])/[EDF.$C6];1)+1;0)*[EDF.$B6]" office:value-type="float" office:value="14" calcext:value-type="float">
            <text:p>14</text:p>
          </table:table-cell>
          <table:table-cell table:formula="of:=IF([.CP$3]&gt;=[EDF.$D6];FLOOR(([.CP$3]-[EDF.$D6])/[EDF.$C6];1)+1;0)*[EDF.$B6]" office:value-type="float" office:value="14" calcext:value-type="float">
            <text:p>14</text:p>
          </table:table-cell>
          <table:table-cell table:formula="of:=IF([.CQ$3]&gt;=[EDF.$D6];FLOOR(([.CQ$3]-[EDF.$D6])/[EDF.$C6];1)+1;0)*[EDF.$B6]" office:value-type="float" office:value="14" calcext:value-type="float">
            <text:p>14</text:p>
          </table:table-cell>
          <table:table-cell table:formula="of:=IF([.CR$3]&gt;=[EDF.$D6];FLOOR(([.CR$3]-[EDF.$D6])/[EDF.$C6];1)+1;0)*[EDF.$B6]" office:value-type="float" office:value="16" calcext:value-type="float">
            <text:p>16</text:p>
          </table:table-cell>
          <table:table-cell table:formula="of:=IF([.CS$3]&gt;=[EDF.$D6];FLOOR(([.CS$3]-[EDF.$D6])/[EDF.$C6];1)+1;0)*[EDF.$B6]" office:value-type="float" office:value="16" calcext:value-type="float">
            <text:p>16</text:p>
          </table:table-cell>
          <table:table-cell table:formula="of:=IF([.CT$3]&gt;=[EDF.$D6];FLOOR(([.CT$3]-[EDF.$D6])/[EDF.$C6];1)+1;0)*[EDF.$B6]" office:value-type="float" office:value="16" calcext:value-type="float">
            <text:p>16</text:p>
          </table:table-cell>
          <table:table-cell table:formula="of:=IF([.CU$3]&gt;=[EDF.$D6];FLOOR(([.CU$3]-[EDF.$D6])/[EDF.$C6];1)+1;0)*[EDF.$B6]" office:value-type="float" office:value="16" calcext:value-type="float">
            <text:p>16</text:p>
          </table:table-cell>
          <table:table-cell table:formula="of:=IF([.CV$3]&gt;=[EDF.$D6];FLOOR(([.CV$3]-[EDF.$D6])/[EDF.$C6];1)+1;0)*[EDF.$B6]" office:value-type="float" office:value="16" calcext:value-type="float">
            <text:p>16</text:p>
          </table:table-cell>
          <table:table-cell table:formula="of:=IF([.CW$3]&gt;=[EDF.$D6];FLOOR(([.CW$3]-[EDF.$D6])/[EDF.$C6];1)+1;0)*[EDF.$B6]" office:value-type="float" office:value="16" calcext:value-type="float">
            <text:p>16</text:p>
          </table:table-cell>
          <table:table-cell table:formula="of:=IF([.CX$3]&gt;=[EDF.$D6];FLOOR(([.CX$3]-[EDF.$D6])/[EDF.$C6];1)+1;0)*[EDF.$B6]" office:value-type="float" office:value="16" calcext:value-type="float">
            <text:p>16</text:p>
          </table:table-cell>
          <table:table-cell table:formula="of:=IF([.CY$3]&gt;=[EDF.$D6];FLOOR(([.CY$3]-[EDF.$D6])/[EDF.$C6];1)+1;0)*[EDF.$B6]" office:value-type="float" office:value="16" calcext:value-type="float">
            <text:p>16</text:p>
          </table:table-cell>
          <table:table-cell table:formula="of:=IF([.CZ$3]&gt;=[EDF.$D6];FLOOR(([.CZ$3]-[EDF.$D6])/[EDF.$C6];1)+1;0)*[EDF.$B6]" office:value-type="float" office:value="16" calcext:value-type="float">
            <text:p>16</text:p>
          </table:table-cell>
          <table:table-cell table:formula="of:=IF([.DA$3]&gt;=[EDF.$D6];FLOOR(([.DA$3]-[EDF.$D6])/[EDF.$C6];1)+1;0)*[EDF.$B6]" office:value-type="float" office:value="16" calcext:value-type="float">
            <text:p>16</text:p>
          </table:table-cell>
          <table:table-cell table:formula="of:=IF([.DB$3]&gt;=[EDF.$D6];FLOOR(([.DB$3]-[EDF.$D6])/[EDF.$C6];1)+1;0)*[EDF.$B6]" office:value-type="float" office:value="16" calcext:value-type="float">
            <text:p>16</text:p>
          </table:table-cell>
          <table:table-cell table:formula="of:=IF([.DC$3]&gt;=[EDF.$D6];FLOOR(([.DC$3]-[EDF.$D6])/[EDF.$C6];1)+1;0)*[EDF.$B6]" office:value-type="float" office:value="16" calcext:value-type="float">
            <text:p>16</text:p>
          </table:table-cell>
          <table:table-cell table:formula="of:=IF([.DD$3]&gt;=[EDF.$D6];FLOOR(([.DD$3]-[EDF.$D6])/[EDF.$C6];1)+1;0)*[EDF.$B6]" office:value-type="float" office:value="18" calcext:value-type="float">
            <text:p>18</text:p>
          </table:table-cell>
          <table:table-cell table:formula="of:=IF([.DE$3]&gt;=[EDF.$D6];FLOOR(([.DE$3]-[EDF.$D6])/[EDF.$C6];1)+1;0)*[EDF.$B6]" office:value-type="float" office:value="18" calcext:value-type="float">
            <text:p>18</text:p>
          </table:table-cell>
          <table:table-cell table:formula="of:=IF([.DF$3]&gt;=[EDF.$D6];FLOOR(([.DF$3]-[EDF.$D6])/[EDF.$C6];1)+1;0)*[EDF.$B6]" office:value-type="float" office:value="18" calcext:value-type="float">
            <text:p>18</text:p>
          </table:table-cell>
          <table:table-cell table:formula="of:=IF([.DG$3]&gt;=[EDF.$D6];FLOOR(([.DG$3]-[EDF.$D6])/[EDF.$C6];1)+1;0)*[EDF.$B6]" office:value-type="float" office:value="18" calcext:value-type="float">
            <text:p>18</text:p>
          </table:table-cell>
          <table:table-cell table:formula="of:=IF([.DH$3]&gt;=[EDF.$D6];FLOOR(([.DH$3]-[EDF.$D6])/[EDF.$C6];1)+1;0)*[EDF.$B6]" office:value-type="float" office:value="18" calcext:value-type="float">
            <text:p>18</text:p>
          </table:table-cell>
          <table:table-cell table:formula="of:=IF([.DI$3]&gt;=[EDF.$D6];FLOOR(([.DI$3]-[EDF.$D6])/[EDF.$C6];1)+1;0)*[EDF.$B6]" office:value-type="float" office:value="18" calcext:value-type="float">
            <text:p>18</text:p>
          </table:table-cell>
          <table:table-cell table:formula="of:=IF([.DJ$3]&gt;=[EDF.$D6];FLOOR(([.DJ$3]-[EDF.$D6])/[EDF.$C6];1)+1;0)*[EDF.$B6]" office:value-type="float" office:value="18" calcext:value-type="float">
            <text:p>18</text:p>
          </table:table-cell>
          <table:table-cell table:formula="of:=IF([.DK$3]&gt;=[EDF.$D6];FLOOR(([.DK$3]-[EDF.$D6])/[EDF.$C6];1)+1;0)*[EDF.$B6]" office:value-type="float" office:value="18" calcext:value-type="float">
            <text:p>18</text:p>
          </table:table-cell>
          <table:table-cell table:formula="of:=IF([.DL$3]&gt;=[EDF.$D6];FLOOR(([.DL$3]-[EDF.$D6])/[EDF.$C6];1)+1;0)*[EDF.$B6]" office:value-type="float" office:value="18" calcext:value-type="float">
            <text:p>18</text:p>
          </table:table-cell>
          <table:table-cell table:formula="of:=IF([.DM$3]&gt;=[EDF.$D6];FLOOR(([.DM$3]-[EDF.$D6])/[EDF.$C6];1)+1;0)*[EDF.$B6]" office:value-type="float" office:value="18" calcext:value-type="float">
            <text:p>18</text:p>
          </table:table-cell>
          <table:table-cell table:formula="of:=IF([.DN$3]&gt;=[EDF.$D6];FLOOR(([.DN$3]-[EDF.$D6])/[EDF.$C6];1)+1;0)*[EDF.$B6]" office:value-type="float" office:value="18" calcext:value-type="float">
            <text:p>18</text:p>
          </table:table-cell>
          <table:table-cell table:formula="of:=IF([.DO$3]&gt;=[EDF.$D6];FLOOR(([.DO$3]-[EDF.$D6])/[EDF.$C6];1)+1;0)*[EDF.$B6]" office:value-type="float" office:value="18" calcext:value-type="float">
            <text:p>18</text:p>
          </table:table-cell>
          <table:table-cell table:formula="of:=IF([.DP$3]&gt;=[EDF.$D6];FLOOR(([.DP$3]-[EDF.$D6])/[EDF.$C6];1)+1;0)*[EDF.$B6]" office:value-type="float" office:value="20" calcext:value-type="float">
            <text:p>20</text:p>
          </table:table-cell>
          <table:table-cell table:formula="of:=IF([.DQ$3]&gt;=[EDF.$D6];FLOOR(([.DQ$3]-[EDF.$D6])/[EDF.$C6];1)+1;0)*[EDF.$B6]" office:value-type="float" office:value="20" calcext:value-type="float">
            <text:p>20</text:p>
          </table:table-cell>
          <table:table-cell table:formula="of:=IF([.DR$3]&gt;=[EDF.$D6];FLOOR(([.DR$3]-[EDF.$D6])/[EDF.$C6];1)+1;0)*[EDF.$B6]" office:value-type="float" office:value="20" calcext:value-type="float">
            <text:p>20</text:p>
          </table:table-cell>
          <table:table-cell table:formula="of:=IF([.DS$3]&gt;=[EDF.$D6];FLOOR(([.DS$3]-[EDF.$D6])/[EDF.$C6];1)+1;0)*[EDF.$B6]" office:value-type="float" office:value="20" calcext:value-type="float">
            <text:p>20</text:p>
          </table:table-cell>
          <table:table-cell table:formula="of:=IF([.DT$3]&gt;=[EDF.$D6];FLOOR(([.DT$3]-[EDF.$D6])/[EDF.$C6];1)+1;0)*[EDF.$B6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ask 4</text:p>
          </table:table-cell>
          <table:table-cell table:formula="of:=IF([.B$3]&gt;=[EDF.$D7];FLOOR(([.B$3]-[EDF.$D7])/[EDF.$C7];1)+1;0)*[EDF.$B7]" office:value-type="float" office:value="0" calcext:value-type="float">
            <text:p>0</text:p>
          </table:table-cell>
          <table:table-cell table:formula="of:=IF([.C$3]&gt;=[EDF.$D7];FLOOR(([.C$3]-[EDF.$D7])/[EDF.$C7];1)+1;0)*[EDF.$B7]" office:value-type="float" office:value="0" calcext:value-type="float">
            <text:p>0</text:p>
          </table:table-cell>
          <table:table-cell table:formula="of:=IF([.D$3]&gt;=[EDF.$D7];FLOOR(([.D$3]-[EDF.$D7])/[EDF.$C7];1)+1;0)*[EDF.$B7]" office:value-type="float" office:value="0" calcext:value-type="float">
            <text:p>0</text:p>
          </table:table-cell>
          <table:table-cell table:formula="of:=IF([.E$3]&gt;=[EDF.$D7];FLOOR(([.E$3]-[EDF.$D7])/[EDF.$C7];1)+1;0)*[EDF.$B7]" office:value-type="float" office:value="0" calcext:value-type="float">
            <text:p>0</text:p>
          </table:table-cell>
          <table:table-cell table:formula="of:=IF([.F$3]&gt;=[EDF.$D7];FLOOR(([.F$3]-[EDF.$D7])/[EDF.$C7];1)+1;0)*[EDF.$B7]" office:value-type="float" office:value="0" calcext:value-type="float">
            <text:p>0</text:p>
          </table:table-cell>
          <table:table-cell table:formula="of:=IF([.G$3]&gt;=[EDF.$D7];FLOOR(([.G$3]-[EDF.$D7])/[EDF.$C7];1)+1;0)*[EDF.$B7]" office:value-type="float" office:value="0" calcext:value-type="float">
            <text:p>0</text:p>
          </table:table-cell>
          <table:table-cell table:formula="of:=IF([.H$3]&gt;=[EDF.$D7];FLOOR(([.H$3]-[EDF.$D7])/[EDF.$C7];1)+1;0)*[EDF.$B7]" office:value-type="float" office:value="0" calcext:value-type="float">
            <text:p>0</text:p>
          </table:table-cell>
          <table:table-cell table:formula="of:=IF([.I$3]&gt;=[EDF.$D7];FLOOR(([.I$3]-[EDF.$D7])/[EDF.$C7];1)+1;0)*[EDF.$B7]" office:value-type="float" office:value="0" calcext:value-type="float">
            <text:p>0</text:p>
          </table:table-cell>
          <table:table-cell table:formula="of:=IF([.J$3]&gt;=[EDF.$D7];FLOOR(([.J$3]-[EDF.$D7])/[EDF.$C7];1)+1;0)*[EDF.$B7]" office:value-type="float" office:value="0" calcext:value-type="float">
            <text:p>0</text:p>
          </table:table-cell>
          <table:table-cell table:formula="of:=IF([.K$3]&gt;=[EDF.$D7];FLOOR(([.K$3]-[EDF.$D7])/[EDF.$C7];1)+1;0)*[EDF.$B7]" office:value-type="float" office:value="0" calcext:value-type="float">
            <text:p>0</text:p>
          </table:table-cell>
          <table:table-cell table:formula="of:=IF([.L$3]&gt;=[EDF.$D7];FLOOR(([.L$3]-[EDF.$D7])/[EDF.$C7];1)+1;0)*[EDF.$B7]" office:value-type="float" office:value="2" calcext:value-type="float">
            <text:p>2</text:p>
          </table:table-cell>
          <table:table-cell table:formula="of:=IF([.M$3]&gt;=[EDF.$D7];FLOOR(([.M$3]-[EDF.$D7])/[EDF.$C7];1)+1;0)*[EDF.$B7]" office:value-type="float" office:value="2" calcext:value-type="float">
            <text:p>2</text:p>
          </table:table-cell>
          <table:table-cell table:formula="of:=IF([.N$3]&gt;=[EDF.$D7];FLOOR(([.N$3]-[EDF.$D7])/[EDF.$C7];1)+1;0)*[EDF.$B7]" office:value-type="float" office:value="2" calcext:value-type="float">
            <text:p>2</text:p>
          </table:table-cell>
          <table:table-cell table:formula="of:=IF([.O$3]&gt;=[EDF.$D7];FLOOR(([.O$3]-[EDF.$D7])/[EDF.$C7];1)+1;0)*[EDF.$B7]" office:value-type="float" office:value="2" calcext:value-type="float">
            <text:p>2</text:p>
          </table:table-cell>
          <table:table-cell table:formula="of:=IF([.P$3]&gt;=[EDF.$D7];FLOOR(([.P$3]-[EDF.$D7])/[EDF.$C7];1)+1;0)*[EDF.$B7]" office:value-type="float" office:value="2" calcext:value-type="float">
            <text:p>2</text:p>
          </table:table-cell>
          <table:table-cell table:formula="of:=IF([.Q$3]&gt;=[EDF.$D7];FLOOR(([.Q$3]-[EDF.$D7])/[EDF.$C7];1)+1;0)*[EDF.$B7]" office:value-type="float" office:value="2" calcext:value-type="float">
            <text:p>2</text:p>
          </table:table-cell>
          <table:table-cell table:formula="of:=IF([.R$3]&gt;=[EDF.$D7];FLOOR(([.R$3]-[EDF.$D7])/[EDF.$C7];1)+1;0)*[EDF.$B7]" office:value-type="float" office:value="2" calcext:value-type="float">
            <text:p>2</text:p>
          </table:table-cell>
          <table:table-cell table:formula="of:=IF([.S$3]&gt;=[EDF.$D7];FLOOR(([.S$3]-[EDF.$D7])/[EDF.$C7];1)+1;0)*[EDF.$B7]" office:value-type="float" office:value="2" calcext:value-type="float">
            <text:p>2</text:p>
          </table:table-cell>
          <table:table-cell table:formula="of:=IF([.T$3]&gt;=[EDF.$D7];FLOOR(([.T$3]-[EDF.$D7])/[EDF.$C7];1)+1;0)*[EDF.$B7]" office:value-type="float" office:value="2" calcext:value-type="float">
            <text:p>2</text:p>
          </table:table-cell>
          <table:table-cell table:formula="of:=IF([.U$3]&gt;=[EDF.$D7];FLOOR(([.U$3]-[EDF.$D7])/[EDF.$C7];1)+1;0)*[EDF.$B7]" office:value-type="float" office:value="2" calcext:value-type="float">
            <text:p>2</text:p>
          </table:table-cell>
          <table:table-cell table:formula="of:=IF([.V$3]&gt;=[EDF.$D7];FLOOR(([.V$3]-[EDF.$D7])/[EDF.$C7];1)+1;0)*[EDF.$B7]" office:value-type="float" office:value="2" calcext:value-type="float">
            <text:p>2</text:p>
          </table:table-cell>
          <table:table-cell table:formula="of:=IF([.W$3]&gt;=[EDF.$D7];FLOOR(([.W$3]-[EDF.$D7])/[EDF.$C7];1)+1;0)*[EDF.$B7]" office:value-type="float" office:value="2" calcext:value-type="float">
            <text:p>2</text:p>
          </table:table-cell>
          <table:table-cell table:formula="of:=IF([.X$3]&gt;=[EDF.$D7];FLOOR(([.X$3]-[EDF.$D7])/[EDF.$C7];1)+1;0)*[EDF.$B7]" office:value-type="float" office:value="2" calcext:value-type="float">
            <text:p>2</text:p>
          </table:table-cell>
          <table:table-cell table:formula="of:=IF([.Y$3]&gt;=[EDF.$D7];FLOOR(([.Y$3]-[EDF.$D7])/[EDF.$C7];1)+1;0)*[EDF.$B7]" office:value-type="float" office:value="2" calcext:value-type="float">
            <text:p>2</text:p>
          </table:table-cell>
          <table:table-cell table:formula="of:=IF([.Z$3]&gt;=[EDF.$D7];FLOOR(([.Z$3]-[EDF.$D7])/[EDF.$C7];1)+1;0)*[EDF.$B7]" office:value-type="float" office:value="2" calcext:value-type="float">
            <text:p>2</text:p>
          </table:table-cell>
          <table:table-cell table:formula="of:=IF([.AA$3]&gt;=[EDF.$D7];FLOOR(([.AA$3]-[EDF.$D7])/[EDF.$C7];1)+1;0)*[EDF.$B7]" office:value-type="float" office:value="2" calcext:value-type="float">
            <text:p>2</text:p>
          </table:table-cell>
          <table:table-cell table:formula="of:=IF([.AB$3]&gt;=[EDF.$D7];FLOOR(([.AB$3]-[EDF.$D7])/[EDF.$C7];1)+1;0)*[EDF.$B7]" office:value-type="float" office:value="2" calcext:value-type="float">
            <text:p>2</text:p>
          </table:table-cell>
          <table:table-cell table:formula="of:=IF([.AC$3]&gt;=[EDF.$D7];FLOOR(([.AC$3]-[EDF.$D7])/[EDF.$C7];1)+1;0)*[EDF.$B7]" office:value-type="float" office:value="2" calcext:value-type="float">
            <text:p>2</text:p>
          </table:table-cell>
          <table:table-cell table:formula="of:=IF([.AD$3]&gt;=[EDF.$D7];FLOOR(([.AD$3]-[EDF.$D7])/[EDF.$C7];1)+1;0)*[EDF.$B7]" office:value-type="float" office:value="2" calcext:value-type="float">
            <text:p>2</text:p>
          </table:table-cell>
          <table:table-cell table:formula="of:=IF([.AE$3]&gt;=[EDF.$D7];FLOOR(([.AE$3]-[EDF.$D7])/[EDF.$C7];1)+1;0)*[EDF.$B7]" office:value-type="float" office:value="2" calcext:value-type="float">
            <text:p>2</text:p>
          </table:table-cell>
          <table:table-cell table:formula="of:=IF([.AF$3]&gt;=[EDF.$D7];FLOOR(([.AF$3]-[EDF.$D7])/[EDF.$C7];1)+1;0)*[EDF.$B7]" office:value-type="float" office:value="4" calcext:value-type="float">
            <text:p>4</text:p>
          </table:table-cell>
          <table:table-cell table:formula="of:=IF([.AG$3]&gt;=[EDF.$D7];FLOOR(([.AG$3]-[EDF.$D7])/[EDF.$C7];1)+1;0)*[EDF.$B7]" office:value-type="float" office:value="4" calcext:value-type="float">
            <text:p>4</text:p>
          </table:table-cell>
          <table:table-cell table:formula="of:=IF([.AH$3]&gt;=[EDF.$D7];FLOOR(([.AH$3]-[EDF.$D7])/[EDF.$C7];1)+1;0)*[EDF.$B7]" office:value-type="float" office:value="4" calcext:value-type="float">
            <text:p>4</text:p>
          </table:table-cell>
          <table:table-cell table:formula="of:=IF([.AI$3]&gt;=[EDF.$D7];FLOOR(([.AI$3]-[EDF.$D7])/[EDF.$C7];1)+1;0)*[EDF.$B7]" office:value-type="float" office:value="4" calcext:value-type="float">
            <text:p>4</text:p>
          </table:table-cell>
          <table:table-cell table:formula="of:=IF([.AJ$3]&gt;=[EDF.$D7];FLOOR(([.AJ$3]-[EDF.$D7])/[EDF.$C7];1)+1;0)*[EDF.$B7]" office:value-type="float" office:value="4" calcext:value-type="float">
            <text:p>4</text:p>
          </table:table-cell>
          <table:table-cell table:formula="of:=IF([.AK$3]&gt;=[EDF.$D7];FLOOR(([.AK$3]-[EDF.$D7])/[EDF.$C7];1)+1;0)*[EDF.$B7]" office:value-type="float" office:value="4" calcext:value-type="float">
            <text:p>4</text:p>
          </table:table-cell>
          <table:table-cell table:formula="of:=IF([.AL$3]&gt;=[EDF.$D7];FLOOR(([.AL$3]-[EDF.$D7])/[EDF.$C7];1)+1;0)*[EDF.$B7]" office:value-type="float" office:value="4" calcext:value-type="float">
            <text:p>4</text:p>
          </table:table-cell>
          <table:table-cell table:formula="of:=IF([.AM$3]&gt;=[EDF.$D7];FLOOR(([.AM$3]-[EDF.$D7])/[EDF.$C7];1)+1;0)*[EDF.$B7]" office:value-type="float" office:value="4" calcext:value-type="float">
            <text:p>4</text:p>
          </table:table-cell>
          <table:table-cell table:formula="of:=IF([.AN$3]&gt;=[EDF.$D7];FLOOR(([.AN$3]-[EDF.$D7])/[EDF.$C7];1)+1;0)*[EDF.$B7]" office:value-type="float" office:value="4" calcext:value-type="float">
            <text:p>4</text:p>
          </table:table-cell>
          <table:table-cell table:formula="of:=IF([.AO$3]&gt;=[EDF.$D7];FLOOR(([.AO$3]-[EDF.$D7])/[EDF.$C7];1)+1;0)*[EDF.$B7]" office:value-type="float" office:value="4" calcext:value-type="float">
            <text:p>4</text:p>
          </table:table-cell>
          <table:table-cell table:formula="of:=IF([.AP$3]&gt;=[EDF.$D7];FLOOR(([.AP$3]-[EDF.$D7])/[EDF.$C7];1)+1;0)*[EDF.$B7]" office:value-type="float" office:value="4" calcext:value-type="float">
            <text:p>4</text:p>
          </table:table-cell>
          <table:table-cell table:formula="of:=IF([.AQ$3]&gt;=[EDF.$D7];FLOOR(([.AQ$3]-[EDF.$D7])/[EDF.$C7];1)+1;0)*[EDF.$B7]" office:value-type="float" office:value="4" calcext:value-type="float">
            <text:p>4</text:p>
          </table:table-cell>
          <table:table-cell table:formula="of:=IF([.AR$3]&gt;=[EDF.$D7];FLOOR(([.AR$3]-[EDF.$D7])/[EDF.$C7];1)+1;0)*[EDF.$B7]" office:value-type="float" office:value="4" calcext:value-type="float">
            <text:p>4</text:p>
          </table:table-cell>
          <table:table-cell table:formula="of:=IF([.AS$3]&gt;=[EDF.$D7];FLOOR(([.AS$3]-[EDF.$D7])/[EDF.$C7];1)+1;0)*[EDF.$B7]" office:value-type="float" office:value="4" calcext:value-type="float">
            <text:p>4</text:p>
          </table:table-cell>
          <table:table-cell table:formula="of:=IF([.AT$3]&gt;=[EDF.$D7];FLOOR(([.AT$3]-[EDF.$D7])/[EDF.$C7];1)+1;0)*[EDF.$B7]" office:value-type="float" office:value="4" calcext:value-type="float">
            <text:p>4</text:p>
          </table:table-cell>
          <table:table-cell table:formula="of:=IF([.AU$3]&gt;=[EDF.$D7];FLOOR(([.AU$3]-[EDF.$D7])/[EDF.$C7];1)+1;0)*[EDF.$B7]" office:value-type="float" office:value="4" calcext:value-type="float">
            <text:p>4</text:p>
          </table:table-cell>
          <table:table-cell table:formula="of:=IF([.AV$3]&gt;=[EDF.$D7];FLOOR(([.AV$3]-[EDF.$D7])/[EDF.$C7];1)+1;0)*[EDF.$B7]" office:value-type="float" office:value="4" calcext:value-type="float">
            <text:p>4</text:p>
          </table:table-cell>
          <table:table-cell table:formula="of:=IF([.AW$3]&gt;=[EDF.$D7];FLOOR(([.AW$3]-[EDF.$D7])/[EDF.$C7];1)+1;0)*[EDF.$B7]" office:value-type="float" office:value="4" calcext:value-type="float">
            <text:p>4</text:p>
          </table:table-cell>
          <table:table-cell table:formula="of:=IF([.AX$3]&gt;=[EDF.$D7];FLOOR(([.AX$3]-[EDF.$D7])/[EDF.$C7];1)+1;0)*[EDF.$B7]" office:value-type="float" office:value="4" calcext:value-type="float">
            <text:p>4</text:p>
          </table:table-cell>
          <table:table-cell table:formula="of:=IF([.AY$3]&gt;=[EDF.$D7];FLOOR(([.AY$3]-[EDF.$D7])/[EDF.$C7];1)+1;0)*[EDF.$B7]" office:value-type="float" office:value="4" calcext:value-type="float">
            <text:p>4</text:p>
          </table:table-cell>
          <table:table-cell table:formula="of:=IF([.AZ$3]&gt;=[EDF.$D7];FLOOR(([.AZ$3]-[EDF.$D7])/[EDF.$C7];1)+1;0)*[EDF.$B7]" office:value-type="float" office:value="6" calcext:value-type="float">
            <text:p>6</text:p>
          </table:table-cell>
          <table:table-cell table:formula="of:=IF([.BA$3]&gt;=[EDF.$D7];FLOOR(([.BA$3]-[EDF.$D7])/[EDF.$C7];1)+1;0)*[EDF.$B7]" office:value-type="float" office:value="6" calcext:value-type="float">
            <text:p>6</text:p>
          </table:table-cell>
          <table:table-cell table:formula="of:=IF([.BB$3]&gt;=[EDF.$D7];FLOOR(([.BB$3]-[EDF.$D7])/[EDF.$C7];1)+1;0)*[EDF.$B7]" office:value-type="float" office:value="6" calcext:value-type="float">
            <text:p>6</text:p>
          </table:table-cell>
          <table:table-cell table:formula="of:=IF([.BC$3]&gt;=[EDF.$D7];FLOOR(([.BC$3]-[EDF.$D7])/[EDF.$C7];1)+1;0)*[EDF.$B7]" office:value-type="float" office:value="6" calcext:value-type="float">
            <text:p>6</text:p>
          </table:table-cell>
          <table:table-cell table:formula="of:=IF([.BD$3]&gt;=[EDF.$D7];FLOOR(([.BD$3]-[EDF.$D7])/[EDF.$C7];1)+1;0)*[EDF.$B7]" office:value-type="float" office:value="6" calcext:value-type="float">
            <text:p>6</text:p>
          </table:table-cell>
          <table:table-cell table:formula="of:=IF([.BE$3]&gt;=[EDF.$D7];FLOOR(([.BE$3]-[EDF.$D7])/[EDF.$C7];1)+1;0)*[EDF.$B7]" office:value-type="float" office:value="6" calcext:value-type="float">
            <text:p>6</text:p>
          </table:table-cell>
          <table:table-cell table:formula="of:=IF([.BF$3]&gt;=[EDF.$D7];FLOOR(([.BF$3]-[EDF.$D7])/[EDF.$C7];1)+1;0)*[EDF.$B7]" office:value-type="float" office:value="6" calcext:value-type="float">
            <text:p>6</text:p>
          </table:table-cell>
          <table:table-cell table:formula="of:=IF([.BG$3]&gt;=[EDF.$D7];FLOOR(([.BG$3]-[EDF.$D7])/[EDF.$C7];1)+1;0)*[EDF.$B7]" office:value-type="float" office:value="6" calcext:value-type="float">
            <text:p>6</text:p>
          </table:table-cell>
          <table:table-cell table:formula="of:=IF([.BH$3]&gt;=[EDF.$D7];FLOOR(([.BH$3]-[EDF.$D7])/[EDF.$C7];1)+1;0)*[EDF.$B7]" office:value-type="float" office:value="6" calcext:value-type="float">
            <text:p>6</text:p>
          </table:table-cell>
          <table:table-cell table:formula="of:=IF([.BI$3]&gt;=[EDF.$D7];FLOOR(([.BI$3]-[EDF.$D7])/[EDF.$C7];1)+1;0)*[EDF.$B7]" office:value-type="float" office:value="6" calcext:value-type="float">
            <text:p>6</text:p>
          </table:table-cell>
          <table:table-cell table:formula="of:=IF([.BJ$3]&gt;=[EDF.$D7];FLOOR(([.BJ$3]-[EDF.$D7])/[EDF.$C7];1)+1;0)*[EDF.$B7]" office:value-type="float" office:value="6" calcext:value-type="float">
            <text:p>6</text:p>
          </table:table-cell>
          <table:table-cell table:formula="of:=IF([.BK$3]&gt;=[EDF.$D7];FLOOR(([.BK$3]-[EDF.$D7])/[EDF.$C7];1)+1;0)*[EDF.$B7]" office:value-type="float" office:value="6" calcext:value-type="float">
            <text:p>6</text:p>
          </table:table-cell>
          <table:table-cell table:formula="of:=IF([.BL$3]&gt;=[EDF.$D7];FLOOR(([.BL$3]-[EDF.$D7])/[EDF.$C7];1)+1;0)*[EDF.$B7]" office:value-type="float" office:value="6" calcext:value-type="float">
            <text:p>6</text:p>
          </table:table-cell>
          <table:table-cell table:formula="of:=IF([.BM$3]&gt;=[EDF.$D7];FLOOR(([.BM$3]-[EDF.$D7])/[EDF.$C7];1)+1;0)*[EDF.$B7]" office:value-type="float" office:value="6" calcext:value-type="float">
            <text:p>6</text:p>
          </table:table-cell>
          <table:table-cell table:formula="of:=IF([.BN$3]&gt;=[EDF.$D7];FLOOR(([.BN$3]-[EDF.$D7])/[EDF.$C7];1)+1;0)*[EDF.$B7]" office:value-type="float" office:value="6" calcext:value-type="float">
            <text:p>6</text:p>
          </table:table-cell>
          <table:table-cell table:formula="of:=IF([.BO$3]&gt;=[EDF.$D7];FLOOR(([.BO$3]-[EDF.$D7])/[EDF.$C7];1)+1;0)*[EDF.$B7]" office:value-type="float" office:value="6" calcext:value-type="float">
            <text:p>6</text:p>
          </table:table-cell>
          <table:table-cell table:formula="of:=IF([.BP$3]&gt;=[EDF.$D7];FLOOR(([.BP$3]-[EDF.$D7])/[EDF.$C7];1)+1;0)*[EDF.$B7]" office:value-type="float" office:value="6" calcext:value-type="float">
            <text:p>6</text:p>
          </table:table-cell>
          <table:table-cell table:formula="of:=IF([.BQ$3]&gt;=[EDF.$D7];FLOOR(([.BQ$3]-[EDF.$D7])/[EDF.$C7];1)+1;0)*[EDF.$B7]" office:value-type="float" office:value="6" calcext:value-type="float">
            <text:p>6</text:p>
          </table:table-cell>
          <table:table-cell table:formula="of:=IF([.BR$3]&gt;=[EDF.$D7];FLOOR(([.BR$3]-[EDF.$D7])/[EDF.$C7];1)+1;0)*[EDF.$B7]" office:value-type="float" office:value="6" calcext:value-type="float">
            <text:p>6</text:p>
          </table:table-cell>
          <table:table-cell table:formula="of:=IF([.BS$3]&gt;=[EDF.$D7];FLOOR(([.BS$3]-[EDF.$D7])/[EDF.$C7];1)+1;0)*[EDF.$B7]" office:value-type="float" office:value="6" calcext:value-type="float">
            <text:p>6</text:p>
          </table:table-cell>
          <table:table-cell table:formula="of:=IF([.BT$3]&gt;=[EDF.$D7];FLOOR(([.BT$3]-[EDF.$D7])/[EDF.$C7];1)+1;0)*[EDF.$B7]" office:value-type="float" office:value="8" calcext:value-type="float">
            <text:p>8</text:p>
          </table:table-cell>
          <table:table-cell table:formula="of:=IF([.BU$3]&gt;=[EDF.$D7];FLOOR(([.BU$3]-[EDF.$D7])/[EDF.$C7];1)+1;0)*[EDF.$B7]" office:value-type="float" office:value="8" calcext:value-type="float">
            <text:p>8</text:p>
          </table:table-cell>
          <table:table-cell table:formula="of:=IF([.BV$3]&gt;=[EDF.$D7];FLOOR(([.BV$3]-[EDF.$D7])/[EDF.$C7];1)+1;0)*[EDF.$B7]" office:value-type="float" office:value="8" calcext:value-type="float">
            <text:p>8</text:p>
          </table:table-cell>
          <table:table-cell table:formula="of:=IF([.BW$3]&gt;=[EDF.$D7];FLOOR(([.BW$3]-[EDF.$D7])/[EDF.$C7];1)+1;0)*[EDF.$B7]" office:value-type="float" office:value="8" calcext:value-type="float">
            <text:p>8</text:p>
          </table:table-cell>
          <table:table-cell table:formula="of:=IF([.BX$3]&gt;=[EDF.$D7];FLOOR(([.BX$3]-[EDF.$D7])/[EDF.$C7];1)+1;0)*[EDF.$B7]" office:value-type="float" office:value="8" calcext:value-type="float">
            <text:p>8</text:p>
          </table:table-cell>
          <table:table-cell table:formula="of:=IF([.BY$3]&gt;=[EDF.$D7];FLOOR(([.BY$3]-[EDF.$D7])/[EDF.$C7];1)+1;0)*[EDF.$B7]" office:value-type="float" office:value="8" calcext:value-type="float">
            <text:p>8</text:p>
          </table:table-cell>
          <table:table-cell table:formula="of:=IF([.BZ$3]&gt;=[EDF.$D7];FLOOR(([.BZ$3]-[EDF.$D7])/[EDF.$C7];1)+1;0)*[EDF.$B7]" office:value-type="float" office:value="8" calcext:value-type="float">
            <text:p>8</text:p>
          </table:table-cell>
          <table:table-cell table:formula="of:=IF([.CA$3]&gt;=[EDF.$D7];FLOOR(([.CA$3]-[EDF.$D7])/[EDF.$C7];1)+1;0)*[EDF.$B7]" office:value-type="float" office:value="8" calcext:value-type="float">
            <text:p>8</text:p>
          </table:table-cell>
          <table:table-cell table:formula="of:=IF([.CB$3]&gt;=[EDF.$D7];FLOOR(([.CB$3]-[EDF.$D7])/[EDF.$C7];1)+1;0)*[EDF.$B7]" office:value-type="float" office:value="8" calcext:value-type="float">
            <text:p>8</text:p>
          </table:table-cell>
          <table:table-cell table:formula="of:=IF([.CC$3]&gt;=[EDF.$D7];FLOOR(([.CC$3]-[EDF.$D7])/[EDF.$C7];1)+1;0)*[EDF.$B7]" office:value-type="float" office:value="8" calcext:value-type="float">
            <text:p>8</text:p>
          </table:table-cell>
          <table:table-cell table:formula="of:=IF([.CD$3]&gt;=[EDF.$D7];FLOOR(([.CD$3]-[EDF.$D7])/[EDF.$C7];1)+1;0)*[EDF.$B7]" office:value-type="float" office:value="8" calcext:value-type="float">
            <text:p>8</text:p>
          </table:table-cell>
          <table:table-cell table:formula="of:=IF([.CE$3]&gt;=[EDF.$D7];FLOOR(([.CE$3]-[EDF.$D7])/[EDF.$C7];1)+1;0)*[EDF.$B7]" office:value-type="float" office:value="8" calcext:value-type="float">
            <text:p>8</text:p>
          </table:table-cell>
          <table:table-cell table:formula="of:=IF([.CF$3]&gt;=[EDF.$D7];FLOOR(([.CF$3]-[EDF.$D7])/[EDF.$C7];1)+1;0)*[EDF.$B7]" office:value-type="float" office:value="8" calcext:value-type="float">
            <text:p>8</text:p>
          </table:table-cell>
          <table:table-cell table:formula="of:=IF([.CG$3]&gt;=[EDF.$D7];FLOOR(([.CG$3]-[EDF.$D7])/[EDF.$C7];1)+1;0)*[EDF.$B7]" office:value-type="float" office:value="8" calcext:value-type="float">
            <text:p>8</text:p>
          </table:table-cell>
          <table:table-cell table:formula="of:=IF([.CH$3]&gt;=[EDF.$D7];FLOOR(([.CH$3]-[EDF.$D7])/[EDF.$C7];1)+1;0)*[EDF.$B7]" office:value-type="float" office:value="8" calcext:value-type="float">
            <text:p>8</text:p>
          </table:table-cell>
          <table:table-cell table:formula="of:=IF([.CI$3]&gt;=[EDF.$D7];FLOOR(([.CI$3]-[EDF.$D7])/[EDF.$C7];1)+1;0)*[EDF.$B7]" office:value-type="float" office:value="8" calcext:value-type="float">
            <text:p>8</text:p>
          </table:table-cell>
          <table:table-cell table:formula="of:=IF([.CJ$3]&gt;=[EDF.$D7];FLOOR(([.CJ$3]-[EDF.$D7])/[EDF.$C7];1)+1;0)*[EDF.$B7]" office:value-type="float" office:value="8" calcext:value-type="float">
            <text:p>8</text:p>
          </table:table-cell>
          <table:table-cell table:formula="of:=IF([.CK$3]&gt;=[EDF.$D7];FLOOR(([.CK$3]-[EDF.$D7])/[EDF.$C7];1)+1;0)*[EDF.$B7]" office:value-type="float" office:value="8" calcext:value-type="float">
            <text:p>8</text:p>
          </table:table-cell>
          <table:table-cell table:formula="of:=IF([.CL$3]&gt;=[EDF.$D7];FLOOR(([.CL$3]-[EDF.$D7])/[EDF.$C7];1)+1;0)*[EDF.$B7]" office:value-type="float" office:value="8" calcext:value-type="float">
            <text:p>8</text:p>
          </table:table-cell>
          <table:table-cell table:formula="of:=IF([.CM$3]&gt;=[EDF.$D7];FLOOR(([.CM$3]-[EDF.$D7])/[EDF.$C7];1)+1;0)*[EDF.$B7]" office:value-type="float" office:value="8" calcext:value-type="float">
            <text:p>8</text:p>
          </table:table-cell>
          <table:table-cell table:formula="of:=IF([.CN$3]&gt;=[EDF.$D7];FLOOR(([.CN$3]-[EDF.$D7])/[EDF.$C7];1)+1;0)*[EDF.$B7]" office:value-type="float" office:value="10" calcext:value-type="float">
            <text:p>10</text:p>
          </table:table-cell>
          <table:table-cell table:formula="of:=IF([.CO$3]&gt;=[EDF.$D7];FLOOR(([.CO$3]-[EDF.$D7])/[EDF.$C7];1)+1;0)*[EDF.$B7]" office:value-type="float" office:value="10" calcext:value-type="float">
            <text:p>10</text:p>
          </table:table-cell>
          <table:table-cell table:formula="of:=IF([.CP$3]&gt;=[EDF.$D7];FLOOR(([.CP$3]-[EDF.$D7])/[EDF.$C7];1)+1;0)*[EDF.$B7]" office:value-type="float" office:value="10" calcext:value-type="float">
            <text:p>10</text:p>
          </table:table-cell>
          <table:table-cell table:formula="of:=IF([.CQ$3]&gt;=[EDF.$D7];FLOOR(([.CQ$3]-[EDF.$D7])/[EDF.$C7];1)+1;0)*[EDF.$B7]" office:value-type="float" office:value="10" calcext:value-type="float">
            <text:p>10</text:p>
          </table:table-cell>
          <table:table-cell table:formula="of:=IF([.CR$3]&gt;=[EDF.$D7];FLOOR(([.CR$3]-[EDF.$D7])/[EDF.$C7];1)+1;0)*[EDF.$B7]" office:value-type="float" office:value="10" calcext:value-type="float">
            <text:p>10</text:p>
          </table:table-cell>
          <table:table-cell table:formula="of:=IF([.CS$3]&gt;=[EDF.$D7];FLOOR(([.CS$3]-[EDF.$D7])/[EDF.$C7];1)+1;0)*[EDF.$B7]" office:value-type="float" office:value="10" calcext:value-type="float">
            <text:p>10</text:p>
          </table:table-cell>
          <table:table-cell table:formula="of:=IF([.CT$3]&gt;=[EDF.$D7];FLOOR(([.CT$3]-[EDF.$D7])/[EDF.$C7];1)+1;0)*[EDF.$B7]" office:value-type="float" office:value="10" calcext:value-type="float">
            <text:p>10</text:p>
          </table:table-cell>
          <table:table-cell table:formula="of:=IF([.CU$3]&gt;=[EDF.$D7];FLOOR(([.CU$3]-[EDF.$D7])/[EDF.$C7];1)+1;0)*[EDF.$B7]" office:value-type="float" office:value="10" calcext:value-type="float">
            <text:p>10</text:p>
          </table:table-cell>
          <table:table-cell table:formula="of:=IF([.CV$3]&gt;=[EDF.$D7];FLOOR(([.CV$3]-[EDF.$D7])/[EDF.$C7];1)+1;0)*[EDF.$B7]" office:value-type="float" office:value="10" calcext:value-type="float">
            <text:p>10</text:p>
          </table:table-cell>
          <table:table-cell table:formula="of:=IF([.CW$3]&gt;=[EDF.$D7];FLOOR(([.CW$3]-[EDF.$D7])/[EDF.$C7];1)+1;0)*[EDF.$B7]" office:value-type="float" office:value="10" calcext:value-type="float">
            <text:p>10</text:p>
          </table:table-cell>
          <table:table-cell table:formula="of:=IF([.CX$3]&gt;=[EDF.$D7];FLOOR(([.CX$3]-[EDF.$D7])/[EDF.$C7];1)+1;0)*[EDF.$B7]" office:value-type="float" office:value="10" calcext:value-type="float">
            <text:p>10</text:p>
          </table:table-cell>
          <table:table-cell table:formula="of:=IF([.CY$3]&gt;=[EDF.$D7];FLOOR(([.CY$3]-[EDF.$D7])/[EDF.$C7];1)+1;0)*[EDF.$B7]" office:value-type="float" office:value="10" calcext:value-type="float">
            <text:p>10</text:p>
          </table:table-cell>
          <table:table-cell table:formula="of:=IF([.CZ$3]&gt;=[EDF.$D7];FLOOR(([.CZ$3]-[EDF.$D7])/[EDF.$C7];1)+1;0)*[EDF.$B7]" office:value-type="float" office:value="10" calcext:value-type="float">
            <text:p>10</text:p>
          </table:table-cell>
          <table:table-cell table:formula="of:=IF([.DA$3]&gt;=[EDF.$D7];FLOOR(([.DA$3]-[EDF.$D7])/[EDF.$C7];1)+1;0)*[EDF.$B7]" office:value-type="float" office:value="10" calcext:value-type="float">
            <text:p>10</text:p>
          </table:table-cell>
          <table:table-cell table:formula="of:=IF([.DB$3]&gt;=[EDF.$D7];FLOOR(([.DB$3]-[EDF.$D7])/[EDF.$C7];1)+1;0)*[EDF.$B7]" office:value-type="float" office:value="10" calcext:value-type="float">
            <text:p>10</text:p>
          </table:table-cell>
          <table:table-cell table:formula="of:=IF([.DC$3]&gt;=[EDF.$D7];FLOOR(([.DC$3]-[EDF.$D7])/[EDF.$C7];1)+1;0)*[EDF.$B7]" office:value-type="float" office:value="10" calcext:value-type="float">
            <text:p>10</text:p>
          </table:table-cell>
          <table:table-cell table:formula="of:=IF([.DD$3]&gt;=[EDF.$D7];FLOOR(([.DD$3]-[EDF.$D7])/[EDF.$C7];1)+1;0)*[EDF.$B7]" office:value-type="float" office:value="10" calcext:value-type="float">
            <text:p>10</text:p>
          </table:table-cell>
          <table:table-cell table:formula="of:=IF([.DE$3]&gt;=[EDF.$D7];FLOOR(([.DE$3]-[EDF.$D7])/[EDF.$C7];1)+1;0)*[EDF.$B7]" office:value-type="float" office:value="10" calcext:value-type="float">
            <text:p>10</text:p>
          </table:table-cell>
          <table:table-cell table:formula="of:=IF([.DF$3]&gt;=[EDF.$D7];FLOOR(([.DF$3]-[EDF.$D7])/[EDF.$C7];1)+1;0)*[EDF.$B7]" office:value-type="float" office:value="10" calcext:value-type="float">
            <text:p>10</text:p>
          </table:table-cell>
          <table:table-cell table:formula="of:=IF([.DG$3]&gt;=[EDF.$D7];FLOOR(([.DG$3]-[EDF.$D7])/[EDF.$C7];1)+1;0)*[EDF.$B7]" office:value-type="float" office:value="10" calcext:value-type="float">
            <text:p>10</text:p>
          </table:table-cell>
          <table:table-cell table:formula="of:=IF([.DH$3]&gt;=[EDF.$D7];FLOOR(([.DH$3]-[EDF.$D7])/[EDF.$C7];1)+1;0)*[EDF.$B7]" office:value-type="float" office:value="12" calcext:value-type="float">
            <text:p>12</text:p>
          </table:table-cell>
          <table:table-cell table:formula="of:=IF([.DI$3]&gt;=[EDF.$D7];FLOOR(([.DI$3]-[EDF.$D7])/[EDF.$C7];1)+1;0)*[EDF.$B7]" office:value-type="float" office:value="12" calcext:value-type="float">
            <text:p>12</text:p>
          </table:table-cell>
          <table:table-cell table:formula="of:=IF([.DJ$3]&gt;=[EDF.$D7];FLOOR(([.DJ$3]-[EDF.$D7])/[EDF.$C7];1)+1;0)*[EDF.$B7]" office:value-type="float" office:value="12" calcext:value-type="float">
            <text:p>12</text:p>
          </table:table-cell>
          <table:table-cell table:formula="of:=IF([.DK$3]&gt;=[EDF.$D7];FLOOR(([.DK$3]-[EDF.$D7])/[EDF.$C7];1)+1;0)*[EDF.$B7]" office:value-type="float" office:value="12" calcext:value-type="float">
            <text:p>12</text:p>
          </table:table-cell>
          <table:table-cell table:formula="of:=IF([.DL$3]&gt;=[EDF.$D7];FLOOR(([.DL$3]-[EDF.$D7])/[EDF.$C7];1)+1;0)*[EDF.$B7]" office:value-type="float" office:value="12" calcext:value-type="float">
            <text:p>12</text:p>
          </table:table-cell>
          <table:table-cell table:formula="of:=IF([.DM$3]&gt;=[EDF.$D7];FLOOR(([.DM$3]-[EDF.$D7])/[EDF.$C7];1)+1;0)*[EDF.$B7]" office:value-type="float" office:value="12" calcext:value-type="float">
            <text:p>12</text:p>
          </table:table-cell>
          <table:table-cell table:formula="of:=IF([.DN$3]&gt;=[EDF.$D7];FLOOR(([.DN$3]-[EDF.$D7])/[EDF.$C7];1)+1;0)*[EDF.$B7]" office:value-type="float" office:value="12" calcext:value-type="float">
            <text:p>12</text:p>
          </table:table-cell>
          <table:table-cell table:formula="of:=IF([.DO$3]&gt;=[EDF.$D7];FLOOR(([.DO$3]-[EDF.$D7])/[EDF.$C7];1)+1;0)*[EDF.$B7]" office:value-type="float" office:value="12" calcext:value-type="float">
            <text:p>12</text:p>
          </table:table-cell>
          <table:table-cell table:formula="of:=IF([.DP$3]&gt;=[EDF.$D7];FLOOR(([.DP$3]-[EDF.$D7])/[EDF.$C7];1)+1;0)*[EDF.$B7]" office:value-type="float" office:value="12" calcext:value-type="float">
            <text:p>12</text:p>
          </table:table-cell>
          <table:table-cell table:formula="of:=IF([.DQ$3]&gt;=[EDF.$D7];FLOOR(([.DQ$3]-[EDF.$D7])/[EDF.$C7];1)+1;0)*[EDF.$B7]" office:value-type="float" office:value="12" calcext:value-type="float">
            <text:p>12</text:p>
          </table:table-cell>
          <table:table-cell table:formula="of:=IF([.DR$3]&gt;=[EDF.$D7];FLOOR(([.DR$3]-[EDF.$D7])/[EDF.$C7];1)+1;0)*[EDF.$B7]" office:value-type="float" office:value="12" calcext:value-type="float">
            <text:p>12</text:p>
          </table:table-cell>
          <table:table-cell table:formula="of:=IF([.DS$3]&gt;=[EDF.$D7];FLOOR(([.DS$3]-[EDF.$D7])/[EDF.$C7];1)+1;0)*[EDF.$B7]" office:value-type="float" office:value="12" calcext:value-type="float">
            <text:p>12</text:p>
          </table:table-cell>
          <table:table-cell table:formula="of:=IF([.DT$3]&gt;=[EDF.$D7];FLOOR(([.DT$3]-[EDF.$D7])/[EDF.$C7];1)+1;0)*[EDF.$B7]" office:value-type="float" office:value="12" calcext:value-type="float">
            <text:p>12</text:p>
          </table:table-cell>
        </table:table-row>
        <table:table-row table:style-name="ro2">
          <table:table-cell table:style-name="ce20" office:value-type="string" calcext:value-type="string">
            <office:annotation draw:style-name="gr7" draw:text-style-name="P2" svg:width="82.12pt" svg:height="75.6pt" svg:x="235.13pt" svg:y="0pt" draw:caption-point-x="-171.18pt" draw:caption-point-y="89.18pt">
              <dc:date>2008-04-10T00:00:00</dc:date>
              <text:p text:style-name="P1"><text:span text:style-name="T1">this is the demand bound function. A cell becomes red when dbf &gt; t</text:span></text:p>
              <text:p text:style-name="P1"><text:span text:style-name="T1"/></text:p>
            </office:annotation>
            <text:p>DBF</text:p>
          </table:table-cell>
          <table:table-cell table:style-name="ce24" table:formula="of:=SUM([.B4:.B7])+ORG.OPENOFFICE.STYLE(IF(ORG.OPENOFFICE.CURRENT()&gt;[.B3];&quot;Red highlight&quot;;&quot;Result&quot;))" office:value-type="float" office:value="0" calcext:value-type="float">
            <text:p>0</text:p>
          </table:table-cell>
          <table:table-cell table:style-name="ce24" table:formula="of:=SUM([.C4:.C7])+ORG.OPENOFFICE.STYLE(IF(ORG.OPENOFFICE.CURRENT()&gt;[.C3];&quot;Red highlight&quot;;&quot;Result&quot;))" office:value-type="float" office:value="0" calcext:value-type="float">
            <text:p>0</text:p>
          </table:table-cell>
          <table:table-cell table:style-name="ce24" table:formula="of:=SUM([.D4:.D7])+ORG.OPENOFFICE.STYLE(IF(ORG.OPENOFFICE.CURRENT()&gt;[.D3];&quot;Red highlight&quot;;&quot;Result&quot;))" office:value-type="float" office:value="0" calcext:value-type="float">
            <text:p>0</text:p>
          </table:table-cell>
          <table:table-cell table:style-name="ce24" table:formula="of:=SUM([.E4:.E7])+ORG.OPENOFFICE.STYLE(IF(ORG.OPENOFFICE.CURRENT()&gt;[.E3];&quot;Red highlight&quot;;&quot;Result&quot;))" office:value-type="float" office:value="0" calcext:value-type="float">
            <text:p>0</text:p>
          </table:table-cell>
          <table:table-cell table:style-name="ce24" table:formula="of:=SUM([.F4:.F7])+ORG.OPENOFFICE.STYLE(IF(ORG.OPENOFFICE.CURRENT()&gt;[.F3];&quot;Red highlight&quot;;&quot;Result&quot;))" office:value-type="float" office:value="0" calcext:value-type="float">
            <text:p>0</text:p>
          </table:table-cell>
          <table:table-cell table:style-name="ce24" table:formula="of:=SUM([.G4:.G7])+ORG.OPENOFFICE.STYLE(IF(ORG.OPENOFFICE.CURRENT()&gt;[.G3];&quot;Red highlight&quot;;&quot;Result&quot;))" office:value-type="float" office:value="1" calcext:value-type="float">
            <text:p>1</text:p>
          </table:table-cell>
          <table:table-cell table:style-name="ce24" table:formula="of:=SUM([.H4:.H7])+ORG.OPENOFFICE.STYLE(IF(ORG.OPENOFFICE.CURRENT()&gt;[.H3];&quot;Red highlight&quot;;&quot;Result&quot;))" office:value-type="float" office:value="1" calcext:value-type="float">
            <text:p>1</text:p>
          </table:table-cell>
          <table:table-cell table:style-name="ce24" table:formula="of:=SUM([.I4:.I7])+ORG.OPENOFFICE.STYLE(IF(ORG.OPENOFFICE.CURRENT()&gt;[.I3];&quot;Red highlight&quot;;&quot;Result&quot;))" office:value-type="float" office:value="1" calcext:value-type="float">
            <text:p>1</text:p>
          </table:table-cell>
          <table:table-cell table:style-name="ce24" table:formula="of:=SUM([.J4:.J7])+ORG.OPENOFFICE.STYLE(IF(ORG.OPENOFFICE.CURRENT()&gt;[.J3];&quot;Red highlight&quot;;&quot;Result&quot;))" office:value-type="float" office:value="2" calcext:value-type="float">
            <text:p>2</text:p>
          </table:table-cell>
          <table:table-cell table:style-name="ce24" table:formula="of:=SUM([.K4:.K7])+ORG.OPENOFFICE.STYLE(IF(ORG.OPENOFFICE.CURRENT()&gt;[.K3];&quot;Red highlight&quot;;&quot;Result&quot;))" office:value-type="float" office:value="2" calcext:value-type="float">
            <text:p>2</text:p>
          </table:table-cell>
          <table:table-cell table:style-name="ce24" table:formula="of:=SUM([.L4:.L7])+ORG.OPENOFFICE.STYLE(IF(ORG.OPENOFFICE.CURRENT()&gt;[.L3];&quot;Red highlight&quot;;&quot;Result&quot;))" office:value-type="float" office:value="7" calcext:value-type="float">
            <text:p>7</text:p>
          </table:table-cell>
          <table:table-cell table:style-name="ce24" table:formula="of:=SUM([.M4:.M7])+ORG.OPENOFFICE.STYLE(IF(ORG.OPENOFFICE.CURRENT()&gt;[.M3];&quot;Red highlight&quot;;&quot;Result&quot;))" office:value-type="float" office:value="7" calcext:value-type="float">
            <text:p>7</text:p>
          </table:table-cell>
          <table:table-cell table:style-name="ce24" table:formula="of:=SUM([.N4:.N7])+ORG.OPENOFFICE.STYLE(IF(ORG.OPENOFFICE.CURRENT()&gt;[.N3];&quot;Red highlight&quot;;&quot;Result&quot;))" office:value-type="float" office:value="7" calcext:value-type="float">
            <text:p>7</text:p>
          </table:table-cell>
          <table:table-cell table:style-name="ce24" table:formula="of:=SUM([.O4:.O7])+ORG.OPENOFFICE.STYLE(IF(ORG.OPENOFFICE.CURRENT()&gt;[.O3];&quot;Red highlight&quot;;&quot;Result&quot;))" office:value-type="float" office:value="7" calcext:value-type="float">
            <text:p>7</text:p>
          </table:table-cell>
          <table:table-cell table:style-name="ce24" table:formula="of:=SUM([.P4:.P7])+ORG.OPENOFFICE.STYLE(IF(ORG.OPENOFFICE.CURRENT()&gt;[.P3];&quot;Red highlight&quot;;&quot;Result&quot;))" office:value-type="float" office:value="7" calcext:value-type="float">
            <text:p>7</text:p>
          </table:table-cell>
          <table:table-cell table:style-name="ce24" table:formula="of:=SUM([.Q4:.Q7])+ORG.OPENOFFICE.STYLE(IF(ORG.OPENOFFICE.CURRENT()&gt;[.Q3];&quot;Red highlight&quot;;&quot;Result&quot;))" office:value-type="float" office:value="8" calcext:value-type="float">
            <text:p>8</text:p>
          </table:table-cell>
          <table:table-cell table:style-name="ce24" table:formula="of:=SUM([.R4:.R7])+ORG.OPENOFFICE.STYLE(IF(ORG.OPENOFFICE.CURRENT()&gt;[.R3];&quot;Red highlight&quot;;&quot;Result&quot;))" office:value-type="float" office:value="9" calcext:value-type="float">
            <text:p>9</text:p>
          </table:table-cell>
          <table:table-cell table:style-name="ce24" table:formula="of:=SUM([.S4:.S7])+ORG.OPENOFFICE.STYLE(IF(ORG.OPENOFFICE.CURRENT()&gt;[.S3];&quot;Red highlight&quot;;&quot;Result&quot;))" office:value-type="float" office:value="9" calcext:value-type="float">
            <text:p>9</text:p>
          </table:table-cell>
          <table:table-cell table:style-name="ce24" table:formula="of:=SUM([.T4:.T7])+ORG.OPENOFFICE.STYLE(IF(ORG.OPENOFFICE.CURRENT()&gt;[.T3];&quot;Red highlight&quot;;&quot;Result&quot;))" office:value-type="float" office:value="9" calcext:value-type="float">
            <text:p>9</text:p>
          </table:table-cell>
          <table:table-cell table:style-name="ce24" table:formula="of:=SUM([.U4:.U7])+ORG.OPENOFFICE.STYLE(IF(ORG.OPENOFFICE.CURRENT()&gt;[.U3];&quot;Red highlight&quot;;&quot;Result&quot;))" office:value-type="float" office:value="9" calcext:value-type="float">
            <text:p>9</text:p>
          </table:table-cell>
          <table:table-cell table:style-name="ce24" table:formula="of:=SUM([.V4:.V7])+ORG.OPENOFFICE.STYLE(IF(ORG.OPENOFFICE.CURRENT()&gt;[.V3];&quot;Red highlight&quot;;&quot;Result&quot;))" office:value-type="float" office:value="10" calcext:value-type="float">
            <text:p>10</text:p>
          </table:table-cell>
          <table:table-cell table:style-name="ce24" table:formula="of:=SUM([.W4:.W7])+ORG.OPENOFFICE.STYLE(IF(ORG.OPENOFFICE.CURRENT()&gt;[.W3];&quot;Red highlight&quot;;&quot;Result&quot;))" office:value-type="float" office:value="10" calcext:value-type="float">
            <text:p>10</text:p>
          </table:table-cell>
          <table:table-cell table:style-name="ce24" table:formula="of:=SUM([.X4:.X7])+ORG.OPENOFFICE.STYLE(IF(ORG.OPENOFFICE.CURRENT()&gt;[.X3];&quot;Red highlight&quot;;&quot;Result&quot;))" office:value-type="float" office:value="12" calcext:value-type="float">
            <text:p>12</text:p>
          </table:table-cell>
          <table:table-cell table:style-name="ce24" table:formula="of:=SUM([.Y4:.Y7])+ORG.OPENOFFICE.STYLE(IF(ORG.OPENOFFICE.CURRENT()&gt;[.Y3];&quot;Red highlight&quot;;&quot;Result&quot;))" office:value-type="float" office:value="12" calcext:value-type="float">
            <text:p>12</text:p>
          </table:table-cell>
          <table:table-cell table:style-name="ce24" table:formula="of:=SUM([.Z4:.Z7])+ORG.OPENOFFICE.STYLE(IF(ORG.OPENOFFICE.CURRENT()&gt;[.Z3];&quot;Red highlight&quot;;&quot;Result&quot;))" office:value-type="float" office:value="13" calcext:value-type="float">
            <text:p>13</text:p>
          </table:table-cell>
          <table:table-cell table:style-name="ce24" table:formula="of:=SUM([.AA4:.AA7])+ORG.OPENOFFICE.STYLE(IF(ORG.OPENOFFICE.CURRENT()&gt;[.AA3];&quot;Red highlight&quot;;&quot;Result&quot;))" office:value-type="float" office:value="14" calcext:value-type="float">
            <text:p>14</text:p>
          </table:table-cell>
          <table:table-cell table:style-name="ce24" table:formula="of:=SUM([.AB4:.AB7])+ORG.OPENOFFICE.STYLE(IF(ORG.OPENOFFICE.CURRENT()&gt;[.AB3];&quot;Red highlight&quot;;&quot;Result&quot;))" office:value-type="float" office:value="14" calcext:value-type="float">
            <text:p>14</text:p>
          </table:table-cell>
          <table:table-cell table:style-name="ce24" table:formula="of:=SUM([.AC4:.AC7])+ORG.OPENOFFICE.STYLE(IF(ORG.OPENOFFICE.CURRENT()&gt;[.AC3];&quot;Red highlight&quot;;&quot;Result&quot;))" office:value-type="float" office:value="14" calcext:value-type="float">
            <text:p>14</text:p>
          </table:table-cell>
          <table:table-cell table:style-name="ce24" table:formula="of:=SUM([.AD4:.AD7])+ORG.OPENOFFICE.STYLE(IF(ORG.OPENOFFICE.CURRENT()&gt;[.AD3];&quot;Red highlight&quot;;&quot;Result&quot;))" office:value-type="float" office:value="14" calcext:value-type="float">
            <text:p>14</text:p>
          </table:table-cell>
          <table:table-cell table:style-name="ce24" table:formula="of:=SUM([.AE4:.AE7])+ORG.OPENOFFICE.STYLE(IF(ORG.OPENOFFICE.CURRENT()&gt;[.AE3];&quot;Red highlight&quot;;&quot;Result&quot;))" office:value-type="float" office:value="14" calcext:value-type="float">
            <text:p>14</text:p>
          </table:table-cell>
          <table:table-cell table:style-name="ce24" table:formula="of:=SUM([.AF4:.AF7])+ORG.OPENOFFICE.STYLE(IF(ORG.OPENOFFICE.CURRENT()&gt;[.AF3];&quot;Red highlight&quot;;&quot;Result&quot;))" office:value-type="float" office:value="17" calcext:value-type="float">
            <text:p>17</text:p>
          </table:table-cell>
          <table:table-cell table:style-name="ce24" table:formula="of:=SUM([.AG4:.AG7])+ORG.OPENOFFICE.STYLE(IF(ORG.OPENOFFICE.CURRENT()&gt;[.AG3];&quot;Red highlight&quot;;&quot;Result&quot;))" office:value-type="float" office:value="17" calcext:value-type="float">
            <text:p>17</text:p>
          </table:table-cell>
          <table:table-cell table:style-name="ce24" table:formula="of:=SUM([.AH4:.AH7])+ORG.OPENOFFICE.STYLE(IF(ORG.OPENOFFICE.CURRENT()&gt;[.AH3];&quot;Red highlight&quot;;&quot;Result&quot;))" office:value-type="float" office:value="18" calcext:value-type="float">
            <text:p>18</text:p>
          </table:table-cell>
          <table:table-cell table:style-name="ce24" table:formula="of:=SUM([.AI4:.AI7])+ORG.OPENOFFICE.STYLE(IF(ORG.OPENOFFICE.CURRENT()&gt;[.AI3];&quot;Red highlight&quot;;&quot;Result&quot;))" office:value-type="float" office:value="18" calcext:value-type="float">
            <text:p>18</text:p>
          </table:table-cell>
          <table:table-cell table:style-name="ce24" table:formula="of:=SUM([.AJ4:.AJ7])+ORG.OPENOFFICE.STYLE(IF(ORG.OPENOFFICE.CURRENT()&gt;[.AJ3];&quot;Red highlight&quot;;&quot;Result&quot;))" office:value-type="float" office:value="20" calcext:value-type="float">
            <text:p>20</text:p>
          </table:table-cell>
          <table:table-cell table:style-name="ce24" table:formula="of:=SUM([.AK4:.AK7])+ORG.OPENOFFICE.STYLE(IF(ORG.OPENOFFICE.CURRENT()&gt;[.AK3];&quot;Red highlight&quot;;&quot;Result&quot;))" office:value-type="float" office:value="21" calcext:value-type="float">
            <text:p>21</text:p>
          </table:table-cell>
          <table:table-cell table:style-name="ce24" table:formula="of:=SUM([.AL4:.AL7])+ORG.OPENOFFICE.STYLE(IF(ORG.OPENOFFICE.CURRENT()&gt;[.AL3];&quot;Red highlight&quot;;&quot;Result&quot;))" office:value-type="float" office:value="21" calcext:value-type="float">
            <text:p>21</text:p>
          </table:table-cell>
          <table:table-cell table:style-name="ce24" table:formula="of:=SUM([.AM4:.AM7])+ORG.OPENOFFICE.STYLE(IF(ORG.OPENOFFICE.CURRENT()&gt;[.AM3];&quot;Red highlight&quot;;&quot;Result&quot;))" office:value-type="float" office:value="21" calcext:value-type="float">
            <text:p>21</text:p>
          </table:table-cell>
          <table:table-cell table:style-name="ce24" table:formula="of:=SUM([.AN4:.AN7])+ORG.OPENOFFICE.STYLE(IF(ORG.OPENOFFICE.CURRENT()&gt;[.AN3];&quot;Red highlight&quot;;&quot;Result&quot;))" office:value-type="float" office:value="21" calcext:value-type="float">
            <text:p>21</text:p>
          </table:table-cell>
          <table:table-cell table:style-name="ce24" table:formula="of:=SUM([.AO4:.AO7])+ORG.OPENOFFICE.STYLE(IF(ORG.OPENOFFICE.CURRENT()&gt;[.AO3];&quot;Red highlight&quot;;&quot;Result&quot;))" office:value-type="float" office:value="21" calcext:value-type="float">
            <text:p>21</text:p>
          </table:table-cell>
          <table:table-cell table:style-name="ce24" table:formula="of:=SUM([.AP4:.AP7])+ORG.OPENOFFICE.STYLE(IF(ORG.OPENOFFICE.CURRENT()&gt;[.AP3];&quot;Red highlight&quot;;&quot;Result&quot;))" office:value-type="float" office:value="23" calcext:value-type="float">
            <text:p>23</text:p>
          </table:table-cell>
          <table:table-cell table:style-name="ce24" table:formula="of:=SUM([.AQ4:.AQ7])+ORG.OPENOFFICE.STYLE(IF(ORG.OPENOFFICE.CURRENT()&gt;[.AQ3];&quot;Red highlight&quot;;&quot;Result&quot;))" office:value-type="float" office:value="23" calcext:value-type="float">
            <text:p>23</text:p>
          </table:table-cell>
          <table:table-cell table:style-name="ce24" table:formula="of:=SUM([.AR4:.AR7])+ORG.OPENOFFICE.STYLE(IF(ORG.OPENOFFICE.CURRENT()&gt;[.AR3];&quot;Red highlight&quot;;&quot;Result&quot;))" office:value-type="float" office:value="23" calcext:value-type="float">
            <text:p>23</text:p>
          </table:table-cell>
          <table:table-cell table:style-name="ce24" table:formula="of:=SUM([.AS4:.AS7])+ORG.OPENOFFICE.STYLE(IF(ORG.OPENOFFICE.CURRENT()&gt;[.AS3];&quot;Red highlight&quot;;&quot;Result&quot;))" office:value-type="float" office:value="23" calcext:value-type="float">
            <text:p>23</text:p>
          </table:table-cell>
          <table:table-cell table:style-name="ce24" table:formula="of:=SUM([.AT4:.AT7])+ORG.OPENOFFICE.STYLE(IF(ORG.OPENOFFICE.CURRENT()&gt;[.AT3];&quot;Red highlight&quot;;&quot;Result&quot;))" office:value-type="float" office:value="23" calcext:value-type="float">
            <text:p>23</text:p>
          </table:table-cell>
          <table:table-cell table:style-name="ce24" table:formula="of:=SUM([.AU4:.AU7])+ORG.OPENOFFICE.STYLE(IF(ORG.OPENOFFICE.CURRENT()&gt;[.AU3];&quot;Red highlight&quot;;&quot;Result&quot;))" office:value-type="float" office:value="24" calcext:value-type="float">
            <text:p>24</text:p>
          </table:table-cell>
          <table:table-cell table:style-name="ce24" table:formula="of:=SUM([.AV4:.AV7])+ORG.OPENOFFICE.STYLE(IF(ORG.OPENOFFICE.CURRENT()&gt;[.AV3];&quot;Red highlight&quot;;&quot;Result&quot;))" office:value-type="float" office:value="26" calcext:value-type="float">
            <text:p>26</text:p>
          </table:table-cell>
          <table:table-cell table:style-name="ce24" table:formula="of:=SUM([.AW4:.AW7])+ORG.OPENOFFICE.STYLE(IF(ORG.OPENOFFICE.CURRENT()&gt;[.AW3];&quot;Red highlight&quot;;&quot;Result&quot;))" office:value-type="float" office:value="26" calcext:value-type="float">
            <text:p>26</text:p>
          </table:table-cell>
          <table:table-cell table:style-name="ce24" table:formula="of:=SUM([.AX4:.AX7])+ORG.OPENOFFICE.STYLE(IF(ORG.OPENOFFICE.CURRENT()&gt;[.AX3];&quot;Red highlight&quot;;&quot;Result&quot;))" office:value-type="float" office:value="27" calcext:value-type="float">
            <text:p>27</text:p>
          </table:table-cell>
          <table:table-cell table:style-name="ce24" table:formula="of:=SUM([.AY4:.AY7])+ORG.OPENOFFICE.STYLE(IF(ORG.OPENOFFICE.CURRENT()&gt;[.AY3];&quot;Red highlight&quot;;&quot;Result&quot;))" office:value-type="float" office:value="27" calcext:value-type="float">
            <text:p>27</text:p>
          </table:table-cell>
          <table:table-cell table:style-name="ce24" table:formula="of:=SUM([.AZ4:.AZ7])+ORG.OPENOFFICE.STYLE(IF(ORG.OPENOFFICE.CURRENT()&gt;[.AZ3];&quot;Red highlight&quot;;&quot;Result&quot;))" office:value-type="float" office:value="30" calcext:value-type="float">
            <text:p>30</text:p>
          </table:table-cell>
          <table:table-cell table:style-name="ce24" table:formula="of:=SUM([.BA4:.BA7])+ORG.OPENOFFICE.STYLE(IF(ORG.OPENOFFICE.CURRENT()&gt;[.BA3];&quot;Red highlight&quot;;&quot;Result&quot;))" office:value-type="float" office:value="30" calcext:value-type="float">
            <text:p>30</text:p>
          </table:table-cell>
          <table:table-cell table:style-name="ce24" table:formula="of:=SUM([.BB4:.BB7])+ORG.OPENOFFICE.STYLE(IF(ORG.OPENOFFICE.CURRENT()&gt;[.BB3];&quot;Red highlight&quot;;&quot;Result&quot;))" office:value-type="float" office:value="30" calcext:value-type="float">
            <text:p>30</text:p>
          </table:table-cell>
          <table:table-cell table:style-name="ce24" table:formula="of:=SUM([.BC4:.BC7])+ORG.OPENOFFICE.STYLE(IF(ORG.OPENOFFICE.CURRENT()&gt;[.BC3];&quot;Red highlight&quot;;&quot;Result&quot;))" office:value-type="float" office:value="30" calcext:value-type="float">
            <text:p>30</text:p>
          </table:table-cell>
          <table:table-cell table:style-name="ce24" table:formula="of:=SUM([.BD4:.BD7])+ORG.OPENOFFICE.STYLE(IF(ORG.OPENOFFICE.CURRENT()&gt;[.BD3];&quot;Red highlight&quot;;&quot;Result&quot;))" office:value-type="float" office:value="30" calcext:value-type="float">
            <text:p>30</text:p>
          </table:table-cell>
          <table:table-cell table:style-name="ce24" table:formula="of:=SUM([.BE4:.BE7])+ORG.OPENOFFICE.STYLE(IF(ORG.OPENOFFICE.CURRENT()&gt;[.BE3];&quot;Red highlight&quot;;&quot;Result&quot;))" office:value-type="float" office:value="31" calcext:value-type="float">
            <text:p>31</text:p>
          </table:table-cell>
          <table:table-cell table:style-name="ce24" table:formula="of:=SUM([.BF4:.BF7])+ORG.OPENOFFICE.STYLE(IF(ORG.OPENOFFICE.CURRENT()&gt;[.BF3];&quot;Red highlight&quot;;&quot;Result&quot;))" office:value-type="float" office:value="32" calcext:value-type="float">
            <text:p>32</text:p>
          </table:table-cell>
          <table:table-cell table:style-name="ce24" table:formula="of:=SUM([.BG4:.BG7])+ORG.OPENOFFICE.STYLE(IF(ORG.OPENOFFICE.CURRENT()&gt;[.BG3];&quot;Red highlight&quot;;&quot;Result&quot;))" office:value-type="float" office:value="32" calcext:value-type="float">
            <text:p>32</text:p>
          </table:table-cell>
          <table:table-cell table:style-name="ce24" table:formula="of:=SUM([.BH4:.BH7])+ORG.OPENOFFICE.STYLE(IF(ORG.OPENOFFICE.CURRENT()&gt;[.BH3];&quot;Red highlight&quot;;&quot;Result&quot;))" office:value-type="float" office:value="34" calcext:value-type="float">
            <text:p>34</text:p>
          </table:table-cell>
          <table:table-cell table:style-name="ce24" table:formula="of:=SUM([.BI4:.BI7])+ORG.OPENOFFICE.STYLE(IF(ORG.OPENOFFICE.CURRENT()&gt;[.BI3];&quot;Red highlight&quot;;&quot;Result&quot;))" office:value-type="float" office:value="34" calcext:value-type="float">
            <text:p>34</text:p>
          </table:table-cell>
          <table:table-cell table:style-name="ce24" table:formula="of:=SUM([.BJ4:.BJ7])+ORG.OPENOFFICE.STYLE(IF(ORG.OPENOFFICE.CURRENT()&gt;[.BJ3];&quot;Red highlight&quot;;&quot;Result&quot;))" office:value-type="float" office:value="35" calcext:value-type="float">
            <text:p>35</text:p>
          </table:table-cell>
          <table:table-cell table:style-name="ce24" table:formula="of:=SUM([.BK4:.BK7])+ORG.OPENOFFICE.STYLE(IF(ORG.OPENOFFICE.CURRENT()&gt;[.BK3];&quot;Red highlight&quot;;&quot;Result&quot;))" office:value-type="float" office:value="35" calcext:value-type="float">
            <text:p>35</text:p>
          </table:table-cell>
          <table:table-cell table:style-name="ce24" table:formula="of:=SUM([.BL4:.BL7])+ORG.OPENOFFICE.STYLE(IF(ORG.OPENOFFICE.CURRENT()&gt;[.BL3];&quot;Red highlight&quot;;&quot;Result&quot;))" office:value-type="float" office:value="35" calcext:value-type="float">
            <text:p>35</text:p>
          </table:table-cell>
          <table:table-cell table:style-name="ce24" table:formula="of:=SUM([.BM4:.BM7])+ORG.OPENOFFICE.STYLE(IF(ORG.OPENOFFICE.CURRENT()&gt;[.BM3];&quot;Red highlight&quot;;&quot;Result&quot;))" office:value-type="float" office:value="35" calcext:value-type="float">
            <text:p>35</text:p>
          </table:table-cell>
          <table:table-cell table:style-name="ce24" table:formula="of:=SUM([.BN4:.BN7])+ORG.OPENOFFICE.STYLE(IF(ORG.OPENOFFICE.CURRENT()&gt;[.BN3];&quot;Red highlight&quot;;&quot;Result&quot;))" office:value-type="float" office:value="36" calcext:value-type="float">
            <text:p>36</text:p>
          </table:table-cell>
          <table:table-cell table:style-name="ce24" table:formula="of:=SUM([.BO4:.BO7])+ORG.OPENOFFICE.STYLE(IF(ORG.OPENOFFICE.CURRENT()&gt;[.BO3];&quot;Red highlight&quot;;&quot;Result&quot;))" office:value-type="float" office:value="37" calcext:value-type="float">
            <text:p>37</text:p>
          </table:table-cell>
          <table:table-cell table:style-name="ce24" table:formula="of:=SUM([.BP4:.BP7])+ORG.OPENOFFICE.STYLE(IF(ORG.OPENOFFICE.CURRENT()&gt;[.BP3];&quot;Red highlight&quot;;&quot;Result&quot;))" office:value-type="float" office:value="37" calcext:value-type="float">
            <text:p>37</text:p>
          </table:table-cell>
          <table:table-cell table:style-name="ce24" table:formula="of:=SUM([.BQ4:.BQ7])+ORG.OPENOFFICE.STYLE(IF(ORG.OPENOFFICE.CURRENT()&gt;[.BQ3];&quot;Red highlight&quot;;&quot;Result&quot;))" office:value-type="float" office:value="37" calcext:value-type="float">
            <text:p>37</text:p>
          </table:table-cell>
          <table:table-cell table:style-name="ce24" table:formula="of:=SUM([.BR4:.BR7])+ORG.OPENOFFICE.STYLE(IF(ORG.OPENOFFICE.CURRENT()&gt;[.BR3];&quot;Red highlight&quot;;&quot;Result&quot;))" office:value-type="float" office:value="37" calcext:value-type="float">
            <text:p>37</text:p>
          </table:table-cell>
          <table:table-cell table:style-name="ce24" table:formula="of:=SUM([.BS4:.BS7])+ORG.OPENOFFICE.STYLE(IF(ORG.OPENOFFICE.CURRENT()&gt;[.BS3];&quot;Red highlight&quot;;&quot;Result&quot;))" office:value-type="float" office:value="37" calcext:value-type="float">
            <text:p>37</text:p>
          </table:table-cell>
          <table:table-cell table:style-name="ce24" table:formula="of:=SUM([.BT4:.BT7])+ORG.OPENOFFICE.STYLE(IF(ORG.OPENOFFICE.CURRENT()&gt;[.BT3];&quot;Red highlight&quot;;&quot;Result&quot;))" office:value-type="float" office:value="42" calcext:value-type="float">
            <text:p>42</text:p>
          </table:table-cell>
          <table:table-cell table:style-name="ce24" table:formula="of:=SUM([.BU4:.BU7])+ORG.OPENOFFICE.STYLE(IF(ORG.OPENOFFICE.CURRENT()&gt;[.BU3];&quot;Red highlight&quot;;&quot;Result&quot;))" office:value-type="float" office:value="42" calcext:value-type="float">
            <text:p>42</text:p>
          </table:table-cell>
          <table:table-cell table:style-name="ce24" table:formula="of:=SUM([.BV4:.BV7])+ORG.OPENOFFICE.STYLE(IF(ORG.OPENOFFICE.CURRENT()&gt;[.BV3];&quot;Red highlight&quot;;&quot;Result&quot;))" office:value-type="float" office:value="43" calcext:value-type="float">
            <text:p>43</text:p>
          </table:table-cell>
          <table:table-cell table:style-name="ce24" table:formula="of:=SUM([.BW4:.BW7])+ORG.OPENOFFICE.STYLE(IF(ORG.OPENOFFICE.CURRENT()&gt;[.BW3];&quot;Red highlight&quot;;&quot;Result&quot;))" office:value-type="float" office:value="43" calcext:value-type="float">
            <text:p>43</text:p>
          </table:table-cell>
          <table:table-cell table:style-name="ce24" table:formula="of:=SUM([.BX4:.BX7])+ORG.OPENOFFICE.STYLE(IF(ORG.OPENOFFICE.CURRENT()&gt;[.BX3];&quot;Red highlight&quot;;&quot;Result&quot;))" office:value-type="float" office:value="43" calcext:value-type="float">
            <text:p>43</text:p>
          </table:table-cell>
          <table:table-cell table:style-name="ce24" table:formula="of:=SUM([.BY4:.BY7])+ORG.OPENOFFICE.STYLE(IF(ORG.OPENOFFICE.CURRENT()&gt;[.BY3];&quot;Red highlight&quot;;&quot;Result&quot;))" office:value-type="float" office:value="44" calcext:value-type="float">
            <text:p>44</text:p>
          </table:table-cell>
          <table:table-cell table:style-name="ce24" table:formula="of:=SUM([.BZ4:.BZ7])+ORG.OPENOFFICE.STYLE(IF(ORG.OPENOFFICE.CURRENT()&gt;[.BZ3];&quot;Red highlight&quot;;&quot;Result&quot;))" office:value-type="float" office:value="44" calcext:value-type="float">
            <text:p>44</text:p>
          </table:table-cell>
          <table:table-cell table:style-name="ce24" table:formula="of:=SUM([.CA4:.CA7])+ORG.OPENOFFICE.STYLE(IF(ORG.OPENOFFICE.CURRENT()&gt;[.CA3];&quot;Red highlight&quot;;&quot;Result&quot;))" office:value-type="float" office:value="44" calcext:value-type="float">
            <text:p>44</text:p>
          </table:table-cell>
          <table:table-cell table:style-name="ce24" table:formula="of:=SUM([.CB4:.CB7])+ORG.OPENOFFICE.STYLE(IF(ORG.OPENOFFICE.CURRENT()&gt;[.CB3];&quot;Red highlight&quot;;&quot;Result&quot;))" office:value-type="float" office:value="44" calcext:value-type="float">
            <text:p>44</text:p>
          </table:table-cell>
          <table:table-cell table:style-name="ce24" table:formula="of:=SUM([.CC4:.CC7])+ORG.OPENOFFICE.STYLE(IF(ORG.OPENOFFICE.CURRENT()&gt;[.CC3];&quot;Red highlight&quot;;&quot;Result&quot;))" office:value-type="float" office:value="44" calcext:value-type="float">
            <text:p>44</text:p>
          </table:table-cell>
          <table:table-cell table:style-name="ce24" table:formula="of:=SUM([.CD4:.CD7])+ORG.OPENOFFICE.STYLE(IF(ORG.OPENOFFICE.CURRENT()&gt;[.CD3];&quot;Red highlight&quot;;&quot;Result&quot;))" office:value-type="float" office:value="46" calcext:value-type="float">
            <text:p>46</text:p>
          </table:table-cell>
          <table:table-cell table:style-name="ce24" table:formula="of:=SUM([.CE4:.CE7])+ORG.OPENOFFICE.STYLE(IF(ORG.OPENOFFICE.CURRENT()&gt;[.CE3];&quot;Red highlight&quot;;&quot;Result&quot;))" office:value-type="float" office:value="46" calcext:value-type="float">
            <text:p>46</text:p>
          </table:table-cell>
          <table:table-cell table:style-name="ce24" table:formula="of:=SUM([.CF4:.CF7])+ORG.OPENOFFICE.STYLE(IF(ORG.OPENOFFICE.CURRENT()&gt;[.CF3];&quot;Red highlight&quot;;&quot;Result&quot;))" office:value-type="float" office:value="48" calcext:value-type="float">
            <text:p>48</text:p>
          </table:table-cell>
          <table:table-cell table:style-name="ce24" table:formula="of:=SUM([.CG4:.CG7])+ORG.OPENOFFICE.STYLE(IF(ORG.OPENOFFICE.CURRENT()&gt;[.CG3];&quot;Red highlight&quot;;&quot;Result&quot;))" office:value-type="float" office:value="48" calcext:value-type="float">
            <text:p>48</text:p>
          </table:table-cell>
          <table:table-cell table:style-name="ce24" table:formula="of:=SUM([.CH4:.CH7])+ORG.OPENOFFICE.STYLE(IF(ORG.OPENOFFICE.CURRENT()&gt;[.CH3];&quot;Red highlight&quot;;&quot;Result&quot;))" office:value-type="float" office:value="48" calcext:value-type="float">
            <text:p>48</text:p>
          </table:table-cell>
          <table:table-cell table:style-name="ce24" table:formula="of:=SUM([.CI4:.CI7])+ORG.OPENOFFICE.STYLE(IF(ORG.OPENOFFICE.CURRENT()&gt;[.CI3];&quot;Red highlight&quot;;&quot;Result&quot;))" office:value-type="float" office:value="49" calcext:value-type="float">
            <text:p>49</text:p>
          </table:table-cell>
          <table:table-cell table:style-name="ce24" table:formula="of:=SUM([.CJ4:.CJ7])+ORG.OPENOFFICE.STYLE(IF(ORG.OPENOFFICE.CURRENT()&gt;[.CJ3];&quot;Red highlight&quot;;&quot;Result&quot;))" office:value-type="float" office:value="49" calcext:value-type="float">
            <text:p>49</text:p>
          </table:table-cell>
          <table:table-cell table:style-name="ce24" table:formula="of:=SUM([.CK4:.CK7])+ORG.OPENOFFICE.STYLE(IF(ORG.OPENOFFICE.CURRENT()&gt;[.CK3];&quot;Red highlight&quot;;&quot;Result&quot;))" office:value-type="float" office:value="49" calcext:value-type="float">
            <text:p>49</text:p>
          </table:table-cell>
          <table:table-cell table:style-name="ce24" table:formula="of:=SUM([.CL4:.CL7])+ORG.OPENOFFICE.STYLE(IF(ORG.OPENOFFICE.CURRENT()&gt;[.CL3];&quot;Red highlight&quot;;&quot;Result&quot;))" office:value-type="float" office:value="50" calcext:value-type="float">
            <text:p>50</text:p>
          </table:table-cell>
          <table:table-cell table:style-name="ce24" table:formula="of:=SUM([.CM4:.CM7])+ORG.OPENOFFICE.STYLE(IF(ORG.OPENOFFICE.CURRENT()&gt;[.CM3];&quot;Red highlight&quot;;&quot;Result&quot;))" office:value-type="float" office:value="50" calcext:value-type="float">
            <text:p>50</text:p>
          </table:table-cell>
          <table:table-cell table:style-name="ce24" table:formula="of:=SUM([.CN4:.CN7])+ORG.OPENOFFICE.STYLE(IF(ORG.OPENOFFICE.CURRENT()&gt;[.CN3];&quot;Red highlight&quot;;&quot;Result&quot;))" office:value-type="float" office:value="53" calcext:value-type="float">
            <text:p>53</text:p>
          </table:table-cell>
          <table:table-cell table:style-name="ce24" table:formula="of:=SUM([.CO4:.CO7])+ORG.OPENOFFICE.STYLE(IF(ORG.OPENOFFICE.CURRENT()&gt;[.CO3];&quot;Red highlight&quot;;&quot;Result&quot;))" office:value-type="float" office:value="53" calcext:value-type="float">
            <text:p>53</text:p>
          </table:table-cell>
          <table:table-cell table:style-name="ce24" table:formula="of:=SUM([.CP4:.CP7])+ORG.OPENOFFICE.STYLE(IF(ORG.OPENOFFICE.CURRENT()&gt;[.CP3];&quot;Red highlight&quot;;&quot;Result&quot;))" office:value-type="float" office:value="53" calcext:value-type="float">
            <text:p>53</text:p>
          </table:table-cell>
          <table:table-cell table:style-name="ce24" table:formula="of:=SUM([.CQ4:.CQ7])+ORG.OPENOFFICE.STYLE(IF(ORG.OPENOFFICE.CURRENT()&gt;[.CQ3];&quot;Red highlight&quot;;&quot;Result&quot;))" office:value-type="float" office:value="53" calcext:value-type="float">
            <text:p>53</text:p>
          </table:table-cell>
          <table:table-cell table:style-name="ce24" table:formula="of:=SUM([.CR4:.CR7])+ORG.OPENOFFICE.STYLE(IF(ORG.OPENOFFICE.CURRENT()&gt;[.CR3];&quot;Red highlight&quot;;&quot;Result&quot;))" office:value-type="float" office:value="55" calcext:value-type="float">
            <text:p>55</text:p>
          </table:table-cell>
          <table:table-cell table:style-name="ce24" table:formula="of:=SUM([.CS4:.CS7])+ORG.OPENOFFICE.STYLE(IF(ORG.OPENOFFICE.CURRENT()&gt;[.CS3];&quot;Red highlight&quot;;&quot;Result&quot;))" office:value-type="float" office:value="56" calcext:value-type="float">
            <text:p>56</text:p>
          </table:table-cell>
          <table:table-cell table:style-name="ce24" table:formula="of:=SUM([.CT4:.CT7])+ORG.OPENOFFICE.STYLE(IF(ORG.OPENOFFICE.CURRENT()&gt;[.CT3];&quot;Red highlight&quot;;&quot;Result&quot;))" office:value-type="float" office:value="57" calcext:value-type="float">
            <text:p>57</text:p>
          </table:table-cell>
          <table:table-cell table:style-name="ce24" table:formula="of:=SUM([.CU4:.CU7])+ORG.OPENOFFICE.STYLE(IF(ORG.OPENOFFICE.CURRENT()&gt;[.CU3];&quot;Red highlight&quot;;&quot;Result&quot;))" office:value-type="float" office:value="57" calcext:value-type="float">
            <text:p>57</text:p>
          </table:table-cell>
          <table:table-cell table:style-name="ce24" table:formula="of:=SUM([.CV4:.CV7])+ORG.OPENOFFICE.STYLE(IF(ORG.OPENOFFICE.CURRENT()&gt;[.CV3];&quot;Red highlight&quot;;&quot;Result&quot;))" office:value-type="float" office:value="57" calcext:value-type="float">
            <text:p>57</text:p>
          </table:table-cell>
          <table:table-cell table:style-name="ce24" table:formula="of:=SUM([.CW4:.CW7])+ORG.OPENOFFICE.STYLE(IF(ORG.OPENOFFICE.CURRENT()&gt;[.CW3];&quot;Red highlight&quot;;&quot;Result&quot;))" office:value-type="float" office:value="57" calcext:value-type="float">
            <text:p>57</text:p>
          </table:table-cell>
          <table:table-cell table:style-name="ce24" table:formula="of:=SUM([.CX4:.CX7])+ORG.OPENOFFICE.STYLE(IF(ORG.OPENOFFICE.CURRENT()&gt;[.CX3];&quot;Red highlight&quot;;&quot;Result&quot;))" office:value-type="float" office:value="58" calcext:value-type="float">
            <text:p>58</text:p>
          </table:table-cell>
          <table:table-cell table:style-name="ce24" table:formula="of:=SUM([.CY4:.CY7])+ORG.OPENOFFICE.STYLE(IF(ORG.OPENOFFICE.CURRENT()&gt;[.CY3];&quot;Red highlight&quot;;&quot;Result&quot;))" office:value-type="float" office:value="58" calcext:value-type="float">
            <text:p>58</text:p>
          </table:table-cell>
          <table:table-cell table:style-name="ce24" table:formula="of:=SUM([.CZ4:.CZ7])+ORG.OPENOFFICE.STYLE(IF(ORG.OPENOFFICE.CURRENT()&gt;[.CZ3];&quot;Red highlight&quot;;&quot;Result&quot;))" office:value-type="float" office:value="58" calcext:value-type="float">
            <text:p>58</text:p>
          </table:table-cell>
          <table:table-cell table:style-name="ce24" table:formula="of:=SUM([.DA4:.DA7])+ORG.OPENOFFICE.STYLE(IF(ORG.OPENOFFICE.CURRENT()&gt;[.DA3];&quot;Red highlight&quot;;&quot;Result&quot;))" office:value-type="float" office:value="58" calcext:value-type="float">
            <text:p>58</text:p>
          </table:table-cell>
          <table:table-cell table:style-name="ce24" table:formula="of:=SUM([.DB4:.DB7])+ORG.OPENOFFICE.STYLE(IF(ORG.OPENOFFICE.CURRENT()&gt;[.DB3];&quot;Red highlight&quot;;&quot;Result&quot;))" office:value-type="float" office:value="59" calcext:value-type="float">
            <text:p>59</text:p>
          </table:table-cell>
          <table:table-cell table:style-name="ce24" table:formula="of:=SUM([.DC4:.DC7])+ORG.OPENOFFICE.STYLE(IF(ORG.OPENOFFICE.CURRENT()&gt;[.DC3];&quot;Red highlight&quot;;&quot;Result&quot;))" office:value-type="float" office:value="60" calcext:value-type="float">
            <text:p>60</text:p>
          </table:table-cell>
          <table:table-cell table:style-name="ce24" table:formula="of:=SUM([.DD4:.DD7])+ORG.OPENOFFICE.STYLE(IF(ORG.OPENOFFICE.CURRENT()&gt;[.DD3];&quot;Red highlight&quot;;&quot;Result&quot;))" office:value-type="float" office:value="62" calcext:value-type="float">
            <text:p>62</text:p>
          </table:table-cell>
          <table:table-cell table:style-name="ce24" table:formula="of:=SUM([.DE4:.DE7])+ORG.OPENOFFICE.STYLE(IF(ORG.OPENOFFICE.CURRENT()&gt;[.DE3];&quot;Red highlight&quot;;&quot;Result&quot;))" office:value-type="float" office:value="62" calcext:value-type="float">
            <text:p>62</text:p>
          </table:table-cell>
          <table:table-cell table:style-name="ce24" table:formula="of:=SUM([.DF4:.DF7])+ORG.OPENOFFICE.STYLE(IF(ORG.OPENOFFICE.CURRENT()&gt;[.DF3];&quot;Red highlight&quot;;&quot;Result&quot;))" office:value-type="float" office:value="62" calcext:value-type="float">
            <text:p>62</text:p>
          </table:table-cell>
          <table:table-cell table:style-name="ce24" table:formula="of:=SUM([.DG4:.DG7])+ORG.OPENOFFICE.STYLE(IF(ORG.OPENOFFICE.CURRENT()&gt;[.DG3];&quot;Red highlight&quot;;&quot;Result&quot;))" office:value-type="float" office:value="62" calcext:value-type="float">
            <text:p>62</text:p>
          </table:table-cell>
          <table:table-cell table:style-name="ce24" table:formula="of:=SUM([.DH4:.DH7])+ORG.OPENOFFICE.STYLE(IF(ORG.OPENOFFICE.CURRENT()&gt;[.DH3];&quot;Red highlight&quot;;&quot;Result&quot;))" office:value-type="float" office:value="65" calcext:value-type="float">
            <text:p>65</text:p>
          </table:table-cell>
          <table:table-cell table:style-name="ce24" table:formula="of:=SUM([.DI4:.DI7])+ORG.OPENOFFICE.STYLE(IF(ORG.OPENOFFICE.CURRENT()&gt;[.DI3];&quot;Red highlight&quot;;&quot;Result&quot;))" office:value-type="float" office:value="65" calcext:value-type="float">
            <text:p>65</text:p>
          </table:table-cell>
          <table:table-cell table:style-name="ce24" table:formula="of:=SUM([.DJ4:.DJ7])+ORG.OPENOFFICE.STYLE(IF(ORG.OPENOFFICE.CURRENT()&gt;[.DJ3];&quot;Red highlight&quot;;&quot;Result&quot;))" office:value-type="float" office:value="66" calcext:value-type="float">
            <text:p>66</text:p>
          </table:table-cell>
          <table:table-cell table:style-name="ce24" table:formula="of:=SUM([.DK4:.DK7])+ORG.OPENOFFICE.STYLE(IF(ORG.OPENOFFICE.CURRENT()&gt;[.DK3];&quot;Red highlight&quot;;&quot;Result&quot;))" office:value-type="float" office:value="66" calcext:value-type="float">
            <text:p>66</text:p>
          </table:table-cell>
          <table:table-cell table:style-name="ce24" table:formula="of:=SUM([.DL4:.DL7])+ORG.OPENOFFICE.STYLE(IF(ORG.OPENOFFICE.CURRENT()&gt;[.DL3];&quot;Red highlight&quot;;&quot;Result&quot;))" office:value-type="float" office:value="66" calcext:value-type="float">
            <text:p>66</text:p>
          </table:table-cell>
          <table:table-cell table:style-name="ce24" table:formula="of:=SUM([.DM4:.DM7])+ORG.OPENOFFICE.STYLE(IF(ORG.OPENOFFICE.CURRENT()&gt;[.DM3];&quot;Red highlight&quot;;&quot;Result&quot;))" office:value-type="float" office:value="67" calcext:value-type="float">
            <text:p>67</text:p>
          </table:table-cell>
          <table:table-cell table:style-name="ce24" table:formula="of:=SUM([.DN4:.DN7])+ORG.OPENOFFICE.STYLE(IF(ORG.OPENOFFICE.CURRENT()&gt;[.DN3];&quot;Red highlight&quot;;&quot;Result&quot;))" office:value-type="float" office:value="67" calcext:value-type="float">
            <text:p>67</text:p>
          </table:table-cell>
          <table:table-cell table:style-name="ce24" table:formula="of:=SUM([.DO4:.DO7])+ORG.OPENOFFICE.STYLE(IF(ORG.OPENOFFICE.CURRENT()&gt;[.DO3];&quot;Red highlight&quot;;&quot;Result&quot;))" office:value-type="float" office:value="67" calcext:value-type="float">
            <text:p>67</text:p>
          </table:table-cell>
          <table:table-cell table:style-name="ce24" table:formula="of:=SUM([.DP4:.DP7])+ORG.OPENOFFICE.STYLE(IF(ORG.OPENOFFICE.CURRENT()&gt;[.DP3];&quot;Red highlight&quot;;&quot;Result&quot;))" office:value-type="float" office:value="69" calcext:value-type="float">
            <text:p>69</text:p>
          </table:table-cell>
          <table:table-cell table:style-name="ce24" table:formula="of:=SUM([.DQ4:.DQ7])+ORG.OPENOFFICE.STYLE(IF(ORG.OPENOFFICE.CURRENT()&gt;[.DQ3];&quot;Red highlight&quot;;&quot;Result&quot;))" office:value-type="float" office:value="69" calcext:value-type="float">
            <text:p>69</text:p>
          </table:table-cell>
          <table:table-cell table:style-name="ce24" table:formula="of:=SUM([.DR4:.DR7])+ORG.OPENOFFICE.STYLE(IF(ORG.OPENOFFICE.CURRENT()&gt;[.DR3];&quot;Red highlight&quot;;&quot;Result&quot;))" office:value-type="float" office:value="71" calcext:value-type="float">
            <text:p>71</text:p>
          </table:table-cell>
          <table:table-cell table:style-name="ce24" table:formula="of:=SUM([.DS4:.DS7])+ORG.OPENOFFICE.STYLE(IF(ORG.OPENOFFICE.CURRENT()&gt;[.DS3];&quot;Red highlight&quot;;&quot;Result&quot;))" office:value-type="float" office:value="71" calcext:value-type="float">
            <text:p>71</text:p>
          </table:table-cell>
          <table:table-cell table:style-name="ce24" table:formula="of:=SUM([.DT4:.DT7])+ORG.OPENOFFICE.STYLE(IF(ORG.OPENOFFICE.CURRENT()&gt;[.DT3];&quot;Red highlight&quot;;&quot;Result&quot;))" office:value-type="float" office:value="71" calcext:value-type="float">
            <text:p>71</text:p>
          </table:table-cell>
        </table:table-row>
        <table:table-row table:style-name="ro2">
          <table:table-cell/>
          <table:table-cell table:formula="of:=[.B3]-[.B8]" office:value-type="float" office:value="0" calcext:value-type="float">
            <text:p>0</text:p>
          </table:table-cell>
          <table:table-cell table:formula="of:=[.C3]-[.C8]" office:value-type="float" office:value="1" calcext:value-type="float">
            <text:p>1</text:p>
          </table:table-cell>
          <table:table-cell table:formula="of:=[.D3]-[.D8]" office:value-type="float" office:value="2" calcext:value-type="float">
            <text:p>2</text:p>
          </table:table-cell>
          <table:table-cell table:formula="of:=[.E3]-[.E8]" office:value-type="float" office:value="3" calcext:value-type="float">
            <text:p>3</text:p>
          </table:table-cell>
          <table:table-cell table:formula="of:=[.F3]-[.F8]" office:value-type="float" office:value="4" calcext:value-type="float">
            <text:p>4</text:p>
          </table:table-cell>
          <table:table-cell table:formula="of:=[.G3]-[.G8]" office:value-type="float" office:value="4" calcext:value-type="float">
            <text:p>4</text:p>
          </table:table-cell>
          <table:table-cell table:formula="of:=[.H3]-[.H8]" office:value-type="float" office:value="5" calcext:value-type="float">
            <text:p>5</text:p>
          </table:table-cell>
          <table:table-cell table:formula="of:=[.I3]-[.I8]" office:value-type="float" office:value="6" calcext:value-type="float">
            <text:p>6</text:p>
          </table:table-cell>
          <table:table-cell table:formula="of:=[.J3]-[.J8]" office:value-type="float" office:value="6" calcext:value-type="float">
            <text:p>6</text:p>
          </table:table-cell>
          <table:table-cell table:formula="of:=[.K3]-[.K8]" office:value-type="float" office:value="7" calcext:value-type="float">
            <text:p>7</text:p>
          </table:table-cell>
          <table:table-cell table:formula="of:=[.L3]-[.L8]" office:value-type="float" office:value="3" calcext:value-type="float">
            <text:p>3</text:p>
          </table:table-cell>
          <table:table-cell table:formula="of:=[.M3]-[.M8]" office:value-type="float" office:value="4" calcext:value-type="float">
            <text:p>4</text:p>
          </table:table-cell>
          <table:table-cell table:formula="of:=[.N3]-[.N8]" office:value-type="float" office:value="5" calcext:value-type="float">
            <text:p>5</text:p>
          </table:table-cell>
          <table:table-cell table:formula="of:=[.O3]-[.O8]" office:value-type="float" office:value="6" calcext:value-type="float">
            <text:p>6</text:p>
          </table:table-cell>
          <table:table-cell table:formula="of:=[.P3]-[.P8]" office:value-type="float" office:value="7" calcext:value-type="float">
            <text:p>7</text:p>
          </table:table-cell>
          <table:table-cell table:formula="of:=[.Q3]-[.Q8]" office:value-type="float" office:value="7" calcext:value-type="float">
            <text:p>7</text:p>
          </table:table-cell>
          <table:table-cell table:formula="of:=[.R3]-[.R8]" office:value-type="float" office:value="7" calcext:value-type="float">
            <text:p>7</text:p>
          </table:table-cell>
          <table:table-cell table:formula="of:=[.S3]-[.S8]" office:value-type="float" office:value="8" calcext:value-type="float">
            <text:p>8</text:p>
          </table:table-cell>
          <table:table-cell table:formula="of:=[.T3]-[.T8]" office:value-type="float" office:value="9" calcext:value-type="float">
            <text:p>9</text:p>
          </table:table-cell>
          <table:table-cell table:formula="of:=[.U3]-[.U8]" office:value-type="float" office:value="10" calcext:value-type="float">
            <text:p>10</text:p>
          </table:table-cell>
          <table:table-cell table:formula="of:=[.V3]-[.V8]" office:value-type="float" office:value="10" calcext:value-type="float">
            <text:p>10</text:p>
          </table:table-cell>
          <table:table-cell table:formula="of:=[.W3]-[.W8]" office:value-type="float" office:value="11" calcext:value-type="float">
            <text:p>11</text:p>
          </table:table-cell>
          <table:table-cell table:formula="of:=[.X3]-[.X8]" office:value-type="float" office:value="10" calcext:value-type="float">
            <text:p>10</text:p>
          </table:table-cell>
          <table:table-cell table:formula="of:=[.Y3]-[.Y8]" office:value-type="float" office:value="11" calcext:value-type="float">
            <text:p>11</text:p>
          </table:table-cell>
          <table:table-cell table:formula="of:=[.Z3]-[.Z8]" office:value-type="float" office:value="11" calcext:value-type="float">
            <text:p>11</text:p>
          </table:table-cell>
          <table:table-cell table:formula="of:=[.AA3]-[.AA8]" office:value-type="float" office:value="11" calcext:value-type="float">
            <text:p>11</text:p>
          </table:table-cell>
          <table:table-cell table:formula="of:=[.AB3]-[.AB8]" office:value-type="float" office:value="12" calcext:value-type="float">
            <text:p>12</text:p>
          </table:table-cell>
          <table:table-cell table:formula="of:=[.AC3]-[.AC8]" office:value-type="float" office:value="13" calcext:value-type="float">
            <text:p>13</text:p>
          </table:table-cell>
          <table:table-cell table:formula="of:=[.AD3]-[.AD8]" office:value-type="float" office:value="14" calcext:value-type="float">
            <text:p>14</text:p>
          </table:table-cell>
          <table:table-cell table:formula="of:=[.AE3]-[.AE8]" office:value-type="float" office:value="15" calcext:value-type="float">
            <text:p>15</text:p>
          </table:table-cell>
          <table:table-cell table:formula="of:=[.AF3]-[.AF8]" office:value-type="float" office:value="13" calcext:value-type="float">
            <text:p>13</text:p>
          </table:table-cell>
          <table:table-cell table:formula="of:=[.AG3]-[.AG8]" office:value-type="float" office:value="14" calcext:value-type="float">
            <text:p>14</text:p>
          </table:table-cell>
          <table:table-cell table:formula="of:=[.AH3]-[.AH8]" office:value-type="float" office:value="14" calcext:value-type="float">
            <text:p>14</text:p>
          </table:table-cell>
          <table:table-cell table:formula="of:=[.AI3]-[.AI8]" office:value-type="float" office:value="15" calcext:value-type="float">
            <text:p>15</text:p>
          </table:table-cell>
          <table:table-cell table:formula="of:=[.AJ3]-[.AJ8]" office:value-type="float" office:value="14" calcext:value-type="float">
            <text:p>14</text:p>
          </table:table-cell>
          <table:table-cell table:formula="of:=[.AK3]-[.AK8]" office:value-type="float" office:value="14" calcext:value-type="float">
            <text:p>14</text:p>
          </table:table-cell>
          <table:table-cell table:formula="of:=[.AL3]-[.AL8]" office:value-type="float" office:value="15" calcext:value-type="float">
            <text:p>15</text:p>
          </table:table-cell>
          <table:table-cell table:formula="of:=[.AM3]-[.AM8]" office:value-type="float" office:value="16" calcext:value-type="float">
            <text:p>16</text:p>
          </table:table-cell>
          <table:table-cell table:formula="of:=[.AN3]-[.AN8]" office:value-type="float" office:value="17" calcext:value-type="float">
            <text:p>17</text:p>
          </table:table-cell>
          <table:table-cell table:formula="of:=[.AO3]-[.AO8]" office:value-type="float" office:value="18" calcext:value-type="float">
            <text:p>18</text:p>
          </table:table-cell>
          <table:table-cell table:formula="of:=[.AP3]-[.AP8]" office:value-type="float" office:value="17" calcext:value-type="float">
            <text:p>17</text:p>
          </table:table-cell>
          <table:table-cell table:formula="of:=[.AQ3]-[.AQ8]" office:value-type="float" office:value="18" calcext:value-type="float">
            <text:p>18</text:p>
          </table:table-cell>
          <table:table-cell table:formula="of:=[.AR3]-[.AR8]" office:value-type="float" office:value="19" calcext:value-type="float">
            <text:p>19</text:p>
          </table:table-cell>
          <table:table-cell table:formula="of:=[.AS3]-[.AS8]" office:value-type="float" office:value="20" calcext:value-type="float">
            <text:p>20</text:p>
          </table:table-cell>
          <table:table-cell table:formula="of:=[.AT3]-[.AT8]" office:value-type="float" office:value="21" calcext:value-type="float">
            <text:p>21</text:p>
          </table:table-cell>
          <table:table-cell table:formula="of:=[.AU3]-[.AU8]" office:value-type="float" office:value="21" calcext:value-type="float">
            <text:p>21</text:p>
          </table:table-cell>
          <table:table-cell table:formula="of:=[.AV3]-[.AV8]" office:value-type="float" office:value="20" calcext:value-type="float">
            <text:p>20</text:p>
          </table:table-cell>
          <table:table-cell table:formula="of:=[.AW3]-[.AW8]" office:value-type="float" office:value="21" calcext:value-type="float">
            <text:p>21</text:p>
          </table:table-cell>
          <table:table-cell table:formula="of:=[.AX3]-[.AX8]" office:value-type="float" office:value="21" calcext:value-type="float">
            <text:p>21</text:p>
          </table:table-cell>
          <table:table-cell table:formula="of:=[.AY3]-[.AY8]" office:value-type="float" office:value="22" calcext:value-type="float">
            <text:p>22</text:p>
          </table:table-cell>
          <table:table-cell table:formula="of:=[.AZ3]-[.AZ8]" office:value-type="float" office:value="20" calcext:value-type="float">
            <text:p>20</text:p>
          </table:table-cell>
          <table:table-cell table:formula="of:=[.BA3]-[.BA8]" office:value-type="float" office:value="21" calcext:value-type="float">
            <text:p>21</text:p>
          </table:table-cell>
          <table:table-cell table:formula="of:=[.BB3]-[.BB8]" office:value-type="float" office:value="22" calcext:value-type="float">
            <text:p>22</text:p>
          </table:table-cell>
          <table:table-cell table:formula="of:=[.BC3]-[.BC8]" office:value-type="float" office:value="23" calcext:value-type="float">
            <text:p>23</text:p>
          </table:table-cell>
          <table:table-cell table:formula="of:=[.BD3]-[.BD8]" office:value-type="float" office:value="24" calcext:value-type="float">
            <text:p>24</text:p>
          </table:table-cell>
          <table:table-cell table:formula="of:=[.BE3]-[.BE8]" office:value-type="float" office:value="24" calcext:value-type="float">
            <text:p>24</text:p>
          </table:table-cell>
          <table:table-cell table:formula="of:=[.BF3]-[.BF8]" office:value-type="float" office:value="24" calcext:value-type="float">
            <text:p>24</text:p>
          </table:table-cell>
          <table:table-cell table:formula="of:=[.BG3]-[.BG8]" office:value-type="float" office:value="25" calcext:value-type="float">
            <text:p>25</text:p>
          </table:table-cell>
          <table:table-cell table:formula="of:=[.BH3]-[.BH8]" office:value-type="float" office:value="24" calcext:value-type="float">
            <text:p>24</text:p>
          </table:table-cell>
          <table:table-cell table:formula="of:=[.BI3]-[.BI8]" office:value-type="float" office:value="25" calcext:value-type="float">
            <text:p>25</text:p>
          </table:table-cell>
          <table:table-cell table:formula="of:=[.BJ3]-[.BJ8]" office:value-type="float" office:value="25" calcext:value-type="float">
            <text:p>25</text:p>
          </table:table-cell>
          <table:table-cell table:formula="of:=[.BK3]-[.BK8]" office:value-type="float" office:value="26" calcext:value-type="float">
            <text:p>26</text:p>
          </table:table-cell>
          <table:table-cell table:formula="of:=[.BL3]-[.BL8]" office:value-type="float" office:value="27" calcext:value-type="float">
            <text:p>27</text:p>
          </table:table-cell>
          <table:table-cell table:formula="of:=[.BM3]-[.BM8]" office:value-type="float" office:value="28" calcext:value-type="float">
            <text:p>28</text:p>
          </table:table-cell>
          <table:table-cell table:formula="of:=[.BN3]-[.BN8]" office:value-type="float" office:value="28" calcext:value-type="float">
            <text:p>28</text:p>
          </table:table-cell>
          <table:table-cell table:formula="of:=[.BO3]-[.BO8]" office:value-type="float" office:value="28" calcext:value-type="float">
            <text:p>28</text:p>
          </table:table-cell>
          <table:table-cell table:formula="of:=[.BP3]-[.BP8]" office:value-type="float" office:value="29" calcext:value-type="float">
            <text:p>29</text:p>
          </table:table-cell>
          <table:table-cell table:formula="of:=[.BQ3]-[.BQ8]" office:value-type="float" office:value="30" calcext:value-type="float">
            <text:p>30</text:p>
          </table:table-cell>
          <table:table-cell table:formula="of:=[.BR3]-[.BR8]" office:value-type="float" office:value="31" calcext:value-type="float">
            <text:p>31</text:p>
          </table:table-cell>
          <table:table-cell table:formula="of:=[.BS3]-[.BS8]" office:value-type="float" office:value="32" calcext:value-type="float">
            <text:p>32</text:p>
          </table:table-cell>
          <table:table-cell table:formula="of:=[.BT3]-[.BT8]" office:value-type="float" office:value="28" calcext:value-type="float">
            <text:p>28</text:p>
          </table:table-cell>
          <table:table-cell table:formula="of:=[.BU3]-[.BU8]" office:value-type="float" office:value="29" calcext:value-type="float">
            <text:p>29</text:p>
          </table:table-cell>
          <table:table-cell table:formula="of:=[.BV3]-[.BV8]" office:value-type="float" office:value="29" calcext:value-type="float">
            <text:p>29</text:p>
          </table:table-cell>
          <table:table-cell table:formula="of:=[.BW3]-[.BW8]" office:value-type="float" office:value="30" calcext:value-type="float">
            <text:p>30</text:p>
          </table:table-cell>
          <table:table-cell table:formula="of:=[.BX3]-[.BX8]" office:value-type="float" office:value="31" calcext:value-type="float">
            <text:p>31</text:p>
          </table:table-cell>
          <table:table-cell table:formula="of:=[.BY3]-[.BY8]" office:value-type="float" office:value="31" calcext:value-type="float">
            <text:p>31</text:p>
          </table:table-cell>
          <table:table-cell table:formula="of:=[.BZ3]-[.BZ8]" office:value-type="float" office:value="32" calcext:value-type="float">
            <text:p>32</text:p>
          </table:table-cell>
          <table:table-cell table:formula="of:=[.CA3]-[.CA8]" office:value-type="float" office:value="33" calcext:value-type="float">
            <text:p>33</text:p>
          </table:table-cell>
          <table:table-cell table:formula="of:=[.CB3]-[.CB8]" office:value-type="float" office:value="34" calcext:value-type="float">
            <text:p>34</text:p>
          </table:table-cell>
          <table:table-cell table:formula="of:=[.CC3]-[.CC8]" office:value-type="float" office:value="35" calcext:value-type="float">
            <text:p>35</text:p>
          </table:table-cell>
          <table:table-cell table:formula="of:=[.CD3]-[.CD8]" office:value-type="float" office:value="34" calcext:value-type="float">
            <text:p>34</text:p>
          </table:table-cell>
          <table:table-cell table:formula="of:=[.CE3]-[.CE8]" office:value-type="float" office:value="35" calcext:value-type="float">
            <text:p>35</text:p>
          </table:table-cell>
          <table:table-cell table:formula="of:=[.CF3]-[.CF8]" office:value-type="float" office:value="34" calcext:value-type="float">
            <text:p>34</text:p>
          </table:table-cell>
          <table:table-cell table:formula="of:=[.CG3]-[.CG8]" office:value-type="float" office:value="35" calcext:value-type="float">
            <text:p>35</text:p>
          </table:table-cell>
          <table:table-cell table:formula="of:=[.CH3]-[.CH8]" office:value-type="float" office:value="36" calcext:value-type="float">
            <text:p>36</text:p>
          </table:table-cell>
          <table:table-cell table:formula="of:=[.CI3]-[.CI8]" office:value-type="float" office:value="36" calcext:value-type="float">
            <text:p>36</text:p>
          </table:table-cell>
          <table:table-cell table:formula="of:=[.CJ3]-[.CJ8]" office:value-type="float" office:value="37" calcext:value-type="float">
            <text:p>37</text:p>
          </table:table-cell>
          <table:table-cell table:formula="of:=[.CK3]-[.CK8]" office:value-type="float" office:value="38" calcext:value-type="float">
            <text:p>38</text:p>
          </table:table-cell>
          <table:table-cell table:formula="of:=[.CL3]-[.CL8]" office:value-type="float" office:value="38" calcext:value-type="float">
            <text:p>38</text:p>
          </table:table-cell>
          <table:table-cell table:formula="of:=[.CM3]-[.CM8]" office:value-type="float" office:value="39" calcext:value-type="float">
            <text:p>39</text:p>
          </table:table-cell>
          <table:table-cell table:formula="of:=[.CN3]-[.CN8]" office:value-type="float" office:value="37" calcext:value-type="float">
            <text:p>37</text:p>
          </table:table-cell>
          <table:table-cell table:formula="of:=[.CO3]-[.CO8]" office:value-type="float" office:value="38" calcext:value-type="float">
            <text:p>38</text:p>
          </table:table-cell>
          <table:table-cell table:formula="of:=[.CP3]-[.CP8]" office:value-type="float" office:value="39" calcext:value-type="float">
            <text:p>39</text:p>
          </table:table-cell>
          <table:table-cell table:formula="of:=[.CQ3]-[.CQ8]" office:value-type="float" office:value="40" calcext:value-type="float">
            <text:p>40</text:p>
          </table:table-cell>
          <table:table-cell table:formula="of:=[.CR3]-[.CR8]" office:value-type="float" office:value="39" calcext:value-type="float">
            <text:p>39</text:p>
          </table:table-cell>
          <table:table-cell table:formula="of:=[.CS3]-[.CS8]" office:value-type="float" office:value="39" calcext:value-type="float">
            <text:p>39</text:p>
          </table:table-cell>
          <table:table-cell table:formula="of:=[.CT3]-[.CT8]" office:value-type="float" office:value="39" calcext:value-type="float">
            <text:p>39</text:p>
          </table:table-cell>
          <table:table-cell table:formula="of:=[.CU3]-[.CU8]" office:value-type="float" office:value="40" calcext:value-type="float">
            <text:p>40</text:p>
          </table:table-cell>
          <table:table-cell table:formula="of:=[.CV3]-[.CV8]" office:value-type="float" office:value="41" calcext:value-type="float">
            <text:p>41</text:p>
          </table:table-cell>
          <table:table-cell table:formula="of:=[.CW3]-[.CW8]" office:value-type="float" office:value="42" calcext:value-type="float">
            <text:p>42</text:p>
          </table:table-cell>
          <table:table-cell table:formula="of:=[.CX3]-[.CX8]" office:value-type="float" office:value="42" calcext:value-type="float">
            <text:p>42</text:p>
          </table:table-cell>
          <table:table-cell table:formula="of:=[.CY3]-[.CY8]" office:value-type="float" office:value="43" calcext:value-type="float">
            <text:p>43</text:p>
          </table:table-cell>
          <table:table-cell table:formula="of:=[.CZ3]-[.CZ8]" office:value-type="float" office:value="44" calcext:value-type="float">
            <text:p>44</text:p>
          </table:table-cell>
          <table:table-cell table:formula="of:=[.DA3]-[.DA8]" office:value-type="float" office:value="45" calcext:value-type="float">
            <text:p>45</text:p>
          </table:table-cell>
          <table:table-cell table:formula="of:=[.DB3]-[.DB8]" office:value-type="float" office:value="45" calcext:value-type="float">
            <text:p>45</text:p>
          </table:table-cell>
          <table:table-cell table:formula="of:=[.DC3]-[.DC8]" office:value-type="float" office:value="45" calcext:value-type="float">
            <text:p>45</text:p>
          </table:table-cell>
          <table:table-cell table:formula="of:=[.DD3]-[.DD8]" office:value-type="float" office:value="44" calcext:value-type="float">
            <text:p>44</text:p>
          </table:table-cell>
          <table:table-cell table:formula="of:=[.DE3]-[.DE8]" office:value-type="float" office:value="45" calcext:value-type="float">
            <text:p>45</text:p>
          </table:table-cell>
          <table:table-cell table:formula="of:=[.DF3]-[.DF8]" office:value-type="float" office:value="46" calcext:value-type="float">
            <text:p>46</text:p>
          </table:table-cell>
          <table:table-cell table:formula="of:=[.DG3]-[.DG8]" office:value-type="float" office:value="47" calcext:value-type="float">
            <text:p>47</text:p>
          </table:table-cell>
          <table:table-cell table:formula="of:=[.DH3]-[.DH8]" office:value-type="float" office:value="45" calcext:value-type="float">
            <text:p>45</text:p>
          </table:table-cell>
          <table:table-cell table:formula="of:=[.DI3]-[.DI8]" office:value-type="float" office:value="46" calcext:value-type="float">
            <text:p>46</text:p>
          </table:table-cell>
          <table:table-cell table:formula="of:=[.DJ3]-[.DJ8]" office:value-type="float" office:value="46" calcext:value-type="float">
            <text:p>46</text:p>
          </table:table-cell>
          <table:table-cell table:formula="of:=[.DK3]-[.DK8]" office:value-type="float" office:value="47" calcext:value-type="float">
            <text:p>47</text:p>
          </table:table-cell>
          <table:table-cell table:formula="of:=[.DL3]-[.DL8]" office:value-type="float" office:value="48" calcext:value-type="float">
            <text:p>48</text:p>
          </table:table-cell>
          <table:table-cell table:formula="of:=[.DM3]-[.DM8]" office:value-type="float" office:value="48" calcext:value-type="float">
            <text:p>48</text:p>
          </table:table-cell>
          <table:table-cell table:formula="of:=[.DN3]-[.DN8]" office:value-type="float" office:value="49" calcext:value-type="float">
            <text:p>49</text:p>
          </table:table-cell>
          <table:table-cell table:formula="of:=[.DO3]-[.DO8]" office:value-type="float" office:value="50" calcext:value-type="float">
            <text:p>50</text:p>
          </table:table-cell>
          <table:table-cell table:formula="of:=[.DP3]-[.DP8]" office:value-type="float" office:value="49" calcext:value-type="float">
            <text:p>49</text:p>
          </table:table-cell>
          <table:table-cell table:formula="of:=[.DQ3]-[.DQ8]" office:value-type="float" office:value="50" calcext:value-type="float">
            <text:p>50</text:p>
          </table:table-cell>
          <table:table-cell table:formula="of:=[.DR3]-[.DR8]" office:value-type="float" office:value="49" calcext:value-type="float">
            <text:p>49</text:p>
          </table:table-cell>
          <table:table-cell table:formula="of:=[.DS3]-[.DS8]" office:value-type="float" office:value="50" calcext:value-type="float">
            <text:p>50</text:p>
          </table:table-cell>
          <table:table-cell table:formula="of:=[.DT3]-[.DT8]"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office:annotation draw:style-name="gr8" draw:text-style-name="P2" svg:width="94.93pt" svg:height="53.4pt" svg:x="72.09pt" svg:y="25.63pt" draw:caption-point-x="-8.14pt" draw:caption-point-y="88.95pt">
              <dc:date>2008-04-10T00:00:00</dc:date>
              <text:p text:style-name="P1"><text:span text:style-name="T1">only valid at deadline points</text:span></text:p>
            </office:annotation>
            <text:p>difference</text:p>
          </table:table-cell>
          <table:table-cell table:formula="of:=IF(OR([.B3]=[EDF.I25];[.B3]=[EDF.I26];[.B3]=[EDF.I27];[.B3]=[EDF.I28]);[.B9];100000000)" office:value-type="float" office:value="100000000" calcext:value-type="float">
            <text:p>100000000</text:p>
          </table:table-cell>
          <table:table-cell table:formula="of:=IF(OR([.C3]=[EDF.J25];[.C3]=[EDF.J26];[.C3]=[EDF.J27];[.C3]=[EDF.J28]);[.C9];100000000)" office:value-type="float" office:value="100000000" calcext:value-type="float">
            <text:p>100000000</text:p>
          </table:table-cell>
          <table:table-cell table:formula="of:=IF(OR([.D3]=[EDF.K25];[.D3]=[EDF.K26];[.D3]=[EDF.K27];[.D3]=[EDF.K28]);[.D9];100000000)" office:value-type="float" office:value="100000000" calcext:value-type="float">
            <text:p>100000000</text:p>
          </table:table-cell>
          <table:table-cell table:formula="of:=IF(OR([.E3]=[EDF.L25];[.E3]=[EDF.L26];[.E3]=[EDF.L27];[.E3]=[EDF.L28]);[.E9];100000000)" office:value-type="float" office:value="100000000" calcext:value-type="float">
            <text:p>100000000</text:p>
          </table:table-cell>
          <table:table-cell table:formula="of:=IF(OR([.F3]=[EDF.M25];[.F3]=[EDF.M26];[.F3]=[EDF.M27];[.F3]=[EDF.M28]);[.F9];100000000)" office:value-type="float" office:value="100000000" calcext:value-type="float">
            <text:p>100000000</text:p>
          </table:table-cell>
          <table:table-cell table:formula="of:=IF(OR([.G3]=[EDF.N25];[.G3]=[EDF.N26];[.G3]=[EDF.N27];[.G3]=[EDF.N28]);[.G9];100000000)" office:value-type="float" office:value="100000000" calcext:value-type="float">
            <text:p>100000000</text:p>
          </table:table-cell>
          <table:table-cell table:formula="of:=IF(OR([.H3]=[EDF.O25];[.H3]=[EDF.O26];[.H3]=[EDF.O27];[.H3]=[EDF.O28]);[.H9];100000000)" office:value-type="float" office:value="100000000" calcext:value-type="float">
            <text:p>100000000</text:p>
          </table:table-cell>
          <table:table-cell table:formula="of:=IF(OR([.I3]=[EDF.P25];[.I3]=[EDF.P26];[.I3]=[EDF.P27];[.I3]=[EDF.P28]);[.I9];100000000)" office:value-type="float" office:value="100000000" calcext:value-type="float">
            <text:p>100000000</text:p>
          </table:table-cell>
          <table:table-cell table:formula="of:=IF(OR([.J3]=[EDF.Q25];[.J3]=[EDF.Q26];[.J3]=[EDF.Q27];[.J3]=[EDF.Q28]);[.J9];100000000)" office:value-type="float" office:value="6" calcext:value-type="float">
            <text:p>6</text:p>
          </table:table-cell>
          <table:table-cell table:formula="of:=IF(OR([.K3]=[EDF.R25];[.K3]=[EDF.R26];[.K3]=[EDF.R27];[.K3]=[EDF.R28]);[.K9];100000000)" office:value-type="float" office:value="100000000" calcext:value-type="float">
            <text:p>100000000</text:p>
          </table:table-cell>
          <table:table-cell table:formula="of:=IF(OR([.L3]=[EDF.S25];[.L3]=[EDF.S26];[.L3]=[EDF.S27];[.L3]=[EDF.S28]);[.L9];100000000)" office:value-type="float" office:value="3" calcext:value-type="float">
            <text:p>3</text:p>
          </table:table-cell>
          <table:table-cell table:formula="of:=IF(OR([.M3]=[EDF.T25];[.M3]=[EDF.T26];[.M3]=[EDF.T27];[.M3]=[EDF.T28]);[.M9];100000000)" office:value-type="float" office:value="100000000" calcext:value-type="float">
            <text:p>100000000</text:p>
          </table:table-cell>
          <table:table-cell table:formula="of:=IF(OR([.N3]=[EDF.U25];[.N3]=[EDF.U26];[.N3]=[EDF.U27];[.N3]=[EDF.U28]);[.N9];100000000)" office:value-type="float" office:value="100000000" calcext:value-type="float">
            <text:p>100000000</text:p>
          </table:table-cell>
          <table:table-cell table:formula="of:=IF(OR([.O3]=[EDF.V25];[.O3]=[EDF.V26];[.O3]=[EDF.V27];[.O3]=[EDF.V28]);[.O9];100000000)" office:value-type="float" office:value="100000000" calcext:value-type="float">
            <text:p>100000000</text:p>
          </table:table-cell>
          <table:table-cell table:formula="of:=IF(OR([.P3]=[EDF.W25];[.P3]=[EDF.W26];[.P3]=[EDF.W27];[.P3]=[EDF.W28]);[.P9];100000000)" office:value-type="float" office:value="100000000" calcext:value-type="float">
            <text:p>100000000</text:p>
          </table:table-cell>
          <table:table-cell table:formula="of:=IF(OR([.Q3]=[EDF.X25];[.Q3]=[EDF.X26];[.Q3]=[EDF.X27];[.Q3]=[EDF.X28]);[.Q9];100000000)" office:value-type="float" office:value="100000000" calcext:value-type="float">
            <text:p>100000000</text:p>
          </table:table-cell>
          <table:table-cell table:formula="of:=IF(OR([.R3]=[EDF.Y25];[.R3]=[EDF.Y26];[.R3]=[EDF.Y27];[.R3]=[EDF.Y28]);[.R9];100000000)" office:value-type="float" office:value="7" calcext:value-type="float">
            <text:p>7</text:p>
          </table:table-cell>
          <table:table-cell table:formula="of:=IF(OR([.S3]=[EDF.Z25];[.S3]=[EDF.Z26];[.S3]=[EDF.Z27];[.S3]=[EDF.Z28]);[.S9];100000000)" office:value-type="float" office:value="100000000" calcext:value-type="float">
            <text:p>100000000</text:p>
          </table:table-cell>
          <table:table-cell table:formula="of:=IF(OR([.T3]=[EDF.AA25];[.T3]=[EDF.AA26];[.T3]=[EDF.AA27];[.T3]=[EDF.AA28]);[.T9];100000000)" office:value-type="float" office:value="100000000" calcext:value-type="float">
            <text:p>100000000</text:p>
          </table:table-cell>
          <table:table-cell table:formula="of:=IF(OR([.U3]=[EDF.AB25];[.U3]=[EDF.AB26];[.U3]=[EDF.AB27];[.U3]=[EDF.AB28]);[.U9];100000000)" office:value-type="float" office:value="100000000" calcext:value-type="float">
            <text:p>100000000</text:p>
          </table:table-cell>
          <table:table-cell table:formula="of:=IF(OR([.V3]=[EDF.AC25];[.V3]=[EDF.AC26];[.V3]=[EDF.AC27];[.V3]=[EDF.AC28]);[.V9];100000000)" office:value-type="float" office:value="100000000" calcext:value-type="float">
            <text:p>100000000</text:p>
          </table:table-cell>
          <table:table-cell table:formula="of:=IF(OR([.W3]=[EDF.AD25];[.W3]=[EDF.AD26];[.W3]=[EDF.AD27];[.W3]=[EDF.AD28]);[.W9];100000000)" office:value-type="float" office:value="100000000" calcext:value-type="float">
            <text:p>100000000</text:p>
          </table:table-cell>
          <table:table-cell table:formula="of:=IF(OR([.X3]=[EDF.AE25];[.X3]=[EDF.AE26];[.X3]=[EDF.AE27];[.X3]=[EDF.AE28]);[.X9];100000000)" office:value-type="float" office:value="10" calcext:value-type="float">
            <text:p>10</text:p>
          </table:table-cell>
          <table:table-cell table:formula="of:=IF(OR([.Y3]=[EDF.AF25];[.Y3]=[EDF.AF26];[.Y3]=[EDF.AF27];[.Y3]=[EDF.AF28]);[.Y9];100000000)" office:value-type="float" office:value="100000000" calcext:value-type="float">
            <text:p>100000000</text:p>
          </table:table-cell>
          <table:table-cell table:formula="of:=IF(OR([.Z3]=[EDF.AG25];[.Z3]=[EDF.AG26];[.Z3]=[EDF.AG27];[.Z3]=[EDF.AG28]);[.Z9];100000000)" office:value-type="float" office:value="11" calcext:value-type="float">
            <text:p>11</text:p>
          </table:table-cell>
          <table:table-cell table:formula="of:=IF(OR([.AA3]=[EDF.AH25];[.AA3]=[EDF.AH26];[.AA3]=[EDF.AH27];[.AA3]=[EDF.AH28]);[.AA9];100000000)" office:value-type="float" office:value="100000000" calcext:value-type="float">
            <text:p>100000000</text:p>
          </table:table-cell>
          <table:table-cell table:formula="of:=IF(OR([.AB3]=[EDF.AI25];[.AB3]=[EDF.AI26];[.AB3]=[EDF.AI27];[.AB3]=[EDF.AI28]);[.AB9];100000000)" office:value-type="float" office:value="100000000" calcext:value-type="float">
            <text:p>100000000</text:p>
          </table:table-cell>
          <table:table-cell table:formula="of:=IF(OR([.AC3]=[EDF.AJ25];[.AC3]=[EDF.AJ26];[.AC3]=[EDF.AJ27];[.AC3]=[EDF.AJ28]);[.AC9];100000000)" office:value-type="float" office:value="100000000" calcext:value-type="float">
            <text:p>100000000</text:p>
          </table:table-cell>
          <table:table-cell table:formula="of:=IF(OR([.AD3]=[EDF.AK25];[.AD3]=[EDF.AK26];[.AD3]=[EDF.AK27];[.AD3]=[EDF.AK28]);[.AD9];100000000)" office:value-type="float" office:value="100000000" calcext:value-type="float">
            <text:p>100000000</text:p>
          </table:table-cell>
          <table:table-cell table:formula="of:=IF(OR([.AE3]=[EDF.AL25];[.AE3]=[EDF.AL26];[.AE3]=[EDF.AL27];[.AE3]=[EDF.AL28]);[.AE9];100000000)" office:value-type="float" office:value="100000000" calcext:value-type="float">
            <text:p>100000000</text:p>
          </table:table-cell>
          <table:table-cell table:formula="of:=IF(OR([.AF3]=[EDF.AM25];[.AF3]=[EDF.AM26];[.AF3]=[EDF.AM27];[.AF3]=[EDF.AM28]);[.AF9];100000000)" office:value-type="float" office:value="13" calcext:value-type="float">
            <text:p>13</text:p>
          </table:table-cell>
          <table:table-cell table:formula="of:=IF(OR([.AG3]=[EDF.AN25];[.AG3]=[EDF.AN26];[.AG3]=[EDF.AN27];[.AG3]=[EDF.AN28]);[.AG9];100000000)" office:value-type="float" office:value="100000000" calcext:value-type="float">
            <text:p>100000000</text:p>
          </table:table-cell>
          <table:table-cell table:formula="of:=IF(OR([.AH3]=[EDF.AO25];[.AH3]=[EDF.AO26];[.AH3]=[EDF.AO27];[.AH3]=[EDF.AO28]);[.AH9];100000000)" office:value-type="float" office:value="14" calcext:value-type="float">
            <text:p>14</text:p>
          </table:table-cell>
          <table:table-cell table:formula="of:=IF(OR([.AI3]=[EDF.AP25];[.AI3]=[EDF.AP26];[.AI3]=[EDF.AP27];[.AI3]=[EDF.AP28]);[.AI9];100000000)" office:value-type="float" office:value="100000000" calcext:value-type="float">
            <text:p>100000000</text:p>
          </table:table-cell>
          <table:table-cell table:formula="of:=IF(OR([.AJ3]=[EDF.AQ25];[.AJ3]=[EDF.AQ26];[.AJ3]=[EDF.AQ27];[.AJ3]=[EDF.AQ28]);[.AJ9];100000000)" office:value-type="float" office:value="14" calcext:value-type="float">
            <text:p>14</text:p>
          </table:table-cell>
          <table:table-cell table:formula="of:=IF(OR([.AK3]=[EDF.AR25];[.AK3]=[EDF.AR26];[.AK3]=[EDF.AR27];[.AK3]=[EDF.AR28]);[.AK9];100000000)" office:value-type="float" office:value="100000000" calcext:value-type="float">
            <text:p>100000000</text:p>
          </table:table-cell>
          <table:table-cell table:formula="of:=IF(OR([.AL3]=[EDF.AS25];[.AL3]=[EDF.AS26];[.AL3]=[EDF.AS27];[.AL3]=[EDF.AS28]);[.AL9];100000000)" office:value-type="float" office:value="100000000" calcext:value-type="float">
            <text:p>100000000</text:p>
          </table:table-cell>
          <table:table-cell table:formula="of:=IF(OR([.AM3]=[EDF.AT25];[.AM3]=[EDF.AT26];[.AM3]=[EDF.AT27];[.AM3]=[EDF.AT28]);[.AM9];100000000)" office:value-type="float" office:value="100000000" calcext:value-type="float">
            <text:p>100000000</text:p>
          </table:table-cell>
          <table:table-cell table:formula="of:=IF(OR([.AN3]=[EDF.AU25];[.AN3]=[EDF.AU26];[.AN3]=[EDF.AU27];[.AN3]=[EDF.AU28]);[.AN9];100000000)" office:value-type="float" office:value="100000000" calcext:value-type="float">
            <text:p>100000000</text:p>
          </table:table-cell>
          <table:table-cell table:formula="of:=IF(OR([.AO3]=[EDF.AV25];[.AO3]=[EDF.AV26];[.AO3]=[EDF.AV27];[.AO3]=[EDF.AV28]);[.AO9];100000000)" office:value-type="float" office:value="100000000" calcext:value-type="float">
            <text:p>100000000</text:p>
          </table:table-cell>
          <table:table-cell table:formula="of:=IF(OR([.AP3]=[EDF.AW25];[.AP3]=[EDF.AW26];[.AP3]=[EDF.AW27];[.AP3]=[EDF.AW28]);[.AP9];100000000)" office:value-type="float" office:value="17" calcext:value-type="float">
            <text:p>17</text:p>
          </table:table-cell>
          <table:table-cell table:formula="of:=IF(OR([.AQ3]=[EDF.AX25];[.AQ3]=[EDF.AX26];[.AQ3]=[EDF.AX27];[.AQ3]=[EDF.AX28]);[.AQ9];100000000)" office:value-type="float" office:value="100000000" calcext:value-type="float">
            <text:p>100000000</text:p>
          </table:table-cell>
          <table:table-cell table:formula="of:=IF(OR([.AR3]=[EDF.AY25];[.AR3]=[EDF.AY26];[.AR3]=[EDF.AY27];[.AR3]=[EDF.AY28]);[.AR9];100000000)" office:value-type="float" office:value="100000000" calcext:value-type="float">
            <text:p>100000000</text:p>
          </table:table-cell>
          <table:table-cell table:formula="of:=IF(OR([.AS3]=[EDF.AZ25];[.AS3]=[EDF.AZ26];[.AS3]=[EDF.AZ27];[.AS3]=[EDF.AZ28]);[.AS9];100000000)" office:value-type="float" office:value="100000000" calcext:value-type="float">
            <text:p>100000000</text:p>
          </table:table-cell>
          <table:table-cell table:formula="of:=IF(OR([.AT3]=[EDF.BA25];[.AT3]=[EDF.BA26];[.AT3]=[EDF.BA27];[.AT3]=[EDF.BA28]);[.AT9];100000000)" office:value-type="float" office:value="100000000" calcext:value-type="float">
            <text:p>100000000</text:p>
          </table:table-cell>
          <table:table-cell table:formula="of:=IF(OR([.AU3]=[EDF.BB25];[.AU3]=[EDF.BB26];[.AU3]=[EDF.BB27];[.AU3]=[EDF.BB28]);[.AU9];100000000)" office:value-type="float" office:value="100000000" calcext:value-type="float">
            <text:p>100000000</text:p>
          </table:table-cell>
          <table:table-cell table:formula="of:=IF(OR([.AV3]=[EDF.BC25];[.AV3]=[EDF.BC26];[.AV3]=[EDF.BC27];[.AV3]=[EDF.BC28]);[.AV9];100000000)" office:value-type="float" office:value="20" calcext:value-type="float">
            <text:p>20</text:p>
          </table:table-cell>
          <table:table-cell table:formula="of:=IF(OR([.AW3]=[EDF.BD25];[.AW3]=[EDF.BD26];[.AW3]=[EDF.BD27];[.AW3]=[EDF.BD28]);[.AW9];100000000)" office:value-type="float" office:value="100000000" calcext:value-type="float">
            <text:p>100000000</text:p>
          </table:table-cell>
          <table:table-cell table:formula="of:=IF(OR([.AX3]=[EDF.BE25];[.AX3]=[EDF.BE26];[.AX3]=[EDF.BE27];[.AX3]=[EDF.BE28]);[.AX9];100000000)" office:value-type="float" office:value="21" calcext:value-type="float">
            <text:p>21</text:p>
          </table:table-cell>
          <table:table-cell table:formula="of:=IF(OR([.AY3]=[EDF.BF25];[.AY3]=[EDF.BF26];[.AY3]=[EDF.BF27];[.AY3]=[EDF.BF28]);[.AY9];100000000)" office:value-type="float" office:value="100000000" calcext:value-type="float">
            <text:p>100000000</text:p>
          </table:table-cell>
          <table:table-cell table:formula="of:=IF(OR([.AZ3]=[EDF.BG25];[.AZ3]=[EDF.BG26];[.AZ3]=[EDF.BG27];[.AZ3]=[EDF.BG28]);[.AZ9];100000000)" office:value-type="float" office:value="20" calcext:value-type="float">
            <text:p>20</text:p>
          </table:table-cell>
          <table:table-cell table:formula="of:=IF(OR([.BA3]=[EDF.BH25];[.BA3]=[EDF.BH26];[.BA3]=[EDF.BH27];[.BA3]=[EDF.BH28]);[.BA9];100000000)" office:value-type="float" office:value="100000000" calcext:value-type="float">
            <text:p>100000000</text:p>
          </table:table-cell>
          <table:table-cell table:formula="of:=IF(OR([.BB3]=[EDF.BI25];[.BB3]=[EDF.BI26];[.BB3]=[EDF.BI27];[.BB3]=[EDF.BI28]);[.BB9];100000000)" office:value-type="float" office:value="100000000" calcext:value-type="float">
            <text:p>100000000</text:p>
          </table:table-cell>
          <table:table-cell table:formula="of:=IF(OR([.BC3]=[EDF.BJ25];[.BC3]=[EDF.BJ26];[.BC3]=[EDF.BJ27];[.BC3]=[EDF.BJ28]);[.BC9];100000000)" office:value-type="float" office:value="100000000" calcext:value-type="float">
            <text:p>100000000</text:p>
          </table:table-cell>
          <table:table-cell table:formula="of:=IF(OR([.BD3]=[EDF.BK25];[.BD3]=[EDF.BK26];[.BD3]=[EDF.BK27];[.BD3]=[EDF.BK28]);[.BD9];100000000)" office:value-type="float" office:value="100000000" calcext:value-type="float">
            <text:p>100000000</text:p>
          </table:table-cell>
          <table:table-cell table:formula="of:=IF(OR([.BE3]=[EDF.BL25];[.BE3]=[EDF.BL26];[.BE3]=[EDF.BL27];[.BE3]=[EDF.BL28]);[.BE9];100000000)" office:value-type="float" office:value="100000000" calcext:value-type="float">
            <text:p>100000000</text:p>
          </table:table-cell>
          <table:table-cell table:formula="of:=IF(OR([.BF3]=[EDF.BM25];[.BF3]=[EDF.BM26];[.BF3]=[EDF.BM27];[.BF3]=[EDF.BM28]);[.BF9];100000000)" office:value-type="float" office:value="24" calcext:value-type="float">
            <text:p>24</text:p>
          </table:table-cell>
          <table:table-cell table:formula="of:=IF(OR([.BG3]=[EDF.BN25];[.BG3]=[EDF.BN26];[.BG3]=[EDF.BN27];[.BG3]=[EDF.BN28]);[.BG9];100000000)" office:value-type="float" office:value="100000000" calcext:value-type="float">
            <text:p>100000000</text:p>
          </table:table-cell>
          <table:table-cell table:formula="of:=IF(OR([.BH3]=[EDF.BO25];[.BH3]=[EDF.BO26];[.BH3]=[EDF.BO27];[.BH3]=[EDF.BO28]);[.BH9];100000000)" office:value-type="float" office:value="24" calcext:value-type="float">
            <text:p>24</text:p>
          </table:table-cell>
          <table:table-cell table:formula="of:=IF(OR([.BI3]=[EDF.BP25];[.BI3]=[EDF.BP26];[.BI3]=[EDF.BP27];[.BI3]=[EDF.BP28]);[.BI9];100000000)" office:value-type="float" office:value="100000000" calcext:value-type="float">
            <text:p>100000000</text:p>
          </table:table-cell>
          <table:table-cell table:formula="of:=IF(OR([.BJ3]=[EDF.BQ25];[.BJ3]=[EDF.BQ26];[.BJ3]=[EDF.BQ27];[.BJ3]=[EDF.BQ28]);[.BJ9];100000000)" office:value-type="float" office:value="100000000" calcext:value-type="float">
            <text:p>100000000</text:p>
          </table:table-cell>
          <table:table-cell table:formula="of:=IF(OR([.BK3]=[EDF.BR25];[.BK3]=[EDF.BR26];[.BK3]=[EDF.BR27];[.BK3]=[EDF.BR28]);[.BK9];100000000)" office:value-type="float" office:value="100000000" calcext:value-type="float">
            <text:p>100000000</text:p>
          </table:table-cell>
          <table:table-cell table:formula="of:=IF(OR([.BL3]=[EDF.BS25];[.BL3]=[EDF.BS26];[.BL3]=[EDF.BS27];[.BL3]=[EDF.BS28]);[.BL9];100000000)" office:value-type="float" office:value="100000000" calcext:value-type="float">
            <text:p>100000000</text:p>
          </table:table-cell>
          <table:table-cell table:formula="of:=IF(OR([.BM3]=[EDF.BT25];[.BM3]=[EDF.BT26];[.BM3]=[EDF.BT27];[.BM3]=[EDF.BT28]);[.BM9];100000000)" office:value-type="float" office:value="100000000" calcext:value-type="float">
            <text:p>100000000</text:p>
          </table:table-cell>
          <table:table-cell table:formula="of:=IF(OR([.BN3]=[EDF.BU25];[.BN3]=[EDF.BU26];[.BN3]=[EDF.BU27];[.BN3]=[EDF.BU28]);[.BN9];100000000)" office:value-type="float" office:value="28" calcext:value-type="float">
            <text:p>28</text:p>
          </table:table-cell>
          <table:table-cell table:formula="of:=IF(OR([.BO3]=[EDF.BV25];[.BO3]=[EDF.BV26];[.BO3]=[EDF.BV27];[.BO3]=[EDF.BV28]);[.BO9];100000000)" office:value-type="float" office:value="100000000" calcext:value-type="float">
            <text:p>100000000</text:p>
          </table:table-cell>
          <table:table-cell table:formula="of:=IF(OR([.BP3]=[EDF.BW25];[.BP3]=[EDF.BW26];[.BP3]=[EDF.BW27];[.BP3]=[EDF.BW28]);[.BP9];100000000)" office:value-type="float" office:value="100000000" calcext:value-type="float">
            <text:p>100000000</text:p>
          </table:table-cell>
          <table:table-cell table:formula="of:=IF(OR([.BQ3]=[EDF.BX25];[.BQ3]=[EDF.BX26];[.BQ3]=[EDF.BX27];[.BQ3]=[EDF.BX28]);[.BQ9];100000000)" office:value-type="float" office:value="100000000" calcext:value-type="float">
            <text:p>100000000</text:p>
          </table:table-cell>
          <table:table-cell table:formula="of:=IF(OR([.BR3]=[EDF.BY25];[.BR3]=[EDF.BY26];[.BR3]=[EDF.BY27];[.BR3]=[EDF.BY28]);[.BR9];100000000)" office:value-type="float" office:value="100000000" calcext:value-type="float">
            <text:p>100000000</text:p>
          </table:table-cell>
          <table:table-cell table:formula="of:=IF(OR([.BS3]=[EDF.BZ25];[.BS3]=[EDF.BZ26];[.BS3]=[EDF.BZ27];[.BS3]=[EDF.BZ28]);[.BS9];100000000)" office:value-type="float" office:value="100000000" calcext:value-type="float">
            <text:p>100000000</text:p>
          </table:table-cell>
          <table:table-cell table:formula="of:=IF(OR([.BT3]=[EDF.CA25];[.BT3]=[EDF.CA26];[.BT3]=[EDF.CA27];[.BT3]=[EDF.CA28]);[.BT9];100000000)" office:value-type="float" office:value="28" calcext:value-type="float">
            <text:p>28</text:p>
          </table:table-cell>
          <table:table-cell table:formula="of:=IF(OR([.BU3]=[EDF.CB25];[.BU3]=[EDF.CB26];[.BU3]=[EDF.CB27];[.BU3]=[EDF.CB28]);[.BU9];100000000)" office:value-type="float" office:value="100000000" calcext:value-type="float">
            <text:p>100000000</text:p>
          </table:table-cell>
          <table:table-cell table:formula="of:=IF(OR([.BV3]=[EDF.CC25];[.BV3]=[EDF.CC26];[.BV3]=[EDF.CC27];[.BV3]=[EDF.CC28]);[.BV9];100000000)" office:value-type="float" office:value="29" calcext:value-type="float">
            <text:p>29</text:p>
          </table:table-cell>
          <table:table-cell table:formula="of:=IF(OR([.BW3]=[EDF.CD25];[.BW3]=[EDF.CD26];[.BW3]=[EDF.CD27];[.BW3]=[EDF.CD28]);[.BW9];100000000)" office:value-type="float" office:value="100000000" calcext:value-type="float">
            <text:p>100000000</text:p>
          </table:table-cell>
          <table:table-cell table:formula="of:=IF(OR([.BX3]=[EDF.CE25];[.BX3]=[EDF.CE26];[.BX3]=[EDF.CE27];[.BX3]=[EDF.CE28]);[.BX9];100000000)" office:value-type="float" office:value="100000000" calcext:value-type="float">
            <text:p>100000000</text:p>
          </table:table-cell>
          <table:table-cell table:formula="of:=IF(OR([.BY3]=[EDF.CF25];[.BY3]=[EDF.CF26];[.BY3]=[EDF.CF27];[.BY3]=[EDF.CF28]);[.BY9];100000000)" office:value-type="float" office:value="100000000" calcext:value-type="float">
            <text:p>100000000</text:p>
          </table:table-cell>
          <table:table-cell table:formula="of:=IF(OR([.BZ3]=[EDF.CG25];[.BZ3]=[EDF.CG26];[.BZ3]=[EDF.CG27];[.BZ3]=[EDF.CG28]);[.BZ9];100000000)" office:value-type="float" office:value="100000000" calcext:value-type="float">
            <text:p>100000000</text:p>
          </table:table-cell>
          <table:table-cell table:formula="of:=IF(OR([.CA3]=[EDF.CH25];[.CA3]=[EDF.CH26];[.CA3]=[EDF.CH27];[.CA3]=[EDF.CH28]);[.CA9];100000000)" office:value-type="float" office:value="100000000" calcext:value-type="float">
            <text:p>100000000</text:p>
          </table:table-cell>
          <table:table-cell table:formula="of:=IF(OR([.CB3]=[EDF.CI25];[.CB3]=[EDF.CI26];[.CB3]=[EDF.CI27];[.CB3]=[EDF.CI28]);[.CB9];100000000)" office:value-type="float" office:value="100000000" calcext:value-type="float">
            <text:p>100000000</text:p>
          </table:table-cell>
          <table:table-cell table:formula="of:=IF(OR([.CC3]=[EDF.CJ25];[.CC3]=[EDF.CJ26];[.CC3]=[EDF.CJ27];[.CC3]=[EDF.CJ28]);[.CC9];100000000)" office:value-type="float" office:value="100000000" calcext:value-type="float">
            <text:p>100000000</text:p>
          </table:table-cell>
          <table:table-cell table:formula="of:=IF(OR([.CD3]=[EDF.CK25];[.CD3]=[EDF.CK26];[.CD3]=[EDF.CK27];[.CD3]=[EDF.CK28]);[.CD9];100000000)" office:value-type="float" office:value="34" calcext:value-type="float">
            <text:p>34</text:p>
          </table:table-cell>
          <table:table-cell table:formula="of:=IF(OR([.CE3]=[EDF.CL25];[.CE3]=[EDF.CL26];[.CE3]=[EDF.CL27];[.CE3]=[EDF.CL28]);[.CE9];100000000)" office:value-type="float" office:value="100000000" calcext:value-type="float">
            <text:p>100000000</text:p>
          </table:table-cell>
          <table:table-cell table:formula="of:=IF(OR([.CF3]=[EDF.CM25];[.CF3]=[EDF.CM26];[.CF3]=[EDF.CM27];[.CF3]=[EDF.CM28]);[.CF9];100000000)" office:value-type="float" office:value="34" calcext:value-type="float">
            <text:p>34</text:p>
          </table:table-cell>
          <table:table-cell table:formula="of:=IF(OR([.CG3]=[EDF.CN25];[.CG3]=[EDF.CN26];[.CG3]=[EDF.CN27];[.CG3]=[EDF.CN28]);[.CG9];100000000)" office:value-type="float" office:value="100000000" calcext:value-type="float">
            <text:p>100000000</text:p>
          </table:table-cell>
          <table:table-cell table:formula="of:=IF(OR([.CH3]=[EDF.CO25];[.CH3]=[EDF.CO26];[.CH3]=[EDF.CO27];[.CH3]=[EDF.CO28]);[.CH9];100000000)" office:value-type="float" office:value="100000000" calcext:value-type="float">
            <text:p>100000000</text:p>
          </table:table-cell>
          <table:table-cell table:formula="of:=IF(OR([.CI3]=[EDF.CP25];[.CI3]=[EDF.CP26];[.CI3]=[EDF.CP27];[.CI3]=[EDF.CP28]);[.CI9];100000000)" office:value-type="float" office:value="100000000" calcext:value-type="float">
            <text:p>100000000</text:p>
          </table:table-cell>
          <table:table-cell table:formula="of:=IF(OR([.CJ3]=[EDF.CQ25];[.CJ3]=[EDF.CQ26];[.CJ3]=[EDF.CQ27];[.CJ3]=[EDF.CQ28]);[.CJ9];100000000)" office:value-type="float" office:value="100000000" calcext:value-type="float">
            <text:p>100000000</text:p>
          </table:table-cell>
          <table:table-cell table:formula="of:=IF(OR([.CK3]=[EDF.CR25];[.CK3]=[EDF.CR26];[.CK3]=[EDF.CR27];[.CK3]=[EDF.CR28]);[.CK9];100000000)" office:value-type="float" office:value="100000000" calcext:value-type="float">
            <text:p>100000000</text:p>
          </table:table-cell>
          <table:table-cell table:formula="of:=IF(OR([.CL3]=[EDF.CS25];[.CL3]=[EDF.CS26];[.CL3]=[EDF.CS27];[.CL3]=[EDF.CS28]);[.CL9];100000000)" office:value-type="float" office:value="38" calcext:value-type="float">
            <text:p>38</text:p>
          </table:table-cell>
          <table:table-cell table:formula="of:=IF(OR([.CM3]=[EDF.CT25];[.CM3]=[EDF.CT26];[.CM3]=[EDF.CT27];[.CM3]=[EDF.CT28]);[.CM9];100000000)" office:value-type="float" office:value="100000000" calcext:value-type="float">
            <text:p>100000000</text:p>
          </table:table-cell>
          <table:table-cell table:formula="of:=IF(OR([.CN3]=[EDF.CU25];[.CN3]=[EDF.CU26];[.CN3]=[EDF.CU27];[.CN3]=[EDF.CU28]);[.CN9];100000000)" office:value-type="float" office:value="37" calcext:value-type="float">
            <text:p>37</text:p>
          </table:table-cell>
          <table:table-cell table:formula="of:=IF(OR([.CO3]=[EDF.CV25];[.CO3]=[EDF.CV26];[.CO3]=[EDF.CV27];[.CO3]=[EDF.CV28]);[.CO9];100000000)" office:value-type="float" office:value="100000000" calcext:value-type="float">
            <text:p>100000000</text:p>
          </table:table-cell>
          <table:table-cell table:formula="of:=IF(OR([.CP3]=[EDF.CW25];[.CP3]=[EDF.CW26];[.CP3]=[EDF.CW27];[.CP3]=[EDF.CW28]);[.CP9];100000000)" office:value-type="float" office:value="100000000" calcext:value-type="float">
            <text:p>100000000</text:p>
          </table:table-cell>
          <table:table-cell table:formula="of:=IF(OR([.CQ3]=[EDF.CX25];[.CQ3]=[EDF.CX26];[.CQ3]=[EDF.CX27];[.CQ3]=[EDF.CX28]);[.CQ9];100000000)" office:value-type="float" office:value="100000000" calcext:value-type="float">
            <text:p>100000000</text:p>
          </table:table-cell>
          <table:table-cell table:formula="of:=IF(OR([.CR3]=[EDF.CY25];[.CR3]=[EDF.CY26];[.CR3]=[EDF.CY27];[.CR3]=[EDF.CY28]);[.CR9];100000000)" office:value-type="float" office:value="39" calcext:value-type="float">
            <text:p>39</text:p>
          </table:table-cell>
          <table:table-cell table:formula="of:=IF(OR([.CS3]=[EDF.CZ25];[.CS3]=[EDF.CZ26];[.CS3]=[EDF.CZ27];[.CS3]=[EDF.CZ28]);[.CS9];100000000)" office:value-type="float" office:value="100000000" calcext:value-type="float">
            <text:p>100000000</text:p>
          </table:table-cell>
          <table:table-cell table:formula="of:=IF(OR([.CT3]=[EDF.DA25];[.CT3]=[EDF.DA26];[.CT3]=[EDF.DA27];[.CT3]=[EDF.DA28]);[.CT9];100000000)" office:value-type="float" office:value="39" calcext:value-type="float">
            <text:p>39</text:p>
          </table:table-cell>
          <table:table-cell table:formula="of:=IF(OR([.CU3]=[EDF.DB25];[.CU3]=[EDF.DB26];[.CU3]=[EDF.DB27];[.CU3]=[EDF.DB28]);[.CU9];100000000)" office:value-type="float" office:value="100000000" calcext:value-type="float">
            <text:p>100000000</text:p>
          </table:table-cell>
          <table:table-cell table:formula="of:=IF(OR([.CV3]=[EDF.DC25];[.CV3]=[EDF.DC26];[.CV3]=[EDF.DC27];[.CV3]=[EDF.DC28]);[.CV9];100000000)" office:value-type="float" office:value="100000000" calcext:value-type="float">
            <text:p>100000000</text:p>
          </table:table-cell>
          <table:table-cell table:formula="of:=IF(OR([.CW3]=[EDF.DD25];[.CW3]=[EDF.DD26];[.CW3]=[EDF.DD27];[.CW3]=[EDF.DD28]);[.CW9];100000000)" office:value-type="float" office:value="100000000" calcext:value-type="float">
            <text:p>100000000</text:p>
          </table:table-cell>
          <table:table-cell table:formula="of:=IF(OR([.CX3]=[EDF.DE25];[.CX3]=[EDF.DE26];[.CX3]=[EDF.DE27];[.CX3]=[EDF.DE28]);[.CX9];100000000)" office:value-type="float" office:value="100000000" calcext:value-type="float">
            <text:p>100000000</text:p>
          </table:table-cell>
          <table:table-cell table:formula="of:=IF(OR([.CY3]=[EDF.DF25];[.CY3]=[EDF.DF26];[.CY3]=[EDF.DF27];[.CY3]=[EDF.DF28]);[.CY9];100000000)" office:value-type="float" office:value="100000000" calcext:value-type="float">
            <text:p>100000000</text:p>
          </table:table-cell>
          <table:table-cell table:formula="of:=IF(OR([.CZ3]=[EDF.DG25];[.CZ3]=[EDF.DG26];[.CZ3]=[EDF.DG27];[.CZ3]=[EDF.DG28]);[.CZ9];100000000)" office:value-type="float" office:value="100000000" calcext:value-type="float">
            <text:p>100000000</text:p>
          </table:table-cell>
          <table:table-cell table:formula="of:=IF(OR([.DA3]=[EDF.DH25];[.DA3]=[EDF.DH26];[.DA3]=[EDF.DH27];[.DA3]=[EDF.DH28]);[.DA9];100000000)" office:value-type="float" office:value="100000000" calcext:value-type="float">
            <text:p>100000000</text:p>
          </table:table-cell>
          <table:table-cell table:formula="of:=IF(OR([.DB3]=[EDF.DI25];[.DB3]=[EDF.DI26];[.DB3]=[EDF.DI27];[.DB3]=[EDF.DI28]);[.DB9];100000000)" office:value-type="float" office:value="45" calcext:value-type="float">
            <text:p>45</text:p>
          </table:table-cell>
          <table:table-cell table:formula="of:=IF(OR([.DC3]=[EDF.DJ25];[.DC3]=[EDF.DJ26];[.DC3]=[EDF.DJ27];[.DC3]=[EDF.DJ28]);[.DC9];100000000)" office:value-type="float" office:value="100000000" calcext:value-type="float">
            <text:p>100000000</text:p>
          </table:table-cell>
          <table:table-cell table:formula="of:=IF(OR([.DD3]=[EDF.DK25];[.DD3]=[EDF.DK26];[.DD3]=[EDF.DK27];[.DD3]=[EDF.DK28]);[.DD9];100000000)" office:value-type="float" office:value="44" calcext:value-type="float">
            <text:p>44</text:p>
          </table:table-cell>
          <table:table-cell table:formula="of:=IF(OR([.DE3]=[EDF.DL25];[.DE3]=[EDF.DL26];[.DE3]=[EDF.DL27];[.DE3]=[EDF.DL28]);[.DE9];100000000)" office:value-type="float" office:value="100000000" calcext:value-type="float">
            <text:p>100000000</text:p>
          </table:table-cell>
          <table:table-cell table:formula="of:=IF(OR([.DF3]=[EDF.DM25];[.DF3]=[EDF.DM26];[.DF3]=[EDF.DM27];[.DF3]=[EDF.DM28]);[.DF9];100000000)" office:value-type="float" office:value="100000000" calcext:value-type="float">
            <text:p>100000000</text:p>
          </table:table-cell>
          <table:table-cell table:formula="of:=IF(OR([.DG3]=[EDF.DN25];[.DG3]=[EDF.DN26];[.DG3]=[EDF.DN27];[.DG3]=[EDF.DN28]);[.DG9];100000000)" office:value-type="float" office:value="100000000" calcext:value-type="float">
            <text:p>100000000</text:p>
          </table:table-cell>
          <table:table-cell table:formula="of:=IF(OR([.DH3]=[EDF.DO25];[.DH3]=[EDF.DO26];[.DH3]=[EDF.DO27];[.DH3]=[EDF.DO28]);[.DH9];100000000)" office:value-type="float" office:value="45" calcext:value-type="float">
            <text:p>45</text:p>
          </table:table-cell>
          <table:table-cell table:formula="of:=IF(OR([.DI3]=[EDF.DP25];[.DI3]=[EDF.DP26];[.DI3]=[EDF.DP27];[.DI3]=[EDF.DP28]);[.DI9];100000000)" office:value-type="float" office:value="100000000" calcext:value-type="float">
            <text:p>100000000</text:p>
          </table:table-cell>
          <table:table-cell table:formula="of:=IF(OR([.DJ3]=[EDF.DQ25];[.DJ3]=[EDF.DQ26];[.DJ3]=[EDF.DQ27];[.DJ3]=[EDF.DQ28]);[.DJ9];100000000)" office:value-type="float" office:value="46" calcext:value-type="float">
            <text:p>46</text:p>
          </table:table-cell>
          <table:table-cell table:formula="of:=IF(OR([.DK3]=[EDF.DR25];[.DK3]=[EDF.DR26];[.DK3]=[EDF.DR27];[.DK3]=[EDF.DR28]);[.DK9];100000000)" office:value-type="float" office:value="100000000" calcext:value-type="float">
            <text:p>100000000</text:p>
          </table:table-cell>
          <table:table-cell table:formula="of:=IF(OR([.DL3]=[EDF.DS25];[.DL3]=[EDF.DS26];[.DL3]=[EDF.DS27];[.DL3]=[EDF.DS28]);[.DL9];100000000)" office:value-type="float" office:value="100000000" calcext:value-type="float">
            <text:p>100000000</text:p>
          </table:table-cell>
          <table:table-cell table:formula="of:=IF(OR([.DM3]=[EDF.DT25];[.DM3]=[EDF.DT26];[.DM3]=[EDF.DT27];[.DM3]=[EDF.DT28]);[.DM9];100000000)" office:value-type="float" office:value="100000000" calcext:value-type="float">
            <text:p>100000000</text:p>
          </table:table-cell>
          <table:table-cell table:formula="of:=IF(OR([.DN3]=[EDF.DU25];[.DN3]=[EDF.DU26];[.DN3]=[EDF.DU27];[.DN3]=[EDF.DU28]);[.DN9];100000000)" office:value-type="float" office:value="100000000" calcext:value-type="float">
            <text:p>100000000</text:p>
          </table:table-cell>
          <table:table-cell table:formula="of:=IF(OR([.DO3]=[EDF.DV25];[.DO3]=[EDF.DV26];[.DO3]=[EDF.DV27];[.DO3]=[EDF.DV28]);[.DO9];100000000)" office:value-type="float" office:value="100000000" calcext:value-type="float">
            <text:p>100000000</text:p>
          </table:table-cell>
          <table:table-cell table:formula="of:=IF(OR([.DP3]=[EDF.DW25];[.DP3]=[EDF.DW26];[.DP3]=[EDF.DW27];[.DP3]=[EDF.DW28]);[.DP9];100000000)" office:value-type="float" office:value="49" calcext:value-type="float">
            <text:p>49</text:p>
          </table:table-cell>
          <table:table-cell table:formula="of:=IF(OR([.DQ3]=[EDF.DX25];[.DQ3]=[EDF.DX26];[.DQ3]=[EDF.DX27];[.DQ3]=[EDF.DX28]);[.DQ9];100000000)" office:value-type="float" office:value="100000000" calcext:value-type="float">
            <text:p>100000000</text:p>
          </table:table-cell>
          <table:table-cell table:formula="of:=IF(OR([.DR3]=[EDF.DY25];[.DR3]=[EDF.DY26];[.DR3]=[EDF.DY27];[.DR3]=[EDF.DY28]);[.DR9];100000000)" office:value-type="float" office:value="49" calcext:value-type="float">
            <text:p>49</text:p>
          </table:table-cell>
          <table:table-cell table:formula="of:=IF(OR([.DS3]=[EDF.DZ25];[.DS3]=[EDF.DZ26];[.DS3]=[EDF.DZ27];[.DS3]=[EDF.DZ28]);[.DS9];100000000)" office:value-type="float" office:value="100000000" calcext:value-type="float">
            <text:p>100000000</text:p>
          </table:table-cell>
          <table:table-cell table:formula="of:=IF(OR([.DT3]=[EDF.EA25];[.DT3]=[EDF.EA26];[.DT3]=[EDF.EA27];[.DT3]=[EDF.EA28]);[.DT9];100000000)" office:value-type="float" office:value="100000000" calcext:value-type="float">
            <text:p>100000000</text:p>
          </table:table-cell>
        </table:table-row>
        <table:table-row table:style-name="ro2">
          <table:table-cell table:number-columns-repeated="124"/>
        </table:table-row>
        <table:table-row table:style-name="ro2">
          <table:table-cell/>
          <table:table-cell>
            <draw:frame table:end-cell-address="'Demand Bound Function'.AW35" table:end-x="9.04pt" table:end-y="10.29pt" draw:z-index="0" draw:style-name="gr6" draw:text-style-name="P3" svg:width="855.75pt" svg:height="300.33pt" svg:x="1.25pt" svg:y="4.31pt">
              <loext:p draw:notify-on-update-of-ranges="'Demand Bound Function'.B3:'Demand Bound Function'.DT3 'Demand Bound Function'.B8:'Demand Bound Function'.DT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2"/>
        </table:table-row>
      </table:table>
      <table:table table:name="Other data" table:style-name="ta1" table:print="false">
        <office:forms form:automatic-focus="false" form:apply-design-mode="false"/>
        <table:table-column table:style-name="co15" table:default-cell-style-name="Default"/>
        <table:table-column table:style-name="co12" table:default-cell-style-name="Default"/>
        <table:table-column table:style-name="co16" table:number-columns-repeated="123" table:default-cell-style-name="Default"/>
        <table:table-row table:style-name="ro3" table:number-rows-repeated="2">
          <table:table-cell table:style-name="ce25"/>
          <table:table-cell table:style-name="ce9"/>
          <table:table-cell table:number-columns-repeated="46"/>
          <table:table-cell table:style-name="ce28"/>
          <table:table-cell table:number-columns-repeated="76"/>
        </table:table-row>
        <table:table-row table:style-name="ro3">
          <table:table-cell table:style-name="ce25" office:value-type="string" calcext:value-type="string">
            <text:p>Time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formula="of:=([.C3]+1)+ORG.OPENOFFICE.STYLE(IF(ORG.OPENOFFICE.CURRENT()=[.$B$4];&quot;Result&quot;;&quot;Default&quot;))" office:value-type="float" office:value="1" calcext:value-type="float">
            <text:p>1</text:p>
          </table:table-cell>
          <table:table-cell table:formula="of:=([.D3]+1)+ORG.OPENOFFICE.STYLE(IF(ORG.OPENOFFICE.CURRENT()=[.$B$4];&quot;Result&quot;;&quot;Default&quot;))" office:value-type="float" office:value="2" calcext:value-type="float">
            <text:p>2</text:p>
          </table:table-cell>
          <table:table-cell table:formula="of:=([.E3]+1)+ORG.OPENOFFICE.STYLE(IF(ORG.OPENOFFICE.CURRENT()=[.$B$4];&quot;Result&quot;;&quot;Default&quot;))" office:value-type="float" office:value="3" calcext:value-type="float">
            <text:p>3</text:p>
          </table:table-cell>
          <table:table-cell table:formula="of:=([.F3]+1)+ORG.OPENOFFICE.STYLE(IF(ORG.OPENOFFICE.CURRENT()=[.$B$4];&quot;Result&quot;;&quot;Default&quot;))" office:value-type="float" office:value="4" calcext:value-type="float">
            <text:p>4</text:p>
          </table:table-cell>
          <table:table-cell table:formula="of:=([.G3]+1)+ORG.OPENOFFICE.STYLE(IF(ORG.OPENOFFICE.CURRENT()=[.$B$4];&quot;Result&quot;;&quot;Default&quot;))" office:value-type="float" office:value="5" calcext:value-type="float">
            <text:p>5</text:p>
          </table:table-cell>
          <table:table-cell table:formula="of:=([.H3]+1)+ORG.OPENOFFICE.STYLE(IF(ORG.OPENOFFICE.CURRENT()=[.$B$4];&quot;Result&quot;;&quot;Default&quot;))" office:value-type="float" office:value="6" calcext:value-type="float">
            <text:p>6</text:p>
          </table:table-cell>
          <table:table-cell table:style-name="Result" table:formula="of:=([.I3]+1)+ORG.OPENOFFICE.STYLE(IF(ORG.OPENOFFICE.CURRENT()=[.$B$4];&quot;Result&quot;;&quot;Default&quot;))" office:value-type="float" office:value="7" calcext:value-type="float">
            <text:p>7</text:p>
          </table:table-cell>
          <table:table-cell table:formula="of:=([.J3]+1)+ORG.OPENOFFICE.STYLE(IF(ORG.OPENOFFICE.CURRENT()=[.$B$4];&quot;Result&quot;;&quot;Default&quot;))" office:value-type="float" office:value="8" calcext:value-type="float">
            <text:p>8</text:p>
          </table:table-cell>
          <table:table-cell table:formula="of:=([.K3]+1)+ORG.OPENOFFICE.STYLE(IF(ORG.OPENOFFICE.CURRENT()=[.$B$4];&quot;Result&quot;;&quot;Default&quot;))" office:value-type="float" office:value="9" calcext:value-type="float">
            <text:p>9</text:p>
          </table:table-cell>
          <table:table-cell table:formula="of:=([.L3]+1)+ORG.OPENOFFICE.STYLE(IF(ORG.OPENOFFICE.CURRENT()=[.$B$4];&quot;Result&quot;;&quot;Default&quot;))" office:value-type="float" office:value="10" calcext:value-type="float">
            <text:p>10</text:p>
          </table:table-cell>
          <table:table-cell table:formula="of:=([.M3]+1)+ORG.OPENOFFICE.STYLE(IF(ORG.OPENOFFICE.CURRENT()=[.$B$4];&quot;Result&quot;;&quot;Default&quot;))" office:value-type="float" office:value="11" calcext:value-type="float">
            <text:p>11</text:p>
          </table:table-cell>
          <table:table-cell table:formula="of:=([.N3]+1)+ORG.OPENOFFICE.STYLE(IF(ORG.OPENOFFICE.CURRENT()=[.$B$4];&quot;Result&quot;;&quot;Default&quot;))" office:value-type="float" office:value="12" calcext:value-type="float">
            <text:p>12</text:p>
          </table:table-cell>
          <table:table-cell table:formula="of:=([.O3]+1)+ORG.OPENOFFICE.STYLE(IF(ORG.OPENOFFICE.CURRENT()=[.$B$4];&quot;Result&quot;;&quot;Default&quot;))" office:value-type="float" office:value="13" calcext:value-type="float">
            <text:p>13</text:p>
          </table:table-cell>
          <table:table-cell table:formula="of:=([.P3]+1)+ORG.OPENOFFICE.STYLE(IF(ORG.OPENOFFICE.CURRENT()=[.$B$4];&quot;Result&quot;;&quot;Default&quot;))" office:value-type="float" office:value="14" calcext:value-type="float">
            <text:p>14</text:p>
          </table:table-cell>
          <table:table-cell table:formula="of:=([.Q3]+1)+ORG.OPENOFFICE.STYLE(IF(ORG.OPENOFFICE.CURRENT()=[.$B$4];&quot;Result&quot;;&quot;Default&quot;))" office:value-type="float" office:value="15" calcext:value-type="float">
            <text:p>15</text:p>
          </table:table-cell>
          <table:table-cell table:formula="of:=([.R3]+1)+ORG.OPENOFFICE.STYLE(IF(ORG.OPENOFFICE.CURRENT()=[.$B$4];&quot;Result&quot;;&quot;Default&quot;))" office:value-type="float" office:value="16" calcext:value-type="float">
            <text:p>16</text:p>
          </table:table-cell>
          <table:table-cell table:formula="of:=([.S3]+1)+ORG.OPENOFFICE.STYLE(IF(ORG.OPENOFFICE.CURRENT()=[.$B$4];&quot;Result&quot;;&quot;Default&quot;))" office:value-type="float" office:value="17" calcext:value-type="float">
            <text:p>17</text:p>
          </table:table-cell>
          <table:table-cell table:formula="of:=([.T3]+1)+ORG.OPENOFFICE.STYLE(IF(ORG.OPENOFFICE.CURRENT()=[.$B$4];&quot;Result&quot;;&quot;Default&quot;))" office:value-type="float" office:value="18" calcext:value-type="float">
            <text:p>18</text:p>
          </table:table-cell>
          <table:table-cell table:formula="of:=([.U3]+1)+ORG.OPENOFFICE.STYLE(IF(ORG.OPENOFFICE.CURRENT()=[.$B$4];&quot;Result&quot;;&quot;Default&quot;))" office:value-type="float" office:value="19" calcext:value-type="float">
            <text:p>19</text:p>
          </table:table-cell>
          <table:table-cell table:formula="of:=([.V3]+1)+ORG.OPENOFFICE.STYLE(IF(ORG.OPENOFFICE.CURRENT()=[.$B$4];&quot;Result&quot;;&quot;Default&quot;))" office:value-type="float" office:value="20" calcext:value-type="float">
            <text:p>20</text:p>
          </table:table-cell>
          <table:table-cell table:formula="of:=([.W3]+1)+ORG.OPENOFFICE.STYLE(IF(ORG.OPENOFFICE.CURRENT()=[.$B$4];&quot;Result&quot;;&quot;Default&quot;))" office:value-type="float" office:value="21" calcext:value-type="float">
            <text:p>21</text:p>
          </table:table-cell>
          <table:table-cell table:formula="of:=([.X3]+1)+ORG.OPENOFFICE.STYLE(IF(ORG.OPENOFFICE.CURRENT()=[.$B$4];&quot;Result&quot;;&quot;Default&quot;))" office:value-type="float" office:value="22" calcext:value-type="float">
            <text:p>22</text:p>
          </table:table-cell>
          <table:table-cell table:formula="of:=([.Y3]+1)+ORG.OPENOFFICE.STYLE(IF(ORG.OPENOFFICE.CURRENT()=[.$B$4];&quot;Result&quot;;&quot;Default&quot;))" office:value-type="float" office:value="23" calcext:value-type="float">
            <text:p>23</text:p>
          </table:table-cell>
          <table:table-cell table:formula="of:=([.Z3]+1)+ORG.OPENOFFICE.STYLE(IF(ORG.OPENOFFICE.CURRENT()=[.$B$4];&quot;Result&quot;;&quot;Default&quot;))" office:value-type="float" office:value="24" calcext:value-type="float">
            <text:p>24</text:p>
          </table:table-cell>
          <table:table-cell table:formula="of:=([.AA3]+1)+ORG.OPENOFFICE.STYLE(IF(ORG.OPENOFFICE.CURRENT()=[.$B$4];&quot;Result&quot;;&quot;Default&quot;))" office:value-type="float" office:value="25" calcext:value-type="float">
            <text:p>25</text:p>
          </table:table-cell>
          <table:table-cell table:formula="of:=([.AB3]+1)+ORG.OPENOFFICE.STYLE(IF(ORG.OPENOFFICE.CURRENT()=[.$B$4];&quot;Result&quot;;&quot;Default&quot;))" office:value-type="float" office:value="26" calcext:value-type="float">
            <text:p>26</text:p>
          </table:table-cell>
          <table:table-cell table:formula="of:=([.AC3]+1)+ORG.OPENOFFICE.STYLE(IF(ORG.OPENOFFICE.CURRENT()=[.$B$4];&quot;Result&quot;;&quot;Default&quot;))" office:value-type="float" office:value="27" calcext:value-type="float">
            <text:p>27</text:p>
          </table:table-cell>
          <table:table-cell table:formula="of:=([.AD3]+1)+ORG.OPENOFFICE.STYLE(IF(ORG.OPENOFFICE.CURRENT()=[.$B$4];&quot;Result&quot;;&quot;Default&quot;))" office:value-type="float" office:value="28" calcext:value-type="float">
            <text:p>28</text:p>
          </table:table-cell>
          <table:table-cell table:formula="of:=([.AE3]+1)+ORG.OPENOFFICE.STYLE(IF(ORG.OPENOFFICE.CURRENT()=[.$B$4];&quot;Result&quot;;&quot;Default&quot;))" office:value-type="float" office:value="29" calcext:value-type="float">
            <text:p>29</text:p>
          </table:table-cell>
          <table:table-cell table:formula="of:=([.AF3]+1)+ORG.OPENOFFICE.STYLE(IF(ORG.OPENOFFICE.CURRENT()=[.$B$4];&quot;Result&quot;;&quot;Default&quot;))" office:value-type="float" office:value="30" calcext:value-type="float">
            <text:p>30</text:p>
          </table:table-cell>
          <table:table-cell table:formula="of:=([.AG3]+1)+ORG.OPENOFFICE.STYLE(IF(ORG.OPENOFFICE.CURRENT()=[.$B$4];&quot;Result&quot;;&quot;Default&quot;))" office:value-type="float" office:value="31" calcext:value-type="float">
            <text:p>31</text:p>
          </table:table-cell>
          <table:table-cell table:formula="of:=([.AH3]+1)+ORG.OPENOFFICE.STYLE(IF(ORG.OPENOFFICE.CURRENT()=[.$B$4];&quot;Result&quot;;&quot;Default&quot;))" office:value-type="float" office:value="32" calcext:value-type="float">
            <text:p>32</text:p>
          </table:table-cell>
          <table:table-cell table:formula="of:=([.AI3]+1)+ORG.OPENOFFICE.STYLE(IF(ORG.OPENOFFICE.CURRENT()=[.$B$4];&quot;Result&quot;;&quot;Default&quot;))" office:value-type="float" office:value="33" calcext:value-type="float">
            <text:p>33</text:p>
          </table:table-cell>
          <table:table-cell table:formula="of:=([.AJ3]+1)+ORG.OPENOFFICE.STYLE(IF(ORG.OPENOFFICE.CURRENT()=[.$B$4];&quot;Result&quot;;&quot;Default&quot;))" office:value-type="float" office:value="34" calcext:value-type="float">
            <text:p>34</text:p>
          </table:table-cell>
          <table:table-cell table:formula="of:=([.AK3]+1)+ORG.OPENOFFICE.STYLE(IF(ORG.OPENOFFICE.CURRENT()=[.$B$4];&quot;Result&quot;;&quot;Default&quot;))" office:value-type="float" office:value="35" calcext:value-type="float">
            <text:p>35</text:p>
          </table:table-cell>
          <table:table-cell table:formula="of:=([.AL3]+1)+ORG.OPENOFFICE.STYLE(IF(ORG.OPENOFFICE.CURRENT()=[.$B$4];&quot;Result&quot;;&quot;Default&quot;))" office:value-type="float" office:value="36" calcext:value-type="float">
            <text:p>36</text:p>
          </table:table-cell>
          <table:table-cell table:formula="of:=([.AM3]+1)+ORG.OPENOFFICE.STYLE(IF(ORG.OPENOFFICE.CURRENT()=[.$B$4];&quot;Result&quot;;&quot;Default&quot;))" office:value-type="float" office:value="37" calcext:value-type="float">
            <text:p>37</text:p>
          </table:table-cell>
          <table:table-cell table:formula="of:=([.AN3]+1)+ORG.OPENOFFICE.STYLE(IF(ORG.OPENOFFICE.CURRENT()=[.$B$4];&quot;Result&quot;;&quot;Default&quot;))" office:value-type="float" office:value="38" calcext:value-type="float">
            <text:p>38</text:p>
          </table:table-cell>
          <table:table-cell table:formula="of:=([.AO3]+1)+ORG.OPENOFFICE.STYLE(IF(ORG.OPENOFFICE.CURRENT()=[.$B$4];&quot;Result&quot;;&quot;Default&quot;))" office:value-type="float" office:value="39" calcext:value-type="float">
            <text:p>39</text:p>
          </table:table-cell>
          <table:table-cell table:formula="of:=([.AP3]+1)+ORG.OPENOFFICE.STYLE(IF(ORG.OPENOFFICE.CURRENT()=[.$B$4];&quot;Result&quot;;&quot;Default&quot;))" office:value-type="float" office:value="40" calcext:value-type="float">
            <text:p>40</text:p>
          </table:table-cell>
          <table:table-cell table:formula="of:=([.AQ3]+1)+ORG.OPENOFFICE.STYLE(IF(ORG.OPENOFFICE.CURRENT()=[.$B$4];&quot;Result&quot;;&quot;Default&quot;))" office:value-type="float" office:value="41" calcext:value-type="float">
            <text:p>41</text:p>
          </table:table-cell>
          <table:table-cell table:formula="of:=([.AR3]+1)+ORG.OPENOFFICE.STYLE(IF(ORG.OPENOFFICE.CURRENT()=[.$B$4];&quot;Result&quot;;&quot;Default&quot;))" office:value-type="float" office:value="42" calcext:value-type="float">
            <text:p>42</text:p>
          </table:table-cell>
          <table:table-cell table:formula="of:=([.AS3]+1)+ORG.OPENOFFICE.STYLE(IF(ORG.OPENOFFICE.CURRENT()=[.$B$4];&quot;Result&quot;;&quot;Default&quot;))" office:value-type="float" office:value="43" calcext:value-type="float">
            <text:p>43</text:p>
          </table:table-cell>
          <table:table-cell table:formula="of:=([.AT3]+1)+ORG.OPENOFFICE.STYLE(IF(ORG.OPENOFFICE.CURRENT()=[.$B$4];&quot;Result&quot;;&quot;Default&quot;))" office:value-type="float" office:value="44" calcext:value-type="float">
            <text:p>44</text:p>
          </table:table-cell>
          <table:table-cell table:formula="of:=([.AU3]+1)+ORG.OPENOFFICE.STYLE(IF(ORG.OPENOFFICE.CURRENT()=[.$B$4];&quot;Result&quot;;&quot;Default&quot;))" office:value-type="float" office:value="45" calcext:value-type="float">
            <text:p>45</text:p>
          </table:table-cell>
          <table:table-cell table:formula="of:=([.AV3]+1)+ORG.OPENOFFICE.STYLE(IF(ORG.OPENOFFICE.CURRENT()=[.$B$4];&quot;Result&quot;;&quot;Default&quot;))" office:value-type="float" office:value="46" calcext:value-type="float">
            <text:p>46</text:p>
          </table:table-cell>
          <table:table-cell table:formula="of:=([.AW3]+1)+ORG.OPENOFFICE.STYLE(IF(ORG.OPENOFFICE.CURRENT()=[.$B$4];&quot;Result&quot;;&quot;Default&quot;))" office:value-type="float" office:value="47" calcext:value-type="float">
            <text:p>47</text:p>
          </table:table-cell>
          <table:table-cell table:formula="of:=([.AX3]+1)+ORG.OPENOFFICE.STYLE(IF(ORG.OPENOFFICE.CURRENT()=[.$B$4];&quot;Result&quot;;&quot;Default&quot;))" office:value-type="float" office:value="48" calcext:value-type="float">
            <text:p>48</text:p>
          </table:table-cell>
          <table:table-cell table:formula="of:=([.AY3]+1)+ORG.OPENOFFICE.STYLE(IF(ORG.OPENOFFICE.CURRENT()=[.$B$4];&quot;Result&quot;;&quot;Default&quot;))" office:value-type="float" office:value="49" calcext:value-type="float">
            <text:p>49</text:p>
          </table:table-cell>
          <table:table-cell table:formula="of:=([.AZ3]+1)+ORG.OPENOFFICE.STYLE(IF(ORG.OPENOFFICE.CURRENT()=[.$B$4];&quot;Result&quot;;&quot;Default&quot;))" office:value-type="float" office:value="50" calcext:value-type="float">
            <text:p>50</text:p>
          </table:table-cell>
          <table:table-cell table:formula="of:=([.BA3]+1)+ORG.OPENOFFICE.STYLE(IF(ORG.OPENOFFICE.CURRENT()=[.$B$4];&quot;Result&quot;;&quot;Default&quot;))" office:value-type="float" office:value="51" calcext:value-type="float">
            <text:p>51</text:p>
          </table:table-cell>
          <table:table-cell table:formula="of:=([.BB3]+1)+ORG.OPENOFFICE.STYLE(IF(ORG.OPENOFFICE.CURRENT()=[.$B$4];&quot;Result&quot;;&quot;Default&quot;))" office:value-type="float" office:value="52" calcext:value-type="float">
            <text:p>52</text:p>
          </table:table-cell>
          <table:table-cell table:formula="of:=([.BC3]+1)+ORG.OPENOFFICE.STYLE(IF(ORG.OPENOFFICE.CURRENT()=[.$B$4];&quot;Result&quot;;&quot;Default&quot;))" office:value-type="float" office:value="53" calcext:value-type="float">
            <text:p>53</text:p>
          </table:table-cell>
          <table:table-cell table:formula="of:=([.BD3]+1)+ORG.OPENOFFICE.STYLE(IF(ORG.OPENOFFICE.CURRENT()=[.$B$4];&quot;Result&quot;;&quot;Default&quot;))" office:value-type="float" office:value="54" calcext:value-type="float">
            <text:p>54</text:p>
          </table:table-cell>
          <table:table-cell table:formula="of:=([.BE3]+1)+ORG.OPENOFFICE.STYLE(IF(ORG.OPENOFFICE.CURRENT()=[.$B$4];&quot;Result&quot;;&quot;Default&quot;))" office:value-type="float" office:value="55" calcext:value-type="float">
            <text:p>55</text:p>
          </table:table-cell>
          <table:table-cell table:formula="of:=([.BF3]+1)+ORG.OPENOFFICE.STYLE(IF(ORG.OPENOFFICE.CURRENT()=[.$B$4];&quot;Result&quot;;&quot;Default&quot;))" office:value-type="float" office:value="56" calcext:value-type="float">
            <text:p>56</text:p>
          </table:table-cell>
          <table:table-cell table:formula="of:=([.BG3]+1)+ORG.OPENOFFICE.STYLE(IF(ORG.OPENOFFICE.CURRENT()=[.$B$4];&quot;Result&quot;;&quot;Default&quot;))" office:value-type="float" office:value="57" calcext:value-type="float">
            <text:p>57</text:p>
          </table:table-cell>
          <table:table-cell table:formula="of:=([.BH3]+1)+ORG.OPENOFFICE.STYLE(IF(ORG.OPENOFFICE.CURRENT()=[.$B$4];&quot;Result&quot;;&quot;Default&quot;))" office:value-type="float" office:value="58" calcext:value-type="float">
            <text:p>58</text:p>
          </table:table-cell>
          <table:table-cell table:formula="of:=([.BI3]+1)+ORG.OPENOFFICE.STYLE(IF(ORG.OPENOFFICE.CURRENT()=[.$B$4];&quot;Result&quot;;&quot;Default&quot;))" office:value-type="float" office:value="59" calcext:value-type="float">
            <text:p>59</text:p>
          </table:table-cell>
          <table:table-cell table:formula="of:=([.BJ3]+1)+ORG.OPENOFFICE.STYLE(IF(ORG.OPENOFFICE.CURRENT()=[.$B$4];&quot;Result&quot;;&quot;Default&quot;))" office:value-type="float" office:value="60" calcext:value-type="float">
            <text:p>60</text:p>
          </table:table-cell>
          <table:table-cell table:formula="of:=([.BK3]+1)+ORG.OPENOFFICE.STYLE(IF(ORG.OPENOFFICE.CURRENT()=[.$B$4];&quot;Result&quot;;&quot;Default&quot;))" office:value-type="float" office:value="61" calcext:value-type="float">
            <text:p>61</text:p>
          </table:table-cell>
          <table:table-cell table:formula="of:=([.BL3]+1)+ORG.OPENOFFICE.STYLE(IF(ORG.OPENOFFICE.CURRENT()=[.$B$4];&quot;Result&quot;;&quot;Default&quot;))" office:value-type="float" office:value="62" calcext:value-type="float">
            <text:p>62</text:p>
          </table:table-cell>
          <table:table-cell table:formula="of:=([.BM3]+1)+ORG.OPENOFFICE.STYLE(IF(ORG.OPENOFFICE.CURRENT()=[.$B$4];&quot;Result&quot;;&quot;Default&quot;))" office:value-type="float" office:value="63" calcext:value-type="float">
            <text:p>63</text:p>
          </table:table-cell>
          <table:table-cell table:formula="of:=([.BN3]+1)+ORG.OPENOFFICE.STYLE(IF(ORG.OPENOFFICE.CURRENT()=[.$B$4];&quot;Result&quot;;&quot;Default&quot;))" office:value-type="float" office:value="64" calcext:value-type="float">
            <text:p>64</text:p>
          </table:table-cell>
          <table:table-cell table:formula="of:=([.BO3]+1)+ORG.OPENOFFICE.STYLE(IF(ORG.OPENOFFICE.CURRENT()=[.$B$4];&quot;Result&quot;;&quot;Default&quot;))" office:value-type="float" office:value="65" calcext:value-type="float">
            <text:p>65</text:p>
          </table:table-cell>
          <table:table-cell table:formula="of:=([.BP3]+1)+ORG.OPENOFFICE.STYLE(IF(ORG.OPENOFFICE.CURRENT()=[.$B$4];&quot;Result&quot;;&quot;Default&quot;))" office:value-type="float" office:value="66" calcext:value-type="float">
            <text:p>66</text:p>
          </table:table-cell>
          <table:table-cell table:formula="of:=([.BQ3]+1)+ORG.OPENOFFICE.STYLE(IF(ORG.OPENOFFICE.CURRENT()=[.$B$4];&quot;Result&quot;;&quot;Default&quot;))" office:value-type="float" office:value="67" calcext:value-type="float">
            <text:p>67</text:p>
          </table:table-cell>
          <table:table-cell table:formula="of:=([.BR3]+1)+ORG.OPENOFFICE.STYLE(IF(ORG.OPENOFFICE.CURRENT()=[.$B$4];&quot;Result&quot;;&quot;Default&quot;))" office:value-type="float" office:value="68" calcext:value-type="float">
            <text:p>68</text:p>
          </table:table-cell>
          <table:table-cell table:formula="of:=([.BS3]+1)+ORG.OPENOFFICE.STYLE(IF(ORG.OPENOFFICE.CURRENT()=[.$B$4];&quot;Result&quot;;&quot;Default&quot;))" office:value-type="float" office:value="69" calcext:value-type="float">
            <text:p>69</text:p>
          </table:table-cell>
          <table:table-cell table:formula="of:=([.BT3]+1)+ORG.OPENOFFICE.STYLE(IF(ORG.OPENOFFICE.CURRENT()=[.$B$4];&quot;Result&quot;;&quot;Default&quot;))" office:value-type="float" office:value="70" calcext:value-type="float">
            <text:p>70</text:p>
          </table:table-cell>
          <table:table-cell table:formula="of:=([.BU3]+1)+ORG.OPENOFFICE.STYLE(IF(ORG.OPENOFFICE.CURRENT()=[.$B$4];&quot;Result&quot;;&quot;Default&quot;))" office:value-type="float" office:value="71" calcext:value-type="float">
            <text:p>71</text:p>
          </table:table-cell>
          <table:table-cell table:formula="of:=([.BV3]+1)+ORG.OPENOFFICE.STYLE(IF(ORG.OPENOFFICE.CURRENT()=[.$B$4];&quot;Result&quot;;&quot;Default&quot;))" office:value-type="float" office:value="72" calcext:value-type="float">
            <text:p>72</text:p>
          </table:table-cell>
          <table:table-cell table:formula="of:=([.BW3]+1)+ORG.OPENOFFICE.STYLE(IF(ORG.OPENOFFICE.CURRENT()=[.$B$4];&quot;Result&quot;;&quot;Default&quot;))" office:value-type="float" office:value="73" calcext:value-type="float">
            <text:p>73</text:p>
          </table:table-cell>
          <table:table-cell table:formula="of:=([.BX3]+1)+ORG.OPENOFFICE.STYLE(IF(ORG.OPENOFFICE.CURRENT()=[.$B$4];&quot;Result&quot;;&quot;Default&quot;))" office:value-type="float" office:value="74" calcext:value-type="float">
            <text:p>74</text:p>
          </table:table-cell>
          <table:table-cell table:formula="of:=([.BY3]+1)+ORG.OPENOFFICE.STYLE(IF(ORG.OPENOFFICE.CURRENT()=[.$B$4];&quot;Result&quot;;&quot;Default&quot;))" office:value-type="float" office:value="75" calcext:value-type="float">
            <text:p>75</text:p>
          </table:table-cell>
          <table:table-cell table:formula="of:=([.BZ3]+1)+ORG.OPENOFFICE.STYLE(IF(ORG.OPENOFFICE.CURRENT()=[.$B$4];&quot;Result&quot;;&quot;Default&quot;))" office:value-type="float" office:value="76" calcext:value-type="float">
            <text:p>76</text:p>
          </table:table-cell>
          <table:table-cell table:formula="of:=([.CA3]+1)+ORG.OPENOFFICE.STYLE(IF(ORG.OPENOFFICE.CURRENT()=[.$B$4];&quot;Result&quot;;&quot;Default&quot;))" office:value-type="float" office:value="77" calcext:value-type="float">
            <text:p>77</text:p>
          </table:table-cell>
          <table:table-cell table:formula="of:=([.CB3]+1)+ORG.OPENOFFICE.STYLE(IF(ORG.OPENOFFICE.CURRENT()=[.$B$4];&quot;Result&quot;;&quot;Default&quot;))" office:value-type="float" office:value="78" calcext:value-type="float">
            <text:p>78</text:p>
          </table:table-cell>
          <table:table-cell table:formula="of:=([.CC3]+1)+ORG.OPENOFFICE.STYLE(IF(ORG.OPENOFFICE.CURRENT()=[.$B$4];&quot;Result&quot;;&quot;Default&quot;))" office:value-type="float" office:value="79" calcext:value-type="float">
            <text:p>79</text:p>
          </table:table-cell>
          <table:table-cell table:formula="of:=([.CD3]+1)+ORG.OPENOFFICE.STYLE(IF(ORG.OPENOFFICE.CURRENT()=[.$B$4];&quot;Result&quot;;&quot;Default&quot;))" office:value-type="float" office:value="80" calcext:value-type="float">
            <text:p>80</text:p>
          </table:table-cell>
          <table:table-cell table:formula="of:=([.CE3]+1)+ORG.OPENOFFICE.STYLE(IF(ORG.OPENOFFICE.CURRENT()=[.$B$4];&quot;Result&quot;;&quot;Default&quot;))" office:value-type="float" office:value="81" calcext:value-type="float">
            <text:p>81</text:p>
          </table:table-cell>
          <table:table-cell table:formula="of:=([.CF3]+1)+ORG.OPENOFFICE.STYLE(IF(ORG.OPENOFFICE.CURRENT()=[.$B$4];&quot;Result&quot;;&quot;Default&quot;))" office:value-type="float" office:value="82" calcext:value-type="float">
            <text:p>82</text:p>
          </table:table-cell>
          <table:table-cell table:formula="of:=([.CG3]+1)+ORG.OPENOFFICE.STYLE(IF(ORG.OPENOFFICE.CURRENT()=[.$B$4];&quot;Result&quot;;&quot;Default&quot;))" office:value-type="float" office:value="83" calcext:value-type="float">
            <text:p>83</text:p>
          </table:table-cell>
          <table:table-cell table:formula="of:=([.CH3]+1)+ORG.OPENOFFICE.STYLE(IF(ORG.OPENOFFICE.CURRENT()=[.$B$4];&quot;Result&quot;;&quot;Default&quot;))" office:value-type="float" office:value="84" calcext:value-type="float">
            <text:p>84</text:p>
          </table:table-cell>
          <table:table-cell table:formula="of:=([.CI3]+1)+ORG.OPENOFFICE.STYLE(IF(ORG.OPENOFFICE.CURRENT()=[.$B$4];&quot;Result&quot;;&quot;Default&quot;))" office:value-type="float" office:value="85" calcext:value-type="float">
            <text:p>85</text:p>
          </table:table-cell>
          <table:table-cell table:formula="of:=([.CJ3]+1)+ORG.OPENOFFICE.STYLE(IF(ORG.OPENOFFICE.CURRENT()=[.$B$4];&quot;Result&quot;;&quot;Default&quot;))" office:value-type="float" office:value="86" calcext:value-type="float">
            <text:p>86</text:p>
          </table:table-cell>
          <table:table-cell table:formula="of:=([.CK3]+1)+ORG.OPENOFFICE.STYLE(IF(ORG.OPENOFFICE.CURRENT()=[.$B$4];&quot;Result&quot;;&quot;Default&quot;))" office:value-type="float" office:value="87" calcext:value-type="float">
            <text:p>87</text:p>
          </table:table-cell>
          <table:table-cell table:formula="of:=([.CL3]+1)+ORG.OPENOFFICE.STYLE(IF(ORG.OPENOFFICE.CURRENT()=[.$B$4];&quot;Result&quot;;&quot;Default&quot;))" office:value-type="float" office:value="88" calcext:value-type="float">
            <text:p>88</text:p>
          </table:table-cell>
          <table:table-cell table:formula="of:=([.CM3]+1)+ORG.OPENOFFICE.STYLE(IF(ORG.OPENOFFICE.CURRENT()=[.$B$4];&quot;Result&quot;;&quot;Default&quot;))" office:value-type="float" office:value="89" calcext:value-type="float">
            <text:p>89</text:p>
          </table:table-cell>
          <table:table-cell table:formula="of:=([.CN3]+1)+ORG.OPENOFFICE.STYLE(IF(ORG.OPENOFFICE.CURRENT()=[.$B$4];&quot;Result&quot;;&quot;Default&quot;))" office:value-type="float" office:value="90" calcext:value-type="float">
            <text:p>90</text:p>
          </table:table-cell>
          <table:table-cell table:formula="of:=([.CO3]+1)+ORG.OPENOFFICE.STYLE(IF(ORG.OPENOFFICE.CURRENT()=[.$B$4];&quot;Result&quot;;&quot;Default&quot;))" office:value-type="float" office:value="91" calcext:value-type="float">
            <text:p>91</text:p>
          </table:table-cell>
          <table:table-cell table:formula="of:=([.CP3]+1)+ORG.OPENOFFICE.STYLE(IF(ORG.OPENOFFICE.CURRENT()=[.$B$4];&quot;Result&quot;;&quot;Default&quot;))" office:value-type="float" office:value="92" calcext:value-type="float">
            <text:p>92</text:p>
          </table:table-cell>
          <table:table-cell table:formula="of:=([.CQ3]+1)+ORG.OPENOFFICE.STYLE(IF(ORG.OPENOFFICE.CURRENT()=[.$B$4];&quot;Result&quot;;&quot;Default&quot;))" office:value-type="float" office:value="93" calcext:value-type="float">
            <text:p>93</text:p>
          </table:table-cell>
          <table:table-cell table:formula="of:=([.CR3]+1)+ORG.OPENOFFICE.STYLE(IF(ORG.OPENOFFICE.CURRENT()=[.$B$4];&quot;Result&quot;;&quot;Default&quot;))" office:value-type="float" office:value="94" calcext:value-type="float">
            <text:p>94</text:p>
          </table:table-cell>
          <table:table-cell table:formula="of:=([.CS3]+1)+ORG.OPENOFFICE.STYLE(IF(ORG.OPENOFFICE.CURRENT()=[.$B$4];&quot;Result&quot;;&quot;Default&quot;))" office:value-type="float" office:value="95" calcext:value-type="float">
            <text:p>95</text:p>
          </table:table-cell>
          <table:table-cell table:formula="of:=([.CT3]+1)+ORG.OPENOFFICE.STYLE(IF(ORG.OPENOFFICE.CURRENT()=[.$B$4];&quot;Result&quot;;&quot;Default&quot;))" office:value-type="float" office:value="96" calcext:value-type="float">
            <text:p>96</text:p>
          </table:table-cell>
          <table:table-cell table:formula="of:=([.CU3]+1)+ORG.OPENOFFICE.STYLE(IF(ORG.OPENOFFICE.CURRENT()=[.$B$4];&quot;Result&quot;;&quot;Default&quot;))" office:value-type="float" office:value="97" calcext:value-type="float">
            <text:p>97</text:p>
          </table:table-cell>
          <table:table-cell table:formula="of:=([.CV3]+1)+ORG.OPENOFFICE.STYLE(IF(ORG.OPENOFFICE.CURRENT()=[.$B$4];&quot;Result&quot;;&quot;Default&quot;))" office:value-type="float" office:value="98" calcext:value-type="float">
            <text:p>98</text:p>
          </table:table-cell>
          <table:table-cell table:formula="of:=([.CW3]+1)+ORG.OPENOFFICE.STYLE(IF(ORG.OPENOFFICE.CURRENT()=[.$B$4];&quot;Result&quot;;&quot;Default&quot;))" office:value-type="float" office:value="99" calcext:value-type="float">
            <text:p>99</text:p>
          </table:table-cell>
          <table:table-cell table:formula="of:=([.CX3]+1)+ORG.OPENOFFICE.STYLE(IF(ORG.OPENOFFICE.CURRENT()=[.$B$4];&quot;Result&quot;;&quot;Default&quot;))" office:value-type="float" office:value="100" calcext:value-type="float">
            <text:p>100</text:p>
          </table:table-cell>
          <table:table-cell table:formula="of:=([.CY3]+1)+ORG.OPENOFFICE.STYLE(IF(ORG.OPENOFFICE.CURRENT()=[.$B$4];&quot;Result&quot;;&quot;Default&quot;))" office:value-type="float" office:value="101" calcext:value-type="float">
            <text:p>101</text:p>
          </table:table-cell>
          <table:table-cell table:formula="of:=([.CZ3]+1)+ORG.OPENOFFICE.STYLE(IF(ORG.OPENOFFICE.CURRENT()=[.$B$4];&quot;Result&quot;;&quot;Default&quot;))" office:value-type="float" office:value="102" calcext:value-type="float">
            <text:p>102</text:p>
          </table:table-cell>
          <table:table-cell table:formula="of:=([.DA3]+1)+ORG.OPENOFFICE.STYLE(IF(ORG.OPENOFFICE.CURRENT()=[.$B$4];&quot;Result&quot;;&quot;Default&quot;))" office:value-type="float" office:value="103" calcext:value-type="float">
            <text:p>103</text:p>
          </table:table-cell>
          <table:table-cell table:formula="of:=([.DB3]+1)+ORG.OPENOFFICE.STYLE(IF(ORG.OPENOFFICE.CURRENT()=[.$B$4];&quot;Result&quot;;&quot;Default&quot;))" office:value-type="float" office:value="104" calcext:value-type="float">
            <text:p>104</text:p>
          </table:table-cell>
          <table:table-cell table:formula="of:=([.DC3]+1)+ORG.OPENOFFICE.STYLE(IF(ORG.OPENOFFICE.CURRENT()=[.$B$4];&quot;Result&quot;;&quot;Default&quot;))" office:value-type="float" office:value="105" calcext:value-type="float">
            <text:p>105</text:p>
          </table:table-cell>
          <table:table-cell table:formula="of:=([.DD3]+1)+ORG.OPENOFFICE.STYLE(IF(ORG.OPENOFFICE.CURRENT()=[.$B$4];&quot;Result&quot;;&quot;Default&quot;))" office:value-type="float" office:value="106" calcext:value-type="float">
            <text:p>106</text:p>
          </table:table-cell>
          <table:table-cell table:formula="of:=([.DE3]+1)+ORG.OPENOFFICE.STYLE(IF(ORG.OPENOFFICE.CURRENT()=[.$B$4];&quot;Result&quot;;&quot;Default&quot;))" office:value-type="float" office:value="107" calcext:value-type="float">
            <text:p>107</text:p>
          </table:table-cell>
          <table:table-cell table:formula="of:=([.DF3]+1)+ORG.OPENOFFICE.STYLE(IF(ORG.OPENOFFICE.CURRENT()=[.$B$4];&quot;Result&quot;;&quot;Default&quot;))" office:value-type="float" office:value="108" calcext:value-type="float">
            <text:p>108</text:p>
          </table:table-cell>
          <table:table-cell table:formula="of:=([.DG3]+1)+ORG.OPENOFFICE.STYLE(IF(ORG.OPENOFFICE.CURRENT()=[.$B$4];&quot;Result&quot;;&quot;Default&quot;))" office:value-type="float" office:value="109" calcext:value-type="float">
            <text:p>109</text:p>
          </table:table-cell>
          <table:table-cell table:formula="of:=([.DH3]+1)+ORG.OPENOFFICE.STYLE(IF(ORG.OPENOFFICE.CURRENT()=[.$B$4];&quot;Result&quot;;&quot;Default&quot;))" office:value-type="float" office:value="110" calcext:value-type="float">
            <text:p>110</text:p>
          </table:table-cell>
          <table:table-cell table:formula="of:=([.DI3]+1)+ORG.OPENOFFICE.STYLE(IF(ORG.OPENOFFICE.CURRENT()=[.$B$4];&quot;Result&quot;;&quot;Default&quot;))" office:value-type="float" office:value="111" calcext:value-type="float">
            <text:p>111</text:p>
          </table:table-cell>
          <table:table-cell table:formula="of:=([.DJ3]+1)+ORG.OPENOFFICE.STYLE(IF(ORG.OPENOFFICE.CURRENT()=[.$B$4];&quot;Result&quot;;&quot;Default&quot;))" office:value-type="float" office:value="112" calcext:value-type="float">
            <text:p>112</text:p>
          </table:table-cell>
          <table:table-cell table:formula="of:=([.DK3]+1)+ORG.OPENOFFICE.STYLE(IF(ORG.OPENOFFICE.CURRENT()=[.$B$4];&quot;Result&quot;;&quot;Default&quot;))" office:value-type="float" office:value="113" calcext:value-type="float">
            <text:p>113</text:p>
          </table:table-cell>
          <table:table-cell table:formula="of:=([.DL3]+1)+ORG.OPENOFFICE.STYLE(IF(ORG.OPENOFFICE.CURRENT()=[.$B$4];&quot;Result&quot;;&quot;Default&quot;))" office:value-type="float" office:value="114" calcext:value-type="float">
            <text:p>114</text:p>
          </table:table-cell>
          <table:table-cell table:formula="of:=([.DM3]+1)+ORG.OPENOFFICE.STYLE(IF(ORG.OPENOFFICE.CURRENT()=[.$B$4];&quot;Result&quot;;&quot;Default&quot;))" office:value-type="float" office:value="115" calcext:value-type="float">
            <text:p>115</text:p>
          </table:table-cell>
          <table:table-cell table:formula="of:=([.DN3]+1)+ORG.OPENOFFICE.STYLE(IF(ORG.OPENOFFICE.CURRENT()=[.$B$4];&quot;Result&quot;;&quot;Default&quot;))" office:value-type="float" office:value="116" calcext:value-type="float">
            <text:p>116</text:p>
          </table:table-cell>
          <table:table-cell table:formula="of:=([.DO3]+1)+ORG.OPENOFFICE.STYLE(IF(ORG.OPENOFFICE.CURRENT()=[.$B$4];&quot;Result&quot;;&quot;Default&quot;))" office:value-type="float" office:value="117" calcext:value-type="float">
            <text:p>117</text:p>
          </table:table-cell>
          <table:table-cell table:formula="of:=([.DP3]+1)+ORG.OPENOFFICE.STYLE(IF(ORG.OPENOFFICE.CURRENT()=[.$B$4];&quot;Result&quot;;&quot;Default&quot;))" office:value-type="float" office:value="118" calcext:value-type="float">
            <text:p>118</text:p>
          </table:table-cell>
          <table:table-cell table:formula="of:=([.DQ3]+1)+ORG.OPENOFFICE.STYLE(IF(ORG.OPENOFFICE.CURRENT()=[.$B$4];&quot;Result&quot;;&quot;Default&quot;))" office:value-type="float" office:value="119" calcext:value-type="float">
            <text:p>119</text:p>
          </table:table-cell>
          <table:table-cell table:formula="of:=([.DR3]+1)+ORG.OPENOFFICE.STYLE(IF(ORG.OPENOFFICE.CURRENT()=[.$B$4];&quot;Result&quot;;&quot;Default&quot;))" office:value-type="float" office:value="120" calcext:value-type="float">
            <text:p>120</text:p>
          </table:table-cell>
          <table:table-cell table:formula="of:=([.DS3]+1)+ORG.OPENOFFICE.STYLE(IF(ORG.OPENOFFICE.CURRENT()=[.$B$4];&quot;Result&quot;;&quot;Default&quot;))" office:value-type="float" office:value="121" calcext:value-type="float">
            <text:p>121</text:p>
          </table:table-cell>
          <table:table-cell table:formula="of:=([.DT3]+1)+ORG.OPENOFFICE.STYLE(IF(ORG.OPENOFFICE.CURRENT()=[.$B$4];&quot;Result&quot;;&quot;Default&quot;))"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first idle time</text:p>
          </table:table-cell>
          <table:table-cell table:style-name="ce26" table:formula="of:=[.O5]" office:value-type="float" office:value="7" calcext:value-type="float">
            <text:p>7</text:p>
          </table:table-cell>
          <table:table-cell table:number-columns-repeated="46"/>
          <table:table-cell table:style-name="ce28"/>
          <table:table-cell table:number-columns-repeated="76"/>
        </table:table-row>
        <table:table-row table:style-name="ro3" table:visibility="collapse">
          <table:table-cell table:formula="of:=SUM([EDF.B4:EDF.B7])" office:value-type="float" office:value="6" calcext:value-type="float">
            <text:p>6</text:p>
          </table:table-cell>
          <table:table-cell table:formula="of:=SUM([.B6:.B9])" office:value-type="float" office:value="7" calcext:value-type="float">
            <text:p>7</text:p>
          </table:table-cell>
          <table:table-cell table:formula="of:=SUM([.C6:.C9])" office:value-type="float" office:value="7" calcext:value-type="float">
            <text:p>7</text:p>
          </table:table-cell>
          <table:table-cell table:formula="of:=SUM([.D6:.D9])" office:value-type="float" office:value="7" calcext:value-type="float">
            <text:p>7</text:p>
          </table:table-cell>
          <table:table-cell table:formula="of:=SUM([.E6:.E9])" office:value-type="float" office:value="7" calcext:value-type="float">
            <text:p>7</text:p>
          </table:table-cell>
          <table:table-cell table:formula="of:=SUM([.F6:.F9])" office:value-type="float" office:value="7" calcext:value-type="float">
            <text:p>7</text:p>
          </table:table-cell>
          <table:table-cell table:formula="of:=SUM([.G6:.G9])" office:value-type="float" office:value="7" calcext:value-type="float">
            <text:p>7</text:p>
          </table:table-cell>
          <table:table-cell table:formula="of:=SUM([.H6:.H9])" office:value-type="float" office:value="7" calcext:value-type="float">
            <text:p>7</text:p>
          </table:table-cell>
          <table:table-cell table:formula="of:=SUM([.I6:.I9])" office:value-type="float" office:value="7" calcext:value-type="float">
            <text:p>7</text:p>
          </table:table-cell>
          <table:table-cell table:formula="of:=SUM([.J6:.J9])" office:value-type="float" office:value="7" calcext:value-type="float">
            <text:p>7</text:p>
          </table:table-cell>
          <table:table-cell table:formula="of:=SUM([.K6:.K9])" office:value-type="float" office:value="7" calcext:value-type="float">
            <text:p>7</text:p>
          </table:table-cell>
          <table:table-cell table:formula="of:=SUM([.L6:.L9])" office:value-type="float" office:value="7" calcext:value-type="float">
            <text:p>7</text:p>
          </table:table-cell>
          <table:table-cell table:formula="of:=SUM([.M6:.M9])" office:value-type="float" office:value="7" calcext:value-type="float">
            <text:p>7</text:p>
          </table:table-cell>
          <table:table-cell table:formula="of:=SUM([.N6:.N9])" office:value-type="float" office:value="7" calcext:value-type="float">
            <text:p>7</text:p>
          </table:table-cell>
          <table:table-cell table:style-name="ce27" table:formula="of:=SUM([.O6:.O9])" office:value-type="float" office:value="7" calcext:value-type="float">
            <text:p>7</text:p>
          </table:table-cell>
          <table:table-cell table:number-columns-repeated="110"/>
        </table:table-row>
        <table:table-row table:style-name="ro3" table:visibility="collapse">
          <table:table-cell/>
          <table:table-cell table:formula="of:=CEILING([.A$5]/[EDF.$C4];1)*[EDF.$B4]" office:value-type="float" office:value="2" calcext:value-type="float">
            <text:p>2</text:p>
          </table:table-cell>
          <table:table-cell table:formula="of:=CEILING([.B$5]/[EDF.$C4];1)*[EDF.$B4]" office:value-type="float" office:value="2" calcext:value-type="float">
            <text:p>2</text:p>
          </table:table-cell>
          <table:table-cell table:formula="of:=CEILING([.C$5]/[EDF.$C4];1)*[EDF.$B4]" office:value-type="float" office:value="2" calcext:value-type="float">
            <text:p>2</text:p>
          </table:table-cell>
          <table:table-cell table:formula="of:=CEILING([.D$5]/[EDF.$C4];1)*[EDF.$B4]" office:value-type="float" office:value="2" calcext:value-type="float">
            <text:p>2</text:p>
          </table:table-cell>
          <table:table-cell table:formula="of:=CEILING([.E$5]/[EDF.$C4];1)*[EDF.$B4]" office:value-type="float" office:value="2" calcext:value-type="float">
            <text:p>2</text:p>
          </table:table-cell>
          <table:table-cell table:formula="of:=CEILING([.F$5]/[EDF.$C4];1)*[EDF.$B4]" office:value-type="float" office:value="2" calcext:value-type="float">
            <text:p>2</text:p>
          </table:table-cell>
          <table:table-cell table:formula="of:=CEILING([.G$5]/[EDF.$C4];1)*[EDF.$B4]" office:value-type="float" office:value="2" calcext:value-type="float">
            <text:p>2</text:p>
          </table:table-cell>
          <table:table-cell table:formula="of:=CEILING([.H$5]/[EDF.$C4];1)*[EDF.$B4]" office:value-type="float" office:value="2" calcext:value-type="float">
            <text:p>2</text:p>
          </table:table-cell>
          <table:table-cell table:formula="of:=CEILING([.I$5]/[EDF.$C4];1)*[EDF.$B4]" office:value-type="float" office:value="2" calcext:value-type="float">
            <text:p>2</text:p>
          </table:table-cell>
          <table:table-cell table:formula="of:=CEILING([.J$5]/[EDF.$C4];1)*[EDF.$B4]" office:value-type="float" office:value="2" calcext:value-type="float">
            <text:p>2</text:p>
          </table:table-cell>
          <table:table-cell table:formula="of:=CEILING([.K$5]/[EDF.$C4];1)*[EDF.$B4]" office:value-type="float" office:value="2" calcext:value-type="float">
            <text:p>2</text:p>
          </table:table-cell>
          <table:table-cell table:formula="of:=CEILING([.L$5]/[EDF.$C4];1)*[EDF.$B4]" office:value-type="float" office:value="2" calcext:value-type="float">
            <text:p>2</text:p>
          </table:table-cell>
          <table:table-cell table:formula="of:=CEILING([.M$5]/[EDF.$C4];1)*[EDF.$B4]" office:value-type="float" office:value="2" calcext:value-type="float">
            <text:p>2</text:p>
          </table:table-cell>
          <table:table-cell table:formula="of:=CEILING([.N$5]/[EDF.$C4];1)*[EDF.$B4]" office:value-type="float" office:value="2" calcext:value-type="float">
            <text:p>2</text:p>
          </table:table-cell>
          <table:table-cell table:number-columns-repeated="110"/>
        </table:table-row>
        <table:table-row table:style-name="ro3" table:visibility="collapse">
          <table:table-cell/>
          <table:table-cell table:formula="of:=CEILING([.A$5]/[EDF.$C5];1)*[EDF.$B5]" office:value-type="float" office:value="1" calcext:value-type="float">
            <text:p>1</text:p>
          </table:table-cell>
          <table:table-cell table:formula="of:=CEILING([.B$5]/[EDF.$C5];1)*[EDF.$B5]" office:value-type="float" office:value="1" calcext:value-type="float">
            <text:p>1</text:p>
          </table:table-cell>
          <table:table-cell table:formula="of:=CEILING([.C$5]/[EDF.$C5];1)*[EDF.$B5]" office:value-type="float" office:value="1" calcext:value-type="float">
            <text:p>1</text:p>
          </table:table-cell>
          <table:table-cell table:formula="of:=CEILING([.D$5]/[EDF.$C5];1)*[EDF.$B5]" office:value-type="float" office:value="1" calcext:value-type="float">
            <text:p>1</text:p>
          </table:table-cell>
          <table:table-cell table:formula="of:=CEILING([.E$5]/[EDF.$C5];1)*[EDF.$B5]" office:value-type="float" office:value="1" calcext:value-type="float">
            <text:p>1</text:p>
          </table:table-cell>
          <table:table-cell table:formula="of:=CEILING([.F$5]/[EDF.$C5];1)*[EDF.$B5]" office:value-type="float" office:value="1" calcext:value-type="float">
            <text:p>1</text:p>
          </table:table-cell>
          <table:table-cell table:formula="of:=CEILING([.G$5]/[EDF.$C5];1)*[EDF.$B5]" office:value-type="float" office:value="1" calcext:value-type="float">
            <text:p>1</text:p>
          </table:table-cell>
          <table:table-cell table:formula="of:=CEILING([.H$5]/[EDF.$C5];1)*[EDF.$B5]" office:value-type="float" office:value="1" calcext:value-type="float">
            <text:p>1</text:p>
          </table:table-cell>
          <table:table-cell table:formula="of:=CEILING([.I$5]/[EDF.$C5];1)*[EDF.$B5]" office:value-type="float" office:value="1" calcext:value-type="float">
            <text:p>1</text:p>
          </table:table-cell>
          <table:table-cell table:formula="of:=CEILING([.J$5]/[EDF.$C5];1)*[EDF.$B5]" office:value-type="float" office:value="1" calcext:value-type="float">
            <text:p>1</text:p>
          </table:table-cell>
          <table:table-cell table:formula="of:=CEILING([.K$5]/[EDF.$C5];1)*[EDF.$B5]" office:value-type="float" office:value="1" calcext:value-type="float">
            <text:p>1</text:p>
          </table:table-cell>
          <table:table-cell table:formula="of:=CEILING([.L$5]/[EDF.$C5];1)*[EDF.$B5]" office:value-type="float" office:value="1" calcext:value-type="float">
            <text:p>1</text:p>
          </table:table-cell>
          <table:table-cell table:formula="of:=CEILING([.M$5]/[EDF.$C5];1)*[EDF.$B5]" office:value-type="float" office:value="1" calcext:value-type="float">
            <text:p>1</text:p>
          </table:table-cell>
          <table:table-cell table:formula="of:=CEILING([.N$5]/[EDF.$C5];1)*[EDF.$B5]" office:value-type="float" office:value="1" calcext:value-type="float">
            <text:p>1</text:p>
          </table:table-cell>
          <table:table-cell table:number-columns-repeated="110"/>
        </table:table-row>
        <table:table-row table:style-name="ro3" table:visibility="collapse">
          <table:table-cell/>
          <table:table-cell table:formula="of:=CEILING([.A$5]/[EDF.$C6];1)*[EDF.$B6]" office:value-type="float" office:value="2" calcext:value-type="float">
            <text:p>2</text:p>
          </table:table-cell>
          <table:table-cell table:formula="of:=CEILING([.B$5]/[EDF.$C6];1)*[EDF.$B6]" office:value-type="float" office:value="2" calcext:value-type="float">
            <text:p>2</text:p>
          </table:table-cell>
          <table:table-cell table:formula="of:=CEILING([.C$5]/[EDF.$C6];1)*[EDF.$B6]" office:value-type="float" office:value="2" calcext:value-type="float">
            <text:p>2</text:p>
          </table:table-cell>
          <table:table-cell table:formula="of:=CEILING([.D$5]/[EDF.$C6];1)*[EDF.$B6]" office:value-type="float" office:value="2" calcext:value-type="float">
            <text:p>2</text:p>
          </table:table-cell>
          <table:table-cell table:formula="of:=CEILING([.E$5]/[EDF.$C6];1)*[EDF.$B6]" office:value-type="float" office:value="2" calcext:value-type="float">
            <text:p>2</text:p>
          </table:table-cell>
          <table:table-cell table:formula="of:=CEILING([.F$5]/[EDF.$C6];1)*[EDF.$B6]" office:value-type="float" office:value="2" calcext:value-type="float">
            <text:p>2</text:p>
          </table:table-cell>
          <table:table-cell table:formula="of:=CEILING([.G$5]/[EDF.$C6];1)*[EDF.$B6]" office:value-type="float" office:value="2" calcext:value-type="float">
            <text:p>2</text:p>
          </table:table-cell>
          <table:table-cell table:formula="of:=CEILING([.H$5]/[EDF.$C6];1)*[EDF.$B6]" office:value-type="float" office:value="2" calcext:value-type="float">
            <text:p>2</text:p>
          </table:table-cell>
          <table:table-cell table:formula="of:=CEILING([.I$5]/[EDF.$C6];1)*[EDF.$B6]" office:value-type="float" office:value="2" calcext:value-type="float">
            <text:p>2</text:p>
          </table:table-cell>
          <table:table-cell table:formula="of:=CEILING([.J$5]/[EDF.$C6];1)*[EDF.$B6]" office:value-type="float" office:value="2" calcext:value-type="float">
            <text:p>2</text:p>
          </table:table-cell>
          <table:table-cell table:formula="of:=CEILING([.K$5]/[EDF.$C6];1)*[EDF.$B6]" office:value-type="float" office:value="2" calcext:value-type="float">
            <text:p>2</text:p>
          </table:table-cell>
          <table:table-cell table:formula="of:=CEILING([.L$5]/[EDF.$C6];1)*[EDF.$B6]" office:value-type="float" office:value="2" calcext:value-type="float">
            <text:p>2</text:p>
          </table:table-cell>
          <table:table-cell table:formula="of:=CEILING([.M$5]/[EDF.$C6];1)*[EDF.$B6]" office:value-type="float" office:value="2" calcext:value-type="float">
            <text:p>2</text:p>
          </table:table-cell>
          <table:table-cell table:formula="of:=CEILING([.N$5]/[EDF.$C6];1)*[EDF.$B6]" office:value-type="float" office:value="2" calcext:value-type="float">
            <text:p>2</text:p>
          </table:table-cell>
          <table:table-cell table:number-columns-repeated="110"/>
        </table:table-row>
        <table:table-row table:style-name="ro3" table:visibility="collapse">
          <table:table-cell/>
          <table:table-cell table:formula="of:=CEILING([.A$5]/[EDF.$C7];1)*[EDF.$B7]" office:value-type="float" office:value="2" calcext:value-type="float">
            <text:p>2</text:p>
          </table:table-cell>
          <table:table-cell table:formula="of:=CEILING([.B$5]/[EDF.$C7];1)*[EDF.$B7]" office:value-type="float" office:value="2" calcext:value-type="float">
            <text:p>2</text:p>
          </table:table-cell>
          <table:table-cell table:formula="of:=CEILING([.C$5]/[EDF.$C7];1)*[EDF.$B7]" office:value-type="float" office:value="2" calcext:value-type="float">
            <text:p>2</text:p>
          </table:table-cell>
          <table:table-cell table:formula="of:=CEILING([.D$5]/[EDF.$C7];1)*[EDF.$B7]" office:value-type="float" office:value="2" calcext:value-type="float">
            <text:p>2</text:p>
          </table:table-cell>
          <table:table-cell table:formula="of:=CEILING([.E$5]/[EDF.$C7];1)*[EDF.$B7]" office:value-type="float" office:value="2" calcext:value-type="float">
            <text:p>2</text:p>
          </table:table-cell>
          <table:table-cell table:formula="of:=CEILING([.F$5]/[EDF.$C7];1)*[EDF.$B7]" office:value-type="float" office:value="2" calcext:value-type="float">
            <text:p>2</text:p>
          </table:table-cell>
          <table:table-cell table:formula="of:=CEILING([.G$5]/[EDF.$C7];1)*[EDF.$B7]" office:value-type="float" office:value="2" calcext:value-type="float">
            <text:p>2</text:p>
          </table:table-cell>
          <table:table-cell table:formula="of:=CEILING([.H$5]/[EDF.$C7];1)*[EDF.$B7]" office:value-type="float" office:value="2" calcext:value-type="float">
            <text:p>2</text:p>
          </table:table-cell>
          <table:table-cell table:formula="of:=CEILING([.I$5]/[EDF.$C7];1)*[EDF.$B7]" office:value-type="float" office:value="2" calcext:value-type="float">
            <text:p>2</text:p>
          </table:table-cell>
          <table:table-cell table:formula="of:=CEILING([.J$5]/[EDF.$C7];1)*[EDF.$B7]" office:value-type="float" office:value="2" calcext:value-type="float">
            <text:p>2</text:p>
          </table:table-cell>
          <table:table-cell table:formula="of:=CEILING([.K$5]/[EDF.$C7];1)*[EDF.$B7]" office:value-type="float" office:value="2" calcext:value-type="float">
            <text:p>2</text:p>
          </table:table-cell>
          <table:table-cell table:formula="of:=CEILING([.L$5]/[EDF.$C7];1)*[EDF.$B7]" office:value-type="float" office:value="2" calcext:value-type="float">
            <text:p>2</text:p>
          </table:table-cell>
          <table:table-cell table:formula="of:=CEILING([.M$5]/[EDF.$C7];1)*[EDF.$B7]" office:value-type="float" office:value="2" calcext:value-type="float">
            <text:p>2</text:p>
          </table:table-cell>
          <table:table-cell table:formula="of:=CEILING([.N$5]/[EDF.$C7];1)*[EDF.$B7]" office:value-type="float" office:value="2" calcext:value-type="float">
            <text:p>2</text:p>
          </table:table-cell>
          <table:table-cell table:number-columns-repeated="110"/>
        </table:table-row>
        <table:table-row table:style-name="ro3">
          <table:table-cell table:number-columns-repeated="125"/>
        </table:table-row>
        <table:table-row table:style-name="ro3">
          <table:table-cell office:value-type="string" calcext:value-type="string">
            <text:p>L*</text:p>
          </table:table-cell>
          <table:table-cell table:style-name="ce26" table:formula="of:=SUM([.B12:.B15])" office:value-type="float" office:value="3.26530612244898" calcext:value-type="float">
            <text:p>3.27</text:p>
          </table:table-cell>
          <table:table-cell table:number-columns-repeated="123"/>
        </table:table-row>
        <table:table-row table:style-name="ro3" table:visibility="collapse">
          <table:table-cell/>
          <table:table-cell table:style-name="ce9" table:formula="of:=(([EDF.C4]-[EDF.D4])*[EDF.F4])/(1-[EDF.F$12])" office:value-type="float" office:value="0" calcext:value-type="float">
            <text:p>0</text:p>
          </table:table-cell>
          <table:table-cell table:number-columns-repeated="123"/>
        </table:table-row>
        <table:table-row table:style-name="ro3" table:visibility="collapse">
          <table:table-cell/>
          <table:table-cell table:style-name="ce9" table:formula="of:=(([EDF.C5]-[EDF.D5])*[EDF.F5])/(1-[EDF.F$12])" office:value-type="float" office:value="0" calcext:value-type="float">
            <text:p>0</text:p>
          </table:table-cell>
          <table:table-cell table:number-columns-repeated="123"/>
        </table:table-row>
        <table:table-row table:style-name="ro3" table:visibility="collapse">
          <table:table-cell/>
          <table:table-cell table:style-name="ce9" table:formula="of:=(([EDF.C6]-[EDF.D6])*[EDF.F6])/(1-[EDF.F$12])" office:value-type="float" office:value="0.816326530612245" calcext:value-type="float">
            <text:p>0.82</text:p>
          </table:table-cell>
          <table:table-cell table:number-columns-repeated="123"/>
        </table:table-row>
        <table:table-row table:style-name="ro3" table:visibility="collapse">
          <table:table-cell/>
          <table:table-cell table:style-name="ce9" table:formula="of:=(([EDF.C7]-[EDF.D7])*[EDF.F7])/(1-[EDF.F$12])" office:value-type="float" office:value="2.44897959183673" calcext:value-type="float">
            <text:p>2.45</text:p>
          </table:table-cell>
          <table:table-cell table:number-columns-repeated="123"/>
        </table:table-row>
        <table:table-row table:style-name="ro3">
          <table:table-cell table:number-columns-repeated="125"/>
        </table:table-row>
        <table:table-row table:style-name="ro3">
          <table:table-cell office:value-type="string" calcext:value-type="string">
            <text:p>Hyperperiod</text:p>
          </table:table-cell>
          <table:table-cell table:style-name="ce26" table:formula="of:=LCM([EDF.C4:.C7])" office:value-type="float" office:value="120" calcext:value-type="float">
            <text:p>120</text:p>
          </table:table-cell>
          <table:table-cell table:number-columns-repeated="123"/>
        </table:table-row>
        <table:table-row table:style-name="ro3">
          <table:table-cell table:number-columns-repeated="125"/>
        </table:table-row>
        <table:table-row table:style-name="ro3">
          <table:table-cell office:value-type="string" calcext:value-type="string">
            <text:p>Max total slack</text:p>
          </table:table-cell>
          <table:table-cell table:style-name="ce26" table:formula="of:=MIN(['Demand Bound Function'.B10:.DT10])" office:value-type="float" office:value="3" calcext:value-type="float">
            <office:annotation draw:style-name="gr1" draw:text-style-name="P2" svg:width="174.9pt" svg:height="40.65pt" svg:x="267.51pt" svg:y="26.82pt" draw:caption-point-x="-122.8pt" draw:caption-point-y="102.16pt">
              <dc:date>2008-04-10T00:00:00</dc:date>
              <text:p text:style-name="P1"><text:span text:style-name="T1">this is the minimum difference between dbf and t at each deadline</text:span></text:p>
            </office:annotation>
            <text:p>3</text:p>
          </table:table-cell>
          <table:table-cell table:number-columns-repeated="123"/>
        </table:table-row>
        <table:table-row table:style-name="ro3">
          <table:table-cell table:number-columns-repeated="125"/>
        </table:table-row>
        <table:table-row table:style-name="ro3">
          <table:table-cell office:value-type="string" calcext:value-type="string">
            <text:p>Slack x task</text:p>
          </table:table-cell>
          <table:table-cell table:number-columns-repeated="12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6" table:formula="of:=MIN([.C22:.DU22])" office:value-type="float" office:value="1.5" calcext:value-type="float">
            <text:p>1.5</text:p>
          </table:table-cell>
          <table:table-cell table:formula="of:=IF([EDF.I16]=0;1000000000;['Demand Bound Function'.B$10]/[EDF.I16])" office:value-type="float" office:value="1000000000" calcext:value-type="float">
            <text:p>1000000000</text:p>
          </table:table-cell>
          <table:table-cell table:formula="of:=IF([EDF.J16]=0;1000000000;['Demand Bound Function'.C$10]/[EDF.J16])" office:value-type="float" office:value="1000000000" calcext:value-type="float">
            <text:p>1000000000</text:p>
          </table:table-cell>
          <table:table-cell table:formula="of:=IF([EDF.K16]=0;1000000000;['Demand Bound Function'.D$10]/[EDF.K16])" office:value-type="float" office:value="1000000000" calcext:value-type="float">
            <text:p>1000000000</text:p>
          </table:table-cell>
          <table:table-cell table:formula="of:=IF([EDF.L16]=0;1000000000;['Demand Bound Function'.E$10]/[EDF.L16])" office:value-type="float" office:value="1000000000" calcext:value-type="float">
            <text:p>1000000000</text:p>
          </table:table-cell>
          <table:table-cell table:formula="of:=IF([EDF.M16]=0;1000000000;['Demand Bound Function'.F$10]/[EDF.M16])" office:value-type="float" office:value="1000000000" calcext:value-type="float">
            <text:p>1000000000</text:p>
          </table:table-cell>
          <table:table-cell table:formula="of:=IF([EDF.N16]=0;1000000000;['Demand Bound Function'.G$10]/[EDF.N16])" office:value-type="float" office:value="100000000" calcext:value-type="float">
            <text:p>100000000</text:p>
          </table:table-cell>
          <table:table-cell table:formula="of:=IF([EDF.O16]=0;1000000000;['Demand Bound Function'.H$10]/[EDF.O16])" office:value-type="float" office:value="100000000" calcext:value-type="float">
            <text:p>100000000</text:p>
          </table:table-cell>
          <table:table-cell table:formula="of:=IF([EDF.P16]=0;1000000000;['Demand Bound Function'.I$10]/[EDF.P16])" office:value-type="float" office:value="100000000" calcext:value-type="float">
            <text:p>100000000</text:p>
          </table:table-cell>
          <table:table-cell table:formula="of:=IF([EDF.Q16]=0;1000000000;['Demand Bound Function'.J$10]/[EDF.Q16])" office:value-type="float" office:value="6" calcext:value-type="float">
            <text:p>6</text:p>
          </table:table-cell>
          <table:table-cell table:formula="of:=IF([EDF.R16]=0;1000000000;['Demand Bound Function'.K$10]/[EDF.R16])" office:value-type="float" office:value="100000000" calcext:value-type="float">
            <text:p>100000000</text:p>
          </table:table-cell>
          <table:table-cell table:formula="of:=IF([EDF.S16]=0;1000000000;['Demand Bound Function'.L$10]/[EDF.S16])" office:value-type="float" office:value="1.5" calcext:value-type="float">
            <text:p>1.5</text:p>
          </table:table-cell>
          <table:table-cell table:formula="of:=IF([EDF.T16]=0;1000000000;['Demand Bound Function'.M$10]/[EDF.T16])" office:value-type="float" office:value="50000000" calcext:value-type="float">
            <text:p>50000000</text:p>
          </table:table-cell>
          <table:table-cell table:formula="of:=IF([EDF.U16]=0;1000000000;['Demand Bound Function'.N$10]/[EDF.U16])" office:value-type="float" office:value="50000000" calcext:value-type="float">
            <text:p>50000000</text:p>
          </table:table-cell>
          <table:table-cell table:formula="of:=IF([EDF.V16]=0;1000000000;['Demand Bound Function'.O$10]/[EDF.V16])" office:value-type="float" office:value="50000000" calcext:value-type="float">
            <text:p>50000000</text:p>
          </table:table-cell>
          <table:table-cell table:formula="of:=IF([EDF.W16]=0;1000000000;['Demand Bound Function'.P$10]/[EDF.W16])" office:value-type="float" office:value="50000000" calcext:value-type="float">
            <text:p>50000000</text:p>
          </table:table-cell>
          <table:table-cell table:formula="of:=IF([EDF.X16]=0;1000000000;['Demand Bound Function'.Q$10]/[EDF.X16])" office:value-type="float" office:value="33333333.3333333" calcext:value-type="float">
            <text:p>33333333.33</text:p>
          </table:table-cell>
          <table:table-cell table:formula="of:=IF([EDF.Y16]=0;1000000000;['Demand Bound Function'.R$10]/[EDF.Y16])" office:value-type="float" office:value="2.33333333333333" calcext:value-type="float">
            <text:p>2.33</text:p>
          </table:table-cell>
          <table:table-cell table:formula="of:=IF([EDF.Z16]=0;1000000000;['Demand Bound Function'.S$10]/[EDF.Z16])" office:value-type="float" office:value="33333333.3333333" calcext:value-type="float">
            <text:p>33333333.33</text:p>
          </table:table-cell>
          <table:table-cell table:formula="of:=IF([EDF.AA16]=0;1000000000;['Demand Bound Function'.T$10]/[EDF.AA16])" office:value-type="float" office:value="33333333.3333333" calcext:value-type="float">
            <text:p>33333333.33</text:p>
          </table:table-cell>
          <table:table-cell table:formula="of:=IF([EDF.AB16]=0;1000000000;['Demand Bound Function'.U$10]/[EDF.AB16])" office:value-type="float" office:value="33333333.3333333" calcext:value-type="float">
            <text:p>33333333.33</text:p>
          </table:table-cell>
          <table:table-cell table:formula="of:=IF([EDF.AC16]=0;1000000000;['Demand Bound Function'.V$10]/[EDF.AC16])" office:value-type="float" office:value="25000000" calcext:value-type="float">
            <text:p>25000000</text:p>
          </table:table-cell>
          <table:table-cell table:formula="of:=IF([EDF.AD16]=0;1000000000;['Demand Bound Function'.W$10]/[EDF.AD16])" office:value-type="float" office:value="25000000" calcext:value-type="float">
            <text:p>25000000</text:p>
          </table:table-cell>
          <table:table-cell table:formula="of:=IF([EDF.AE16]=0;1000000000;['Demand Bound Function'.X$10]/[EDF.AE16])" office:value-type="float" office:value="2.5" calcext:value-type="float">
            <text:p>2.5</text:p>
          </table:table-cell>
          <table:table-cell table:formula="of:=IF([EDF.AF16]=0;1000000000;['Demand Bound Function'.Y$10]/[EDF.AF16])" office:value-type="float" office:value="25000000" calcext:value-type="float">
            <text:p>25000000</text:p>
          </table:table-cell>
          <table:table-cell table:formula="of:=IF([EDF.AG16]=0;1000000000;['Demand Bound Function'.Z$10]/[EDF.AG16])" office:value-type="float" office:value="2.75" calcext:value-type="float">
            <text:p>2.75</text:p>
          </table:table-cell>
          <table:table-cell table:formula="of:=IF([EDF.AH16]=0;1000000000;['Demand Bound Function'.AA$10]/[EDF.AH16])" office:value-type="float" office:value="20000000" calcext:value-type="float">
            <text:p>20000000</text:p>
          </table:table-cell>
          <table:table-cell table:formula="of:=IF([EDF.AI16]=0;1000000000;['Demand Bound Function'.AB$10]/[EDF.AI16])" office:value-type="float" office:value="20000000" calcext:value-type="float">
            <text:p>20000000</text:p>
          </table:table-cell>
          <table:table-cell table:formula="of:=IF([EDF.AJ16]=0;1000000000;['Demand Bound Function'.AC$10]/[EDF.AJ16])" office:value-type="float" office:value="20000000" calcext:value-type="float">
            <text:p>20000000</text:p>
          </table:table-cell>
          <table:table-cell table:formula="of:=IF([EDF.AK16]=0;1000000000;['Demand Bound Function'.AD$10]/[EDF.AK16])" office:value-type="float" office:value="20000000" calcext:value-type="float">
            <text:p>20000000</text:p>
          </table:table-cell>
          <table:table-cell table:formula="of:=IF([EDF.AL16]=0;1000000000;['Demand Bound Function'.AE$10]/[EDF.AL16])" office:value-type="float" office:value="20000000" calcext:value-type="float">
            <text:p>20000000</text:p>
          </table:table-cell>
          <table:table-cell table:formula="of:=IF([EDF.AM16]=0;1000000000;['Demand Bound Function'.AF$10]/[EDF.AM16])" office:value-type="float" office:value="2.16666666666667" calcext:value-type="float">
            <text:p>2.17</text:p>
          </table:table-cell>
          <table:table-cell table:formula="of:=IF([EDF.AN16]=0;1000000000;['Demand Bound Function'.AG$10]/[EDF.AN16])" office:value-type="float" office:value="16666666.6666667" calcext:value-type="float">
            <text:p>16666666.67</text:p>
          </table:table-cell>
          <table:table-cell table:formula="of:=IF([EDF.AO16]=0;1000000000;['Demand Bound Function'.AH$10]/[EDF.AO16])" office:value-type="float" office:value="2.33333333333333" calcext:value-type="float">
            <text:p>2.33</text:p>
          </table:table-cell>
          <table:table-cell table:formula="of:=IF([EDF.AP16]=0;1000000000;['Demand Bound Function'.AI$10]/[EDF.AP16])" office:value-type="float" office:value="16666666.6666667" calcext:value-type="float">
            <text:p>16666666.67</text:p>
          </table:table-cell>
          <table:table-cell table:formula="of:=IF([EDF.AQ16]=0;1000000000;['Demand Bound Function'.AJ$10]/[EDF.AQ16])" office:value-type="float" office:value="2.33333333333333" calcext:value-type="float">
            <text:p>2.33</text:p>
          </table:table-cell>
          <table:table-cell table:formula="of:=IF([EDF.AR16]=0;1000000000;['Demand Bound Function'.AK$10]/[EDF.AR16])" office:value-type="float" office:value="14285714.2857143" calcext:value-type="float">
            <text:p>14285714.29</text:p>
          </table:table-cell>
          <table:table-cell table:formula="of:=IF([EDF.AS16]=0;1000000000;['Demand Bound Function'.AL$10]/[EDF.AS16])" office:value-type="float" office:value="14285714.2857143" calcext:value-type="float">
            <text:p>14285714.29</text:p>
          </table:table-cell>
          <table:table-cell table:formula="of:=IF([EDF.AT16]=0;1000000000;['Demand Bound Function'.AM$10]/[EDF.AT16])" office:value-type="float" office:value="14285714.2857143" calcext:value-type="float">
            <text:p>14285714.29</text:p>
          </table:table-cell>
          <table:table-cell table:formula="of:=IF([EDF.AU16]=0;1000000000;['Demand Bound Function'.AN$10]/[EDF.AU16])" office:value-type="float" office:value="14285714.2857143" calcext:value-type="float">
            <text:p>14285714.29</text:p>
          </table:table-cell>
          <table:table-cell table:formula="of:=IF([EDF.AV16]=0;1000000000;['Demand Bound Function'.AO$10]/[EDF.AV16])" office:value-type="float" office:value="14285714.2857143" calcext:value-type="float">
            <text:p>14285714.29</text:p>
          </table:table-cell>
          <table:table-cell table:formula="of:=IF([EDF.AW16]=0;1000000000;['Demand Bound Function'.AP$10]/[EDF.AW16])" office:value-type="float" office:value="2.125" calcext:value-type="float">
            <text:p>2.13</text:p>
          </table:table-cell>
          <table:table-cell table:formula="of:=IF([EDF.AX16]=0;1000000000;['Demand Bound Function'.AQ$10]/[EDF.AX16])" office:value-type="float" office:value="12500000" calcext:value-type="float">
            <text:p>12500000</text:p>
          </table:table-cell>
          <table:table-cell table:formula="of:=IF([EDF.AY16]=0;1000000000;['Demand Bound Function'.AR$10]/[EDF.AY16])" office:value-type="float" office:value="12500000" calcext:value-type="float">
            <text:p>12500000</text:p>
          </table:table-cell>
          <table:table-cell table:formula="of:=IF([EDF.AZ16]=0;1000000000;['Demand Bound Function'.AS$10]/[EDF.AZ16])" office:value-type="float" office:value="12500000" calcext:value-type="float">
            <text:p>12500000</text:p>
          </table:table-cell>
          <table:table-cell table:formula="of:=IF([EDF.BA16]=0;1000000000;['Demand Bound Function'.AT$10]/[EDF.BA16])" office:value-type="float" office:value="12500000" calcext:value-type="float">
            <text:p>12500000</text:p>
          </table:table-cell>
          <table:table-cell table:formula="of:=IF([EDF.BB16]=0;1000000000;['Demand Bound Function'.AU$10]/[EDF.BB16])" office:value-type="float" office:value="11111111.1111111" calcext:value-type="float">
            <text:p>11111111.11</text:p>
          </table:table-cell>
          <table:table-cell table:formula="of:=IF([EDF.BC16]=0;1000000000;['Demand Bound Function'.AV$10]/[EDF.BC16])" office:value-type="float" office:value="2.22222222222222" calcext:value-type="float">
            <text:p>2.22</text:p>
          </table:table-cell>
          <table:table-cell table:formula="of:=IF([EDF.BD16]=0;1000000000;['Demand Bound Function'.AW$10]/[EDF.BD16])" office:value-type="float" office:value="11111111.1111111" calcext:value-type="float">
            <text:p>11111111.11</text:p>
          </table:table-cell>
          <table:table-cell table:formula="of:=IF([EDF.BE16]=0;1000000000;['Demand Bound Function'.AX$10]/[EDF.BE16])" office:value-type="float" office:value="2.33333333333333" calcext:value-type="float">
            <text:p>2.33</text:p>
          </table:table-cell>
          <table:table-cell table:formula="of:=IF([EDF.BF16]=0;1000000000;['Demand Bound Function'.AY$10]/[EDF.BF16])" office:value-type="float" office:value="11111111.1111111" calcext:value-type="float">
            <text:p>11111111.11</text:p>
          </table:table-cell>
          <table:table-cell table:formula="of:=IF([EDF.BG16]=0;1000000000;['Demand Bound Function'.AZ$10]/[EDF.BG16])" office:value-type="float" office:value="2" calcext:value-type="float">
            <text:p>2</text:p>
          </table:table-cell>
          <table:table-cell table:formula="of:=IF([EDF.BH16]=0;1000000000;['Demand Bound Function'.BA$10]/[EDF.BH16])" office:value-type="float" office:value="10000000" calcext:value-type="float">
            <text:p>10000000</text:p>
          </table:table-cell>
          <table:table-cell table:formula="of:=IF([EDF.BI16]=0;1000000000;['Demand Bound Function'.BB$10]/[EDF.BI16])" office:value-type="float" office:value="10000000" calcext:value-type="float">
            <text:p>10000000</text:p>
          </table:table-cell>
          <table:table-cell table:formula="of:=IF([EDF.BJ16]=0;1000000000;['Demand Bound Function'.BC$10]/[EDF.BJ16])" office:value-type="float" office:value="10000000" calcext:value-type="float">
            <text:p>10000000</text:p>
          </table:table-cell>
          <table:table-cell table:formula="of:=IF([EDF.BK16]=0;1000000000;['Demand Bound Function'.BD$10]/[EDF.BK16])" office:value-type="float" office:value="10000000" calcext:value-type="float">
            <text:p>10000000</text:p>
          </table:table-cell>
          <table:table-cell table:formula="of:=IF([EDF.BL16]=0;1000000000;['Demand Bound Function'.BE$10]/[EDF.BL16])" office:value-type="float" office:value="9090909.09090909" calcext:value-type="float">
            <text:p>9090909.09</text:p>
          </table:table-cell>
          <table:table-cell table:formula="of:=IF([EDF.BM16]=0;1000000000;['Demand Bound Function'.BF$10]/[EDF.BM16])" office:value-type="float" office:value="2.18181818181818" calcext:value-type="float">
            <text:p>2.18</text:p>
          </table:table-cell>
          <table:table-cell table:formula="of:=IF([EDF.BN16]=0;1000000000;['Demand Bound Function'.BG$10]/[EDF.BN16])" office:value-type="float" office:value="9090909.09090909" calcext:value-type="float">
            <text:p>9090909.09</text:p>
          </table:table-cell>
          <table:table-cell table:formula="of:=IF([EDF.BO16]=0;1000000000;['Demand Bound Function'.BH$10]/[EDF.BO16])" office:value-type="float" office:value="2.18181818181818" calcext:value-type="float">
            <text:p>2.18</text:p>
          </table:table-cell>
          <table:table-cell table:formula="of:=IF([EDF.BP16]=0;1000000000;['Demand Bound Function'.BI$10]/[EDF.BP16])" office:value-type="float" office:value="9090909.09090909" calcext:value-type="float">
            <text:p>9090909.09</text:p>
          </table:table-cell>
          <table:table-cell table:formula="of:=IF([EDF.BQ16]=0;1000000000;['Demand Bound Function'.BJ$10]/[EDF.BQ16])" office:value-type="float" office:value="8333333.33333333" calcext:value-type="float">
            <text:p>8333333.33</text:p>
          </table:table-cell>
          <table:table-cell table:formula="of:=IF([EDF.BR16]=0;1000000000;['Demand Bound Function'.BK$10]/[EDF.BR16])" office:value-type="float" office:value="8333333.33333333" calcext:value-type="float">
            <text:p>8333333.33</text:p>
          </table:table-cell>
          <table:table-cell table:formula="of:=IF([EDF.BS16]=0;1000000000;['Demand Bound Function'.BL$10]/[EDF.BS16])" office:value-type="float" office:value="8333333.33333333" calcext:value-type="float">
            <text:p>8333333.33</text:p>
          </table:table-cell>
          <table:table-cell table:formula="of:=IF([EDF.BT16]=0;1000000000;['Demand Bound Function'.BM$10]/[EDF.BT16])" office:value-type="float" office:value="8333333.33333333" calcext:value-type="float">
            <text:p>8333333.33</text:p>
          </table:table-cell>
          <table:table-cell table:formula="of:=IF([EDF.BU16]=0;1000000000;['Demand Bound Function'.BN$10]/[EDF.BU16])" office:value-type="float" office:value="2.33333333333333" calcext:value-type="float">
            <text:p>2.33</text:p>
          </table:table-cell>
          <table:table-cell table:formula="of:=IF([EDF.BV16]=0;1000000000;['Demand Bound Function'.BO$10]/[EDF.BV16])" office:value-type="float" office:value="7692307.69230769" calcext:value-type="float">
            <text:p>7692307.69</text:p>
          </table:table-cell>
          <table:table-cell table:formula="of:=IF([EDF.BW16]=0;1000000000;['Demand Bound Function'.BP$10]/[EDF.BW16])" office:value-type="float" office:value="7692307.69230769" calcext:value-type="float">
            <text:p>7692307.69</text:p>
          </table:table-cell>
          <table:table-cell table:formula="of:=IF([EDF.BX16]=0;1000000000;['Demand Bound Function'.BQ$10]/[EDF.BX16])" office:value-type="float" office:value="7692307.69230769" calcext:value-type="float">
            <text:p>7692307.69</text:p>
          </table:table-cell>
          <table:table-cell table:formula="of:=IF([EDF.BY16]=0;1000000000;['Demand Bound Function'.BR$10]/[EDF.BY16])" office:value-type="float" office:value="7692307.69230769" calcext:value-type="float">
            <text:p>7692307.69</text:p>
          </table:table-cell>
          <table:table-cell table:formula="of:=IF([EDF.BZ16]=0;1000000000;['Demand Bound Function'.BS$10]/[EDF.BZ16])" office:value-type="float" office:value="7692307.69230769" calcext:value-type="float">
            <text:p>7692307.69</text:p>
          </table:table-cell>
          <table:table-cell table:formula="of:=IF([EDF.CA16]=0;1000000000;['Demand Bound Function'.BT$10]/[EDF.CA16])" office:value-type="float" office:value="2" calcext:value-type="float">
            <text:p>2</text:p>
          </table:table-cell>
          <table:table-cell table:formula="of:=IF([EDF.CB16]=0;1000000000;['Demand Bound Function'.BU$10]/[EDF.CB16])" office:value-type="float" office:value="7142857.14285714" calcext:value-type="float">
            <text:p>7142857.14</text:p>
          </table:table-cell>
          <table:table-cell table:formula="of:=IF([EDF.CC16]=0;1000000000;['Demand Bound Function'.BV$10]/[EDF.CC16])" office:value-type="float" office:value="2.07142857142857" calcext:value-type="float">
            <text:p>2.07</text:p>
          </table:table-cell>
          <table:table-cell table:formula="of:=IF([EDF.CD16]=0;1000000000;['Demand Bound Function'.BW$10]/[EDF.CD16])" office:value-type="float" office:value="7142857.14285714" calcext:value-type="float">
            <text:p>7142857.14</text:p>
          </table:table-cell>
          <table:table-cell table:formula="of:=IF([EDF.CE16]=0;1000000000;['Demand Bound Function'.BX$10]/[EDF.CE16])" office:value-type="float" office:value="7142857.14285714" calcext:value-type="float">
            <text:p>7142857.14</text:p>
          </table:table-cell>
          <table:table-cell table:formula="of:=IF([EDF.CF16]=0;1000000000;['Demand Bound Function'.BY$10]/[EDF.CF16])" office:value-type="float" office:value="6666666.66666667" calcext:value-type="float">
            <text:p>6666666.67</text:p>
          </table:table-cell>
          <table:table-cell table:formula="of:=IF([EDF.CG16]=0;1000000000;['Demand Bound Function'.BZ$10]/[EDF.CG16])" office:value-type="float" office:value="6666666.66666667" calcext:value-type="float">
            <text:p>6666666.67</text:p>
          </table:table-cell>
          <table:table-cell table:formula="of:=IF([EDF.CH16]=0;1000000000;['Demand Bound Function'.CA$10]/[EDF.CH16])" office:value-type="float" office:value="6666666.66666667" calcext:value-type="float">
            <text:p>6666666.67</text:p>
          </table:table-cell>
          <table:table-cell table:formula="of:=IF([EDF.CI16]=0;1000000000;['Demand Bound Function'.CB$10]/[EDF.CI16])" office:value-type="float" office:value="6666666.66666667" calcext:value-type="float">
            <text:p>6666666.67</text:p>
          </table:table-cell>
          <table:table-cell table:formula="of:=IF([EDF.CJ16]=0;1000000000;['Demand Bound Function'.CC$10]/[EDF.CJ16])" office:value-type="float" office:value="6666666.66666667" calcext:value-type="float">
            <text:p>6666666.67</text:p>
          </table:table-cell>
          <table:table-cell table:formula="of:=IF([EDF.CK16]=0;1000000000;['Demand Bound Function'.CD$10]/[EDF.CK16])" office:value-type="float" office:value="2.125" calcext:value-type="float">
            <text:p>2.13</text:p>
          </table:table-cell>
          <table:table-cell table:formula="of:=IF([EDF.CL16]=0;1000000000;['Demand Bound Function'.CE$10]/[EDF.CL16])" office:value-type="float" office:value="6250000" calcext:value-type="float">
            <text:p>6250000</text:p>
          </table:table-cell>
          <table:table-cell table:formula="of:=IF([EDF.CM16]=0;1000000000;['Demand Bound Function'.CF$10]/[EDF.CM16])" office:value-type="float" office:value="2.125" calcext:value-type="float">
            <text:p>2.13</text:p>
          </table:table-cell>
          <table:table-cell table:formula="of:=IF([EDF.CN16]=0;1000000000;['Demand Bound Function'.CG$10]/[EDF.CN16])" office:value-type="float" office:value="6250000" calcext:value-type="float">
            <text:p>6250000</text:p>
          </table:table-cell>
          <table:table-cell table:formula="of:=IF([EDF.CO16]=0;1000000000;['Demand Bound Function'.CH$10]/[EDF.CO16])" office:value-type="float" office:value="6250000" calcext:value-type="float">
            <text:p>6250000</text:p>
          </table:table-cell>
          <table:table-cell table:formula="of:=IF([EDF.CP16]=0;1000000000;['Demand Bound Function'.CI$10]/[EDF.CP16])" office:value-type="float" office:value="5882352.94117647" calcext:value-type="float">
            <text:p>5882352.94</text:p>
          </table:table-cell>
          <table:table-cell table:formula="of:=IF([EDF.CQ16]=0;1000000000;['Demand Bound Function'.CJ$10]/[EDF.CQ16])" office:value-type="float" office:value="5882352.94117647" calcext:value-type="float">
            <text:p>5882352.94</text:p>
          </table:table-cell>
          <table:table-cell table:formula="of:=IF([EDF.CR16]=0;1000000000;['Demand Bound Function'.CK$10]/[EDF.CR16])" office:value-type="float" office:value="5882352.94117647" calcext:value-type="float">
            <text:p>5882352.94</text:p>
          </table:table-cell>
          <table:table-cell table:formula="of:=IF([EDF.CS16]=0;1000000000;['Demand Bound Function'.CL$10]/[EDF.CS16])" office:value-type="float" office:value="2.23529411764706" calcext:value-type="float">
            <text:p>2.24</text:p>
          </table:table-cell>
          <table:table-cell table:formula="of:=IF([EDF.CT16]=0;1000000000;['Demand Bound Function'.CM$10]/[EDF.CT16])" office:value-type="float" office:value="5882352.94117647" calcext:value-type="float">
            <text:p>5882352.94</text:p>
          </table:table-cell>
          <table:table-cell table:formula="of:=IF([EDF.CU16]=0;1000000000;['Demand Bound Function'.CN$10]/[EDF.CU16])" office:value-type="float" office:value="2.05555555555556" calcext:value-type="float">
            <text:p>2.06</text:p>
          </table:table-cell>
          <table:table-cell table:formula="of:=IF([EDF.CV16]=0;1000000000;['Demand Bound Function'.CO$10]/[EDF.CV16])" office:value-type="float" office:value="5555555.55555556" calcext:value-type="float">
            <text:p>5555555.56</text:p>
          </table:table-cell>
          <table:table-cell table:formula="of:=IF([EDF.CW16]=0;1000000000;['Demand Bound Function'.CP$10]/[EDF.CW16])" office:value-type="float" office:value="5555555.55555556" calcext:value-type="float">
            <text:p>5555555.56</text:p>
          </table:table-cell>
          <table:table-cell table:formula="of:=IF([EDF.CX16]=0;1000000000;['Demand Bound Function'.CQ$10]/[EDF.CX16])" office:value-type="float" office:value="5555555.55555556" calcext:value-type="float">
            <text:p>5555555.56</text:p>
          </table:table-cell>
          <table:table-cell table:formula="of:=IF([EDF.CY16]=0;1000000000;['Demand Bound Function'.CR$10]/[EDF.CY16])" office:value-type="float" office:value="2.16666666666667" calcext:value-type="float">
            <text:p>2.17</text:p>
          </table:table-cell>
          <table:table-cell table:formula="of:=IF([EDF.CZ16]=0;1000000000;['Demand Bound Function'.CS$10]/[EDF.CZ16])" office:value-type="float" office:value="5263157.89473684" calcext:value-type="float">
            <text:p>5263157.89</text:p>
          </table:table-cell>
          <table:table-cell table:formula="of:=IF([EDF.DA16]=0;1000000000;['Demand Bound Function'.CT$10]/[EDF.DA16])" office:value-type="float" office:value="2.05263157894737" calcext:value-type="float">
            <text:p>2.05</text:p>
          </table:table-cell>
          <table:table-cell table:formula="of:=IF([EDF.DB16]=0;1000000000;['Demand Bound Function'.CU$10]/[EDF.DB16])" office:value-type="float" office:value="5263157.89473684" calcext:value-type="float">
            <text:p>5263157.89</text:p>
          </table:table-cell>
          <table:table-cell table:formula="of:=IF([EDF.DC16]=0;1000000000;['Demand Bound Function'.CV$10]/[EDF.DC16])" office:value-type="float" office:value="5263157.89473684" calcext:value-type="float">
            <text:p>5263157.89</text:p>
          </table:table-cell>
          <table:table-cell table:formula="of:=IF([EDF.DD16]=0;1000000000;['Demand Bound Function'.CW$10]/[EDF.DD16])" office:value-type="float" office:value="5263157.89473684" calcext:value-type="float">
            <text:p>5263157.89</text:p>
          </table:table-cell>
          <table:table-cell table:formula="of:=IF([EDF.DE16]=0;1000000000;['Demand Bound Function'.CX$10]/[EDF.DE16])" office:value-type="float" office:value="5000000" calcext:value-type="float">
            <text:p>5000000</text:p>
          </table:table-cell>
          <table:table-cell table:formula="of:=IF([EDF.DF16]=0;1000000000;['Demand Bound Function'.CY$10]/[EDF.DF16])" office:value-type="float" office:value="5000000" calcext:value-type="float">
            <text:p>5000000</text:p>
          </table:table-cell>
          <table:table-cell table:formula="of:=IF([EDF.DG16]=0;1000000000;['Demand Bound Function'.CZ$10]/[EDF.DG16])" office:value-type="float" office:value="5000000" calcext:value-type="float">
            <text:p>5000000</text:p>
          </table:table-cell>
          <table:table-cell table:formula="of:=IF([EDF.DH16]=0;1000000000;['Demand Bound Function'.DA$10]/[EDF.DH16])" office:value-type="float" office:value="5000000" calcext:value-type="float">
            <text:p>5000000</text:p>
          </table:table-cell>
          <table:table-cell table:formula="of:=IF([EDF.DI16]=0;1000000000;['Demand Bound Function'.DB$10]/[EDF.DI16])" office:value-type="float" office:value="2.25" calcext:value-type="float">
            <text:p>2.25</text:p>
          </table:table-cell>
          <table:table-cell table:formula="of:=IF([EDF.DJ16]=0;1000000000;['Demand Bound Function'.DC$10]/[EDF.DJ16])" office:value-type="float" office:value="4761904.76190476" calcext:value-type="float">
            <text:p>4761904.76</text:p>
          </table:table-cell>
          <table:table-cell table:formula="of:=IF([EDF.DK16]=0;1000000000;['Demand Bound Function'.DD$10]/[EDF.DK16])" office:value-type="float" office:value="2.0952380952381" calcext:value-type="float">
            <text:p>2.1</text:p>
          </table:table-cell>
          <table:table-cell table:formula="of:=IF([EDF.DL16]=0;1000000000;['Demand Bound Function'.DE$10]/[EDF.DL16])" office:value-type="float" office:value="4761904.76190476" calcext:value-type="float">
            <text:p>4761904.76</text:p>
          </table:table-cell>
          <table:table-cell table:formula="of:=IF([EDF.DM16]=0;1000000000;['Demand Bound Function'.DF$10]/[EDF.DM16])" office:value-type="float" office:value="4761904.76190476" calcext:value-type="float">
            <text:p>4761904.76</text:p>
          </table:table-cell>
          <table:table-cell table:formula="of:=IF([EDF.DN16]=0;1000000000;['Demand Bound Function'.DG$10]/[EDF.DN16])" office:value-type="float" office:value="4761904.76190476" calcext:value-type="float">
            <text:p>4761904.76</text:p>
          </table:table-cell>
          <table:table-cell table:formula="of:=IF([EDF.DO16]=0;1000000000;['Demand Bound Function'.DH$10]/[EDF.DO16])" office:value-type="float" office:value="2.04545454545455" calcext:value-type="float">
            <text:p>2.05</text:p>
          </table:table-cell>
          <table:table-cell table:formula="of:=IF([EDF.DP16]=0;1000000000;['Demand Bound Function'.DI$10]/[EDF.DP16])" office:value-type="float" office:value="4545454.54545455" calcext:value-type="float">
            <text:p>4545454.55</text:p>
          </table:table-cell>
          <table:table-cell table:formula="of:=IF([EDF.DQ16]=0;1000000000;['Demand Bound Function'.DJ$10]/[EDF.DQ16])" office:value-type="float" office:value="2.09090909090909" calcext:value-type="float">
            <text:p>2.09</text:p>
          </table:table-cell>
          <table:table-cell table:formula="of:=IF([EDF.DR16]=0;1000000000;['Demand Bound Function'.DK$10]/[EDF.DR16])" office:value-type="float" office:value="4545454.54545455" calcext:value-type="float">
            <text:p>4545454.55</text:p>
          </table:table-cell>
          <table:table-cell table:formula="of:=IF([EDF.DS16]=0;1000000000;['Demand Bound Function'.DL$10]/[EDF.DS16])" office:value-type="float" office:value="4545454.54545455" calcext:value-type="float">
            <text:p>4545454.55</text:p>
          </table:table-cell>
          <table:table-cell table:formula="of:=IF([EDF.DT16]=0;1000000000;['Demand Bound Function'.DM$10]/[EDF.DT16])" office:value-type="float" office:value="4347826.08695652" calcext:value-type="float">
            <text:p>4347826.09</text:p>
          </table:table-cell>
          <table:table-cell table:formula="of:=IF([EDF.DU16]=0;1000000000;['Demand Bound Function'.DN$10]/[EDF.DU16])" office:value-type="float" office:value="4347826.08695652" calcext:value-type="float">
            <text:p>4347826.09</text:p>
          </table:table-cell>
          <table:table-cell table:formula="of:=IF([EDF.DV16]=0;1000000000;['Demand Bound Function'.DO$10]/[EDF.DV16])" office:value-type="float" office:value="4347826.08695652" calcext:value-type="float">
            <text:p>4347826.09</text:p>
          </table:table-cell>
          <table:table-cell table:formula="of:=IF([EDF.DW16]=0;1000000000;['Demand Bound Function'.DP$10]/[EDF.DW16])" office:value-type="float" office:value="2.1304347826087" calcext:value-type="float">
            <text:p>2.13</text:p>
          </table:table-cell>
          <table:table-cell table:formula="of:=IF([EDF.DX16]=0;1000000000;['Demand Bound Function'.DQ$10]/[EDF.DX16])" office:value-type="float" office:value="4347826.08695652" calcext:value-type="float">
            <text:p>4347826.09</text:p>
          </table:table-cell>
          <table:table-cell table:formula="of:=IF([EDF.DY16]=0;1000000000;['Demand Bound Function'.DR$10]/[EDF.DY16])" office:value-type="float" office:value="2.04166666666667" calcext:value-type="float">
            <text:p>2.04</text:p>
          </table:table-cell>
          <table:table-cell table:formula="of:=IF([EDF.DZ16]=0;1000000000;['Demand Bound Function'.DS$10]/[EDF.DZ16])" office:value-type="float" office:value="4166666.66666667" calcext:value-type="float">
            <text:p>4166666.67</text:p>
          </table:table-cell>
          <table:table-cell table:formula="of:=IF([EDF.EA16]=0;1000000000;['Demand Bound Function'.DT$10]/[EDF.EA16])" office:value-type="float" office:value="4166666.66666667" calcext:value-type="float">
            <text:p>4166666.6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table:formula="of:=MIN([.C23:.DU23])" office:value-type="float" office:value="3" calcext:value-type="float">
            <text:p>3</text:p>
          </table:table-cell>
          <table:table-cell table:formula="of:=IF([EDF.I17]=0;1000000000;['Demand Bound Function'.B$10]/[EDF.I17])" office:value-type="float" office:value="1000000000" calcext:value-type="float">
            <text:p>1000000000</text:p>
          </table:table-cell>
          <table:table-cell table:formula="of:=IF([EDF.J17]=0;1000000000;['Demand Bound Function'.C$10]/[EDF.J17])" office:value-type="float" office:value="1000000000" calcext:value-type="float">
            <text:p>1000000000</text:p>
          </table:table-cell>
          <table:table-cell table:formula="of:=IF([EDF.K17]=0;1000000000;['Demand Bound Function'.D$10]/[EDF.K17])" office:value-type="float" office:value="1000000000" calcext:value-type="float">
            <text:p>1000000000</text:p>
          </table:table-cell>
          <table:table-cell table:formula="of:=IF([EDF.L17]=0;1000000000;['Demand Bound Function'.E$10]/[EDF.L17])" office:value-type="float" office:value="1000000000" calcext:value-type="float">
            <text:p>1000000000</text:p>
          </table:table-cell>
          <table:table-cell table:formula="of:=IF([EDF.M17]=0;1000000000;['Demand Bound Function'.F$10]/[EDF.M17])" office:value-type="float" office:value="1000000000" calcext:value-type="float">
            <text:p>1000000000</text:p>
          </table:table-cell>
          <table:table-cell table:formula="of:=IF([EDF.N17]=0;1000000000;['Demand Bound Function'.G$10]/[EDF.N17])" office:value-type="float" office:value="1000000000" calcext:value-type="float">
            <text:p>1000000000</text:p>
          </table:table-cell>
          <table:table-cell table:formula="of:=IF([EDF.O17]=0;1000000000;['Demand Bound Function'.H$10]/[EDF.O17])" office:value-type="float" office:value="1000000000" calcext:value-type="float">
            <text:p>1000000000</text:p>
          </table:table-cell>
          <table:table-cell table:formula="of:=IF([EDF.P17]=0;1000000000;['Demand Bound Function'.I$10]/[EDF.P17])" office:value-type="float" office:value="1000000000" calcext:value-type="float">
            <text:p>1000000000</text:p>
          </table:table-cell>
          <table:table-cell table:formula="of:=IF([EDF.Q17]=0;1000000000;['Demand Bound Function'.J$10]/[EDF.Q17])" office:value-type="float" office:value="1000000000" calcext:value-type="float">
            <text:p>1000000000</text:p>
          </table:table-cell>
          <table:table-cell table:formula="of:=IF([EDF.R17]=0;1000000000;['Demand Bound Function'.K$10]/[EDF.R17])" office:value-type="float" office:value="1000000000" calcext:value-type="float">
            <text:p>1000000000</text:p>
          </table:table-cell>
          <table:table-cell table:formula="of:=IF([EDF.S17]=0;1000000000;['Demand Bound Function'.L$10]/[EDF.S17])" office:value-type="float" office:value="3" calcext:value-type="float">
            <text:p>3</text:p>
          </table:table-cell>
          <table:table-cell table:formula="of:=IF([EDF.T17]=0;1000000000;['Demand Bound Function'.M$10]/[EDF.T17])" office:value-type="float" office:value="100000000" calcext:value-type="float">
            <text:p>100000000</text:p>
          </table:table-cell>
          <table:table-cell table:formula="of:=IF([EDF.U17]=0;1000000000;['Demand Bound Function'.N$10]/[EDF.U17])" office:value-type="float" office:value="100000000" calcext:value-type="float">
            <text:p>100000000</text:p>
          </table:table-cell>
          <table:table-cell table:formula="of:=IF([EDF.V17]=0;1000000000;['Demand Bound Function'.O$10]/[EDF.V17])" office:value-type="float" office:value="100000000" calcext:value-type="float">
            <text:p>100000000</text:p>
          </table:table-cell>
          <table:table-cell table:formula="of:=IF([EDF.W17]=0;1000000000;['Demand Bound Function'.P$10]/[EDF.W17])" office:value-type="float" office:value="100000000" calcext:value-type="float">
            <text:p>100000000</text:p>
          </table:table-cell>
          <table:table-cell table:formula="of:=IF([EDF.X17]=0;1000000000;['Demand Bound Function'.Q$10]/[EDF.X17])" office:value-type="float" office:value="100000000" calcext:value-type="float">
            <text:p>100000000</text:p>
          </table:table-cell>
          <table:table-cell table:formula="of:=IF([EDF.Y17]=0;1000000000;['Demand Bound Function'.R$10]/[EDF.Y17])" office:value-type="float" office:value="7" calcext:value-type="float">
            <text:p>7</text:p>
          </table:table-cell>
          <table:table-cell table:formula="of:=IF([EDF.Z17]=0;1000000000;['Demand Bound Function'.S$10]/[EDF.Z17])" office:value-type="float" office:value="100000000" calcext:value-type="float">
            <text:p>100000000</text:p>
          </table:table-cell>
          <table:table-cell table:formula="of:=IF([EDF.AA17]=0;1000000000;['Demand Bound Function'.T$10]/[EDF.AA17])" office:value-type="float" office:value="50000000" calcext:value-type="float">
            <text:p>50000000</text:p>
          </table:table-cell>
          <table:table-cell table:formula="of:=IF([EDF.AB17]=0;1000000000;['Demand Bound Function'.U$10]/[EDF.AB17])" office:value-type="float" office:value="50000000" calcext:value-type="float">
            <text:p>50000000</text:p>
          </table:table-cell>
          <table:table-cell table:formula="of:=IF([EDF.AC17]=0;1000000000;['Demand Bound Function'.V$10]/[EDF.AC17])" office:value-type="float" office:value="50000000" calcext:value-type="float">
            <text:p>50000000</text:p>
          </table:table-cell>
          <table:table-cell table:formula="of:=IF([EDF.AD17]=0;1000000000;['Demand Bound Function'.W$10]/[EDF.AD17])" office:value-type="float" office:value="50000000" calcext:value-type="float">
            <text:p>50000000</text:p>
          </table:table-cell>
          <table:table-cell table:formula="of:=IF([EDF.AE17]=0;1000000000;['Demand Bound Function'.X$10]/[EDF.AE17])" office:value-type="float" office:value="5" calcext:value-type="float">
            <text:p>5</text:p>
          </table:table-cell>
          <table:table-cell table:formula="of:=IF([EDF.AF17]=0;1000000000;['Demand Bound Function'.Y$10]/[EDF.AF17])" office:value-type="float" office:value="50000000" calcext:value-type="float">
            <text:p>50000000</text:p>
          </table:table-cell>
          <table:table-cell table:formula="of:=IF([EDF.AG17]=0;1000000000;['Demand Bound Function'.Z$10]/[EDF.AG17])" office:value-type="float" office:value="5.5" calcext:value-type="float">
            <text:p>5.5</text:p>
          </table:table-cell>
          <table:table-cell table:formula="of:=IF([EDF.AH17]=0;1000000000;['Demand Bound Function'.AA$10]/[EDF.AH17])" office:value-type="float" office:value="50000000" calcext:value-type="float">
            <text:p>50000000</text:p>
          </table:table-cell>
          <table:table-cell table:formula="of:=IF([EDF.AI17]=0;1000000000;['Demand Bound Function'.AB$10]/[EDF.AI17])" office:value-type="float" office:value="33333333.3333333" calcext:value-type="float">
            <text:p>33333333.33</text:p>
          </table:table-cell>
          <table:table-cell table:formula="of:=IF([EDF.AJ17]=0;1000000000;['Demand Bound Function'.AC$10]/[EDF.AJ17])" office:value-type="float" office:value="33333333.3333333" calcext:value-type="float">
            <text:p>33333333.33</text:p>
          </table:table-cell>
          <table:table-cell table:formula="of:=IF([EDF.AK17]=0;1000000000;['Demand Bound Function'.AD$10]/[EDF.AK17])" office:value-type="float" office:value="33333333.3333333" calcext:value-type="float">
            <text:p>33333333.33</text:p>
          </table:table-cell>
          <table:table-cell table:formula="of:=IF([EDF.AL17]=0;1000000000;['Demand Bound Function'.AE$10]/[EDF.AL17])" office:value-type="float" office:value="33333333.3333333" calcext:value-type="float">
            <text:p>33333333.33</text:p>
          </table:table-cell>
          <table:table-cell table:formula="of:=IF([EDF.AM17]=0;1000000000;['Demand Bound Function'.AF$10]/[EDF.AM17])" office:value-type="float" office:value="4.33333333333333" calcext:value-type="float">
            <text:p>4.33</text:p>
          </table:table-cell>
          <table:table-cell table:formula="of:=IF([EDF.AN17]=0;1000000000;['Demand Bound Function'.AG$10]/[EDF.AN17])" office:value-type="float" office:value="33333333.3333333" calcext:value-type="float">
            <text:p>33333333.33</text:p>
          </table:table-cell>
          <table:table-cell table:formula="of:=IF([EDF.AO17]=0;1000000000;['Demand Bound Function'.AH$10]/[EDF.AO17])" office:value-type="float" office:value="4.66666666666667" calcext:value-type="float">
            <text:p>4.67</text:p>
          </table:table-cell>
          <table:table-cell table:formula="of:=IF([EDF.AP17]=0;1000000000;['Demand Bound Function'.AI$10]/[EDF.AP17])" office:value-type="float" office:value="33333333.3333333" calcext:value-type="float">
            <text:p>33333333.33</text:p>
          </table:table-cell>
          <table:table-cell table:formula="of:=IF([EDF.AQ17]=0;1000000000;['Demand Bound Function'.AJ$10]/[EDF.AQ17])" office:value-type="float" office:value="3.5" calcext:value-type="float">
            <text:p>3.5</text:p>
          </table:table-cell>
          <table:table-cell table:formula="of:=IF([EDF.AR17]=0;1000000000;['Demand Bound Function'.AK$10]/[EDF.AR17])" office:value-type="float" office:value="25000000" calcext:value-type="float">
            <text:p>25000000</text:p>
          </table:table-cell>
          <table:table-cell table:formula="of:=IF([EDF.AS17]=0;1000000000;['Demand Bound Function'.AL$10]/[EDF.AS17])" office:value-type="float" office:value="25000000" calcext:value-type="float">
            <text:p>25000000</text:p>
          </table:table-cell>
          <table:table-cell table:formula="of:=IF([EDF.AT17]=0;1000000000;['Demand Bound Function'.AM$10]/[EDF.AT17])" office:value-type="float" office:value="25000000" calcext:value-type="float">
            <text:p>25000000</text:p>
          </table:table-cell>
          <table:table-cell table:formula="of:=IF([EDF.AU17]=0;1000000000;['Demand Bound Function'.AN$10]/[EDF.AU17])" office:value-type="float" office:value="25000000" calcext:value-type="float">
            <text:p>25000000</text:p>
          </table:table-cell>
          <table:table-cell table:formula="of:=IF([EDF.AV17]=0;1000000000;['Demand Bound Function'.AO$10]/[EDF.AV17])" office:value-type="float" office:value="25000000" calcext:value-type="float">
            <text:p>25000000</text:p>
          </table:table-cell>
          <table:table-cell table:formula="of:=IF([EDF.AW17]=0;1000000000;['Demand Bound Function'.AP$10]/[EDF.AW17])" office:value-type="float" office:value="4.25" calcext:value-type="float">
            <text:p>4.25</text:p>
          </table:table-cell>
          <table:table-cell table:formula="of:=IF([EDF.AX17]=0;1000000000;['Demand Bound Function'.AQ$10]/[EDF.AX17])" office:value-type="float" office:value="25000000" calcext:value-type="float">
            <text:p>25000000</text:p>
          </table:table-cell>
          <table:table-cell table:formula="of:=IF([EDF.AY17]=0;1000000000;['Demand Bound Function'.AR$10]/[EDF.AY17])" office:value-type="float" office:value="20000000" calcext:value-type="float">
            <text:p>20000000</text:p>
          </table:table-cell>
          <table:table-cell table:formula="of:=IF([EDF.AZ17]=0;1000000000;['Demand Bound Function'.AS$10]/[EDF.AZ17])" office:value-type="float" office:value="20000000" calcext:value-type="float">
            <text:p>20000000</text:p>
          </table:table-cell>
          <table:table-cell table:formula="of:=IF([EDF.BA17]=0;1000000000;['Demand Bound Function'.AT$10]/[EDF.BA17])" office:value-type="float" office:value="20000000" calcext:value-type="float">
            <text:p>20000000</text:p>
          </table:table-cell>
          <table:table-cell table:formula="of:=IF([EDF.BB17]=0;1000000000;['Demand Bound Function'.AU$10]/[EDF.BB17])" office:value-type="float" office:value="20000000" calcext:value-type="float">
            <text:p>20000000</text:p>
          </table:table-cell>
          <table:table-cell table:formula="of:=IF([EDF.BC17]=0;1000000000;['Demand Bound Function'.AV$10]/[EDF.BC17])" office:value-type="float" office:value="4" calcext:value-type="float">
            <text:p>4</text:p>
          </table:table-cell>
          <table:table-cell table:formula="of:=IF([EDF.BD17]=0;1000000000;['Demand Bound Function'.AW$10]/[EDF.BD17])" office:value-type="float" office:value="20000000" calcext:value-type="float">
            <text:p>20000000</text:p>
          </table:table-cell>
          <table:table-cell table:formula="of:=IF([EDF.BE17]=0;1000000000;['Demand Bound Function'.AX$10]/[EDF.BE17])" office:value-type="float" office:value="4.2" calcext:value-type="float">
            <text:p>4.2</text:p>
          </table:table-cell>
          <table:table-cell table:formula="of:=IF([EDF.BF17]=0;1000000000;['Demand Bound Function'.AY$10]/[EDF.BF17])" office:value-type="float" office:value="20000000" calcext:value-type="float">
            <text:p>20000000</text:p>
          </table:table-cell>
          <table:table-cell table:formula="of:=IF([EDF.BG17]=0;1000000000;['Demand Bound Function'.AZ$10]/[EDF.BG17])" office:value-type="float" office:value="3.33333333333333" calcext:value-type="float">
            <text:p>3.33</text:p>
          </table:table-cell>
          <table:table-cell table:formula="of:=IF([EDF.BH17]=0;1000000000;['Demand Bound Function'.BA$10]/[EDF.BH17])" office:value-type="float" office:value="16666666.6666667" calcext:value-type="float">
            <text:p>16666666.67</text:p>
          </table:table-cell>
          <table:table-cell table:formula="of:=IF([EDF.BI17]=0;1000000000;['Demand Bound Function'.BB$10]/[EDF.BI17])" office:value-type="float" office:value="16666666.6666667" calcext:value-type="float">
            <text:p>16666666.67</text:p>
          </table:table-cell>
          <table:table-cell table:formula="of:=IF([EDF.BJ17]=0;1000000000;['Demand Bound Function'.BC$10]/[EDF.BJ17])" office:value-type="float" office:value="16666666.6666667" calcext:value-type="float">
            <text:p>16666666.67</text:p>
          </table:table-cell>
          <table:table-cell table:formula="of:=IF([EDF.BK17]=0;1000000000;['Demand Bound Function'.BD$10]/[EDF.BK17])" office:value-type="float" office:value="16666666.6666667" calcext:value-type="float">
            <text:p>16666666.67</text:p>
          </table:table-cell>
          <table:table-cell table:formula="of:=IF([EDF.BL17]=0;1000000000;['Demand Bound Function'.BE$10]/[EDF.BL17])" office:value-type="float" office:value="16666666.6666667" calcext:value-type="float">
            <text:p>16666666.67</text:p>
          </table:table-cell>
          <table:table-cell table:formula="of:=IF([EDF.BM17]=0;1000000000;['Demand Bound Function'.BF$10]/[EDF.BM17])" office:value-type="float" office:value="4" calcext:value-type="float">
            <text:p>4</text:p>
          </table:table-cell>
          <table:table-cell table:formula="of:=IF([EDF.BN17]=0;1000000000;['Demand Bound Function'.BG$10]/[EDF.BN17])" office:value-type="float" office:value="16666666.6666667" calcext:value-type="float">
            <text:p>16666666.67</text:p>
          </table:table-cell>
          <table:table-cell table:formula="of:=IF([EDF.BO17]=0;1000000000;['Demand Bound Function'.BH$10]/[EDF.BO17])" office:value-type="float" office:value="3.42857142857143" calcext:value-type="float">
            <text:p>3.43</text:p>
          </table:table-cell>
          <table:table-cell table:formula="of:=IF([EDF.BP17]=0;1000000000;['Demand Bound Function'.BI$10]/[EDF.BP17])" office:value-type="float" office:value="14285714.2857143" calcext:value-type="float">
            <text:p>14285714.29</text:p>
          </table:table-cell>
          <table:table-cell table:formula="of:=IF([EDF.BQ17]=0;1000000000;['Demand Bound Function'.BJ$10]/[EDF.BQ17])" office:value-type="float" office:value="14285714.2857143" calcext:value-type="float">
            <text:p>14285714.29</text:p>
          </table:table-cell>
          <table:table-cell table:formula="of:=IF([EDF.BR17]=0;1000000000;['Demand Bound Function'.BK$10]/[EDF.BR17])" office:value-type="float" office:value="14285714.2857143" calcext:value-type="float">
            <text:p>14285714.29</text:p>
          </table:table-cell>
          <table:table-cell table:formula="of:=IF([EDF.BS17]=0;1000000000;['Demand Bound Function'.BL$10]/[EDF.BS17])" office:value-type="float" office:value="14285714.2857143" calcext:value-type="float">
            <text:p>14285714.29</text:p>
          </table:table-cell>
          <table:table-cell table:formula="of:=IF([EDF.BT17]=0;1000000000;['Demand Bound Function'.BM$10]/[EDF.BT17])" office:value-type="float" office:value="14285714.2857143" calcext:value-type="float">
            <text:p>14285714.29</text:p>
          </table:table-cell>
          <table:table-cell table:formula="of:=IF([EDF.BU17]=0;1000000000;['Demand Bound Function'.BN$10]/[EDF.BU17])" office:value-type="float" office:value="4" calcext:value-type="float">
            <text:p>4</text:p>
          </table:table-cell>
          <table:table-cell table:formula="of:=IF([EDF.BV17]=0;1000000000;['Demand Bound Function'.BO$10]/[EDF.BV17])" office:value-type="float" office:value="14285714.2857143" calcext:value-type="float">
            <text:p>14285714.29</text:p>
          </table:table-cell>
          <table:table-cell table:formula="of:=IF([EDF.BW17]=0;1000000000;['Demand Bound Function'.BP$10]/[EDF.BW17])" office:value-type="float" office:value="12500000" calcext:value-type="float">
            <text:p>12500000</text:p>
          </table:table-cell>
          <table:table-cell table:formula="of:=IF([EDF.BX17]=0;1000000000;['Demand Bound Function'.BQ$10]/[EDF.BX17])" office:value-type="float" office:value="12500000" calcext:value-type="float">
            <text:p>12500000</text:p>
          </table:table-cell>
          <table:table-cell table:formula="of:=IF([EDF.BY17]=0;1000000000;['Demand Bound Function'.BR$10]/[EDF.BY17])" office:value-type="float" office:value="12500000" calcext:value-type="float">
            <text:p>12500000</text:p>
          </table:table-cell>
          <table:table-cell table:formula="of:=IF([EDF.BZ17]=0;1000000000;['Demand Bound Function'.BS$10]/[EDF.BZ17])" office:value-type="float" office:value="12500000" calcext:value-type="float">
            <text:p>12500000</text:p>
          </table:table-cell>
          <table:table-cell table:formula="of:=IF([EDF.CA17]=0;1000000000;['Demand Bound Function'.BT$10]/[EDF.CA17])" office:value-type="float" office:value="3.5" calcext:value-type="float">
            <text:p>3.5</text:p>
          </table:table-cell>
          <table:table-cell table:formula="of:=IF([EDF.CB17]=0;1000000000;['Demand Bound Function'.BU$10]/[EDF.CB17])" office:value-type="float" office:value="12500000" calcext:value-type="float">
            <text:p>12500000</text:p>
          </table:table-cell>
          <table:table-cell table:formula="of:=IF([EDF.CC17]=0;1000000000;['Demand Bound Function'.BV$10]/[EDF.CC17])" office:value-type="float" office:value="3.625" calcext:value-type="float">
            <text:p>3.63</text:p>
          </table:table-cell>
          <table:table-cell table:formula="of:=IF([EDF.CD17]=0;1000000000;['Demand Bound Function'.BW$10]/[EDF.CD17])" office:value-type="float" office:value="12500000" calcext:value-type="float">
            <text:p>12500000</text:p>
          </table:table-cell>
          <table:table-cell table:formula="of:=IF([EDF.CE17]=0;1000000000;['Demand Bound Function'.BX$10]/[EDF.CE17])" office:value-type="float" office:value="11111111.1111111" calcext:value-type="float">
            <text:p>11111111.11</text:p>
          </table:table-cell>
          <table:table-cell table:formula="of:=IF([EDF.CF17]=0;1000000000;['Demand Bound Function'.BY$10]/[EDF.CF17])" office:value-type="float" office:value="11111111.1111111" calcext:value-type="float">
            <text:p>11111111.11</text:p>
          </table:table-cell>
          <table:table-cell table:formula="of:=IF([EDF.CG17]=0;1000000000;['Demand Bound Function'.BZ$10]/[EDF.CG17])" office:value-type="float" office:value="11111111.1111111" calcext:value-type="float">
            <text:p>11111111.11</text:p>
          </table:table-cell>
          <table:table-cell table:formula="of:=IF([EDF.CH17]=0;1000000000;['Demand Bound Function'.CA$10]/[EDF.CH17])" office:value-type="float" office:value="11111111.1111111" calcext:value-type="float">
            <text:p>11111111.11</text:p>
          </table:table-cell>
          <table:table-cell table:formula="of:=IF([EDF.CI17]=0;1000000000;['Demand Bound Function'.CB$10]/[EDF.CI17])" office:value-type="float" office:value="11111111.1111111" calcext:value-type="float">
            <text:p>11111111.11</text:p>
          </table:table-cell>
          <table:table-cell table:formula="of:=IF([EDF.CJ17]=0;1000000000;['Demand Bound Function'.CC$10]/[EDF.CJ17])" office:value-type="float" office:value="11111111.1111111" calcext:value-type="float">
            <text:p>11111111.11</text:p>
          </table:table-cell>
          <table:table-cell table:formula="of:=IF([EDF.CK17]=0;1000000000;['Demand Bound Function'.CD$10]/[EDF.CK17])" office:value-type="float" office:value="3.77777777777778" calcext:value-type="float">
            <text:p>3.78</text:p>
          </table:table-cell>
          <table:table-cell table:formula="of:=IF([EDF.CL17]=0;1000000000;['Demand Bound Function'.CE$10]/[EDF.CL17])" office:value-type="float" office:value="11111111.1111111" calcext:value-type="float">
            <text:p>11111111.11</text:p>
          </table:table-cell>
          <table:table-cell table:formula="of:=IF([EDF.CM17]=0;1000000000;['Demand Bound Function'.CF$10]/[EDF.CM17])" office:value-type="float" office:value="3.4" calcext:value-type="float">
            <text:p>3.4</text:p>
          </table:table-cell>
          <table:table-cell table:formula="of:=IF([EDF.CN17]=0;1000000000;['Demand Bound Function'.CG$10]/[EDF.CN17])" office:value-type="float" office:value="10000000" calcext:value-type="float">
            <text:p>10000000</text:p>
          </table:table-cell>
          <table:table-cell table:formula="of:=IF([EDF.CO17]=0;1000000000;['Demand Bound Function'.CH$10]/[EDF.CO17])" office:value-type="float" office:value="10000000" calcext:value-type="float">
            <text:p>10000000</text:p>
          </table:table-cell>
          <table:table-cell table:formula="of:=IF([EDF.CP17]=0;1000000000;['Demand Bound Function'.CI$10]/[EDF.CP17])" office:value-type="float" office:value="10000000" calcext:value-type="float">
            <text:p>10000000</text:p>
          </table:table-cell>
          <table:table-cell table:formula="of:=IF([EDF.CQ17]=0;1000000000;['Demand Bound Function'.CJ$10]/[EDF.CQ17])" office:value-type="float" office:value="10000000" calcext:value-type="float">
            <text:p>10000000</text:p>
          </table:table-cell>
          <table:table-cell table:formula="of:=IF([EDF.CR17]=0;1000000000;['Demand Bound Function'.CK$10]/[EDF.CR17])" office:value-type="float" office:value="10000000" calcext:value-type="float">
            <text:p>10000000</text:p>
          </table:table-cell>
          <table:table-cell table:formula="of:=IF([EDF.CS17]=0;1000000000;['Demand Bound Function'.CL$10]/[EDF.CS17])" office:value-type="float" office:value="3.8" calcext:value-type="float">
            <text:p>3.8</text:p>
          </table:table-cell>
          <table:table-cell table:formula="of:=IF([EDF.CT17]=0;1000000000;['Demand Bound Function'.CM$10]/[EDF.CT17])" office:value-type="float" office:value="10000000" calcext:value-type="float">
            <text:p>10000000</text:p>
          </table:table-cell>
          <table:table-cell table:formula="of:=IF([EDF.CU17]=0;1000000000;['Demand Bound Function'.CN$10]/[EDF.CU17])" office:value-type="float" office:value="3.36363636363636" calcext:value-type="float">
            <text:p>3.36</text:p>
          </table:table-cell>
          <table:table-cell table:formula="of:=IF([EDF.CV17]=0;1000000000;['Demand Bound Function'.CO$10]/[EDF.CV17])" office:value-type="float" office:value="9090909.09090909" calcext:value-type="float">
            <text:p>9090909.09</text:p>
          </table:table-cell>
          <table:table-cell table:formula="of:=IF([EDF.CW17]=0;1000000000;['Demand Bound Function'.CP$10]/[EDF.CW17])" office:value-type="float" office:value="9090909.09090909" calcext:value-type="float">
            <text:p>9090909.09</text:p>
          </table:table-cell>
          <table:table-cell table:formula="of:=IF([EDF.CX17]=0;1000000000;['Demand Bound Function'.CQ$10]/[EDF.CX17])" office:value-type="float" office:value="9090909.09090909" calcext:value-type="float">
            <text:p>9090909.09</text:p>
          </table:table-cell>
          <table:table-cell table:formula="of:=IF([EDF.CY17]=0;1000000000;['Demand Bound Function'.CR$10]/[EDF.CY17])" office:value-type="float" office:value="3.54545454545455" calcext:value-type="float">
            <text:p>3.55</text:p>
          </table:table-cell>
          <table:table-cell table:formula="of:=IF([EDF.CZ17]=0;1000000000;['Demand Bound Function'.CS$10]/[EDF.CZ17])" office:value-type="float" office:value="9090909.09090909" calcext:value-type="float">
            <text:p>9090909.09</text:p>
          </table:table-cell>
          <table:table-cell table:formula="of:=IF([EDF.DA17]=0;1000000000;['Demand Bound Function'.CT$10]/[EDF.DA17])" office:value-type="float" office:value="3.54545454545455" calcext:value-type="float">
            <text:p>3.55</text:p>
          </table:table-cell>
          <table:table-cell table:formula="of:=IF([EDF.DB17]=0;1000000000;['Demand Bound Function'.CU$10]/[EDF.DB17])" office:value-type="float" office:value="9090909.09090909" calcext:value-type="float">
            <text:p>9090909.09</text:p>
          </table:table-cell>
          <table:table-cell table:formula="of:=IF([EDF.DC17]=0;1000000000;['Demand Bound Function'.CV$10]/[EDF.DC17])" office:value-type="float" office:value="8333333.33333333" calcext:value-type="float">
            <text:p>8333333.33</text:p>
          </table:table-cell>
          <table:table-cell table:formula="of:=IF([EDF.DD17]=0;1000000000;['Demand Bound Function'.CW$10]/[EDF.DD17])" office:value-type="float" office:value="8333333.33333333" calcext:value-type="float">
            <text:p>8333333.33</text:p>
          </table:table-cell>
          <table:table-cell table:formula="of:=IF([EDF.DE17]=0;1000000000;['Demand Bound Function'.CX$10]/[EDF.DE17])" office:value-type="float" office:value="8333333.33333333" calcext:value-type="float">
            <text:p>8333333.33</text:p>
          </table:table-cell>
          <table:table-cell table:formula="of:=IF([EDF.DF17]=0;1000000000;['Demand Bound Function'.CY$10]/[EDF.DF17])" office:value-type="float" office:value="8333333.33333333" calcext:value-type="float">
            <text:p>8333333.33</text:p>
          </table:table-cell>
          <table:table-cell table:formula="of:=IF([EDF.DG17]=0;1000000000;['Demand Bound Function'.CZ$10]/[EDF.DG17])" office:value-type="float" office:value="8333333.33333333" calcext:value-type="float">
            <text:p>8333333.33</text:p>
          </table:table-cell>
          <table:table-cell table:formula="of:=IF([EDF.DH17]=0;1000000000;['Demand Bound Function'.DA$10]/[EDF.DH17])" office:value-type="float" office:value="8333333.33333333" calcext:value-type="float">
            <text:p>8333333.33</text:p>
          </table:table-cell>
          <table:table-cell table:formula="of:=IF([EDF.DI17]=0;1000000000;['Demand Bound Function'.DB$10]/[EDF.DI17])" office:value-type="float" office:value="3.75" calcext:value-type="float">
            <text:p>3.75</text:p>
          </table:table-cell>
          <table:table-cell table:formula="of:=IF([EDF.DJ17]=0;1000000000;['Demand Bound Function'.DC$10]/[EDF.DJ17])" office:value-type="float" office:value="8333333.33333333" calcext:value-type="float">
            <text:p>8333333.33</text:p>
          </table:table-cell>
          <table:table-cell table:formula="of:=IF([EDF.DK17]=0;1000000000;['Demand Bound Function'.DD$10]/[EDF.DK17])" office:value-type="float" office:value="3.38461538461538" calcext:value-type="float">
            <text:p>3.38</text:p>
          </table:table-cell>
          <table:table-cell table:formula="of:=IF([EDF.DL17]=0;1000000000;['Demand Bound Function'.DE$10]/[EDF.DL17])" office:value-type="float" office:value="7692307.69230769" calcext:value-type="float">
            <text:p>7692307.69</text:p>
          </table:table-cell>
          <table:table-cell table:formula="of:=IF([EDF.DM17]=0;1000000000;['Demand Bound Function'.DF$10]/[EDF.DM17])" office:value-type="float" office:value="7692307.69230769" calcext:value-type="float">
            <text:p>7692307.69</text:p>
          </table:table-cell>
          <table:table-cell table:formula="of:=IF([EDF.DN17]=0;1000000000;['Demand Bound Function'.DG$10]/[EDF.DN17])" office:value-type="float" office:value="7692307.69230769" calcext:value-type="float">
            <text:p>7692307.69</text:p>
          </table:table-cell>
          <table:table-cell table:formula="of:=IF([EDF.DO17]=0;1000000000;['Demand Bound Function'.DH$10]/[EDF.DO17])" office:value-type="float" office:value="3.46153846153846" calcext:value-type="float">
            <text:p>3.46</text:p>
          </table:table-cell>
          <table:table-cell table:formula="of:=IF([EDF.DP17]=0;1000000000;['Demand Bound Function'.DI$10]/[EDF.DP17])" office:value-type="float" office:value="7692307.69230769" calcext:value-type="float">
            <text:p>7692307.69</text:p>
          </table:table-cell>
          <table:table-cell table:formula="of:=IF([EDF.DQ17]=0;1000000000;['Demand Bound Function'.DJ$10]/[EDF.DQ17])" office:value-type="float" office:value="3.53846153846154" calcext:value-type="float">
            <text:p>3.54</text:p>
          </table:table-cell>
          <table:table-cell table:formula="of:=IF([EDF.DR17]=0;1000000000;['Demand Bound Function'.DK$10]/[EDF.DR17])" office:value-type="float" office:value="7692307.69230769" calcext:value-type="float">
            <text:p>7692307.69</text:p>
          </table:table-cell>
          <table:table-cell table:formula="of:=IF([EDF.DS17]=0;1000000000;['Demand Bound Function'.DL$10]/[EDF.DS17])" office:value-type="float" office:value="7142857.14285714" calcext:value-type="float">
            <text:p>7142857.14</text:p>
          </table:table-cell>
          <table:table-cell table:formula="of:=IF([EDF.DT17]=0;1000000000;['Demand Bound Function'.DM$10]/[EDF.DT17])" office:value-type="float" office:value="7142857.14285714" calcext:value-type="float">
            <text:p>7142857.14</text:p>
          </table:table-cell>
          <table:table-cell table:formula="of:=IF([EDF.DU17]=0;1000000000;['Demand Bound Function'.DN$10]/[EDF.DU17])" office:value-type="float" office:value="7142857.14285714" calcext:value-type="float">
            <text:p>7142857.14</text:p>
          </table:table-cell>
          <table:table-cell table:formula="of:=IF([EDF.DV17]=0;1000000000;['Demand Bound Function'.DO$10]/[EDF.DV17])" office:value-type="float" office:value="7142857.14285714" calcext:value-type="float">
            <text:p>7142857.14</text:p>
          </table:table-cell>
          <table:table-cell table:formula="of:=IF([EDF.DW17]=0;1000000000;['Demand Bound Function'.DP$10]/[EDF.DW17])" office:value-type="float" office:value="3.5" calcext:value-type="float">
            <text:p>3.5</text:p>
          </table:table-cell>
          <table:table-cell table:formula="of:=IF([EDF.DX17]=0;1000000000;['Demand Bound Function'.DQ$10]/[EDF.DX17])" office:value-type="float" office:value="7142857.14285714" calcext:value-type="float">
            <text:p>7142857.14</text:p>
          </table:table-cell>
          <table:table-cell table:formula="of:=IF([EDF.DY17]=0;1000000000;['Demand Bound Function'.DR$10]/[EDF.DY17])" office:value-type="float" office:value="3.5" calcext:value-type="float">
            <text:p>3.5</text:p>
          </table:table-cell>
          <table:table-cell table:formula="of:=IF([EDF.DZ17]=0;1000000000;['Demand Bound Function'.DS$10]/[EDF.DZ17])" office:value-type="float" office:value="7142857.14285714" calcext:value-type="float">
            <text:p>7142857.14</text:p>
          </table:table-cell>
          <table:table-cell table:formula="of:=IF([EDF.EA17]=0;1000000000;['Demand Bound Function'.DT$10]/[EDF.EA17])" office:value-type="float" office:value="6666666.66666667" calcext:value-type="float">
            <text:p>6666666.6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table:formula="of:=MIN([.C24:.DU24])" office:value-type="float" office:value="5" calcext:value-type="float">
            <text:p>5</text:p>
          </table:table-cell>
          <table:table-cell table:formula="of:=IF([EDF.I18]=0;1000000000;['Demand Bound Function'.B$10]/[EDF.I18])" office:value-type="float" office:value="1000000000" calcext:value-type="float">
            <text:p>1000000000</text:p>
          </table:table-cell>
          <table:table-cell table:formula="of:=IF([EDF.J18]=0;1000000000;['Demand Bound Function'.C$10]/[EDF.J18])" office:value-type="float" office:value="1000000000" calcext:value-type="float">
            <text:p>1000000000</text:p>
          </table:table-cell>
          <table:table-cell table:formula="of:=IF([EDF.K18]=0;1000000000;['Demand Bound Function'.D$10]/[EDF.K18])" office:value-type="float" office:value="1000000000" calcext:value-type="float">
            <text:p>1000000000</text:p>
          </table:table-cell>
          <table:table-cell table:formula="of:=IF([EDF.L18]=0;1000000000;['Demand Bound Function'.E$10]/[EDF.L18])" office:value-type="float" office:value="1000000000" calcext:value-type="float">
            <text:p>1000000000</text:p>
          </table:table-cell>
          <table:table-cell table:formula="of:=IF([EDF.M18]=0;1000000000;['Demand Bound Function'.F$10]/[EDF.M18])" office:value-type="float" office:value="1000000000" calcext:value-type="float">
            <text:p>1000000000</text:p>
          </table:table-cell>
          <table:table-cell table:formula="of:=IF([EDF.N18]=0;1000000000;['Demand Bound Function'.G$10]/[EDF.N18])" office:value-type="float" office:value="1000000000" calcext:value-type="float">
            <text:p>1000000000</text:p>
          </table:table-cell>
          <table:table-cell table:formula="of:=IF([EDF.O18]=0;1000000000;['Demand Bound Function'.H$10]/[EDF.O18])" office:value-type="float" office:value="1000000000" calcext:value-type="float">
            <text:p>1000000000</text:p>
          </table:table-cell>
          <table:table-cell table:formula="of:=IF([EDF.P18]=0;1000000000;['Demand Bound Function'.I$10]/[EDF.P18])" office:value-type="float" office:value="1000000000" calcext:value-type="float">
            <text:p>1000000000</text:p>
          </table:table-cell>
          <table:table-cell table:formula="of:=IF([EDF.Q18]=0;1000000000;['Demand Bound Function'.J$10]/[EDF.Q18])" office:value-type="float" office:value="1000000000" calcext:value-type="float">
            <text:p>1000000000</text:p>
          </table:table-cell>
          <table:table-cell table:formula="of:=IF([EDF.R18]=0;1000000000;['Demand Bound Function'.K$10]/[EDF.R18])" office:value-type="float" office:value="1000000000" calcext:value-type="float">
            <text:p>1000000000</text:p>
          </table:table-cell>
          <table:table-cell table:formula="of:=IF([EDF.S18]=0;1000000000;['Demand Bound Function'.L$10]/[EDF.S18])" office:value-type="float" office:value="1000000000" calcext:value-type="float">
            <text:p>1000000000</text:p>
          </table:table-cell>
          <table:table-cell table:formula="of:=IF([EDF.T18]=0;1000000000;['Demand Bound Function'.M$10]/[EDF.T18])" office:value-type="float" office:value="1000000000" calcext:value-type="float">
            <text:p>1000000000</text:p>
          </table:table-cell>
          <table:table-cell table:formula="of:=IF([EDF.U18]=0;1000000000;['Demand Bound Function'.N$10]/[EDF.U18])" office:value-type="float" office:value="1000000000" calcext:value-type="float">
            <text:p>1000000000</text:p>
          </table:table-cell>
          <table:table-cell table:formula="of:=IF([EDF.V18]=0;1000000000;['Demand Bound Function'.O$10]/[EDF.V18])" office:value-type="float" office:value="1000000000" calcext:value-type="float">
            <text:p>1000000000</text:p>
          </table:table-cell>
          <table:table-cell table:formula="of:=IF([EDF.W18]=0;1000000000;['Demand Bound Function'.P$10]/[EDF.W18])" office:value-type="float" office:value="100000000" calcext:value-type="float">
            <text:p>100000000</text:p>
          </table:table-cell>
          <table:table-cell table:formula="of:=IF([EDF.X18]=0;1000000000;['Demand Bound Function'.Q$10]/[EDF.X18])" office:value-type="float" office:value="100000000" calcext:value-type="float">
            <text:p>100000000</text:p>
          </table:table-cell>
          <table:table-cell table:formula="of:=IF([EDF.Y18]=0;1000000000;['Demand Bound Function'.R$10]/[EDF.Y18])" office:value-type="float" office:value="7" calcext:value-type="float">
            <text:p>7</text:p>
          </table:table-cell>
          <table:table-cell table:formula="of:=IF([EDF.Z18]=0;1000000000;['Demand Bound Function'.S$10]/[EDF.Z18])" office:value-type="float" office:value="100000000" calcext:value-type="float">
            <text:p>100000000</text:p>
          </table:table-cell>
          <table:table-cell table:formula="of:=IF([EDF.AA18]=0;1000000000;['Demand Bound Function'.T$10]/[EDF.AA18])" office:value-type="float" office:value="100000000" calcext:value-type="float">
            <text:p>100000000</text:p>
          </table:table-cell>
          <table:table-cell table:formula="of:=IF([EDF.AB18]=0;1000000000;['Demand Bound Function'.U$10]/[EDF.AB18])" office:value-type="float" office:value="100000000" calcext:value-type="float">
            <text:p>100000000</text:p>
          </table:table-cell>
          <table:table-cell table:formula="of:=IF([EDF.AC18]=0;1000000000;['Demand Bound Function'.V$10]/[EDF.AC18])" office:value-type="float" office:value="100000000" calcext:value-type="float">
            <text:p>100000000</text:p>
          </table:table-cell>
          <table:table-cell table:formula="of:=IF([EDF.AD18]=0;1000000000;['Demand Bound Function'.W$10]/[EDF.AD18])" office:value-type="float" office:value="100000000" calcext:value-type="float">
            <text:p>100000000</text:p>
          </table:table-cell>
          <table:table-cell table:formula="of:=IF([EDF.AE18]=0;1000000000;['Demand Bound Function'.X$10]/[EDF.AE18])" office:value-type="float" office:value="10" calcext:value-type="float">
            <text:p>10</text:p>
          </table:table-cell>
          <table:table-cell table:formula="of:=IF([EDF.AF18]=0;1000000000;['Demand Bound Function'.Y$10]/[EDF.AF18])" office:value-type="float" office:value="100000000" calcext:value-type="float">
            <text:p>100000000</text:p>
          </table:table-cell>
          <table:table-cell table:formula="of:=IF([EDF.AG18]=0;1000000000;['Demand Bound Function'.Z$10]/[EDF.AG18])" office:value-type="float" office:value="11" calcext:value-type="float">
            <text:p>11</text:p>
          </table:table-cell>
          <table:table-cell table:formula="of:=IF([EDF.AH18]=0;1000000000;['Demand Bound Function'.AA$10]/[EDF.AH18])" office:value-type="float" office:value="100000000" calcext:value-type="float">
            <text:p>100000000</text:p>
          </table:table-cell>
          <table:table-cell table:formula="of:=IF([EDF.AI18]=0;1000000000;['Demand Bound Function'.AB$10]/[EDF.AI18])" office:value-type="float" office:value="50000000" calcext:value-type="float">
            <text:p>50000000</text:p>
          </table:table-cell>
          <table:table-cell table:formula="of:=IF([EDF.AJ18]=0;1000000000;['Demand Bound Function'.AC$10]/[EDF.AJ18])" office:value-type="float" office:value="50000000" calcext:value-type="float">
            <text:p>50000000</text:p>
          </table:table-cell>
          <table:table-cell table:formula="of:=IF([EDF.AK18]=0;1000000000;['Demand Bound Function'.AD$10]/[EDF.AK18])" office:value-type="float" office:value="50000000" calcext:value-type="float">
            <text:p>50000000</text:p>
          </table:table-cell>
          <table:table-cell table:formula="of:=IF([EDF.AL18]=0;1000000000;['Demand Bound Function'.AE$10]/[EDF.AL18])" office:value-type="float" office:value="50000000" calcext:value-type="float">
            <text:p>50000000</text:p>
          </table:table-cell>
          <table:table-cell table:formula="of:=IF([EDF.AM18]=0;1000000000;['Demand Bound Function'.AF$10]/[EDF.AM18])" office:value-type="float" office:value="6.5" calcext:value-type="float">
            <text:p>6.5</text:p>
          </table:table-cell>
          <table:table-cell table:formula="of:=IF([EDF.AN18]=0;1000000000;['Demand Bound Function'.AG$10]/[EDF.AN18])" office:value-type="float" office:value="50000000" calcext:value-type="float">
            <text:p>50000000</text:p>
          </table:table-cell>
          <table:table-cell table:formula="of:=IF([EDF.AO18]=0;1000000000;['Demand Bound Function'.AH$10]/[EDF.AO18])" office:value-type="float" office:value="7" calcext:value-type="float">
            <text:p>7</text:p>
          </table:table-cell>
          <table:table-cell table:formula="of:=IF([EDF.AP18]=0;1000000000;['Demand Bound Function'.AI$10]/[EDF.AP18])" office:value-type="float" office:value="50000000" calcext:value-type="float">
            <text:p>50000000</text:p>
          </table:table-cell>
          <table:table-cell table:formula="of:=IF([EDF.AQ18]=0;1000000000;['Demand Bound Function'.AJ$10]/[EDF.AQ18])" office:value-type="float" office:value="7" calcext:value-type="float">
            <text:p>7</text:p>
          </table:table-cell>
          <table:table-cell table:formula="of:=IF([EDF.AR18]=0;1000000000;['Demand Bound Function'.AK$10]/[EDF.AR18])" office:value-type="float" office:value="50000000" calcext:value-type="float">
            <text:p>50000000</text:p>
          </table:table-cell>
          <table:table-cell table:formula="of:=IF([EDF.AS18]=0;1000000000;['Demand Bound Function'.AL$10]/[EDF.AS18])" office:value-type="float" office:value="50000000" calcext:value-type="float">
            <text:p>50000000</text:p>
          </table:table-cell>
          <table:table-cell table:formula="of:=IF([EDF.AT18]=0;1000000000;['Demand Bound Function'.AM$10]/[EDF.AT18])" office:value-type="float" office:value="50000000" calcext:value-type="float">
            <text:p>50000000</text:p>
          </table:table-cell>
          <table:table-cell table:formula="of:=IF([EDF.AU18]=0;1000000000;['Demand Bound Function'.AN$10]/[EDF.AU18])" office:value-type="float" office:value="33333333.3333333" calcext:value-type="float">
            <text:p>33333333.33</text:p>
          </table:table-cell>
          <table:table-cell table:formula="of:=IF([EDF.AV18]=0;1000000000;['Demand Bound Function'.AO$10]/[EDF.AV18])" office:value-type="float" office:value="33333333.3333333" calcext:value-type="float">
            <text:p>33333333.33</text:p>
          </table:table-cell>
          <table:table-cell table:formula="of:=IF([EDF.AW18]=0;1000000000;['Demand Bound Function'.AP$10]/[EDF.AW18])" office:value-type="float" office:value="5.66666666666667" calcext:value-type="float">
            <text:p>5.67</text:p>
          </table:table-cell>
          <table:table-cell table:formula="of:=IF([EDF.AX18]=0;1000000000;['Demand Bound Function'.AQ$10]/[EDF.AX18])" office:value-type="float" office:value="33333333.3333333" calcext:value-type="float">
            <text:p>33333333.33</text:p>
          </table:table-cell>
          <table:table-cell table:formula="of:=IF([EDF.AY18]=0;1000000000;['Demand Bound Function'.AR$10]/[EDF.AY18])" office:value-type="float" office:value="33333333.3333333" calcext:value-type="float">
            <text:p>33333333.33</text:p>
          </table:table-cell>
          <table:table-cell table:formula="of:=IF([EDF.AZ18]=0;1000000000;['Demand Bound Function'.AS$10]/[EDF.AZ18])" office:value-type="float" office:value="33333333.3333333" calcext:value-type="float">
            <text:p>33333333.33</text:p>
          </table:table-cell>
          <table:table-cell table:formula="of:=IF([EDF.BA18]=0;1000000000;['Demand Bound Function'.AT$10]/[EDF.BA18])" office:value-type="float" office:value="33333333.3333333" calcext:value-type="float">
            <text:p>33333333.33</text:p>
          </table:table-cell>
          <table:table-cell table:formula="of:=IF([EDF.BB18]=0;1000000000;['Demand Bound Function'.AU$10]/[EDF.BB18])" office:value-type="float" office:value="33333333.3333333" calcext:value-type="float">
            <text:p>33333333.33</text:p>
          </table:table-cell>
          <table:table-cell table:formula="of:=IF([EDF.BC18]=0;1000000000;['Demand Bound Function'.AV$10]/[EDF.BC18])" office:value-type="float" office:value="6.66666666666667" calcext:value-type="float">
            <text:p>6.67</text:p>
          </table:table-cell>
          <table:table-cell table:formula="of:=IF([EDF.BD18]=0;1000000000;['Demand Bound Function'.AW$10]/[EDF.BD18])" office:value-type="float" office:value="33333333.3333333" calcext:value-type="float">
            <text:p>33333333.33</text:p>
          </table:table-cell>
          <table:table-cell table:formula="of:=IF([EDF.BE18]=0;1000000000;['Demand Bound Function'.AX$10]/[EDF.BE18])" office:value-type="float" office:value="7" calcext:value-type="float">
            <text:p>7</text:p>
          </table:table-cell>
          <table:table-cell table:formula="of:=IF([EDF.BF18]=0;1000000000;['Demand Bound Function'.AY$10]/[EDF.BF18])" office:value-type="float" office:value="33333333.3333333" calcext:value-type="float">
            <text:p>33333333.33</text:p>
          </table:table-cell>
          <table:table-cell table:formula="of:=IF([EDF.BG18]=0;1000000000;['Demand Bound Function'.AZ$10]/[EDF.BG18])" office:value-type="float" office:value="5" calcext:value-type="float">
            <text:p>5</text:p>
          </table:table-cell>
          <table:table-cell table:formula="of:=IF([EDF.BH18]=0;1000000000;['Demand Bound Function'.BA$10]/[EDF.BH18])" office:value-type="float" office:value="25000000" calcext:value-type="float">
            <text:p>25000000</text:p>
          </table:table-cell>
          <table:table-cell table:formula="of:=IF([EDF.BI18]=0;1000000000;['Demand Bound Function'.BB$10]/[EDF.BI18])" office:value-type="float" office:value="25000000" calcext:value-type="float">
            <text:p>25000000</text:p>
          </table:table-cell>
          <table:table-cell table:formula="of:=IF([EDF.BJ18]=0;1000000000;['Demand Bound Function'.BC$10]/[EDF.BJ18])" office:value-type="float" office:value="25000000" calcext:value-type="float">
            <text:p>25000000</text:p>
          </table:table-cell>
          <table:table-cell table:formula="of:=IF([EDF.BK18]=0;1000000000;['Demand Bound Function'.BD$10]/[EDF.BK18])" office:value-type="float" office:value="25000000" calcext:value-type="float">
            <text:p>25000000</text:p>
          </table:table-cell>
          <table:table-cell table:formula="of:=IF([EDF.BL18]=0;1000000000;['Demand Bound Function'.BE$10]/[EDF.BL18])" office:value-type="float" office:value="25000000" calcext:value-type="float">
            <text:p>25000000</text:p>
          </table:table-cell>
          <table:table-cell table:formula="of:=IF([EDF.BM18]=0;1000000000;['Demand Bound Function'.BF$10]/[EDF.BM18])" office:value-type="float" office:value="6" calcext:value-type="float">
            <text:p>6</text:p>
          </table:table-cell>
          <table:table-cell table:formula="of:=IF([EDF.BN18]=0;1000000000;['Demand Bound Function'.BG$10]/[EDF.BN18])" office:value-type="float" office:value="25000000" calcext:value-type="float">
            <text:p>25000000</text:p>
          </table:table-cell>
          <table:table-cell table:formula="of:=IF([EDF.BO18]=0;1000000000;['Demand Bound Function'.BH$10]/[EDF.BO18])" office:value-type="float" office:value="6" calcext:value-type="float">
            <text:p>6</text:p>
          </table:table-cell>
          <table:table-cell table:formula="of:=IF([EDF.BP18]=0;1000000000;['Demand Bound Function'.BI$10]/[EDF.BP18])" office:value-type="float" office:value="25000000" calcext:value-type="float">
            <text:p>25000000</text:p>
          </table:table-cell>
          <table:table-cell table:formula="of:=IF([EDF.BQ18]=0;1000000000;['Demand Bound Function'.BJ$10]/[EDF.BQ18])" office:value-type="float" office:value="25000000" calcext:value-type="float">
            <text:p>25000000</text:p>
          </table:table-cell>
          <table:table-cell table:formula="of:=IF([EDF.BR18]=0;1000000000;['Demand Bound Function'.BK$10]/[EDF.BR18])" office:value-type="float" office:value="25000000" calcext:value-type="float">
            <text:p>25000000</text:p>
          </table:table-cell>
          <table:table-cell table:formula="of:=IF([EDF.BS18]=0;1000000000;['Demand Bound Function'.BL$10]/[EDF.BS18])" office:value-type="float" office:value="20000000" calcext:value-type="float">
            <text:p>20000000</text:p>
          </table:table-cell>
          <table:table-cell table:formula="of:=IF([EDF.BT18]=0;1000000000;['Demand Bound Function'.BM$10]/[EDF.BT18])" office:value-type="float" office:value="20000000" calcext:value-type="float">
            <text:p>20000000</text:p>
          </table:table-cell>
          <table:table-cell table:formula="of:=IF([EDF.BU18]=0;1000000000;['Demand Bound Function'.BN$10]/[EDF.BU18])" office:value-type="float" office:value="5.6" calcext:value-type="float">
            <text:p>5.6</text:p>
          </table:table-cell>
          <table:table-cell table:formula="of:=IF([EDF.BV18]=0;1000000000;['Demand Bound Function'.BO$10]/[EDF.BV18])" office:value-type="float" office:value="20000000" calcext:value-type="float">
            <text:p>20000000</text:p>
          </table:table-cell>
          <table:table-cell table:formula="of:=IF([EDF.BW18]=0;1000000000;['Demand Bound Function'.BP$10]/[EDF.BW18])" office:value-type="float" office:value="20000000" calcext:value-type="float">
            <text:p>20000000</text:p>
          </table:table-cell>
          <table:table-cell table:formula="of:=IF([EDF.BX18]=0;1000000000;['Demand Bound Function'.BQ$10]/[EDF.BX18])" office:value-type="float" office:value="20000000" calcext:value-type="float">
            <text:p>20000000</text:p>
          </table:table-cell>
          <table:table-cell table:formula="of:=IF([EDF.BY18]=0;1000000000;['Demand Bound Function'.BR$10]/[EDF.BY18])" office:value-type="float" office:value="20000000" calcext:value-type="float">
            <text:p>20000000</text:p>
          </table:table-cell>
          <table:table-cell table:formula="of:=IF([EDF.BZ18]=0;1000000000;['Demand Bound Function'.BS$10]/[EDF.BZ18])" office:value-type="float" office:value="20000000" calcext:value-type="float">
            <text:p>20000000</text:p>
          </table:table-cell>
          <table:table-cell table:formula="of:=IF([EDF.CA18]=0;1000000000;['Demand Bound Function'.BT$10]/[EDF.CA18])" office:value-type="float" office:value="5.6" calcext:value-type="float">
            <text:p>5.6</text:p>
          </table:table-cell>
          <table:table-cell table:formula="of:=IF([EDF.CB18]=0;1000000000;['Demand Bound Function'.BU$10]/[EDF.CB18])" office:value-type="float" office:value="20000000" calcext:value-type="float">
            <text:p>20000000</text:p>
          </table:table-cell>
          <table:table-cell table:formula="of:=IF([EDF.CC18]=0;1000000000;['Demand Bound Function'.BV$10]/[EDF.CC18])" office:value-type="float" office:value="5.8" calcext:value-type="float">
            <text:p>5.8</text:p>
          </table:table-cell>
          <table:table-cell table:formula="of:=IF([EDF.CD18]=0;1000000000;['Demand Bound Function'.BW$10]/[EDF.CD18])" office:value-type="float" office:value="20000000" calcext:value-type="float">
            <text:p>20000000</text:p>
          </table:table-cell>
          <table:table-cell table:formula="of:=IF([EDF.CE18]=0;1000000000;['Demand Bound Function'.BX$10]/[EDF.CE18])" office:value-type="float" office:value="16666666.6666667" calcext:value-type="float">
            <text:p>16666666.67</text:p>
          </table:table-cell>
          <table:table-cell table:formula="of:=IF([EDF.CF18]=0;1000000000;['Demand Bound Function'.BY$10]/[EDF.CF18])" office:value-type="float" office:value="16666666.6666667" calcext:value-type="float">
            <text:p>16666666.67</text:p>
          </table:table-cell>
          <table:table-cell table:formula="of:=IF([EDF.CG18]=0;1000000000;['Demand Bound Function'.BZ$10]/[EDF.CG18])" office:value-type="float" office:value="16666666.6666667" calcext:value-type="float">
            <text:p>16666666.67</text:p>
          </table:table-cell>
          <table:table-cell table:formula="of:=IF([EDF.CH18]=0;1000000000;['Demand Bound Function'.CA$10]/[EDF.CH18])" office:value-type="float" office:value="16666666.6666667" calcext:value-type="float">
            <text:p>16666666.67</text:p>
          </table:table-cell>
          <table:table-cell table:formula="of:=IF([EDF.CI18]=0;1000000000;['Demand Bound Function'.CB$10]/[EDF.CI18])" office:value-type="float" office:value="16666666.6666667" calcext:value-type="float">
            <text:p>16666666.67</text:p>
          </table:table-cell>
          <table:table-cell table:formula="of:=IF([EDF.CJ18]=0;1000000000;['Demand Bound Function'.CC$10]/[EDF.CJ18])" office:value-type="float" office:value="16666666.6666667" calcext:value-type="float">
            <text:p>16666666.67</text:p>
          </table:table-cell>
          <table:table-cell table:formula="of:=IF([EDF.CK18]=0;1000000000;['Demand Bound Function'.CD$10]/[EDF.CK18])" office:value-type="float" office:value="5.66666666666667" calcext:value-type="float">
            <text:p>5.67</text:p>
          </table:table-cell>
          <table:table-cell table:formula="of:=IF([EDF.CL18]=0;1000000000;['Demand Bound Function'.CE$10]/[EDF.CL18])" office:value-type="float" office:value="16666666.6666667" calcext:value-type="float">
            <text:p>16666666.67</text:p>
          </table:table-cell>
          <table:table-cell table:formula="of:=IF([EDF.CM18]=0;1000000000;['Demand Bound Function'.CF$10]/[EDF.CM18])" office:value-type="float" office:value="5.66666666666667" calcext:value-type="float">
            <text:p>5.67</text:p>
          </table:table-cell>
          <table:table-cell table:formula="of:=IF([EDF.CN18]=0;1000000000;['Demand Bound Function'.CG$10]/[EDF.CN18])" office:value-type="float" office:value="16666666.6666667" calcext:value-type="float">
            <text:p>16666666.67</text:p>
          </table:table-cell>
          <table:table-cell table:formula="of:=IF([EDF.CO18]=0;1000000000;['Demand Bound Function'.CH$10]/[EDF.CO18])" office:value-type="float" office:value="16666666.6666667" calcext:value-type="float">
            <text:p>16666666.67</text:p>
          </table:table-cell>
          <table:table-cell table:formula="of:=IF([EDF.CP18]=0;1000000000;['Demand Bound Function'.CI$10]/[EDF.CP18])" office:value-type="float" office:value="16666666.6666667" calcext:value-type="float">
            <text:p>16666666.67</text:p>
          </table:table-cell>
          <table:table-cell table:formula="of:=IF([EDF.CQ18]=0;1000000000;['Demand Bound Function'.CJ$10]/[EDF.CQ18])" office:value-type="float" office:value="14285714.2857143" calcext:value-type="float">
            <text:p>14285714.29</text:p>
          </table:table-cell>
          <table:table-cell table:formula="of:=IF([EDF.CR18]=0;1000000000;['Demand Bound Function'.CK$10]/[EDF.CR18])" office:value-type="float" office:value="14285714.2857143" calcext:value-type="float">
            <text:p>14285714.29</text:p>
          </table:table-cell>
          <table:table-cell table:formula="of:=IF([EDF.CS18]=0;1000000000;['Demand Bound Function'.CL$10]/[EDF.CS18])" office:value-type="float" office:value="5.42857142857143" calcext:value-type="float">
            <text:p>5.43</text:p>
          </table:table-cell>
          <table:table-cell table:formula="of:=IF([EDF.CT18]=0;1000000000;['Demand Bound Function'.CM$10]/[EDF.CT18])" office:value-type="float" office:value="14285714.2857143" calcext:value-type="float">
            <text:p>14285714.29</text:p>
          </table:table-cell>
          <table:table-cell table:formula="of:=IF([EDF.CU18]=0;1000000000;['Demand Bound Function'.CN$10]/[EDF.CU18])" office:value-type="float" office:value="5.28571428571429" calcext:value-type="float">
            <text:p>5.29</text:p>
          </table:table-cell>
          <table:table-cell table:formula="of:=IF([EDF.CV18]=0;1000000000;['Demand Bound Function'.CO$10]/[EDF.CV18])" office:value-type="float" office:value="14285714.2857143" calcext:value-type="float">
            <text:p>14285714.29</text:p>
          </table:table-cell>
          <table:table-cell table:formula="of:=IF([EDF.CW18]=0;1000000000;['Demand Bound Function'.CP$10]/[EDF.CW18])" office:value-type="float" office:value="14285714.2857143" calcext:value-type="float">
            <text:p>14285714.29</text:p>
          </table:table-cell>
          <table:table-cell table:formula="of:=IF([EDF.CX18]=0;1000000000;['Demand Bound Function'.CQ$10]/[EDF.CX18])" office:value-type="float" office:value="14285714.2857143" calcext:value-type="float">
            <text:p>14285714.29</text:p>
          </table:table-cell>
          <table:table-cell table:formula="of:=IF([EDF.CY18]=0;1000000000;['Demand Bound Function'.CR$10]/[EDF.CY18])" office:value-type="float" office:value="5.57142857142857" calcext:value-type="float">
            <text:p>5.57</text:p>
          </table:table-cell>
          <table:table-cell table:formula="of:=IF([EDF.CZ18]=0;1000000000;['Demand Bound Function'.CS$10]/[EDF.CZ18])" office:value-type="float" office:value="14285714.2857143" calcext:value-type="float">
            <text:p>14285714.29</text:p>
          </table:table-cell>
          <table:table-cell table:formula="of:=IF([EDF.DA18]=0;1000000000;['Demand Bound Function'.CT$10]/[EDF.DA18])" office:value-type="float" office:value="5.57142857142857" calcext:value-type="float">
            <text:p>5.57</text:p>
          </table:table-cell>
          <table:table-cell table:formula="of:=IF([EDF.DB18]=0;1000000000;['Demand Bound Function'.CU$10]/[EDF.DB18])" office:value-type="float" office:value="14285714.2857143" calcext:value-type="float">
            <text:p>14285714.29</text:p>
          </table:table-cell>
          <table:table-cell table:formula="of:=IF([EDF.DC18]=0;1000000000;['Demand Bound Function'.CV$10]/[EDF.DC18])" office:value-type="float" office:value="12500000" calcext:value-type="float">
            <text:p>12500000</text:p>
          </table:table-cell>
          <table:table-cell table:formula="of:=IF([EDF.DD18]=0;1000000000;['Demand Bound Function'.CW$10]/[EDF.DD18])" office:value-type="float" office:value="12500000" calcext:value-type="float">
            <text:p>12500000</text:p>
          </table:table-cell>
          <table:table-cell table:formula="of:=IF([EDF.DE18]=0;1000000000;['Demand Bound Function'.CX$10]/[EDF.DE18])" office:value-type="float" office:value="12500000" calcext:value-type="float">
            <text:p>12500000</text:p>
          </table:table-cell>
          <table:table-cell table:formula="of:=IF([EDF.DF18]=0;1000000000;['Demand Bound Function'.CY$10]/[EDF.DF18])" office:value-type="float" office:value="12500000" calcext:value-type="float">
            <text:p>12500000</text:p>
          </table:table-cell>
          <table:table-cell table:formula="of:=IF([EDF.DG18]=0;1000000000;['Demand Bound Function'.CZ$10]/[EDF.DG18])" office:value-type="float" office:value="12500000" calcext:value-type="float">
            <text:p>12500000</text:p>
          </table:table-cell>
          <table:table-cell table:formula="of:=IF([EDF.DH18]=0;1000000000;['Demand Bound Function'.DA$10]/[EDF.DH18])" office:value-type="float" office:value="12500000" calcext:value-type="float">
            <text:p>12500000</text:p>
          </table:table-cell>
          <table:table-cell table:formula="of:=IF([EDF.DI18]=0;1000000000;['Demand Bound Function'.DB$10]/[EDF.DI18])" office:value-type="float" office:value="5.625" calcext:value-type="float">
            <text:p>5.63</text:p>
          </table:table-cell>
          <table:table-cell table:formula="of:=IF([EDF.DJ18]=0;1000000000;['Demand Bound Function'.DC$10]/[EDF.DJ18])" office:value-type="float" office:value="12500000" calcext:value-type="float">
            <text:p>12500000</text:p>
          </table:table-cell>
          <table:table-cell table:formula="of:=IF([EDF.DK18]=0;1000000000;['Demand Bound Function'.DD$10]/[EDF.DK18])" office:value-type="float" office:value="5.5" calcext:value-type="float">
            <text:p>5.5</text:p>
          </table:table-cell>
          <table:table-cell table:formula="of:=IF([EDF.DL18]=0;1000000000;['Demand Bound Function'.DE$10]/[EDF.DL18])" office:value-type="float" office:value="12500000" calcext:value-type="float">
            <text:p>12500000</text:p>
          </table:table-cell>
          <table:table-cell table:formula="of:=IF([EDF.DM18]=0;1000000000;['Demand Bound Function'.DF$10]/[EDF.DM18])" office:value-type="float" office:value="12500000" calcext:value-type="float">
            <text:p>12500000</text:p>
          </table:table-cell>
          <table:table-cell table:formula="of:=IF([EDF.DN18]=0;1000000000;['Demand Bound Function'.DG$10]/[EDF.DN18])" office:value-type="float" office:value="12500000" calcext:value-type="float">
            <text:p>12500000</text:p>
          </table:table-cell>
          <table:table-cell table:formula="of:=IF([EDF.DO18]=0;1000000000;['Demand Bound Function'.DH$10]/[EDF.DO18])" office:value-type="float" office:value="5" calcext:value-type="float">
            <text:p>5</text:p>
          </table:table-cell>
          <table:table-cell table:formula="of:=IF([EDF.DP18]=0;1000000000;['Demand Bound Function'.DI$10]/[EDF.DP18])" office:value-type="float" office:value="11111111.1111111" calcext:value-type="float">
            <text:p>11111111.11</text:p>
          </table:table-cell>
          <table:table-cell table:formula="of:=IF([EDF.DQ18]=0;1000000000;['Demand Bound Function'.DJ$10]/[EDF.DQ18])" office:value-type="float" office:value="5.11111111111111" calcext:value-type="float">
            <text:p>5.11</text:p>
          </table:table-cell>
          <table:table-cell table:formula="of:=IF([EDF.DR18]=0;1000000000;['Demand Bound Function'.DK$10]/[EDF.DR18])" office:value-type="float" office:value="11111111.1111111" calcext:value-type="float">
            <text:p>11111111.11</text:p>
          </table:table-cell>
          <table:table-cell table:formula="of:=IF([EDF.DS18]=0;1000000000;['Demand Bound Function'.DL$10]/[EDF.DS18])" office:value-type="float" office:value="11111111.1111111" calcext:value-type="float">
            <text:p>11111111.11</text:p>
          </table:table-cell>
          <table:table-cell table:formula="of:=IF([EDF.DT18]=0;1000000000;['Demand Bound Function'.DM$10]/[EDF.DT18])" office:value-type="float" office:value="11111111.1111111" calcext:value-type="float">
            <text:p>11111111.11</text:p>
          </table:table-cell>
          <table:table-cell table:formula="of:=IF([EDF.DU18]=0;1000000000;['Demand Bound Function'.DN$10]/[EDF.DU18])" office:value-type="float" office:value="11111111.1111111" calcext:value-type="float">
            <text:p>11111111.11</text:p>
          </table:table-cell>
          <table:table-cell table:formula="of:=IF([EDF.DV18]=0;1000000000;['Demand Bound Function'.DO$10]/[EDF.DV18])" office:value-type="float" office:value="11111111.1111111" calcext:value-type="float">
            <text:p>11111111.11</text:p>
          </table:table-cell>
          <table:table-cell table:formula="of:=IF([EDF.DW18]=0;1000000000;['Demand Bound Function'.DP$10]/[EDF.DW18])" office:value-type="float" office:value="5.44444444444444" calcext:value-type="float">
            <text:p>5.44</text:p>
          </table:table-cell>
          <table:table-cell table:formula="of:=IF([EDF.DX18]=0;1000000000;['Demand Bound Function'.DQ$10]/[EDF.DX18])" office:value-type="float" office:value="11111111.1111111" calcext:value-type="float">
            <text:p>11111111.11</text:p>
          </table:table-cell>
          <table:table-cell table:formula="of:=IF([EDF.DY18]=0;1000000000;['Demand Bound Function'.DR$10]/[EDF.DY18])" office:value-type="float" office:value="5.44444444444444" calcext:value-type="float">
            <text:p>5.44</text:p>
          </table:table-cell>
          <table:table-cell table:formula="of:=IF([EDF.DZ18]=0;1000000000;['Demand Bound Function'.DS$10]/[EDF.DZ18])" office:value-type="float" office:value="11111111.1111111" calcext:value-type="float">
            <text:p>11111111.11</text:p>
          </table:table-cell>
          <table:table-cell table:formula="of:=IF([EDF.EA18]=0;1000000000;['Demand Bound Function'.DT$10]/[EDF.EA18])" office:value-type="float" office:value="10000000" calcext:value-type="float">
            <text:p>100000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table:formula="of:=MIN([.C25:.DU25])" office:value-type="float" office:value="3" calcext:value-type="float">
            <office:annotation draw:style-name="gr9" draw:text-style-name="P2" svg:width="184.48pt" svg:height="80.87pt" svg:x="230.8pt" svg:y="183.54pt" draw:caption-point-x="-86.09pt" draw:caption-point-y="31.24pt">
              <dc:date>2008-04-10T00:00:00</dc:date>
              <text:p text:style-name="P1"><text:span text:style-name="T1">this tells us how much we can increment the computation time of each task without missing any deadline (numbers on the right are only valid until the first idle time)</text:span></text:p>
            </office:annotation>
            <text:p>3</text:p>
          </table:table-cell>
          <table:table-cell table:formula="of:=IF([EDF.I19]=0;1000000000;['Demand Bound Function'.B$10]/[EDF.I19])" office:value-type="float" office:value="1000000000" calcext:value-type="float">
            <text:p>1000000000</text:p>
          </table:table-cell>
          <table:table-cell table:formula="of:=IF([EDF.J19]=0;1000000000;['Demand Bound Function'.C$10]/[EDF.J19])" office:value-type="float" office:value="1000000000" calcext:value-type="float">
            <text:p>1000000000</text:p>
          </table:table-cell>
          <table:table-cell table:formula="of:=IF([EDF.K19]=0;1000000000;['Demand Bound Function'.D$10]/[EDF.K19])" office:value-type="float" office:value="1000000000" calcext:value-type="float">
            <text:p>1000000000</text:p>
          </table:table-cell>
          <table:table-cell table:formula="of:=IF([EDF.L19]=0;1000000000;['Demand Bound Function'.E$10]/[EDF.L19])" office:value-type="float" office:value="1000000000" calcext:value-type="float">
            <text:p>1000000000</text:p>
          </table:table-cell>
          <table:table-cell table:formula="of:=IF([EDF.M19]=0;1000000000;['Demand Bound Function'.F$10]/[EDF.M19])" office:value-type="float" office:value="1000000000" calcext:value-type="float">
            <text:p>1000000000</text:p>
          </table:table-cell>
          <table:table-cell table:formula="of:=IF([EDF.N19]=0;1000000000;['Demand Bound Function'.G$10]/[EDF.N19])" office:value-type="float" office:value="1000000000" calcext:value-type="float">
            <text:p>1000000000</text:p>
          </table:table-cell>
          <table:table-cell table:formula="of:=IF([EDF.O19]=0;1000000000;['Demand Bound Function'.H$10]/[EDF.O19])" office:value-type="float" office:value="1000000000" calcext:value-type="float">
            <text:p>1000000000</text:p>
          </table:table-cell>
          <table:table-cell table:formula="of:=IF([EDF.P19]=0;1000000000;['Demand Bound Function'.I$10]/[EDF.P19])" office:value-type="float" office:value="1000000000" calcext:value-type="float">
            <text:p>1000000000</text:p>
          </table:table-cell>
          <table:table-cell table:formula="of:=IF([EDF.Q19]=0;1000000000;['Demand Bound Function'.J$10]/[EDF.Q19])" office:value-type="float" office:value="1000000000" calcext:value-type="float">
            <text:p>1000000000</text:p>
          </table:table-cell>
          <table:table-cell table:formula="of:=IF([EDF.R19]=0;1000000000;['Demand Bound Function'.K$10]/[EDF.R19])" office:value-type="float" office:value="1000000000" calcext:value-type="float">
            <text:p>1000000000</text:p>
          </table:table-cell>
          <table:table-cell table:formula="of:=IF([EDF.S19]=0;1000000000;['Demand Bound Function'.L$10]/[EDF.S19])" office:value-type="float" office:value="3" calcext:value-type="float">
            <text:p>3</text:p>
          </table:table-cell>
          <table:table-cell table:formula="of:=IF([EDF.T19]=0;1000000000;['Demand Bound Function'.M$10]/[EDF.T19])" office:value-type="float" office:value="100000000" calcext:value-type="float">
            <text:p>100000000</text:p>
          </table:table-cell>
          <table:table-cell table:formula="of:=IF([EDF.U19]=0;1000000000;['Demand Bound Function'.N$10]/[EDF.U19])" office:value-type="float" office:value="100000000" calcext:value-type="float">
            <text:p>100000000</text:p>
          </table:table-cell>
          <table:table-cell table:formula="of:=IF([EDF.V19]=0;1000000000;['Demand Bound Function'.O$10]/[EDF.V19])" office:value-type="float" office:value="100000000" calcext:value-type="float">
            <text:p>100000000</text:p>
          </table:table-cell>
          <table:table-cell table:formula="of:=IF([EDF.W19]=0;1000000000;['Demand Bound Function'.P$10]/[EDF.W19])" office:value-type="float" office:value="100000000" calcext:value-type="float">
            <text:p>100000000</text:p>
          </table:table-cell>
          <table:table-cell table:formula="of:=IF([EDF.X19]=0;1000000000;['Demand Bound Function'.Q$10]/[EDF.X19])" office:value-type="float" office:value="100000000" calcext:value-type="float">
            <text:p>100000000</text:p>
          </table:table-cell>
          <table:table-cell table:formula="of:=IF([EDF.Y19]=0;1000000000;['Demand Bound Function'.R$10]/[EDF.Y19])" office:value-type="float" office:value="7" calcext:value-type="float">
            <text:p>7</text:p>
          </table:table-cell>
          <table:table-cell table:formula="of:=IF([EDF.Z19]=0;1000000000;['Demand Bound Function'.S$10]/[EDF.Z19])" office:value-type="float" office:value="100000000" calcext:value-type="float">
            <text:p>100000000</text:p>
          </table:table-cell>
          <table:table-cell table:formula="of:=IF([EDF.AA19]=0;1000000000;['Demand Bound Function'.T$10]/[EDF.AA19])" office:value-type="float" office:value="100000000" calcext:value-type="float">
            <text:p>100000000</text:p>
          </table:table-cell>
          <table:table-cell table:formula="of:=IF([EDF.AB19]=0;1000000000;['Demand Bound Function'.U$10]/[EDF.AB19])" office:value-type="float" office:value="100000000" calcext:value-type="float">
            <text:p>100000000</text:p>
          </table:table-cell>
          <table:table-cell table:formula="of:=IF([EDF.AC19]=0;1000000000;['Demand Bound Function'.V$10]/[EDF.AC19])" office:value-type="float" office:value="100000000" calcext:value-type="float">
            <text:p>100000000</text:p>
          </table:table-cell>
          <table:table-cell table:formula="of:=IF([EDF.AD19]=0;1000000000;['Demand Bound Function'.W$10]/[EDF.AD19])" office:value-type="float" office:value="100000000" calcext:value-type="float">
            <text:p>100000000</text:p>
          </table:table-cell>
          <table:table-cell table:formula="of:=IF([EDF.AE19]=0;1000000000;['Demand Bound Function'.X$10]/[EDF.AE19])" office:value-type="float" office:value="10" calcext:value-type="float">
            <text:p>10</text:p>
          </table:table-cell>
          <table:table-cell table:formula="of:=IF([EDF.AF19]=0;1000000000;['Demand Bound Function'.Y$10]/[EDF.AF19])" office:value-type="float" office:value="100000000" calcext:value-type="float">
            <text:p>100000000</text:p>
          </table:table-cell>
          <table:table-cell table:formula="of:=IF([EDF.AG19]=0;1000000000;['Demand Bound Function'.Z$10]/[EDF.AG19])" office:value-type="float" office:value="11" calcext:value-type="float">
            <text:p>11</text:p>
          </table:table-cell>
          <table:table-cell table:formula="of:=IF([EDF.AH19]=0;1000000000;['Demand Bound Function'.AA$10]/[EDF.AH19])" office:value-type="float" office:value="100000000" calcext:value-type="float">
            <text:p>100000000</text:p>
          </table:table-cell>
          <table:table-cell table:formula="of:=IF([EDF.AI19]=0;1000000000;['Demand Bound Function'.AB$10]/[EDF.AI19])" office:value-type="float" office:value="100000000" calcext:value-type="float">
            <text:p>100000000</text:p>
          </table:table-cell>
          <table:table-cell table:formula="of:=IF([EDF.AJ19]=0;1000000000;['Demand Bound Function'.AC$10]/[EDF.AJ19])" office:value-type="float" office:value="100000000" calcext:value-type="float">
            <text:p>100000000</text:p>
          </table:table-cell>
          <table:table-cell table:formula="of:=IF([EDF.AK19]=0;1000000000;['Demand Bound Function'.AD$10]/[EDF.AK19])" office:value-type="float" office:value="100000000" calcext:value-type="float">
            <text:p>100000000</text:p>
          </table:table-cell>
          <table:table-cell table:formula="of:=IF([EDF.AL19]=0;1000000000;['Demand Bound Function'.AE$10]/[EDF.AL19])" office:value-type="float" office:value="100000000" calcext:value-type="float">
            <text:p>100000000</text:p>
          </table:table-cell>
          <table:table-cell table:formula="of:=IF([EDF.AM19]=0;1000000000;['Demand Bound Function'.AF$10]/[EDF.AM19])" office:value-type="float" office:value="6.5" calcext:value-type="float">
            <text:p>6.5</text:p>
          </table:table-cell>
          <table:table-cell table:formula="of:=IF([EDF.AN19]=0;1000000000;['Demand Bound Function'.AG$10]/[EDF.AN19])" office:value-type="float" office:value="50000000" calcext:value-type="float">
            <text:p>50000000</text:p>
          </table:table-cell>
          <table:table-cell table:formula="of:=IF([EDF.AO19]=0;1000000000;['Demand Bound Function'.AH$10]/[EDF.AO19])" office:value-type="float" office:value="7" calcext:value-type="float">
            <text:p>7</text:p>
          </table:table-cell>
          <table:table-cell table:formula="of:=IF([EDF.AP19]=0;1000000000;['Demand Bound Function'.AI$10]/[EDF.AP19])" office:value-type="float" office:value="50000000" calcext:value-type="float">
            <text:p>50000000</text:p>
          </table:table-cell>
          <table:table-cell table:formula="of:=IF([EDF.AQ19]=0;1000000000;['Demand Bound Function'.AJ$10]/[EDF.AQ19])" office:value-type="float" office:value="7" calcext:value-type="float">
            <text:p>7</text:p>
          </table:table-cell>
          <table:table-cell table:formula="of:=IF([EDF.AR19]=0;1000000000;['Demand Bound Function'.AK$10]/[EDF.AR19])" office:value-type="float" office:value="50000000" calcext:value-type="float">
            <text:p>50000000</text:p>
          </table:table-cell>
          <table:table-cell table:formula="of:=IF([EDF.AS19]=0;1000000000;['Demand Bound Function'.AL$10]/[EDF.AS19])" office:value-type="float" office:value="50000000" calcext:value-type="float">
            <text:p>50000000</text:p>
          </table:table-cell>
          <table:table-cell table:formula="of:=IF([EDF.AT19]=0;1000000000;['Demand Bound Function'.AM$10]/[EDF.AT19])" office:value-type="float" office:value="50000000" calcext:value-type="float">
            <text:p>50000000</text:p>
          </table:table-cell>
          <table:table-cell table:formula="of:=IF([EDF.AU19]=0;1000000000;['Demand Bound Function'.AN$10]/[EDF.AU19])" office:value-type="float" office:value="50000000" calcext:value-type="float">
            <text:p>50000000</text:p>
          </table:table-cell>
          <table:table-cell table:formula="of:=IF([EDF.AV19]=0;1000000000;['Demand Bound Function'.AO$10]/[EDF.AV19])" office:value-type="float" office:value="50000000" calcext:value-type="float">
            <text:p>50000000</text:p>
          </table:table-cell>
          <table:table-cell table:formula="of:=IF([EDF.AW19]=0;1000000000;['Demand Bound Function'.AP$10]/[EDF.AW19])" office:value-type="float" office:value="8.5" calcext:value-type="float">
            <text:p>8.5</text:p>
          </table:table-cell>
          <table:table-cell table:formula="of:=IF([EDF.AX19]=0;1000000000;['Demand Bound Function'.AQ$10]/[EDF.AX19])" office:value-type="float" office:value="50000000" calcext:value-type="float">
            <text:p>50000000</text:p>
          </table:table-cell>
          <table:table-cell table:formula="of:=IF([EDF.AY19]=0;1000000000;['Demand Bound Function'.AR$10]/[EDF.AY19])" office:value-type="float" office:value="50000000" calcext:value-type="float">
            <text:p>50000000</text:p>
          </table:table-cell>
          <table:table-cell table:formula="of:=IF([EDF.AZ19]=0;1000000000;['Demand Bound Function'.AS$10]/[EDF.AZ19])" office:value-type="float" office:value="50000000" calcext:value-type="float">
            <text:p>50000000</text:p>
          </table:table-cell>
          <table:table-cell table:formula="of:=IF([EDF.BA19]=0;1000000000;['Demand Bound Function'.AT$10]/[EDF.BA19])" office:value-type="float" office:value="50000000" calcext:value-type="float">
            <text:p>50000000</text:p>
          </table:table-cell>
          <table:table-cell table:formula="of:=IF([EDF.BB19]=0;1000000000;['Demand Bound Function'.AU$10]/[EDF.BB19])" office:value-type="float" office:value="50000000" calcext:value-type="float">
            <text:p>50000000</text:p>
          </table:table-cell>
          <table:table-cell table:formula="of:=IF([EDF.BC19]=0;1000000000;['Demand Bound Function'.AV$10]/[EDF.BC19])" office:value-type="float" office:value="10" calcext:value-type="float">
            <text:p>10</text:p>
          </table:table-cell>
          <table:table-cell table:formula="of:=IF([EDF.BD19]=0;1000000000;['Demand Bound Function'.AW$10]/[EDF.BD19])" office:value-type="float" office:value="50000000" calcext:value-type="float">
            <text:p>50000000</text:p>
          </table:table-cell>
          <table:table-cell table:formula="of:=IF([EDF.BE19]=0;1000000000;['Demand Bound Function'.AX$10]/[EDF.BE19])" office:value-type="float" office:value="10.5" calcext:value-type="float">
            <text:p>10.5</text:p>
          </table:table-cell>
          <table:table-cell table:formula="of:=IF([EDF.BF19]=0;1000000000;['Demand Bound Function'.AY$10]/[EDF.BF19])" office:value-type="float" office:value="50000000" calcext:value-type="float">
            <text:p>50000000</text:p>
          </table:table-cell>
          <table:table-cell table:formula="of:=IF([EDF.BG19]=0;1000000000;['Demand Bound Function'.AZ$10]/[EDF.BG19])" office:value-type="float" office:value="6.66666666666667" calcext:value-type="float">
            <text:p>6.67</text:p>
          </table:table-cell>
          <table:table-cell table:formula="of:=IF([EDF.BH19]=0;1000000000;['Demand Bound Function'.BA$10]/[EDF.BH19])" office:value-type="float" office:value="33333333.3333333" calcext:value-type="float">
            <text:p>33333333.33</text:p>
          </table:table-cell>
          <table:table-cell table:formula="of:=IF([EDF.BI19]=0;1000000000;['Demand Bound Function'.BB$10]/[EDF.BI19])" office:value-type="float" office:value="33333333.3333333" calcext:value-type="float">
            <text:p>33333333.33</text:p>
          </table:table-cell>
          <table:table-cell table:formula="of:=IF([EDF.BJ19]=0;1000000000;['Demand Bound Function'.BC$10]/[EDF.BJ19])" office:value-type="float" office:value="33333333.3333333" calcext:value-type="float">
            <text:p>33333333.33</text:p>
          </table:table-cell>
          <table:table-cell table:formula="of:=IF([EDF.BK19]=0;1000000000;['Demand Bound Function'.BD$10]/[EDF.BK19])" office:value-type="float" office:value="33333333.3333333" calcext:value-type="float">
            <text:p>33333333.33</text:p>
          </table:table-cell>
          <table:table-cell table:formula="of:=IF([EDF.BL19]=0;1000000000;['Demand Bound Function'.BE$10]/[EDF.BL19])" office:value-type="float" office:value="33333333.3333333" calcext:value-type="float">
            <text:p>33333333.33</text:p>
          </table:table-cell>
          <table:table-cell table:formula="of:=IF([EDF.BM19]=0;1000000000;['Demand Bound Function'.BF$10]/[EDF.BM19])" office:value-type="float" office:value="8" calcext:value-type="float">
            <text:p>8</text:p>
          </table:table-cell>
          <table:table-cell table:formula="of:=IF([EDF.BN19]=0;1000000000;['Demand Bound Function'.BG$10]/[EDF.BN19])" office:value-type="float" office:value="33333333.3333333" calcext:value-type="float">
            <text:p>33333333.33</text:p>
          </table:table-cell>
          <table:table-cell table:formula="of:=IF([EDF.BO19]=0;1000000000;['Demand Bound Function'.BH$10]/[EDF.BO19])" office:value-type="float" office:value="8" calcext:value-type="float">
            <text:p>8</text:p>
          </table:table-cell>
          <table:table-cell table:formula="of:=IF([EDF.BP19]=0;1000000000;['Demand Bound Function'.BI$10]/[EDF.BP19])" office:value-type="float" office:value="33333333.3333333" calcext:value-type="float">
            <text:p>33333333.33</text:p>
          </table:table-cell>
          <table:table-cell table:formula="of:=IF([EDF.BQ19]=0;1000000000;['Demand Bound Function'.BJ$10]/[EDF.BQ19])" office:value-type="float" office:value="33333333.3333333" calcext:value-type="float">
            <text:p>33333333.33</text:p>
          </table:table-cell>
          <table:table-cell table:formula="of:=IF([EDF.BR19]=0;1000000000;['Demand Bound Function'.BK$10]/[EDF.BR19])" office:value-type="float" office:value="33333333.3333333" calcext:value-type="float">
            <text:p>33333333.33</text:p>
          </table:table-cell>
          <table:table-cell table:formula="of:=IF([EDF.BS19]=0;1000000000;['Demand Bound Function'.BL$10]/[EDF.BS19])" office:value-type="float" office:value="33333333.3333333" calcext:value-type="float">
            <text:p>33333333.33</text:p>
          </table:table-cell>
          <table:table-cell table:formula="of:=IF([EDF.BT19]=0;1000000000;['Demand Bound Function'.BM$10]/[EDF.BT19])" office:value-type="float" office:value="33333333.3333333" calcext:value-type="float">
            <text:p>33333333.33</text:p>
          </table:table-cell>
          <table:table-cell table:formula="of:=IF([EDF.BU19]=0;1000000000;['Demand Bound Function'.BN$10]/[EDF.BU19])" office:value-type="float" office:value="9.33333333333333" calcext:value-type="float">
            <text:p>9.33</text:p>
          </table:table-cell>
          <table:table-cell table:formula="of:=IF([EDF.BV19]=0;1000000000;['Demand Bound Function'.BO$10]/[EDF.BV19])" office:value-type="float" office:value="33333333.3333333" calcext:value-type="float">
            <text:p>33333333.33</text:p>
          </table:table-cell>
          <table:table-cell table:formula="of:=IF([EDF.BW19]=0;1000000000;['Demand Bound Function'.BP$10]/[EDF.BW19])" office:value-type="float" office:value="33333333.3333333" calcext:value-type="float">
            <text:p>33333333.33</text:p>
          </table:table-cell>
          <table:table-cell table:formula="of:=IF([EDF.BX19]=0;1000000000;['Demand Bound Function'.BQ$10]/[EDF.BX19])" office:value-type="float" office:value="33333333.3333333" calcext:value-type="float">
            <text:p>33333333.33</text:p>
          </table:table-cell>
          <table:table-cell table:formula="of:=IF([EDF.BY19]=0;1000000000;['Demand Bound Function'.BR$10]/[EDF.BY19])" office:value-type="float" office:value="33333333.3333333" calcext:value-type="float">
            <text:p>33333333.33</text:p>
          </table:table-cell>
          <table:table-cell table:formula="of:=IF([EDF.BZ19]=0;1000000000;['Demand Bound Function'.BS$10]/[EDF.BZ19])" office:value-type="float" office:value="33333333.3333333" calcext:value-type="float">
            <text:p>33333333.33</text:p>
          </table:table-cell>
          <table:table-cell table:formula="of:=IF([EDF.CA19]=0;1000000000;['Demand Bound Function'.BT$10]/[EDF.CA19])" office:value-type="float" office:value="7" calcext:value-type="float">
            <text:p>7</text:p>
          </table:table-cell>
          <table:table-cell table:formula="of:=IF([EDF.CB19]=0;1000000000;['Demand Bound Function'.BU$10]/[EDF.CB19])" office:value-type="float" office:value="25000000" calcext:value-type="float">
            <text:p>25000000</text:p>
          </table:table-cell>
          <table:table-cell table:formula="of:=IF([EDF.CC19]=0;1000000000;['Demand Bound Function'.BV$10]/[EDF.CC19])" office:value-type="float" office:value="7.25" calcext:value-type="float">
            <text:p>7.25</text:p>
          </table:table-cell>
          <table:table-cell table:formula="of:=IF([EDF.CD19]=0;1000000000;['Demand Bound Function'.BW$10]/[EDF.CD19])" office:value-type="float" office:value="25000000" calcext:value-type="float">
            <text:p>25000000</text:p>
          </table:table-cell>
          <table:table-cell table:formula="of:=IF([EDF.CE19]=0;1000000000;['Demand Bound Function'.BX$10]/[EDF.CE19])" office:value-type="float" office:value="25000000" calcext:value-type="float">
            <text:p>25000000</text:p>
          </table:table-cell>
          <table:table-cell table:formula="of:=IF([EDF.CF19]=0;1000000000;['Demand Bound Function'.BY$10]/[EDF.CF19])" office:value-type="float" office:value="25000000" calcext:value-type="float">
            <text:p>25000000</text:p>
          </table:table-cell>
          <table:table-cell table:formula="of:=IF([EDF.CG19]=0;1000000000;['Demand Bound Function'.BZ$10]/[EDF.CG19])" office:value-type="float" office:value="25000000" calcext:value-type="float">
            <text:p>25000000</text:p>
          </table:table-cell>
          <table:table-cell table:formula="of:=IF([EDF.CH19]=0;1000000000;['Demand Bound Function'.CA$10]/[EDF.CH19])" office:value-type="float" office:value="25000000" calcext:value-type="float">
            <text:p>25000000</text:p>
          </table:table-cell>
          <table:table-cell table:formula="of:=IF([EDF.CI19]=0;1000000000;['Demand Bound Function'.CB$10]/[EDF.CI19])" office:value-type="float" office:value="25000000" calcext:value-type="float">
            <text:p>25000000</text:p>
          </table:table-cell>
          <table:table-cell table:formula="of:=IF([EDF.CJ19]=0;1000000000;['Demand Bound Function'.CC$10]/[EDF.CJ19])" office:value-type="float" office:value="25000000" calcext:value-type="float">
            <text:p>25000000</text:p>
          </table:table-cell>
          <table:table-cell table:formula="of:=IF([EDF.CK19]=0;1000000000;['Demand Bound Function'.CD$10]/[EDF.CK19])" office:value-type="float" office:value="8.5" calcext:value-type="float">
            <text:p>8.5</text:p>
          </table:table-cell>
          <table:table-cell table:formula="of:=IF([EDF.CL19]=0;1000000000;['Demand Bound Function'.CE$10]/[EDF.CL19])" office:value-type="float" office:value="25000000" calcext:value-type="float">
            <text:p>25000000</text:p>
          </table:table-cell>
          <table:table-cell table:formula="of:=IF([EDF.CM19]=0;1000000000;['Demand Bound Function'.CF$10]/[EDF.CM19])" office:value-type="float" office:value="8.5" calcext:value-type="float">
            <text:p>8.5</text:p>
          </table:table-cell>
          <table:table-cell table:formula="of:=IF([EDF.CN19]=0;1000000000;['Demand Bound Function'.CG$10]/[EDF.CN19])" office:value-type="float" office:value="25000000" calcext:value-type="float">
            <text:p>25000000</text:p>
          </table:table-cell>
          <table:table-cell table:formula="of:=IF([EDF.CO19]=0;1000000000;['Demand Bound Function'.CH$10]/[EDF.CO19])" office:value-type="float" office:value="25000000" calcext:value-type="float">
            <text:p>25000000</text:p>
          </table:table-cell>
          <table:table-cell table:formula="of:=IF([EDF.CP19]=0;1000000000;['Demand Bound Function'.CI$10]/[EDF.CP19])" office:value-type="float" office:value="25000000" calcext:value-type="float">
            <text:p>25000000</text:p>
          </table:table-cell>
          <table:table-cell table:formula="of:=IF([EDF.CQ19]=0;1000000000;['Demand Bound Function'.CJ$10]/[EDF.CQ19])" office:value-type="float" office:value="25000000" calcext:value-type="float">
            <text:p>25000000</text:p>
          </table:table-cell>
          <table:table-cell table:formula="of:=IF([EDF.CR19]=0;1000000000;['Demand Bound Function'.CK$10]/[EDF.CR19])" office:value-type="float" office:value="25000000" calcext:value-type="float">
            <text:p>25000000</text:p>
          </table:table-cell>
          <table:table-cell table:formula="of:=IF([EDF.CS19]=0;1000000000;['Demand Bound Function'.CL$10]/[EDF.CS19])" office:value-type="float" office:value="9.5" calcext:value-type="float">
            <text:p>9.5</text:p>
          </table:table-cell>
          <table:table-cell table:formula="of:=IF([EDF.CT19]=0;1000000000;['Demand Bound Function'.CM$10]/[EDF.CT19])" office:value-type="float" office:value="25000000" calcext:value-type="float">
            <text:p>25000000</text:p>
          </table:table-cell>
          <table:table-cell table:formula="of:=IF([EDF.CU19]=0;1000000000;['Demand Bound Function'.CN$10]/[EDF.CU19])" office:value-type="float" office:value="7.4" calcext:value-type="float">
            <text:p>7.4</text:p>
          </table:table-cell>
          <table:table-cell table:formula="of:=IF([EDF.CV19]=0;1000000000;['Demand Bound Function'.CO$10]/[EDF.CV19])" office:value-type="float" office:value="20000000" calcext:value-type="float">
            <text:p>20000000</text:p>
          </table:table-cell>
          <table:table-cell table:formula="of:=IF([EDF.CW19]=0;1000000000;['Demand Bound Function'.CP$10]/[EDF.CW19])" office:value-type="float" office:value="20000000" calcext:value-type="float">
            <text:p>20000000</text:p>
          </table:table-cell>
          <table:table-cell table:formula="of:=IF([EDF.CX19]=0;1000000000;['Demand Bound Function'.CQ$10]/[EDF.CX19])" office:value-type="float" office:value="20000000" calcext:value-type="float">
            <text:p>20000000</text:p>
          </table:table-cell>
          <table:table-cell table:formula="of:=IF([EDF.CY19]=0;1000000000;['Demand Bound Function'.CR$10]/[EDF.CY19])" office:value-type="float" office:value="7.8" calcext:value-type="float">
            <text:p>7.8</text:p>
          </table:table-cell>
          <table:table-cell table:formula="of:=IF([EDF.CZ19]=0;1000000000;['Demand Bound Function'.CS$10]/[EDF.CZ19])" office:value-type="float" office:value="20000000" calcext:value-type="float">
            <text:p>20000000</text:p>
          </table:table-cell>
          <table:table-cell table:formula="of:=IF([EDF.DA19]=0;1000000000;['Demand Bound Function'.CT$10]/[EDF.DA19])" office:value-type="float" office:value="7.8" calcext:value-type="float">
            <text:p>7.8</text:p>
          </table:table-cell>
          <table:table-cell table:formula="of:=IF([EDF.DB19]=0;1000000000;['Demand Bound Function'.CU$10]/[EDF.DB19])" office:value-type="float" office:value="20000000" calcext:value-type="float">
            <text:p>20000000</text:p>
          </table:table-cell>
          <table:table-cell table:formula="of:=IF([EDF.DC19]=0;1000000000;['Demand Bound Function'.CV$10]/[EDF.DC19])" office:value-type="float" office:value="20000000" calcext:value-type="float">
            <text:p>20000000</text:p>
          </table:table-cell>
          <table:table-cell table:formula="of:=IF([EDF.DD19]=0;1000000000;['Demand Bound Function'.CW$10]/[EDF.DD19])" office:value-type="float" office:value="20000000" calcext:value-type="float">
            <text:p>20000000</text:p>
          </table:table-cell>
          <table:table-cell table:formula="of:=IF([EDF.DE19]=0;1000000000;['Demand Bound Function'.CX$10]/[EDF.DE19])" office:value-type="float" office:value="20000000" calcext:value-type="float">
            <text:p>20000000</text:p>
          </table:table-cell>
          <table:table-cell table:formula="of:=IF([EDF.DF19]=0;1000000000;['Demand Bound Function'.CY$10]/[EDF.DF19])" office:value-type="float" office:value="20000000" calcext:value-type="float">
            <text:p>20000000</text:p>
          </table:table-cell>
          <table:table-cell table:formula="of:=IF([EDF.DG19]=0;1000000000;['Demand Bound Function'.CZ$10]/[EDF.DG19])" office:value-type="float" office:value="20000000" calcext:value-type="float">
            <text:p>20000000</text:p>
          </table:table-cell>
          <table:table-cell table:formula="of:=IF([EDF.DH19]=0;1000000000;['Demand Bound Function'.DA$10]/[EDF.DH19])" office:value-type="float" office:value="20000000" calcext:value-type="float">
            <text:p>20000000</text:p>
          </table:table-cell>
          <table:table-cell table:formula="of:=IF([EDF.DI19]=0;1000000000;['Demand Bound Function'.DB$10]/[EDF.DI19])" office:value-type="float" office:value="9" calcext:value-type="float">
            <text:p>9</text:p>
          </table:table-cell>
          <table:table-cell table:formula="of:=IF([EDF.DJ19]=0;1000000000;['Demand Bound Function'.DC$10]/[EDF.DJ19])" office:value-type="float" office:value="20000000" calcext:value-type="float">
            <text:p>20000000</text:p>
          </table:table-cell>
          <table:table-cell table:formula="of:=IF([EDF.DK19]=0;1000000000;['Demand Bound Function'.DD$10]/[EDF.DK19])" office:value-type="float" office:value="8.8" calcext:value-type="float">
            <text:p>8.8</text:p>
          </table:table-cell>
          <table:table-cell table:formula="of:=IF([EDF.DL19]=0;1000000000;['Demand Bound Function'.DE$10]/[EDF.DL19])" office:value-type="float" office:value="20000000" calcext:value-type="float">
            <text:p>20000000</text:p>
          </table:table-cell>
          <table:table-cell table:formula="of:=IF([EDF.DM19]=0;1000000000;['Demand Bound Function'.DF$10]/[EDF.DM19])" office:value-type="float" office:value="20000000" calcext:value-type="float">
            <text:p>20000000</text:p>
          </table:table-cell>
          <table:table-cell table:formula="of:=IF([EDF.DN19]=0;1000000000;['Demand Bound Function'.DG$10]/[EDF.DN19])" office:value-type="float" office:value="20000000" calcext:value-type="float">
            <text:p>20000000</text:p>
          </table:table-cell>
          <table:table-cell table:formula="of:=IF([EDF.DO19]=0;1000000000;['Demand Bound Function'.DH$10]/[EDF.DO19])" office:value-type="float" office:value="7.5" calcext:value-type="float">
            <text:p>7.5</text:p>
          </table:table-cell>
          <table:table-cell table:formula="of:=IF([EDF.DP19]=0;1000000000;['Demand Bound Function'.DI$10]/[EDF.DP19])" office:value-type="float" office:value="16666666.6666667" calcext:value-type="float">
            <text:p>16666666.67</text:p>
          </table:table-cell>
          <table:table-cell table:formula="of:=IF([EDF.DQ19]=0;1000000000;['Demand Bound Function'.DJ$10]/[EDF.DQ19])" office:value-type="float" office:value="7.66666666666667" calcext:value-type="float">
            <text:p>7.67</text:p>
          </table:table-cell>
          <table:table-cell table:formula="of:=IF([EDF.DR19]=0;1000000000;['Demand Bound Function'.DK$10]/[EDF.DR19])" office:value-type="float" office:value="16666666.6666667" calcext:value-type="float">
            <text:p>16666666.67</text:p>
          </table:table-cell>
          <table:table-cell table:formula="of:=IF([EDF.DS19]=0;1000000000;['Demand Bound Function'.DL$10]/[EDF.DS19])" office:value-type="float" office:value="16666666.6666667" calcext:value-type="float">
            <text:p>16666666.67</text:p>
          </table:table-cell>
          <table:table-cell table:formula="of:=IF([EDF.DT19]=0;1000000000;['Demand Bound Function'.DM$10]/[EDF.DT19])" office:value-type="float" office:value="16666666.6666667" calcext:value-type="float">
            <text:p>16666666.67</text:p>
          </table:table-cell>
          <table:table-cell table:formula="of:=IF([EDF.DU19]=0;1000000000;['Demand Bound Function'.DN$10]/[EDF.DU19])" office:value-type="float" office:value="16666666.6666667" calcext:value-type="float">
            <text:p>16666666.67</text:p>
          </table:table-cell>
          <table:table-cell table:formula="of:=IF([EDF.DV19]=0;1000000000;['Demand Bound Function'.DO$10]/[EDF.DV19])" office:value-type="float" office:value="16666666.6666667" calcext:value-type="float">
            <text:p>16666666.67</text:p>
          </table:table-cell>
          <table:table-cell table:formula="of:=IF([EDF.DW19]=0;1000000000;['Demand Bound Function'.DP$10]/[EDF.DW19])" office:value-type="float" office:value="8.16666666666667" calcext:value-type="float">
            <text:p>8.17</text:p>
          </table:table-cell>
          <table:table-cell table:formula="of:=IF([EDF.DX19]=0;1000000000;['Demand Bound Function'.DQ$10]/[EDF.DX19])" office:value-type="float" office:value="16666666.6666667" calcext:value-type="float">
            <text:p>16666666.67</text:p>
          </table:table-cell>
          <table:table-cell table:formula="of:=IF([EDF.DY19]=0;1000000000;['Demand Bound Function'.DR$10]/[EDF.DY19])" office:value-type="float" office:value="8.16666666666667" calcext:value-type="float">
            <text:p>8.17</text:p>
          </table:table-cell>
          <table:table-cell table:formula="of:=IF([EDF.DZ19]=0;1000000000;['Demand Bound Function'.DS$10]/[EDF.DZ19])" office:value-type="float" office:value="16666666.6666667" calcext:value-type="float">
            <text:p>16666666.67</text:p>
          </table:table-cell>
          <table:table-cell table:formula="of:=IF([EDF.EA19]=0;1000000000;['Demand Bound Function'.DT$10]/[EDF.EA19])" office:value-type="float" office:value="16666666.6666667" calcext:value-type="float">
            <text:p>16666666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DejaVu Sans" fo:language="it" fo:country="IT" style:font-name-asian="DejaVu Sans1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it" fo:country="IT" style:letter-kerning="true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able-cell-properties fo:background-color="#ffff99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ffff99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ox" style:family="table-cell" style:parent-style-name="Default">
      <style:table-cell-properties fo:background-color="#ff0000"/>
      <style:text-properties fo:color="#ff0000"/>
    </style:style>
    <style:style style:name="WhiteBox" style:family="table-cell" style:parent-style-name="Default">
      <style:table-cell-properties fo:background-color="transparent"/>
      <style:text-properties fo:color="#ffffff"/>
    </style:style>
    <style:style style:name="Red_20_highlight" style:display-name="Red highlight" style:family="table-cell" style:parent-style-name="Default">
      <style:table-cell-properties fo:background-color="#ff9966"/>
      <style:text-properties fo:font-weight="bold"/>
    </style:style>
    <style:style style:name="Arrival" style:family="table-cell" style:parent-style-name="Default">
      <style:table-cell-properties fo:border-bottom="none" fo:border-left="2.49pt solid #000000" fo:border-right="none" fo:border-top="none"/>
    </style:style>
    <style:style style:name="GreyBox" style:family="table-cell" style:parent-style-name="RedBox">
      <style:table-cell-properties fo:background-color="#999999"/>
      <style:text-properties fo:color="#999999"/>
    </style:style>
    <style:style style:name="GreyBoxArrival" style:family="table-cell" style:parent-style-name="GreyBox">
      <style:table-cell-properties fo:border-bottom="none" fo:border-left="2.49pt solid #000000" fo:border-right="none" fo:border-top="none"/>
    </style:style>
    <style:style style:name="RedBoxArrival" style:family="table-cell" style:parent-style-name="RedBox">
      <style:table-cell-properties fo:border-bottom="none" fo:border-left="2.49pt solid #000000" fo:border-right="none" fo:border-top="none"/>
    </style:style>
    <style:style style:name="GreenBox" style:family="table-cell" style:parent-style-name="RedBox">
      <style:table-cell-properties fo:background-color="#00ff00"/>
      <style:text-properties fo:color="#00ff00"/>
    </style:style>
    <style:style style:name="GreenBoxArrival" style:family="table-cell" style:parent-style-name="GreenBox">
      <style:table-cell-properties fo:border-bottom="none" fo:border-left="2.49pt solid #000000" fo:border-right="none" fo:border-top="none"/>
    </style:style>
    <style:style style:name="Deadline" style:family="table-cell" style:parent-style-name="Default">
      <style:table-cell-properties fo:border-bottom="none" fo:background-color="transparent" fo:border-left="none" fo:border-right="2.49pt solid #000080" style:shadow="none" fo:border-top="none"/>
    </style:style>
    <style:style style:name="BeforeDeadline" style:family="table-cell" style:parent-style-name="WhiteBox">
      <style:table-cell-properties fo:background-color="#ffff99"/>
      <style:text-properties fo:color="#ffff99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2:13:11.742163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7-10-23T00:18:08</meta:creation-date>
    <dc:date>2018-10-01T12:40:47.352202586</dc:date>
    <dc:language>it-IT</dc:language>
    <meta:editing-cycles>88</meta:editing-cycles>
    <meta:editing-duration>PT6H37M19S</meta:editing-duration>
    <dc:creator>Giuseppe LIPARI</dc:creator>
    <meta:document-statistic meta:table-count="3" meta:cell-count="916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'DejaVu Sans'" fo:font-size="18.5pt" style:font-size-asian="18.5pt" style:font-family-complex="Tahoma" style:font-size-complex="18.5pt"/>
    </style:style>
    <style:style style:name="ch3" style:family="chart">
      <style:graphic-properties draw:fill="solid" draw:fill-color="#d9d9d9"/>
      <style:text-properties fo:font-family="'DejaVu Sans'" fo:font-size="8.5pt" style:font-size-asian="8.5pt" style:font-family-complex="Tahoma" style:font-size-complex="8.5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false" chart:logarithmic="false" chart:reverse-direction="false" text:line-break="true" loext:try-staggering-first="true" chart:label-arrangement="side-by-side" chart:link-data-style-to-source="true" chart:axis-position="0" chart:axis-label-position="outside-start" chart:tick-mark-position="at-labels"/>
      <style:text-properties fo:font-family="'DejaVu Sans'" fo:font-size="10pt" style:font-size-asian="10pt" style:font-family-complex="Tahoma" style:font-size-complex="10pt"/>
    </style:style>
    <style:style style:name="ch6" style:family="chart">
      <style:chart-properties style:rotation-angle="0"/>
      <style:graphic-properties draw:fill-color="#ffffff"/>
      <style:text-properties fo:font-family="'DejaVu Sans'" fo:font-size="12.8000001907349pt" style:font-size-asian="12.8000001907349pt" style:font-family-complex="Tahoma" style:font-size-complex="12.800000190734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abel-arrangement="side-by-side" chart:link-data-style-to-source="true" chart:axis-position="start"/>
      <style:text-properties fo:font-family="'DejaVu Sans'" fo:font-size="10pt" style:font-size-asian="10pt" style:font-family-complex="Tahoma" style:font-size-complex="10pt"/>
    </style:style>
    <style:style style:name="ch8" style:family="chart">
      <style:chart-properties style:rotation-angle="90"/>
      <style:graphic-properties draw:fill-color="#ffffff"/>
      <style:text-properties fo:font-family="'DejaVu Sans'" fo:font-size="12.8000001907349pt" style:font-size-asian="12.8000001907349pt" style:font-family-complex="Tahoma" style:font-size-complex="12.8000001907349pt"/>
    </style:style>
    <style:style style:name="ch9" style:family="chart" style:data-style-name="N0">
      <style:chart-properties chart:symbol-type="none" chart:link-data-style-to-source="true"/>
      <style:graphic-properties svg:stroke-color="#ff6f00" draw:fill-color="#ff6f00"/>
      <style:text-properties fo:font-family="'DejaVu Sans'" fo:font-size="8.5pt" style:font-size-asian="8.5pt" style:font-family-complex="Tahoma" style:font-size-complex="8.5pt"/>
    </style:style>
    <style:style style:name="ch10" style:family="chart" style:data-style-name="N0">
      <style:chart-properties chart:symbol-type="none" chart:link-data-style-to-source="true"/>
      <style:graphic-properties svg:stroke-color="#800080" draw:fill-color="#800080"/>
      <style:text-properties fo:font-family="'DejaVu Sans'" fo:font-size="8.5pt" style:font-size-asian="8.5pt" style:font-family-complex="Tahoma" style:font-size-complex="8.5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999999"/>
    </style:style>
  </office:automatic-styles>
  <office:body>
    <office:chart>
      <chart:chart svg:width="30.082cm" svg:height="9.994cm" xlink:href=".." xlink:type="simple" chart:class="chart:line" chart:style-name="ch1">
        <chart:title svg:x="14.338cm" svg:y="0.199cm" chart:style-name="ch2">
          <text:p>DBF</text:p>
        </chart:title>
        <chart:legend chart:legend-position="end" svg:x="27.965cm" svg:y="4.502cm" style:legend-expansion="high" chart:style-name="ch3"/>
        <chart:plot-area chart:style-name="ch4" table:cell-range-address="'Demand Bound Function'.B3:'Demand Bound Function'.DT3 'Demand Bound Function'.B8:'Demand Bound Function'.DT8" svg:x="1.628cm" svg:y="1.379cm" svg:width="25.138cm" svg:height="7.363cm">
          <chartooo:coordinate-region svg:x="2.514cm" svg:y="1.578cm" svg:width="24.252cm" svg:height="6.965cm"/>
          <chart:axis chart:dimension="x" chart:name="primary-x" chart:style-name="ch5">
            <chart:title svg:x="14.018cm" svg:y="9.211cm" chart:style-name="ch6">
              <text:p>time</text:p>
            </chart:title>
          </chart:axis>
          <chart:axis chart:dimension="y" chart:name="primary-y" chart:style-name="ch7">
            <chart:title svg:x="0.601cm" svg:y="6.137cm" chart:style-name="ch8">
              <text:p>demand</text:p>
            </chart:title>
          </chart:axis>
          <chart:series chart:style-name="ch9" chart:values-cell-range-address="'Demand Bound Function'.B3:'Demand Bound Function'.DT3" chart:class="chart:line">
            <chart:data-point chart:repeated="123"/>
          </chart:series>
          <chart:series chart:style-name="ch10" chart:values-cell-range-address="'Demand Bound Function'.B8:'Demand Bound Function'.DT8" chart:class="chart:line"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emand Bound Function'.B3:'Demand Bound Function'.DT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emand Bound Function'.B8:'Demand Bound Function'.DT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